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1.833cm"/>
    </style:style>
    <style:style style:name="co3" style:family="table-column">
      <style:table-column-properties fo:break-before="auto" style:column-width="2.323cm"/>
    </style:style>
    <style:style style:name="co4" style:family="table-column">
      <style:table-column-properties fo:break-before="auto" style:column-width="1.752cm"/>
    </style:style>
    <style:style style:name="co5" style:family="table-column">
      <style:table-column-properties fo:break-before="auto" style:column-width="2.133cm"/>
    </style:style>
    <style:style style:name="co6" style:family="table-column">
      <style:table-column-properties fo:break-before="auto" style:column-width="3.249cm"/>
    </style:style>
    <style:style style:name="co7" style:family="table-column">
      <style:table-column-properties fo:break-before="auto" style:column-width="2.187cm"/>
    </style:style>
    <style:style style:name="co8" style:family="table-column">
      <style:table-column-properties fo:break-before="auto" style:column-width="3.794cm"/>
    </style:style>
    <style:style style:name="co9" style:family="table-column">
      <style:table-column-properties fo:break-before="auto" style:column-width="2.485cm"/>
    </style:style>
    <style:style style:name="co10" style:family="table-column">
      <style:table-column-properties fo:break-before="auto" style:column-width="2.514cm"/>
    </style:style>
    <style:style style:name="co11" style:family="table-column">
      <style:table-column-properties fo:break-before="auto" style:column-width="2.595cm"/>
    </style:style>
    <style:style style:name="co12" style:family="table-column">
      <style:table-column-properties fo:break-before="auto" style:column-width="2.078cm"/>
    </style:style>
    <style:style style:name="co13" style:family="table-column">
      <style:table-column-properties fo:break-before="auto" style:column-width="3.14cm"/>
    </style:style>
    <style:style style:name="co14" style:family="table-column">
      <style:table-column-properties fo:break-before="auto" style:column-width="1.942cm"/>
    </style:style>
    <style:style style:name="co15" style:family="table-column">
      <style:table-column-properties fo:break-before="auto" style:column-width="1.914cm"/>
    </style:style>
    <style:style style:name="co16" style:family="table-column">
      <style:table-column-properties fo:break-before="auto" style:column-width="1.588cm"/>
    </style:style>
    <style:style style:name="co17" style:family="table-column">
      <style:table-column-properties fo:break-before="auto" style:column-width="2.104cm"/>
    </style:style>
    <style:style style:name="co18" style:family="table-column">
      <style:table-column-properties fo:break-before="auto" style:column-width="2.295cm"/>
    </style:style>
    <style:style style:name="co19" style:family="table-column">
      <style:table-column-properties fo:break-before="auto" style:column-width="2.268cm"/>
    </style:style>
    <style:style style:name="co20" style:family="table-column">
      <style:table-column-properties fo:break-before="auto" style:column-width="2.649cm"/>
    </style:style>
    <style:style style:name="co2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02002p_flux_ou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3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number-columns-repeated="5" table:default-cell-style-name="Default"/>
        <table:table-column table:style-name="co5" table:number-columns-repeated="5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9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8" table:number-columns-repeated="4" table:default-cell-style-name="Default"/>
        <table:table-column table:style-name="co3" table:default-cell-style-name="Default"/>
        <table:table-column table:style-name="co20" table:number-columns-repeated="2" table:default-cell-style-name="Default"/>
        <table:table-row table:style-name="ro1">
          <table:table-cell office:value-type="string" calcext:value-type="string">
            <text:p>DO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RESIDUE_P</text:p>
          </table:table-cell>
          <table:table-cell office:value-type="string" calcext:value-type="string">
            <text:p>HUMUS_P</text:p>
          </table:table-cell>
          <table:table-cell office:value-type="string" calcext:value-type="string">
            <text:p>FERTZR_P</text:p>
          </table:table-cell>
          <table:table-cell office:value-type="string" calcext:value-type="string">
            <text:p>NET_PL_EXCH_P</text:p>
          </table:table-cell>
          <table:table-cell office:value-type="string" calcext:value-type="string">
            <text:p>EXCH_PO4</text:p>
          </table:table-cell>
          <table:table-cell office:value-type="string" calcext:value-type="string">
            <text:p>SUR_DOP+SED_FLX</text:p>
          </table:table-cell>
          <table:table-cell office:value-type="string" calcext:value-type="string">
            <text:p>SUB_DOP_FLX</text:p>
          </table:table-cell>
          <table:table-cell office:value-type="string" calcext:value-type="string">
            <text:p>SUR_DIP_FLX</text:p>
          </table:table-cell>
          <table:table-cell office:value-type="string" calcext:value-type="string">
            <text:p>SUB_DIP_FLX</text:p>
          </table:table-cell>
          <table:table-cell office:value-type="string" calcext:value-type="string">
            <text:p>PRECIP_P</text:p>
          </table:table-cell>
          <table:table-cell office:value-type="string" calcext:value-type="string">
            <text:p>MICRO_P</text:p>
          </table:table-cell>
          <table:table-cell office:value-type="string" calcext:value-type="string">
            <text:p>FIRE_POX_EMIT</text:p>
          </table:table-cell>
          <table:table-cell office:value-type="string" calcext:value-type="string">
            <text:p>PO4_1</text:p>
          </table:table-cell>
          <table:table-cell office:value-type="string" calcext:value-type="string">
            <text:p>PO4_2</text:p>
          </table:table-cell>
          <table:table-cell office:value-type="string" calcext:value-type="string">
            <text:p>PO4_3</text:p>
          </table:table-cell>
          <table:table-cell office:value-type="string" calcext:value-type="string">
            <text:p>PO4_4</text:p>
          </table:table-cell>
          <table:table-cell office:value-type="string" calcext:value-type="string">
            <text:p>PO4_5</text:p>
          </table:table-cell>
          <table:table-cell office:value-type="string" calcext:value-type="string">
            <text:p>PO4_6</text:p>
          </table:table-cell>
          <table:table-cell office:value-type="string" calcext:value-type="string">
            <text:p>PO4_7</text:p>
          </table:table-cell>
          <table:table-cell office:value-type="string" calcext:value-type="string">
            <text:p>PO4_8</text:p>
          </table:table-cell>
          <table:table-cell office:value-type="string" calcext:value-type="string">
            <text:p>PO4_9</text:p>
          </table:table-cell>
          <table:table-cell office:value-type="string" calcext:value-type="string">
            <text:p>PO4_10</text:p>
          </table:table-cell>
          <table:table-cell office:value-type="string" calcext:value-type="string">
            <text:p>PO4_11</text:p>
          </table:table-cell>
          <table:table-cell office:value-type="string" calcext:value-type="string">
            <text:p>PO4_12</text:p>
          </table:table-cell>
          <table:table-cell office:value-type="string" calcext:value-type="string">
            <text:p>PO4_13</text:p>
          </table:table-cell>
          <table:table-cell office:value-type="string" calcext:value-type="string">
            <text:p>PO4_14</text:p>
          </table:table-cell>
          <table:table-cell office:value-type="string" calcext:value-type="string">
            <text:p>PO4_15</text:p>
          </table:table-cell>
          <table:table-cell office:value-type="string" calcext:value-type="string">
            <text:p>EXCH_P_1</text:p>
          </table:table-cell>
          <table:table-cell office:value-type="string" calcext:value-type="string">
            <text:p>EXCH_P_2</text:p>
          </table:table-cell>
          <table:table-cell office:value-type="string" calcext:value-type="string">
            <text:p>EXCH_P_3</text:p>
          </table:table-cell>
          <table:table-cell office:value-type="string" calcext:value-type="string">
            <text:p>EXCH_P_4</text:p>
          </table:table-cell>
          <table:table-cell office:value-type="string" calcext:value-type="string">
            <text:p>EXCH_P_5</text:p>
          </table:table-cell>
          <table:table-cell office:value-type="string" calcext:value-type="string">
            <text:p>EXCH_P_6</text:p>
          </table:table-cell>
          <table:table-cell office:value-type="string" calcext:value-type="string">
            <text:p>EXCH_P_7</text:p>
          </table:table-cell>
          <table:table-cell office:value-type="string" calcext:value-type="string">
            <text:p>EXCH_P_8</text:p>
          </table:table-cell>
          <table:table-cell office:value-type="string" calcext:value-type="string">
            <text:p>EXCH_P_9</text:p>
          </table:table-cell>
          <table:table-cell office:value-type="string" calcext:value-type="string">
            <text:p>EXCH_P_10</text:p>
          </table:table-cell>
          <table:table-cell office:value-type="string" calcext:value-type="string">
            <text:p>EXCH_P_11</text:p>
          </table:table-cell>
          <table:table-cell office:value-type="string" calcext:value-type="string">
            <text:p>EXCH_P_12</text:p>
          </table:table-cell>
          <table:table-cell office:value-type="string" calcext:value-type="string">
            <text:p>EXCH_P_13</text:p>
          </table:table-cell>
          <table:table-cell office:value-type="string" calcext:value-type="string">
            <text:p>EXCH_P_14</text:p>
          </table:table-cell>
          <table:table-cell office:value-type="string" calcext:value-type="string">
            <text:p>EXCH_P_15</text:p>
          </table:table-cell>
          <table:table-cell office:value-type="string" calcext:value-type="string">
            <text:p>PO4_RES</text:p>
          </table:table-cell>
          <table:table-cell office:value-type="string" calcext:value-type="string">
            <text:p>EXCH_P_RES</text:p>
          </table:table-cell>
          <table:table-cell office:value-type="string" calcext:value-type="string">
            <text:p>ECO_HVST_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12002" calcext:value-type="float">
            <text:p>1012002</text:p>
          </table:table-cell>
          <table:table-cell office:value-type="float" office:value="1.864704" calcext:value-type="float">
            <text:p>1.864704</text:p>
          </table:table-cell>
          <table:table-cell office:value-type="float" office:value="136.9705" calcext:value-type="float">
            <text:p>136.97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15846" calcext:value-type="float">
            <text:p>18.1584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86.038" calcext:value-type="float">
            <text:p>1186.038</text:p>
          </table:table-cell>
          <table:table-cell office:value-type="float" office:value="1.383747" calcext:value-type="float">
            <text:p>1.383747</text:p>
          </table:table-cell>
          <table:table-cell office:value-type="float" office:value="0" calcext:value-type="float">
            <text:p>0</text:p>
          </table:table-cell>
          <table:table-cell office:value-type="float" office:value="0.1298551" calcext:value-type="float">
            <text:p>0.1298551</text:p>
          </table:table-cell>
          <table:table-cell office:value-type="float" office:value="0.1847928" calcext:value-type="float">
            <text:p>0.1847928</text:p>
          </table:table-cell>
          <table:table-cell office:value-type="float" office:value="0.07626155" calcext:value-type="float">
            <text:p>0.07626155</text:p>
          </table:table-cell>
          <table:table-cell office:value-type="float" office:value="0.04684288" calcext:value-type="float">
            <text:p>0.04684288</text:p>
          </table:table-cell>
          <table:table-cell office:value-type="float" office:value="0.03001335" calcext:value-type="float">
            <text:p>0.03001335</text:p>
          </table:table-cell>
          <table:table-cell office:value-type="float" office:value="0.01820188" calcext:value-type="float">
            <text:p>0.01820188</text:p>
          </table:table-cell>
          <table:table-cell office:value-type="float" office:value="0.02203322" calcext:value-type="float">
            <text:p>0.02203322</text:p>
          </table:table-cell>
          <table:table-cell office:value-type="float" office:value="0.05736259" calcext:value-type="float">
            <text:p>0.05736259</text:p>
          </table:table-cell>
          <table:table-cell office:value-type="float" office:value="0.1060465" calcext:value-type="float">
            <text:p>0.1060465</text:p>
          </table:table-cell>
          <table:table-cell office:value-type="float" office:value="0.1053725" calcext:value-type="float">
            <text:p>0.1053725</text:p>
          </table:table-cell>
          <table:table-cell office:value-type="float" office:value="0.1069724" calcext:value-type="float">
            <text:p>0.1069724</text:p>
          </table:table-cell>
          <table:table-cell office:value-type="float" office:value="0.1074549" calcext:value-type="float">
            <text:p>0.1074549</text:p>
          </table:table-cell>
          <table:table-cell office:value-type="float" office:value="0.1092435" calcext:value-type="float">
            <text:p>0.1092435</text:p>
          </table:table-cell>
          <table:table-cell office:value-type="float" office:value="0.1130533" calcext:value-type="float">
            <text:p>0.1130533</text:p>
          </table:table-cell>
          <table:table-cell office:value-type="float" office:value="0" calcext:value-type="float">
            <text:p>0</text:p>
          </table:table-cell>
          <table:table-cell office:value-type="float" office:value="23.23817" calcext:value-type="float">
            <text:p>23.23817</text:p>
          </table:table-cell>
          <table:table-cell office:value-type="float" office:value="24.17601" calcext:value-type="float">
            <text:p>24.17601</text:p>
          </table:table-cell>
          <table:table-cell office:value-type="float" office:value="11.35484" calcext:value-type="float">
            <text:p>11.35484</text:p>
          </table:table-cell>
          <table:table-cell office:value-type="float" office:value="6.255149" calcext:value-type="float">
            <text:p>6.255149</text:p>
          </table:table-cell>
          <table:table-cell office:value-type="float" office:value="4.483383" calcext:value-type="float">
            <text:p>4.483383</text:p>
          </table:table-cell>
          <table:table-cell office:value-type="float" office:value="1.781299" calcext:value-type="float">
            <text:p>1.781299</text:p>
          </table:table-cell>
          <table:table-cell office:value-type="float" office:value="1.329293" calcext:value-type="float">
            <text:p>1.329293</text:p>
          </table:table-cell>
          <table:table-cell office:value-type="float" office:value="2.818276" calcext:value-type="float">
            <text:p>2.818276</text:p>
          </table:table-cell>
          <table:table-cell office:value-type="float" office:value="4.307311" calcext:value-type="float">
            <text:p>4.307311</text:p>
          </table:table-cell>
          <table:table-cell office:value-type="float" office:value="4.274109" calcext:value-type="float">
            <text:p>4.274109</text:p>
          </table:table-cell>
          <table:table-cell office:value-type="float" office:value="4.470014" calcext:value-type="float">
            <text:p>4.470014</text:p>
          </table:table-cell>
          <table:table-cell office:value-type="float" office:value="4.529945" calcext:value-type="float">
            <text:p>4.529945</text:p>
          </table:table-cell>
          <table:table-cell office:value-type="float" office:value="4.713849" calcext:value-type="float">
            <text:p>4.713849</text:p>
          </table:table-cell>
          <table:table-cell office:value-type="float" office:value="5.060844" calcext:value-type="float">
            <text:p>5.060844</text:p>
          </table:table-cell>
          <table:table-cell office:value-type="float" office:value="0" calcext:value-type="float">
            <text:p>0</text:p>
          </table:table-cell>
          <table:table-cell office:value-type="float" office:value="0.01961257" calcext:value-type="float">
            <text:p>0.019612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12002" calcext:value-type="float">
            <text:p>2012002</text:p>
          </table:table-cell>
          <table:table-cell office:value-type="float" office:value="1.864681" calcext:value-type="float">
            <text:p>1.864681</text:p>
          </table:table-cell>
          <table:table-cell office:value-type="float" office:value="136.9696" calcext:value-type="float">
            <text:p>136.96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19072" calcext:value-type="float">
            <text:p>18.190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86.006" calcext:value-type="float">
            <text:p>1186.006</text:p>
          </table:table-cell>
          <table:table-cell office:value-type="float" office:value="1.383134" calcext:value-type="float">
            <text:p>1.383134</text:p>
          </table:table-cell>
          <table:table-cell office:value-type="float" office:value="0" calcext:value-type="float">
            <text:p>0</text:p>
          </table:table-cell>
          <table:table-cell office:value-type="float" office:value="0.1273661" calcext:value-type="float">
            <text:p>0.1273661</text:p>
          </table:table-cell>
          <table:table-cell office:value-type="float" office:value="0.1872164" calcext:value-type="float">
            <text:p>0.1872164</text:p>
          </table:table-cell>
          <table:table-cell office:value-type="float" office:value="0.07643164" calcext:value-type="float">
            <text:p>0.07643164</text:p>
          </table:table-cell>
          <table:table-cell office:value-type="float" office:value="0.04479839" calcext:value-type="float">
            <text:p>0.04479839</text:p>
          </table:table-cell>
          <table:table-cell office:value-type="float" office:value="0.0313888" calcext:value-type="float">
            <text:p>0.0313888</text:p>
          </table:table-cell>
          <table:table-cell office:value-type="float" office:value="0.01815409" calcext:value-type="float">
            <text:p>0.01815409</text:p>
          </table:table-cell>
          <table:table-cell office:value-type="float" office:value="0.02200826" calcext:value-type="float">
            <text:p>0.02200826</text:p>
          </table:table-cell>
          <table:table-cell office:value-type="float" office:value="0.05736101" calcext:value-type="float">
            <text:p>0.05736101</text:p>
          </table:table-cell>
          <table:table-cell office:value-type="float" office:value="0.1060978" calcext:value-type="float">
            <text:p>0.1060978</text:p>
          </table:table-cell>
          <table:table-cell office:value-type="float" office:value="0.1054479" calcext:value-type="float">
            <text:p>0.1054479</text:p>
          </table:table-cell>
          <table:table-cell office:value-type="float" office:value="0.1070687" calcext:value-type="float">
            <text:p>0.1070687</text:p>
          </table:table-cell>
          <table:table-cell office:value-type="float" office:value="0.1075556" calcext:value-type="float">
            <text:p>0.1075556</text:p>
          </table:table-cell>
          <table:table-cell office:value-type="float" office:value="0.1093493" calcext:value-type="float">
            <text:p>0.1093493</text:p>
          </table:table-cell>
          <table:table-cell office:value-type="float" office:value="0.1131683" calcext:value-type="float">
            <text:p>0.1131683</text:p>
          </table:table-cell>
          <table:table-cell office:value-type="float" office:value="0" calcext:value-type="float">
            <text:p>0</text:p>
          </table:table-cell>
          <table:table-cell office:value-type="float" office:value="23.22519" calcext:value-type="float">
            <text:p>23.22519</text:p>
          </table:table-cell>
          <table:table-cell office:value-type="float" office:value="24.16513" calcext:value-type="float">
            <text:p>24.16513</text:p>
          </table:table-cell>
          <table:table-cell office:value-type="float" office:value="11.35056" calcext:value-type="float">
            <text:p>11.35056</text:p>
          </table:table-cell>
          <table:table-cell office:value-type="float" office:value="6.253534" calcext:value-type="float">
            <text:p>6.253534</text:p>
          </table:table-cell>
          <table:table-cell office:value-type="float" office:value="4.480907" calcext:value-type="float">
            <text:p>4.480907</text:p>
          </table:table-cell>
          <table:table-cell office:value-type="float" office:value="1.78177" calcext:value-type="float">
            <text:p>1.78177</text:p>
          </table:table-cell>
          <table:table-cell office:value-type="float" office:value="1.331128" calcext:value-type="float">
            <text:p>1.331128</text:p>
          </table:table-cell>
          <table:table-cell office:value-type="float" office:value="2.823819" calcext:value-type="float">
            <text:p>2.823819</text:p>
          </table:table-cell>
          <table:table-cell office:value-type="float" office:value="4.316279" calcext:value-type="float">
            <text:p>4.316279</text:p>
          </table:table-cell>
          <table:table-cell office:value-type="float" office:value="4.283336" calcext:value-type="float">
            <text:p>4.283336</text:p>
          </table:table-cell>
          <table:table-cell office:value-type="float" office:value="4.479743" calcext:value-type="float">
            <text:p>4.479743</text:p>
          </table:table-cell>
          <table:table-cell office:value-type="float" office:value="4.539675" calcext:value-type="float">
            <text:p>4.539675</text:p>
          </table:table-cell>
          <table:table-cell office:value-type="float" office:value="4.723765" calcext:value-type="float">
            <text:p>4.723765</text:p>
          </table:table-cell>
          <table:table-cell office:value-type="float" office:value="5.06951" calcext:value-type="float">
            <text:p>5.06951</text:p>
          </table:table-cell>
          <table:table-cell office:value-type="float" office:value="0" calcext:value-type="float">
            <text:p>0</text:p>
          </table:table-cell>
          <table:table-cell office:value-type="float" office:value="0.01437348" calcext:value-type="float">
            <text:p>0.014373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12002" calcext:value-type="float">
            <text:p>3012002</text:p>
          </table:table-cell>
          <table:table-cell office:value-type="float" office:value="1.864627" calcext:value-type="float">
            <text:p>1.864627</text:p>
          </table:table-cell>
          <table:table-cell office:value-type="float" office:value="136.969" calcext:value-type="float">
            <text:p>136.9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22286" calcext:value-type="float">
            <text:p>18.22286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09793522" calcext:value-type="float">
            <text:p>9.793522E-12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9404168" calcext:value-type="float">
            <text:p>9.404168E-11</text:p>
          </table:table-cell>
          <table:table-cell office:value-type="float" office:value="1185.974" calcext:value-type="float">
            <text:p>1185.974</text:p>
          </table:table-cell>
          <table:table-cell office:value-type="float" office:value="1.382911" calcext:value-type="float">
            <text:p>1.382911</text:p>
          </table:table-cell>
          <table:table-cell office:value-type="float" office:value="0" calcext:value-type="float">
            <text:p>0</text:p>
          </table:table-cell>
          <table:table-cell office:value-type="float" office:value="0.1092255" calcext:value-type="float">
            <text:p>0.1092255</text:p>
          </table:table-cell>
          <table:table-cell office:value-type="float" office:value="0.1791764" calcext:value-type="float">
            <text:p>0.1791764</text:p>
          </table:table-cell>
          <table:table-cell office:value-type="float" office:value="0.07333677" calcext:value-type="float">
            <text:p>0.07333677</text:p>
          </table:table-cell>
          <table:table-cell office:value-type="float" office:value="0.04256146" calcext:value-type="float">
            <text:p>0.04256146</text:p>
          </table:table-cell>
          <table:table-cell office:value-type="float" office:value="0.03280798" calcext:value-type="float">
            <text:p>0.03280798</text:p>
          </table:table-cell>
          <table:table-cell office:value-type="float" office:value="0.01813671" calcext:value-type="float">
            <text:p>0.01813671</text:p>
          </table:table-cell>
          <table:table-cell office:value-type="float" office:value="0.02200769" calcext:value-type="float">
            <text:p>0.02200769</text:p>
          </table:table-cell>
          <table:table-cell office:value-type="float" office:value="0.05736449" calcext:value-type="float">
            <text:p>0.05736449</text:p>
          </table:table-cell>
          <table:table-cell office:value-type="float" office:value="0.1061504" calcext:value-type="float">
            <text:p>0.1061504</text:p>
          </table:table-cell>
          <table:table-cell office:value-type="float" office:value="0.1055237" calcext:value-type="float">
            <text:p>0.1055237</text:p>
          </table:table-cell>
          <table:table-cell office:value-type="float" office:value="0.1071652" calcext:value-type="float">
            <text:p>0.1071652</text:p>
          </table:table-cell>
          <table:table-cell office:value-type="float" office:value="0.1076567" calcext:value-type="float">
            <text:p>0.1076567</text:p>
          </table:table-cell>
          <table:table-cell office:value-type="float" office:value="0.1094554" calcext:value-type="float">
            <text:p>0.1094554</text:p>
          </table:table-cell>
          <table:table-cell office:value-type="float" office:value="0.1132833" calcext:value-type="float">
            <text:p>0.1132833</text:p>
          </table:table-cell>
          <table:table-cell office:value-type="float" office:value="0" calcext:value-type="float">
            <text:p>0</text:p>
          </table:table-cell>
          <table:table-cell office:value-type="float" office:value="23.21005" calcext:value-type="float">
            <text:p>23.21005</text:p>
          </table:table-cell>
          <table:table-cell office:value-type="float" office:value="24.15344" calcext:value-type="float">
            <text:p>24.15344</text:p>
          </table:table-cell>
          <table:table-cell office:value-type="float" office:value="11.3461" calcext:value-type="float">
            <text:p>11.3461</text:p>
          </table:table-cell>
          <table:table-cell office:value-type="float" office:value="6.251541" calcext:value-type="float">
            <text:p>6.251541</text:p>
          </table:table-cell>
          <table:table-cell office:value-type="float" office:value="4.479149" calcext:value-type="float">
            <text:p>4.479149</text:p>
          </table:table-cell>
          <table:table-cell office:value-type="float" office:value="1.782227" calcext:value-type="float">
            <text:p>1.782227</text:p>
          </table:table-cell>
          <table:table-cell office:value-type="float" office:value="1.332951" calcext:value-type="float">
            <text:p>1.332951</text:p>
          </table:table-cell>
          <table:table-cell office:value-type="float" office:value="2.829341" calcext:value-type="float">
            <text:p>2.829341</text:p>
          </table:table-cell>
          <table:table-cell office:value-type="float" office:value="4.325238" calcext:value-type="float">
            <text:p>4.325238</text:p>
          </table:table-cell>
          <table:table-cell office:value-type="float" office:value="4.292562" calcext:value-type="float">
            <text:p>4.292562</text:p>
          </table:table-cell>
          <table:table-cell office:value-type="float" office:value="4.489471" calcext:value-type="float">
            <text:p>4.489471</text:p>
          </table:table-cell>
          <table:table-cell office:value-type="float" office:value="4.549405" calcext:value-type="float">
            <text:p>4.549405</text:p>
          </table:table-cell>
          <table:table-cell office:value-type="float" office:value="4.733648" calcext:value-type="float">
            <text:p>4.733648</text:p>
          </table:table-cell>
          <table:table-cell office:value-type="float" office:value="5.079546" calcext:value-type="float">
            <text:p>5.079546</text:p>
          </table:table-cell>
          <table:table-cell office:value-type="float" office:value="0" calcext:value-type="float">
            <text:p>0</text:p>
          </table:table-cell>
          <table:table-cell office:value-type="float" office:value="0.004794877" calcext:value-type="float">
            <text:p>0.0047948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12002" calcext:value-type="float">
            <text:p>4012002</text:p>
          </table:table-cell>
          <table:table-cell office:value-type="float" office:value="1.864545" calcext:value-type="float">
            <text:p>1.864545</text:p>
          </table:table-cell>
          <table:table-cell office:value-type="float" office:value="136.9686" calcext:value-type="float">
            <text:p>136.96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25482" calcext:value-type="float">
            <text:p>18.25482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2015082" calcext:value-type="float">
            <text:p>2.015082E-11</text:p>
          </table:table-cell>
          <table:table-cell office:value-type="float" office:value="0" calcext:value-type="float">
            <text:p>0</text:p>
          </table:table-cell>
          <table:table-cell office:value-type="float" office:value="0.0000000001935495" calcext:value-type="float">
            <text:p>1.935495E-10</text:p>
          </table:table-cell>
          <table:table-cell office:value-type="float" office:value="1185.942" calcext:value-type="float">
            <text:p>1185.942</text:p>
          </table:table-cell>
          <table:table-cell office:value-type="float" office:value="1.382974" calcext:value-type="float">
            <text:p>1.382974</text:p>
          </table:table-cell>
          <table:table-cell office:value-type="float" office:value="0" calcext:value-type="float">
            <text:p>0</text:p>
          </table:table-cell>
          <table:table-cell office:value-type="float" office:value="0.08990823" calcext:value-type="float">
            <text:p>0.08990823</text:p>
          </table:table-cell>
          <table:table-cell office:value-type="float" office:value="0.1754844" calcext:value-type="float">
            <text:p>0.1754844</text:p>
          </table:table-cell>
          <table:table-cell office:value-type="float" office:value="0.07314041" calcext:value-type="float">
            <text:p>0.07314041</text:p>
          </table:table-cell>
          <table:table-cell office:value-type="float" office:value="0.04195351" calcext:value-type="float">
            <text:p>0.04195351</text:p>
          </table:table-cell>
          <table:table-cell office:value-type="float" office:value="0.0321088" calcext:value-type="float">
            <text:p>0.0321088</text:p>
          </table:table-cell>
          <table:table-cell office:value-type="float" office:value="0.01814379" calcext:value-type="float">
            <text:p>0.01814379</text:p>
          </table:table-cell>
          <table:table-cell office:value-type="float" office:value="0.02203713" calcext:value-type="float">
            <text:p>0.02203713</text:p>
          </table:table-cell>
          <table:table-cell office:value-type="float" office:value="0.05737833" calcext:value-type="float">
            <text:p>0.05737833</text:p>
          </table:table-cell>
          <table:table-cell office:value-type="float" office:value="0.1062055" calcext:value-type="float">
            <text:p>0.1062055</text:p>
          </table:table-cell>
          <table:table-cell office:value-type="float" office:value="0.1055998" calcext:value-type="float">
            <text:p>0.1055998</text:p>
          </table:table-cell>
          <table:table-cell office:value-type="float" office:value="0.1072616" calcext:value-type="float">
            <text:p>0.1072616</text:p>
          </table:table-cell>
          <table:table-cell office:value-type="float" office:value="0.1077582" calcext:value-type="float">
            <text:p>0.1077582</text:p>
          </table:table-cell>
          <table:table-cell office:value-type="float" office:value="0.1095613" calcext:value-type="float">
            <text:p>0.1095613</text:p>
          </table:table-cell>
          <table:table-cell office:value-type="float" office:value="0.1133982" calcext:value-type="float">
            <text:p>0.1133982</text:p>
          </table:table-cell>
          <table:table-cell office:value-type="float" office:value="0" calcext:value-type="float">
            <text:p>0</text:p>
          </table:table-cell>
          <table:table-cell office:value-type="float" office:value="23.1901" calcext:value-type="float">
            <text:p>23.1901</text:p>
          </table:table-cell>
          <table:table-cell office:value-type="float" office:value="24.14052" calcext:value-type="float">
            <text:p>24.14052</text:p>
          </table:table-cell>
          <table:table-cell office:value-type="float" office:value="11.34111" calcext:value-type="float">
            <text:p>11.34111</text:p>
          </table:table-cell>
          <table:table-cell office:value-type="float" office:value="6.249064" calcext:value-type="float">
            <text:p>6.249064</text:p>
          </table:table-cell>
          <table:table-cell office:value-type="float" office:value="4.477591" calcext:value-type="float">
            <text:p>4.477591</text:p>
          </table:table-cell>
          <table:table-cell office:value-type="float" office:value="1.782675" calcext:value-type="float">
            <text:p>1.782675</text:p>
          </table:table-cell>
          <table:table-cell office:value-type="float" office:value="1.334761" calcext:value-type="float">
            <text:p>1.334761</text:p>
          </table:table-cell>
          <table:table-cell office:value-type="float" office:value="2.834851" calcext:value-type="float">
            <text:p>2.834851</text:p>
          </table:table-cell>
          <table:table-cell office:value-type="float" office:value="4.334169" calcext:value-type="float">
            <text:p>4.334169</text:p>
          </table:table-cell>
          <table:table-cell office:value-type="float" office:value="4.301788" calcext:value-type="float">
            <text:p>4.301788</text:p>
          </table:table-cell>
          <table:table-cell office:value-type="float" office:value="4.499172" calcext:value-type="float">
            <text:p>4.499172</text:p>
          </table:table-cell>
          <table:table-cell office:value-type="float" office:value="4.559119" calcext:value-type="float">
            <text:p>4.559119</text:p>
          </table:table-cell>
          <table:table-cell office:value-type="float" office:value="4.743535" calcext:value-type="float">
            <text:p>4.743535</text:p>
          </table:table-cell>
          <table:table-cell office:value-type="float" office:value="5.091172" calcext:value-type="float">
            <text:p>5.091172</text:p>
          </table:table-cell>
          <table:table-cell office:value-type="float" office:value="0" calcext:value-type="float">
            <text:p>0</text:p>
          </table:table-cell>
          <table:table-cell office:value-type="float" office:value="0.004598383" calcext:value-type="float">
            <text:p>0.0045983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12002" calcext:value-type="float">
            <text:p>5012002</text:p>
          </table:table-cell>
          <table:table-cell office:value-type="float" office:value="1.864375" calcext:value-type="float">
            <text:p>1.864375</text:p>
          </table:table-cell>
          <table:table-cell office:value-type="float" office:value="136.9682" calcext:value-type="float">
            <text:p>136.96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28647" calcext:value-type="float">
            <text:p>18.28647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2305997" calcext:value-type="float">
            <text:p>2.305997E-11</text:p>
          </table:table-cell>
          <table:table-cell office:value-type="float" office:value="0" calcext:value-type="float">
            <text:p>0</text:p>
          </table:table-cell>
          <table:table-cell office:value-type="float" office:value="0.0000000002215322" calcext:value-type="float">
            <text:p>2.215322E-10</text:p>
          </table:table-cell>
          <table:table-cell office:value-type="float" office:value="1185.911" calcext:value-type="float">
            <text:p>1185.911</text:p>
          </table:table-cell>
          <table:table-cell office:value-type="float" office:value="1.384394" calcext:value-type="float">
            <text:p>1.384394</text:p>
          </table:table-cell>
          <table:table-cell office:value-type="float" office:value="0" calcext:value-type="float">
            <text:p>0</text:p>
          </table:table-cell>
          <table:table-cell office:value-type="float" office:value="0.07600221" calcext:value-type="float">
            <text:p>0.07600221</text:p>
          </table:table-cell>
          <table:table-cell office:value-type="float" office:value="0.1706781" calcext:value-type="float">
            <text:p>0.1706781</text:p>
          </table:table-cell>
          <table:table-cell office:value-type="float" office:value="0.07351499" calcext:value-type="float">
            <text:p>0.07351499</text:p>
          </table:table-cell>
          <table:table-cell office:value-type="float" office:value="0.04164644" calcext:value-type="float">
            <text:p>0.04164644</text:p>
          </table:table-cell>
          <table:table-cell office:value-type="float" office:value="0.0308157" calcext:value-type="float">
            <text:p>0.0308157</text:p>
          </table:table-cell>
          <table:table-cell office:value-type="float" office:value="0.0181657" calcext:value-type="float">
            <text:p>0.0181657</text:p>
          </table:table-cell>
          <table:table-cell office:value-type="float" office:value="0.02204772" calcext:value-type="float">
            <text:p>0.02204772</text:p>
          </table:table-cell>
          <table:table-cell office:value-type="float" office:value="0.05740551" calcext:value-type="float">
            <text:p>0.05740551</text:p>
          </table:table-cell>
          <table:table-cell office:value-type="float" office:value="0.1062648" calcext:value-type="float">
            <text:p>0.1062648</text:p>
          </table:table-cell>
          <table:table-cell office:value-type="float" office:value="0.1056768" calcext:value-type="float">
            <text:p>0.1056768</text:p>
          </table:table-cell>
          <table:table-cell office:value-type="float" office:value="0.107358" calcext:value-type="float">
            <text:p>0.107358</text:p>
          </table:table-cell>
          <table:table-cell office:value-type="float" office:value="0.1078591" calcext:value-type="float">
            <text:p>0.1078591</text:p>
          </table:table-cell>
          <table:table-cell office:value-type="float" office:value="0.1096675" calcext:value-type="float">
            <text:p>0.1096675</text:p>
          </table:table-cell>
          <table:table-cell office:value-type="float" office:value="0.1135125" calcext:value-type="float">
            <text:p>0.1135125</text:p>
          </table:table-cell>
          <table:table-cell office:value-type="float" office:value="0" calcext:value-type="float">
            <text:p>0</text:p>
          </table:table-cell>
          <table:table-cell office:value-type="float" office:value="23.1627" calcext:value-type="float">
            <text:p>23.1627</text:p>
          </table:table-cell>
          <table:table-cell office:value-type="float" office:value="24.12514" calcext:value-type="float">
            <text:p>24.12514</text:p>
          </table:table-cell>
          <table:table-cell office:value-type="float" office:value="11.33559" calcext:value-type="float">
            <text:p>11.33559</text:p>
          </table:table-cell>
          <table:table-cell office:value-type="float" office:value="6.246304" calcext:value-type="float">
            <text:p>6.246304</text:p>
          </table:table-cell>
          <table:table-cell office:value-type="float" office:value="4.475714" calcext:value-type="float">
            <text:p>4.475714</text:p>
          </table:table-cell>
          <table:table-cell office:value-type="float" office:value="1.783123" calcext:value-type="float">
            <text:p>1.783123</text:p>
          </table:table-cell>
          <table:table-cell office:value-type="float" office:value="1.336571" calcext:value-type="float">
            <text:p>1.336571</text:p>
          </table:table-cell>
          <table:table-cell office:value-type="float" office:value="2.840333" calcext:value-type="float">
            <text:p>2.840333</text:p>
          </table:table-cell>
          <table:table-cell office:value-type="float" office:value="4.343082" calcext:value-type="float">
            <text:p>4.343082</text:p>
          </table:table-cell>
          <table:table-cell office:value-type="float" office:value="4.310982" calcext:value-type="float">
            <text:p>4.310982</text:p>
          </table:table-cell>
          <table:table-cell office:value-type="float" office:value="4.508873" calcext:value-type="float">
            <text:p>4.508873</text:p>
          </table:table-cell>
          <table:table-cell office:value-type="float" office:value="4.56881" calcext:value-type="float">
            <text:p>4.56881</text:p>
          </table:table-cell>
          <table:table-cell office:value-type="float" office:value="4.753388" calcext:value-type="float">
            <text:p>4.753388</text:p>
          </table:table-cell>
          <table:table-cell office:value-type="float" office:value="5.1045" calcext:value-type="float">
            <text:p>5.1045</text:p>
          </table:table-cell>
          <table:table-cell office:value-type="float" office:value="0" calcext:value-type="float">
            <text:p>0</text:p>
          </table:table-cell>
          <table:table-cell office:value-type="float" office:value="0.00498592" calcext:value-type="float">
            <text:p>0.004985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012002" calcext:value-type="float">
            <text:p>6012002</text:p>
          </table:table-cell>
          <table:table-cell office:value-type="float" office:value="1.864292" calcext:value-type="float">
            <text:p>1.864292</text:p>
          </table:table-cell>
          <table:table-cell office:value-type="float" office:value="136.9676" calcext:value-type="float">
            <text:p>136.96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31817" calcext:value-type="float">
            <text:p>18.31817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2305997" calcext:value-type="float">
            <text:p>2.305997E-11</text:p>
          </table:table-cell>
          <table:table-cell office:value-type="float" office:value="0" calcext:value-type="float">
            <text:p>0</text:p>
          </table:table-cell>
          <table:table-cell office:value-type="float" office:value="0.0000000002215322" calcext:value-type="float">
            <text:p>2.215322E-10</text:p>
          </table:table-cell>
          <table:table-cell office:value-type="float" office:value="1185.881" calcext:value-type="float">
            <text:p>1185.881</text:p>
          </table:table-cell>
          <table:table-cell office:value-type="float" office:value="1.383898" calcext:value-type="float">
            <text:p>1.383898</text:p>
          </table:table-cell>
          <table:table-cell office:value-type="float" office:value="0" calcext:value-type="float">
            <text:p>0</text:p>
          </table:table-cell>
          <table:table-cell office:value-type="float" office:value="0.1311443" calcext:value-type="float">
            <text:p>0.1311443</text:p>
          </table:table-cell>
          <table:table-cell office:value-type="float" office:value="0.1942154" calcext:value-type="float">
            <text:p>0.1942154</text:p>
          </table:table-cell>
          <table:table-cell office:value-type="float" office:value="0.07633015" calcext:value-type="float">
            <text:p>0.07633015</text:p>
          </table:table-cell>
          <table:table-cell office:value-type="float" office:value="0.04189976" calcext:value-type="float">
            <text:p>0.04189976</text:p>
          </table:table-cell>
          <table:table-cell office:value-type="float" office:value="0.02995014" calcext:value-type="float">
            <text:p>0.02995014</text:p>
          </table:table-cell>
          <table:table-cell office:value-type="float" office:value="0.01820166" calcext:value-type="float">
            <text:p>0.01820166</text:p>
          </table:table-cell>
          <table:table-cell office:value-type="float" office:value="0.02208523" calcext:value-type="float">
            <text:p>0.02208523</text:p>
          </table:table-cell>
          <table:table-cell office:value-type="float" office:value="0.05744126" calcext:value-type="float">
            <text:p>0.05744126</text:p>
          </table:table-cell>
          <table:table-cell office:value-type="float" office:value="0.1063295" calcext:value-type="float">
            <text:p>0.1063295</text:p>
          </table:table-cell>
          <table:table-cell office:value-type="float" office:value="0.1057548" calcext:value-type="float">
            <text:p>0.1057548</text:p>
          </table:table-cell>
          <table:table-cell office:value-type="float" office:value="0.1074546" calcext:value-type="float">
            <text:p>0.1074546</text:p>
          </table:table-cell>
          <table:table-cell office:value-type="float" office:value="0.1079609" calcext:value-type="float">
            <text:p>0.1079609</text:p>
          </table:table-cell>
          <table:table-cell office:value-type="float" office:value="0.1097709" calcext:value-type="float">
            <text:p>0.1097709</text:p>
          </table:table-cell>
          <table:table-cell office:value-type="float" office:value="0.1136268" calcext:value-type="float">
            <text:p>0.1136268</text:p>
          </table:table-cell>
          <table:table-cell office:value-type="float" office:value="0" calcext:value-type="float">
            <text:p>0</text:p>
          </table:table-cell>
          <table:table-cell office:value-type="float" office:value="23.13913" calcext:value-type="float">
            <text:p>23.13913</text:p>
          </table:table-cell>
          <table:table-cell office:value-type="float" office:value="24.11137" calcext:value-type="float">
            <text:p>24.11137</text:p>
          </table:table-cell>
          <table:table-cell office:value-type="float" office:value="11.33002" calcext:value-type="float">
            <text:p>11.33002</text:p>
          </table:table-cell>
          <table:table-cell office:value-type="float" office:value="6.243358" calcext:value-type="float">
            <text:p>6.243358</text:p>
          </table:table-cell>
          <table:table-cell office:value-type="float" office:value="4.473372" calcext:value-type="float">
            <text:p>4.473372</text:p>
          </table:table-cell>
          <table:table-cell office:value-type="float" office:value="1.783572" calcext:value-type="float">
            <text:p>1.783572</text:p>
          </table:table-cell>
          <table:table-cell office:value-type="float" office:value="1.338371" calcext:value-type="float">
            <text:p>1.338371</text:p>
          </table:table-cell>
          <table:table-cell office:value-type="float" office:value="2.845814" calcext:value-type="float">
            <text:p>2.845814</text:p>
          </table:table-cell>
          <table:table-cell office:value-type="float" office:value="4.35198" calcext:value-type="float">
            <text:p>4.35198</text:p>
          </table:table-cell>
          <table:table-cell office:value-type="float" office:value="4.320169" calcext:value-type="float">
            <text:p>4.320169</text:p>
          </table:table-cell>
          <table:table-cell office:value-type="float" office:value="4.518574" calcext:value-type="float">
            <text:p>4.518574</text:p>
          </table:table-cell>
          <table:table-cell office:value-type="float" office:value="4.578501" calcext:value-type="float">
            <text:p>4.578501</text:p>
          </table:table-cell>
          <table:table-cell office:value-type="float" office:value="4.763236" calcext:value-type="float">
            <text:p>4.763236</text:p>
          </table:table-cell>
          <table:table-cell office:value-type="float" office:value="5.114576" calcext:value-type="float">
            <text:p>5.114576</text:p>
          </table:table-cell>
          <table:table-cell office:value-type="float" office:value="0" calcext:value-type="float">
            <text:p>0</text:p>
          </table:table-cell>
          <table:table-cell office:value-type="float" office:value="0.01980376" calcext:value-type="float">
            <text:p>0.019803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012002" calcext:value-type="float">
            <text:p>7012002</text:p>
          </table:table-cell>
          <table:table-cell office:value-type="float" office:value="1.86422" calcext:value-type="float">
            <text:p>1.86422</text:p>
          </table:table-cell>
          <table:table-cell office:value-type="float" office:value="136.9671" calcext:value-type="float">
            <text:p>136.96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35007" calcext:value-type="float">
            <text:p>18.35007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2305997" calcext:value-type="float">
            <text:p>2.305997E-11</text:p>
          </table:table-cell>
          <table:table-cell office:value-type="float" office:value="0" calcext:value-type="float">
            <text:p>0</text:p>
          </table:table-cell>
          <table:table-cell office:value-type="float" office:value="0.0000000002215322" calcext:value-type="float">
            <text:p>2.215322E-10</text:p>
          </table:table-cell>
          <table:table-cell office:value-type="float" office:value="1185.85" calcext:value-type="float">
            <text:p>1185.85</text:p>
          </table:table-cell>
          <table:table-cell office:value-type="float" office:value="1.383919" calcext:value-type="float">
            <text:p>1.383919</text:p>
          </table:table-cell>
          <table:table-cell office:value-type="float" office:value="0" calcext:value-type="float">
            <text:p>0</text:p>
          </table:table-cell>
          <table:table-cell office:value-type="float" office:value="0.1003205" calcext:value-type="float">
            <text:p>0.1003205</text:p>
          </table:table-cell>
          <table:table-cell office:value-type="float" office:value="0.1823984" calcext:value-type="float">
            <text:p>0.1823984</text:p>
          </table:table-cell>
          <table:table-cell office:value-type="float" office:value="0.07683983" calcext:value-type="float">
            <text:p>0.07683983</text:p>
          </table:table-cell>
          <table:table-cell office:value-type="float" office:value="0.04272525" calcext:value-type="float">
            <text:p>0.04272525</text:p>
          </table:table-cell>
          <table:table-cell office:value-type="float" office:value="0.02991007" calcext:value-type="float">
            <text:p>0.02991007</text:p>
          </table:table-cell>
          <table:table-cell office:value-type="float" office:value="0.0182112" calcext:value-type="float">
            <text:p>0.0182112</text:p>
          </table:table-cell>
          <table:table-cell office:value-type="float" office:value="0.02211106" calcext:value-type="float">
            <text:p>0.02211106</text:p>
          </table:table-cell>
          <table:table-cell office:value-type="float" office:value="0.0574822" calcext:value-type="float">
            <text:p>0.0574822</text:p>
          </table:table-cell>
          <table:table-cell office:value-type="float" office:value="0.1063989" calcext:value-type="float">
            <text:p>0.1063989</text:p>
          </table:table-cell>
          <table:table-cell office:value-type="float" office:value="0.105834" calcext:value-type="float">
            <text:p>0.105834</text:p>
          </table:table-cell>
          <table:table-cell office:value-type="float" office:value="0.1075512" calcext:value-type="float">
            <text:p>0.1075512</text:p>
          </table:table-cell>
          <table:table-cell office:value-type="float" office:value="0.1080614" calcext:value-type="float">
            <text:p>0.1080614</text:p>
          </table:table-cell>
          <table:table-cell office:value-type="float" office:value="0.1098764" calcext:value-type="float">
            <text:p>0.1098764</text:p>
          </table:table-cell>
          <table:table-cell office:value-type="float" office:value="0.1137407" calcext:value-type="float">
            <text:p>0.1137407</text:p>
          </table:table-cell>
          <table:table-cell office:value-type="float" office:value="0" calcext:value-type="float">
            <text:p>0</text:p>
          </table:table-cell>
          <table:table-cell office:value-type="float" office:value="23.11873" calcext:value-type="float">
            <text:p>23.11873</text:p>
          </table:table-cell>
          <table:table-cell office:value-type="float" office:value="24.10098" calcext:value-type="float">
            <text:p>24.10098</text:p>
          </table:table-cell>
          <table:table-cell office:value-type="float" office:value="11.32555" calcext:value-type="float">
            <text:p>11.32555</text:p>
          </table:table-cell>
          <table:table-cell office:value-type="float" office:value="6.240557" calcext:value-type="float">
            <text:p>6.240557</text:p>
          </table:table-cell>
          <table:table-cell office:value-type="float" office:value="4.470781" calcext:value-type="float">
            <text:p>4.470781</text:p>
          </table:table-cell>
          <table:table-cell office:value-type="float" office:value="1.78402" calcext:value-type="float">
            <text:p>1.78402</text:p>
          </table:table-cell>
          <table:table-cell office:value-type="float" office:value="1.340167" calcext:value-type="float">
            <text:p>1.340167</text:p>
          </table:table-cell>
          <table:table-cell office:value-type="float" office:value="2.851272" calcext:value-type="float">
            <text:p>2.851272</text:p>
          </table:table-cell>
          <table:table-cell office:value-type="float" office:value="4.360848" calcext:value-type="float">
            <text:p>4.360848</text:p>
          </table:table-cell>
          <table:table-cell office:value-type="float" office:value="4.329359" calcext:value-type="float">
            <text:p>4.329359</text:p>
          </table:table-cell>
          <table:table-cell office:value-type="float" office:value="4.528251" calcext:value-type="float">
            <text:p>4.528251</text:p>
          </table:table-cell>
          <table:table-cell office:value-type="float" office:value="4.588192" calcext:value-type="float">
            <text:p>4.588192</text:p>
          </table:table-cell>
          <table:table-cell office:value-type="float" office:value="4.77308" calcext:value-type="float">
            <text:p>4.77308</text:p>
          </table:table-cell>
          <table:table-cell office:value-type="float" office:value="5.125291" calcext:value-type="float">
            <text:p>5.125291</text:p>
          </table:table-cell>
          <table:table-cell office:value-type="float" office:value="0" calcext:value-type="float">
            <text:p>0</text:p>
          </table:table-cell>
          <table:table-cell office:value-type="float" office:value="0.003406702" calcext:value-type="float">
            <text:p>0.0034067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12002" calcext:value-type="float">
            <text:p>8012002</text:p>
          </table:table-cell>
          <table:table-cell office:value-type="float" office:value="1.863937" calcext:value-type="float">
            <text:p>1.863937</text:p>
          </table:table-cell>
          <table:table-cell office:value-type="float" office:value="136.9668" calcext:value-type="float">
            <text:p>136.96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38161" calcext:value-type="float">
            <text:p>18.38161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2305997" calcext:value-type="float">
            <text:p>2.305997E-11</text:p>
          </table:table-cell>
          <table:table-cell office:value-type="float" office:value="0" calcext:value-type="float">
            <text:p>0</text:p>
          </table:table-cell>
          <table:table-cell office:value-type="float" office:value="0.0000000002215322" calcext:value-type="float">
            <text:p>2.215322E-10</text:p>
          </table:table-cell>
          <table:table-cell office:value-type="float" office:value="1185.819" calcext:value-type="float">
            <text:p>1185.819</text:p>
          </table:table-cell>
          <table:table-cell office:value-type="float" office:value="1.386578" calcext:value-type="float">
            <text:p>1.386578</text:p>
          </table:table-cell>
          <table:table-cell office:value-type="float" office:value="0" calcext:value-type="float">
            <text:p>0</text:p>
          </table:table-cell>
          <table:table-cell office:value-type="float" office:value="0.08468896" calcext:value-type="float">
            <text:p>0.08468896</text:p>
          </table:table-cell>
          <table:table-cell office:value-type="float" office:value="0.1684336" calcext:value-type="float">
            <text:p>0.1684336</text:p>
          </table:table-cell>
          <table:table-cell office:value-type="float" office:value="0.07437874" calcext:value-type="float">
            <text:p>0.07437874</text:p>
          </table:table-cell>
          <table:table-cell office:value-type="float" office:value="0.04222639" calcext:value-type="float">
            <text:p>0.04222639</text:p>
          </table:table-cell>
          <table:table-cell office:value-type="float" office:value="0.0297479" calcext:value-type="float">
            <text:p>0.0297479</text:p>
          </table:table-cell>
          <table:table-cell office:value-type="float" office:value="0.01821527" calcext:value-type="float">
            <text:p>0.01821527</text:p>
          </table:table-cell>
          <table:table-cell office:value-type="float" office:value="0.02210632" calcext:value-type="float">
            <text:p>0.02210632</text:p>
          </table:table-cell>
          <table:table-cell office:value-type="float" office:value="0.05752093" calcext:value-type="float">
            <text:p>0.05752093</text:p>
          </table:table-cell>
          <table:table-cell office:value-type="float" office:value="0.1064721" calcext:value-type="float">
            <text:p>0.1064721</text:p>
          </table:table-cell>
          <table:table-cell office:value-type="float" office:value="0.1059147" calcext:value-type="float">
            <text:p>0.1059147</text:p>
          </table:table-cell>
          <table:table-cell office:value-type="float" office:value="0.1076479" calcext:value-type="float">
            <text:p>0.1076479</text:p>
          </table:table-cell>
          <table:table-cell office:value-type="float" office:value="0.1081625" calcext:value-type="float">
            <text:p>0.1081625</text:p>
          </table:table-cell>
          <table:table-cell office:value-type="float" office:value="0.1099829" calcext:value-type="float">
            <text:p>0.1099829</text:p>
          </table:table-cell>
          <table:table-cell office:value-type="float" office:value="0.1138544" calcext:value-type="float">
            <text:p>0.1138544</text:p>
          </table:table-cell>
          <table:table-cell office:value-type="float" office:value="0" calcext:value-type="float">
            <text:p>0</text:p>
          </table:table-cell>
          <table:table-cell office:value-type="float" office:value="23.09432" calcext:value-type="float">
            <text:p>23.09432</text:p>
          </table:table-cell>
          <table:table-cell office:value-type="float" office:value="24.0855" calcext:value-type="float">
            <text:p>24.0855</text:p>
          </table:table-cell>
          <table:table-cell office:value-type="float" office:value="11.32032" calcext:value-type="float">
            <text:p>11.32032</text:p>
          </table:table-cell>
          <table:table-cell office:value-type="float" office:value="6.237756" calcext:value-type="float">
            <text:p>6.237756</text:p>
          </table:table-cell>
          <table:table-cell office:value-type="float" office:value="4.468115" calcext:value-type="float">
            <text:p>4.468115</text:p>
          </table:table-cell>
          <table:table-cell office:value-type="float" office:value="1.784468" calcext:value-type="float">
            <text:p>1.784468</text:p>
          </table:table-cell>
          <table:table-cell office:value-type="float" office:value="1.341962" calcext:value-type="float">
            <text:p>1.341962</text:p>
          </table:table-cell>
          <table:table-cell office:value-type="float" office:value="2.856723" calcext:value-type="float">
            <text:p>2.856723</text:p>
          </table:table-cell>
          <table:table-cell office:value-type="float" office:value="4.369715" calcext:value-type="float">
            <text:p>4.369715</text:p>
          </table:table-cell>
          <table:table-cell office:value-type="float" office:value="4.338525" calcext:value-type="float">
            <text:p>4.338525</text:p>
          </table:table-cell>
          <table:table-cell office:value-type="float" office:value="4.537923" calcext:value-type="float">
            <text:p>4.537923</text:p>
          </table:table-cell>
          <table:table-cell office:value-type="float" office:value="4.597851" calcext:value-type="float">
            <text:p>4.597851</text:p>
          </table:table-cell>
          <table:table-cell office:value-type="float" office:value="4.782892" calcext:value-type="float">
            <text:p>4.782892</text:p>
          </table:table-cell>
          <table:table-cell office:value-type="float" office:value="5.139202" calcext:value-type="float">
            <text:p>5.139202</text:p>
          </table:table-cell>
          <table:table-cell office:value-type="float" office:value="0" calcext:value-type="float">
            <text:p>0</text:p>
          </table:table-cell>
          <table:table-cell office:value-type="float" office:value="0.004232196" calcext:value-type="float">
            <text:p>0.0042321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012002" calcext:value-type="float">
            <text:p>9012002</text:p>
          </table:table-cell>
          <table:table-cell office:value-type="float" office:value="1.863716" calcext:value-type="float">
            <text:p>1.863716</text:p>
          </table:table-cell>
          <table:table-cell office:value-type="float" office:value="136.9664" calcext:value-type="float">
            <text:p>136.96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41294" calcext:value-type="float">
            <text:p>18.41294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2305997" calcext:value-type="float">
            <text:p>2.305997E-11</text:p>
          </table:table-cell>
          <table:table-cell office:value-type="float" office:value="0" calcext:value-type="float">
            <text:p>0</text:p>
          </table:table-cell>
          <table:table-cell office:value-type="float" office:value="0.0000000002215322" calcext:value-type="float">
            <text:p>2.215322E-10</text:p>
          </table:table-cell>
          <table:table-cell office:value-type="float" office:value="1185.789" calcext:value-type="float">
            <text:p>1185.789</text:p>
          </table:table-cell>
          <table:table-cell office:value-type="float" office:value="1.388108" calcext:value-type="float">
            <text:p>1.388108</text:p>
          </table:table-cell>
          <table:table-cell office:value-type="float" office:value="0" calcext:value-type="float">
            <text:p>0</text:p>
          </table:table-cell>
          <table:table-cell office:value-type="float" office:value="0.09235546" calcext:value-type="float">
            <text:p>0.09235546</text:p>
          </table:table-cell>
          <table:table-cell office:value-type="float" office:value="0.1724589" calcext:value-type="float">
            <text:p>0.1724589</text:p>
          </table:table-cell>
          <table:table-cell office:value-type="float" office:value="0.0747409" calcext:value-type="float">
            <text:p>0.0747409</text:p>
          </table:table-cell>
          <table:table-cell office:value-type="float" office:value="0.04179909" calcext:value-type="float">
            <text:p>0.04179909</text:p>
          </table:table-cell>
          <table:table-cell office:value-type="float" office:value="0.02946533" calcext:value-type="float">
            <text:p>0.02946533</text:p>
          </table:table-cell>
          <table:table-cell office:value-type="float" office:value="0.01821419" calcext:value-type="float">
            <text:p>0.01821419</text:p>
          </table:table-cell>
          <table:table-cell office:value-type="float" office:value="0.02212864" calcext:value-type="float">
            <text:p>0.02212864</text:p>
          </table:table-cell>
          <table:table-cell office:value-type="float" office:value="0.05756049" calcext:value-type="float">
            <text:p>0.05756049</text:p>
          </table:table-cell>
          <table:table-cell office:value-type="float" office:value="0.1065474" calcext:value-type="float">
            <text:p>0.1065474</text:p>
          </table:table-cell>
          <table:table-cell office:value-type="float" office:value="0.1059965" calcext:value-type="float">
            <text:p>0.1059965</text:p>
          </table:table-cell>
          <table:table-cell office:value-type="float" office:value="0.107745" calcext:value-type="float">
            <text:p>0.107745</text:p>
          </table:table-cell>
          <table:table-cell office:value-type="float" office:value="0.1082641" calcext:value-type="float">
            <text:p>0.1082641</text:p>
          </table:table-cell>
          <table:table-cell office:value-type="float" office:value="0.1100872" calcext:value-type="float">
            <text:p>0.1100872</text:p>
          </table:table-cell>
          <table:table-cell office:value-type="float" office:value="0.1139685" calcext:value-type="float">
            <text:p>0.1139685</text:p>
          </table:table-cell>
          <table:table-cell office:value-type="float" office:value="0" calcext:value-type="float">
            <text:p>0</text:p>
          </table:table-cell>
          <table:table-cell office:value-type="float" office:value="23.06824" calcext:value-type="float">
            <text:p>23.06824</text:p>
          </table:table-cell>
          <table:table-cell office:value-type="float" office:value="24.06762" calcext:value-type="float">
            <text:p>24.06762</text:p>
          </table:table-cell>
          <table:table-cell office:value-type="float" office:value="11.31441" calcext:value-type="float">
            <text:p>11.31441</text:p>
          </table:table-cell>
          <table:table-cell office:value-type="float" office:value="6.234686" calcext:value-type="float">
            <text:p>6.234686</text:p>
          </table:table-cell>
          <table:table-cell office:value-type="float" office:value="4.465298" calcext:value-type="float">
            <text:p>4.465298</text:p>
          </table:table-cell>
          <table:table-cell office:value-type="float" office:value="1.784923" calcext:value-type="float">
            <text:p>1.784923</text:p>
          </table:table-cell>
          <table:table-cell office:value-type="float" office:value="1.343748" calcext:value-type="float">
            <text:p>1.343748</text:p>
          </table:table-cell>
          <table:table-cell office:value-type="float" office:value="2.862174" calcext:value-type="float">
            <text:p>2.862174</text:p>
          </table:table-cell>
          <table:table-cell office:value-type="float" office:value="4.378546" calcext:value-type="float">
            <text:p>4.378546</text:p>
          </table:table-cell>
          <table:table-cell office:value-type="float" office:value="4.347675" calcext:value-type="float">
            <text:p>4.347675</text:p>
          </table:table-cell>
          <table:table-cell office:value-type="float" office:value="4.547596" calcext:value-type="float">
            <text:p>4.547596</text:p>
          </table:table-cell>
          <table:table-cell office:value-type="float" office:value="4.607503" calcext:value-type="float">
            <text:p>4.607503</text:p>
          </table:table-cell>
          <table:table-cell office:value-type="float" office:value="4.792702" calcext:value-type="float">
            <text:p>4.792702</text:p>
          </table:table-cell>
          <table:table-cell office:value-type="float" office:value="5.152296" calcext:value-type="float">
            <text:p>5.152296</text:p>
          </table:table-cell>
          <table:table-cell office:value-type="float" office:value="0" calcext:value-type="float">
            <text:p>0</text:p>
          </table:table-cell>
          <table:table-cell office:value-type="float" office:value="0.004707495" calcext:value-type="float">
            <text:p>0.0047074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12002" calcext:value-type="float">
            <text:p>10012002</text:p>
          </table:table-cell>
          <table:table-cell office:value-type="float" office:value="1.86349" calcext:value-type="float">
            <text:p>1.86349</text:p>
          </table:table-cell>
          <table:table-cell office:value-type="float" office:value="136.966" calcext:value-type="float">
            <text:p>136.9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44417" calcext:value-type="float">
            <text:p>18.44417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2305997" calcext:value-type="float">
            <text:p>2.305997E-11</text:p>
          </table:table-cell>
          <table:table-cell office:value-type="float" office:value="0" calcext:value-type="float">
            <text:p>0</text:p>
          </table:table-cell>
          <table:table-cell office:value-type="float" office:value="0.0000000002215322" calcext:value-type="float">
            <text:p>2.215322E-10</text:p>
          </table:table-cell>
          <table:table-cell office:value-type="float" office:value="1185.758" calcext:value-type="float">
            <text:p>1185.758</text:p>
          </table:table-cell>
          <table:table-cell office:value-type="float" office:value="1.390122" calcext:value-type="float">
            <text:p>1.390122</text:p>
          </table:table-cell>
          <table:table-cell office:value-type="float" office:value="0" calcext:value-type="float">
            <text:p>0</text:p>
          </table:table-cell>
          <table:table-cell office:value-type="float" office:value="0.1172418" calcext:value-type="float">
            <text:p>0.1172418</text:p>
          </table:table-cell>
          <table:table-cell office:value-type="float" office:value="0.1731551" calcext:value-type="float">
            <text:p>0.1731551</text:p>
          </table:table-cell>
          <table:table-cell office:value-type="float" office:value="0.07491446" calcext:value-type="float">
            <text:p>0.07491446</text:p>
          </table:table-cell>
          <table:table-cell office:value-type="float" office:value="0.04154228" calcext:value-type="float">
            <text:p>0.04154228</text:p>
          </table:table-cell>
          <table:table-cell office:value-type="float" office:value="0.02920714" calcext:value-type="float">
            <text:p>0.02920714</text:p>
          </table:table-cell>
          <table:table-cell office:value-type="float" office:value="0.01821607" calcext:value-type="float">
            <text:p>0.01821607</text:p>
          </table:table-cell>
          <table:table-cell office:value-type="float" office:value="0.02213951" calcext:value-type="float">
            <text:p>0.02213951</text:p>
          </table:table-cell>
          <table:table-cell office:value-type="float" office:value="0.05760197" calcext:value-type="float">
            <text:p>0.05760197</text:p>
          </table:table-cell>
          <table:table-cell office:value-type="float" office:value="0.1066241" calcext:value-type="float">
            <text:p>0.1066241</text:p>
          </table:table-cell>
          <table:table-cell office:value-type="float" office:value="0.1060793" calcext:value-type="float">
            <text:p>0.1060793</text:p>
          </table:table-cell>
          <table:table-cell office:value-type="float" office:value="0.1078422" calcext:value-type="float">
            <text:p>0.1078422</text:p>
          </table:table-cell>
          <table:table-cell office:value-type="float" office:value="0.1083638" calcext:value-type="float">
            <text:p>0.1083638</text:p>
          </table:table-cell>
          <table:table-cell office:value-type="float" office:value="0.1101917" calcext:value-type="float">
            <text:p>0.1101917</text:p>
          </table:table-cell>
          <table:table-cell office:value-type="float" office:value="0.114082" calcext:value-type="float">
            <text:p>0.114082</text:p>
          </table:table-cell>
          <table:table-cell office:value-type="float" office:value="0" calcext:value-type="float">
            <text:p>0</text:p>
          </table:table-cell>
          <table:table-cell office:value-type="float" office:value="23.04433" calcext:value-type="float">
            <text:p>23.04433</text:p>
          </table:table-cell>
          <table:table-cell office:value-type="float" office:value="24.04832" calcext:value-type="float">
            <text:p>24.04832</text:p>
          </table:table-cell>
          <table:table-cell office:value-type="float" office:value="11.30815" calcext:value-type="float">
            <text:p>11.30815</text:p>
          </table:table-cell>
          <table:table-cell office:value-type="float" office:value="6.231378" calcext:value-type="float">
            <text:p>6.231378</text:p>
          </table:table-cell>
          <table:table-cell office:value-type="float" office:value="4.462338" calcext:value-type="float">
            <text:p>4.462338</text:p>
          </table:table-cell>
          <table:table-cell office:value-type="float" office:value="1.785383" calcext:value-type="float">
            <text:p>1.785383</text:p>
          </table:table-cell>
          <table:table-cell office:value-type="float" office:value="1.34553" calcext:value-type="float">
            <text:p>1.34553</text:p>
          </table:table-cell>
          <table:table-cell office:value-type="float" office:value="2.867601" calcext:value-type="float">
            <text:p>2.867601</text:p>
          </table:table-cell>
          <table:table-cell office:value-type="float" office:value="4.387367" calcext:value-type="float">
            <text:p>4.387367</text:p>
          </table:table-cell>
          <table:table-cell office:value-type="float" office:value="4.356827" calcext:value-type="float">
            <text:p>4.356827</text:p>
          </table:table-cell>
          <table:table-cell office:value-type="float" office:value="4.557243" calcext:value-type="float">
            <text:p>4.557243</text:p>
          </table:table-cell>
          <table:table-cell office:value-type="float" office:value="4.617155" calcext:value-type="float">
            <text:p>4.617155</text:p>
          </table:table-cell>
          <table:table-cell office:value-type="float" office:value="4.802509" calcext:value-type="float">
            <text:p>4.802509</text:p>
          </table:table-cell>
          <table:table-cell office:value-type="float" office:value="5.165358" calcext:value-type="float">
            <text:p>5.165358</text:p>
          </table:table-cell>
          <table:table-cell office:value-type="float" office:value="0" calcext:value-type="float">
            <text:p>0</text:p>
          </table:table-cell>
          <table:table-cell office:value-type="float" office:value="0.01070232" calcext:value-type="float">
            <text:p>0.010702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012002" calcext:value-type="float">
            <text:p>11012002</text:p>
          </table:table-cell>
          <table:table-cell office:value-type="float" office:value="1.863295" calcext:value-type="float">
            <text:p>1.863295</text:p>
          </table:table-cell>
          <table:table-cell office:value-type="float" office:value="136.9656" calcext:value-type="float">
            <text:p>136.9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47549" calcext:value-type="float">
            <text:p>18.47549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2305997" calcext:value-type="float">
            <text:p>2.305997E-11</text:p>
          </table:table-cell>
          <table:table-cell office:value-type="float" office:value="0" calcext:value-type="float">
            <text:p>0</text:p>
          </table:table-cell>
          <table:table-cell office:value-type="float" office:value="0.0000000002215322" calcext:value-type="float">
            <text:p>2.215322E-10</text:p>
          </table:table-cell>
          <table:table-cell office:value-type="float" office:value="1185.728" calcext:value-type="float">
            <text:p>1185.728</text:p>
          </table:table-cell>
          <table:table-cell office:value-type="float" office:value="1.391709" calcext:value-type="float">
            <text:p>1.391709</text:p>
          </table:table-cell>
          <table:table-cell office:value-type="float" office:value="0" calcext:value-type="float">
            <text:p>0</text:p>
          </table:table-cell>
          <table:table-cell office:value-type="float" office:value="0.09270509" calcext:value-type="float">
            <text:p>0.09270509</text:p>
          </table:table-cell>
          <table:table-cell office:value-type="float" office:value="0.1732325" calcext:value-type="float">
            <text:p>0.1732325</text:p>
          </table:table-cell>
          <table:table-cell office:value-type="float" office:value="0.07412888" calcext:value-type="float">
            <text:p>0.07412888</text:p>
          </table:table-cell>
          <table:table-cell office:value-type="float" office:value="0.04133794" calcext:value-type="float">
            <text:p>0.04133794</text:p>
          </table:table-cell>
          <table:table-cell office:value-type="float" office:value="0.02903451" calcext:value-type="float">
            <text:p>0.02903451</text:p>
          </table:table-cell>
          <table:table-cell office:value-type="float" office:value="0.0182166" calcext:value-type="float">
            <text:p>0.0182166</text:p>
          </table:table-cell>
          <table:table-cell office:value-type="float" office:value="0.02213687" calcext:value-type="float">
            <text:p>0.02213687</text:p>
          </table:table-cell>
          <table:table-cell office:value-type="float" office:value="0.05764337" calcext:value-type="float">
            <text:p>0.05764337</text:p>
          </table:table-cell>
          <table:table-cell office:value-type="float" office:value="0.1067026" calcext:value-type="float">
            <text:p>0.1067026</text:p>
          </table:table-cell>
          <table:table-cell office:value-type="float" office:value="0.1061632" calcext:value-type="float">
            <text:p>0.1061632</text:p>
          </table:table-cell>
          <table:table-cell office:value-type="float" office:value="0.1079396" calcext:value-type="float">
            <text:p>0.1079396</text:p>
          </table:table-cell>
          <table:table-cell office:value-type="float" office:value="0.1084638" calcext:value-type="float">
            <text:p>0.1084638</text:p>
          </table:table-cell>
          <table:table-cell office:value-type="float" office:value="0.1102967" calcext:value-type="float">
            <text:p>0.1102967</text:p>
          </table:table-cell>
          <table:table-cell office:value-type="float" office:value="0.1141953" calcext:value-type="float">
            <text:p>0.1141953</text:p>
          </table:table-cell>
          <table:table-cell office:value-type="float" office:value="0" calcext:value-type="float">
            <text:p>0</text:p>
          </table:table-cell>
          <table:table-cell office:value-type="float" office:value="23.02423" calcext:value-type="float">
            <text:p>23.02423</text:p>
          </table:table-cell>
          <table:table-cell office:value-type="float" office:value="24.03149" calcext:value-type="float">
            <text:p>24.03149</text:p>
          </table:table-cell>
          <table:table-cell office:value-type="float" office:value="11.30171" calcext:value-type="float">
            <text:p>11.30171</text:p>
          </table:table-cell>
          <table:table-cell office:value-type="float" office:value="6.227863" calcext:value-type="float">
            <text:p>6.227863</text:p>
          </table:table-cell>
          <table:table-cell office:value-type="float" office:value="4.459274" calcext:value-type="float">
            <text:p>4.459274</text:p>
          </table:table-cell>
          <table:table-cell office:value-type="float" office:value="1.785846" calcext:value-type="float">
            <text:p>1.785846</text:p>
          </table:table-cell>
          <table:table-cell office:value-type="float" office:value="1.347312" calcext:value-type="float">
            <text:p>1.347312</text:p>
          </table:table-cell>
          <table:table-cell office:value-type="float" office:value="2.873021" calcext:value-type="float">
            <text:p>2.873021</text:p>
          </table:table-cell>
          <table:table-cell office:value-type="float" office:value="4.396188" calcext:value-type="float">
            <text:p>4.396188</text:p>
          </table:table-cell>
          <table:table-cell office:value-type="float" office:value="4.365967" calcext:value-type="float">
            <text:p>4.365967</text:p>
          </table:table-cell>
          <table:table-cell office:value-type="float" office:value="4.566887" calcext:value-type="float">
            <text:p>4.566887</text:p>
          </table:table-cell>
          <table:table-cell office:value-type="float" office:value="4.626803" calcext:value-type="float">
            <text:p>4.626803</text:p>
          </table:table-cell>
          <table:table-cell office:value-type="float" office:value="4.812317" calcext:value-type="float">
            <text:p>4.812317</text:p>
          </table:table-cell>
          <table:table-cell office:value-type="float" office:value="5.178166" calcext:value-type="float">
            <text:p>5.178166</text:p>
          </table:table-cell>
          <table:table-cell office:value-type="float" office:value="0" calcext:value-type="float">
            <text:p>0</text:p>
          </table:table-cell>
          <table:table-cell office:value-type="float" office:value="0.004586556" calcext:value-type="float">
            <text:p>0.0045865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012002" calcext:value-type="float">
            <text:p>12012002</text:p>
          </table:table-cell>
          <table:table-cell office:value-type="float" office:value="1.863106" calcext:value-type="float">
            <text:p>1.863106</text:p>
          </table:table-cell>
          <table:table-cell office:value-type="float" office:value="136.9653" calcext:value-type="float">
            <text:p>136.96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50665" calcext:value-type="float">
            <text:p>18.50665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2305997" calcext:value-type="float">
            <text:p>2.305997E-11</text:p>
          </table:table-cell>
          <table:table-cell office:value-type="float" office:value="0" calcext:value-type="float">
            <text:p>0</text:p>
          </table:table-cell>
          <table:table-cell office:value-type="float" office:value="0.0000000002215322" calcext:value-type="float">
            <text:p>2.215322E-10</text:p>
          </table:table-cell>
          <table:table-cell office:value-type="float" office:value="1185.698" calcext:value-type="float">
            <text:p>1185.698</text:p>
          </table:table-cell>
          <table:table-cell office:value-type="float" office:value="1.393096" calcext:value-type="float">
            <text:p>1.393096</text:p>
          </table:table-cell>
          <table:table-cell office:value-type="float" office:value="0" calcext:value-type="float">
            <text:p>0</text:p>
          </table:table-cell>
          <table:table-cell office:value-type="float" office:value="0.09909166" calcext:value-type="float">
            <text:p>0.09909166</text:p>
          </table:table-cell>
          <table:table-cell office:value-type="float" office:value="0.1820085" calcext:value-type="float">
            <text:p>0.1820085</text:p>
          </table:table-cell>
          <table:table-cell office:value-type="float" office:value="0.071775" calcext:value-type="float">
            <text:p>0.071775</text:p>
          </table:table-cell>
          <table:table-cell office:value-type="float" office:value="0.04098156" calcext:value-type="float">
            <text:p>0.04098156</text:p>
          </table:table-cell>
          <table:table-cell office:value-type="float" office:value="0.02890105" calcext:value-type="float">
            <text:p>0.02890105</text:p>
          </table:table-cell>
          <table:table-cell office:value-type="float" office:value="0.01820414" calcext:value-type="float">
            <text:p>0.01820414</text:p>
          </table:table-cell>
          <table:table-cell office:value-type="float" office:value="0.02212976" calcext:value-type="float">
            <text:p>0.02212976</text:p>
          </table:table-cell>
          <table:table-cell office:value-type="float" office:value="0.05768405" calcext:value-type="float">
            <text:p>0.05768405</text:p>
          </table:table-cell>
          <table:table-cell office:value-type="float" office:value="0.1067822" calcext:value-type="float">
            <text:p>0.1067822</text:p>
          </table:table-cell>
          <table:table-cell office:value-type="float" office:value="0.1062477" calcext:value-type="float">
            <text:p>0.1062477</text:p>
          </table:table-cell>
          <table:table-cell office:value-type="float" office:value="0.108037" calcext:value-type="float">
            <text:p>0.108037</text:p>
          </table:table-cell>
          <table:table-cell office:value-type="float" office:value="0.1085633" calcext:value-type="float">
            <text:p>0.1085633</text:p>
          </table:table-cell>
          <table:table-cell office:value-type="float" office:value="0.1104007" calcext:value-type="float">
            <text:p>0.1104007</text:p>
          </table:table-cell>
          <table:table-cell office:value-type="float" office:value="0.1143088" calcext:value-type="float">
            <text:p>0.1143088</text:p>
          </table:table-cell>
          <table:table-cell office:value-type="float" office:value="0" calcext:value-type="float">
            <text:p>0</text:p>
          </table:table-cell>
          <table:table-cell office:value-type="float" office:value="23.0021" calcext:value-type="float">
            <text:p>23.0021</text:p>
          </table:table-cell>
          <table:table-cell office:value-type="float" office:value="24.01507" calcext:value-type="float">
            <text:p>24.01507</text:p>
          </table:table-cell>
          <table:table-cell office:value-type="float" office:value="11.29398" calcext:value-type="float">
            <text:p>11.29398</text:p>
          </table:table-cell>
          <table:table-cell office:value-type="float" office:value="6.224031" calcext:value-type="float">
            <text:p>6.224031</text:p>
          </table:table-cell>
          <table:table-cell office:value-type="float" office:value="4.456145" calcext:value-type="float">
            <text:p>4.456145</text:p>
          </table:table-cell>
          <table:table-cell office:value-type="float" office:value="1.786309" calcext:value-type="float">
            <text:p>1.786309</text:p>
          </table:table-cell>
          <table:table-cell office:value-type="float" office:value="1.349094" calcext:value-type="float">
            <text:p>1.349094</text:p>
          </table:table-cell>
          <table:table-cell office:value-type="float" office:value="2.878441" calcext:value-type="float">
            <text:p>2.878441</text:p>
          </table:table-cell>
          <table:table-cell office:value-type="float" office:value="4.404964" calcext:value-type="float">
            <text:p>4.404964</text:p>
          </table:table-cell>
          <table:table-cell office:value-type="float" office:value="4.375078" calcext:value-type="float">
            <text:p>4.375078</text:p>
          </table:table-cell>
          <table:table-cell office:value-type="float" office:value="4.57653" calcext:value-type="float">
            <text:p>4.57653</text:p>
          </table:table-cell>
          <table:table-cell office:value-type="float" office:value="4.636416" calcext:value-type="float">
            <text:p>4.636416</text:p>
          </table:table-cell>
          <table:table-cell office:value-type="float" office:value="4.822107" calcext:value-type="float">
            <text:p>4.822107</text:p>
          </table:table-cell>
          <table:table-cell office:value-type="float" office:value="5.191205" calcext:value-type="float">
            <text:p>5.191205</text:p>
          </table:table-cell>
          <table:table-cell office:value-type="float" office:value="0" calcext:value-type="float">
            <text:p>0</text:p>
          </table:table-cell>
          <table:table-cell office:value-type="float" office:value="0.004307825" calcext:value-type="float">
            <text:p>0.0043078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3012002" calcext:value-type="float">
            <text:p>13012002</text:p>
          </table:table-cell>
          <table:table-cell office:value-type="float" office:value="1.862908" calcext:value-type="float">
            <text:p>1.862908</text:p>
          </table:table-cell>
          <table:table-cell office:value-type="float" office:value="136.9649" calcext:value-type="float">
            <text:p>136.96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53774" calcext:value-type="float">
            <text:p>18.53774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3673195" calcext:value-type="float">
            <text:p>3.673195E-11</text:p>
          </table:table-cell>
          <table:table-cell office:value-type="float" office:value="0" calcext:value-type="float">
            <text:p>0</text:p>
          </table:table-cell>
          <table:table-cell office:value-type="float" office:value="0.0000000003537303" calcext:value-type="float">
            <text:p>3.537303E-10</text:p>
          </table:table-cell>
          <table:table-cell office:value-type="float" office:value="1185.667" calcext:value-type="float">
            <text:p>1185.667</text:p>
          </table:table-cell>
          <table:table-cell office:value-type="float" office:value="1.394383" calcext:value-type="float">
            <text:p>1.394383</text:p>
          </table:table-cell>
          <table:table-cell office:value-type="float" office:value="0" calcext:value-type="float">
            <text:p>0</text:p>
          </table:table-cell>
          <table:table-cell office:value-type="float" office:value="0.0952787" calcext:value-type="float">
            <text:p>0.0952787</text:p>
          </table:table-cell>
          <table:table-cell office:value-type="float" office:value="0.178866" calcext:value-type="float">
            <text:p>0.178866</text:p>
          </table:table-cell>
          <table:table-cell office:value-type="float" office:value="0.07134894" calcext:value-type="float">
            <text:p>0.07134894</text:p>
          </table:table-cell>
          <table:table-cell office:value-type="float" office:value="0.04038921" calcext:value-type="float">
            <text:p>0.04038921</text:p>
          </table:table-cell>
          <table:table-cell office:value-type="float" office:value="0.02995984" calcext:value-type="float">
            <text:p>0.02995984</text:p>
          </table:table-cell>
          <table:table-cell office:value-type="float" office:value="0.01823167" calcext:value-type="float">
            <text:p>0.01823167</text:p>
          </table:table-cell>
          <table:table-cell office:value-type="float" office:value="0.02213581" calcext:value-type="float">
            <text:p>0.02213581</text:p>
          </table:table-cell>
          <table:table-cell office:value-type="float" office:value="0.05772823" calcext:value-type="float">
            <text:p>0.05772823</text:p>
          </table:table-cell>
          <table:table-cell office:value-type="float" office:value="0.1068631" calcext:value-type="float">
            <text:p>0.1068631</text:p>
          </table:table-cell>
          <table:table-cell office:value-type="float" office:value="0.106333" calcext:value-type="float">
            <text:p>0.106333</text:p>
          </table:table-cell>
          <table:table-cell office:value-type="float" office:value="0.1081347" calcext:value-type="float">
            <text:p>0.1081347</text:p>
          </table:table-cell>
          <table:table-cell office:value-type="float" office:value="0.1086653" calcext:value-type="float">
            <text:p>0.1086653</text:p>
          </table:table-cell>
          <table:table-cell office:value-type="float" office:value="0.1105045" calcext:value-type="float">
            <text:p>0.1105045</text:p>
          </table:table-cell>
          <table:table-cell office:value-type="float" office:value="0.1144221" calcext:value-type="float">
            <text:p>0.1144221</text:p>
          </table:table-cell>
          <table:table-cell office:value-type="float" office:value="0" calcext:value-type="float">
            <text:p>0</text:p>
          </table:table-cell>
          <table:table-cell office:value-type="float" office:value="22.98089" calcext:value-type="float">
            <text:p>22.98089</text:p>
          </table:table-cell>
          <table:table-cell office:value-type="float" office:value="23.99943" calcext:value-type="float">
            <text:p>23.99943</text:p>
          </table:table-cell>
          <table:table-cell office:value-type="float" office:value="11.28537" calcext:value-type="float">
            <text:p>11.28537</text:p>
          </table:table-cell>
          <table:table-cell office:value-type="float" office:value="6.219769" calcext:value-type="float">
            <text:p>6.219769</text:p>
          </table:table-cell>
          <table:table-cell office:value-type="float" office:value="4.453262" calcext:value-type="float">
            <text:p>4.453262</text:p>
          </table:table-cell>
          <table:table-cell office:value-type="float" office:value="1.786772" calcext:value-type="float">
            <text:p>1.786772</text:p>
          </table:table-cell>
          <table:table-cell office:value-type="float" office:value="1.350876" calcext:value-type="float">
            <text:p>1.350876</text:p>
          </table:table-cell>
          <table:table-cell office:value-type="float" office:value="2.883861" calcext:value-type="float">
            <text:p>2.883861</text:p>
          </table:table-cell>
          <table:table-cell office:value-type="float" office:value="4.41374" calcext:value-type="float">
            <text:p>4.41374</text:p>
          </table:table-cell>
          <table:table-cell office:value-type="float" office:value="4.384192" calcext:value-type="float">
            <text:p>4.384192</text:p>
          </table:table-cell>
          <table:table-cell office:value-type="float" office:value="4.586145" calcext:value-type="float">
            <text:p>4.586145</text:p>
          </table:table-cell>
          <table:table-cell office:value-type="float" office:value="4.646029" calcext:value-type="float">
            <text:p>4.646029</text:p>
          </table:table-cell>
          <table:table-cell office:value-type="float" office:value="4.831876" calcext:value-type="float">
            <text:p>4.831876</text:p>
          </table:table-cell>
          <table:table-cell office:value-type="float" office:value="5.204381" calcext:value-type="float">
            <text:p>5.204381</text:p>
          </table:table-cell>
          <table:table-cell office:value-type="float" office:value="0" calcext:value-type="float">
            <text:p>0</text:p>
          </table:table-cell>
          <table:table-cell office:value-type="float" office:value="0.02427413" calcext:value-type="float">
            <text:p>0.024274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012002" calcext:value-type="float">
            <text:p>14012002</text:p>
          </table:table-cell>
          <table:table-cell office:value-type="float" office:value="1.862808" calcext:value-type="float">
            <text:p>1.862808</text:p>
          </table:table-cell>
          <table:table-cell office:value-type="float" office:value="136.9644" calcext:value-type="float">
            <text:p>136.96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56881" calcext:value-type="float">
            <text:p>18.56881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395653" calcext:value-type="float">
            <text:p>3.95653E-11</text:p>
          </table:table-cell>
          <table:table-cell office:value-type="float" office:value="0" calcext:value-type="float">
            <text:p>0</text:p>
          </table:table-cell>
          <table:table-cell office:value-type="float" office:value="0.0000000003811305" calcext:value-type="float">
            <text:p>3.811305E-10</text:p>
          </table:table-cell>
          <table:table-cell office:value-type="float" office:value="1185.637" calcext:value-type="float">
            <text:p>1185.637</text:p>
          </table:table-cell>
          <table:table-cell office:value-type="float" office:value="1.394885" calcext:value-type="float">
            <text:p>1.394885</text:p>
          </table:table-cell>
          <table:table-cell office:value-type="float" office:value="0" calcext:value-type="float">
            <text:p>0</text:p>
          </table:table-cell>
          <table:table-cell office:value-type="float" office:value="0.1105053" calcext:value-type="float">
            <text:p>0.1105053</text:p>
          </table:table-cell>
          <table:table-cell office:value-type="float" office:value="0.1822459" calcext:value-type="float">
            <text:p>0.1822459</text:p>
          </table:table-cell>
          <table:table-cell office:value-type="float" office:value="0.07368225" calcext:value-type="float">
            <text:p>0.07368225</text:p>
          </table:table-cell>
          <table:table-cell office:value-type="float" office:value="0.04029441" calcext:value-type="float">
            <text:p>0.04029441</text:p>
          </table:table-cell>
          <table:table-cell office:value-type="float" office:value="0.03024498" calcext:value-type="float">
            <text:p>0.03024498</text:p>
          </table:table-cell>
          <table:table-cell office:value-type="float" office:value="0.01825402" calcext:value-type="float">
            <text:p>0.01825402</text:p>
          </table:table-cell>
          <table:table-cell office:value-type="float" office:value="0.02214481" calcext:value-type="float">
            <text:p>0.02214481</text:p>
          </table:table-cell>
          <table:table-cell office:value-type="float" office:value="0.0577772" calcext:value-type="float">
            <text:p>0.0577772</text:p>
          </table:table-cell>
          <table:table-cell office:value-type="float" office:value="0.1069468" calcext:value-type="float">
            <text:p>0.1069468</text:p>
          </table:table-cell>
          <table:table-cell office:value-type="float" office:value="0.106419" calcext:value-type="float">
            <text:p>0.106419</text:p>
          </table:table-cell>
          <table:table-cell office:value-type="float" office:value="0.1082325" calcext:value-type="float">
            <text:p>0.1082325</text:p>
          </table:table-cell>
          <table:table-cell office:value-type="float" office:value="0.108766" calcext:value-type="float">
            <text:p>0.108766</text:p>
          </table:table-cell>
          <table:table-cell office:value-type="float" office:value="0.1106074" calcext:value-type="float">
            <text:p>0.1106074</text:p>
          </table:table-cell>
          <table:table-cell office:value-type="float" office:value="0.1145351" calcext:value-type="float">
            <text:p>0.1145351</text:p>
          </table:table-cell>
          <table:table-cell office:value-type="float" office:value="0" calcext:value-type="float">
            <text:p>0</text:p>
          </table:table-cell>
          <table:table-cell office:value-type="float" office:value="22.95682" calcext:value-type="float">
            <text:p>22.95682</text:p>
          </table:table-cell>
          <table:table-cell office:value-type="float" office:value="23.98364" calcext:value-type="float">
            <text:p>23.98364</text:p>
          </table:table-cell>
          <table:table-cell office:value-type="float" office:value="11.27692" calcext:value-type="float">
            <text:p>11.27692</text:p>
          </table:table-cell>
          <table:table-cell office:value-type="float" office:value="6.215227" calcext:value-type="float">
            <text:p>6.215227</text:p>
          </table:table-cell>
          <table:table-cell office:value-type="float" office:value="4.450572" calcext:value-type="float">
            <text:p>4.450572</text:p>
          </table:table-cell>
          <table:table-cell office:value-type="float" office:value="1.787242" calcext:value-type="float">
            <text:p>1.787242</text:p>
          </table:table-cell>
          <table:table-cell office:value-type="float" office:value="1.352658" calcext:value-type="float">
            <text:p>1.352658</text:p>
          </table:table-cell>
          <table:table-cell office:value-type="float" office:value="2.889271" calcext:value-type="float">
            <text:p>2.889271</text:p>
          </table:table-cell>
          <table:table-cell office:value-type="float" office:value="4.422516" calcext:value-type="float">
            <text:p>4.422516</text:p>
          </table:table-cell>
          <table:table-cell office:value-type="float" office:value="4.393303" calcext:value-type="float">
            <text:p>4.393303</text:p>
          </table:table-cell>
          <table:table-cell office:value-type="float" office:value="4.595761" calcext:value-type="float">
            <text:p>4.595761</text:p>
          </table:table-cell>
          <table:table-cell office:value-type="float" office:value="4.655645" calcext:value-type="float">
            <text:p>4.655645</text:p>
          </table:table-cell>
          <table:table-cell office:value-type="float" office:value="4.841644" calcext:value-type="float">
            <text:p>4.841644</text:p>
          </table:table-cell>
          <table:table-cell office:value-type="float" office:value="5.215397" calcext:value-type="float">
            <text:p>5.215397</text:p>
          </table:table-cell>
          <table:table-cell office:value-type="float" office:value="0" calcext:value-type="float">
            <text:p>0</text:p>
          </table:table-cell>
          <table:table-cell office:value-type="float" office:value="0.005461546" calcext:value-type="float">
            <text:p>0.0054615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012002" calcext:value-type="float">
            <text:p>15012002</text:p>
          </table:table-cell>
          <table:table-cell office:value-type="float" office:value="1.862774" calcext:value-type="float">
            <text:p>1.862774</text:p>
          </table:table-cell>
          <table:table-cell office:value-type="float" office:value="136.9639" calcext:value-type="float">
            <text:p>136.96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59997" calcext:value-type="float">
            <text:p>18.59997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395653" calcext:value-type="float">
            <text:p>3.95653E-11</text:p>
          </table:table-cell>
          <table:table-cell office:value-type="float" office:value="0" calcext:value-type="float">
            <text:p>0</text:p>
          </table:table-cell>
          <table:table-cell office:value-type="float" office:value="0.0000000003811305" calcext:value-type="float">
            <text:p>3.811305E-10</text:p>
          </table:table-cell>
          <table:table-cell office:value-type="float" office:value="1185.607" calcext:value-type="float">
            <text:p>1185.607</text:p>
          </table:table-cell>
          <table:table-cell office:value-type="float" office:value="1.394615" calcext:value-type="float">
            <text:p>1.394615</text:p>
          </table:table-cell>
          <table:table-cell office:value-type="float" office:value="0" calcext:value-type="float">
            <text:p>0</text:p>
          </table:table-cell>
          <table:table-cell office:value-type="float" office:value="0.1151042" calcext:value-type="float">
            <text:p>0.1151042</text:p>
          </table:table-cell>
          <table:table-cell office:value-type="float" office:value="0.1861187" calcext:value-type="float">
            <text:p>0.1861187</text:p>
          </table:table-cell>
          <table:table-cell office:value-type="float" office:value="0.07511236" calcext:value-type="float">
            <text:p>0.07511236</text:p>
          </table:table-cell>
          <table:table-cell office:value-type="float" office:value="0.04037909" calcext:value-type="float">
            <text:p>0.04037909</text:p>
          </table:table-cell>
          <table:table-cell office:value-type="float" office:value="0.03020505" calcext:value-type="float">
            <text:p>0.03020505</text:p>
          </table:table-cell>
          <table:table-cell office:value-type="float" office:value="0.01827026" calcext:value-type="float">
            <text:p>0.01827026</text:p>
          </table:table-cell>
          <table:table-cell office:value-type="float" office:value="0.02214769" calcext:value-type="float">
            <text:p>0.02214769</text:p>
          </table:table-cell>
          <table:table-cell office:value-type="float" office:value="0.0578228" calcext:value-type="float">
            <text:p>0.0578228</text:p>
          </table:table-cell>
          <table:table-cell office:value-type="float" office:value="0.1070323" calcext:value-type="float">
            <text:p>0.1070323</text:p>
          </table:table-cell>
          <table:table-cell office:value-type="float" office:value="0.1065058" calcext:value-type="float">
            <text:p>0.1065058</text:p>
          </table:table-cell>
          <table:table-cell office:value-type="float" office:value="0.1083305" calcext:value-type="float">
            <text:p>0.1083305</text:p>
          </table:table-cell>
          <table:table-cell office:value-type="float" office:value="0.108864" calcext:value-type="float">
            <text:p>0.108864</text:p>
          </table:table-cell>
          <table:table-cell office:value-type="float" office:value="0.1107111" calcext:value-type="float">
            <text:p>0.1107111</text:p>
          </table:table-cell>
          <table:table-cell office:value-type="float" office:value="0.1146474" calcext:value-type="float">
            <text:p>0.1146474</text:p>
          </table:table-cell>
          <table:table-cell office:value-type="float" office:value="0" calcext:value-type="float">
            <text:p>0</text:p>
          </table:table-cell>
          <table:table-cell office:value-type="float" office:value="22.93794" calcext:value-type="float">
            <text:p>22.93794</text:p>
          </table:table-cell>
          <table:table-cell office:value-type="float" office:value="23.97011" calcext:value-type="float">
            <text:p>23.97011</text:p>
          </table:table-cell>
          <table:table-cell office:value-type="float" office:value="11.26915" calcext:value-type="float">
            <text:p>11.26915</text:p>
          </table:table-cell>
          <table:table-cell office:value-type="float" office:value="6.210662" calcext:value-type="float">
            <text:p>6.210662</text:p>
          </table:table-cell>
          <table:table-cell office:value-type="float" office:value="4.447882" calcext:value-type="float">
            <text:p>4.447882</text:p>
          </table:table-cell>
          <table:table-cell office:value-type="float" office:value="1.787718" calcext:value-type="float">
            <text:p>1.787718</text:p>
          </table:table-cell>
          <table:table-cell office:value-type="float" office:value="1.35444" calcext:value-type="float">
            <text:p>1.35444</text:p>
          </table:table-cell>
          <table:table-cell office:value-type="float" office:value="2.894661" calcext:value-type="float">
            <text:p>2.894661</text:p>
          </table:table-cell>
          <table:table-cell office:value-type="float" office:value="4.431254" calcext:value-type="float">
            <text:p>4.431254</text:p>
          </table:table-cell>
          <table:table-cell office:value-type="float" office:value="4.402379" calcext:value-type="float">
            <text:p>4.402379</text:p>
          </table:table-cell>
          <table:table-cell office:value-type="float" office:value="4.605367" calcext:value-type="float">
            <text:p>4.605367</text:p>
          </table:table-cell>
          <table:table-cell office:value-type="float" office:value="4.665246" calcext:value-type="float">
            <text:p>4.665246</text:p>
          </table:table-cell>
          <table:table-cell office:value-type="float" office:value="4.851407" calcext:value-type="float">
            <text:p>4.851407</text:p>
          </table:table-cell>
          <table:table-cell office:value-type="float" office:value="5.225231" calcext:value-type="float">
            <text:p>5.225231</text:p>
          </table:table-cell>
          <table:table-cell office:value-type="float" office:value="0" calcext:value-type="float">
            <text:p>0</text:p>
          </table:table-cell>
          <table:table-cell office:value-type="float" office:value="0.007563153" calcext:value-type="float">
            <text:p>0.0075631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012002" calcext:value-type="float">
            <text:p>16012002</text:p>
          </table:table-cell>
          <table:table-cell office:value-type="float" office:value="1.862648" calcext:value-type="float">
            <text:p>1.862648</text:p>
          </table:table-cell>
          <table:table-cell office:value-type="float" office:value="136.9635" calcext:value-type="float">
            <text:p>136.96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6311" calcext:value-type="float">
            <text:p>18.6311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395653" calcext:value-type="float">
            <text:p>3.95653E-11</text:p>
          </table:table-cell>
          <table:table-cell office:value-type="float" office:value="0" calcext:value-type="float">
            <text:p>0</text:p>
          </table:table-cell>
          <table:table-cell office:value-type="float" office:value="0.0000000003811305" calcext:value-type="float">
            <text:p>3.811305E-10</text:p>
          </table:table-cell>
          <table:table-cell office:value-type="float" office:value="1185.576" calcext:value-type="float">
            <text:p>1185.576</text:p>
          </table:table-cell>
          <table:table-cell office:value-type="float" office:value="1.395115" calcext:value-type="float">
            <text:p>1.395115</text:p>
          </table:table-cell>
          <table:table-cell office:value-type="float" office:value="0" calcext:value-type="float">
            <text:p>0</text:p>
          </table:table-cell>
          <table:table-cell office:value-type="float" office:value="0.1202422" calcext:value-type="float">
            <text:p>0.1202422</text:p>
          </table:table-cell>
          <table:table-cell office:value-type="float" office:value="0.1810413" calcext:value-type="float">
            <text:p>0.1810413</text:p>
          </table:table-cell>
          <table:table-cell office:value-type="float" office:value="0.07526311" calcext:value-type="float">
            <text:p>0.07526311</text:p>
          </table:table-cell>
          <table:table-cell office:value-type="float" office:value="0.04040712" calcext:value-type="float">
            <text:p>0.04040712</text:p>
          </table:table-cell>
          <table:table-cell office:value-type="float" office:value="0.03014818" calcext:value-type="float">
            <text:p>0.03014818</text:p>
          </table:table-cell>
          <table:table-cell office:value-type="float" office:value="0.01826374" calcext:value-type="float">
            <text:p>0.01826374</text:p>
          </table:table-cell>
          <table:table-cell office:value-type="float" office:value="0.02214395" calcext:value-type="float">
            <text:p>0.02214395</text:p>
          </table:table-cell>
          <table:table-cell office:value-type="float" office:value="0.05786516" calcext:value-type="float">
            <text:p>0.05786516</text:p>
          </table:table-cell>
          <table:table-cell office:value-type="float" office:value="0.1071179" calcext:value-type="float">
            <text:p>0.1071179</text:p>
          </table:table-cell>
          <table:table-cell office:value-type="float" office:value="0.1065932" calcext:value-type="float">
            <text:p>0.1065932</text:p>
          </table:table-cell>
          <table:table-cell office:value-type="float" office:value="0.1084285" calcext:value-type="float">
            <text:p>0.1084285</text:p>
          </table:table-cell>
          <table:table-cell office:value-type="float" office:value="0.1089634" calcext:value-type="float">
            <text:p>0.1089634</text:p>
          </table:table-cell>
          <table:table-cell office:value-type="float" office:value="0.1108155" calcext:value-type="float">
            <text:p>0.1108155</text:p>
          </table:table-cell>
          <table:table-cell office:value-type="float" office:value="0.1147598" calcext:value-type="float">
            <text:p>0.1147598</text:p>
          </table:table-cell>
          <table:table-cell office:value-type="float" office:value="0" calcext:value-type="float">
            <text:p>0</text:p>
          </table:table-cell>
          <table:table-cell office:value-type="float" office:value="22.91859" calcext:value-type="float">
            <text:p>22.91859</text:p>
          </table:table-cell>
          <table:table-cell office:value-type="float" office:value="23.95666" calcext:value-type="float">
            <text:p>23.95666</text:p>
          </table:table-cell>
          <table:table-cell office:value-type="float" office:value="11.26175" calcext:value-type="float">
            <text:p>11.26175</text:p>
          </table:table-cell>
          <table:table-cell office:value-type="float" office:value="6.206125" calcext:value-type="float">
            <text:p>6.206125</text:p>
          </table:table-cell>
          <table:table-cell office:value-type="float" office:value="4.445171" calcext:value-type="float">
            <text:p>4.445171</text:p>
          </table:table-cell>
          <table:table-cell office:value-type="float" office:value="1.788196" calcext:value-type="float">
            <text:p>1.788196</text:p>
          </table:table-cell>
          <table:table-cell office:value-type="float" office:value="1.356222" calcext:value-type="float">
            <text:p>1.356222</text:p>
          </table:table-cell>
          <table:table-cell office:value-type="float" office:value="2.90005" calcext:value-type="float">
            <text:p>2.90005</text:p>
          </table:table-cell>
          <table:table-cell office:value-type="float" office:value="4.439984" calcext:value-type="float">
            <text:p>4.439984</text:p>
          </table:table-cell>
          <table:table-cell office:value-type="float" office:value="4.411451" calcext:value-type="float">
            <text:p>4.411451</text:p>
          </table:table-cell>
          <table:table-cell office:value-type="float" office:value="4.614955" calcext:value-type="float">
            <text:p>4.614955</text:p>
          </table:table-cell>
          <table:table-cell office:value-type="float" office:value="4.674824" calcext:value-type="float">
            <text:p>4.674824</text:p>
          </table:table-cell>
          <table:table-cell office:value-type="float" office:value="4.861136" calcext:value-type="float">
            <text:p>4.861136</text:p>
          </table:table-cell>
          <table:table-cell office:value-type="float" office:value="5.23588" calcext:value-type="float">
            <text:p>5.23588</text:p>
          </table:table-cell>
          <table:table-cell office:value-type="float" office:value="0" calcext:value-type="float">
            <text:p>0</text:p>
          </table:table-cell>
          <table:table-cell office:value-type="float" office:value="0.01150593" calcext:value-type="float">
            <text:p>0.011505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7012002" calcext:value-type="float">
            <text:p>17012002</text:p>
          </table:table-cell>
          <table:table-cell office:value-type="float" office:value="1.862539" calcext:value-type="float">
            <text:p>1.862539</text:p>
          </table:table-cell>
          <table:table-cell office:value-type="float" office:value="136.9631" calcext:value-type="float">
            <text:p>136.96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66229" calcext:value-type="float">
            <text:p>18.66229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395653" calcext:value-type="float">
            <text:p>3.95653E-11</text:p>
          </table:table-cell>
          <table:table-cell office:value-type="float" office:value="0" calcext:value-type="float">
            <text:p>0</text:p>
          </table:table-cell>
          <table:table-cell office:value-type="float" office:value="0.0000000003811305" calcext:value-type="float">
            <text:p>3.811305E-10</text:p>
          </table:table-cell>
          <table:table-cell office:value-type="float" office:value="1185.546" calcext:value-type="float">
            <text:p>1185.546</text:p>
          </table:table-cell>
          <table:table-cell office:value-type="float" office:value="1.395498" calcext:value-type="float">
            <text:p>1.395498</text:p>
          </table:table-cell>
          <table:table-cell office:value-type="float" office:value="0" calcext:value-type="float">
            <text:p>0</text:p>
          </table:table-cell>
          <table:table-cell office:value-type="float" office:value="0.108444" calcext:value-type="float">
            <text:p>0.108444</text:p>
          </table:table-cell>
          <table:table-cell office:value-type="float" office:value="0.1807676" calcext:value-type="float">
            <text:p>0.1807676</text:p>
          </table:table-cell>
          <table:table-cell office:value-type="float" office:value="0.07582323" calcext:value-type="float">
            <text:p>0.07582323</text:p>
          </table:table-cell>
          <table:table-cell office:value-type="float" office:value="0.04047778" calcext:value-type="float">
            <text:p>0.04047778</text:p>
          </table:table-cell>
          <table:table-cell office:value-type="float" office:value="0.03010445" calcext:value-type="float">
            <text:p>0.03010445</text:p>
          </table:table-cell>
          <table:table-cell office:value-type="float" office:value="0.01825173" calcext:value-type="float">
            <text:p>0.01825173</text:p>
          </table:table-cell>
          <table:table-cell office:value-type="float" office:value="0.02213642" calcext:value-type="float">
            <text:p>0.02213642</text:p>
          </table:table-cell>
          <table:table-cell office:value-type="float" office:value="0.05790548" calcext:value-type="float">
            <text:p>0.05790548</text:p>
          </table:table-cell>
          <table:table-cell office:value-type="float" office:value="0.1072033" calcext:value-type="float">
            <text:p>0.1072033</text:p>
          </table:table-cell>
          <table:table-cell office:value-type="float" office:value="0.1066811" calcext:value-type="float">
            <text:p>0.1066811</text:p>
          </table:table-cell>
          <table:table-cell office:value-type="float" office:value="0.1085266" calcext:value-type="float">
            <text:p>0.1085266</text:p>
          </table:table-cell>
          <table:table-cell office:value-type="float" office:value="0.1090631" calcext:value-type="float">
            <text:p>0.1090631</text:p>
          </table:table-cell>
          <table:table-cell office:value-type="float" office:value="0.1109189" calcext:value-type="float">
            <text:p>0.1109189</text:p>
          </table:table-cell>
          <table:table-cell office:value-type="float" office:value="0.1148723" calcext:value-type="float">
            <text:p>0.1148723</text:p>
          </table:table-cell>
          <table:table-cell office:value-type="float" office:value="0" calcext:value-type="float">
            <text:p>0</text:p>
          </table:table-cell>
          <table:table-cell office:value-type="float" office:value="22.89929" calcext:value-type="float">
            <text:p>22.89929</text:p>
          </table:table-cell>
          <table:table-cell office:value-type="float" office:value="23.94421" calcext:value-type="float">
            <text:p>23.94421</text:p>
          </table:table-cell>
          <table:table-cell office:value-type="float" office:value="11.25473" calcext:value-type="float">
            <text:p>11.25473</text:p>
          </table:table-cell>
          <table:table-cell office:value-type="float" office:value="6.201641" calcext:value-type="float">
            <text:p>6.201641</text:p>
          </table:table-cell>
          <table:table-cell office:value-type="float" office:value="4.442461" calcext:value-type="float">
            <text:p>4.442461</text:p>
          </table:table-cell>
          <table:table-cell office:value-type="float" office:value="1.788674" calcext:value-type="float">
            <text:p>1.788674</text:p>
          </table:table-cell>
          <table:table-cell office:value-type="float" office:value="1.357996" calcext:value-type="float">
            <text:p>1.357996</text:p>
          </table:table-cell>
          <table:table-cell office:value-type="float" office:value="2.905439" calcext:value-type="float">
            <text:p>2.905439</text:p>
          </table:table-cell>
          <table:table-cell office:value-type="float" office:value="4.448714" calcext:value-type="float">
            <text:p>4.448714</text:p>
          </table:table-cell>
          <table:table-cell office:value-type="float" office:value="4.420526" calcext:value-type="float">
            <text:p>4.420526</text:p>
          </table:table-cell>
          <table:table-cell office:value-type="float" office:value="4.624543" calcext:value-type="float">
            <text:p>4.624543</text:p>
          </table:table-cell>
          <table:table-cell office:value-type="float" office:value="4.684396" calcext:value-type="float">
            <text:p>4.684396</text:p>
          </table:table-cell>
          <table:table-cell office:value-type="float" office:value="4.870866" calcext:value-type="float">
            <text:p>4.870866</text:p>
          </table:table-cell>
          <table:table-cell office:value-type="float" office:value="5.245985" calcext:value-type="float">
            <text:p>5.245985</text:p>
          </table:table-cell>
          <table:table-cell office:value-type="float" office:value="0" calcext:value-type="float">
            <text:p>0</text:p>
          </table:table-cell>
          <table:table-cell office:value-type="float" office:value="0.005604742" calcext:value-type="float">
            <text:p>0.0056047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8012002" calcext:value-type="float">
            <text:p>18012002</text:p>
          </table:table-cell>
          <table:table-cell office:value-type="float" office:value="1.862505" calcext:value-type="float">
            <text:p>1.862505</text:p>
          </table:table-cell>
          <table:table-cell office:value-type="float" office:value="136.9625" calcext:value-type="float">
            <text:p>136.96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69354" calcext:value-type="float">
            <text:p>18.69354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395653" calcext:value-type="float">
            <text:p>3.95653E-11</text:p>
          </table:table-cell>
          <table:table-cell office:value-type="float" office:value="0" calcext:value-type="float">
            <text:p>0</text:p>
          </table:table-cell>
          <table:table-cell office:value-type="float" office:value="0.0000000003811305" calcext:value-type="float">
            <text:p>3.811305E-10</text:p>
          </table:table-cell>
          <table:table-cell office:value-type="float" office:value="1185.516" calcext:value-type="float">
            <text:p>1185.516</text:p>
          </table:table-cell>
          <table:table-cell office:value-type="float" office:value="1.394937" calcext:value-type="float">
            <text:p>1.394937</text:p>
          </table:table-cell>
          <table:table-cell office:value-type="float" office:value="0" calcext:value-type="float">
            <text:p>0</text:p>
          </table:table-cell>
          <table:table-cell office:value-type="float" office:value="0.1165682" calcext:value-type="float">
            <text:p>0.1165682</text:p>
          </table:table-cell>
          <table:table-cell office:value-type="float" office:value="0.1883761" calcext:value-type="float">
            <text:p>0.1883761</text:p>
          </table:table-cell>
          <table:table-cell office:value-type="float" office:value="0.07787528" calcext:value-type="float">
            <text:p>0.07787528</text:p>
          </table:table-cell>
          <table:table-cell office:value-type="float" office:value="0.04064189" calcext:value-type="float">
            <text:p>0.04064189</text:p>
          </table:table-cell>
          <table:table-cell office:value-type="float" office:value="0.03008824" calcext:value-type="float">
            <text:p>0.03008824</text:p>
          </table:table-cell>
          <table:table-cell office:value-type="float" office:value="0.01824072" calcext:value-type="float">
            <text:p>0.01824072</text:p>
          </table:table-cell>
          <table:table-cell office:value-type="float" office:value="0.02212972" calcext:value-type="float">
            <text:p>0.02212972</text:p>
          </table:table-cell>
          <table:table-cell office:value-type="float" office:value="0.05794431" calcext:value-type="float">
            <text:p>0.05794431</text:p>
          </table:table-cell>
          <table:table-cell office:value-type="float" office:value="0.1072887" calcext:value-type="float">
            <text:p>0.1072887</text:p>
          </table:table-cell>
          <table:table-cell office:value-type="float" office:value="0.1067694" calcext:value-type="float">
            <text:p>0.1067694</text:p>
          </table:table-cell>
          <table:table-cell office:value-type="float" office:value="0.1086248" calcext:value-type="float">
            <text:p>0.1086248</text:p>
          </table:table-cell>
          <table:table-cell office:value-type="float" office:value="0.1091616" calcext:value-type="float">
            <text:p>0.1091616</text:p>
          </table:table-cell>
          <table:table-cell office:value-type="float" office:value="0.1110215" calcext:value-type="float">
            <text:p>0.1110215</text:p>
          </table:table-cell>
          <table:table-cell office:value-type="float" office:value="0.1149851" calcext:value-type="float">
            <text:p>0.1149851</text:p>
          </table:table-cell>
          <table:table-cell office:value-type="float" office:value="0" calcext:value-type="float">
            <text:p>0</text:p>
          </table:table-cell>
          <table:table-cell office:value-type="float" office:value="22.88249" calcext:value-type="float">
            <text:p>22.88249</text:p>
          </table:table-cell>
          <table:table-cell office:value-type="float" office:value="23.9332" calcext:value-type="float">
            <text:p>23.9332</text:p>
          </table:table-cell>
          <table:table-cell office:value-type="float" office:value="11.24827" calcext:value-type="float">
            <text:p>11.24827</text:p>
          </table:table-cell>
          <table:table-cell office:value-type="float" office:value="6.197226" calcext:value-type="float">
            <text:p>6.197226</text:p>
          </table:table-cell>
          <table:table-cell office:value-type="float" office:value="4.439751" calcext:value-type="float">
            <text:p>4.439751</text:p>
          </table:table-cell>
          <table:table-cell office:value-type="float" office:value="1.78915" calcext:value-type="float">
            <text:p>1.78915</text:p>
          </table:table-cell>
          <table:table-cell office:value-type="float" office:value="1.359764" calcext:value-type="float">
            <text:p>1.359764</text:p>
          </table:table-cell>
          <table:table-cell office:value-type="float" office:value="2.910828" calcext:value-type="float">
            <text:p>2.910828</text:p>
          </table:table-cell>
          <table:table-cell office:value-type="float" office:value="4.457444" calcext:value-type="float">
            <text:p>4.457444</text:p>
          </table:table-cell>
          <table:table-cell office:value-type="float" office:value="4.429577" calcext:value-type="float">
            <text:p>4.429577</text:p>
          </table:table-cell>
          <table:table-cell office:value-type="float" office:value="4.634112" calcext:value-type="float">
            <text:p>4.634112</text:p>
          </table:table-cell>
          <table:table-cell office:value-type="float" office:value="4.693971" calcext:value-type="float">
            <text:p>4.693971</text:p>
          </table:table-cell>
          <table:table-cell office:value-type="float" office:value="4.880575" calcext:value-type="float">
            <text:p>4.880575</text:p>
          </table:table-cell>
          <table:table-cell office:value-type="float" office:value="5.254659" calcext:value-type="float">
            <text:p>5.254659</text:p>
          </table:table-cell>
          <table:table-cell office:value-type="float" office:value="0" calcext:value-type="float">
            <text:p>0</text:p>
          </table:table-cell>
          <table:table-cell office:value-type="float" office:value="0.01478639" calcext:value-type="float">
            <text:p>0.014786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9012002" calcext:value-type="float">
            <text:p>19012002</text:p>
          </table:table-cell>
          <table:table-cell office:value-type="float" office:value="1.862362" calcext:value-type="float">
            <text:p>1.862362</text:p>
          </table:table-cell>
          <table:table-cell office:value-type="float" office:value="136.9622" calcext:value-type="float">
            <text:p>136.96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72467" calcext:value-type="float">
            <text:p>18.72467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5707895" calcext:value-type="float">
            <text:p>5.707895E-11</text:p>
          </table:table-cell>
          <table:table-cell office:value-type="float" office:value="0" calcext:value-type="float">
            <text:p>0</text:p>
          </table:table-cell>
          <table:table-cell office:value-type="float" office:value="0.0000000005504677" calcext:value-type="float">
            <text:p>5.504677E-10</text:p>
          </table:table-cell>
          <table:table-cell office:value-type="float" office:value="1185.485" calcext:value-type="float">
            <text:p>1185.485</text:p>
          </table:table-cell>
          <table:table-cell office:value-type="float" office:value="1.39598" calcext:value-type="float">
            <text:p>1.39598</text:p>
          </table:table-cell>
          <table:table-cell office:value-type="float" office:value="0" calcext:value-type="float">
            <text:p>0</text:p>
          </table:table-cell>
          <table:table-cell office:value-type="float" office:value="0.09118422" calcext:value-type="float">
            <text:p>0.09118422</text:p>
          </table:table-cell>
          <table:table-cell office:value-type="float" office:value="0.1724347" calcext:value-type="float">
            <text:p>0.1724347</text:p>
          </table:table-cell>
          <table:table-cell office:value-type="float" office:value="0.0764954" calcext:value-type="float">
            <text:p>0.0764954</text:p>
          </table:table-cell>
          <table:table-cell office:value-type="float" office:value="0.04125717" calcext:value-type="float">
            <text:p>0.04125717</text:p>
          </table:table-cell>
          <table:table-cell office:value-type="float" office:value="0.03013111" calcext:value-type="float">
            <text:p>0.03013111</text:p>
          </table:table-cell>
          <table:table-cell office:value-type="float" office:value="0.01826326" calcext:value-type="float">
            <text:p>0.01826326</text:p>
          </table:table-cell>
          <table:table-cell office:value-type="float" office:value="0.02213762" calcext:value-type="float">
            <text:p>0.02213762</text:p>
          </table:table-cell>
          <table:table-cell office:value-type="float" office:value="0.05798404" calcext:value-type="float">
            <text:p>0.05798404</text:p>
          </table:table-cell>
          <table:table-cell office:value-type="float" office:value="0.1073736" calcext:value-type="float">
            <text:p>0.1073736</text:p>
          </table:table-cell>
          <table:table-cell office:value-type="float" office:value="0.1068576" calcext:value-type="float">
            <text:p>0.1068576</text:p>
          </table:table-cell>
          <table:table-cell office:value-type="float" office:value="0.1087231" calcext:value-type="float">
            <text:p>0.1087231</text:p>
          </table:table-cell>
          <table:table-cell office:value-type="float" office:value="0.1092613" calcext:value-type="float">
            <text:p>0.1092613</text:p>
          </table:table-cell>
          <table:table-cell office:value-type="float" office:value="0.1111252" calcext:value-type="float">
            <text:p>0.1111252</text:p>
          </table:table-cell>
          <table:table-cell office:value-type="float" office:value="0.1150974" calcext:value-type="float">
            <text:p>0.1150974</text:p>
          </table:table-cell>
          <table:table-cell office:value-type="float" office:value="0" calcext:value-type="float">
            <text:p>0</text:p>
          </table:table-cell>
          <table:table-cell office:value-type="float" office:value="22.86287" calcext:value-type="float">
            <text:p>22.86287</text:p>
          </table:table-cell>
          <table:table-cell office:value-type="float" office:value="23.92001" calcext:value-type="float">
            <text:p>23.92001</text:p>
          </table:table-cell>
          <table:table-cell office:value-type="float" office:value="11.24256" calcext:value-type="float">
            <text:p>11.24256</text:p>
          </table:table-cell>
          <table:table-cell office:value-type="float" office:value="6.193045" calcext:value-type="float">
            <text:p>6.193045</text:p>
          </table:table-cell>
          <table:table-cell office:value-type="float" office:value="4.437064" calcext:value-type="float">
            <text:p>4.437064</text:p>
          </table:table-cell>
          <table:table-cell office:value-type="float" office:value="1.789626" calcext:value-type="float">
            <text:p>1.789626</text:p>
          </table:table-cell>
          <table:table-cell office:value-type="float" office:value="1.361533" calcext:value-type="float">
            <text:p>1.361533</text:p>
          </table:table-cell>
          <table:table-cell office:value-type="float" office:value="2.916218" calcext:value-type="float">
            <text:p>2.916218</text:p>
          </table:table-cell>
          <table:table-cell office:value-type="float" office:value="4.466131" calcext:value-type="float">
            <text:p>4.466131</text:p>
          </table:table-cell>
          <table:table-cell office:value-type="float" office:value="4.438613" calcext:value-type="float">
            <text:p>4.438613</text:p>
          </table:table-cell>
          <table:table-cell office:value-type="float" office:value="4.643671" calcext:value-type="float">
            <text:p>4.643671</text:p>
          </table:table-cell>
          <table:table-cell office:value-type="float" office:value="4.703521" calcext:value-type="float">
            <text:p>4.703521</text:p>
          </table:table-cell>
          <table:table-cell office:value-type="float" office:value="4.890265" calcext:value-type="float">
            <text:p>4.890265</text:p>
          </table:table-cell>
          <table:table-cell office:value-type="float" office:value="5.265139" calcext:value-type="float">
            <text:p>5.265139</text:p>
          </table:table-cell>
          <table:table-cell office:value-type="float" office:value="0" calcext:value-type="float">
            <text:p>0</text:p>
          </table:table-cell>
          <table:table-cell office:value-type="float" office:value="0.003948103" calcext:value-type="float">
            <text:p>0.0039481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012002" calcext:value-type="float">
            <text:p>20012002</text:p>
          </table:table-cell>
          <table:table-cell office:value-type="float" office:value="1.862142" calcext:value-type="float">
            <text:p>1.862142</text:p>
          </table:table-cell>
          <table:table-cell office:value-type="float" office:value="136.9619" calcext:value-type="float">
            <text:p>136.96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75559" calcext:value-type="float">
            <text:p>18.75559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6831696" calcext:value-type="float">
            <text:p>6.831696E-11</text:p>
          </table:table-cell>
          <table:table-cell office:value-type="float" office:value="0" calcext:value-type="float">
            <text:p>0</text:p>
          </table:table-cell>
          <table:table-cell office:value-type="float" office:value="0.0000000006592201" calcext:value-type="float">
            <text:p>6.592201E-10</text:p>
          </table:table-cell>
          <table:table-cell office:value-type="float" office:value="1185.455" calcext:value-type="float">
            <text:p>1185.455</text:p>
          </table:table-cell>
          <table:table-cell office:value-type="float" office:value="1.398546" calcext:value-type="float">
            <text:p>1.398546</text:p>
          </table:table-cell>
          <table:table-cell office:value-type="float" office:value="0" calcext:value-type="float">
            <text:p>0</text:p>
          </table:table-cell>
          <table:table-cell office:value-type="float" office:value="0.08326505" calcext:value-type="float">
            <text:p>0.08326505</text:p>
          </table:table-cell>
          <table:table-cell office:value-type="float" office:value="0.1686335" calcext:value-type="float">
            <text:p>0.1686335</text:p>
          </table:table-cell>
          <table:table-cell office:value-type="float" office:value="0.07446112" calcext:value-type="float">
            <text:p>0.07446112</text:p>
          </table:table-cell>
          <table:table-cell office:value-type="float" office:value="0.04140536" calcext:value-type="float">
            <text:p>0.04140536</text:p>
          </table:table-cell>
          <table:table-cell office:value-type="float" office:value="0.03016123" calcext:value-type="float">
            <text:p>0.03016123</text:p>
          </table:table-cell>
          <table:table-cell office:value-type="float" office:value="0.01829475" calcext:value-type="float">
            <text:p>0.01829475</text:p>
          </table:table-cell>
          <table:table-cell office:value-type="float" office:value="0.02215966" calcext:value-type="float">
            <text:p>0.02215966</text:p>
          </table:table-cell>
          <table:table-cell office:value-type="float" office:value="0.05802858" calcext:value-type="float">
            <text:p>0.05802858</text:p>
          </table:table-cell>
          <table:table-cell office:value-type="float" office:value="0.1074591" calcext:value-type="float">
            <text:p>0.1074591</text:p>
          </table:table-cell>
          <table:table-cell office:value-type="float" office:value="0.1069464" calcext:value-type="float">
            <text:p>0.1069464</text:p>
          </table:table-cell>
          <table:table-cell office:value-type="float" office:value="0.1088215" calcext:value-type="float">
            <text:p>0.1088215</text:p>
          </table:table-cell>
          <table:table-cell office:value-type="float" office:value="0.1093608" calcext:value-type="float">
            <text:p>0.1093608</text:p>
          </table:table-cell>
          <table:table-cell office:value-type="float" office:value="0.1112291" calcext:value-type="float">
            <text:p>0.1112291</text:p>
          </table:table-cell>
          <table:table-cell office:value-type="float" office:value="0.1152094" calcext:value-type="float">
            <text:p>0.1152094</text:p>
          </table:table-cell>
          <table:table-cell office:value-type="float" office:value="0" calcext:value-type="float">
            <text:p>0</text:p>
          </table:table-cell>
          <table:table-cell office:value-type="float" office:value="22.83653" calcext:value-type="float">
            <text:p>22.83653</text:p>
          </table:table-cell>
          <table:table-cell office:value-type="float" office:value="23.90435" calcext:value-type="float">
            <text:p>23.90435</text:p>
          </table:table-cell>
          <table:table-cell office:value-type="float" office:value="11.23612" calcext:value-type="float">
            <text:p>11.23612</text:p>
          </table:table-cell>
          <table:table-cell office:value-type="float" office:value="6.189051" calcext:value-type="float">
            <text:p>6.189051</text:p>
          </table:table-cell>
          <table:table-cell office:value-type="float" office:value="4.434431" calcext:value-type="float">
            <text:p>4.434431</text:p>
          </table:table-cell>
          <table:table-cell office:value-type="float" office:value="1.790101" calcext:value-type="float">
            <text:p>1.790101</text:p>
          </table:table-cell>
          <table:table-cell office:value-type="float" office:value="1.363301" calcext:value-type="float">
            <text:p>1.363301</text:p>
          </table:table-cell>
          <table:table-cell office:value-type="float" office:value="2.921606" calcext:value-type="float">
            <text:p>2.921606</text:p>
          </table:table-cell>
          <table:table-cell office:value-type="float" office:value="4.474815" calcext:value-type="float">
            <text:p>4.474815</text:p>
          </table:table-cell>
          <table:table-cell office:value-type="float" office:value="4.447649" calcext:value-type="float">
            <text:p>4.447649</text:p>
          </table:table-cell>
          <table:table-cell office:value-type="float" office:value="4.653229" calcext:value-type="float">
            <text:p>4.653229</text:p>
          </table:table-cell>
          <table:table-cell office:value-type="float" office:value="4.713055" calcext:value-type="float">
            <text:p>4.713055</text:p>
          </table:table-cell>
          <table:table-cell office:value-type="float" office:value="4.899957" calcext:value-type="float">
            <text:p>4.899957</text:p>
          </table:table-cell>
          <table:table-cell office:value-type="float" office:value="5.276501" calcext:value-type="float">
            <text:p>5.276501</text:p>
          </table:table-cell>
          <table:table-cell office:value-type="float" office:value="0" calcext:value-type="float">
            <text:p>0</text:p>
          </table:table-cell>
          <table:table-cell office:value-type="float" office:value="0.00504755" calcext:value-type="float">
            <text:p>0.005047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1012002" calcext:value-type="float">
            <text:p>21012002</text:p>
          </table:table-cell>
          <table:table-cell office:value-type="float" office:value="1.861784" calcext:value-type="float">
            <text:p>1.861784</text:p>
          </table:table-cell>
          <table:table-cell office:value-type="float" office:value="136.9617" calcext:value-type="float">
            <text:p>136.96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78641" calcext:value-type="float">
            <text:p>18.78641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6831696" calcext:value-type="float">
            <text:p>6.831696E-11</text:p>
          </table:table-cell>
          <table:table-cell office:value-type="float" office:value="0" calcext:value-type="float">
            <text:p>0</text:p>
          </table:table-cell>
          <table:table-cell office:value-type="float" office:value="0.0000000006592201" calcext:value-type="float">
            <text:p>6.592201E-10</text:p>
          </table:table-cell>
          <table:table-cell office:value-type="float" office:value="1185.425" calcext:value-type="float">
            <text:p>1185.425</text:p>
          </table:table-cell>
          <table:table-cell office:value-type="float" office:value="1.402571" calcext:value-type="float">
            <text:p>1.402571</text:p>
          </table:table-cell>
          <table:table-cell office:value-type="float" office:value="0" calcext:value-type="float">
            <text:p>0</text:p>
          </table:table-cell>
          <table:table-cell office:value-type="float" office:value="0.08603615" calcext:value-type="float">
            <text:p>0.08603615</text:p>
          </table:table-cell>
          <table:table-cell office:value-type="float" office:value="0.1699632" calcext:value-type="float">
            <text:p>0.1699632</text:p>
          </table:table-cell>
          <table:table-cell office:value-type="float" office:value="0.07208518" calcext:value-type="float">
            <text:p>0.07208518</text:p>
          </table:table-cell>
          <table:table-cell office:value-type="float" office:value="0.04147338" calcext:value-type="float">
            <text:p>0.04147338</text:p>
          </table:table-cell>
          <table:table-cell office:value-type="float" office:value="0.03020151" calcext:value-type="float">
            <text:p>0.03020151</text:p>
          </table:table-cell>
          <table:table-cell office:value-type="float" office:value="0.01832478" calcext:value-type="float">
            <text:p>0.01832478</text:p>
          </table:table-cell>
          <table:table-cell office:value-type="float" office:value="0.02218874" calcext:value-type="float">
            <text:p>0.02218874</text:p>
          </table:table-cell>
          <table:table-cell office:value-type="float" office:value="0.05807447" calcext:value-type="float">
            <text:p>0.05807447</text:p>
          </table:table-cell>
          <table:table-cell office:value-type="float" office:value="0.1075455" calcext:value-type="float">
            <text:p>0.1075455</text:p>
          </table:table-cell>
          <table:table-cell office:value-type="float" office:value="0.1070353" calcext:value-type="float">
            <text:p>0.1070353</text:p>
          </table:table-cell>
          <table:table-cell office:value-type="float" office:value="0.1089199" calcext:value-type="float">
            <text:p>0.1089199</text:p>
          </table:table-cell>
          <table:table-cell office:value-type="float" office:value="0.1094634" calcext:value-type="float">
            <text:p>0.1094634</text:p>
          </table:table-cell>
          <table:table-cell office:value-type="float" office:value="0.1113331" calcext:value-type="float">
            <text:p>0.1113331</text:p>
          </table:table-cell>
          <table:table-cell office:value-type="float" office:value="0.1153213" calcext:value-type="float">
            <text:p>0.1153213</text:p>
          </table:table-cell>
          <table:table-cell office:value-type="float" office:value="0" calcext:value-type="float">
            <text:p>0</text:p>
          </table:table-cell>
          <table:table-cell office:value-type="float" office:value="22.81137" calcext:value-type="float">
            <text:p>22.81137</text:p>
          </table:table-cell>
          <table:table-cell office:value-type="float" office:value="23.88783" calcext:value-type="float">
            <text:p>23.88783</text:p>
          </table:table-cell>
          <table:table-cell office:value-type="float" office:value="11.22873" calcext:value-type="float">
            <text:p>11.22873</text:p>
          </table:table-cell>
          <table:table-cell office:value-type="float" office:value="6.185144" calcext:value-type="float">
            <text:p>6.185144</text:p>
          </table:table-cell>
          <table:table-cell office:value-type="float" office:value="4.431835" calcext:value-type="float">
            <text:p>4.431835</text:p>
          </table:table-cell>
          <table:table-cell office:value-type="float" office:value="1.790586" calcext:value-type="float">
            <text:p>1.790586</text:p>
          </table:table-cell>
          <table:table-cell office:value-type="float" office:value="1.36507" calcext:value-type="float">
            <text:p>1.36507</text:p>
          </table:table-cell>
          <table:table-cell office:value-type="float" office:value="2.926984" calcext:value-type="float">
            <text:p>2.926984</text:p>
          </table:table-cell>
          <table:table-cell office:value-type="float" office:value="4.4835" calcext:value-type="float">
            <text:p>4.4835</text:p>
          </table:table-cell>
          <table:table-cell office:value-type="float" office:value="4.456677" calcext:value-type="float">
            <text:p>4.456677</text:p>
          </table:table-cell>
          <table:table-cell office:value-type="float" office:value="4.66276" calcext:value-type="float">
            <text:p>4.66276</text:p>
          </table:table-cell>
          <table:table-cell office:value-type="float" office:value="4.722592" calcext:value-type="float">
            <text:p>4.722592</text:p>
          </table:table-cell>
          <table:table-cell office:value-type="float" office:value="4.90963" calcext:value-type="float">
            <text:p>4.90963</text:p>
          </table:table-cell>
          <table:table-cell office:value-type="float" office:value="5.28902" calcext:value-type="float">
            <text:p>5.28902</text:p>
          </table:table-cell>
          <table:table-cell office:value-type="float" office:value="0" calcext:value-type="float">
            <text:p>0</text:p>
          </table:table-cell>
          <table:table-cell office:value-type="float" office:value="0.004808154" calcext:value-type="float">
            <text:p>0.0048081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2012002" calcext:value-type="float">
            <text:p>22012002</text:p>
          </table:table-cell>
          <table:table-cell office:value-type="float" office:value="1.861404" calcext:value-type="float">
            <text:p>1.861404</text:p>
          </table:table-cell>
          <table:table-cell office:value-type="float" office:value="136.9615" calcext:value-type="float">
            <text:p>136.96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81709" calcext:value-type="float">
            <text:p>18.81709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6831696" calcext:value-type="float">
            <text:p>6.831696E-11</text:p>
          </table:table-cell>
          <table:table-cell office:value-type="float" office:value="0" calcext:value-type="float">
            <text:p>0</text:p>
          </table:table-cell>
          <table:table-cell office:value-type="float" office:value="0.0000000006592201" calcext:value-type="float">
            <text:p>6.592201E-10</text:p>
          </table:table-cell>
          <table:table-cell office:value-type="float" office:value="1185.395" calcext:value-type="float">
            <text:p>1185.395</text:p>
          </table:table-cell>
          <table:table-cell office:value-type="float" office:value="1.406309" calcext:value-type="float">
            <text:p>1.406309</text:p>
          </table:table-cell>
          <table:table-cell office:value-type="float" office:value="0" calcext:value-type="float">
            <text:p>0</text:p>
          </table:table-cell>
          <table:table-cell office:value-type="float" office:value="0.09708486" calcext:value-type="float">
            <text:p>0.09708486</text:p>
          </table:table-cell>
          <table:table-cell office:value-type="float" office:value="0.1768711" calcext:value-type="float">
            <text:p>0.1768711</text:p>
          </table:table-cell>
          <table:table-cell office:value-type="float" office:value="0.06900489" calcext:value-type="float">
            <text:p>0.06900489</text:p>
          </table:table-cell>
          <table:table-cell office:value-type="float" office:value="0.04196851" calcext:value-type="float">
            <text:p>0.04196851</text:p>
          </table:table-cell>
          <table:table-cell office:value-type="float" office:value="0.03025369" calcext:value-type="float">
            <text:p>0.03025369</text:p>
          </table:table-cell>
          <table:table-cell office:value-type="float" office:value="0.01836158" calcext:value-type="float">
            <text:p>0.01836158</text:p>
          </table:table-cell>
          <table:table-cell office:value-type="float" office:value="0.02222669" calcext:value-type="float">
            <text:p>0.02222669</text:p>
          </table:table-cell>
          <table:table-cell office:value-type="float" office:value="0.05812203" calcext:value-type="float">
            <text:p>0.05812203</text:p>
          </table:table-cell>
          <table:table-cell office:value-type="float" office:value="0.1076327" calcext:value-type="float">
            <text:p>0.1076327</text:p>
          </table:table-cell>
          <table:table-cell office:value-type="float" office:value="0.1071248" calcext:value-type="float">
            <text:p>0.1071248</text:p>
          </table:table-cell>
          <table:table-cell office:value-type="float" office:value="0.1090182" calcext:value-type="float">
            <text:p>0.1090182</text:p>
          </table:table-cell>
          <table:table-cell office:value-type="float" office:value="0.1095633" calcext:value-type="float">
            <text:p>0.1095633</text:p>
          </table:table-cell>
          <table:table-cell office:value-type="float" office:value="0.111437" calcext:value-type="float">
            <text:p>0.111437</text:p>
          </table:table-cell>
          <table:table-cell office:value-type="float" office:value="0.115433" calcext:value-type="float">
            <text:p>0.115433</text:p>
          </table:table-cell>
          <table:table-cell office:value-type="float" office:value="0" calcext:value-type="float">
            <text:p>0</text:p>
          </table:table-cell>
          <table:table-cell office:value-type="float" office:value="22.78721" calcext:value-type="float">
            <text:p>22.78721</text:p>
          </table:table-cell>
          <table:table-cell office:value-type="float" office:value="23.87089" calcext:value-type="float">
            <text:p>23.87089</text:p>
          </table:table-cell>
          <table:table-cell office:value-type="float" office:value="11.21962" calcext:value-type="float">
            <text:p>11.21962</text:p>
          </table:table-cell>
          <table:table-cell office:value-type="float" office:value="6.181273" calcext:value-type="float">
            <text:p>6.181273</text:p>
          </table:table-cell>
          <table:table-cell office:value-type="float" office:value="4.429267" calcext:value-type="float">
            <text:p>4.429267</text:p>
          </table:table-cell>
          <table:table-cell office:value-type="float" office:value="1.791074" calcext:value-type="float">
            <text:p>1.791074</text:p>
          </table:table-cell>
          <table:table-cell office:value-type="float" office:value="1.366842" calcext:value-type="float">
            <text:p>1.366842</text:p>
          </table:table-cell>
          <table:table-cell office:value-type="float" office:value="2.932342" calcext:value-type="float">
            <text:p>2.932342</text:p>
          </table:table-cell>
          <table:table-cell office:value-type="float" office:value="4.492185" calcext:value-type="float">
            <text:p>4.492185</text:p>
          </table:table-cell>
          <table:table-cell office:value-type="float" office:value="4.465675" calcext:value-type="float">
            <text:p>4.465675</text:p>
          </table:table-cell>
          <table:table-cell office:value-type="float" office:value="4.672291" calcext:value-type="float">
            <text:p>4.672291</text:p>
          </table:table-cell>
          <table:table-cell office:value-type="float" office:value="4.732124" calcext:value-type="float">
            <text:p>4.732124</text:p>
          </table:table-cell>
          <table:table-cell office:value-type="float" office:value="4.919282" calcext:value-type="float">
            <text:p>4.919282</text:p>
          </table:table-cell>
          <table:table-cell office:value-type="float" office:value="5.301981" calcext:value-type="float">
            <text:p>5.301981</text:p>
          </table:table-cell>
          <table:table-cell office:value-type="float" office:value="0" calcext:value-type="float">
            <text:p>0</text:p>
          </table:table-cell>
          <table:table-cell office:value-type="float" office:value="0.004536048" calcext:value-type="float">
            <text:p>0.0045360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3012002" calcext:value-type="float">
            <text:p>23012002</text:p>
          </table:table-cell>
          <table:table-cell office:value-type="float" office:value="1.861255" calcext:value-type="float">
            <text:p>1.861255</text:p>
          </table:table-cell>
          <table:table-cell office:value-type="float" office:value="136.9611" calcext:value-type="float">
            <text:p>136.96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84783" calcext:value-type="float">
            <text:p>18.84783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6831696" calcext:value-type="float">
            <text:p>6.831696E-11</text:p>
          </table:table-cell>
          <table:table-cell office:value-type="float" office:value="0" calcext:value-type="float">
            <text:p>0</text:p>
          </table:table-cell>
          <table:table-cell office:value-type="float" office:value="0.0000000006592201" calcext:value-type="float">
            <text:p>6.592201E-10</text:p>
          </table:table-cell>
          <table:table-cell office:value-type="float" office:value="1185.364" calcext:value-type="float">
            <text:p>1185.364</text:p>
          </table:table-cell>
          <table:table-cell office:value-type="float" office:value="1.406569" calcext:value-type="float">
            <text:p>1.406569</text:p>
          </table:table-cell>
          <table:table-cell office:value-type="float" office:value="0" calcext:value-type="float">
            <text:p>0</text:p>
          </table:table-cell>
          <table:table-cell office:value-type="float" office:value="0.131065" calcext:value-type="float">
            <text:p>0.131065</text:p>
          </table:table-cell>
          <table:table-cell office:value-type="float" office:value="0.1825367" calcext:value-type="float">
            <text:p>0.1825367</text:p>
          </table:table-cell>
          <table:table-cell office:value-type="float" office:value="0.07279411" calcext:value-type="float">
            <text:p>0.07279411</text:p>
          </table:table-cell>
          <table:table-cell office:value-type="float" office:value="0.04177516" calcext:value-type="float">
            <text:p>0.04177516</text:p>
          </table:table-cell>
          <table:table-cell office:value-type="float" office:value="0.03030566" calcext:value-type="float">
            <text:p>0.03030566</text:p>
          </table:table-cell>
          <table:table-cell office:value-type="float" office:value="0.01836138" calcext:value-type="float">
            <text:p>0.01836138</text:p>
          </table:table-cell>
          <table:table-cell office:value-type="float" office:value="0.02225388" calcext:value-type="float">
            <text:p>0.02225388</text:p>
          </table:table-cell>
          <table:table-cell office:value-type="float" office:value="0.05817055" calcext:value-type="float">
            <text:p>0.05817055</text:p>
          </table:table-cell>
          <table:table-cell office:value-type="float" office:value="0.1077205" calcext:value-type="float">
            <text:p>0.1077205</text:p>
          </table:table-cell>
          <table:table-cell office:value-type="float" office:value="0.1072141" calcext:value-type="float">
            <text:p>0.1072141</text:p>
          </table:table-cell>
          <table:table-cell office:value-type="float" office:value="0.1091166" calcext:value-type="float">
            <text:p>0.1091166</text:p>
          </table:table-cell>
          <table:table-cell office:value-type="float" office:value="0.1096633" calcext:value-type="float">
            <text:p>0.1096633</text:p>
          </table:table-cell>
          <table:table-cell office:value-type="float" office:value="0.1115387" calcext:value-type="float">
            <text:p>0.1115387</text:p>
          </table:table-cell>
          <table:table-cell office:value-type="float" office:value="0.1155449" calcext:value-type="float">
            <text:p>0.1155449</text:p>
          </table:table-cell>
          <table:table-cell office:value-type="float" office:value="0" calcext:value-type="float">
            <text:p>0</text:p>
          </table:table-cell>
          <table:table-cell office:value-type="float" office:value="22.7681" calcext:value-type="float">
            <text:p>22.7681</text:p>
          </table:table-cell>
          <table:table-cell office:value-type="float" office:value="23.85532" calcext:value-type="float">
            <text:p>23.85532</text:p>
          </table:table-cell>
          <table:table-cell office:value-type="float" office:value="11.2105" calcext:value-type="float">
            <text:p>11.2105</text:p>
          </table:table-cell>
          <table:table-cell office:value-type="float" office:value="6.177425" calcext:value-type="float">
            <text:p>6.177425</text:p>
          </table:table-cell>
          <table:table-cell office:value-type="float" office:value="4.426694" calcext:value-type="float">
            <text:p>4.426694</text:p>
          </table:table-cell>
          <table:table-cell office:value-type="float" office:value="1.791562" calcext:value-type="float">
            <text:p>1.791562</text:p>
          </table:table-cell>
          <table:table-cell office:value-type="float" office:value="1.368624" calcext:value-type="float">
            <text:p>1.368624</text:p>
          </table:table-cell>
          <table:table-cell office:value-type="float" office:value="2.9377" calcext:value-type="float">
            <text:p>2.9377</text:p>
          </table:table-cell>
          <table:table-cell office:value-type="float" office:value="4.500859" calcext:value-type="float">
            <text:p>4.500859</text:p>
          </table:table-cell>
          <table:table-cell office:value-type="float" office:value="4.474673" calcext:value-type="float">
            <text:p>4.474673</text:p>
          </table:table-cell>
          <table:table-cell office:value-type="float" office:value="4.681809" calcext:value-type="float">
            <text:p>4.681809</text:p>
          </table:table-cell>
          <table:table-cell office:value-type="float" office:value="4.741621" calcext:value-type="float">
            <text:p>4.741621</text:p>
          </table:table-cell>
          <table:table-cell office:value-type="float" office:value="4.928934" calcext:value-type="float">
            <text:p>4.928934</text:p>
          </table:table-cell>
          <table:table-cell office:value-type="float" office:value="5.31195" calcext:value-type="float">
            <text:p>5.31195</text:p>
          </table:table-cell>
          <table:table-cell office:value-type="float" office:value="0" calcext:value-type="float">
            <text:p>0</text:p>
          </table:table-cell>
          <table:table-cell office:value-type="float" office:value="0.02216035" calcext:value-type="float">
            <text:p>0.022160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4012002" calcext:value-type="float">
            <text:p>24012002</text:p>
          </table:table-cell>
          <table:table-cell office:value-type="float" office:value="1.861024" calcext:value-type="float">
            <text:p>1.861024</text:p>
          </table:table-cell>
          <table:table-cell office:value-type="float" office:value="136.9608" calcext:value-type="float">
            <text:p>136.96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87867" calcext:value-type="float">
            <text:p>18.87867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6831696" calcext:value-type="float">
            <text:p>6.831696E-11</text:p>
          </table:table-cell>
          <table:table-cell office:value-type="float" office:value="0" calcext:value-type="float">
            <text:p>0</text:p>
          </table:table-cell>
          <table:table-cell office:value-type="float" office:value="0.0000000006592201" calcext:value-type="float">
            <text:p>6.592201E-10</text:p>
          </table:table-cell>
          <table:table-cell office:value-type="float" office:value="1185.334" calcext:value-type="float">
            <text:p>1185.334</text:p>
          </table:table-cell>
          <table:table-cell office:value-type="float" office:value="1.408233" calcext:value-type="float">
            <text:p>1.408233</text:p>
          </table:table-cell>
          <table:table-cell office:value-type="float" office:value="0" calcext:value-type="float">
            <text:p>0</text:p>
          </table:table-cell>
          <table:table-cell office:value-type="float" office:value="0.1104923" calcext:value-type="float">
            <text:p>0.1104923</text:p>
          </table:table-cell>
          <table:table-cell office:value-type="float" office:value="0.1730102" calcext:value-type="float">
            <text:p>0.1730102</text:p>
          </table:table-cell>
          <table:table-cell office:value-type="float" office:value="0.0735386" calcext:value-type="float">
            <text:p>0.0735386</text:p>
          </table:table-cell>
          <table:table-cell office:value-type="float" office:value="0.04143604" calcext:value-type="float">
            <text:p>0.04143604</text:p>
          </table:table-cell>
          <table:table-cell office:value-type="float" office:value="0.03023904" calcext:value-type="float">
            <text:p>0.03023904</text:p>
          </table:table-cell>
          <table:table-cell office:value-type="float" office:value="0.01835209" calcext:value-type="float">
            <text:p>0.01835209</text:p>
          </table:table-cell>
          <table:table-cell office:value-type="float" office:value="0.0222632" calcext:value-type="float">
            <text:p>0.0222632</text:p>
          </table:table-cell>
          <table:table-cell office:value-type="float" office:value="0.05821437" calcext:value-type="float">
            <text:p>0.05821437</text:p>
          </table:table-cell>
          <table:table-cell office:value-type="float" office:value="0.1078079" calcext:value-type="float">
            <text:p>0.1078079</text:p>
          </table:table-cell>
          <table:table-cell office:value-type="float" office:value="0.1073039" calcext:value-type="float">
            <text:p>0.1073039</text:p>
          </table:table-cell>
          <table:table-cell office:value-type="float" office:value="0.1092151" calcext:value-type="float">
            <text:p>0.1092151</text:p>
          </table:table-cell>
          <table:table-cell office:value-type="float" office:value="0.1097617" calcext:value-type="float">
            <text:p>0.1097617</text:p>
          </table:table-cell>
          <table:table-cell office:value-type="float" office:value="0.1116413" calcext:value-type="float">
            <text:p>0.1116413</text:p>
          </table:table-cell>
          <table:table-cell office:value-type="float" office:value="0.1156565" calcext:value-type="float">
            <text:p>0.1156565</text:p>
          </table:table-cell>
          <table:table-cell office:value-type="float" office:value="0" calcext:value-type="float">
            <text:p>0</text:p>
          </table:table-cell>
          <table:table-cell office:value-type="float" office:value="22.75118" calcext:value-type="float">
            <text:p>22.75118</text:p>
          </table:table-cell>
          <table:table-cell office:value-type="float" office:value="23.84117" calcext:value-type="float">
            <text:p>23.84117</text:p>
          </table:table-cell>
          <table:table-cell office:value-type="float" office:value="11.20242" calcext:value-type="float">
            <text:p>11.20242</text:p>
          </table:table-cell>
          <table:table-cell office:value-type="float" office:value="6.173444" calcext:value-type="float">
            <text:p>6.173444</text:p>
          </table:table-cell>
          <table:table-cell office:value-type="float" office:value="4.424103" calcext:value-type="float">
            <text:p>4.424103</text:p>
          </table:table-cell>
          <table:table-cell office:value-type="float" office:value="1.792051" calcext:value-type="float">
            <text:p>1.792051</text:p>
          </table:table-cell>
          <table:table-cell office:value-type="float" office:value="1.370406" calcext:value-type="float">
            <text:p>1.370406</text:p>
          </table:table-cell>
          <table:table-cell office:value-type="float" office:value="2.943059" calcext:value-type="float">
            <text:p>2.943059</text:p>
          </table:table-cell>
          <table:table-cell office:value-type="float" office:value="4.509498" calcext:value-type="float">
            <text:p>4.509498</text:p>
          </table:table-cell>
          <table:table-cell office:value-type="float" office:value="4.483673" calcext:value-type="float">
            <text:p>4.483673</text:p>
          </table:table-cell>
          <table:table-cell office:value-type="float" office:value="4.691311" calcext:value-type="float">
            <text:p>4.691311</text:p>
          </table:table-cell>
          <table:table-cell office:value-type="float" office:value="4.751115" calcext:value-type="float">
            <text:p>4.751115</text:p>
          </table:table-cell>
          <table:table-cell office:value-type="float" office:value="4.938587" calcext:value-type="float">
            <text:p>4.938587</text:p>
          </table:table-cell>
          <table:table-cell office:value-type="float" office:value="5.323061" calcext:value-type="float">
            <text:p>5.323061</text:p>
          </table:table-cell>
          <table:table-cell office:value-type="float" office:value="0" calcext:value-type="float">
            <text:p>0</text:p>
          </table:table-cell>
          <table:table-cell office:value-type="float" office:value="0.009447455" calcext:value-type="float">
            <text:p>0.0094474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5012002" calcext:value-type="float">
            <text:p>25012002</text:p>
          </table:table-cell>
          <table:table-cell office:value-type="float" office:value="1.860613" calcext:value-type="float">
            <text:p>1.860613</text:p>
          </table:table-cell>
          <table:table-cell office:value-type="float" office:value="136.9605" calcext:value-type="float">
            <text:p>136.96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90937" calcext:value-type="float">
            <text:p>18.90937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6831696" calcext:value-type="float">
            <text:p>6.831696E-11</text:p>
          </table:table-cell>
          <table:table-cell office:value-type="float" office:value="0" calcext:value-type="float">
            <text:p>0</text:p>
          </table:table-cell>
          <table:table-cell office:value-type="float" office:value="0.0000000006592201" calcext:value-type="float">
            <text:p>6.592201E-10</text:p>
          </table:table-cell>
          <table:table-cell office:value-type="float" office:value="1185.304" calcext:value-type="float">
            <text:p>1185.304</text:p>
          </table:table-cell>
          <table:table-cell office:value-type="float" office:value="1.40833" calcext:value-type="float">
            <text:p>1.40833</text:p>
          </table:table-cell>
          <table:table-cell office:value-type="float" office:value="0" calcext:value-type="float">
            <text:p>0</text:p>
          </table:table-cell>
          <table:table-cell office:value-type="float" office:value="0.09817298" calcext:value-type="float">
            <text:p>0.09817298</text:p>
          </table:table-cell>
          <table:table-cell office:value-type="float" office:value="0.1716669" calcext:value-type="float">
            <text:p>0.1716669</text:p>
          </table:table-cell>
          <table:table-cell office:value-type="float" office:value="0.0723274" calcext:value-type="float">
            <text:p>0.0723274</text:p>
          </table:table-cell>
          <table:table-cell office:value-type="float" office:value="0.04189506" calcext:value-type="float">
            <text:p>0.04189506</text:p>
          </table:table-cell>
          <table:table-cell office:value-type="float" office:value="0.03039525" calcext:value-type="float">
            <text:p>0.03039525</text:p>
          </table:table-cell>
          <table:table-cell office:value-type="float" office:value="0.01839136" calcext:value-type="float">
            <text:p>0.01839136</text:p>
          </table:table-cell>
          <table:table-cell office:value-type="float" office:value="0.02227768" calcext:value-type="float">
            <text:p>0.02227768</text:p>
          </table:table-cell>
          <table:table-cell office:value-type="float" office:value="0.05825775" calcext:value-type="float">
            <text:p>0.05825775</text:p>
          </table:table-cell>
          <table:table-cell office:value-type="float" office:value="0.1078942" calcext:value-type="float">
            <text:p>0.1078942</text:p>
          </table:table-cell>
          <table:table-cell office:value-type="float" office:value="0.1073942" calcext:value-type="float">
            <text:p>0.1073942</text:p>
          </table:table-cell>
          <table:table-cell office:value-type="float" office:value="0.1093135" calcext:value-type="float">
            <text:p>0.1093135</text:p>
          </table:table-cell>
          <table:table-cell office:value-type="float" office:value="0.1098607" calcext:value-type="float">
            <text:p>0.1098607</text:p>
          </table:table-cell>
          <table:table-cell office:value-type="float" office:value="0.1117442" calcext:value-type="float">
            <text:p>0.1117442</text:p>
          </table:table-cell>
          <table:table-cell office:value-type="float" office:value="0.1157679" calcext:value-type="float">
            <text:p>0.1157679</text:p>
          </table:table-cell>
          <table:table-cell office:value-type="float" office:value="0" calcext:value-type="float">
            <text:p>0</text:p>
          </table:table-cell>
          <table:table-cell office:value-type="float" office:value="22.73424" calcext:value-type="float">
            <text:p>22.73424</text:p>
          </table:table-cell>
          <table:table-cell office:value-type="float" office:value="23.82507" calcext:value-type="float">
            <text:p>23.82507</text:p>
          </table:table-cell>
          <table:table-cell office:value-type="float" office:value="11.19387" calcext:value-type="float">
            <text:p>11.19387</text:p>
          </table:table-cell>
          <table:table-cell office:value-type="float" office:value="6.169441" calcext:value-type="float">
            <text:p>6.169441</text:p>
          </table:table-cell>
          <table:table-cell office:value-type="float" office:value="4.421515" calcext:value-type="float">
            <text:p>4.421515</text:p>
          </table:table-cell>
          <table:table-cell office:value-type="float" office:value="1.79254" calcext:value-type="float">
            <text:p>1.79254</text:p>
          </table:table-cell>
          <table:table-cell office:value-type="float" office:value="1.372186" calcext:value-type="float">
            <text:p>1.372186</text:p>
          </table:table-cell>
          <table:table-cell office:value-type="float" office:value="2.948417" calcext:value-type="float">
            <text:p>2.948417</text:p>
          </table:table-cell>
          <table:table-cell office:value-type="float" office:value="4.518137" calcext:value-type="float">
            <text:p>4.518137</text:p>
          </table:table-cell>
          <table:table-cell office:value-type="float" office:value="4.492648" calcext:value-type="float">
            <text:p>4.492648</text:p>
          </table:table-cell>
          <table:table-cell office:value-type="float" office:value="4.700814" calcext:value-type="float">
            <text:p>4.700814</text:p>
          </table:table-cell>
          <table:table-cell office:value-type="float" office:value="4.760615" calcext:value-type="float">
            <text:p>4.760615</text:p>
          </table:table-cell>
          <table:table-cell office:value-type="float" office:value="4.948206" calcext:value-type="float">
            <text:p>4.948206</text:p>
          </table:table-cell>
          <table:table-cell office:value-type="float" office:value="5.335297" calcext:value-type="float">
            <text:p>5.335297</text:p>
          </table:table-cell>
          <table:table-cell office:value-type="float" office:value="0" calcext:value-type="float">
            <text:p>0</text:p>
          </table:table-cell>
          <table:table-cell office:value-type="float" office:value="0.003845734" calcext:value-type="float">
            <text:p>0.0038457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6012002" calcext:value-type="float">
            <text:p>26012002</text:p>
          </table:table-cell>
          <table:table-cell office:value-type="float" office:value="1.858226" calcext:value-type="float">
            <text:p>1.858226</text:p>
          </table:table-cell>
          <table:table-cell office:value-type="float" office:value="136.9604" calcext:value-type="float">
            <text:p>136.96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94016" calcext:value-type="float">
            <text:p>18.94016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6831696" calcext:value-type="float">
            <text:p>6.831696E-11</text:p>
          </table:table-cell>
          <table:table-cell office:value-type="float" office:value="0" calcext:value-type="float">
            <text:p>0</text:p>
          </table:table-cell>
          <table:table-cell office:value-type="float" office:value="0.0000000006592201" calcext:value-type="float">
            <text:p>6.592201E-10</text:p>
          </table:table-cell>
          <table:table-cell office:value-type="float" office:value="1185.274" calcext:value-type="float">
            <text:p>1185.274</text:p>
          </table:table-cell>
          <table:table-cell office:value-type="float" office:value="1.404288" calcext:value-type="float">
            <text:p>1.404288</text:p>
          </table:table-cell>
          <table:table-cell office:value-type="float" office:value="0" calcext:value-type="float">
            <text:p>0</text:p>
          </table:table-cell>
          <table:table-cell office:value-type="float" office:value="0.1601108" calcext:value-type="float">
            <text:p>0.1601108</text:p>
          </table:table-cell>
          <table:table-cell office:value-type="float" office:value="0.1843511" calcext:value-type="float">
            <text:p>0.1843511</text:p>
          </table:table-cell>
          <table:table-cell office:value-type="float" office:value="0.07806702" calcext:value-type="float">
            <text:p>0.07806702</text:p>
          </table:table-cell>
          <table:table-cell office:value-type="float" office:value="0.04276438" calcext:value-type="float">
            <text:p>0.04276438</text:p>
          </table:table-cell>
          <table:table-cell office:value-type="float" office:value="0.03112482" calcext:value-type="float">
            <text:p>0.03112482</text:p>
          </table:table-cell>
          <table:table-cell office:value-type="float" office:value="0.01876154" calcext:value-type="float">
            <text:p>0.01876154</text:p>
          </table:table-cell>
          <table:table-cell office:value-type="float" office:value="0.02242313" calcext:value-type="float">
            <text:p>0.02242313</text:p>
          </table:table-cell>
          <table:table-cell office:value-type="float" office:value="0.05833087" calcext:value-type="float">
            <text:p>0.05833087</text:p>
          </table:table-cell>
          <table:table-cell office:value-type="float" office:value="0.1079831" calcext:value-type="float">
            <text:p>0.1079831</text:p>
          </table:table-cell>
          <table:table-cell office:value-type="float" office:value="0.1074846" calcext:value-type="float">
            <text:p>0.1074846</text:p>
          </table:table-cell>
          <table:table-cell office:value-type="float" office:value="0.1094123" calcext:value-type="float">
            <text:p>0.1094123</text:p>
          </table:table-cell>
          <table:table-cell office:value-type="float" office:value="0.1099612" calcext:value-type="float">
            <text:p>0.1099612</text:p>
          </table:table-cell>
          <table:table-cell office:value-type="float" office:value="0.1118456" calcext:value-type="float">
            <text:p>0.1118456</text:p>
          </table:table-cell>
          <table:table-cell office:value-type="float" office:value="0.1158798" calcext:value-type="float">
            <text:p>0.1158798</text:p>
          </table:table-cell>
          <table:table-cell office:value-type="float" office:value="0" calcext:value-type="float">
            <text:p>0</text:p>
          </table:table-cell>
          <table:table-cell office:value-type="float" office:value="22.72121" calcext:value-type="float">
            <text:p>22.72121</text:p>
          </table:table-cell>
          <table:table-cell office:value-type="float" office:value="23.80974" calcext:value-type="float">
            <text:p>23.80974</text:p>
          </table:table-cell>
          <table:table-cell office:value-type="float" office:value="11.18614" calcext:value-type="float">
            <text:p>11.18614</text:p>
          </table:table-cell>
          <table:table-cell office:value-type="float" office:value="6.165647" calcext:value-type="float">
            <text:p>6.165647</text:p>
          </table:table-cell>
          <table:table-cell office:value-type="float" office:value="4.419052" calcext:value-type="float">
            <text:p>4.419052</text:p>
          </table:table-cell>
          <table:table-cell office:value-type="float" office:value="1.793065" calcext:value-type="float">
            <text:p>1.793065</text:p>
          </table:table-cell>
          <table:table-cell office:value-type="float" office:value="1.373972" calcext:value-type="float">
            <text:p>1.373972</text:p>
          </table:table-cell>
          <table:table-cell office:value-type="float" office:value="2.953776" calcext:value-type="float">
            <text:p>2.953776</text:p>
          </table:table-cell>
          <table:table-cell office:value-type="float" office:value="4.526776" calcext:value-type="float">
            <text:p>4.526776</text:p>
          </table:table-cell>
          <table:table-cell office:value-type="float" office:value="4.501609" calcext:value-type="float">
            <text:p>4.501609</text:p>
          </table:table-cell>
          <table:table-cell office:value-type="float" office:value="4.710292" calcext:value-type="float">
            <text:p>4.710292</text:p>
          </table:table-cell>
          <table:table-cell office:value-type="float" office:value="4.770092" calcext:value-type="float">
            <text:p>4.770092</text:p>
          </table:table-cell>
          <table:table-cell office:value-type="float" office:value="4.95782" calcext:value-type="float">
            <text:p>4.95782</text:p>
          </table:table-cell>
          <table:table-cell office:value-type="float" office:value="5.345716" calcext:value-type="float">
            <text:p>5.345716</text:p>
          </table:table-cell>
          <table:table-cell office:value-type="float" office:value="0" calcext:value-type="float">
            <text:p>0</text:p>
          </table:table-cell>
          <table:table-cell office:value-type="float" office:value="1.821442" calcext:value-type="float">
            <text:p>1.8214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7012002" calcext:value-type="float">
            <text:p>27012002</text:p>
          </table:table-cell>
          <table:table-cell office:value-type="float" office:value="1.856839" calcext:value-type="float">
            <text:p>1.856839</text:p>
          </table:table-cell>
          <table:table-cell office:value-type="float" office:value="136.9597" calcext:value-type="float">
            <text:p>136.95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97126" calcext:value-type="float">
            <text:p>18.97126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6831696" calcext:value-type="float">
            <text:p>6.831696E-11</text:p>
          </table:table-cell>
          <table:table-cell office:value-type="float" office:value="0" calcext:value-type="float">
            <text:p>0</text:p>
          </table:table-cell>
          <table:table-cell office:value-type="float" office:value="-0.00005422122" calcext:value-type="float">
            <text:p>-5.422122E-05</text:p>
          </table:table-cell>
          <table:table-cell office:value-type="float" office:value="1185.245" calcext:value-type="float">
            <text:p>1185.245</text:p>
          </table:table-cell>
          <table:table-cell office:value-type="float" office:value="1.402557" calcext:value-type="float">
            <text:p>1.402557</text:p>
          </table:table-cell>
          <table:table-cell office:value-type="float" office:value="0" calcext:value-type="float">
            <text:p>0</text:p>
          </table:table-cell>
          <table:table-cell office:value-type="float" office:value="0.1816255" calcext:value-type="float">
            <text:p>0.1816255</text:p>
          </table:table-cell>
          <table:table-cell office:value-type="float" office:value="0.1856035" calcext:value-type="float">
            <text:p>0.1856035</text:p>
          </table:table-cell>
          <table:table-cell office:value-type="float" office:value="0.07958473" calcext:value-type="float">
            <text:p>0.07958473</text:p>
          </table:table-cell>
          <table:table-cell office:value-type="float" office:value="0.04324245" calcext:value-type="float">
            <text:p>0.04324245</text:p>
          </table:table-cell>
          <table:table-cell office:value-type="float" office:value="0.03152402" calcext:value-type="float">
            <text:p>0.03152402</text:p>
          </table:table-cell>
          <table:table-cell office:value-type="float" office:value="0.01923913" calcext:value-type="float">
            <text:p>0.01923913</text:p>
          </table:table-cell>
          <table:table-cell office:value-type="float" office:value="0.02270735" calcext:value-type="float">
            <text:p>0.02270735</text:p>
          </table:table-cell>
          <table:table-cell office:value-type="float" office:value="0.05848825" calcext:value-type="float">
            <text:p>0.05848825</text:p>
          </table:table-cell>
          <table:table-cell office:value-type="float" office:value="0.1080888" calcext:value-type="float">
            <text:p>0.1080888</text:p>
          </table:table-cell>
          <table:table-cell office:value-type="float" office:value="0.1075759" calcext:value-type="float">
            <text:p>0.1075759</text:p>
          </table:table-cell>
          <table:table-cell office:value-type="float" office:value="0.1095106" calcext:value-type="float">
            <text:p>0.1095106</text:p>
          </table:table-cell>
          <table:table-cell office:value-type="float" office:value="0.1100635" calcext:value-type="float">
            <text:p>0.1100635</text:p>
          </table:table-cell>
          <table:table-cell office:value-type="float" office:value="0.1120426" calcext:value-type="float">
            <text:p>0.1120426</text:p>
          </table:table-cell>
          <table:table-cell office:value-type="float" office:value="0.1159589" calcext:value-type="float">
            <text:p>0.1159589</text:p>
          </table:table-cell>
          <table:table-cell office:value-type="float" office:value="0" calcext:value-type="float">
            <text:p>0</text:p>
          </table:table-cell>
          <table:table-cell office:value-type="float" office:value="22.71906" calcext:value-type="float">
            <text:p>22.71906</text:p>
          </table:table-cell>
          <table:table-cell office:value-type="float" office:value="23.79667" calcext:value-type="float">
            <text:p>23.79667</text:p>
          </table:table-cell>
          <table:table-cell office:value-type="float" office:value="11.17994" calcext:value-type="float">
            <text:p>11.17994</text:p>
          </table:table-cell>
          <table:table-cell office:value-type="float" office:value="6.162164" calcext:value-type="float">
            <text:p>6.162164</text:p>
          </table:table-cell>
          <table:table-cell office:value-type="float" office:value="4.416825" calcext:value-type="float">
            <text:p>4.416825</text:p>
          </table:table-cell>
          <table:table-cell office:value-type="float" office:value="1.793701" calcext:value-type="float">
            <text:p>1.793701</text:p>
          </table:table-cell>
          <table:table-cell office:value-type="float" office:value="1.375807" calcext:value-type="float">
            <text:p>1.375807</text:p>
          </table:table-cell>
          <table:table-cell office:value-type="float" office:value="2.959141" calcext:value-type="float">
            <text:p>2.959141</text:p>
          </table:table-cell>
          <table:table-cell office:value-type="float" office:value="4.535415" calcext:value-type="float">
            <text:p>4.535415</text:p>
          </table:table-cell>
          <table:table-cell office:value-type="float" office:value="4.51057" calcext:value-type="float">
            <text:p>4.51057</text:p>
          </table:table-cell>
          <table:table-cell office:value-type="float" office:value="4.719766" calcext:value-type="float">
            <text:p>4.719766</text:p>
          </table:table-cell>
          <table:table-cell office:value-type="float" office:value="4.779549" calcext:value-type="float">
            <text:p>4.779549</text:p>
          </table:table-cell>
          <table:table-cell office:value-type="float" office:value="4.967587" calcext:value-type="float">
            <text:p>4.967587</text:p>
          </table:table-cell>
          <table:table-cell office:value-type="float" office:value="5.355989" calcext:value-type="float">
            <text:p>5.355989</text:p>
          </table:table-cell>
          <table:table-cell office:value-type="float" office:value="0" calcext:value-type="float">
            <text:p>0</text:p>
          </table:table-cell>
          <table:table-cell office:value-type="float" office:value="1.99533" calcext:value-type="float">
            <text:p>1.995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8012002" calcext:value-type="float">
            <text:p>28012002</text:p>
          </table:table-cell>
          <table:table-cell office:value-type="float" office:value="1.856655" calcext:value-type="float">
            <text:p>1.856655</text:p>
          </table:table-cell>
          <table:table-cell office:value-type="float" office:value="136.9591" calcext:value-type="float">
            <text:p>136.95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00232" calcext:value-type="float">
            <text:p>19.00232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6831696" calcext:value-type="float">
            <text:p>6.831696E-11</text:p>
          </table:table-cell>
          <table:table-cell office:value-type="float" office:value="0" calcext:value-type="float">
            <text:p>0</text:p>
          </table:table-cell>
          <table:table-cell office:value-type="float" office:value="-0.0001530671" calcext:value-type="float">
            <text:p>-0.0001530671</text:p>
          </table:table-cell>
          <table:table-cell office:value-type="float" office:value="1185.215" calcext:value-type="float">
            <text:p>1185.215</text:p>
          </table:table-cell>
          <table:table-cell office:value-type="float" office:value="1.401802" calcext:value-type="float">
            <text:p>1.401802</text:p>
          </table:table-cell>
          <table:table-cell office:value-type="float" office:value="0" calcext:value-type="float">
            <text:p>0</text:p>
          </table:table-cell>
          <table:table-cell office:value-type="float" office:value="0.166006" calcext:value-type="float">
            <text:p>0.166006</text:p>
          </table:table-cell>
          <table:table-cell office:value-type="float" office:value="0.1882323" calcext:value-type="float">
            <text:p>0.1882323</text:p>
          </table:table-cell>
          <table:table-cell office:value-type="float" office:value="0.07568696" calcext:value-type="float">
            <text:p>0.07568696</text:p>
          </table:table-cell>
          <table:table-cell office:value-type="float" office:value="0.04195725" calcext:value-type="float">
            <text:p>0.04195725</text:p>
          </table:table-cell>
          <table:table-cell office:value-type="float" office:value="0.030725" calcext:value-type="float">
            <text:p>0.030725</text:p>
          </table:table-cell>
          <table:table-cell office:value-type="float" office:value="0.01894621" calcext:value-type="float">
            <text:p>0.01894621</text:p>
          </table:table-cell>
          <table:table-cell office:value-type="float" office:value="0.02267781" calcext:value-type="float">
            <text:p>0.02267781</text:p>
          </table:table-cell>
          <table:table-cell office:value-type="float" office:value="0.05861709" calcext:value-type="float">
            <text:p>0.05861709</text:p>
          </table:table-cell>
          <table:table-cell office:value-type="float" office:value="0.1082113" calcext:value-type="float">
            <text:p>0.1082113</text:p>
          </table:table-cell>
          <table:table-cell office:value-type="float" office:value="0.1076706" calcext:value-type="float">
            <text:p>0.1076706</text:p>
          </table:table-cell>
          <table:table-cell office:value-type="float" office:value="0.1096096" calcext:value-type="float">
            <text:p>0.1096096</text:p>
          </table:table-cell>
          <table:table-cell office:value-type="float" office:value="0.110164" calcext:value-type="float">
            <text:p>0.110164</text:p>
          </table:table-cell>
          <table:table-cell office:value-type="float" office:value="0.1120799" calcext:value-type="float">
            <text:p>0.1120799</text:p>
          </table:table-cell>
          <table:table-cell office:value-type="float" office:value="0.1160807" calcext:value-type="float">
            <text:p>0.1160807</text:p>
          </table:table-cell>
          <table:table-cell office:value-type="float" office:value="0" calcext:value-type="float">
            <text:p>0</text:p>
          </table:table-cell>
          <table:table-cell office:value-type="float" office:value="22.71579" calcext:value-type="float">
            <text:p>22.71579</text:p>
          </table:table-cell>
          <table:table-cell office:value-type="float" office:value="23.78316" calcext:value-type="float">
            <text:p>23.78316</text:p>
          </table:table-cell>
          <table:table-cell office:value-type="float" office:value="11.17334" calcext:value-type="float">
            <text:p>11.17334</text:p>
          </table:table-cell>
          <table:table-cell office:value-type="float" office:value="6.158569" calcext:value-type="float">
            <text:p>6.158569</text:p>
          </table:table-cell>
          <table:table-cell office:value-type="float" office:value="4.414537" calcext:value-type="float">
            <text:p>4.414537</text:p>
          </table:table-cell>
          <table:table-cell office:value-type="float" office:value="1.794368" calcext:value-type="float">
            <text:p>1.794368</text:p>
          </table:table-cell>
          <table:table-cell office:value-type="float" office:value="1.377673" calcext:value-type="float">
            <text:p>1.377673</text:p>
          </table:table-cell>
          <table:table-cell office:value-type="float" office:value="2.964529" calcext:value-type="float">
            <text:p>2.964529</text:p>
          </table:table-cell>
          <table:table-cell office:value-type="float" office:value="4.544054" calcext:value-type="float">
            <text:p>4.544054</text:p>
          </table:table-cell>
          <table:table-cell office:value-type="float" office:value="4.519529" calcext:value-type="float">
            <text:p>4.519529</text:p>
          </table:table-cell>
          <table:table-cell office:value-type="float" office:value="4.729238" calcext:value-type="float">
            <text:p>4.729238</text:p>
          </table:table-cell>
          <table:table-cell office:value-type="float" office:value="4.78901" calcext:value-type="float">
            <text:p>4.78901</text:p>
          </table:table-cell>
          <table:table-cell office:value-type="float" office:value="4.977421" calcext:value-type="float">
            <text:p>4.977421</text:p>
          </table:table-cell>
          <table:table-cell office:value-type="float" office:value="5.365335" calcext:value-type="float">
            <text:p>5.365335</text:p>
          </table:table-cell>
          <table:table-cell office:value-type="float" office:value="0" calcext:value-type="float">
            <text:p>0</text:p>
          </table:table-cell>
          <table:table-cell office:value-type="float" office:value="1.131145" calcext:value-type="float">
            <text:p>1.1311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9012002" calcext:value-type="float">
            <text:p>29012002</text:p>
          </table:table-cell>
          <table:table-cell office:value-type="float" office:value="1.856475" calcext:value-type="float">
            <text:p>1.856475</text:p>
          </table:table-cell>
          <table:table-cell office:value-type="float" office:value="136.9585" calcext:value-type="float">
            <text:p>136.95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03343" calcext:value-type="float">
            <text:p>19.03343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6831696" calcext:value-type="float">
            <text:p>6.831696E-11</text:p>
          </table:table-cell>
          <table:table-cell office:value-type="float" office:value="0" calcext:value-type="float">
            <text:p>0</text:p>
          </table:table-cell>
          <table:table-cell office:value-type="float" office:value="-0.0002473926" calcext:value-type="float">
            <text:p>-0.0002473926</text:p>
          </table:table-cell>
          <table:table-cell office:value-type="float" office:value="1185.185" calcext:value-type="float">
            <text:p>1185.185</text:p>
          </table:table-cell>
          <table:table-cell office:value-type="float" office:value="1.400996" calcext:value-type="float">
            <text:p>1.400996</text:p>
          </table:table-cell>
          <table:table-cell office:value-type="float" office:value="0" calcext:value-type="float">
            <text:p>0</text:p>
          </table:table-cell>
          <table:table-cell office:value-type="float" office:value="0.1563554" calcext:value-type="float">
            <text:p>0.1563554</text:p>
          </table:table-cell>
          <table:table-cell office:value-type="float" office:value="0.1968164" calcext:value-type="float">
            <text:p>0.1968164</text:p>
          </table:table-cell>
          <table:table-cell office:value-type="float" office:value="0.07589091" calcext:value-type="float">
            <text:p>0.07589091</text:p>
          </table:table-cell>
          <table:table-cell office:value-type="float" office:value="0.04147644" calcext:value-type="float">
            <text:p>0.04147644</text:p>
          </table:table-cell>
          <table:table-cell office:value-type="float" office:value="0.03037399" calcext:value-type="float">
            <text:p>0.03037399</text:p>
          </table:table-cell>
          <table:table-cell office:value-type="float" office:value="0.01861909" calcext:value-type="float">
            <text:p>0.01861909</text:p>
          </table:table-cell>
          <table:table-cell office:value-type="float" office:value="0.02250684" calcext:value-type="float">
            <text:p>0.02250684</text:p>
          </table:table-cell>
          <table:table-cell office:value-type="float" office:value="0.0586215" calcext:value-type="float">
            <text:p>0.0586215</text:p>
          </table:table-cell>
          <table:table-cell office:value-type="float" office:value="0.1083206" calcext:value-type="float">
            <text:p>0.1083206</text:p>
          </table:table-cell>
          <table:table-cell office:value-type="float" office:value="0.1077674" calcext:value-type="float">
            <text:p>0.1077674</text:p>
          </table:table-cell>
          <table:table-cell office:value-type="float" office:value="0.1097089" calcext:value-type="float">
            <text:p>0.1097089</text:p>
          </table:table-cell>
          <table:table-cell office:value-type="float" office:value="0.110261" calcext:value-type="float">
            <text:p>0.110261</text:p>
          </table:table-cell>
          <table:table-cell office:value-type="float" office:value="0.1121635" calcext:value-type="float">
            <text:p>0.1121635</text:p>
          </table:table-cell>
          <table:table-cell office:value-type="float" office:value="0.1161956" calcext:value-type="float">
            <text:p>0.1161956</text:p>
          </table:table-cell>
          <table:table-cell office:value-type="float" office:value="0" calcext:value-type="float">
            <text:p>0</text:p>
          </table:table-cell>
          <table:table-cell office:value-type="float" office:value="22.71025" calcext:value-type="float">
            <text:p>22.71025</text:p>
          </table:table-cell>
          <table:table-cell office:value-type="float" office:value="23.77381" calcext:value-type="float">
            <text:p>23.77381</text:p>
          </table:table-cell>
          <table:table-cell office:value-type="float" office:value="11.16618" calcext:value-type="float">
            <text:p>11.16618</text:p>
          </table:table-cell>
          <table:table-cell office:value-type="float" office:value="6.154722" calcext:value-type="float">
            <text:p>6.154722</text:p>
          </table:table-cell>
          <table:table-cell office:value-type="float" office:value="4.412077" calcext:value-type="float">
            <text:p>4.412077</text:p>
          </table:table-cell>
          <table:table-cell office:value-type="float" office:value="1.794947" calcext:value-type="float">
            <text:p>1.794947</text:p>
          </table:table-cell>
          <table:table-cell office:value-type="float" office:value="1.379505" calcext:value-type="float">
            <text:p>1.379505</text:p>
          </table:table-cell>
          <table:table-cell office:value-type="float" office:value="2.969918" calcext:value-type="float">
            <text:p>2.969918</text:p>
          </table:table-cell>
          <table:table-cell office:value-type="float" office:value="4.552692" calcext:value-type="float">
            <text:p>4.552692</text:p>
          </table:table-cell>
          <table:table-cell office:value-type="float" office:value="4.528465" calcext:value-type="float">
            <text:p>4.528465</text:p>
          </table:table-cell>
          <table:table-cell office:value-type="float" office:value="4.738684" calcext:value-type="float">
            <text:p>4.738684</text:p>
          </table:table-cell>
          <table:table-cell office:value-type="float" office:value="4.798468" calcext:value-type="float">
            <text:p>4.798468</text:p>
          </table:table-cell>
          <table:table-cell office:value-type="float" office:value="4.987158" calcext:value-type="float">
            <text:p>4.987158</text:p>
          </table:table-cell>
          <table:table-cell office:value-type="float" office:value="5.373451" calcext:value-type="float">
            <text:p>5.373451</text:p>
          </table:table-cell>
          <table:table-cell office:value-type="float" office:value="0" calcext:value-type="float">
            <text:p>0</text:p>
          </table:table-cell>
          <table:table-cell office:value-type="float" office:value="0.6864573" calcext:value-type="float">
            <text:p>0.68645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0012002" calcext:value-type="float">
            <text:p>30012002</text:p>
          </table:table-cell>
          <table:table-cell office:value-type="float" office:value="1.856312" calcext:value-type="float">
            <text:p>1.856312</text:p>
          </table:table-cell>
          <table:table-cell office:value-type="float" office:value="136.958" calcext:value-type="float">
            <text:p>136.9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06458" calcext:value-type="float">
            <text:p>19.06458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6831696" calcext:value-type="float">
            <text:p>6.831696E-11</text:p>
          </table:table-cell>
          <table:table-cell office:value-type="float" office:value="0" calcext:value-type="float">
            <text:p>0</text:p>
          </table:table-cell>
          <table:table-cell office:value-type="float" office:value="-0.000277958" calcext:value-type="float">
            <text:p>-0.000277958</text:p>
          </table:table-cell>
          <table:table-cell office:value-type="float" office:value="1185.155" calcext:value-type="float">
            <text:p>1185.155</text:p>
          </table:table-cell>
          <table:table-cell office:value-type="float" office:value="1.400192" calcext:value-type="float">
            <text:p>1.400192</text:p>
          </table:table-cell>
          <table:table-cell office:value-type="float" office:value="0" calcext:value-type="float">
            <text:p>0</text:p>
          </table:table-cell>
          <table:table-cell office:value-type="float" office:value="0.1496951" calcext:value-type="float">
            <text:p>0.1496951</text:p>
          </table:table-cell>
          <table:table-cell office:value-type="float" office:value="0.1855095" calcext:value-type="float">
            <text:p>0.1855095</text:p>
          </table:table-cell>
          <table:table-cell office:value-type="float" office:value="0.07974119" calcext:value-type="float">
            <text:p>0.07974119</text:p>
          </table:table-cell>
          <table:table-cell office:value-type="float" office:value="0.04134343" calcext:value-type="float">
            <text:p>0.04134343</text:p>
          </table:table-cell>
          <table:table-cell office:value-type="float" office:value="0.03022793" calcext:value-type="float">
            <text:p>0.03022793</text:p>
          </table:table-cell>
          <table:table-cell office:value-type="float" office:value="0.01847208" calcext:value-type="float">
            <text:p>0.01847208</text:p>
          </table:table-cell>
          <table:table-cell office:value-type="float" office:value="0.0224125" calcext:value-type="float">
            <text:p>0.0224125</text:p>
          </table:table-cell>
          <table:table-cell office:value-type="float" office:value="0.05860138" calcext:value-type="float">
            <text:p>0.05860138</text:p>
          </table:table-cell>
          <table:table-cell office:value-type="float" office:value="0.1084081" calcext:value-type="float">
            <text:p>0.1084081</text:p>
          </table:table-cell>
          <table:table-cell office:value-type="float" office:value="0.107863" calcext:value-type="float">
            <text:p>0.107863</text:p>
          </table:table-cell>
          <table:table-cell office:value-type="float" office:value="0.1098083" calcext:value-type="float">
            <text:p>0.1098083</text:p>
          </table:table-cell>
          <table:table-cell office:value-type="float" office:value="0.1103587" calcext:value-type="float">
            <text:p>0.1103587</text:p>
          </table:table-cell>
          <table:table-cell office:value-type="float" office:value="0.1122617" calcext:value-type="float">
            <text:p>0.1122617</text:p>
          </table:table-cell>
          <table:table-cell office:value-type="float" office:value="0.1163108" calcext:value-type="float">
            <text:p>0.1163108</text:p>
          </table:table-cell>
          <table:table-cell office:value-type="float" office:value="0" calcext:value-type="float">
            <text:p>0</text:p>
          </table:table-cell>
          <table:table-cell office:value-type="float" office:value="22.70354" calcext:value-type="float">
            <text:p>22.70354</text:p>
          </table:table-cell>
          <table:table-cell office:value-type="float" office:value="23.76461" calcext:value-type="float">
            <text:p>23.76461</text:p>
          </table:table-cell>
          <table:table-cell office:value-type="float" office:value="11.16047" calcext:value-type="float">
            <text:p>11.16047</text:p>
          </table:table-cell>
          <table:table-cell office:value-type="float" office:value="6.150841" calcext:value-type="float">
            <text:p>6.150841</text:p>
          </table:table-cell>
          <table:table-cell office:value-type="float" office:value="4.409559" calcext:value-type="float">
            <text:p>4.409559</text:p>
          </table:table-cell>
          <table:table-cell office:value-type="float" office:value="1.795472" calcext:value-type="float">
            <text:p>1.795472</text:p>
          </table:table-cell>
          <table:table-cell office:value-type="float" office:value="1.381307" calcext:value-type="float">
            <text:p>1.381307</text:p>
          </table:table-cell>
          <table:table-cell office:value-type="float" office:value="2.975288" calcext:value-type="float">
            <text:p>2.975288</text:p>
          </table:table-cell>
          <table:table-cell office:value-type="float" office:value="4.561319" calcext:value-type="float">
            <text:p>4.561319</text:p>
          </table:table-cell>
          <table:table-cell office:value-type="float" office:value="4.537387" calcext:value-type="float">
            <text:p>4.537387</text:p>
          </table:table-cell>
          <table:table-cell office:value-type="float" office:value="4.74813" calcext:value-type="float">
            <text:p>4.74813</text:p>
          </table:table-cell>
          <table:table-cell office:value-type="float" office:value="4.807924" calcext:value-type="float">
            <text:p>4.807924</text:p>
          </table:table-cell>
          <table:table-cell office:value-type="float" office:value="4.996829" calcext:value-type="float">
            <text:p>4.996829</text:p>
          </table:table-cell>
          <table:table-cell office:value-type="float" office:value="5.381285" calcext:value-type="float">
            <text:p>5.381285</text:p>
          </table:table-cell>
          <table:table-cell office:value-type="float" office:value="0" calcext:value-type="float">
            <text:p>0</text:p>
          </table:table-cell>
          <table:table-cell office:value-type="float" office:value="0.4317037" calcext:value-type="float">
            <text:p>0.43170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1012002" calcext:value-type="float">
            <text:p>31012002</text:p>
          </table:table-cell>
          <table:table-cell office:value-type="float" office:value="1.85613" calcext:value-type="float">
            <text:p>1.85613</text:p>
          </table:table-cell>
          <table:table-cell office:value-type="float" office:value="136.9575" calcext:value-type="float">
            <text:p>136.95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09564" calcext:value-type="float">
            <text:p>19.09564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6831696" calcext:value-type="float">
            <text:p>6.831696E-11</text:p>
          </table:table-cell>
          <table:table-cell office:value-type="float" office:value="0" calcext:value-type="float">
            <text:p>0</text:p>
          </table:table-cell>
          <table:table-cell office:value-type="float" office:value="-0.000277958" calcext:value-type="float">
            <text:p>-0.000277958</text:p>
          </table:table-cell>
          <table:table-cell office:value-type="float" office:value="1185.124" calcext:value-type="float">
            <text:p>1185.124</text:p>
          </table:table-cell>
          <table:table-cell office:value-type="float" office:value="1.39945" calcext:value-type="float">
            <text:p>1.39945</text:p>
          </table:table-cell>
          <table:table-cell office:value-type="float" office:value="0" calcext:value-type="float">
            <text:p>0</text:p>
          </table:table-cell>
          <table:table-cell office:value-type="float" office:value="0.1498086" calcext:value-type="float">
            <text:p>0.1498086</text:p>
          </table:table-cell>
          <table:table-cell office:value-type="float" office:value="0.1812853" calcext:value-type="float">
            <text:p>0.1812853</text:p>
          </table:table-cell>
          <table:table-cell office:value-type="float" office:value="0.07949088" calcext:value-type="float">
            <text:p>0.07949088</text:p>
          </table:table-cell>
          <table:table-cell office:value-type="float" office:value="0.04128266" calcext:value-type="float">
            <text:p>0.04128266</text:p>
          </table:table-cell>
          <table:table-cell office:value-type="float" office:value="0.03016683" calcext:value-type="float">
            <text:p>0.03016683</text:p>
          </table:table-cell>
          <table:table-cell office:value-type="float" office:value="0.01840732" calcext:value-type="float">
            <text:p>0.01840732</text:p>
          </table:table-cell>
          <table:table-cell office:value-type="float" office:value="0.02237085" calcext:value-type="float">
            <text:p>0.02237085</text:p>
          </table:table-cell>
          <table:table-cell office:value-type="float" office:value="0.05859383" calcext:value-type="float">
            <text:p>0.05859383</text:p>
          </table:table-cell>
          <table:table-cell office:value-type="float" office:value="0.1084834" calcext:value-type="float">
            <text:p>0.1084834</text:p>
          </table:table-cell>
          <table:table-cell office:value-type="float" office:value="0.1079562" calcext:value-type="float">
            <text:p>0.1079562</text:p>
          </table:table-cell>
          <table:table-cell office:value-type="float" office:value="0.1099077" calcext:value-type="float">
            <text:p>0.1099077</text:p>
          </table:table-cell>
          <table:table-cell office:value-type="float" office:value="0.1104582" calcext:value-type="float">
            <text:p>0.1104582</text:p>
          </table:table-cell>
          <table:table-cell office:value-type="float" office:value="0.1123641" calcext:value-type="float">
            <text:p>0.1123641</text:p>
          </table:table-cell>
          <table:table-cell office:value-type="float" office:value="0.1164258" calcext:value-type="float">
            <text:p>0.1164258</text:p>
          </table:table-cell>
          <table:table-cell office:value-type="float" office:value="0" calcext:value-type="float">
            <text:p>0</text:p>
          </table:table-cell>
          <table:table-cell office:value-type="float" office:value="22.69623" calcext:value-type="float">
            <text:p>22.69623</text:p>
          </table:table-cell>
          <table:table-cell office:value-type="float" office:value="23.75264" calcext:value-type="float">
            <text:p>23.75264</text:p>
          </table:table-cell>
          <table:table-cell office:value-type="float" office:value="11.15596" calcext:value-type="float">
            <text:p>11.15596</text:p>
          </table:table-cell>
          <table:table-cell office:value-type="float" office:value="6.146992" calcext:value-type="float">
            <text:p>6.146992</text:p>
          </table:table-cell>
          <table:table-cell office:value-type="float" office:value="4.407031" calcext:value-type="float">
            <text:p>4.407031</text:p>
          </table:table-cell>
          <table:table-cell office:value-type="float" office:value="1.795973" calcext:value-type="float">
            <text:p>1.795973</text:p>
          </table:table-cell>
          <table:table-cell office:value-type="float" office:value="1.38309" calcext:value-type="float">
            <text:p>1.38309</text:p>
          </table:table-cell>
          <table:table-cell office:value-type="float" office:value="2.980646" calcext:value-type="float">
            <text:p>2.980646</text:p>
          </table:table-cell>
          <table:table-cell office:value-type="float" office:value="4.569912" calcext:value-type="float">
            <text:p>4.569912</text:p>
          </table:table-cell>
          <table:table-cell office:value-type="float" office:value="4.54631" calcext:value-type="float">
            <text:p>4.54631</text:p>
          </table:table-cell>
          <table:table-cell office:value-type="float" office:value="4.757576" calcext:value-type="float">
            <text:p>4.757576</text:p>
          </table:table-cell>
          <table:table-cell office:value-type="float" office:value="4.817385" calcext:value-type="float">
            <text:p>4.817385</text:p>
          </table:table-cell>
          <table:table-cell office:value-type="float" office:value="5.006481" calcext:value-type="float">
            <text:p>5.006481</text:p>
          </table:table-cell>
          <table:table-cell office:value-type="float" office:value="5.390438" calcext:value-type="float">
            <text:p>5.390438</text:p>
          </table:table-cell>
          <table:table-cell office:value-type="float" office:value="0" calcext:value-type="float">
            <text:p>0</text:p>
          </table:table-cell>
          <table:table-cell office:value-type="float" office:value="0.2341323" calcext:value-type="float">
            <text:p>0.23413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22002" calcext:value-type="float">
            <text:p>1022002</text:p>
          </table:table-cell>
          <table:table-cell office:value-type="float" office:value="1.856001" calcext:value-type="float">
            <text:p>1.856001</text:p>
          </table:table-cell>
          <table:table-cell office:value-type="float" office:value="136.957" calcext:value-type="float">
            <text:p>136.9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1267" calcext:value-type="float">
            <text:p>19.1267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6831696" calcext:value-type="float">
            <text:p>6.831696E-11</text:p>
          </table:table-cell>
          <table:table-cell office:value-type="float" office:value="0" calcext:value-type="float">
            <text:p>0</text:p>
          </table:table-cell>
          <table:table-cell office:value-type="float" office:value="-0.000277958" calcext:value-type="float">
            <text:p>-0.000277958</text:p>
          </table:table-cell>
          <table:table-cell office:value-type="float" office:value="1185.094" calcext:value-type="float">
            <text:p>1185.094</text:p>
          </table:table-cell>
          <table:table-cell office:value-type="float" office:value="1.398916" calcext:value-type="float">
            <text:p>1.398916</text:p>
          </table:table-cell>
          <table:table-cell office:value-type="float" office:value="0" calcext:value-type="float">
            <text:p>0</text:p>
          </table:table-cell>
          <table:table-cell office:value-type="float" office:value="0.1388674" calcext:value-type="float">
            <text:p>0.1388674</text:p>
          </table:table-cell>
          <table:table-cell office:value-type="float" office:value="0.1804792" calcext:value-type="float">
            <text:p>0.1804792</text:p>
          </table:table-cell>
          <table:table-cell office:value-type="float" office:value="0.07966403" calcext:value-type="float">
            <text:p>0.07966403</text:p>
          </table:table-cell>
          <table:table-cell office:value-type="float" office:value="0.04128294" calcext:value-type="float">
            <text:p>0.04128294</text:p>
          </table:table-cell>
          <table:table-cell office:value-type="float" office:value="0.03009642" calcext:value-type="float">
            <text:p>0.03009642</text:p>
          </table:table-cell>
          <table:table-cell office:value-type="float" office:value="0.01835768" calcext:value-type="float">
            <text:p>0.01835768</text:p>
          </table:table-cell>
          <table:table-cell office:value-type="float" office:value="0.02235067" calcext:value-type="float">
            <text:p>0.02235067</text:p>
          </table:table-cell>
          <table:table-cell office:value-type="float" office:value="0.05859987" calcext:value-type="float">
            <text:p>0.05859987</text:p>
          </table:table-cell>
          <table:table-cell office:value-type="float" office:value="0.108555" calcext:value-type="float">
            <text:p>0.108555</text:p>
          </table:table-cell>
          <table:table-cell office:value-type="float" office:value="0.1080468" calcext:value-type="float">
            <text:p>0.1080468</text:p>
          </table:table-cell>
          <table:table-cell office:value-type="float" office:value="0.1100066" calcext:value-type="float">
            <text:p>0.1100066</text:p>
          </table:table-cell>
          <table:table-cell office:value-type="float" office:value="0.1105573" calcext:value-type="float">
            <text:p>0.1105573</text:p>
          </table:table-cell>
          <table:table-cell office:value-type="float" office:value="0.1124671" calcext:value-type="float">
            <text:p>0.1124671</text:p>
          </table:table-cell>
          <table:table-cell office:value-type="float" office:value="0.1165376" calcext:value-type="float">
            <text:p>0.1165376</text:p>
          </table:table-cell>
          <table:table-cell office:value-type="float" office:value="0" calcext:value-type="float">
            <text:p>0</text:p>
          </table:table-cell>
          <table:table-cell office:value-type="float" office:value="22.68811" calcext:value-type="float">
            <text:p>22.68811</text:p>
          </table:table-cell>
          <table:table-cell office:value-type="float" office:value="23.74121" calcext:value-type="float">
            <text:p>23.74121</text:p>
          </table:table-cell>
          <table:table-cell office:value-type="float" office:value="11.15212" calcext:value-type="float">
            <text:p>11.15212</text:p>
          </table:table-cell>
          <table:table-cell office:value-type="float" office:value="6.14315" calcext:value-type="float">
            <text:p>6.14315</text:p>
          </table:table-cell>
          <table:table-cell office:value-type="float" office:value="4.404495" calcext:value-type="float">
            <text:p>4.404495</text:p>
          </table:table-cell>
          <table:table-cell office:value-type="float" office:value="1.79646" calcext:value-type="float">
            <text:p>1.79646</text:p>
          </table:table-cell>
          <table:table-cell office:value-type="float" office:value="1.384862" calcext:value-type="float">
            <text:p>1.384862</text:p>
          </table:table-cell>
          <table:table-cell office:value-type="float" office:value="2.985976" calcext:value-type="float">
            <text:p>2.985976</text:p>
          </table:table-cell>
          <table:table-cell office:value-type="float" office:value="4.578506" calcext:value-type="float">
            <text:p>4.578506</text:p>
          </table:table-cell>
          <table:table-cell office:value-type="float" office:value="4.555233" calcext:value-type="float">
            <text:p>4.555233</text:p>
          </table:table-cell>
          <table:table-cell office:value-type="float" office:value="4.766997" calcext:value-type="float">
            <text:p>4.766997</text:p>
          </table:table-cell>
          <table:table-cell office:value-type="float" office:value="4.826843" calcext:value-type="float">
            <text:p>4.826843</text:p>
          </table:table-cell>
          <table:table-cell office:value-type="float" office:value="5.0161" calcext:value-type="float">
            <text:p>5.0161</text:p>
          </table:table-cell>
          <table:table-cell office:value-type="float" office:value="5.399238" calcext:value-type="float">
            <text:p>5.399238</text:p>
          </table:table-cell>
          <table:table-cell office:value-type="float" office:value="0" calcext:value-type="float">
            <text:p>0</text:p>
          </table:table-cell>
          <table:table-cell office:value-type="float" office:value="0.07502623" calcext:value-type="float">
            <text:p>0.075026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022002" calcext:value-type="float">
            <text:p>2022002</text:p>
          </table:table-cell>
          <table:table-cell office:value-type="float" office:value="1.855876" calcext:value-type="float">
            <text:p>1.855876</text:p>
          </table:table-cell>
          <table:table-cell office:value-type="float" office:value="136.9567" calcext:value-type="float">
            <text:p>136.95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15762" calcext:value-type="float">
            <text:p>19.15762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7806675" calcext:value-type="float">
            <text:p>7.806675E-11</text:p>
          </table:table-cell>
          <table:table-cell office:value-type="float" office:value="0" calcext:value-type="float">
            <text:p>0</text:p>
          </table:table-cell>
          <table:table-cell office:value-type="float" office:value="-0.000277958" calcext:value-type="float">
            <text:p>-0.000277958</text:p>
          </table:table-cell>
          <table:table-cell office:value-type="float" office:value="1185.063" calcext:value-type="float">
            <text:p>1185.063</text:p>
          </table:table-cell>
          <table:table-cell office:value-type="float" office:value="1.399208" calcext:value-type="float">
            <text:p>1.399208</text:p>
          </table:table-cell>
          <table:table-cell office:value-type="float" office:value="0" calcext:value-type="float">
            <text:p>0</text:p>
          </table:table-cell>
          <table:table-cell office:value-type="float" office:value="0.1001081" calcext:value-type="float">
            <text:p>0.1001081</text:p>
          </table:table-cell>
          <table:table-cell office:value-type="float" office:value="0.1759817" calcext:value-type="float">
            <text:p>0.1759817</text:p>
          </table:table-cell>
          <table:table-cell office:value-type="float" office:value="0.07632792" calcext:value-type="float">
            <text:p>0.07632792</text:p>
          </table:table-cell>
          <table:table-cell office:value-type="float" office:value="0.04156373" calcext:value-type="float">
            <text:p>0.04156373</text:p>
          </table:table-cell>
          <table:table-cell office:value-type="float" office:value="0.03007042" calcext:value-type="float">
            <text:p>0.03007042</text:p>
          </table:table-cell>
          <table:table-cell office:value-type="float" office:value="0.01833088" calcext:value-type="float">
            <text:p>0.01833088</text:p>
          </table:table-cell>
          <table:table-cell office:value-type="float" office:value="0.0223446" calcext:value-type="float">
            <text:p>0.0223446</text:p>
          </table:table-cell>
          <table:table-cell office:value-type="float" office:value="0.05861381" calcext:value-type="float">
            <text:p>0.05861381</text:p>
          </table:table-cell>
          <table:table-cell office:value-type="float" office:value="0.1086261" calcext:value-type="float">
            <text:p>0.1086261</text:p>
          </table:table-cell>
          <table:table-cell office:value-type="float" office:value="0.1081361" calcext:value-type="float">
            <text:p>0.1081361</text:p>
          </table:table-cell>
          <table:table-cell office:value-type="float" office:value="0.1101052" calcext:value-type="float">
            <text:p>0.1101052</text:p>
          </table:table-cell>
          <table:table-cell office:value-type="float" office:value="0.1106568" calcext:value-type="float">
            <text:p>0.1106568</text:p>
          </table:table-cell>
          <table:table-cell office:value-type="float" office:value="0.1125701" calcext:value-type="float">
            <text:p>0.1125701</text:p>
          </table:table-cell>
          <table:table-cell office:value-type="float" office:value="0.1166486" calcext:value-type="float">
            <text:p>0.1166486</text:p>
          </table:table-cell>
          <table:table-cell office:value-type="float" office:value="0" calcext:value-type="float">
            <text:p>0</text:p>
          </table:table-cell>
          <table:table-cell office:value-type="float" office:value="22.67397" calcext:value-type="float">
            <text:p>22.67397</text:p>
          </table:table-cell>
          <table:table-cell office:value-type="float" office:value="23.72889" calcext:value-type="float">
            <text:p>23.72889</text:p>
          </table:table-cell>
          <table:table-cell office:value-type="float" office:value="11.148" calcext:value-type="float">
            <text:p>11.148</text:p>
          </table:table-cell>
          <table:table-cell office:value-type="float" office:value="6.139449" calcext:value-type="float">
            <text:p>6.139449</text:p>
          </table:table-cell>
          <table:table-cell office:value-type="float" office:value="4.401967" calcext:value-type="float">
            <text:p>4.401967</text:p>
          </table:table-cell>
          <table:table-cell office:value-type="float" office:value="1.796936" calcext:value-type="float">
            <text:p>1.796936</text:p>
          </table:table-cell>
          <table:table-cell office:value-type="float" office:value="1.386629" calcext:value-type="float">
            <text:p>1.386629</text:p>
          </table:table-cell>
          <table:table-cell office:value-type="float" office:value="2.991304" calcext:value-type="float">
            <text:p>2.991304</text:p>
          </table:table-cell>
          <table:table-cell office:value-type="float" office:value="4.587099" calcext:value-type="float">
            <text:p>4.587099</text:p>
          </table:table-cell>
          <table:table-cell office:value-type="float" office:value="4.564138" calcext:value-type="float">
            <text:p>4.564138</text:p>
          </table:table-cell>
          <table:table-cell office:value-type="float" office:value="4.776415" calcext:value-type="float">
            <text:p>4.776415</text:p>
          </table:table-cell>
          <table:table-cell office:value-type="float" office:value="4.836264" calcext:value-type="float">
            <text:p>4.836264</text:p>
          </table:table-cell>
          <table:table-cell office:value-type="float" office:value="5.025712" calcext:value-type="float">
            <text:p>5.025712</text:p>
          </table:table-cell>
          <table:table-cell office:value-type="float" office:value="5.409197" calcext:value-type="float">
            <text:p>5.409197</text:p>
          </table:table-cell>
          <table:table-cell office:value-type="float" office:value="0" calcext:value-type="float">
            <text:p>0</text:p>
          </table:table-cell>
          <table:table-cell office:value-type="float" office:value="0.003618223" calcext:value-type="float">
            <text:p>0.0036182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022002" calcext:value-type="float">
            <text:p>3022002</text:p>
          </table:table-cell>
          <table:table-cell office:value-type="float" office:value="1.855699" calcext:value-type="float">
            <text:p>1.855699</text:p>
          </table:table-cell>
          <table:table-cell office:value-type="float" office:value="136.9565" calcext:value-type="float">
            <text:p>136.95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18842" calcext:value-type="float">
            <text:p>19.18842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9647719" calcext:value-type="float">
            <text:p>9.647719E-11</text:p>
          </table:table-cell>
          <table:table-cell office:value-type="float" office:value="0" calcext:value-type="float">
            <text:p>0</text:p>
          </table:table-cell>
          <table:table-cell office:value-type="float" office:value="-0.000277958" calcext:value-type="float">
            <text:p>-0.000277958</text:p>
          </table:table-cell>
          <table:table-cell office:value-type="float" office:value="1185.033" calcext:value-type="float">
            <text:p>1185.033</text:p>
          </table:table-cell>
          <table:table-cell office:value-type="float" office:value="1.400086" calcext:value-type="float">
            <text:p>1.400086</text:p>
          </table:table-cell>
          <table:table-cell office:value-type="float" office:value="0" calcext:value-type="float">
            <text:p>0</text:p>
          </table:table-cell>
          <table:table-cell office:value-type="float" office:value="0.09663533" calcext:value-type="float">
            <text:p>0.09663533</text:p>
          </table:table-cell>
          <table:table-cell office:value-type="float" office:value="0.1759789" calcext:value-type="float">
            <text:p>0.1759789</text:p>
          </table:table-cell>
          <table:table-cell office:value-type="float" office:value="0.07535113" calcext:value-type="float">
            <text:p>0.07535113</text:p>
          </table:table-cell>
          <table:table-cell office:value-type="float" office:value="0.04177707" calcext:value-type="float">
            <text:p>0.04177707</text:p>
          </table:table-cell>
          <table:table-cell office:value-type="float" office:value="0.03008346" calcext:value-type="float">
            <text:p>0.03008346</text:p>
          </table:table-cell>
          <table:table-cell office:value-type="float" office:value="0.01832014" calcext:value-type="float">
            <text:p>0.01832014</text:p>
          </table:table-cell>
          <table:table-cell office:value-type="float" office:value="0.02235115" calcext:value-type="float">
            <text:p>0.02235115</text:p>
          </table:table-cell>
          <table:table-cell office:value-type="float" office:value="0.05863641" calcext:value-type="float">
            <text:p>0.05863641</text:p>
          </table:table-cell>
          <table:table-cell office:value-type="float" office:value="0.1086982" calcext:value-type="float">
            <text:p>0.1086982</text:p>
          </table:table-cell>
          <table:table-cell office:value-type="float" office:value="0.1082236" calcext:value-type="float">
            <text:p>0.1082236</text:p>
          </table:table-cell>
          <table:table-cell office:value-type="float" office:value="0.1102035" calcext:value-type="float">
            <text:p>0.1102035</text:p>
          </table:table-cell>
          <table:table-cell office:value-type="float" office:value="0.1107556" calcext:value-type="float">
            <text:p>0.1107556</text:p>
          </table:table-cell>
          <table:table-cell office:value-type="float" office:value="0.1126728" calcext:value-type="float">
            <text:p>0.1126728</text:p>
          </table:table-cell>
          <table:table-cell office:value-type="float" office:value="0.1167586" calcext:value-type="float">
            <text:p>0.1167586</text:p>
          </table:table-cell>
          <table:table-cell office:value-type="float" office:value="0" calcext:value-type="float">
            <text:p>0</text:p>
          </table:table-cell>
          <table:table-cell office:value-type="float" office:value="22.6541" calcext:value-type="float">
            <text:p>22.6541</text:p>
          </table:table-cell>
          <table:table-cell office:value-type="float" office:value="23.71691" calcext:value-type="float">
            <text:p>23.71691</text:p>
          </table:table-cell>
          <table:table-cell office:value-type="float" office:value="11.14348" calcext:value-type="float">
            <text:p>11.14348</text:p>
          </table:table-cell>
          <table:table-cell office:value-type="float" office:value="6.135894" calcext:value-type="float">
            <text:p>6.135894</text:p>
          </table:table-cell>
          <table:table-cell office:value-type="float" office:value="4.399467" calcext:value-type="float">
            <text:p>4.399467</text:p>
          </table:table-cell>
          <table:table-cell office:value-type="float" office:value="1.797404" calcext:value-type="float">
            <text:p>1.797404</text:p>
          </table:table-cell>
          <table:table-cell office:value-type="float" office:value="1.388384" calcext:value-type="float">
            <text:p>1.388384</text:p>
          </table:table-cell>
          <table:table-cell office:value-type="float" office:value="2.996614" calcext:value-type="float">
            <text:p>2.996614</text:p>
          </table:table-cell>
          <table:table-cell office:value-type="float" office:value="4.595676" calcext:value-type="float">
            <text:p>4.595676</text:p>
          </table:table-cell>
          <table:table-cell office:value-type="float" office:value="4.573021" calcext:value-type="float">
            <text:p>4.573021</text:p>
          </table:table-cell>
          <table:table-cell office:value-type="float" office:value="4.785833" calcext:value-type="float">
            <text:p>4.785833</text:p>
          </table:table-cell>
          <table:table-cell office:value-type="float" office:value="4.845683" calcext:value-type="float">
            <text:p>4.845683</text:p>
          </table:table-cell>
          <table:table-cell office:value-type="float" office:value="5.035318" calcext:value-type="float">
            <text:p>5.035318</text:p>
          </table:table-cell>
          <table:table-cell office:value-type="float" office:value="5.418577" calcext:value-type="float">
            <text:p>5.418577</text:p>
          </table:table-cell>
          <table:table-cell office:value-type="float" office:value="0" calcext:value-type="float">
            <text:p>0</text:p>
          </table:table-cell>
          <table:table-cell office:value-type="float" office:value="0.004583123" calcext:value-type="float">
            <text:p>0.0045831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22002" calcext:value-type="float">
            <text:p>4022002</text:p>
          </table:table-cell>
          <table:table-cell office:value-type="float" office:value="1.855587" calcext:value-type="float">
            <text:p>1.855587</text:p>
          </table:table-cell>
          <table:table-cell office:value-type="float" office:value="136.9561" calcext:value-type="float">
            <text:p>136.95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21928" calcext:value-type="float">
            <text:p>19.21928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9647719" calcext:value-type="float">
            <text:p>9.647719E-11</text:p>
          </table:table-cell>
          <table:table-cell office:value-type="float" office:value="0" calcext:value-type="float">
            <text:p>0</text:p>
          </table:table-cell>
          <table:table-cell office:value-type="float" office:value="-0.000277958" calcext:value-type="float">
            <text:p>-0.000277958</text:p>
          </table:table-cell>
          <table:table-cell office:value-type="float" office:value="1185.002" calcext:value-type="float">
            <text:p>1185.002</text:p>
          </table:table-cell>
          <table:table-cell office:value-type="float" office:value="1.399821" calcext:value-type="float">
            <text:p>1.399821</text:p>
          </table:table-cell>
          <table:table-cell office:value-type="float" office:value="0" calcext:value-type="float">
            <text:p>0</text:p>
          </table:table-cell>
          <table:table-cell office:value-type="float" office:value="0.1190791" calcext:value-type="float">
            <text:p>0.1190791</text:p>
          </table:table-cell>
          <table:table-cell office:value-type="float" office:value="0.1849306" calcext:value-type="float">
            <text:p>0.1849306</text:p>
          </table:table-cell>
          <table:table-cell office:value-type="float" office:value="0.07664574" calcext:value-type="float">
            <text:p>0.07664574</text:p>
          </table:table-cell>
          <table:table-cell office:value-type="float" office:value="0.04238208" calcext:value-type="float">
            <text:p>0.04238208</text:p>
          </table:table-cell>
          <table:table-cell office:value-type="float" office:value="0.03009054" calcext:value-type="float">
            <text:p>0.03009054</text:p>
          </table:table-cell>
          <table:table-cell office:value-type="float" office:value="0.01831419" calcext:value-type="float">
            <text:p>0.01831419</text:p>
          </table:table-cell>
          <table:table-cell office:value-type="float" office:value="0.02235801" calcext:value-type="float">
            <text:p>0.02235801</text:p>
          </table:table-cell>
          <table:table-cell office:value-type="float" office:value="0.05866497" calcext:value-type="float">
            <text:p>0.05866497</text:p>
          </table:table-cell>
          <table:table-cell office:value-type="float" office:value="0.1087719" calcext:value-type="float">
            <text:p>0.1087719</text:p>
          </table:table-cell>
          <table:table-cell office:value-type="float" office:value="0.1083111" calcext:value-type="float">
            <text:p>0.1083111</text:p>
          </table:table-cell>
          <table:table-cell office:value-type="float" office:value="0.1103015" calcext:value-type="float">
            <text:p>0.1103015</text:p>
          </table:table-cell>
          <table:table-cell office:value-type="float" office:value="0.1108556" calcext:value-type="float">
            <text:p>0.1108556</text:p>
          </table:table-cell>
          <table:table-cell office:value-type="float" office:value="0.112775" calcext:value-type="float">
            <text:p>0.112775</text:p>
          </table:table-cell>
          <table:table-cell office:value-type="float" office:value="0.1168684" calcext:value-type="float">
            <text:p>0.1168684</text:p>
          </table:table-cell>
          <table:table-cell office:value-type="float" office:value="0" calcext:value-type="float">
            <text:p>0</text:p>
          </table:table-cell>
          <table:table-cell office:value-type="float" office:value="22.636" calcext:value-type="float">
            <text:p>22.636</text:p>
          </table:table-cell>
          <table:table-cell office:value-type="float" office:value="23.70638" calcext:value-type="float">
            <text:p>23.70638</text:p>
          </table:table-cell>
          <table:table-cell office:value-type="float" office:value="11.13913" calcext:value-type="float">
            <text:p>11.13913</text:p>
          </table:table-cell>
          <table:table-cell office:value-type="float" office:value="6.132555" calcext:value-type="float">
            <text:p>6.132555</text:p>
          </table:table-cell>
          <table:table-cell office:value-type="float" office:value="4.397007" calcext:value-type="float">
            <text:p>4.397007</text:p>
          </table:table-cell>
          <table:table-cell office:value-type="float" office:value="1.797867" calcext:value-type="float">
            <text:p>1.797867</text:p>
          </table:table-cell>
          <table:table-cell office:value-type="float" office:value="1.390139" calcext:value-type="float">
            <text:p>1.390139</text:p>
          </table:table-cell>
          <table:table-cell office:value-type="float" office:value="3.001911" calcext:value-type="float">
            <text:p>3.001911</text:p>
          </table:table-cell>
          <table:table-cell office:value-type="float" office:value="4.604224" calcext:value-type="float">
            <text:p>4.604224</text:p>
          </table:table-cell>
          <table:table-cell office:value-type="float" office:value="4.581907" calcext:value-type="float">
            <text:p>4.581907</text:p>
          </table:table-cell>
          <table:table-cell office:value-type="float" office:value="4.795227" calcext:value-type="float">
            <text:p>4.795227</text:p>
          </table:table-cell>
          <table:table-cell office:value-type="float" office:value="4.855103" calcext:value-type="float">
            <text:p>4.855103</text:p>
          </table:table-cell>
          <table:table-cell office:value-type="float" office:value="5.04489" calcext:value-type="float">
            <text:p>5.04489</text:p>
          </table:table-cell>
          <table:table-cell office:value-type="float" office:value="5.426783" calcext:value-type="float">
            <text:p>5.426783</text:p>
          </table:table-cell>
          <table:table-cell office:value-type="float" office:value="0" calcext:value-type="float">
            <text:p>0</text:p>
          </table:table-cell>
          <table:table-cell office:value-type="float" office:value="0.01168316" calcext:value-type="float">
            <text:p>0.011683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022002" calcext:value-type="float">
            <text:p>5022002</text:p>
          </table:table-cell>
          <table:table-cell office:value-type="float" office:value="1.855469" calcext:value-type="float">
            <text:p>1.855469</text:p>
          </table:table-cell>
          <table:table-cell office:value-type="float" office:value="136.9558" calcext:value-type="float">
            <text:p>136.95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25014" calcext:value-type="float">
            <text:p>19.25014</text:p>
          </table:table-cell>
          <table:table-cell office:value-type="float" office:value="0" calcext:value-type="float">
            <text:p>0</text:p>
          </table:table-cell>
          <table:table-cell office:value-type="float" office:value="0.0000000001080787" calcext:value-type="float">
            <text:p>1.080787E-10</text:p>
          </table:table-cell>
          <table:table-cell office:value-type="float" office:value="0" calcext:value-type="float">
            <text:p>0</text:p>
          </table:table-cell>
          <table:table-cell office:value-type="float" office:value="-0.000277958" calcext:value-type="float">
            <text:p>-0.000277958</text:p>
          </table:table-cell>
          <table:table-cell office:value-type="float" office:value="1184.972" calcext:value-type="float">
            <text:p>1184.972</text:p>
          </table:table-cell>
          <table:table-cell office:value-type="float" office:value="1.399951" calcext:value-type="float">
            <text:p>1.399951</text:p>
          </table:table-cell>
          <table:table-cell office:value-type="float" office:value="0" calcext:value-type="float">
            <text:p>0</text:p>
          </table:table-cell>
          <table:table-cell office:value-type="float" office:value="0.1045065" calcext:value-type="float">
            <text:p>0.1045065</text:p>
          </table:table-cell>
          <table:table-cell office:value-type="float" office:value="0.1775855" calcext:value-type="float">
            <text:p>0.1775855</text:p>
          </table:table-cell>
          <table:table-cell office:value-type="float" office:value="0.07476175" calcext:value-type="float">
            <text:p>0.07476175</text:p>
          </table:table-cell>
          <table:table-cell office:value-type="float" office:value="0.04318775" calcext:value-type="float">
            <text:p>0.04318775</text:p>
          </table:table-cell>
          <table:table-cell office:value-type="float" office:value="0.03008659" calcext:value-type="float">
            <text:p>0.03008659</text:p>
          </table:table-cell>
          <table:table-cell office:value-type="float" office:value="0.01830714" calcext:value-type="float">
            <text:p>0.01830714</text:p>
          </table:table-cell>
          <table:table-cell office:value-type="float" office:value="0.02236942" calcext:value-type="float">
            <text:p>0.02236942</text:p>
          </table:table-cell>
          <table:table-cell office:value-type="float" office:value="0.05869577" calcext:value-type="float">
            <text:p>0.05869577</text:p>
          </table:table-cell>
          <table:table-cell office:value-type="float" office:value="0.1088473" calcext:value-type="float">
            <text:p>0.1088473</text:p>
          </table:table-cell>
          <table:table-cell office:value-type="float" office:value="0.1083983" calcext:value-type="float">
            <text:p>0.1083983</text:p>
          </table:table-cell>
          <table:table-cell office:value-type="float" office:value="0.1103993" calcext:value-type="float">
            <text:p>0.1103993</text:p>
          </table:table-cell>
          <table:table-cell office:value-type="float" office:value="0.1109546" calcext:value-type="float">
            <text:p>0.1109546</text:p>
          </table:table-cell>
          <table:table-cell office:value-type="float" office:value="0.1128773" calcext:value-type="float">
            <text:p>0.1128773</text:p>
          </table:table-cell>
          <table:table-cell office:value-type="float" office:value="0.1169786" calcext:value-type="float">
            <text:p>0.1169786</text:p>
          </table:table-cell>
          <table:table-cell office:value-type="float" office:value="0" calcext:value-type="float">
            <text:p>0</text:p>
          </table:table-cell>
          <table:table-cell office:value-type="float" office:value="22.61754" calcext:value-type="float">
            <text:p>22.61754</text:p>
          </table:table-cell>
          <table:table-cell office:value-type="float" office:value="23.69531" calcext:value-type="float">
            <text:p>23.69531</text:p>
          </table:table-cell>
          <table:table-cell office:value-type="float" office:value="11.13496" calcext:value-type="float">
            <text:p>11.13496</text:p>
          </table:table-cell>
          <table:table-cell office:value-type="float" office:value="6.129681" calcext:value-type="float">
            <text:p>6.129681</text:p>
          </table:table-cell>
          <table:table-cell office:value-type="float" office:value="4.394581" calcext:value-type="float">
            <text:p>4.394581</text:p>
          </table:table-cell>
          <table:table-cell office:value-type="float" office:value="1.79833" calcext:value-type="float">
            <text:p>1.79833</text:p>
          </table:table-cell>
          <table:table-cell office:value-type="float" office:value="1.391894" calcext:value-type="float">
            <text:p>1.391894</text:p>
          </table:table-cell>
          <table:table-cell office:value-type="float" office:value="3.007208" calcext:value-type="float">
            <text:p>3.007208</text:p>
          </table:table-cell>
          <table:table-cell office:value-type="float" office:value="4.612772" calcext:value-type="float">
            <text:p>4.612772</text:p>
          </table:table-cell>
          <table:table-cell office:value-type="float" office:value="4.590791" calcext:value-type="float">
            <text:p>4.590791</text:p>
          </table:table-cell>
          <table:table-cell office:value-type="float" office:value="4.804616" calcext:value-type="float">
            <text:p>4.804616</text:p>
          </table:table-cell>
          <table:table-cell office:value-type="float" office:value="4.864504" calcext:value-type="float">
            <text:p>4.864504</text:p>
          </table:table-cell>
          <table:table-cell office:value-type="float" office:value="5.054468" calcext:value-type="float">
            <text:p>5.054468</text:p>
          </table:table-cell>
          <table:table-cell office:value-type="float" office:value="5.435824" calcext:value-type="float">
            <text:p>5.435824</text:p>
          </table:table-cell>
          <table:table-cell office:value-type="float" office:value="0" calcext:value-type="float">
            <text:p>0</text:p>
          </table:table-cell>
          <table:table-cell office:value-type="float" office:value="0.003914382" calcext:value-type="float">
            <text:p>0.0039143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022002" calcext:value-type="float">
            <text:p>6022002</text:p>
          </table:table-cell>
          <table:table-cell office:value-type="float" office:value="1.85521" calcext:value-type="float">
            <text:p>1.85521</text:p>
          </table:table-cell>
          <table:table-cell office:value-type="float" office:value="136.9557" calcext:value-type="float">
            <text:p>136.95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28069" calcext:value-type="float">
            <text:p>19.28069</text:p>
          </table:table-cell>
          <table:table-cell office:value-type="float" office:value="0" calcext:value-type="float">
            <text:p>0</text:p>
          </table:table-cell>
          <table:table-cell office:value-type="float" office:value="0.0000000001320574" calcext:value-type="float">
            <text:p>1.320574E-10</text:p>
          </table:table-cell>
          <table:table-cell office:value-type="float" office:value="0" calcext:value-type="float">
            <text:p>0</text:p>
          </table:table-cell>
          <table:table-cell office:value-type="float" office:value="-0.000277958" calcext:value-type="float">
            <text:p>-0.000277958</text:p>
          </table:table-cell>
          <table:table-cell office:value-type="float" office:value="1184.941" calcext:value-type="float">
            <text:p>1184.941</text:p>
          </table:table-cell>
          <table:table-cell office:value-type="float" office:value="1.402952" calcext:value-type="float">
            <text:p>1.402952</text:p>
          </table:table-cell>
          <table:table-cell office:value-type="float" office:value="0" calcext:value-type="float">
            <text:p>0</text:p>
          </table:table-cell>
          <table:table-cell office:value-type="float" office:value="0.05863851" calcext:value-type="float">
            <text:p>0.05863851</text:p>
          </table:table-cell>
          <table:table-cell office:value-type="float" office:value="0.1641245" calcext:value-type="float">
            <text:p>0.1641245</text:p>
          </table:table-cell>
          <table:table-cell office:value-type="float" office:value="0.07285736" calcext:value-type="float">
            <text:p>0.07285736</text:p>
          </table:table-cell>
          <table:table-cell office:value-type="float" office:value="0.04254343" calcext:value-type="float">
            <text:p>0.04254343</text:p>
          </table:table-cell>
          <table:table-cell office:value-type="float" office:value="0.03009483" calcext:value-type="float">
            <text:p>0.03009483</text:p>
          </table:table-cell>
          <table:table-cell office:value-type="float" office:value="0.01830942" calcext:value-type="float">
            <text:p>0.01830942</text:p>
          </table:table-cell>
          <table:table-cell office:value-type="float" office:value="0.02239045" calcext:value-type="float">
            <text:p>0.02239045</text:p>
          </table:table-cell>
          <table:table-cell office:value-type="float" office:value="0.05872868" calcext:value-type="float">
            <text:p>0.05872868</text:p>
          </table:table-cell>
          <table:table-cell office:value-type="float" office:value="0.1089238" calcext:value-type="float">
            <text:p>0.1089238</text:p>
          </table:table-cell>
          <table:table-cell office:value-type="float" office:value="0.1084851" calcext:value-type="float">
            <text:p>0.1084851</text:p>
          </table:table-cell>
          <table:table-cell office:value-type="float" office:value="0.1104969" calcext:value-type="float">
            <text:p>0.1104969</text:p>
          </table:table-cell>
          <table:table-cell office:value-type="float" office:value="0.1110517" calcext:value-type="float">
            <text:p>0.1110517</text:p>
          </table:table-cell>
          <table:table-cell office:value-type="float" office:value="0.1129804" calcext:value-type="float">
            <text:p>0.1129804</text:p>
          </table:table-cell>
          <table:table-cell office:value-type="float" office:value="0.1170888" calcext:value-type="float">
            <text:p>0.1170888</text:p>
          </table:table-cell>
          <table:table-cell office:value-type="float" office:value="0" calcext:value-type="float">
            <text:p>0</text:p>
          </table:table-cell>
          <table:table-cell office:value-type="float" office:value="22.58945" calcext:value-type="float">
            <text:p>22.58945</text:p>
          </table:table-cell>
          <table:table-cell office:value-type="float" office:value="23.68152" calcext:value-type="float">
            <text:p>23.68152</text:p>
          </table:table-cell>
          <table:table-cell office:value-type="float" office:value="11.13" calcext:value-type="float">
            <text:p>11.13</text:p>
          </table:table-cell>
          <table:table-cell office:value-type="float" office:value="6.126958" calcext:value-type="float">
            <text:p>6.126958</text:p>
          </table:table-cell>
          <table:table-cell office:value-type="float" office:value="4.39218" calcext:value-type="float">
            <text:p>4.39218</text:p>
          </table:table-cell>
          <table:table-cell office:value-type="float" office:value="1.798784" calcext:value-type="float">
            <text:p>1.798784</text:p>
          </table:table-cell>
          <table:table-cell office:value-type="float" office:value="1.393636" calcext:value-type="float">
            <text:p>1.393636</text:p>
          </table:table-cell>
          <table:table-cell office:value-type="float" office:value="3.012494" calcext:value-type="float">
            <text:p>3.012494</text:p>
          </table:table-cell>
          <table:table-cell office:value-type="float" office:value="4.621319" calcext:value-type="float">
            <text:p>4.621319</text:p>
          </table:table-cell>
          <table:table-cell office:value-type="float" office:value="4.59965" calcext:value-type="float">
            <text:p>4.59965</text:p>
          </table:table-cell>
          <table:table-cell office:value-type="float" office:value="4.814003" calcext:value-type="float">
            <text:p>4.814003</text:p>
          </table:table-cell>
          <table:table-cell office:value-type="float" office:value="4.873886" calcext:value-type="float">
            <text:p>4.873886</text:p>
          </table:table-cell>
          <table:table-cell office:value-type="float" office:value="5.064005" calcext:value-type="float">
            <text:p>5.064005</text:p>
          </table:table-cell>
          <table:table-cell office:value-type="float" office:value="5.447438" calcext:value-type="float">
            <text:p>5.447438</text:p>
          </table:table-cell>
          <table:table-cell office:value-type="float" office:value="0" calcext:value-type="float">
            <text:p>0</text:p>
          </table:table-cell>
          <table:table-cell office:value-type="float" office:value="0.005138228" calcext:value-type="float">
            <text:p>0.0051382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022002" calcext:value-type="float">
            <text:p>7022002</text:p>
          </table:table-cell>
          <table:table-cell office:value-type="float" office:value="1.854769" calcext:value-type="float">
            <text:p>1.854769</text:p>
          </table:table-cell>
          <table:table-cell office:value-type="float" office:value="136.9557" calcext:value-type="float">
            <text:p>136.95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31099" calcext:value-type="float">
            <text:p>19.31099</text:p>
          </table:table-cell>
          <table:table-cell office:value-type="float" office:value="0" calcext:value-type="float">
            <text:p>0</text:p>
          </table:table-cell>
          <table:table-cell office:value-type="float" office:value="0.0000000001375977" calcext:value-type="float">
            <text:p>1.375977E-10</text:p>
          </table:table-cell>
          <table:table-cell office:value-type="float" office:value="0" calcext:value-type="float">
            <text:p>0</text:p>
          </table:table-cell>
          <table:table-cell office:value-type="float" office:value="-0.000277958" calcext:value-type="float">
            <text:p>-0.000277958</text:p>
          </table:table-cell>
          <table:table-cell office:value-type="float" office:value="1184.911" calcext:value-type="float">
            <text:p>1184.911</text:p>
          </table:table-cell>
          <table:table-cell office:value-type="float" office:value="1.408555" calcext:value-type="float">
            <text:p>1.408555</text:p>
          </table:table-cell>
          <table:table-cell office:value-type="float" office:value="0" calcext:value-type="float">
            <text:p>0</text:p>
          </table:table-cell>
          <table:table-cell office:value-type="float" office:value="0.07453655" calcext:value-type="float">
            <text:p>0.07453655</text:p>
          </table:table-cell>
          <table:table-cell office:value-type="float" office:value="0.166493" calcext:value-type="float">
            <text:p>0.166493</text:p>
          </table:table-cell>
          <table:table-cell office:value-type="float" office:value="0.07228367" calcext:value-type="float">
            <text:p>0.07228367</text:p>
          </table:table-cell>
          <table:table-cell office:value-type="float" office:value="0.04143937" calcext:value-type="float">
            <text:p>0.04143937</text:p>
          </table:table-cell>
          <table:table-cell office:value-type="float" office:value="0.03013331" calcext:value-type="float">
            <text:p>0.03013331</text:p>
          </table:table-cell>
          <table:table-cell office:value-type="float" office:value="0.01832037" calcext:value-type="float">
            <text:p>0.01832037</text:p>
          </table:table-cell>
          <table:table-cell office:value-type="float" office:value="0.02241797" calcext:value-type="float">
            <text:p>0.02241797</text:p>
          </table:table-cell>
          <table:table-cell office:value-type="float" office:value="0.05876577" calcext:value-type="float">
            <text:p>0.05876577</text:p>
          </table:table-cell>
          <table:table-cell office:value-type="float" office:value="0.1090016" calcext:value-type="float">
            <text:p>0.1090016</text:p>
          </table:table-cell>
          <table:table-cell office:value-type="float" office:value="0.1085721" calcext:value-type="float">
            <text:p>0.1085721</text:p>
          </table:table-cell>
          <table:table-cell office:value-type="float" office:value="0.1105943" calcext:value-type="float">
            <text:p>0.1105943</text:p>
          </table:table-cell>
          <table:table-cell office:value-type="float" office:value="0.1111534" calcext:value-type="float">
            <text:p>0.1111534</text:p>
          </table:table-cell>
          <table:table-cell office:value-type="float" office:value="0.1130837" calcext:value-type="float">
            <text:p>0.1130837</text:p>
          </table:table-cell>
          <table:table-cell office:value-type="float" office:value="0.1171983" calcext:value-type="float">
            <text:p>0.1171983</text:p>
          </table:table-cell>
          <table:table-cell office:value-type="float" office:value="0" calcext:value-type="float">
            <text:p>0</text:p>
          </table:table-cell>
          <table:table-cell office:value-type="float" office:value="22.55598" calcext:value-type="float">
            <text:p>22.55598</text:p>
          </table:table-cell>
          <table:table-cell office:value-type="float" office:value="23.66542" calcext:value-type="float">
            <text:p>23.66542</text:p>
          </table:table-cell>
          <table:table-cell office:value-type="float" office:value="11.12418" calcext:value-type="float">
            <text:p>11.12418</text:p>
          </table:table-cell>
          <table:table-cell office:value-type="float" office:value="6.123926" calcext:value-type="float">
            <text:p>6.123926</text:p>
          </table:table-cell>
          <table:table-cell office:value-type="float" office:value="4.389794" calcext:value-type="float">
            <text:p>4.389794</text:p>
          </table:table-cell>
          <table:table-cell office:value-type="float" office:value="1.799235" calcext:value-type="float">
            <text:p>1.799235</text:p>
          </table:table-cell>
          <table:table-cell office:value-type="float" office:value="1.395377" calcext:value-type="float">
            <text:p>1.395377</text:p>
          </table:table-cell>
          <table:table-cell office:value-type="float" office:value="3.01776" calcext:value-type="float">
            <text:p>3.01776</text:p>
          </table:table-cell>
          <table:table-cell office:value-type="float" office:value="4.629847" calcext:value-type="float">
            <text:p>4.629847</text:p>
          </table:table-cell>
          <table:table-cell office:value-type="float" office:value="4.608496" calcext:value-type="float">
            <text:p>4.608496</text:p>
          </table:table-cell>
          <table:table-cell office:value-type="float" office:value="4.823365" calcext:value-type="float">
            <text:p>4.823365</text:p>
          </table:table-cell>
          <table:table-cell office:value-type="float" office:value="4.883266" calcext:value-type="float">
            <text:p>4.883266</text:p>
          </table:table-cell>
          <table:table-cell office:value-type="float" office:value="5.073542" calcext:value-type="float">
            <text:p>5.073542</text:p>
          </table:table-cell>
          <table:table-cell office:value-type="float" office:value="5.460208" calcext:value-type="float">
            <text:p>5.460208</text:p>
          </table:table-cell>
          <table:table-cell office:value-type="float" office:value="0" calcext:value-type="float">
            <text:p>0</text:p>
          </table:table-cell>
          <table:table-cell office:value-type="float" office:value="0.004731326" calcext:value-type="float">
            <text:p>0.0047313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022002" calcext:value-type="float">
            <text:p>8022002</text:p>
          </table:table-cell>
          <table:table-cell office:value-type="float" office:value="1.854188" calcext:value-type="float">
            <text:p>1.854188</text:p>
          </table:table-cell>
          <table:table-cell office:value-type="float" office:value="136.9557" calcext:value-type="float">
            <text:p>136.95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34125" calcext:value-type="float">
            <text:p>19.34125</text:p>
          </table:table-cell>
          <table:table-cell office:value-type="float" office:value="0" calcext:value-type="float">
            <text:p>0</text:p>
          </table:table-cell>
          <table:table-cell office:value-type="float" office:value="0.0000000001375977" calcext:value-type="float">
            <text:p>1.375977E-10</text:p>
          </table:table-cell>
          <table:table-cell office:value-type="float" office:value="0" calcext:value-type="float">
            <text:p>0</text:p>
          </table:table-cell>
          <table:table-cell office:value-type="float" office:value="-0.000277958" calcext:value-type="float">
            <text:p>-0.000277958</text:p>
          </table:table-cell>
          <table:table-cell office:value-type="float" office:value="1184.88" calcext:value-type="float">
            <text:p>1184.88</text:p>
          </table:table-cell>
          <table:table-cell office:value-type="float" office:value="1.414769" calcext:value-type="float">
            <text:p>1.414769</text:p>
          </table:table-cell>
          <table:table-cell office:value-type="float" office:value="0" calcext:value-type="float">
            <text:p>0</text:p>
          </table:table-cell>
          <table:table-cell office:value-type="float" office:value="0.08285075" calcext:value-type="float">
            <text:p>0.08285075</text:p>
          </table:table-cell>
          <table:table-cell office:value-type="float" office:value="0.1758085" calcext:value-type="float">
            <text:p>0.1758085</text:p>
          </table:table-cell>
          <table:table-cell office:value-type="float" office:value="0.06996656" calcext:value-type="float">
            <text:p>0.06996656</text:p>
          </table:table-cell>
          <table:table-cell office:value-type="float" office:value="0.04050916" calcext:value-type="float">
            <text:p>0.04050916</text:p>
          </table:table-cell>
          <table:table-cell office:value-type="float" office:value="0.03017744" calcext:value-type="float">
            <text:p>0.03017744</text:p>
          </table:table-cell>
          <table:table-cell office:value-type="float" office:value="0.01833876" calcext:value-type="float">
            <text:p>0.01833876</text:p>
          </table:table-cell>
          <table:table-cell office:value-type="float" office:value="0.02243771" calcext:value-type="float">
            <text:p>0.02243771</text:p>
          </table:table-cell>
          <table:table-cell office:value-type="float" office:value="0.05880709" calcext:value-type="float">
            <text:p>0.05880709</text:p>
          </table:table-cell>
          <table:table-cell office:value-type="float" office:value="0.1090808" calcext:value-type="float">
            <text:p>0.1090808</text:p>
          </table:table-cell>
          <table:table-cell office:value-type="float" office:value="0.1086594" calcext:value-type="float">
            <text:p>0.1086594</text:p>
          </table:table-cell>
          <table:table-cell office:value-type="float" office:value="0.1106918" calcext:value-type="float">
            <text:p>0.1106918</text:p>
          </table:table-cell>
          <table:table-cell office:value-type="float" office:value="0.111254" calcext:value-type="float">
            <text:p>0.111254</text:p>
          </table:table-cell>
          <table:table-cell office:value-type="float" office:value="0.1131856" calcext:value-type="float">
            <text:p>0.1131856</text:p>
          </table:table-cell>
          <table:table-cell office:value-type="float" office:value="0.1173084" calcext:value-type="float">
            <text:p>0.1173084</text:p>
          </table:table-cell>
          <table:table-cell office:value-type="float" office:value="0" calcext:value-type="float">
            <text:p>0</text:p>
          </table:table-cell>
          <table:table-cell office:value-type="float" office:value="22.52795" calcext:value-type="float">
            <text:p>22.52795</text:p>
          </table:table-cell>
          <table:table-cell office:value-type="float" office:value="23.64974" calcext:value-type="float">
            <text:p>23.64974</text:p>
          </table:table-cell>
          <table:table-cell office:value-type="float" office:value="11.1172" calcext:value-type="float">
            <text:p>11.1172</text:p>
          </table:table-cell>
          <table:table-cell office:value-type="float" office:value="6.120456" calcext:value-type="float">
            <text:p>6.120456</text:p>
          </table:table-cell>
          <table:table-cell office:value-type="float" office:value="4.387446" calcext:value-type="float">
            <text:p>4.387446</text:p>
          </table:table-cell>
          <table:table-cell office:value-type="float" office:value="1.799685" calcext:value-type="float">
            <text:p>1.799685</text:p>
          </table:table-cell>
          <table:table-cell office:value-type="float" office:value="1.397118" calcext:value-type="float">
            <text:p>1.397118</text:p>
          </table:table-cell>
          <table:table-cell office:value-type="float" office:value="3.023026" calcext:value-type="float">
            <text:p>3.023026</text:p>
          </table:table-cell>
          <table:table-cell office:value-type="float" office:value="4.638349" calcext:value-type="float">
            <text:p>4.638349</text:p>
          </table:table-cell>
          <table:table-cell office:value-type="float" office:value="4.617344" calcext:value-type="float">
            <text:p>4.617344</text:p>
          </table:table-cell>
          <table:table-cell office:value-type="float" office:value="4.832726" calcext:value-type="float">
            <text:p>4.832726</text:p>
          </table:table-cell>
          <table:table-cell office:value-type="float" office:value="4.892646" calcext:value-type="float">
            <text:p>4.892646</text:p>
          </table:table-cell>
          <table:table-cell office:value-type="float" office:value="5.083076" calcext:value-type="float">
            <text:p>5.083076</text:p>
          </table:table-cell>
          <table:table-cell office:value-type="float" office:value="5.47344" calcext:value-type="float">
            <text:p>5.47344</text:p>
          </table:table-cell>
          <table:table-cell office:value-type="float" office:value="0" calcext:value-type="float">
            <text:p>0</text:p>
          </table:table-cell>
          <table:table-cell office:value-type="float" office:value="0.004332148" calcext:value-type="float">
            <text:p>0.0043321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022002" calcext:value-type="float">
            <text:p>9022002</text:p>
          </table:table-cell>
          <table:table-cell office:value-type="float" office:value="1.854803" calcext:value-type="float">
            <text:p>1.854803</text:p>
          </table:table-cell>
          <table:table-cell office:value-type="float" office:value="136.9555" calcext:value-type="float">
            <text:p>136.95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37124" calcext:value-type="float">
            <text:p>19.37124</text:p>
          </table:table-cell>
          <table:table-cell office:value-type="float" office:value="0" calcext:value-type="float">
            <text:p>0</text:p>
          </table:table-cell>
          <table:table-cell office:value-type="float" office:value="0.00000002176051" calcext:value-type="float">
            <text:p>2.176051E-08</text:p>
          </table:table-cell>
          <table:table-cell office:value-type="float" office:value="0" calcext:value-type="float">
            <text:p>0</text:p>
          </table:table-cell>
          <table:table-cell office:value-type="float" office:value="-0.0002777485" calcext:value-type="float">
            <text:p>-0.0002777485</text:p>
          </table:table-cell>
          <table:table-cell office:value-type="float" office:value="1184.85" calcext:value-type="float">
            <text:p>1184.85</text:p>
          </table:table-cell>
          <table:table-cell office:value-type="float" office:value="1.416061" calcext:value-type="float">
            <text:p>1.416061</text:p>
          </table:table-cell>
          <table:table-cell office:value-type="float" office:value="0" calcext:value-type="float">
            <text:p>0</text:p>
          </table:table-cell>
          <table:table-cell office:value-type="float" office:value="0.05426811" calcext:value-type="float">
            <text:p>0.05426811</text:p>
          </table:table-cell>
          <table:table-cell office:value-type="float" office:value="0.1604015" calcext:value-type="float">
            <text:p>0.1604015</text:p>
          </table:table-cell>
          <table:table-cell office:value-type="float" office:value="0.07396841" calcext:value-type="float">
            <text:p>0.07396841</text:p>
          </table:table-cell>
          <table:table-cell office:value-type="float" office:value="0.04054962" calcext:value-type="float">
            <text:p>0.04054962</text:p>
          </table:table-cell>
          <table:table-cell office:value-type="float" office:value="0.03018276" calcext:value-type="float">
            <text:p>0.03018276</text:p>
          </table:table-cell>
          <table:table-cell office:value-type="float" office:value="0.01835313" calcext:value-type="float">
            <text:p>0.01835313</text:p>
          </table:table-cell>
          <table:table-cell office:value-type="float" office:value="0.01889061" calcext:value-type="float">
            <text:p>0.01889061</text:p>
          </table:table-cell>
          <table:table-cell office:value-type="float" office:value="0.05869441" calcext:value-type="float">
            <text:p>0.05869441</text:p>
          </table:table-cell>
          <table:table-cell office:value-type="float" office:value="0.1091624" calcext:value-type="float">
            <text:p>0.1091624</text:p>
          </table:table-cell>
          <table:table-cell office:value-type="float" office:value="0.108747" calcext:value-type="float">
            <text:p>0.108747</text:p>
          </table:table-cell>
          <table:table-cell office:value-type="float" office:value="0.110789" calcext:value-type="float">
            <text:p>0.110789</text:p>
          </table:table-cell>
          <table:table-cell office:value-type="float" office:value="0.1113504" calcext:value-type="float">
            <text:p>0.1113504</text:p>
          </table:table-cell>
          <table:table-cell office:value-type="float" office:value="0.1132849" calcext:value-type="float">
            <text:p>0.1132849</text:p>
          </table:table-cell>
          <table:table-cell office:value-type="float" office:value="0.1174185" calcext:value-type="float">
            <text:p>0.1174185</text:p>
          </table:table-cell>
          <table:table-cell office:value-type="float" office:value="0" calcext:value-type="float">
            <text:p>0</text:p>
          </table:table-cell>
          <table:table-cell office:value-type="float" office:value="22.4817" calcext:value-type="float">
            <text:p>22.4817</text:p>
          </table:table-cell>
          <table:table-cell office:value-type="float" office:value="23.63332" calcext:value-type="float">
            <text:p>23.63332</text:p>
          </table:table-cell>
          <table:table-cell office:value-type="float" office:value="11.11016" calcext:value-type="float">
            <text:p>11.11016</text:p>
          </table:table-cell>
          <table:table-cell office:value-type="float" office:value="6.11668" calcext:value-type="float">
            <text:p>6.11668</text:p>
          </table:table-cell>
          <table:table-cell office:value-type="float" office:value="4.385108" calcext:value-type="float">
            <text:p>4.385108</text:p>
          </table:table-cell>
          <table:table-cell office:value-type="float" office:value="1.800143" calcext:value-type="float">
            <text:p>1.800143</text:p>
          </table:table-cell>
          <table:table-cell office:value-type="float" office:value="1.398759" calcext:value-type="float">
            <text:p>1.398759</text:p>
          </table:table-cell>
          <table:table-cell office:value-type="float" office:value="3.028289" calcext:value-type="float">
            <text:p>3.028289</text:p>
          </table:table-cell>
          <table:table-cell office:value-type="float" office:value="4.64685" calcext:value-type="float">
            <text:p>4.64685</text:p>
          </table:table-cell>
          <table:table-cell office:value-type="float" office:value="4.62619" calcext:value-type="float">
            <text:p>4.62619</text:p>
          </table:table-cell>
          <table:table-cell office:value-type="float" office:value="4.842078" calcext:value-type="float">
            <text:p>4.842078</text:p>
          </table:table-cell>
          <table:table-cell office:value-type="float" office:value="4.90199" calcext:value-type="float">
            <text:p>4.90199</text:p>
          </table:table-cell>
          <table:table-cell office:value-type="float" office:value="5.092609" calcext:value-type="float">
            <text:p>5.092609</text:p>
          </table:table-cell>
          <table:table-cell office:value-type="float" office:value="5.482925" calcext:value-type="float">
            <text:p>5.482925</text:p>
          </table:table-cell>
          <table:table-cell office:value-type="float" office:value="0" calcext:value-type="float">
            <text:p>0</text:p>
          </table:table-cell>
          <table:table-cell office:value-type="float" office:value="0.03333829" calcext:value-type="float">
            <text:p>0.033338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022002" calcext:value-type="float">
            <text:p>10022002</text:p>
          </table:table-cell>
          <table:table-cell office:value-type="float" office:value="1.854541" calcext:value-type="float">
            <text:p>1.854541</text:p>
          </table:table-cell>
          <table:table-cell office:value-type="float" office:value="136.9553" calcext:value-type="float">
            <text:p>136.95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4011" calcext:value-type="float">
            <text:p>19.4011</text:p>
          </table:table-cell>
          <table:table-cell office:value-type="float" office:value="0" calcext:value-type="float">
            <text:p>0</text:p>
          </table:table-cell>
          <table:table-cell office:value-type="float" office:value="0.00000002652049" calcext:value-type="float">
            <text:p>2.652049E-08</text:p>
          </table:table-cell>
          <table:table-cell office:value-type="float" office:value="0" calcext:value-type="float">
            <text:p>0</text:p>
          </table:table-cell>
          <table:table-cell office:value-type="float" office:value="-0.0002777039" calcext:value-type="float">
            <text:p>-0.0002777039</text:p>
          </table:table-cell>
          <table:table-cell office:value-type="float" office:value="1184.82" calcext:value-type="float">
            <text:p>1184.82</text:p>
          </table:table-cell>
          <table:table-cell office:value-type="float" office:value="1.419932" calcext:value-type="float">
            <text:p>1.419932</text:p>
          </table:table-cell>
          <table:table-cell office:value-type="float" office:value="0" calcext:value-type="float">
            <text:p>0</text:p>
          </table:table-cell>
          <table:table-cell office:value-type="float" office:value="0.08985683" calcext:value-type="float">
            <text:p>0.08985683</text:p>
          </table:table-cell>
          <table:table-cell office:value-type="float" office:value="0.1722392" calcext:value-type="float">
            <text:p>0.1722392</text:p>
          </table:table-cell>
          <table:table-cell office:value-type="float" office:value="0.07334679" calcext:value-type="float">
            <text:p>0.07334679</text:p>
          </table:table-cell>
          <table:table-cell office:value-type="float" office:value="0.04036538" calcext:value-type="float">
            <text:p>0.04036538</text:p>
          </table:table-cell>
          <table:table-cell office:value-type="float" office:value="0.03008739" calcext:value-type="float">
            <text:p>0.03008739</text:p>
          </table:table-cell>
          <table:table-cell office:value-type="float" office:value="0.0183683" calcext:value-type="float">
            <text:p>0.0183683</text:p>
          </table:table-cell>
          <table:table-cell office:value-type="float" office:value="0.02163345" calcext:value-type="float">
            <text:p>0.02163345</text:p>
          </table:table-cell>
          <table:table-cell office:value-type="float" office:value="0.05847919" calcext:value-type="float">
            <text:p>0.05847919</text:p>
          </table:table-cell>
          <table:table-cell office:value-type="float" office:value="0.1092107" calcext:value-type="float">
            <text:p>0.1092107</text:p>
          </table:table-cell>
          <table:table-cell office:value-type="float" office:value="0.1088349" calcext:value-type="float">
            <text:p>0.1088349</text:p>
          </table:table-cell>
          <table:table-cell office:value-type="float" office:value="0.1108863" calcext:value-type="float">
            <text:p>0.1108863</text:p>
          </table:table-cell>
          <table:table-cell office:value-type="float" office:value="0.1114513" calcext:value-type="float">
            <text:p>0.1114513</text:p>
          </table:table-cell>
          <table:table-cell office:value-type="float" office:value="0.1133879" calcext:value-type="float">
            <text:p>0.1133879</text:p>
          </table:table-cell>
          <table:table-cell office:value-type="float" office:value="0.1175268" calcext:value-type="float">
            <text:p>0.1175268</text:p>
          </table:table-cell>
          <table:table-cell office:value-type="float" office:value="0" calcext:value-type="float">
            <text:p>0</text:p>
          </table:table-cell>
          <table:table-cell office:value-type="float" office:value="22.44246" calcext:value-type="float">
            <text:p>22.44246</text:p>
          </table:table-cell>
          <table:table-cell office:value-type="float" office:value="23.61368" calcext:value-type="float">
            <text:p>23.61368</text:p>
          </table:table-cell>
          <table:table-cell office:value-type="float" office:value="11.10326" calcext:value-type="float">
            <text:p>11.10326</text:p>
          </table:table-cell>
          <table:table-cell office:value-type="float" office:value="6.112785" calcext:value-type="float">
            <text:p>6.112785</text:p>
          </table:table-cell>
          <table:table-cell office:value-type="float" office:value="4.382739" calcext:value-type="float">
            <text:p>4.382739</text:p>
          </table:table-cell>
          <table:table-cell office:value-type="float" office:value="1.800607" calcext:value-type="float">
            <text:p>1.800607</text:p>
          </table:table-cell>
          <table:table-cell office:value-type="float" office:value="1.400357" calcext:value-type="float">
            <text:p>1.400357</text:p>
          </table:table-cell>
          <table:table-cell office:value-type="float" office:value="3.033525" calcext:value-type="float">
            <text:p>3.033525</text:p>
          </table:table-cell>
          <table:table-cell office:value-type="float" office:value="4.655352" calcext:value-type="float">
            <text:p>4.655352</text:p>
          </table:table-cell>
          <table:table-cell office:value-type="float" office:value="4.635003" calcext:value-type="float">
            <text:p>4.635003</text:p>
          </table:table-cell>
          <table:table-cell office:value-type="float" office:value="4.851411" calcext:value-type="float">
            <text:p>4.851411</text:p>
          </table:table-cell>
          <table:table-cell office:value-type="float" office:value="4.911332" calcext:value-type="float">
            <text:p>4.911332</text:p>
          </table:table-cell>
          <table:table-cell office:value-type="float" office:value="5.102106" calcext:value-type="float">
            <text:p>5.102106</text:p>
          </table:table-cell>
          <table:table-cell office:value-type="float" office:value="5.49413" calcext:value-type="float">
            <text:p>5.49413</text:p>
          </table:table-cell>
          <table:table-cell office:value-type="float" office:value="0" calcext:value-type="float">
            <text:p>0</text:p>
          </table:table-cell>
          <table:table-cell office:value-type="float" office:value="0.01135146" calcext:value-type="float">
            <text:p>0.011351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1022002" calcext:value-type="float">
            <text:p>11022002</text:p>
          </table:table-cell>
          <table:table-cell office:value-type="float" office:value="1.854129" calcext:value-type="float">
            <text:p>1.854129</text:p>
          </table:table-cell>
          <table:table-cell office:value-type="float" office:value="136.9554" calcext:value-type="float">
            <text:p>136.95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43106" calcext:value-type="float">
            <text:p>19.43106</text:p>
          </table:table-cell>
          <table:table-cell office:value-type="float" office:value="0" calcext:value-type="float">
            <text:p>0</text:p>
          </table:table-cell>
          <table:table-cell office:value-type="float" office:value="0.00000003122771" calcext:value-type="float">
            <text:p>3.122771E-08</text:p>
          </table:table-cell>
          <table:table-cell office:value-type="float" office:value="0" calcext:value-type="float">
            <text:p>0</text:p>
          </table:table-cell>
          <table:table-cell office:value-type="float" office:value="-0.0002776586" calcext:value-type="float">
            <text:p>-0.0002776586</text:p>
          </table:table-cell>
          <table:table-cell office:value-type="float" office:value="1184.79" calcext:value-type="float">
            <text:p>1184.79</text:p>
          </table:table-cell>
          <table:table-cell office:value-type="float" office:value="1.426915" calcext:value-type="float">
            <text:p>1.426915</text:p>
          </table:table-cell>
          <table:table-cell office:value-type="float" office:value="0" calcext:value-type="float">
            <text:p>0</text:p>
          </table:table-cell>
          <table:table-cell office:value-type="float" office:value="0.05559083" calcext:value-type="float">
            <text:p>0.05559083</text:p>
          </table:table-cell>
          <table:table-cell office:value-type="float" office:value="0.1641101" calcext:value-type="float">
            <text:p>0.1641101</text:p>
          </table:table-cell>
          <table:table-cell office:value-type="float" office:value="0.07195164" calcext:value-type="float">
            <text:p>0.07195164</text:p>
          </table:table-cell>
          <table:table-cell office:value-type="float" office:value="0.04017024" calcext:value-type="float">
            <text:p>0.04017024</text:p>
          </table:table-cell>
          <table:table-cell office:value-type="float" office:value="0.02997887" calcext:value-type="float">
            <text:p>0.02997887</text:p>
          </table:table-cell>
          <table:table-cell office:value-type="float" office:value="0.01836159" calcext:value-type="float">
            <text:p>0.01836159</text:p>
          </table:table-cell>
          <table:table-cell office:value-type="float" office:value="0.02206972" calcext:value-type="float">
            <text:p>0.02206972</text:p>
          </table:table-cell>
          <table:table-cell office:value-type="float" office:value="0.05870767" calcext:value-type="float">
            <text:p>0.05870767</text:p>
          </table:table-cell>
          <table:table-cell office:value-type="float" office:value="0.1092589" calcext:value-type="float">
            <text:p>0.1092589</text:p>
          </table:table-cell>
          <table:table-cell office:value-type="float" office:value="0.1089229" calcext:value-type="float">
            <text:p>0.1089229</text:p>
          </table:table-cell>
          <table:table-cell office:value-type="float" office:value="0.1109836" calcext:value-type="float">
            <text:p>0.1109836</text:p>
          </table:table-cell>
          <table:table-cell office:value-type="float" office:value="0.1115473" calcext:value-type="float">
            <text:p>0.1115473</text:p>
          </table:table-cell>
          <table:table-cell office:value-type="float" office:value="0.1134904" calcext:value-type="float">
            <text:p>0.1134904</text:p>
          </table:table-cell>
          <table:table-cell office:value-type="float" office:value="0.1176361" calcext:value-type="float">
            <text:p>0.1176361</text:p>
          </table:table-cell>
          <table:table-cell office:value-type="float" office:value="0" calcext:value-type="float">
            <text:p>0</text:p>
          </table:table-cell>
          <table:table-cell office:value-type="float" office:value="22.40799" calcext:value-type="float">
            <text:p>22.40799</text:p>
          </table:table-cell>
          <table:table-cell office:value-type="float" office:value="23.59546" calcext:value-type="float">
            <text:p>23.59546</text:p>
          </table:table-cell>
          <table:table-cell office:value-type="float" office:value="11.0958" calcext:value-type="float">
            <text:p>11.0958</text:p>
          </table:table-cell>
          <table:table-cell office:value-type="float" office:value="6.108744" calcext:value-type="float">
            <text:p>6.108744</text:p>
          </table:table-cell>
          <table:table-cell office:value-type="float" office:value="4.380287" calcext:value-type="float">
            <text:p>4.380287</text:p>
          </table:table-cell>
          <table:table-cell office:value-type="float" office:value="1.801081" calcext:value-type="float">
            <text:p>1.801081</text:p>
          </table:table-cell>
          <table:table-cell office:value-type="float" office:value="1.402134" calcext:value-type="float">
            <text:p>1.402134</text:p>
          </table:table-cell>
          <table:table-cell office:value-type="float" office:value="3.038805" calcext:value-type="float">
            <text:p>3.038805</text:p>
          </table:table-cell>
          <table:table-cell office:value-type="float" office:value="4.663854" calcext:value-type="float">
            <text:p>4.663854</text:p>
          </table:table-cell>
          <table:table-cell office:value-type="float" office:value="4.64381" calcext:value-type="float">
            <text:p>4.64381</text:p>
          </table:table-cell>
          <table:table-cell office:value-type="float" office:value="4.860744" calcext:value-type="float">
            <text:p>4.860744</text:p>
          </table:table-cell>
          <table:table-cell office:value-type="float" office:value="4.920677" calcext:value-type="float">
            <text:p>4.920677</text:p>
          </table:table-cell>
          <table:table-cell office:value-type="float" office:value="5.111603" calcext:value-type="float">
            <text:p>5.111603</text:p>
          </table:table-cell>
          <table:table-cell office:value-type="float" office:value="5.506944" calcext:value-type="float">
            <text:p>5.506944</text:p>
          </table:table-cell>
          <table:table-cell office:value-type="float" office:value="0" calcext:value-type="float">
            <text:p>0</text:p>
          </table:table-cell>
          <table:table-cell office:value-type="float" office:value="0.007344439" calcext:value-type="float">
            <text:p>0.0073444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2022002" calcext:value-type="float">
            <text:p>12022002</text:p>
          </table:table-cell>
          <table:table-cell office:value-type="float" office:value="1.853309" calcext:value-type="float">
            <text:p>1.853309</text:p>
          </table:table-cell>
          <table:table-cell office:value-type="float" office:value="136.9558" calcext:value-type="float">
            <text:p>136.95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46086" calcext:value-type="float">
            <text:p>19.46086</text:p>
          </table:table-cell>
          <table:table-cell office:value-type="float" office:value="0" calcext:value-type="float">
            <text:p>0</text:p>
          </table:table-cell>
          <table:table-cell office:value-type="float" office:value="0.00000003122771" calcext:value-type="float">
            <text:p>3.122771E-08</text:p>
          </table:table-cell>
          <table:table-cell office:value-type="float" office:value="0" calcext:value-type="float">
            <text:p>0</text:p>
          </table:table-cell>
          <table:table-cell office:value-type="float" office:value="-0.0002776586" calcext:value-type="float">
            <text:p>-0.0002776586</text:p>
          </table:table-cell>
          <table:table-cell office:value-type="float" office:value="1184.76" calcext:value-type="float">
            <text:p>1184.76</text:p>
          </table:table-cell>
          <table:table-cell office:value-type="float" office:value="1.438891" calcext:value-type="float">
            <text:p>1.438891</text:p>
          </table:table-cell>
          <table:table-cell office:value-type="float" office:value="0" calcext:value-type="float">
            <text:p>0</text:p>
          </table:table-cell>
          <table:table-cell office:value-type="float" office:value="0.09612115" calcext:value-type="float">
            <text:p>0.09612115</text:p>
          </table:table-cell>
          <table:table-cell office:value-type="float" office:value="0.1744533" calcext:value-type="float">
            <text:p>0.1744533</text:p>
          </table:table-cell>
          <table:table-cell office:value-type="float" office:value="0.06948397" calcext:value-type="float">
            <text:p>0.06948397</text:p>
          </table:table-cell>
          <table:table-cell office:value-type="float" office:value="0.03991547" calcext:value-type="float">
            <text:p>0.03991547</text:p>
          </table:table-cell>
          <table:table-cell office:value-type="float" office:value="0.03009274" calcext:value-type="float">
            <text:p>0.03009274</text:p>
          </table:table-cell>
          <table:table-cell office:value-type="float" office:value="0.01833672" calcext:value-type="float">
            <text:p>0.01833672</text:p>
          </table:table-cell>
          <table:table-cell office:value-type="float" office:value="0.02226073" calcext:value-type="float">
            <text:p>0.02226073</text:p>
          </table:table-cell>
          <table:table-cell office:value-type="float" office:value="0.05887942" calcext:value-type="float">
            <text:p>0.05887942</text:p>
          </table:table-cell>
          <table:table-cell office:value-type="float" office:value="0.1093404" calcext:value-type="float">
            <text:p>0.1093404</text:p>
          </table:table-cell>
          <table:table-cell office:value-type="float" office:value="0.1090113" calcext:value-type="float">
            <text:p>0.1090113</text:p>
          </table:table-cell>
          <table:table-cell office:value-type="float" office:value="0.1110809" calcext:value-type="float">
            <text:p>0.1110809</text:p>
          </table:table-cell>
          <table:table-cell office:value-type="float" office:value="0.1116514" calcext:value-type="float">
            <text:p>0.1116514</text:p>
          </table:table-cell>
          <table:table-cell office:value-type="float" office:value="0.1135921" calcext:value-type="float">
            <text:p>0.1135921</text:p>
          </table:table-cell>
          <table:table-cell office:value-type="float" office:value="0.1177452" calcext:value-type="float">
            <text:p>0.1177452</text:p>
          </table:table-cell>
          <table:table-cell office:value-type="float" office:value="0" calcext:value-type="float">
            <text:p>0</text:p>
          </table:table-cell>
          <table:table-cell office:value-type="float" office:value="22.37235" calcext:value-type="float">
            <text:p>22.37235</text:p>
          </table:table-cell>
          <table:table-cell office:value-type="float" office:value="23.57619" calcext:value-type="float">
            <text:p>23.57619</text:p>
          </table:table-cell>
          <table:table-cell office:value-type="float" office:value="11.08688" calcext:value-type="float">
            <text:p>11.08688</text:p>
          </table:table-cell>
          <table:table-cell office:value-type="float" office:value="6.104452" calcext:value-type="float">
            <text:p>6.104452</text:p>
          </table:table-cell>
          <table:table-cell office:value-type="float" office:value="4.377762" calcext:value-type="float">
            <text:p>4.377762</text:p>
          </table:table-cell>
          <table:table-cell office:value-type="float" office:value="1.801552" calcext:value-type="float">
            <text:p>1.801552</text:p>
          </table:table-cell>
          <table:table-cell office:value-type="float" office:value="1.403916" calcext:value-type="float">
            <text:p>1.403916</text:p>
          </table:table-cell>
          <table:table-cell office:value-type="float" office:value="3.044123" calcext:value-type="float">
            <text:p>3.044123</text:p>
          </table:table-cell>
          <table:table-cell office:value-type="float" office:value="4.672355" calcext:value-type="float">
            <text:p>4.672355</text:p>
          </table:table-cell>
          <table:table-cell office:value-type="float" office:value="4.652619" calcext:value-type="float">
            <text:p>4.652619</text:p>
          </table:table-cell>
          <table:table-cell office:value-type="float" office:value="4.870059" calcext:value-type="float">
            <text:p>4.870059</text:p>
          </table:table-cell>
          <table:table-cell office:value-type="float" office:value="4.930007" calcext:value-type="float">
            <text:p>4.930007</text:p>
          </table:table-cell>
          <table:table-cell office:value-type="float" office:value="5.1211" calcext:value-type="float">
            <text:p>5.1211</text:p>
          </table:table-cell>
          <table:table-cell office:value-type="float" office:value="5.519995" calcext:value-type="float">
            <text:p>5.519995</text:p>
          </table:table-cell>
          <table:table-cell office:value-type="float" office:value="0" calcext:value-type="float">
            <text:p>0</text:p>
          </table:table-cell>
          <table:table-cell office:value-type="float" office:value="0.009420197" calcext:value-type="float">
            <text:p>0.0094201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3022002" calcext:value-type="float">
            <text:p>13022002</text:p>
          </table:table-cell>
          <table:table-cell office:value-type="float" office:value="1.85253" calcext:value-type="float">
            <text:p>1.85253</text:p>
          </table:table-cell>
          <table:table-cell office:value-type="float" office:value="136.9561" calcext:value-type="float">
            <text:p>136.95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49079" calcext:value-type="float">
            <text:p>19.49079</text:p>
          </table:table-cell>
          <table:table-cell office:value-type="float" office:value="0" calcext:value-type="float">
            <text:p>0</text:p>
          </table:table-cell>
          <table:table-cell office:value-type="float" office:value="0.00000003122771" calcext:value-type="float">
            <text:p>3.122771E-08</text:p>
          </table:table-cell>
          <table:table-cell office:value-type="float" office:value="0" calcext:value-type="float">
            <text:p>0</text:p>
          </table:table-cell>
          <table:table-cell office:value-type="float" office:value="-0.0002776586" calcext:value-type="float">
            <text:p>-0.0002776586</text:p>
          </table:table-cell>
          <table:table-cell office:value-type="float" office:value="1184.73" calcext:value-type="float">
            <text:p>1184.73</text:p>
          </table:table-cell>
          <table:table-cell office:value-type="float" office:value="1.448555" calcext:value-type="float">
            <text:p>1.448555</text:p>
          </table:table-cell>
          <table:table-cell office:value-type="float" office:value="0" calcext:value-type="float">
            <text:p>0</text:p>
          </table:table-cell>
          <table:table-cell office:value-type="float" office:value="0.08461891" calcext:value-type="float">
            <text:p>0.08461891</text:p>
          </table:table-cell>
          <table:table-cell office:value-type="float" office:value="0.1735397" calcext:value-type="float">
            <text:p>0.1735397</text:p>
          </table:table-cell>
          <table:table-cell office:value-type="float" office:value="0.07449678" calcext:value-type="float">
            <text:p>0.07449678</text:p>
          </table:table-cell>
          <table:table-cell office:value-type="float" office:value="0.04121117" calcext:value-type="float">
            <text:p>0.04121117</text:p>
          </table:table-cell>
          <table:table-cell office:value-type="float" office:value="0.03037851" calcext:value-type="float">
            <text:p>0.03037851</text:p>
          </table:table-cell>
          <table:table-cell office:value-type="float" office:value="0.01845792" calcext:value-type="float">
            <text:p>0.01845792</text:p>
          </table:table-cell>
          <table:table-cell office:value-type="float" office:value="0.02243405" calcext:value-type="float">
            <text:p>0.02243405</text:p>
          </table:table-cell>
          <table:table-cell office:value-type="float" office:value="0.05895913" calcext:value-type="float">
            <text:p>0.05895913</text:p>
          </table:table-cell>
          <table:table-cell office:value-type="float" office:value="0.1094389" calcext:value-type="float">
            <text:p>0.1094389</text:p>
          </table:table-cell>
          <table:table-cell office:value-type="float" office:value="0.1090999" calcext:value-type="float">
            <text:p>0.1090999</text:p>
          </table:table-cell>
          <table:table-cell office:value-type="float" office:value="0.1111781" calcext:value-type="float">
            <text:p>0.1111781</text:p>
          </table:table-cell>
          <table:table-cell office:value-type="float" office:value="0.1117501" calcext:value-type="float">
            <text:p>0.1117501</text:p>
          </table:table-cell>
          <table:table-cell office:value-type="float" office:value="0.1136919" calcext:value-type="float">
            <text:p>0.1136919</text:p>
          </table:table-cell>
          <table:table-cell office:value-type="float" office:value="0.1178548" calcext:value-type="float">
            <text:p>0.1178548</text:p>
          </table:table-cell>
          <table:table-cell office:value-type="float" office:value="0" calcext:value-type="float">
            <text:p>0</text:p>
          </table:table-cell>
          <table:table-cell office:value-type="float" office:value="22.34568" calcext:value-type="float">
            <text:p>22.34568</text:p>
          </table:table-cell>
          <table:table-cell office:value-type="float" office:value="23.55775" calcext:value-type="float">
            <text:p>23.55775</text:p>
          </table:table-cell>
          <table:table-cell office:value-type="float" office:value="11.07853" calcext:value-type="float">
            <text:p>11.07853</text:p>
          </table:table-cell>
          <table:table-cell office:value-type="float" office:value="6.100216" calcext:value-type="float">
            <text:p>6.100216</text:p>
          </table:table-cell>
          <table:table-cell office:value-type="float" office:value="4.375237" calcext:value-type="float">
            <text:p>4.375237</text:p>
          </table:table-cell>
          <table:table-cell office:value-type="float" office:value="1.802027" calcext:value-type="float">
            <text:p>1.802027</text:p>
          </table:table-cell>
          <table:table-cell office:value-type="float" office:value="1.405707" calcext:value-type="float">
            <text:p>1.405707</text:p>
          </table:table-cell>
          <table:table-cell office:value-type="float" office:value="3.049437" calcext:value-type="float">
            <text:p>3.049437</text:p>
          </table:table-cell>
          <table:table-cell office:value-type="float" office:value="4.680857" calcext:value-type="float">
            <text:p>4.680857</text:p>
          </table:table-cell>
          <table:table-cell office:value-type="float" office:value="4.661427" calcext:value-type="float">
            <text:p>4.661427</text:p>
          </table:table-cell>
          <table:table-cell office:value-type="float" office:value="4.879364" calcext:value-type="float">
            <text:p>4.879364</text:p>
          </table:table-cell>
          <table:table-cell office:value-type="float" office:value="4.93931" calcext:value-type="float">
            <text:p>4.93931</text:p>
          </table:table-cell>
          <table:table-cell office:value-type="float" office:value="5.130589" calcext:value-type="float">
            <text:p>5.130589</text:p>
          </table:table-cell>
          <table:table-cell office:value-type="float" office:value="5.530941" calcext:value-type="float">
            <text:p>5.530941</text:p>
          </table:table-cell>
          <table:table-cell office:value-type="float" office:value="0" calcext:value-type="float">
            <text:p>0</text:p>
          </table:table-cell>
          <table:table-cell office:value-type="float" office:value="0.0117336" calcext:value-type="float">
            <text:p>0.01173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022002" calcext:value-type="float">
            <text:p>14022002</text:p>
          </table:table-cell>
          <table:table-cell office:value-type="float" office:value="1.851723" calcext:value-type="float">
            <text:p>1.851723</text:p>
          </table:table-cell>
          <table:table-cell office:value-type="float" office:value="136.9563" calcext:value-type="float">
            <text:p>136.95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52072" calcext:value-type="float">
            <text:p>19.52072</text:p>
          </table:table-cell>
          <table:table-cell office:value-type="float" office:value="0" calcext:value-type="float">
            <text:p>0</text:p>
          </table:table-cell>
          <table:table-cell office:value-type="float" office:value="0.00000003122771" calcext:value-type="float">
            <text:p>3.122771E-08</text:p>
          </table:table-cell>
          <table:table-cell office:value-type="float" office:value="0" calcext:value-type="float">
            <text:p>0</text:p>
          </table:table-cell>
          <table:table-cell office:value-type="float" office:value="-0.0002776586" calcext:value-type="float">
            <text:p>-0.0002776586</text:p>
          </table:table-cell>
          <table:table-cell office:value-type="float" office:value="1184.7" calcext:value-type="float">
            <text:p>1184.7</text:p>
          </table:table-cell>
          <table:table-cell office:value-type="float" office:value="1.45712" calcext:value-type="float">
            <text:p>1.45712</text:p>
          </table:table-cell>
          <table:table-cell office:value-type="float" office:value="0" calcext:value-type="float">
            <text:p>0</text:p>
          </table:table-cell>
          <table:table-cell office:value-type="float" office:value="0.08427493" calcext:value-type="float">
            <text:p>0.08427493</text:p>
          </table:table-cell>
          <table:table-cell office:value-type="float" office:value="0.1782904" calcext:value-type="float">
            <text:p>0.1782904</text:p>
          </table:table-cell>
          <table:table-cell office:value-type="float" office:value="0.07622933" calcext:value-type="float">
            <text:p>0.07622933</text:p>
          </table:table-cell>
          <table:table-cell office:value-type="float" office:value="0.04185554" calcext:value-type="float">
            <text:p>0.04185554</text:p>
          </table:table-cell>
          <table:table-cell office:value-type="float" office:value="0.03061924" calcext:value-type="float">
            <text:p>0.03061924</text:p>
          </table:table-cell>
          <table:table-cell office:value-type="float" office:value="0.01870241" calcext:value-type="float">
            <text:p>0.01870241</text:p>
          </table:table-cell>
          <table:table-cell office:value-type="float" office:value="0.02259264" calcext:value-type="float">
            <text:p>0.02259264</text:p>
          </table:table-cell>
          <table:table-cell office:value-type="float" office:value="0.05905795" calcext:value-type="float">
            <text:p>0.05905795</text:p>
          </table:table-cell>
          <table:table-cell office:value-type="float" office:value="0.1095488" calcext:value-type="float">
            <text:p>0.1095488</text:p>
          </table:table-cell>
          <table:table-cell office:value-type="float" office:value="0.109189" calcext:value-type="float">
            <text:p>0.109189</text:p>
          </table:table-cell>
          <table:table-cell office:value-type="float" office:value="0.1112754" calcext:value-type="float">
            <text:p>0.1112754</text:p>
          </table:table-cell>
          <table:table-cell office:value-type="float" office:value="0.1118487" calcext:value-type="float">
            <text:p>0.1118487</text:p>
          </table:table-cell>
          <table:table-cell office:value-type="float" office:value="0.1137909" calcext:value-type="float">
            <text:p>0.1137909</text:p>
          </table:table-cell>
          <table:table-cell office:value-type="float" office:value="0.1179646" calcext:value-type="float">
            <text:p>0.1179646</text:p>
          </table:table-cell>
          <table:table-cell office:value-type="float" office:value="0" calcext:value-type="float">
            <text:p>0</text:p>
          </table:table-cell>
          <table:table-cell office:value-type="float" office:value="22.31344" calcext:value-type="float">
            <text:p>22.31344</text:p>
          </table:table-cell>
          <table:table-cell office:value-type="float" office:value="23.53957" calcext:value-type="float">
            <text:p>23.53957</text:p>
          </table:table-cell>
          <table:table-cell office:value-type="float" office:value="11.07138" calcext:value-type="float">
            <text:p>11.07138</text:p>
          </table:table-cell>
          <table:table-cell office:value-type="float" office:value="6.096389" calcext:value-type="float">
            <text:p>6.096389</text:p>
          </table:table-cell>
          <table:table-cell office:value-type="float" office:value="4.372811" calcext:value-type="float">
            <text:p>4.372811</text:p>
          </table:table-cell>
          <table:table-cell office:value-type="float" office:value="1.802554" calcext:value-type="float">
            <text:p>1.802554</text:p>
          </table:table-cell>
          <table:table-cell office:value-type="float" office:value="1.40752" calcext:value-type="float">
            <text:p>1.40752</text:p>
          </table:table-cell>
          <table:table-cell office:value-type="float" office:value="3.054734" calcext:value-type="float">
            <text:p>3.054734</text:p>
          </table:table-cell>
          <table:table-cell office:value-type="float" office:value="4.689359" calcext:value-type="float">
            <text:p>4.689359</text:p>
          </table:table-cell>
          <table:table-cell office:value-type="float" office:value="4.67023" calcext:value-type="float">
            <text:p>4.67023</text:p>
          </table:table-cell>
          <table:table-cell office:value-type="float" office:value="4.888669" calcext:value-type="float">
            <text:p>4.888669</text:p>
          </table:table-cell>
          <table:table-cell office:value-type="float" office:value="4.948613" calcext:value-type="float">
            <text:p>4.948613</text:p>
          </table:table-cell>
          <table:table-cell office:value-type="float" office:value="5.140048" calcext:value-type="float">
            <text:p>5.140048</text:p>
          </table:table-cell>
          <table:table-cell office:value-type="float" office:value="5.541111" calcext:value-type="float">
            <text:p>5.541111</text:p>
          </table:table-cell>
          <table:table-cell office:value-type="float" office:value="0" calcext:value-type="float">
            <text:p>0</text:p>
          </table:table-cell>
          <table:table-cell office:value-type="float" office:value="0.009801037" calcext:value-type="float">
            <text:p>0.0098010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5022002" calcext:value-type="float">
            <text:p>15022002</text:p>
          </table:table-cell>
          <table:table-cell office:value-type="float" office:value="1.850397" calcext:value-type="float">
            <text:p>1.850397</text:p>
          </table:table-cell>
          <table:table-cell office:value-type="float" office:value="136.9567" calcext:value-type="float">
            <text:p>136.95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55078" calcext:value-type="float">
            <text:p>19.55078</text:p>
          </table:table-cell>
          <table:table-cell office:value-type="float" office:value="0" calcext:value-type="float">
            <text:p>0</text:p>
          </table:table-cell>
          <table:table-cell office:value-type="float" office:value="0.00000003122771" calcext:value-type="float">
            <text:p>3.122771E-08</text:p>
          </table:table-cell>
          <table:table-cell office:value-type="float" office:value="0" calcext:value-type="float">
            <text:p>0</text:p>
          </table:table-cell>
          <table:table-cell office:value-type="float" office:value="-0.0002776586" calcext:value-type="float">
            <text:p>-0.0002776586</text:p>
          </table:table-cell>
          <table:table-cell office:value-type="float" office:value="1184.67" calcext:value-type="float">
            <text:p>1184.67</text:p>
          </table:table-cell>
          <table:table-cell office:value-type="float" office:value="1.471552" calcext:value-type="float">
            <text:p>1.471552</text:p>
          </table:table-cell>
          <table:table-cell office:value-type="float" office:value="0" calcext:value-type="float">
            <text:p>0</text:p>
          </table:table-cell>
          <table:table-cell office:value-type="float" office:value="0.08599304" calcext:value-type="float">
            <text:p>0.08599304</text:p>
          </table:table-cell>
          <table:table-cell office:value-type="float" office:value="0.1823928" calcext:value-type="float">
            <text:p>0.1823928</text:p>
          </table:table-cell>
          <table:table-cell office:value-type="float" office:value="0.079036" calcext:value-type="float">
            <text:p>0.079036</text:p>
          </table:table-cell>
          <table:table-cell office:value-type="float" office:value="0.04282843" calcext:value-type="float">
            <text:p>0.04282843</text:p>
          </table:table-cell>
          <table:table-cell office:value-type="float" office:value="0.03118782" calcext:value-type="float">
            <text:p>0.03118782</text:p>
          </table:table-cell>
          <table:table-cell office:value-type="float" office:value="0.01902159" calcext:value-type="float">
            <text:p>0.01902159</text:p>
          </table:table-cell>
          <table:table-cell office:value-type="float" office:value="0.02275608" calcext:value-type="float">
            <text:p>0.02275608</text:p>
          </table:table-cell>
          <table:table-cell office:value-type="float" office:value="0.05917305" calcext:value-type="float">
            <text:p>0.05917305</text:p>
          </table:table-cell>
          <table:table-cell office:value-type="float" office:value="0.1096664" calcext:value-type="float">
            <text:p>0.1096664</text:p>
          </table:table-cell>
          <table:table-cell office:value-type="float" office:value="0.10928" calcext:value-type="float">
            <text:p>0.10928</text:p>
          </table:table-cell>
          <table:table-cell office:value-type="float" office:value="0.1113728" calcext:value-type="float">
            <text:p>0.1113728</text:p>
          </table:table-cell>
          <table:table-cell office:value-type="float" office:value="0.1119454" calcext:value-type="float">
            <text:p>0.1119454</text:p>
          </table:table-cell>
          <table:table-cell office:value-type="float" office:value="0.1138913" calcext:value-type="float">
            <text:p>0.1138913</text:p>
          </table:table-cell>
          <table:table-cell office:value-type="float" office:value="0.1180734" calcext:value-type="float">
            <text:p>0.1180734</text:p>
          </table:table-cell>
          <table:table-cell office:value-type="float" office:value="0" calcext:value-type="float">
            <text:p>0</text:p>
          </table:table-cell>
          <table:table-cell office:value-type="float" office:value="22.28353" calcext:value-type="float">
            <text:p>22.28353</text:p>
          </table:table-cell>
          <table:table-cell office:value-type="float" office:value="23.52301" calcext:value-type="float">
            <text:p>23.52301</text:p>
          </table:table-cell>
          <table:table-cell office:value-type="float" office:value="11.06498" calcext:value-type="float">
            <text:p>11.06498</text:p>
          </table:table-cell>
          <table:table-cell office:value-type="float" office:value="6.092818" calcext:value-type="float">
            <text:p>6.092818</text:p>
          </table:table-cell>
          <table:table-cell office:value-type="float" office:value="4.370513" calcext:value-type="float">
            <text:p>4.370513</text:p>
          </table:table-cell>
          <table:table-cell office:value-type="float" office:value="1.803135" calcext:value-type="float">
            <text:p>1.803135</text:p>
          </table:table-cell>
          <table:table-cell office:value-type="float" office:value="1.409356" calcext:value-type="float">
            <text:p>1.409356</text:p>
          </table:table-cell>
          <table:table-cell office:value-type="float" office:value="3.060031" calcext:value-type="float">
            <text:p>3.060031</text:p>
          </table:table-cell>
          <table:table-cell office:value-type="float" office:value="4.69786" calcext:value-type="float">
            <text:p>4.69786</text:p>
          </table:table-cell>
          <table:table-cell office:value-type="float" office:value="4.679" calcext:value-type="float">
            <text:p>4.679</text:p>
          </table:table-cell>
          <table:table-cell office:value-type="float" office:value="4.897952" calcext:value-type="float">
            <text:p>4.897952</text:p>
          </table:table-cell>
          <table:table-cell office:value-type="float" office:value="4.957916" calcext:value-type="float">
            <text:p>4.957916</text:p>
          </table:table-cell>
          <table:table-cell office:value-type="float" office:value="5.149506" calcext:value-type="float">
            <text:p>5.149506</text:p>
          </table:table-cell>
          <table:table-cell office:value-type="float" office:value="5.551282" calcext:value-type="float">
            <text:p>5.551282</text:p>
          </table:table-cell>
          <table:table-cell office:value-type="float" office:value="0" calcext:value-type="float">
            <text:p>0</text:p>
          </table:table-cell>
          <table:table-cell office:value-type="float" office:value="0.00918464" calcext:value-type="float">
            <text:p>0.009184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6022002" calcext:value-type="float">
            <text:p>16022002</text:p>
          </table:table-cell>
          <table:table-cell office:value-type="float" office:value="1.849098" calcext:value-type="float">
            <text:p>1.849098</text:p>
          </table:table-cell>
          <table:table-cell office:value-type="float" office:value="136.957" calcext:value-type="float">
            <text:p>136.9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58102" calcext:value-type="float">
            <text:p>19.58102</text:p>
          </table:table-cell>
          <table:table-cell office:value-type="float" office:value="0" calcext:value-type="float">
            <text:p>0</text:p>
          </table:table-cell>
          <table:table-cell office:value-type="float" office:value="0.00000003122771" calcext:value-type="float">
            <text:p>3.122771E-08</text:p>
          </table:table-cell>
          <table:table-cell office:value-type="float" office:value="0" calcext:value-type="float">
            <text:p>0</text:p>
          </table:table-cell>
          <table:table-cell office:value-type="float" office:value="-0.0002776586" calcext:value-type="float">
            <text:p>-0.0002776586</text:p>
          </table:table-cell>
          <table:table-cell office:value-type="float" office:value="1184.64" calcext:value-type="float">
            <text:p>1184.64</text:p>
          </table:table-cell>
          <table:table-cell office:value-type="float" office:value="1.48193" calcext:value-type="float">
            <text:p>1.48193</text:p>
          </table:table-cell>
          <table:table-cell office:value-type="float" office:value="0" calcext:value-type="float">
            <text:p>0</text:p>
          </table:table-cell>
          <table:table-cell office:value-type="float" office:value="0.09196772" calcext:value-type="float">
            <text:p>0.09196772</text:p>
          </table:table-cell>
          <table:table-cell office:value-type="float" office:value="0.1840903" calcext:value-type="float">
            <text:p>0.1840903</text:p>
          </table:table-cell>
          <table:table-cell office:value-type="float" office:value="0.08082812" calcext:value-type="float">
            <text:p>0.08082812</text:p>
          </table:table-cell>
          <table:table-cell office:value-type="float" office:value="0.04356097" calcext:value-type="float">
            <text:p>0.04356097</text:p>
          </table:table-cell>
          <table:table-cell office:value-type="float" office:value="0.03168167" calcext:value-type="float">
            <text:p>0.03168167</text:p>
          </table:table-cell>
          <table:table-cell office:value-type="float" office:value="0.01939281" calcext:value-type="float">
            <text:p>0.01939281</text:p>
          </table:table-cell>
          <table:table-cell office:value-type="float" office:value="0.02297245" calcext:value-type="float">
            <text:p>0.02297245</text:p>
          </table:table-cell>
          <table:table-cell office:value-type="float" office:value="0.05932069" calcext:value-type="float">
            <text:p>0.05932069</text:p>
          </table:table-cell>
          <table:table-cell office:value-type="float" office:value="0.1097924" calcext:value-type="float">
            <text:p>0.1097924</text:p>
          </table:table-cell>
          <table:table-cell office:value-type="float" office:value="0.109373" calcext:value-type="float">
            <text:p>0.109373</text:p>
          </table:table-cell>
          <table:table-cell office:value-type="float" office:value="0.1114704" calcext:value-type="float">
            <text:p>0.1114704</text:p>
          </table:table-cell>
          <table:table-cell office:value-type="float" office:value="0.1120419" calcext:value-type="float">
            <text:p>0.1120419</text:p>
          </table:table-cell>
          <table:table-cell office:value-type="float" office:value="0.113992" calcext:value-type="float">
            <text:p>0.113992</text:p>
          </table:table-cell>
          <table:table-cell office:value-type="float" office:value="0.118182" calcext:value-type="float">
            <text:p>0.118182</text:p>
          </table:table-cell>
          <table:table-cell office:value-type="float" office:value="0" calcext:value-type="float">
            <text:p>0</text:p>
          </table:table-cell>
          <table:table-cell office:value-type="float" office:value="22.25839" calcext:value-type="float">
            <text:p>22.25839</text:p>
          </table:table-cell>
          <table:table-cell office:value-type="float" office:value="23.50823" calcext:value-type="float">
            <text:p>23.50823</text:p>
          </table:table-cell>
          <table:table-cell office:value-type="float" office:value="11.0594" calcext:value-type="float">
            <text:p>11.0594</text:p>
          </table:table-cell>
          <table:table-cell office:value-type="float" office:value="6.089555" calcext:value-type="float">
            <text:p>6.089555</text:p>
          </table:table-cell>
          <table:table-cell office:value-type="float" office:value="4.368414" calcext:value-type="float">
            <text:p>4.368414</text:p>
          </table:table-cell>
          <table:table-cell office:value-type="float" office:value="1.8038" calcext:value-type="float">
            <text:p>1.8038</text:p>
          </table:table-cell>
          <table:table-cell office:value-type="float" office:value="1.411225" calcext:value-type="float">
            <text:p>1.411225</text:p>
          </table:table-cell>
          <table:table-cell office:value-type="float" office:value="3.065357" calcext:value-type="float">
            <text:p>3.065357</text:p>
          </table:table-cell>
          <table:table-cell office:value-type="float" office:value="4.706362" calcext:value-type="float">
            <text:p>4.706362</text:p>
          </table:table-cell>
          <table:table-cell office:value-type="float" office:value="4.687771" calcext:value-type="float">
            <text:p>4.687771</text:p>
          </table:table-cell>
          <table:table-cell office:value-type="float" office:value="4.907228" calcext:value-type="float">
            <text:p>4.907228</text:p>
          </table:table-cell>
          <table:table-cell office:value-type="float" office:value="4.9672" calcext:value-type="float">
            <text:p>4.9672</text:p>
          </table:table-cell>
          <table:table-cell office:value-type="float" office:value="5.158949" calcext:value-type="float">
            <text:p>5.158949</text:p>
          </table:table-cell>
          <table:table-cell office:value-type="float" office:value="5.561453" calcext:value-type="float">
            <text:p>5.561453</text:p>
          </table:table-cell>
          <table:table-cell office:value-type="float" office:value="0" calcext:value-type="float">
            <text:p>0</text:p>
          </table:table-cell>
          <table:table-cell office:value-type="float" office:value="0.005826952" calcext:value-type="float">
            <text:p>0.0058269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7022002" calcext:value-type="float">
            <text:p>17022002</text:p>
          </table:table-cell>
          <table:table-cell office:value-type="float" office:value="1.848159" calcext:value-type="float">
            <text:p>1.848159</text:p>
          </table:table-cell>
          <table:table-cell office:value-type="float" office:value="136.9568" calcext:value-type="float">
            <text:p>136.95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61135" calcext:value-type="float">
            <text:p>19.61135</text:p>
          </table:table-cell>
          <table:table-cell office:value-type="float" office:value="0" calcext:value-type="float">
            <text:p>0</text:p>
          </table:table-cell>
          <table:table-cell office:value-type="float" office:value="0.00000003122771" calcext:value-type="float">
            <text:p>3.122771E-08</text:p>
          </table:table-cell>
          <table:table-cell office:value-type="float" office:value="0" calcext:value-type="float">
            <text:p>0</text:p>
          </table:table-cell>
          <table:table-cell office:value-type="float" office:value="-0.0002776586" calcext:value-type="float">
            <text:p>-0.0002776586</text:p>
          </table:table-cell>
          <table:table-cell office:value-type="float" office:value="1184.61" calcext:value-type="float">
            <text:p>1184.61</text:p>
          </table:table-cell>
          <table:table-cell office:value-type="float" office:value="1.485651" calcext:value-type="float">
            <text:p>1.485651</text:p>
          </table:table-cell>
          <table:table-cell office:value-type="float" office:value="0" calcext:value-type="float">
            <text:p>0</text:p>
          </table:table-cell>
          <table:table-cell office:value-type="float" office:value="0.09995754" calcext:value-type="float">
            <text:p>0.09995754</text:p>
          </table:table-cell>
          <table:table-cell office:value-type="float" office:value="0.1835501" calcext:value-type="float">
            <text:p>0.1835501</text:p>
          </table:table-cell>
          <table:table-cell office:value-type="float" office:value="0.08120757" calcext:value-type="float">
            <text:p>0.08120757</text:p>
          </table:table-cell>
          <table:table-cell office:value-type="float" office:value="0.04380269" calcext:value-type="float">
            <text:p>0.04380269</text:p>
          </table:table-cell>
          <table:table-cell office:value-type="float" office:value="0.03188235" calcext:value-type="float">
            <text:p>0.03188235</text:p>
          </table:table-cell>
          <table:table-cell office:value-type="float" office:value="0.01958272" calcext:value-type="float">
            <text:p>0.01958272</text:p>
          </table:table-cell>
          <table:table-cell office:value-type="float" office:value="0.02312795" calcext:value-type="float">
            <text:p>0.02312795</text:p>
          </table:table-cell>
          <table:table-cell office:value-type="float" office:value="0.05947193" calcext:value-type="float">
            <text:p>0.05947193</text:p>
          </table:table-cell>
          <table:table-cell office:value-type="float" office:value="0.1099266" calcext:value-type="float">
            <text:p>0.1099266</text:p>
          </table:table-cell>
          <table:table-cell office:value-type="float" office:value="0.1094692" calcext:value-type="float">
            <text:p>0.1094692</text:p>
          </table:table-cell>
          <table:table-cell office:value-type="float" office:value="0.1115682" calcext:value-type="float">
            <text:p>0.1115682</text:p>
          </table:table-cell>
          <table:table-cell office:value-type="float" office:value="0.1121387" calcext:value-type="float">
            <text:p>0.1121387</text:p>
          </table:table-cell>
          <table:table-cell office:value-type="float" office:value="0.1140925" calcext:value-type="float">
            <text:p>0.1140925</text:p>
          </table:table-cell>
          <table:table-cell office:value-type="float" office:value="0.1182904" calcext:value-type="float">
            <text:p>0.1182904</text:p>
          </table:table-cell>
          <table:table-cell office:value-type="float" office:value="0" calcext:value-type="float">
            <text:p>0</text:p>
          </table:table-cell>
          <table:table-cell office:value-type="float" office:value="22.23975" calcext:value-type="float">
            <text:p>22.23975</text:p>
          </table:table-cell>
          <table:table-cell office:value-type="float" office:value="23.49408" calcext:value-type="float">
            <text:p>23.49408</text:p>
          </table:table-cell>
          <table:table-cell office:value-type="float" office:value="11.05418" calcext:value-type="float">
            <text:p>11.05418</text:p>
          </table:table-cell>
          <table:table-cell office:value-type="float" office:value="6.086462" calcext:value-type="float">
            <text:p>6.086462</text:p>
          </table:table-cell>
          <table:table-cell office:value-type="float" office:value="4.366446" calcext:value-type="float">
            <text:p>4.366446</text:p>
          </table:table-cell>
          <table:table-cell office:value-type="float" office:value="1.80453" calcext:value-type="float">
            <text:p>1.80453</text:p>
          </table:table-cell>
          <table:table-cell office:value-type="float" office:value="1.413128" calcext:value-type="float">
            <text:p>1.413128</text:p>
          </table:table-cell>
          <table:table-cell office:value-type="float" office:value="3.070685" calcext:value-type="float">
            <text:p>3.070685</text:p>
          </table:table-cell>
          <table:table-cell office:value-type="float" office:value="4.714864" calcext:value-type="float">
            <text:p>4.714864</text:p>
          </table:table-cell>
          <table:table-cell office:value-type="float" office:value="4.696542" calcext:value-type="float">
            <text:p>4.696542</text:p>
          </table:table-cell>
          <table:table-cell office:value-type="float" office:value="4.916504" calcext:value-type="float">
            <text:p>4.916504</text:p>
          </table:table-cell>
          <table:table-cell office:value-type="float" office:value="4.976468" calcext:value-type="float">
            <text:p>4.976468</text:p>
          </table:table-cell>
          <table:table-cell office:value-type="float" office:value="5.168369" calcext:value-type="float">
            <text:p>5.168369</text:p>
          </table:table-cell>
          <table:table-cell office:value-type="float" office:value="5.571586" calcext:value-type="float">
            <text:p>5.571586</text:p>
          </table:table-cell>
          <table:table-cell office:value-type="float" office:value="0" calcext:value-type="float">
            <text:p>0</text:p>
          </table:table-cell>
          <table:table-cell office:value-type="float" office:value="0.003047192" calcext:value-type="float">
            <text:p>0.0030471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8022002" calcext:value-type="float">
            <text:p>18022002</text:p>
          </table:table-cell>
          <table:table-cell office:value-type="float" office:value="1.847222" calcext:value-type="float">
            <text:p>1.847222</text:p>
          </table:table-cell>
          <table:table-cell office:value-type="float" office:value="136.9564" calcext:value-type="float">
            <text:p>136.95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64176" calcext:value-type="float">
            <text:p>19.64176</text:p>
          </table:table-cell>
          <table:table-cell office:value-type="float" office:value="0" calcext:value-type="float">
            <text:p>0</text:p>
          </table:table-cell>
          <table:table-cell office:value-type="float" office:value="0.00000003122771" calcext:value-type="float">
            <text:p>3.122771E-08</text:p>
          </table:table-cell>
          <table:table-cell office:value-type="float" office:value="0" calcext:value-type="float">
            <text:p>0</text:p>
          </table:table-cell>
          <table:table-cell office:value-type="float" office:value="-0.0002776586" calcext:value-type="float">
            <text:p>-0.0002776586</text:p>
          </table:table-cell>
          <table:table-cell office:value-type="float" office:value="1184.58" calcext:value-type="float">
            <text:p>1184.58</text:p>
          </table:table-cell>
          <table:table-cell office:value-type="float" office:value="1.486992" calcext:value-type="float">
            <text:p>1.486992</text:p>
          </table:table-cell>
          <table:table-cell office:value-type="float" office:value="0" calcext:value-type="float">
            <text:p>0</text:p>
          </table:table-cell>
          <table:table-cell office:value-type="float" office:value="0.1010095" calcext:value-type="float">
            <text:p>0.1010095</text:p>
          </table:table-cell>
          <table:table-cell office:value-type="float" office:value="0.1842268" calcext:value-type="float">
            <text:p>0.1842268</text:p>
          </table:table-cell>
          <table:table-cell office:value-type="float" office:value="0.08159826" calcext:value-type="float">
            <text:p>0.08159826</text:p>
          </table:table-cell>
          <table:table-cell office:value-type="float" office:value="0.04409031" calcext:value-type="float">
            <text:p>0.04409031</text:p>
          </table:table-cell>
          <table:table-cell office:value-type="float" office:value="0.03210543" calcext:value-type="float">
            <text:p>0.03210543</text:p>
          </table:table-cell>
          <table:table-cell office:value-type="float" office:value="0.01978401" calcext:value-type="float">
            <text:p>0.01978401</text:p>
          </table:table-cell>
          <table:table-cell office:value-type="float" office:value="0.02327752" calcext:value-type="float">
            <text:p>0.02327752</text:p>
          </table:table-cell>
          <table:table-cell office:value-type="float" office:value="0.05961384" calcext:value-type="float">
            <text:p>0.05961384</text:p>
          </table:table-cell>
          <table:table-cell office:value-type="float" office:value="0.1100595" calcext:value-type="float">
            <text:p>0.1100595</text:p>
          </table:table-cell>
          <table:table-cell office:value-type="float" office:value="0.109568" calcext:value-type="float">
            <text:p>0.109568</text:p>
          </table:table-cell>
          <table:table-cell office:value-type="float" office:value="0.1116667" calcext:value-type="float">
            <text:p>0.1116667</text:p>
          </table:table-cell>
          <table:table-cell office:value-type="float" office:value="0.1122369" calcext:value-type="float">
            <text:p>0.1122369</text:p>
          </table:table-cell>
          <table:table-cell office:value-type="float" office:value="0.1141931" calcext:value-type="float">
            <text:p>0.1141931</text:p>
          </table:table-cell>
          <table:table-cell office:value-type="float" office:value="0.1183988" calcext:value-type="float">
            <text:p>0.1183988</text:p>
          </table:table-cell>
          <table:table-cell office:value-type="float" office:value="0" calcext:value-type="float">
            <text:p>0</text:p>
          </table:table-cell>
          <table:table-cell office:value-type="float" office:value="22.22368" calcext:value-type="float">
            <text:p>22.22368</text:p>
          </table:table-cell>
          <table:table-cell office:value-type="float" office:value="23.48046" calcext:value-type="float">
            <text:p>23.48046</text:p>
          </table:table-cell>
          <table:table-cell office:value-type="float" office:value="11.04929" calcext:value-type="float">
            <text:p>11.04929</text:p>
          </table:table-cell>
          <table:table-cell office:value-type="float" office:value="6.083543" calcext:value-type="float">
            <text:p>6.083543</text:p>
          </table:table-cell>
          <table:table-cell office:value-type="float" office:value="4.364602" calcext:value-type="float">
            <text:p>4.364602</text:p>
          </table:table-cell>
          <table:table-cell office:value-type="float" office:value="1.805303" calcext:value-type="float">
            <text:p>1.805303</text:p>
          </table:table-cell>
          <table:table-cell office:value-type="float" office:value="1.415056" calcext:value-type="float">
            <text:p>1.415056</text:p>
          </table:table-cell>
          <table:table-cell office:value-type="float" office:value="3.076041" calcext:value-type="float">
            <text:p>3.076041</text:p>
          </table:table-cell>
          <table:table-cell office:value-type="float" office:value="4.723366" calcext:value-type="float">
            <text:p>4.723366</text:p>
          </table:table-cell>
          <table:table-cell office:value-type="float" office:value="4.705312" calcext:value-type="float">
            <text:p>4.705312</text:p>
          </table:table-cell>
          <table:table-cell office:value-type="float" office:value="4.925761" calcext:value-type="float">
            <text:p>4.925761</text:p>
          </table:table-cell>
          <table:table-cell office:value-type="float" office:value="4.985729" calcext:value-type="float">
            <text:p>4.985729</text:p>
          </table:table-cell>
          <table:table-cell office:value-type="float" office:value="5.177788" calcext:value-type="float">
            <text:p>5.177788</text:p>
          </table:table-cell>
          <table:table-cell office:value-type="float" office:value="5.581725" calcext:value-type="float">
            <text:p>5.581725</text:p>
          </table:table-cell>
          <table:table-cell office:value-type="float" office:value="0" calcext:value-type="float">
            <text:p>0</text:p>
          </table:table-cell>
          <table:table-cell office:value-type="float" office:value="0.00278601" calcext:value-type="float">
            <text:p>0.002786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9022002" calcext:value-type="float">
            <text:p>19022002</text:p>
          </table:table-cell>
          <table:table-cell office:value-type="float" office:value="1.846396" calcext:value-type="float">
            <text:p>1.846396</text:p>
          </table:table-cell>
          <table:table-cell office:value-type="float" office:value="136.956" calcext:value-type="float">
            <text:p>136.9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67217" calcext:value-type="float">
            <text:p>19.67217</text:p>
          </table:table-cell>
          <table:table-cell office:value-type="float" office:value="0" calcext:value-type="float">
            <text:p>0</text:p>
          </table:table-cell>
          <table:table-cell office:value-type="float" office:value="0.00000003122771" calcext:value-type="float">
            <text:p>3.122771E-08</text:p>
          </table:table-cell>
          <table:table-cell office:value-type="float" office:value="0" calcext:value-type="float">
            <text:p>0</text:p>
          </table:table-cell>
          <table:table-cell office:value-type="float" office:value="-0.0002776586" calcext:value-type="float">
            <text:p>-0.0002776586</text:p>
          </table:table-cell>
          <table:table-cell office:value-type="float" office:value="1184.55" calcext:value-type="float">
            <text:p>1184.55</text:p>
          </table:table-cell>
          <table:table-cell office:value-type="float" office:value="1.487943" calcext:value-type="float">
            <text:p>1.487943</text:p>
          </table:table-cell>
          <table:table-cell office:value-type="float" office:value="0" calcext:value-type="float">
            <text:p>0</text:p>
          </table:table-cell>
          <table:table-cell office:value-type="float" office:value="0.0994556" calcext:value-type="float">
            <text:p>0.0994556</text:p>
          </table:table-cell>
          <table:table-cell office:value-type="float" office:value="0.1829845" calcext:value-type="float">
            <text:p>0.1829845</text:p>
          </table:table-cell>
          <table:table-cell office:value-type="float" office:value="0.0801466" calcext:value-type="float">
            <text:p>0.0801466</text:p>
          </table:table-cell>
          <table:table-cell office:value-type="float" office:value="0.04372887" calcext:value-type="float">
            <text:p>0.04372887</text:p>
          </table:table-cell>
          <table:table-cell office:value-type="float" office:value="0.03196365" calcext:value-type="float">
            <text:p>0.03196365</text:p>
          </table:table-cell>
          <table:table-cell office:value-type="float" office:value="0.01982523" calcext:value-type="float">
            <text:p>0.01982523</text:p>
          </table:table-cell>
          <table:table-cell office:value-type="float" office:value="0.02336047" calcext:value-type="float">
            <text:p>0.02336047</text:p>
          </table:table-cell>
          <table:table-cell office:value-type="float" office:value="0.05974327" calcext:value-type="float">
            <text:p>0.05974327</text:p>
          </table:table-cell>
          <table:table-cell office:value-type="float" office:value="0.11019" calcext:value-type="float">
            <text:p>0.11019</text:p>
          </table:table-cell>
          <table:table-cell office:value-type="float" office:value="0.109669" calcext:value-type="float">
            <text:p>0.109669</text:p>
          </table:table-cell>
          <table:table-cell office:value-type="float" office:value="0.1117656" calcext:value-type="float">
            <text:p>0.1117656</text:p>
          </table:table-cell>
          <table:table-cell office:value-type="float" office:value="0.1123371" calcext:value-type="float">
            <text:p>0.1123371</text:p>
          </table:table-cell>
          <table:table-cell office:value-type="float" office:value="0.1142936" calcext:value-type="float">
            <text:p>0.1142936</text:p>
          </table:table-cell>
          <table:table-cell office:value-type="float" office:value="0.1185071" calcext:value-type="float">
            <text:p>0.1185071</text:p>
          </table:table-cell>
          <table:table-cell office:value-type="float" office:value="0" calcext:value-type="float">
            <text:p>0</text:p>
          </table:table-cell>
          <table:table-cell office:value-type="float" office:value="22.20615" calcext:value-type="float">
            <text:p>22.20615</text:p>
          </table:table-cell>
          <table:table-cell office:value-type="float" office:value="23.46692" calcext:value-type="float">
            <text:p>23.46692</text:p>
          </table:table-cell>
          <table:table-cell office:value-type="float" office:value="11.04445" calcext:value-type="float">
            <text:p>11.04445</text:p>
          </table:table-cell>
          <table:table-cell office:value-type="float" office:value="6.080701" calcext:value-type="float">
            <text:p>6.080701</text:p>
          </table:table-cell>
          <table:table-cell office:value-type="float" office:value="4.362824" calcext:value-type="float">
            <text:p>4.362824</text:p>
          </table:table-cell>
          <table:table-cell office:value-type="float" office:value="1.80611" calcext:value-type="float">
            <text:p>1.80611</text:p>
          </table:table-cell>
          <table:table-cell office:value-type="float" office:value="1.417001" calcext:value-type="float">
            <text:p>1.417001</text:p>
          </table:table-cell>
          <table:table-cell office:value-type="float" office:value="3.0814" calcext:value-type="float">
            <text:p>3.0814</text:p>
          </table:table-cell>
          <table:table-cell office:value-type="float" office:value="4.731867" calcext:value-type="float">
            <text:p>4.731867</text:p>
          </table:table-cell>
          <table:table-cell office:value-type="float" office:value="4.714083" calcext:value-type="float">
            <text:p>4.714083</text:p>
          </table:table-cell>
          <table:table-cell office:value-type="float" office:value="4.935009" calcext:value-type="float">
            <text:p>4.935009</text:p>
          </table:table-cell>
          <table:table-cell office:value-type="float" office:value="4.994997" calcext:value-type="float">
            <text:p>4.994997</text:p>
          </table:table-cell>
          <table:table-cell office:value-type="float" office:value="5.187192" calcext:value-type="float">
            <text:p>5.187192</text:p>
          </table:table-cell>
          <table:table-cell office:value-type="float" office:value="5.591857" calcext:value-type="float">
            <text:p>5.591857</text:p>
          </table:table-cell>
          <table:table-cell office:value-type="float" office:value="0" calcext:value-type="float">
            <text:p>0</text:p>
          </table:table-cell>
          <table:table-cell office:value-type="float" office:value="0.003864438" calcext:value-type="float">
            <text:p>0.0038644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0022002" calcext:value-type="float">
            <text:p>20022002</text:p>
          </table:table-cell>
          <table:table-cell office:value-type="float" office:value="1.845543" calcext:value-type="float">
            <text:p>1.845543</text:p>
          </table:table-cell>
          <table:table-cell office:value-type="float" office:value="136.9558" calcext:value-type="float">
            <text:p>136.95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70245" calcext:value-type="float">
            <text:p>19.70245</text:p>
          </table:table-cell>
          <table:table-cell office:value-type="float" office:value="0" calcext:value-type="float">
            <text:p>0</text:p>
          </table:table-cell>
          <table:table-cell office:value-type="float" office:value="0.00000003122771" calcext:value-type="float">
            <text:p>3.122771E-08</text:p>
          </table:table-cell>
          <table:table-cell office:value-type="float" office:value="0" calcext:value-type="float">
            <text:p>0</text:p>
          </table:table-cell>
          <table:table-cell office:value-type="float" office:value="-0.0002776586" calcext:value-type="float">
            <text:p>-0.0002776586</text:p>
          </table:table-cell>
          <table:table-cell office:value-type="float" office:value="1184.52" calcext:value-type="float">
            <text:p>1184.52</text:p>
          </table:table-cell>
          <table:table-cell office:value-type="float" office:value="1.490534" calcext:value-type="float">
            <text:p>1.490534</text:p>
          </table:table-cell>
          <table:table-cell office:value-type="float" office:value="0" calcext:value-type="float">
            <text:p>0</text:p>
          </table:table-cell>
          <table:table-cell office:value-type="float" office:value="0.09867002" calcext:value-type="float">
            <text:p>0.09867002</text:p>
          </table:table-cell>
          <table:table-cell office:value-type="float" office:value="0.1824397" calcext:value-type="float">
            <text:p>0.1824397</text:p>
          </table:table-cell>
          <table:table-cell office:value-type="float" office:value="0.07964592" calcext:value-type="float">
            <text:p>0.07964592</text:p>
          </table:table-cell>
          <table:table-cell office:value-type="float" office:value="0.04354725" calcext:value-type="float">
            <text:p>0.04354725</text:p>
          </table:table-cell>
          <table:table-cell office:value-type="float" office:value="0.0318777" calcext:value-type="float">
            <text:p>0.0318777</text:p>
          </table:table-cell>
          <table:table-cell office:value-type="float" office:value="0.01968341" calcext:value-type="float">
            <text:p>0.01968341</text:p>
          </table:table-cell>
          <table:table-cell office:value-type="float" office:value="0.02332083" calcext:value-type="float">
            <text:p>0.02332083</text:p>
          </table:table-cell>
          <table:table-cell office:value-type="float" office:value="0.05981105" calcext:value-type="float">
            <text:p>0.05981105</text:p>
          </table:table-cell>
          <table:table-cell office:value-type="float" office:value="0.1103126" calcext:value-type="float">
            <text:p>0.1103126</text:p>
          </table:table-cell>
          <table:table-cell office:value-type="float" office:value="0.109771" calcext:value-type="float">
            <text:p>0.109771</text:p>
          </table:table-cell>
          <table:table-cell office:value-type="float" office:value="0.1118647" calcext:value-type="float">
            <text:p>0.1118647</text:p>
          </table:table-cell>
          <table:table-cell office:value-type="float" office:value="0.1124346" calcext:value-type="float">
            <text:p>0.1124346</text:p>
          </table:table-cell>
          <table:table-cell office:value-type="float" office:value="0.1143939" calcext:value-type="float">
            <text:p>0.1143939</text:p>
          </table:table-cell>
          <table:table-cell office:value-type="float" office:value="0.1186149" calcext:value-type="float">
            <text:p>0.1186149</text:p>
          </table:table-cell>
          <table:table-cell office:value-type="float" office:value="0" calcext:value-type="float">
            <text:p>0</text:p>
          </table:table-cell>
          <table:table-cell office:value-type="float" office:value="22.18662" calcext:value-type="float">
            <text:p>22.18662</text:p>
          </table:table-cell>
          <table:table-cell office:value-type="float" office:value="23.4528" calcext:value-type="float">
            <text:p>23.4528</text:p>
          </table:table-cell>
          <table:table-cell office:value-type="float" office:value="11.03913" calcext:value-type="float">
            <text:p>11.03913</text:p>
          </table:table-cell>
          <table:table-cell office:value-type="float" office:value="6.077707" calcext:value-type="float">
            <text:p>6.077707</text:p>
          </table:table-cell>
          <table:table-cell office:value-type="float" office:value="4.360967" calcext:value-type="float">
            <text:p>4.360967</text:p>
          </table:table-cell>
          <table:table-cell office:value-type="float" office:value="1.806883" calcext:value-type="float">
            <text:p>1.806883</text:p>
          </table:table-cell>
          <table:table-cell office:value-type="float" office:value="1.418938" calcext:value-type="float">
            <text:p>1.418938</text:p>
          </table:table-cell>
          <table:table-cell office:value-type="float" office:value="3.086757" calcext:value-type="float">
            <text:p>3.086757</text:p>
          </table:table-cell>
          <table:table-cell office:value-type="float" office:value="4.740369" calcext:value-type="float">
            <text:p>4.740369</text:p>
          </table:table-cell>
          <table:table-cell office:value-type="float" office:value="4.722853" calcext:value-type="float">
            <text:p>4.722853</text:p>
          </table:table-cell>
          <table:table-cell office:value-type="float" office:value="4.944252" calcext:value-type="float">
            <text:p>4.944252</text:p>
          </table:table-cell>
          <table:table-cell office:value-type="float" office:value="5.004229" calcext:value-type="float">
            <text:p>5.004229</text:p>
          </table:table-cell>
          <table:table-cell office:value-type="float" office:value="5.196573" calcext:value-type="float">
            <text:p>5.196573</text:p>
          </table:table-cell>
          <table:table-cell office:value-type="float" office:value="5.601964" calcext:value-type="float">
            <text:p>5.601964</text:p>
          </table:table-cell>
          <table:table-cell office:value-type="float" office:value="0" calcext:value-type="float">
            <text:p>0</text:p>
          </table:table-cell>
          <table:table-cell office:value-type="float" office:value="0.00460869" calcext:value-type="float">
            <text:p>0.004608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1022002" calcext:value-type="float">
            <text:p>21022002</text:p>
          </table:table-cell>
          <table:table-cell office:value-type="float" office:value="1.843536" calcext:value-type="float">
            <text:p>1.843536</text:p>
          </table:table-cell>
          <table:table-cell office:value-type="float" office:value="136.9558" calcext:value-type="float">
            <text:p>136.95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73279" calcext:value-type="float">
            <text:p>19.73279</text:p>
          </table:table-cell>
          <table:table-cell office:value-type="float" office:value="0" calcext:value-type="float">
            <text:p>0</text:p>
          </table:table-cell>
          <table:table-cell office:value-type="float" office:value="0.00000003122771" calcext:value-type="float">
            <text:p>3.122771E-08</text:p>
          </table:table-cell>
          <table:table-cell office:value-type="float" office:value="0" calcext:value-type="float">
            <text:p>0</text:p>
          </table:table-cell>
          <table:table-cell office:value-type="float" office:value="-0.0002776586" calcext:value-type="float">
            <text:p>-0.0002776586</text:p>
          </table:table-cell>
          <table:table-cell office:value-type="float" office:value="1184.49" calcext:value-type="float">
            <text:p>1184.49</text:p>
          </table:table-cell>
          <table:table-cell office:value-type="float" office:value="1.488629" calcext:value-type="float">
            <text:p>1.488629</text:p>
          </table:table-cell>
          <table:table-cell office:value-type="float" office:value="0" calcext:value-type="float">
            <text:p>0</text:p>
          </table:table-cell>
          <table:table-cell office:value-type="float" office:value="0.1308928" calcext:value-type="float">
            <text:p>0.1308928</text:p>
          </table:table-cell>
          <table:table-cell office:value-type="float" office:value="0.1861461" calcext:value-type="float">
            <text:p>0.1861461</text:p>
          </table:table-cell>
          <table:table-cell office:value-type="float" office:value="0.08154336" calcext:value-type="float">
            <text:p>0.08154336</text:p>
          </table:table-cell>
          <table:table-cell office:value-type="float" office:value="0.04418601" calcext:value-type="float">
            <text:p>0.04418601</text:p>
          </table:table-cell>
          <table:table-cell office:value-type="float" office:value="0.03228052" calcext:value-type="float">
            <text:p>0.03228052</text:p>
          </table:table-cell>
          <table:table-cell office:value-type="float" office:value="0.01977762" calcext:value-type="float">
            <text:p>0.01977762</text:p>
          </table:table-cell>
          <table:table-cell office:value-type="float" office:value="0.02335792" calcext:value-type="float">
            <text:p>0.02335792</text:p>
          </table:table-cell>
          <table:table-cell office:value-type="float" office:value="0.0598603" calcext:value-type="float">
            <text:p>0.0598603</text:p>
          </table:table-cell>
          <table:table-cell office:value-type="float" office:value="0.1104225" calcext:value-type="float">
            <text:p>0.1104225</text:p>
          </table:table-cell>
          <table:table-cell office:value-type="float" office:value="0.1098723" calcext:value-type="float">
            <text:p>0.1098723</text:p>
          </table:table-cell>
          <table:table-cell office:value-type="float" office:value="0.1119642" calcext:value-type="float">
            <text:p>0.1119642</text:p>
          </table:table-cell>
          <table:table-cell office:value-type="float" office:value="0.1125321" calcext:value-type="float">
            <text:p>0.1125321</text:p>
          </table:table-cell>
          <table:table-cell office:value-type="float" office:value="0.1144943" calcext:value-type="float">
            <text:p>0.1144943</text:p>
          </table:table-cell>
          <table:table-cell office:value-type="float" office:value="0.1187226" calcext:value-type="float">
            <text:p>0.1187226</text:p>
          </table:table-cell>
          <table:table-cell office:value-type="float" office:value="0" calcext:value-type="float">
            <text:p>0</text:p>
          </table:table-cell>
          <table:table-cell office:value-type="float" office:value="22.17175" calcext:value-type="float">
            <text:p>22.17175</text:p>
          </table:table-cell>
          <table:table-cell office:value-type="float" office:value="23.43937" calcext:value-type="float">
            <text:p>23.43937</text:p>
          </table:table-cell>
          <table:table-cell office:value-type="float" office:value="11.03397" calcext:value-type="float">
            <text:p>11.03397</text:p>
          </table:table-cell>
          <table:table-cell office:value-type="float" office:value="6.074767" calcext:value-type="float">
            <text:p>6.074767</text:p>
          </table:table-cell>
          <table:table-cell office:value-type="float" office:value="4.359142" calcext:value-type="float">
            <text:p>4.359142</text:p>
          </table:table-cell>
          <table:table-cell office:value-type="float" office:value="1.807639" calcext:value-type="float">
            <text:p>1.807639</text:p>
          </table:table-cell>
          <table:table-cell office:value-type="float" office:value="1.420864" calcext:value-type="float">
            <text:p>1.420864</text:p>
          </table:table-cell>
          <table:table-cell office:value-type="float" office:value="3.092117" calcext:value-type="float">
            <text:p>3.092117</text:p>
          </table:table-cell>
          <table:table-cell office:value-type="float" office:value="4.748871" calcext:value-type="float">
            <text:p>4.748871</text:p>
          </table:table-cell>
          <table:table-cell office:value-type="float" office:value="4.731625" calcext:value-type="float">
            <text:p>4.731625</text:p>
          </table:table-cell>
          <table:table-cell office:value-type="float" office:value="4.953472" calcext:value-type="float">
            <text:p>4.953472</text:p>
          </table:table-cell>
          <table:table-cell office:value-type="float" office:value="5.013455" calcext:value-type="float">
            <text:p>5.013455</text:p>
          </table:table-cell>
          <table:table-cell office:value-type="float" office:value="5.205954" calcext:value-type="float">
            <text:p>5.205954</text:p>
          </table:table-cell>
          <table:table-cell office:value-type="float" office:value="5.612057" calcext:value-type="float">
            <text:p>5.612057</text:p>
          </table:table-cell>
          <table:table-cell office:value-type="float" office:value="0" calcext:value-type="float">
            <text:p>0</text:p>
          </table:table-cell>
          <table:table-cell office:value-type="float" office:value="0.9198041" calcext:value-type="float">
            <text:p>0.91980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2022002" calcext:value-type="float">
            <text:p>22022002</text:p>
          </table:table-cell>
          <table:table-cell office:value-type="float" office:value="1.840933" calcext:value-type="float">
            <text:p>1.840933</text:p>
          </table:table-cell>
          <table:table-cell office:value-type="float" office:value="136.9554" calcext:value-type="float">
            <text:p>136.95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76325" calcext:value-type="float">
            <text:p>19.76325</text:p>
          </table:table-cell>
          <table:table-cell office:value-type="float" office:value="0" calcext:value-type="float">
            <text:p>0</text:p>
          </table:table-cell>
          <table:table-cell office:value-type="float" office:value="0.00000003122771" calcext:value-type="float">
            <text:p>3.122771E-08</text:p>
          </table:table-cell>
          <table:table-cell office:value-type="float" office:value="0" calcext:value-type="float">
            <text:p>0</text:p>
          </table:table-cell>
          <table:table-cell office:value-type="float" office:value="-0.0002776586" calcext:value-type="float">
            <text:p>-0.0002776586</text:p>
          </table:table-cell>
          <table:table-cell office:value-type="float" office:value="1184.461" calcext:value-type="float">
            <text:p>1184.461</text:p>
          </table:table-cell>
          <table:table-cell office:value-type="float" office:value="1.485501" calcext:value-type="float">
            <text:p>1.485501</text:p>
          </table:table-cell>
          <table:table-cell office:value-type="float" office:value="0" calcext:value-type="float">
            <text:p>0</text:p>
          </table:table-cell>
          <table:table-cell office:value-type="float" office:value="0.182171" calcext:value-type="float">
            <text:p>0.182171</text:p>
          </table:table-cell>
          <table:table-cell office:value-type="float" office:value="0.185923" calcext:value-type="float">
            <text:p>0.185923</text:p>
          </table:table-cell>
          <table:table-cell office:value-type="float" office:value="0.08128139" calcext:value-type="float">
            <text:p>0.08128139</text:p>
          </table:table-cell>
          <table:table-cell office:value-type="float" office:value="0.04419566" calcext:value-type="float">
            <text:p>0.04419566</text:p>
          </table:table-cell>
          <table:table-cell office:value-type="float" office:value="0.03236134" calcext:value-type="float">
            <text:p>0.03236134</text:p>
          </table:table-cell>
          <table:table-cell office:value-type="float" office:value="0.01984159" calcext:value-type="float">
            <text:p>0.01984159</text:p>
          </table:table-cell>
          <table:table-cell office:value-type="float" office:value="0.02342343" calcext:value-type="float">
            <text:p>0.02342343</text:p>
          </table:table-cell>
          <table:table-cell office:value-type="float" office:value="0.05994014" calcext:value-type="float">
            <text:p>0.05994014</text:p>
          </table:table-cell>
          <table:table-cell office:value-type="float" office:value="0.1105287" calcext:value-type="float">
            <text:p>0.1105287</text:p>
          </table:table-cell>
          <table:table-cell office:value-type="float" office:value="0.1099725" calcext:value-type="float">
            <text:p>0.1099725</text:p>
          </table:table-cell>
          <table:table-cell office:value-type="float" office:value="0.1120636" calcext:value-type="float">
            <text:p>0.1120636</text:p>
          </table:table-cell>
          <table:table-cell office:value-type="float" office:value="0.1126299" calcext:value-type="float">
            <text:p>0.1126299</text:p>
          </table:table-cell>
          <table:table-cell office:value-type="float" office:value="0.1145945" calcext:value-type="float">
            <text:p>0.1145945</text:p>
          </table:table-cell>
          <table:table-cell office:value-type="float" office:value="0.1188303" calcext:value-type="float">
            <text:p>0.1188303</text:p>
          </table:table-cell>
          <table:table-cell office:value-type="float" office:value="0" calcext:value-type="float">
            <text:p>0</text:p>
          </table:table-cell>
          <table:table-cell office:value-type="float" office:value="22.16635" calcext:value-type="float">
            <text:p>22.16635</text:p>
          </table:table-cell>
          <table:table-cell office:value-type="float" office:value="23.42663" calcext:value-type="float">
            <text:p>23.42663</text:p>
          </table:table-cell>
          <table:table-cell office:value-type="float" office:value="11.02907" calcext:value-type="float">
            <text:p>11.02907</text:p>
          </table:table-cell>
          <table:table-cell office:value-type="float" office:value="6.071952" calcext:value-type="float">
            <text:p>6.071952</text:p>
          </table:table-cell>
          <table:table-cell office:value-type="float" office:value="4.357424" calcext:value-type="float">
            <text:p>4.357424</text:p>
          </table:table-cell>
          <table:table-cell office:value-type="float" office:value="1.808425" calcext:value-type="float">
            <text:p>1.808425</text:p>
          </table:table-cell>
          <table:table-cell office:value-type="float" office:value="1.422798" calcext:value-type="float">
            <text:p>1.422798</text:p>
          </table:table-cell>
          <table:table-cell office:value-type="float" office:value="3.097475" calcext:value-type="float">
            <text:p>3.097475</text:p>
          </table:table-cell>
          <table:table-cell office:value-type="float" office:value="4.757372" calcext:value-type="float">
            <text:p>4.757372</text:p>
          </table:table-cell>
          <table:table-cell office:value-type="float" office:value="4.740357" calcext:value-type="float">
            <text:p>4.740357</text:p>
          </table:table-cell>
          <table:table-cell office:value-type="float" office:value="4.962692" calcext:value-type="float">
            <text:p>4.962692</text:p>
          </table:table-cell>
          <table:table-cell office:value-type="float" office:value="5.022683" calcext:value-type="float">
            <text:p>5.022683</text:p>
          </table:table-cell>
          <table:table-cell office:value-type="float" office:value="5.215322" calcext:value-type="float">
            <text:p>5.215322</text:p>
          </table:table-cell>
          <table:table-cell office:value-type="float" office:value="5.62215" calcext:value-type="float">
            <text:p>5.62215</text:p>
          </table:table-cell>
          <table:table-cell office:value-type="float" office:value="0" calcext:value-type="float">
            <text:p>0</text:p>
          </table:table-cell>
          <table:table-cell office:value-type="float" office:value="2.537452" calcext:value-type="float">
            <text:p>2.5374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3022002" calcext:value-type="float">
            <text:p>23022002</text:p>
          </table:table-cell>
          <table:table-cell office:value-type="float" office:value="1.831237" calcext:value-type="float">
            <text:p>1.831237</text:p>
          </table:table-cell>
          <table:table-cell office:value-type="float" office:value="136.9563" calcext:value-type="float">
            <text:p>136.95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79391" calcext:value-type="float">
            <text:p>19.79391</text:p>
          </table:table-cell>
          <table:table-cell office:value-type="float" office:value="0" calcext:value-type="float">
            <text:p>0</text:p>
          </table:table-cell>
          <table:table-cell office:value-type="float" office:value="0.00000003122771" calcext:value-type="float">
            <text:p>3.122771E-08</text:p>
          </table:table-cell>
          <table:table-cell office:value-type="float" office:value="0" calcext:value-type="float">
            <text:p>0</text:p>
          </table:table-cell>
          <table:table-cell office:value-type="float" office:value="-0.0002776586" calcext:value-type="float">
            <text:p>-0.0002776586</text:p>
          </table:table-cell>
          <table:table-cell office:value-type="float" office:value="1184.435" calcext:value-type="float">
            <text:p>1184.435</text:p>
          </table:table-cell>
          <table:table-cell office:value-type="float" office:value="1.4706" calcext:value-type="float">
            <text:p>1.4706</text:p>
          </table:table-cell>
          <table:table-cell office:value-type="float" office:value="0" calcext:value-type="float">
            <text:p>0</text:p>
          </table:table-cell>
          <table:table-cell office:value-type="float" office:value="0.2788394" calcext:value-type="float">
            <text:p>0.2788394</text:p>
          </table:table-cell>
          <table:table-cell office:value-type="float" office:value="0.1978043" calcext:value-type="float">
            <text:p>0.1978043</text:p>
          </table:table-cell>
          <table:table-cell office:value-type="float" office:value="0.08510472" calcext:value-type="float">
            <text:p>0.08510472</text:p>
          </table:table-cell>
          <table:table-cell office:value-type="float" office:value="0.04555387" calcext:value-type="float">
            <text:p>0.04555387</text:p>
          </table:table-cell>
          <table:table-cell office:value-type="float" office:value="0.03320714" calcext:value-type="float">
            <text:p>0.03320714</text:p>
          </table:table-cell>
          <table:table-cell office:value-type="float" office:value="0.02016723" calcext:value-type="float">
            <text:p>0.02016723</text:p>
          </table:table-cell>
          <table:table-cell office:value-type="float" office:value="0.02356057" calcext:value-type="float">
            <text:p>0.02356057</text:p>
          </table:table-cell>
          <table:table-cell office:value-type="float" office:value="0.0600271" calcext:value-type="float">
            <text:p>0.0600271</text:p>
          </table:table-cell>
          <table:table-cell office:value-type="float" office:value="0.1106353" calcext:value-type="float">
            <text:p>0.1106353</text:p>
          </table:table-cell>
          <table:table-cell office:value-type="float" office:value="0.1100718" calcext:value-type="float">
            <text:p>0.1100718</text:p>
          </table:table-cell>
          <table:table-cell office:value-type="float" office:value="0.1121631" calcext:value-type="float">
            <text:p>0.1121631</text:p>
          </table:table-cell>
          <table:table-cell office:value-type="float" office:value="0.1127308" calcext:value-type="float">
            <text:p>0.1127308</text:p>
          </table:table-cell>
          <table:table-cell office:value-type="float" office:value="0.1146944" calcext:value-type="float">
            <text:p>0.1146944</text:p>
          </table:table-cell>
          <table:table-cell office:value-type="float" office:value="0.1189379" calcext:value-type="float">
            <text:p>0.1189379</text:p>
          </table:table-cell>
          <table:table-cell office:value-type="float" office:value="0" calcext:value-type="float">
            <text:p>0</text:p>
          </table:table-cell>
          <table:table-cell office:value-type="float" office:value="22.17314" calcext:value-type="float">
            <text:p>22.17314</text:p>
          </table:table-cell>
          <table:table-cell office:value-type="float" office:value="23.41519" calcext:value-type="float">
            <text:p>23.41519</text:p>
          </table:table-cell>
          <table:table-cell office:value-type="float" office:value="11.02474" calcext:value-type="float">
            <text:p>11.02474</text:p>
          </table:table-cell>
          <table:table-cell office:value-type="float" office:value="6.069361" calcext:value-type="float">
            <text:p>6.069361</text:p>
          </table:table-cell>
          <table:table-cell office:value-type="float" office:value="4.355848" calcext:value-type="float">
            <text:p>4.355848</text:p>
          </table:table-cell>
          <table:table-cell office:value-type="float" office:value="1.809235" calcext:value-type="float">
            <text:p>1.809235</text:p>
          </table:table-cell>
          <table:table-cell office:value-type="float" office:value="1.424744" calcext:value-type="float">
            <text:p>1.424744</text:p>
          </table:table-cell>
          <table:table-cell office:value-type="float" office:value="3.102834" calcext:value-type="float">
            <text:p>3.102834</text:p>
          </table:table-cell>
          <table:table-cell office:value-type="float" office:value="4.765874" calcext:value-type="float">
            <text:p>4.765874</text:p>
          </table:table-cell>
          <table:table-cell office:value-type="float" office:value="4.749089" calcext:value-type="float">
            <text:p>4.749089</text:p>
          </table:table-cell>
          <table:table-cell office:value-type="float" office:value="4.971912" calcext:value-type="float">
            <text:p>4.971912</text:p>
          </table:table-cell>
          <table:table-cell office:value-type="float" office:value="5.031908" calcext:value-type="float">
            <text:p>5.031908</text:p>
          </table:table-cell>
          <table:table-cell office:value-type="float" office:value="5.224665" calcext:value-type="float">
            <text:p>5.224665</text:p>
          </table:table-cell>
          <table:table-cell office:value-type="float" office:value="5.632219" calcext:value-type="float">
            <text:p>5.632219</text:p>
          </table:table-cell>
          <table:table-cell office:value-type="float" office:value="0" calcext:value-type="float">
            <text:p>0</text:p>
          </table:table-cell>
          <table:table-cell office:value-type="float" office:value="10.67752" calcext:value-type="float">
            <text:p>10.677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4022002" calcext:value-type="float">
            <text:p>24022002</text:p>
          </table:table-cell>
          <table:table-cell office:value-type="float" office:value="1.830878" calcext:value-type="float">
            <text:p>1.830878</text:p>
          </table:table-cell>
          <table:table-cell office:value-type="float" office:value="136.9554" calcext:value-type="float">
            <text:p>136.95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82476" calcext:value-type="float">
            <text:p>19.82476</text:p>
          </table:table-cell>
          <table:table-cell office:value-type="float" office:value="0" calcext:value-type="float">
            <text:p>0</text:p>
          </table:table-cell>
          <table:table-cell office:value-type="float" office:value="0.00000003122771" calcext:value-type="float">
            <text:p>3.122771E-08</text:p>
          </table:table-cell>
          <table:table-cell office:value-type="float" office:value="0" calcext:value-type="float">
            <text:p>0</text:p>
          </table:table-cell>
          <table:table-cell office:value-type="float" office:value="-0.0002776586" calcext:value-type="float">
            <text:p>-0.0002776586</text:p>
          </table:table-cell>
          <table:table-cell office:value-type="float" office:value="1184.408" calcext:value-type="float">
            <text:p>1184.408</text:p>
          </table:table-cell>
          <table:table-cell office:value-type="float" office:value="1.47156" calcext:value-type="float">
            <text:p>1.47156</text:p>
          </table:table-cell>
          <table:table-cell office:value-type="float" office:value="0" calcext:value-type="float">
            <text:p>0</text:p>
          </table:table-cell>
          <table:table-cell office:value-type="float" office:value="0.2383424" calcext:value-type="float">
            <text:p>0.2383424</text:p>
          </table:table-cell>
          <table:table-cell office:value-type="float" office:value="0.1899995" calcext:value-type="float">
            <text:p>0.1899995</text:p>
          </table:table-cell>
          <table:table-cell office:value-type="float" office:value="0.08197814" calcext:value-type="float">
            <text:p>0.08197814</text:p>
          </table:table-cell>
          <table:table-cell office:value-type="float" office:value="0.04479507" calcext:value-type="float">
            <text:p>0.04479507</text:p>
          </table:table-cell>
          <table:table-cell office:value-type="float" office:value="0.03291095" calcext:value-type="float">
            <text:p>0.03291095</text:p>
          </table:table-cell>
          <table:table-cell office:value-type="float" office:value="0.02038363" calcext:value-type="float">
            <text:p>0.02038363</text:p>
          </table:table-cell>
          <table:table-cell office:value-type="float" office:value="0.02375775" calcext:value-type="float">
            <text:p>0.02375775</text:p>
          </table:table-cell>
          <table:table-cell office:value-type="float" office:value="0.06017702" calcext:value-type="float">
            <text:p>0.06017702</text:p>
          </table:table-cell>
          <table:table-cell office:value-type="float" office:value="0.1107508" calcext:value-type="float">
            <text:p>0.1107508</text:p>
          </table:table-cell>
          <table:table-cell office:value-type="float" office:value="0.1101713" calcext:value-type="float">
            <text:p>0.1101713</text:p>
          </table:table-cell>
          <table:table-cell office:value-type="float" office:value="0.1122625" calcext:value-type="float">
            <text:p>0.1122625</text:p>
          </table:table-cell>
          <table:table-cell office:value-type="float" office:value="0.1128293" calcext:value-type="float">
            <text:p>0.1128293</text:p>
          </table:table-cell>
          <table:table-cell office:value-type="float" office:value="0.1147941" calcext:value-type="float">
            <text:p>0.1147941</text:p>
          </table:table-cell>
          <table:table-cell office:value-type="float" office:value="0.1190452" calcext:value-type="float">
            <text:p>0.1190452</text:p>
          </table:table-cell>
          <table:table-cell office:value-type="float" office:value="0" calcext:value-type="float">
            <text:p>0</text:p>
          </table:table-cell>
          <table:table-cell office:value-type="float" office:value="22.19021" calcext:value-type="float">
            <text:p>22.19021</text:p>
          </table:table-cell>
          <table:table-cell office:value-type="float" office:value="23.40481" calcext:value-type="float">
            <text:p>23.40481</text:p>
          </table:table-cell>
          <table:table-cell office:value-type="float" office:value="11.0211" calcext:value-type="float">
            <text:p>11.0211</text:p>
          </table:table-cell>
          <table:table-cell office:value-type="float" office:value="6.067113" calcext:value-type="float">
            <text:p>6.067113</text:p>
          </table:table-cell>
          <table:table-cell office:value-type="float" office:value="4.354485" calcext:value-type="float">
            <text:p>4.354485</text:p>
          </table:table-cell>
          <table:table-cell office:value-type="float" office:value="1.810139" calcext:value-type="float">
            <text:p>1.810139</text:p>
          </table:table-cell>
          <table:table-cell office:value-type="float" office:value="1.426724" calcext:value-type="float">
            <text:p>1.426724</text:p>
          </table:table-cell>
          <table:table-cell office:value-type="float" office:value="3.108204" calcext:value-type="float">
            <text:p>3.108204</text:p>
          </table:table-cell>
          <table:table-cell office:value-type="float" office:value="4.774376" calcext:value-type="float">
            <text:p>4.774376</text:p>
          </table:table-cell>
          <table:table-cell office:value-type="float" office:value="4.757823" calcext:value-type="float">
            <text:p>4.757823</text:p>
          </table:table-cell>
          <table:table-cell office:value-type="float" office:value="4.981133" calcext:value-type="float">
            <text:p>4.981133</text:p>
          </table:table-cell>
          <table:table-cell office:value-type="float" office:value="5.041096" calcext:value-type="float">
            <text:p>5.041096</text:p>
          </table:table-cell>
          <table:table-cell office:value-type="float" office:value="5.234007" calcext:value-type="float">
            <text:p>5.234007</text:p>
          </table:table-cell>
          <table:table-cell office:value-type="float" office:value="5.642277" calcext:value-type="float">
            <text:p>5.642277</text:p>
          </table:table-cell>
          <table:table-cell office:value-type="float" office:value="0" calcext:value-type="float">
            <text:p>0</text:p>
          </table:table-cell>
          <table:table-cell office:value-type="float" office:value="5.081185" calcext:value-type="float">
            <text:p>5.0811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5022002" calcext:value-type="float">
            <text:p>25022002</text:p>
          </table:table-cell>
          <table:table-cell office:value-type="float" office:value="1.8307" calcext:value-type="float">
            <text:p>1.8307</text:p>
          </table:table-cell>
          <table:table-cell office:value-type="float" office:value="136.9548" calcext:value-type="float">
            <text:p>136.95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85529" calcext:value-type="float">
            <text:p>19.85529</text:p>
          </table:table-cell>
          <table:table-cell office:value-type="float" office:value="0" calcext:value-type="float">
            <text:p>0</text:p>
          </table:table-cell>
          <table:table-cell office:value-type="float" office:value="0.00000003122771" calcext:value-type="float">
            <text:p>3.122771E-08</text:p>
          </table:table-cell>
          <table:table-cell office:value-type="float" office:value="0" calcext:value-type="float">
            <text:p>0</text:p>
          </table:table-cell>
          <table:table-cell office:value-type="float" office:value="-0.0002776586" calcext:value-type="float">
            <text:p>-0.0002776586</text:p>
          </table:table-cell>
          <table:table-cell office:value-type="float" office:value="1184.381" calcext:value-type="float">
            <text:p>1184.381</text:p>
          </table:table-cell>
          <table:table-cell office:value-type="float" office:value="1.471693" calcext:value-type="float">
            <text:p>1.471693</text:p>
          </table:table-cell>
          <table:table-cell office:value-type="float" office:value="0" calcext:value-type="float">
            <text:p>0</text:p>
          </table:table-cell>
          <table:table-cell office:value-type="float" office:value="0.1961817" calcext:value-type="float">
            <text:p>0.1961817</text:p>
          </table:table-cell>
          <table:table-cell office:value-type="float" office:value="0.183502" calcext:value-type="float">
            <text:p>0.183502</text:p>
          </table:table-cell>
          <table:table-cell office:value-type="float" office:value="0.07752156" calcext:value-type="float">
            <text:p>0.07752156</text:p>
          </table:table-cell>
          <table:table-cell office:value-type="float" office:value="0.04307768" calcext:value-type="float">
            <text:p>0.04307768</text:p>
          </table:table-cell>
          <table:table-cell office:value-type="float" office:value="0.03182725" calcext:value-type="float">
            <text:p>0.03182725</text:p>
          </table:table-cell>
          <table:table-cell office:value-type="float" office:value="0.01979374" calcext:value-type="float">
            <text:p>0.01979374</text:p>
          </table:table-cell>
          <table:table-cell office:value-type="float" office:value="0.02354932" calcext:value-type="float">
            <text:p>0.02354932</text:p>
          </table:table-cell>
          <table:table-cell office:value-type="float" office:value="0.06021857" calcext:value-type="float">
            <text:p>0.06021857</text:p>
          </table:table-cell>
          <table:table-cell office:value-type="float" office:value="0.110867" calcext:value-type="float">
            <text:p>0.110867</text:p>
          </table:table-cell>
          <table:table-cell office:value-type="float" office:value="0.1102716" calcext:value-type="float">
            <text:p>0.1102716</text:p>
          </table:table-cell>
          <table:table-cell office:value-type="float" office:value="0.1123618" calcext:value-type="float">
            <text:p>0.1123618</text:p>
          </table:table-cell>
          <table:table-cell office:value-type="float" office:value="0.1129252" calcext:value-type="float">
            <text:p>0.1129252</text:p>
          </table:table-cell>
          <table:table-cell office:value-type="float" office:value="0.1148939" calcext:value-type="float">
            <text:p>0.1148939</text:p>
          </table:table-cell>
          <table:table-cell office:value-type="float" office:value="0.1191523" calcext:value-type="float">
            <text:p>0.1191523</text:p>
          </table:table-cell>
          <table:table-cell office:value-type="float" office:value="0" calcext:value-type="float">
            <text:p>0</text:p>
          </table:table-cell>
          <table:table-cell office:value-type="float" office:value="22.1962" calcext:value-type="float">
            <text:p>22.1962</text:p>
          </table:table-cell>
          <table:table-cell office:value-type="float" office:value="23.39207" calcext:value-type="float">
            <text:p>23.39207</text:p>
          </table:table-cell>
          <table:table-cell office:value-type="float" office:value="11.01591" calcext:value-type="float">
            <text:p>11.01591</text:p>
          </table:table-cell>
          <table:table-cell office:value-type="float" office:value="6.064318" calcext:value-type="float">
            <text:p>6.064318</text:p>
          </table:table-cell>
          <table:table-cell office:value-type="float" office:value="4.352841" calcext:value-type="float">
            <text:p>4.352841</text:p>
          </table:table-cell>
          <table:table-cell office:value-type="float" office:value="1.810974" calcext:value-type="float">
            <text:p>1.810974</text:p>
          </table:table-cell>
          <table:table-cell office:value-type="float" office:value="1.428692" calcext:value-type="float">
            <text:p>1.428692</text:p>
          </table:table-cell>
          <table:table-cell office:value-type="float" office:value="3.11359" calcext:value-type="float">
            <text:p>3.11359</text:p>
          </table:table-cell>
          <table:table-cell office:value-type="float" office:value="4.782878" calcext:value-type="float">
            <text:p>4.782878</text:p>
          </table:table-cell>
          <table:table-cell office:value-type="float" office:value="4.766555" calcext:value-type="float">
            <text:p>4.766555</text:p>
          </table:table-cell>
          <table:table-cell office:value-type="float" office:value="4.990352" calcext:value-type="float">
            <text:p>4.990352</text:p>
          </table:table-cell>
          <table:table-cell office:value-type="float" office:value="5.050281" calcext:value-type="float">
            <text:p>5.050281</text:p>
          </table:table-cell>
          <table:table-cell office:value-type="float" office:value="5.243344" calcext:value-type="float">
            <text:p>5.243344</text:p>
          </table:table-cell>
          <table:table-cell office:value-type="float" office:value="5.652075" calcext:value-type="float">
            <text:p>5.652075</text:p>
          </table:table-cell>
          <table:table-cell office:value-type="float" office:value="0" calcext:value-type="float">
            <text:p>0</text:p>
          </table:table-cell>
          <table:table-cell office:value-type="float" office:value="2.362129" calcext:value-type="float">
            <text:p>2.3621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6022002" calcext:value-type="float">
            <text:p>26022002</text:p>
          </table:table-cell>
          <table:table-cell office:value-type="float" office:value="1.830458" calcext:value-type="float">
            <text:p>1.830458</text:p>
          </table:table-cell>
          <table:table-cell office:value-type="float" office:value="136.9543" calcext:value-type="float">
            <text:p>136.95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88563" calcext:value-type="float">
            <text:p>19.88563</text:p>
          </table:table-cell>
          <table:table-cell office:value-type="float" office:value="0" calcext:value-type="float">
            <text:p>0</text:p>
          </table:table-cell>
          <table:table-cell office:value-type="float" office:value="0.00000003122771" calcext:value-type="float">
            <text:p>3.122771E-08</text:p>
          </table:table-cell>
          <table:table-cell office:value-type="float" office:value="0" calcext:value-type="float">
            <text:p>0</text:p>
          </table:table-cell>
          <table:table-cell office:value-type="float" office:value="-0.0002776586" calcext:value-type="float">
            <text:p>-0.0002776586</text:p>
          </table:table-cell>
          <table:table-cell office:value-type="float" office:value="1184.352" calcext:value-type="float">
            <text:p>1184.352</text:p>
          </table:table-cell>
          <table:table-cell office:value-type="float" office:value="1.47105" calcext:value-type="float">
            <text:p>1.47105</text:p>
          </table:table-cell>
          <table:table-cell office:value-type="float" office:value="0" calcext:value-type="float">
            <text:p>0</text:p>
          </table:table-cell>
          <table:table-cell office:value-type="float" office:value="0.1714502" calcext:value-type="float">
            <text:p>0.1714502</text:p>
          </table:table-cell>
          <table:table-cell office:value-type="float" office:value="0.1821572" calcext:value-type="float">
            <text:p>0.1821572</text:p>
          </table:table-cell>
          <table:table-cell office:value-type="float" office:value="0.07461064" calcext:value-type="float">
            <text:p>0.07461064</text:p>
          </table:table-cell>
          <table:table-cell office:value-type="float" office:value="0.04177998" calcext:value-type="float">
            <text:p>0.04177998</text:p>
          </table:table-cell>
          <table:table-cell office:value-type="float" office:value="0.03087614" calcext:value-type="float">
            <text:p>0.03087614</text:p>
          </table:table-cell>
          <table:table-cell office:value-type="float" office:value="0.01921852" calcext:value-type="float">
            <text:p>0.01921852</text:p>
          </table:table-cell>
          <table:table-cell office:value-type="float" office:value="0.02327645" calcext:value-type="float">
            <text:p>0.02327645</text:p>
          </table:table-cell>
          <table:table-cell office:value-type="float" office:value="0.06015548" calcext:value-type="float">
            <text:p>0.06015548</text:p>
          </table:table-cell>
          <table:table-cell office:value-type="float" office:value="0.1109583" calcext:value-type="float">
            <text:p>0.1109583</text:p>
          </table:table-cell>
          <table:table-cell office:value-type="float" office:value="0.1103708" calcext:value-type="float">
            <text:p>0.1103708</text:p>
          </table:table-cell>
          <table:table-cell office:value-type="float" office:value="0.1124615" calcext:value-type="float">
            <text:p>0.1124615</text:p>
          </table:table-cell>
          <table:table-cell office:value-type="float" office:value="0.1130227" calcext:value-type="float">
            <text:p>0.1130227</text:p>
          </table:table-cell>
          <table:table-cell office:value-type="float" office:value="0.1149941" calcext:value-type="float">
            <text:p>0.1149941</text:p>
          </table:table-cell>
          <table:table-cell office:value-type="float" office:value="0.1192589" calcext:value-type="float">
            <text:p>0.1192589</text:p>
          </table:table-cell>
          <table:table-cell office:value-type="float" office:value="0" calcext:value-type="float">
            <text:p>0</text:p>
          </table:table-cell>
          <table:table-cell office:value-type="float" office:value="22.19498" calcext:value-type="float">
            <text:p>22.19498</text:p>
          </table:table-cell>
          <table:table-cell office:value-type="float" office:value="23.38086" calcext:value-type="float">
            <text:p>23.38086</text:p>
          </table:table-cell>
          <table:table-cell office:value-type="float" office:value="11.00965" calcext:value-type="float">
            <text:p>11.00965</text:p>
          </table:table-cell>
          <table:table-cell office:value-type="float" office:value="6.061084" calcext:value-type="float">
            <text:p>6.061084</text:p>
          </table:table-cell>
          <table:table-cell office:value-type="float" office:value="4.350873" calcext:value-type="float">
            <text:p>4.350873</text:p>
          </table:table-cell>
          <table:table-cell office:value-type="float" office:value="1.811677" calcext:value-type="float">
            <text:p>1.811677</text:p>
          </table:table-cell>
          <table:table-cell office:value-type="float" office:value="1.430602" calcext:value-type="float">
            <text:p>1.430602</text:p>
          </table:table-cell>
          <table:table-cell office:value-type="float" office:value="3.118945" calcext:value-type="float">
            <text:p>3.118945</text:p>
          </table:table-cell>
          <table:table-cell office:value-type="float" office:value="4.79137" calcext:value-type="float">
            <text:p>4.79137</text:p>
          </table:table-cell>
          <table:table-cell office:value-type="float" office:value="4.775287" calcext:value-type="float">
            <text:p>4.775287</text:p>
          </table:table-cell>
          <table:table-cell office:value-type="float" office:value="4.999537" calcext:value-type="float">
            <text:p>4.999537</text:p>
          </table:table-cell>
          <table:table-cell office:value-type="float" office:value="5.059469" calcext:value-type="float">
            <text:p>5.059469</text:p>
          </table:table-cell>
          <table:table-cell office:value-type="float" office:value="5.252647" calcext:value-type="float">
            <text:p>5.252647</text:p>
          </table:table-cell>
          <table:table-cell office:value-type="float" office:value="5.661258" calcext:value-type="float">
            <text:p>5.661258</text:p>
          </table:table-cell>
          <table:table-cell office:value-type="float" office:value="0" calcext:value-type="float">
            <text:p>0</text:p>
          </table:table-cell>
          <table:table-cell office:value-type="float" office:value="1.1536" calcext:value-type="float">
            <text:p>1.1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7022002" calcext:value-type="float">
            <text:p>27022002</text:p>
          </table:table-cell>
          <table:table-cell office:value-type="float" office:value="1.83053" calcext:value-type="float">
            <text:p>1.83053</text:p>
          </table:table-cell>
          <table:table-cell office:value-type="float" office:value="136.954" calcext:value-type="float">
            <text:p>136.9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91569" calcext:value-type="float">
            <text:p>19.91569</text:p>
          </table:table-cell>
          <table:table-cell office:value-type="float" office:value="0" calcext:value-type="float">
            <text:p>0</text:p>
          </table:table-cell>
          <table:table-cell office:value-type="float" office:value="0.00000003124047" calcext:value-type="float">
            <text:p>3.124047E-08</text:p>
          </table:table-cell>
          <table:table-cell office:value-type="float" office:value="0" calcext:value-type="float">
            <text:p>0</text:p>
          </table:table-cell>
          <table:table-cell office:value-type="float" office:value="-0.0002776586" calcext:value-type="float">
            <text:p>-0.0002776586</text:p>
          </table:table-cell>
          <table:table-cell office:value-type="float" office:value="1184.323" calcext:value-type="float">
            <text:p>1184.323</text:p>
          </table:table-cell>
          <table:table-cell office:value-type="float" office:value="1.472493" calcext:value-type="float">
            <text:p>1.472493</text:p>
          </table:table-cell>
          <table:table-cell office:value-type="float" office:value="0" calcext:value-type="float">
            <text:p>0</text:p>
          </table:table-cell>
          <table:table-cell office:value-type="float" office:value="0.08994284" calcext:value-type="float">
            <text:p>0.08994284</text:p>
          </table:table-cell>
          <table:table-cell office:value-type="float" office:value="0.1697862" calcext:value-type="float">
            <text:p>0.1697862</text:p>
          </table:table-cell>
          <table:table-cell office:value-type="float" office:value="0.07386624" calcext:value-type="float">
            <text:p>0.07386624</text:p>
          </table:table-cell>
          <table:table-cell office:value-type="float" office:value="0.04135658" calcext:value-type="float">
            <text:p>0.04135658</text:p>
          </table:table-cell>
          <table:table-cell office:value-type="float" office:value="0.03050845" calcext:value-type="float">
            <text:p>0.03050845</text:p>
          </table:table-cell>
          <table:table-cell office:value-type="float" office:value="0.01890833" calcext:value-type="float">
            <text:p>0.01890833</text:p>
          </table:table-cell>
          <table:table-cell office:value-type="float" office:value="0.02308032" calcext:value-type="float">
            <text:p>0.02308032</text:p>
          </table:table-cell>
          <table:table-cell office:value-type="float" office:value="0.06006436" calcext:value-type="float">
            <text:p>0.06006436</text:p>
          </table:table-cell>
          <table:table-cell office:value-type="float" office:value="0.1110226" calcext:value-type="float">
            <text:p>0.1110226</text:p>
          </table:table-cell>
          <table:table-cell office:value-type="float" office:value="0.1104664" calcext:value-type="float">
            <text:p>0.1104664</text:p>
          </table:table-cell>
          <table:table-cell office:value-type="float" office:value="0.1125605" calcext:value-type="float">
            <text:p>0.1125605</text:p>
          </table:table-cell>
          <table:table-cell office:value-type="float" office:value="0.1131197" calcext:value-type="float">
            <text:p>0.1131197</text:p>
          </table:table-cell>
          <table:table-cell office:value-type="float" office:value="0.1150943" calcext:value-type="float">
            <text:p>0.1150943</text:p>
          </table:table-cell>
          <table:table-cell office:value-type="float" office:value="0.1193658" calcext:value-type="float">
            <text:p>0.1193658</text:p>
          </table:table-cell>
          <table:table-cell office:value-type="float" office:value="0" calcext:value-type="float">
            <text:p>0</text:p>
          </table:table-cell>
          <table:table-cell office:value-type="float" office:value="22.18406" calcext:value-type="float">
            <text:p>22.18406</text:p>
          </table:table-cell>
          <table:table-cell office:value-type="float" office:value="23.36802" calcext:value-type="float">
            <text:p>23.36802</text:p>
          </table:table-cell>
          <table:table-cell office:value-type="float" office:value="11.00289" calcext:value-type="float">
            <text:p>11.00289</text:p>
          </table:table-cell>
          <table:table-cell office:value-type="float" office:value="6.057596" calcext:value-type="float">
            <text:p>6.057596</text:p>
          </table:table-cell>
          <table:table-cell office:value-type="float" office:value="4.348697" calcext:value-type="float">
            <text:p>4.348697</text:p>
          </table:table-cell>
          <table:table-cell office:value-type="float" office:value="1.812277" calcext:value-type="float">
            <text:p>1.812277</text:p>
          </table:table-cell>
          <table:table-cell office:value-type="float" office:value="1.432454" calcext:value-type="float">
            <text:p>1.432454</text:p>
          </table:table-cell>
          <table:table-cell office:value-type="float" office:value="3.124261" calcext:value-type="float">
            <text:p>3.124261</text:p>
          </table:table-cell>
          <table:table-cell office:value-type="float" office:value="4.799827" calcext:value-type="float">
            <text:p>4.799827</text:p>
          </table:table-cell>
          <table:table-cell office:value-type="float" office:value="4.784019" calcext:value-type="float">
            <text:p>4.784019</text:p>
          </table:table-cell>
          <table:table-cell office:value-type="float" office:value="5.008701" calcext:value-type="float">
            <text:p>5.008701</text:p>
          </table:table-cell>
          <table:table-cell office:value-type="float" office:value="5.068648" calcext:value-type="float">
            <text:p>5.068648</text:p>
          </table:table-cell>
          <table:table-cell office:value-type="float" office:value="5.26195" calcext:value-type="float">
            <text:p>5.26195</text:p>
          </table:table-cell>
          <table:table-cell office:value-type="float" office:value="5.671742" calcext:value-type="float">
            <text:p>5.671742</text:p>
          </table:table-cell>
          <table:table-cell office:value-type="float" office:value="0" calcext:value-type="float">
            <text:p>0</text:p>
          </table:table-cell>
          <table:table-cell office:value-type="float" office:value="0.003629037" calcext:value-type="float">
            <text:p>0.0036290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8022002" calcext:value-type="float">
            <text:p>28022002</text:p>
          </table:table-cell>
          <table:table-cell office:value-type="float" office:value="1.829777" calcext:value-type="float">
            <text:p>1.829777</text:p>
          </table:table-cell>
          <table:table-cell office:value-type="float" office:value="136.9543" calcext:value-type="float">
            <text:p>136.95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94535" calcext:value-type="float">
            <text:p>19.94535</text:p>
          </table:table-cell>
          <table:table-cell office:value-type="float" office:value="0" calcext:value-type="float">
            <text:p>0</text:p>
          </table:table-cell>
          <table:table-cell office:value-type="float" office:value="0.00000003128565" calcext:value-type="float">
            <text:p>3.128565E-08</text:p>
          </table:table-cell>
          <table:table-cell office:value-type="float" office:value="0" calcext:value-type="float">
            <text:p>0</text:p>
          </table:table-cell>
          <table:table-cell office:value-type="float" office:value="-0.0002776584" calcext:value-type="float">
            <text:p>-0.0002776584</text:p>
          </table:table-cell>
          <table:table-cell office:value-type="float" office:value="1184.294" calcext:value-type="float">
            <text:p>1184.294</text:p>
          </table:table-cell>
          <table:table-cell office:value-type="float" office:value="1.480502" calcext:value-type="float">
            <text:p>1.480502</text:p>
          </table:table-cell>
          <table:table-cell office:value-type="float" office:value="0" calcext:value-type="float">
            <text:p>0</text:p>
          </table:table-cell>
          <table:table-cell office:value-type="float" office:value="0.02889926" calcext:value-type="float">
            <text:p>0.02889926</text:p>
          </table:table-cell>
          <table:table-cell office:value-type="float" office:value="0.1598651" calcext:value-type="float">
            <text:p>0.1598651</text:p>
          </table:table-cell>
          <table:table-cell office:value-type="float" office:value="0.07495119" calcext:value-type="float">
            <text:p>0.07495119</text:p>
          </table:table-cell>
          <table:table-cell office:value-type="float" office:value="0.04167806" calcext:value-type="float">
            <text:p>0.04167806</text:p>
          </table:table-cell>
          <table:table-cell office:value-type="float" office:value="0.03067146" calcext:value-type="float">
            <text:p>0.03067146</text:p>
          </table:table-cell>
          <table:table-cell office:value-type="float" office:value="0.01886795" calcext:value-type="float">
            <text:p>0.01886795</text:p>
          </table:table-cell>
          <table:table-cell office:value-type="float" office:value="0.02301328" calcext:value-type="float">
            <text:p>0.02301328</text:p>
          </table:table-cell>
          <table:table-cell office:value-type="float" office:value="0.06000924" calcext:value-type="float">
            <text:p>0.06000924</text:p>
          </table:table-cell>
          <table:table-cell office:value-type="float" office:value="0.1110735" calcext:value-type="float">
            <text:p>0.1110735</text:p>
          </table:table-cell>
          <table:table-cell office:value-type="float" office:value="0.1105574" calcext:value-type="float">
            <text:p>0.1105574</text:p>
          </table:table-cell>
          <table:table-cell office:value-type="float" office:value="0.1126587" calcext:value-type="float">
            <text:p>0.1126587</text:p>
          </table:table-cell>
          <table:table-cell office:value-type="float" office:value="0.1132103" calcext:value-type="float">
            <text:p>0.1132103</text:p>
          </table:table-cell>
          <table:table-cell office:value-type="float" office:value="0.1151938" calcext:value-type="float">
            <text:p>0.1151938</text:p>
          </table:table-cell>
          <table:table-cell office:value-type="float" office:value="0.1194729" calcext:value-type="float">
            <text:p>0.1194729</text:p>
          </table:table-cell>
          <table:table-cell office:value-type="float" office:value="0" calcext:value-type="float">
            <text:p>0</text:p>
          </table:table-cell>
          <table:table-cell office:value-type="float" office:value="22.14948" calcext:value-type="float">
            <text:p>22.14948</text:p>
          </table:table-cell>
          <table:table-cell office:value-type="float" office:value="23.35284" calcext:value-type="float">
            <text:p>23.35284</text:p>
          </table:table-cell>
          <table:table-cell office:value-type="float" office:value="10.99614" calcext:value-type="float">
            <text:p>10.99614</text:p>
          </table:table-cell>
          <table:table-cell office:value-type="float" office:value="6.054083" calcext:value-type="float">
            <text:p>6.054083</text:p>
          </table:table-cell>
          <table:table-cell office:value-type="float" office:value="4.346481" calcext:value-type="float">
            <text:p>4.346481</text:p>
          </table:table-cell>
          <table:table-cell office:value-type="float" office:value="1.812832" calcext:value-type="float">
            <text:p>1.812832</text:p>
          </table:table-cell>
          <table:table-cell office:value-type="float" office:value="1.434271" calcext:value-type="float">
            <text:p>1.434271</text:p>
          </table:table-cell>
          <table:table-cell office:value-type="float" office:value="3.129542" calcext:value-type="float">
            <text:p>3.129542</text:p>
          </table:table-cell>
          <table:table-cell office:value-type="float" office:value="4.808282" calcext:value-type="float">
            <text:p>4.808282</text:p>
          </table:table-cell>
          <table:table-cell office:value-type="float" office:value="4.792716" calcext:value-type="float">
            <text:p>4.792716</text:p>
          </table:table-cell>
          <table:table-cell office:value-type="float" office:value="5.017864" calcext:value-type="float">
            <text:p>5.017864</text:p>
          </table:table-cell>
          <table:table-cell office:value-type="float" office:value="5.077796" calcext:value-type="float">
            <text:p>5.077796</text:p>
          </table:table-cell>
          <table:table-cell office:value-type="float" office:value="5.271254" calcext:value-type="float">
            <text:p>5.271254</text:p>
          </table:table-cell>
          <table:table-cell office:value-type="float" office:value="5.682354" calcext:value-type="float">
            <text:p>5.682354</text:p>
          </table:table-cell>
          <table:table-cell office:value-type="float" office:value="0" calcext:value-type="float">
            <text:p>0</text:p>
          </table:table-cell>
          <table:table-cell office:value-type="float" office:value="0.007898106" calcext:value-type="float">
            <text:p>0.0078981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32002" calcext:value-type="float">
            <text:p>1032002</text:p>
          </table:table-cell>
          <table:table-cell office:value-type="float" office:value="1.829713" calcext:value-type="float">
            <text:p>1.829713</text:p>
          </table:table-cell>
          <table:table-cell office:value-type="float" office:value="136.9538" calcext:value-type="float">
            <text:p>136.95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97512" calcext:value-type="float">
            <text:p>19.97512</text:p>
          </table:table-cell>
          <table:table-cell office:value-type="float" office:value="0" calcext:value-type="float">
            <text:p>0</text:p>
          </table:table-cell>
          <table:table-cell office:value-type="float" office:value="0.00000003128565" calcext:value-type="float">
            <text:p>3.128565E-08</text:p>
          </table:table-cell>
          <table:table-cell office:value-type="float" office:value="0" calcext:value-type="float">
            <text:p>0</text:p>
          </table:table-cell>
          <table:table-cell office:value-type="float" office:value="-0.0002776584" calcext:value-type="float">
            <text:p>-0.0002776584</text:p>
          </table:table-cell>
          <table:table-cell office:value-type="float" office:value="1184.265" calcext:value-type="float">
            <text:p>1184.265</text:p>
          </table:table-cell>
          <table:table-cell office:value-type="float" office:value="1.48005" calcext:value-type="float">
            <text:p>1.48005</text:p>
          </table:table-cell>
          <table:table-cell office:value-type="float" office:value="0" calcext:value-type="float">
            <text:p>0</text:p>
          </table:table-cell>
          <table:table-cell office:value-type="float" office:value="0.1068776" calcext:value-type="float">
            <text:p>0.1068776</text:p>
          </table:table-cell>
          <table:table-cell office:value-type="float" office:value="0.194075" calcext:value-type="float">
            <text:p>0.194075</text:p>
          </table:table-cell>
          <table:table-cell office:value-type="float" office:value="0.07451101" calcext:value-type="float">
            <text:p>0.07451101</text:p>
          </table:table-cell>
          <table:table-cell office:value-type="float" office:value="0.04128005" calcext:value-type="float">
            <text:p>0.04128005</text:p>
          </table:table-cell>
          <table:table-cell office:value-type="float" office:value="0.03042092" calcext:value-type="float">
            <text:p>0.03042092</text:p>
          </table:table-cell>
          <table:table-cell office:value-type="float" office:value="0.01881558" calcext:value-type="float">
            <text:p>0.01881558</text:p>
          </table:table-cell>
          <table:table-cell office:value-type="float" office:value="0.02298787" calcext:value-type="float">
            <text:p>0.02298787</text:p>
          </table:table-cell>
          <table:table-cell office:value-type="float" office:value="0.06001085" calcext:value-type="float">
            <text:p>0.06001085</text:p>
          </table:table-cell>
          <table:table-cell office:value-type="float" office:value="0.1111277" calcext:value-type="float">
            <text:p>0.1111277</text:p>
          </table:table-cell>
          <table:table-cell office:value-type="float" office:value="0.1106448" calcext:value-type="float">
            <text:p>0.1106448</text:p>
          </table:table-cell>
          <table:table-cell office:value-type="float" office:value="0.1127564" calcext:value-type="float">
            <text:p>0.1127564</text:p>
          </table:table-cell>
          <table:table-cell office:value-type="float" office:value="0.1133128" calcext:value-type="float">
            <text:p>0.1133128</text:p>
          </table:table-cell>
          <table:table-cell office:value-type="float" office:value="0.1152922" calcext:value-type="float">
            <text:p>0.1152922</text:p>
          </table:table-cell>
          <table:table-cell office:value-type="float" office:value="0.1195794" calcext:value-type="float">
            <text:p>0.1195794</text:p>
          </table:table-cell>
          <table:table-cell office:value-type="float" office:value="0" calcext:value-type="float">
            <text:p>0</text:p>
          </table:table-cell>
          <table:table-cell office:value-type="float" office:value="22.12172" calcext:value-type="float">
            <text:p>22.12172</text:p>
          </table:table-cell>
          <table:table-cell office:value-type="float" office:value="23.33932" calcext:value-type="float">
            <text:p>23.33932</text:p>
          </table:table-cell>
          <table:table-cell office:value-type="float" office:value="10.98955" calcext:value-type="float">
            <text:p>10.98955</text:p>
          </table:table-cell>
          <table:table-cell office:value-type="float" office:value="6.050617" calcext:value-type="float">
            <text:p>6.050617</text:p>
          </table:table-cell>
          <table:table-cell office:value-type="float" office:value="4.344299" calcext:value-type="float">
            <text:p>4.344299</text:p>
          </table:table-cell>
          <table:table-cell office:value-type="float" office:value="1.81339" calcext:value-type="float">
            <text:p>1.81339</text:p>
          </table:table-cell>
          <table:table-cell office:value-type="float" office:value="1.436078" calcext:value-type="float">
            <text:p>1.436078</text:p>
          </table:table-cell>
          <table:table-cell office:value-type="float" office:value="3.134808" calcext:value-type="float">
            <text:p>3.134808</text:p>
          </table:table-cell>
          <table:table-cell office:value-type="float" office:value="4.816711" calcext:value-type="float">
            <text:p>4.816711</text:p>
          </table:table-cell>
          <table:table-cell office:value-type="float" office:value="4.80141" calcext:value-type="float">
            <text:p>4.80141</text:p>
          </table:table-cell>
          <table:table-cell office:value-type="float" office:value="5.027027" calcext:value-type="float">
            <text:p>5.027027</text:p>
          </table:table-cell>
          <table:table-cell office:value-type="float" office:value="5.086945" calcext:value-type="float">
            <text:p>5.086945</text:p>
          </table:table-cell>
          <table:table-cell office:value-type="float" office:value="5.280523" calcext:value-type="float">
            <text:p>5.280523</text:p>
          </table:table-cell>
          <table:table-cell office:value-type="float" office:value="5.688655" calcext:value-type="float">
            <text:p>5.688655</text:p>
          </table:table-cell>
          <table:table-cell office:value-type="float" office:value="0" calcext:value-type="float">
            <text:p>0</text:p>
          </table:table-cell>
          <table:table-cell office:value-type="float" office:value="0.01425341" calcext:value-type="float">
            <text:p>0.014253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032002" calcext:value-type="float">
            <text:p>2032002</text:p>
          </table:table-cell>
          <table:table-cell office:value-type="float" office:value="1.829413" calcext:value-type="float">
            <text:p>1.829413</text:p>
          </table:table-cell>
          <table:table-cell office:value-type="float" office:value="136.9537" calcext:value-type="float">
            <text:p>136.95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00507" calcext:value-type="float">
            <text:p>20.00507</text:p>
          </table:table-cell>
          <table:table-cell office:value-type="float" office:value="0" calcext:value-type="float">
            <text:p>0</text:p>
          </table:table-cell>
          <table:table-cell office:value-type="float" office:value="0.00000003128993" calcext:value-type="float">
            <text:p>3.128993E-08</text:p>
          </table:table-cell>
          <table:table-cell office:value-type="float" office:value="0" calcext:value-type="float">
            <text:p>0</text:p>
          </table:table-cell>
          <table:table-cell office:value-type="float" office:value="-0.0002776584" calcext:value-type="float">
            <text:p>-0.0002776584</text:p>
          </table:table-cell>
          <table:table-cell office:value-type="float" office:value="1184.236" calcext:value-type="float">
            <text:p>1184.236</text:p>
          </table:table-cell>
          <table:table-cell office:value-type="float" office:value="1.481542" calcext:value-type="float">
            <text:p>1.481542</text:p>
          </table:table-cell>
          <table:table-cell office:value-type="float" office:value="0" calcext:value-type="float">
            <text:p>0</text:p>
          </table:table-cell>
          <table:table-cell office:value-type="float" office:value="0.1024169" calcext:value-type="float">
            <text:p>0.1024169</text:p>
          </table:table-cell>
          <table:table-cell office:value-type="float" office:value="0.1791286" calcext:value-type="float">
            <text:p>0.1791286</text:p>
          </table:table-cell>
          <table:table-cell office:value-type="float" office:value="0.07571778" calcext:value-type="float">
            <text:p>0.07571778</text:p>
          </table:table-cell>
          <table:table-cell office:value-type="float" office:value="0.04104758" calcext:value-type="float">
            <text:p>0.04104758</text:p>
          </table:table-cell>
          <table:table-cell office:value-type="float" office:value="0.03023178" calcext:value-type="float">
            <text:p>0.03023178</text:p>
          </table:table-cell>
          <table:table-cell office:value-type="float" office:value="0.01867267" calcext:value-type="float">
            <text:p>0.01867267</text:p>
          </table:table-cell>
          <table:table-cell office:value-type="float" office:value="0.02291171" calcext:value-type="float">
            <text:p>0.02291171</text:p>
          </table:table-cell>
          <table:table-cell office:value-type="float" office:value="0.06000191" calcext:value-type="float">
            <text:p>0.06000191</text:p>
          </table:table-cell>
          <table:table-cell office:value-type="float" office:value="0.1111865" calcext:value-type="float">
            <text:p>0.1111865</text:p>
          </table:table-cell>
          <table:table-cell office:value-type="float" office:value="0.1107304" calcext:value-type="float">
            <text:p>0.1107304</text:p>
          </table:table-cell>
          <table:table-cell office:value-type="float" office:value="0.1128534" calcext:value-type="float">
            <text:p>0.1128534</text:p>
          </table:table-cell>
          <table:table-cell office:value-type="float" office:value="0.1134098" calcext:value-type="float">
            <text:p>0.1134098</text:p>
          </table:table-cell>
          <table:table-cell office:value-type="float" office:value="0.1153913" calcext:value-type="float">
            <text:p>0.1153913</text:p>
          </table:table-cell>
          <table:table-cell office:value-type="float" office:value="0.119686" calcext:value-type="float">
            <text:p>0.119686</text:p>
          </table:table-cell>
          <table:table-cell office:value-type="float" office:value="0" calcext:value-type="float">
            <text:p>0</text:p>
          </table:table-cell>
          <table:table-cell office:value-type="float" office:value="22.0973" calcext:value-type="float">
            <text:p>22.0973</text:p>
          </table:table-cell>
          <table:table-cell office:value-type="float" office:value="23.32982" calcext:value-type="float">
            <text:p>23.32982</text:p>
          </table:table-cell>
          <table:table-cell office:value-type="float" office:value="10.98386" calcext:value-type="float">
            <text:p>10.98386</text:p>
          </table:table-cell>
          <table:table-cell office:value-type="float" office:value="6.047056" calcext:value-type="float">
            <text:p>6.047056</text:p>
          </table:table-cell>
          <table:table-cell office:value-type="float" office:value="4.342034" calcext:value-type="float">
            <text:p>4.342034</text:p>
          </table:table-cell>
          <table:table-cell office:value-type="float" office:value="1.813917" calcext:value-type="float">
            <text:p>1.813917</text:p>
          </table:table-cell>
          <table:table-cell office:value-type="float" office:value="1.437867" calcext:value-type="float">
            <text:p>1.437867</text:p>
          </table:table-cell>
          <table:table-cell office:value-type="float" office:value="3.140043" calcext:value-type="float">
            <text:p>3.140043</text:p>
          </table:table-cell>
          <table:table-cell office:value-type="float" office:value="4.825121" calcext:value-type="float">
            <text:p>4.825121</text:p>
          </table:table-cell>
          <table:table-cell office:value-type="float" office:value="4.810103" calcext:value-type="float">
            <text:p>4.810103</text:p>
          </table:table-cell>
          <table:table-cell office:value-type="float" office:value="5.036191" calcext:value-type="float">
            <text:p>5.036191</text:p>
          </table:table-cell>
          <table:table-cell office:value-type="float" office:value="5.096096" calcext:value-type="float">
            <text:p>5.096096</text:p>
          </table:table-cell>
          <table:table-cell office:value-type="float" office:value="5.289787" calcext:value-type="float">
            <text:p>5.289787</text:p>
          </table:table-cell>
          <table:table-cell office:value-type="float" office:value="5.69734" calcext:value-type="float">
            <text:p>5.69734</text:p>
          </table:table-cell>
          <table:table-cell office:value-type="float" office:value="0" calcext:value-type="float">
            <text:p>0</text:p>
          </table:table-cell>
          <table:table-cell office:value-type="float" office:value="0.01378555" calcext:value-type="float">
            <text:p>0.013785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032002" calcext:value-type="float">
            <text:p>3032002</text:p>
          </table:table-cell>
          <table:table-cell office:value-type="float" office:value="1.829125" calcext:value-type="float">
            <text:p>1.829125</text:p>
          </table:table-cell>
          <table:table-cell office:value-type="float" office:value="136.9534" calcext:value-type="float">
            <text:p>136.95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03508" calcext:value-type="float">
            <text:p>20.03508</text:p>
          </table:table-cell>
          <table:table-cell office:value-type="float" office:value="0" calcext:value-type="float">
            <text:p>0</text:p>
          </table:table-cell>
          <table:table-cell office:value-type="float" office:value="0.00000003129034" calcext:value-type="float">
            <text:p>3.129034E-08</text:p>
          </table:table-cell>
          <table:table-cell office:value-type="float" office:value="0" calcext:value-type="float">
            <text:p>0</text:p>
          </table:table-cell>
          <table:table-cell office:value-type="float" office:value="-0.0002776584" calcext:value-type="float">
            <text:p>-0.0002776584</text:p>
          </table:table-cell>
          <table:table-cell office:value-type="float" office:value="1184.206" calcext:value-type="float">
            <text:p>1184.206</text:p>
          </table:table-cell>
          <table:table-cell office:value-type="float" office:value="1.482212" calcext:value-type="float">
            <text:p>1.482212</text:p>
          </table:table-cell>
          <table:table-cell office:value-type="float" office:value="0" calcext:value-type="float">
            <text:p>0</text:p>
          </table:table-cell>
          <table:table-cell office:value-type="float" office:value="0.1205201" calcext:value-type="float">
            <text:p>0.1205201</text:p>
          </table:table-cell>
          <table:table-cell office:value-type="float" office:value="0.1869771" calcext:value-type="float">
            <text:p>0.1869771</text:p>
          </table:table-cell>
          <table:table-cell office:value-type="float" office:value="0.07868499" calcext:value-type="float">
            <text:p>0.07868499</text:p>
          </table:table-cell>
          <table:table-cell office:value-type="float" office:value="0.04092593" calcext:value-type="float">
            <text:p>0.04092593</text:p>
          </table:table-cell>
          <table:table-cell office:value-type="float" office:value="0.03011777" calcext:value-type="float">
            <text:p>0.03011777</text:p>
          </table:table-cell>
          <table:table-cell office:value-type="float" office:value="0.01858923" calcext:value-type="float">
            <text:p>0.01858923</text:p>
          </table:table-cell>
          <table:table-cell office:value-type="float" office:value="0.02285771" calcext:value-type="float">
            <text:p>0.02285771</text:p>
          </table:table-cell>
          <table:table-cell office:value-type="float" office:value="0.05999376" calcext:value-type="float">
            <text:p>0.05999376</text:p>
          </table:table-cell>
          <table:table-cell office:value-type="float" office:value="0.1112451" calcext:value-type="float">
            <text:p>0.1112451</text:p>
          </table:table-cell>
          <table:table-cell office:value-type="float" office:value="0.110815" calcext:value-type="float">
            <text:p>0.110815</text:p>
          </table:table-cell>
          <table:table-cell office:value-type="float" office:value="0.1129501" calcext:value-type="float">
            <text:p>0.1129501</text:p>
          </table:table-cell>
          <table:table-cell office:value-type="float" office:value="0.1135089" calcext:value-type="float">
            <text:p>0.1135089</text:p>
          </table:table-cell>
          <table:table-cell office:value-type="float" office:value="0.1154901" calcext:value-type="float">
            <text:p>0.1154901</text:p>
          </table:table-cell>
          <table:table-cell office:value-type="float" office:value="0.1197931" calcext:value-type="float">
            <text:p>0.1197931</text:p>
          </table:table-cell>
          <table:table-cell office:value-type="float" office:value="0" calcext:value-type="float">
            <text:p>0</text:p>
          </table:table-cell>
          <table:table-cell office:value-type="float" office:value="22.07753" calcext:value-type="float">
            <text:p>22.07753</text:p>
          </table:table-cell>
          <table:table-cell office:value-type="float" office:value="23.31967" calcext:value-type="float">
            <text:p>23.31967</text:p>
          </table:table-cell>
          <table:table-cell office:value-type="float" office:value="10.97934" calcext:value-type="float">
            <text:p>10.97934</text:p>
          </table:table-cell>
          <table:table-cell office:value-type="float" office:value="6.04348" calcext:value-type="float">
            <text:p>6.04348</text:p>
          </table:table-cell>
          <table:table-cell office:value-type="float" office:value="4.339738" calcext:value-type="float">
            <text:p>4.339738</text:p>
          </table:table-cell>
          <table:table-cell office:value-type="float" office:value="1.814417" calcext:value-type="float">
            <text:p>1.814417</text:p>
          </table:table-cell>
          <table:table-cell office:value-type="float" office:value="1.439638" calcext:value-type="float">
            <text:p>1.439638</text:p>
          </table:table-cell>
          <table:table-cell office:value-type="float" office:value="3.145267" calcext:value-type="float">
            <text:p>3.145267</text:p>
          </table:table-cell>
          <table:table-cell office:value-type="float" office:value="4.833532" calcext:value-type="float">
            <text:p>4.833532</text:p>
          </table:table-cell>
          <table:table-cell office:value-type="float" office:value="4.818797" calcext:value-type="float">
            <text:p>4.818797</text:p>
          </table:table-cell>
          <table:table-cell office:value-type="float" office:value="5.045354" calcext:value-type="float">
            <text:p>5.045354</text:p>
          </table:table-cell>
          <table:table-cell office:value-type="float" office:value="5.105226" calcext:value-type="float">
            <text:p>5.105226</text:p>
          </table:table-cell>
          <table:table-cell office:value-type="float" office:value="5.299047" calcext:value-type="float">
            <text:p>5.299047</text:p>
          </table:table-cell>
          <table:table-cell office:value-type="float" office:value="5.704723" calcext:value-type="float">
            <text:p>5.704723</text:p>
          </table:table-cell>
          <table:table-cell office:value-type="float" office:value="0" calcext:value-type="float">
            <text:p>0</text:p>
          </table:table-cell>
          <table:table-cell office:value-type="float" office:value="0.01944331" calcext:value-type="float">
            <text:p>0.019443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032002" calcext:value-type="float">
            <text:p>4032002</text:p>
          </table:table-cell>
          <table:table-cell office:value-type="float" office:value="1.828215" calcext:value-type="float">
            <text:p>1.828215</text:p>
          </table:table-cell>
          <table:table-cell office:value-type="float" office:value="136.9541" calcext:value-type="float">
            <text:p>136.95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06479" calcext:value-type="float">
            <text:p>20.06479</text:p>
          </table:table-cell>
          <table:table-cell office:value-type="float" office:value="0" calcext:value-type="float">
            <text:p>0</text:p>
          </table:table-cell>
          <table:table-cell office:value-type="float" office:value="0.00000003130152" calcext:value-type="float">
            <text:p>3.130152E-08</text:p>
          </table:table-cell>
          <table:table-cell office:value-type="float" office:value="0" calcext:value-type="float">
            <text:p>0</text:p>
          </table:table-cell>
          <table:table-cell office:value-type="float" office:value="-0.0002776584" calcext:value-type="float">
            <text:p>-0.0002776584</text:p>
          </table:table-cell>
          <table:table-cell office:value-type="float" office:value="1184.177" calcext:value-type="float">
            <text:p>1184.177</text:p>
          </table:table-cell>
          <table:table-cell office:value-type="float" office:value="1.492554" calcext:value-type="float">
            <text:p>1.492554</text:p>
          </table:table-cell>
          <table:table-cell office:value-type="float" office:value="0" calcext:value-type="float">
            <text:p>0</text:p>
          </table:table-cell>
          <table:table-cell office:value-type="float" office:value="0.03427807" calcext:value-type="float">
            <text:p>0.03427807</text:p>
          </table:table-cell>
          <table:table-cell office:value-type="float" office:value="0.148399" calcext:value-type="float">
            <text:p>0.148399</text:p>
          </table:table-cell>
          <table:table-cell office:value-type="float" office:value="0.07499653" calcext:value-type="float">
            <text:p>0.07499653</text:p>
          </table:table-cell>
          <table:table-cell office:value-type="float" office:value="0.04069174" calcext:value-type="float">
            <text:p>0.04069174</text:p>
          </table:table-cell>
          <table:table-cell office:value-type="float" office:value="0.03001742" calcext:value-type="float">
            <text:p>0.03001742</text:p>
          </table:table-cell>
          <table:table-cell office:value-type="float" office:value="0.01852353" calcext:value-type="float">
            <text:p>0.01852353</text:p>
          </table:table-cell>
          <table:table-cell office:value-type="float" office:value="0.02282014" calcext:value-type="float">
            <text:p>0.02282014</text:p>
          </table:table-cell>
          <table:table-cell office:value-type="float" office:value="0.05999307" calcext:value-type="float">
            <text:p>0.05999307</text:p>
          </table:table-cell>
          <table:table-cell office:value-type="float" office:value="0.1113048" calcext:value-type="float">
            <text:p>0.1113048</text:p>
          </table:table-cell>
          <table:table-cell office:value-type="float" office:value="0.1108986" calcext:value-type="float">
            <text:p>0.1108986</text:p>
          </table:table-cell>
          <table:table-cell office:value-type="float" office:value="0.1130463" calcext:value-type="float">
            <text:p>0.1130463</text:p>
          </table:table-cell>
          <table:table-cell office:value-type="float" office:value="0.1135995" calcext:value-type="float">
            <text:p>0.1135995</text:p>
          </table:table-cell>
          <table:table-cell office:value-type="float" office:value="0.1155888" calcext:value-type="float">
            <text:p>0.1155888</text:p>
          </table:table-cell>
          <table:table-cell office:value-type="float" office:value="0.1198997" calcext:value-type="float">
            <text:p>0.1198997</text:p>
          </table:table-cell>
          <table:table-cell office:value-type="float" office:value="0" calcext:value-type="float">
            <text:p>0</text:p>
          </table:table-cell>
          <table:table-cell office:value-type="float" office:value="22.0491" calcext:value-type="float">
            <text:p>22.0491</text:p>
          </table:table-cell>
          <table:table-cell office:value-type="float" office:value="23.30572" calcext:value-type="float">
            <text:p>23.30572</text:p>
          </table:table-cell>
          <table:table-cell office:value-type="float" office:value="10.97557" calcext:value-type="float">
            <text:p>10.97557</text:p>
          </table:table-cell>
          <table:table-cell office:value-type="float" office:value="6.039908" calcext:value-type="float">
            <text:p>6.039908</text:p>
          </table:table-cell>
          <table:table-cell office:value-type="float" office:value="4.337428" calcext:value-type="float">
            <text:p>4.337428</text:p>
          </table:table-cell>
          <table:table-cell office:value-type="float" office:value="1.814899" calcext:value-type="float">
            <text:p>1.814899</text:p>
          </table:table-cell>
          <table:table-cell office:value-type="float" office:value="1.441395" calcext:value-type="float">
            <text:p>1.441395</text:p>
          </table:table-cell>
          <table:table-cell office:value-type="float" office:value="3.15047" calcext:value-type="float">
            <text:p>3.15047</text:p>
          </table:table-cell>
          <table:table-cell office:value-type="float" office:value="4.841899" calcext:value-type="float">
            <text:p>4.841899</text:p>
          </table:table-cell>
          <table:table-cell office:value-type="float" office:value="4.827452" calcext:value-type="float">
            <text:p>4.827452</text:p>
          </table:table-cell>
          <table:table-cell office:value-type="float" office:value="5.054483" calcext:value-type="float">
            <text:p>5.054483</text:p>
          </table:table-cell>
          <table:table-cell office:value-type="float" office:value="5.114337" calcext:value-type="float">
            <text:p>5.114337</text:p>
          </table:table-cell>
          <table:table-cell office:value-type="float" office:value="5.308273" calcext:value-type="float">
            <text:p>5.308273</text:p>
          </table:table-cell>
          <table:table-cell office:value-type="float" office:value="5.716813" calcext:value-type="float">
            <text:p>5.716813</text:p>
          </table:table-cell>
          <table:table-cell office:value-type="float" office:value="0" calcext:value-type="float">
            <text:p>0</text:p>
          </table:table-cell>
          <table:table-cell office:value-type="float" office:value="0.004083307" calcext:value-type="float">
            <text:p>0.0040833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032002" calcext:value-type="float">
            <text:p>5032002</text:p>
          </table:table-cell>
          <table:table-cell office:value-type="float" office:value="1.826816" calcext:value-type="float">
            <text:p>1.826816</text:p>
          </table:table-cell>
          <table:table-cell office:value-type="float" office:value="136.955" calcext:value-type="float">
            <text:p>136.9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09411" calcext:value-type="float">
            <text:p>20.09411</text:p>
          </table:table-cell>
          <table:table-cell office:value-type="float" office:value="0" calcext:value-type="float">
            <text:p>0</text:p>
          </table:table-cell>
          <table:table-cell office:value-type="float" office:value="0.00000003130152" calcext:value-type="float">
            <text:p>3.130152E-08</text:p>
          </table:table-cell>
          <table:table-cell office:value-type="float" office:value="0" calcext:value-type="float">
            <text:p>0</text:p>
          </table:table-cell>
          <table:table-cell office:value-type="float" office:value="-0.0002776584" calcext:value-type="float">
            <text:p>-0.0002776584</text:p>
          </table:table-cell>
          <table:table-cell office:value-type="float" office:value="1184.147" calcext:value-type="float">
            <text:p>1184.147</text:p>
          </table:table-cell>
          <table:table-cell office:value-type="float" office:value="1.504258" calcext:value-type="float">
            <text:p>1.504258</text:p>
          </table:table-cell>
          <table:table-cell office:value-type="float" office:value="0" calcext:value-type="float">
            <text:p>0</text:p>
          </table:table-cell>
          <table:table-cell office:value-type="float" office:value="0.06429937" calcext:value-type="float">
            <text:p>0.06429937</text:p>
          </table:table-cell>
          <table:table-cell office:value-type="float" office:value="0.1633677" calcext:value-type="float">
            <text:p>0.1633677</text:p>
          </table:table-cell>
          <table:table-cell office:value-type="float" office:value="0.06537284" calcext:value-type="float">
            <text:p>0.06537284</text:p>
          </table:table-cell>
          <table:table-cell office:value-type="float" office:value="0.04092032" calcext:value-type="float">
            <text:p>0.04092032</text:p>
          </table:table-cell>
          <table:table-cell office:value-type="float" office:value="0.03013109" calcext:value-type="float">
            <text:p>0.03013109</text:p>
          </table:table-cell>
          <table:table-cell office:value-type="float" office:value="0.01854784" calcext:value-type="float">
            <text:p>0.01854784</text:p>
          </table:table-cell>
          <table:table-cell office:value-type="float" office:value="0.02281174" calcext:value-type="float">
            <text:p>0.02281174</text:p>
          </table:table-cell>
          <table:table-cell office:value-type="float" office:value="0.06000183" calcext:value-type="float">
            <text:p>0.06000183</text:p>
          </table:table-cell>
          <table:table-cell office:value-type="float" office:value="0.1113667" calcext:value-type="float">
            <text:p>0.1113667</text:p>
          </table:table-cell>
          <table:table-cell office:value-type="float" office:value="0.1109817" calcext:value-type="float">
            <text:p>0.1109817</text:p>
          </table:table-cell>
          <table:table-cell office:value-type="float" office:value="0.113142" calcext:value-type="float">
            <text:p>0.113142</text:p>
          </table:table-cell>
          <table:table-cell office:value-type="float" office:value="0.1137003" calcext:value-type="float">
            <text:p>0.1137003</text:p>
          </table:table-cell>
          <table:table-cell office:value-type="float" office:value="0.115691" calcext:value-type="float">
            <text:p>0.115691</text:p>
          </table:table-cell>
          <table:table-cell office:value-type="float" office:value="0.1200053" calcext:value-type="float">
            <text:p>0.1200053</text:p>
          </table:table-cell>
          <table:table-cell office:value-type="float" office:value="0" calcext:value-type="float">
            <text:p>0</text:p>
          </table:table-cell>
          <table:table-cell office:value-type="float" office:value="22.0153" calcext:value-type="float">
            <text:p>22.0153</text:p>
          </table:table-cell>
          <table:table-cell office:value-type="float" office:value="23.28878" calcext:value-type="float">
            <text:p>23.28878</text:p>
          </table:table-cell>
          <table:table-cell office:value-type="float" office:value="10.96833" calcext:value-type="float">
            <text:p>10.96833</text:p>
          </table:table-cell>
          <table:table-cell office:value-type="float" office:value="6.036283" calcext:value-type="float">
            <text:p>6.036283</text:p>
          </table:table-cell>
          <table:table-cell office:value-type="float" office:value="4.335124" calcext:value-type="float">
            <text:p>4.335124</text:p>
          </table:table-cell>
          <table:table-cell office:value-type="float" office:value="1.815375" calcext:value-type="float">
            <text:p>1.815375</text:p>
          </table:table-cell>
          <table:table-cell office:value-type="float" office:value="1.443138" calcext:value-type="float">
            <text:p>1.443138</text:p>
          </table:table-cell>
          <table:table-cell office:value-type="float" office:value="3.155659" calcext:value-type="float">
            <text:p>3.155659</text:p>
          </table:table-cell>
          <table:table-cell office:value-type="float" office:value="4.850264" calcext:value-type="float">
            <text:p>4.850264</text:p>
          </table:table-cell>
          <table:table-cell office:value-type="float" office:value="4.83611" calcext:value-type="float">
            <text:p>4.83611</text:p>
          </table:table-cell>
          <table:table-cell office:value-type="float" office:value="5.06359" calcext:value-type="float">
            <text:p>5.06359</text:p>
          </table:table-cell>
          <table:table-cell office:value-type="float" office:value="5.123447" calcext:value-type="float">
            <text:p>5.123447</text:p>
          </table:table-cell>
          <table:table-cell office:value-type="float" office:value="5.317499" calcext:value-type="float">
            <text:p>5.317499</text:p>
          </table:table-cell>
          <table:table-cell office:value-type="float" office:value="5.731926" calcext:value-type="float">
            <text:p>5.731926</text:p>
          </table:table-cell>
          <table:table-cell office:value-type="float" office:value="0" calcext:value-type="float">
            <text:p>0</text:p>
          </table:table-cell>
          <table:table-cell office:value-type="float" office:value="0.003199584" calcext:value-type="float">
            <text:p>0.0031995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032002" calcext:value-type="float">
            <text:p>6032002</text:p>
          </table:table-cell>
          <table:table-cell office:value-type="float" office:value="1.826536" calcext:value-type="float">
            <text:p>1.826536</text:p>
          </table:table-cell>
          <table:table-cell office:value-type="float" office:value="136.9547" calcext:value-type="float">
            <text:p>136.95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12358" calcext:value-type="float">
            <text:p>20.12358</text:p>
          </table:table-cell>
          <table:table-cell office:value-type="float" office:value="0" calcext:value-type="float">
            <text:p>0</text:p>
          </table:table-cell>
          <table:table-cell office:value-type="float" office:value="0.00000003130152" calcext:value-type="float">
            <text:p>3.130152E-08</text:p>
          </table:table-cell>
          <table:table-cell office:value-type="float" office:value="0" calcext:value-type="float">
            <text:p>0</text:p>
          </table:table-cell>
          <table:table-cell office:value-type="float" office:value="-0.0002776584" calcext:value-type="float">
            <text:p>-0.0002776584</text:p>
          </table:table-cell>
          <table:table-cell office:value-type="float" office:value="1184.118" calcext:value-type="float">
            <text:p>1184.118</text:p>
          </table:table-cell>
          <table:table-cell office:value-type="float" office:value="1.503895" calcext:value-type="float">
            <text:p>1.503895</text:p>
          </table:table-cell>
          <table:table-cell office:value-type="float" office:value="0" calcext:value-type="float">
            <text:p>0</text:p>
          </table:table-cell>
          <table:table-cell office:value-type="float" office:value="0.1033737" calcext:value-type="float">
            <text:p>0.1033737</text:p>
          </table:table-cell>
          <table:table-cell office:value-type="float" office:value="0.177512" calcext:value-type="float">
            <text:p>0.177512</text:p>
          </table:table-cell>
          <table:table-cell office:value-type="float" office:value="0.07149015" calcext:value-type="float">
            <text:p>0.07149015</text:p>
          </table:table-cell>
          <table:table-cell office:value-type="float" office:value="0.04088681" calcext:value-type="float">
            <text:p>0.04088681</text:p>
          </table:table-cell>
          <table:table-cell office:value-type="float" office:value="0.03011705" calcext:value-type="float">
            <text:p>0.03011705</text:p>
          </table:table-cell>
          <table:table-cell office:value-type="float" office:value="0.01855732" calcext:value-type="float">
            <text:p>0.01855732</text:p>
          </table:table-cell>
          <table:table-cell office:value-type="float" office:value="0.02283061" calcext:value-type="float">
            <text:p>0.02283061</text:p>
          </table:table-cell>
          <table:table-cell office:value-type="float" office:value="0.06003267" calcext:value-type="float">
            <text:p>0.06003267</text:p>
          </table:table-cell>
          <table:table-cell office:value-type="float" office:value="0.1114339" calcext:value-type="float">
            <text:p>0.1114339</text:p>
          </table:table-cell>
          <table:table-cell office:value-type="float" office:value="0.1110647" calcext:value-type="float">
            <text:p>0.1110647</text:p>
          </table:table-cell>
          <table:table-cell office:value-type="float" office:value="0.1132372" calcext:value-type="float">
            <text:p>0.1132372</text:p>
          </table:table-cell>
          <table:table-cell office:value-type="float" office:value="0.1138018" calcext:value-type="float">
            <text:p>0.1138018</text:p>
          </table:table-cell>
          <table:table-cell office:value-type="float" office:value="0.1157876" calcext:value-type="float">
            <text:p>0.1157876</text:p>
          </table:table-cell>
          <table:table-cell office:value-type="float" office:value="0.1201121" calcext:value-type="float">
            <text:p>0.1201121</text:p>
          </table:table-cell>
          <table:table-cell office:value-type="float" office:value="0" calcext:value-type="float">
            <text:p>0</text:p>
          </table:table-cell>
          <table:table-cell office:value-type="float" office:value="21.99353" calcext:value-type="float">
            <text:p>21.99353</text:p>
          </table:table-cell>
          <table:table-cell office:value-type="float" office:value="23.27409" calcext:value-type="float">
            <text:p>23.27409</text:p>
          </table:table-cell>
          <table:table-cell office:value-type="float" office:value="10.95995" calcext:value-type="float">
            <text:p>10.95995</text:p>
          </table:table-cell>
          <table:table-cell office:value-type="float" office:value="6.032697" calcext:value-type="float">
            <text:p>6.032697</text:p>
          </table:table-cell>
          <table:table-cell office:value-type="float" office:value="4.332848" calcext:value-type="float">
            <text:p>4.332848</text:p>
          </table:table-cell>
          <table:table-cell office:value-type="float" office:value="1.81585" calcext:value-type="float">
            <text:p>1.81585</text:p>
          </table:table-cell>
          <table:table-cell office:value-type="float" office:value="1.44488" calcext:value-type="float">
            <text:p>1.44488</text:p>
          </table:table-cell>
          <table:table-cell office:value-type="float" office:value="3.160833" calcext:value-type="float">
            <text:p>3.160833</text:p>
          </table:table-cell>
          <table:table-cell office:value-type="float" office:value="4.858628" calcext:value-type="float">
            <text:p>4.858628</text:p>
          </table:table-cell>
          <table:table-cell office:value-type="float" office:value="4.844765" calcext:value-type="float">
            <text:p>4.844765</text:p>
          </table:table-cell>
          <table:table-cell office:value-type="float" office:value="5.072696" calcext:value-type="float">
            <text:p>5.072696</text:p>
          </table:table-cell>
          <table:table-cell office:value-type="float" office:value="5.132554" calcext:value-type="float">
            <text:p>5.132554</text:p>
          </table:table-cell>
          <table:table-cell office:value-type="float" office:value="5.326725" calcext:value-type="float">
            <text:p>5.326725</text:p>
          </table:table-cell>
          <table:table-cell office:value-type="float" office:value="5.741295" calcext:value-type="float">
            <text:p>5.741295</text:p>
          </table:table-cell>
          <table:table-cell office:value-type="float" office:value="0" calcext:value-type="float">
            <text:p>0</text:p>
          </table:table-cell>
          <table:table-cell office:value-type="float" office:value="0.004578418" calcext:value-type="float">
            <text:p>0.0045784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032002" calcext:value-type="float">
            <text:p>7032002</text:p>
          </table:table-cell>
          <table:table-cell office:value-type="float" office:value="1.826296" calcext:value-type="float">
            <text:p>1.826296</text:p>
          </table:table-cell>
          <table:table-cell office:value-type="float" office:value="136.9544" calcext:value-type="float">
            <text:p>136.95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1532" calcext:value-type="float">
            <text:p>20.1532</text:p>
          </table:table-cell>
          <table:table-cell office:value-type="float" office:value="0" calcext:value-type="float">
            <text:p>0</text:p>
          </table:table-cell>
          <table:table-cell office:value-type="float" office:value="0.00000003132491" calcext:value-type="float">
            <text:p>3.132491E-08</text:p>
          </table:table-cell>
          <table:table-cell office:value-type="float" office:value="0" calcext:value-type="float">
            <text:p>0</text:p>
          </table:table-cell>
          <table:table-cell office:value-type="float" office:value="-0.0002776583" calcext:value-type="float">
            <text:p>-0.0002776583</text:p>
          </table:table-cell>
          <table:table-cell office:value-type="float" office:value="1184.089" calcext:value-type="float">
            <text:p>1184.089</text:p>
          </table:table-cell>
          <table:table-cell office:value-type="float" office:value="1.503505" calcext:value-type="float">
            <text:p>1.503505</text:p>
          </table:table-cell>
          <table:table-cell office:value-type="float" office:value="0" calcext:value-type="float">
            <text:p>0</text:p>
          </table:table-cell>
          <table:table-cell office:value-type="float" office:value="0.08847136" calcext:value-type="float">
            <text:p>0.08847136</text:p>
          </table:table-cell>
          <table:table-cell office:value-type="float" office:value="0.1786365" calcext:value-type="float">
            <text:p>0.1786365</text:p>
          </table:table-cell>
          <table:table-cell office:value-type="float" office:value="0.07332014" calcext:value-type="float">
            <text:p>0.07332014</text:p>
          </table:table-cell>
          <table:table-cell office:value-type="float" office:value="0.04086017" calcext:value-type="float">
            <text:p>0.04086017</text:p>
          </table:table-cell>
          <table:table-cell office:value-type="float" office:value="0.03008888" calcext:value-type="float">
            <text:p>0.03008888</text:p>
          </table:table-cell>
          <table:table-cell office:value-type="float" office:value="0.01854574" calcext:value-type="float">
            <text:p>0.01854574</text:p>
          </table:table-cell>
          <table:table-cell office:value-type="float" office:value="0.02283592" calcext:value-type="float">
            <text:p>0.02283592</text:p>
          </table:table-cell>
          <table:table-cell office:value-type="float" office:value="0.06006524" calcext:value-type="float">
            <text:p>0.06006524</text:p>
          </table:table-cell>
          <table:table-cell office:value-type="float" office:value="0.1115055" calcext:value-type="float">
            <text:p>0.1115055</text:p>
          </table:table-cell>
          <table:table-cell office:value-type="float" office:value="0.1111484" calcext:value-type="float">
            <text:p>0.1111484</text:p>
          </table:table-cell>
          <table:table-cell office:value-type="float" office:value="0.1133323" calcext:value-type="float">
            <text:p>0.1133323</text:p>
          </table:table-cell>
          <table:table-cell office:value-type="float" office:value="0.1138984" calcext:value-type="float">
            <text:p>0.1138984</text:p>
          </table:table-cell>
          <table:table-cell office:value-type="float" office:value="0.1158851" calcext:value-type="float">
            <text:p>0.1158851</text:p>
          </table:table-cell>
          <table:table-cell office:value-type="float" office:value="0.1202184" calcext:value-type="float">
            <text:p>0.1202184</text:p>
          </table:table-cell>
          <table:table-cell office:value-type="float" office:value="0" calcext:value-type="float">
            <text:p>0</text:p>
          </table:table-cell>
          <table:table-cell office:value-type="float" office:value="21.97359" calcext:value-type="float">
            <text:p>21.97359</text:p>
          </table:table-cell>
          <table:table-cell office:value-type="float" office:value="23.26244" calcext:value-type="float">
            <text:p>23.26244</text:p>
          </table:table-cell>
          <table:table-cell office:value-type="float" office:value="10.95286" calcext:value-type="float">
            <text:p>10.95286</text:p>
          </table:table-cell>
          <table:table-cell office:value-type="float" office:value="6.029097" calcext:value-type="float">
            <text:p>6.029097</text:p>
          </table:table-cell>
          <table:table-cell office:value-type="float" office:value="4.330572" calcext:value-type="float">
            <text:p>4.330572</text:p>
          </table:table-cell>
          <table:table-cell office:value-type="float" office:value="1.816326" calcext:value-type="float">
            <text:p>1.816326</text:p>
          </table:table-cell>
          <table:table-cell office:value-type="float" office:value="1.446621" calcext:value-type="float">
            <text:p>1.446621</text:p>
          </table:table-cell>
          <table:table-cell office:value-type="float" office:value="3.166007" calcext:value-type="float">
            <text:p>3.166007</text:p>
          </table:table-cell>
          <table:table-cell office:value-type="float" office:value="4.866949" calcext:value-type="float">
            <text:p>4.866949</text:p>
          </table:table-cell>
          <table:table-cell office:value-type="float" office:value="4.853401" calcext:value-type="float">
            <text:p>4.853401</text:p>
          </table:table-cell>
          <table:table-cell office:value-type="float" office:value="5.081804" calcext:value-type="float">
            <text:p>5.081804</text:p>
          </table:table-cell>
          <table:table-cell office:value-type="float" office:value="5.141643" calcext:value-type="float">
            <text:p>5.141643</text:p>
          </table:table-cell>
          <table:table-cell office:value-type="float" office:value="5.33594" calcext:value-type="float">
            <text:p>5.33594</text:p>
          </table:table-cell>
          <table:table-cell office:value-type="float" office:value="5.750134" calcext:value-type="float">
            <text:p>5.750134</text:p>
          </table:table-cell>
          <table:table-cell office:value-type="float" office:value="0" calcext:value-type="float">
            <text:p>0</text:p>
          </table:table-cell>
          <table:table-cell office:value-type="float" office:value="0.003971779" calcext:value-type="float">
            <text:p>0.0039717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8032002" calcext:value-type="float">
            <text:p>8032002</text:p>
          </table:table-cell>
          <table:table-cell office:value-type="float" office:value="1.826077" calcext:value-type="float">
            <text:p>1.826077</text:p>
          </table:table-cell>
          <table:table-cell office:value-type="float" office:value="136.9541" calcext:value-type="float">
            <text:p>136.95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18279" calcext:value-type="float">
            <text:p>20.18279</text:p>
          </table:table-cell>
          <table:table-cell office:value-type="float" office:value="0" calcext:value-type="float">
            <text:p>0</text:p>
          </table:table-cell>
          <table:table-cell office:value-type="float" office:value="0.00000003132491" calcext:value-type="float">
            <text:p>3.132491E-08</text:p>
          </table:table-cell>
          <table:table-cell office:value-type="float" office:value="0" calcext:value-type="float">
            <text:p>0</text:p>
          </table:table-cell>
          <table:table-cell office:value-type="float" office:value="-0.0002776583" calcext:value-type="float">
            <text:p>-0.0002776583</text:p>
          </table:table-cell>
          <table:table-cell office:value-type="float" office:value="1184.06" calcext:value-type="float">
            <text:p>1184.06</text:p>
          </table:table-cell>
          <table:table-cell office:value-type="float" office:value="1.502836" calcext:value-type="float">
            <text:p>1.502836</text:p>
          </table:table-cell>
          <table:table-cell office:value-type="float" office:value="0" calcext:value-type="float">
            <text:p>0</text:p>
          </table:table-cell>
          <table:table-cell office:value-type="float" office:value="0.1117654" calcext:value-type="float">
            <text:p>0.1117654</text:p>
          </table:table-cell>
          <table:table-cell office:value-type="float" office:value="0.1833751" calcext:value-type="float">
            <text:p>0.1833751</text:p>
          </table:table-cell>
          <table:table-cell office:value-type="float" office:value="0.07441772" calcext:value-type="float">
            <text:p>0.07441772</text:p>
          </table:table-cell>
          <table:table-cell office:value-type="float" office:value="0.04084476" calcext:value-type="float">
            <text:p>0.04084476</text:p>
          </table:table-cell>
          <table:table-cell office:value-type="float" office:value="0.03006231" calcext:value-type="float">
            <text:p>0.03006231</text:p>
          </table:table-cell>
          <table:table-cell office:value-type="float" office:value="0.01853502" calcext:value-type="float">
            <text:p>0.01853502</text:p>
          </table:table-cell>
          <table:table-cell office:value-type="float" office:value="0.02283931" calcext:value-type="float">
            <text:p>0.02283931</text:p>
          </table:table-cell>
          <table:table-cell office:value-type="float" office:value="0.06009791" calcext:value-type="float">
            <text:p>0.06009791</text:p>
          </table:table-cell>
          <table:table-cell office:value-type="float" office:value="0.1115796" calcext:value-type="float">
            <text:p>0.1115796</text:p>
          </table:table-cell>
          <table:table-cell office:value-type="float" office:value="0.1112325" calcext:value-type="float">
            <text:p>0.1112325</text:p>
          </table:table-cell>
          <table:table-cell office:value-type="float" office:value="0.1134274" calcext:value-type="float">
            <text:p>0.1134274</text:p>
          </table:table-cell>
          <table:table-cell office:value-type="float" office:value="0.1139941" calcext:value-type="float">
            <text:p>0.1139941</text:p>
          </table:table-cell>
          <table:table-cell office:value-type="float" office:value="0.1159828" calcext:value-type="float">
            <text:p>0.1159828</text:p>
          </table:table-cell>
          <table:table-cell office:value-type="float" office:value="0.1203247" calcext:value-type="float">
            <text:p>0.1203247</text:p>
          </table:table-cell>
          <table:table-cell office:value-type="float" office:value="0" calcext:value-type="float">
            <text:p>0</text:p>
          </table:table-cell>
          <table:table-cell office:value-type="float" office:value="21.95497" calcext:value-type="float">
            <text:p>21.95497</text:p>
          </table:table-cell>
          <table:table-cell office:value-type="float" office:value="23.25076" calcext:value-type="float">
            <text:p>23.25076</text:p>
          </table:table-cell>
          <table:table-cell office:value-type="float" office:value="10.94626" calcext:value-type="float">
            <text:p>10.94626</text:p>
          </table:table-cell>
          <table:table-cell office:value-type="float" office:value="6.025524" calcext:value-type="float">
            <text:p>6.025524</text:p>
          </table:table-cell>
          <table:table-cell office:value-type="float" office:value="4.328296" calcext:value-type="float">
            <text:p>4.328296</text:p>
          </table:table-cell>
          <table:table-cell office:value-type="float" office:value="1.816802" calcext:value-type="float">
            <text:p>1.816802</text:p>
          </table:table-cell>
          <table:table-cell office:value-type="float" office:value="1.448356" calcext:value-type="float">
            <text:p>1.448356</text:p>
          </table:table-cell>
          <table:table-cell office:value-type="float" office:value="3.171171" calcext:value-type="float">
            <text:p>3.171171</text:p>
          </table:table-cell>
          <table:table-cell office:value-type="float" office:value="4.875268" calcext:value-type="float">
            <text:p>4.875268</text:p>
          </table:table-cell>
          <table:table-cell office:value-type="float" office:value="4.862019" calcext:value-type="float">
            <text:p>4.862019</text:p>
          </table:table-cell>
          <table:table-cell office:value-type="float" office:value="5.09091" calcext:value-type="float">
            <text:p>5.09091</text:p>
          </table:table-cell>
          <table:table-cell office:value-type="float" office:value="5.150711" calcext:value-type="float">
            <text:p>5.150711</text:p>
          </table:table-cell>
          <table:table-cell office:value-type="float" office:value="5.345127" calcext:value-type="float">
            <text:p>5.345127</text:p>
          </table:table-cell>
          <table:table-cell office:value-type="float" office:value="5.758412" calcext:value-type="float">
            <text:p>5.758412</text:p>
          </table:table-cell>
          <table:table-cell office:value-type="float" office:value="0" calcext:value-type="float">
            <text:p>0</text:p>
          </table:table-cell>
          <table:table-cell office:value-type="float" office:value="0.006474186" calcext:value-type="float">
            <text:p>0.0064741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032002" calcext:value-type="float">
            <text:p>9032002</text:p>
          </table:table-cell>
          <table:table-cell office:value-type="float" office:value="1.825559" calcext:value-type="float">
            <text:p>1.825559</text:p>
          </table:table-cell>
          <table:table-cell office:value-type="float" office:value="136.9542" calcext:value-type="float">
            <text:p>136.95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21238" calcext:value-type="float">
            <text:p>20.21238</text:p>
          </table:table-cell>
          <table:table-cell office:value-type="float" office:value="0" calcext:value-type="float">
            <text:p>0</text:p>
          </table:table-cell>
          <table:table-cell office:value-type="float" office:value="0.00000003132829" calcext:value-type="float">
            <text:p>3.132829E-08</text:p>
          </table:table-cell>
          <table:table-cell office:value-type="float" office:value="0" calcext:value-type="float">
            <text:p>0</text:p>
          </table:table-cell>
          <table:table-cell office:value-type="float" office:value="-0.0003336673" calcext:value-type="float">
            <text:p>-0.0003336673</text:p>
          </table:table-cell>
          <table:table-cell office:value-type="float" office:value="1184.031" calcext:value-type="float">
            <text:p>1184.031</text:p>
          </table:table-cell>
          <table:table-cell office:value-type="float" office:value="1.505922" calcext:value-type="float">
            <text:p>1.505922</text:p>
          </table:table-cell>
          <table:table-cell office:value-type="float" office:value="0" calcext:value-type="float">
            <text:p>0</text:p>
          </table:table-cell>
          <table:table-cell office:value-type="float" office:value="0.07259126" calcext:value-type="float">
            <text:p>0.07259126</text:p>
          </table:table-cell>
          <table:table-cell office:value-type="float" office:value="0.1644087" calcext:value-type="float">
            <text:p>0.1644087</text:p>
          </table:table-cell>
          <table:table-cell office:value-type="float" office:value="0.07453741" calcext:value-type="float">
            <text:p>0.07453741</text:p>
          </table:table-cell>
          <table:table-cell office:value-type="float" office:value="0.04083455" calcext:value-type="float">
            <text:p>0.04083455</text:p>
          </table:table-cell>
          <table:table-cell office:value-type="float" office:value="0.0300326" calcext:value-type="float">
            <text:p>0.0300326</text:p>
          </table:table-cell>
          <table:table-cell office:value-type="float" office:value="0.01851998" calcext:value-type="float">
            <text:p>0.01851998</text:p>
          </table:table-cell>
          <table:table-cell office:value-type="float" office:value="0.02284019" calcext:value-type="float">
            <text:p>0.02284019</text:p>
          </table:table-cell>
          <table:table-cell office:value-type="float" office:value="0.06012993" calcext:value-type="float">
            <text:p>0.06012993</text:p>
          </table:table-cell>
          <table:table-cell office:value-type="float" office:value="0.1116549" calcext:value-type="float">
            <text:p>0.1116549</text:p>
          </table:table-cell>
          <table:table-cell office:value-type="float" office:value="0.1113173" calcext:value-type="float">
            <text:p>0.1113173</text:p>
          </table:table-cell>
          <table:table-cell office:value-type="float" office:value="0.1135228" calcext:value-type="float">
            <text:p>0.1135228</text:p>
          </table:table-cell>
          <table:table-cell office:value-type="float" office:value="0.1140905" calcext:value-type="float">
            <text:p>0.1140905</text:p>
          </table:table-cell>
          <table:table-cell office:value-type="float" office:value="0.1162038" calcext:value-type="float">
            <text:p>0.1162038</text:p>
          </table:table-cell>
          <table:table-cell office:value-type="float" office:value="0.1203885" calcext:value-type="float">
            <text:p>0.1203885</text:p>
          </table:table-cell>
          <table:table-cell office:value-type="float" office:value="0" calcext:value-type="float">
            <text:p>0</text:p>
          </table:table-cell>
          <table:table-cell office:value-type="float" office:value="21.9332" calcext:value-type="float">
            <text:p>21.9332</text:p>
          </table:table-cell>
          <table:table-cell office:value-type="float" office:value="23.23854" calcext:value-type="float">
            <text:p>23.23854</text:p>
          </table:table-cell>
          <table:table-cell office:value-type="float" office:value="10.94058" calcext:value-type="float">
            <text:p>10.94058</text:p>
          </table:table-cell>
          <table:table-cell office:value-type="float" office:value="6.021969" calcext:value-type="float">
            <text:p>6.021969</text:p>
          </table:table-cell>
          <table:table-cell office:value-type="float" office:value="4.326009" calcext:value-type="float">
            <text:p>4.326009</text:p>
          </table:table-cell>
          <table:table-cell office:value-type="float" office:value="1.817271" calcext:value-type="float">
            <text:p>1.817271</text:p>
          </table:table-cell>
          <table:table-cell office:value-type="float" office:value="1.450084" calcext:value-type="float">
            <text:p>1.450084</text:p>
          </table:table-cell>
          <table:table-cell office:value-type="float" office:value="3.176315" calcext:value-type="float">
            <text:p>3.176315</text:p>
          </table:table-cell>
          <table:table-cell office:value-type="float" office:value="4.883587" calcext:value-type="float">
            <text:p>4.883587</text:p>
          </table:table-cell>
          <table:table-cell office:value-type="float" office:value="4.870637" calcext:value-type="float">
            <text:p>4.870637</text:p>
          </table:table-cell>
          <table:table-cell office:value-type="float" office:value="5.100012" calcext:value-type="float">
            <text:p>5.100012</text:p>
          </table:table-cell>
          <table:table-cell office:value-type="float" office:value="5.159781" calcext:value-type="float">
            <text:p>5.159781</text:p>
          </table:table-cell>
          <table:table-cell office:value-type="float" office:value="5.354486" calcext:value-type="float">
            <text:p>5.354486</text:p>
          </table:table-cell>
          <table:table-cell office:value-type="float" office:value="5.768099" calcext:value-type="float">
            <text:p>5.768099</text:p>
          </table:table-cell>
          <table:table-cell office:value-type="float" office:value="0" calcext:value-type="float">
            <text:p>0</text:p>
          </table:table-cell>
          <table:table-cell office:value-type="float" office:value="0.003073713" calcext:value-type="float">
            <text:p>0.0030737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32002" calcext:value-type="float">
            <text:p>10032002</text:p>
          </table:table-cell>
          <table:table-cell office:value-type="float" office:value="1.824679" calcext:value-type="float">
            <text:p>1.824679</text:p>
          </table:table-cell>
          <table:table-cell office:value-type="float" office:value="136.9548" calcext:value-type="float">
            <text:p>136.95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24167" calcext:value-type="float">
            <text:p>20.24167</text:p>
          </table:table-cell>
          <table:table-cell office:value-type="float" office:value="0" calcext:value-type="float">
            <text:p>0</text:p>
          </table:table-cell>
          <table:table-cell office:value-type="float" office:value="0.00000003135635" calcext:value-type="float">
            <text:p>3.135635E-08</text:p>
          </table:table-cell>
          <table:table-cell office:value-type="float" office:value="0" calcext:value-type="float">
            <text:p>0</text:p>
          </table:table-cell>
          <table:table-cell office:value-type="float" office:value="-0.0004387442" calcext:value-type="float">
            <text:p>-0.0004387442</text:p>
          </table:table-cell>
          <table:table-cell office:value-type="float" office:value="1184.001" calcext:value-type="float">
            <text:p>1184.001</text:p>
          </table:table-cell>
          <table:table-cell office:value-type="float" office:value="1.514795" calcext:value-type="float">
            <text:p>1.514795</text:p>
          </table:table-cell>
          <table:table-cell office:value-type="float" office:value="0" calcext:value-type="float">
            <text:p>0</text:p>
          </table:table-cell>
          <table:table-cell office:value-type="float" office:value="0.02805617" calcext:value-type="float">
            <text:p>0.02805617</text:p>
          </table:table-cell>
          <table:table-cell office:value-type="float" office:value="0.1496007" calcext:value-type="float">
            <text:p>0.1496007</text:p>
          </table:table-cell>
          <table:table-cell office:value-type="float" office:value="0.07240588" calcext:value-type="float">
            <text:p>0.07240588</text:p>
          </table:table-cell>
          <table:table-cell office:value-type="float" office:value="0.04084324" calcext:value-type="float">
            <text:p>0.04084324</text:p>
          </table:table-cell>
          <table:table-cell office:value-type="float" office:value="0.03003402" calcext:value-type="float">
            <text:p>0.03003402</text:p>
          </table:table-cell>
          <table:table-cell office:value-type="float" office:value="0.01852072" calcext:value-type="float">
            <text:p>0.01852072</text:p>
          </table:table-cell>
          <table:table-cell office:value-type="float" office:value="0.02284819" calcext:value-type="float">
            <text:p>0.02284819</text:p>
          </table:table-cell>
          <table:table-cell office:value-type="float" office:value="0.06016346" calcext:value-type="float">
            <text:p>0.06016346</text:p>
          </table:table-cell>
          <table:table-cell office:value-type="float" office:value="0.1117309" calcext:value-type="float">
            <text:p>0.1117309</text:p>
          </table:table-cell>
          <table:table-cell office:value-type="float" office:value="0.1114026" calcext:value-type="float">
            <text:p>0.1114026</text:p>
          </table:table-cell>
          <table:table-cell office:value-type="float" office:value="0.1136179" calcext:value-type="float">
            <text:p>0.1136179</text:p>
          </table:table-cell>
          <table:table-cell office:value-type="float" office:value="0.1141834" calcext:value-type="float">
            <text:p>0.1141834</text:p>
          </table:table-cell>
          <table:table-cell office:value-type="float" office:value="0.1162178" calcext:value-type="float">
            <text:p>0.1162178</text:p>
          </table:table-cell>
          <table:table-cell office:value-type="float" office:value="0.1205085" calcext:value-type="float">
            <text:p>0.1205085</text:p>
          </table:table-cell>
          <table:table-cell office:value-type="float" office:value="0" calcext:value-type="float">
            <text:p>0</text:p>
          </table:table-cell>
          <table:table-cell office:value-type="float" office:value="21.8981" calcext:value-type="float">
            <text:p>21.8981</text:p>
          </table:table-cell>
          <table:table-cell office:value-type="float" office:value="23.22337" calcext:value-type="float">
            <text:p>23.22337</text:p>
          </table:table-cell>
          <table:table-cell office:value-type="float" office:value="10.93448" calcext:value-type="float">
            <text:p>10.93448</text:p>
          </table:table-cell>
          <table:table-cell office:value-type="float" office:value="6.018451" calcext:value-type="float">
            <text:p>6.018451</text:p>
          </table:table-cell>
          <table:table-cell office:value-type="float" office:value="4.323743" calcext:value-type="float">
            <text:p>4.323743</text:p>
          </table:table-cell>
          <table:table-cell office:value-type="float" office:value="1.817734" calcext:value-type="float">
            <text:p>1.817734</text:p>
          </table:table-cell>
          <table:table-cell office:value-type="float" office:value="1.451812" calcext:value-type="float">
            <text:p>1.451812</text:p>
          </table:table-cell>
          <table:table-cell office:value-type="float" office:value="3.181457" calcext:value-type="float">
            <text:p>3.181457</text:p>
          </table:table-cell>
          <table:table-cell office:value-type="float" office:value="4.891887" calcext:value-type="float">
            <text:p>4.891887</text:p>
          </table:table-cell>
          <table:table-cell office:value-type="float" office:value="4.879253" calcext:value-type="float">
            <text:p>4.879253</text:p>
          </table:table-cell>
          <table:table-cell office:value-type="float" office:value="5.109062" calcext:value-type="float">
            <text:p>5.109062</text:p>
          </table:table-cell>
          <table:table-cell office:value-type="float" office:value="5.168852" calcext:value-type="float">
            <text:p>5.168852</text:p>
          </table:table-cell>
          <table:table-cell office:value-type="float" office:value="5.363936" calcext:value-type="float">
            <text:p>5.363936</text:p>
          </table:table-cell>
          <table:table-cell office:value-type="float" office:value="5.779488" calcext:value-type="float">
            <text:p>5.779488</text:p>
          </table:table-cell>
          <table:table-cell office:value-type="float" office:value="0" calcext:value-type="float">
            <text:p>0</text:p>
          </table:table-cell>
          <table:table-cell office:value-type="float" office:value="0.006633745" calcext:value-type="float">
            <text:p>0.0066337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1032002" calcext:value-type="float">
            <text:p>11032002</text:p>
          </table:table-cell>
          <table:table-cell office:value-type="float" office:value="1.82295" calcext:value-type="float">
            <text:p>1.82295</text:p>
          </table:table-cell>
          <table:table-cell office:value-type="float" office:value="136.9561" calcext:value-type="float">
            <text:p>136.95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27065" calcext:value-type="float">
            <text:p>20.27065</text:p>
          </table:table-cell>
          <table:table-cell office:value-type="float" office:value="0" calcext:value-type="float">
            <text:p>0</text:p>
          </table:table-cell>
          <table:table-cell office:value-type="float" office:value="0.00000003136381" calcext:value-type="float">
            <text:p>3.136381E-08</text:p>
          </table:table-cell>
          <table:table-cell office:value-type="float" office:value="0" calcext:value-type="float">
            <text:p>0</text:p>
          </table:table-cell>
          <table:table-cell office:value-type="float" office:value="-0.0005378206" calcext:value-type="float">
            <text:p>-0.0005378206</text:p>
          </table:table-cell>
          <table:table-cell office:value-type="float" office:value="1183.973" calcext:value-type="float">
            <text:p>1183.973</text:p>
          </table:table-cell>
          <table:table-cell office:value-type="float" office:value="1.534148" calcext:value-type="float">
            <text:p>1.534148</text:p>
          </table:table-cell>
          <table:table-cell office:value-type="float" office:value="0" calcext:value-type="float">
            <text:p>0</text:p>
          </table:table-cell>
          <table:table-cell office:value-type="float" office:value="0.04556933" calcext:value-type="float">
            <text:p>0.04556933</text:p>
          </table:table-cell>
          <table:table-cell office:value-type="float" office:value="0.1639262" calcext:value-type="float">
            <text:p>0.1639262</text:p>
          </table:table-cell>
          <table:table-cell office:value-type="float" office:value="0.07200573" calcext:value-type="float">
            <text:p>0.07200573</text:p>
          </table:table-cell>
          <table:table-cell office:value-type="float" office:value="0.04167448" calcext:value-type="float">
            <text:p>0.04167448</text:p>
          </table:table-cell>
          <table:table-cell office:value-type="float" office:value="0.03052668" calcext:value-type="float">
            <text:p>0.03052668</text:p>
          </table:table-cell>
          <table:table-cell office:value-type="float" office:value="0.0186585" calcext:value-type="float">
            <text:p>0.0186585</text:p>
          </table:table-cell>
          <table:table-cell office:value-type="float" office:value="0.02289546" calcext:value-type="float">
            <text:p>0.02289546</text:p>
          </table:table-cell>
          <table:table-cell office:value-type="float" office:value="0.06020358" calcext:value-type="float">
            <text:p>0.06020358</text:p>
          </table:table-cell>
          <table:table-cell office:value-type="float" office:value="0.1118089" calcext:value-type="float">
            <text:p>0.1118089</text:p>
          </table:table-cell>
          <table:table-cell office:value-type="float" office:value="0.1114878" calcext:value-type="float">
            <text:p>0.1114878</text:p>
          </table:table-cell>
          <table:table-cell office:value-type="float" office:value="0.1137127" calcext:value-type="float">
            <text:p>0.1137127</text:p>
          </table:table-cell>
          <table:table-cell office:value-type="float" office:value="0.1142799" calcext:value-type="float">
            <text:p>0.1142799</text:p>
          </table:table-cell>
          <table:table-cell office:value-type="float" office:value="0.1162911" calcext:value-type="float">
            <text:p>0.1162911</text:p>
          </table:table-cell>
          <table:table-cell office:value-type="float" office:value="0.1206194" calcext:value-type="float">
            <text:p>0.1206194</text:p>
          </table:table-cell>
          <table:table-cell office:value-type="float" office:value="0" calcext:value-type="float">
            <text:p>0</text:p>
          </table:table-cell>
          <table:table-cell office:value-type="float" office:value="21.85054" calcext:value-type="float">
            <text:p>21.85054</text:p>
          </table:table-cell>
          <table:table-cell office:value-type="float" office:value="23.20617" calcext:value-type="float">
            <text:p>23.20617</text:p>
          </table:table-cell>
          <table:table-cell office:value-type="float" office:value="10.92696" calcext:value-type="float">
            <text:p>10.92696</text:p>
          </table:table-cell>
          <table:table-cell office:value-type="float" office:value="6.015025" calcext:value-type="float">
            <text:p>6.015025</text:p>
          </table:table-cell>
          <table:table-cell office:value-type="float" office:value="4.321523" calcext:value-type="float">
            <text:p>4.321523</text:p>
          </table:table-cell>
          <table:table-cell office:value-type="float" office:value="1.818202" calcext:value-type="float">
            <text:p>1.818202</text:p>
          </table:table-cell>
          <table:table-cell office:value-type="float" office:value="1.453539" calcext:value-type="float">
            <text:p>1.453539</text:p>
          </table:table-cell>
          <table:table-cell office:value-type="float" office:value="3.1866" calcext:value-type="float">
            <text:p>3.1866</text:p>
          </table:table-cell>
          <table:table-cell office:value-type="float" office:value="4.90016" calcext:value-type="float">
            <text:p>4.90016</text:p>
          </table:table-cell>
          <table:table-cell office:value-type="float" office:value="4.887835" calcext:value-type="float">
            <text:p>4.887835</text:p>
          </table:table-cell>
          <table:table-cell office:value-type="float" office:value="5.118112" calcext:value-type="float">
            <text:p>5.118112</text:p>
          </table:table-cell>
          <table:table-cell office:value-type="float" office:value="5.177924" calcext:value-type="float">
            <text:p>5.177924</text:p>
          </table:table-cell>
          <table:table-cell office:value-type="float" office:value="5.373279" calcext:value-type="float">
            <text:p>5.373279</text:p>
          </table:table-cell>
          <table:table-cell office:value-type="float" office:value="5.791152" calcext:value-type="float">
            <text:p>5.791152</text:p>
          </table:table-cell>
          <table:table-cell office:value-type="float" office:value="0" calcext:value-type="float">
            <text:p>0</text:p>
          </table:table-cell>
          <table:table-cell office:value-type="float" office:value="0.006121629" calcext:value-type="float">
            <text:p>0.0061216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2032002" calcext:value-type="float">
            <text:p>12032002</text:p>
          </table:table-cell>
          <table:table-cell office:value-type="float" office:value="1.820906" calcext:value-type="float">
            <text:p>1.820906</text:p>
          </table:table-cell>
          <table:table-cell office:value-type="float" office:value="136.9572" calcext:value-type="float">
            <text:p>136.95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30003" calcext:value-type="float">
            <text:p>20.30003</text:p>
          </table:table-cell>
          <table:table-cell office:value-type="float" office:value="0" calcext:value-type="float">
            <text:p>0</text:p>
          </table:table-cell>
          <table:table-cell office:value-type="float" office:value="0.00000003136381" calcext:value-type="float">
            <text:p>3.136381E-08</text:p>
          </table:table-cell>
          <table:table-cell office:value-type="float" office:value="0" calcext:value-type="float">
            <text:p>0</text:p>
          </table:table-cell>
          <table:table-cell office:value-type="float" office:value="-0.000581946" calcext:value-type="float">
            <text:p>-0.000581946</text:p>
          </table:table-cell>
          <table:table-cell office:value-type="float" office:value="1183.945" calcext:value-type="float">
            <text:p>1183.945</text:p>
          </table:table-cell>
          <table:table-cell office:value-type="float" office:value="1.548114" calcext:value-type="float">
            <text:p>1.548114</text:p>
          </table:table-cell>
          <table:table-cell office:value-type="float" office:value="0" calcext:value-type="float">
            <text:p>0</text:p>
          </table:table-cell>
          <table:table-cell office:value-type="float" office:value="0.08202724" calcext:value-type="float">
            <text:p>0.08202724</text:p>
          </table:table-cell>
          <table:table-cell office:value-type="float" office:value="0.1799297" calcext:value-type="float">
            <text:p>0.1799297</text:p>
          </table:table-cell>
          <table:table-cell office:value-type="float" office:value="0.07896405" calcext:value-type="float">
            <text:p>0.07896405</text:p>
          </table:table-cell>
          <table:table-cell office:value-type="float" office:value="0.04324878" calcext:value-type="float">
            <text:p>0.04324878</text:p>
          </table:table-cell>
          <table:table-cell office:value-type="float" office:value="0.03163285" calcext:value-type="float">
            <text:p>0.03163285</text:p>
          </table:table-cell>
          <table:table-cell office:value-type="float" office:value="0.01904996" calcext:value-type="float">
            <text:p>0.01904996</text:p>
          </table:table-cell>
          <table:table-cell office:value-type="float" office:value="0.0230633" calcext:value-type="float">
            <text:p>0.0230633</text:p>
          </table:table-cell>
          <table:table-cell office:value-type="float" office:value="0.06028509" calcext:value-type="float">
            <text:p>0.06028509</text:p>
          </table:table-cell>
          <table:table-cell office:value-type="float" office:value="0.111893" calcext:value-type="float">
            <text:p>0.111893</text:p>
          </table:table-cell>
          <table:table-cell office:value-type="float" office:value="0.111574" calcext:value-type="float">
            <text:p>0.111574</text:p>
          </table:table-cell>
          <table:table-cell office:value-type="float" office:value="0.1138077" calcext:value-type="float">
            <text:p>0.1138077</text:p>
          </table:table-cell>
          <table:table-cell office:value-type="float" office:value="0.1143796" calcext:value-type="float">
            <text:p>0.1143796</text:p>
          </table:table-cell>
          <table:table-cell office:value-type="float" office:value="0.1163835" calcext:value-type="float">
            <text:p>0.1163835</text:p>
          </table:table-cell>
          <table:table-cell office:value-type="float" office:value="0.1207316" calcext:value-type="float">
            <text:p>0.1207316</text:p>
          </table:table-cell>
          <table:table-cell office:value-type="float" office:value="0" calcext:value-type="float">
            <text:p>0</text:p>
          </table:table-cell>
          <table:table-cell office:value-type="float" office:value="21.8238" calcext:value-type="float">
            <text:p>21.8238</text:p>
          </table:table-cell>
          <table:table-cell office:value-type="float" office:value="23.19133" calcext:value-type="float">
            <text:p>23.19133</text:p>
          </table:table-cell>
          <table:table-cell office:value-type="float" office:value="10.92052" calcext:value-type="float">
            <text:p>10.92052</text:p>
          </table:table-cell>
          <table:table-cell office:value-type="float" office:value="6.011863" calcext:value-type="float">
            <text:p>6.011863</text:p>
          </table:table-cell>
          <table:table-cell office:value-type="float" office:value="4.319511" calcext:value-type="float">
            <text:p>4.319511</text:p>
          </table:table-cell>
          <table:table-cell office:value-type="float" office:value="1.818723" calcext:value-type="float">
            <text:p>1.818723</text:p>
          </table:table-cell>
          <table:table-cell office:value-type="float" office:value="1.45528" calcext:value-type="float">
            <text:p>1.45528</text:p>
          </table:table-cell>
          <table:table-cell office:value-type="float" office:value="3.191743" calcext:value-type="float">
            <text:p>3.191743</text:p>
          </table:table-cell>
          <table:table-cell office:value-type="float" office:value="4.908433" calcext:value-type="float">
            <text:p>4.908433</text:p>
          </table:table-cell>
          <table:table-cell office:value-type="float" office:value="4.896415" calcext:value-type="float">
            <text:p>4.896415</text:p>
          </table:table-cell>
          <table:table-cell office:value-type="float" office:value="5.127162" calcext:value-type="float">
            <text:p>5.127162</text:p>
          </table:table-cell>
          <table:table-cell office:value-type="float" office:value="5.186994" calcext:value-type="float">
            <text:p>5.186994</text:p>
          </table:table-cell>
          <table:table-cell office:value-type="float" office:value="5.382553" calcext:value-type="float">
            <text:p>5.382553</text:p>
          </table:table-cell>
          <table:table-cell office:value-type="float" office:value="5.801088" calcext:value-type="float">
            <text:p>5.801088</text:p>
          </table:table-cell>
          <table:table-cell office:value-type="float" office:value="0" calcext:value-type="float">
            <text:p>0</text:p>
          </table:table-cell>
          <table:table-cell office:value-type="float" office:value="0.003956551" calcext:value-type="float">
            <text:p>0.0039565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3032002" calcext:value-type="float">
            <text:p>13032002</text:p>
          </table:table-cell>
          <table:table-cell office:value-type="float" office:value="1.81924" calcext:value-type="float">
            <text:p>1.81924</text:p>
          </table:table-cell>
          <table:table-cell office:value-type="float" office:value="136.9575" calcext:value-type="float">
            <text:p>136.95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32973" calcext:value-type="float">
            <text:p>20.32973</text:p>
          </table:table-cell>
          <table:table-cell office:value-type="float" office:value="0" calcext:value-type="float">
            <text:p>0</text:p>
          </table:table-cell>
          <table:table-cell office:value-type="float" office:value="0.00000003136381" calcext:value-type="float">
            <text:p>3.136381E-08</text:p>
          </table:table-cell>
          <table:table-cell office:value-type="float" office:value="0" calcext:value-type="float">
            <text:p>0</text:p>
          </table:table-cell>
          <table:table-cell office:value-type="float" office:value="-0.000581946" calcext:value-type="float">
            <text:p>-0.000581946</text:p>
          </table:table-cell>
          <table:table-cell office:value-type="float" office:value="1183.917" calcext:value-type="float">
            <text:p>1183.917</text:p>
          </table:table-cell>
          <table:table-cell office:value-type="float" office:value="1.549528" calcext:value-type="float">
            <text:p>1.549528</text:p>
          </table:table-cell>
          <table:table-cell office:value-type="float" office:value="0" calcext:value-type="float">
            <text:p>0</text:p>
          </table:table-cell>
          <table:table-cell office:value-type="float" office:value="0.1022036" calcext:value-type="float">
            <text:p>0.1022036</text:p>
          </table:table-cell>
          <table:table-cell office:value-type="float" office:value="0.1854642" calcext:value-type="float">
            <text:p>0.1854642</text:p>
          </table:table-cell>
          <table:table-cell office:value-type="float" office:value="0.08204179" calcext:value-type="float">
            <text:p>0.08204179</text:p>
          </table:table-cell>
          <table:table-cell office:value-type="float" office:value="0.04453293" calcext:value-type="float">
            <text:p>0.04453293</text:p>
          </table:table-cell>
          <table:table-cell office:value-type="float" office:value="0.03265988" calcext:value-type="float">
            <text:p>0.03265988</text:p>
          </table:table-cell>
          <table:table-cell office:value-type="float" office:value="0.01965354" calcext:value-type="float">
            <text:p>0.01965354</text:p>
          </table:table-cell>
          <table:table-cell office:value-type="float" office:value="0.02338088" calcext:value-type="float">
            <text:p>0.02338088</text:p>
          </table:table-cell>
          <table:table-cell office:value-type="float" office:value="0.0604429" calcext:value-type="float">
            <text:p>0.0604429</text:p>
          </table:table-cell>
          <table:table-cell office:value-type="float" office:value="0.1119942" calcext:value-type="float">
            <text:p>0.1119942</text:p>
          </table:table-cell>
          <table:table-cell office:value-type="float" office:value="0.111662" calcext:value-type="float">
            <text:p>0.111662</text:p>
          </table:table-cell>
          <table:table-cell office:value-type="float" office:value="0.1139026" calcext:value-type="float">
            <text:p>0.1139026</text:p>
          </table:table-cell>
          <table:table-cell office:value-type="float" office:value="0.1144759" calcext:value-type="float">
            <text:p>0.1144759</text:p>
          </table:table-cell>
          <table:table-cell office:value-type="float" office:value="0.116481" calcext:value-type="float">
            <text:p>0.116481</text:p>
          </table:table-cell>
          <table:table-cell office:value-type="float" office:value="0.1208442" calcext:value-type="float">
            <text:p>0.1208442</text:p>
          </table:table-cell>
          <table:table-cell office:value-type="float" office:value="0" calcext:value-type="float">
            <text:p>0</text:p>
          </table:table-cell>
          <table:table-cell office:value-type="float" office:value="21.80542" calcext:value-type="float">
            <text:p>21.80542</text:p>
          </table:table-cell>
          <table:table-cell office:value-type="float" office:value="23.17908" calcext:value-type="float">
            <text:p>23.17908</text:p>
          </table:table-cell>
          <table:table-cell office:value-type="float" office:value="10.91587" calcext:value-type="float">
            <text:p>10.91587</text:p>
          </table:table-cell>
          <table:table-cell office:value-type="float" office:value="6.009253" calcext:value-type="float">
            <text:p>6.009253</text:p>
          </table:table-cell>
          <table:table-cell office:value-type="float" office:value="4.317916" calcext:value-type="float">
            <text:p>4.317916</text:p>
          </table:table-cell>
          <table:table-cell office:value-type="float" office:value="1.819364" calcext:value-type="float">
            <text:p>1.819364</text:p>
          </table:table-cell>
          <table:table-cell office:value-type="float" office:value="1.457068" calcext:value-type="float">
            <text:p>1.457068</text:p>
          </table:table-cell>
          <table:table-cell office:value-type="float" office:value="3.196886" calcext:value-type="float">
            <text:p>3.196886</text:p>
          </table:table-cell>
          <table:table-cell office:value-type="float" office:value="4.916706" calcext:value-type="float">
            <text:p>4.916706</text:p>
          </table:table-cell>
          <table:table-cell office:value-type="float" office:value="4.904996" calcext:value-type="float">
            <text:p>4.904996</text:p>
          </table:table-cell>
          <table:table-cell office:value-type="float" office:value="5.136212" calcext:value-type="float">
            <text:p>5.136212</text:p>
          </table:table-cell>
          <table:table-cell office:value-type="float" office:value="5.196064" calcext:value-type="float">
            <text:p>5.196064</text:p>
          </table:table-cell>
          <table:table-cell office:value-type="float" office:value="5.39179" calcext:value-type="float">
            <text:p>5.39179</text:p>
          </table:table-cell>
          <table:table-cell office:value-type="float" office:value="5.810949" calcext:value-type="float">
            <text:p>5.810949</text:p>
          </table:table-cell>
          <table:table-cell office:value-type="float" office:value="0" calcext:value-type="float">
            <text:p>0</text:p>
          </table:table-cell>
          <table:table-cell office:value-type="float" office:value="0.002884899" calcext:value-type="float">
            <text:p>0.0028848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032002" calcext:value-type="float">
            <text:p>14032002</text:p>
          </table:table-cell>
          <table:table-cell office:value-type="float" office:value="1.818449" calcext:value-type="float">
            <text:p>1.818449</text:p>
          </table:table-cell>
          <table:table-cell office:value-type="float" office:value="136.9572" calcext:value-type="float">
            <text:p>136.95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35949" calcext:value-type="float">
            <text:p>20.35949</text:p>
          </table:table-cell>
          <table:table-cell office:value-type="float" office:value="0" calcext:value-type="float">
            <text:p>0</text:p>
          </table:table-cell>
          <table:table-cell office:value-type="float" office:value="0.00000003136381" calcext:value-type="float">
            <text:p>3.136381E-08</text:p>
          </table:table-cell>
          <table:table-cell office:value-type="float" office:value="0" calcext:value-type="float">
            <text:p>0</text:p>
          </table:table-cell>
          <table:table-cell office:value-type="float" office:value="-0.000581946" calcext:value-type="float">
            <text:p>-0.000581946</text:p>
          </table:table-cell>
          <table:table-cell office:value-type="float" office:value="1183.889" calcext:value-type="float">
            <text:p>1183.889</text:p>
          </table:table-cell>
          <table:table-cell office:value-type="float" office:value="1.550422" calcext:value-type="float">
            <text:p>1.550422</text:p>
          </table:table-cell>
          <table:table-cell office:value-type="float" office:value="0" calcext:value-type="float">
            <text:p>0</text:p>
          </table:table-cell>
          <table:table-cell office:value-type="float" office:value="0.1023874" calcext:value-type="float">
            <text:p>0.1023874</text:p>
          </table:table-cell>
          <table:table-cell office:value-type="float" office:value="0.1811001" calcext:value-type="float">
            <text:p>0.1811001</text:p>
          </table:table-cell>
          <table:table-cell office:value-type="float" office:value="0.07976787" calcext:value-type="float">
            <text:p>0.07976787</text:p>
          </table:table-cell>
          <table:table-cell office:value-type="float" office:value="0.04388654" calcext:value-type="float">
            <text:p>0.04388654</text:p>
          </table:table-cell>
          <table:table-cell office:value-type="float" office:value="0.03239488" calcext:value-type="float">
            <text:p>0.03239488</text:p>
          </table:table-cell>
          <table:table-cell office:value-type="float" office:value="0.01976937" calcext:value-type="float">
            <text:p>0.01976937</text:p>
          </table:table-cell>
          <table:table-cell office:value-type="float" office:value="0.02353763" calcext:value-type="float">
            <text:p>0.02353763</text:p>
          </table:table-cell>
          <table:table-cell office:value-type="float" office:value="0.06061104" calcext:value-type="float">
            <text:p>0.06061104</text:p>
          </table:table-cell>
          <table:table-cell office:value-type="float" office:value="0.1121146" calcext:value-type="float">
            <text:p>0.1121146</text:p>
          </table:table-cell>
          <table:table-cell office:value-type="float" office:value="0.1117536" calcext:value-type="float">
            <text:p>0.1117536</text:p>
          </table:table-cell>
          <table:table-cell office:value-type="float" office:value="0.113998" calcext:value-type="float">
            <text:p>0.113998</text:p>
          </table:table-cell>
          <table:table-cell office:value-type="float" office:value="0.114572" calcext:value-type="float">
            <text:p>0.114572</text:p>
          </table:table-cell>
          <table:table-cell office:value-type="float" office:value="0.1165792" calcext:value-type="float">
            <text:p>0.1165792</text:p>
          </table:table-cell>
          <table:table-cell office:value-type="float" office:value="0.1209519" calcext:value-type="float">
            <text:p>0.1209519</text:p>
          </table:table-cell>
          <table:table-cell office:value-type="float" office:value="0" calcext:value-type="float">
            <text:p>0</text:p>
          </table:table-cell>
          <table:table-cell office:value-type="float" office:value="21.79006" calcext:value-type="float">
            <text:p>21.79006</text:p>
          </table:table-cell>
          <table:table-cell office:value-type="float" office:value="23.16701" calcext:value-type="float">
            <text:p>23.16701</text:p>
          </table:table-cell>
          <table:table-cell office:value-type="float" office:value="10.91142" calcext:value-type="float">
            <text:p>10.91142</text:p>
          </table:table-cell>
          <table:table-cell office:value-type="float" office:value="6.006785" calcext:value-type="float">
            <text:p>6.006785</text:p>
          </table:table-cell>
          <table:table-cell office:value-type="float" office:value="4.316474" calcext:value-type="float">
            <text:p>4.316474</text:p>
          </table:table-cell>
          <table:table-cell office:value-type="float" office:value="1.820091" calcext:value-type="float">
            <text:p>1.820091</text:p>
          </table:table-cell>
          <table:table-cell office:value-type="float" office:value="1.458902" calcext:value-type="float">
            <text:p>1.458902</text:p>
          </table:table-cell>
          <table:table-cell office:value-type="float" office:value="3.202058" calcext:value-type="float">
            <text:p>3.202058</text:p>
          </table:table-cell>
          <table:table-cell office:value-type="float" office:value="4.924979" calcext:value-type="float">
            <text:p>4.924979</text:p>
          </table:table-cell>
          <table:table-cell office:value-type="float" office:value="4.913568" calcext:value-type="float">
            <text:p>4.913568</text:p>
          </table:table-cell>
          <table:table-cell office:value-type="float" office:value="5.145263" calcext:value-type="float">
            <text:p>5.145263</text:p>
          </table:table-cell>
          <table:table-cell office:value-type="float" office:value="5.205128" calcext:value-type="float">
            <text:p>5.205128</text:p>
          </table:table-cell>
          <table:table-cell office:value-type="float" office:value="5.401016" calcext:value-type="float">
            <text:p>5.401016</text:p>
          </table:table-cell>
          <table:table-cell office:value-type="float" office:value="5.820785" calcext:value-type="float">
            <text:p>5.820785</text:p>
          </table:table-cell>
          <table:table-cell office:value-type="float" office:value="0" calcext:value-type="float">
            <text:p>0</text:p>
          </table:table-cell>
          <table:table-cell office:value-type="float" office:value="0.002931925" calcext:value-type="float">
            <text:p>0.0029319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5032002" calcext:value-type="float">
            <text:p>15032002</text:p>
          </table:table-cell>
          <table:table-cell office:value-type="float" office:value="1.817478" calcext:value-type="float">
            <text:p>1.817478</text:p>
          </table:table-cell>
          <table:table-cell office:value-type="float" office:value="136.9571" calcext:value-type="float">
            <text:p>136.95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38915" calcext:value-type="float">
            <text:p>20.38915</text:p>
          </table:table-cell>
          <table:table-cell office:value-type="float" office:value="0" calcext:value-type="float">
            <text:p>0</text:p>
          </table:table-cell>
          <table:table-cell office:value-type="float" office:value="0.00000003136747" calcext:value-type="float">
            <text:p>3.136747E-08</text:p>
          </table:table-cell>
          <table:table-cell office:value-type="float" office:value="0" calcext:value-type="float">
            <text:p>0</text:p>
          </table:table-cell>
          <table:table-cell office:value-type="float" office:value="-0.000581946" calcext:value-type="float">
            <text:p>-0.000581946</text:p>
          </table:table-cell>
          <table:table-cell office:value-type="float" office:value="1183.861" calcext:value-type="float">
            <text:p>1183.861</text:p>
          </table:table-cell>
          <table:table-cell office:value-type="float" office:value="1.549839" calcext:value-type="float">
            <text:p>1.549839</text:p>
          </table:table-cell>
          <table:table-cell office:value-type="float" office:value="0" calcext:value-type="float">
            <text:p>0</text:p>
          </table:table-cell>
          <table:table-cell office:value-type="float" office:value="0.1109423" calcext:value-type="float">
            <text:p>0.1109423</text:p>
          </table:table-cell>
          <table:table-cell office:value-type="float" office:value="0.180972" calcext:value-type="float">
            <text:p>0.180972</text:p>
          </table:table-cell>
          <table:table-cell office:value-type="float" office:value="0.07943788" calcext:value-type="float">
            <text:p>0.07943788</text:p>
          </table:table-cell>
          <table:table-cell office:value-type="float" office:value="0.04370049" calcext:value-type="float">
            <text:p>0.04370049</text:p>
          </table:table-cell>
          <table:table-cell office:value-type="float" office:value="0.03225179" calcext:value-type="float">
            <text:p>0.03225179</text:p>
          </table:table-cell>
          <table:table-cell office:value-type="float" office:value="0.01964904" calcext:value-type="float">
            <text:p>0.01964904</text:p>
          </table:table-cell>
          <table:table-cell office:value-type="float" office:value="0.0235181" calcext:value-type="float">
            <text:p>0.0235181</text:p>
          </table:table-cell>
          <table:table-cell office:value-type="float" office:value="0.06070073" calcext:value-type="float">
            <text:p>0.06070073</text:p>
          </table:table-cell>
          <table:table-cell office:value-type="float" office:value="0.1122363" calcext:value-type="float">
            <text:p>0.1122363</text:p>
          </table:table-cell>
          <table:table-cell office:value-type="float" office:value="0.1118482" calcext:value-type="float">
            <text:p>0.1118482</text:p>
          </table:table-cell>
          <table:table-cell office:value-type="float" office:value="0.114094" calcext:value-type="float">
            <text:p>0.114094</text:p>
          </table:table-cell>
          <table:table-cell office:value-type="float" office:value="0.1146674" calcext:value-type="float">
            <text:p>0.1146674</text:p>
          </table:table-cell>
          <table:table-cell office:value-type="float" office:value="0.1166779" calcext:value-type="float">
            <text:p>0.1166779</text:p>
          </table:table-cell>
          <table:table-cell office:value-type="float" office:value="0.1210576" calcext:value-type="float">
            <text:p>0.1210576</text:p>
          </table:table-cell>
          <table:table-cell office:value-type="float" office:value="0" calcext:value-type="float">
            <text:p>0</text:p>
          </table:table-cell>
          <table:table-cell office:value-type="float" office:value="21.77581" calcext:value-type="float">
            <text:p>21.77581</text:p>
          </table:table-cell>
          <table:table-cell office:value-type="float" office:value="23.15436" calcext:value-type="float">
            <text:p>23.15436</text:p>
          </table:table-cell>
          <table:table-cell office:value-type="float" office:value="10.90645" calcext:value-type="float">
            <text:p>10.90645</text:p>
          </table:table-cell>
          <table:table-cell office:value-type="float" office:value="6.00412" calcext:value-type="float">
            <text:p>6.00412</text:p>
          </table:table-cell>
          <table:table-cell office:value-type="float" office:value="4.314911" calcext:value-type="float">
            <text:p>4.314911</text:p>
          </table:table-cell>
          <table:table-cell office:value-type="float" office:value="1.820796" calcext:value-type="float">
            <text:p>1.820796</text:p>
          </table:table-cell>
          <table:table-cell office:value-type="float" office:value="1.460743" calcext:value-type="float">
            <text:p>1.460743</text:p>
          </table:table-cell>
          <table:table-cell office:value-type="float" office:value="3.207232" calcext:value-type="float">
            <text:p>3.207232</text:p>
          </table:table-cell>
          <table:table-cell office:value-type="float" office:value="4.933252" calcext:value-type="float">
            <text:p>4.933252</text:p>
          </table:table-cell>
          <table:table-cell office:value-type="float" office:value="4.922112" calcext:value-type="float">
            <text:p>4.922112</text:p>
          </table:table-cell>
          <table:table-cell office:value-type="float" office:value="5.154313" calcext:value-type="float">
            <text:p>5.154313</text:p>
          </table:table-cell>
          <table:table-cell office:value-type="float" office:value="5.21416" calcext:value-type="float">
            <text:p>5.21416</text:p>
          </table:table-cell>
          <table:table-cell office:value-type="float" office:value="5.410242" calcext:value-type="float">
            <text:p>5.410242</text:p>
          </table:table-cell>
          <table:table-cell office:value-type="float" office:value="5.830607" calcext:value-type="float">
            <text:p>5.830607</text:p>
          </table:table-cell>
          <table:table-cell office:value-type="float" office:value="0" calcext:value-type="float">
            <text:p>0</text:p>
          </table:table-cell>
          <table:table-cell office:value-type="float" office:value="0.002409599" calcext:value-type="float">
            <text:p>0.0024095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6032002" calcext:value-type="float">
            <text:p>16032002</text:p>
          </table:table-cell>
          <table:table-cell office:value-type="float" office:value="1.813108" calcext:value-type="float">
            <text:p>1.813108</text:p>
          </table:table-cell>
          <table:table-cell office:value-type="float" office:value="136.9574" calcext:value-type="float">
            <text:p>136.95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41887" calcext:value-type="float">
            <text:p>20.41887</text:p>
          </table:table-cell>
          <table:table-cell office:value-type="float" office:value="0" calcext:value-type="float">
            <text:p>0</text:p>
          </table:table-cell>
          <table:table-cell office:value-type="float" office:value="0.00000003136747" calcext:value-type="float">
            <text:p>3.136747E-08</text:p>
          </table:table-cell>
          <table:table-cell office:value-type="float" office:value="0" calcext:value-type="float">
            <text:p>0</text:p>
          </table:table-cell>
          <table:table-cell office:value-type="float" office:value="-0.000581946" calcext:value-type="float">
            <text:p>-0.000581946</text:p>
          </table:table-cell>
          <table:table-cell office:value-type="float" office:value="1183.834" calcext:value-type="float">
            <text:p>1183.834</text:p>
          </table:table-cell>
          <table:table-cell office:value-type="float" office:value="1.542135" calcext:value-type="float">
            <text:p>1.542135</text:p>
          </table:table-cell>
          <table:table-cell office:value-type="float" office:value="0" calcext:value-type="float">
            <text:p>0</text:p>
          </table:table-cell>
          <table:table-cell office:value-type="float" office:value="0.1890013" calcext:value-type="float">
            <text:p>0.1890013</text:p>
          </table:table-cell>
          <table:table-cell office:value-type="float" office:value="0.1861787" calcext:value-type="float">
            <text:p>0.1861787</text:p>
          </table:table-cell>
          <table:table-cell office:value-type="float" office:value="0.08069393" calcext:value-type="float">
            <text:p>0.08069393</text:p>
          </table:table-cell>
          <table:table-cell office:value-type="float" office:value="0.04408072" calcext:value-type="float">
            <text:p>0.04408072</text:p>
          </table:table-cell>
          <table:table-cell office:value-type="float" office:value="0.03247849" calcext:value-type="float">
            <text:p>0.03247849</text:p>
          </table:table-cell>
          <table:table-cell office:value-type="float" office:value="0.01968801" calcext:value-type="float">
            <text:p>0.01968801</text:p>
          </table:table-cell>
          <table:table-cell office:value-type="float" office:value="0.02354276" calcext:value-type="float">
            <text:p>0.02354276</text:p>
          </table:table-cell>
          <table:table-cell office:value-type="float" office:value="0.06076409" calcext:value-type="float">
            <text:p>0.06076409</text:p>
          </table:table-cell>
          <table:table-cell office:value-type="float" office:value="0.1123484" calcext:value-type="float">
            <text:p>0.1123484</text:p>
          </table:table-cell>
          <table:table-cell office:value-type="float" office:value="0.1119447" calcext:value-type="float">
            <text:p>0.1119447</text:p>
          </table:table-cell>
          <table:table-cell office:value-type="float" office:value="0.1141906" calcext:value-type="float">
            <text:p>0.1141906</text:p>
          </table:table-cell>
          <table:table-cell office:value-type="float" office:value="0.1147645" calcext:value-type="float">
            <text:p>0.1147645</text:p>
          </table:table-cell>
          <table:table-cell office:value-type="float" office:value="0.1167763" calcext:value-type="float">
            <text:p>0.1167763</text:p>
          </table:table-cell>
          <table:table-cell office:value-type="float" office:value="0.1211629" calcext:value-type="float">
            <text:p>0.1211629</text:p>
          </table:table-cell>
          <table:table-cell office:value-type="float" office:value="0" calcext:value-type="float">
            <text:p>0</text:p>
          </table:table-cell>
          <table:table-cell office:value-type="float" office:value="21.76747" calcext:value-type="float">
            <text:p>21.76747</text:p>
          </table:table-cell>
          <table:table-cell office:value-type="float" office:value="23.14225" calcext:value-type="float">
            <text:p>23.14225</text:p>
          </table:table-cell>
          <table:table-cell office:value-type="float" office:value="10.90155" calcext:value-type="float">
            <text:p>10.90155</text:p>
          </table:table-cell>
          <table:table-cell office:value-type="float" office:value="6.001467" calcext:value-type="float">
            <text:p>6.001467</text:p>
          </table:table-cell>
          <table:table-cell office:value-type="float" office:value="4.313349" calcext:value-type="float">
            <text:p>4.313349</text:p>
          </table:table-cell>
          <table:table-cell office:value-type="float" office:value="1.821491" calcext:value-type="float">
            <text:p>1.821491</text:p>
          </table:table-cell>
          <table:table-cell office:value-type="float" office:value="1.462577" calcext:value-type="float">
            <text:p>1.462577</text:p>
          </table:table-cell>
          <table:table-cell office:value-type="float" office:value="3.212406" calcext:value-type="float">
            <text:p>3.212406</text:p>
          </table:table-cell>
          <table:table-cell office:value-type="float" office:value="4.941525" calcext:value-type="float">
            <text:p>4.941525</text:p>
          </table:table-cell>
          <table:table-cell office:value-type="float" office:value="4.930655" calcext:value-type="float">
            <text:p>4.930655</text:p>
          </table:table-cell>
          <table:table-cell office:value-type="float" office:value="5.163336" calcext:value-type="float">
            <text:p>5.163336</text:p>
          </table:table-cell>
          <table:table-cell office:value-type="float" office:value="5.223192" calcext:value-type="float">
            <text:p>5.223192</text:p>
          </table:table-cell>
          <table:table-cell office:value-type="float" office:value="5.419434" calcext:value-type="float">
            <text:p>5.419434</text:p>
          </table:table-cell>
          <table:table-cell office:value-type="float" office:value="5.840428" calcext:value-type="float">
            <text:p>5.840428</text:p>
          </table:table-cell>
          <table:table-cell office:value-type="float" office:value="0" calcext:value-type="float">
            <text:p>0</text:p>
          </table:table-cell>
          <table:table-cell office:value-type="float" office:value="3.975829" calcext:value-type="float">
            <text:p>3.9758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7032002" calcext:value-type="float">
            <text:p>17032002</text:p>
          </table:table-cell>
          <table:table-cell office:value-type="float" office:value="1.80505" calcext:value-type="float">
            <text:p>1.80505</text:p>
          </table:table-cell>
          <table:table-cell office:value-type="float" office:value="136.958" calcext:value-type="float">
            <text:p>136.9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44889" calcext:value-type="float">
            <text:p>20.44889</text:p>
          </table:table-cell>
          <table:table-cell office:value-type="float" office:value="0" calcext:value-type="float">
            <text:p>0</text:p>
          </table:table-cell>
          <table:table-cell office:value-type="float" office:value="0.00000003136747" calcext:value-type="float">
            <text:p>3.136747E-08</text:p>
          </table:table-cell>
          <table:table-cell office:value-type="float" office:value="0" calcext:value-type="float">
            <text:p>0</text:p>
          </table:table-cell>
          <table:table-cell office:value-type="float" office:value="-0.000581946" calcext:value-type="float">
            <text:p>-0.000581946</text:p>
          </table:table-cell>
          <table:table-cell office:value-type="float" office:value="1183.808" calcext:value-type="float">
            <text:p>1183.808</text:p>
          </table:table-cell>
          <table:table-cell office:value-type="float" office:value="1.52932" calcext:value-type="float">
            <text:p>1.52932</text:p>
          </table:table-cell>
          <table:table-cell office:value-type="float" office:value="0" calcext:value-type="float">
            <text:p>0</text:p>
          </table:table-cell>
          <table:table-cell office:value-type="float" office:value="0.3117413" calcext:value-type="float">
            <text:p>0.3117413</text:p>
          </table:table-cell>
          <table:table-cell office:value-type="float" office:value="0.1964725" calcext:value-type="float">
            <text:p>0.1964725</text:p>
          </table:table-cell>
          <table:table-cell office:value-type="float" office:value="0.08388208" calcext:value-type="float">
            <text:p>0.08388208</text:p>
          </table:table-cell>
          <table:table-cell office:value-type="float" office:value="0.0454217" calcext:value-type="float">
            <text:p>0.0454217</text:p>
          </table:table-cell>
          <table:table-cell office:value-type="float" office:value="0.03340042" calcext:value-type="float">
            <text:p>0.03340042</text:p>
          </table:table-cell>
          <table:table-cell office:value-type="float" office:value="0.02008152" calcext:value-type="float">
            <text:p>0.02008152</text:p>
          </table:table-cell>
          <table:table-cell office:value-type="float" office:value="0.02371299" calcext:value-type="float">
            <text:p>0.02371299</text:p>
          </table:table-cell>
          <table:table-cell office:value-type="float" office:value="0.06085716" calcext:value-type="float">
            <text:p>0.06085716</text:p>
          </table:table-cell>
          <table:table-cell office:value-type="float" office:value="0.1124561" calcext:value-type="float">
            <text:p>0.1124561</text:p>
          </table:table-cell>
          <table:table-cell office:value-type="float" office:value="0.112041" calcext:value-type="float">
            <text:p>0.112041</text:p>
          </table:table-cell>
          <table:table-cell office:value-type="float" office:value="0.1142868" calcext:value-type="float">
            <text:p>0.1142868</text:p>
          </table:table-cell>
          <table:table-cell office:value-type="float" office:value="0.114863" calcext:value-type="float">
            <text:p>0.114863</text:p>
          </table:table-cell>
          <table:table-cell office:value-type="float" office:value="0.1168745" calcext:value-type="float">
            <text:p>0.1168745</text:p>
          </table:table-cell>
          <table:table-cell office:value-type="float" office:value="0.1212677" calcext:value-type="float">
            <text:p>0.1212677</text:p>
          </table:table-cell>
          <table:table-cell office:value-type="float" office:value="0" calcext:value-type="float">
            <text:p>0</text:p>
          </table:table-cell>
          <table:table-cell office:value-type="float" office:value="21.77869" calcext:value-type="float">
            <text:p>21.77869</text:p>
          </table:table-cell>
          <table:table-cell office:value-type="float" office:value="23.13201" calcext:value-type="float">
            <text:p>23.13201</text:p>
          </table:table-cell>
          <table:table-cell office:value-type="float" office:value="10.89748" calcext:value-type="float">
            <text:p>10.89748</text:p>
          </table:table-cell>
          <table:table-cell office:value-type="float" office:value="5.999122" calcext:value-type="float">
            <text:p>5.999122</text:p>
          </table:table-cell>
          <table:table-cell office:value-type="float" office:value="4.312004" calcext:value-type="float">
            <text:p>4.312004</text:p>
          </table:table-cell>
          <table:table-cell office:value-type="float" office:value="1.822228" calcext:value-type="float">
            <text:p>1.822228</text:p>
          </table:table-cell>
          <table:table-cell office:value-type="float" office:value="1.464426" calcext:value-type="float">
            <text:p>1.464426</text:p>
          </table:table-cell>
          <table:table-cell office:value-type="float" office:value="3.217585" calcext:value-type="float">
            <text:p>3.217585</text:p>
          </table:table-cell>
          <table:table-cell office:value-type="float" office:value="4.949763" calcext:value-type="float">
            <text:p>4.949763</text:p>
          </table:table-cell>
          <table:table-cell office:value-type="float" office:value="4.939198" calcext:value-type="float">
            <text:p>4.939198</text:p>
          </table:table-cell>
          <table:table-cell office:value-type="float" office:value="5.172329" calcext:value-type="float">
            <text:p>5.172329</text:p>
          </table:table-cell>
          <table:table-cell office:value-type="float" office:value="5.232224" calcext:value-type="float">
            <text:p>5.232224</text:p>
          </table:table-cell>
          <table:table-cell office:value-type="float" office:value="5.428621" calcext:value-type="float">
            <text:p>5.428621</text:p>
          </table:table-cell>
          <table:table-cell office:value-type="float" office:value="5.850236" calcext:value-type="float">
            <text:p>5.850236</text:p>
          </table:table-cell>
          <table:table-cell office:value-type="float" office:value="0" calcext:value-type="float">
            <text:p>0</text:p>
          </table:table-cell>
          <table:table-cell office:value-type="float" office:value="10.18642" calcext:value-type="float">
            <text:p>10.186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8032002" calcext:value-type="float">
            <text:p>18032002</text:p>
          </table:table-cell>
          <table:table-cell office:value-type="float" office:value="1.792965" calcext:value-type="float">
            <text:p>1.792965</text:p>
          </table:table-cell>
          <table:table-cell office:value-type="float" office:value="136.9592" calcext:value-type="float">
            <text:p>136.95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47929" calcext:value-type="float">
            <text:p>20.47929</text:p>
          </table:table-cell>
          <table:table-cell office:value-type="float" office:value="0" calcext:value-type="float">
            <text:p>0</text:p>
          </table:table-cell>
          <table:table-cell office:value-type="float" office:value="0.00000003139554" calcext:value-type="float">
            <text:p>3.139554E-08</text:p>
          </table:table-cell>
          <table:table-cell office:value-type="float" office:value="0" calcext:value-type="float">
            <text:p>0</text:p>
          </table:table-cell>
          <table:table-cell office:value-type="float" office:value="-0.0005819459" calcext:value-type="float">
            <text:p>-0.0005819459</text:p>
          </table:table-cell>
          <table:table-cell office:value-type="float" office:value="1183.785" calcext:value-type="float">
            <text:p>1183.785</text:p>
          </table:table-cell>
          <table:table-cell office:value-type="float" office:value="1.510019" calcext:value-type="float">
            <text:p>1.510019</text:p>
          </table:table-cell>
          <table:table-cell office:value-type="float" office:value="0" calcext:value-type="float">
            <text:p>0</text:p>
          </table:table-cell>
          <table:table-cell office:value-type="float" office:value="0.5486516" calcext:value-type="float">
            <text:p>0.5486516</text:p>
          </table:table-cell>
          <table:table-cell office:value-type="float" office:value="0.2168422" calcext:value-type="float">
            <text:p>0.2168422</text:p>
          </table:table-cell>
          <table:table-cell office:value-type="float" office:value="0.08648549" calcext:value-type="float">
            <text:p>0.08648549</text:p>
          </table:table-cell>
          <table:table-cell office:value-type="float" office:value="0.04650621" calcext:value-type="float">
            <text:p>0.04650621</text:p>
          </table:table-cell>
          <table:table-cell office:value-type="float" office:value="0.03417036" calcext:value-type="float">
            <text:p>0.03417036</text:p>
          </table:table-cell>
          <table:table-cell office:value-type="float" office:value="0.02045779" calcext:value-type="float">
            <text:p>0.02045779</text:p>
          </table:table-cell>
          <table:table-cell office:value-type="float" office:value="0.02391296" calcext:value-type="float">
            <text:p>0.02391296</text:p>
          </table:table-cell>
          <table:table-cell office:value-type="float" office:value="0.06099381" calcext:value-type="float">
            <text:p>0.06099381</text:p>
          </table:table-cell>
          <table:table-cell office:value-type="float" office:value="0.1125705" calcext:value-type="float">
            <text:p>0.1125705</text:p>
          </table:table-cell>
          <table:table-cell office:value-type="float" office:value="0.1121379" calcext:value-type="float">
            <text:p>0.1121379</text:p>
          </table:table-cell>
          <table:table-cell office:value-type="float" office:value="0.1143836" calcext:value-type="float">
            <text:p>0.1143836</text:p>
          </table:table-cell>
          <table:table-cell office:value-type="float" office:value="0.114975" calcext:value-type="float">
            <text:p>0.114975</text:p>
          </table:table-cell>
          <table:table-cell office:value-type="float" office:value="0.1169726" calcext:value-type="float">
            <text:p>0.1169726</text:p>
          </table:table-cell>
          <table:table-cell office:value-type="float" office:value="0.1213723" calcext:value-type="float">
            <text:p>0.1213723</text:p>
          </table:table-cell>
          <table:table-cell office:value-type="float" office:value="0" calcext:value-type="float">
            <text:p>0</text:p>
          </table:table-cell>
          <table:table-cell office:value-type="float" office:value="21.81518" calcext:value-type="float">
            <text:p>21.81518</text:p>
          </table:table-cell>
          <table:table-cell office:value-type="float" office:value="23.1233" calcext:value-type="float">
            <text:p>23.1233</text:p>
          </table:table-cell>
          <table:table-cell office:value-type="float" office:value="10.89416" calcext:value-type="float">
            <text:p>10.89416</text:p>
          </table:table-cell>
          <table:table-cell office:value-type="float" office:value="5.997114" calcext:value-type="float">
            <text:p>5.997114</text:p>
          </table:table-cell>
          <table:table-cell office:value-type="float" office:value="4.310918" calcext:value-type="float">
            <text:p>4.310918</text:p>
          </table:table-cell>
          <table:table-cell office:value-type="float" office:value="1.82305" calcext:value-type="float">
            <text:p>1.82305</text:p>
          </table:table-cell>
          <table:table-cell office:value-type="float" office:value="1.466306" calcext:value-type="float">
            <text:p>1.466306</text:p>
          </table:table-cell>
          <table:table-cell office:value-type="float" office:value="3.22279" calcext:value-type="float">
            <text:p>3.22279</text:p>
          </table:table-cell>
          <table:table-cell office:value-type="float" office:value="4.957991" calcext:value-type="float">
            <text:p>4.957991</text:p>
          </table:table-cell>
          <table:table-cell office:value-type="float" office:value="4.94774" calcext:value-type="float">
            <text:p>4.94774</text:p>
          </table:table-cell>
          <table:table-cell office:value-type="float" office:value="5.181324" calcext:value-type="float">
            <text:p>5.181324</text:p>
          </table:table-cell>
          <table:table-cell office:value-type="float" office:value="5.241243" calcext:value-type="float">
            <text:p>5.241243</text:p>
          </table:table-cell>
          <table:table-cell office:value-type="float" office:value="5.437808" calcext:value-type="float">
            <text:p>5.437808</text:p>
          </table:table-cell>
          <table:table-cell office:value-type="float" office:value="5.860019" calcext:value-type="float">
            <text:p>5.860019</text:p>
          </table:table-cell>
          <table:table-cell office:value-type="float" office:value="0" calcext:value-type="float">
            <text:p>0</text:p>
          </table:table-cell>
          <table:table-cell office:value-type="float" office:value="16.89322" calcext:value-type="float">
            <text:p>16.893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9032002" calcext:value-type="float">
            <text:p>19032002</text:p>
          </table:table-cell>
          <table:table-cell office:value-type="float" office:value="1.798061" calcext:value-type="float">
            <text:p>1.798061</text:p>
          </table:table-cell>
          <table:table-cell office:value-type="float" office:value="136.9593" calcext:value-type="float">
            <text:p>136.95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50994" calcext:value-type="float">
            <text:p>20.50994</text:p>
          </table:table-cell>
          <table:table-cell office:value-type="float" office:value="0" calcext:value-type="float">
            <text:p>0</text:p>
          </table:table-cell>
          <table:table-cell office:value-type="float" office:value="0.00000003140601" calcext:value-type="float">
            <text:p>3.140601E-08</text:p>
          </table:table-cell>
          <table:table-cell office:value-type="float" office:value="0" calcext:value-type="float">
            <text:p>0</text:p>
          </table:table-cell>
          <table:table-cell office:value-type="float" office:value="-0.0005819459" calcext:value-type="float">
            <text:p>-0.0005819459</text:p>
          </table:table-cell>
          <table:table-cell office:value-type="float" office:value="1183.759" calcext:value-type="float">
            <text:p>1183.759</text:p>
          </table:table-cell>
          <table:table-cell office:value-type="float" office:value="1.525698" calcext:value-type="float">
            <text:p>1.525698</text:p>
          </table:table-cell>
          <table:table-cell office:value-type="float" office:value="0" calcext:value-type="float">
            <text:p>0</text:p>
          </table:table-cell>
          <table:table-cell office:value-type="float" office:value="0.1157469" calcext:value-type="float">
            <text:p>0.1157469</text:p>
          </table:table-cell>
          <table:table-cell office:value-type="float" office:value="0.1982426" calcext:value-type="float">
            <text:p>0.1982426</text:p>
          </table:table-cell>
          <table:table-cell office:value-type="float" office:value="0.08190658" calcext:value-type="float">
            <text:p>0.08190658</text:p>
          </table:table-cell>
          <table:table-cell office:value-type="float" office:value="0.04517907" calcext:value-type="float">
            <text:p>0.04517907</text:p>
          </table:table-cell>
          <table:table-cell office:value-type="float" office:value="0.03353586" calcext:value-type="float">
            <text:p>0.03353586</text:p>
          </table:table-cell>
          <table:table-cell office:value-type="float" office:value="0.02049285" calcext:value-type="float">
            <text:p>0.02049285</text:p>
          </table:table-cell>
          <table:table-cell office:value-type="float" office:value="0.02402263" calcext:value-type="float">
            <text:p>0.02402263</text:p>
          </table:table-cell>
          <table:table-cell office:value-type="float" office:value="0.06114537" calcext:value-type="float">
            <text:p>0.06114537</text:p>
          </table:table-cell>
          <table:table-cell office:value-type="float" office:value="0.1126948" calcext:value-type="float">
            <text:p>0.1126948</text:p>
          </table:table-cell>
          <table:table-cell office:value-type="float" office:value="0.1122361" calcext:value-type="float">
            <text:p>0.1122361</text:p>
          </table:table-cell>
          <table:table-cell office:value-type="float" office:value="0.1144804" calcext:value-type="float">
            <text:p>0.1144804</text:p>
          </table:table-cell>
          <table:table-cell office:value-type="float" office:value="0.1150618" calcext:value-type="float">
            <text:p>0.1150618</text:p>
          </table:table-cell>
          <table:table-cell office:value-type="float" office:value="0.1170709" calcext:value-type="float">
            <text:p>0.1170709</text:p>
          </table:table-cell>
          <table:table-cell office:value-type="float" office:value="0.1214768" calcext:value-type="float">
            <text:p>0.1214768</text:p>
          </table:table-cell>
          <table:table-cell office:value-type="float" office:value="0" calcext:value-type="float">
            <text:p>0</text:p>
          </table:table-cell>
          <table:table-cell office:value-type="float" office:value="21.87704" calcext:value-type="float">
            <text:p>21.87704</text:p>
          </table:table-cell>
          <table:table-cell office:value-type="float" office:value="23.1145" calcext:value-type="float">
            <text:p>23.1145</text:p>
          </table:table-cell>
          <table:table-cell office:value-type="float" office:value="10.89098" calcext:value-type="float">
            <text:p>10.89098</text:p>
          </table:table-cell>
          <table:table-cell office:value-type="float" office:value="5.995276" calcext:value-type="float">
            <text:p>5.995276</text:p>
          </table:table-cell>
          <table:table-cell office:value-type="float" office:value="4.309985" calcext:value-type="float">
            <text:p>4.309985</text:p>
          </table:table-cell>
          <table:table-cell office:value-type="float" office:value="1.823945" calcext:value-type="float">
            <text:p>1.823945</text:p>
          </table:table-cell>
          <table:table-cell office:value-type="float" office:value="1.468222" calcext:value-type="float">
            <text:p>1.468222</text:p>
          </table:table-cell>
          <table:table-cell office:value-type="float" office:value="3.22801" calcext:value-type="float">
            <text:p>3.22801</text:p>
          </table:table-cell>
          <table:table-cell office:value-type="float" office:value="4.966218" calcext:value-type="float">
            <text:p>4.966218</text:p>
          </table:table-cell>
          <table:table-cell office:value-type="float" office:value="4.956266" calcext:value-type="float">
            <text:p>4.956266</text:p>
          </table:table-cell>
          <table:table-cell office:value-type="float" office:value="5.190317" calcext:value-type="float">
            <text:p>5.190317</text:p>
          </table:table-cell>
          <table:table-cell office:value-type="float" office:value="5.250236" calcext:value-type="float">
            <text:p>5.250236</text:p>
          </table:table-cell>
          <table:table-cell office:value-type="float" office:value="5.446961" calcext:value-type="float">
            <text:p>5.446961</text:p>
          </table:table-cell>
          <table:table-cell office:value-type="float" office:value="5.869802" calcext:value-type="float">
            <text:p>5.869802</text:p>
          </table:table-cell>
          <table:table-cell office:value-type="float" office:value="0" calcext:value-type="float">
            <text:p>0</text:p>
          </table:table-cell>
          <table:table-cell office:value-type="float" office:value="0.009402665" calcext:value-type="float">
            <text:p>0.0094026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0032002" calcext:value-type="float">
            <text:p>20032002</text:p>
          </table:table-cell>
          <table:table-cell office:value-type="float" office:value="1.796458" calcext:value-type="float">
            <text:p>1.796458</text:p>
          </table:table-cell>
          <table:table-cell office:value-type="float" office:value="136.9596" calcext:value-type="float">
            <text:p>136.9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53959" calcext:value-type="float">
            <text:p>20.53959</text:p>
          </table:table-cell>
          <table:table-cell office:value-type="float" office:value="0" calcext:value-type="float">
            <text:p>0</text:p>
          </table:table-cell>
          <table:table-cell office:value-type="float" office:value="0.00000003140601" calcext:value-type="float">
            <text:p>3.140601E-08</text:p>
          </table:table-cell>
          <table:table-cell office:value-type="float" office:value="0" calcext:value-type="float">
            <text:p>0</text:p>
          </table:table-cell>
          <table:table-cell office:value-type="float" office:value="-0.0005819459" calcext:value-type="float">
            <text:p>-0.0005819459</text:p>
          </table:table-cell>
          <table:table-cell office:value-type="float" office:value="1183.731" calcext:value-type="float">
            <text:p>1183.731</text:p>
          </table:table-cell>
          <table:table-cell office:value-type="float" office:value="1.535611" calcext:value-type="float">
            <text:p>1.535611</text:p>
          </table:table-cell>
          <table:table-cell office:value-type="float" office:value="0" calcext:value-type="float">
            <text:p>0</text:p>
          </table:table-cell>
          <table:table-cell office:value-type="float" office:value="0.1010435" calcext:value-type="float">
            <text:p>0.1010435</text:p>
          </table:table-cell>
          <table:table-cell office:value-type="float" office:value="0.1882673" calcext:value-type="float">
            <text:p>0.1882673</text:p>
          </table:table-cell>
          <table:table-cell office:value-type="float" office:value="0.08287756" calcext:value-type="float">
            <text:p>0.08287756</text:p>
          </table:table-cell>
          <table:table-cell office:value-type="float" office:value="0.0453489" calcext:value-type="float">
            <text:p>0.0453489</text:p>
          </table:table-cell>
          <table:table-cell office:value-type="float" office:value="0.03358491" calcext:value-type="float">
            <text:p>0.03358491</text:p>
          </table:table-cell>
          <table:table-cell office:value-type="float" office:value="0.02027438" calcext:value-type="float">
            <text:p>0.02027438</text:p>
          </table:table-cell>
          <table:table-cell office:value-type="float" office:value="0.02391682" calcext:value-type="float">
            <text:p>0.02391682</text:p>
          </table:table-cell>
          <table:table-cell office:value-type="float" office:value="0.06119057" calcext:value-type="float">
            <text:p>0.06119057</text:p>
          </table:table-cell>
          <table:table-cell office:value-type="float" office:value="0.1128138" calcext:value-type="float">
            <text:p>0.1128138</text:p>
          </table:table-cell>
          <table:table-cell office:value-type="float" office:value="0.1123355" calcext:value-type="float">
            <text:p>0.1123355</text:p>
          </table:table-cell>
          <table:table-cell office:value-type="float" office:value="0.1145776" calcext:value-type="float">
            <text:p>0.1145776</text:p>
          </table:table-cell>
          <table:table-cell office:value-type="float" office:value="0.1151483" calcext:value-type="float">
            <text:p>0.1151483</text:p>
          </table:table-cell>
          <table:table-cell office:value-type="float" office:value="0.1171688" calcext:value-type="float">
            <text:p>0.1171688</text:p>
          </table:table-cell>
          <table:table-cell office:value-type="float" office:value="0.1215813" calcext:value-type="float">
            <text:p>0.1215813</text:p>
          </table:table-cell>
          <table:table-cell office:value-type="float" office:value="0" calcext:value-type="float">
            <text:p>0</text:p>
          </table:table-cell>
          <table:table-cell office:value-type="float" office:value="21.85847" calcext:value-type="float">
            <text:p>21.85847</text:p>
          </table:table-cell>
          <table:table-cell office:value-type="float" office:value="23.10354" calcext:value-type="float">
            <text:p>23.10354</text:p>
          </table:table-cell>
          <table:table-cell office:value-type="float" office:value="10.88684" calcext:value-type="float">
            <text:p>10.88684</text:p>
          </table:table-cell>
          <table:table-cell office:value-type="float" office:value="5.993051" calcext:value-type="float">
            <text:p>5.993051</text:p>
          </table:table-cell>
          <table:table-cell office:value-type="float" office:value="4.308806" calcext:value-type="float">
            <text:p>4.308806</text:p>
          </table:table-cell>
          <table:table-cell office:value-type="float" office:value="1.824772" calcext:value-type="float">
            <text:p>1.824772</text:p>
          </table:table-cell>
          <table:table-cell office:value-type="float" office:value="1.470123" calcext:value-type="float">
            <text:p>1.470123</text:p>
          </table:table-cell>
          <table:table-cell office:value-type="float" office:value="3.233245" calcext:value-type="float">
            <text:p>3.233245</text:p>
          </table:table-cell>
          <table:table-cell office:value-type="float" office:value="4.974445" calcext:value-type="float">
            <text:p>4.974445</text:p>
          </table:table-cell>
          <table:table-cell office:value-type="float" office:value="4.964771" calcext:value-type="float">
            <text:p>4.964771</text:p>
          </table:table-cell>
          <table:table-cell office:value-type="float" office:value="5.199311" calcext:value-type="float">
            <text:p>5.199311</text:p>
          </table:table-cell>
          <table:table-cell office:value-type="float" office:value="5.25923" calcext:value-type="float">
            <text:p>5.25923</text:p>
          </table:table-cell>
          <table:table-cell office:value-type="float" office:value="5.456109" calcext:value-type="float">
            <text:p>5.456109</text:p>
          </table:table-cell>
          <table:table-cell office:value-type="float" office:value="5.879579" calcext:value-type="float">
            <text:p>5.879579</text:p>
          </table:table-cell>
          <table:table-cell office:value-type="float" office:value="0" calcext:value-type="float">
            <text:p>0</text:p>
          </table:table-cell>
          <table:table-cell office:value-type="float" office:value="0.005491184" calcext:value-type="float">
            <text:p>0.0054911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1032002" calcext:value-type="float">
            <text:p>21032002</text:p>
          </table:table-cell>
          <table:table-cell office:value-type="float" office:value="1.795362" calcext:value-type="float">
            <text:p>1.795362</text:p>
          </table:table-cell>
          <table:table-cell office:value-type="float" office:value="136.9593" calcext:value-type="float">
            <text:p>136.95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56931" calcext:value-type="float">
            <text:p>20.56931</text:p>
          </table:table-cell>
          <table:table-cell office:value-type="float" office:value="0" calcext:value-type="float">
            <text:p>0</text:p>
          </table:table-cell>
          <table:table-cell office:value-type="float" office:value="0.00000003140942" calcext:value-type="float">
            <text:p>3.140942E-08</text:p>
          </table:table-cell>
          <table:table-cell office:value-type="float" office:value="0" calcext:value-type="float">
            <text:p>0</text:p>
          </table:table-cell>
          <table:table-cell office:value-type="float" office:value="-0.0005819459" calcext:value-type="float">
            <text:p>-0.0005819459</text:p>
          </table:table-cell>
          <table:table-cell office:value-type="float" office:value="1183.703" calcext:value-type="float">
            <text:p>1183.703</text:p>
          </table:table-cell>
          <table:table-cell office:value-type="float" office:value="1.534112" calcext:value-type="float">
            <text:p>1.534112</text:p>
          </table:table-cell>
          <table:table-cell office:value-type="float" office:value="0" calcext:value-type="float">
            <text:p>0</text:p>
          </table:table-cell>
          <table:table-cell office:value-type="float" office:value="0.1471142" calcext:value-type="float">
            <text:p>0.1471142</text:p>
          </table:table-cell>
          <table:table-cell office:value-type="float" office:value="0.1845382" calcext:value-type="float">
            <text:p>0.1845382</text:p>
          </table:table-cell>
          <table:table-cell office:value-type="float" office:value="0.08140106" calcext:value-type="float">
            <text:p>0.08140106</text:p>
          </table:table-cell>
          <table:table-cell office:value-type="float" office:value="0.04490199" calcext:value-type="float">
            <text:p>0.04490199</text:p>
          </table:table-cell>
          <table:table-cell office:value-type="float" office:value="0.03336976" calcext:value-type="float">
            <text:p>0.03336976</text:p>
          </table:table-cell>
          <table:table-cell office:value-type="float" office:value="0.02024171" calcext:value-type="float">
            <text:p>0.02024171</text:p>
          </table:table-cell>
          <table:table-cell office:value-type="float" office:value="0.02391705" calcext:value-type="float">
            <text:p>0.02391705</text:p>
          </table:table-cell>
          <table:table-cell office:value-type="float" office:value="0.06123466" calcext:value-type="float">
            <text:p>0.06123466</text:p>
          </table:table-cell>
          <table:table-cell office:value-type="float" office:value="0.1129197" calcext:value-type="float">
            <text:p>0.1129197</text:p>
          </table:table-cell>
          <table:table-cell office:value-type="float" office:value="0.1124343" calcext:value-type="float">
            <text:p>0.1124343</text:p>
          </table:table-cell>
          <table:table-cell office:value-type="float" office:value="0.114675" calcext:value-type="float">
            <text:p>0.114675</text:p>
          </table:table-cell>
          <table:table-cell office:value-type="float" office:value="0.1152437" calcext:value-type="float">
            <text:p>0.1152437</text:p>
          </table:table-cell>
          <table:table-cell office:value-type="float" office:value="0.1172668" calcext:value-type="float">
            <text:p>0.1172668</text:p>
          </table:table-cell>
          <table:table-cell office:value-type="float" office:value="0.1216856" calcext:value-type="float">
            <text:p>0.1216856</text:p>
          </table:table-cell>
          <table:table-cell office:value-type="float" office:value="0" calcext:value-type="float">
            <text:p>0</text:p>
          </table:table-cell>
          <table:table-cell office:value-type="float" office:value="21.8476" calcext:value-type="float">
            <text:p>21.8476</text:p>
          </table:table-cell>
          <table:table-cell office:value-type="float" office:value="23.09285" calcext:value-type="float">
            <text:p>23.09285</text:p>
          </table:table-cell>
          <table:table-cell office:value-type="float" office:value="10.88278" calcext:value-type="float">
            <text:p>10.88278</text:p>
          </table:table-cell>
          <table:table-cell office:value-type="float" office:value="5.99086" calcext:value-type="float">
            <text:p>5.99086</text:p>
          </table:table-cell>
          <table:table-cell office:value-type="float" office:value="4.307665" calcext:value-type="float">
            <text:p>4.307665</text:p>
          </table:table-cell>
          <table:table-cell office:value-type="float" office:value="1.825589" calcext:value-type="float">
            <text:p>1.825589</text:p>
          </table:table-cell>
          <table:table-cell office:value-type="float" office:value="1.472011" calcext:value-type="float">
            <text:p>1.472011</text:p>
          </table:table-cell>
          <table:table-cell office:value-type="float" office:value="3.238473" calcext:value-type="float">
            <text:p>3.238473</text:p>
          </table:table-cell>
          <table:table-cell office:value-type="float" office:value="4.982673" calcext:value-type="float">
            <text:p>4.982673</text:p>
          </table:table-cell>
          <table:table-cell office:value-type="float" office:value="4.973275" calcext:value-type="float">
            <text:p>4.973275</text:p>
          </table:table-cell>
          <table:table-cell office:value-type="float" office:value="5.208304" calcext:value-type="float">
            <text:p>5.208304</text:p>
          </table:table-cell>
          <table:table-cell office:value-type="float" office:value="5.26822" calcext:value-type="float">
            <text:p>5.26822</text:p>
          </table:table-cell>
          <table:table-cell office:value-type="float" office:value="5.465258" calcext:value-type="float">
            <text:p>5.465258</text:p>
          </table:table-cell>
          <table:table-cell office:value-type="float" office:value="5.88933" calcext:value-type="float">
            <text:p>5.88933</text:p>
          </table:table-cell>
          <table:table-cell office:value-type="float" office:value="0" calcext:value-type="float">
            <text:p>0</text:p>
          </table:table-cell>
          <table:table-cell office:value-type="float" office:value="0.04890758" calcext:value-type="float">
            <text:p>0.048907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2032002" calcext:value-type="float">
            <text:p>22032002</text:p>
          </table:table-cell>
          <table:table-cell office:value-type="float" office:value="1.790172" calcext:value-type="float">
            <text:p>1.790172</text:p>
          </table:table-cell>
          <table:table-cell office:value-type="float" office:value="136.9598" calcext:value-type="float">
            <text:p>136.95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59907" calcext:value-type="float">
            <text:p>20.59907</text:p>
          </table:table-cell>
          <table:table-cell office:value-type="float" office:value="0" calcext:value-type="float">
            <text:p>0</text:p>
          </table:table-cell>
          <table:table-cell office:value-type="float" office:value="0.00000003140942" calcext:value-type="float">
            <text:p>3.140942E-08</text:p>
          </table:table-cell>
          <table:table-cell office:value-type="float" office:value="0" calcext:value-type="float">
            <text:p>0</text:p>
          </table:table-cell>
          <table:table-cell office:value-type="float" office:value="-0.0005819459" calcext:value-type="float">
            <text:p>-0.0005819459</text:p>
          </table:table-cell>
          <table:table-cell office:value-type="float" office:value="1183.676" calcext:value-type="float">
            <text:p>1183.676</text:p>
          </table:table-cell>
          <table:table-cell office:value-type="float" office:value="1.523477" calcext:value-type="float">
            <text:p>1.523477</text:p>
          </table:table-cell>
          <table:table-cell office:value-type="float" office:value="0" calcext:value-type="float">
            <text:p>0</text:p>
          </table:table-cell>
          <table:table-cell office:value-type="float" office:value="0.2545382" calcext:value-type="float">
            <text:p>0.2545382</text:p>
          </table:table-cell>
          <table:table-cell office:value-type="float" office:value="0.1886375" calcext:value-type="float">
            <text:p>0.1886375</text:p>
          </table:table-cell>
          <table:table-cell office:value-type="float" office:value="0.08181397" calcext:value-type="float">
            <text:p>0.08181397</text:p>
          </table:table-cell>
          <table:table-cell office:value-type="float" office:value="0.0449296" calcext:value-type="float">
            <text:p>0.0449296</text:p>
          </table:table-cell>
          <table:table-cell office:value-type="float" office:value="0.03331602" calcext:value-type="float">
            <text:p>0.03331602</text:p>
          </table:table-cell>
          <table:table-cell office:value-type="float" office:value="0.0201088" calcext:value-type="float">
            <text:p>0.0201088</text:p>
          </table:table-cell>
          <table:table-cell office:value-type="float" office:value="0.02385543" calcext:value-type="float">
            <text:p>0.02385543</text:p>
          </table:table-cell>
          <table:table-cell office:value-type="float" office:value="0.06125677" calcext:value-type="float">
            <text:p>0.06125677</text:p>
          </table:table-cell>
          <table:table-cell office:value-type="float" office:value="0.1130173" calcext:value-type="float">
            <text:p>0.1130173</text:p>
          </table:table-cell>
          <table:table-cell office:value-type="float" office:value="0.1125319" calcext:value-type="float">
            <text:p>0.1125319</text:p>
          </table:table-cell>
          <table:table-cell office:value-type="float" office:value="0.1147725" calcext:value-type="float">
            <text:p>0.1147725</text:p>
          </table:table-cell>
          <table:table-cell office:value-type="float" office:value="0.1153415" calcext:value-type="float">
            <text:p>0.1153415</text:p>
          </table:table-cell>
          <table:table-cell office:value-type="float" office:value="0.1173649" calcext:value-type="float">
            <text:p>0.1173649</text:p>
          </table:table-cell>
          <table:table-cell office:value-type="float" office:value="0.1217895" calcext:value-type="float">
            <text:p>0.1217895</text:p>
          </table:table-cell>
          <table:table-cell office:value-type="float" office:value="0" calcext:value-type="float">
            <text:p>0</text:p>
          </table:table-cell>
          <table:table-cell office:value-type="float" office:value="21.84777" calcext:value-type="float">
            <text:p>21.84777</text:p>
          </table:table-cell>
          <table:table-cell office:value-type="float" office:value="23.0823" calcext:value-type="float">
            <text:p>23.0823</text:p>
          </table:table-cell>
          <table:table-cell office:value-type="float" office:value="10.87836" calcext:value-type="float">
            <text:p>10.87836</text:p>
          </table:table-cell>
          <table:table-cell office:value-type="float" office:value="5.988523" calcext:value-type="float">
            <text:p>5.988523</text:p>
          </table:table-cell>
          <table:table-cell office:value-type="float" office:value="4.30642" calcext:value-type="float">
            <text:p>4.30642</text:p>
          </table:table-cell>
          <table:table-cell office:value-type="float" office:value="1.826372" calcext:value-type="float">
            <text:p>1.826372</text:p>
          </table:table-cell>
          <table:table-cell office:value-type="float" office:value="1.473888" calcext:value-type="float">
            <text:p>1.473888</text:p>
          </table:table-cell>
          <table:table-cell office:value-type="float" office:value="3.243678" calcext:value-type="float">
            <text:p>3.243678</text:p>
          </table:table-cell>
          <table:table-cell office:value-type="float" office:value="4.990901" calcext:value-type="float">
            <text:p>4.990901</text:p>
          </table:table-cell>
          <table:table-cell office:value-type="float" office:value="4.981779" calcext:value-type="float">
            <text:p>4.981779</text:p>
          </table:table-cell>
          <table:table-cell office:value-type="float" office:value="5.21728" calcext:value-type="float">
            <text:p>5.21728</text:p>
          </table:table-cell>
          <table:table-cell office:value-type="float" office:value="5.277193" calcext:value-type="float">
            <text:p>5.277193</text:p>
          </table:table-cell>
          <table:table-cell office:value-type="float" office:value="5.474373" calcext:value-type="float">
            <text:p>5.474373</text:p>
          </table:table-cell>
          <table:table-cell office:value-type="float" office:value="5.899075" calcext:value-type="float">
            <text:p>5.899075</text:p>
          </table:table-cell>
          <table:table-cell office:value-type="float" office:value="0" calcext:value-type="float">
            <text:p>0</text:p>
          </table:table-cell>
          <table:table-cell office:value-type="float" office:value="4.636284" calcext:value-type="float">
            <text:p>4.6362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3032002" calcext:value-type="float">
            <text:p>23032002</text:p>
          </table:table-cell>
          <table:table-cell office:value-type="float" office:value="1.783102" calcext:value-type="float">
            <text:p>1.783102</text:p>
          </table:table-cell>
          <table:table-cell office:value-type="float" office:value="136.96" calcext:value-type="float">
            <text:p>136.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62912" calcext:value-type="float">
            <text:p>20.62912</text:p>
          </table:table-cell>
          <table:table-cell office:value-type="float" office:value="0" calcext:value-type="float">
            <text:p>0</text:p>
          </table:table-cell>
          <table:table-cell office:value-type="float" office:value="0.00000003140942" calcext:value-type="float">
            <text:p>3.140942E-08</text:p>
          </table:table-cell>
          <table:table-cell office:value-type="float" office:value="0" calcext:value-type="float">
            <text:p>0</text:p>
          </table:table-cell>
          <table:table-cell office:value-type="float" office:value="-0.0005819459" calcext:value-type="float">
            <text:p>-0.0005819459</text:p>
          </table:table-cell>
          <table:table-cell office:value-type="float" office:value="1183.65" calcext:value-type="float">
            <text:p>1183.65</text:p>
          </table:table-cell>
          <table:table-cell office:value-type="float" office:value="1.511622" calcext:value-type="float">
            <text:p>1.511622</text:p>
          </table:table-cell>
          <table:table-cell office:value-type="float" office:value="0" calcext:value-type="float">
            <text:p>0</text:p>
          </table:table-cell>
          <table:table-cell office:value-type="float" office:value="0.4394272" calcext:value-type="float">
            <text:p>0.4394272</text:p>
          </table:table-cell>
          <table:table-cell office:value-type="float" office:value="0.1991106" calcext:value-type="float">
            <text:p>0.1991106</text:p>
          </table:table-cell>
          <table:table-cell office:value-type="float" office:value="0.08422988" calcext:value-type="float">
            <text:p>0.08422988</text:p>
          </table:table-cell>
          <table:table-cell office:value-type="float" office:value="0.04597319" calcext:value-type="float">
            <text:p>0.04597319</text:p>
          </table:table-cell>
          <table:table-cell office:value-type="float" office:value="0.03400927" calcext:value-type="float">
            <text:p>0.03400927</text:p>
          </table:table-cell>
          <table:table-cell office:value-type="float" office:value="0.02036867" calcext:value-type="float">
            <text:p>0.02036867</text:p>
          </table:table-cell>
          <table:table-cell office:value-type="float" office:value="0.02395779" calcext:value-type="float">
            <text:p>0.02395779</text:p>
          </table:table-cell>
          <table:table-cell office:value-type="float" office:value="0.06130761" calcext:value-type="float">
            <text:p>0.06130761</text:p>
          </table:table-cell>
          <table:table-cell office:value-type="float" office:value="0.1131095" calcext:value-type="float">
            <text:p>0.1131095</text:p>
          </table:table-cell>
          <table:table-cell office:value-type="float" office:value="0.112628" calcext:value-type="float">
            <text:p>0.112628</text:p>
          </table:table-cell>
          <table:table-cell office:value-type="float" office:value="0.1148694" calcext:value-type="float">
            <text:p>0.1148694</text:p>
          </table:table-cell>
          <table:table-cell office:value-type="float" office:value="0.115441" calcext:value-type="float">
            <text:p>0.115441</text:p>
          </table:table-cell>
          <table:table-cell office:value-type="float" office:value="0.1174621" calcext:value-type="float">
            <text:p>0.1174621</text:p>
          </table:table-cell>
          <table:table-cell office:value-type="float" office:value="0.1218939" calcext:value-type="float">
            <text:p>0.1218939</text:p>
          </table:table-cell>
          <table:table-cell office:value-type="float" office:value="0" calcext:value-type="float">
            <text:p>0</text:p>
          </table:table-cell>
          <table:table-cell office:value-type="float" office:value="21.87158" calcext:value-type="float">
            <text:p>21.87158</text:p>
          </table:table-cell>
          <table:table-cell office:value-type="float" office:value="23.07257" calcext:value-type="float">
            <text:p>23.07257</text:p>
          </table:table-cell>
          <table:table-cell office:value-type="float" office:value="10.87452" calcext:value-type="float">
            <text:p>10.87452</text:p>
          </table:table-cell>
          <table:table-cell office:value-type="float" office:value="5.986423" calcext:value-type="float">
            <text:p>5.986423</text:p>
          </table:table-cell>
          <table:table-cell office:value-type="float" office:value="4.305322" calcext:value-type="float">
            <text:p>4.305322</text:p>
          </table:table-cell>
          <table:table-cell office:value-type="float" office:value="1.827172" calcext:value-type="float">
            <text:p>1.827172</text:p>
          </table:table-cell>
          <table:table-cell office:value-type="float" office:value="1.475766" calcext:value-type="float">
            <text:p>1.475766</text:p>
          </table:table-cell>
          <table:table-cell office:value-type="float" office:value="3.248882" calcext:value-type="float">
            <text:p>3.248882</text:p>
          </table:table-cell>
          <table:table-cell office:value-type="float" office:value="4.999128" calcext:value-type="float">
            <text:p>4.999128</text:p>
          </table:table-cell>
          <table:table-cell office:value-type="float" office:value="4.990284" calcext:value-type="float">
            <text:p>4.990284</text:p>
          </table:table-cell>
          <table:table-cell office:value-type="float" office:value="5.226217" calcext:value-type="float">
            <text:p>5.226217</text:p>
          </table:table-cell>
          <table:table-cell office:value-type="float" office:value="5.286148" calcext:value-type="float">
            <text:p>5.286148</text:p>
          </table:table-cell>
          <table:table-cell office:value-type="float" office:value="5.483483" calcext:value-type="float">
            <text:p>5.483483</text:p>
          </table:table-cell>
          <table:table-cell office:value-type="float" office:value="5.908818" calcext:value-type="float">
            <text:p>5.908818</text:p>
          </table:table-cell>
          <table:table-cell office:value-type="float" office:value="0" calcext:value-type="float">
            <text:p>0</text:p>
          </table:table-cell>
          <table:table-cell office:value-type="float" office:value="9.300706" calcext:value-type="float">
            <text:p>9.3007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4032002" calcext:value-type="float">
            <text:p>24032002</text:p>
          </table:table-cell>
          <table:table-cell office:value-type="float" office:value="1.782508" calcext:value-type="float">
            <text:p>1.782508</text:p>
          </table:table-cell>
          <table:table-cell office:value-type="float" office:value="136.9591" calcext:value-type="float">
            <text:p>136.95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65934" calcext:value-type="float">
            <text:p>20.65934</text:p>
          </table:table-cell>
          <table:table-cell office:value-type="float" office:value="0" calcext:value-type="float">
            <text:p>0</text:p>
          </table:table-cell>
          <table:table-cell office:value-type="float" office:value="0.00000003140942" calcext:value-type="float">
            <text:p>3.140942E-08</text:p>
          </table:table-cell>
          <table:table-cell office:value-type="float" office:value="0" calcext:value-type="float">
            <text:p>0</text:p>
          </table:table-cell>
          <table:table-cell office:value-type="float" office:value="-0.0005819459" calcext:value-type="float">
            <text:p>-0.0005819459</text:p>
          </table:table-cell>
          <table:table-cell office:value-type="float" office:value="1183.624" calcext:value-type="float">
            <text:p>1183.624</text:p>
          </table:table-cell>
          <table:table-cell office:value-type="float" office:value="1.510797" calcext:value-type="float">
            <text:p>1.510797</text:p>
          </table:table-cell>
          <table:table-cell office:value-type="float" office:value="0" calcext:value-type="float">
            <text:p>0</text:p>
          </table:table-cell>
          <table:table-cell office:value-type="float" office:value="0.3085405" calcext:value-type="float">
            <text:p>0.3085405</text:p>
          </table:table-cell>
          <table:table-cell office:value-type="float" office:value="0.1875709" calcext:value-type="float">
            <text:p>0.1875709</text:p>
          </table:table-cell>
          <table:table-cell office:value-type="float" office:value="0.07972045" calcext:value-type="float">
            <text:p>0.07972045</text:p>
          </table:table-cell>
          <table:table-cell office:value-type="float" office:value="0.04448818" calcext:value-type="float">
            <text:p>0.04448818</text:p>
          </table:table-cell>
          <table:table-cell office:value-type="float" office:value="0.03320863" calcext:value-type="float">
            <text:p>0.03320863</text:p>
          </table:table-cell>
          <table:table-cell office:value-type="float" office:value="0.02030355" calcext:value-type="float">
            <text:p>0.02030355</text:p>
          </table:table-cell>
          <table:table-cell office:value-type="float" office:value="0.02401404" calcext:value-type="float">
            <text:p>0.02401404</text:p>
          </table:table-cell>
          <table:table-cell office:value-type="float" office:value="0.06140065" calcext:value-type="float">
            <text:p>0.06140065</text:p>
          </table:table-cell>
          <table:table-cell office:value-type="float" office:value="0.1132083" calcext:value-type="float">
            <text:p>0.1132083</text:p>
          </table:table-cell>
          <table:table-cell office:value-type="float" office:value="0.1127228" calcext:value-type="float">
            <text:p>0.1127228</text:p>
          </table:table-cell>
          <table:table-cell office:value-type="float" office:value="0.1149662" calcext:value-type="float">
            <text:p>0.1149662</text:p>
          </table:table-cell>
          <table:table-cell office:value-type="float" office:value="0.1155359" calcext:value-type="float">
            <text:p>0.1155359</text:p>
          </table:table-cell>
          <table:table-cell office:value-type="float" office:value="0.1175594" calcext:value-type="float">
            <text:p>0.1175594</text:p>
          </table:table-cell>
          <table:table-cell office:value-type="float" office:value="0.1219981" calcext:value-type="float">
            <text:p>0.1219981</text:p>
          </table:table-cell>
          <table:table-cell office:value-type="float" office:value="0" calcext:value-type="float">
            <text:p>0</text:p>
          </table:table-cell>
          <table:table-cell office:value-type="float" office:value="21.91342" calcext:value-type="float">
            <text:p>21.91342</text:p>
          </table:table-cell>
          <table:table-cell office:value-type="float" office:value="23.0628" calcext:value-type="float">
            <text:p>23.0628</text:p>
          </table:table-cell>
          <table:table-cell office:value-type="float" office:value="10.87075" calcext:value-type="float">
            <text:p>10.87075</text:p>
          </table:table-cell>
          <table:table-cell office:value-type="float" office:value="5.98444" calcext:value-type="float">
            <text:p>5.98444</text:p>
          </table:table-cell>
          <table:table-cell office:value-type="float" office:value="4.30434" calcext:value-type="float">
            <text:p>4.30434</text:p>
          </table:table-cell>
          <table:table-cell office:value-type="float" office:value="1.828022" calcext:value-type="float">
            <text:p>1.828022</text:p>
          </table:table-cell>
          <table:table-cell office:value-type="float" office:value="1.477663" calcext:value-type="float">
            <text:p>1.477663</text:p>
          </table:table-cell>
          <table:table-cell office:value-type="float" office:value="3.254087" calcext:value-type="float">
            <text:p>3.254087</text:p>
          </table:table-cell>
          <table:table-cell office:value-type="float" office:value="5.007355" calcext:value-type="float">
            <text:p>5.007355</text:p>
          </table:table-cell>
          <table:table-cell office:value-type="float" office:value="4.998772" calcext:value-type="float">
            <text:p>4.998772</text:p>
          </table:table-cell>
          <table:table-cell office:value-type="float" office:value="5.235154" calcext:value-type="float">
            <text:p>5.235154</text:p>
          </table:table-cell>
          <table:table-cell office:value-type="float" office:value="5.295102" calcext:value-type="float">
            <text:p>5.295102</text:p>
          </table:table-cell>
          <table:table-cell office:value-type="float" office:value="5.492592" calcext:value-type="float">
            <text:p>5.492592</text:p>
          </table:table-cell>
          <table:table-cell office:value-type="float" office:value="5.918535" calcext:value-type="float">
            <text:p>5.918535</text:p>
          </table:table-cell>
          <table:table-cell office:value-type="float" office:value="0" calcext:value-type="float">
            <text:p>0</text:p>
          </table:table-cell>
          <table:table-cell office:value-type="float" office:value="4.506669" calcext:value-type="float">
            <text:p>4.5066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5032002" calcext:value-type="float">
            <text:p>25032002</text:p>
          </table:table-cell>
          <table:table-cell office:value-type="float" office:value="1.78314" calcext:value-type="float">
            <text:p>1.78314</text:p>
          </table:table-cell>
          <table:table-cell office:value-type="float" office:value="136.9589" calcext:value-type="float">
            <text:p>136.95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689" calcext:value-type="float">
            <text:p>20.689</text:p>
          </table:table-cell>
          <table:table-cell office:value-type="float" office:value="0" calcext:value-type="float">
            <text:p>0</text:p>
          </table:table-cell>
          <table:table-cell office:value-type="float" office:value="0.00000003143519" calcext:value-type="float">
            <text:p>3.143519E-08</text:p>
          </table:table-cell>
          <table:table-cell office:value-type="float" office:value="0" calcext:value-type="float">
            <text:p>0</text:p>
          </table:table-cell>
          <table:table-cell office:value-type="float" office:value="-0.0005819459" calcext:value-type="float">
            <text:p>-0.0005819459</text:p>
          </table:table-cell>
          <table:table-cell office:value-type="float" office:value="1183.597" calcext:value-type="float">
            <text:p>1183.597</text:p>
          </table:table-cell>
          <table:table-cell office:value-type="float" office:value="1.515373" calcext:value-type="float">
            <text:p>1.515373</text:p>
          </table:table-cell>
          <table:table-cell office:value-type="float" office:value="0" calcext:value-type="float">
            <text:p>0</text:p>
          </table:table-cell>
          <table:table-cell office:value-type="float" office:value="0.1096645" calcext:value-type="float">
            <text:p>0.1096645</text:p>
          </table:table-cell>
          <table:table-cell office:value-type="float" office:value="0.1865491" calcext:value-type="float">
            <text:p>0.1865491</text:p>
          </table:table-cell>
          <table:table-cell office:value-type="float" office:value="0.08009298" calcext:value-type="float">
            <text:p>0.08009298</text:p>
          </table:table-cell>
          <table:table-cell office:value-type="float" office:value="0.0443956" calcext:value-type="float">
            <text:p>0.0443956</text:p>
          </table:table-cell>
          <table:table-cell office:value-type="float" office:value="0.03301182" calcext:value-type="float">
            <text:p>0.03301182</text:p>
          </table:table-cell>
          <table:table-cell office:value-type="float" office:value="0.02003582" calcext:value-type="float">
            <text:p>0.02003582</text:p>
          </table:table-cell>
          <table:table-cell office:value-type="float" office:value="0.02387944" calcext:value-type="float">
            <text:p>0.02387944</text:p>
          </table:table-cell>
          <table:table-cell office:value-type="float" office:value="0.06140417" calcext:value-type="float">
            <text:p>0.06140417</text:p>
          </table:table-cell>
          <table:table-cell office:value-type="float" office:value="0.1133033" calcext:value-type="float">
            <text:p>0.1133033</text:p>
          </table:table-cell>
          <table:table-cell office:value-type="float" office:value="0.1128177" calcext:value-type="float">
            <text:p>0.1128177</text:p>
          </table:table-cell>
          <table:table-cell office:value-type="float" office:value="0.1150624" calcext:value-type="float">
            <text:p>0.1150624</text:p>
          </table:table-cell>
          <table:table-cell office:value-type="float" office:value="0.1156295" calcext:value-type="float">
            <text:p>0.1156295</text:p>
          </table:table-cell>
          <table:table-cell office:value-type="float" office:value="0.1176567" calcext:value-type="float">
            <text:p>0.1176567</text:p>
          </table:table-cell>
          <table:table-cell office:value-type="float" office:value="0.1221018" calcext:value-type="float">
            <text:p>0.1221018</text:p>
          </table:table-cell>
          <table:table-cell office:value-type="float" office:value="0" calcext:value-type="float">
            <text:p>0</text:p>
          </table:table-cell>
          <table:table-cell office:value-type="float" office:value="21.91695" calcext:value-type="float">
            <text:p>21.91695</text:p>
          </table:table-cell>
          <table:table-cell office:value-type="float" office:value="23.05182" calcext:value-type="float">
            <text:p>23.05182</text:p>
          </table:table-cell>
          <table:table-cell office:value-type="float" office:value="10.86603" calcext:value-type="float">
            <text:p>10.86603</text:p>
          </table:table-cell>
          <table:table-cell office:value-type="float" office:value="5.982049" calcext:value-type="float">
            <text:p>5.982049</text:p>
          </table:table-cell>
          <table:table-cell office:value-type="float" office:value="4.303064" calcext:value-type="float">
            <text:p>4.303064</text:p>
          </table:table-cell>
          <table:table-cell office:value-type="float" office:value="1.828793" calcext:value-type="float">
            <text:p>1.828793</text:p>
          </table:table-cell>
          <table:table-cell office:value-type="float" office:value="1.479537" calcext:value-type="float">
            <text:p>1.479537</text:p>
          </table:table-cell>
          <table:table-cell office:value-type="float" office:value="3.259291" calcext:value-type="float">
            <text:p>3.259291</text:p>
          </table:table-cell>
          <table:table-cell office:value-type="float" office:value="5.015576" calcext:value-type="float">
            <text:p>5.015576</text:p>
          </table:table-cell>
          <table:table-cell office:value-type="float" office:value="5.00724" calcext:value-type="float">
            <text:p>5.00724</text:p>
          </table:table-cell>
          <table:table-cell office:value-type="float" office:value="5.244092" calcext:value-type="float">
            <text:p>5.244092</text:p>
          </table:table-cell>
          <table:table-cell office:value-type="float" office:value="5.304058" calcext:value-type="float">
            <text:p>5.304058</text:p>
          </table:table-cell>
          <table:table-cell office:value-type="float" office:value="5.501676" calcext:value-type="float">
            <text:p>5.501676</text:p>
          </table:table-cell>
          <table:table-cell office:value-type="float" office:value="5.92824" calcext:value-type="float">
            <text:p>5.92824</text:p>
          </table:table-cell>
          <table:table-cell office:value-type="float" office:value="0" calcext:value-type="float">
            <text:p>0</text:p>
          </table:table-cell>
          <table:table-cell office:value-type="float" office:value="0.007228455" calcext:value-type="float">
            <text:p>0.0072284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6032002" calcext:value-type="float">
            <text:p>26032002</text:p>
          </table:table-cell>
          <table:table-cell office:value-type="float" office:value="1.780234" calcext:value-type="float">
            <text:p>1.780234</text:p>
          </table:table-cell>
          <table:table-cell office:value-type="float" office:value="136.9588" calcext:value-type="float">
            <text:p>136.95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71854" calcext:value-type="float">
            <text:p>20.71854</text:p>
          </table:table-cell>
          <table:table-cell office:value-type="float" office:value="0" calcext:value-type="float">
            <text:p>0</text:p>
          </table:table-cell>
          <table:table-cell office:value-type="float" office:value="0.00000003143519" calcext:value-type="float">
            <text:p>3.143519E-08</text:p>
          </table:table-cell>
          <table:table-cell office:value-type="float" office:value="0" calcext:value-type="float">
            <text:p>0</text:p>
          </table:table-cell>
          <table:table-cell office:value-type="float" office:value="-0.0005819459" calcext:value-type="float">
            <text:p>-0.0005819459</text:p>
          </table:table-cell>
          <table:table-cell office:value-type="float" office:value="1183.569" calcext:value-type="float">
            <text:p>1183.569</text:p>
          </table:table-cell>
          <table:table-cell office:value-type="float" office:value="1.510961" calcext:value-type="float">
            <text:p>1.510961</text:p>
          </table:table-cell>
          <table:table-cell office:value-type="float" office:value="0" calcext:value-type="float">
            <text:p>0</text:p>
          </table:table-cell>
          <table:table-cell office:value-type="float" office:value="0.180772" calcext:value-type="float">
            <text:p>0.180772</text:p>
          </table:table-cell>
          <table:table-cell office:value-type="float" office:value="0.1896055" calcext:value-type="float">
            <text:p>0.1896055</text:p>
          </table:table-cell>
          <table:table-cell office:value-type="float" office:value="0.08183235" calcext:value-type="float">
            <text:p>0.08183235</text:p>
          </table:table-cell>
          <table:table-cell office:value-type="float" office:value="0.04502971" calcext:value-type="float">
            <text:p>0.04502971</text:p>
          </table:table-cell>
          <table:table-cell office:value-type="float" office:value="0.03338327" calcext:value-type="float">
            <text:p>0.03338327</text:p>
          </table:table-cell>
          <table:table-cell office:value-type="float" office:value="0.02010174" calcext:value-type="float">
            <text:p>0.02010174</text:p>
          </table:table-cell>
          <table:table-cell office:value-type="float" office:value="0.02388581" calcext:value-type="float">
            <text:p>0.02388581</text:p>
          </table:table-cell>
          <table:table-cell office:value-type="float" office:value="0.06141711" calcext:value-type="float">
            <text:p>0.06141711</text:p>
          </table:table-cell>
          <table:table-cell office:value-type="float" office:value="0.1133875" calcext:value-type="float">
            <text:p>0.1133875</text:p>
          </table:table-cell>
          <table:table-cell office:value-type="float" office:value="0.1129117" calcext:value-type="float">
            <text:p>0.1129117</text:p>
          </table:table-cell>
          <table:table-cell office:value-type="float" office:value="0.1151584" calcext:value-type="float">
            <text:p>0.1151584</text:p>
          </table:table-cell>
          <table:table-cell office:value-type="float" office:value="0.1157243" calcext:value-type="float">
            <text:p>0.1157243</text:p>
          </table:table-cell>
          <table:table-cell office:value-type="float" office:value="0.1177541" calcext:value-type="float">
            <text:p>0.1177541</text:p>
          </table:table-cell>
          <table:table-cell office:value-type="float" office:value="0.1222055" calcext:value-type="float">
            <text:p>0.1222055</text:p>
          </table:table-cell>
          <table:table-cell office:value-type="float" office:value="0" calcext:value-type="float">
            <text:p>0</text:p>
          </table:table-cell>
          <table:table-cell office:value-type="float" office:value="21.90883" calcext:value-type="float">
            <text:p>21.90883</text:p>
          </table:table-cell>
          <table:table-cell office:value-type="float" office:value="23.04159" calcext:value-type="float">
            <text:p>23.04159</text:p>
          </table:table-cell>
          <table:table-cell office:value-type="float" office:value="10.86159" calcext:value-type="float">
            <text:p>10.86159</text:p>
          </table:table-cell>
          <table:table-cell office:value-type="float" office:value="5.979729" calcext:value-type="float">
            <text:p>5.979729</text:p>
          </table:table-cell>
          <table:table-cell office:value-type="float" office:value="4.301808" calcext:value-type="float">
            <text:p>4.301808</text:p>
          </table:table-cell>
          <table:table-cell office:value-type="float" office:value="1.829546" calcext:value-type="float">
            <text:p>1.829546</text:p>
          </table:table-cell>
          <table:table-cell office:value-type="float" office:value="1.481393" calcext:value-type="float">
            <text:p>1.481393</text:p>
          </table:table-cell>
          <table:table-cell office:value-type="float" office:value="3.264481" calcext:value-type="float">
            <text:p>3.264481</text:p>
          </table:table-cell>
          <table:table-cell office:value-type="float" office:value="5.023758" calcext:value-type="float">
            <text:p>5.023758</text:p>
          </table:table-cell>
          <table:table-cell office:value-type="float" office:value="5.015707" calcext:value-type="float">
            <text:p>5.015707</text:p>
          </table:table-cell>
          <table:table-cell office:value-type="float" office:value="5.253028" calcext:value-type="float">
            <text:p>5.253028</text:p>
          </table:table-cell>
          <table:table-cell office:value-type="float" office:value="5.312984" calcext:value-type="float">
            <text:p>5.312984</text:p>
          </table:table-cell>
          <table:table-cell office:value-type="float" office:value="5.510746" calcext:value-type="float">
            <text:p>5.510746</text:p>
          </table:table-cell>
          <table:table-cell office:value-type="float" office:value="5.937946" calcext:value-type="float">
            <text:p>5.937946</text:p>
          </table:table-cell>
          <table:table-cell office:value-type="float" office:value="0" calcext:value-type="float">
            <text:p>0</text:p>
          </table:table-cell>
          <table:table-cell office:value-type="float" office:value="2.461756" calcext:value-type="float">
            <text:p>2.4617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7032002" calcext:value-type="float">
            <text:p>27032002</text:p>
          </table:table-cell>
          <table:table-cell office:value-type="float" office:value="1.770254" calcext:value-type="float">
            <text:p>1.770254</text:p>
          </table:table-cell>
          <table:table-cell office:value-type="float" office:value="136.9596" calcext:value-type="float">
            <text:p>136.9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74837" calcext:value-type="float">
            <text:p>20.74837</text:p>
          </table:table-cell>
          <table:table-cell office:value-type="float" office:value="0" calcext:value-type="float">
            <text:p>0</text:p>
          </table:table-cell>
          <table:table-cell office:value-type="float" office:value="0.00000003143519" calcext:value-type="float">
            <text:p>3.143519E-08</text:p>
          </table:table-cell>
          <table:table-cell office:value-type="float" office:value="0" calcext:value-type="float">
            <text:p>0</text:p>
          </table:table-cell>
          <table:table-cell office:value-type="float" office:value="-0.0005819459" calcext:value-type="float">
            <text:p>-0.0005819459</text:p>
          </table:table-cell>
          <table:table-cell office:value-type="float" office:value="1183.544" calcext:value-type="float">
            <text:p>1183.544</text:p>
          </table:table-cell>
          <table:table-cell office:value-type="float" office:value="1.494794" calcext:value-type="float">
            <text:p>1.494794</text:p>
          </table:table-cell>
          <table:table-cell office:value-type="float" office:value="0" calcext:value-type="float">
            <text:p>0</text:p>
          </table:table-cell>
          <table:table-cell office:value-type="float" office:value="0.3564062" calcext:value-type="float">
            <text:p>0.3564062</text:p>
          </table:table-cell>
          <table:table-cell office:value-type="float" office:value="0.2052345" calcext:value-type="float">
            <text:p>0.2052345</text:p>
          </table:table-cell>
          <table:table-cell office:value-type="float" office:value="0.08591984" calcext:value-type="float">
            <text:p>0.08591984</text:p>
          </table:table-cell>
          <table:table-cell office:value-type="float" office:value="0.04662866" calcext:value-type="float">
            <text:p>0.04662866</text:p>
          </table:table-cell>
          <table:table-cell office:value-type="float" office:value="0.03441034" calcext:value-type="float">
            <text:p>0.03441034</text:p>
          </table:table-cell>
          <table:table-cell office:value-type="float" office:value="0.02042866" calcext:value-type="float">
            <text:p>0.02042866</text:p>
          </table:table-cell>
          <table:table-cell office:value-type="float" office:value="0.02401316" calcext:value-type="float">
            <text:p>0.02401316</text:p>
          </table:table-cell>
          <table:table-cell office:value-type="float" office:value="0.06147984" calcext:value-type="float">
            <text:p>0.06147984</text:p>
          </table:table-cell>
          <table:table-cell office:value-type="float" office:value="0.1134728" calcext:value-type="float">
            <text:p>0.1134728</text:p>
          </table:table-cell>
          <table:table-cell office:value-type="float" office:value="0.1130044" calcext:value-type="float">
            <text:p>0.1130044</text:p>
          </table:table-cell>
          <table:table-cell office:value-type="float" office:value="0.1152544" calcext:value-type="float">
            <text:p>0.1152544</text:p>
          </table:table-cell>
          <table:table-cell office:value-type="float" office:value="0.1158231" calcext:value-type="float">
            <text:p>0.1158231</text:p>
          </table:table-cell>
          <table:table-cell office:value-type="float" office:value="0.117851" calcext:value-type="float">
            <text:p>0.117851</text:p>
          </table:table-cell>
          <table:table-cell office:value-type="float" office:value="0.1223092" calcext:value-type="float">
            <text:p>0.1223092</text:p>
          </table:table-cell>
          <table:table-cell office:value-type="float" office:value="0" calcext:value-type="float">
            <text:p>0</text:p>
          </table:table-cell>
          <table:table-cell office:value-type="float" office:value="21.9199" calcext:value-type="float">
            <text:p>21.9199</text:p>
          </table:table-cell>
          <table:table-cell office:value-type="float" office:value="23.03288" calcext:value-type="float">
            <text:p>23.03288</text:p>
          </table:table-cell>
          <table:table-cell office:value-type="float" office:value="10.85787" calcext:value-type="float">
            <text:p>10.85787</text:p>
          </table:table-cell>
          <table:table-cell office:value-type="float" office:value="5.977717" calcext:value-type="float">
            <text:p>5.977717</text:p>
          </table:table-cell>
          <table:table-cell office:value-type="float" office:value="4.300748" calcext:value-type="float">
            <text:p>4.300748</text:p>
          </table:table-cell>
          <table:table-cell office:value-type="float" office:value="1.830337" calcext:value-type="float">
            <text:p>1.830337</text:p>
          </table:table-cell>
          <table:table-cell office:value-type="float" office:value="1.483258" calcext:value-type="float">
            <text:p>1.483258</text:p>
          </table:table-cell>
          <table:table-cell office:value-type="float" office:value="3.269656" calcext:value-type="float">
            <text:p>3.269656</text:p>
          </table:table-cell>
          <table:table-cell office:value-type="float" office:value="5.03194" calcext:value-type="float">
            <text:p>5.03194</text:p>
          </table:table-cell>
          <table:table-cell office:value-type="float" office:value="5.024174" calcext:value-type="float">
            <text:p>5.024174</text:p>
          </table:table-cell>
          <table:table-cell office:value-type="float" office:value="5.261965" calcext:value-type="float">
            <text:p>5.261965</text:p>
          </table:table-cell>
          <table:table-cell office:value-type="float" office:value="5.3219" calcext:value-type="float">
            <text:p>5.3219</text:p>
          </table:table-cell>
          <table:table-cell office:value-type="float" office:value="5.519818" calcext:value-type="float">
            <text:p>5.519818</text:p>
          </table:table-cell>
          <table:table-cell office:value-type="float" office:value="5.947627" calcext:value-type="float">
            <text:p>5.947627</text:p>
          </table:table-cell>
          <table:table-cell office:value-type="float" office:value="0" calcext:value-type="float">
            <text:p>0</text:p>
          </table:table-cell>
          <table:table-cell office:value-type="float" office:value="11.7554" calcext:value-type="float">
            <text:p>11.75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8032002" calcext:value-type="float">
            <text:p>28032002</text:p>
          </table:table-cell>
          <table:table-cell office:value-type="float" office:value="1.759359" calcext:value-type="float">
            <text:p>1.759359</text:p>
          </table:table-cell>
          <table:table-cell office:value-type="float" office:value="136.96" calcext:value-type="float">
            <text:p>136.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77896" calcext:value-type="float">
            <text:p>20.77896</text:p>
          </table:table-cell>
          <table:table-cell office:value-type="float" office:value="0" calcext:value-type="float">
            <text:p>0</text:p>
          </table:table-cell>
          <table:table-cell office:value-type="float" office:value="0.00000003143519" calcext:value-type="float">
            <text:p>3.143519E-08</text:p>
          </table:table-cell>
          <table:table-cell office:value-type="float" office:value="0" calcext:value-type="float">
            <text:p>0</text:p>
          </table:table-cell>
          <table:table-cell office:value-type="float" office:value="-0.0005819459" calcext:value-type="float">
            <text:p>-0.0005819459</text:p>
          </table:table-cell>
          <table:table-cell office:value-type="float" office:value="1183.521" calcext:value-type="float">
            <text:p>1183.521</text:p>
          </table:table-cell>
          <table:table-cell office:value-type="float" office:value="1.477174" calcext:value-type="float">
            <text:p>1.477174</text:p>
          </table:table-cell>
          <table:table-cell office:value-type="float" office:value="0" calcext:value-type="float">
            <text:p>0</text:p>
          </table:table-cell>
          <table:table-cell office:value-type="float" office:value="0.7374568" calcext:value-type="float">
            <text:p>0.7374568</text:p>
          </table:table-cell>
          <table:table-cell office:value-type="float" office:value="0.2282254" calcext:value-type="float">
            <text:p>0.2282254</text:p>
          </table:table-cell>
          <table:table-cell office:value-type="float" office:value="0.09232854" calcext:value-type="float">
            <text:p>0.09232854</text:p>
          </table:table-cell>
          <table:table-cell office:value-type="float" office:value="0.04941231" calcext:value-type="float">
            <text:p>0.04941231</text:p>
          </table:table-cell>
          <table:table-cell office:value-type="float" office:value="0.03637626" calcext:value-type="float">
            <text:p>0.03637626</text:p>
          </table:table-cell>
          <table:table-cell office:value-type="float" office:value="0.02128625" calcext:value-type="float">
            <text:p>0.02128625</text:p>
          </table:table-cell>
          <table:table-cell office:value-type="float" office:value="0.02438232" calcext:value-type="float">
            <text:p>0.02438232</text:p>
          </table:table-cell>
          <table:table-cell office:value-type="float" office:value="0.06163367" calcext:value-type="float">
            <text:p>0.06163367</text:p>
          </table:table-cell>
          <table:table-cell office:value-type="float" office:value="0.1135723" calcext:value-type="float">
            <text:p>0.1135723</text:p>
          </table:table-cell>
          <table:table-cell office:value-type="float" office:value="0.1130968" calcext:value-type="float">
            <text:p>0.1130968</text:p>
          </table:table-cell>
          <table:table-cell office:value-type="float" office:value="0.1153504" calcext:value-type="float">
            <text:p>0.1153504</text:p>
          </table:table-cell>
          <table:table-cell office:value-type="float" office:value="0.1159254" calcext:value-type="float">
            <text:p>0.1159254</text:p>
          </table:table-cell>
          <table:table-cell office:value-type="float" office:value="0.117948" calcext:value-type="float">
            <text:p>0.117948</text:p>
          </table:table-cell>
          <table:table-cell office:value-type="float" office:value="0.1224125" calcext:value-type="float">
            <text:p>0.1224125</text:p>
          </table:table-cell>
          <table:table-cell office:value-type="float" office:value="0" calcext:value-type="float">
            <text:p>0</text:p>
          </table:table-cell>
          <table:table-cell office:value-type="float" office:value="21.97512" calcext:value-type="float">
            <text:p>21.97512</text:p>
          </table:table-cell>
          <table:table-cell office:value-type="float" office:value="23.02777" calcext:value-type="float">
            <text:p>23.02777</text:p>
          </table:table-cell>
          <table:table-cell office:value-type="float" office:value="10.85601" calcext:value-type="float">
            <text:p>10.85601</text:p>
          </table:table-cell>
          <table:table-cell office:value-type="float" office:value="5.976527" calcext:value-type="float">
            <text:p>5.976527</text:p>
          </table:table-cell>
          <table:table-cell office:value-type="float" office:value="4.300222" calcext:value-type="float">
            <text:p>4.300222</text:p>
          </table:table-cell>
          <table:table-cell office:value-type="float" office:value="1.831259" calcext:value-type="float">
            <text:p>1.831259</text:p>
          </table:table-cell>
          <table:table-cell office:value-type="float" office:value="1.485169" calcext:value-type="float">
            <text:p>1.485169</text:p>
          </table:table-cell>
          <table:table-cell office:value-type="float" office:value="3.274849" calcext:value-type="float">
            <text:p>3.274849</text:p>
          </table:table-cell>
          <table:table-cell office:value-type="float" office:value="5.040122" calcext:value-type="float">
            <text:p>5.040122</text:p>
          </table:table-cell>
          <table:table-cell office:value-type="float" office:value="5.03264" calcext:value-type="float">
            <text:p>5.03264</text:p>
          </table:table-cell>
          <table:table-cell office:value-type="float" office:value="5.270875" calcext:value-type="float">
            <text:p>5.270875</text:p>
          </table:table-cell>
          <table:table-cell office:value-type="float" office:value="5.330813" calcext:value-type="float">
            <text:p>5.330813</text:p>
          </table:table-cell>
          <table:table-cell office:value-type="float" office:value="5.528872" calcext:value-type="float">
            <text:p>5.528872</text:p>
          </table:table-cell>
          <table:table-cell office:value-type="float" office:value="5.9573" calcext:value-type="float">
            <text:p>5.9573</text:p>
          </table:table-cell>
          <table:table-cell office:value-type="float" office:value="0" calcext:value-type="float">
            <text:p>0</text:p>
          </table:table-cell>
          <table:table-cell office:value-type="float" office:value="16.26628" calcext:value-type="float">
            <text:p>16.266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9032002" calcext:value-type="float">
            <text:p>29032002</text:p>
          </table:table-cell>
          <table:table-cell office:value-type="float" office:value="1.747049" calcext:value-type="float">
            <text:p>1.747049</text:p>
          </table:table-cell>
          <table:table-cell office:value-type="float" office:value="136.96" calcext:value-type="float">
            <text:p>136.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81033" calcext:value-type="float">
            <text:p>20.81033</text:p>
          </table:table-cell>
          <table:table-cell office:value-type="float" office:value="0" calcext:value-type="float">
            <text:p>0</text:p>
          </table:table-cell>
          <table:table-cell office:value-type="float" office:value="0.00000003143519" calcext:value-type="float">
            <text:p>3.143519E-08</text:p>
          </table:table-cell>
          <table:table-cell office:value-type="float" office:value="0" calcext:value-type="float">
            <text:p>0</text:p>
          </table:table-cell>
          <table:table-cell office:value-type="float" office:value="-0.0005819459" calcext:value-type="float">
            <text:p>-0.0005819459</text:p>
          </table:table-cell>
          <table:table-cell office:value-type="float" office:value="1183.499" calcext:value-type="float">
            <text:p>1183.499</text:p>
          </table:table-cell>
          <table:table-cell office:value-type="float" office:value="1.457179" calcext:value-type="float">
            <text:p>1.457179</text:p>
          </table:table-cell>
          <table:table-cell office:value-type="float" office:value="0" calcext:value-type="float">
            <text:p>0</text:p>
          </table:table-cell>
          <table:table-cell office:value-type="float" office:value="1.160746" calcext:value-type="float">
            <text:p>1.160746</text:p>
          </table:table-cell>
          <table:table-cell office:value-type="float" office:value="0.2474124" calcext:value-type="float">
            <text:p>0.2474124</text:p>
          </table:table-cell>
          <table:table-cell office:value-type="float" office:value="0.09754634" calcext:value-type="float">
            <text:p>0.09754634</text:p>
          </table:table-cell>
          <table:table-cell office:value-type="float" office:value="0.05190423" calcext:value-type="float">
            <text:p>0.05190423</text:p>
          </table:table-cell>
          <table:table-cell office:value-type="float" office:value="0.0381449" calcext:value-type="float">
            <text:p>0.0381449</text:p>
          </table:table-cell>
          <table:table-cell office:value-type="float" office:value="0.02215286" calcext:value-type="float">
            <text:p>0.02215286</text:p>
          </table:table-cell>
          <table:table-cell office:value-type="float" office:value="0.02480385" calcext:value-type="float">
            <text:p>0.02480385</text:p>
          </table:table-cell>
          <table:table-cell office:value-type="float" office:value="0.06186974" calcext:value-type="float">
            <text:p>0.06186974</text:p>
          </table:table-cell>
          <table:table-cell office:value-type="float" office:value="0.1136979" calcext:value-type="float">
            <text:p>0.1136979</text:p>
          </table:table-cell>
          <table:table-cell office:value-type="float" office:value="0.1131915" calcext:value-type="float">
            <text:p>0.1131915</text:p>
          </table:table-cell>
          <table:table-cell office:value-type="float" office:value="0.1154457" calcext:value-type="float">
            <text:p>0.1154457</text:p>
          </table:table-cell>
          <table:table-cell office:value-type="float" office:value="0.1160283" calcext:value-type="float">
            <text:p>0.1160283</text:p>
          </table:table-cell>
          <table:table-cell office:value-type="float" office:value="0.1180448" calcext:value-type="float">
            <text:p>0.1180448</text:p>
          </table:table-cell>
          <table:table-cell office:value-type="float" office:value="0.1225158" calcext:value-type="float">
            <text:p>0.1225158</text:p>
          </table:table-cell>
          <table:table-cell office:value-type="float" office:value="0" calcext:value-type="float">
            <text:p>0</text:p>
          </table:table-cell>
          <table:table-cell office:value-type="float" office:value="22.08295" calcext:value-type="float">
            <text:p>22.08295</text:p>
          </table:table-cell>
          <table:table-cell office:value-type="float" office:value="23.02565" calcext:value-type="float">
            <text:p>23.02565</text:p>
          </table:table-cell>
          <table:table-cell office:value-type="float" office:value="10.85586" calcext:value-type="float">
            <text:p>10.85586</text:p>
          </table:table-cell>
          <table:table-cell office:value-type="float" office:value="5.976177" calcext:value-type="float">
            <text:p>5.976177</text:p>
          </table:table-cell>
          <table:table-cell office:value-type="float" office:value="4.300274" calcext:value-type="float">
            <text:p>4.300274</text:p>
          </table:table-cell>
          <table:table-cell office:value-type="float" office:value="1.832364" calcext:value-type="float">
            <text:p>1.832364</text:p>
          </table:table-cell>
          <table:table-cell office:value-type="float" office:value="1.487155" calcext:value-type="float">
            <text:p>1.487155</text:p>
          </table:table-cell>
          <table:table-cell office:value-type="float" office:value="3.280072" calcext:value-type="float">
            <text:p>3.280072</text:p>
          </table:table-cell>
          <table:table-cell office:value-type="float" office:value="5.048304" calcext:value-type="float">
            <text:p>5.048304</text:p>
          </table:table-cell>
          <table:table-cell office:value-type="float" office:value="5.041071" calcext:value-type="float">
            <text:p>5.041071</text:p>
          </table:table-cell>
          <table:table-cell office:value-type="float" office:value="5.279756" calcext:value-type="float">
            <text:p>5.279756</text:p>
          </table:table-cell>
          <table:table-cell office:value-type="float" office:value="5.339728" calcext:value-type="float">
            <text:p>5.339728</text:p>
          </table:table-cell>
          <table:table-cell office:value-type="float" office:value="5.537903" calcext:value-type="float">
            <text:p>5.537903</text:p>
          </table:table-cell>
          <table:table-cell office:value-type="float" office:value="5.966974" calcext:value-type="float">
            <text:p>5.966974</text:p>
          </table:table-cell>
          <table:table-cell office:value-type="float" office:value="0" calcext:value-type="float">
            <text:p>0</text:p>
          </table:table-cell>
          <table:table-cell office:value-type="float" office:value="18.82622" calcext:value-type="float">
            <text:p>18.826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0032002" calcext:value-type="float">
            <text:p>30032002</text:p>
          </table:table-cell>
          <table:table-cell office:value-type="float" office:value="1.743366" calcext:value-type="float">
            <text:p>1.743366</text:p>
          </table:table-cell>
          <table:table-cell office:value-type="float" office:value="136.9584" calcext:value-type="float">
            <text:p>136.9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84181" calcext:value-type="float">
            <text:p>20.84181</text:p>
          </table:table-cell>
          <table:table-cell office:value-type="float" office:value="0" calcext:value-type="float">
            <text:p>0</text:p>
          </table:table-cell>
          <table:table-cell office:value-type="float" office:value="0.00000003143519" calcext:value-type="float">
            <text:p>3.143519E-08</text:p>
          </table:table-cell>
          <table:table-cell office:value-type="float" office:value="0" calcext:value-type="float">
            <text:p>0</text:p>
          </table:table-cell>
          <table:table-cell office:value-type="float" office:value="-0.0005819459" calcext:value-type="float">
            <text:p>-0.0005819459</text:p>
          </table:table-cell>
          <table:table-cell office:value-type="float" office:value="1183.477" calcext:value-type="float">
            <text:p>1183.477</text:p>
          </table:table-cell>
          <table:table-cell office:value-type="float" office:value="1.451541" calcext:value-type="float">
            <text:p>1.451541</text:p>
          </table:table-cell>
          <table:table-cell office:value-type="float" office:value="0" calcext:value-type="float">
            <text:p>0</text:p>
          </table:table-cell>
          <table:table-cell office:value-type="float" office:value="0.8777828" calcext:value-type="float">
            <text:p>0.8777828</text:p>
          </table:table-cell>
          <table:table-cell office:value-type="float" office:value="0.2282172" calcext:value-type="float">
            <text:p>0.2282172</text:p>
          </table:table-cell>
          <table:table-cell office:value-type="float" office:value="0.09393248" calcext:value-type="float">
            <text:p>0.09393248</text:p>
          </table:table-cell>
          <table:table-cell office:value-type="float" office:value="0.05109437" calcext:value-type="float">
            <text:p>0.05109437</text:p>
          </table:table-cell>
          <table:table-cell office:value-type="float" office:value="0.03801819" calcext:value-type="float">
            <text:p>0.03801819</text:p>
          </table:table-cell>
          <table:table-cell office:value-type="float" office:value="0.0224037" calcext:value-type="float">
            <text:p>0.0224037</text:p>
          </table:table-cell>
          <table:table-cell office:value-type="float" office:value="0.02505146" calcext:value-type="float">
            <text:p>0.02505146</text:p>
          </table:table-cell>
          <table:table-cell office:value-type="float" office:value="0.06211535" calcext:value-type="float">
            <text:p>0.06211535</text:p>
          </table:table-cell>
          <table:table-cell office:value-type="float" office:value="0.1138463" calcext:value-type="float">
            <text:p>0.1138463</text:p>
          </table:table-cell>
          <table:table-cell office:value-type="float" office:value="0.1132898" calcext:value-type="float">
            <text:p>0.1132898</text:p>
          </table:table-cell>
          <table:table-cell office:value-type="float" office:value="0.1155416" calcext:value-type="float">
            <text:p>0.1155416</text:p>
          </table:table-cell>
          <table:table-cell office:value-type="float" office:value="0.1161179" calcext:value-type="float">
            <text:p>0.1161179</text:p>
          </table:table-cell>
          <table:table-cell office:value-type="float" office:value="0.1181413" calcext:value-type="float">
            <text:p>0.1181413</text:p>
          </table:table-cell>
          <table:table-cell office:value-type="float" office:value="0.1226191" calcext:value-type="float">
            <text:p>0.1226191</text:p>
          </table:table-cell>
          <table:table-cell office:value-type="float" office:value="0" calcext:value-type="float">
            <text:p>0</text:p>
          </table:table-cell>
          <table:table-cell office:value-type="float" office:value="22.19573" calcext:value-type="float">
            <text:p>22.19573</text:p>
          </table:table-cell>
          <table:table-cell office:value-type="float" office:value="23.02349" calcext:value-type="float">
            <text:p>23.02349</text:p>
          </table:table-cell>
          <table:table-cell office:value-type="float" office:value="10.85607" calcext:value-type="float">
            <text:p>10.85607</text:p>
          </table:table-cell>
          <table:table-cell office:value-type="float" office:value="5.976184" calcext:value-type="float">
            <text:p>5.976184</text:p>
          </table:table-cell>
          <table:table-cell office:value-type="float" office:value="4.300653" calcext:value-type="float">
            <text:p>4.300653</text:p>
          </table:table-cell>
          <table:table-cell office:value-type="float" office:value="1.833607" calcext:value-type="float">
            <text:p>1.833607</text:p>
          </table:table-cell>
          <table:table-cell office:value-type="float" office:value="1.489211" calcext:value-type="float">
            <text:p>1.489211</text:p>
          </table:table-cell>
          <table:table-cell office:value-type="float" office:value="3.285341" calcext:value-type="float">
            <text:p>3.285341</text:p>
          </table:table-cell>
          <table:table-cell office:value-type="float" office:value="5.056485" calcext:value-type="float">
            <text:p>5.056485</text:p>
          </table:table-cell>
          <table:table-cell office:value-type="float" office:value="5.049502" calcext:value-type="float">
            <text:p>5.049502</text:p>
          </table:table-cell>
          <table:table-cell office:value-type="float" office:value="5.288637" calcext:value-type="float">
            <text:p>5.288637</text:p>
          </table:table-cell>
          <table:table-cell office:value-type="float" office:value="5.348606" calcext:value-type="float">
            <text:p>5.348606</text:p>
          </table:table-cell>
          <table:table-cell office:value-type="float" office:value="5.546936" calcext:value-type="float">
            <text:p>5.546936</text:p>
          </table:table-cell>
          <table:table-cell office:value-type="float" office:value="5.976634" calcext:value-type="float">
            <text:p>5.976634</text:p>
          </table:table-cell>
          <table:table-cell office:value-type="float" office:value="0" calcext:value-type="float">
            <text:p>0</text:p>
          </table:table-cell>
          <table:table-cell office:value-type="float" office:value="11.62039" calcext:value-type="float">
            <text:p>11.620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1032002" calcext:value-type="float">
            <text:p>31032002</text:p>
          </table:table-cell>
          <table:table-cell office:value-type="float" office:value="1.73736" calcext:value-type="float">
            <text:p>1.73736</text:p>
          </table:table-cell>
          <table:table-cell office:value-type="float" office:value="136.9576" calcext:value-type="float">
            <text:p>136.95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87298" calcext:value-type="float">
            <text:p>20.87298</text:p>
          </table:table-cell>
          <table:table-cell office:value-type="float" office:value="0" calcext:value-type="float">
            <text:p>0</text:p>
          </table:table-cell>
          <table:table-cell office:value-type="float" office:value="0.00000003145029" calcext:value-type="float">
            <text:p>3.145029E-08</text:p>
          </table:table-cell>
          <table:table-cell office:value-type="float" office:value="0" calcext:value-type="float">
            <text:p>0</text:p>
          </table:table-cell>
          <table:table-cell office:value-type="float" office:value="-0.0005819459" calcext:value-type="float">
            <text:p>-0.0005819459</text:p>
          </table:table-cell>
          <table:table-cell office:value-type="float" office:value="1183.453" calcext:value-type="float">
            <text:p>1183.453</text:p>
          </table:table-cell>
          <table:table-cell office:value-type="float" office:value="1.443624" calcext:value-type="float">
            <text:p>1.443624</text:p>
          </table:table-cell>
          <table:table-cell office:value-type="float" office:value="0" calcext:value-type="float">
            <text:p>0</text:p>
          </table:table-cell>
          <table:table-cell office:value-type="float" office:value="0.804515" calcext:value-type="float">
            <text:p>0.804515</text:p>
          </table:table-cell>
          <table:table-cell office:value-type="float" office:value="0.231739" calcext:value-type="float">
            <text:p>0.231739</text:p>
          </table:table-cell>
          <table:table-cell office:value-type="float" office:value="0.0961476" calcext:value-type="float">
            <text:p>0.0961476</text:p>
          </table:table-cell>
          <table:table-cell office:value-type="float" office:value="0.05186595" calcext:value-type="float">
            <text:p>0.05186595</text:p>
          </table:table-cell>
          <table:table-cell office:value-type="float" office:value="0.0385422" calcext:value-type="float">
            <text:p>0.0385422</text:p>
          </table:table-cell>
          <table:table-cell office:value-type="float" office:value="0.02250272" calcext:value-type="float">
            <text:p>0.02250272</text:p>
          </table:table-cell>
          <table:table-cell office:value-type="float" office:value="0.02512541" calcext:value-type="float">
            <text:p>0.02512541</text:p>
          </table:table-cell>
          <table:table-cell office:value-type="float" office:value="0.0622603" calcext:value-type="float">
            <text:p>0.0622603</text:p>
          </table:table-cell>
          <table:table-cell office:value-type="float" office:value="0.1139967" calcext:value-type="float">
            <text:p>0.1139967</text:p>
          </table:table-cell>
          <table:table-cell office:value-type="float" office:value="0.1133922" calcext:value-type="float">
            <text:p>0.1133922</text:p>
          </table:table-cell>
          <table:table-cell office:value-type="float" office:value="0.115638" calcext:value-type="float">
            <text:p>0.115638</text:p>
          </table:table-cell>
          <table:table-cell office:value-type="float" office:value="0.1162126" calcext:value-type="float">
            <text:p>0.1162126</text:p>
          </table:table-cell>
          <table:table-cell office:value-type="float" office:value="0.1182379" calcext:value-type="float">
            <text:p>0.1182379</text:p>
          </table:table-cell>
          <table:table-cell office:value-type="float" office:value="0.1227222" calcext:value-type="float">
            <text:p>0.1227222</text:p>
          </table:table-cell>
          <table:table-cell office:value-type="float" office:value="0" calcext:value-type="float">
            <text:p>0</text:p>
          </table:table-cell>
          <table:table-cell office:value-type="float" office:value="22.28607" calcext:value-type="float">
            <text:p>22.28607</text:p>
          </table:table-cell>
          <table:table-cell office:value-type="float" office:value="23.02018" calcext:value-type="float">
            <text:p>23.02018</text:p>
          </table:table-cell>
          <table:table-cell office:value-type="float" office:value="10.85584" calcext:value-type="float">
            <text:p>10.85584</text:p>
          </table:table-cell>
          <table:table-cell office:value-type="float" office:value="5.976048" calcext:value-type="float">
            <text:p>5.976048</text:p>
          </table:table-cell>
          <table:table-cell office:value-type="float" office:value="4.300981" calcext:value-type="float">
            <text:p>4.300981</text:p>
          </table:table-cell>
          <table:table-cell office:value-type="float" office:value="1.834849" calcext:value-type="float">
            <text:p>1.834849</text:p>
          </table:table-cell>
          <table:table-cell office:value-type="float" office:value="1.491284" calcext:value-type="float">
            <text:p>1.491284</text:p>
          </table:table-cell>
          <table:table-cell office:value-type="float" office:value="3.290637" calcext:value-type="float">
            <text:p>3.290637</text:p>
          </table:table-cell>
          <table:table-cell office:value-type="float" office:value="5.064667" calcext:value-type="float">
            <text:p>5.064667</text:p>
          </table:table-cell>
          <table:table-cell office:value-type="float" office:value="5.05793" calcext:value-type="float">
            <text:p>5.05793</text:p>
          </table:table-cell>
          <table:table-cell office:value-type="float" office:value="5.297517" calcext:value-type="float">
            <text:p>5.297517</text:p>
          </table:table-cell>
          <table:table-cell office:value-type="float" office:value="5.357483" calcext:value-type="float">
            <text:p>5.357483</text:p>
          </table:table-cell>
          <table:table-cell office:value-type="float" office:value="5.555959" calcext:value-type="float">
            <text:p>5.555959</text:p>
          </table:table-cell>
          <table:table-cell office:value-type="float" office:value="5.986268" calcext:value-type="float">
            <text:p>5.986268</text:p>
          </table:table-cell>
          <table:table-cell office:value-type="float" office:value="0" calcext:value-type="float">
            <text:p>0</text:p>
          </table:table-cell>
          <table:table-cell office:value-type="float" office:value="10.75113" calcext:value-type="float">
            <text:p>10.751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042002" calcext:value-type="float">
            <text:p>1042002</text:p>
          </table:table-cell>
          <table:table-cell office:value-type="float" office:value="1.725742" calcext:value-type="float">
            <text:p>1.725742</text:p>
          </table:table-cell>
          <table:table-cell office:value-type="float" office:value="136.9571" calcext:value-type="float">
            <text:p>136.95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9044" calcext:value-type="float">
            <text:p>20.9044</text:p>
          </table:table-cell>
          <table:table-cell office:value-type="float" office:value="0" calcext:value-type="float">
            <text:p>0</text:p>
          </table:table-cell>
          <table:table-cell office:value-type="float" office:value="0.00000003145029" calcext:value-type="float">
            <text:p>3.145029E-08</text:p>
          </table:table-cell>
          <table:table-cell office:value-type="float" office:value="0" calcext:value-type="float">
            <text:p>0</text:p>
          </table:table-cell>
          <table:table-cell office:value-type="float" office:value="-0.0005819459" calcext:value-type="float">
            <text:p>-0.0005819459</text:p>
          </table:table-cell>
          <table:table-cell office:value-type="float" office:value="1183.43" calcext:value-type="float">
            <text:p>1183.43</text:p>
          </table:table-cell>
          <table:table-cell office:value-type="float" office:value="1.424919" calcext:value-type="float">
            <text:p>1.424919</text:p>
          </table:table-cell>
          <table:table-cell office:value-type="float" office:value="0" calcext:value-type="float">
            <text:p>0</text:p>
          </table:table-cell>
          <table:table-cell office:value-type="float" office:value="1.073443" calcext:value-type="float">
            <text:p>1.073443</text:p>
          </table:table-cell>
          <table:table-cell office:value-type="float" office:value="0.2489844" calcext:value-type="float">
            <text:p>0.2489844</text:p>
          </table:table-cell>
          <table:table-cell office:value-type="float" office:value="0.1027208" calcext:value-type="float">
            <text:p>0.1027208</text:p>
          </table:table-cell>
          <table:table-cell office:value-type="float" office:value="0.05457906" calcext:value-type="float">
            <text:p>0.05457906</text:p>
          </table:table-cell>
          <table:table-cell office:value-type="float" office:value="0.04017803" calcext:value-type="float">
            <text:p>0.04017803</text:p>
          </table:table-cell>
          <table:table-cell office:value-type="float" office:value="0.02303373" calcext:value-type="float">
            <text:p>0.02303373</text:p>
          </table:table-cell>
          <table:table-cell office:value-type="float" office:value="0.02534345" calcext:value-type="float">
            <text:p>0.02534345</text:p>
          </table:table-cell>
          <table:table-cell office:value-type="float" office:value="0.06240713" calcext:value-type="float">
            <text:p>0.06240713</text:p>
          </table:table-cell>
          <table:table-cell office:value-type="float" office:value="0.1141395" calcext:value-type="float">
            <text:p>0.1141395</text:p>
          </table:table-cell>
          <table:table-cell office:value-type="float" office:value="0.1134965" calcext:value-type="float">
            <text:p>0.1134965</text:p>
          </table:table-cell>
          <table:table-cell office:value-type="float" office:value="0.1157348" calcext:value-type="float">
            <text:p>0.1157348</text:p>
          </table:table-cell>
          <table:table-cell office:value-type="float" office:value="0.1163111" calcext:value-type="float">
            <text:p>0.1163111</text:p>
          </table:table-cell>
          <table:table-cell office:value-type="float" office:value="0.1183343" calcext:value-type="float">
            <text:p>0.1183343</text:p>
          </table:table-cell>
          <table:table-cell office:value-type="float" office:value="0.1228254" calcext:value-type="float">
            <text:p>0.1228254</text:p>
          </table:table-cell>
          <table:table-cell office:value-type="float" office:value="0" calcext:value-type="float">
            <text:p>0</text:p>
          </table:table-cell>
          <table:table-cell office:value-type="float" office:value="22.38555" calcext:value-type="float">
            <text:p>22.38555</text:p>
          </table:table-cell>
          <table:table-cell office:value-type="float" office:value="23.01859" calcext:value-type="float">
            <text:p>23.01859</text:p>
          </table:table-cell>
          <table:table-cell office:value-type="float" office:value="10.85665" calcext:value-type="float">
            <text:p>10.85665</text:p>
          </table:table-cell>
          <table:table-cell office:value-type="float" office:value="5.976334" calcext:value-type="float">
            <text:p>5.976334</text:p>
          </table:table-cell>
          <table:table-cell office:value-type="float" office:value="4.301619" calcext:value-type="float">
            <text:p>4.301619</text:p>
          </table:table-cell>
          <table:table-cell office:value-type="float" office:value="1.836151" calcext:value-type="float">
            <text:p>1.836151</text:p>
          </table:table-cell>
          <table:table-cell office:value-type="float" office:value="1.49338" calcext:value-type="float">
            <text:p>1.49338</text:p>
          </table:table-cell>
          <table:table-cell office:value-type="float" office:value="3.295955" calcext:value-type="float">
            <text:p>3.295955</text:p>
          </table:table-cell>
          <table:table-cell office:value-type="float" office:value="5.072849" calcext:value-type="float">
            <text:p>5.072849</text:p>
          </table:table-cell>
          <table:table-cell office:value-type="float" office:value="5.06636" calcext:value-type="float">
            <text:p>5.06636</text:p>
          </table:table-cell>
          <table:table-cell office:value-type="float" office:value="5.306398" calcext:value-type="float">
            <text:p>5.306398</text:p>
          </table:table-cell>
          <table:table-cell office:value-type="float" office:value="5.36636" calcext:value-type="float">
            <text:p>5.36636</text:p>
          </table:table-cell>
          <table:table-cell office:value-type="float" office:value="5.564952" calcext:value-type="float">
            <text:p>5.564952</text:p>
          </table:table-cell>
          <table:table-cell office:value-type="float" office:value="5.995903" calcext:value-type="float">
            <text:p>5.995903</text:p>
          </table:table-cell>
          <table:table-cell office:value-type="float" office:value="0" calcext:value-type="float">
            <text:p>0</text:p>
          </table:table-cell>
          <table:table-cell office:value-type="float" office:value="15.89127" calcext:value-type="float">
            <text:p>15.891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042002" calcext:value-type="float">
            <text:p>2042002</text:p>
          </table:table-cell>
          <table:table-cell office:value-type="float" office:value="1.723642" calcext:value-type="float">
            <text:p>1.723642</text:p>
          </table:table-cell>
          <table:table-cell office:value-type="float" office:value="136.9548" calcext:value-type="float">
            <text:p>136.95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93589" calcext:value-type="float">
            <text:p>20.93589</text:p>
          </table:table-cell>
          <table:table-cell office:value-type="float" office:value="0" calcext:value-type="float">
            <text:p>0</text:p>
          </table:table-cell>
          <table:table-cell office:value-type="float" office:value="0.00000003145029" calcext:value-type="float">
            <text:p>3.145029E-08</text:p>
          </table:table-cell>
          <table:table-cell office:value-type="float" office:value="0" calcext:value-type="float">
            <text:p>0</text:p>
          </table:table-cell>
          <table:table-cell office:value-type="float" office:value="-0.0005819459" calcext:value-type="float">
            <text:p>-0.0005819459</text:p>
          </table:table-cell>
          <table:table-cell office:value-type="float" office:value="1183.406" calcext:value-type="float">
            <text:p>1183.406</text:p>
          </table:table-cell>
          <table:table-cell office:value-type="float" office:value="1.422148" calcext:value-type="float">
            <text:p>1.422148</text:p>
          </table:table-cell>
          <table:table-cell office:value-type="float" office:value="0" calcext:value-type="float">
            <text:p>0</text:p>
          </table:table-cell>
          <table:table-cell office:value-type="float" office:value="0.7432365" calcext:value-type="float">
            <text:p>0.7432365</text:p>
          </table:table-cell>
          <table:table-cell office:value-type="float" office:value="0.2205458" calcext:value-type="float">
            <text:p>0.2205458</text:p>
          </table:table-cell>
          <table:table-cell office:value-type="float" office:value="0.09569617" calcext:value-type="float">
            <text:p>0.09569617</text:p>
          </table:table-cell>
          <table:table-cell office:value-type="float" office:value="0.05260352" calcext:value-type="float">
            <text:p>0.05260352</text:p>
          </table:table-cell>
          <table:table-cell office:value-type="float" office:value="0.03953336" calcext:value-type="float">
            <text:p>0.03953336</text:p>
          </table:table-cell>
          <table:table-cell office:value-type="float" office:value="0.0232534" calcext:value-type="float">
            <text:p>0.0232534</text:p>
          </table:table-cell>
          <table:table-cell office:value-type="float" office:value="0.02557146" calcext:value-type="float">
            <text:p>0.02557146</text:p>
          </table:table-cell>
          <table:table-cell office:value-type="float" office:value="0.06261289" calcext:value-type="float">
            <text:p>0.06261289</text:p>
          </table:table-cell>
          <table:table-cell office:value-type="float" office:value="0.1142871" calcext:value-type="float">
            <text:p>0.1142871</text:p>
          </table:table-cell>
          <table:table-cell office:value-type="float" office:value="0.1136027" calcext:value-type="float">
            <text:p>0.1136027</text:p>
          </table:table-cell>
          <table:table-cell office:value-type="float" office:value="0.1158325" calcext:value-type="float">
            <text:p>0.1158325</text:p>
          </table:table-cell>
          <table:table-cell office:value-type="float" office:value="0.1164002" calcext:value-type="float">
            <text:p>0.1164002</text:p>
          </table:table-cell>
          <table:table-cell office:value-type="float" office:value="0.1184307" calcext:value-type="float">
            <text:p>0.1184307</text:p>
          </table:table-cell>
          <table:table-cell office:value-type="float" office:value="0.1229284" calcext:value-type="float">
            <text:p>0.1229284</text:p>
          </table:table-cell>
          <table:table-cell office:value-type="float" office:value="0" calcext:value-type="float">
            <text:p>0</text:p>
          </table:table-cell>
          <table:table-cell office:value-type="float" office:value="22.4812" calcext:value-type="float">
            <text:p>22.4812</text:p>
          </table:table-cell>
          <table:table-cell office:value-type="float" office:value="23.01733" calcext:value-type="float">
            <text:p>23.01733</text:p>
          </table:table-cell>
          <table:table-cell office:value-type="float" office:value="10.85824" calcext:value-type="float">
            <text:p>10.85824</text:p>
          </table:table-cell>
          <table:table-cell office:value-type="float" office:value="5.977162" calcext:value-type="float">
            <text:p>5.977162</text:p>
          </table:table-cell>
          <table:table-cell office:value-type="float" office:value="4.302662" calcext:value-type="float">
            <text:p>4.302662</text:p>
          </table:table-cell>
          <table:table-cell office:value-type="float" office:value="1.83759" calcext:value-type="float">
            <text:p>1.83759</text:p>
          </table:table-cell>
          <table:table-cell office:value-type="float" office:value="1.495532" calcext:value-type="float">
            <text:p>1.495532</text:p>
          </table:table-cell>
          <table:table-cell office:value-type="float" office:value="3.301298" calcext:value-type="float">
            <text:p>3.301298</text:p>
          </table:table-cell>
          <table:table-cell office:value-type="float" office:value="5.08103" calcext:value-type="float">
            <text:p>5.08103</text:p>
          </table:table-cell>
          <table:table-cell office:value-type="float" office:value="5.074788" calcext:value-type="float">
            <text:p>5.074788</text:p>
          </table:table-cell>
          <table:table-cell office:value-type="float" office:value="5.315278" calcext:value-type="float">
            <text:p>5.315278</text:p>
          </table:table-cell>
          <table:table-cell office:value-type="float" office:value="5.375232" calcext:value-type="float">
            <text:p>5.375232</text:p>
          </table:table-cell>
          <table:table-cell office:value-type="float" office:value="5.573946" calcext:value-type="float">
            <text:p>5.573946</text:p>
          </table:table-cell>
          <table:table-cell office:value-type="float" office:value="6.005535" calcext:value-type="float">
            <text:p>6.005535</text:p>
          </table:table-cell>
          <table:table-cell office:value-type="float" office:value="0" calcext:value-type="float">
            <text:p>0</text:p>
          </table:table-cell>
          <table:table-cell office:value-type="float" office:value="8.687181" calcext:value-type="float">
            <text:p>8.6871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042002" calcext:value-type="float">
            <text:p>3042002</text:p>
          </table:table-cell>
          <table:table-cell office:value-type="float" office:value="1.72078" calcext:value-type="float">
            <text:p>1.72078</text:p>
          </table:table-cell>
          <table:table-cell office:value-type="float" office:value="136.9531" calcext:value-type="float">
            <text:p>136.95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96664" calcext:value-type="float">
            <text:p>20.96664</text:p>
          </table:table-cell>
          <table:table-cell office:value-type="float" office:value="0" calcext:value-type="float">
            <text:p>0</text:p>
          </table:table-cell>
          <table:table-cell office:value-type="float" office:value="0.00000003145029" calcext:value-type="float">
            <text:p>3.145029E-08</text:p>
          </table:table-cell>
          <table:table-cell office:value-type="float" office:value="0" calcext:value-type="float">
            <text:p>0</text:p>
          </table:table-cell>
          <table:table-cell office:value-type="float" office:value="-0.0005819459" calcext:value-type="float">
            <text:p>-0.0005819459</text:p>
          </table:table-cell>
          <table:table-cell office:value-type="float" office:value="1183.381" calcext:value-type="float">
            <text:p>1183.381</text:p>
          </table:table-cell>
          <table:table-cell office:value-type="float" office:value="1.417566" calcext:value-type="float">
            <text:p>1.417566</text:p>
          </table:table-cell>
          <table:table-cell office:value-type="float" office:value="0" calcext:value-type="float">
            <text:p>0</text:p>
          </table:table-cell>
          <table:table-cell office:value-type="float" office:value="0.6026674" calcext:value-type="float">
            <text:p>0.6026674</text:p>
          </table:table-cell>
          <table:table-cell office:value-type="float" office:value="0.209618" calcext:value-type="float">
            <text:p>0.209618</text:p>
          </table:table-cell>
          <table:table-cell office:value-type="float" office:value="0.09253959" calcext:value-type="float">
            <text:p>0.09253959</text:p>
          </table:table-cell>
          <table:table-cell office:value-type="float" office:value="0.05100156" calcext:value-type="float">
            <text:p>0.05100156</text:p>
          </table:table-cell>
          <table:table-cell office:value-type="float" office:value="0.03840552" calcext:value-type="float">
            <text:p>0.03840552</text:p>
          </table:table-cell>
          <table:table-cell office:value-type="float" office:value="0.02257437" calcext:value-type="float">
            <text:p>0.02257437</text:p>
          </table:table-cell>
          <table:table-cell office:value-type="float" office:value="0.02533456" calcext:value-type="float">
            <text:p>0.02533456</text:p>
          </table:table-cell>
          <table:table-cell office:value-type="float" office:value="0.06266324" calcext:value-type="float">
            <text:p>0.06266324</text:p>
          </table:table-cell>
          <table:table-cell office:value-type="float" office:value="0.1144278" calcext:value-type="float">
            <text:p>0.1144278</text:p>
          </table:table-cell>
          <table:table-cell office:value-type="float" office:value="0.1137093" calcext:value-type="float">
            <text:p>0.1137093</text:p>
          </table:table-cell>
          <table:table-cell office:value-type="float" office:value="0.1159299" calcext:value-type="float">
            <text:p>0.1159299</text:p>
          </table:table-cell>
          <table:table-cell office:value-type="float" office:value="0.1164917" calcext:value-type="float">
            <text:p>0.1164917</text:p>
          </table:table-cell>
          <table:table-cell office:value-type="float" office:value="0.118527" calcext:value-type="float">
            <text:p>0.118527</text:p>
          </table:table-cell>
          <table:table-cell office:value-type="float" office:value="0.1230312" calcext:value-type="float">
            <text:p>0.1230312</text:p>
          </table:table-cell>
          <table:table-cell office:value-type="float" office:value="0" calcext:value-type="float">
            <text:p>0</text:p>
          </table:table-cell>
          <table:table-cell office:value-type="float" office:value="22.5438" calcext:value-type="float">
            <text:p>22.5438</text:p>
          </table:table-cell>
          <table:table-cell office:value-type="float" office:value="23.01171" calcext:value-type="float">
            <text:p>23.01171</text:p>
          </table:table-cell>
          <table:table-cell office:value-type="float" office:value="10.85758" calcext:value-type="float">
            <text:p>10.85758</text:p>
          </table:table-cell>
          <table:table-cell office:value-type="float" office:value="5.977044" calcext:value-type="float">
            <text:p>5.977044</text:p>
          </table:table-cell>
          <table:table-cell office:value-type="float" office:value="4.303186" calcext:value-type="float">
            <text:p>4.303186</text:p>
          </table:table-cell>
          <table:table-cell office:value-type="float" office:value="1.838921" calcext:value-type="float">
            <text:p>1.838921</text:p>
          </table:table-cell>
          <table:table-cell office:value-type="float" office:value="1.497663" calcext:value-type="float">
            <text:p>1.497663</text:p>
          </table:table-cell>
          <table:table-cell office:value-type="float" office:value="3.306656" calcext:value-type="float">
            <text:p>3.306656</text:p>
          </table:table-cell>
          <table:table-cell office:value-type="float" office:value="5.089212" calcext:value-type="float">
            <text:p>5.089212</text:p>
          </table:table-cell>
          <table:table-cell office:value-type="float" office:value="5.083215" calcext:value-type="float">
            <text:p>5.083215</text:p>
          </table:table-cell>
          <table:table-cell office:value-type="float" office:value="5.324121" calcext:value-type="float">
            <text:p>5.324121</text:p>
          </table:table-cell>
          <table:table-cell office:value-type="float" office:value="5.384068" calcext:value-type="float">
            <text:p>5.384068</text:p>
          </table:table-cell>
          <table:table-cell office:value-type="float" office:value="5.582939" calcext:value-type="float">
            <text:p>5.582939</text:p>
          </table:table-cell>
          <table:table-cell office:value-type="float" office:value="6.015138" calcext:value-type="float">
            <text:p>6.015138</text:p>
          </table:table-cell>
          <table:table-cell office:value-type="float" office:value="0" calcext:value-type="float">
            <text:p>0</text:p>
          </table:table-cell>
          <table:table-cell office:value-type="float" office:value="6.624509" calcext:value-type="float">
            <text:p>6.6245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042002" calcext:value-type="float">
            <text:p>4042002</text:p>
          </table:table-cell>
          <table:table-cell office:value-type="float" office:value="1.716803" calcext:value-type="float">
            <text:p>1.716803</text:p>
          </table:table-cell>
          <table:table-cell office:value-type="float" office:value="136.9514" calcext:value-type="float">
            <text:p>136.95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99719" calcext:value-type="float">
            <text:p>20.99719</text:p>
          </table:table-cell>
          <table:table-cell office:value-type="float" office:value="0" calcext:value-type="float">
            <text:p>0</text:p>
          </table:table-cell>
          <table:table-cell office:value-type="float" office:value="0.00000003145029" calcext:value-type="float">
            <text:p>3.145029E-08</text:p>
          </table:table-cell>
          <table:table-cell office:value-type="float" office:value="0" calcext:value-type="float">
            <text:p>0</text:p>
          </table:table-cell>
          <table:table-cell office:value-type="float" office:value="-0.0005819459" calcext:value-type="float">
            <text:p>-0.0005819459</text:p>
          </table:table-cell>
          <table:table-cell office:value-type="float" office:value="1183.356" calcext:value-type="float">
            <text:p>1183.356</text:p>
          </table:table-cell>
          <table:table-cell office:value-type="float" office:value="1.411228" calcext:value-type="float">
            <text:p>1.411228</text:p>
          </table:table-cell>
          <table:table-cell office:value-type="float" office:value="0" calcext:value-type="float">
            <text:p>0</text:p>
          </table:table-cell>
          <table:table-cell office:value-type="float" office:value="0.6276867" calcext:value-type="float">
            <text:p>0.6276867</text:p>
          </table:table-cell>
          <table:table-cell office:value-type="float" office:value="0.2147521" calcext:value-type="float">
            <text:p>0.2147521</text:p>
          </table:table-cell>
          <table:table-cell office:value-type="float" office:value="0.0954648" calcext:value-type="float">
            <text:p>0.0954648</text:p>
          </table:table-cell>
          <table:table-cell office:value-type="float" office:value="0.05192957" calcext:value-type="float">
            <text:p>0.05192957</text:p>
          </table:table-cell>
          <table:table-cell office:value-type="float" office:value="0.03888242" calcext:value-type="float">
            <text:p>0.03888242</text:p>
          </table:table-cell>
          <table:table-cell office:value-type="float" office:value="0.0225325" calcext:value-type="float">
            <text:p>0.0225325</text:p>
          </table:table-cell>
          <table:table-cell office:value-type="float" office:value="0.02527177" calcext:value-type="float">
            <text:p>0.02527177</text:p>
          </table:table-cell>
          <table:table-cell office:value-type="float" office:value="0.06266052" calcext:value-type="float">
            <text:p>0.06266052</text:p>
          </table:table-cell>
          <table:table-cell office:value-type="float" office:value="0.1145412" calcext:value-type="float">
            <text:p>0.1145412</text:p>
          </table:table-cell>
          <table:table-cell office:value-type="float" office:value="0.1138145" calcext:value-type="float">
            <text:p>0.1138145</text:p>
          </table:table-cell>
          <table:table-cell office:value-type="float" office:value="0.1160276" calcext:value-type="float">
            <text:p>0.1160276</text:p>
          </table:table-cell>
          <table:table-cell office:value-type="float" office:value="0.1165874" calcext:value-type="float">
            <text:p>0.1165874</text:p>
          </table:table-cell>
          <table:table-cell office:value-type="float" office:value="0.118623" calcext:value-type="float">
            <text:p>0.118623</text:p>
          </table:table-cell>
          <table:table-cell office:value-type="float" office:value="0.1231337" calcext:value-type="float">
            <text:p>0.1231337</text:p>
          </table:table-cell>
          <table:table-cell office:value-type="float" office:value="0" calcext:value-type="float">
            <text:p>0</text:p>
          </table:table-cell>
          <table:table-cell office:value-type="float" office:value="22.5968" calcext:value-type="float">
            <text:p>22.5968</text:p>
          </table:table-cell>
          <table:table-cell office:value-type="float" office:value="23.00586" calcext:value-type="float">
            <text:p>23.00586</text:p>
          </table:table-cell>
          <table:table-cell office:value-type="float" office:value="10.8568" calcext:value-type="float">
            <text:p>10.8568</text:p>
          </table:table-cell>
          <table:table-cell office:value-type="float" office:value="5.976781" calcext:value-type="float">
            <text:p>5.976781</text:p>
          </table:table-cell>
          <table:table-cell office:value-type="float" office:value="4.303585" calcext:value-type="float">
            <text:p>4.303585</text:p>
          </table:table-cell>
          <table:table-cell office:value-type="float" office:value="1.840167" calcext:value-type="float">
            <text:p>1.840167</text:p>
          </table:table-cell>
          <table:table-cell office:value-type="float" office:value="1.499757" calcext:value-type="float">
            <text:p>1.499757</text:p>
          </table:table-cell>
          <table:table-cell office:value-type="float" office:value="3.312001" calcext:value-type="float">
            <text:p>3.312001</text:p>
          </table:table-cell>
          <table:table-cell office:value-type="float" office:value="5.097394" calcext:value-type="float">
            <text:p>5.097394</text:p>
          </table:table-cell>
          <table:table-cell office:value-type="float" office:value="5.091609" calcext:value-type="float">
            <text:p>5.091609</text:p>
          </table:table-cell>
          <table:table-cell office:value-type="float" office:value="5.332945" calcext:value-type="float">
            <text:p>5.332945</text:p>
          </table:table-cell>
          <table:table-cell office:value-type="float" office:value="5.392906" calcext:value-type="float">
            <text:p>5.392906</text:p>
          </table:table-cell>
          <table:table-cell office:value-type="float" office:value="5.591894" calcext:value-type="float">
            <text:p>5.591894</text:p>
          </table:table-cell>
          <table:table-cell office:value-type="float" office:value="6.024734" calcext:value-type="float">
            <text:p>6.024734</text:p>
          </table:table-cell>
          <table:table-cell office:value-type="float" office:value="0" calcext:value-type="float">
            <text:p>0</text:p>
          </table:table-cell>
          <table:table-cell office:value-type="float" office:value="6.661972" calcext:value-type="float">
            <text:p>6.6619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042002" calcext:value-type="float">
            <text:p>5042002</text:p>
          </table:table-cell>
          <table:table-cell office:value-type="float" office:value="1.712166" calcext:value-type="float">
            <text:p>1.712166</text:p>
          </table:table-cell>
          <table:table-cell office:value-type="float" office:value="136.9495" calcext:value-type="float">
            <text:p>136.94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02797" calcext:value-type="float">
            <text:p>21.02797</text:p>
          </table:table-cell>
          <table:table-cell office:value-type="float" office:value="0" calcext:value-type="float">
            <text:p>0</text:p>
          </table:table-cell>
          <table:table-cell office:value-type="float" office:value="0.00000003145029" calcext:value-type="float">
            <text:p>3.145029E-08</text:p>
          </table:table-cell>
          <table:table-cell office:value-type="float" office:value="0" calcext:value-type="float">
            <text:p>0</text:p>
          </table:table-cell>
          <table:table-cell office:value-type="float" office:value="-0.0005819459" calcext:value-type="float">
            <text:p>-0.0005819459</text:p>
          </table:table-cell>
          <table:table-cell office:value-type="float" office:value="1183.331" calcext:value-type="float">
            <text:p>1183.331</text:p>
          </table:table-cell>
          <table:table-cell office:value-type="float" office:value="1.404159" calcext:value-type="float">
            <text:p>1.404159</text:p>
          </table:table-cell>
          <table:table-cell office:value-type="float" office:value="0" calcext:value-type="float">
            <text:p>0</text:p>
          </table:table-cell>
          <table:table-cell office:value-type="float" office:value="0.6721123" calcext:value-type="float">
            <text:p>0.6721123</text:p>
          </table:table-cell>
          <table:table-cell office:value-type="float" office:value="0.2236285" calcext:value-type="float">
            <text:p>0.2236285</text:p>
          </table:table-cell>
          <table:table-cell office:value-type="float" office:value="0.1010374" calcext:value-type="float">
            <text:p>0.1010374</text:p>
          </table:table-cell>
          <table:table-cell office:value-type="float" office:value="0.0544713" calcext:value-type="float">
            <text:p>0.0544713</text:p>
          </table:table-cell>
          <table:table-cell office:value-type="float" office:value="0.04049124" calcext:value-type="float">
            <text:p>0.04049124</text:p>
          </table:table-cell>
          <table:table-cell office:value-type="float" office:value="0.02308276" calcext:value-type="float">
            <text:p>0.02308276</text:p>
          </table:table-cell>
          <table:table-cell office:value-type="float" office:value="0.02546545" calcext:value-type="float">
            <text:p>0.02546545</text:p>
          </table:table-cell>
          <table:table-cell office:value-type="float" office:value="0.06273357" calcext:value-type="float">
            <text:p>0.06273357</text:p>
          </table:table-cell>
          <table:table-cell office:value-type="float" office:value="0.1146459" calcext:value-type="float">
            <text:p>0.1146459</text:p>
          </table:table-cell>
          <table:table-cell office:value-type="float" office:value="0.113917" calcext:value-type="float">
            <text:p>0.113917</text:p>
          </table:table-cell>
          <table:table-cell office:value-type="float" office:value="0.116125" calcext:value-type="float">
            <text:p>0.116125</text:p>
          </table:table-cell>
          <table:table-cell office:value-type="float" office:value="0.1166832" calcext:value-type="float">
            <text:p>0.1166832</text:p>
          </table:table-cell>
          <table:table-cell office:value-type="float" office:value="0.1187189" calcext:value-type="float">
            <text:p>0.1187189</text:p>
          </table:table-cell>
          <table:table-cell office:value-type="float" office:value="0.1232362" calcext:value-type="float">
            <text:p>0.1232362</text:p>
          </table:table-cell>
          <table:table-cell office:value-type="float" office:value="0" calcext:value-type="float">
            <text:p>0</text:p>
          </table:table-cell>
          <table:table-cell office:value-type="float" office:value="22.65359" calcext:value-type="float">
            <text:p>22.65359</text:p>
          </table:table-cell>
          <table:table-cell office:value-type="float" office:value="23.00193" calcext:value-type="float">
            <text:p>23.00193</text:p>
          </table:table-cell>
          <table:table-cell office:value-type="float" office:value="10.85736" calcext:value-type="float">
            <text:p>10.85736</text:p>
          </table:table-cell>
          <table:table-cell office:value-type="float" office:value="5.977113" calcext:value-type="float">
            <text:p>5.977113</text:p>
          </table:table-cell>
          <table:table-cell office:value-type="float" office:value="4.304346" calcext:value-type="float">
            <text:p>4.304346</text:p>
          </table:table-cell>
          <table:table-cell office:value-type="float" office:value="1.841473" calcext:value-type="float">
            <text:p>1.841473</text:p>
          </table:table-cell>
          <table:table-cell office:value-type="float" office:value="1.501858" calcext:value-type="float">
            <text:p>1.501858</text:p>
          </table:table-cell>
          <table:table-cell office:value-type="float" office:value="3.317328" calcext:value-type="float">
            <text:p>3.317328</text:p>
          </table:table-cell>
          <table:table-cell office:value-type="float" office:value="5.105576" calcext:value-type="float">
            <text:p>5.105576</text:p>
          </table:table-cell>
          <table:table-cell office:value-type="float" office:value="5.1" calcext:value-type="float">
            <text:p>5.1</text:p>
          </table:table-cell>
          <table:table-cell office:value-type="float" office:value="5.341769" calcext:value-type="float">
            <text:p>5.341769</text:p>
          </table:table-cell>
          <table:table-cell office:value-type="float" office:value="5.401747" calcext:value-type="float">
            <text:p>5.401747</text:p>
          </table:table-cell>
          <table:table-cell office:value-type="float" office:value="5.600849" calcext:value-type="float">
            <text:p>5.600849</text:p>
          </table:table-cell>
          <table:table-cell office:value-type="float" office:value="6.034331" calcext:value-type="float">
            <text:p>6.034331</text:p>
          </table:table-cell>
          <table:table-cell office:value-type="float" office:value="0" calcext:value-type="float">
            <text:p>0</text:p>
          </table:table-cell>
          <table:table-cell office:value-type="float" office:value="7.145742" calcext:value-type="float">
            <text:p>7.1457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042002" calcext:value-type="float">
            <text:p>6042002</text:p>
          </table:table-cell>
          <table:table-cell office:value-type="float" office:value="1.708098" calcext:value-type="float">
            <text:p>1.708098</text:p>
          </table:table-cell>
          <table:table-cell office:value-type="float" office:value="136.9473" calcext:value-type="float">
            <text:p>136.94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05892" calcext:value-type="float">
            <text:p>21.05892</text:p>
          </table:table-cell>
          <table:table-cell office:value-type="float" office:value="0" calcext:value-type="float">
            <text:p>0</text:p>
          </table:table-cell>
          <table:table-cell office:value-type="float" office:value="0.00000003145029" calcext:value-type="float">
            <text:p>3.145029E-08</text:p>
          </table:table-cell>
          <table:table-cell office:value-type="float" office:value="0" calcext:value-type="float">
            <text:p>0</text:p>
          </table:table-cell>
          <table:table-cell office:value-type="float" office:value="-0.0005819459" calcext:value-type="float">
            <text:p>-0.0005819459</text:p>
          </table:table-cell>
          <table:table-cell office:value-type="float" office:value="1183.306" calcext:value-type="float">
            <text:p>1183.306</text:p>
          </table:table-cell>
          <table:table-cell office:value-type="float" office:value="1.398303" calcext:value-type="float">
            <text:p>1.398303</text:p>
          </table:table-cell>
          <table:table-cell office:value-type="float" office:value="0" calcext:value-type="float">
            <text:p>0</text:p>
          </table:table-cell>
          <table:table-cell office:value-type="float" office:value="0.6066083" calcext:value-type="float">
            <text:p>0.6066083</text:p>
          </table:table-cell>
          <table:table-cell office:value-type="float" office:value="0.2228057" calcext:value-type="float">
            <text:p>0.2228057</text:p>
          </table:table-cell>
          <table:table-cell office:value-type="float" office:value="0.1028383" calcext:value-type="float">
            <text:p>0.1028383</text:p>
          </table:table-cell>
          <table:table-cell office:value-type="float" office:value="0.05575581" calcext:value-type="float">
            <text:p>0.05575581</text:p>
          </table:table-cell>
          <table:table-cell office:value-type="float" office:value="0.04157396" calcext:value-type="float">
            <text:p>0.04157396</text:p>
          </table:table-cell>
          <table:table-cell office:value-type="float" office:value="0.02364152" calcext:value-type="float">
            <text:p>0.02364152</text:p>
          </table:table-cell>
          <table:table-cell office:value-type="float" office:value="0.02573453" calcext:value-type="float">
            <text:p>0.02573453</text:p>
          </table:table-cell>
          <table:table-cell office:value-type="float" office:value="0.06289259" calcext:value-type="float">
            <text:p>0.06289259</text:p>
          </table:table-cell>
          <table:table-cell office:value-type="float" office:value="0.1147631" calcext:value-type="float">
            <text:p>0.1147631</text:p>
          </table:table-cell>
          <table:table-cell office:value-type="float" office:value="0.1140184" calcext:value-type="float">
            <text:p>0.1140184</text:p>
          </table:table-cell>
          <table:table-cell office:value-type="float" office:value="0.1162221" calcext:value-type="float">
            <text:p>0.1162221</text:p>
          </table:table-cell>
          <table:table-cell office:value-type="float" office:value="0.1167778" calcext:value-type="float">
            <text:p>0.1167778</text:p>
          </table:table-cell>
          <table:table-cell office:value-type="float" office:value="0.1188148" calcext:value-type="float">
            <text:p>0.1188148</text:p>
          </table:table-cell>
          <table:table-cell office:value-type="float" office:value="0.1233384" calcext:value-type="float">
            <text:p>0.1233384</text:p>
          </table:table-cell>
          <table:table-cell office:value-type="float" office:value="0" calcext:value-type="float">
            <text:p>0</text:p>
          </table:table-cell>
          <table:table-cell office:value-type="float" office:value="22.70974" calcext:value-type="float">
            <text:p>22.70974</text:p>
          </table:table-cell>
          <table:table-cell office:value-type="float" office:value="22.9994" calcext:value-type="float">
            <text:p>22.9994</text:p>
          </table:table-cell>
          <table:table-cell office:value-type="float" office:value="10.85923" calcext:value-type="float">
            <text:p>10.85923</text:p>
          </table:table-cell>
          <table:table-cell office:value-type="float" office:value="5.978172" calcext:value-type="float">
            <text:p>5.978172</text:p>
          </table:table-cell>
          <table:table-cell office:value-type="float" office:value="4.305607" calcext:value-type="float">
            <text:p>4.305607</text:p>
          </table:table-cell>
          <table:table-cell office:value-type="float" office:value="1.842912" calcext:value-type="float">
            <text:p>1.842912</text:p>
          </table:table-cell>
          <table:table-cell office:value-type="float" office:value="1.504007" calcext:value-type="float">
            <text:p>1.504007</text:p>
          </table:table-cell>
          <table:table-cell office:value-type="float" office:value="3.322677" calcext:value-type="float">
            <text:p>3.322677</text:p>
          </table:table-cell>
          <table:table-cell office:value-type="float" office:value="5.113758" calcext:value-type="float">
            <text:p>5.113758</text:p>
          </table:table-cell>
          <table:table-cell office:value-type="float" office:value="5.108391" calcext:value-type="float">
            <text:p>5.108391</text:p>
          </table:table-cell>
          <table:table-cell office:value-type="float" office:value="5.350593" calcext:value-type="float">
            <text:p>5.350593</text:p>
          </table:table-cell>
          <table:table-cell office:value-type="float" office:value="5.410567" calcext:value-type="float">
            <text:p>5.410567</text:p>
          </table:table-cell>
          <table:table-cell office:value-type="float" office:value="5.609803" calcext:value-type="float">
            <text:p>5.609803</text:p>
          </table:table-cell>
          <table:table-cell office:value-type="float" office:value="6.043905" calcext:value-type="float">
            <text:p>6.043905</text:p>
          </table:table-cell>
          <table:table-cell office:value-type="float" office:value="0" calcext:value-type="float">
            <text:p>0</text:p>
          </table:table-cell>
          <table:table-cell office:value-type="float" office:value="6.706995" calcext:value-type="float">
            <text:p>6.7069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7042002" calcext:value-type="float">
            <text:p>7042002</text:p>
          </table:table-cell>
          <table:table-cell office:value-type="float" office:value="1.707146" calcext:value-type="float">
            <text:p>1.707146</text:p>
          </table:table-cell>
          <table:table-cell office:value-type="float" office:value="136.945" calcext:value-type="float">
            <text:p>136.9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08978" calcext:value-type="float">
            <text:p>21.08978</text:p>
          </table:table-cell>
          <table:table-cell office:value-type="float" office:value="0" calcext:value-type="float">
            <text:p>0</text:p>
          </table:table-cell>
          <table:table-cell office:value-type="float" office:value="0.00000003146189" calcext:value-type="float">
            <text:p>3.146189E-08</text:p>
          </table:table-cell>
          <table:table-cell office:value-type="float" office:value="0" calcext:value-type="float">
            <text:p>0</text:p>
          </table:table-cell>
          <table:table-cell office:value-type="float" office:value="-0.0005819459" calcext:value-type="float">
            <text:p>-0.0005819459</text:p>
          </table:table-cell>
          <table:table-cell office:value-type="float" office:value="1183.28" calcext:value-type="float">
            <text:p>1183.28</text:p>
          </table:table-cell>
          <table:table-cell office:value-type="float" office:value="1.398649" calcext:value-type="float">
            <text:p>1.398649</text:p>
          </table:table-cell>
          <table:table-cell office:value-type="float" office:value="0" calcext:value-type="float">
            <text:p>0</text:p>
          </table:table-cell>
          <table:table-cell office:value-type="float" office:value="0.4607005" calcext:value-type="float">
            <text:p>0.4607005</text:p>
          </table:table-cell>
          <table:table-cell office:value-type="float" office:value="0.215125" calcext:value-type="float">
            <text:p>0.215125</text:p>
          </table:table-cell>
          <table:table-cell office:value-type="float" office:value="0.0989724" calcext:value-type="float">
            <text:p>0.0989724</text:p>
          </table:table-cell>
          <table:table-cell office:value-type="float" office:value="0.05463713" calcext:value-type="float">
            <text:p>0.05463713</text:p>
          </table:table-cell>
          <table:table-cell office:value-type="float" office:value="0.04130478" calcext:value-type="float">
            <text:p>0.04130478</text:p>
          </table:table-cell>
          <table:table-cell office:value-type="float" office:value="0.02375346" calcext:value-type="float">
            <text:p>0.02375346</text:p>
          </table:table-cell>
          <table:table-cell office:value-type="float" office:value="0.02587452" calcext:value-type="float">
            <text:p>0.02587452</text:p>
          </table:table-cell>
          <table:table-cell office:value-type="float" office:value="0.06306151" calcext:value-type="float">
            <text:p>0.06306151</text:p>
          </table:table-cell>
          <table:table-cell office:value-type="float" office:value="0.1148943" calcext:value-type="float">
            <text:p>0.1148943</text:p>
          </table:table-cell>
          <table:table-cell office:value-type="float" office:value="0.1141205" calcext:value-type="float">
            <text:p>0.1141205</text:p>
          </table:table-cell>
          <table:table-cell office:value-type="float" office:value="0.1163192" calcext:value-type="float">
            <text:p>0.1163192</text:p>
          </table:table-cell>
          <table:table-cell office:value-type="float" office:value="0.116874" calcext:value-type="float">
            <text:p>0.116874</text:p>
          </table:table-cell>
          <table:table-cell office:value-type="float" office:value="0.1189105" calcext:value-type="float">
            <text:p>0.1189105</text:p>
          </table:table-cell>
          <table:table-cell office:value-type="float" office:value="0.1234405" calcext:value-type="float">
            <text:p>0.1234405</text:p>
          </table:table-cell>
          <table:table-cell office:value-type="float" office:value="0" calcext:value-type="float">
            <text:p>0</text:p>
          </table:table-cell>
          <table:table-cell office:value-type="float" office:value="22.75921" calcext:value-type="float">
            <text:p>22.75921</text:p>
          </table:table-cell>
          <table:table-cell office:value-type="float" office:value="22.9962" calcext:value-type="float">
            <text:p>22.9962</text:p>
          </table:table-cell>
          <table:table-cell office:value-type="float" office:value="10.8612" calcext:value-type="float">
            <text:p>10.8612</text:p>
          </table:table-cell>
          <table:table-cell office:value-type="float" office:value="5.979431" calcext:value-type="float">
            <text:p>5.979431</text:p>
          </table:table-cell>
          <table:table-cell office:value-type="float" office:value="4.307134" calcext:value-type="float">
            <text:p>4.307134</text:p>
          </table:table-cell>
          <table:table-cell office:value-type="float" office:value="1.844436" calcext:value-type="float">
            <text:p>1.844436</text:p>
          </table:table-cell>
          <table:table-cell office:value-type="float" office:value="1.506195" calcext:value-type="float">
            <text:p>1.506195</text:p>
          </table:table-cell>
          <table:table-cell office:value-type="float" office:value="3.328047" calcext:value-type="float">
            <text:p>3.328047</text:p>
          </table:table-cell>
          <table:table-cell office:value-type="float" office:value="5.12194" calcext:value-type="float">
            <text:p>5.12194</text:p>
          </table:table-cell>
          <table:table-cell office:value-type="float" office:value="5.116783" calcext:value-type="float">
            <text:p>5.116783</text:p>
          </table:table-cell>
          <table:table-cell office:value-type="float" office:value="5.359416" calcext:value-type="float">
            <text:p>5.359416</text:p>
          </table:table-cell>
          <table:table-cell office:value-type="float" office:value="5.419369" calcext:value-type="float">
            <text:p>5.419369</text:p>
          </table:table-cell>
          <table:table-cell office:value-type="float" office:value="5.61873" calcext:value-type="float">
            <text:p>5.61873</text:p>
          </table:table-cell>
          <table:table-cell office:value-type="float" office:value="6.053462" calcext:value-type="float">
            <text:p>6.053462</text:p>
          </table:table-cell>
          <table:table-cell office:value-type="float" office:value="0" calcext:value-type="float">
            <text:p>0</text:p>
          </table:table-cell>
          <table:table-cell office:value-type="float" office:value="3.043143" calcext:value-type="float">
            <text:p>3.0431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8042002" calcext:value-type="float">
            <text:p>8042002</text:p>
          </table:table-cell>
          <table:table-cell office:value-type="float" office:value="1.706849" calcext:value-type="float">
            <text:p>1.706849</text:p>
          </table:table-cell>
          <table:table-cell office:value-type="float" office:value="136.9439" calcext:value-type="float">
            <text:p>136.94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11997" calcext:value-type="float">
            <text:p>21.11997</text:p>
          </table:table-cell>
          <table:table-cell office:value-type="float" office:value="0" calcext:value-type="float">
            <text:p>0</text:p>
          </table:table-cell>
          <table:table-cell office:value-type="float" office:value="0.00000003150357" calcext:value-type="float">
            <text:p>3.150357E-08</text:p>
          </table:table-cell>
          <table:table-cell office:value-type="float" office:value="0" calcext:value-type="float">
            <text:p>0</text:p>
          </table:table-cell>
          <table:table-cell office:value-type="float" office:value="-0.0005819458" calcext:value-type="float">
            <text:p>-0.0005819458</text:p>
          </table:table-cell>
          <table:table-cell office:value-type="float" office:value="1183.253" calcext:value-type="float">
            <text:p>1183.253</text:p>
          </table:table-cell>
          <table:table-cell office:value-type="float" office:value="1.41273" calcext:value-type="float">
            <text:p>1.41273</text:p>
          </table:table-cell>
          <table:table-cell office:value-type="float" office:value="0" calcext:value-type="float">
            <text:p>0</text:p>
          </table:table-cell>
          <table:table-cell office:value-type="float" office:value="0.07666329" calcext:value-type="float">
            <text:p>0.07666329</text:p>
          </table:table-cell>
          <table:table-cell office:value-type="float" office:value="0.2050957" calcext:value-type="float">
            <text:p>0.2050957</text:p>
          </table:table-cell>
          <table:table-cell office:value-type="float" office:value="0.09800936" calcext:value-type="float">
            <text:p>0.09800936</text:p>
          </table:table-cell>
          <table:table-cell office:value-type="float" office:value="0.05423501" calcext:value-type="float">
            <text:p>0.05423501</text:p>
          </table:table-cell>
          <table:table-cell office:value-type="float" office:value="0.04106164" calcext:value-type="float">
            <text:p>0.04106164</text:p>
          </table:table-cell>
          <table:table-cell office:value-type="float" office:value="0.02353711" calcext:value-type="float">
            <text:p>0.02353711</text:p>
          </table:table-cell>
          <table:table-cell office:value-type="float" office:value="0.02581404" calcext:value-type="float">
            <text:p>0.02581404</text:p>
          </table:table-cell>
          <table:table-cell office:value-type="float" office:value="0.06314109" calcext:value-type="float">
            <text:p>0.06314109</text:p>
          </table:table-cell>
          <table:table-cell office:value-type="float" office:value="0.1150237" calcext:value-type="float">
            <text:p>0.1150237</text:p>
          </table:table-cell>
          <table:table-cell office:value-type="float" office:value="0.1142238" calcext:value-type="float">
            <text:p>0.1142238</text:p>
          </table:table-cell>
          <table:table-cell office:value-type="float" office:value="0.1164164" calcext:value-type="float">
            <text:p>0.1164164</text:p>
          </table:table-cell>
          <table:table-cell office:value-type="float" office:value="0.1169623" calcext:value-type="float">
            <text:p>0.1169623</text:p>
          </table:table-cell>
          <table:table-cell office:value-type="float" office:value="0.1190057" calcext:value-type="float">
            <text:p>0.1190057</text:p>
          </table:table-cell>
          <table:table-cell office:value-type="float" office:value="0.1235426" calcext:value-type="float">
            <text:p>0.1235426</text:p>
          </table:table-cell>
          <table:table-cell office:value-type="float" office:value="0" calcext:value-type="float">
            <text:p>0</text:p>
          </table:table-cell>
          <table:table-cell office:value-type="float" office:value="22.75731" calcext:value-type="float">
            <text:p>22.75731</text:p>
          </table:table-cell>
          <table:table-cell office:value-type="float" office:value="22.99122" calcext:value-type="float">
            <text:p>22.99122</text:p>
          </table:table-cell>
          <table:table-cell office:value-type="float" office:value="10.86212" calcext:value-type="float">
            <text:p>10.86212</text:p>
          </table:table-cell>
          <table:table-cell office:value-type="float" office:value="5.980283" calcext:value-type="float">
            <text:p>5.980283</text:p>
          </table:table-cell>
          <table:table-cell office:value-type="float" office:value="4.308455" calcext:value-type="float">
            <text:p>4.308455</text:p>
          </table:table-cell>
          <table:table-cell office:value-type="float" office:value="1.84592" calcext:value-type="float">
            <text:p>1.84592</text:p>
          </table:table-cell>
          <table:table-cell office:value-type="float" office:value="1.508378" calcext:value-type="float">
            <text:p>1.508378</text:p>
          </table:table-cell>
          <table:table-cell office:value-type="float" office:value="3.333436" calcext:value-type="float">
            <text:p>3.333436</text:p>
          </table:table-cell>
          <table:table-cell office:value-type="float" office:value="5.130121" calcext:value-type="float">
            <text:p>5.130121</text:p>
          </table:table-cell>
          <table:table-cell office:value-type="float" office:value="5.125174" calcext:value-type="float">
            <text:p>5.125174</text:p>
          </table:table-cell>
          <table:table-cell office:value-type="float" office:value="5.36824" calcext:value-type="float">
            <text:p>5.36824</text:p>
          </table:table-cell>
          <table:table-cell office:value-type="float" office:value="5.428168" calcext:value-type="float">
            <text:p>5.428168</text:p>
          </table:table-cell>
          <table:table-cell office:value-type="float" office:value="5.627645" calcext:value-type="float">
            <text:p>5.627645</text:p>
          </table:table-cell>
          <table:table-cell office:value-type="float" office:value="6.063019" calcext:value-type="float">
            <text:p>6.063019</text:p>
          </table:table-cell>
          <table:table-cell office:value-type="float" office:value="0" calcext:value-type="float">
            <text:p>0</text:p>
          </table:table-cell>
          <table:table-cell office:value-type="float" office:value="0.004259978" calcext:value-type="float">
            <text:p>0.0042599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042002" calcext:value-type="float">
            <text:p>9042002</text:p>
          </table:table-cell>
          <table:table-cell office:value-type="float" office:value="1.703932" calcext:value-type="float">
            <text:p>1.703932</text:p>
          </table:table-cell>
          <table:table-cell office:value-type="float" office:value="136.9428" calcext:value-type="float">
            <text:p>136.94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15005" calcext:value-type="float">
            <text:p>21.15005</text:p>
          </table:table-cell>
          <table:table-cell office:value-type="float" office:value="0" calcext:value-type="float">
            <text:p>0</text:p>
          </table:table-cell>
          <table:table-cell office:value-type="float" office:value="0.00000003150357" calcext:value-type="float">
            <text:p>3.150357E-08</text:p>
          </table:table-cell>
          <table:table-cell office:value-type="float" office:value="0" calcext:value-type="float">
            <text:p>0</text:p>
          </table:table-cell>
          <table:table-cell office:value-type="float" office:value="-0.0005819458" calcext:value-type="float">
            <text:p>-0.0005819458</text:p>
          </table:table-cell>
          <table:table-cell office:value-type="float" office:value="1183.226" calcext:value-type="float">
            <text:p>1183.226</text:p>
          </table:table-cell>
          <table:table-cell office:value-type="float" office:value="1.409616" calcext:value-type="float">
            <text:p>1.409616</text:p>
          </table:table-cell>
          <table:table-cell office:value-type="float" office:value="0" calcext:value-type="float">
            <text:p>0</text:p>
          </table:table-cell>
          <table:table-cell office:value-type="float" office:value="0.1590609" calcext:value-type="float">
            <text:p>0.1590609</text:p>
          </table:table-cell>
          <table:table-cell office:value-type="float" office:value="0.2181225" calcext:value-type="float">
            <text:p>0.2181225</text:p>
          </table:table-cell>
          <table:table-cell office:value-type="float" office:value="0.1031523" calcext:value-type="float">
            <text:p>0.1031523</text:p>
          </table:table-cell>
          <table:table-cell office:value-type="float" office:value="0.05630527" calcext:value-type="float">
            <text:p>0.05630527</text:p>
          </table:table-cell>
          <table:table-cell office:value-type="float" office:value="0.04220489" calcext:value-type="float">
            <text:p>0.04220489</text:p>
          </table:table-cell>
          <table:table-cell office:value-type="float" office:value="0.02370894" calcext:value-type="float">
            <text:p>0.02370894</text:p>
          </table:table-cell>
          <table:table-cell office:value-type="float" office:value="0.02584609" calcext:value-type="float">
            <text:p>0.02584609</text:p>
          </table:table-cell>
          <table:table-cell office:value-type="float" office:value="0.06318826" calcext:value-type="float">
            <text:p>0.06318826</text:p>
          </table:table-cell>
          <table:table-cell office:value-type="float" office:value="0.1151395" calcext:value-type="float">
            <text:p>0.1151395</text:p>
          </table:table-cell>
          <table:table-cell office:value-type="float" office:value="0.1143267" calcext:value-type="float">
            <text:p>0.1143267</text:p>
          </table:table-cell>
          <table:table-cell office:value-type="float" office:value="0.1165136" calcext:value-type="float">
            <text:p>0.1165136</text:p>
          </table:table-cell>
          <table:table-cell office:value-type="float" office:value="0.1170592" calcext:value-type="float">
            <text:p>0.1170592</text:p>
          </table:table-cell>
          <table:table-cell office:value-type="float" office:value="0.1191011" calcext:value-type="float">
            <text:p>0.1191011</text:p>
          </table:table-cell>
          <table:table-cell office:value-type="float" office:value="0.1236446" calcext:value-type="float">
            <text:p>0.1236446</text:p>
          </table:table-cell>
          <table:table-cell office:value-type="float" office:value="0" calcext:value-type="float">
            <text:p>0</text:p>
          </table:table-cell>
          <table:table-cell office:value-type="float" office:value="22.74412" calcext:value-type="float">
            <text:p>22.74412</text:p>
          </table:table-cell>
          <table:table-cell office:value-type="float" office:value="22.98671" calcext:value-type="float">
            <text:p>22.98671</text:p>
          </table:table-cell>
          <table:table-cell office:value-type="float" office:value="10.86324" calcext:value-type="float">
            <text:p>10.86324</text:p>
          </table:table-cell>
          <table:table-cell office:value-type="float" office:value="5.981187" calcext:value-type="float">
            <text:p>5.981187</text:p>
          </table:table-cell>
          <table:table-cell office:value-type="float" office:value="4.309788" calcext:value-type="float">
            <text:p>4.309788</text:p>
          </table:table-cell>
          <table:table-cell office:value-type="float" office:value="1.847376" calcext:value-type="float">
            <text:p>1.847376</text:p>
          </table:table-cell>
          <table:table-cell office:value-type="float" office:value="1.510548" calcext:value-type="float">
            <text:p>1.510548</text:p>
          </table:table-cell>
          <table:table-cell office:value-type="float" office:value="3.338825" calcext:value-type="float">
            <text:p>3.338825</text:p>
          </table:table-cell>
          <table:table-cell office:value-type="float" office:value="5.138303" calcext:value-type="float">
            <text:p>5.138303</text:p>
          </table:table-cell>
          <table:table-cell office:value-type="float" office:value="5.133563" calcext:value-type="float">
            <text:p>5.133563</text:p>
          </table:table-cell>
          <table:table-cell office:value-type="float" office:value="5.377028" calcext:value-type="float">
            <text:p>5.377028</text:p>
          </table:table-cell>
          <table:table-cell office:value-type="float" office:value="5.436965" calcext:value-type="float">
            <text:p>5.436965</text:p>
          </table:table-cell>
          <table:table-cell office:value-type="float" office:value="5.636561" calcext:value-type="float">
            <text:p>5.636561</text:p>
          </table:table-cell>
          <table:table-cell office:value-type="float" office:value="6.072566" calcext:value-type="float">
            <text:p>6.072566</text:p>
          </table:table-cell>
          <table:table-cell office:value-type="float" office:value="0" calcext:value-type="float">
            <text:p>0</text:p>
          </table:table-cell>
          <table:table-cell office:value-type="float" office:value="0.735423" calcext:value-type="float">
            <text:p>0.7354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42002" calcext:value-type="float">
            <text:p>10042002</text:p>
          </table:table-cell>
          <table:table-cell office:value-type="float" office:value="1.694975" calcext:value-type="float">
            <text:p>1.694975</text:p>
          </table:table-cell>
          <table:table-cell office:value-type="float" office:value="136.9416" calcext:value-type="float">
            <text:p>136.94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18066" calcext:value-type="float">
            <text:p>21.18066</text:p>
          </table:table-cell>
          <table:table-cell office:value-type="float" office:value="0" calcext:value-type="float">
            <text:p>0</text:p>
          </table:table-cell>
          <table:table-cell office:value-type="float" office:value="0.00000003150357" calcext:value-type="float">
            <text:p>3.150357E-08</text:p>
          </table:table-cell>
          <table:table-cell office:value-type="float" office:value="0" calcext:value-type="float">
            <text:p>0</text:p>
          </table:table-cell>
          <table:table-cell office:value-type="float" office:value="-0.0005819458" calcext:value-type="float">
            <text:p>-0.0005819458</text:p>
          </table:table-cell>
          <table:table-cell office:value-type="float" office:value="1183.2" calcext:value-type="float">
            <text:p>1183.2</text:p>
          </table:table-cell>
          <table:table-cell office:value-type="float" office:value="1.397033" calcext:value-type="float">
            <text:p>1.397033</text:p>
          </table:table-cell>
          <table:table-cell office:value-type="float" office:value="0" calcext:value-type="float">
            <text:p>0</text:p>
          </table:table-cell>
          <table:table-cell office:value-type="float" office:value="0.39112" calcext:value-type="float">
            <text:p>0.39112</text:p>
          </table:table-cell>
          <table:table-cell office:value-type="float" office:value="0.2382864" calcext:value-type="float">
            <text:p>0.2382864</text:p>
          </table:table-cell>
          <table:table-cell office:value-type="float" office:value="0.1112971" calcext:value-type="float">
            <text:p>0.1112971</text:p>
          </table:table-cell>
          <table:table-cell office:value-type="float" office:value="0.06021766" calcext:value-type="float">
            <text:p>0.06021766</text:p>
          </table:table-cell>
          <table:table-cell office:value-type="float" office:value="0.04497938" calcext:value-type="float">
            <text:p>0.04497938</text:p>
          </table:table-cell>
          <table:table-cell office:value-type="float" office:value="0.02459923" calcext:value-type="float">
            <text:p>0.02459923</text:p>
          </table:table-cell>
          <table:table-cell office:value-type="float" office:value="0.02617982" calcext:value-type="float">
            <text:p>0.02617982</text:p>
          </table:table-cell>
          <table:table-cell office:value-type="float" office:value="0.06332752" calcext:value-type="float">
            <text:p>0.06332752</text:p>
          </table:table-cell>
          <table:table-cell office:value-type="float" office:value="0.1152548" calcext:value-type="float">
            <text:p>0.1152548</text:p>
          </table:table-cell>
          <table:table-cell office:value-type="float" office:value="0.1144286" calcext:value-type="float">
            <text:p>0.1144286</text:p>
          </table:table-cell>
          <table:table-cell office:value-type="float" office:value="0.1166102" calcext:value-type="float">
            <text:p>0.1166102</text:p>
          </table:table-cell>
          <table:table-cell office:value-type="float" office:value="0.1171578" calcext:value-type="float">
            <text:p>0.1171578</text:p>
          </table:table-cell>
          <table:table-cell office:value-type="float" office:value="0.1191964" calcext:value-type="float">
            <text:p>0.1191964</text:p>
          </table:table-cell>
          <table:table-cell office:value-type="float" office:value="0.1237465" calcext:value-type="float">
            <text:p>0.1237465</text:p>
          </table:table-cell>
          <table:table-cell office:value-type="float" office:value="0" calcext:value-type="float">
            <text:p>0</text:p>
          </table:table-cell>
          <table:table-cell office:value-type="float" office:value="22.7522" calcext:value-type="float">
            <text:p>22.7522</text:p>
          </table:table-cell>
          <table:table-cell office:value-type="float" office:value="22.98605" calcext:value-type="float">
            <text:p>22.98605</text:p>
          </table:table-cell>
          <table:table-cell office:value-type="float" office:value="10.86652" calcext:value-type="float">
            <text:p>10.86652</text:p>
          </table:table-cell>
          <table:table-cell office:value-type="float" office:value="5.983113" calcext:value-type="float">
            <text:p>5.983113</text:p>
          </table:table-cell>
          <table:table-cell office:value-type="float" office:value="4.311787" calcext:value-type="float">
            <text:p>4.311787</text:p>
          </table:table-cell>
          <table:table-cell office:value-type="float" office:value="1.848951" calcext:value-type="float">
            <text:p>1.848951</text:p>
          </table:table-cell>
          <table:table-cell office:value-type="float" office:value="1.512751" calcext:value-type="float">
            <text:p>1.512751</text:p>
          </table:table-cell>
          <table:table-cell office:value-type="float" office:value="3.344215" calcext:value-type="float">
            <text:p>3.344215</text:p>
          </table:table-cell>
          <table:table-cell office:value-type="float" office:value="5.146485" calcext:value-type="float">
            <text:p>5.146485</text:p>
          </table:table-cell>
          <table:table-cell office:value-type="float" office:value="5.141943" calcext:value-type="float">
            <text:p>5.141943</text:p>
          </table:table-cell>
          <table:table-cell office:value-type="float" office:value="5.385795" calcext:value-type="float">
            <text:p>5.385795</text:p>
          </table:table-cell>
          <table:table-cell office:value-type="float" office:value="5.445746" calcext:value-type="float">
            <text:p>5.445746</text:p>
          </table:table-cell>
          <table:table-cell office:value-type="float" office:value="5.645458" calcext:value-type="float">
            <text:p>5.645458</text:p>
          </table:table-cell>
          <table:table-cell office:value-type="float" office:value="6.082084" calcext:value-type="float">
            <text:p>6.082084</text:p>
          </table:table-cell>
          <table:table-cell office:value-type="float" office:value="0" calcext:value-type="float">
            <text:p>0</text:p>
          </table:table-cell>
          <table:table-cell office:value-type="float" office:value="8.759084" calcext:value-type="float">
            <text:p>8.7590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042002" calcext:value-type="float">
            <text:p>11042002</text:p>
          </table:table-cell>
          <table:table-cell office:value-type="float" office:value="1.696241" calcext:value-type="float">
            <text:p>1.696241</text:p>
          </table:table-cell>
          <table:table-cell office:value-type="float" office:value="136.94" calcext:value-type="float">
            <text:p>136.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21141" calcext:value-type="float">
            <text:p>21.21141</text:p>
          </table:table-cell>
          <table:table-cell office:value-type="float" office:value="0" calcext:value-type="float">
            <text:p>0</text:p>
          </table:table-cell>
          <table:table-cell office:value-type="float" office:value="0.00000003206103" calcext:value-type="float">
            <text:p>3.206103E-08</text:p>
          </table:table-cell>
          <table:table-cell office:value-type="float" office:value="0" calcext:value-type="float">
            <text:p>0</text:p>
          </table:table-cell>
          <table:table-cell office:value-type="float" office:value="-0.0005819398" calcext:value-type="float">
            <text:p>-0.0005819398</text:p>
          </table:table-cell>
          <table:table-cell office:value-type="float" office:value="1183.174" calcext:value-type="float">
            <text:p>1183.174</text:p>
          </table:table-cell>
          <table:table-cell office:value-type="float" office:value="1.410033" calcext:value-type="float">
            <text:p>1.410033</text:p>
          </table:table-cell>
          <table:table-cell office:value-type="float" office:value="0" calcext:value-type="float">
            <text:p>0</text:p>
          </table:table-cell>
          <table:table-cell office:value-type="float" office:value="0.05904772" calcext:value-type="float">
            <text:p>0.05904772</text:p>
          </table:table-cell>
          <table:table-cell office:value-type="float" office:value="0.2218749" calcext:value-type="float">
            <text:p>0.2218749</text:p>
          </table:table-cell>
          <table:table-cell office:value-type="float" office:value="0.1055667" calcext:value-type="float">
            <text:p>0.1055667</text:p>
          </table:table-cell>
          <table:table-cell office:value-type="float" office:value="0.05904471" calcext:value-type="float">
            <text:p>0.05904471</text:p>
          </table:table-cell>
          <table:table-cell office:value-type="float" office:value="0.04486931" calcext:value-type="float">
            <text:p>0.04486931</text:p>
          </table:table-cell>
          <table:table-cell office:value-type="float" office:value="0.02504851" calcext:value-type="float">
            <text:p>0.02504851</text:p>
          </table:table-cell>
          <table:table-cell office:value-type="float" office:value="0.02644202" calcext:value-type="float">
            <text:p>0.02644202</text:p>
          </table:table-cell>
          <table:table-cell office:value-type="float" office:value="0.06355949" calcext:value-type="float">
            <text:p>0.06355949</text:p>
          </table:table-cell>
          <table:table-cell office:value-type="float" office:value="0.1153907" calcext:value-type="float">
            <text:p>0.1153907</text:p>
          </table:table-cell>
          <table:table-cell office:value-type="float" office:value="0.1145311" calcext:value-type="float">
            <text:p>0.1145311</text:p>
          </table:table-cell>
          <table:table-cell office:value-type="float" office:value="0.1167072" calcext:value-type="float">
            <text:p>0.1167072</text:p>
          </table:table-cell>
          <table:table-cell office:value-type="float" office:value="0.1172577" calcext:value-type="float">
            <text:p>0.1172577</text:p>
          </table:table-cell>
          <table:table-cell office:value-type="float" office:value="0.1192919" calcext:value-type="float">
            <text:p>0.1192919</text:p>
          </table:table-cell>
          <table:table-cell office:value-type="float" office:value="0.1238484" calcext:value-type="float">
            <text:p>0.1238484</text:p>
          </table:table-cell>
          <table:table-cell office:value-type="float" office:value="0" calcext:value-type="float">
            <text:p>0</text:p>
          </table:table-cell>
          <table:table-cell office:value-type="float" office:value="22.75725" calcext:value-type="float">
            <text:p>22.75725</text:p>
          </table:table-cell>
          <table:table-cell office:value-type="float" office:value="22.98638" calcext:value-type="float">
            <text:p>22.98638</text:p>
          </table:table-cell>
          <table:table-cell office:value-type="float" office:value="10.87117" calcext:value-type="float">
            <text:p>10.87117</text:p>
          </table:table-cell>
          <table:table-cell office:value-type="float" office:value="5.985929" calcext:value-type="float">
            <text:p>5.985929</text:p>
          </table:table-cell>
          <table:table-cell office:value-type="float" office:value="4.314539" calcext:value-type="float">
            <text:p>4.314539</text:p>
          </table:table-cell>
          <table:table-cell office:value-type="float" office:value="1.85072" calcext:value-type="float">
            <text:p>1.85072</text:p>
          </table:table-cell>
          <table:table-cell office:value-type="float" office:value="1.515024" calcext:value-type="float">
            <text:p>1.515024</text:p>
          </table:table-cell>
          <table:table-cell office:value-type="float" office:value="3.349625" calcext:value-type="float">
            <text:p>3.349625</text:p>
          </table:table-cell>
          <table:table-cell office:value-type="float" office:value="5.154667" calcext:value-type="float">
            <text:p>5.154667</text:p>
          </table:table-cell>
          <table:table-cell office:value-type="float" office:value="5.150297" calcext:value-type="float">
            <text:p>5.150297</text:p>
          </table:table-cell>
          <table:table-cell office:value-type="float" office:value="5.394563" calcext:value-type="float">
            <text:p>5.394563</text:p>
          </table:table-cell>
          <table:table-cell office:value-type="float" office:value="5.454507" calcext:value-type="float">
            <text:p>5.454507</text:p>
          </table:table-cell>
          <table:table-cell office:value-type="float" office:value="5.654335" calcext:value-type="float">
            <text:p>5.654335</text:p>
          </table:table-cell>
          <table:table-cell office:value-type="float" office:value="6.091603" calcext:value-type="float">
            <text:p>6.091603</text:p>
          </table:table-cell>
          <table:table-cell office:value-type="float" office:value="0" calcext:value-type="float">
            <text:p>0</text:p>
          </table:table-cell>
          <table:table-cell office:value-type="float" office:value="0.01269008" calcext:value-type="float">
            <text:p>0.012690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2042002" calcext:value-type="float">
            <text:p>12042002</text:p>
          </table:table-cell>
          <table:table-cell office:value-type="float" office:value="1.69245" calcext:value-type="float">
            <text:p>1.69245</text:p>
          </table:table-cell>
          <table:table-cell office:value-type="float" office:value="136.9406" calcext:value-type="float">
            <text:p>136.94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24121" calcext:value-type="float">
            <text:p>21.24121</text:p>
          </table:table-cell>
          <table:table-cell office:value-type="float" office:value="0" calcext:value-type="float">
            <text:p>0</text:p>
          </table:table-cell>
          <table:table-cell office:value-type="float" office:value="0.00000003206103" calcext:value-type="float">
            <text:p>3.206103E-08</text:p>
          </table:table-cell>
          <table:table-cell office:value-type="float" office:value="0" calcext:value-type="float">
            <text:p>0</text:p>
          </table:table-cell>
          <table:table-cell office:value-type="float" office:value="-0.0005819398" calcext:value-type="float">
            <text:p>-0.0005819398</text:p>
          </table:table-cell>
          <table:table-cell office:value-type="float" office:value="1183.147" calcext:value-type="float">
            <text:p>1183.147</text:p>
          </table:table-cell>
          <table:table-cell office:value-type="float" office:value="1.448314" calcext:value-type="float">
            <text:p>1.448314</text:p>
          </table:table-cell>
          <table:table-cell office:value-type="float" office:value="0" calcext:value-type="float">
            <text:p>0</text:p>
          </table:table-cell>
          <table:table-cell office:value-type="float" office:value="0.04294544" calcext:value-type="float">
            <text:p>0.04294544</text:p>
          </table:table-cell>
          <table:table-cell office:value-type="float" office:value="0.2090209" calcext:value-type="float">
            <text:p>0.2090209</text:p>
          </table:table-cell>
          <table:table-cell office:value-type="float" office:value="0.1088169" calcext:value-type="float">
            <text:p>0.1088169</text:p>
          </table:table-cell>
          <table:table-cell office:value-type="float" office:value="0.06001444" calcext:value-type="float">
            <text:p>0.06001444</text:p>
          </table:table-cell>
          <table:table-cell office:value-type="float" office:value="0.04530568" calcext:value-type="float">
            <text:p>0.04530568</text:p>
          </table:table-cell>
          <table:table-cell office:value-type="float" office:value="0.02481563" calcext:value-type="float">
            <text:p>0.02481563</text:p>
          </table:table-cell>
          <table:table-cell office:value-type="float" office:value="0.02637537" calcext:value-type="float">
            <text:p>0.02637537</text:p>
          </table:table-cell>
          <table:table-cell office:value-type="float" office:value="0.06365" calcext:value-type="float">
            <text:p>0.06365</text:p>
          </table:table-cell>
          <table:table-cell office:value-type="float" office:value="0.1155307" calcext:value-type="float">
            <text:p>0.1155307</text:p>
          </table:table-cell>
          <table:table-cell office:value-type="float" office:value="0.1146354" calcext:value-type="float">
            <text:p>0.1146354</text:p>
          </table:table-cell>
          <table:table-cell office:value-type="float" office:value="0.1168043" calcext:value-type="float">
            <text:p>0.1168043</text:p>
          </table:table-cell>
          <table:table-cell office:value-type="float" office:value="0.1173377" calcext:value-type="float">
            <text:p>0.1173377</text:p>
          </table:table-cell>
          <table:table-cell office:value-type="float" office:value="0.1193872" calcext:value-type="float">
            <text:p>0.1193872</text:p>
          </table:table-cell>
          <table:table-cell office:value-type="float" office:value="0.1239502" calcext:value-type="float">
            <text:p>0.1239502</text:p>
          </table:table-cell>
          <table:table-cell office:value-type="float" office:value="0" calcext:value-type="float">
            <text:p>0</text:p>
          </table:table-cell>
          <table:table-cell office:value-type="float" office:value="22.70221" calcext:value-type="float">
            <text:p>22.70221</text:p>
          </table:table-cell>
          <table:table-cell office:value-type="float" office:value="22.98177" calcext:value-type="float">
            <text:p>22.98177</text:p>
          </table:table-cell>
          <table:table-cell office:value-type="float" office:value="10.87406" calcext:value-type="float">
            <text:p>10.87406</text:p>
          </table:table-cell>
          <table:table-cell office:value-type="float" office:value="5.988023" calcext:value-type="float">
            <text:p>5.988023</text:p>
          </table:table-cell>
          <table:table-cell office:value-type="float" office:value="4.316868" calcext:value-type="float">
            <text:p>4.316868</text:p>
          </table:table-cell>
          <table:table-cell office:value-type="float" office:value="1.852425" calcext:value-type="float">
            <text:p>1.852425</text:p>
          </table:table-cell>
          <table:table-cell office:value-type="float" office:value="1.517293" calcext:value-type="float">
            <text:p>1.517293</text:p>
          </table:table-cell>
          <table:table-cell office:value-type="float" office:value="3.355061" calcext:value-type="float">
            <text:p>3.355061</text:p>
          </table:table-cell>
          <table:table-cell office:value-type="float" office:value="5.162849" calcext:value-type="float">
            <text:p>5.162849</text:p>
          </table:table-cell>
          <table:table-cell office:value-type="float" office:value="5.15865" calcext:value-type="float">
            <text:p>5.15865</text:p>
          </table:table-cell>
          <table:table-cell office:value-type="float" office:value="5.40333" calcext:value-type="float">
            <text:p>5.40333</text:p>
          </table:table-cell>
          <table:table-cell office:value-type="float" office:value="5.463264" calcext:value-type="float">
            <text:p>5.463264</text:p>
          </table:table-cell>
          <table:table-cell office:value-type="float" office:value="5.663212" calcext:value-type="float">
            <text:p>5.663212</text:p>
          </table:table-cell>
          <table:table-cell office:value-type="float" office:value="6.101116" calcext:value-type="float">
            <text:p>6.101116</text:p>
          </table:table-cell>
          <table:table-cell office:value-type="float" office:value="0" calcext:value-type="float">
            <text:p>0</text:p>
          </table:table-cell>
          <table:table-cell office:value-type="float" office:value="0.00500103" calcext:value-type="float">
            <text:p>0.005001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3042002" calcext:value-type="float">
            <text:p>13042002</text:p>
          </table:table-cell>
          <table:table-cell office:value-type="float" office:value="1.688056" calcext:value-type="float">
            <text:p>1.688056</text:p>
          </table:table-cell>
          <table:table-cell office:value-type="float" office:value="136.9404" calcext:value-type="float">
            <text:p>136.94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27151" calcext:value-type="float">
            <text:p>21.27151</text:p>
          </table:table-cell>
          <table:table-cell office:value-type="float" office:value="0" calcext:value-type="float">
            <text:p>0</text:p>
          </table:table-cell>
          <table:table-cell office:value-type="float" office:value="0.00000003206103" calcext:value-type="float">
            <text:p>3.206103E-08</text:p>
          </table:table-cell>
          <table:table-cell office:value-type="float" office:value="0" calcext:value-type="float">
            <text:p>0</text:p>
          </table:table-cell>
          <table:table-cell office:value-type="float" office:value="-0.0005819398" calcext:value-type="float">
            <text:p>-0.0005819398</text:p>
          </table:table-cell>
          <table:table-cell office:value-type="float" office:value="1183.12" calcext:value-type="float">
            <text:p>1183.12</text:p>
          </table:table-cell>
          <table:table-cell office:value-type="float" office:value="1.455326" calcext:value-type="float">
            <text:p>1.455326</text:p>
          </table:table-cell>
          <table:table-cell office:value-type="float" office:value="0" calcext:value-type="float">
            <text:p>0</text:p>
          </table:table-cell>
          <table:table-cell office:value-type="float" office:value="0.1027381" calcext:value-type="float">
            <text:p>0.1027381</text:p>
          </table:table-cell>
          <table:table-cell office:value-type="float" office:value="0.2196869" calcext:value-type="float">
            <text:p>0.2196869</text:p>
          </table:table-cell>
          <table:table-cell office:value-type="float" office:value="0.1111504" calcext:value-type="float">
            <text:p>0.1111504</text:p>
          </table:table-cell>
          <table:table-cell office:value-type="float" office:value="0.06152356" calcext:value-type="float">
            <text:p>0.06152356</text:p>
          </table:table-cell>
          <table:table-cell office:value-type="float" office:value="0.0465896" calcext:value-type="float">
            <text:p>0.0465896</text:p>
          </table:table-cell>
          <table:table-cell office:value-type="float" office:value="0.02525121" calcext:value-type="float">
            <text:p>0.02525121</text:p>
          </table:table-cell>
          <table:table-cell office:value-type="float" office:value="0.02657035" calcext:value-type="float">
            <text:p>0.02657035</text:p>
          </table:table-cell>
          <table:table-cell office:value-type="float" office:value="0.06376528" calcext:value-type="float">
            <text:p>0.06376528</text:p>
          </table:table-cell>
          <table:table-cell office:value-type="float" office:value="0.1156595" calcext:value-type="float">
            <text:p>0.1156595</text:p>
          </table:table-cell>
          <table:table-cell office:value-type="float" office:value="0.11474" calcext:value-type="float">
            <text:p>0.11474</text:p>
          </table:table-cell>
          <table:table-cell office:value-type="float" office:value="0.1169014" calcext:value-type="float">
            <text:p>0.1169014</text:p>
          </table:table-cell>
          <table:table-cell office:value-type="float" office:value="0.1174364" calcext:value-type="float">
            <text:p>0.1174364</text:p>
          </table:table-cell>
          <table:table-cell office:value-type="float" office:value="0.1194824" calcext:value-type="float">
            <text:p>0.1194824</text:p>
          </table:table-cell>
          <table:table-cell office:value-type="float" office:value="0.1240519" calcext:value-type="float">
            <text:p>0.1240519</text:p>
          </table:table-cell>
          <table:table-cell office:value-type="float" office:value="0" calcext:value-type="float">
            <text:p>0</text:p>
          </table:table-cell>
          <table:table-cell office:value-type="float" office:value="22.67725" calcext:value-type="float">
            <text:p>22.67725</text:p>
          </table:table-cell>
          <table:table-cell office:value-type="float" office:value="22.97939" calcext:value-type="float">
            <text:p>22.97939</text:p>
          </table:table-cell>
          <table:table-cell office:value-type="float" office:value="10.87816" calcext:value-type="float">
            <text:p>10.87816</text:p>
          </table:table-cell>
          <table:table-cell office:value-type="float" office:value="5.990708" calcext:value-type="float">
            <text:p>5.990708</text:p>
          </table:table-cell>
          <table:table-cell office:value-type="float" office:value="4.319623" calcext:value-type="float">
            <text:p>4.319623</text:p>
          </table:table-cell>
          <table:table-cell office:value-type="float" office:value="1.854186" calcext:value-type="float">
            <text:p>1.854186</text:p>
          </table:table-cell>
          <table:table-cell office:value-type="float" office:value="1.519578" calcext:value-type="float">
            <text:p>1.519578</text:p>
          </table:table-cell>
          <table:table-cell office:value-type="float" office:value="3.360507" calcext:value-type="float">
            <text:p>3.360507</text:p>
          </table:table-cell>
          <table:table-cell office:value-type="float" office:value="5.171031" calcext:value-type="float">
            <text:p>5.171031</text:p>
          </table:table-cell>
          <table:table-cell office:value-type="float" office:value="5.167002" calcext:value-type="float">
            <text:p>5.167002</text:p>
          </table:table-cell>
          <table:table-cell office:value-type="float" office:value="5.412097" calcext:value-type="float">
            <text:p>5.412097</text:p>
          </table:table-cell>
          <table:table-cell office:value-type="float" office:value="5.472025" calcext:value-type="float">
            <text:p>5.472025</text:p>
          </table:table-cell>
          <table:table-cell office:value-type="float" office:value="5.672082" calcext:value-type="float">
            <text:p>5.672082</text:p>
          </table:table-cell>
          <table:table-cell office:value-type="float" office:value="6.110596" calcext:value-type="float">
            <text:p>6.110596</text:p>
          </table:table-cell>
          <table:table-cell office:value-type="float" office:value="0" calcext:value-type="float">
            <text:p>0</text:p>
          </table:table-cell>
          <table:table-cell office:value-type="float" office:value="0.753182" calcext:value-type="float">
            <text:p>0.7531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4042002" calcext:value-type="float">
            <text:p>14042002</text:p>
          </table:table-cell>
          <table:table-cell office:value-type="float" office:value="1.667313" calcext:value-type="float">
            <text:p>1.667313</text:p>
          </table:table-cell>
          <table:table-cell office:value-type="float" office:value="136.9412" calcext:value-type="float">
            <text:p>136.94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30253" calcext:value-type="float">
            <text:p>21.30253</text:p>
          </table:table-cell>
          <table:table-cell office:value-type="float" office:value="0" calcext:value-type="float">
            <text:p>0</text:p>
          </table:table-cell>
          <table:table-cell office:value-type="float" office:value="0.00000003206103" calcext:value-type="float">
            <text:p>3.206103E-08</text:p>
          </table:table-cell>
          <table:table-cell office:value-type="float" office:value="0" calcext:value-type="float">
            <text:p>0</text:p>
          </table:table-cell>
          <table:table-cell office:value-type="float" office:value="-0.0005819398" calcext:value-type="float">
            <text:p>-0.0005819398</text:p>
          </table:table-cell>
          <table:table-cell office:value-type="float" office:value="1183.097" calcext:value-type="float">
            <text:p>1183.097</text:p>
          </table:table-cell>
          <table:table-cell office:value-type="float" office:value="1.425801" calcext:value-type="float">
            <text:p>1.425801</text:p>
          </table:table-cell>
          <table:table-cell office:value-type="float" office:value="0" calcext:value-type="float">
            <text:p>0</text:p>
          </table:table-cell>
          <table:table-cell office:value-type="float" office:value="0.7809202" calcext:value-type="float">
            <text:p>0.7809202</text:p>
          </table:table-cell>
          <table:table-cell office:value-type="float" office:value="0.2552829" calcext:value-type="float">
            <text:p>0.2552829</text:p>
          </table:table-cell>
          <table:table-cell office:value-type="float" office:value="0.1216426" calcext:value-type="float">
            <text:p>0.1216426</text:p>
          </table:table-cell>
          <table:table-cell office:value-type="float" office:value="0.06652573" calcext:value-type="float">
            <text:p>0.06652573</text:p>
          </table:table-cell>
          <table:table-cell office:value-type="float" office:value="0.05007158" calcext:value-type="float">
            <text:p>0.05007158</text:p>
          </table:table-cell>
          <table:table-cell office:value-type="float" office:value="0.02615996" calcext:value-type="float">
            <text:p>0.02615996</text:p>
          </table:table-cell>
          <table:table-cell office:value-type="float" office:value="0.02688958" calcext:value-type="float">
            <text:p>0.02688958</text:p>
          </table:table-cell>
          <table:table-cell office:value-type="float" office:value="0.0639315" calcext:value-type="float">
            <text:p>0.0639315</text:p>
          </table:table-cell>
          <table:table-cell office:value-type="float" office:value="0.1157919" calcext:value-type="float">
            <text:p>0.1157919</text:p>
          </table:table-cell>
          <table:table-cell office:value-type="float" office:value="0.1148447" calcext:value-type="float">
            <text:p>0.1148447</text:p>
          </table:table-cell>
          <table:table-cell office:value-type="float" office:value="0.1169987" calcext:value-type="float">
            <text:p>0.1169987</text:p>
          </table:table-cell>
          <table:table-cell office:value-type="float" office:value="0.117543" calcext:value-type="float">
            <text:p>0.117543</text:p>
          </table:table-cell>
          <table:table-cell office:value-type="float" office:value="0.1195775" calcext:value-type="float">
            <text:p>0.1195775</text:p>
          </table:table-cell>
          <table:table-cell office:value-type="float" office:value="0.1241532" calcext:value-type="float">
            <text:p>0.1241532</text:p>
          </table:table-cell>
          <table:table-cell office:value-type="float" office:value="0" calcext:value-type="float">
            <text:p>0</text:p>
          </table:table-cell>
          <table:table-cell office:value-type="float" office:value="22.69565" calcext:value-type="float">
            <text:p>22.69565</text:p>
          </table:table-cell>
          <table:table-cell office:value-type="float" office:value="22.98079" calcext:value-type="float">
            <text:p>22.98079</text:p>
          </table:table-cell>
          <table:table-cell office:value-type="float" office:value="10.88401" calcext:value-type="float">
            <text:p>10.88401</text:p>
          </table:table-cell>
          <table:table-cell office:value-type="float" office:value="5.994305" calcext:value-type="float">
            <text:p>5.994305</text:p>
          </table:table-cell>
          <table:table-cell office:value-type="float" office:value="4.323054" calcext:value-type="float">
            <text:p>4.323054</text:p>
          </table:table-cell>
          <table:table-cell office:value-type="float" office:value="1.856063" calcext:value-type="float">
            <text:p>1.856063</text:p>
          </table:table-cell>
          <table:table-cell office:value-type="float" office:value="1.521902" calcext:value-type="float">
            <text:p>1.521902</text:p>
          </table:table-cell>
          <table:table-cell office:value-type="float" office:value="3.365959" calcext:value-type="float">
            <text:p>3.365959</text:p>
          </table:table-cell>
          <table:table-cell office:value-type="float" office:value="5.179212" calcext:value-type="float">
            <text:p>5.179212</text:p>
          </table:table-cell>
          <table:table-cell office:value-type="float" office:value="5.175354" calcext:value-type="float">
            <text:p>5.175354</text:p>
          </table:table-cell>
          <table:table-cell office:value-type="float" office:value="5.420865" calcext:value-type="float">
            <text:p>5.420865</text:p>
          </table:table-cell>
          <table:table-cell office:value-type="float" office:value="5.480762" calcext:value-type="float">
            <text:p>5.480762</text:p>
          </table:table-cell>
          <table:table-cell office:value-type="float" office:value="5.68092" calcext:value-type="float">
            <text:p>5.68092</text:p>
          </table:table-cell>
          <table:table-cell office:value-type="float" office:value="6.120068" calcext:value-type="float">
            <text:p>6.120068</text:p>
          </table:table-cell>
          <table:table-cell office:value-type="float" office:value="0" calcext:value-type="float">
            <text:p>0</text:p>
          </table:table-cell>
          <table:table-cell office:value-type="float" office:value="21.85106" calcext:value-type="float">
            <text:p>21.851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5042002" calcext:value-type="float">
            <text:p>15042002</text:p>
          </table:table-cell>
          <table:table-cell office:value-type="float" office:value="1.644083" calcext:value-type="float">
            <text:p>1.644083</text:p>
          </table:table-cell>
          <table:table-cell office:value-type="float" office:value="136.9407" calcext:value-type="float">
            <text:p>136.94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33562" calcext:value-type="float">
            <text:p>21.33562</text:p>
          </table:table-cell>
          <table:table-cell office:value-type="float" office:value="0" calcext:value-type="float">
            <text:p>0</text:p>
          </table:table-cell>
          <table:table-cell office:value-type="float" office:value="0.00000003206103" calcext:value-type="float">
            <text:p>3.206103E-08</text:p>
          </table:table-cell>
          <table:table-cell office:value-type="float" office:value="0" calcext:value-type="float">
            <text:p>0</text:p>
          </table:table-cell>
          <table:table-cell office:value-type="float" office:value="-0.0005819398" calcext:value-type="float">
            <text:p>-0.0005819398</text:p>
          </table:table-cell>
          <table:table-cell office:value-type="float" office:value="1183.08" calcext:value-type="float">
            <text:p>1183.08</text:p>
          </table:table-cell>
          <table:table-cell office:value-type="float" office:value="1.39082" calcext:value-type="float">
            <text:p>1.39082</text:p>
          </table:table-cell>
          <table:table-cell office:value-type="float" office:value="0" calcext:value-type="float">
            <text:p>0</text:p>
          </table:table-cell>
          <table:table-cell office:value-type="float" office:value="1.717713" calcext:value-type="float">
            <text:p>1.717713</text:p>
          </table:table-cell>
          <table:table-cell office:value-type="float" office:value="0.3153216" calcext:value-type="float">
            <text:p>0.3153216</text:p>
          </table:table-cell>
          <table:table-cell office:value-type="float" office:value="0.1431199" calcext:value-type="float">
            <text:p>0.1431199</text:p>
          </table:table-cell>
          <table:table-cell office:value-type="float" office:value="0.07639655" calcext:value-type="float">
            <text:p>0.07639655</text:p>
          </table:table-cell>
          <table:table-cell office:value-type="float" office:value="0.05695058" calcext:value-type="float">
            <text:p>0.05695058</text:p>
          </table:table-cell>
          <table:table-cell office:value-type="float" office:value="0.02805061" calcext:value-type="float">
            <text:p>0.02805061</text:p>
          </table:table-cell>
          <table:table-cell office:value-type="float" office:value="0.0275646" calcext:value-type="float">
            <text:p>0.0275646</text:p>
          </table:table-cell>
          <table:table-cell office:value-type="float" office:value="0.06422783" calcext:value-type="float">
            <text:p>0.06422783</text:p>
          </table:table-cell>
          <table:table-cell office:value-type="float" office:value="0.1159434" calcext:value-type="float">
            <text:p>0.1159434</text:p>
          </table:table-cell>
          <table:table-cell office:value-type="float" office:value="0.1149505" calcext:value-type="float">
            <text:p>0.1149505</text:p>
          </table:table-cell>
          <table:table-cell office:value-type="float" office:value="0.1170959" calcext:value-type="float">
            <text:p>0.1170959</text:p>
          </table:table-cell>
          <table:table-cell office:value-type="float" office:value="0.1176547" calcext:value-type="float">
            <text:p>0.1176547</text:p>
          </table:table-cell>
          <table:table-cell office:value-type="float" office:value="0.1196723" calcext:value-type="float">
            <text:p>0.1196723</text:p>
          </table:table-cell>
          <table:table-cell office:value-type="float" office:value="0.1242545" calcext:value-type="float">
            <text:p>0.1242545</text:p>
          </table:table-cell>
          <table:table-cell office:value-type="float" office:value="0" calcext:value-type="float">
            <text:p>0</text:p>
          </table:table-cell>
          <table:table-cell office:value-type="float" office:value="22.84023" calcext:value-type="float">
            <text:p>22.84023</text:p>
          </table:table-cell>
          <table:table-cell office:value-type="float" office:value="22.99092" calcext:value-type="float">
            <text:p>22.99092</text:p>
          </table:table-cell>
          <table:table-cell office:value-type="float" office:value="10.89445" calcext:value-type="float">
            <text:p>10.89445</text:p>
          </table:table-cell>
          <table:table-cell office:value-type="float" office:value="6.000102" calcext:value-type="float">
            <text:p>6.000102</text:p>
          </table:table-cell>
          <table:table-cell office:value-type="float" office:value="4.328102" calcext:value-type="float">
            <text:p>4.328102</text:p>
          </table:table-cell>
          <table:table-cell office:value-type="float" office:value="1.858225" calcext:value-type="float">
            <text:p>1.858225</text:p>
          </table:table-cell>
          <table:table-cell office:value-type="float" office:value="1.52432" calcext:value-type="float">
            <text:p>1.52432</text:p>
          </table:table-cell>
          <table:table-cell office:value-type="float" office:value="3.371453" calcext:value-type="float">
            <text:p>3.371453</text:p>
          </table:table-cell>
          <table:table-cell office:value-type="float" office:value="5.187394" calcext:value-type="float">
            <text:p>5.187394</text:p>
          </table:table-cell>
          <table:table-cell office:value-type="float" office:value="5.183709" calcext:value-type="float">
            <text:p>5.183709</text:p>
          </table:table-cell>
          <table:table-cell office:value-type="float" office:value="5.429604" calcext:value-type="float">
            <text:p>5.429604</text:p>
          </table:table-cell>
          <table:table-cell office:value-type="float" office:value="5.489481" calcext:value-type="float">
            <text:p>5.489481</text:p>
          </table:table-cell>
          <table:table-cell office:value-type="float" office:value="5.689758" calcext:value-type="float">
            <text:p>5.689758</text:p>
          </table:table-cell>
          <table:table-cell office:value-type="float" office:value="6.129555" calcext:value-type="float">
            <text:p>6.129555</text:p>
          </table:table-cell>
          <table:table-cell office:value-type="float" office:value="0" calcext:value-type="float">
            <text:p>0</text:p>
          </table:table-cell>
          <table:table-cell office:value-type="float" office:value="31.94344" calcext:value-type="float">
            <text:p>31.943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6042002" calcext:value-type="float">
            <text:p>16042002</text:p>
          </table:table-cell>
          <table:table-cell office:value-type="float" office:value="1.63925" calcext:value-type="float">
            <text:p>1.63925</text:p>
          </table:table-cell>
          <table:table-cell office:value-type="float" office:value="136.9372" calcext:value-type="float">
            <text:p>136.93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3712" calcext:value-type="float">
            <text:p>21.3712</text:p>
          </table:table-cell>
          <table:table-cell office:value-type="float" office:value="0" calcext:value-type="float">
            <text:p>0</text:p>
          </table:table-cell>
          <table:table-cell office:value-type="float" office:value="0.000000794969" calcext:value-type="float">
            <text:p>7.94969E-07</text:p>
          </table:table-cell>
          <table:table-cell office:value-type="float" office:value="0" calcext:value-type="float">
            <text:p>0</text:p>
          </table:table-cell>
          <table:table-cell office:value-type="float" office:value="-0.0005748339" calcext:value-type="float">
            <text:p>-0.0005748339</text:p>
          </table:table-cell>
          <table:table-cell office:value-type="float" office:value="1183.061" calcext:value-type="float">
            <text:p>1183.061</text:p>
          </table:table-cell>
          <table:table-cell office:value-type="float" office:value="1.390483" calcext:value-type="float">
            <text:p>1.390483</text:p>
          </table:table-cell>
          <table:table-cell office:value-type="float" office:value="0" calcext:value-type="float">
            <text:p>0</text:p>
          </table:table-cell>
          <table:table-cell office:value-type="float" office:value="0.7003866" calcext:value-type="float">
            <text:p>0.7003866</text:p>
          </table:table-cell>
          <table:table-cell office:value-type="float" office:value="0.5312564" calcext:value-type="float">
            <text:p>0.5312564</text:p>
          </table:table-cell>
          <table:table-cell office:value-type="float" office:value="0.1489223" calcext:value-type="float">
            <text:p>0.1489223</text:p>
          </table:table-cell>
          <table:table-cell office:value-type="float" office:value="0.07925638" calcext:value-type="float">
            <text:p>0.07925638</text:p>
          </table:table-cell>
          <table:table-cell office:value-type="float" office:value="0.06115375" calcext:value-type="float">
            <text:p>0.06115375</text:p>
          </table:table-cell>
          <table:table-cell office:value-type="float" office:value="0.02983613" calcext:value-type="float">
            <text:p>0.02983613</text:p>
          </table:table-cell>
          <table:table-cell office:value-type="float" office:value="0.02718037" calcext:value-type="float">
            <text:p>0.02718037</text:p>
          </table:table-cell>
          <table:table-cell office:value-type="float" office:value="0.06464393" calcext:value-type="float">
            <text:p>0.06464393</text:p>
          </table:table-cell>
          <table:table-cell office:value-type="float" office:value="0.1161344" calcext:value-type="float">
            <text:p>0.1161344</text:p>
          </table:table-cell>
          <table:table-cell office:value-type="float" office:value="0.1150605" calcext:value-type="float">
            <text:p>0.1150605</text:p>
          </table:table-cell>
          <table:table-cell office:value-type="float" office:value="0.1171932" calcext:value-type="float">
            <text:p>0.1171932</text:p>
          </table:table-cell>
          <table:table-cell office:value-type="float" office:value="0.1177701" calcext:value-type="float">
            <text:p>0.1177701</text:p>
          </table:table-cell>
          <table:table-cell office:value-type="float" office:value="0.119767" calcext:value-type="float">
            <text:p>0.119767</text:p>
          </table:table-cell>
          <table:table-cell office:value-type="float" office:value="0.1243556" calcext:value-type="float">
            <text:p>0.1243556</text:p>
          </table:table-cell>
          <table:table-cell office:value-type="float" office:value="0" calcext:value-type="float">
            <text:p>0</text:p>
          </table:table-cell>
          <table:table-cell office:value-type="float" office:value="23.07851" calcext:value-type="float">
            <text:p>23.07851</text:p>
          </table:table-cell>
          <table:table-cell office:value-type="float" office:value="23.02625" calcext:value-type="float">
            <text:p>23.02625</text:p>
          </table:table-cell>
          <table:table-cell office:value-type="float" office:value="10.90967" calcext:value-type="float">
            <text:p>10.90967</text:p>
          </table:table-cell>
          <table:table-cell office:value-type="float" office:value="6.008618" calcext:value-type="float">
            <text:p>6.008618</text:p>
          </table:table-cell>
          <table:table-cell office:value-type="float" office:value="4.335301" calcext:value-type="float">
            <text:p>4.335301</text:p>
          </table:table-cell>
          <table:table-cell office:value-type="float" office:value="1.860832" calcext:value-type="float">
            <text:p>1.860832</text:p>
          </table:table-cell>
          <table:table-cell office:value-type="float" office:value="1.526878" calcext:value-type="float">
            <text:p>1.526878</text:p>
          </table:table-cell>
          <table:table-cell office:value-type="float" office:value="3.37702" calcext:value-type="float">
            <text:p>3.37702</text:p>
          </table:table-cell>
          <table:table-cell office:value-type="float" office:value="5.195578" calcext:value-type="float">
            <text:p>5.195578</text:p>
          </table:table-cell>
          <table:table-cell office:value-type="float" office:value="5.19206" calcext:value-type="float">
            <text:p>5.19206</text:p>
          </table:table-cell>
          <table:table-cell office:value-type="float" office:value="5.438314" calcext:value-type="float">
            <text:p>5.438314</text:p>
          </table:table-cell>
          <table:table-cell office:value-type="float" office:value="5.498206" calcext:value-type="float">
            <text:p>5.498206</text:p>
          </table:table-cell>
          <table:table-cell office:value-type="float" office:value="5.698596" calcext:value-type="float">
            <text:p>5.698596</text:p>
          </table:table-cell>
          <table:table-cell office:value-type="float" office:value="6.139019" calcext:value-type="float">
            <text:p>6.139019</text:p>
          </table:table-cell>
          <table:table-cell office:value-type="float" office:value="0" calcext:value-type="float">
            <text:p>0</text:p>
          </table:table-cell>
          <table:table-cell office:value-type="float" office:value="2.551286" calcext:value-type="float">
            <text:p>2.5512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7042002" calcext:value-type="float">
            <text:p>17042002</text:p>
          </table:table-cell>
          <table:table-cell office:value-type="float" office:value="1.637604" calcext:value-type="float">
            <text:p>1.637604</text:p>
          </table:table-cell>
          <table:table-cell office:value-type="float" office:value="136.9369" calcext:value-type="float">
            <text:p>136.93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40555" calcext:value-type="float">
            <text:p>21.40555</text:p>
          </table:table-cell>
          <table:table-cell office:value-type="float" office:value="0" calcext:value-type="float">
            <text:p>0</text:p>
          </table:table-cell>
          <table:table-cell office:value-type="float" office:value="0.000001208147" calcext:value-type="float">
            <text:p>1.208147E-06</text:p>
          </table:table-cell>
          <table:table-cell office:value-type="float" office:value="0" calcext:value-type="float">
            <text:p>0</text:p>
          </table:table-cell>
          <table:table-cell office:value-type="float" office:value="-0.000569443" calcext:value-type="float">
            <text:p>-0.000569443</text:p>
          </table:table-cell>
          <table:table-cell office:value-type="float" office:value="1183.036" calcext:value-type="float">
            <text:p>1183.036</text:p>
          </table:table-cell>
          <table:table-cell office:value-type="float" office:value="1.437985" calcext:value-type="float">
            <text:p>1.437985</text:p>
          </table:table-cell>
          <table:table-cell office:value-type="float" office:value="0" calcext:value-type="float">
            <text:p>0</text:p>
          </table:table-cell>
          <table:table-cell office:value-type="float" office:value="0.0761542" calcext:value-type="float">
            <text:p>0.0761542</text:p>
          </table:table-cell>
          <table:table-cell office:value-type="float" office:value="0.2831785" calcext:value-type="float">
            <text:p>0.2831785</text:p>
          </table:table-cell>
          <table:table-cell office:value-type="float" office:value="0.1420164" calcext:value-type="float">
            <text:p>0.1420164</text:p>
          </table:table-cell>
          <table:table-cell office:value-type="float" office:value="0.07686575" calcext:value-type="float">
            <text:p>0.07686575</text:p>
          </table:table-cell>
          <table:table-cell office:value-type="float" office:value="0.05940162" calcext:value-type="float">
            <text:p>0.05940162</text:p>
          </table:table-cell>
          <table:table-cell office:value-type="float" office:value="0.02950764" calcext:value-type="float">
            <text:p>0.02950764</text:p>
          </table:table-cell>
          <table:table-cell office:value-type="float" office:value="0.02791512" calcext:value-type="float">
            <text:p>0.02791512</text:p>
          </table:table-cell>
          <table:table-cell office:value-type="float" office:value="0.06492536" calcext:value-type="float">
            <text:p>0.06492536</text:p>
          </table:table-cell>
          <table:table-cell office:value-type="float" office:value="0.1163525" calcext:value-type="float">
            <text:p>0.1163525</text:p>
          </table:table-cell>
          <table:table-cell office:value-type="float" office:value="0.1151765" calcext:value-type="float">
            <text:p>0.1151765</text:p>
          </table:table-cell>
          <table:table-cell office:value-type="float" office:value="0.1172911" calcext:value-type="float">
            <text:p>0.1172911</text:p>
          </table:table-cell>
          <table:table-cell office:value-type="float" office:value="0.1178231" calcext:value-type="float">
            <text:p>0.1178231</text:p>
          </table:table-cell>
          <table:table-cell office:value-type="float" office:value="0.1198613" calcext:value-type="float">
            <text:p>0.1198613</text:p>
          </table:table-cell>
          <table:table-cell office:value-type="float" office:value="0.1244566" calcext:value-type="float">
            <text:p>0.1244566</text:p>
          </table:table-cell>
          <table:table-cell office:value-type="float" office:value="0" calcext:value-type="float">
            <text:p>0</text:p>
          </table:table-cell>
          <table:table-cell office:value-type="float" office:value="23.11426" calcext:value-type="float">
            <text:p>23.11426</text:p>
          </table:table-cell>
          <table:table-cell office:value-type="float" office:value="23.08104" calcext:value-type="float">
            <text:p>23.08104</text:p>
          </table:table-cell>
          <table:table-cell office:value-type="float" office:value="10.92528" calcext:value-type="float">
            <text:p>10.92528</text:p>
          </table:table-cell>
          <table:table-cell office:value-type="float" office:value="6.016492" calcext:value-type="float">
            <text:p>6.016492</text:p>
          </table:table-cell>
          <table:table-cell office:value-type="float" office:value="4.342525" calcext:value-type="float">
            <text:p>4.342525</text:p>
          </table:table-cell>
          <table:table-cell office:value-type="float" office:value="1.863559" calcext:value-type="float">
            <text:p>1.863559</text:p>
          </table:table-cell>
          <table:table-cell office:value-type="float" office:value="1.529486" calcext:value-type="float">
            <text:p>1.529486</text:p>
          </table:table-cell>
          <table:table-cell office:value-type="float" office:value="3.38267" calcext:value-type="float">
            <text:p>3.38267</text:p>
          </table:table-cell>
          <table:table-cell office:value-type="float" office:value="5.203805" calcext:value-type="float">
            <text:p>5.203805</text:p>
          </table:table-cell>
          <table:table-cell office:value-type="float" office:value="5.200415" calcext:value-type="float">
            <text:p>5.200415</text:p>
          </table:table-cell>
          <table:table-cell office:value-type="float" office:value="5.447025" calcext:value-type="float">
            <text:p>5.447025</text:p>
          </table:table-cell>
          <table:table-cell office:value-type="float" office:value="5.506925" calcext:value-type="float">
            <text:p>5.506925</text:p>
          </table:table-cell>
          <table:table-cell office:value-type="float" office:value="5.707399" calcext:value-type="float">
            <text:p>5.707399</text:p>
          </table:table-cell>
          <table:table-cell office:value-type="float" office:value="6.148467" calcext:value-type="float">
            <text:p>6.148467</text:p>
          </table:table-cell>
          <table:table-cell office:value-type="float" office:value="0" calcext:value-type="float">
            <text:p>0</text:p>
          </table:table-cell>
          <table:table-cell office:value-type="float" office:value="0.01662015" calcext:value-type="float">
            <text:p>0.016620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8042002" calcext:value-type="float">
            <text:p>18042002</text:p>
          </table:table-cell>
          <table:table-cell office:value-type="float" office:value="1.616969" calcext:value-type="float">
            <text:p>1.616969</text:p>
          </table:table-cell>
          <table:table-cell office:value-type="float" office:value="136.9384" calcext:value-type="float">
            <text:p>136.93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43778" calcext:value-type="float">
            <text:p>21.43778</text:p>
          </table:table-cell>
          <table:table-cell office:value-type="float" office:value="0" calcext:value-type="float">
            <text:p>0</text:p>
          </table:table-cell>
          <table:table-cell office:value-type="float" office:value="0.000001208147" calcext:value-type="float">
            <text:p>1.208147E-06</text:p>
          </table:table-cell>
          <table:table-cell office:value-type="float" office:value="0" calcext:value-type="float">
            <text:p>0</text:p>
          </table:table-cell>
          <table:table-cell office:value-type="float" office:value="-0.000569443" calcext:value-type="float">
            <text:p>-0.000569443</text:p>
          </table:table-cell>
          <table:table-cell office:value-type="float" office:value="1183.012" calcext:value-type="float">
            <text:p>1183.012</text:p>
          </table:table-cell>
          <table:table-cell office:value-type="float" office:value="1.433666" calcext:value-type="float">
            <text:p>1.433666</text:p>
          </table:table-cell>
          <table:table-cell office:value-type="float" office:value="0" calcext:value-type="float">
            <text:p>0</text:p>
          </table:table-cell>
          <table:table-cell office:value-type="float" office:value="0.3840293" calcext:value-type="float">
            <text:p>0.3840293</text:p>
          </table:table-cell>
          <table:table-cell office:value-type="float" office:value="0.2671199" calcext:value-type="float">
            <text:p>0.2671199</text:p>
          </table:table-cell>
          <table:table-cell office:value-type="float" office:value="0.1401166" calcext:value-type="float">
            <text:p>0.1401166</text:p>
          </table:table-cell>
          <table:table-cell office:value-type="float" office:value="0.07993571" calcext:value-type="float">
            <text:p>0.07993571</text:p>
          </table:table-cell>
          <table:table-cell office:value-type="float" office:value="0.06178995" calcext:value-type="float">
            <text:p>0.06178995</text:p>
          </table:table-cell>
          <table:table-cell office:value-type="float" office:value="0.03022068" calcext:value-type="float">
            <text:p>0.03022068</text:p>
          </table:table-cell>
          <table:table-cell office:value-type="float" office:value="0.02841901" calcext:value-type="float">
            <text:p>0.02841901</text:p>
          </table:table-cell>
          <table:table-cell office:value-type="float" office:value="0.06517693" calcext:value-type="float">
            <text:p>0.06517693</text:p>
          </table:table-cell>
          <table:table-cell office:value-type="float" office:value="0.1165549" calcext:value-type="float">
            <text:p>0.1165549</text:p>
          </table:table-cell>
          <table:table-cell office:value-type="float" office:value="0.1152964" calcext:value-type="float">
            <text:p>0.1152964</text:p>
          </table:table-cell>
          <table:table-cell office:value-type="float" office:value="0.1173899" calcext:value-type="float">
            <text:p>0.1173899</text:p>
          </table:table-cell>
          <table:table-cell office:value-type="float" office:value="0.1179167" calcext:value-type="float">
            <text:p>0.1179167</text:p>
          </table:table-cell>
          <table:table-cell office:value-type="float" office:value="0.1199555" calcext:value-type="float">
            <text:p>0.1199555</text:p>
          </table:table-cell>
          <table:table-cell office:value-type="float" office:value="0.1245576" calcext:value-type="float">
            <text:p>0.1245576</text:p>
          </table:table-cell>
          <table:table-cell office:value-type="float" office:value="0" calcext:value-type="float">
            <text:p>0</text:p>
          </table:table-cell>
          <table:table-cell office:value-type="float" office:value="23.10583" calcext:value-type="float">
            <text:p>23.10583</text:p>
          </table:table-cell>
          <table:table-cell office:value-type="float" office:value="23.09482" calcext:value-type="float">
            <text:p>23.09482</text:p>
          </table:table-cell>
          <table:table-cell office:value-type="float" office:value="10.93963" calcext:value-type="float">
            <text:p>10.93963</text:p>
          </table:table-cell>
          <table:table-cell office:value-type="float" office:value="6.024921" calcext:value-type="float">
            <text:p>6.024921</text:p>
          </table:table-cell>
          <table:table-cell office:value-type="float" office:value="4.350055" calcext:value-type="float">
            <text:p>4.350055</text:p>
          </table:table-cell>
          <table:table-cell office:value-type="float" office:value="1.866326" calcext:value-type="float">
            <text:p>1.866326</text:p>
          </table:table-cell>
          <table:table-cell office:value-type="float" office:value="1.532145" calcext:value-type="float">
            <text:p>1.532145</text:p>
          </table:table-cell>
          <table:table-cell office:value-type="float" office:value="3.388377" calcext:value-type="float">
            <text:p>3.388377</text:p>
          </table:table-cell>
          <table:table-cell office:value-type="float" office:value="5.212033" calcext:value-type="float">
            <text:p>5.212033</text:p>
          </table:table-cell>
          <table:table-cell office:value-type="float" office:value="5.208767" calcext:value-type="float">
            <text:p>5.208767</text:p>
          </table:table-cell>
          <table:table-cell office:value-type="float" office:value="5.455736" calcext:value-type="float">
            <text:p>5.455736</text:p>
          </table:table-cell>
          <table:table-cell office:value-type="float" office:value="5.515618" calcext:value-type="float">
            <text:p>5.515618</text:p>
          </table:table-cell>
          <table:table-cell office:value-type="float" office:value="5.716199" calcext:value-type="float">
            <text:p>5.716199</text:p>
          </table:table-cell>
          <table:table-cell office:value-type="float" office:value="6.157904" calcext:value-type="float">
            <text:p>6.157904</text:p>
          </table:table-cell>
          <table:table-cell office:value-type="float" office:value="0" calcext:value-type="float">
            <text:p>0</text:p>
          </table:table-cell>
          <table:table-cell office:value-type="float" office:value="19.80101" calcext:value-type="float">
            <text:p>19.801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9042002" calcext:value-type="float">
            <text:p>19042002</text:p>
          </table:table-cell>
          <table:table-cell office:value-type="float" office:value="1.613" calcext:value-type="float">
            <text:p>1.613</text:p>
          </table:table-cell>
          <table:table-cell office:value-type="float" office:value="136.9347" calcext:value-type="float">
            <text:p>136.93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47025" calcext:value-type="float">
            <text:p>21.47025</text:p>
          </table:table-cell>
          <table:table-cell office:value-type="float" office:value="0" calcext:value-type="float">
            <text:p>0</text:p>
          </table:table-cell>
          <table:table-cell office:value-type="float" office:value="0.000001208147" calcext:value-type="float">
            <text:p>1.208147E-06</text:p>
          </table:table-cell>
          <table:table-cell office:value-type="float" office:value="0" calcext:value-type="float">
            <text:p>0</text:p>
          </table:table-cell>
          <table:table-cell office:value-type="float" office:value="-0.000569443" calcext:value-type="float">
            <text:p>-0.000569443</text:p>
          </table:table-cell>
          <table:table-cell office:value-type="float" office:value="1182.99" calcext:value-type="float">
            <text:p>1182.99</text:p>
          </table:table-cell>
          <table:table-cell office:value-type="float" office:value="1.430281" calcext:value-type="float">
            <text:p>1.430281</text:p>
          </table:table-cell>
          <table:table-cell office:value-type="float" office:value="0" calcext:value-type="float">
            <text:p>0</text:p>
          </table:table-cell>
          <table:table-cell office:value-type="float" office:value="0.6727908" calcext:value-type="float">
            <text:p>0.6727908</text:p>
          </table:table-cell>
          <table:table-cell office:value-type="float" office:value="0.2381085" calcext:value-type="float">
            <text:p>0.2381085</text:p>
          </table:table-cell>
          <table:table-cell office:value-type="float" office:value="0.1208823" calcext:value-type="float">
            <text:p>0.1208823</text:p>
          </table:table-cell>
          <table:table-cell office:value-type="float" office:value="0.07151289" calcext:value-type="float">
            <text:p>0.07151289</text:p>
          </table:table-cell>
          <table:table-cell office:value-type="float" office:value="0.05683025" calcext:value-type="float">
            <text:p>0.05683025</text:p>
          </table:table-cell>
          <table:table-cell office:value-type="float" office:value="0.02932116" calcext:value-type="float">
            <text:p>0.02932116</text:p>
          </table:table-cell>
          <table:table-cell office:value-type="float" office:value="0.02846012" calcext:value-type="float">
            <text:p>0.02846012</text:p>
          </table:table-cell>
          <table:table-cell office:value-type="float" office:value="0.06537743" calcext:value-type="float">
            <text:p>0.06537743</text:p>
          </table:table-cell>
          <table:table-cell office:value-type="float" office:value="0.1167459" calcext:value-type="float">
            <text:p>0.1167459</text:p>
          </table:table-cell>
          <table:table-cell office:value-type="float" office:value="0.1154177" calcext:value-type="float">
            <text:p>0.1154177</text:p>
          </table:table-cell>
          <table:table-cell office:value-type="float" office:value="0.1174893" calcext:value-type="float">
            <text:p>0.1174893</text:p>
          </table:table-cell>
          <table:table-cell office:value-type="float" office:value="0.1180152" calcext:value-type="float">
            <text:p>0.1180152</text:p>
          </table:table-cell>
          <table:table-cell office:value-type="float" office:value="0.1200496" calcext:value-type="float">
            <text:p>0.1200496</text:p>
          </table:table-cell>
          <table:table-cell office:value-type="float" office:value="0.1246583" calcext:value-type="float">
            <text:p>0.1246583</text:p>
          </table:table-cell>
          <table:table-cell office:value-type="float" office:value="0" calcext:value-type="float">
            <text:p>0</text:p>
          </table:table-cell>
          <table:table-cell office:value-type="float" office:value="23.16645" calcext:value-type="float">
            <text:p>23.16645</text:p>
          </table:table-cell>
          <table:table-cell office:value-type="float" office:value="23.10122" calcext:value-type="float">
            <text:p>23.10122</text:p>
          </table:table-cell>
          <table:table-cell office:value-type="float" office:value="10.95082" calcext:value-type="float">
            <text:p>10.95082</text:p>
          </table:table-cell>
          <table:table-cell office:value-type="float" office:value="6.032778" calcext:value-type="float">
            <text:p>6.032778</text:p>
          </table:table-cell>
          <table:table-cell office:value-type="float" office:value="4.357471" calcext:value-type="float">
            <text:p>4.357471</text:p>
          </table:table-cell>
          <table:table-cell office:value-type="float" office:value="1.869151" calcext:value-type="float">
            <text:p>1.869151</text:p>
          </table:table-cell>
          <table:table-cell office:value-type="float" office:value="1.534858" calcext:value-type="float">
            <text:p>1.534858</text:p>
          </table:table-cell>
          <table:table-cell office:value-type="float" office:value="3.394126" calcext:value-type="float">
            <text:p>3.394126</text:p>
          </table:table-cell>
          <table:table-cell office:value-type="float" office:value="5.220296" calcext:value-type="float">
            <text:p>5.220296</text:p>
          </table:table-cell>
          <table:table-cell office:value-type="float" office:value="5.217113" calcext:value-type="float">
            <text:p>5.217113</text:p>
          </table:table-cell>
          <table:table-cell office:value-type="float" office:value="5.464447" calcext:value-type="float">
            <text:p>5.464447</text:p>
          </table:table-cell>
          <table:table-cell office:value-type="float" office:value="5.524303" calcext:value-type="float">
            <text:p>5.524303</text:p>
          </table:table-cell>
          <table:table-cell office:value-type="float" office:value="5.724998" calcext:value-type="float">
            <text:p>5.724998</text:p>
          </table:table-cell>
          <table:table-cell office:value-type="float" office:value="6.167338" calcext:value-type="float">
            <text:p>6.167338</text:p>
          </table:table-cell>
          <table:table-cell office:value-type="float" office:value="0" calcext:value-type="float">
            <text:p>0</text:p>
          </table:table-cell>
          <table:table-cell office:value-type="float" office:value="11.74926" calcext:value-type="float">
            <text:p>11.749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0042002" calcext:value-type="float">
            <text:p>20042002</text:p>
          </table:table-cell>
          <table:table-cell office:value-type="float" office:value="1.612815" calcext:value-type="float">
            <text:p>1.612815</text:p>
          </table:table-cell>
          <table:table-cell office:value-type="float" office:value="136.9322" calcext:value-type="float">
            <text:p>136.93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50203" calcext:value-type="float">
            <text:p>21.50203</text:p>
          </table:table-cell>
          <table:table-cell office:value-type="float" office:value="0" calcext:value-type="float">
            <text:p>0</text:p>
          </table:table-cell>
          <table:table-cell office:value-type="float" office:value="0.000001213326" calcext:value-type="float">
            <text:p>1.213326E-06</text:p>
          </table:table-cell>
          <table:table-cell office:value-type="float" office:value="0" calcext:value-type="float">
            <text:p>0</text:p>
          </table:table-cell>
          <table:table-cell office:value-type="float" office:value="-0.0005693838" calcext:value-type="float">
            <text:p>-0.0005693838</text:p>
          </table:table-cell>
          <table:table-cell office:value-type="float" office:value="1182.966" calcext:value-type="float">
            <text:p>1182.966</text:p>
          </table:table-cell>
          <table:table-cell office:value-type="float" office:value="1.435844" calcext:value-type="float">
            <text:p>1.435844</text:p>
          </table:table-cell>
          <table:table-cell office:value-type="float" office:value="0" calcext:value-type="float">
            <text:p>0</text:p>
          </table:table-cell>
          <table:table-cell office:value-type="float" office:value="0.1593079" calcext:value-type="float">
            <text:p>0.1593079</text:p>
          </table:table-cell>
          <table:table-cell office:value-type="float" office:value="0.2363105" calcext:value-type="float">
            <text:p>0.2363105</text:p>
          </table:table-cell>
          <table:table-cell office:value-type="float" office:value="0.1074268" calcext:value-type="float">
            <text:p>0.1074268</text:p>
          </table:table-cell>
          <table:table-cell office:value-type="float" office:value="0.0630642" calcext:value-type="float">
            <text:p>0.0630642</text:p>
          </table:table-cell>
          <table:table-cell office:value-type="float" office:value="0.05071895" calcext:value-type="float">
            <text:p>0.05071895</text:p>
          </table:table-cell>
          <table:table-cell office:value-type="float" office:value="0.02749714" calcext:value-type="float">
            <text:p>0.02749714</text:p>
          </table:table-cell>
          <table:table-cell office:value-type="float" office:value="0.02777725" calcext:value-type="float">
            <text:p>0.02777725</text:p>
          </table:table-cell>
          <table:table-cell office:value-type="float" office:value="0.06530894" calcext:value-type="float">
            <text:p>0.06530894</text:p>
          </table:table-cell>
          <table:table-cell office:value-type="float" office:value="0.1168986" calcext:value-type="float">
            <text:p>0.1168986</text:p>
          </table:table-cell>
          <table:table-cell office:value-type="float" office:value="0.1155377" calcext:value-type="float">
            <text:p>0.1155377</text:p>
          </table:table-cell>
          <table:table-cell office:value-type="float" office:value="0.1175891" calcext:value-type="float">
            <text:p>0.1175891</text:p>
          </table:table-cell>
          <table:table-cell office:value-type="float" office:value="0.118122" calcext:value-type="float">
            <text:p>0.118122</text:p>
          </table:table-cell>
          <table:table-cell office:value-type="float" office:value="0.1201436" calcext:value-type="float">
            <text:p>0.1201436</text:p>
          </table:table-cell>
          <table:table-cell office:value-type="float" office:value="0.1247589" calcext:value-type="float">
            <text:p>0.1247589</text:p>
          </table:table-cell>
          <table:table-cell office:value-type="float" office:value="0" calcext:value-type="float">
            <text:p>0</text:p>
          </table:table-cell>
          <table:table-cell office:value-type="float" office:value="23.23842" calcext:value-type="float">
            <text:p>23.23842</text:p>
          </table:table-cell>
          <table:table-cell office:value-type="float" office:value="23.10178" calcext:value-type="float">
            <text:p>23.10178</text:p>
          </table:table-cell>
          <table:table-cell office:value-type="float" office:value="10.9567" calcext:value-type="float">
            <text:p>10.9567</text:p>
          </table:table-cell>
          <table:table-cell office:value-type="float" office:value="6.037875" calcext:value-type="float">
            <text:p>6.037875</text:p>
          </table:table-cell>
          <table:table-cell office:value-type="float" office:value="4.36299" calcext:value-type="float">
            <text:p>4.36299</text:p>
          </table:table-cell>
          <table:table-cell office:value-type="float" office:value="1.871646" calcext:value-type="float">
            <text:p>1.871646</text:p>
          </table:table-cell>
          <table:table-cell office:value-type="float" office:value="1.537487" calcext:value-type="float">
            <text:p>1.537487</text:p>
          </table:table-cell>
          <table:table-cell office:value-type="float" office:value="3.39987" calcext:value-type="float">
            <text:p>3.39987</text:p>
          </table:table-cell>
          <table:table-cell office:value-type="float" office:value="5.22857" calcext:value-type="float">
            <text:p>5.22857</text:p>
          </table:table-cell>
          <table:table-cell office:value-type="float" office:value="5.225426" calcext:value-type="float">
            <text:p>5.225426</text:p>
          </table:table-cell>
          <table:table-cell office:value-type="float" office:value="5.473157" calcext:value-type="float">
            <text:p>5.473157</text:p>
          </table:table-cell>
          <table:table-cell office:value-type="float" office:value="5.532983" calcext:value-type="float">
            <text:p>5.532983</text:p>
          </table:table-cell>
          <table:table-cell office:value-type="float" office:value="5.733774" calcext:value-type="float">
            <text:p>5.733774</text:p>
          </table:table-cell>
          <table:table-cell office:value-type="float" office:value="6.176748" calcext:value-type="float">
            <text:p>6.176748</text:p>
          </table:table-cell>
          <table:table-cell office:value-type="float" office:value="0" calcext:value-type="float">
            <text:p>0</text:p>
          </table:table-cell>
          <table:table-cell office:value-type="float" office:value="0.07294893" calcext:value-type="float">
            <text:p>0.072948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1042002" calcext:value-type="float">
            <text:p>21042002</text:p>
          </table:table-cell>
          <table:table-cell office:value-type="float" office:value="1.611284" calcext:value-type="float">
            <text:p>1.611284</text:p>
          </table:table-cell>
          <table:table-cell office:value-type="float" office:value="136.9315" calcext:value-type="float">
            <text:p>136.93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53148" calcext:value-type="float">
            <text:p>21.53148</text:p>
          </table:table-cell>
          <table:table-cell office:value-type="float" office:value="0" calcext:value-type="float">
            <text:p>0</text:p>
          </table:table-cell>
          <table:table-cell office:value-type="float" office:value="0.000001213427" calcext:value-type="float">
            <text:p>1.213427E-06</text:p>
          </table:table-cell>
          <table:table-cell office:value-type="float" office:value="0" calcext:value-type="float">
            <text:p>0</text:p>
          </table:table-cell>
          <table:table-cell office:value-type="float" office:value="-0.000569383" calcext:value-type="float">
            <text:p>-0.000569383</text:p>
          </table:table-cell>
          <table:table-cell office:value-type="float" office:value="1182.939" calcext:value-type="float">
            <text:p>1182.939</text:p>
          </table:table-cell>
          <table:table-cell office:value-type="float" office:value="1.450687" calcext:value-type="float">
            <text:p>1.450687</text:p>
          </table:table-cell>
          <table:table-cell office:value-type="float" office:value="0" calcext:value-type="float">
            <text:p>0</text:p>
          </table:table-cell>
          <table:table-cell office:value-type="float" office:value="0.04919131" calcext:value-type="float">
            <text:p>0.04919131</text:p>
          </table:table-cell>
          <table:table-cell office:value-type="float" office:value="0.1790147" calcext:value-type="float">
            <text:p>0.1790147</text:p>
          </table:table-cell>
          <table:table-cell office:value-type="float" office:value="0.1021231" calcext:value-type="float">
            <text:p>0.1021231</text:p>
          </table:table-cell>
          <table:table-cell office:value-type="float" office:value="0.05873144" calcext:value-type="float">
            <text:p>0.05873144</text:p>
          </table:table-cell>
          <table:table-cell office:value-type="float" office:value="0.0460197" calcext:value-type="float">
            <text:p>0.0460197</text:p>
          </table:table-cell>
          <table:table-cell office:value-type="float" office:value="0.02564991" calcext:value-type="float">
            <text:p>0.02564991</text:p>
          </table:table-cell>
          <table:table-cell office:value-type="float" office:value="0.0270905" calcext:value-type="float">
            <text:p>0.0270905</text:p>
          </table:table-cell>
          <table:table-cell office:value-type="float" office:value="0.06503174" calcext:value-type="float">
            <text:p>0.06503174</text:p>
          </table:table-cell>
          <table:table-cell office:value-type="float" office:value="0.1169866" calcext:value-type="float">
            <text:p>0.1169866</text:p>
          </table:table-cell>
          <table:table-cell office:value-type="float" office:value="0.1156519" calcext:value-type="float">
            <text:p>0.1156519</text:p>
          </table:table-cell>
          <table:table-cell office:value-type="float" office:value="0.117689" calcext:value-type="float">
            <text:p>0.117689</text:p>
          </table:table-cell>
          <table:table-cell office:value-type="float" office:value="0.1181959" calcext:value-type="float">
            <text:p>0.1181959</text:p>
          </table:table-cell>
          <table:table-cell office:value-type="float" office:value="0.1202376" calcext:value-type="float">
            <text:p>0.1202376</text:p>
          </table:table-cell>
          <table:table-cell office:value-type="float" office:value="0.1248594" calcext:value-type="float">
            <text:p>0.1248594</text:p>
          </table:table-cell>
          <table:table-cell office:value-type="float" office:value="0" calcext:value-type="float">
            <text:p>0</text:p>
          </table:table-cell>
          <table:table-cell office:value-type="float" office:value="23.17569" calcext:value-type="float">
            <text:p>23.17569</text:p>
          </table:table-cell>
          <table:table-cell office:value-type="float" office:value="23.08843" calcext:value-type="float">
            <text:p>23.08843</text:p>
          </table:table-cell>
          <table:table-cell office:value-type="float" office:value="10.96003" calcext:value-type="float">
            <text:p>10.96003</text:p>
          </table:table-cell>
          <table:table-cell office:value-type="float" office:value="6.040623" calcext:value-type="float">
            <text:p>6.040623</text:p>
          </table:table-cell>
          <table:table-cell office:value-type="float" office:value="4.366461" calcext:value-type="float">
            <text:p>4.366461</text:p>
          </table:table-cell>
          <table:table-cell office:value-type="float" office:value="1.87371" calcext:value-type="float">
            <text:p>1.87371</text:p>
          </table:table-cell>
          <table:table-cell office:value-type="float" office:value="1.539955" calcext:value-type="float">
            <text:p>1.539955</text:p>
          </table:table-cell>
          <table:table-cell office:value-type="float" office:value="3.40555" calcext:value-type="float">
            <text:p>3.40555</text:p>
          </table:table-cell>
          <table:table-cell office:value-type="float" office:value="5.236843" calcext:value-type="float">
            <text:p>5.236843</text:p>
          </table:table-cell>
          <table:table-cell office:value-type="float" office:value="5.233742" calcext:value-type="float">
            <text:p>5.233742</text:p>
          </table:table-cell>
          <table:table-cell office:value-type="float" office:value="5.481868" calcext:value-type="float">
            <text:p>5.481868</text:p>
          </table:table-cell>
          <table:table-cell office:value-type="float" office:value="5.541667" calcext:value-type="float">
            <text:p>5.541667</text:p>
          </table:table-cell>
          <table:table-cell office:value-type="float" office:value="5.742535" calcext:value-type="float">
            <text:p>5.742535</text:p>
          </table:table-cell>
          <table:table-cell office:value-type="float" office:value="6.186147" calcext:value-type="float">
            <text:p>6.186147</text:p>
          </table:table-cell>
          <table:table-cell office:value-type="float" office:value="0" calcext:value-type="float">
            <text:p>0</text:p>
          </table:table-cell>
          <table:table-cell office:value-type="float" office:value="0.01068341" calcext:value-type="float">
            <text:p>0.010683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2042002" calcext:value-type="float">
            <text:p>22042002</text:p>
          </table:table-cell>
          <table:table-cell office:value-type="float" office:value="1.606744" calcext:value-type="float">
            <text:p>1.606744</text:p>
          </table:table-cell>
          <table:table-cell office:value-type="float" office:value="136.9327" calcext:value-type="float">
            <text:p>136.93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56082" calcext:value-type="float">
            <text:p>21.56082</text:p>
          </table:table-cell>
          <table:table-cell office:value-type="float" office:value="0" calcext:value-type="float">
            <text:p>0</text:p>
          </table:table-cell>
          <table:table-cell office:value-type="float" office:value="0.000001215603" calcext:value-type="float">
            <text:p>1.215603E-06</text:p>
          </table:table-cell>
          <table:table-cell office:value-type="float" office:value="0" calcext:value-type="float">
            <text:p>0</text:p>
          </table:table-cell>
          <table:table-cell office:value-type="float" office:value="-0.0006175205" calcext:value-type="float">
            <text:p>-0.0006175205</text:p>
          </table:table-cell>
          <table:table-cell office:value-type="float" office:value="1182.912" calcext:value-type="float">
            <text:p>1182.912</text:p>
          </table:table-cell>
          <table:table-cell office:value-type="float" office:value="1.484923" calcext:value-type="float">
            <text:p>1.484923</text:p>
          </table:table-cell>
          <table:table-cell office:value-type="float" office:value="0" calcext:value-type="float">
            <text:p>0</text:p>
          </table:table-cell>
          <table:table-cell office:value-type="float" office:value="0.008098271" calcext:value-type="float">
            <text:p>0.008098271</text:p>
          </table:table-cell>
          <table:table-cell office:value-type="float" office:value="0.1879575" calcext:value-type="float">
            <text:p>0.1879575</text:p>
          </table:table-cell>
          <table:table-cell office:value-type="float" office:value="0.1030591" calcext:value-type="float">
            <text:p>0.1030591</text:p>
          </table:table-cell>
          <table:table-cell office:value-type="float" office:value="0.06034156" calcext:value-type="float">
            <text:p>0.06034156</text:p>
          </table:table-cell>
          <table:table-cell office:value-type="float" office:value="0.046605" calcext:value-type="float">
            <text:p>0.046605</text:p>
          </table:table-cell>
          <table:table-cell office:value-type="float" office:value="0.02538347" calcext:value-type="float">
            <text:p>0.02538347</text:p>
          </table:table-cell>
          <table:table-cell office:value-type="float" office:value="0.02673781" calcext:value-type="float">
            <text:p>0.02673781</text:p>
          </table:table-cell>
          <table:table-cell office:value-type="float" office:value="0.06475363" calcext:value-type="float">
            <text:p>0.06475363</text:p>
          </table:table-cell>
          <table:table-cell office:value-type="float" office:value="0.1170175" calcext:value-type="float">
            <text:p>0.1170175</text:p>
          </table:table-cell>
          <table:table-cell office:value-type="float" office:value="0.1157561" calcext:value-type="float">
            <text:p>0.1157561</text:p>
          </table:table-cell>
          <table:table-cell office:value-type="float" office:value="0.117788" calcext:value-type="float">
            <text:p>0.117788</text:p>
          </table:table-cell>
          <table:table-cell office:value-type="float" office:value="0.1182838" calcext:value-type="float">
            <text:p>0.1182838</text:p>
          </table:table-cell>
          <table:table-cell office:value-type="float" office:value="0.1204693" calcext:value-type="float">
            <text:p>0.1204693</text:p>
          </table:table-cell>
          <table:table-cell office:value-type="float" office:value="0.124915" calcext:value-type="float">
            <text:p>0.124915</text:p>
          </table:table-cell>
          <table:table-cell office:value-type="float" office:value="0" calcext:value-type="float">
            <text:p>0</text:p>
          </table:table-cell>
          <table:table-cell office:value-type="float" office:value="23.12734" calcext:value-type="float">
            <text:p>23.12734</text:p>
          </table:table-cell>
          <table:table-cell office:value-type="float" office:value="23.07545" calcext:value-type="float">
            <text:p>23.07545</text:p>
          </table:table-cell>
          <table:table-cell office:value-type="float" office:value="10.96147" calcext:value-type="float">
            <text:p>10.96147</text:p>
          </table:table-cell>
          <table:table-cell office:value-type="float" office:value="6.042822" calcext:value-type="float">
            <text:p>6.042822</text:p>
          </table:table-cell>
          <table:table-cell office:value-type="float" office:value="4.369155" calcext:value-type="float">
            <text:p>4.369155</text:p>
          </table:table-cell>
          <table:table-cell office:value-type="float" office:value="1.875509" calcext:value-type="float">
            <text:p>1.875509</text:p>
          </table:table-cell>
          <table:table-cell office:value-type="float" office:value="1.542295" calcext:value-type="float">
            <text:p>1.542295</text:p>
          </table:table-cell>
          <table:table-cell office:value-type="float" office:value="3.411142" calcext:value-type="float">
            <text:p>3.411142</text:p>
          </table:table-cell>
          <table:table-cell office:value-type="float" office:value="5.2451" calcext:value-type="float">
            <text:p>5.2451</text:p>
          </table:table-cell>
          <table:table-cell office:value-type="float" office:value="5.242056" calcext:value-type="float">
            <text:p>5.242056</text:p>
          </table:table-cell>
          <table:table-cell office:value-type="float" office:value="5.490528" calcext:value-type="float">
            <text:p>5.490528</text:p>
          </table:table-cell>
          <table:table-cell office:value-type="float" office:value="5.550326" calcext:value-type="float">
            <text:p>5.550326</text:p>
          </table:table-cell>
          <table:table-cell office:value-type="float" office:value="5.751426" calcext:value-type="float">
            <text:p>5.751426</text:p>
          </table:table-cell>
          <table:table-cell office:value-type="float" office:value="6.195416" calcext:value-type="float">
            <text:p>6.195416</text:p>
          </table:table-cell>
          <table:table-cell office:value-type="float" office:value="0" calcext:value-type="float">
            <text:p>0</text:p>
          </table:table-cell>
          <table:table-cell office:value-type="float" office:value="0.01007975" calcext:value-type="float">
            <text:p>0.010079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3042002" calcext:value-type="float">
            <text:p>23042002</text:p>
          </table:table-cell>
          <table:table-cell office:value-type="float" office:value="1.59374" calcext:value-type="float">
            <text:p>1.59374</text:p>
          </table:table-cell>
          <table:table-cell office:value-type="float" office:value="136.935" calcext:value-type="float">
            <text:p>136.9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59084" calcext:value-type="float">
            <text:p>21.59084</text:p>
          </table:table-cell>
          <table:table-cell office:value-type="float" office:value="0" calcext:value-type="float">
            <text:p>0</text:p>
          </table:table-cell>
          <table:table-cell office:value-type="float" office:value="0.000001215603" calcext:value-type="float">
            <text:p>1.215603E-06</text:p>
          </table:table-cell>
          <table:table-cell office:value-type="float" office:value="0" calcext:value-type="float">
            <text:p>0</text:p>
          </table:table-cell>
          <table:table-cell office:value-type="float" office:value="-0.0007262917" calcext:value-type="float">
            <text:p>-0.0007262917</text:p>
          </table:table-cell>
          <table:table-cell office:value-type="float" office:value="1182.887" calcext:value-type="float">
            <text:p>1182.887</text:p>
          </table:table-cell>
          <table:table-cell office:value-type="float" office:value="1.493963" calcext:value-type="float">
            <text:p>1.493963</text:p>
          </table:table-cell>
          <table:table-cell office:value-type="float" office:value="0" calcext:value-type="float">
            <text:p>0</text:p>
          </table:table-cell>
          <table:table-cell office:value-type="float" office:value="0.2133676" calcext:value-type="float">
            <text:p>0.2133676</text:p>
          </table:table-cell>
          <table:table-cell office:value-type="float" office:value="0.2253395" calcext:value-type="float">
            <text:p>0.2253395</text:p>
          </table:table-cell>
          <table:table-cell office:value-type="float" office:value="0.1156116" calcext:value-type="float">
            <text:p>0.1156116</text:p>
          </table:table-cell>
          <table:table-cell office:value-type="float" office:value="0.06567571" calcext:value-type="float">
            <text:p>0.06567571</text:p>
          </table:table-cell>
          <table:table-cell office:value-type="float" office:value="0.05056814" calcext:value-type="float">
            <text:p>0.05056814</text:p>
          </table:table-cell>
          <table:table-cell office:value-type="float" office:value="0.02669146" calcext:value-type="float">
            <text:p>0.02669146</text:p>
          </table:table-cell>
          <table:table-cell office:value-type="float" office:value="0.0271508" calcext:value-type="float">
            <text:p>0.0271508</text:p>
          </table:table-cell>
          <table:table-cell office:value-type="float" office:value="0.06476081" calcext:value-type="float">
            <text:p>0.06476081</text:p>
          </table:table-cell>
          <table:table-cell office:value-type="float" office:value="0.1170468" calcext:value-type="float">
            <text:p>0.1170468</text:p>
          </table:table-cell>
          <table:table-cell office:value-type="float" office:value="0.1158511" calcext:value-type="float">
            <text:p>0.1158511</text:p>
          </table:table-cell>
          <table:table-cell office:value-type="float" office:value="0.1178853" calcext:value-type="float">
            <text:p>0.1178853</text:p>
          </table:table-cell>
          <table:table-cell office:value-type="float" office:value="0.1183903" calcext:value-type="float">
            <text:p>0.1183903</text:p>
          </table:table-cell>
          <table:table-cell office:value-type="float" office:value="0.1204687" calcext:value-type="float">
            <text:p>0.1204687</text:p>
          </table:table-cell>
          <table:table-cell office:value-type="float" office:value="0.1250316" calcext:value-type="float">
            <text:p>0.1250316</text:p>
          </table:table-cell>
          <table:table-cell office:value-type="float" office:value="0" calcext:value-type="float">
            <text:p>0</text:p>
          </table:table-cell>
          <table:table-cell office:value-type="float" office:value="23.08995" calcext:value-type="float">
            <text:p>23.08995</text:p>
          </table:table-cell>
          <table:table-cell office:value-type="float" office:value="23.07088" calcext:value-type="float">
            <text:p>23.07088</text:p>
          </table:table-cell>
          <table:table-cell office:value-type="float" office:value="10.96555" calcext:value-type="float">
            <text:p>10.96555</text:p>
          </table:table-cell>
          <table:table-cell office:value-type="float" office:value="6.046274" calcext:value-type="float">
            <text:p>6.046274</text:p>
          </table:table-cell>
          <table:table-cell office:value-type="float" office:value="4.372789" calcext:value-type="float">
            <text:p>4.372789</text:p>
          </table:table-cell>
          <table:table-cell office:value-type="float" office:value="1.877477" calcext:value-type="float">
            <text:p>1.877477</text:p>
          </table:table-cell>
          <table:table-cell office:value-type="float" office:value="1.544652" calcext:value-type="float">
            <text:p>1.544652</text:p>
          </table:table-cell>
          <table:table-cell office:value-type="float" office:value="3.416685" calcext:value-type="float">
            <text:p>3.416685</text:p>
          </table:table-cell>
          <table:table-cell office:value-type="float" office:value="5.253327" calcext:value-type="float">
            <text:p>5.253327</text:p>
          </table:table-cell>
          <table:table-cell office:value-type="float" office:value="5.250371" calcext:value-type="float">
            <text:p>5.250371</text:p>
          </table:table-cell>
          <table:table-cell office:value-type="float" office:value="5.499182" calcext:value-type="float">
            <text:p>5.499182</text:p>
          </table:table-cell>
          <table:table-cell office:value-type="float" office:value="5.559006" calcext:value-type="float">
            <text:p>5.559006</text:p>
          </table:table-cell>
          <table:table-cell office:value-type="float" office:value="5.760432" calcext:value-type="float">
            <text:p>5.760432</text:p>
          </table:table-cell>
          <table:table-cell office:value-type="float" office:value="6.204571" calcext:value-type="float">
            <text:p>6.204571</text:p>
          </table:table-cell>
          <table:table-cell office:value-type="float" office:value="0" calcext:value-type="float">
            <text:p>0</text:p>
          </table:table-cell>
          <table:table-cell office:value-type="float" office:value="10.00547" calcext:value-type="float">
            <text:p>10.005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4042002" calcext:value-type="float">
            <text:p>24042002</text:p>
          </table:table-cell>
          <table:table-cell office:value-type="float" office:value="1.591576" calcext:value-type="float">
            <text:p>1.591576</text:p>
          </table:table-cell>
          <table:table-cell office:value-type="float" office:value="136.9349" calcext:value-type="float">
            <text:p>136.93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62185" calcext:value-type="float">
            <text:p>21.62185</text:p>
          </table:table-cell>
          <table:table-cell office:value-type="float" office:value="0" calcext:value-type="float">
            <text:p>0</text:p>
          </table:table-cell>
          <table:table-cell office:value-type="float" office:value="0.000001215645" calcext:value-type="float">
            <text:p>1.215645E-06</text:p>
          </table:table-cell>
          <table:table-cell office:value-type="float" office:value="0" calcext:value-type="float">
            <text:p>0</text:p>
          </table:table-cell>
          <table:table-cell office:value-type="float" office:value="-0.0008292008" calcext:value-type="float">
            <text:p>-0.0008292008</text:p>
          </table:table-cell>
          <table:table-cell office:value-type="float" office:value="1182.861" calcext:value-type="float">
            <text:p>1182.861</text:p>
          </table:table-cell>
          <table:table-cell office:value-type="float" office:value="1.512349" calcext:value-type="float">
            <text:p>1.512349</text:p>
          </table:table-cell>
          <table:table-cell office:value-type="float" office:value="0" calcext:value-type="float">
            <text:p>0</text:p>
          </table:table-cell>
          <table:table-cell office:value-type="float" office:value="0.1256053" calcext:value-type="float">
            <text:p>0.1256053</text:p>
          </table:table-cell>
          <table:table-cell office:value-type="float" office:value="0.2285098" calcext:value-type="float">
            <text:p>0.2285098</text:p>
          </table:table-cell>
          <table:table-cell office:value-type="float" office:value="0.1201329" calcext:value-type="float">
            <text:p>0.1201329</text:p>
          </table:table-cell>
          <table:table-cell office:value-type="float" office:value="0.06894816" calcext:value-type="float">
            <text:p>0.06894816</text:p>
          </table:table-cell>
          <table:table-cell office:value-type="float" office:value="0.05382206" calcext:value-type="float">
            <text:p>0.05382206</text:p>
          </table:table-cell>
          <table:table-cell office:value-type="float" office:value="0.02799645" calcext:value-type="float">
            <text:p>0.02799645</text:p>
          </table:table-cell>
          <table:table-cell office:value-type="float" office:value="0.02772268" calcext:value-type="float">
            <text:p>0.02772268</text:p>
          </table:table-cell>
          <table:table-cell office:value-type="float" office:value="0.06501258" calcext:value-type="float">
            <text:p>0.06501258</text:p>
          </table:table-cell>
          <table:table-cell office:value-type="float" office:value="0.1171275" calcext:value-type="float">
            <text:p>0.1171275</text:p>
          </table:table-cell>
          <table:table-cell office:value-type="float" office:value="0.1159431" calcext:value-type="float">
            <text:p>0.1159431</text:p>
          </table:table-cell>
          <table:table-cell office:value-type="float" office:value="0.1179814" calcext:value-type="float">
            <text:p>0.1179814</text:p>
          </table:table-cell>
          <table:table-cell office:value-type="float" office:value="0.1184826" calcext:value-type="float">
            <text:p>0.1184826</text:p>
          </table:table-cell>
          <table:table-cell office:value-type="float" office:value="0.1205344" calcext:value-type="float">
            <text:p>0.1205344</text:p>
          </table:table-cell>
          <table:table-cell office:value-type="float" office:value="0.1251374" calcext:value-type="float">
            <text:p>0.1251374</text:p>
          </table:table-cell>
          <table:table-cell office:value-type="float" office:value="0" calcext:value-type="float">
            <text:p>0</text:p>
          </table:table-cell>
          <table:table-cell office:value-type="float" office:value="23.08408" calcext:value-type="float">
            <text:p>23.08408</text:p>
          </table:table-cell>
          <table:table-cell office:value-type="float" office:value="23.07303" calcext:value-type="float">
            <text:p>23.07303</text:p>
          </table:table-cell>
          <table:table-cell office:value-type="float" office:value="10.97346" calcext:value-type="float">
            <text:p>10.97346</text:p>
          </table:table-cell>
          <table:table-cell office:value-type="float" office:value="6.051694" calcext:value-type="float">
            <text:p>6.051694</text:p>
          </table:table-cell>
          <table:table-cell office:value-type="float" office:value="4.378044" calcext:value-type="float">
            <text:p>4.378044</text:p>
          </table:table-cell>
          <table:table-cell office:value-type="float" office:value="1.879797" calcext:value-type="float">
            <text:p>1.879797</text:p>
          </table:table-cell>
          <table:table-cell office:value-type="float" office:value="1.547119" calcext:value-type="float">
            <text:p>1.547119</text:p>
          </table:table-cell>
          <table:table-cell office:value-type="float" office:value="3.422245" calcext:value-type="float">
            <text:p>3.422245</text:p>
          </table:table-cell>
          <table:table-cell office:value-type="float" office:value="5.261555" calcext:value-type="float">
            <text:p>5.261555</text:p>
          </table:table-cell>
          <table:table-cell office:value-type="float" office:value="5.258686" calcext:value-type="float">
            <text:p>5.258686</text:p>
          </table:table-cell>
          <table:table-cell office:value-type="float" office:value="5.507836" calcext:value-type="float">
            <text:p>5.507836</text:p>
          </table:table-cell>
          <table:table-cell office:value-type="float" office:value="5.567689" calcext:value-type="float">
            <text:p>5.567689</text:p>
          </table:table-cell>
          <table:table-cell office:value-type="float" office:value="5.769338" calcext:value-type="float">
            <text:p>5.769338</text:p>
          </table:table-cell>
          <table:table-cell office:value-type="float" office:value="6.213826" calcext:value-type="float">
            <text:p>6.213826</text:p>
          </table:table-cell>
          <table:table-cell office:value-type="float" office:value="0" calcext:value-type="float">
            <text:p>0</text:p>
          </table:table-cell>
          <table:table-cell office:value-type="float" office:value="0.05364073" calcext:value-type="float">
            <text:p>0.053640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5042002" calcext:value-type="float">
            <text:p>25042002</text:p>
          </table:table-cell>
          <table:table-cell office:value-type="float" office:value="1.575429" calcext:value-type="float">
            <text:p>1.575429</text:p>
          </table:table-cell>
          <table:table-cell office:value-type="float" office:value="136.9342" calcext:value-type="float">
            <text:p>136.93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65303" calcext:value-type="float">
            <text:p>21.65303</text:p>
          </table:table-cell>
          <table:table-cell office:value-type="float" office:value="0" calcext:value-type="float">
            <text:p>0</text:p>
          </table:table-cell>
          <table:table-cell office:value-type="float" office:value="0.000001215645" calcext:value-type="float">
            <text:p>1.215645E-06</text:p>
          </table:table-cell>
          <table:table-cell office:value-type="float" office:value="0" calcext:value-type="float">
            <text:p>0</text:p>
          </table:table-cell>
          <table:table-cell office:value-type="float" office:value="-0.0008814068" calcext:value-type="float">
            <text:p>-0.0008814068</text:p>
          </table:table-cell>
          <table:table-cell office:value-type="float" office:value="1182.839" calcext:value-type="float">
            <text:p>1182.839</text:p>
          </table:table-cell>
          <table:table-cell office:value-type="float" office:value="1.488061" calcext:value-type="float">
            <text:p>1.488061</text:p>
          </table:table-cell>
          <table:table-cell office:value-type="float" office:value="0" calcext:value-type="float">
            <text:p>0</text:p>
          </table:table-cell>
          <table:table-cell office:value-type="float" office:value="0.7354792" calcext:value-type="float">
            <text:p>0.7354792</text:p>
          </table:table-cell>
          <table:table-cell office:value-type="float" office:value="0.2299132" calcext:value-type="float">
            <text:p>0.2299132</text:p>
          </table:table-cell>
          <table:table-cell office:value-type="float" office:value="0.1142519" calcext:value-type="float">
            <text:p>0.1142519</text:p>
          </table:table-cell>
          <table:table-cell office:value-type="float" office:value="0.06625967" calcext:value-type="float">
            <text:p>0.06625967</text:p>
          </table:table-cell>
          <table:table-cell office:value-type="float" office:value="0.05222255" calcext:value-type="float">
            <text:p>0.05222255</text:p>
          </table:table-cell>
          <table:table-cell office:value-type="float" office:value="0.02760885" calcext:value-type="float">
            <text:p>0.02760885</text:p>
          </table:table-cell>
          <table:table-cell office:value-type="float" office:value="0.0277249" calcext:value-type="float">
            <text:p>0.0277249</text:p>
          </table:table-cell>
          <table:table-cell office:value-type="float" office:value="0.06521492" calcext:value-type="float">
            <text:p>0.06521492</text:p>
          </table:table-cell>
          <table:table-cell office:value-type="float" office:value="0.117252" calcext:value-type="float">
            <text:p>0.117252</text:p>
          </table:table-cell>
          <table:table-cell office:value-type="float" office:value="0.1160382" calcext:value-type="float">
            <text:p>0.1160382</text:p>
          </table:table-cell>
          <table:table-cell office:value-type="float" office:value="0.1180769" calcext:value-type="float">
            <text:p>0.1180769</text:p>
          </table:table-cell>
          <table:table-cell office:value-type="float" office:value="0.1185852" calcext:value-type="float">
            <text:p>0.1185852</text:p>
          </table:table-cell>
          <table:table-cell office:value-type="float" office:value="0.1206212" calcext:value-type="float">
            <text:p>0.1206212</text:p>
          </table:table-cell>
          <table:table-cell office:value-type="float" office:value="0.1252439" calcext:value-type="float">
            <text:p>0.1252439</text:p>
          </table:table-cell>
          <table:table-cell office:value-type="float" office:value="0" calcext:value-type="float">
            <text:p>0</text:p>
          </table:table-cell>
          <table:table-cell office:value-type="float" office:value="23.10736" calcext:value-type="float">
            <text:p>23.10736</text:p>
          </table:table-cell>
          <table:table-cell office:value-type="float" office:value="23.07296" calcext:value-type="float">
            <text:p>23.07296</text:p>
          </table:table-cell>
          <table:table-cell office:value-type="float" office:value="10.98021" calcext:value-type="float">
            <text:p>10.98021</text:p>
          </table:table-cell>
          <table:table-cell office:value-type="float" office:value="6.056795" calcext:value-type="float">
            <text:p>6.056795</text:p>
          </table:table-cell>
          <table:table-cell office:value-type="float" office:value="4.38335" calcext:value-type="float">
            <text:p>4.38335</text:p>
          </table:table-cell>
          <table:table-cell office:value-type="float" office:value="1.882211" calcext:value-type="float">
            <text:p>1.882211</text:p>
          </table:table-cell>
          <table:table-cell office:value-type="float" office:value="1.549646" calcext:value-type="float">
            <text:p>1.549646</text:p>
          </table:table-cell>
          <table:table-cell office:value-type="float" office:value="3.427848" calcext:value-type="float">
            <text:p>3.427848</text:p>
          </table:table-cell>
          <table:table-cell office:value-type="float" office:value="5.269782" calcext:value-type="float">
            <text:p>5.269782</text:p>
          </table:table-cell>
          <table:table-cell office:value-type="float" office:value="5.267002" calcext:value-type="float">
            <text:p>5.267002</text:p>
          </table:table-cell>
          <table:table-cell office:value-type="float" office:value="5.516491" calcext:value-type="float">
            <text:p>5.516491</text:p>
          </table:table-cell>
          <table:table-cell office:value-type="float" office:value="5.576355" calcext:value-type="float">
            <text:p>5.576355</text:p>
          </table:table-cell>
          <table:table-cell office:value-type="float" office:value="5.778169" calcext:value-type="float">
            <text:p>5.778169</text:p>
          </table:table-cell>
          <table:table-cell office:value-type="float" office:value="6.223158" calcext:value-type="float">
            <text:p>6.223158</text:p>
          </table:table-cell>
          <table:table-cell office:value-type="float" office:value="0" calcext:value-type="float">
            <text:p>0</text:p>
          </table:table-cell>
          <table:table-cell office:value-type="float" office:value="18.11616" calcext:value-type="float">
            <text:p>18.116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6042002" calcext:value-type="float">
            <text:p>26042002</text:p>
          </table:table-cell>
          <table:table-cell office:value-type="float" office:value="1.569593" calcext:value-type="float">
            <text:p>1.569593</text:p>
          </table:table-cell>
          <table:table-cell office:value-type="float" office:value="136.9315" calcext:value-type="float">
            <text:p>136.93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68457" calcext:value-type="float">
            <text:p>21.68457</text:p>
          </table:table-cell>
          <table:table-cell office:value-type="float" office:value="0" calcext:value-type="float">
            <text:p>0</text:p>
          </table:table-cell>
          <table:table-cell office:value-type="float" office:value="0.000001215655" calcext:value-type="float">
            <text:p>1.215655E-06</text:p>
          </table:table-cell>
          <table:table-cell office:value-type="float" office:value="0" calcext:value-type="float">
            <text:p>0</text:p>
          </table:table-cell>
          <table:table-cell office:value-type="float" office:value="-0.0008814068" calcext:value-type="float">
            <text:p>-0.0008814068</text:p>
          </table:table-cell>
          <table:table-cell office:value-type="float" office:value="1182.817" calcext:value-type="float">
            <text:p>1182.817</text:p>
          </table:table-cell>
          <table:table-cell office:value-type="float" office:value="1.480562" calcext:value-type="float">
            <text:p>1.480562</text:p>
          </table:table-cell>
          <table:table-cell office:value-type="float" office:value="0" calcext:value-type="float">
            <text:p>0</text:p>
          </table:table-cell>
          <table:table-cell office:value-type="float" office:value="0.7854298" calcext:value-type="float">
            <text:p>0.7854298</text:p>
          </table:table-cell>
          <table:table-cell office:value-type="float" office:value="0.224072" calcext:value-type="float">
            <text:p>0.224072</text:p>
          </table:table-cell>
          <table:table-cell office:value-type="float" office:value="0.107878" calcext:value-type="float">
            <text:p>0.107878</text:p>
          </table:table-cell>
          <table:table-cell office:value-type="float" office:value="0.06338464" calcext:value-type="float">
            <text:p>0.06338464</text:p>
          </table:table-cell>
          <table:table-cell office:value-type="float" office:value="0.05036701" calcext:value-type="float">
            <text:p>0.05036701</text:p>
          </table:table-cell>
          <table:table-cell office:value-type="float" office:value="0.02702832" calcext:value-type="float">
            <text:p>0.02702832</text:p>
          </table:table-cell>
          <table:table-cell office:value-type="float" office:value="0.0275622" calcext:value-type="float">
            <text:p>0.0275622</text:p>
          </table:table-cell>
          <table:table-cell office:value-type="float" office:value="0.06528111" calcext:value-type="float">
            <text:p>0.06528111</text:p>
          </table:table-cell>
          <table:table-cell office:value-type="float" office:value="0.1173758" calcext:value-type="float">
            <text:p>0.1173758</text:p>
          </table:table-cell>
          <table:table-cell office:value-type="float" office:value="0.1161366" calcext:value-type="float">
            <text:p>0.1161366</text:p>
          </table:table-cell>
          <table:table-cell office:value-type="float" office:value="0.1181723" calcext:value-type="float">
            <text:p>0.1181723</text:p>
          </table:table-cell>
          <table:table-cell office:value-type="float" office:value="0.1186838" calcext:value-type="float">
            <text:p>0.1186838</text:p>
          </table:table-cell>
          <table:table-cell office:value-type="float" office:value="0.1207139" calcext:value-type="float">
            <text:p>0.1207139</text:p>
          </table:table-cell>
          <table:table-cell office:value-type="float" office:value="0.125352" calcext:value-type="float">
            <text:p>0.125352</text:p>
          </table:table-cell>
          <table:table-cell office:value-type="float" office:value="0" calcext:value-type="float">
            <text:p>0</text:p>
          </table:table-cell>
          <table:table-cell office:value-type="float" office:value="23.19082" calcext:value-type="float">
            <text:p>23.19082</text:p>
          </table:table-cell>
          <table:table-cell office:value-type="float" office:value="23.07123" calcext:value-type="float">
            <text:p>23.07123</text:p>
          </table:table-cell>
          <table:table-cell office:value-type="float" office:value="10.98541" calcext:value-type="float">
            <text:p>10.98541</text:p>
          </table:table-cell>
          <table:table-cell office:value-type="float" office:value="6.061203" calcext:value-type="float">
            <text:p>6.061203</text:p>
          </table:table-cell>
          <table:table-cell office:value-type="float" office:value="4.388179" calcext:value-type="float">
            <text:p>4.388179</text:p>
          </table:table-cell>
          <table:table-cell office:value-type="float" office:value="1.88453" calcext:value-type="float">
            <text:p>1.88453</text:p>
          </table:table-cell>
          <table:table-cell office:value-type="float" office:value="1.552155" calcext:value-type="float">
            <text:p>1.552155</text:p>
          </table:table-cell>
          <table:table-cell office:value-type="float" office:value="3.433474" calcext:value-type="float">
            <text:p>3.433474</text:p>
          </table:table-cell>
          <table:table-cell office:value-type="float" office:value="5.27801" calcext:value-type="float">
            <text:p>5.27801</text:p>
          </table:table-cell>
          <table:table-cell office:value-type="float" office:value="5.275316" calcext:value-type="float">
            <text:p>5.275316</text:p>
          </table:table-cell>
          <table:table-cell office:value-type="float" office:value="5.525145" calcext:value-type="float">
            <text:p>5.525145</text:p>
          </table:table-cell>
          <table:table-cell office:value-type="float" office:value="5.585" calcext:value-type="float">
            <text:p>5.585</text:p>
          </table:table-cell>
          <table:table-cell office:value-type="float" office:value="5.786968" calcext:value-type="float">
            <text:p>5.786968</text:p>
          </table:table-cell>
          <table:table-cell office:value-type="float" office:value="6.232493" calcext:value-type="float">
            <text:p>6.232493</text:p>
          </table:table-cell>
          <table:table-cell office:value-type="float" office:value="0" calcext:value-type="float">
            <text:p>0</text:p>
          </table:table-cell>
          <table:table-cell office:value-type="float" office:value="13.08443" calcext:value-type="float">
            <text:p>13.084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7042002" calcext:value-type="float">
            <text:p>27042002</text:p>
          </table:table-cell>
          <table:table-cell office:value-type="float" office:value="1.57092" calcext:value-type="float">
            <text:p>1.57092</text:p>
          </table:table-cell>
          <table:table-cell office:value-type="float" office:value="136.9328" calcext:value-type="float">
            <text:p>136.93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71465" calcext:value-type="float">
            <text:p>21.71465</text:p>
          </table:table-cell>
          <table:table-cell office:value-type="float" office:value="0" calcext:value-type="float">
            <text:p>0</text:p>
          </table:table-cell>
          <table:table-cell office:value-type="float" office:value="0.000001691165" calcext:value-type="float">
            <text:p>1.691165E-06</text:p>
          </table:table-cell>
          <table:table-cell office:value-type="float" office:value="0" calcext:value-type="float">
            <text:p>0</text:p>
          </table:table-cell>
          <table:table-cell office:value-type="float" office:value="-0.0008764536" calcext:value-type="float">
            <text:p>-0.0008764536</text:p>
          </table:table-cell>
          <table:table-cell office:value-type="float" office:value="1182.792" calcext:value-type="float">
            <text:p>1182.792</text:p>
          </table:table-cell>
          <table:table-cell office:value-type="float" office:value="1.501095" calcext:value-type="float">
            <text:p>1.501095</text:p>
          </table:table-cell>
          <table:table-cell office:value-type="float" office:value="0" calcext:value-type="float">
            <text:p>0</text:p>
          </table:table-cell>
          <table:table-cell office:value-type="float" office:value="0.0105624" calcext:value-type="float">
            <text:p>0.0105624</text:p>
          </table:table-cell>
          <table:table-cell office:value-type="float" office:value="0.1004782" calcext:value-type="float">
            <text:p>0.1004782</text:p>
          </table:table-cell>
          <table:table-cell office:value-type="float" office:value="0.08822145" calcext:value-type="float">
            <text:p>0.08822145</text:p>
          </table:table-cell>
          <table:table-cell office:value-type="float" office:value="0.06545666" calcext:value-type="float">
            <text:p>0.06545666</text:p>
          </table:table-cell>
          <table:table-cell office:value-type="float" office:value="0.05919491" calcext:value-type="float">
            <text:p>0.05919491</text:p>
          </table:table-cell>
          <table:table-cell office:value-type="float" office:value="0.02723213" calcext:value-type="float">
            <text:p>0.02723213</text:p>
          </table:table-cell>
          <table:table-cell office:value-type="float" office:value="0.02640741" calcext:value-type="float">
            <text:p>0.02640741</text:p>
          </table:table-cell>
          <table:table-cell office:value-type="float" office:value="0.06508859" calcext:value-type="float">
            <text:p>0.06508859</text:p>
          </table:table-cell>
          <table:table-cell office:value-type="float" office:value="0.1174792" calcext:value-type="float">
            <text:p>0.1174792</text:p>
          </table:table-cell>
          <table:table-cell office:value-type="float" office:value="0.1162354" calcext:value-type="float">
            <text:p>0.1162354</text:p>
          </table:table-cell>
          <table:table-cell office:value-type="float" office:value="0.1182678" calcext:value-type="float">
            <text:p>0.1182678</text:p>
          </table:table-cell>
          <table:table-cell office:value-type="float" office:value="0.1187531" calcext:value-type="float">
            <text:p>0.1187531</text:p>
          </table:table-cell>
          <table:table-cell office:value-type="float" office:value="0.1208076" calcext:value-type="float">
            <text:p>0.1208076</text:p>
          </table:table-cell>
          <table:table-cell office:value-type="float" office:value="0.1254543" calcext:value-type="float">
            <text:p>0.1254543</text:p>
          </table:table-cell>
          <table:table-cell office:value-type="float" office:value="0" calcext:value-type="float">
            <text:p>0</text:p>
          </table:table-cell>
          <table:table-cell office:value-type="float" office:value="23.15906" calcext:value-type="float">
            <text:p>23.15906</text:p>
          </table:table-cell>
          <table:table-cell office:value-type="float" office:value="23.04836" calcext:value-type="float">
            <text:p>23.04836</text:p>
          </table:table-cell>
          <table:table-cell office:value-type="float" office:value="10.99628" calcext:value-type="float">
            <text:p>10.99628</text:p>
          </table:table-cell>
          <table:table-cell office:value-type="float" office:value="6.070148" calcext:value-type="float">
            <text:p>6.070148</text:p>
          </table:table-cell>
          <table:table-cell office:value-type="float" office:value="4.396053" calcext:value-type="float">
            <text:p>4.396053</text:p>
          </table:table-cell>
          <table:table-cell office:value-type="float" office:value="1.886748" calcext:value-type="float">
            <text:p>1.886748</text:p>
          </table:table-cell>
          <table:table-cell office:value-type="float" office:value="1.554522" calcext:value-type="float">
            <text:p>1.554522</text:p>
          </table:table-cell>
          <table:table-cell office:value-type="float" office:value="3.439074" calcext:value-type="float">
            <text:p>3.439074</text:p>
          </table:table-cell>
          <table:table-cell office:value-type="float" office:value="5.286237" calcext:value-type="float">
            <text:p>5.286237</text:p>
          </table:table-cell>
          <table:table-cell office:value-type="float" office:value="5.283609" calcext:value-type="float">
            <text:p>5.283609</text:p>
          </table:table-cell>
          <table:table-cell office:value-type="float" office:value="5.533799" calcext:value-type="float">
            <text:p>5.533799</text:p>
          </table:table-cell>
          <table:table-cell office:value-type="float" office:value="5.593646" calcext:value-type="float">
            <text:p>5.593646</text:p>
          </table:table-cell>
          <table:table-cell office:value-type="float" office:value="5.795768" calcext:value-type="float">
            <text:p>5.795768</text:p>
          </table:table-cell>
          <table:table-cell office:value-type="float" office:value="6.241788" calcext:value-type="float">
            <text:p>6.241788</text:p>
          </table:table-cell>
          <table:table-cell office:value-type="float" office:value="0" calcext:value-type="float">
            <text:p>0</text:p>
          </table:table-cell>
          <table:table-cell office:value-type="float" office:value="0.01110106" calcext:value-type="float">
            <text:p>0.011101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8042002" calcext:value-type="float">
            <text:p>28042002</text:p>
          </table:table-cell>
          <table:table-cell office:value-type="float" office:value="1.56778" calcext:value-type="float">
            <text:p>1.56778</text:p>
          </table:table-cell>
          <table:table-cell office:value-type="float" office:value="136.9336" calcext:value-type="float">
            <text:p>136.93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74213" calcext:value-type="float">
            <text:p>21.74213</text:p>
          </table:table-cell>
          <table:table-cell office:value-type="float" office:value="0" calcext:value-type="float">
            <text:p>0</text:p>
          </table:table-cell>
          <table:table-cell office:value-type="float" office:value="0.000001691165" calcext:value-type="float">
            <text:p>1.691165E-06</text:p>
          </table:table-cell>
          <table:table-cell office:value-type="float" office:value="0" calcext:value-type="float">
            <text:p>0</text:p>
          </table:table-cell>
          <table:table-cell office:value-type="float" office:value="-0.0008764536" calcext:value-type="float">
            <text:p>-0.0008764536</text:p>
          </table:table-cell>
          <table:table-cell office:value-type="float" office:value="1182.766" calcext:value-type="float">
            <text:p>1182.766</text:p>
          </table:table-cell>
          <table:table-cell office:value-type="float" office:value="1.519686" calcext:value-type="float">
            <text:p>1.519686</text:p>
          </table:table-cell>
          <table:table-cell office:value-type="float" office:value="0" calcext:value-type="float">
            <text:p>0</text:p>
          </table:table-cell>
          <table:table-cell office:value-type="float" office:value="0.0318938" calcext:value-type="float">
            <text:p>0.0318938</text:p>
          </table:table-cell>
          <table:table-cell office:value-type="float" office:value="0.1550243" calcext:value-type="float">
            <text:p>0.1550243</text:p>
          </table:table-cell>
          <table:table-cell office:value-type="float" office:value="0.08515653" calcext:value-type="float">
            <text:p>0.08515653</text:p>
          </table:table-cell>
          <table:table-cell office:value-type="float" office:value="0.05236434" calcext:value-type="float">
            <text:p>0.05236434</text:p>
          </table:table-cell>
          <table:table-cell office:value-type="float" office:value="0.04264917" calcext:value-type="float">
            <text:p>0.04264917</text:p>
          </table:table-cell>
          <table:table-cell office:value-type="float" office:value="0.02618882" calcext:value-type="float">
            <text:p>0.02618882</text:p>
          </table:table-cell>
          <table:table-cell office:value-type="float" office:value="0.02648786" calcext:value-type="float">
            <text:p>0.02648786</text:p>
          </table:table-cell>
          <table:table-cell office:value-type="float" office:value="0.06481874" calcext:value-type="float">
            <text:p>0.06481874</text:p>
          </table:table-cell>
          <table:table-cell office:value-type="float" office:value="0.1175306" calcext:value-type="float">
            <text:p>0.1175306</text:p>
          </table:table-cell>
          <table:table-cell office:value-type="float" office:value="0.1163311" calcext:value-type="float">
            <text:p>0.1163311</text:p>
          </table:table-cell>
          <table:table-cell office:value-type="float" office:value="0.1183633" calcext:value-type="float">
            <text:p>0.1183633</text:p>
          </table:table-cell>
          <table:table-cell office:value-type="float" office:value="0.1188544" calcext:value-type="float">
            <text:p>0.1188544</text:p>
          </table:table-cell>
          <table:table-cell office:value-type="float" office:value="0.1209015" calcext:value-type="float">
            <text:p>0.1209015</text:p>
          </table:table-cell>
          <table:table-cell office:value-type="float" office:value="0.125555" calcext:value-type="float">
            <text:p>0.125555</text:p>
          </table:table-cell>
          <table:table-cell office:value-type="float" office:value="0" calcext:value-type="float">
            <text:p>0</text:p>
          </table:table-cell>
          <table:table-cell office:value-type="float" office:value="23.07017" calcext:value-type="float">
            <text:p>23.07017</text:p>
          </table:table-cell>
          <table:table-cell office:value-type="float" office:value="23.0055" calcext:value-type="float">
            <text:p>23.0055</text:p>
          </table:table-cell>
          <table:table-cell office:value-type="float" office:value="10.99057" calcext:value-type="float">
            <text:p>10.99057</text:p>
          </table:table-cell>
          <table:table-cell office:value-type="float" office:value="6.072433" calcext:value-type="float">
            <text:p>6.072433</text:p>
          </table:table-cell>
          <table:table-cell office:value-type="float" office:value="4.402815" calcext:value-type="float">
            <text:p>4.402815</text:p>
          </table:table-cell>
          <table:table-cell office:value-type="float" office:value="1.889161" calcext:value-type="float">
            <text:p>1.889161</text:p>
          </table:table-cell>
          <table:table-cell office:value-type="float" office:value="1.556875" calcext:value-type="float">
            <text:p>1.556875</text:p>
          </table:table-cell>
          <table:table-cell office:value-type="float" office:value="3.444632" calcext:value-type="float">
            <text:p>3.444632</text:p>
          </table:table-cell>
          <table:table-cell office:value-type="float" office:value="5.294465" calcext:value-type="float">
            <text:p>5.294465</text:p>
          </table:table-cell>
          <table:table-cell office:value-type="float" office:value="5.291887" calcext:value-type="float">
            <text:p>5.291887</text:p>
          </table:table-cell>
          <table:table-cell office:value-type="float" office:value="5.542453" calcext:value-type="float">
            <text:p>5.542453</text:p>
          </table:table-cell>
          <table:table-cell office:value-type="float" office:value="5.602288" calcext:value-type="float">
            <text:p>5.602288</text:p>
          </table:table-cell>
          <table:table-cell office:value-type="float" office:value="5.804535" calcext:value-type="float">
            <text:p>5.804535</text:p>
          </table:table-cell>
          <table:table-cell office:value-type="float" office:value="6.251106" calcext:value-type="float">
            <text:p>6.251106</text:p>
          </table:table-cell>
          <table:table-cell office:value-type="float" office:value="0" calcext:value-type="float">
            <text:p>0</text:p>
          </table:table-cell>
          <table:table-cell office:value-type="float" office:value="0.01131156" calcext:value-type="float">
            <text:p>0.011311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9042002" calcext:value-type="float">
            <text:p>29042002</text:p>
          </table:table-cell>
          <table:table-cell office:value-type="float" office:value="1.559496" calcext:value-type="float">
            <text:p>1.559496</text:p>
          </table:table-cell>
          <table:table-cell office:value-type="float" office:value="136.9383" calcext:value-type="float">
            <text:p>136.93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77055" calcext:value-type="float">
            <text:p>21.77055</text:p>
          </table:table-cell>
          <table:table-cell office:value-type="float" office:value="0" calcext:value-type="float">
            <text:p>0</text:p>
          </table:table-cell>
          <table:table-cell office:value-type="float" office:value="0.000001691165" calcext:value-type="float">
            <text:p>1.691165E-06</text:p>
          </table:table-cell>
          <table:table-cell office:value-type="float" office:value="0" calcext:value-type="float">
            <text:p>0</text:p>
          </table:table-cell>
          <table:table-cell office:value-type="float" office:value="-0.0008764536" calcext:value-type="float">
            <text:p>-0.0008764536</text:p>
          </table:table-cell>
          <table:table-cell office:value-type="float" office:value="1182.74" calcext:value-type="float">
            <text:p>1182.74</text:p>
          </table:table-cell>
          <table:table-cell office:value-type="float" office:value="1.566068" calcext:value-type="float">
            <text:p>1.566068</text:p>
          </table:table-cell>
          <table:table-cell office:value-type="float" office:value="0" calcext:value-type="float">
            <text:p>0</text:p>
          </table:table-cell>
          <table:table-cell office:value-type="float" office:value="0.06375066" calcext:value-type="float">
            <text:p>0.06375066</text:p>
          </table:table-cell>
          <table:table-cell office:value-type="float" office:value="0.1902054" calcext:value-type="float">
            <text:p>0.1902054</text:p>
          </table:table-cell>
          <table:table-cell office:value-type="float" office:value="0.09695956" calcext:value-type="float">
            <text:p>0.09695956</text:p>
          </table:table-cell>
          <table:table-cell office:value-type="float" office:value="0.05583007" calcext:value-type="float">
            <text:p>0.05583007</text:p>
          </table:table-cell>
          <table:table-cell office:value-type="float" office:value="0.04351414" calcext:value-type="float">
            <text:p>0.04351414</text:p>
          </table:table-cell>
          <table:table-cell office:value-type="float" office:value="0.02539233" calcext:value-type="float">
            <text:p>0.02539233</text:p>
          </table:table-cell>
          <table:table-cell office:value-type="float" office:value="0.02696213" calcext:value-type="float">
            <text:p>0.02696213</text:p>
          </table:table-cell>
          <table:table-cell office:value-type="float" office:value="0.0644145" calcext:value-type="float">
            <text:p>0.0644145</text:p>
          </table:table-cell>
          <table:table-cell office:value-type="float" office:value="0.1175216" calcext:value-type="float">
            <text:p>0.1175216</text:p>
          </table:table-cell>
          <table:table-cell office:value-type="float" office:value="0.1164212" calcext:value-type="float">
            <text:p>0.1164212</text:p>
          </table:table-cell>
          <table:table-cell office:value-type="float" office:value="0.1184582" calcext:value-type="float">
            <text:p>0.1184582</text:p>
          </table:table-cell>
          <table:table-cell office:value-type="float" office:value="0.1189588" calcext:value-type="float">
            <text:p>0.1189588</text:p>
          </table:table-cell>
          <table:table-cell office:value-type="float" office:value="0.1209953" calcext:value-type="float">
            <text:p>0.1209953</text:p>
          </table:table-cell>
          <table:table-cell office:value-type="float" office:value="0.1256551" calcext:value-type="float">
            <text:p>0.1256551</text:p>
          </table:table-cell>
          <table:table-cell office:value-type="float" office:value="0" calcext:value-type="float">
            <text:p>0</text:p>
          </table:table-cell>
          <table:table-cell office:value-type="float" office:value="23.00777" calcext:value-type="float">
            <text:p>23.00777</text:p>
          </table:table-cell>
          <table:table-cell office:value-type="float" office:value="22.98255" calcext:value-type="float">
            <text:p>22.98255</text:p>
          </table:table-cell>
          <table:table-cell office:value-type="float" office:value="10.9875" calcext:value-type="float">
            <text:p>10.9875</text:p>
          </table:table-cell>
          <table:table-cell office:value-type="float" office:value="6.072961" calcext:value-type="float">
            <text:p>6.072961</text:p>
          </table:table-cell>
          <table:table-cell office:value-type="float" office:value="4.405129" calcext:value-type="float">
            <text:p>4.405129</text:p>
          </table:table-cell>
          <table:table-cell office:value-type="float" office:value="1.891674" calcext:value-type="float">
            <text:p>1.891674</text:p>
          </table:table-cell>
          <table:table-cell office:value-type="float" office:value="1.559312" calcext:value-type="float">
            <text:p>1.559312</text:p>
          </table:table-cell>
          <table:table-cell office:value-type="float" office:value="3.450132" calcext:value-type="float">
            <text:p>3.450132</text:p>
          </table:table-cell>
          <table:table-cell office:value-type="float" office:value="5.302658" calcext:value-type="float">
            <text:p>5.302658</text:p>
          </table:table-cell>
          <table:table-cell office:value-type="float" office:value="5.300164" calcext:value-type="float">
            <text:p>5.300164</text:p>
          </table:table-cell>
          <table:table-cell office:value-type="float" office:value="5.551099" calcext:value-type="float">
            <text:p>5.551099</text:p>
          </table:table-cell>
          <table:table-cell office:value-type="float" office:value="5.610925" calcext:value-type="float">
            <text:p>5.610925</text:p>
          </table:table-cell>
          <table:table-cell office:value-type="float" office:value="5.813296" calcext:value-type="float">
            <text:p>5.813296</text:p>
          </table:table-cell>
          <table:table-cell office:value-type="float" office:value="6.26039" calcext:value-type="float">
            <text:p>6.26039</text:p>
          </table:table-cell>
          <table:table-cell office:value-type="float" office:value="0" calcext:value-type="float">
            <text:p>0</text:p>
          </table:table-cell>
          <table:table-cell office:value-type="float" office:value="0.01462739" calcext:value-type="float">
            <text:p>0.014627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0042002" calcext:value-type="float">
            <text:p>30042002</text:p>
          </table:table-cell>
          <table:table-cell office:value-type="float" office:value="1.550031" calcext:value-type="float">
            <text:p>1.550031</text:p>
          </table:table-cell>
          <table:table-cell office:value-type="float" office:value="136.9434" calcext:value-type="float">
            <text:p>136.94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79974" calcext:value-type="float">
            <text:p>21.79974</text:p>
          </table:table-cell>
          <table:table-cell office:value-type="float" office:value="0" calcext:value-type="float">
            <text:p>0</text:p>
          </table:table-cell>
          <table:table-cell office:value-type="float" office:value="0.00000169118" calcext:value-type="float">
            <text:p>1.69118E-06</text:p>
          </table:table-cell>
          <table:table-cell office:value-type="float" office:value="0" calcext:value-type="float">
            <text:p>0</text:p>
          </table:table-cell>
          <table:table-cell office:value-type="float" office:value="-0.0008764536" calcext:value-type="float">
            <text:p>-0.0008764536</text:p>
          </table:table-cell>
          <table:table-cell office:value-type="float" office:value="1182.713" calcext:value-type="float">
            <text:p>1182.713</text:p>
          </table:table-cell>
          <table:table-cell office:value-type="float" office:value="1.606811" calcext:value-type="float">
            <text:p>1.606811</text:p>
          </table:table-cell>
          <table:table-cell office:value-type="float" office:value="0" calcext:value-type="float">
            <text:p>0</text:p>
          </table:table-cell>
          <table:table-cell office:value-type="float" office:value="0.04419229" calcext:value-type="float">
            <text:p>0.04419229</text:p>
          </table:table-cell>
          <table:table-cell office:value-type="float" office:value="0.2009045" calcext:value-type="float">
            <text:p>0.2009045</text:p>
          </table:table-cell>
          <table:table-cell office:value-type="float" office:value="0.1039691" calcext:value-type="float">
            <text:p>0.1039691</text:p>
          </table:table-cell>
          <table:table-cell office:value-type="float" office:value="0.05972461" calcext:value-type="float">
            <text:p>0.05972461</text:p>
          </table:table-cell>
          <table:table-cell office:value-type="float" office:value="0.04593878" calcext:value-type="float">
            <text:p>0.04593878</text:p>
          </table:table-cell>
          <table:table-cell office:value-type="float" office:value="0.02524377" calcext:value-type="float">
            <text:p>0.02524377</text:p>
          </table:table-cell>
          <table:table-cell office:value-type="float" office:value="0.02784126" calcext:value-type="float">
            <text:p>0.02784126</text:p>
          </table:table-cell>
          <table:table-cell office:value-type="float" office:value="0.06439701" calcext:value-type="float">
            <text:p>0.06439701</text:p>
          </table:table-cell>
          <table:table-cell office:value-type="float" office:value="0.1174975" calcext:value-type="float">
            <text:p>0.1174975</text:p>
          </table:table-cell>
          <table:table-cell office:value-type="float" office:value="0.1165074" calcext:value-type="float">
            <text:p>0.1165074</text:p>
          </table:table-cell>
          <table:table-cell office:value-type="float" office:value="0.1185519" calcext:value-type="float">
            <text:p>0.1185519</text:p>
          </table:table-cell>
          <table:table-cell office:value-type="float" office:value="0.119051" calcext:value-type="float">
            <text:p>0.119051</text:p>
          </table:table-cell>
          <table:table-cell office:value-type="float" office:value="0.1210892" calcext:value-type="float">
            <text:p>0.1210892</text:p>
          </table:table-cell>
          <table:table-cell office:value-type="float" office:value="0.1257544" calcext:value-type="float">
            <text:p>0.1257544</text:p>
          </table:table-cell>
          <table:table-cell office:value-type="float" office:value="0" calcext:value-type="float">
            <text:p>0</text:p>
          </table:table-cell>
          <table:table-cell office:value-type="float" office:value="22.94889" calcext:value-type="float">
            <text:p>22.94889</text:p>
          </table:table-cell>
          <table:table-cell office:value-type="float" office:value="22.96988" calcext:value-type="float">
            <text:p>22.96988</text:p>
          </table:table-cell>
          <table:table-cell office:value-type="float" office:value="10.98953" calcext:value-type="float">
            <text:p>10.98953</text:p>
          </table:table-cell>
          <table:table-cell office:value-type="float" office:value="6.075389" calcext:value-type="float">
            <text:p>6.075389</text:p>
          </table:table-cell>
          <table:table-cell office:value-type="float" office:value="4.408295" calcext:value-type="float">
            <text:p>4.408295</text:p>
          </table:table-cell>
          <table:table-cell office:value-type="float" office:value="1.894004" calcext:value-type="float">
            <text:p>1.894004</text:p>
          </table:table-cell>
          <table:table-cell office:value-type="float" office:value="1.561947" calcext:value-type="float">
            <text:p>1.561947</text:p>
          </table:table-cell>
          <table:table-cell office:value-type="float" office:value="3.455639" calcext:value-type="float">
            <text:p>3.455639</text:p>
          </table:table-cell>
          <table:table-cell office:value-type="float" office:value="5.31084" calcext:value-type="float">
            <text:p>5.31084</text:p>
          </table:table-cell>
          <table:table-cell office:value-type="float" office:value="5.30844" calcext:value-type="float">
            <text:p>5.30844</text:p>
          </table:table-cell>
          <table:table-cell office:value-type="float" office:value="5.559697" calcext:value-type="float">
            <text:p>5.559697</text:p>
          </table:table-cell>
          <table:table-cell office:value-type="float" office:value="5.619531" calcext:value-type="float">
            <text:p>5.619531</text:p>
          </table:table-cell>
          <table:table-cell office:value-type="float" office:value="5.822057" calcext:value-type="float">
            <text:p>5.822057</text:p>
          </table:table-cell>
          <table:table-cell office:value-type="float" office:value="6.269646" calcext:value-type="float">
            <text:p>6.269646</text:p>
          </table:table-cell>
          <table:table-cell office:value-type="float" office:value="0" calcext:value-type="float">
            <text:p>0</text:p>
          </table:table-cell>
          <table:table-cell office:value-type="float" office:value="0.01260375" calcext:value-type="float">
            <text:p>0.012603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052002" calcext:value-type="float">
            <text:p>1052002</text:p>
          </table:table-cell>
          <table:table-cell office:value-type="float" office:value="1.544587" calcext:value-type="float">
            <text:p>1.544587</text:p>
          </table:table-cell>
          <table:table-cell office:value-type="float" office:value="136.9454" calcext:value-type="float">
            <text:p>136.94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82895" calcext:value-type="float">
            <text:p>21.82895</text:p>
          </table:table-cell>
          <table:table-cell office:value-type="float" office:value="0" calcext:value-type="float">
            <text:p>0</text:p>
          </table:table-cell>
          <table:table-cell office:value-type="float" office:value="0.000001691347" calcext:value-type="float">
            <text:p>1.691347E-06</text:p>
          </table:table-cell>
          <table:table-cell office:value-type="float" office:value="0" calcext:value-type="float">
            <text:p>0</text:p>
          </table:table-cell>
          <table:table-cell office:value-type="float" office:value="-0.0008764519" calcext:value-type="float">
            <text:p>-0.0008764519</text:p>
          </table:table-cell>
          <table:table-cell office:value-type="float" office:value="1182.687" calcext:value-type="float">
            <text:p>1182.687</text:p>
          </table:table-cell>
          <table:table-cell office:value-type="float" office:value="1.625129" calcext:value-type="float">
            <text:p>1.625129</text:p>
          </table:table-cell>
          <table:table-cell office:value-type="float" office:value="0" calcext:value-type="float">
            <text:p>0</text:p>
          </table:table-cell>
          <table:table-cell office:value-type="float" office:value="0.006542029" calcext:value-type="float">
            <text:p>0.006542029</text:p>
          </table:table-cell>
          <table:table-cell office:value-type="float" office:value="0.1539837" calcext:value-type="float">
            <text:p>0.1539837</text:p>
          </table:table-cell>
          <table:table-cell office:value-type="float" office:value="0.1007161" calcext:value-type="float">
            <text:p>0.1007161</text:p>
          </table:table-cell>
          <table:table-cell office:value-type="float" office:value="0.05918408" calcext:value-type="float">
            <text:p>0.05918408</text:p>
          </table:table-cell>
          <table:table-cell office:value-type="float" office:value="0.04553027" calcext:value-type="float">
            <text:p>0.04553027</text:p>
          </table:table-cell>
          <table:table-cell office:value-type="float" office:value="0.0252224" calcext:value-type="float">
            <text:p>0.0252224</text:p>
          </table:table-cell>
          <table:table-cell office:value-type="float" office:value="0.02830269" calcext:value-type="float">
            <text:p>0.02830269</text:p>
          </table:table-cell>
          <table:table-cell office:value-type="float" office:value="0.06466173" calcext:value-type="float">
            <text:p>0.06466173</text:p>
          </table:table-cell>
          <table:table-cell office:value-type="float" office:value="0.1175303" calcext:value-type="float">
            <text:p>0.1175303</text:p>
          </table:table-cell>
          <table:table-cell office:value-type="float" office:value="0.1165953" calcext:value-type="float">
            <text:p>0.1165953</text:p>
          </table:table-cell>
          <table:table-cell office:value-type="float" office:value="0.1186453" calcext:value-type="float">
            <text:p>0.1186453</text:p>
          </table:table-cell>
          <table:table-cell office:value-type="float" office:value="0.1191266" calcext:value-type="float">
            <text:p>0.1191266</text:p>
          </table:table-cell>
          <table:table-cell office:value-type="float" office:value="0.121183" calcext:value-type="float">
            <text:p>0.121183</text:p>
          </table:table-cell>
          <table:table-cell office:value-type="float" office:value="0.1258537" calcext:value-type="float">
            <text:p>0.1258537</text:p>
          </table:table-cell>
          <table:table-cell office:value-type="float" office:value="0" calcext:value-type="float">
            <text:p>0</text:p>
          </table:table-cell>
          <table:table-cell office:value-type="float" office:value="22.88634" calcext:value-type="float">
            <text:p>22.88634</text:p>
          </table:table-cell>
          <table:table-cell office:value-type="float" office:value="22.95539" calcext:value-type="float">
            <text:p>22.95539</text:p>
          </table:table-cell>
          <table:table-cell office:value-type="float" office:value="10.9927" calcext:value-type="float">
            <text:p>10.9927</text:p>
          </table:table-cell>
          <table:table-cell office:value-type="float" office:value="6.078596" calcext:value-type="float">
            <text:p>6.078596</text:p>
          </table:table-cell>
          <table:table-cell office:value-type="float" office:value="4.412035" calcext:value-type="float">
            <text:p>4.412035</text:p>
          </table:table-cell>
          <table:table-cell office:value-type="float" office:value="1.896277" calcext:value-type="float">
            <text:p>1.896277</text:p>
          </table:table-cell>
          <table:table-cell office:value-type="float" office:value="1.564656" calcext:value-type="float">
            <text:p>1.564656</text:p>
          </table:table-cell>
          <table:table-cell office:value-type="float" office:value="3.461235" calcext:value-type="float">
            <text:p>3.461235</text:p>
          </table:table-cell>
          <table:table-cell office:value-type="float" office:value="5.319029" calcext:value-type="float">
            <text:p>5.319029</text:p>
          </table:table-cell>
          <table:table-cell office:value-type="float" office:value="5.316718" calcext:value-type="float">
            <text:p>5.316718</text:p>
          </table:table-cell>
          <table:table-cell office:value-type="float" office:value="5.568295" calcext:value-type="float">
            <text:p>5.568295</text:p>
          </table:table-cell>
          <table:table-cell office:value-type="float" office:value="5.628133" calcext:value-type="float">
            <text:p>5.628133</text:p>
          </table:table-cell>
          <table:table-cell office:value-type="float" office:value="5.83078" calcext:value-type="float">
            <text:p>5.83078</text:p>
          </table:table-cell>
          <table:table-cell office:value-type="float" office:value="6.278916" calcext:value-type="float">
            <text:p>6.278916</text:p>
          </table:table-cell>
          <table:table-cell office:value-type="float" office:value="0" calcext:value-type="float">
            <text:p>0</text:p>
          </table:table-cell>
          <table:table-cell office:value-type="float" office:value="0.01006308" calcext:value-type="float">
            <text:p>0.010063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052002" calcext:value-type="float">
            <text:p>2052002</text:p>
          </table:table-cell>
          <table:table-cell office:value-type="float" office:value="1.53567" calcext:value-type="float">
            <text:p>1.53567</text:p>
          </table:table-cell>
          <table:table-cell office:value-type="float" office:value="136.9504" calcext:value-type="float">
            <text:p>136.9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85792" calcext:value-type="float">
            <text:p>21.85792</text:p>
          </table:table-cell>
          <table:table-cell office:value-type="float" office:value="0" calcext:value-type="float">
            <text:p>0</text:p>
          </table:table-cell>
          <table:table-cell office:value-type="float" office:value="0.000001691347" calcext:value-type="float">
            <text:p>1.691347E-06</text:p>
          </table:table-cell>
          <table:table-cell office:value-type="float" office:value="0" calcext:value-type="float">
            <text:p>0</text:p>
          </table:table-cell>
          <table:table-cell office:value-type="float" office:value="-0.0008764519" calcext:value-type="float">
            <text:p>-0.0008764519</text:p>
          </table:table-cell>
          <table:table-cell office:value-type="float" office:value="1182.661" calcext:value-type="float">
            <text:p>1182.661</text:p>
          </table:table-cell>
          <table:table-cell office:value-type="float" office:value="1.652568" calcext:value-type="float">
            <text:p>1.652568</text:p>
          </table:table-cell>
          <table:table-cell office:value-type="float" office:value="0" calcext:value-type="float">
            <text:p>0</text:p>
          </table:table-cell>
          <table:table-cell office:value-type="float" office:value="0.06557465" calcext:value-type="float">
            <text:p>0.06557465</text:p>
          </table:table-cell>
          <table:table-cell office:value-type="float" office:value="0.1951566" calcext:value-type="float">
            <text:p>0.1951566</text:p>
          </table:table-cell>
          <table:table-cell office:value-type="float" office:value="0.1024403" calcext:value-type="float">
            <text:p>0.1024403</text:p>
          </table:table-cell>
          <table:table-cell office:value-type="float" office:value="0.05920867" calcext:value-type="float">
            <text:p>0.05920867</text:p>
          </table:table-cell>
          <table:table-cell office:value-type="float" office:value="0.04554306" calcext:value-type="float">
            <text:p>0.04554306</text:p>
          </table:table-cell>
          <table:table-cell office:value-type="float" office:value="0.02487113" calcext:value-type="float">
            <text:p>0.02487113</text:p>
          </table:table-cell>
          <table:table-cell office:value-type="float" office:value="0.02827537" calcext:value-type="float">
            <text:p>0.02827537</text:p>
          </table:table-cell>
          <table:table-cell office:value-type="float" office:value="0.06476874" calcext:value-type="float">
            <text:p>0.06476874</text:p>
          </table:table-cell>
          <table:table-cell office:value-type="float" office:value="0.1175823" calcext:value-type="float">
            <text:p>0.1175823</text:p>
          </table:table-cell>
          <table:table-cell office:value-type="float" office:value="0.1166865" calcext:value-type="float">
            <text:p>0.1166865</text:p>
          </table:table-cell>
          <table:table-cell office:value-type="float" office:value="0.1187386" calcext:value-type="float">
            <text:p>0.1187386</text:p>
          </table:table-cell>
          <table:table-cell office:value-type="float" office:value="0.1192382" calcext:value-type="float">
            <text:p>0.1192382</text:p>
          </table:table-cell>
          <table:table-cell office:value-type="float" office:value="0.1212766" calcext:value-type="float">
            <text:p>0.1212766</text:p>
          </table:table-cell>
          <table:table-cell office:value-type="float" office:value="0.125953" calcext:value-type="float">
            <text:p>0.125953</text:p>
          </table:table-cell>
          <table:table-cell office:value-type="float" office:value="0" calcext:value-type="float">
            <text:p>0</text:p>
          </table:table-cell>
          <table:table-cell office:value-type="float" office:value="22.82584" calcext:value-type="float">
            <text:p>22.82584</text:p>
          </table:table-cell>
          <table:table-cell office:value-type="float" office:value="22.93758" calcext:value-type="float">
            <text:p>22.93758</text:p>
          </table:table-cell>
          <table:table-cell office:value-type="float" office:value="10.99415" calcext:value-type="float">
            <text:p>10.99415</text:p>
          </table:table-cell>
          <table:table-cell office:value-type="float" office:value="6.081051" calcext:value-type="float">
            <text:p>6.081051</text:p>
          </table:table-cell>
          <table:table-cell office:value-type="float" office:value="4.415133" calcext:value-type="float">
            <text:p>4.415133</text:p>
          </table:table-cell>
          <table:table-cell office:value-type="float" office:value="1.898425" calcext:value-type="float">
            <text:p>1.898425</text:p>
          </table:table-cell>
          <table:table-cell office:value-type="float" office:value="1.567318" calcext:value-type="float">
            <text:p>1.567318</text:p>
          </table:table-cell>
          <table:table-cell office:value-type="float" office:value="3.466901" calcext:value-type="float">
            <text:p>3.466901</text:p>
          </table:table-cell>
          <table:table-cell office:value-type="float" office:value="5.327256" calcext:value-type="float">
            <text:p>5.327256</text:p>
          </table:table-cell>
          <table:table-cell office:value-type="float" office:value="5.324993" calcext:value-type="float">
            <text:p>5.324993</text:p>
          </table:table-cell>
          <table:table-cell office:value-type="float" office:value="5.576892" calcext:value-type="float">
            <text:p>5.576892</text:p>
          </table:table-cell>
          <table:table-cell office:value-type="float" office:value="5.636739" calcext:value-type="float">
            <text:p>5.636739</text:p>
          </table:table-cell>
          <table:table-cell office:value-type="float" office:value="5.839502" calcext:value-type="float">
            <text:p>5.839502</text:p>
          </table:table-cell>
          <table:table-cell office:value-type="float" office:value="6.288173" calcext:value-type="float">
            <text:p>6.288173</text:p>
          </table:table-cell>
          <table:table-cell office:value-type="float" office:value="0" calcext:value-type="float">
            <text:p>0</text:p>
          </table:table-cell>
          <table:table-cell office:value-type="float" office:value="0.01451849" calcext:value-type="float">
            <text:p>0.014518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3052002" calcext:value-type="float">
            <text:p>3052002</text:p>
          </table:table-cell>
          <table:table-cell office:value-type="float" office:value="1.52783" calcext:value-type="float">
            <text:p>1.52783</text:p>
          </table:table-cell>
          <table:table-cell office:value-type="float" office:value="136.953" calcext:value-type="float">
            <text:p>136.9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88773" calcext:value-type="float">
            <text:p>21.88773</text:p>
          </table:table-cell>
          <table:table-cell office:value-type="float" office:value="0" calcext:value-type="float">
            <text:p>0</text:p>
          </table:table-cell>
          <table:table-cell office:value-type="float" office:value="0.000001691347" calcext:value-type="float">
            <text:p>1.691347E-06</text:p>
          </table:table-cell>
          <table:table-cell office:value-type="float" office:value="0" calcext:value-type="float">
            <text:p>0</text:p>
          </table:table-cell>
          <table:table-cell office:value-type="float" office:value="-0.0008764519" calcext:value-type="float">
            <text:p>-0.0008764519</text:p>
          </table:table-cell>
          <table:table-cell office:value-type="float" office:value="1182.634" calcext:value-type="float">
            <text:p>1182.634</text:p>
          </table:table-cell>
          <table:table-cell office:value-type="float" office:value="1.664345" calcext:value-type="float">
            <text:p>1.664345</text:p>
          </table:table-cell>
          <table:table-cell office:value-type="float" office:value="0" calcext:value-type="float">
            <text:p>0</text:p>
          </table:table-cell>
          <table:table-cell office:value-type="float" office:value="0.1086463" calcext:value-type="float">
            <text:p>0.1086463</text:p>
          </table:table-cell>
          <table:table-cell office:value-type="float" office:value="0.2120513" calcext:value-type="float">
            <text:p>0.2120513</text:p>
          </table:table-cell>
          <table:table-cell office:value-type="float" office:value="0.1096077" calcext:value-type="float">
            <text:p>0.1096077</text:p>
          </table:table-cell>
          <table:table-cell office:value-type="float" office:value="0.0627516" calcext:value-type="float">
            <text:p>0.0627516</text:p>
          </table:table-cell>
          <table:table-cell office:value-type="float" office:value="0.0481269" calcext:value-type="float">
            <text:p>0.0481269</text:p>
          </table:table-cell>
          <table:table-cell office:value-type="float" office:value="0.02545847" calcext:value-type="float">
            <text:p>0.02545847</text:p>
          </table:table-cell>
          <table:table-cell office:value-type="float" office:value="0.02859845" calcext:value-type="float">
            <text:p>0.02859845</text:p>
          </table:table-cell>
          <table:table-cell office:value-type="float" office:value="0.06496342" calcext:value-type="float">
            <text:p>0.06496342</text:p>
          </table:table-cell>
          <table:table-cell office:value-type="float" office:value="0.1176304" calcext:value-type="float">
            <text:p>0.1176304</text:p>
          </table:table-cell>
          <table:table-cell office:value-type="float" office:value="0.1167786" calcext:value-type="float">
            <text:p>0.1167786</text:p>
          </table:table-cell>
          <table:table-cell office:value-type="float" office:value="0.1188321" calcext:value-type="float">
            <text:p>0.1188321</text:p>
          </table:table-cell>
          <table:table-cell office:value-type="float" office:value="0.1193259" calcext:value-type="float">
            <text:p>0.1193259</text:p>
          </table:table-cell>
          <table:table-cell office:value-type="float" office:value="0.1213701" calcext:value-type="float">
            <text:p>0.1213701</text:p>
          </table:table-cell>
          <table:table-cell office:value-type="float" office:value="0.1260522" calcext:value-type="float">
            <text:p>0.1260522</text:p>
          </table:table-cell>
          <table:table-cell office:value-type="float" office:value="0" calcext:value-type="float">
            <text:p>0</text:p>
          </table:table-cell>
          <table:table-cell office:value-type="float" office:value="22.79688" calcext:value-type="float">
            <text:p>22.79688</text:p>
          </table:table-cell>
          <table:table-cell office:value-type="float" office:value="22.92927" calcext:value-type="float">
            <text:p>22.92927</text:p>
          </table:table-cell>
          <table:table-cell office:value-type="float" office:value="10.99741" calcext:value-type="float">
            <text:p>10.99741</text:p>
          </table:table-cell>
          <table:table-cell office:value-type="float" office:value="6.084193" calcext:value-type="float">
            <text:p>6.084193</text:p>
          </table:table-cell>
          <table:table-cell office:value-type="float" office:value="4.418695" calcext:value-type="float">
            <text:p>4.418695</text:p>
          </table:table-cell>
          <table:table-cell office:value-type="float" office:value="1.900556" calcext:value-type="float">
            <text:p>1.900556</text:p>
          </table:table-cell>
          <table:table-cell office:value-type="float" office:value="1.569964" calcext:value-type="float">
            <text:p>1.569964</text:p>
          </table:table-cell>
          <table:table-cell office:value-type="float" office:value="3.472605" calcext:value-type="float">
            <text:p>3.472605</text:p>
          </table:table-cell>
          <table:table-cell office:value-type="float" office:value="5.33549" calcext:value-type="float">
            <text:p>5.33549</text:p>
          </table:table-cell>
          <table:table-cell office:value-type="float" office:value="5.333272" calcext:value-type="float">
            <text:p>5.333272</text:p>
          </table:table-cell>
          <table:table-cell office:value-type="float" office:value="5.58549" calcext:value-type="float">
            <text:p>5.58549</text:p>
          </table:table-cell>
          <table:table-cell office:value-type="float" office:value="5.645339" calcext:value-type="float">
            <text:p>5.645339</text:p>
          </table:table-cell>
          <table:table-cell office:value-type="float" office:value="5.848224" calcext:value-type="float">
            <text:p>5.848224</text:p>
          </table:table-cell>
          <table:table-cell office:value-type="float" office:value="6.297401" calcext:value-type="float">
            <text:p>6.297401</text:p>
          </table:table-cell>
          <table:table-cell office:value-type="float" office:value="0" calcext:value-type="float">
            <text:p>0</text:p>
          </table:table-cell>
          <table:table-cell office:value-type="float" office:value="0.04692345" calcext:value-type="float">
            <text:p>0.046923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4052002" calcext:value-type="float">
            <text:p>4052002</text:p>
          </table:table-cell>
          <table:table-cell office:value-type="float" office:value="1.491589" calcext:value-type="float">
            <text:p>1.491589</text:p>
          </table:table-cell>
          <table:table-cell office:value-type="float" office:value="136.9561" calcext:value-type="float">
            <text:p>136.95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91905" calcext:value-type="float">
            <text:p>21.91905</text:p>
          </table:table-cell>
          <table:table-cell office:value-type="float" office:value="0" calcext:value-type="float">
            <text:p>0</text:p>
          </table:table-cell>
          <table:table-cell office:value-type="float" office:value="0.000001691347" calcext:value-type="float">
            <text:p>1.691347E-06</text:p>
          </table:table-cell>
          <table:table-cell office:value-type="float" office:value="0" calcext:value-type="float">
            <text:p>0</text:p>
          </table:table-cell>
          <table:table-cell office:value-type="float" office:value="-0.0008764519" calcext:value-type="float">
            <text:p>-0.0008764519</text:p>
          </table:table-cell>
          <table:table-cell office:value-type="float" office:value="1182.616" calcext:value-type="float">
            <text:p>1182.616</text:p>
          </table:table-cell>
          <table:table-cell office:value-type="float" office:value="1.605569" calcext:value-type="float">
            <text:p>1.605569</text:p>
          </table:table-cell>
          <table:table-cell office:value-type="float" office:value="0" calcext:value-type="float">
            <text:p>0</text:p>
          </table:table-cell>
          <table:table-cell office:value-type="float" office:value="1.629666" calcext:value-type="float">
            <text:p>1.629666</text:p>
          </table:table-cell>
          <table:table-cell office:value-type="float" office:value="0.2477211" calcext:value-type="float">
            <text:p>0.2477211</text:p>
          </table:table-cell>
          <table:table-cell office:value-type="float" office:value="0.114425" calcext:value-type="float">
            <text:p>0.114425</text:p>
          </table:table-cell>
          <table:table-cell office:value-type="float" office:value="0.0655804" calcext:value-type="float">
            <text:p>0.0655804</text:p>
          </table:table-cell>
          <table:table-cell office:value-type="float" office:value="0.05068623" calcext:value-type="float">
            <text:p>0.05068623</text:p>
          </table:table-cell>
          <table:table-cell office:value-type="float" office:value="0.02626433" calcext:value-type="float">
            <text:p>0.02626433</text:p>
          </table:table-cell>
          <table:table-cell office:value-type="float" office:value="0.02896656" calcext:value-type="float">
            <text:p>0.02896656</text:p>
          </table:table-cell>
          <table:table-cell office:value-type="float" office:value="0.06525312" calcext:value-type="float">
            <text:p>0.06525312</text:p>
          </table:table-cell>
          <table:table-cell office:value-type="float" office:value="0.1177415" calcext:value-type="float">
            <text:p>0.1177415</text:p>
          </table:table-cell>
          <table:table-cell office:value-type="float" office:value="0.1168714" calcext:value-type="float">
            <text:p>0.1168714</text:p>
          </table:table-cell>
          <table:table-cell office:value-type="float" office:value="0.1189257" calcext:value-type="float">
            <text:p>0.1189257</text:p>
          </table:table-cell>
          <table:table-cell office:value-type="float" office:value="0.1194452" calcext:value-type="float">
            <text:p>0.1194452</text:p>
          </table:table-cell>
          <table:table-cell office:value-type="float" office:value="0.1214639" calcext:value-type="float">
            <text:p>0.1214639</text:p>
          </table:table-cell>
          <table:table-cell office:value-type="float" office:value="0.1261514" calcext:value-type="float">
            <text:p>0.1261514</text:p>
          </table:table-cell>
          <table:table-cell office:value-type="float" office:value="0" calcext:value-type="float">
            <text:p>0</text:p>
          </table:table-cell>
          <table:table-cell office:value-type="float" office:value="22.86543" calcext:value-type="float">
            <text:p>22.86543</text:p>
          </table:table-cell>
          <table:table-cell office:value-type="float" office:value="22.92773" calcext:value-type="float">
            <text:p>22.92773</text:p>
          </table:table-cell>
          <table:table-cell office:value-type="float" office:value="11.00327" calcext:value-type="float">
            <text:p>11.00327</text:p>
          </table:table-cell>
          <table:table-cell office:value-type="float" office:value="6.088756" calcext:value-type="float">
            <text:p>6.088756</text:p>
          </table:table-cell>
          <table:table-cell office:value-type="float" office:value="4.423381" calcext:value-type="float">
            <text:p>4.423381</text:p>
          </table:table-cell>
          <table:table-cell office:value-type="float" office:value="1.902858" calcext:value-type="float">
            <text:p>1.902858</text:p>
          </table:table-cell>
          <table:table-cell office:value-type="float" office:value="1.572645" calcext:value-type="float">
            <text:p>1.572645</text:p>
          </table:table-cell>
          <table:table-cell office:value-type="float" office:value="3.478351" calcext:value-type="float">
            <text:p>3.478351</text:p>
          </table:table-cell>
          <table:table-cell office:value-type="float" office:value="5.343763" calcext:value-type="float">
            <text:p>5.343763</text:p>
          </table:table-cell>
          <table:table-cell office:value-type="float" office:value="5.341549" calcext:value-type="float">
            <text:p>5.341549</text:p>
          </table:table-cell>
          <table:table-cell office:value-type="float" office:value="5.594088" calcext:value-type="float">
            <text:p>5.594088</text:p>
          </table:table-cell>
          <table:table-cell office:value-type="float" office:value="5.653903" calcext:value-type="float">
            <text:p>5.653903</text:p>
          </table:table-cell>
          <table:table-cell office:value-type="float" office:value="5.85691" calcext:value-type="float">
            <text:p>5.85691</text:p>
          </table:table-cell>
          <table:table-cell office:value-type="float" office:value="6.306633" calcext:value-type="float">
            <text:p>6.306633</text:p>
          </table:table-cell>
          <table:table-cell office:value-type="float" office:value="0" calcext:value-type="float">
            <text:p>0</text:p>
          </table:table-cell>
          <table:table-cell office:value-type="float" office:value="52.24442" calcext:value-type="float">
            <text:p>52.244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52002" calcext:value-type="float">
            <text:p>5052002</text:p>
          </table:table-cell>
          <table:table-cell office:value-type="float" office:value="1.437707" calcext:value-type="float">
            <text:p>1.437707</text:p>
          </table:table-cell>
          <table:table-cell office:value-type="float" office:value="136.9614" calcext:value-type="float">
            <text:p>136.96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95346" calcext:value-type="float">
            <text:p>21.95346</text:p>
          </table:table-cell>
          <table:table-cell office:value-type="float" office:value="0" calcext:value-type="float">
            <text:p>0</text:p>
          </table:table-cell>
          <table:table-cell office:value-type="float" office:value="0.000001691347" calcext:value-type="float">
            <text:p>1.691347E-06</text:p>
          </table:table-cell>
          <table:table-cell office:value-type="float" office:value="0" calcext:value-type="float">
            <text:p>0</text:p>
          </table:table-cell>
          <table:table-cell office:value-type="float" office:value="-0.0008764519" calcext:value-type="float">
            <text:p>-0.0008764519</text:p>
          </table:table-cell>
          <table:table-cell office:value-type="float" office:value="1182.611" calcext:value-type="float">
            <text:p>1182.611</text:p>
          </table:table-cell>
          <table:table-cell office:value-type="float" office:value="1.517946" calcext:value-type="float">
            <text:p>1.517946</text:p>
          </table:table-cell>
          <table:table-cell office:value-type="float" office:value="0" calcext:value-type="float">
            <text:p>0</text:p>
          </table:table-cell>
          <table:table-cell office:value-type="float" office:value="3.462894" calcext:value-type="float">
            <text:p>3.462894</text:p>
          </table:table-cell>
          <table:table-cell office:value-type="float" office:value="0.3158034" calcext:value-type="float">
            <text:p>0.3158034</text:p>
          </table:table-cell>
          <table:table-cell office:value-type="float" office:value="0.1283941" calcext:value-type="float">
            <text:p>0.1283941</text:p>
          </table:table-cell>
          <table:table-cell office:value-type="float" office:value="0.07240716" calcext:value-type="float">
            <text:p>0.07240716</text:p>
          </table:table-cell>
          <table:table-cell office:value-type="float" office:value="0.0556629" calcext:value-type="float">
            <text:p>0.0556629</text:p>
          </table:table-cell>
          <table:table-cell office:value-type="float" office:value="0.02751562" calcext:value-type="float">
            <text:p>0.02751562</text:p>
          </table:table-cell>
          <table:table-cell office:value-type="float" office:value="0.02943192" calcext:value-type="float">
            <text:p>0.02943192</text:p>
          </table:table-cell>
          <table:table-cell office:value-type="float" office:value="0.06554526" calcext:value-type="float">
            <text:p>0.06554526</text:p>
          </table:table-cell>
          <table:table-cell office:value-type="float" office:value="0.1178705" calcext:value-type="float">
            <text:p>0.1178705</text:p>
          </table:table-cell>
          <table:table-cell office:value-type="float" office:value="0.1169666" calcext:value-type="float">
            <text:p>0.1169666</text:p>
          </table:table-cell>
          <table:table-cell office:value-type="float" office:value="0.1190194" calcext:value-type="float">
            <text:p>0.1190194</text:p>
          </table:table-cell>
          <table:table-cell office:value-type="float" office:value="0.1195757" calcext:value-type="float">
            <text:p>0.1195757</text:p>
          </table:table-cell>
          <table:table-cell office:value-type="float" office:value="0.1215571" calcext:value-type="float">
            <text:p>0.1215571</text:p>
          </table:table-cell>
          <table:table-cell office:value-type="float" office:value="0.1262505" calcext:value-type="float">
            <text:p>0.1262505</text:p>
          </table:table-cell>
          <table:table-cell office:value-type="float" office:value="0" calcext:value-type="float">
            <text:p>0</text:p>
          </table:table-cell>
          <table:table-cell office:value-type="float" office:value="23.16316" calcext:value-type="float">
            <text:p>23.16316</text:p>
          </table:table-cell>
          <table:table-cell office:value-type="float" office:value="22.93658" calcext:value-type="float">
            <text:p>22.93658</text:p>
          </table:table-cell>
          <table:table-cell office:value-type="float" office:value="11.0125" calcext:value-type="float">
            <text:p>11.0125</text:p>
          </table:table-cell>
          <table:table-cell office:value-type="float" office:value="6.095004" calcext:value-type="float">
            <text:p>6.095004</text:p>
          </table:table-cell>
          <table:table-cell office:value-type="float" office:value="4.42942" calcext:value-type="float">
            <text:p>4.42942</text:p>
          </table:table-cell>
          <table:table-cell office:value-type="float" office:value="1.90537" calcext:value-type="float">
            <text:p>1.90537</text:p>
          </table:table-cell>
          <table:table-cell office:value-type="float" office:value="1.575379" calcext:value-type="float">
            <text:p>1.575379</text:p>
          </table:table-cell>
          <table:table-cell office:value-type="float" office:value="3.484138" calcext:value-type="float">
            <text:p>3.484138</text:p>
          </table:table-cell>
          <table:table-cell office:value-type="float" office:value="5.352064" calcext:value-type="float">
            <text:p>5.352064</text:p>
          </table:table-cell>
          <table:table-cell office:value-type="float" office:value="5.349826" calcext:value-type="float">
            <text:p>5.349826</text:p>
          </table:table-cell>
          <table:table-cell office:value-type="float" office:value="5.602686" calcext:value-type="float">
            <text:p>5.602686</text:p>
          </table:table-cell>
          <table:table-cell office:value-type="float" office:value="5.662472" calcext:value-type="float">
            <text:p>5.662472</text:p>
          </table:table-cell>
          <table:table-cell office:value-type="float" office:value="5.865593" calcext:value-type="float">
            <text:p>5.865593</text:p>
          </table:table-cell>
          <table:table-cell office:value-type="float" office:value="6.315851" calcext:value-type="float">
            <text:p>6.315851</text:p>
          </table:table-cell>
          <table:table-cell office:value-type="float" office:value="0" calcext:value-type="float">
            <text:p>0</text:p>
          </table:table-cell>
          <table:table-cell office:value-type="float" office:value="99.97688" calcext:value-type="float">
            <text:p>99.976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6052002" calcext:value-type="float">
            <text:p>6052002</text:p>
          </table:table-cell>
          <table:table-cell office:value-type="float" office:value="1.445742" calcext:value-type="float">
            <text:p>1.445742</text:p>
          </table:table-cell>
          <table:table-cell office:value-type="float" office:value="136.9633" calcext:value-type="float">
            <text:p>136.96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99522" calcext:value-type="float">
            <text:p>21.99522</text:p>
          </table:table-cell>
          <table:table-cell office:value-type="float" office:value="0" calcext:value-type="float">
            <text:p>0</text:p>
          </table:table-cell>
          <table:table-cell office:value-type="float" office:value="0.00000169141" calcext:value-type="float">
            <text:p>1.69141E-06</text:p>
          </table:table-cell>
          <table:table-cell office:value-type="float" office:value="0" calcext:value-type="float">
            <text:p>0</text:p>
          </table:table-cell>
          <table:table-cell office:value-type="float" office:value="-0.0008764513" calcext:value-type="float">
            <text:p>-0.0008764513</text:p>
          </table:table-cell>
          <table:table-cell office:value-type="float" office:value="1182.594" calcext:value-type="float">
            <text:p>1182.594</text:p>
          </table:table-cell>
          <table:table-cell office:value-type="float" office:value="1.567266" calcext:value-type="float">
            <text:p>1.567266</text:p>
          </table:table-cell>
          <table:table-cell office:value-type="float" office:value="0" calcext:value-type="float">
            <text:p>0</text:p>
          </table:table-cell>
          <table:table-cell office:value-type="float" office:value="0.6042989" calcext:value-type="float">
            <text:p>0.6042989</text:p>
          </table:table-cell>
          <table:table-cell office:value-type="float" office:value="0.3248029" calcext:value-type="float">
            <text:p>0.3248029</text:p>
          </table:table-cell>
          <table:table-cell office:value-type="float" office:value="0.1325293" calcext:value-type="float">
            <text:p>0.1325293</text:p>
          </table:table-cell>
          <table:table-cell office:value-type="float" office:value="0.0762067" calcext:value-type="float">
            <text:p>0.0762067</text:p>
          </table:table-cell>
          <table:table-cell office:value-type="float" office:value="0.0593189" calcext:value-type="float">
            <text:p>0.0593189</text:p>
          </table:table-cell>
          <table:table-cell office:value-type="float" office:value="0.02887985" calcext:value-type="float">
            <text:p>0.02887985</text:p>
          </table:table-cell>
          <table:table-cell office:value-type="float" office:value="0.03006007" calcext:value-type="float">
            <text:p>0.03006007</text:p>
          </table:table-cell>
          <table:table-cell office:value-type="float" office:value="0.065933" calcext:value-type="float">
            <text:p>0.065933</text:p>
          </table:table-cell>
          <table:table-cell office:value-type="float" office:value="0.1180398" calcext:value-type="float">
            <text:p>0.1180398</text:p>
          </table:table-cell>
          <table:table-cell office:value-type="float" office:value="0.1170658" calcext:value-type="float">
            <text:p>0.1170658</text:p>
          </table:table-cell>
          <table:table-cell office:value-type="float" office:value="0.1191135" calcext:value-type="float">
            <text:p>0.1191135</text:p>
          </table:table-cell>
          <table:table-cell office:value-type="float" office:value="0.1196505" calcext:value-type="float">
            <text:p>0.1196505</text:p>
          </table:table-cell>
          <table:table-cell office:value-type="float" office:value="0.1216501" calcext:value-type="float">
            <text:p>0.1216501</text:p>
          </table:table-cell>
          <table:table-cell office:value-type="float" office:value="0.1263495" calcext:value-type="float">
            <text:p>0.1263495</text:p>
          </table:table-cell>
          <table:table-cell office:value-type="float" office:value="0" calcext:value-type="float">
            <text:p>0</text:p>
          </table:table-cell>
          <table:table-cell office:value-type="float" office:value="24.03101" calcext:value-type="float">
            <text:p>24.03101</text:p>
          </table:table-cell>
          <table:table-cell office:value-type="float" office:value="22.97196" calcext:value-type="float">
            <text:p>22.97196</text:p>
          </table:table-cell>
          <table:table-cell office:value-type="float" office:value="11.02628" calcext:value-type="float">
            <text:p>11.02628</text:p>
          </table:table-cell>
          <table:table-cell office:value-type="float" office:value="6.10393" calcext:value-type="float">
            <text:p>6.10393</text:p>
          </table:table-cell>
          <table:table-cell office:value-type="float" office:value="4.437604" calcext:value-type="float">
            <text:p>4.437604</text:p>
          </table:table-cell>
          <table:table-cell office:value-type="float" office:value="1.908268" calcext:value-type="float">
            <text:p>1.908268</text:p>
          </table:table-cell>
          <table:table-cell office:value-type="float" office:value="1.578227" calcext:value-type="float">
            <text:p>1.578227</text:p>
          </table:table-cell>
          <table:table-cell office:value-type="float" office:value="3.489979" calcext:value-type="float">
            <text:p>3.489979</text:p>
          </table:table-cell>
          <table:table-cell office:value-type="float" office:value="5.360394" calcext:value-type="float">
            <text:p>5.360394</text:p>
          </table:table-cell>
          <table:table-cell office:value-type="float" office:value="5.358103" calcext:value-type="float">
            <text:p>5.358103</text:p>
          </table:table-cell>
          <table:table-cell office:value-type="float" office:value="5.611283" calcext:value-type="float">
            <text:p>5.611283</text:p>
          </table:table-cell>
          <table:table-cell office:value-type="float" office:value="5.671039" calcext:value-type="float">
            <text:p>5.671039</text:p>
          </table:table-cell>
          <table:table-cell office:value-type="float" office:value="5.874277" calcext:value-type="float">
            <text:p>5.874277</text:p>
          </table:table-cell>
          <table:table-cell office:value-type="float" office:value="6.325073" calcext:value-type="float">
            <text:p>6.325073</text:p>
          </table:table-cell>
          <table:table-cell office:value-type="float" office:value="0" calcext:value-type="float">
            <text:p>0</text:p>
          </table:table-cell>
          <table:table-cell office:value-type="float" office:value="0.1586343" calcext:value-type="float">
            <text:p>0.15863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7052002" calcext:value-type="float">
            <text:p>7052002</text:p>
          </table:table-cell>
          <table:table-cell office:value-type="float" office:value="1.428204" calcext:value-type="float">
            <text:p>1.428204</text:p>
          </table:table-cell>
          <table:table-cell office:value-type="float" office:value="136.9635" calcext:value-type="float">
            <text:p>136.96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02809" calcext:value-type="float">
            <text:p>22.02809</text:p>
          </table:table-cell>
          <table:table-cell office:value-type="float" office:value="0" calcext:value-type="float">
            <text:p>0</text:p>
          </table:table-cell>
          <table:table-cell office:value-type="float" office:value="0.000001691435" calcext:value-type="float">
            <text:p>1.691435E-06</text:p>
          </table:table-cell>
          <table:table-cell office:value-type="float" office:value="0" calcext:value-type="float">
            <text:p>0</text:p>
          </table:table-cell>
          <table:table-cell office:value-type="float" office:value="-0.0008764512" calcext:value-type="float">
            <text:p>-0.0008764512</text:p>
          </table:table-cell>
          <table:table-cell office:value-type="float" office:value="1182.572" calcext:value-type="float">
            <text:p>1182.572</text:p>
          </table:table-cell>
          <table:table-cell office:value-type="float" office:value="1.546109" calcext:value-type="float">
            <text:p>1.546109</text:p>
          </table:table-cell>
          <table:table-cell office:value-type="float" office:value="0" calcext:value-type="float">
            <text:p>0</text:p>
          </table:table-cell>
          <table:table-cell office:value-type="float" office:value="1.014547" calcext:value-type="float">
            <text:p>1.014547</text:p>
          </table:table-cell>
          <table:table-cell office:value-type="float" office:value="0.2701219" calcext:value-type="float">
            <text:p>0.2701219</text:p>
          </table:table-cell>
          <table:table-cell office:value-type="float" office:value="0.1263695" calcext:value-type="float">
            <text:p>0.1263695</text:p>
          </table:table-cell>
          <table:table-cell office:value-type="float" office:value="0.07441999" calcext:value-type="float">
            <text:p>0.07441999</text:p>
          </table:table-cell>
          <table:table-cell office:value-type="float" office:value="0.05871006" calcext:value-type="float">
            <text:p>0.05871006</text:p>
          </table:table-cell>
          <table:table-cell office:value-type="float" office:value="0.02905615" calcext:value-type="float">
            <text:p>0.02905615</text:p>
          </table:table-cell>
          <table:table-cell office:value-type="float" office:value="0.03031642" calcext:value-type="float">
            <text:p>0.03031642</text:p>
          </table:table-cell>
          <table:table-cell office:value-type="float" office:value="0.06625395" calcext:value-type="float">
            <text:p>0.06625395</text:p>
          </table:table-cell>
          <table:table-cell office:value-type="float" office:value="0.1182483" calcext:value-type="float">
            <text:p>0.1182483</text:p>
          </table:table-cell>
          <table:table-cell office:value-type="float" office:value="0.1171706" calcext:value-type="float">
            <text:p>0.1171706</text:p>
          </table:table-cell>
          <table:table-cell office:value-type="float" office:value="0.1192084" calcext:value-type="float">
            <text:p>0.1192084</text:p>
          </table:table-cell>
          <table:table-cell office:value-type="float" office:value="0.1197266" calcext:value-type="float">
            <text:p>0.1197266</text:p>
          </table:table-cell>
          <table:table-cell office:value-type="float" office:value="0.1217429" calcext:value-type="float">
            <text:p>0.1217429</text:p>
          </table:table-cell>
          <table:table-cell office:value-type="float" office:value="0.1264481" calcext:value-type="float">
            <text:p>0.1264481</text:p>
          </table:table-cell>
          <table:table-cell office:value-type="float" office:value="0" calcext:value-type="float">
            <text:p>0</text:p>
          </table:table-cell>
          <table:table-cell office:value-type="float" office:value="24.09708" calcext:value-type="float">
            <text:p>24.09708</text:p>
          </table:table-cell>
          <table:table-cell office:value-type="float" office:value="22.98769" calcext:value-type="float">
            <text:p>22.98769</text:p>
          </table:table-cell>
          <table:table-cell office:value-type="float" office:value="11.03904" calcext:value-type="float">
            <text:p>11.03904</text:p>
          </table:table-cell>
          <table:table-cell office:value-type="float" office:value="6.11304" calcext:value-type="float">
            <text:p>6.11304</text:p>
          </table:table-cell>
          <table:table-cell office:value-type="float" office:value="4.446237" calcext:value-type="float">
            <text:p>4.446237</text:p>
          </table:table-cell>
          <table:table-cell office:value-type="float" office:value="1.911333" calcext:value-type="float">
            <text:p>1.911333</text:p>
          </table:table-cell>
          <table:table-cell office:value-type="float" office:value="1.581152" calcext:value-type="float">
            <text:p>1.581152</text:p>
          </table:table-cell>
          <table:table-cell office:value-type="float" office:value="3.495881" calcext:value-type="float">
            <text:p>3.495881</text:p>
          </table:table-cell>
          <table:table-cell office:value-type="float" office:value="5.368759" calcext:value-type="float">
            <text:p>5.368759</text:p>
          </table:table-cell>
          <table:table-cell office:value-type="float" office:value="5.36638" calcext:value-type="float">
            <text:p>5.36638</text:p>
          </table:table-cell>
          <table:table-cell office:value-type="float" office:value="5.619881" calcext:value-type="float">
            <text:p>5.619881</text:p>
          </table:table-cell>
          <table:table-cell office:value-type="float" office:value="5.679601" calcext:value-type="float">
            <text:p>5.679601</text:p>
          </table:table-cell>
          <table:table-cell office:value-type="float" office:value="5.882928" calcext:value-type="float">
            <text:p>5.882928</text:p>
          </table:table-cell>
          <table:table-cell office:value-type="float" office:value="6.334281" calcext:value-type="float">
            <text:p>6.334281</text:p>
          </table:table-cell>
          <table:table-cell office:value-type="float" office:value="0" calcext:value-type="float">
            <text:p>0</text:p>
          </table:table-cell>
          <table:table-cell office:value-type="float" office:value="19.70556" calcext:value-type="float">
            <text:p>19.705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052002" calcext:value-type="float">
            <text:p>8052002</text:p>
          </table:table-cell>
          <table:table-cell office:value-type="float" office:value="1.407052" calcext:value-type="float">
            <text:p>1.407052</text:p>
          </table:table-cell>
          <table:table-cell office:value-type="float" office:value="136.9625" calcext:value-type="float">
            <text:p>136.96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06173" calcext:value-type="float">
            <text:p>22.06173</text:p>
          </table:table-cell>
          <table:table-cell office:value-type="float" office:value="0" calcext:value-type="float">
            <text:p>0</text:p>
          </table:table-cell>
          <table:table-cell office:value-type="float" office:value="0.00000169144" calcext:value-type="float">
            <text:p>1.69144E-06</text:p>
          </table:table-cell>
          <table:table-cell office:value-type="float" office:value="0" calcext:value-type="float">
            <text:p>0</text:p>
          </table:table-cell>
          <table:table-cell office:value-type="float" office:value="-0.0008764512" calcext:value-type="float">
            <text:p>-0.0008764512</text:p>
          </table:table-cell>
          <table:table-cell office:value-type="float" office:value="1182.554" calcext:value-type="float">
            <text:p>1182.554</text:p>
          </table:table-cell>
          <table:table-cell office:value-type="float" office:value="1.515471" calcext:value-type="float">
            <text:p>1.515471</text:p>
          </table:table-cell>
          <table:table-cell office:value-type="float" office:value="0" calcext:value-type="float">
            <text:p>0</text:p>
          </table:table-cell>
          <table:table-cell office:value-type="float" office:value="1.711997" calcext:value-type="float">
            <text:p>1.711997</text:p>
          </table:table-cell>
          <table:table-cell office:value-type="float" office:value="0.2721629" calcext:value-type="float">
            <text:p>0.2721629</text:p>
          </table:table-cell>
          <table:table-cell office:value-type="float" office:value="0.1283491" calcext:value-type="float">
            <text:p>0.1283491</text:p>
          </table:table-cell>
          <table:table-cell office:value-type="float" office:value="0.07578591" calcext:value-type="float">
            <text:p>0.07578591</text:p>
          </table:table-cell>
          <table:table-cell office:value-type="float" office:value="0.05998971" calcext:value-type="float">
            <text:p>0.05998971</text:p>
          </table:table-cell>
          <table:table-cell office:value-type="float" office:value="0.02935627" calcext:value-type="float">
            <text:p>0.02935627</text:p>
          </table:table-cell>
          <table:table-cell office:value-type="float" office:value="0.03047658" calcext:value-type="float">
            <text:p>0.03047658</text:p>
          </table:table-cell>
          <table:table-cell office:value-type="float" office:value="0.06645633" calcext:value-type="float">
            <text:p>0.06645633</text:p>
          </table:table-cell>
          <table:table-cell office:value-type="float" office:value="0.1184486" calcext:value-type="float">
            <text:p>0.1184486</text:p>
          </table:table-cell>
          <table:table-cell office:value-type="float" office:value="0.1172795" calcext:value-type="float">
            <text:p>0.1172795</text:p>
          </table:table-cell>
          <table:table-cell office:value-type="float" office:value="0.1193038" calcext:value-type="float">
            <text:p>0.1193038</text:p>
          </table:table-cell>
          <table:table-cell office:value-type="float" office:value="0.1198196" calcext:value-type="float">
            <text:p>0.1198196</text:p>
          </table:table-cell>
          <table:table-cell office:value-type="float" office:value="0.1218358" calcext:value-type="float">
            <text:p>0.1218358</text:p>
          </table:table-cell>
          <table:table-cell office:value-type="float" office:value="0.1265466" calcext:value-type="float">
            <text:p>0.1265466</text:p>
          </table:table-cell>
          <table:table-cell office:value-type="float" office:value="0" calcext:value-type="float">
            <text:p>0</text:p>
          </table:table-cell>
          <table:table-cell office:value-type="float" office:value="24.26396" calcext:value-type="float">
            <text:p>24.26396</text:p>
          </table:table-cell>
          <table:table-cell office:value-type="float" office:value="22.99831" calcext:value-type="float">
            <text:p>22.99831</text:p>
          </table:table-cell>
          <table:table-cell office:value-type="float" office:value="11.05127" calcext:value-type="float">
            <text:p>11.05127</text:p>
          </table:table-cell>
          <table:table-cell office:value-type="float" office:value="6.12195" calcext:value-type="float">
            <text:p>6.12195</text:p>
          </table:table-cell>
          <table:table-cell office:value-type="float" office:value="4.454833" calcext:value-type="float">
            <text:p>4.454833</text:p>
          </table:table-cell>
          <table:table-cell office:value-type="float" office:value="1.914392" calcext:value-type="float">
            <text:p>1.914392</text:p>
          </table:table-cell>
          <table:table-cell office:value-type="float" office:value="1.584083" calcext:value-type="float">
            <text:p>1.584083</text:p>
          </table:table-cell>
          <table:table-cell office:value-type="float" office:value="3.501818" calcext:value-type="float">
            <text:p>3.501818</text:p>
          </table:table-cell>
          <table:table-cell office:value-type="float" office:value="5.377169" calcext:value-type="float">
            <text:p>5.377169</text:p>
          </table:table-cell>
          <table:table-cell office:value-type="float" office:value="5.374655" calcext:value-type="float">
            <text:p>5.374655</text:p>
          </table:table-cell>
          <table:table-cell office:value-type="float" office:value="5.628427" calcext:value-type="float">
            <text:p>5.628427</text:p>
          </table:table-cell>
          <table:table-cell office:value-type="float" office:value="5.688129" calcext:value-type="float">
            <text:p>5.688129</text:p>
          </table:table-cell>
          <table:table-cell office:value-type="float" office:value="5.891572" calcext:value-type="float">
            <text:p>5.891572</text:p>
          </table:table-cell>
          <table:table-cell office:value-type="float" office:value="6.343498" calcext:value-type="float">
            <text:p>6.343498</text:p>
          </table:table-cell>
          <table:table-cell office:value-type="float" office:value="0" calcext:value-type="float">
            <text:p>0</text:p>
          </table:table-cell>
          <table:table-cell office:value-type="float" office:value="36.35571" calcext:value-type="float">
            <text:p>36.355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9052002" calcext:value-type="float">
            <text:p>9052002</text:p>
          </table:table-cell>
          <table:table-cell office:value-type="float" office:value="1.388066" calcext:value-type="float">
            <text:p>1.388066</text:p>
          </table:table-cell>
          <table:table-cell office:value-type="float" office:value="136.9599" calcext:value-type="float">
            <text:p>136.95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09599" calcext:value-type="float">
            <text:p>22.09599</text:p>
          </table:table-cell>
          <table:table-cell office:value-type="float" office:value="0" calcext:value-type="float">
            <text:p>0</text:p>
          </table:table-cell>
          <table:table-cell office:value-type="float" office:value="0.00000169144" calcext:value-type="float">
            <text:p>1.69144E-06</text:p>
          </table:table-cell>
          <table:table-cell office:value-type="float" office:value="0" calcext:value-type="float">
            <text:p>0</text:p>
          </table:table-cell>
          <table:table-cell office:value-type="float" office:value="-0.0008764512" calcext:value-type="float">
            <text:p>-0.0008764512</text:p>
          </table:table-cell>
          <table:table-cell office:value-type="float" office:value="1182.539" calcext:value-type="float">
            <text:p>1182.539</text:p>
          </table:table-cell>
          <table:table-cell office:value-type="float" office:value="1.487041" calcext:value-type="float">
            <text:p>1.487041</text:p>
          </table:table-cell>
          <table:table-cell office:value-type="float" office:value="0" calcext:value-type="float">
            <text:p>0</text:p>
          </table:table-cell>
          <table:table-cell office:value-type="float" office:value="1.968959" calcext:value-type="float">
            <text:p>1.968959</text:p>
          </table:table-cell>
          <table:table-cell office:value-type="float" office:value="0.2877873" calcext:value-type="float">
            <text:p>0.2877873</text:p>
          </table:table-cell>
          <table:table-cell office:value-type="float" office:value="0.1343442" calcext:value-type="float">
            <text:p>0.1343442</text:p>
          </table:table-cell>
          <table:table-cell office:value-type="float" office:value="0.07841498" calcext:value-type="float">
            <text:p>0.07841498</text:p>
          </table:table-cell>
          <table:table-cell office:value-type="float" office:value="0.06186325" calcext:value-type="float">
            <text:p>0.06186325</text:p>
          </table:table-cell>
          <table:table-cell office:value-type="float" office:value="0.02972544" calcext:value-type="float">
            <text:p>0.02972544</text:p>
          </table:table-cell>
          <table:table-cell office:value-type="float" office:value="0.03062808" calcext:value-type="float">
            <text:p>0.03062808</text:p>
          </table:table-cell>
          <table:table-cell office:value-type="float" office:value="0.06661771" calcext:value-type="float">
            <text:p>0.06661771</text:p>
          </table:table-cell>
          <table:table-cell office:value-type="float" office:value="0.1186319" calcext:value-type="float">
            <text:p>0.1186319</text:p>
          </table:table-cell>
          <table:table-cell office:value-type="float" office:value="0.11739" calcext:value-type="float">
            <text:p>0.11739</text:p>
          </table:table-cell>
          <table:table-cell office:value-type="float" office:value="0.1193997" calcext:value-type="float">
            <text:p>0.1193997</text:p>
          </table:table-cell>
          <table:table-cell office:value-type="float" office:value="0.1199136" calcext:value-type="float">
            <text:p>0.1199136</text:p>
          </table:table-cell>
          <table:table-cell office:value-type="float" office:value="0.1219286" calcext:value-type="float">
            <text:p>0.1219286</text:p>
          </table:table-cell>
          <table:table-cell office:value-type="float" office:value="0.1266451" calcext:value-type="float">
            <text:p>0.1266451</text:p>
          </table:table-cell>
          <table:table-cell office:value-type="float" office:value="0" calcext:value-type="float">
            <text:p>0</text:p>
          </table:table-cell>
          <table:table-cell office:value-type="float" office:value="24.47734" calcext:value-type="float">
            <text:p>24.47734</text:p>
          </table:table-cell>
          <table:table-cell office:value-type="float" office:value="23.01103" calcext:value-type="float">
            <text:p>23.01103</text:p>
          </table:table-cell>
          <table:table-cell office:value-type="float" office:value="11.06401" calcext:value-type="float">
            <text:p>11.06401</text:p>
          </table:table-cell>
          <table:table-cell office:value-type="float" office:value="6.131135" calcext:value-type="float">
            <text:p>6.131135</text:p>
          </table:table-cell>
          <table:table-cell office:value-type="float" office:value="4.463712" calcext:value-type="float">
            <text:p>4.463712</text:p>
          </table:table-cell>
          <table:table-cell office:value-type="float" office:value="1.917493" calcext:value-type="float">
            <text:p>1.917493</text:p>
          </table:table-cell>
          <table:table-cell office:value-type="float" office:value="1.587022" calcext:value-type="float">
            <text:p>1.587022</text:p>
          </table:table-cell>
          <table:table-cell office:value-type="float" office:value="3.507763" calcext:value-type="float">
            <text:p>3.507763</text:p>
          </table:table-cell>
          <table:table-cell office:value-type="float" office:value="5.385598" calcext:value-type="float">
            <text:p>5.385598</text:p>
          </table:table-cell>
          <table:table-cell office:value-type="float" office:value="5.382933" calcext:value-type="float">
            <text:p>5.382933</text:p>
          </table:table-cell>
          <table:table-cell office:value-type="float" office:value="5.636968" calcext:value-type="float">
            <text:p>5.636968</text:p>
          </table:table-cell>
          <table:table-cell office:value-type="float" office:value="5.696654" calcext:value-type="float">
            <text:p>5.696654</text:p>
          </table:table-cell>
          <table:table-cell office:value-type="float" office:value="5.900217" calcext:value-type="float">
            <text:p>5.900217</text:p>
          </table:table-cell>
          <table:table-cell office:value-type="float" office:value="6.35272" calcext:value-type="float">
            <text:p>6.35272</text:p>
          </table:table-cell>
          <table:table-cell office:value-type="float" office:value="0" calcext:value-type="float">
            <text:p>0</text:p>
          </table:table-cell>
          <table:table-cell office:value-type="float" office:value="41.24821" calcext:value-type="float">
            <text:p>41.248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52002" calcext:value-type="float">
            <text:p>10052002</text:p>
          </table:table-cell>
          <table:table-cell office:value-type="float" office:value="1.379169" calcext:value-type="float">
            <text:p>1.379169</text:p>
          </table:table-cell>
          <table:table-cell office:value-type="float" office:value="136.956" calcext:value-type="float">
            <text:p>136.9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12994" calcext:value-type="float">
            <text:p>22.12994</text:p>
          </table:table-cell>
          <table:table-cell office:value-type="float" office:value="0" calcext:value-type="float">
            <text:p>0</text:p>
          </table:table-cell>
          <table:table-cell office:value-type="float" office:value="0.000001691477" calcext:value-type="float">
            <text:p>1.691477E-06</text:p>
          </table:table-cell>
          <table:table-cell office:value-type="float" office:value="0" calcext:value-type="float">
            <text:p>0</text:p>
          </table:table-cell>
          <table:table-cell office:value-type="float" office:value="-0.0008764509" calcext:value-type="float">
            <text:p>-0.0008764509</text:p>
          </table:table-cell>
          <table:table-cell office:value-type="float" office:value="1182.521" calcext:value-type="float">
            <text:p>1182.521</text:p>
          </table:table-cell>
          <table:table-cell office:value-type="float" office:value="1.475601" calcext:value-type="float">
            <text:p>1.475601</text:p>
          </table:table-cell>
          <table:table-cell office:value-type="float" office:value="0" calcext:value-type="float">
            <text:p>0</text:p>
          </table:table-cell>
          <table:table-cell office:value-type="float" office:value="1.008163" calcext:value-type="float">
            <text:p>1.008163</text:p>
          </table:table-cell>
          <table:table-cell office:value-type="float" office:value="0.2641828" calcext:value-type="float">
            <text:p>0.2641828</text:p>
          </table:table-cell>
          <table:table-cell office:value-type="float" office:value="0.1264151" calcext:value-type="float">
            <text:p>0.1264151</text:p>
          </table:table-cell>
          <table:table-cell office:value-type="float" office:value="0.07532375" calcext:value-type="float">
            <text:p>0.07532375</text:p>
          </table:table-cell>
          <table:table-cell office:value-type="float" office:value="0.06027693" calcext:value-type="float">
            <text:p>0.06027693</text:p>
          </table:table-cell>
          <table:table-cell office:value-type="float" office:value="0.02963134" calcext:value-type="float">
            <text:p>0.02963134</text:p>
          </table:table-cell>
          <table:table-cell office:value-type="float" office:value="0.03072117" calcext:value-type="float">
            <text:p>0.03072117</text:p>
          </table:table-cell>
          <table:table-cell office:value-type="float" office:value="0.06678443" calcext:value-type="float">
            <text:p>0.06678443</text:p>
          </table:table-cell>
          <table:table-cell office:value-type="float" office:value="0.1188041" calcext:value-type="float">
            <text:p>0.1188041</text:p>
          </table:table-cell>
          <table:table-cell office:value-type="float" office:value="0.1175006" calcext:value-type="float">
            <text:p>0.1175006</text:p>
          </table:table-cell>
          <table:table-cell office:value-type="float" office:value="0.1194958" calcext:value-type="float">
            <text:p>0.1194958</text:p>
          </table:table-cell>
          <table:table-cell office:value-type="float" office:value="0.1200028" calcext:value-type="float">
            <text:p>0.1200028</text:p>
          </table:table-cell>
          <table:table-cell office:value-type="float" office:value="0.1220213" calcext:value-type="float">
            <text:p>0.1220213</text:p>
          </table:table-cell>
          <table:table-cell office:value-type="float" office:value="0.1267433" calcext:value-type="float">
            <text:p>0.1267433</text:p>
          </table:table-cell>
          <table:table-cell office:value-type="float" office:value="0" calcext:value-type="float">
            <text:p>0</text:p>
          </table:table-cell>
          <table:table-cell office:value-type="float" office:value="24.66138" calcext:value-type="float">
            <text:p>24.66138</text:p>
          </table:table-cell>
          <table:table-cell office:value-type="float" office:value="23.02274" calcext:value-type="float">
            <text:p>23.02274</text:p>
          </table:table-cell>
          <table:table-cell office:value-type="float" office:value="11.0766" calcext:value-type="float">
            <text:p>11.0766</text:p>
          </table:table-cell>
          <table:table-cell office:value-type="float" office:value="6.140565" calcext:value-type="float">
            <text:p>6.140565</text:p>
          </table:table-cell>
          <table:table-cell office:value-type="float" office:value="4.472959" calcext:value-type="float">
            <text:p>4.472959</text:p>
          </table:table-cell>
          <table:table-cell office:value-type="float" office:value="1.92068" calcext:value-type="float">
            <text:p>1.92068</text:p>
          </table:table-cell>
          <table:table-cell office:value-type="float" office:value="1.589986" calcext:value-type="float">
            <text:p>1.589986</text:p>
          </table:table-cell>
          <table:table-cell office:value-type="float" office:value="3.513732" calcext:value-type="float">
            <text:p>3.513732</text:p>
          </table:table-cell>
          <table:table-cell office:value-type="float" office:value="5.394054" calcext:value-type="float">
            <text:p>5.394054</text:p>
          </table:table-cell>
          <table:table-cell office:value-type="float" office:value="5.391232" calcext:value-type="float">
            <text:p>5.391232</text:p>
          </table:table-cell>
          <table:table-cell office:value-type="float" office:value="5.645509" calcext:value-type="float">
            <text:p>5.645509</text:p>
          </table:table-cell>
          <table:table-cell office:value-type="float" office:value="5.705182" calcext:value-type="float">
            <text:p>5.705182</text:p>
          </table:table-cell>
          <table:table-cell office:value-type="float" office:value="5.90884" calcext:value-type="float">
            <text:p>5.90884</text:p>
          </table:table-cell>
          <table:table-cell office:value-type="float" office:value="6.361905" calcext:value-type="float">
            <text:p>6.361905</text:p>
          </table:table-cell>
          <table:table-cell office:value-type="float" office:value="0" calcext:value-type="float">
            <text:p>0</text:p>
          </table:table-cell>
          <table:table-cell office:value-type="float" office:value="28.47508" calcext:value-type="float">
            <text:p>28.475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1052002" calcext:value-type="float">
            <text:p>11052002</text:p>
          </table:table-cell>
          <table:table-cell office:value-type="float" office:value="1.38038" calcext:value-type="float">
            <text:p>1.38038</text:p>
          </table:table-cell>
          <table:table-cell office:value-type="float" office:value="136.9552" calcext:value-type="float">
            <text:p>136.95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16478" calcext:value-type="float">
            <text:p>22.16478</text:p>
          </table:table-cell>
          <table:table-cell office:value-type="float" office:value="0.00003514408" calcext:value-type="float">
            <text:p>3.514408E-05</text:p>
          </table:table-cell>
          <table:table-cell office:value-type="float" office:value="0.000002300145" calcext:value-type="float">
            <text:p>2.300145E-06</text:p>
          </table:table-cell>
          <table:table-cell office:value-type="float" office:value="0.0001339922" calcext:value-type="float">
            <text:p>0.0001339922</text:p>
          </table:table-cell>
          <table:table-cell office:value-type="float" office:value="-0.0008693311" calcext:value-type="float">
            <text:p>-0.0008693311</text:p>
          </table:table-cell>
          <table:table-cell office:value-type="float" office:value="1182.495" calcext:value-type="float">
            <text:p>1182.495</text:p>
          </table:table-cell>
          <table:table-cell office:value-type="float" office:value="1.492741" calcext:value-type="float">
            <text:p>1.492741</text:p>
          </table:table-cell>
          <table:table-cell office:value-type="float" office:value="0" calcext:value-type="float">
            <text:p>0</text:p>
          </table:table-cell>
          <table:table-cell office:value-type="float" office:value="0.04782903" calcext:value-type="float">
            <text:p>0.04782903</text:p>
          </table:table-cell>
          <table:table-cell office:value-type="float" office:value="0.2092999" calcext:value-type="float">
            <text:p>0.2092999</text:p>
          </table:table-cell>
          <table:table-cell office:value-type="float" office:value="0.1330428" calcext:value-type="float">
            <text:p>0.1330428</text:p>
          </table:table-cell>
          <table:table-cell office:value-type="float" office:value="0.08348042" calcext:value-type="float">
            <text:p>0.08348042</text:p>
          </table:table-cell>
          <table:table-cell office:value-type="float" office:value="0.06171206" calcext:value-type="float">
            <text:p>0.06171206</text:p>
          </table:table-cell>
          <table:table-cell office:value-type="float" office:value="0.03215751" calcext:value-type="float">
            <text:p>0.03215751</text:p>
          </table:table-cell>
          <table:table-cell office:value-type="float" office:value="0.02963026" calcext:value-type="float">
            <text:p>0.02963026</text:p>
          </table:table-cell>
          <table:table-cell office:value-type="float" office:value="0.06647798" calcext:value-type="float">
            <text:p>0.06647798</text:p>
          </table:table-cell>
          <table:table-cell office:value-type="float" office:value="0.1189249" calcext:value-type="float">
            <text:p>0.1189249</text:p>
          </table:table-cell>
          <table:table-cell office:value-type="float" office:value="0.1176108" calcext:value-type="float">
            <text:p>0.1176108</text:p>
          </table:table-cell>
          <table:table-cell office:value-type="float" office:value="0.1195921" calcext:value-type="float">
            <text:p>0.1195921</text:p>
          </table:table-cell>
          <table:table-cell office:value-type="float" office:value="0.1200698" calcext:value-type="float">
            <text:p>0.1200698</text:p>
          </table:table-cell>
          <table:table-cell office:value-type="float" office:value="0.1221135" calcext:value-type="float">
            <text:p>0.1221135</text:p>
          </table:table-cell>
          <table:table-cell office:value-type="float" office:value="0.1268416" calcext:value-type="float">
            <text:p>0.1268416</text:p>
          </table:table-cell>
          <table:table-cell office:value-type="float" office:value="0" calcext:value-type="float">
            <text:p>0</text:p>
          </table:table-cell>
          <table:table-cell office:value-type="float" office:value="24.67336" calcext:value-type="float">
            <text:p>24.67336</text:p>
          </table:table-cell>
          <table:table-cell office:value-type="float" office:value="23.0488" calcext:value-type="float">
            <text:p>23.0488</text:p>
          </table:table-cell>
          <table:table-cell office:value-type="float" office:value="11.1131" calcext:value-type="float">
            <text:p>11.1131</text:p>
          </table:table-cell>
          <table:table-cell office:value-type="float" office:value="6.162619" calcext:value-type="float">
            <text:p>6.162619</text:p>
          </table:table-cell>
          <table:table-cell office:value-type="float" office:value="4.486964" calcext:value-type="float">
            <text:p>4.486964</text:p>
          </table:table-cell>
          <table:table-cell office:value-type="float" office:value="1.924444" calcext:value-type="float">
            <text:p>1.924444</text:p>
          </table:table-cell>
          <table:table-cell office:value-type="float" office:value="1.592787" calcext:value-type="float">
            <text:p>1.592787</text:p>
          </table:table-cell>
          <table:table-cell office:value-type="float" office:value="3.519687" calcext:value-type="float">
            <text:p>3.519687</text:p>
          </table:table-cell>
          <table:table-cell office:value-type="float" office:value="5.40251" calcext:value-type="float">
            <text:p>5.40251</text:p>
          </table:table-cell>
          <table:table-cell office:value-type="float" office:value="5.399547" calcext:value-type="float">
            <text:p>5.399547</text:p>
          </table:table-cell>
          <table:table-cell office:value-type="float" office:value="5.65405" calcext:value-type="float">
            <text:p>5.65405</text:p>
          </table:table-cell>
          <table:table-cell office:value-type="float" office:value="5.713713" calcext:value-type="float">
            <text:p>5.713713</text:p>
          </table:table-cell>
          <table:table-cell office:value-type="float" office:value="5.917446" calcext:value-type="float">
            <text:p>5.917446</text:p>
          </table:table-cell>
          <table:table-cell office:value-type="float" office:value="6.371067" calcext:value-type="float">
            <text:p>6.371067</text:p>
          </table:table-cell>
          <table:table-cell office:value-type="float" office:value="0" calcext:value-type="float">
            <text:p>0</text:p>
          </table:table-cell>
          <table:table-cell office:value-type="float" office:value="0.4932518" calcext:value-type="float">
            <text:p>0.49325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052002" calcext:value-type="float">
            <text:p>12052002</text:p>
          </table:table-cell>
          <table:table-cell office:value-type="float" office:value="1.377556" calcext:value-type="float">
            <text:p>1.377556</text:p>
          </table:table-cell>
          <table:table-cell office:value-type="float" office:value="136.9545" calcext:value-type="float">
            <text:p>136.95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19507" calcext:value-type="float">
            <text:p>22.19507</text:p>
          </table:table-cell>
          <table:table-cell office:value-type="float" office:value="0.00003514408" calcext:value-type="float">
            <text:p>3.514408E-05</text:p>
          </table:table-cell>
          <table:table-cell office:value-type="float" office:value="0.000002300145" calcext:value-type="float">
            <text:p>2.300145E-06</text:p>
          </table:table-cell>
          <table:table-cell office:value-type="float" office:value="0.0001339922" calcext:value-type="float">
            <text:p>0.0001339922</text:p>
          </table:table-cell>
          <table:table-cell office:value-type="float" office:value="-0.0008693311" calcext:value-type="float">
            <text:p>-0.0008693311</text:p>
          </table:table-cell>
          <table:table-cell office:value-type="float" office:value="1182.47" calcext:value-type="float">
            <text:p>1182.47</text:p>
          </table:table-cell>
          <table:table-cell office:value-type="float" office:value="1.507119" calcext:value-type="float">
            <text:p>1.507119</text:p>
          </table:table-cell>
          <table:table-cell office:value-type="float" office:value="0" calcext:value-type="float">
            <text:p>0</text:p>
          </table:table-cell>
          <table:table-cell office:value-type="float" office:value="0.04183425" calcext:value-type="float">
            <text:p>0.04183425</text:p>
          </table:table-cell>
          <table:table-cell office:value-type="float" office:value="0.1902857" calcext:value-type="float">
            <text:p>0.1902857</text:p>
          </table:table-cell>
          <table:table-cell office:value-type="float" office:value="0.1050618" calcext:value-type="float">
            <text:p>0.1050618</text:p>
          </table:table-cell>
          <table:table-cell office:value-type="float" office:value="0.0640794" calcext:value-type="float">
            <text:p>0.0640794</text:p>
          </table:table-cell>
          <table:table-cell office:value-type="float" office:value="0.05055985" calcext:value-type="float">
            <text:p>0.05055985</text:p>
          </table:table-cell>
          <table:table-cell office:value-type="float" office:value="0.02769457" calcext:value-type="float">
            <text:p>0.02769457</text:p>
          </table:table-cell>
          <table:table-cell office:value-type="float" office:value="0.0300841" calcext:value-type="float">
            <text:p>0.0300841</text:p>
          </table:table-cell>
          <table:table-cell office:value-type="float" office:value="0.06596562" calcext:value-type="float">
            <text:p>0.06596562</text:p>
          </table:table-cell>
          <table:table-cell office:value-type="float" office:value="0.118888" calcext:value-type="float">
            <text:p>0.118888</text:p>
          </table:table-cell>
          <table:table-cell office:value-type="float" office:value="0.1177181" calcext:value-type="float">
            <text:p>0.1177181</text:p>
          </table:table-cell>
          <table:table-cell office:value-type="float" office:value="0.1196883" calcext:value-type="float">
            <text:p>0.1196883</text:p>
          </table:table-cell>
          <table:table-cell office:value-type="float" office:value="0.1201598" calcext:value-type="float">
            <text:p>0.1201598</text:p>
          </table:table-cell>
          <table:table-cell office:value-type="float" office:value="0.1222058" calcext:value-type="float">
            <text:p>0.1222058</text:p>
          </table:table-cell>
          <table:table-cell office:value-type="float" office:value="0.1269397" calcext:value-type="float">
            <text:p>0.1269397</text:p>
          </table:table-cell>
          <table:table-cell office:value-type="float" office:value="0" calcext:value-type="float">
            <text:p>0</text:p>
          </table:table-cell>
          <table:table-cell office:value-type="float" office:value="24.5986" calcext:value-type="float">
            <text:p>24.5986</text:p>
          </table:table-cell>
          <table:table-cell office:value-type="float" office:value="23.03872" calcext:value-type="float">
            <text:p>23.03872</text:p>
          </table:table-cell>
          <table:table-cell office:value-type="float" office:value="11.12221" calcext:value-type="float">
            <text:p>11.12221</text:p>
          </table:table-cell>
          <table:table-cell office:value-type="float" office:value="6.171844" calcext:value-type="float">
            <text:p>6.171844</text:p>
          </table:table-cell>
          <table:table-cell office:value-type="float" office:value="4.495363" calcext:value-type="float">
            <text:p>4.495363</text:p>
          </table:table-cell>
          <table:table-cell office:value-type="float" office:value="1.928166" calcext:value-type="float">
            <text:p>1.928166</text:p>
          </table:table-cell>
          <table:table-cell office:value-type="float" office:value="1.595815" calcext:value-type="float">
            <text:p>1.595815</text:p>
          </table:table-cell>
          <table:table-cell office:value-type="float" office:value="3.525588" calcext:value-type="float">
            <text:p>3.525588</text:p>
          </table:table-cell>
          <table:table-cell office:value-type="float" office:value="5.410966" calcext:value-type="float">
            <text:p>5.410966</text:p>
          </table:table-cell>
          <table:table-cell office:value-type="float" office:value="5.40786" calcext:value-type="float">
            <text:p>5.40786</text:p>
          </table:table-cell>
          <table:table-cell office:value-type="float" office:value="5.662591" calcext:value-type="float">
            <text:p>5.662591</text:p>
          </table:table-cell>
          <table:table-cell office:value-type="float" office:value="5.722216" calcext:value-type="float">
            <text:p>5.722216</text:p>
          </table:table-cell>
          <table:table-cell office:value-type="float" office:value="5.926051" calcext:value-type="float">
            <text:p>5.926051</text:p>
          </table:table-cell>
          <table:table-cell office:value-type="float" office:value="6.380237" calcext:value-type="float">
            <text:p>6.380237</text:p>
          </table:table-cell>
          <table:table-cell office:value-type="float" office:value="0" calcext:value-type="float">
            <text:p>0</text:p>
          </table:table-cell>
          <table:table-cell office:value-type="float" office:value="0.01384423" calcext:value-type="float">
            <text:p>0.013844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3052002" calcext:value-type="float">
            <text:p>13052002</text:p>
          </table:table-cell>
          <table:table-cell office:value-type="float" office:value="1.370617" calcext:value-type="float">
            <text:p>1.370617</text:p>
          </table:table-cell>
          <table:table-cell office:value-type="float" office:value="136.9563" calcext:value-type="float">
            <text:p>136.95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22477" calcext:value-type="float">
            <text:p>22.22477</text:p>
          </table:table-cell>
          <table:table-cell office:value-type="float" office:value="0.00003514408" calcext:value-type="float">
            <text:p>3.514408E-05</text:p>
          </table:table-cell>
          <table:table-cell office:value-type="float" office:value="0.000002300145" calcext:value-type="float">
            <text:p>2.300145E-06</text:p>
          </table:table-cell>
          <table:table-cell office:value-type="float" office:value="0.0001339922" calcext:value-type="float">
            <text:p>0.0001339922</text:p>
          </table:table-cell>
          <table:table-cell office:value-type="float" office:value="-0.0008693311" calcext:value-type="float">
            <text:p>-0.0008693311</text:p>
          </table:table-cell>
          <table:table-cell office:value-type="float" office:value="1182.445" calcext:value-type="float">
            <text:p>1182.445</text:p>
          </table:table-cell>
          <table:table-cell office:value-type="float" office:value="1.533672" calcext:value-type="float">
            <text:p>1.533672</text:p>
          </table:table-cell>
          <table:table-cell office:value-type="float" office:value="0" calcext:value-type="float">
            <text:p>0</text:p>
          </table:table-cell>
          <table:table-cell office:value-type="float" office:value="0.08126252" calcext:value-type="float">
            <text:p>0.08126252</text:p>
          </table:table-cell>
          <table:table-cell office:value-type="float" office:value="0.2123528" calcext:value-type="float">
            <text:p>0.2123528</text:p>
          </table:table-cell>
          <table:table-cell office:value-type="float" office:value="0.1110913" calcext:value-type="float">
            <text:p>0.1110913</text:p>
          </table:table-cell>
          <table:table-cell office:value-type="float" office:value="0.06548359" calcext:value-type="float">
            <text:p>0.06548359</text:p>
          </table:table-cell>
          <table:table-cell office:value-type="float" office:value="0.05081971" calcext:value-type="float">
            <text:p>0.05081971</text:p>
          </table:table-cell>
          <table:table-cell office:value-type="float" office:value="0.02662013" calcext:value-type="float">
            <text:p>0.02662013</text:p>
          </table:table-cell>
          <table:table-cell office:value-type="float" office:value="0.03026839" calcext:value-type="float">
            <text:p>0.03026839</text:p>
          </table:table-cell>
          <table:table-cell office:value-type="float" office:value="0.0658946" calcext:value-type="float">
            <text:p>0.0658946</text:p>
          </table:table-cell>
          <table:table-cell office:value-type="float" office:value="0.1188335" calcext:value-type="float">
            <text:p>0.1188335</text:p>
          </table:table-cell>
          <table:table-cell office:value-type="float" office:value="0.1178183" calcext:value-type="float">
            <text:p>0.1178183</text:p>
          </table:table-cell>
          <table:table-cell office:value-type="float" office:value="0.119784" calcext:value-type="float">
            <text:p>0.119784</text:p>
          </table:table-cell>
          <table:table-cell office:value-type="float" office:value="0.1202636" calcext:value-type="float">
            <text:p>0.1202636</text:p>
          </table:table-cell>
          <table:table-cell office:value-type="float" office:value="0.122298" calcext:value-type="float">
            <text:p>0.122298</text:p>
          </table:table-cell>
          <table:table-cell office:value-type="float" office:value="0.1270377" calcext:value-type="float">
            <text:p>0.1270377</text:p>
          </table:table-cell>
          <table:table-cell office:value-type="float" office:value="0" calcext:value-type="float">
            <text:p>0</text:p>
          </table:table-cell>
          <table:table-cell office:value-type="float" office:value="24.5418" calcext:value-type="float">
            <text:p>24.5418</text:p>
          </table:table-cell>
          <table:table-cell office:value-type="float" office:value="23.02875" calcext:value-type="float">
            <text:p>23.02875</text:p>
          </table:table-cell>
          <table:table-cell office:value-type="float" office:value="11.12597" calcext:value-type="float">
            <text:p>11.12597</text:p>
          </table:table-cell>
          <table:table-cell office:value-type="float" office:value="6.176353" calcext:value-type="float">
            <text:p>6.176353</text:p>
          </table:table-cell>
          <table:table-cell office:value-type="float" office:value="4.500539" calcext:value-type="float">
            <text:p>4.500539</text:p>
          </table:table-cell>
          <table:table-cell office:value-type="float" office:value="1.930916" calcext:value-type="float">
            <text:p>1.930916</text:p>
          </table:table-cell>
          <table:table-cell office:value-type="float" office:value="1.598763" calcext:value-type="float">
            <text:p>1.598763</text:p>
          </table:table-cell>
          <table:table-cell office:value-type="float" office:value="3.531476" calcext:value-type="float">
            <text:p>3.531476</text:p>
          </table:table-cell>
          <table:table-cell office:value-type="float" office:value="5.419431" calcext:value-type="float">
            <text:p>5.419431</text:p>
          </table:table-cell>
          <table:table-cell office:value-type="float" office:value="5.416177" calcext:value-type="float">
            <text:p>5.416177</text:p>
          </table:table-cell>
          <table:table-cell office:value-type="float" office:value="5.671132" calcext:value-type="float">
            <text:p>5.671132</text:p>
          </table:table-cell>
          <table:table-cell office:value-type="float" office:value="5.730705" calcext:value-type="float">
            <text:p>5.730705</text:p>
          </table:table-cell>
          <table:table-cell office:value-type="float" office:value="5.934651" calcext:value-type="float">
            <text:p>5.934651</text:p>
          </table:table-cell>
          <table:table-cell office:value-type="float" office:value="6.389368" calcext:value-type="float">
            <text:p>6.389368</text:p>
          </table:table-cell>
          <table:table-cell office:value-type="float" office:value="0" calcext:value-type="float">
            <text:p>0</text:p>
          </table:table-cell>
          <table:table-cell office:value-type="float" office:value="0.02291136" calcext:value-type="float">
            <text:p>0.022911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052002" calcext:value-type="float">
            <text:p>14052002</text:p>
          </table:table-cell>
          <table:table-cell office:value-type="float" office:value="1.364153" calcext:value-type="float">
            <text:p>1.364153</text:p>
          </table:table-cell>
          <table:table-cell office:value-type="float" office:value="136.9562" calcext:value-type="float">
            <text:p>136.95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2552" calcext:value-type="float">
            <text:p>22.2552</text:p>
          </table:table-cell>
          <table:table-cell office:value-type="float" office:value="0.00003514408" calcext:value-type="float">
            <text:p>3.514408E-05</text:p>
          </table:table-cell>
          <table:table-cell office:value-type="float" office:value="0.000002300145" calcext:value-type="float">
            <text:p>2.300145E-06</text:p>
          </table:table-cell>
          <table:table-cell office:value-type="float" office:value="0.0001339922" calcext:value-type="float">
            <text:p>0.0001339922</text:p>
          </table:table-cell>
          <table:table-cell office:value-type="float" office:value="-0.0008693311" calcext:value-type="float">
            <text:p>-0.0008693311</text:p>
          </table:table-cell>
          <table:table-cell office:value-type="float" office:value="1182.42" calcext:value-type="float">
            <text:p>1182.42</text:p>
          </table:table-cell>
          <table:table-cell office:value-type="float" office:value="1.546812" calcext:value-type="float">
            <text:p>1.546812</text:p>
          </table:table-cell>
          <table:table-cell office:value-type="float" office:value="0" calcext:value-type="float">
            <text:p>0</text:p>
          </table:table-cell>
          <table:table-cell office:value-type="float" office:value="0.1177635" calcext:value-type="float">
            <text:p>0.1177635</text:p>
          </table:table-cell>
          <table:table-cell office:value-type="float" office:value="0.2236212" calcext:value-type="float">
            <text:p>0.2236212</text:p>
          </table:table-cell>
          <table:table-cell office:value-type="float" office:value="0.11894" calcext:value-type="float">
            <text:p>0.11894</text:p>
          </table:table-cell>
          <table:table-cell office:value-type="float" office:value="0.0698338" calcext:value-type="float">
            <text:p>0.0698338</text:p>
          </table:table-cell>
          <table:table-cell office:value-type="float" office:value="0.05401772" calcext:value-type="float">
            <text:p>0.05401772</text:p>
          </table:table-cell>
          <table:table-cell office:value-type="float" office:value="0.02742038" calcext:value-type="float">
            <text:p>0.02742038</text:p>
          </table:table-cell>
          <table:table-cell office:value-type="float" office:value="0.03067729" calcext:value-type="float">
            <text:p>0.03067729</text:p>
          </table:table-cell>
          <table:table-cell office:value-type="float" office:value="0.06630305" calcext:value-type="float">
            <text:p>0.06630305</text:p>
          </table:table-cell>
          <table:table-cell office:value-type="float" office:value="0.1187938" calcext:value-type="float">
            <text:p>0.1187938</text:p>
          </table:table-cell>
          <table:table-cell office:value-type="float" office:value="0.1179125" calcext:value-type="float">
            <text:p>0.1179125</text:p>
          </table:table-cell>
          <table:table-cell office:value-type="float" office:value="0.1198786" calcext:value-type="float">
            <text:p>0.1198786</text:p>
          </table:table-cell>
          <table:table-cell office:value-type="float" office:value="0.1203468" calcext:value-type="float">
            <text:p>0.1203468</text:p>
          </table:table-cell>
          <table:table-cell office:value-type="float" office:value="0.1223902" calcext:value-type="float">
            <text:p>0.1223902</text:p>
          </table:table-cell>
          <table:table-cell office:value-type="float" office:value="0.1271356" calcext:value-type="float">
            <text:p>0.1271356</text:p>
          </table:table-cell>
          <table:table-cell office:value-type="float" office:value="0" calcext:value-type="float">
            <text:p>0</text:p>
          </table:table-cell>
          <table:table-cell office:value-type="float" office:value="24.5084" calcext:value-type="float">
            <text:p>24.5084</text:p>
          </table:table-cell>
          <table:table-cell office:value-type="float" office:value="23.025" calcext:value-type="float">
            <text:p>23.025</text:p>
          </table:table-cell>
          <table:table-cell office:value-type="float" office:value="11.13267" calcext:value-type="float">
            <text:p>11.13267</text:p>
          </table:table-cell>
          <table:table-cell office:value-type="float" office:value="6.182227" calcext:value-type="float">
            <text:p>6.182227</text:p>
          </table:table-cell>
          <table:table-cell office:value-type="float" office:value="4.506497" calcext:value-type="float">
            <text:p>4.506497</text:p>
          </table:table-cell>
          <table:table-cell office:value-type="float" office:value="1.933598" calcext:value-type="float">
            <text:p>1.933598</text:p>
          </table:table-cell>
          <table:table-cell office:value-type="float" office:value="1.601684" calcext:value-type="float">
            <text:p>1.601684</text:p>
          </table:table-cell>
          <table:table-cell office:value-type="float" office:value="3.537416" calcext:value-type="float">
            <text:p>3.537416</text:p>
          </table:table-cell>
          <table:table-cell office:value-type="float" office:value="5.427933" calcext:value-type="float">
            <text:p>5.427933</text:p>
          </table:table-cell>
          <table:table-cell office:value-type="float" office:value="5.42449" calcext:value-type="float">
            <text:p>5.42449</text:p>
          </table:table-cell>
          <table:table-cell office:value-type="float" office:value="5.679674" calcext:value-type="float">
            <text:p>5.679674</text:p>
          </table:table-cell>
          <table:table-cell office:value-type="float" office:value="5.739194" calcext:value-type="float">
            <text:p>5.739194</text:p>
          </table:table-cell>
          <table:table-cell office:value-type="float" office:value="5.943218" calcext:value-type="float">
            <text:p>5.943218</text:p>
          </table:table-cell>
          <table:table-cell office:value-type="float" office:value="6.398499" calcext:value-type="float">
            <text:p>6.398499</text:p>
          </table:table-cell>
          <table:table-cell office:value-type="float" office:value="0" calcext:value-type="float">
            <text:p>0</text:p>
          </table:table-cell>
          <table:table-cell office:value-type="float" office:value="0.003547582" calcext:value-type="float">
            <text:p>0.0035475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5052002" calcext:value-type="float">
            <text:p>15052002</text:p>
          </table:table-cell>
          <table:table-cell office:value-type="float" office:value="1.339611" calcext:value-type="float">
            <text:p>1.339611</text:p>
          </table:table-cell>
          <table:table-cell office:value-type="float" office:value="136.9549" calcext:value-type="float">
            <text:p>136.95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28745" calcext:value-type="float">
            <text:p>22.28745</text:p>
          </table:table-cell>
          <table:table-cell office:value-type="float" office:value="0.00003514408" calcext:value-type="float">
            <text:p>3.514408E-05</text:p>
          </table:table-cell>
          <table:table-cell office:value-type="float" office:value="0.000002300145" calcext:value-type="float">
            <text:p>2.300145E-06</text:p>
          </table:table-cell>
          <table:table-cell office:value-type="float" office:value="0.0001339922" calcext:value-type="float">
            <text:p>0.0001339922</text:p>
          </table:table-cell>
          <table:table-cell office:value-type="float" office:value="-0.0008693311" calcext:value-type="float">
            <text:p>-0.0008693311</text:p>
          </table:table-cell>
          <table:table-cell office:value-type="float" office:value="1182.399" calcext:value-type="float">
            <text:p>1182.399</text:p>
          </table:table-cell>
          <table:table-cell office:value-type="float" office:value="1.508692" calcext:value-type="float">
            <text:p>1.508692</text:p>
          </table:table-cell>
          <table:table-cell office:value-type="float" office:value="0" calcext:value-type="float">
            <text:p>0</text:p>
          </table:table-cell>
          <table:table-cell office:value-type="float" office:value="1.438637" calcext:value-type="float">
            <text:p>1.438637</text:p>
          </table:table-cell>
          <table:table-cell office:value-type="float" office:value="0.26765" calcext:value-type="float">
            <text:p>0.26765</text:p>
          </table:table-cell>
          <table:table-cell office:value-type="float" office:value="0.1299382" calcext:value-type="float">
            <text:p>0.1299382</text:p>
          </table:table-cell>
          <table:table-cell office:value-type="float" office:value="0.07551945" calcext:value-type="float">
            <text:p>0.07551945</text:p>
          </table:table-cell>
          <table:table-cell office:value-type="float" office:value="0.05887118" calcext:value-type="float">
            <text:p>0.05887118</text:p>
          </table:table-cell>
          <table:table-cell office:value-type="float" office:value="0.02861981" calcext:value-type="float">
            <text:p>0.02861981</text:p>
          </table:table-cell>
          <table:table-cell office:value-type="float" office:value="0.03113707" calcext:value-type="float">
            <text:p>0.03113707</text:p>
          </table:table-cell>
          <table:table-cell office:value-type="float" office:value="0.06670318" calcext:value-type="float">
            <text:p>0.06670318</text:p>
          </table:table-cell>
          <table:table-cell office:value-type="float" office:value="0.1189048" calcext:value-type="float">
            <text:p>0.1189048</text:p>
          </table:table-cell>
          <table:table-cell office:value-type="float" office:value="0.1180051" calcext:value-type="float">
            <text:p>0.1180051</text:p>
          </table:table-cell>
          <table:table-cell office:value-type="float" office:value="0.1199725" calcext:value-type="float">
            <text:p>0.1199725</text:p>
          </table:table-cell>
          <table:table-cell office:value-type="float" office:value="0.1204626" calcext:value-type="float">
            <text:p>0.1204626</text:p>
          </table:table-cell>
          <table:table-cell office:value-type="float" office:value="0.1224824" calcext:value-type="float">
            <text:p>0.1224824</text:p>
          </table:table-cell>
          <table:table-cell office:value-type="float" office:value="0.1272334" calcext:value-type="float">
            <text:p>0.1272334</text:p>
          </table:table-cell>
          <table:table-cell office:value-type="float" office:value="0" calcext:value-type="float">
            <text:p>0</text:p>
          </table:table-cell>
          <table:table-cell office:value-type="float" office:value="24.57433" calcext:value-type="float">
            <text:p>24.57433</text:p>
          </table:table-cell>
          <table:table-cell office:value-type="float" office:value="23.03051" calcext:value-type="float">
            <text:p>23.03051</text:p>
          </table:table-cell>
          <table:table-cell office:value-type="float" office:value="11.14343" calcext:value-type="float">
            <text:p>11.14343</text:p>
          </table:table-cell>
          <table:table-cell office:value-type="float" office:value="6.190265" calcext:value-type="float">
            <text:p>6.190265</text:p>
          </table:table-cell>
          <table:table-cell office:value-type="float" office:value="4.514158" calcext:value-type="float">
            <text:p>4.514158</text:p>
          </table:table-cell>
          <table:table-cell office:value-type="float" office:value="1.936507" calcext:value-type="float">
            <text:p>1.936507</text:p>
          </table:table-cell>
          <table:table-cell office:value-type="float" office:value="1.604647" calcext:value-type="float">
            <text:p>1.604647</text:p>
          </table:table-cell>
          <table:table-cell office:value-type="float" office:value="3.543412" calcext:value-type="float">
            <text:p>3.543412</text:p>
          </table:table-cell>
          <table:table-cell office:value-type="float" office:value="5.436451" calcext:value-type="float">
            <text:p>5.436451</text:p>
          </table:table-cell>
          <table:table-cell office:value-type="float" office:value="5.432827" calcext:value-type="float">
            <text:p>5.432827</text:p>
          </table:table-cell>
          <table:table-cell office:value-type="float" office:value="5.688214" calcext:value-type="float">
            <text:p>5.688214</text:p>
          </table:table-cell>
          <table:table-cell office:value-type="float" office:value="5.747681" calcext:value-type="float">
            <text:p>5.747681</text:p>
          </table:table-cell>
          <table:table-cell office:value-type="float" office:value="5.951785" calcext:value-type="float">
            <text:p>5.951785</text:p>
          </table:table-cell>
          <table:table-cell office:value-type="float" office:value="6.407637" calcext:value-type="float">
            <text:p>6.407637</text:p>
          </table:table-cell>
          <table:table-cell office:value-type="float" office:value="0" calcext:value-type="float">
            <text:p>0</text:p>
          </table:table-cell>
          <table:table-cell office:value-type="float" office:value="39.12868" calcext:value-type="float">
            <text:p>39.128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6052002" calcext:value-type="float">
            <text:p>16052002</text:p>
          </table:table-cell>
          <table:table-cell office:value-type="float" office:value="1.325808" calcext:value-type="float">
            <text:p>1.325808</text:p>
          </table:table-cell>
          <table:table-cell office:value-type="float" office:value="136.9508" calcext:value-type="float">
            <text:p>136.95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32179" calcext:value-type="float">
            <text:p>22.32179</text:p>
          </table:table-cell>
          <table:table-cell office:value-type="float" office:value="0.00003514408" calcext:value-type="float">
            <text:p>3.514408E-05</text:p>
          </table:table-cell>
          <table:table-cell office:value-type="float" office:value="0.000002300181" calcext:value-type="float">
            <text:p>2.300181E-06</text:p>
          </table:table-cell>
          <table:table-cell office:value-type="float" office:value="0.0001339922" calcext:value-type="float">
            <text:p>0.0001339922</text:p>
          </table:table-cell>
          <table:table-cell office:value-type="float" office:value="-0.0008693307" calcext:value-type="float">
            <text:p>-0.0008693307</text:p>
          </table:table-cell>
          <table:table-cell office:value-type="float" office:value="1182.382" calcext:value-type="float">
            <text:p>1182.382</text:p>
          </table:table-cell>
          <table:table-cell office:value-type="float" office:value="1.490064" calcext:value-type="float">
            <text:p>1.490064</text:p>
          </table:table-cell>
          <table:table-cell office:value-type="float" office:value="0" calcext:value-type="float">
            <text:p>0</text:p>
          </table:table-cell>
          <table:table-cell office:value-type="float" office:value="1.0757" calcext:value-type="float">
            <text:p>1.0757</text:p>
          </table:table-cell>
          <table:table-cell office:value-type="float" office:value="0.2768996" calcext:value-type="float">
            <text:p>0.2768996</text:p>
          </table:table-cell>
          <table:table-cell office:value-type="float" office:value="0.1343575" calcext:value-type="float">
            <text:p>0.1343575</text:p>
          </table:table-cell>
          <table:table-cell office:value-type="float" office:value="0.07953132" calcext:value-type="float">
            <text:p>0.07953132</text:p>
          </table:table-cell>
          <table:table-cell office:value-type="float" office:value="0.06291947" calcext:value-type="float">
            <text:p>0.06291947</text:p>
          </table:table-cell>
          <table:table-cell office:value-type="float" office:value="0.03003944" calcext:value-type="float">
            <text:p>0.03003944</text:p>
          </table:table-cell>
          <table:table-cell office:value-type="float" office:value="0.03172917" calcext:value-type="float">
            <text:p>0.03172917</text:p>
          </table:table-cell>
          <table:table-cell office:value-type="float" office:value="0.06708132" calcext:value-type="float">
            <text:p>0.06708132</text:p>
          </table:table-cell>
          <table:table-cell office:value-type="float" office:value="0.1190724" calcext:value-type="float">
            <text:p>0.1190724</text:p>
          </table:table-cell>
          <table:table-cell office:value-type="float" office:value="0.1181007" calcext:value-type="float">
            <text:p>0.1181007</text:p>
          </table:table-cell>
          <table:table-cell office:value-type="float" office:value="0.1200662" calcext:value-type="float">
            <text:p>0.1200662</text:p>
          </table:table-cell>
          <table:table-cell office:value-type="float" office:value="0.1205697" calcext:value-type="float">
            <text:p>0.1205697</text:p>
          </table:table-cell>
          <table:table-cell office:value-type="float" office:value="0.1225745" calcext:value-type="float">
            <text:p>0.1225745</text:p>
          </table:table-cell>
          <table:table-cell office:value-type="float" office:value="0.1273313" calcext:value-type="float">
            <text:p>0.1273313</text:p>
          </table:table-cell>
          <table:table-cell office:value-type="float" office:value="0" calcext:value-type="float">
            <text:p>0</text:p>
          </table:table-cell>
          <table:table-cell office:value-type="float" office:value="24.75922" calcext:value-type="float">
            <text:p>24.75922</text:p>
          </table:table-cell>
          <table:table-cell office:value-type="float" office:value="23.04536" calcext:value-type="float">
            <text:p>23.04536</text:p>
          </table:table-cell>
          <table:table-cell office:value-type="float" office:value="11.15853" calcext:value-type="float">
            <text:p>11.15853</text:p>
          </table:table-cell>
          <table:table-cell office:value-type="float" office:value="6.200886" calcext:value-type="float">
            <text:p>6.200886</text:p>
          </table:table-cell>
          <table:table-cell office:value-type="float" office:value="4.524086" calcext:value-type="float">
            <text:p>4.524086</text:p>
          </table:table-cell>
          <table:table-cell office:value-type="float" office:value="1.939781" calcext:value-type="float">
            <text:p>1.939781</text:p>
          </table:table-cell>
          <table:table-cell office:value-type="float" office:value="1.607701" calcext:value-type="float">
            <text:p>1.607701</text:p>
          </table:table-cell>
          <table:table-cell office:value-type="float" office:value="3.549455" calcext:value-type="float">
            <text:p>3.549455</text:p>
          </table:table-cell>
          <table:table-cell office:value-type="float" office:value="5.445012" calcext:value-type="float">
            <text:p>5.445012</text:p>
          </table:table-cell>
          <table:table-cell office:value-type="float" office:value="5.441182" calcext:value-type="float">
            <text:p>5.441182</text:p>
          </table:table-cell>
          <table:table-cell office:value-type="float" office:value="5.696756" calcext:value-type="float">
            <text:p>5.696756</text:p>
          </table:table-cell>
          <table:table-cell office:value-type="float" office:value="5.75617" calcext:value-type="float">
            <text:p>5.75617</text:p>
          </table:table-cell>
          <table:table-cell office:value-type="float" office:value="5.960352" calcext:value-type="float">
            <text:p>5.960352</text:p>
          </table:table-cell>
          <table:table-cell office:value-type="float" office:value="6.416779" calcext:value-type="float">
            <text:p>6.416779</text:p>
          </table:table-cell>
          <table:table-cell office:value-type="float" office:value="0" calcext:value-type="float">
            <text:p>0</text:p>
          </table:table-cell>
          <table:table-cell office:value-type="float" office:value="35.08482" calcext:value-type="float">
            <text:p>35.084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7052002" calcext:value-type="float">
            <text:p>17052002</text:p>
          </table:table-cell>
          <table:table-cell office:value-type="float" office:value="1.313148" calcext:value-type="float">
            <text:p>1.313148</text:p>
          </table:table-cell>
          <table:table-cell office:value-type="float" office:value="136.9479" calcext:value-type="float">
            <text:p>136.94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35603" calcext:value-type="float">
            <text:p>22.35603</text:p>
          </table:table-cell>
          <table:table-cell office:value-type="float" office:value="0.00003514408" calcext:value-type="float">
            <text:p>3.514408E-05</text:p>
          </table:table-cell>
          <table:table-cell office:value-type="float" office:value="0.000002300189" calcext:value-type="float">
            <text:p>2.300189E-06</text:p>
          </table:table-cell>
          <table:table-cell office:value-type="float" office:value="0.0001339922" calcext:value-type="float">
            <text:p>0.0001339922</text:p>
          </table:table-cell>
          <table:table-cell office:value-type="float" office:value="-0.0008693307" calcext:value-type="float">
            <text:p>-0.0008693307</text:p>
          </table:table-cell>
          <table:table-cell office:value-type="float" office:value="1182.363" calcext:value-type="float">
            <text:p>1182.363</text:p>
          </table:table-cell>
          <table:table-cell office:value-type="float" office:value="1.476826" calcext:value-type="float">
            <text:p>1.476826</text:p>
          </table:table-cell>
          <table:table-cell office:value-type="float" office:value="0" calcext:value-type="float">
            <text:p>0</text:p>
          </table:table-cell>
          <table:table-cell office:value-type="float" office:value="1.546523" calcext:value-type="float">
            <text:p>1.546523</text:p>
          </table:table-cell>
          <table:table-cell office:value-type="float" office:value="0.2761337" calcext:value-type="float">
            <text:p>0.2761337</text:p>
          </table:table-cell>
          <table:table-cell office:value-type="float" office:value="0.13482" calcext:value-type="float">
            <text:p>0.13482</text:p>
          </table:table-cell>
          <table:table-cell office:value-type="float" office:value="0.07988366" calcext:value-type="float">
            <text:p>0.07988366</text:p>
          </table:table-cell>
          <table:table-cell office:value-type="float" office:value="0.06348222" calcext:value-type="float">
            <text:p>0.06348222</text:p>
          </table:table-cell>
          <table:table-cell office:value-type="float" office:value="0.03035839" calcext:value-type="float">
            <text:p>0.03035839</text:p>
          </table:table-cell>
          <table:table-cell office:value-type="float" office:value="0.03197564" calcext:value-type="float">
            <text:p>0.03197564</text:p>
          </table:table-cell>
          <table:table-cell office:value-type="float" office:value="0.06738185" calcext:value-type="float">
            <text:p>0.06738185</text:p>
          </table:table-cell>
          <table:table-cell office:value-type="float" office:value="0.1192707" calcext:value-type="float">
            <text:p>0.1192707</text:p>
          </table:table-cell>
          <table:table-cell office:value-type="float" office:value="0.1182012" calcext:value-type="float">
            <text:p>0.1182012</text:p>
          </table:table-cell>
          <table:table-cell office:value-type="float" office:value="0.1201602" calcext:value-type="float">
            <text:p>0.1201602</text:p>
          </table:table-cell>
          <table:table-cell office:value-type="float" office:value="0.1206469" calcext:value-type="float">
            <text:p>0.1206469</text:p>
          </table:table-cell>
          <table:table-cell office:value-type="float" office:value="0.1226664" calcext:value-type="float">
            <text:p>0.1226664</text:p>
          </table:table-cell>
          <table:table-cell office:value-type="float" office:value="0.1274288" calcext:value-type="float">
            <text:p>0.1274288</text:p>
          </table:table-cell>
          <table:table-cell office:value-type="float" office:value="0" calcext:value-type="float">
            <text:p>0</text:p>
          </table:table-cell>
          <table:table-cell office:value-type="float" office:value="24.93321" calcext:value-type="float">
            <text:p>24.93321</text:p>
          </table:table-cell>
          <table:table-cell office:value-type="float" office:value="23.05965" calcext:value-type="float">
            <text:p>23.05965</text:p>
          </table:table-cell>
          <table:table-cell office:value-type="float" office:value="11.17318" calcext:value-type="float">
            <text:p>11.17318</text:p>
          </table:table-cell>
          <table:table-cell office:value-type="float" office:value="6.211702" calcext:value-type="float">
            <text:p>6.211702</text:p>
          </table:table-cell>
          <table:table-cell office:value-type="float" office:value="4.534528" calcext:value-type="float">
            <text:p>4.534528</text:p>
          </table:table-cell>
          <table:table-cell office:value-type="float" office:value="1.943237" calcext:value-type="float">
            <text:p>1.943237</text:p>
          </table:table-cell>
          <table:table-cell office:value-type="float" office:value="1.610822" calcext:value-type="float">
            <text:p>1.610822</text:p>
          </table:table-cell>
          <table:table-cell office:value-type="float" office:value="3.555543" calcext:value-type="float">
            <text:p>3.555543</text:p>
          </table:table-cell>
          <table:table-cell office:value-type="float" office:value="5.453611" calcext:value-type="float">
            <text:p>5.453611</text:p>
          </table:table-cell>
          <table:table-cell office:value-type="float" office:value="5.449533" calcext:value-type="float">
            <text:p>5.449533</text:p>
          </table:table-cell>
          <table:table-cell office:value-type="float" office:value="5.705297" calcext:value-type="float">
            <text:p>5.705297</text:p>
          </table:table-cell>
          <table:table-cell office:value-type="float" office:value="5.764635" calcext:value-type="float">
            <text:p>5.764635</text:p>
          </table:table-cell>
          <table:table-cell office:value-type="float" office:value="5.9689" calcext:value-type="float">
            <text:p>5.9689</text:p>
          </table:table-cell>
          <table:table-cell office:value-type="float" office:value="6.425879" calcext:value-type="float">
            <text:p>6.425879</text:p>
          </table:table-cell>
          <table:table-cell office:value-type="float" office:value="0" calcext:value-type="float">
            <text:p>0</text:p>
          </table:table-cell>
          <table:table-cell office:value-type="float" office:value="31.91513" calcext:value-type="float">
            <text:p>31.915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8052002" calcext:value-type="float">
            <text:p>18052002</text:p>
          </table:table-cell>
          <table:table-cell office:value-type="float" office:value="1.302268" calcext:value-type="float">
            <text:p>1.302268</text:p>
          </table:table-cell>
          <table:table-cell office:value-type="float" office:value="136.9429" calcext:value-type="float">
            <text:p>136.94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3903" calcext:value-type="float">
            <text:p>22.3903</text:p>
          </table:table-cell>
          <table:table-cell office:value-type="float" office:value="0.00003514408" calcext:value-type="float">
            <text:p>3.514408E-05</text:p>
          </table:table-cell>
          <table:table-cell office:value-type="float" office:value="0.000002300189" calcext:value-type="float">
            <text:p>2.300189E-06</text:p>
          </table:table-cell>
          <table:table-cell office:value-type="float" office:value="0.0001339922" calcext:value-type="float">
            <text:p>0.0001339922</text:p>
          </table:table-cell>
          <table:table-cell office:value-type="float" office:value="-0.0008693307" calcext:value-type="float">
            <text:p>-0.0008693307</text:p>
          </table:table-cell>
          <table:table-cell office:value-type="float" office:value="1182.344" calcext:value-type="float">
            <text:p>1182.344</text:p>
          </table:table-cell>
          <table:table-cell office:value-type="float" office:value="1.462333" calcext:value-type="float">
            <text:p>1.462333</text:p>
          </table:table-cell>
          <table:table-cell office:value-type="float" office:value="0" calcext:value-type="float">
            <text:p>0</text:p>
          </table:table-cell>
          <table:table-cell office:value-type="float" office:value="1.379862" calcext:value-type="float">
            <text:p>1.379862</text:p>
          </table:table-cell>
          <table:table-cell office:value-type="float" office:value="0.2799556" calcext:value-type="float">
            <text:p>0.2799556</text:p>
          </table:table-cell>
          <table:table-cell office:value-type="float" office:value="0.139026" calcext:value-type="float">
            <text:p>0.139026</text:p>
          </table:table-cell>
          <table:table-cell office:value-type="float" office:value="0.08232854" calcext:value-type="float">
            <text:p>0.08232854</text:p>
          </table:table-cell>
          <table:table-cell office:value-type="float" office:value="0.06534602" calcext:value-type="float">
            <text:p>0.06534602</text:p>
          </table:table-cell>
          <table:table-cell office:value-type="float" office:value="0.03092614" calcext:value-type="float">
            <text:p>0.03092614</text:p>
          </table:table-cell>
          <table:table-cell office:value-type="float" office:value="0.03224787" calcext:value-type="float">
            <text:p>0.03224787</text:p>
          </table:table-cell>
          <table:table-cell office:value-type="float" office:value="0.06759416" calcext:value-type="float">
            <text:p>0.06759416</text:p>
          </table:table-cell>
          <table:table-cell office:value-type="float" office:value="0.1194805" calcext:value-type="float">
            <text:p>0.1194805</text:p>
          </table:table-cell>
          <table:table-cell office:value-type="float" office:value="0.1183066" calcext:value-type="float">
            <text:p>0.1183066</text:p>
          </table:table-cell>
          <table:table-cell office:value-type="float" office:value="0.1202545" calcext:value-type="float">
            <text:p>0.1202545</text:p>
          </table:table-cell>
          <table:table-cell office:value-type="float" office:value="0.1207349" calcext:value-type="float">
            <text:p>0.1207349</text:p>
          </table:table-cell>
          <table:table-cell office:value-type="float" office:value="0.1227579" calcext:value-type="float">
            <text:p>0.1227579</text:p>
          </table:table-cell>
          <table:table-cell office:value-type="float" office:value="0.1275262" calcext:value-type="float">
            <text:p>0.1275262</text:p>
          </table:table-cell>
          <table:table-cell office:value-type="float" office:value="0" calcext:value-type="float">
            <text:p>0</text:p>
          </table:table-cell>
          <table:table-cell office:value-type="float" office:value="25.09206" calcext:value-type="float">
            <text:p>25.09206</text:p>
          </table:table-cell>
          <table:table-cell office:value-type="float" office:value="23.076" calcext:value-type="float">
            <text:p>23.076</text:p>
          </table:table-cell>
          <table:table-cell office:value-type="float" office:value="11.18867" calcext:value-type="float">
            <text:p>11.18867</text:p>
          </table:table-cell>
          <table:table-cell office:value-type="float" office:value="6.223" calcext:value-type="float">
            <text:p>6.223</text:p>
          </table:table-cell>
          <table:table-cell office:value-type="float" office:value="4.545357" calcext:value-type="float">
            <text:p>4.545357</text:p>
          </table:table-cell>
          <table:table-cell office:value-type="float" office:value="1.946774" calcext:value-type="float">
            <text:p>1.946774</text:p>
          </table:table-cell>
          <table:table-cell office:value-type="float" office:value="1.613966" calcext:value-type="float">
            <text:p>1.613966</text:p>
          </table:table-cell>
          <table:table-cell office:value-type="float" office:value="3.561641" calcext:value-type="float">
            <text:p>3.561641</text:p>
          </table:table-cell>
          <table:table-cell office:value-type="float" office:value="5.46225" calcext:value-type="float">
            <text:p>5.46225</text:p>
          </table:table-cell>
          <table:table-cell office:value-type="float" office:value="5.457904" calcext:value-type="float">
            <text:p>5.457904</text:p>
          </table:table-cell>
          <table:table-cell office:value-type="float" office:value="5.713838" calcext:value-type="float">
            <text:p>5.713838</text:p>
          </table:table-cell>
          <table:table-cell office:value-type="float" office:value="5.773082" calcext:value-type="float">
            <text:p>5.773082</text:p>
          </table:table-cell>
          <table:table-cell office:value-type="float" office:value="5.977428" calcext:value-type="float">
            <text:p>5.977428</text:p>
          </table:table-cell>
          <table:table-cell office:value-type="float" office:value="6.434994" calcext:value-type="float">
            <text:p>6.434994</text:p>
          </table:table-cell>
          <table:table-cell office:value-type="float" office:value="0" calcext:value-type="float">
            <text:p>0</text:p>
          </table:table-cell>
          <table:table-cell office:value-type="float" office:value="27.4015" calcext:value-type="float">
            <text:p>27.40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9052002" calcext:value-type="float">
            <text:p>19052002</text:p>
          </table:table-cell>
          <table:table-cell office:value-type="float" office:value="1.293394" calcext:value-type="float">
            <text:p>1.293394</text:p>
          </table:table-cell>
          <table:table-cell office:value-type="float" office:value="136.9373" calcext:value-type="float">
            <text:p>136.93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42465" calcext:value-type="float">
            <text:p>22.42465</text:p>
          </table:table-cell>
          <table:table-cell office:value-type="float" office:value="0.00003514408" calcext:value-type="float">
            <text:p>3.514408E-05</text:p>
          </table:table-cell>
          <table:table-cell office:value-type="float" office:value="0.000002300189" calcext:value-type="float">
            <text:p>2.300189E-06</text:p>
          </table:table-cell>
          <table:table-cell office:value-type="float" office:value="0.0001339922" calcext:value-type="float">
            <text:p>0.0001339922</text:p>
          </table:table-cell>
          <table:table-cell office:value-type="float" office:value="-0.0008693307" calcext:value-type="float">
            <text:p>-0.0008693307</text:p>
          </table:table-cell>
          <table:table-cell office:value-type="float" office:value="1182.324" calcext:value-type="float">
            <text:p>1182.324</text:p>
          </table:table-cell>
          <table:table-cell office:value-type="float" office:value="1.451535" calcext:value-type="float">
            <text:p>1.451535</text:p>
          </table:table-cell>
          <table:table-cell office:value-type="float" office:value="0" calcext:value-type="float">
            <text:p>0</text:p>
          </table:table-cell>
          <table:table-cell office:value-type="float" office:value="1.176439" calcext:value-type="float">
            <text:p>1.176439</text:p>
          </table:table-cell>
          <table:table-cell office:value-type="float" office:value="0.2804789" calcext:value-type="float">
            <text:p>0.2804789</text:p>
          </table:table-cell>
          <table:table-cell office:value-type="float" office:value="0.1429667" calcext:value-type="float">
            <text:p>0.1429667</text:p>
          </table:table-cell>
          <table:table-cell office:value-type="float" office:value="0.08494961" calcext:value-type="float">
            <text:p>0.08494961</text:p>
          </table:table-cell>
          <table:table-cell office:value-type="float" office:value="0.06751045" calcext:value-type="float">
            <text:p>0.06751045</text:p>
          </table:table-cell>
          <table:table-cell office:value-type="float" office:value="0.03162828" calcext:value-type="float">
            <text:p>0.03162828</text:p>
          </table:table-cell>
          <table:table-cell office:value-type="float" office:value="0.03258118" calcext:value-type="float">
            <text:p>0.03258118</text:p>
          </table:table-cell>
          <table:table-cell office:value-type="float" office:value="0.06782851" calcext:value-type="float">
            <text:p>0.06782851</text:p>
          </table:table-cell>
          <table:table-cell office:value-type="float" office:value="0.1196786" calcext:value-type="float">
            <text:p>0.1196786</text:p>
          </table:table-cell>
          <table:table-cell office:value-type="float" office:value="0.1184139" calcext:value-type="float">
            <text:p>0.1184139</text:p>
          </table:table-cell>
          <table:table-cell office:value-type="float" office:value="0.1203493" calcext:value-type="float">
            <text:p>0.1203493</text:p>
          </table:table-cell>
          <table:table-cell office:value-type="float" office:value="0.1208222" calcext:value-type="float">
            <text:p>0.1208222</text:p>
          </table:table-cell>
          <table:table-cell office:value-type="float" office:value="0.1228495" calcext:value-type="float">
            <text:p>0.1228495</text:p>
          </table:table-cell>
          <table:table-cell office:value-type="float" office:value="0.1276235" calcext:value-type="float">
            <text:p>0.1276235</text:p>
          </table:table-cell>
          <table:table-cell office:value-type="float" office:value="0" calcext:value-type="float">
            <text:p>0</text:p>
          </table:table-cell>
          <table:table-cell office:value-type="float" office:value="25.22816" calcext:value-type="float">
            <text:p>25.22816</text:p>
          </table:table-cell>
          <table:table-cell office:value-type="float" office:value="23.09444" calcext:value-type="float">
            <text:p>23.09444</text:p>
          </table:table-cell>
          <table:table-cell office:value-type="float" office:value="11.2058" calcext:value-type="float">
            <text:p>11.2058</text:p>
          </table:table-cell>
          <table:table-cell office:value-type="float" office:value="6.23528" calcext:value-type="float">
            <text:p>6.23528</text:p>
          </table:table-cell>
          <table:table-cell office:value-type="float" office:value="4.557029" calcext:value-type="float">
            <text:p>4.557029</text:p>
          </table:table-cell>
          <table:table-cell office:value-type="float" office:value="1.950466" calcext:value-type="float">
            <text:p>1.950466</text:p>
          </table:table-cell>
          <table:table-cell office:value-type="float" office:value="1.617152" calcext:value-type="float">
            <text:p>1.617152</text:p>
          </table:table-cell>
          <table:table-cell office:value-type="float" office:value="3.567767" calcext:value-type="float">
            <text:p>3.567767</text:p>
          </table:table-cell>
          <table:table-cell office:value-type="float" office:value="5.470911" calcext:value-type="float">
            <text:p>5.470911</text:p>
          </table:table-cell>
          <table:table-cell office:value-type="float" office:value="5.466293" calcext:value-type="float">
            <text:p>5.466293</text:p>
          </table:table-cell>
          <table:table-cell office:value-type="float" office:value="5.722379" calcext:value-type="float">
            <text:p>5.722379</text:p>
          </table:table-cell>
          <table:table-cell office:value-type="float" office:value="5.781536" calcext:value-type="float">
            <text:p>5.781536</text:p>
          </table:table-cell>
          <table:table-cell office:value-type="float" office:value="5.985957" calcext:value-type="float">
            <text:p>5.985957</text:p>
          </table:table-cell>
          <table:table-cell office:value-type="float" office:value="6.444109" calcext:value-type="float">
            <text:p>6.444109</text:p>
          </table:table-cell>
          <table:table-cell office:value-type="float" office:value="0" calcext:value-type="float">
            <text:p>0</text:p>
          </table:table-cell>
          <table:table-cell office:value-type="float" office:value="21.61621" calcext:value-type="float">
            <text:p>21.616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0052002" calcext:value-type="float">
            <text:p>20052002</text:p>
          </table:table-cell>
          <table:table-cell office:value-type="float" office:value="1.285512" calcext:value-type="float">
            <text:p>1.285512</text:p>
          </table:table-cell>
          <table:table-cell office:value-type="float" office:value="136.9311" calcext:value-type="float">
            <text:p>136.9311</text:p>
          </table:table-cell>
          <table:table-cell office:value-type="float" office:value="0" calcext:value-type="float">
            <text:p>0</text:p>
          </table:table-cell>
          <table:table-cell office:value-type="float" office:value="-0.00008435966" calcext:value-type="float">
            <text:p>-8.435966E-05</text:p>
          </table:table-cell>
          <table:table-cell office:value-type="float" office:value="22.45901" calcext:value-type="float">
            <text:p>22.45901</text:p>
          </table:table-cell>
          <table:table-cell office:value-type="float" office:value="0.00003514408" calcext:value-type="float">
            <text:p>3.514408E-05</text:p>
          </table:table-cell>
          <table:table-cell office:value-type="float" office:value="0.000002300189" calcext:value-type="float">
            <text:p>2.300189E-06</text:p>
          </table:table-cell>
          <table:table-cell office:value-type="float" office:value="0.0001339922" calcext:value-type="float">
            <text:p>0.0001339922</text:p>
          </table:table-cell>
          <table:table-cell office:value-type="float" office:value="-0.0008693307" calcext:value-type="float">
            <text:p>-0.0008693307</text:p>
          </table:table-cell>
          <table:table-cell office:value-type="float" office:value="1182.303" calcext:value-type="float">
            <text:p>1182.303</text:p>
          </table:table-cell>
          <table:table-cell office:value-type="float" office:value="1.442647" calcext:value-type="float">
            <text:p>1.442647</text:p>
          </table:table-cell>
          <table:table-cell office:value-type="float" office:value="0" calcext:value-type="float">
            <text:p>0</text:p>
          </table:table-cell>
          <table:table-cell office:value-type="float" office:value="0.9995187" calcext:value-type="float">
            <text:p>0.9995187</text:p>
          </table:table-cell>
          <table:table-cell office:value-type="float" office:value="0.281188" calcext:value-type="float">
            <text:p>0.281188</text:p>
          </table:table-cell>
          <table:table-cell office:value-type="float" office:value="0.1478794" calcext:value-type="float">
            <text:p>0.1478794</text:p>
          </table:table-cell>
          <table:table-cell office:value-type="float" office:value="0.08809197" calcext:value-type="float">
            <text:p>0.08809197</text:p>
          </table:table-cell>
          <table:table-cell office:value-type="float" office:value="0.07002867" calcext:value-type="float">
            <text:p>0.07002867</text:p>
          </table:table-cell>
          <table:table-cell office:value-type="float" office:value="0.03241782" calcext:value-type="float">
            <text:p>0.03241782</text:p>
          </table:table-cell>
          <table:table-cell office:value-type="float" office:value="0.03293988" calcext:value-type="float">
            <text:p>0.03293988</text:p>
          </table:table-cell>
          <table:table-cell office:value-type="float" office:value="0.06808129" calcext:value-type="float">
            <text:p>0.06808129</text:p>
          </table:table-cell>
          <table:table-cell office:value-type="float" office:value="0.1198736" calcext:value-type="float">
            <text:p>0.1198736</text:p>
          </table:table-cell>
          <table:table-cell office:value-type="float" office:value="0.1185226" calcext:value-type="float">
            <text:p>0.1185226</text:p>
          </table:table-cell>
          <table:table-cell office:value-type="float" office:value="0.1204447" calcext:value-type="float">
            <text:p>0.1204447</text:p>
          </table:table-cell>
          <table:table-cell office:value-type="float" office:value="0.1209107" calcext:value-type="float">
            <text:p>0.1209107</text:p>
          </table:table-cell>
          <table:table-cell office:value-type="float" office:value="0.1229411" calcext:value-type="float">
            <text:p>0.1229411</text:p>
          </table:table-cell>
          <table:table-cell office:value-type="float" office:value="0.1277207" calcext:value-type="float">
            <text:p>0.1277207</text:p>
          </table:table-cell>
          <table:table-cell office:value-type="float" office:value="0" calcext:value-type="float">
            <text:p>0</text:p>
          </table:table-cell>
          <table:table-cell office:value-type="float" office:value="25.34049" calcext:value-type="float">
            <text:p>25.34049</text:p>
          </table:table-cell>
          <table:table-cell office:value-type="float" office:value="23.11429" calcext:value-type="float">
            <text:p>23.11429</text:p>
          </table:table-cell>
          <table:table-cell office:value-type="float" office:value="11.22457" calcext:value-type="float">
            <text:p>11.22457</text:p>
          </table:table-cell>
          <table:table-cell office:value-type="float" office:value="6.248644" calcext:value-type="float">
            <text:p>6.248644</text:p>
          </table:table-cell>
          <table:table-cell office:value-type="float" office:value="4.569574" calcext:value-type="float">
            <text:p>4.569574</text:p>
          </table:table-cell>
          <table:table-cell office:value-type="float" office:value="1.954329" calcext:value-type="float">
            <text:p>1.954329</text:p>
          </table:table-cell>
          <table:table-cell office:value-type="float" office:value="1.620386" calcext:value-type="float">
            <text:p>1.620386</text:p>
          </table:table-cell>
          <table:table-cell office:value-type="float" office:value="3.573922" calcext:value-type="float">
            <text:p>3.573922</text:p>
          </table:table-cell>
          <table:table-cell office:value-type="float" office:value="5.479595" calcext:value-type="float">
            <text:p>5.479595</text:p>
          </table:table-cell>
          <table:table-cell office:value-type="float" office:value="5.474686" calcext:value-type="float">
            <text:p>5.474686</text:p>
          </table:table-cell>
          <table:table-cell office:value-type="float" office:value="5.73092" calcext:value-type="float">
            <text:p>5.73092</text:p>
          </table:table-cell>
          <table:table-cell office:value-type="float" office:value="5.789987" calcext:value-type="float">
            <text:p>5.789987</text:p>
          </table:table-cell>
          <table:table-cell office:value-type="float" office:value="5.994484" calcext:value-type="float">
            <text:p>5.994484</text:p>
          </table:table-cell>
          <table:table-cell office:value-type="float" office:value="6.453199" calcext:value-type="float">
            <text:p>6.453199</text:p>
          </table:table-cell>
          <table:table-cell office:value-type="float" office:value="0" calcext:value-type="float">
            <text:p>0</text:p>
          </table:table-cell>
          <table:table-cell office:value-type="float" office:value="16.89244" calcext:value-type="float">
            <text:p>16.892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1052002" calcext:value-type="float">
            <text:p>21052002</text:p>
          </table:table-cell>
          <table:table-cell office:value-type="float" office:value="1.278511" calcext:value-type="float">
            <text:p>1.278511</text:p>
          </table:table-cell>
          <table:table-cell office:value-type="float" office:value="136.9245" calcext:value-type="float">
            <text:p>136.9245</text:p>
          </table:table-cell>
          <table:table-cell office:value-type="float" office:value="0" calcext:value-type="float">
            <text:p>0</text:p>
          </table:table-cell>
          <table:table-cell office:value-type="float" office:value="-0.0003445306" calcext:value-type="float">
            <text:p>-0.0003445306</text:p>
          </table:table-cell>
          <table:table-cell office:value-type="float" office:value="22.49342" calcext:value-type="float">
            <text:p>22.49342</text:p>
          </table:table-cell>
          <table:table-cell office:value-type="float" office:value="0.00003514408" calcext:value-type="float">
            <text:p>3.514408E-05</text:p>
          </table:table-cell>
          <table:table-cell office:value-type="float" office:value="0.000002300208" calcext:value-type="float">
            <text:p>2.300208E-06</text:p>
          </table:table-cell>
          <table:table-cell office:value-type="float" office:value="0.0001339922" calcext:value-type="float">
            <text:p>0.0001339922</text:p>
          </table:table-cell>
          <table:table-cell office:value-type="float" office:value="-0.0008693305" calcext:value-type="float">
            <text:p>-0.0008693305</text:p>
          </table:table-cell>
          <table:table-cell office:value-type="float" office:value="1182.282" calcext:value-type="float">
            <text:p>1182.282</text:p>
          </table:table-cell>
          <table:table-cell office:value-type="float" office:value="1.43561" calcext:value-type="float">
            <text:p>1.43561</text:p>
          </table:table-cell>
          <table:table-cell office:value-type="float" office:value="0" calcext:value-type="float">
            <text:p>0</text:p>
          </table:table-cell>
          <table:table-cell office:value-type="float" office:value="0.8632009" calcext:value-type="float">
            <text:p>0.8632009</text:p>
          </table:table-cell>
          <table:table-cell office:value-type="float" office:value="0.2793172" calcext:value-type="float">
            <text:p>0.2793172</text:p>
          </table:table-cell>
          <table:table-cell office:value-type="float" office:value="0.1510547" calcext:value-type="float">
            <text:p>0.1510547</text:p>
          </table:table-cell>
          <table:table-cell office:value-type="float" office:value="0.09114707" calcext:value-type="float">
            <text:p>0.09114707</text:p>
          </table:table-cell>
          <table:table-cell office:value-type="float" office:value="0.07260904" calcext:value-type="float">
            <text:p>0.07260904</text:p>
          </table:table-cell>
          <table:table-cell office:value-type="float" office:value="0.03326038" calcext:value-type="float">
            <text:p>0.03326038</text:p>
          </table:table-cell>
          <table:table-cell office:value-type="float" office:value="0.03332862" calcext:value-type="float">
            <text:p>0.03332862</text:p>
          </table:table-cell>
          <table:table-cell office:value-type="float" office:value="0.068353" calcext:value-type="float">
            <text:p>0.068353</text:p>
          </table:table-cell>
          <table:table-cell office:value-type="float" office:value="0.1200688" calcext:value-type="float">
            <text:p>0.1200688</text:p>
          </table:table-cell>
          <table:table-cell office:value-type="float" office:value="0.1186332" calcext:value-type="float">
            <text:p>0.1186332</text:p>
          </table:table-cell>
          <table:table-cell office:value-type="float" office:value="0.1205405" calcext:value-type="float">
            <text:p>0.1205405</text:p>
          </table:table-cell>
          <table:table-cell office:value-type="float" office:value="0.1210004" calcext:value-type="float">
            <text:p>0.1210004</text:p>
          </table:table-cell>
          <table:table-cell office:value-type="float" office:value="0.1230326" calcext:value-type="float">
            <text:p>0.1230326</text:p>
          </table:table-cell>
          <table:table-cell office:value-type="float" office:value="0.1278177" calcext:value-type="float">
            <text:p>0.1278177</text:p>
          </table:table-cell>
          <table:table-cell office:value-type="float" office:value="0" calcext:value-type="float">
            <text:p>0</text:p>
          </table:table-cell>
          <table:table-cell office:value-type="float" office:value="25.43427" calcext:value-type="float">
            <text:p>25.43427</text:p>
          </table:table-cell>
          <table:table-cell office:value-type="float" office:value="23.13432" calcext:value-type="float">
            <text:p>23.13432</text:p>
          </table:table-cell>
          <table:table-cell office:value-type="float" office:value="11.2449" calcext:value-type="float">
            <text:p>11.2449</text:p>
          </table:table-cell>
          <table:table-cell office:value-type="float" office:value="6.263228" calcext:value-type="float">
            <text:p>6.263228</text:p>
          </table:table-cell>
          <table:table-cell office:value-type="float" office:value="4.583107" calcext:value-type="float">
            <text:p>4.583107</text:p>
          </table:table-cell>
          <table:table-cell office:value-type="float" office:value="1.958391" calcext:value-type="float">
            <text:p>1.958391</text:p>
          </table:table-cell>
          <table:table-cell office:value-type="float" office:value="1.623681" calcext:value-type="float">
            <text:p>1.623681</text:p>
          </table:table-cell>
          <table:table-cell office:value-type="float" office:value="3.580113" calcext:value-type="float">
            <text:p>3.580113</text:p>
          </table:table-cell>
          <table:table-cell office:value-type="float" office:value="5.488279" calcext:value-type="float">
            <text:p>5.488279</text:p>
          </table:table-cell>
          <table:table-cell office:value-type="float" office:value="5.483113" calcext:value-type="float">
            <text:p>5.483113</text:p>
          </table:table-cell>
          <table:table-cell office:value-type="float" office:value="5.739461" calcext:value-type="float">
            <text:p>5.739461</text:p>
          </table:table-cell>
          <table:table-cell office:value-type="float" office:value="5.798438" calcext:value-type="float">
            <text:p>5.798438</text:p>
          </table:table-cell>
          <table:table-cell office:value-type="float" office:value="6.002999" calcext:value-type="float">
            <text:p>6.002999</text:p>
          </table:table-cell>
          <table:table-cell office:value-type="float" office:value="6.462284" calcext:value-type="float">
            <text:p>6.462284</text:p>
          </table:table-cell>
          <table:table-cell office:value-type="float" office:value="0" calcext:value-type="float">
            <text:p>0</text:p>
          </table:table-cell>
          <table:table-cell office:value-type="float" office:value="13.03091" calcext:value-type="float">
            <text:p>13.030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2052002" calcext:value-type="float">
            <text:p>22052002</text:p>
          </table:table-cell>
          <table:table-cell office:value-type="float" office:value="1.274724" calcext:value-type="float">
            <text:p>1.274724</text:p>
          </table:table-cell>
          <table:table-cell office:value-type="float" office:value="136.9186" calcext:value-type="float">
            <text:p>136.9186</text:p>
          </table:table-cell>
          <table:table-cell office:value-type="float" office:value="0" calcext:value-type="float">
            <text:p>0</text:p>
          </table:table-cell>
          <table:table-cell office:value-type="float" office:value="-0.001773018" calcext:value-type="float">
            <text:p>-0.001773018</text:p>
          </table:table-cell>
          <table:table-cell office:value-type="float" office:value="22.52718" calcext:value-type="float">
            <text:p>22.52718</text:p>
          </table:table-cell>
          <table:table-cell office:value-type="float" office:value="0.00003514408" calcext:value-type="float">
            <text:p>3.514408E-05</text:p>
          </table:table-cell>
          <table:table-cell office:value-type="float" office:value="0.000002300328" calcext:value-type="float">
            <text:p>2.300328E-06</text:p>
          </table:table-cell>
          <table:table-cell office:value-type="float" office:value="0.0001339922" calcext:value-type="float">
            <text:p>0.0001339922</text:p>
          </table:table-cell>
          <table:table-cell office:value-type="float" office:value="-0.0008693291" calcext:value-type="float">
            <text:p>-0.0008693291</text:p>
          </table:table-cell>
          <table:table-cell office:value-type="float" office:value="1182.258" calcext:value-type="float">
            <text:p>1182.258</text:p>
          </table:table-cell>
          <table:table-cell office:value-type="float" office:value="1.434965" calcext:value-type="float">
            <text:p>1.434965</text:p>
          </table:table-cell>
          <table:table-cell office:value-type="float" office:value="0" calcext:value-type="float">
            <text:p>0</text:p>
          </table:table-cell>
          <table:table-cell office:value-type="float" office:value="0.4384926" calcext:value-type="float">
            <text:p>0.4384926</text:p>
          </table:table-cell>
          <table:table-cell office:value-type="float" office:value="0.2557786" calcext:value-type="float">
            <text:p>0.2557786</text:p>
          </table:table-cell>
          <table:table-cell office:value-type="float" office:value="0.1096331" calcext:value-type="float">
            <text:p>0.1096331</text:p>
          </table:table-cell>
          <table:table-cell office:value-type="float" office:value="0.08095651" calcext:value-type="float">
            <text:p>0.08095651</text:p>
          </table:table-cell>
          <table:table-cell office:value-type="float" office:value="0.07032581" calcext:value-type="float">
            <text:p>0.07032581</text:p>
          </table:table-cell>
          <table:table-cell office:value-type="float" office:value="0.03327687" calcext:value-type="float">
            <text:p>0.03327687</text:p>
          </table:table-cell>
          <table:table-cell office:value-type="float" office:value="0.03355362" calcext:value-type="float">
            <text:p>0.03355362</text:p>
          </table:table-cell>
          <table:table-cell office:value-type="float" office:value="0.06864778" calcext:value-type="float">
            <text:p>0.06864778</text:p>
          </table:table-cell>
          <table:table-cell office:value-type="float" office:value="0.1202823" calcext:value-type="float">
            <text:p>0.1202823</text:p>
          </table:table-cell>
          <table:table-cell office:value-type="float" office:value="0.1187457" calcext:value-type="float">
            <text:p>0.1187457</text:p>
          </table:table-cell>
          <table:table-cell office:value-type="float" office:value="0.1206366" calcext:value-type="float">
            <text:p>0.1206366</text:p>
          </table:table-cell>
          <table:table-cell office:value-type="float" office:value="0.121112" calcext:value-type="float">
            <text:p>0.121112</text:p>
          </table:table-cell>
          <table:table-cell office:value-type="float" office:value="0.1231237" calcext:value-type="float">
            <text:p>0.1231237</text:p>
          </table:table-cell>
          <table:table-cell office:value-type="float" office:value="0.1279146" calcext:value-type="float">
            <text:p>0.1279146</text:p>
          </table:table-cell>
          <table:table-cell office:value-type="float" office:value="0" calcext:value-type="float">
            <text:p>0</text:p>
          </table:table-cell>
          <table:table-cell office:value-type="float" office:value="25.51224" calcext:value-type="float">
            <text:p>25.51224</text:p>
          </table:table-cell>
          <table:table-cell office:value-type="float" office:value="23.1472" calcext:value-type="float">
            <text:p>23.1472</text:p>
          </table:table-cell>
          <table:table-cell office:value-type="float" office:value="11.25988" calcext:value-type="float">
            <text:p>11.25988</text:p>
          </table:table-cell>
          <table:table-cell office:value-type="float" office:value="6.277818" calcext:value-type="float">
            <text:p>6.277818</text:p>
          </table:table-cell>
          <table:table-cell office:value-type="float" office:value="4.597301" calcext:value-type="float">
            <text:p>4.597301</text:p>
          </table:table-cell>
          <table:table-cell office:value-type="float" office:value="1.962639" calcext:value-type="float">
            <text:p>1.962639</text:p>
          </table:table-cell>
          <table:table-cell office:value-type="float" office:value="1.627042" calcext:value-type="float">
            <text:p>1.627042</text:p>
          </table:table-cell>
          <table:table-cell office:value-type="float" office:value="3.586351" calcext:value-type="float">
            <text:p>3.586351</text:p>
          </table:table-cell>
          <table:table-cell office:value-type="float" office:value="5.497004" calcext:value-type="float">
            <text:p>5.497004</text:p>
          </table:table-cell>
          <table:table-cell office:value-type="float" office:value="5.491542" calcext:value-type="float">
            <text:p>5.491542</text:p>
          </table:table-cell>
          <table:table-cell office:value-type="float" office:value="5.748003" calcext:value-type="float">
            <text:p>5.748003</text:p>
          </table:table-cell>
          <table:table-cell office:value-type="float" office:value="5.806888" calcext:value-type="float">
            <text:p>5.806888</text:p>
          </table:table-cell>
          <table:table-cell office:value-type="float" office:value="6.011488" calcext:value-type="float">
            <text:p>6.011488</text:p>
          </table:table-cell>
          <table:table-cell office:value-type="float" office:value="6.47136" calcext:value-type="float">
            <text:p>6.47136</text:p>
          </table:table-cell>
          <table:table-cell office:value-type="float" office:value="0" calcext:value-type="float">
            <text:p>0</text:p>
          </table:table-cell>
          <table:table-cell office:value-type="float" office:value="4.396941" calcext:value-type="float">
            <text:p>4.3969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3052002" calcext:value-type="float">
            <text:p>23052002</text:p>
          </table:table-cell>
          <table:table-cell office:value-type="float" office:value="1.273767" calcext:value-type="float">
            <text:p>1.273767</text:p>
          </table:table-cell>
          <table:table-cell office:value-type="float" office:value="136.9151" calcext:value-type="float">
            <text:p>136.9151</text:p>
          </table:table-cell>
          <table:table-cell office:value-type="float" office:value="0" calcext:value-type="float">
            <text:p>0</text:p>
          </table:table-cell>
          <table:table-cell office:value-type="float" office:value="-0.00678014" calcext:value-type="float">
            <text:p>-0.00678014</text:p>
          </table:table-cell>
          <table:table-cell office:value-type="float" office:value="22.55785" calcext:value-type="float">
            <text:p>22.55785</text:p>
          </table:table-cell>
          <table:table-cell office:value-type="float" office:value="0.00003514408" calcext:value-type="float">
            <text:p>3.514408E-05</text:p>
          </table:table-cell>
          <table:table-cell office:value-type="float" office:value="0.000002300362" calcext:value-type="float">
            <text:p>2.300362E-06</text:p>
          </table:table-cell>
          <table:table-cell office:value-type="float" office:value="0.0001339922" calcext:value-type="float">
            <text:p>0.0001339922</text:p>
          </table:table-cell>
          <table:table-cell office:value-type="float" office:value="-0.0008693286" calcext:value-type="float">
            <text:p>-0.0008693286</text:p>
          </table:table-cell>
          <table:table-cell office:value-type="float" office:value="1182.231" calcext:value-type="float">
            <text:p>1182.231</text:p>
          </table:table-cell>
          <table:table-cell office:value-type="float" office:value="1.446906" calcext:value-type="float">
            <text:p>1.446906</text:p>
          </table:table-cell>
          <table:table-cell office:value-type="float" office:value="0" calcext:value-type="float">
            <text:p>0</text:p>
          </table:table-cell>
          <table:table-cell office:value-type="float" office:value="0.08175577" calcext:value-type="float">
            <text:p>0.08175577</text:p>
          </table:table-cell>
          <table:table-cell office:value-type="float" office:value="0.208382" calcext:value-type="float">
            <text:p>0.208382</text:p>
          </table:table-cell>
          <table:table-cell office:value-type="float" office:value="0.04988132" calcext:value-type="float">
            <text:p>0.04988132</text:p>
          </table:table-cell>
          <table:table-cell office:value-type="float" office:value="0.04273656" calcext:value-type="float">
            <text:p>0.04273656</text:p>
          </table:table-cell>
          <table:table-cell office:value-type="float" office:value="0.05737784" calcext:value-type="float">
            <text:p>0.05737784</text:p>
          </table:table-cell>
          <table:table-cell office:value-type="float" office:value="0.02770415" calcext:value-type="float">
            <text:p>0.02770415</text:p>
          </table:table-cell>
          <table:table-cell office:value-type="float" office:value="0.03332501" calcext:value-type="float">
            <text:p>0.03332501</text:p>
          </table:table-cell>
          <table:table-cell office:value-type="float" office:value="0.06872585" calcext:value-type="float">
            <text:p>0.06872585</text:p>
          </table:table-cell>
          <table:table-cell office:value-type="float" office:value="0.1204704" calcext:value-type="float">
            <text:p>0.1204704</text:p>
          </table:table-cell>
          <table:table-cell office:value-type="float" office:value="0.1188595" calcext:value-type="float">
            <text:p>0.1188595</text:p>
          </table:table-cell>
          <table:table-cell office:value-type="float" office:value="0.1207333" calcext:value-type="float">
            <text:p>0.1207333</text:p>
          </table:table-cell>
          <table:table-cell office:value-type="float" office:value="0.1211784" calcext:value-type="float">
            <text:p>0.1211784</text:p>
          </table:table-cell>
          <table:table-cell office:value-type="float" office:value="0.1232148" calcext:value-type="float">
            <text:p>0.1232148</text:p>
          </table:table-cell>
          <table:table-cell office:value-type="float" office:value="0.1280115" calcext:value-type="float">
            <text:p>0.1280115</text:p>
          </table:table-cell>
          <table:table-cell office:value-type="float" office:value="0" calcext:value-type="float">
            <text:p>0</text:p>
          </table:table-cell>
          <table:table-cell office:value-type="float" office:value="25.52015" calcext:value-type="float">
            <text:p>25.52015</text:p>
          </table:table-cell>
          <table:table-cell office:value-type="float" office:value="23.14746" calcext:value-type="float">
            <text:p>23.14746</text:p>
          </table:table-cell>
          <table:table-cell office:value-type="float" office:value="11.25179" calcext:value-type="float">
            <text:p>11.25179</text:p>
          </table:table-cell>
          <table:table-cell office:value-type="float" office:value="6.281137" calcext:value-type="float">
            <text:p>6.281137</text:p>
          </table:table-cell>
          <table:table-cell office:value-type="float" office:value="4.608781" calcext:value-type="float">
            <text:p>4.608781</text:p>
          </table:table-cell>
          <table:table-cell office:value-type="float" office:value="1.966442" calcext:value-type="float">
            <text:p>1.966442</text:p>
          </table:table-cell>
          <table:table-cell office:value-type="float" office:value="1.630361" calcext:value-type="float">
            <text:p>1.630361</text:p>
          </table:table-cell>
          <table:table-cell office:value-type="float" office:value="3.592604" calcext:value-type="float">
            <text:p>3.592604</text:p>
          </table:table-cell>
          <table:table-cell office:value-type="float" office:value="5.505733" calcext:value-type="float">
            <text:p>5.505733</text:p>
          </table:table-cell>
          <table:table-cell office:value-type="float" office:value="5.499972" calcext:value-type="float">
            <text:p>5.499972</text:p>
          </table:table-cell>
          <table:table-cell office:value-type="float" office:value="5.756544" calcext:value-type="float">
            <text:p>5.756544</text:p>
          </table:table-cell>
          <table:table-cell office:value-type="float" office:value="5.815331" calcext:value-type="float">
            <text:p>5.815331</text:p>
          </table:table-cell>
          <table:table-cell office:value-type="float" office:value="6.019978" calcext:value-type="float">
            <text:p>6.019978</text:p>
          </table:table-cell>
          <table:table-cell office:value-type="float" office:value="6.480422" calcext:value-type="float">
            <text:p>6.480422</text:p>
          </table:table-cell>
          <table:table-cell office:value-type="float" office:value="0" calcext:value-type="float">
            <text:p>0</text:p>
          </table:table-cell>
          <table:table-cell office:value-type="float" office:value="0.1870601" calcext:value-type="float">
            <text:p>0.18706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4052002" calcext:value-type="float">
            <text:p>24052002</text:p>
          </table:table-cell>
          <table:table-cell office:value-type="float" office:value="1.273126" calcext:value-type="float">
            <text:p>1.273126</text:p>
          </table:table-cell>
          <table:table-cell office:value-type="float" office:value="136.9117" calcext:value-type="float">
            <text:p>136.9117</text:p>
          </table:table-cell>
          <table:table-cell office:value-type="float" office:value="0" calcext:value-type="float">
            <text:p>0</text:p>
          </table:table-cell>
          <table:table-cell office:value-type="float" office:value="-0.01295838" calcext:value-type="float">
            <text:p>-0.01295838</text:p>
          </table:table-cell>
          <table:table-cell office:value-type="float" office:value="22.5848" calcext:value-type="float">
            <text:p>22.5848</text:p>
          </table:table-cell>
          <table:table-cell office:value-type="float" office:value="0.00003514408" calcext:value-type="float">
            <text:p>3.514408E-05</text:p>
          </table:table-cell>
          <table:table-cell office:value-type="float" office:value="0.000002307629" calcext:value-type="float">
            <text:p>2.307629E-06</text:p>
          </table:table-cell>
          <table:table-cell office:value-type="float" office:value="0.0001339922" calcext:value-type="float">
            <text:p>0.0001339922</text:p>
          </table:table-cell>
          <table:table-cell office:value-type="float" office:value="-0.0008692398" calcext:value-type="float">
            <text:p>-0.0008692398</text:p>
          </table:table-cell>
          <table:table-cell office:value-type="float" office:value="1182.204" calcext:value-type="float">
            <text:p>1182.204</text:p>
          </table:table-cell>
          <table:table-cell office:value-type="float" office:value="1.451242" calcext:value-type="float">
            <text:p>1.451242</text:p>
          </table:table-cell>
          <table:table-cell office:value-type="float" office:value="0" calcext:value-type="float">
            <text:p>0</text:p>
          </table:table-cell>
          <table:table-cell office:value-type="float" office:value="0.02176926" calcext:value-type="float">
            <text:p>0.02176926</text:p>
          </table:table-cell>
          <table:table-cell office:value-type="float" office:value="0.09837799" calcext:value-type="float">
            <text:p>0.09837799</text:p>
          </table:table-cell>
          <table:table-cell office:value-type="float" office:value="0.04674943" calcext:value-type="float">
            <text:p>0.04674943</text:p>
          </table:table-cell>
          <table:table-cell office:value-type="float" office:value="0.03041593" calcext:value-type="float">
            <text:p>0.03041593</text:p>
          </table:table-cell>
          <table:table-cell office:value-type="float" office:value="0.03051542" calcext:value-type="float">
            <text:p>0.03051542</text:p>
          </table:table-cell>
          <table:table-cell office:value-type="float" office:value="0.01619475" calcext:value-type="float">
            <text:p>0.01619475</text:p>
          </table:table-cell>
          <table:table-cell office:value-type="float" office:value="0.03251475" calcext:value-type="float">
            <text:p>0.03251475</text:p>
          </table:table-cell>
          <table:table-cell office:value-type="float" office:value="0.0686452" calcext:value-type="float">
            <text:p>0.0686452</text:p>
          </table:table-cell>
          <table:table-cell office:value-type="float" office:value="0.1206126" calcext:value-type="float">
            <text:p>0.1206126</text:p>
          </table:table-cell>
          <table:table-cell office:value-type="float" office:value="0.1189718" calcext:value-type="float">
            <text:p>0.1189718</text:p>
          </table:table-cell>
          <table:table-cell office:value-type="float" office:value="0.12083" calcext:value-type="float">
            <text:p>0.12083</text:p>
          </table:table-cell>
          <table:table-cell office:value-type="float" office:value="0.1212624" calcext:value-type="float">
            <text:p>0.1212624</text:p>
          </table:table-cell>
          <table:table-cell office:value-type="float" office:value="0.1233059" calcext:value-type="float">
            <text:p>0.1233059</text:p>
          </table:table-cell>
          <table:table-cell office:value-type="float" office:value="0.1281081" calcext:value-type="float">
            <text:p>0.1281081</text:p>
          </table:table-cell>
          <table:table-cell office:value-type="float" office:value="0" calcext:value-type="float">
            <text:p>0</text:p>
          </table:table-cell>
          <table:table-cell office:value-type="float" office:value="25.46643" calcext:value-type="float">
            <text:p>25.46643</text:p>
          </table:table-cell>
          <table:table-cell office:value-type="float" office:value="23.12471" calcext:value-type="float">
            <text:p>23.12471</text:p>
          </table:table-cell>
          <table:table-cell office:value-type="float" office:value="11.22783" calcext:value-type="float">
            <text:p>11.22783</text:p>
          </table:table-cell>
          <table:table-cell office:value-type="float" office:value="6.272299" calcext:value-type="float">
            <text:p>6.272299</text:p>
          </table:table-cell>
          <table:table-cell office:value-type="float" office:value="4.610116" calcext:value-type="float">
            <text:p>4.610116</text:p>
          </table:table-cell>
          <table:table-cell office:value-type="float" office:value="1.967433" calcext:value-type="float">
            <text:p>1.967433</text:p>
          </table:table-cell>
          <table:table-cell office:value-type="float" office:value="1.633566" calcext:value-type="float">
            <text:p>1.633566</text:p>
          </table:table-cell>
          <table:table-cell office:value-type="float" office:value="3.598836" calcext:value-type="float">
            <text:p>3.598836</text:p>
          </table:table-cell>
          <table:table-cell office:value-type="float" office:value="5.514464" calcext:value-type="float">
            <text:p>5.514464</text:p>
          </table:table-cell>
          <table:table-cell office:value-type="float" office:value="5.508413" calcext:value-type="float">
            <text:p>5.508413</text:p>
          </table:table-cell>
          <table:table-cell office:value-type="float" office:value="5.765085" calcext:value-type="float">
            <text:p>5.765085</text:p>
          </table:table-cell>
          <table:table-cell office:value-type="float" office:value="5.823743" calcext:value-type="float">
            <text:p>5.823743</text:p>
          </table:table-cell>
          <table:table-cell office:value-type="float" office:value="6.028468" calcext:value-type="float">
            <text:p>6.028468</text:p>
          </table:table-cell>
          <table:table-cell office:value-type="float" office:value="6.489444" calcext:value-type="float">
            <text:p>6.489444</text:p>
          </table:table-cell>
          <table:table-cell office:value-type="float" office:value="0" calcext:value-type="float">
            <text:p>0</text:p>
          </table:table-cell>
          <table:table-cell office:value-type="float" office:value="0.02040959" calcext:value-type="float">
            <text:p>0.020409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5052002" calcext:value-type="float">
            <text:p>25052002</text:p>
          </table:table-cell>
          <table:table-cell office:value-type="float" office:value="1.267907" calcext:value-type="float">
            <text:p>1.267907</text:p>
          </table:table-cell>
          <table:table-cell office:value-type="float" office:value="136.9113" calcext:value-type="float">
            <text:p>136.9113</text:p>
          </table:table-cell>
          <table:table-cell office:value-type="float" office:value="0" calcext:value-type="float">
            <text:p>0</text:p>
          </table:table-cell>
          <table:table-cell office:value-type="float" office:value="-0.0202478" calcext:value-type="float">
            <text:p>-0.0202478</text:p>
          </table:table-cell>
          <table:table-cell office:value-type="float" office:value="22.60969" calcext:value-type="float">
            <text:p>22.60969</text:p>
          </table:table-cell>
          <table:table-cell office:value-type="float" office:value="0.00003514408" calcext:value-type="float">
            <text:p>3.514408E-05</text:p>
          </table:table-cell>
          <table:table-cell office:value-type="float" office:value="0.000002307634" calcext:value-type="float">
            <text:p>2.307634E-06</text:p>
          </table:table-cell>
          <table:table-cell office:value-type="float" office:value="0.0001339922" calcext:value-type="float">
            <text:p>0.0001339922</text:p>
          </table:table-cell>
          <table:table-cell office:value-type="float" office:value="-0.0008692398" calcext:value-type="float">
            <text:p>-0.0008692398</text:p>
          </table:table-cell>
          <table:table-cell office:value-type="float" office:value="1182.178" calcext:value-type="float">
            <text:p>1182.178</text:p>
          </table:table-cell>
          <table:table-cell office:value-type="float" office:value="1.469009" calcext:value-type="float">
            <text:p>1.469009</text:p>
          </table:table-cell>
          <table:table-cell office:value-type="float" office:value="0" calcext:value-type="float">
            <text:p>0</text:p>
          </table:table-cell>
          <table:table-cell office:value-type="float" office:value="0.04900559" calcext:value-type="float">
            <text:p>0.04900559</text:p>
          </table:table-cell>
          <table:table-cell office:value-type="float" office:value="0.1592589" calcext:value-type="float">
            <text:p>0.1592589</text:p>
          </table:table-cell>
          <table:table-cell office:value-type="float" office:value="0.02084064" calcext:value-type="float">
            <text:p>0.02084064</text:p>
          </table:table-cell>
          <table:table-cell office:value-type="float" office:value="0.02051269" calcext:value-type="float">
            <text:p>0.02051269</text:p>
          </table:table-cell>
          <table:table-cell office:value-type="float" office:value="0.02198332" calcext:value-type="float">
            <text:p>0.02198332</text:p>
          </table:table-cell>
          <table:table-cell office:value-type="float" office:value="0.01051803" calcext:value-type="float">
            <text:p>0.01051803</text:p>
          </table:table-cell>
          <table:table-cell office:value-type="float" office:value="0.03101492" calcext:value-type="float">
            <text:p>0.03101492</text:p>
          </table:table-cell>
          <table:table-cell office:value-type="float" office:value="0.0681093" calcext:value-type="float">
            <text:p>0.0681093</text:p>
          </table:table-cell>
          <table:table-cell office:value-type="float" office:value="0.1206572" calcext:value-type="float">
            <text:p>0.1206572</text:p>
          </table:table-cell>
          <table:table-cell office:value-type="float" office:value="0.1190786" calcext:value-type="float">
            <text:p>0.1190786</text:p>
          </table:table-cell>
          <table:table-cell office:value-type="float" office:value="0.1209259" calcext:value-type="float">
            <text:p>0.1209259</text:p>
          </table:table-cell>
          <table:table-cell office:value-type="float" office:value="0.1213628" calcext:value-type="float">
            <text:p>0.1213628</text:p>
          </table:table-cell>
          <table:table-cell office:value-type="float" office:value="0.1233971" calcext:value-type="float">
            <text:p>0.1233971</text:p>
          </table:table-cell>
          <table:table-cell office:value-type="float" office:value="0.1282047" calcext:value-type="float">
            <text:p>0.1282047</text:p>
          </table:table-cell>
          <table:table-cell office:value-type="float" office:value="0" calcext:value-type="float">
            <text:p>0</text:p>
          </table:table-cell>
          <table:table-cell office:value-type="float" office:value="25.39081" calcext:value-type="float">
            <text:p>25.39081</text:p>
          </table:table-cell>
          <table:table-cell office:value-type="float" office:value="23.08529" calcext:value-type="float">
            <text:p>23.08529</text:p>
          </table:table-cell>
          <table:table-cell office:value-type="float" office:value="11.19741" calcext:value-type="float">
            <text:p>11.19741</text:p>
          </table:table-cell>
          <table:table-cell office:value-type="float" office:value="6.258461" calcext:value-type="float">
            <text:p>6.258461</text:p>
          </table:table-cell>
          <table:table-cell office:value-type="float" office:value="4.603384" calcext:value-type="float">
            <text:p>4.603384</text:p>
          </table:table-cell>
          <table:table-cell office:value-type="float" office:value="1.966228" calcext:value-type="float">
            <text:p>1.966228</text:p>
          </table:table-cell>
          <table:table-cell office:value-type="float" office:value="1.636518" calcext:value-type="float">
            <text:p>1.636518</text:p>
          </table:table-cell>
          <table:table-cell office:value-type="float" office:value="3.604974" calcext:value-type="float">
            <text:p>3.604974</text:p>
          </table:table-cell>
          <table:table-cell office:value-type="float" office:value="5.52319" calcext:value-type="float">
            <text:p>5.52319</text:p>
          </table:table-cell>
          <table:table-cell office:value-type="float" office:value="5.516878" calcext:value-type="float">
            <text:p>5.516878</text:p>
          </table:table-cell>
          <table:table-cell office:value-type="float" office:value="5.773626" calcext:value-type="float">
            <text:p>5.773626</text:p>
          </table:table-cell>
          <table:table-cell office:value-type="float" office:value="5.832154" calcext:value-type="float">
            <text:p>5.832154</text:p>
          </table:table-cell>
          <table:table-cell office:value-type="float" office:value="6.036957" calcext:value-type="float">
            <text:p>6.036957</text:p>
          </table:table-cell>
          <table:table-cell office:value-type="float" office:value="6.49846" calcext:value-type="float">
            <text:p>6.49846</text:p>
          </table:table-cell>
          <table:table-cell office:value-type="float" office:value="0" calcext:value-type="float">
            <text:p>0</text:p>
          </table:table-cell>
          <table:table-cell office:value-type="float" office:value="0.01361576" calcext:value-type="float">
            <text:p>0.013615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6052002" calcext:value-type="float">
            <text:p>26052002</text:p>
          </table:table-cell>
          <table:table-cell office:value-type="float" office:value="1.262262" calcext:value-type="float">
            <text:p>1.262262</text:p>
          </table:table-cell>
          <table:table-cell office:value-type="float" office:value="136.91" calcext:value-type="float">
            <text:p>136.91</text:p>
          </table:table-cell>
          <table:table-cell office:value-type="float" office:value="0" calcext:value-type="float">
            <text:p>0</text:p>
          </table:table-cell>
          <table:table-cell office:value-type="float" office:value="-0.02945168" calcext:value-type="float">
            <text:p>-0.02945168</text:p>
          </table:table-cell>
          <table:table-cell office:value-type="float" office:value="22.63476" calcext:value-type="float">
            <text:p>22.63476</text:p>
          </table:table-cell>
          <table:table-cell office:value-type="float" office:value="0.00003514408" calcext:value-type="float">
            <text:p>3.514408E-05</text:p>
          </table:table-cell>
          <table:table-cell office:value-type="float" office:value="0.000002309581" calcext:value-type="float">
            <text:p>2.309581E-06</text:p>
          </table:table-cell>
          <table:table-cell office:value-type="float" office:value="0.0001339922" calcext:value-type="float">
            <text:p>0.0001339922</text:p>
          </table:table-cell>
          <table:table-cell office:value-type="float" office:value="-0.0008692207" calcext:value-type="float">
            <text:p>-0.0008692207</text:p>
          </table:table-cell>
          <table:table-cell office:value-type="float" office:value="1182.151" calcext:value-type="float">
            <text:p>1182.151</text:p>
          </table:table-cell>
          <table:table-cell office:value-type="float" office:value="1.482609" calcext:value-type="float">
            <text:p>1.482609</text:p>
          </table:table-cell>
          <table:table-cell office:value-type="float" office:value="0" calcext:value-type="float">
            <text:p>0</text:p>
          </table:table-cell>
          <table:table-cell office:value-type="float" office:value="0.01489637" calcext:value-type="float">
            <text:p>0.01489637</text:p>
          </table:table-cell>
          <table:table-cell office:value-type="float" office:value="0.1219262" calcext:value-type="float">
            <text:p>0.1219262</text:p>
          </table:table-cell>
          <table:table-cell office:value-type="float" office:value="0.02085998" calcext:value-type="float">
            <text:p>0.02085998</text:p>
          </table:table-cell>
          <table:table-cell office:value-type="float" office:value="0.0152045" calcext:value-type="float">
            <text:p>0.0152045</text:p>
          </table:table-cell>
          <table:table-cell office:value-type="float" office:value="0.01705351" calcext:value-type="float">
            <text:p>0.01705351</text:p>
          </table:table-cell>
          <table:table-cell office:value-type="float" office:value="0.00855723" calcext:value-type="float">
            <text:p>0.00855723</text:p>
          </table:table-cell>
          <table:table-cell office:value-type="float" office:value="0.02594826" calcext:value-type="float">
            <text:p>0.02594826</text:p>
          </table:table-cell>
          <table:table-cell office:value-type="float" office:value="0.06802028" calcext:value-type="float">
            <text:p>0.06802028</text:p>
          </table:table-cell>
          <table:table-cell office:value-type="float" office:value="0.1206275" calcext:value-type="float">
            <text:p>0.1206275</text:p>
          </table:table-cell>
          <table:table-cell office:value-type="float" office:value="0.1191763" calcext:value-type="float">
            <text:p>0.1191763</text:p>
          </table:table-cell>
          <table:table-cell office:value-type="float" office:value="0.1210212" calcext:value-type="float">
            <text:p>0.1210212</text:p>
          </table:table-cell>
          <table:table-cell office:value-type="float" office:value="0.1214484" calcext:value-type="float">
            <text:p>0.1214484</text:p>
          </table:table-cell>
          <table:table-cell office:value-type="float" office:value="0.1234881" calcext:value-type="float">
            <text:p>0.1234881</text:p>
          </table:table-cell>
          <table:table-cell office:value-type="float" office:value="0.1283013" calcext:value-type="float">
            <text:p>0.1283013</text:p>
          </table:table-cell>
          <table:table-cell office:value-type="float" office:value="0" calcext:value-type="float">
            <text:p>0</text:p>
          </table:table-cell>
          <table:table-cell office:value-type="float" office:value="25.33488" calcext:value-type="float">
            <text:p>25.33488</text:p>
          </table:table-cell>
          <table:table-cell office:value-type="float" office:value="23.06163" calcext:value-type="float">
            <text:p>23.06163</text:p>
          </table:table-cell>
          <table:table-cell office:value-type="float" office:value="11.16232" calcext:value-type="float">
            <text:p>11.16232</text:p>
          </table:table-cell>
          <table:table-cell office:value-type="float" office:value="6.242756" calcext:value-type="float">
            <text:p>6.242756</text:p>
          </table:table-cell>
          <table:table-cell office:value-type="float" office:value="4.59452" calcext:value-type="float">
            <text:p>4.59452</text:p>
          </table:table-cell>
          <table:table-cell office:value-type="float" office:value="1.963959" calcext:value-type="float">
            <text:p>1.963959</text:p>
          </table:table-cell>
          <table:table-cell office:value-type="float" office:value="1.638849" calcext:value-type="float">
            <text:p>1.638849</text:p>
          </table:table-cell>
          <table:table-cell office:value-type="float" office:value="3.611025" calcext:value-type="float">
            <text:p>3.611025</text:p>
          </table:table-cell>
          <table:table-cell office:value-type="float" office:value="5.531875" calcext:value-type="float">
            <text:p>5.531875</text:p>
          </table:table-cell>
          <table:table-cell office:value-type="float" office:value="5.525345" calcext:value-type="float">
            <text:p>5.525345</text:p>
          </table:table-cell>
          <table:table-cell office:value-type="float" office:value="5.782199" calcext:value-type="float">
            <text:p>5.782199</text:p>
          </table:table-cell>
          <table:table-cell office:value-type="float" office:value="5.840569" calcext:value-type="float">
            <text:p>5.840569</text:p>
          </table:table-cell>
          <table:table-cell office:value-type="float" office:value="6.045438" calcext:value-type="float">
            <text:p>6.045438</text:p>
          </table:table-cell>
          <table:table-cell office:value-type="float" office:value="6.507467" calcext:value-type="float">
            <text:p>6.507467</text:p>
          </table:table-cell>
          <table:table-cell office:value-type="float" office:value="0" calcext:value-type="float">
            <text:p>0</text:p>
          </table:table-cell>
          <table:table-cell office:value-type="float" office:value="0.03431664" calcext:value-type="float">
            <text:p>0.034316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7052002" calcext:value-type="float">
            <text:p>27052002</text:p>
          </table:table-cell>
          <table:table-cell office:value-type="float" office:value="1.2544" calcext:value-type="float">
            <text:p>1.2544</text:p>
          </table:table-cell>
          <table:table-cell office:value-type="float" office:value="136.9098" calcext:value-type="float">
            <text:p>136.9098</text:p>
          </table:table-cell>
          <table:table-cell office:value-type="float" office:value="0" calcext:value-type="float">
            <text:p>0</text:p>
          </table:table-cell>
          <table:table-cell office:value-type="float" office:value="-0.03998729" calcext:value-type="float">
            <text:p>-0.03998729</text:p>
          </table:table-cell>
          <table:table-cell office:value-type="float" office:value="22.65884" calcext:value-type="float">
            <text:p>22.65884</text:p>
          </table:table-cell>
          <table:table-cell office:value-type="float" office:value="0.00003514408" calcext:value-type="float">
            <text:p>3.514408E-05</text:p>
          </table:table-cell>
          <table:table-cell office:value-type="float" office:value="0.000002309581" calcext:value-type="float">
            <text:p>2.309581E-06</text:p>
          </table:table-cell>
          <table:table-cell office:value-type="float" office:value="0.0001339922" calcext:value-type="float">
            <text:p>0.0001339922</text:p>
          </table:table-cell>
          <table:table-cell office:value-type="float" office:value="-0.0008692207" calcext:value-type="float">
            <text:p>-0.0008692207</text:p>
          </table:table-cell>
          <table:table-cell office:value-type="float" office:value="1182.124" calcext:value-type="float">
            <text:p>1182.124</text:p>
          </table:table-cell>
          <table:table-cell office:value-type="float" office:value="1.49887" calcext:value-type="float">
            <text:p>1.49887</text:p>
          </table:table-cell>
          <table:table-cell office:value-type="float" office:value="0" calcext:value-type="float">
            <text:p>0</text:p>
          </table:table-cell>
          <table:table-cell office:value-type="float" office:value="0.06281886" calcext:value-type="float">
            <text:p>0.06281886</text:p>
          </table:table-cell>
          <table:table-cell office:value-type="float" office:value="0.1640473" calcext:value-type="float">
            <text:p>0.1640473</text:p>
          </table:table-cell>
          <table:table-cell office:value-type="float" office:value="0.01217181" calcext:value-type="float">
            <text:p>0.01217181</text:p>
          </table:table-cell>
          <table:table-cell office:value-type="float" office:value="0.01020725" calcext:value-type="float">
            <text:p>0.01020725</text:p>
          </table:table-cell>
          <table:table-cell office:value-type="float" office:value="0.01340596" calcext:value-type="float">
            <text:p>0.01340596</text:p>
          </table:table-cell>
          <table:table-cell office:value-type="float" office:value="0.00780715" calcext:value-type="float">
            <text:p>0.00780715</text:p>
          </table:table-cell>
          <table:table-cell office:value-type="float" office:value="0.02002128" calcext:value-type="float">
            <text:p>0.02002128</text:p>
          </table:table-cell>
          <table:table-cell office:value-type="float" office:value="0.06773996" calcext:value-type="float">
            <text:p>0.06773996</text:p>
          </table:table-cell>
          <table:table-cell office:value-type="float" office:value="0.1206709" calcext:value-type="float">
            <text:p>0.1206709</text:p>
          </table:table-cell>
          <table:table-cell office:value-type="float" office:value="0.1192695" calcext:value-type="float">
            <text:p>0.1192695</text:p>
          </table:table-cell>
          <table:table-cell office:value-type="float" office:value="0.1211161" calcext:value-type="float">
            <text:p>0.1211161</text:p>
          </table:table-cell>
          <table:table-cell office:value-type="float" office:value="0.1215415" calcext:value-type="float">
            <text:p>0.1215415</text:p>
          </table:table-cell>
          <table:table-cell office:value-type="float" office:value="0.1235789" calcext:value-type="float">
            <text:p>0.1235789</text:p>
          </table:table-cell>
          <table:table-cell office:value-type="float" office:value="0.1283979" calcext:value-type="float">
            <text:p>0.1283979</text:p>
          </table:table-cell>
          <table:table-cell office:value-type="float" office:value="0" calcext:value-type="float">
            <text:p>0</text:p>
          </table:table-cell>
          <table:table-cell office:value-type="float" office:value="25.27238" calcext:value-type="float">
            <text:p>25.27238</text:p>
          </table:table-cell>
          <table:table-cell office:value-type="float" office:value="23.02957" calcext:value-type="float">
            <text:p>23.02957</text:p>
          </table:table-cell>
          <table:table-cell office:value-type="float" office:value="11.12438" calcext:value-type="float">
            <text:p>11.12438</text:p>
          </table:table-cell>
          <table:table-cell office:value-type="float" office:value="6.223878" calcext:value-type="float">
            <text:p>6.223878</text:p>
          </table:table-cell>
          <table:table-cell office:value-type="float" office:value="4.583334" calcext:value-type="float">
            <text:p>4.583334</text:p>
          </table:table-cell>
          <table:table-cell office:value-type="float" office:value="1.961368" calcext:value-type="float">
            <text:p>1.961368</text:p>
          </table:table-cell>
          <table:table-cell office:value-type="float" office:value="1.639713" calcext:value-type="float">
            <text:p>1.639713</text:p>
          </table:table-cell>
          <table:table-cell office:value-type="float" office:value="3.617081" calcext:value-type="float">
            <text:p>3.617081</text:p>
          </table:table-cell>
          <table:table-cell office:value-type="float" office:value="5.54056" calcext:value-type="float">
            <text:p>5.54056</text:p>
          </table:table-cell>
          <table:table-cell office:value-type="float" office:value="5.533813" calcext:value-type="float">
            <text:p>5.533813</text:p>
          </table:table-cell>
          <table:table-cell office:value-type="float" office:value="5.790797" calcext:value-type="float">
            <text:p>5.790797</text:p>
          </table:table-cell>
          <table:table-cell office:value-type="float" office:value="5.848978" calcext:value-type="float">
            <text:p>5.848978</text:p>
          </table:table-cell>
          <table:table-cell office:value-type="float" office:value="6.053889" calcext:value-type="float">
            <text:p>6.053889</text:p>
          </table:table-cell>
          <table:table-cell office:value-type="float" office:value="6.516455" calcext:value-type="float">
            <text:p>6.516455</text:p>
          </table:table-cell>
          <table:table-cell office:value-type="float" office:value="0" calcext:value-type="float">
            <text:p>0</text:p>
          </table:table-cell>
          <table:table-cell office:value-type="float" office:value="0.004633192" calcext:value-type="float">
            <text:p>0.0046331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8052002" calcext:value-type="float">
            <text:p>28052002</text:p>
          </table:table-cell>
          <table:table-cell office:value-type="float" office:value="1.244789" calcext:value-type="float">
            <text:p>1.244789</text:p>
          </table:table-cell>
          <table:table-cell office:value-type="float" office:value="136.9119" calcext:value-type="float">
            <text:p>136.9119</text:p>
          </table:table-cell>
          <table:table-cell office:value-type="float" office:value="0" calcext:value-type="float">
            <text:p>0</text:p>
          </table:table-cell>
          <table:table-cell office:value-type="float" office:value="-0.05233562" calcext:value-type="float">
            <text:p>-0.05233562</text:p>
          </table:table-cell>
          <table:table-cell office:value-type="float" office:value="22.68212" calcext:value-type="float">
            <text:p>22.68212</text:p>
          </table:table-cell>
          <table:table-cell office:value-type="float" office:value="0.00003514408" calcext:value-type="float">
            <text:p>3.514408E-05</text:p>
          </table:table-cell>
          <table:table-cell office:value-type="float" office:value="0.000002311485" calcext:value-type="float">
            <text:p>2.311485E-06</text:p>
          </table:table-cell>
          <table:table-cell office:value-type="float" office:value="0.0001339922" calcext:value-type="float">
            <text:p>0.0001339922</text:p>
          </table:table-cell>
          <table:table-cell office:value-type="float" office:value="-0.0008692073" calcext:value-type="float">
            <text:p>-0.0008692073</text:p>
          </table:table-cell>
          <table:table-cell office:value-type="float" office:value="1182.097" calcext:value-type="float">
            <text:p>1182.097</text:p>
          </table:table-cell>
          <table:table-cell office:value-type="float" office:value="1.520064" calcext:value-type="float">
            <text:p>1.520064</text:p>
          </table:table-cell>
          <table:table-cell office:value-type="float" office:value="0" calcext:value-type="float">
            <text:p>0</text:p>
          </table:table-cell>
          <table:table-cell office:value-type="float" office:value="0.0462139" calcext:value-type="float">
            <text:p>0.0462139</text:p>
          </table:table-cell>
          <table:table-cell office:value-type="float" office:value="0.1441033" calcext:value-type="float">
            <text:p>0.1441033</text:p>
          </table:table-cell>
          <table:table-cell office:value-type="float" office:value="0.01072882" calcext:value-type="float">
            <text:p>0.01072882</text:p>
          </table:table-cell>
          <table:table-cell office:value-type="float" office:value="0.009621244" calcext:value-type="float">
            <text:p>0.009621244</text:p>
          </table:table-cell>
          <table:table-cell office:value-type="float" office:value="0.009557429" calcext:value-type="float">
            <text:p>0.009557429</text:p>
          </table:table-cell>
          <table:table-cell office:value-type="float" office:value="0.007639708" calcext:value-type="float">
            <text:p>0.007639708</text:p>
          </table:table-cell>
          <table:table-cell office:value-type="float" office:value="0.01722814" calcext:value-type="float">
            <text:p>0.01722814</text:p>
          </table:table-cell>
          <table:table-cell office:value-type="float" office:value="0.06327052" calcext:value-type="float">
            <text:p>0.06327052</text:p>
          </table:table-cell>
          <table:table-cell office:value-type="float" office:value="0.1207382" calcext:value-type="float">
            <text:p>0.1207382</text:p>
          </table:table-cell>
          <table:table-cell office:value-type="float" office:value="0.1193642" calcext:value-type="float">
            <text:p>0.1193642</text:p>
          </table:table-cell>
          <table:table-cell office:value-type="float" office:value="0.1212105" calcext:value-type="float">
            <text:p>0.1212105</text:p>
          </table:table-cell>
          <table:table-cell office:value-type="float" office:value="0.1216401" calcext:value-type="float">
            <text:p>0.1216401</text:p>
          </table:table-cell>
          <table:table-cell office:value-type="float" office:value="0.1236696" calcext:value-type="float">
            <text:p>0.1236696</text:p>
          </table:table-cell>
          <table:table-cell office:value-type="float" office:value="0.1284942" calcext:value-type="float">
            <text:p>0.1284942</text:p>
          </table:table-cell>
          <table:table-cell office:value-type="float" office:value="0" calcext:value-type="float">
            <text:p>0</text:p>
          </table:table-cell>
          <table:table-cell office:value-type="float" office:value="25.19858" calcext:value-type="float">
            <text:p>25.19858</text:p>
          </table:table-cell>
          <table:table-cell office:value-type="float" office:value="22.99203" calcext:value-type="float">
            <text:p>22.99203</text:p>
          </table:table-cell>
          <table:table-cell office:value-type="float" office:value="11.08615" calcext:value-type="float">
            <text:p>11.08615</text:p>
          </table:table-cell>
          <table:table-cell office:value-type="float" office:value="6.203842" calcext:value-type="float">
            <text:p>6.203842</text:p>
          </table:table-cell>
          <table:table-cell office:value-type="float" office:value="4.570533" calcext:value-type="float">
            <text:p>4.570533</text:p>
          </table:table-cell>
          <table:table-cell office:value-type="float" office:value="1.958645" calcext:value-type="float">
            <text:p>1.958645</text:p>
          </table:table-cell>
          <table:table-cell office:value-type="float" office:value="1.639501" calcext:value-type="float">
            <text:p>1.639501</text:p>
          </table:table-cell>
          <table:table-cell office:value-type="float" office:value="3.622544" calcext:value-type="float">
            <text:p>3.622544</text:p>
          </table:table-cell>
          <table:table-cell office:value-type="float" office:value="5.549244" calcext:value-type="float">
            <text:p>5.549244</text:p>
          </table:table-cell>
          <table:table-cell office:value-type="float" office:value="5.54228" calcext:value-type="float">
            <text:p>5.54228</text:p>
          </table:table-cell>
          <table:table-cell office:value-type="float" office:value="5.799395" calcext:value-type="float">
            <text:p>5.799395</text:p>
          </table:table-cell>
          <table:table-cell office:value-type="float" office:value="5.857391" calcext:value-type="float">
            <text:p>5.857391</text:p>
          </table:table-cell>
          <table:table-cell office:value-type="float" office:value="6.062339" calcext:value-type="float">
            <text:p>6.062339</text:p>
          </table:table-cell>
          <table:table-cell office:value-type="float" office:value="6.525411" calcext:value-type="float">
            <text:p>6.525411</text:p>
          </table:table-cell>
          <table:table-cell office:value-type="float" office:value="0" calcext:value-type="float">
            <text:p>0</text:p>
          </table:table-cell>
          <table:table-cell office:value-type="float" office:value="0.01496514" calcext:value-type="float">
            <text:p>0.014965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9052002" calcext:value-type="float">
            <text:p>29052002</text:p>
          </table:table-cell>
          <table:table-cell office:value-type="float" office:value="1.230158" calcext:value-type="float">
            <text:p>1.230158</text:p>
          </table:table-cell>
          <table:table-cell office:value-type="float" office:value="136.9116" calcext:value-type="float">
            <text:p>136.9116</text:p>
          </table:table-cell>
          <table:table-cell office:value-type="float" office:value="0" calcext:value-type="float">
            <text:p>0</text:p>
          </table:table-cell>
          <table:table-cell office:value-type="float" office:value="-0.06693079" calcext:value-type="float">
            <text:p>-0.06693079</text:p>
          </table:table-cell>
          <table:table-cell office:value-type="float" office:value="22.70529" calcext:value-type="float">
            <text:p>22.70529</text:p>
          </table:table-cell>
          <table:table-cell office:value-type="float" office:value="0.00003514408" calcext:value-type="float">
            <text:p>3.514408E-05</text:p>
          </table:table-cell>
          <table:table-cell office:value-type="float" office:value="0.000002311558" calcext:value-type="float">
            <text:p>2.311558E-06</text:p>
          </table:table-cell>
          <table:table-cell office:value-type="float" office:value="0.0001339922" calcext:value-type="float">
            <text:p>0.0001339922</text:p>
          </table:table-cell>
          <table:table-cell office:value-type="float" office:value="-0.0008692069" calcext:value-type="float">
            <text:p>-0.0008692069</text:p>
          </table:table-cell>
          <table:table-cell office:value-type="float" office:value="1182.07" calcext:value-type="float">
            <text:p>1182.07</text:p>
          </table:table-cell>
          <table:table-cell office:value-type="float" office:value="1.517782" calcext:value-type="float">
            <text:p>1.517782</text:p>
          </table:table-cell>
          <table:table-cell office:value-type="float" office:value="0" calcext:value-type="float">
            <text:p>0</text:p>
          </table:table-cell>
          <table:table-cell office:value-type="float" office:value="0.4521075" calcext:value-type="float">
            <text:p>0.4521075</text:p>
          </table:table-cell>
          <table:table-cell office:value-type="float" office:value="0.1298428" calcext:value-type="float">
            <text:p>0.1298428</text:p>
          </table:table-cell>
          <table:table-cell office:value-type="float" office:value="0.0111911" calcext:value-type="float">
            <text:p>0.0111911</text:p>
          </table:table-cell>
          <table:table-cell office:value-type="float" office:value="0.008645396" calcext:value-type="float">
            <text:p>0.008645396</text:p>
          </table:table-cell>
          <table:table-cell office:value-type="float" office:value="0.008209242" calcext:value-type="float">
            <text:p>0.008209242</text:p>
          </table:table-cell>
          <table:table-cell office:value-type="float" office:value="0.006663375" calcext:value-type="float">
            <text:p>0.006663375</text:p>
          </table:table-cell>
          <table:table-cell office:value-type="float" office:value="0.01593197" calcext:value-type="float">
            <text:p>0.01593197</text:p>
          </table:table-cell>
          <table:table-cell office:value-type="float" office:value="0.05779232" calcext:value-type="float">
            <text:p>0.05779232</text:p>
          </table:table-cell>
          <table:table-cell office:value-type="float" office:value="0.120765" calcext:value-type="float">
            <text:p>0.120765</text:p>
          </table:table-cell>
          <table:table-cell office:value-type="float" office:value="0.1194634" calcext:value-type="float">
            <text:p>0.1194634</text:p>
          </table:table-cell>
          <table:table-cell office:value-type="float" office:value="0.121305" calcext:value-type="float">
            <text:p>0.121305</text:p>
          </table:table-cell>
          <table:table-cell office:value-type="float" office:value="0.1217326" calcext:value-type="float">
            <text:p>0.1217326</text:p>
          </table:table-cell>
          <table:table-cell office:value-type="float" office:value="0.1237603" calcext:value-type="float">
            <text:p>0.1237603</text:p>
          </table:table-cell>
          <table:table-cell office:value-type="float" office:value="0.1285905" calcext:value-type="float">
            <text:p>0.1285905</text:p>
          </table:table-cell>
          <table:table-cell office:value-type="float" office:value="0" calcext:value-type="float">
            <text:p>0</text:p>
          </table:table-cell>
          <table:table-cell office:value-type="float" office:value="25.15957" calcext:value-type="float">
            <text:p>25.15957</text:p>
          </table:table-cell>
          <table:table-cell office:value-type="float" office:value="22.95524" calcext:value-type="float">
            <text:p>22.95524</text:p>
          </table:table-cell>
          <table:table-cell office:value-type="float" office:value="11.04888" calcext:value-type="float">
            <text:p>11.04888</text:p>
          </table:table-cell>
          <table:table-cell office:value-type="float" office:value="6.184297" calcext:value-type="float">
            <text:p>6.184297</text:p>
          </table:table-cell>
          <table:table-cell office:value-type="float" office:value="4.556941" calcext:value-type="float">
            <text:p>4.556941</text:p>
          </table:table-cell>
          <table:table-cell office:value-type="float" office:value="1.95581" calcext:value-type="float">
            <text:p>1.95581</text:p>
          </table:table-cell>
          <table:table-cell office:value-type="float" office:value="1.638857" calcext:value-type="float">
            <text:p>1.638857</text:p>
          </table:table-cell>
          <table:table-cell office:value-type="float" office:value="3.626681" calcext:value-type="float">
            <text:p>3.626681</text:p>
          </table:table-cell>
          <table:table-cell office:value-type="float" office:value="5.557929" calcext:value-type="float">
            <text:p>5.557929</text:p>
          </table:table-cell>
          <table:table-cell office:value-type="float" office:value="5.550747" calcext:value-type="float">
            <text:p>5.550747</text:p>
          </table:table-cell>
          <table:table-cell office:value-type="float" office:value="5.807993" calcext:value-type="float">
            <text:p>5.807993</text:p>
          </table:table-cell>
          <table:table-cell office:value-type="float" office:value="5.865802" calcext:value-type="float">
            <text:p>5.865802</text:p>
          </table:table-cell>
          <table:table-cell office:value-type="float" office:value="6.07079" calcext:value-type="float">
            <text:p>6.07079</text:p>
          </table:table-cell>
          <table:table-cell office:value-type="float" office:value="6.534384" calcext:value-type="float">
            <text:p>6.534384</text:p>
          </table:table-cell>
          <table:table-cell office:value-type="float" office:value="0" calcext:value-type="float">
            <text:p>0</text:p>
          </table:table-cell>
          <table:table-cell office:value-type="float" office:value="16.87239" calcext:value-type="float">
            <text:p>16.872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0052002" calcext:value-type="float">
            <text:p>30052002</text:p>
          </table:table-cell>
          <table:table-cell office:value-type="float" office:value="1.192457" calcext:value-type="float">
            <text:p>1.192457</text:p>
          </table:table-cell>
          <table:table-cell office:value-type="float" office:value="136.9092" calcext:value-type="float">
            <text:p>136.9092</text:p>
          </table:table-cell>
          <table:table-cell office:value-type="float" office:value="0" calcext:value-type="float">
            <text:p>0</text:p>
          </table:table-cell>
          <table:table-cell office:value-type="float" office:value="-0.08518256" calcext:value-type="float">
            <text:p>-0.08518256</text:p>
          </table:table-cell>
          <table:table-cell office:value-type="float" office:value="22.73031" calcext:value-type="float">
            <text:p>22.73031</text:p>
          </table:table-cell>
          <table:table-cell office:value-type="float" office:value="0.00003514408" calcext:value-type="float">
            <text:p>3.514408E-05</text:p>
          </table:table-cell>
          <table:table-cell office:value-type="float" office:value="0.000002311558" calcext:value-type="float">
            <text:p>2.311558E-06</text:p>
          </table:table-cell>
          <table:table-cell office:value-type="float" office:value="0.0001339922" calcext:value-type="float">
            <text:p>0.0001339922</text:p>
          </table:table-cell>
          <table:table-cell office:value-type="float" office:value="-0.0008692069" calcext:value-type="float">
            <text:p>-0.0008692069</text:p>
          </table:table-cell>
          <table:table-cell office:value-type="float" office:value="1182.052" calcext:value-type="float">
            <text:p>1182.052</text:p>
          </table:table-cell>
          <table:table-cell office:value-type="float" office:value="1.456855" calcext:value-type="float">
            <text:p>1.456855</text:p>
          </table:table-cell>
          <table:table-cell office:value-type="float" office:value="0" calcext:value-type="float">
            <text:p>0</text:p>
          </table:table-cell>
          <table:table-cell office:value-type="float" office:value="2.753572" calcext:value-type="float">
            <text:p>2.753572</text:p>
          </table:table-cell>
          <table:table-cell office:value-type="float" office:value="0.1766535" calcext:value-type="float">
            <text:p>0.1766535</text:p>
          </table:table-cell>
          <table:table-cell office:value-type="float" office:value="0.01330495" calcext:value-type="float">
            <text:p>0.01330495</text:p>
          </table:table-cell>
          <table:table-cell office:value-type="float" office:value="0.009085539" calcext:value-type="float">
            <text:p>0.009085539</text:p>
          </table:table-cell>
          <table:table-cell office:value-type="float" office:value="0.008372711" calcext:value-type="float">
            <text:p>0.008372711</text:p>
          </table:table-cell>
          <table:table-cell office:value-type="float" office:value="0.006103093" calcext:value-type="float">
            <text:p>0.006103093</text:p>
          </table:table-cell>
          <table:table-cell office:value-type="float" office:value="0.01509969" calcext:value-type="float">
            <text:p>0.01509969</text:p>
          </table:table-cell>
          <table:table-cell office:value-type="float" office:value="0.05241628" calcext:value-type="float">
            <text:p>0.05241628</text:p>
          </table:table-cell>
          <table:table-cell office:value-type="float" office:value="0.1209196" calcext:value-type="float">
            <text:p>0.1209196</text:p>
          </table:table-cell>
          <table:table-cell office:value-type="float" office:value="0.1195666" calcext:value-type="float">
            <text:p>0.1195666</text:p>
          </table:table-cell>
          <table:table-cell office:value-type="float" office:value="0.1213999" calcext:value-type="float">
            <text:p>0.1213999</text:p>
          </table:table-cell>
          <table:table-cell office:value-type="float" office:value="0.1218707" calcext:value-type="float">
            <text:p>0.1218707</text:p>
          </table:table-cell>
          <table:table-cell office:value-type="float" office:value="0.123851" calcext:value-type="float">
            <text:p>0.123851</text:p>
          </table:table-cell>
          <table:table-cell office:value-type="float" office:value="0.1286865" calcext:value-type="float">
            <text:p>0.1286865</text:p>
          </table:table-cell>
          <table:table-cell office:value-type="float" office:value="0" calcext:value-type="float">
            <text:p>0</text:p>
          </table:table-cell>
          <table:table-cell office:value-type="float" office:value="25.35444" calcext:value-type="float">
            <text:p>25.35444</text:p>
          </table:table-cell>
          <table:table-cell office:value-type="float" office:value="22.91744" calcext:value-type="float">
            <text:p>22.91744</text:p>
          </table:table-cell>
          <table:table-cell office:value-type="float" office:value="11.01298" calcext:value-type="float">
            <text:p>11.01298</text:p>
          </table:table-cell>
          <table:table-cell office:value-type="float" office:value="6.165016" calcext:value-type="float">
            <text:p>6.165016</text:p>
          </table:table-cell>
          <table:table-cell office:value-type="float" office:value="4.543513" calcext:value-type="float">
            <text:p>4.543513</text:p>
          </table:table-cell>
          <table:table-cell office:value-type="float" office:value="1.952813" calcext:value-type="float">
            <text:p>1.952813</text:p>
          </table:table-cell>
          <table:table-cell office:value-type="float" office:value="1.637982" calcext:value-type="float">
            <text:p>1.637982</text:p>
          </table:table-cell>
          <table:table-cell office:value-type="float" office:value="3.629418" calcext:value-type="float">
            <text:p>3.629418</text:p>
          </table:table-cell>
          <table:table-cell office:value-type="float" office:value="5.566628" calcext:value-type="float">
            <text:p>5.566628</text:p>
          </table:table-cell>
          <table:table-cell office:value-type="float" office:value="5.559212" calcext:value-type="float">
            <text:p>5.559212</text:p>
          </table:table-cell>
          <table:table-cell office:value-type="float" office:value="5.81659" calcext:value-type="float">
            <text:p>5.81659</text:p>
          </table:table-cell>
          <table:table-cell office:value-type="float" office:value="5.874217" calcext:value-type="float">
            <text:p>5.874217</text:p>
          </table:table-cell>
          <table:table-cell office:value-type="float" office:value="6.07924" calcext:value-type="float">
            <text:p>6.07924</text:p>
          </table:table-cell>
          <table:table-cell office:value-type="float" office:value="6.543361" calcext:value-type="float">
            <text:p>6.543361</text:p>
          </table:table-cell>
          <table:table-cell office:value-type="float" office:value="0" calcext:value-type="float">
            <text:p>0</text:p>
          </table:table-cell>
          <table:table-cell office:value-type="float" office:value="75.75541" calcext:value-type="float">
            <text:p>75.755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31052002" calcext:value-type="float">
            <text:p>31052002</text:p>
          </table:table-cell>
          <table:table-cell office:value-type="float" office:value="1.172104" calcext:value-type="float">
            <text:p>1.172104</text:p>
          </table:table-cell>
          <table:table-cell office:value-type="float" office:value="136.9017" calcext:value-type="float">
            <text:p>136.9017</text:p>
          </table:table-cell>
          <table:table-cell office:value-type="float" office:value="0" calcext:value-type="float">
            <text:p>0</text:p>
          </table:table-cell>
          <table:table-cell office:value-type="float" office:value="-0.1068176" calcext:value-type="float">
            <text:p>-0.1068176</text:p>
          </table:table-cell>
          <table:table-cell office:value-type="float" office:value="22.7565" calcext:value-type="float">
            <text:p>22.7565</text:p>
          </table:table-cell>
          <table:table-cell office:value-type="float" office:value="0.00003514408" calcext:value-type="float">
            <text:p>3.514408E-05</text:p>
          </table:table-cell>
          <table:table-cell office:value-type="float" office:value="0.000002311558" calcext:value-type="float">
            <text:p>2.311558E-06</text:p>
          </table:table-cell>
          <table:table-cell office:value-type="float" office:value="0.0001339922" calcext:value-type="float">
            <text:p>0.0001339922</text:p>
          </table:table-cell>
          <table:table-cell office:value-type="float" office:value="-0.0008692069" calcext:value-type="float">
            <text:p>-0.0008692069</text:p>
          </table:table-cell>
          <table:table-cell office:value-type="float" office:value="1182.036" calcext:value-type="float">
            <text:p>1182.036</text:p>
          </table:table-cell>
          <table:table-cell office:value-type="float" office:value="1.426069" calcext:value-type="float">
            <text:p>1.426069</text:p>
          </table:table-cell>
          <table:table-cell office:value-type="float" office:value="0" calcext:value-type="float">
            <text:p>0</text:p>
          </table:table-cell>
          <table:table-cell office:value-type="float" office:value="2.804365" calcext:value-type="float">
            <text:p>2.804365</text:p>
          </table:table-cell>
          <table:table-cell office:value-type="float" office:value="0.1633587" calcext:value-type="float">
            <text:p>0.1633587</text:p>
          </table:table-cell>
          <table:table-cell office:value-type="float" office:value="0.01407418" calcext:value-type="float">
            <text:p>0.01407418</text:p>
          </table:table-cell>
          <table:table-cell office:value-type="float" office:value="0.009742447" calcext:value-type="float">
            <text:p>0.009742447</text:p>
          </table:table-cell>
          <table:table-cell office:value-type="float" office:value="0.008286547" calcext:value-type="float">
            <text:p>0.008286547</text:p>
          </table:table-cell>
          <table:table-cell office:value-type="float" office:value="0.005758208" calcext:value-type="float">
            <text:p>0.005758208</text:p>
          </table:table-cell>
          <table:table-cell office:value-type="float" office:value="0.01460145" calcext:value-type="float">
            <text:p>0.01460145</text:p>
          </table:table-cell>
          <table:table-cell office:value-type="float" office:value="0.0472772" calcext:value-type="float">
            <text:p>0.0472772</text:p>
          </table:table-cell>
          <table:table-cell office:value-type="float" office:value="0.1211743" calcext:value-type="float">
            <text:p>0.1211743</text:p>
          </table:table-cell>
          <table:table-cell office:value-type="float" office:value="0.1196751" calcext:value-type="float">
            <text:p>0.1196751</text:p>
          </table:table-cell>
          <table:table-cell office:value-type="float" office:value="0.1214954" calcext:value-type="float">
            <text:p>0.1214954</text:p>
          </table:table-cell>
          <table:table-cell office:value-type="float" office:value="0.1219605" calcext:value-type="float">
            <text:p>0.1219605</text:p>
          </table:table-cell>
          <table:table-cell office:value-type="float" office:value="0.1239415" calcext:value-type="float">
            <text:p>0.1239415</text:p>
          </table:table-cell>
          <table:table-cell office:value-type="float" office:value="0.1287821" calcext:value-type="float">
            <text:p>0.1287821</text:p>
          </table:table-cell>
          <table:table-cell office:value-type="float" office:value="0" calcext:value-type="float">
            <text:p>0</text:p>
          </table:table-cell>
          <table:table-cell office:value-type="float" office:value="25.70143" calcext:value-type="float">
            <text:p>25.70143</text:p>
          </table:table-cell>
          <table:table-cell office:value-type="float" office:value="22.88021" calcext:value-type="float">
            <text:p>22.88021</text:p>
          </table:table-cell>
          <table:table-cell office:value-type="float" office:value="10.97821" calcext:value-type="float">
            <text:p>10.97821</text:p>
          </table:table-cell>
          <table:table-cell office:value-type="float" office:value="6.146211" calcext:value-type="float">
            <text:p>6.146211</text:p>
          </table:table-cell>
          <table:table-cell office:value-type="float" office:value="4.530369" calcext:value-type="float">
            <text:p>4.530369</text:p>
          </table:table-cell>
          <table:table-cell office:value-type="float" office:value="1.949749" calcext:value-type="float">
            <text:p>1.949749</text:p>
          </table:table-cell>
          <table:table-cell office:value-type="float" office:value="1.636968" calcext:value-type="float">
            <text:p>1.636968</text:p>
          </table:table-cell>
          <table:table-cell office:value-type="float" office:value="3.630825" calcext:value-type="float">
            <text:p>3.630825</text:p>
          </table:table-cell>
          <table:table-cell office:value-type="float" office:value="5.575358" calcext:value-type="float">
            <text:p>5.575358</text:p>
          </table:table-cell>
          <table:table-cell office:value-type="float" office:value="5.567694" calcext:value-type="float">
            <text:p>5.567694</text:p>
          </table:table-cell>
          <table:table-cell office:value-type="float" office:value="5.825188" calcext:value-type="float">
            <text:p>5.825188</text:p>
          </table:table-cell>
          <table:table-cell office:value-type="float" office:value="5.882626" calcext:value-type="float">
            <text:p>5.882626</text:p>
          </table:table-cell>
          <table:table-cell office:value-type="float" office:value="6.087691" calcext:value-type="float">
            <text:p>6.087691</text:p>
          </table:table-cell>
          <table:table-cell office:value-type="float" office:value="6.552338" calcext:value-type="float">
            <text:p>6.552338</text:p>
          </table:table-cell>
          <table:table-cell office:value-type="float" office:value="0" calcext:value-type="float">
            <text:p>0</text:p>
          </table:table-cell>
          <table:table-cell office:value-type="float" office:value="58.6957" calcext:value-type="float">
            <text:p>58.69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062002" calcext:value-type="float">
            <text:p>1062002</text:p>
          </table:table-cell>
          <table:table-cell office:value-type="float" office:value="1.159798" calcext:value-type="float">
            <text:p>1.159798</text:p>
          </table:table-cell>
          <table:table-cell office:value-type="float" office:value="136.8919" calcext:value-type="float">
            <text:p>136.8919</text:p>
          </table:table-cell>
          <table:table-cell office:value-type="float" office:value="0" calcext:value-type="float">
            <text:p>0</text:p>
          </table:table-cell>
          <table:table-cell office:value-type="float" office:value="-0.129887" calcext:value-type="float">
            <text:p>-0.129887</text:p>
          </table:table-cell>
          <table:table-cell office:value-type="float" office:value="22.78153" calcext:value-type="float">
            <text:p>22.78153</text:p>
          </table:table-cell>
          <table:table-cell office:value-type="float" office:value="0.00003514408" calcext:value-type="float">
            <text:p>3.514408E-05</text:p>
          </table:table-cell>
          <table:table-cell office:value-type="float" office:value="0.000002311558" calcext:value-type="float">
            <text:p>2.311558E-06</text:p>
          </table:table-cell>
          <table:table-cell office:value-type="float" office:value="0.0001339922" calcext:value-type="float">
            <text:p>0.0001339922</text:p>
          </table:table-cell>
          <table:table-cell office:value-type="float" office:value="-0.0008692069" calcext:value-type="float">
            <text:p>-0.0008692069</text:p>
          </table:table-cell>
          <table:table-cell office:value-type="float" office:value="1182.015" calcext:value-type="float">
            <text:p>1182.015</text:p>
          </table:table-cell>
          <table:table-cell office:value-type="float" office:value="1.408806" calcext:value-type="float">
            <text:p>1.408806</text:p>
          </table:table-cell>
          <table:table-cell office:value-type="float" office:value="0" calcext:value-type="float">
            <text:p>0</text:p>
          </table:table-cell>
          <table:table-cell office:value-type="float" office:value="1.946166" calcext:value-type="float">
            <text:p>1.946166</text:p>
          </table:table-cell>
          <table:table-cell office:value-type="float" office:value="0.133187" calcext:value-type="float">
            <text:p>0.133187</text:p>
          </table:table-cell>
          <table:table-cell office:value-type="float" office:value="0.01457351" calcext:value-type="float">
            <text:p>0.01457351</text:p>
          </table:table-cell>
          <table:table-cell office:value-type="float" office:value="0.01021581" calcext:value-type="float">
            <text:p>0.01021581</text:p>
          </table:table-cell>
          <table:table-cell office:value-type="float" office:value="0.008720639" calcext:value-type="float">
            <text:p>0.008720639</text:p>
          </table:table-cell>
          <table:table-cell office:value-type="float" office:value="0.005562758" calcext:value-type="float">
            <text:p>0.005562758</text:p>
          </table:table-cell>
          <table:table-cell office:value-type="float" office:value="0.01443258" calcext:value-type="float">
            <text:p>0.01443258</text:p>
          </table:table-cell>
          <table:table-cell office:value-type="float" office:value="0.04720629" calcext:value-type="float">
            <text:p>0.04720629</text:p>
          </table:table-cell>
          <table:table-cell office:value-type="float" office:value="0.1207588" calcext:value-type="float">
            <text:p>0.1207588</text:p>
          </table:table-cell>
          <table:table-cell office:value-type="float" office:value="0.119791" calcext:value-type="float">
            <text:p>0.119791</text:p>
          </table:table-cell>
          <table:table-cell office:value-type="float" office:value="0.1215916" calcext:value-type="float">
            <text:p>0.1215916</text:p>
          </table:table-cell>
          <table:table-cell office:value-type="float" office:value="0.122036" calcext:value-type="float">
            <text:p>0.122036</text:p>
          </table:table-cell>
          <table:table-cell office:value-type="float" office:value="0.1240319" calcext:value-type="float">
            <text:p>0.1240319</text:p>
          </table:table-cell>
          <table:table-cell office:value-type="float" office:value="0.1288778" calcext:value-type="float">
            <text:p>0.1288778</text:p>
          </table:table-cell>
          <table:table-cell office:value-type="float" office:value="0" calcext:value-type="float">
            <text:p>0</text:p>
          </table:table-cell>
          <table:table-cell office:value-type="float" office:value="25.97799" calcext:value-type="float">
            <text:p>25.97799</text:p>
          </table:table-cell>
          <table:table-cell office:value-type="float" office:value="22.83768" calcext:value-type="float">
            <text:p>22.83768</text:p>
          </table:table-cell>
          <table:table-cell office:value-type="float" office:value="10.94426" calcext:value-type="float">
            <text:p>10.94426</text:p>
          </table:table-cell>
          <table:table-cell office:value-type="float" office:value="6.127971" calcext:value-type="float">
            <text:p>6.127971</text:p>
          </table:table-cell>
          <table:table-cell office:value-type="float" office:value="4.517382" calcext:value-type="float">
            <text:p>4.517382</text:p>
          </table:table-cell>
          <table:table-cell office:value-type="float" office:value="1.946665" calcext:value-type="float">
            <text:p>1.946665</text:p>
          </table:table-cell>
          <table:table-cell office:value-type="float" office:value="1.635898" calcext:value-type="float">
            <text:p>1.635898</text:p>
          </table:table-cell>
          <table:table-cell office:value-type="float" office:value="3.631396" calcext:value-type="float">
            <text:p>3.631396</text:p>
          </table:table-cell>
          <table:table-cell office:value-type="float" office:value="5.584093" calcext:value-type="float">
            <text:p>5.584093</text:p>
          </table:table-cell>
          <table:table-cell office:value-type="float" office:value="5.576199" calcext:value-type="float">
            <text:p>5.576199</text:p>
          </table:table-cell>
          <table:table-cell office:value-type="float" office:value="5.833786" calcext:value-type="float">
            <text:p>5.833786</text:p>
          </table:table-cell>
          <table:table-cell office:value-type="float" office:value="5.891037" calcext:value-type="float">
            <text:p>5.891037</text:p>
          </table:table-cell>
          <table:table-cell office:value-type="float" office:value="6.096142" calcext:value-type="float">
            <text:p>6.096142</text:p>
          </table:table-cell>
          <table:table-cell office:value-type="float" office:value="6.561322" calcext:value-type="float">
            <text:p>6.561322</text:p>
          </table:table-cell>
          <table:table-cell office:value-type="float" office:value="0" calcext:value-type="float">
            <text:p>0</text:p>
          </table:table-cell>
          <table:table-cell office:value-type="float" office:value="34.08497" calcext:value-type="float">
            <text:p>34.084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062002" calcext:value-type="float">
            <text:p>2062002</text:p>
          </table:table-cell>
          <table:table-cell office:value-type="float" office:value="1.150639" calcext:value-type="float">
            <text:p>1.150639</text:p>
          </table:table-cell>
          <table:table-cell office:value-type="float" office:value="136.8811" calcext:value-type="float">
            <text:p>136.8811</text:p>
          </table:table-cell>
          <table:table-cell office:value-type="float" office:value="0" calcext:value-type="float">
            <text:p>0</text:p>
          </table:table-cell>
          <table:table-cell office:value-type="float" office:value="-0.1535647" calcext:value-type="float">
            <text:p>-0.1535647</text:p>
          </table:table-cell>
          <table:table-cell office:value-type="float" office:value="22.80541" calcext:value-type="float">
            <text:p>22.80541</text:p>
          </table:table-cell>
          <table:table-cell office:value-type="float" office:value="0.00003514408" calcext:value-type="float">
            <text:p>3.514408E-05</text:p>
          </table:table-cell>
          <table:table-cell office:value-type="float" office:value="0.000002311558" calcext:value-type="float">
            <text:p>2.311558E-06</text:p>
          </table:table-cell>
          <table:table-cell office:value-type="float" office:value="0.0001339922" calcext:value-type="float">
            <text:p>0.0001339922</text:p>
          </table:table-cell>
          <table:table-cell office:value-type="float" office:value="-0.0008692069" calcext:value-type="float">
            <text:p>-0.0008692069</text:p>
          </table:table-cell>
          <table:table-cell office:value-type="float" office:value="1181.992" calcext:value-type="float">
            <text:p>1181.992</text:p>
          </table:table-cell>
          <table:table-cell office:value-type="float" office:value="1.397255" calcext:value-type="float">
            <text:p>1.397255</text:p>
          </table:table-cell>
          <table:table-cell office:value-type="float" office:value="0" calcext:value-type="float">
            <text:p>0</text:p>
          </table:table-cell>
          <table:table-cell office:value-type="float" office:value="1.268885" calcext:value-type="float">
            <text:p>1.268885</text:p>
          </table:table-cell>
          <table:table-cell office:value-type="float" office:value="0.1022817" calcext:value-type="float">
            <text:p>0.1022817</text:p>
          </table:table-cell>
          <table:table-cell office:value-type="float" office:value="0.01477333" calcext:value-type="float">
            <text:p>0.01477333</text:p>
          </table:table-cell>
          <table:table-cell office:value-type="float" office:value="0.01052649" calcext:value-type="float">
            <text:p>0.01052649</text:p>
          </table:table-cell>
          <table:table-cell office:value-type="float" office:value="0.009026377" calcext:value-type="float">
            <text:p>0.009026377</text:p>
          </table:table-cell>
          <table:table-cell office:value-type="float" office:value="0.00520392" calcext:value-type="float">
            <text:p>0.00520392</text:p>
          </table:table-cell>
          <table:table-cell office:value-type="float" office:value="0.01431022" calcext:value-type="float">
            <text:p>0.01431022</text:p>
          </table:table-cell>
          <table:table-cell office:value-type="float" office:value="0.05092055" calcext:value-type="float">
            <text:p>0.05092055</text:p>
          </table:table-cell>
          <table:table-cell office:value-type="float" office:value="0.1177267" calcext:value-type="float">
            <text:p>0.1177267</text:p>
          </table:table-cell>
          <table:table-cell office:value-type="float" office:value="0.1199104" calcext:value-type="float">
            <text:p>0.1199104</text:p>
          </table:table-cell>
          <table:table-cell office:value-type="float" office:value="0.1216888" calcext:value-type="float">
            <text:p>0.1216888</text:p>
          </table:table-cell>
          <table:table-cell office:value-type="float" office:value="0.1221128" calcext:value-type="float">
            <text:p>0.1221128</text:p>
          </table:table-cell>
          <table:table-cell office:value-type="float" office:value="0.1241228" calcext:value-type="float">
            <text:p>0.1241228</text:p>
          </table:table-cell>
          <table:table-cell office:value-type="float" office:value="0.1289735" calcext:value-type="float">
            <text:p>0.1289735</text:p>
          </table:table-cell>
          <table:table-cell office:value-type="float" office:value="0" calcext:value-type="float">
            <text:p>0</text:p>
          </table:table-cell>
          <table:table-cell office:value-type="float" office:value="26.15807" calcext:value-type="float">
            <text:p>26.15807</text:p>
          </table:table-cell>
          <table:table-cell office:value-type="float" office:value="22.78886" calcext:value-type="float">
            <text:p>22.78886</text:p>
          </table:table-cell>
          <table:table-cell office:value-type="float" office:value="10.91094" calcext:value-type="float">
            <text:p>10.91094</text:p>
          </table:table-cell>
          <table:table-cell office:value-type="float" office:value="6.11017" calcext:value-type="float">
            <text:p>6.11017</text:p>
          </table:table-cell>
          <table:table-cell office:value-type="float" office:value="4.504772" calcext:value-type="float">
            <text:p>4.504772</text:p>
          </table:table-cell>
          <table:table-cell office:value-type="float" office:value="1.943563" calcext:value-type="float">
            <text:p>1.943563</text:p>
          </table:table-cell>
          <table:table-cell office:value-type="float" office:value="1.634821" calcext:value-type="float">
            <text:p>1.634821</text:p>
          </table:table-cell>
          <table:table-cell office:value-type="float" office:value="3.632614" calcext:value-type="float">
            <text:p>3.632614</text:p>
          </table:table-cell>
          <table:table-cell office:value-type="float" office:value="5.592363" calcext:value-type="float">
            <text:p>5.592363</text:p>
          </table:table-cell>
          <table:table-cell office:value-type="float" office:value="5.584704" calcext:value-type="float">
            <text:p>5.584704</text:p>
          </table:table-cell>
          <table:table-cell office:value-type="float" office:value="5.842383" calcext:value-type="float">
            <text:p>5.842383</text:p>
          </table:table-cell>
          <table:table-cell office:value-type="float" office:value="5.899449" calcext:value-type="float">
            <text:p>5.899449</text:p>
          </table:table-cell>
          <table:table-cell office:value-type="float" office:value="6.104592" calcext:value-type="float">
            <text:p>6.104592</text:p>
          </table:table-cell>
          <table:table-cell office:value-type="float" office:value="6.570306" calcext:value-type="float">
            <text:p>6.570306</text:p>
          </table:table-cell>
          <table:table-cell office:value-type="float" office:value="0" calcext:value-type="float">
            <text:p>0</text:p>
          </table:table-cell>
          <table:table-cell office:value-type="float" office:value="18.17432" calcext:value-type="float">
            <text:p>18.174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3062002" calcext:value-type="float">
            <text:p>3062002</text:p>
          </table:table-cell>
          <table:table-cell office:value-type="float" office:value="1.145085" calcext:value-type="float">
            <text:p>1.145085</text:p>
          </table:table-cell>
          <table:table-cell office:value-type="float" office:value="136.8708" calcext:value-type="float">
            <text:p>136.8708</text:p>
          </table:table-cell>
          <table:table-cell office:value-type="float" office:value="0" calcext:value-type="float">
            <text:p>0</text:p>
          </table:table-cell>
          <table:table-cell office:value-type="float" office:value="-0.1755694" calcext:value-type="float">
            <text:p>-0.1755694</text:p>
          </table:table-cell>
          <table:table-cell office:value-type="float" office:value="22.8279" calcext:value-type="float">
            <text:p>22.8279</text:p>
          </table:table-cell>
          <table:table-cell office:value-type="float" office:value="0.00003514408" calcext:value-type="float">
            <text:p>3.514408E-05</text:p>
          </table:table-cell>
          <table:table-cell office:value-type="float" office:value="0.000002311564" calcext:value-type="float">
            <text:p>2.311564E-06</text:p>
          </table:table-cell>
          <table:table-cell office:value-type="float" office:value="0.0001339922" calcext:value-type="float">
            <text:p>0.0001339922</text:p>
          </table:table-cell>
          <table:table-cell office:value-type="float" office:value="-0.0008692069" calcext:value-type="float">
            <text:p>-0.0008692069</text:p>
          </table:table-cell>
          <table:table-cell office:value-type="float" office:value="1181.966" calcext:value-type="float">
            <text:p>1181.966</text:p>
          </table:table-cell>
          <table:table-cell office:value-type="float" office:value="1.395154" calcext:value-type="float">
            <text:p>1.395154</text:p>
          </table:table-cell>
          <table:table-cell office:value-type="float" office:value="0" calcext:value-type="float">
            <text:p>0</text:p>
          </table:table-cell>
          <table:table-cell office:value-type="float" office:value="0.6316105" calcext:value-type="float">
            <text:p>0.6316105</text:p>
          </table:table-cell>
          <table:table-cell office:value-type="float" office:value="0.06693146" calcext:value-type="float">
            <text:p>0.06693146</text:p>
          </table:table-cell>
          <table:table-cell office:value-type="float" office:value="0.01260446" calcext:value-type="float">
            <text:p>0.01260446</text:p>
          </table:table-cell>
          <table:table-cell office:value-type="float" office:value="0.009288185" calcext:value-type="float">
            <text:p>0.009288185</text:p>
          </table:table-cell>
          <table:table-cell office:value-type="float" office:value="0.008278065" calcext:value-type="float">
            <text:p>0.008278065</text:p>
          </table:table-cell>
          <table:table-cell office:value-type="float" office:value="0.004833108" calcext:value-type="float">
            <text:p>0.004833108</text:p>
          </table:table-cell>
          <table:table-cell office:value-type="float" office:value="0.01416386" calcext:value-type="float">
            <text:p>0.01416386</text:p>
          </table:table-cell>
          <table:table-cell office:value-type="float" office:value="0.05421207" calcext:value-type="float">
            <text:p>0.05421207</text:p>
          </table:table-cell>
          <table:table-cell office:value-type="float" office:value="0.1142257" calcext:value-type="float">
            <text:p>0.1142257</text:p>
          </table:table-cell>
          <table:table-cell office:value-type="float" office:value="0.120031" calcext:value-type="float">
            <text:p>0.120031</text:p>
          </table:table-cell>
          <table:table-cell office:value-type="float" office:value="0.1217868" calcext:value-type="float">
            <text:p>0.1217868</text:p>
          </table:table-cell>
          <table:table-cell office:value-type="float" office:value="0.1221953" calcext:value-type="float">
            <text:p>0.1221953</text:p>
          </table:table-cell>
          <table:table-cell office:value-type="float" office:value="0.1242134" calcext:value-type="float">
            <text:p>0.1242134</text:p>
          </table:table-cell>
          <table:table-cell office:value-type="float" office:value="0.129069" calcext:value-type="float">
            <text:p>0.129069</text:p>
          </table:table-cell>
          <table:table-cell office:value-type="float" office:value="0" calcext:value-type="float">
            <text:p>0</text:p>
          </table:table-cell>
          <table:table-cell office:value-type="float" office:value="26.25592" calcext:value-type="float">
            <text:p>26.25592</text:p>
          </table:table-cell>
          <table:table-cell office:value-type="float" office:value="22.7286" calcext:value-type="float">
            <text:p>22.7286</text:p>
          </table:table-cell>
          <table:table-cell office:value-type="float" office:value="10.87726" calcext:value-type="float">
            <text:p>10.87726</text:p>
          </table:table-cell>
          <table:table-cell office:value-type="float" office:value="6.092352" calcext:value-type="float">
            <text:p>6.092352</text:p>
          </table:table-cell>
          <table:table-cell office:value-type="float" office:value="4.492286" calcext:value-type="float">
            <text:p>4.492286</text:p>
          </table:table-cell>
          <table:table-cell office:value-type="float" office:value="1.94038" calcext:value-type="float">
            <text:p>1.94038</text:p>
          </table:table-cell>
          <table:table-cell office:value-type="float" office:value="1.633744" calcext:value-type="float">
            <text:p>1.633744</text:p>
          </table:table-cell>
          <table:table-cell office:value-type="float" office:value="3.634755" calcext:value-type="float">
            <text:p>3.634755</text:p>
          </table:table-cell>
          <table:table-cell office:value-type="float" office:value="5.599815" calcext:value-type="float">
            <text:p>5.599815</text:p>
          </table:table-cell>
          <table:table-cell office:value-type="float" office:value="5.593211" calcext:value-type="float">
            <text:p>5.593211</text:p>
          </table:table-cell>
          <table:table-cell office:value-type="float" office:value="5.850981" calcext:value-type="float">
            <text:p>5.850981</text:p>
          </table:table-cell>
          <table:table-cell office:value-type="float" office:value="5.907864" calcext:value-type="float">
            <text:p>5.907864</text:p>
          </table:table-cell>
          <table:table-cell office:value-type="float" office:value="6.113043" calcext:value-type="float">
            <text:p>6.113043</text:p>
          </table:table-cell>
          <table:table-cell office:value-type="float" office:value="6.579249" calcext:value-type="float">
            <text:p>6.579249</text:p>
          </table:table-cell>
          <table:table-cell office:value-type="float" office:value="0" calcext:value-type="float">
            <text:p>0</text:p>
          </table:table-cell>
          <table:table-cell office:value-type="float" office:value="8.823679" calcext:value-type="float">
            <text:p>8.8236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4062002" calcext:value-type="float">
            <text:p>4062002</text:p>
          </table:table-cell>
          <table:table-cell office:value-type="float" office:value="1.140762" calcext:value-type="float">
            <text:p>1.140762</text:p>
          </table:table-cell>
          <table:table-cell office:value-type="float" office:value="136.8622" calcext:value-type="float">
            <text:p>136.8622</text:p>
          </table:table-cell>
          <table:table-cell office:value-type="float" office:value="0" calcext:value-type="float">
            <text:p>0</text:p>
          </table:table-cell>
          <table:table-cell office:value-type="float" office:value="-0.195608" calcext:value-type="float">
            <text:p>-0.195608</text:p>
          </table:table-cell>
          <table:table-cell office:value-type="float" office:value="22.84929" calcext:value-type="float">
            <text:p>22.84929</text:p>
          </table:table-cell>
          <table:table-cell office:value-type="float" office:value="0.00003514408" calcext:value-type="float">
            <text:p>3.514408E-05</text:p>
          </table:table-cell>
          <table:table-cell office:value-type="float" office:value="0.000002311572" calcext:value-type="float">
            <text:p>2.311572E-06</text:p>
          </table:table-cell>
          <table:table-cell office:value-type="float" office:value="0.0001339922" calcext:value-type="float">
            <text:p>0.0001339922</text:p>
          </table:table-cell>
          <table:table-cell office:value-type="float" office:value="-0.0008692069" calcext:value-type="float">
            <text:p>-0.0008692069</text:p>
          </table:table-cell>
          <table:table-cell office:value-type="float" office:value="1181.938" calcext:value-type="float">
            <text:p>1181.938</text:p>
          </table:table-cell>
          <table:table-cell office:value-type="float" office:value="1.393542" calcext:value-type="float">
            <text:p>1.393542</text:p>
          </table:table-cell>
          <table:table-cell office:value-type="float" office:value="0" calcext:value-type="float">
            <text:p>0</text:p>
          </table:table-cell>
          <table:table-cell office:value-type="float" office:value="0.4309995" calcext:value-type="float">
            <text:p>0.4309995</text:p>
          </table:table-cell>
          <table:table-cell office:value-type="float" office:value="0.04980804" calcext:value-type="float">
            <text:p>0.04980804</text:p>
          </table:table-cell>
          <table:table-cell office:value-type="float" office:value="0.01140866" calcext:value-type="float">
            <text:p>0.01140866</text:p>
          </table:table-cell>
          <table:table-cell office:value-type="float" office:value="0.008382777" calcext:value-type="float">
            <text:p>0.008382777</text:p>
          </table:table-cell>
          <table:table-cell office:value-type="float" office:value="0.007503143" calcext:value-type="float">
            <text:p>0.007503143</text:p>
          </table:table-cell>
          <table:table-cell office:value-type="float" office:value="0.004587106" calcext:value-type="float">
            <text:p>0.004587106</text:p>
          </table:table-cell>
          <table:table-cell office:value-type="float" office:value="0.0133908" calcext:value-type="float">
            <text:p>0.0133908</text:p>
          </table:table-cell>
          <table:table-cell office:value-type="float" office:value="0.05446701" calcext:value-type="float">
            <text:p>0.05446701</text:p>
          </table:table-cell>
          <table:table-cell office:value-type="float" office:value="0.1107801" calcext:value-type="float">
            <text:p>0.1107801</text:p>
          </table:table-cell>
          <table:table-cell office:value-type="float" office:value="0.1201561" calcext:value-type="float">
            <text:p>0.1201561</text:p>
          </table:table-cell>
          <table:table-cell office:value-type="float" office:value="0.1218867" calcext:value-type="float">
            <text:p>0.1218867</text:p>
          </table:table-cell>
          <table:table-cell office:value-type="float" office:value="0.1222814" calcext:value-type="float">
            <text:p>0.1222814</text:p>
          </table:table-cell>
          <table:table-cell office:value-type="float" office:value="0.124304" calcext:value-type="float">
            <text:p>0.124304</text:p>
          </table:table-cell>
          <table:table-cell office:value-type="float" office:value="0.1291645" calcext:value-type="float">
            <text:p>0.1291645</text:p>
          </table:table-cell>
          <table:table-cell office:value-type="float" office:value="0" calcext:value-type="float">
            <text:p>0</text:p>
          </table:table-cell>
          <table:table-cell office:value-type="float" office:value="26.30477" calcext:value-type="float">
            <text:p>26.30477</text:p>
          </table:table-cell>
          <table:table-cell office:value-type="float" office:value="22.66149" calcext:value-type="float">
            <text:p>22.66149</text:p>
          </table:table-cell>
          <table:table-cell office:value-type="float" office:value="10.84298" calcext:value-type="float">
            <text:p>10.84298</text:p>
          </table:table-cell>
          <table:table-cell office:value-type="float" office:value="6.07411" calcext:value-type="float">
            <text:p>6.07411</text:p>
          </table:table-cell>
          <table:table-cell office:value-type="float" office:value="4.479483" calcext:value-type="float">
            <text:p>4.479483</text:p>
          </table:table-cell>
          <table:table-cell office:value-type="float" office:value="1.937114" calcext:value-type="float">
            <text:p>1.937114</text:p>
          </table:table-cell>
          <table:table-cell office:value-type="float" office:value="1.632549" calcext:value-type="float">
            <text:p>1.632549</text:p>
          </table:table-cell>
          <table:table-cell office:value-type="float" office:value="3.637338" calcext:value-type="float">
            <text:p>3.637338</text:p>
          </table:table-cell>
          <table:table-cell office:value-type="float" office:value="5.60647" calcext:value-type="float">
            <text:p>5.60647</text:p>
          </table:table-cell>
          <table:table-cell office:value-type="float" office:value="5.60172" calcext:value-type="float">
            <text:p>5.60172</text:p>
          </table:table-cell>
          <table:table-cell office:value-type="float" office:value="5.859579" calcext:value-type="float">
            <text:p>5.859579</text:p>
          </table:table-cell>
          <table:table-cell office:value-type="float" office:value="5.916272" calcext:value-type="float">
            <text:p>5.916272</text:p>
          </table:table-cell>
          <table:table-cell office:value-type="float" office:value="6.121493" calcext:value-type="float">
            <text:p>6.121493</text:p>
          </table:table-cell>
          <table:table-cell office:value-type="float" office:value="6.588188" calcext:value-type="float">
            <text:p>6.588188</text:p>
          </table:table-cell>
          <table:table-cell office:value-type="float" office:value="0" calcext:value-type="float">
            <text:p>0</text:p>
          </table:table-cell>
          <table:table-cell office:value-type="float" office:value="5.599214" calcext:value-type="float">
            <text:p>5.5992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5062002" calcext:value-type="float">
            <text:p>5062002</text:p>
          </table:table-cell>
          <table:table-cell office:value-type="float" office:value="1.135995" calcext:value-type="float">
            <text:p>1.135995</text:p>
          </table:table-cell>
          <table:table-cell office:value-type="float" office:value="136.8534" calcext:value-type="float">
            <text:p>136.8534</text:p>
          </table:table-cell>
          <table:table-cell office:value-type="float" office:value="0" calcext:value-type="float">
            <text:p>0</text:p>
          </table:table-cell>
          <table:table-cell office:value-type="float" office:value="-0.216502" calcext:value-type="float">
            <text:p>-0.216502</text:p>
          </table:table-cell>
          <table:table-cell office:value-type="float" office:value="22.87002" calcext:value-type="float">
            <text:p>22.87002</text:p>
          </table:table-cell>
          <table:table-cell office:value-type="float" office:value="0.00003514408" calcext:value-type="float">
            <text:p>3.514408E-05</text:p>
          </table:table-cell>
          <table:table-cell office:value-type="float" office:value="0.000002311572" calcext:value-type="float">
            <text:p>2.311572E-06</text:p>
          </table:table-cell>
          <table:table-cell office:value-type="float" office:value="0.0001339922" calcext:value-type="float">
            <text:p>0.0001339922</text:p>
          </table:table-cell>
          <table:table-cell office:value-type="float" office:value="-0.0008692069" calcext:value-type="float">
            <text:p>-0.0008692069</text:p>
          </table:table-cell>
          <table:table-cell office:value-type="float" office:value="1181.91" calcext:value-type="float">
            <text:p>1181.91</text:p>
          </table:table-cell>
          <table:table-cell office:value-type="float" office:value="1.390606" calcext:value-type="float">
            <text:p>1.390606</text:p>
          </table:table-cell>
          <table:table-cell office:value-type="float" office:value="0" calcext:value-type="float">
            <text:p>0</text:p>
          </table:table-cell>
          <table:table-cell office:value-type="float" office:value="0.3982762" calcext:value-type="float">
            <text:p>0.3982762</text:p>
          </table:table-cell>
          <table:table-cell office:value-type="float" office:value="0.04286185" calcext:value-type="float">
            <text:p>0.04286185</text:p>
          </table:table-cell>
          <table:table-cell office:value-type="float" office:value="0.01210542" calcext:value-type="float">
            <text:p>0.01210542</text:p>
          </table:table-cell>
          <table:table-cell office:value-type="float" office:value="0.008824977" calcext:value-type="float">
            <text:p>0.008824977</text:p>
          </table:table-cell>
          <table:table-cell office:value-type="float" office:value="0.007797477" calcext:value-type="float">
            <text:p>0.007797477</text:p>
          </table:table-cell>
          <table:table-cell office:value-type="float" office:value="0.004632387" calcext:value-type="float">
            <text:p>0.004632387</text:p>
          </table:table-cell>
          <table:table-cell office:value-type="float" office:value="0.01278933" calcext:value-type="float">
            <text:p>0.01278933</text:p>
          </table:table-cell>
          <table:table-cell office:value-type="float" office:value="0.05356373" calcext:value-type="float">
            <text:p>0.05356373</text:p>
          </table:table-cell>
          <table:table-cell office:value-type="float" office:value="0.1074643" calcext:value-type="float">
            <text:p>0.1074643</text:p>
          </table:table-cell>
          <table:table-cell office:value-type="float" office:value="0.1202834" calcext:value-type="float">
            <text:p>0.1202834</text:p>
          </table:table-cell>
          <table:table-cell office:value-type="float" office:value="0.1219878" calcext:value-type="float">
            <text:p>0.1219878</text:p>
          </table:table-cell>
          <table:table-cell office:value-type="float" office:value="0.1223729" calcext:value-type="float">
            <text:p>0.1223729</text:p>
          </table:table-cell>
          <table:table-cell office:value-type="float" office:value="0.1243947" calcext:value-type="float">
            <text:p>0.1243947</text:p>
          </table:table-cell>
          <table:table-cell office:value-type="float" office:value="0.1292599" calcext:value-type="float">
            <text:p>0.1292599</text:p>
          </table:table-cell>
          <table:table-cell office:value-type="float" office:value="0" calcext:value-type="float">
            <text:p>0</text:p>
          </table:table-cell>
          <table:table-cell office:value-type="float" office:value="26.33807" calcext:value-type="float">
            <text:p>26.33807</text:p>
          </table:table-cell>
          <table:table-cell office:value-type="float" office:value="22.59207" calcext:value-type="float">
            <text:p>22.59207</text:p>
          </table:table-cell>
          <table:table-cell office:value-type="float" office:value="10.80925" calcext:value-type="float">
            <text:p>10.80925</text:p>
          </table:table-cell>
          <table:table-cell office:value-type="float" office:value="6.056074" calcext:value-type="float">
            <text:p>6.056074</text:p>
          </table:table-cell>
          <table:table-cell office:value-type="float" office:value="4.466687" calcext:value-type="float">
            <text:p>4.466687</text:p>
          </table:table-cell>
          <table:table-cell office:value-type="float" office:value="1.933835" calcext:value-type="float">
            <text:p>1.933835</text:p>
          </table:table-cell>
          <table:table-cell office:value-type="float" office:value="1.631188" calcext:value-type="float">
            <text:p>1.631188</text:p>
          </table:table-cell>
          <table:table-cell office:value-type="float" office:value="3.639749" calcext:value-type="float">
            <text:p>3.639749</text:p>
          </table:table-cell>
          <table:table-cell office:value-type="float" office:value="5.612328" calcext:value-type="float">
            <text:p>5.612328</text:p>
          </table:table-cell>
          <table:table-cell office:value-type="float" office:value="5.610262" calcext:value-type="float">
            <text:p>5.610262</text:p>
          </table:table-cell>
          <table:table-cell office:value-type="float" office:value="5.868176" calcext:value-type="float">
            <text:p>5.868176</text:p>
          </table:table-cell>
          <table:table-cell office:value-type="float" office:value="5.924687" calcext:value-type="float">
            <text:p>5.924687</text:p>
          </table:table-cell>
          <table:table-cell office:value-type="float" office:value="6.129944" calcext:value-type="float">
            <text:p>6.129944</text:p>
          </table:table-cell>
          <table:table-cell office:value-type="float" office:value="6.597118" calcext:value-type="float">
            <text:p>6.597118</text:p>
          </table:table-cell>
          <table:table-cell office:value-type="float" office:value="0" calcext:value-type="float">
            <text:p>0</text:p>
          </table:table-cell>
          <table:table-cell office:value-type="float" office:value="4.964309" calcext:value-type="float">
            <text:p>4.9643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6062002" calcext:value-type="float">
            <text:p>6062002</text:p>
          </table:table-cell>
          <table:table-cell office:value-type="float" office:value="1.130677" calcext:value-type="float">
            <text:p>1.130677</text:p>
          </table:table-cell>
          <table:table-cell office:value-type="float" office:value="136.8439" calcext:value-type="float">
            <text:p>136.8439</text:p>
          </table:table-cell>
          <table:table-cell office:value-type="float" office:value="0" calcext:value-type="float">
            <text:p>0</text:p>
          </table:table-cell>
          <table:table-cell office:value-type="float" office:value="-0.2389069" calcext:value-type="float">
            <text:p>-0.2389069</text:p>
          </table:table-cell>
          <table:table-cell office:value-type="float" office:value="22.8904" calcext:value-type="float">
            <text:p>22.8904</text:p>
          </table:table-cell>
          <table:table-cell office:value-type="float" office:value="0.00003514408" calcext:value-type="float">
            <text:p>3.514408E-05</text:p>
          </table:table-cell>
          <table:table-cell office:value-type="float" office:value="0.000002311572" calcext:value-type="float">
            <text:p>2.311572E-06</text:p>
          </table:table-cell>
          <table:table-cell office:value-type="float" office:value="0.0001339922" calcext:value-type="float">
            <text:p>0.0001339922</text:p>
          </table:table-cell>
          <table:table-cell office:value-type="float" office:value="-0.0008692069" calcext:value-type="float">
            <text:p>-0.0008692069</text:p>
          </table:table-cell>
          <table:table-cell office:value-type="float" office:value="1181.881" calcext:value-type="float">
            <text:p>1181.881</text:p>
          </table:table-cell>
          <table:table-cell office:value-type="float" office:value="1.386469" calcext:value-type="float">
            <text:p>1.386469</text:p>
          </table:table-cell>
          <table:table-cell office:value-type="float" office:value="0" calcext:value-type="float">
            <text:p>0</text:p>
          </table:table-cell>
          <table:table-cell office:value-type="float" office:value="0.4129932" calcext:value-type="float">
            <text:p>0.4129932</text:p>
          </table:table-cell>
          <table:table-cell office:value-type="float" office:value="0.03824276" calcext:value-type="float">
            <text:p>0.03824276</text:p>
          </table:table-cell>
          <table:table-cell office:value-type="float" office:value="0.01316313" calcext:value-type="float">
            <text:p>0.01316313</text:p>
          </table:table-cell>
          <table:table-cell office:value-type="float" office:value="0.009468195" calcext:value-type="float">
            <text:p>0.009468195</text:p>
          </table:table-cell>
          <table:table-cell office:value-type="float" office:value="0.008278889" calcext:value-type="float">
            <text:p>0.008278889</text:p>
          </table:table-cell>
          <table:table-cell office:value-type="float" office:value="0.00476027" calcext:value-type="float">
            <text:p>0.00476027</text:p>
          </table:table-cell>
          <table:table-cell office:value-type="float" office:value="0.01239123" calcext:value-type="float">
            <text:p>0.01239123</text:p>
          </table:table-cell>
          <table:table-cell office:value-type="float" office:value="0.0532756" calcext:value-type="float">
            <text:p>0.0532756</text:p>
          </table:table-cell>
          <table:table-cell office:value-type="float" office:value="0.1048618" calcext:value-type="float">
            <text:p>0.1048618</text:p>
          </table:table-cell>
          <table:table-cell office:value-type="float" office:value="0.120408" calcext:value-type="float">
            <text:p>0.120408</text:p>
          </table:table-cell>
          <table:table-cell office:value-type="float" office:value="0.1220891" calcext:value-type="float">
            <text:p>0.1220891</text:p>
          </table:table-cell>
          <table:table-cell office:value-type="float" office:value="0.1224658" calcext:value-type="float">
            <text:p>0.1224658</text:p>
          </table:table-cell>
          <table:table-cell office:value-type="float" office:value="0.1244853" calcext:value-type="float">
            <text:p>0.1244853</text:p>
          </table:table-cell>
          <table:table-cell office:value-type="float" office:value="0.1293552" calcext:value-type="float">
            <text:p>0.1293552</text:p>
          </table:table-cell>
          <table:table-cell office:value-type="float" office:value="0" calcext:value-type="float">
            <text:p>0</text:p>
          </table:table-cell>
          <table:table-cell office:value-type="float" office:value="26.36938" calcext:value-type="float">
            <text:p>26.36938</text:p>
          </table:table-cell>
          <table:table-cell office:value-type="float" office:value="22.52206" calcext:value-type="float">
            <text:p>22.52206</text:p>
          </table:table-cell>
          <table:table-cell office:value-type="float" office:value="10.77651" calcext:value-type="float">
            <text:p>10.77651</text:p>
          </table:table-cell>
          <table:table-cell office:value-type="float" office:value="6.038509" calcext:value-type="float">
            <text:p>6.038509</text:p>
          </table:table-cell>
          <table:table-cell office:value-type="float" office:value="4.454262" calcext:value-type="float">
            <text:p>4.454262</text:p>
          </table:table-cell>
          <table:table-cell office:value-type="float" office:value="1.930611" calcext:value-type="float">
            <text:p>1.930611</text:p>
          </table:table-cell>
          <table:table-cell office:value-type="float" office:value="1.629723" calcext:value-type="float">
            <text:p>1.629723</text:p>
          </table:table-cell>
          <table:table-cell office:value-type="float" office:value="3.641994" calcext:value-type="float">
            <text:p>3.641994</text:p>
          </table:table-cell>
          <table:table-cell office:value-type="float" office:value="5.617508" calcext:value-type="float">
            <text:p>5.617508</text:p>
          </table:table-cell>
          <table:table-cell office:value-type="float" office:value="5.618805" calcext:value-type="float">
            <text:p>5.618805</text:p>
          </table:table-cell>
          <table:table-cell office:value-type="float" office:value="5.876774" calcext:value-type="float">
            <text:p>5.876774</text:p>
          </table:table-cell>
          <table:table-cell office:value-type="float" office:value="5.933096" calcext:value-type="float">
            <text:p>5.933096</text:p>
          </table:table-cell>
          <table:table-cell office:value-type="float" office:value="6.138394" calcext:value-type="float">
            <text:p>6.138394</text:p>
          </table:table-cell>
          <table:table-cell office:value-type="float" office:value="6.606051" calcext:value-type="float">
            <text:p>6.606051</text:p>
          </table:table-cell>
          <table:table-cell office:value-type="float" office:value="0" calcext:value-type="float">
            <text:p>0</text:p>
          </table:table-cell>
          <table:table-cell office:value-type="float" office:value="4.567417" calcext:value-type="float">
            <text:p>4.5674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7062002" calcext:value-type="float">
            <text:p>7062002</text:p>
          </table:table-cell>
          <table:table-cell office:value-type="float" office:value="1.125036" calcext:value-type="float">
            <text:p>1.125036</text:p>
          </table:table-cell>
          <table:table-cell office:value-type="float" office:value="136.8335" calcext:value-type="float">
            <text:p>136.8335</text:p>
          </table:table-cell>
          <table:table-cell office:value-type="float" office:value="0" calcext:value-type="float">
            <text:p>0</text:p>
          </table:table-cell>
          <table:table-cell office:value-type="float" office:value="-0.2625567" calcext:value-type="float">
            <text:p>-0.2625567</text:p>
          </table:table-cell>
          <table:table-cell office:value-type="float" office:value="22.91067" calcext:value-type="float">
            <text:p>22.91067</text:p>
          </table:table-cell>
          <table:table-cell office:value-type="float" office:value="0.00003514408" calcext:value-type="float">
            <text:p>3.514408E-05</text:p>
          </table:table-cell>
          <table:table-cell office:value-type="float" office:value="0.000002311572" calcext:value-type="float">
            <text:p>2.311572E-06</text:p>
          </table:table-cell>
          <table:table-cell office:value-type="float" office:value="0.0001339922" calcext:value-type="float">
            <text:p>0.0001339922</text:p>
          </table:table-cell>
          <table:table-cell office:value-type="float" office:value="-0.0008692069" calcext:value-type="float">
            <text:p>-0.0008692069</text:p>
          </table:table-cell>
          <table:table-cell office:value-type="float" office:value="1181.852" calcext:value-type="float">
            <text:p>1181.852</text:p>
          </table:table-cell>
          <table:table-cell office:value-type="float" office:value="1.381564" calcext:value-type="float">
            <text:p>1.381564</text:p>
          </table:table-cell>
          <table:table-cell office:value-type="float" office:value="0" calcext:value-type="float">
            <text:p>0</text:p>
          </table:table-cell>
          <table:table-cell office:value-type="float" office:value="0.3812157" calcext:value-type="float">
            <text:p>0.3812157</text:p>
          </table:table-cell>
          <table:table-cell office:value-type="float" office:value="0.03610294" calcext:value-type="float">
            <text:p>0.03610294</text:p>
          </table:table-cell>
          <table:table-cell office:value-type="float" office:value="0.01391101" calcext:value-type="float">
            <text:p>0.01391101</text:p>
          </table:table-cell>
          <table:table-cell office:value-type="float" office:value="0.01005466" calcext:value-type="float">
            <text:p>0.01005466</text:p>
          </table:table-cell>
          <table:table-cell office:value-type="float" office:value="0.008774049" calcext:value-type="float">
            <text:p>0.008774049</text:p>
          </table:table-cell>
          <table:table-cell office:value-type="float" office:value="0.004927667" calcext:value-type="float">
            <text:p>0.004927667</text:p>
          </table:table-cell>
          <table:table-cell office:value-type="float" office:value="0.01215515" calcext:value-type="float">
            <text:p>0.01215515</text:p>
          </table:table-cell>
          <table:table-cell office:value-type="float" office:value="0.05362706" calcext:value-type="float">
            <text:p>0.05362706</text:p>
          </table:table-cell>
          <table:table-cell office:value-type="float" office:value="0.1052225" calcext:value-type="float">
            <text:p>0.1052225</text:p>
          </table:table-cell>
          <table:table-cell office:value-type="float" office:value="0.1204836" calcext:value-type="float">
            <text:p>0.1204836</text:p>
          </table:table-cell>
          <table:table-cell office:value-type="float" office:value="0.1221899" calcext:value-type="float">
            <text:p>0.1221899</text:p>
          </table:table-cell>
          <table:table-cell office:value-type="float" office:value="0.1225583" calcext:value-type="float">
            <text:p>0.1225583</text:p>
          </table:table-cell>
          <table:table-cell office:value-type="float" office:value="0.1245758" calcext:value-type="float">
            <text:p>0.1245758</text:p>
          </table:table-cell>
          <table:table-cell office:value-type="float" office:value="0.1294504" calcext:value-type="float">
            <text:p>0.1294504</text:p>
          </table:table-cell>
          <table:table-cell office:value-type="float" office:value="0" calcext:value-type="float">
            <text:p>0</text:p>
          </table:table-cell>
          <table:table-cell office:value-type="float" office:value="26.40024" calcext:value-type="float">
            <text:p>26.40024</text:p>
          </table:table-cell>
          <table:table-cell office:value-type="float" office:value="22.45265" calcext:value-type="float">
            <text:p>22.45265</text:p>
          </table:table-cell>
          <table:table-cell office:value-type="float" office:value="10.74483" calcext:value-type="float">
            <text:p>10.74483</text:p>
          </table:table-cell>
          <table:table-cell office:value-type="float" office:value="6.021575" calcext:value-type="float">
            <text:p>6.021575</text:p>
          </table:table-cell>
          <table:table-cell office:value-type="float" office:value="4.442287" calcext:value-type="float">
            <text:p>4.442287</text:p>
          </table:table-cell>
          <table:table-cell office:value-type="float" office:value="1.927473" calcext:value-type="float">
            <text:p>1.927473</text:p>
          </table:table-cell>
          <table:table-cell office:value-type="float" office:value="1.628205" calcext:value-type="float">
            <text:p>1.628205</text:p>
          </table:table-cell>
          <table:table-cell office:value-type="float" office:value="3.644253" calcext:value-type="float">
            <text:p>3.644253</text:p>
          </table:table-cell>
          <table:table-cell office:value-type="float" office:value="5.622264" calcext:value-type="float">
            <text:p>5.622264</text:p>
          </table:table-cell>
          <table:table-cell office:value-type="float" office:value="5.627312" calcext:value-type="float">
            <text:p>5.627312</text:p>
          </table:table-cell>
          <table:table-cell office:value-type="float" office:value="5.885372" calcext:value-type="float">
            <text:p>5.885372</text:p>
          </table:table-cell>
          <table:table-cell office:value-type="float" office:value="5.941511" calcext:value-type="float">
            <text:p>5.941511</text:p>
          </table:table-cell>
          <table:table-cell office:value-type="float" office:value="6.146845" calcext:value-type="float">
            <text:p>6.146845</text:p>
          </table:table-cell>
          <table:table-cell office:value-type="float" office:value="6.614943" calcext:value-type="float">
            <text:p>6.614943</text:p>
          </table:table-cell>
          <table:table-cell office:value-type="float" office:value="0" calcext:value-type="float">
            <text:p>0</text:p>
          </table:table-cell>
          <table:table-cell office:value-type="float" office:value="3.45405" calcext:value-type="float">
            <text:p>3.454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8062002" calcext:value-type="float">
            <text:p>8062002</text:p>
          </table:table-cell>
          <table:table-cell office:value-type="float" office:value="1.119529" calcext:value-type="float">
            <text:p>1.119529</text:p>
          </table:table-cell>
          <table:table-cell office:value-type="float" office:value="136.8226" calcext:value-type="float">
            <text:p>136.8226</text:p>
          </table:table-cell>
          <table:table-cell office:value-type="float" office:value="0" calcext:value-type="float">
            <text:p>0</text:p>
          </table:table-cell>
          <table:table-cell office:value-type="float" office:value="-0.2855938" calcext:value-type="float">
            <text:p>-0.2855938</text:p>
          </table:table-cell>
          <table:table-cell office:value-type="float" office:value="22.93141" calcext:value-type="float">
            <text:p>22.93141</text:p>
          </table:table-cell>
          <table:table-cell office:value-type="float" office:value="0.00003514408" calcext:value-type="float">
            <text:p>3.514408E-05</text:p>
          </table:table-cell>
          <table:table-cell office:value-type="float" office:value="0.000002311572" calcext:value-type="float">
            <text:p>2.311572E-06</text:p>
          </table:table-cell>
          <table:table-cell office:value-type="float" office:value="0.0001339922" calcext:value-type="float">
            <text:p>0.0001339922</text:p>
          </table:table-cell>
          <table:table-cell office:value-type="float" office:value="-0.0008692069" calcext:value-type="float">
            <text:p>-0.0008692069</text:p>
          </table:table-cell>
          <table:table-cell office:value-type="float" office:value="1181.823" calcext:value-type="float">
            <text:p>1181.823</text:p>
          </table:table-cell>
          <table:table-cell office:value-type="float" office:value="1.377334" calcext:value-type="float">
            <text:p>1.377334</text:p>
          </table:table-cell>
          <table:table-cell office:value-type="float" office:value="0" calcext:value-type="float">
            <text:p>0</text:p>
          </table:table-cell>
          <table:table-cell office:value-type="float" office:value="0.3354991" calcext:value-type="float">
            <text:p>0.3354991</text:p>
          </table:table-cell>
          <table:table-cell office:value-type="float" office:value="0.03304947" calcext:value-type="float">
            <text:p>0.03304947</text:p>
          </table:table-cell>
          <table:table-cell office:value-type="float" office:value="0.01438718" calcext:value-type="float">
            <text:p>0.01438718</text:p>
          </table:table-cell>
          <table:table-cell office:value-type="float" office:value="0.01042991" calcext:value-type="float">
            <text:p>0.01042991</text:p>
          </table:table-cell>
          <table:table-cell office:value-type="float" office:value="0.00909815" calcext:value-type="float">
            <text:p>0.00909815</text:p>
          </table:table-cell>
          <table:table-cell office:value-type="float" office:value="0.00503905" calcext:value-type="float">
            <text:p>0.00503905</text:p>
          </table:table-cell>
          <table:table-cell office:value-type="float" office:value="0.01201912" calcext:value-type="float">
            <text:p>0.01201912</text:p>
          </table:table-cell>
          <table:table-cell office:value-type="float" office:value="0.05441088" calcext:value-type="float">
            <text:p>0.05441088</text:p>
          </table:table-cell>
          <table:table-cell office:value-type="float" office:value="0.1108106" calcext:value-type="float">
            <text:p>0.1108106</text:p>
          </table:table-cell>
          <table:table-cell office:value-type="float" office:value="0.1190315" calcext:value-type="float">
            <text:p>0.1190315</text:p>
          </table:table-cell>
          <table:table-cell office:value-type="float" office:value="0.1222883" calcext:value-type="float">
            <text:p>0.1222883</text:p>
          </table:table-cell>
          <table:table-cell office:value-type="float" office:value="0.1226507" calcext:value-type="float">
            <text:p>0.1226507</text:p>
          </table:table-cell>
          <table:table-cell office:value-type="float" office:value="0.1246666" calcext:value-type="float">
            <text:p>0.1246666</text:p>
          </table:table-cell>
          <table:table-cell office:value-type="float" office:value="0.1295457" calcext:value-type="float">
            <text:p>0.1295457</text:p>
          </table:table-cell>
          <table:table-cell office:value-type="float" office:value="0" calcext:value-type="float">
            <text:p>0</text:p>
          </table:table-cell>
          <table:table-cell office:value-type="float" office:value="26.42646" calcext:value-type="float">
            <text:p>26.42646</text:p>
          </table:table-cell>
          <table:table-cell office:value-type="float" office:value="22.38363" calcext:value-type="float">
            <text:p>22.38363</text:p>
          </table:table-cell>
          <table:table-cell office:value-type="float" office:value="10.71397" calcext:value-type="float">
            <text:p>10.71397</text:p>
          </table:table-cell>
          <table:table-cell office:value-type="float" office:value="6.005126" calcext:value-type="float">
            <text:p>6.005126</text:p>
          </table:table-cell>
          <table:table-cell office:value-type="float" office:value="4.430683" calcext:value-type="float">
            <text:p>4.430683</text:p>
          </table:table-cell>
          <table:table-cell office:value-type="float" office:value="1.924412" calcext:value-type="float">
            <text:p>1.924412</text:p>
          </table:table-cell>
          <table:table-cell office:value-type="float" office:value="1.626666" calcext:value-type="float">
            <text:p>1.626666</text:p>
          </table:table-cell>
          <table:table-cell office:value-type="float" office:value="3.646662" calcext:value-type="float">
            <text:p>3.646662</text:p>
          </table:table-cell>
          <table:table-cell office:value-type="float" office:value="5.627961" calcext:value-type="float">
            <text:p>5.627961</text:p>
          </table:table-cell>
          <table:table-cell office:value-type="float" office:value="5.635673" calcext:value-type="float">
            <text:p>5.635673</text:p>
          </table:table-cell>
          <table:table-cell office:value-type="float" office:value="5.89397" calcext:value-type="float">
            <text:p>5.89397</text:p>
          </table:table-cell>
          <table:table-cell office:value-type="float" office:value="5.949923" calcext:value-type="float">
            <text:p>5.949923</text:p>
          </table:table-cell>
          <table:table-cell office:value-type="float" office:value="6.155295" calcext:value-type="float">
            <text:p>6.155295</text:p>
          </table:table-cell>
          <table:table-cell office:value-type="float" office:value="6.623843" calcext:value-type="float">
            <text:p>6.623843</text:p>
          </table:table-cell>
          <table:table-cell office:value-type="float" office:value="0" calcext:value-type="float">
            <text:p>0</text:p>
          </table:table-cell>
          <table:table-cell office:value-type="float" office:value="2.576423" calcext:value-type="float">
            <text:p>2.5764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9062002" calcext:value-type="float">
            <text:p>9062002</text:p>
          </table:table-cell>
          <table:table-cell office:value-type="float" office:value="1.114628" calcext:value-type="float">
            <text:p>1.114628</text:p>
          </table:table-cell>
          <table:table-cell office:value-type="float" office:value="136.8119" calcext:value-type="float">
            <text:p>136.8119</text:p>
          </table:table-cell>
          <table:table-cell office:value-type="float" office:value="0" calcext:value-type="float">
            <text:p>0</text:p>
          </table:table-cell>
          <table:table-cell office:value-type="float" office:value="-0.3084347" calcext:value-type="float">
            <text:p>-0.3084347</text:p>
          </table:table-cell>
          <table:table-cell office:value-type="float" office:value="22.95226" calcext:value-type="float">
            <text:p>22.95226</text:p>
          </table:table-cell>
          <table:table-cell office:value-type="float" office:value="0.00003514408" calcext:value-type="float">
            <text:p>3.514408E-05</text:p>
          </table:table-cell>
          <table:table-cell office:value-type="float" office:value="0.000002311572" calcext:value-type="float">
            <text:p>2.311572E-06</text:p>
          </table:table-cell>
          <table:table-cell office:value-type="float" office:value="0.0001339922" calcext:value-type="float">
            <text:p>0.0001339922</text:p>
          </table:table-cell>
          <table:table-cell office:value-type="float" office:value="-0.0008692069" calcext:value-type="float">
            <text:p>-0.0008692069</text:p>
          </table:table-cell>
          <table:table-cell office:value-type="float" office:value="1181.794" calcext:value-type="float">
            <text:p>1181.794</text:p>
          </table:table-cell>
          <table:table-cell office:value-type="float" office:value="1.375061" calcext:value-type="float">
            <text:p>1.375061</text:p>
          </table:table-cell>
          <table:table-cell office:value-type="float" office:value="0" calcext:value-type="float">
            <text:p>0</text:p>
          </table:table-cell>
          <table:table-cell office:value-type="float" office:value="0.284631" calcext:value-type="float">
            <text:p>0.284631</text:p>
          </table:table-cell>
          <table:table-cell office:value-type="float" office:value="0.03040859" calcext:value-type="float">
            <text:p>0.03040859</text:p>
          </table:table-cell>
          <table:table-cell office:value-type="float" office:value="0.01392021" calcext:value-type="float">
            <text:p>0.01392021</text:p>
          </table:table-cell>
          <table:table-cell office:value-type="float" office:value="0.01015506" calcext:value-type="float">
            <text:p>0.01015506</text:p>
          </table:table-cell>
          <table:table-cell office:value-type="float" office:value="0.008950529" calcext:value-type="float">
            <text:p>0.008950529</text:p>
          </table:table-cell>
          <table:table-cell office:value-type="float" office:value="0.005032465" calcext:value-type="float">
            <text:p>0.005032465</text:p>
          </table:table-cell>
          <table:table-cell office:value-type="float" office:value="0.01184407" calcext:value-type="float">
            <text:p>0.01184407</text:p>
          </table:table-cell>
          <table:table-cell office:value-type="float" office:value="0.05481251" calcext:value-type="float">
            <text:p>0.05481251</text:p>
          </table:table-cell>
          <table:table-cell office:value-type="float" office:value="0.1139776" calcext:value-type="float">
            <text:p>0.1139776</text:p>
          </table:table-cell>
          <table:table-cell office:value-type="float" office:value="0.1159467" calcext:value-type="float">
            <text:p>0.1159467</text:p>
          </table:table-cell>
          <table:table-cell office:value-type="float" office:value="0.1223809" calcext:value-type="float">
            <text:p>0.1223809</text:p>
          </table:table-cell>
          <table:table-cell office:value-type="float" office:value="0.122743" calcext:value-type="float">
            <text:p>0.122743</text:p>
          </table:table-cell>
          <table:table-cell office:value-type="float" office:value="0.1247574" calcext:value-type="float">
            <text:p>0.1247574</text:p>
          </table:table-cell>
          <table:table-cell office:value-type="float" office:value="0.1296406" calcext:value-type="float">
            <text:p>0.1296406</text:p>
          </table:table-cell>
          <table:table-cell office:value-type="float" office:value="0" calcext:value-type="float">
            <text:p>0</text:p>
          </table:table-cell>
          <table:table-cell office:value-type="float" office:value="26.4462" calcext:value-type="float">
            <text:p>26.4462</text:p>
          </table:table-cell>
          <table:table-cell office:value-type="float" office:value="22.31435" calcext:value-type="float">
            <text:p>22.31435</text:p>
          </table:table-cell>
          <table:table-cell office:value-type="float" office:value="10.68349" calcext:value-type="float">
            <text:p>10.68349</text:p>
          </table:table-cell>
          <table:table-cell office:value-type="float" office:value="5.988945" calcext:value-type="float">
            <text:p>5.988945</text:p>
          </table:table-cell>
          <table:table-cell office:value-type="float" office:value="4.419297" calcext:value-type="float">
            <text:p>4.419297</text:p>
          </table:table-cell>
          <table:table-cell office:value-type="float" office:value="1.921409" calcext:value-type="float">
            <text:p>1.921409</text:p>
          </table:table-cell>
          <table:table-cell office:value-type="float" office:value="1.625103" calcext:value-type="float">
            <text:p>1.625103</text:p>
          </table:table-cell>
          <table:table-cell office:value-type="float" office:value="3.649202" calcext:value-type="float">
            <text:p>3.649202</text:p>
          </table:table-cell>
          <table:table-cell office:value-type="float" office:value="5.634562" calcext:value-type="float">
            <text:p>5.634562</text:p>
          </table:table-cell>
          <table:table-cell office:value-type="float" office:value="5.643433" calcext:value-type="float">
            <text:p>5.643433</text:p>
          </table:table-cell>
          <table:table-cell office:value-type="float" office:value="5.902568" calcext:value-type="float">
            <text:p>5.902568</text:p>
          </table:table-cell>
          <table:table-cell office:value-type="float" office:value="5.958334" calcext:value-type="float">
            <text:p>5.958334</text:p>
          </table:table-cell>
          <table:table-cell office:value-type="float" office:value="6.163746" calcext:value-type="float">
            <text:p>6.163746</text:p>
          </table:table-cell>
          <table:table-cell office:value-type="float" office:value="6.632734" calcext:value-type="float">
            <text:p>6.632734</text:p>
          </table:table-cell>
          <table:table-cell office:value-type="float" office:value="0" calcext:value-type="float">
            <text:p>0</text:p>
          </table:table-cell>
          <table:table-cell office:value-type="float" office:value="2.109467" calcext:value-type="float">
            <text:p>2.1094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0062002" calcext:value-type="float">
            <text:p>10062002</text:p>
          </table:table-cell>
          <table:table-cell office:value-type="float" office:value="1.110281" calcext:value-type="float">
            <text:p>1.110281</text:p>
          </table:table-cell>
          <table:table-cell office:value-type="float" office:value="136.802" calcext:value-type="float">
            <text:p>136.802</text:p>
          </table:table-cell>
          <table:table-cell office:value-type="float" office:value="0" calcext:value-type="float">
            <text:p>0</text:p>
          </table:table-cell>
          <table:table-cell office:value-type="float" office:value="-0.3312023" calcext:value-type="float">
            <text:p>-0.3312023</text:p>
          </table:table-cell>
          <table:table-cell office:value-type="float" office:value="22.97276" calcext:value-type="float">
            <text:p>22.97276</text:p>
          </table:table-cell>
          <table:table-cell office:value-type="float" office:value="0.00003514408" calcext:value-type="float">
            <text:p>3.514408E-05</text:p>
          </table:table-cell>
          <table:table-cell office:value-type="float" office:value="0.000002314935" calcext:value-type="float">
            <text:p>2.314935E-06</text:p>
          </table:table-cell>
          <table:table-cell office:value-type="float" office:value="0.0001339922" calcext:value-type="float">
            <text:p>0.0001339922</text:p>
          </table:table-cell>
          <table:table-cell office:value-type="float" office:value="-0.0008691954" calcext:value-type="float">
            <text:p>-0.0008691954</text:p>
          </table:table-cell>
          <table:table-cell office:value-type="float" office:value="1181.765" calcext:value-type="float">
            <text:p>1181.765</text:p>
          </table:table-cell>
          <table:table-cell office:value-type="float" office:value="1.373898" calcext:value-type="float">
            <text:p>1.373898</text:p>
          </table:table-cell>
          <table:table-cell office:value-type="float" office:value="0" calcext:value-type="float">
            <text:p>0</text:p>
          </table:table-cell>
          <table:table-cell office:value-type="float" office:value="0.1454362" calcext:value-type="float">
            <text:p>0.1454362</text:p>
          </table:table-cell>
          <table:table-cell office:value-type="float" office:value="0.03194606" calcext:value-type="float">
            <text:p>0.03194606</text:p>
          </table:table-cell>
          <table:table-cell office:value-type="float" office:value="0.0127589" calcext:value-type="float">
            <text:p>0.0127589</text:p>
          </table:table-cell>
          <table:table-cell office:value-type="float" office:value="0.009487513" calcext:value-type="float">
            <text:p>0.009487513</text:p>
          </table:table-cell>
          <table:table-cell office:value-type="float" office:value="0.008519541" calcext:value-type="float">
            <text:p>0.008519541</text:p>
          </table:table-cell>
          <table:table-cell office:value-type="float" office:value="0.004949608" calcext:value-type="float">
            <text:p>0.004949608</text:p>
          </table:table-cell>
          <table:table-cell office:value-type="float" office:value="0.01157577" calcext:value-type="float">
            <text:p>0.01157577</text:p>
          </table:table-cell>
          <table:table-cell office:value-type="float" office:value="0.0550027" calcext:value-type="float">
            <text:p>0.0550027</text:p>
          </table:table-cell>
          <table:table-cell office:value-type="float" office:value="0.1158007" calcext:value-type="float">
            <text:p>0.1158007</text:p>
          </table:table-cell>
          <table:table-cell office:value-type="float" office:value="0.1128937" calcext:value-type="float">
            <text:p>0.1128937</text:p>
          </table:table-cell>
          <table:table-cell office:value-type="float" office:value="0.1224706" calcext:value-type="float">
            <text:p>0.1224706</text:p>
          </table:table-cell>
          <table:table-cell office:value-type="float" office:value="0.1228428" calcext:value-type="float">
            <text:p>0.1228428</text:p>
          </table:table-cell>
          <table:table-cell office:value-type="float" office:value="0.1248481" calcext:value-type="float">
            <text:p>0.1248481</text:p>
          </table:table-cell>
          <table:table-cell office:value-type="float" office:value="0.1297354" calcext:value-type="float">
            <text:p>0.1297354</text:p>
          </table:table-cell>
          <table:table-cell office:value-type="float" office:value="0" calcext:value-type="float">
            <text:p>0</text:p>
          </table:table-cell>
          <table:table-cell office:value-type="float" office:value="26.45362" calcext:value-type="float">
            <text:p>26.45362</text:p>
          </table:table-cell>
          <table:table-cell office:value-type="float" office:value="22.24432" calcext:value-type="float">
            <text:p>22.24432</text:p>
          </table:table-cell>
          <table:table-cell office:value-type="float" office:value="10.65315" calcext:value-type="float">
            <text:p>10.65315</text:p>
          </table:table-cell>
          <table:table-cell office:value-type="float" office:value="5.972836" calcext:value-type="float">
            <text:p>5.972836</text:p>
          </table:table-cell>
          <table:table-cell office:value-type="float" office:value="4.40802" calcext:value-type="float">
            <text:p>4.40802</text:p>
          </table:table-cell>
          <table:table-cell office:value-type="float" office:value="1.91843" calcext:value-type="float">
            <text:p>1.91843</text:p>
          </table:table-cell>
          <table:table-cell office:value-type="float" office:value="1.623507" calcext:value-type="float">
            <text:p>1.623507</text:p>
          </table:table-cell>
          <table:table-cell office:value-type="float" office:value="3.651804" calcext:value-type="float">
            <text:p>3.651804</text:p>
          </table:table-cell>
          <table:table-cell office:value-type="float" office:value="5.641663" calcext:value-type="float">
            <text:p>5.641663</text:p>
          </table:table-cell>
          <table:table-cell office:value-type="float" office:value="5.650442" calcext:value-type="float">
            <text:p>5.650442</text:p>
          </table:table-cell>
          <table:table-cell office:value-type="float" office:value="5.911165" calcext:value-type="float">
            <text:p>5.911165</text:p>
          </table:table-cell>
          <table:table-cell office:value-type="float" office:value="5.966723" calcext:value-type="float">
            <text:p>5.966723</text:p>
          </table:table-cell>
          <table:table-cell office:value-type="float" office:value="6.172197" calcext:value-type="float">
            <text:p>6.172197</text:p>
          </table:table-cell>
          <table:table-cell office:value-type="float" office:value="6.64162" calcext:value-type="float">
            <text:p>6.64162</text:p>
          </table:table-cell>
          <table:table-cell office:value-type="float" office:value="0" calcext:value-type="float">
            <text:p>0</text:p>
          </table:table-cell>
          <table:table-cell office:value-type="float" office:value="1.886875" calcext:value-type="float">
            <text:p>1.8868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1062002" calcext:value-type="float">
            <text:p>11062002</text:p>
          </table:table-cell>
          <table:table-cell office:value-type="float" office:value="1.107782" calcext:value-type="float">
            <text:p>1.107782</text:p>
          </table:table-cell>
          <table:table-cell office:value-type="float" office:value="136.7947" calcext:value-type="float">
            <text:p>136.7947</text:p>
          </table:table-cell>
          <table:table-cell office:value-type="float" office:value="0" calcext:value-type="float">
            <text:p>0</text:p>
          </table:table-cell>
          <table:table-cell office:value-type="float" office:value="-0.352959" calcext:value-type="float">
            <text:p>-0.352959</text:p>
          </table:table-cell>
          <table:table-cell office:value-type="float" office:value="22.99214" calcext:value-type="float">
            <text:p>22.99214</text:p>
          </table:table-cell>
          <table:table-cell office:value-type="float" office:value="0.00003514408" calcext:value-type="float">
            <text:p>3.514408E-05</text:p>
          </table:table-cell>
          <table:table-cell office:value-type="float" office:value="0.00000231499" calcext:value-type="float">
            <text:p>2.31499E-06</text:p>
          </table:table-cell>
          <table:table-cell office:value-type="float" office:value="0.0001339922" calcext:value-type="float">
            <text:p>0.0001339922</text:p>
          </table:table-cell>
          <table:table-cell office:value-type="float" office:value="-0.0008691953" calcext:value-type="float">
            <text:p>-0.0008691953</text:p>
          </table:table-cell>
          <table:table-cell office:value-type="float" office:value="1181.734" calcext:value-type="float">
            <text:p>1181.734</text:p>
          </table:table-cell>
          <table:table-cell office:value-type="float" office:value="1.38113" calcext:value-type="float">
            <text:p>1.38113</text:p>
          </table:table-cell>
          <table:table-cell office:value-type="float" office:value="0" calcext:value-type="float">
            <text:p>0</text:p>
          </table:table-cell>
          <table:table-cell office:value-type="float" office:value="0.03235903" calcext:value-type="float">
            <text:p>0.03235903</text:p>
          </table:table-cell>
          <table:table-cell office:value-type="float" office:value="0.02250243" calcext:value-type="float">
            <text:p>0.02250243</text:p>
          </table:table-cell>
          <table:table-cell office:value-type="float" office:value="0.01177264" calcext:value-type="float">
            <text:p>0.01177264</text:p>
          </table:table-cell>
          <table:table-cell office:value-type="float" office:value="0.00870889" calcext:value-type="float">
            <text:p>0.00870889</text:p>
          </table:table-cell>
          <table:table-cell office:value-type="float" office:value="0.007862232" calcext:value-type="float">
            <text:p>0.007862232</text:p>
          </table:table-cell>
          <table:table-cell office:value-type="float" office:value="0.004762914" calcext:value-type="float">
            <text:p>0.004762914</text:p>
          </table:table-cell>
          <table:table-cell office:value-type="float" office:value="0.01131329" calcext:value-type="float">
            <text:p>0.01131329</text:p>
          </table:table-cell>
          <table:table-cell office:value-type="float" office:value="0.05470952" calcext:value-type="float">
            <text:p>0.05470952</text:p>
          </table:table-cell>
          <table:table-cell office:value-type="float" office:value="0.1163664" calcext:value-type="float">
            <text:p>0.1163664</text:p>
          </table:table-cell>
          <table:table-cell office:value-type="float" office:value="0.110587" calcext:value-type="float">
            <text:p>0.110587</text:p>
          </table:table-cell>
          <table:table-cell office:value-type="float" office:value="0.1225616" calcext:value-type="float">
            <text:p>0.1225616</text:p>
          </table:table-cell>
          <table:table-cell office:value-type="float" office:value="0.1229251" calcext:value-type="float">
            <text:p>0.1229251</text:p>
          </table:table-cell>
          <table:table-cell office:value-type="float" office:value="0.1249388" calcext:value-type="float">
            <text:p>0.1249388</text:p>
          </table:table-cell>
          <table:table-cell office:value-type="float" office:value="0.12983" calcext:value-type="float">
            <text:p>0.12983</text:p>
          </table:table-cell>
          <table:table-cell office:value-type="float" office:value="0" calcext:value-type="float">
            <text:p>0</text:p>
          </table:table-cell>
          <table:table-cell office:value-type="float" office:value="26.41508" calcext:value-type="float">
            <text:p>26.41508</text:p>
          </table:table-cell>
          <table:table-cell office:value-type="float" office:value="22.16924" calcext:value-type="float">
            <text:p>22.16924</text:p>
          </table:table-cell>
          <table:table-cell office:value-type="float" office:value="10.62051" calcext:value-type="float">
            <text:p>10.62051</text:p>
          </table:table-cell>
          <table:table-cell office:value-type="float" office:value="5.955922" calcext:value-type="float">
            <text:p>5.955922</text:p>
          </table:table-cell>
          <table:table-cell office:value-type="float" office:value="4.396268" calcext:value-type="float">
            <text:p>4.396268</text:p>
          </table:table-cell>
          <table:table-cell office:value-type="float" office:value="1.915416" calcext:value-type="float">
            <text:p>1.915416</text:p>
          </table:table-cell>
          <table:table-cell office:value-type="float" office:value="1.621864" calcext:value-type="float">
            <text:p>1.621864</text:p>
          </table:table-cell>
          <table:table-cell office:value-type="float" office:value="3.654398" calcext:value-type="float">
            <text:p>3.654398</text:p>
          </table:table-cell>
          <table:table-cell office:value-type="float" office:value="5.648974" calcext:value-type="float">
            <text:p>5.648974</text:p>
          </table:table-cell>
          <table:table-cell office:value-type="float" office:value="5.656828" calcext:value-type="float">
            <text:p>5.656828</text:p>
          </table:table-cell>
          <table:table-cell office:value-type="float" office:value="5.919763" calcext:value-type="float">
            <text:p>5.919763</text:p>
          </table:table-cell>
          <table:table-cell office:value-type="float" office:value="5.9751" calcext:value-type="float">
            <text:p>5.9751</text:p>
          </table:table-cell>
          <table:table-cell office:value-type="float" office:value="6.180647" calcext:value-type="float">
            <text:p>6.180647</text:p>
          </table:table-cell>
          <table:table-cell office:value-type="float" office:value="6.650465" calcext:value-type="float">
            <text:p>6.650465</text:p>
          </table:table-cell>
          <table:table-cell office:value-type="float" office:value="0" calcext:value-type="float">
            <text:p>0</text:p>
          </table:table-cell>
          <table:table-cell office:value-type="float" office:value="0.2317148" calcext:value-type="float">
            <text:p>0.23171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2062002" calcext:value-type="float">
            <text:p>12062002</text:p>
          </table:table-cell>
          <table:table-cell office:value-type="float" office:value="1.104884" calcext:value-type="float">
            <text:p>1.104884</text:p>
          </table:table-cell>
          <table:table-cell office:value-type="float" office:value="136.7884" calcext:value-type="float">
            <text:p>136.7884</text:p>
          </table:table-cell>
          <table:table-cell office:value-type="float" office:value="0" calcext:value-type="float">
            <text:p>0</text:p>
          </table:table-cell>
          <table:table-cell office:value-type="float" office:value="-0.3736443" calcext:value-type="float">
            <text:p>-0.3736443</text:p>
          </table:table-cell>
          <table:table-cell office:value-type="float" office:value="23.01121" calcext:value-type="float">
            <text:p>23.01121</text:p>
          </table:table-cell>
          <table:table-cell office:value-type="float" office:value="0.00003514408" calcext:value-type="float">
            <text:p>3.514408E-05</text:p>
          </table:table-cell>
          <table:table-cell office:value-type="float" office:value="0.000002315096" calcext:value-type="float">
            <text:p>2.315096E-06</text:p>
          </table:table-cell>
          <table:table-cell office:value-type="float" office:value="0.0001339922" calcext:value-type="float">
            <text:p>0.0001339922</text:p>
          </table:table-cell>
          <table:table-cell office:value-type="float" office:value="-0.000869195" calcext:value-type="float">
            <text:p>-0.000869195</text:p>
          </table:table-cell>
          <table:table-cell office:value-type="float" office:value="1181.703" calcext:value-type="float">
            <text:p>1181.703</text:p>
          </table:table-cell>
          <table:table-cell office:value-type="float" office:value="1.389868" calcext:value-type="float">
            <text:p>1.389868</text:p>
          </table:table-cell>
          <table:table-cell office:value-type="float" office:value="0" calcext:value-type="float">
            <text:p>0</text:p>
          </table:table-cell>
          <table:table-cell office:value-type="float" office:value="0.008796529" calcext:value-type="float">
            <text:p>0.008796529</text:p>
          </table:table-cell>
          <table:table-cell office:value-type="float" office:value="0.01715174" calcext:value-type="float">
            <text:p>0.01715174</text:p>
          </table:table-cell>
          <table:table-cell office:value-type="float" office:value="0.01076726" calcext:value-type="float">
            <text:p>0.01076726</text:p>
          </table:table-cell>
          <table:table-cell office:value-type="float" office:value="0.008052343" calcext:value-type="float">
            <text:p>0.008052343</text:p>
          </table:table-cell>
          <table:table-cell office:value-type="float" office:value="0.007336586" calcext:value-type="float">
            <text:p>0.007336586</text:p>
          </table:table-cell>
          <table:table-cell office:value-type="float" office:value="0.004598461" calcext:value-type="float">
            <text:p>0.004598461</text:p>
          </table:table-cell>
          <table:table-cell office:value-type="float" office:value="0.01101093" calcext:value-type="float">
            <text:p>0.01101093</text:p>
          </table:table-cell>
          <table:table-cell office:value-type="float" office:value="0.05405195" calcext:value-type="float">
            <text:p>0.05405195</text:p>
          </table:table-cell>
          <table:table-cell office:value-type="float" office:value="0.116142" calcext:value-type="float">
            <text:p>0.116142</text:p>
          </table:table-cell>
          <table:table-cell office:value-type="float" office:value="0.1089585" calcext:value-type="float">
            <text:p>0.1089585</text:p>
          </table:table-cell>
          <table:table-cell office:value-type="float" office:value="0.1226553" calcext:value-type="float">
            <text:p>0.1226553</text:p>
          </table:table-cell>
          <table:table-cell office:value-type="float" office:value="0.1230134" calcext:value-type="float">
            <text:p>0.1230134</text:p>
          </table:table-cell>
          <table:table-cell office:value-type="float" office:value="0.1250295" calcext:value-type="float">
            <text:p>0.1250295</text:p>
          </table:table-cell>
          <table:table-cell office:value-type="float" office:value="0.1299246" calcext:value-type="float">
            <text:p>0.1299246</text:p>
          </table:table-cell>
          <table:table-cell office:value-type="float" office:value="0" calcext:value-type="float">
            <text:p>0</text:p>
          </table:table-cell>
          <table:table-cell office:value-type="float" office:value="26.35502" calcext:value-type="float">
            <text:p>26.35502</text:p>
          </table:table-cell>
          <table:table-cell office:value-type="float" office:value="22.09876" calcext:value-type="float">
            <text:p>22.09876</text:p>
          </table:table-cell>
          <table:table-cell office:value-type="float" office:value="10.58922" calcext:value-type="float">
            <text:p>10.58922</text:p>
          </table:table-cell>
          <table:table-cell office:value-type="float" office:value="5.939121" calcext:value-type="float">
            <text:p>5.939121</text:p>
          </table:table-cell>
          <table:table-cell office:value-type="float" office:value="4.384455" calcext:value-type="float">
            <text:p>4.384455</text:p>
          </table:table-cell>
          <table:table-cell office:value-type="float" office:value="1.91236" calcext:value-type="float">
            <text:p>1.91236</text:p>
          </table:table-cell>
          <table:table-cell office:value-type="float" office:value="1.620153" calcext:value-type="float">
            <text:p>1.620153</text:p>
          </table:table-cell>
          <table:table-cell office:value-type="float" office:value="3.65684" calcext:value-type="float">
            <text:p>3.65684</text:p>
          </table:table-cell>
          <table:table-cell office:value-type="float" office:value="5.656263" calcext:value-type="float">
            <text:p>5.656263</text:p>
          </table:table-cell>
          <table:table-cell office:value-type="float" office:value="5.662755" calcext:value-type="float">
            <text:p>5.662755</text:p>
          </table:table-cell>
          <table:table-cell office:value-type="float" office:value="5.92836" calcext:value-type="float">
            <text:p>5.92836</text:p>
          </table:table-cell>
          <table:table-cell office:value-type="float" office:value="5.983472" calcext:value-type="float">
            <text:p>5.983472</text:p>
          </table:table-cell>
          <table:table-cell office:value-type="float" office:value="6.189098" calcext:value-type="float">
            <text:p>6.189098</text:p>
          </table:table-cell>
          <table:table-cell office:value-type="float" office:value="6.659311" calcext:value-type="float">
            <text:p>6.659311</text:p>
          </table:table-cell>
          <table:table-cell office:value-type="float" office:value="0" calcext:value-type="float">
            <text:p>0</text:p>
          </table:table-cell>
          <table:table-cell office:value-type="float" office:value="0.03129263" calcext:value-type="float">
            <text:p>0.031292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3062002" calcext:value-type="float">
            <text:p>13062002</text:p>
          </table:table-cell>
          <table:table-cell office:value-type="float" office:value="1.1011" calcext:value-type="float">
            <text:p>1.1011</text:p>
          </table:table-cell>
          <table:table-cell office:value-type="float" office:value="136.7828" calcext:value-type="float">
            <text:p>136.7828</text:p>
          </table:table-cell>
          <table:table-cell office:value-type="float" office:value="0" calcext:value-type="float">
            <text:p>0</text:p>
          </table:table-cell>
          <table:table-cell office:value-type="float" office:value="-0.393445" calcext:value-type="float">
            <text:p>-0.393445</text:p>
          </table:table-cell>
          <table:table-cell office:value-type="float" office:value="23.02999" calcext:value-type="float">
            <text:p>23.02999</text:p>
          </table:table-cell>
          <table:table-cell office:value-type="float" office:value="0.00003514408" calcext:value-type="float">
            <text:p>3.514408E-05</text:p>
          </table:table-cell>
          <table:table-cell office:value-type="float" office:value="0.000002315096" calcext:value-type="float">
            <text:p>2.315096E-06</text:p>
          </table:table-cell>
          <table:table-cell office:value-type="float" office:value="0.0001339922" calcext:value-type="float">
            <text:p>0.0001339922</text:p>
          </table:table-cell>
          <table:table-cell office:value-type="float" office:value="-0.000869195" calcext:value-type="float">
            <text:p>-0.000869195</text:p>
          </table:table-cell>
          <table:table-cell office:value-type="float" office:value="1181.673" calcext:value-type="float">
            <text:p>1181.673</text:p>
          </table:table-cell>
          <table:table-cell office:value-type="float" office:value="1.396185" calcext:value-type="float">
            <text:p>1.396185</text:p>
          </table:table-cell>
          <table:table-cell office:value-type="float" office:value="0" calcext:value-type="float">
            <text:p>0</text:p>
          </table:table-cell>
          <table:table-cell office:value-type="float" office:value="0.03068773" calcext:value-type="float">
            <text:p>0.03068773</text:p>
          </table:table-cell>
          <table:table-cell office:value-type="float" office:value="0.01855529" calcext:value-type="float">
            <text:p>0.01855529</text:p>
          </table:table-cell>
          <table:table-cell office:value-type="float" office:value="0.01016795" calcext:value-type="float">
            <text:p>0.01016795</text:p>
          </table:table-cell>
          <table:table-cell office:value-type="float" office:value="0.007583472" calcext:value-type="float">
            <text:p>0.007583472</text:p>
          </table:table-cell>
          <table:table-cell office:value-type="float" office:value="0.006895031" calcext:value-type="float">
            <text:p>0.006895031</text:p>
          </table:table-cell>
          <table:table-cell office:value-type="float" office:value="0.004423472" calcext:value-type="float">
            <text:p>0.004423472</text:p>
          </table:table-cell>
          <table:table-cell office:value-type="float" office:value="0.01061329" calcext:value-type="float">
            <text:p>0.01061329</text:p>
          </table:table-cell>
          <table:table-cell office:value-type="float" office:value="0.05269775" calcext:value-type="float">
            <text:p>0.05269775</text:p>
          </table:table-cell>
          <table:table-cell office:value-type="float" office:value="0.1149894" calcext:value-type="float">
            <text:p>0.1149894</text:p>
          </table:table-cell>
          <table:table-cell office:value-type="float" office:value="0.1075964" calcext:value-type="float">
            <text:p>0.1075964</text:p>
          </table:table-cell>
          <table:table-cell office:value-type="float" office:value="0.1227551" calcext:value-type="float">
            <text:p>0.1227551</text:p>
          </table:table-cell>
          <table:table-cell office:value-type="float" office:value="0.1231081" calcext:value-type="float">
            <text:p>0.1231081</text:p>
          </table:table-cell>
          <table:table-cell office:value-type="float" office:value="0.1251203" calcext:value-type="float">
            <text:p>0.1251203</text:p>
          </table:table-cell>
          <table:table-cell office:value-type="float" office:value="0.1300191" calcext:value-type="float">
            <text:p>0.1300191</text:p>
          </table:table-cell>
          <table:table-cell office:value-type="float" office:value="0" calcext:value-type="float">
            <text:p>0</text:p>
          </table:table-cell>
          <table:table-cell office:value-type="float" office:value="26.29754" calcext:value-type="float">
            <text:p>26.29754</text:p>
          </table:table-cell>
          <table:table-cell office:value-type="float" office:value="22.02972" calcext:value-type="float">
            <text:p>22.02972</text:p>
          </table:table-cell>
          <table:table-cell office:value-type="float" office:value="10.55802" calcext:value-type="float">
            <text:p>10.55802</text:p>
          </table:table-cell>
          <table:table-cell office:value-type="float" office:value="5.922341" calcext:value-type="float">
            <text:p>5.922341</text:p>
          </table:table-cell>
          <table:table-cell office:value-type="float" office:value="4.372566" calcext:value-type="float">
            <text:p>4.372566</text:p>
          </table:table-cell>
          <table:table-cell office:value-type="float" office:value="1.909271" calcext:value-type="float">
            <text:p>1.909271</text:p>
          </table:table-cell>
          <table:table-cell office:value-type="float" office:value="1.618372" calcext:value-type="float">
            <text:p>1.618372</text:p>
          </table:table-cell>
          <table:table-cell office:value-type="float" office:value="3.659054" calcext:value-type="float">
            <text:p>3.659054</text:p>
          </table:table-cell>
          <table:table-cell office:value-type="float" office:value="5.663377" calcext:value-type="float">
            <text:p>5.663377</text:p>
          </table:table-cell>
          <table:table-cell office:value-type="float" office:value="5.668346" calcext:value-type="float">
            <text:p>5.668346</text:p>
          </table:table-cell>
          <table:table-cell office:value-type="float" office:value="5.936958" calcext:value-type="float">
            <text:p>5.936958</text:p>
          </table:table-cell>
          <table:table-cell office:value-type="float" office:value="5.991846" calcext:value-type="float">
            <text:p>5.991846</text:p>
          </table:table-cell>
          <table:table-cell office:value-type="float" office:value="6.197548" calcext:value-type="float">
            <text:p>6.197548</text:p>
          </table:table-cell>
          <table:table-cell office:value-type="float" office:value="6.668147" calcext:value-type="float">
            <text:p>6.668147</text:p>
          </table:table-cell>
          <table:table-cell office:value-type="float" office:value="0" calcext:value-type="float">
            <text:p>0</text:p>
          </table:table-cell>
          <table:table-cell office:value-type="float" office:value="0.002160736" calcext:value-type="float">
            <text:p>0.0021607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062002" calcext:value-type="float">
            <text:p>14062002</text:p>
          </table:table-cell>
          <table:table-cell office:value-type="float" office:value="1.093761" calcext:value-type="float">
            <text:p>1.093761</text:p>
          </table:table-cell>
          <table:table-cell office:value-type="float" office:value="136.7762" calcext:value-type="float">
            <text:p>136.7762</text:p>
          </table:table-cell>
          <table:table-cell office:value-type="float" office:value="0" calcext:value-type="float">
            <text:p>0</text:p>
          </table:table-cell>
          <table:table-cell office:value-type="float" office:value="-0.4141054" calcext:value-type="float">
            <text:p>-0.4141054</text:p>
          </table:table-cell>
          <table:table-cell office:value-type="float" office:value="23.04899" calcext:value-type="float">
            <text:p>23.04899</text:p>
          </table:table-cell>
          <table:table-cell office:value-type="float" office:value="0.00003514408" calcext:value-type="float">
            <text:p>3.514408E-05</text:p>
          </table:table-cell>
          <table:table-cell office:value-type="float" office:value="0.000002315096" calcext:value-type="float">
            <text:p>2.315096E-06</text:p>
          </table:table-cell>
          <table:table-cell office:value-type="float" office:value="0.0001339922" calcext:value-type="float">
            <text:p>0.0001339922</text:p>
          </table:table-cell>
          <table:table-cell office:value-type="float" office:value="-0.000869195" calcext:value-type="float">
            <text:p>-0.000869195</text:p>
          </table:table-cell>
          <table:table-cell office:value-type="float" office:value="1181.644" calcext:value-type="float">
            <text:p>1181.644</text:p>
          </table:table-cell>
          <table:table-cell office:value-type="float" office:value="1.386673" calcext:value-type="float">
            <text:p>1.386673</text:p>
          </table:table-cell>
          <table:table-cell office:value-type="float" office:value="0" calcext:value-type="float">
            <text:p>0</text:p>
          </table:table-cell>
          <table:table-cell office:value-type="float" office:value="0.4669386" calcext:value-type="float">
            <text:p>0.4669386</text:p>
          </table:table-cell>
          <table:table-cell office:value-type="float" office:value="0.03033935" calcext:value-type="float">
            <text:p>0.03033935</text:p>
          </table:table-cell>
          <table:table-cell office:value-type="float" office:value="0.01141688" calcext:value-type="float">
            <text:p>0.01141688</text:p>
          </table:table-cell>
          <table:table-cell office:value-type="float" office:value="0.0082774" calcext:value-type="float">
            <text:p>0.0082774</text:p>
          </table:table-cell>
          <table:table-cell office:value-type="float" office:value="0.007329037" calcext:value-type="float">
            <text:p>0.007329037</text:p>
          </table:table-cell>
          <table:table-cell office:value-type="float" office:value="0.004483117" calcext:value-type="float">
            <text:p>0.004483117</text:p>
          </table:table-cell>
          <table:table-cell office:value-type="float" office:value="0.01020687" calcext:value-type="float">
            <text:p>0.01020687</text:p>
          </table:table-cell>
          <table:table-cell office:value-type="float" office:value="0.05068453" calcext:value-type="float">
            <text:p>0.05068453</text:p>
          </table:table-cell>
          <table:table-cell office:value-type="float" office:value="0.1133192" calcext:value-type="float">
            <text:p>0.1133192</text:p>
          </table:table-cell>
          <table:table-cell office:value-type="float" office:value="0.1059634" calcext:value-type="float">
            <text:p>0.1059634</text:p>
          </table:table-cell>
          <table:table-cell office:value-type="float" office:value="0.122854" calcext:value-type="float">
            <text:p>0.122854</text:p>
          </table:table-cell>
          <table:table-cell office:value-type="float" office:value="0.1232115" calcext:value-type="float">
            <text:p>0.1232115</text:p>
          </table:table-cell>
          <table:table-cell office:value-type="float" office:value="0.125211" calcext:value-type="float">
            <text:p>0.125211</text:p>
          </table:table-cell>
          <table:table-cell office:value-type="float" office:value="0.1301133" calcext:value-type="float">
            <text:p>0.1301133</text:p>
          </table:table-cell>
          <table:table-cell office:value-type="float" office:value="0" calcext:value-type="float">
            <text:p>0</text:p>
          </table:table-cell>
          <table:table-cell office:value-type="float" office:value="26.29992" calcext:value-type="float">
            <text:p>26.29992</text:p>
          </table:table-cell>
          <table:table-cell office:value-type="float" office:value="21.96415" calcext:value-type="float">
            <text:p>21.96415</text:p>
          </table:table-cell>
          <table:table-cell office:value-type="float" office:value="10.52815" calcext:value-type="float">
            <text:p>10.52815</text:p>
          </table:table-cell>
          <table:table-cell office:value-type="float" office:value="5.906009" calcext:value-type="float">
            <text:p>5.906009</text:p>
          </table:table-cell>
          <table:table-cell office:value-type="float" office:value="4.360876" calcext:value-type="float">
            <text:p>4.360876</text:p>
          </table:table-cell>
          <table:table-cell office:value-type="float" office:value="1.906184" calcext:value-type="float">
            <text:p>1.906184</text:p>
          </table:table-cell>
          <table:table-cell office:value-type="float" office:value="1.616503" calcext:value-type="float">
            <text:p>1.616503</text:p>
          </table:table-cell>
          <table:table-cell office:value-type="float" office:value="3.660788" calcext:value-type="float">
            <text:p>3.660788</text:p>
          </table:table-cell>
          <table:table-cell office:value-type="float" office:value="5.6701" calcext:value-type="float">
            <text:p>5.6701</text:p>
          </table:table-cell>
          <table:table-cell office:value-type="float" office:value="5.673568" calcext:value-type="float">
            <text:p>5.673568</text:p>
          </table:table-cell>
          <table:table-cell office:value-type="float" office:value="5.945532" calcext:value-type="float">
            <text:p>5.945532</text:p>
          </table:table-cell>
          <table:table-cell office:value-type="float" office:value="6.000217" calcext:value-type="float">
            <text:p>6.000217</text:p>
          </table:table-cell>
          <table:table-cell office:value-type="float" office:value="6.205999" calcext:value-type="float">
            <text:p>6.205999</text:p>
          </table:table-cell>
          <table:table-cell office:value-type="float" office:value="6.676955" calcext:value-type="float">
            <text:p>6.676955</text:p>
          </table:table-cell>
          <table:table-cell office:value-type="float" office:value="0" calcext:value-type="float">
            <text:p>0</text:p>
          </table:table-cell>
          <table:table-cell office:value-type="float" office:value="11.74329" calcext:value-type="float">
            <text:p>11.743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5062002" calcext:value-type="float">
            <text:p>15062002</text:p>
          </table:table-cell>
          <table:table-cell office:value-type="float" office:value="1.089506" calcext:value-type="float">
            <text:p>1.089506</text:p>
          </table:table-cell>
          <table:table-cell office:value-type="float" office:value="136.7701" calcext:value-type="float">
            <text:p>136.7701</text:p>
          </table:table-cell>
          <table:table-cell office:value-type="float" office:value="0" calcext:value-type="float">
            <text:p>0</text:p>
          </table:table-cell>
          <table:table-cell office:value-type="float" office:value="-0.4356367" calcext:value-type="float">
            <text:p>-0.4356367</text:p>
          </table:table-cell>
          <table:table-cell office:value-type="float" office:value="23.06843" calcext:value-type="float">
            <text:p>23.06843</text:p>
          </table:table-cell>
          <table:table-cell office:value-type="float" office:value="0.00003514408" calcext:value-type="float">
            <text:p>3.514408E-05</text:p>
          </table:table-cell>
          <table:table-cell office:value-type="float" office:value="0.000002316483" calcext:value-type="float">
            <text:p>2.316483E-06</text:p>
          </table:table-cell>
          <table:table-cell office:value-type="float" office:value="0.0001339922" calcext:value-type="float">
            <text:p>0.0001339922</text:p>
          </table:table-cell>
          <table:table-cell office:value-type="float" office:value="-0.0008691907" calcext:value-type="float">
            <text:p>-0.0008691907</text:p>
          </table:table-cell>
          <table:table-cell office:value-type="float" office:value="1181.614" calcext:value-type="float">
            <text:p>1181.614</text:p>
          </table:table-cell>
          <table:table-cell office:value-type="float" office:value="1.386697" calcext:value-type="float">
            <text:p>1.386697</text:p>
          </table:table-cell>
          <table:table-cell office:value-type="float" office:value="0" calcext:value-type="float">
            <text:p>0</text:p>
          </table:table-cell>
          <table:table-cell office:value-type="float" office:value="0.0946602" calcext:value-type="float">
            <text:p>0.0946602</text:p>
          </table:table-cell>
          <table:table-cell office:value-type="float" office:value="0.03797795" calcext:value-type="float">
            <text:p>0.03797795</text:p>
          </table:table-cell>
          <table:table-cell office:value-type="float" office:value="0.01072012" calcext:value-type="float">
            <text:p>0.01072012</text:p>
          </table:table-cell>
          <table:table-cell office:value-type="float" office:value="0.007951481" calcext:value-type="float">
            <text:p>0.007951481</text:p>
          </table:table-cell>
          <table:table-cell office:value-type="float" office:value="0.0071553" calcext:value-type="float">
            <text:p>0.0071553</text:p>
          </table:table-cell>
          <table:table-cell office:value-type="float" office:value="0.004476192" calcext:value-type="float">
            <text:p>0.004476192</text:p>
          </table:table-cell>
          <table:table-cell office:value-type="float" office:value="0.009860015" calcext:value-type="float">
            <text:p>0.009860015</text:p>
          </table:table-cell>
          <table:table-cell office:value-type="float" office:value="0.04953606" calcext:value-type="float">
            <text:p>0.04953606</text:p>
          </table:table-cell>
          <table:table-cell office:value-type="float" office:value="0.1121866" calcext:value-type="float">
            <text:p>0.1121866</text:p>
          </table:table-cell>
          <table:table-cell office:value-type="float" office:value="0.1096096" calcext:value-type="float">
            <text:p>0.1096096</text:p>
          </table:table-cell>
          <table:table-cell office:value-type="float" office:value="0.1217018" calcext:value-type="float">
            <text:p>0.1217018</text:p>
          </table:table-cell>
          <table:table-cell office:value-type="float" office:value="0.1233151" calcext:value-type="float">
            <text:p>0.1233151</text:p>
          </table:table-cell>
          <table:table-cell office:value-type="float" office:value="0.1253019" calcext:value-type="float">
            <text:p>0.1253019</text:p>
          </table:table-cell>
          <table:table-cell office:value-type="float" office:value="0.1302075" calcext:value-type="float">
            <text:p>0.1302075</text:p>
          </table:table-cell>
          <table:table-cell office:value-type="float" office:value="0" calcext:value-type="float">
            <text:p>0</text:p>
          </table:table-cell>
          <table:table-cell office:value-type="float" office:value="26.35559" calcext:value-type="float">
            <text:p>26.35559</text:p>
          </table:table-cell>
          <table:table-cell office:value-type="float" office:value="21.89985" calcext:value-type="float">
            <text:p>21.89985</text:p>
          </table:table-cell>
          <table:table-cell office:value-type="float" office:value="10.49922" calcext:value-type="float">
            <text:p>10.49922</text:p>
          </table:table-cell>
          <table:table-cell office:value-type="float" office:value="5.89021" calcext:value-type="float">
            <text:p>5.89021</text:p>
          </table:table-cell>
          <table:table-cell office:value-type="float" office:value="4.349553" calcext:value-type="float">
            <text:p>4.349553</text:p>
          </table:table-cell>
          <table:table-cell office:value-type="float" office:value="1.903165" calcext:value-type="float">
            <text:p>1.903165</text:p>
          </table:table-cell>
          <table:table-cell office:value-type="float" office:value="1.614566" calcext:value-type="float">
            <text:p>1.614566</text:p>
          </table:table-cell>
          <table:table-cell office:value-type="float" office:value="3.662122" calcext:value-type="float">
            <text:p>3.662122</text:p>
          </table:table-cell>
          <table:table-cell office:value-type="float" office:value="5.676487" calcext:value-type="float">
            <text:p>5.676487</text:p>
          </table:table-cell>
          <table:table-cell office:value-type="float" office:value="5.678973" calcext:value-type="float">
            <text:p>5.678973</text:p>
          </table:table-cell>
          <table:table-cell office:value-type="float" office:value="5.954002" calcext:value-type="float">
            <text:p>5.954002</text:p>
          </table:table-cell>
          <table:table-cell office:value-type="float" office:value="6.008592" calcext:value-type="float">
            <text:p>6.008592</text:p>
          </table:table-cell>
          <table:table-cell office:value-type="float" office:value="6.214449" calcext:value-type="float">
            <text:p>6.214449</text:p>
          </table:table-cell>
          <table:table-cell office:value-type="float" office:value="6.685753" calcext:value-type="float">
            <text:p>6.685753</text:p>
          </table:table-cell>
          <table:table-cell office:value-type="float" office:value="0" calcext:value-type="float">
            <text:p>0</text:p>
          </table:table-cell>
          <table:table-cell office:value-type="float" office:value="0.0194197" calcext:value-type="float">
            <text:p>0.01941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6062002" calcext:value-type="float">
            <text:p>16062002</text:p>
          </table:table-cell>
          <table:table-cell office:value-type="float" office:value="1.084936" calcext:value-type="float">
            <text:p>1.084936</text:p>
          </table:table-cell>
          <table:table-cell office:value-type="float" office:value="136.7645" calcext:value-type="float">
            <text:p>136.7645</text:p>
          </table:table-cell>
          <table:table-cell office:value-type="float" office:value="0" calcext:value-type="float">
            <text:p>0</text:p>
          </table:table-cell>
          <table:table-cell office:value-type="float" office:value="-0.4559411" calcext:value-type="float">
            <text:p>-0.4559411</text:p>
          </table:table-cell>
          <table:table-cell office:value-type="float" office:value="23.08689" calcext:value-type="float">
            <text:p>23.08689</text:p>
          </table:table-cell>
          <table:table-cell office:value-type="float" office:value="0.00003514408" calcext:value-type="float">
            <text:p>3.514408E-05</text:p>
          </table:table-cell>
          <table:table-cell office:value-type="float" office:value="0.000002316483" calcext:value-type="float">
            <text:p>2.316483E-06</text:p>
          </table:table-cell>
          <table:table-cell office:value-type="float" office:value="0.0001339922" calcext:value-type="float">
            <text:p>0.0001339922</text:p>
          </table:table-cell>
          <table:table-cell office:value-type="float" office:value="-0.0008691907" calcext:value-type="float">
            <text:p>-0.0008691907</text:p>
          </table:table-cell>
          <table:table-cell office:value-type="float" office:value="1181.583" calcext:value-type="float">
            <text:p>1181.583</text:p>
          </table:table-cell>
          <table:table-cell office:value-type="float" office:value="1.387067" calcext:value-type="float">
            <text:p>1.387067</text:p>
          </table:table-cell>
          <table:table-cell office:value-type="float" office:value="0" calcext:value-type="float">
            <text:p>0</text:p>
          </table:table-cell>
          <table:table-cell office:value-type="float" office:value="0.2281634" calcext:value-type="float">
            <text:p>0.2281634</text:p>
          </table:table-cell>
          <table:table-cell office:value-type="float" office:value="0.02599116" calcext:value-type="float">
            <text:p>0.02599116</text:p>
          </table:table-cell>
          <table:table-cell office:value-type="float" office:value="0.01087539" calcext:value-type="float">
            <text:p>0.01087539</text:p>
          </table:table-cell>
          <table:table-cell office:value-type="float" office:value="0.007880542" calcext:value-type="float">
            <text:p>0.007880542</text:p>
          </table:table-cell>
          <table:table-cell office:value-type="float" office:value="0.007035076" calcext:value-type="float">
            <text:p>0.007035076</text:p>
          </table:table-cell>
          <table:table-cell office:value-type="float" office:value="0.004404069" calcext:value-type="float">
            <text:p>0.004404069</text:p>
          </table:table-cell>
          <table:table-cell office:value-type="float" office:value="0.009586607" calcext:value-type="float">
            <text:p>0.009586607</text:p>
          </table:table-cell>
          <table:table-cell office:value-type="float" office:value="0.04883209" calcext:value-type="float">
            <text:p>0.04883209</text:p>
          </table:table-cell>
          <table:table-cell office:value-type="float" office:value="0.1114009" calcext:value-type="float">
            <text:p>0.1114009</text:p>
          </table:table-cell>
          <table:table-cell office:value-type="float" office:value="0.1119251" calcext:value-type="float">
            <text:p>0.1119251</text:p>
          </table:table-cell>
          <table:table-cell office:value-type="float" office:value="0.1160622" calcext:value-type="float">
            <text:p>0.1160622</text:p>
          </table:table-cell>
          <table:table-cell office:value-type="float" office:value="0.1233864" calcext:value-type="float">
            <text:p>0.1233864</text:p>
          </table:table-cell>
          <table:table-cell office:value-type="float" office:value="0.1253927" calcext:value-type="float">
            <text:p>0.1253927</text:p>
          </table:table-cell>
          <table:table-cell office:value-type="float" office:value="0.1303016" calcext:value-type="float">
            <text:p>0.1303016</text:p>
          </table:table-cell>
          <table:table-cell office:value-type="float" office:value="0" calcext:value-type="float">
            <text:p>0</text:p>
          </table:table-cell>
          <table:table-cell office:value-type="float" office:value="26.3262" calcext:value-type="float">
            <text:p>26.3262</text:p>
          </table:table-cell>
          <table:table-cell office:value-type="float" office:value="21.83511" calcext:value-type="float">
            <text:p>21.83511</text:p>
          </table:table-cell>
          <table:table-cell office:value-type="float" office:value="10.47011" calcext:value-type="float">
            <text:p>10.47011</text:p>
          </table:table-cell>
          <table:table-cell office:value-type="float" office:value="5.874463" calcext:value-type="float">
            <text:p>5.874463</text:p>
          </table:table-cell>
          <table:table-cell office:value-type="float" office:value="4.338289" calcext:value-type="float">
            <text:p>4.338289</text:p>
          </table:table-cell>
          <table:table-cell office:value-type="float" office:value="1.900162" calcext:value-type="float">
            <text:p>1.900162</text:p>
          </table:table-cell>
          <table:table-cell office:value-type="float" office:value="1.612581" calcext:value-type="float">
            <text:p>1.612581</text:p>
          </table:table-cell>
          <table:table-cell office:value-type="float" office:value="3.663246" calcext:value-type="float">
            <text:p>3.663246</text:p>
          </table:table-cell>
          <table:table-cell office:value-type="float" office:value="5.682652" calcext:value-type="float">
            <text:p>5.682652</text:p>
          </table:table-cell>
          <table:table-cell office:value-type="float" office:value="5.685153" calcext:value-type="float">
            <text:p>5.685153</text:p>
          </table:table-cell>
          <table:table-cell office:value-type="float" office:value="5.961549" calcext:value-type="float">
            <text:p>5.961549</text:p>
          </table:table-cell>
          <table:table-cell office:value-type="float" office:value="6.016963" calcext:value-type="float">
            <text:p>6.016963</text:p>
          </table:table-cell>
          <table:table-cell office:value-type="float" office:value="6.2229" calcext:value-type="float">
            <text:p>6.2229</text:p>
          </table:table-cell>
          <table:table-cell office:value-type="float" office:value="6.694556" calcext:value-type="float">
            <text:p>6.694556</text:p>
          </table:table-cell>
          <table:table-cell office:value-type="float" office:value="0" calcext:value-type="float">
            <text:p>0</text:p>
          </table:table-cell>
          <table:table-cell office:value-type="float" office:value="3.737205" calcext:value-type="float">
            <text:p>3.7372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7062002" calcext:value-type="float">
            <text:p>17062002</text:p>
          </table:table-cell>
          <table:table-cell office:value-type="float" office:value="1.07622" calcext:value-type="float">
            <text:p>1.07622</text:p>
          </table:table-cell>
          <table:table-cell office:value-type="float" office:value="136.7573" calcext:value-type="float">
            <text:p>136.7573</text:p>
          </table:table-cell>
          <table:table-cell office:value-type="float" office:value="0" calcext:value-type="float">
            <text:p>0</text:p>
          </table:table-cell>
          <table:table-cell office:value-type="float" office:value="-0.4784006" calcext:value-type="float">
            <text:p>-0.4784006</text:p>
          </table:table-cell>
          <table:table-cell office:value-type="float" office:value="23.10572" calcext:value-type="float">
            <text:p>23.10572</text:p>
          </table:table-cell>
          <table:table-cell office:value-type="float" office:value="0.00003514408" calcext:value-type="float">
            <text:p>3.514408E-05</text:p>
          </table:table-cell>
          <table:table-cell office:value-type="float" office:value="0.000002316725" calcext:value-type="float">
            <text:p>2.316725E-06</text:p>
          </table:table-cell>
          <table:table-cell office:value-type="float" office:value="0.0001339922" calcext:value-type="float">
            <text:p>0.0001339922</text:p>
          </table:table-cell>
          <table:table-cell office:value-type="float" office:value="-0.00086919" calcext:value-type="float">
            <text:p>-0.00086919</text:p>
          </table:table-cell>
          <table:table-cell office:value-type="float" office:value="1181.553" calcext:value-type="float">
            <text:p>1181.553</text:p>
          </table:table-cell>
          <table:table-cell office:value-type="float" office:value="1.375099" calcext:value-type="float">
            <text:p>1.375099</text:p>
          </table:table-cell>
          <table:table-cell office:value-type="float" office:value="0" calcext:value-type="float">
            <text:p>0</text:p>
          </table:table-cell>
          <table:table-cell office:value-type="float" office:value="0.687477" calcext:value-type="float">
            <text:p>0.687477</text:p>
          </table:table-cell>
          <table:table-cell office:value-type="float" office:value="0.03860942" calcext:value-type="float">
            <text:p>0.03860942</text:p>
          </table:table-cell>
          <table:table-cell office:value-type="float" office:value="0.01268388" calcext:value-type="float">
            <text:p>0.01268388</text:p>
          </table:table-cell>
          <table:table-cell office:value-type="float" office:value="0.008958323" calcext:value-type="float">
            <text:p>0.008958323</text:p>
          </table:table-cell>
          <table:table-cell office:value-type="float" office:value="0.007801776" calcext:value-type="float">
            <text:p>0.007801776</text:p>
          </table:table-cell>
          <table:table-cell office:value-type="float" office:value="0.004596404" calcext:value-type="float">
            <text:p>0.004596404</text:p>
          </table:table-cell>
          <table:table-cell office:value-type="float" office:value="0.009327637" calcext:value-type="float">
            <text:p>0.009327637</text:p>
          </table:table-cell>
          <table:table-cell office:value-type="float" office:value="0.04824143" calcext:value-type="float">
            <text:p>0.04824143</text:p>
          </table:table-cell>
          <table:table-cell office:value-type="float" office:value="0.1107709" calcext:value-type="float">
            <text:p>0.1107709</text:p>
          </table:table-cell>
          <table:table-cell office:value-type="float" office:value="0.112615" calcext:value-type="float">
            <text:p>0.112615</text:p>
          </table:table-cell>
          <table:table-cell office:value-type="float" office:value="0.1089783" calcext:value-type="float">
            <text:p>0.1089783</text:p>
          </table:table-cell>
          <table:table-cell office:value-type="float" office:value="0.1234775" calcext:value-type="float">
            <text:p>0.1234775</text:p>
          </table:table-cell>
          <table:table-cell office:value-type="float" office:value="0.1254835" calcext:value-type="float">
            <text:p>0.1254835</text:p>
          </table:table-cell>
          <table:table-cell office:value-type="float" office:value="0.1303956" calcext:value-type="float">
            <text:p>0.1303956</text:p>
          </table:table-cell>
          <table:table-cell office:value-type="float" office:value="0" calcext:value-type="float">
            <text:p>0</text:p>
          </table:table-cell>
          <table:table-cell office:value-type="float" office:value="26.36182" calcext:value-type="float">
            <text:p>26.36182</text:p>
          </table:table-cell>
          <table:table-cell office:value-type="float" office:value="21.77615" calcext:value-type="float">
            <text:p>21.77615</text:p>
          </table:table-cell>
          <table:table-cell office:value-type="float" office:value="10.44285" calcext:value-type="float">
            <text:p>10.44285</text:p>
          </table:table-cell>
          <table:table-cell office:value-type="float" office:value="5.859368" calcext:value-type="float">
            <text:p>5.859368</text:p>
          </table:table-cell>
          <table:table-cell office:value-type="float" office:value="4.32739" calcext:value-type="float">
            <text:p>4.32739</text:p>
          </table:table-cell>
          <table:table-cell office:value-type="float" office:value="1.897206" calcext:value-type="float">
            <text:p>1.897206</text:p>
          </table:table-cell>
          <table:table-cell office:value-type="float" office:value="1.610554" calcext:value-type="float">
            <text:p>1.610554</text:p>
          </table:table-cell>
          <table:table-cell office:value-type="float" office:value="3.664197" calcext:value-type="float">
            <text:p>3.664197</text:p>
          </table:table-cell>
          <table:table-cell office:value-type="float" office:value="5.688625" calcext:value-type="float">
            <text:p>5.688625</text:p>
          </table:table-cell>
          <table:table-cell office:value-type="float" office:value="5.6916" calcext:value-type="float">
            <text:p>5.6916</text:p>
          </table:table-cell>
          <table:table-cell office:value-type="float" office:value="5.967418" calcext:value-type="float">
            <text:p>5.967418</text:p>
          </table:table-cell>
          <table:table-cell office:value-type="float" office:value="6.025338" calcext:value-type="float">
            <text:p>6.025338</text:p>
          </table:table-cell>
          <table:table-cell office:value-type="float" office:value="6.231351" calcext:value-type="float">
            <text:p>6.231351</text:p>
          </table:table-cell>
          <table:table-cell office:value-type="float" office:value="6.703342" calcext:value-type="float">
            <text:p>6.703342</text:p>
          </table:table-cell>
          <table:table-cell office:value-type="float" office:value="0" calcext:value-type="float">
            <text:p>0</text:p>
          </table:table-cell>
          <table:table-cell office:value-type="float" office:value="16.02201" calcext:value-type="float">
            <text:p>16.022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8062002" calcext:value-type="float">
            <text:p>18062002</text:p>
          </table:table-cell>
          <table:table-cell office:value-type="float" office:value="1.068988" calcext:value-type="float">
            <text:p>1.068988</text:p>
          </table:table-cell>
          <table:table-cell office:value-type="float" office:value="136.7486" calcext:value-type="float">
            <text:p>136.7486</text:p>
          </table:table-cell>
          <table:table-cell office:value-type="float" office:value="0" calcext:value-type="float">
            <text:p>0</text:p>
          </table:table-cell>
          <table:table-cell office:value-type="float" office:value="-0.5026542" calcext:value-type="float">
            <text:p>-0.5026542</text:p>
          </table:table-cell>
          <table:table-cell office:value-type="float" office:value="23.1246" calcext:value-type="float">
            <text:p>23.1246</text:p>
          </table:table-cell>
          <table:table-cell office:value-type="float" office:value="0.00003514408" calcext:value-type="float">
            <text:p>3.514408E-05</text:p>
          </table:table-cell>
          <table:table-cell office:value-type="float" office:value="0.000002316725" calcext:value-type="float">
            <text:p>2.316725E-06</text:p>
          </table:table-cell>
          <table:table-cell office:value-type="float" office:value="0.0001339922" calcext:value-type="float">
            <text:p>0.0001339922</text:p>
          </table:table-cell>
          <table:table-cell office:value-type="float" office:value="-0.00086919" calcext:value-type="float">
            <text:p>-0.00086919</text:p>
          </table:table-cell>
          <table:table-cell office:value-type="float" office:value="1181.524" calcext:value-type="float">
            <text:p>1181.524</text:p>
          </table:table-cell>
          <table:table-cell office:value-type="float" office:value="1.365522" calcext:value-type="float">
            <text:p>1.365522</text:p>
          </table:table-cell>
          <table:table-cell office:value-type="float" office:value="0" calcext:value-type="float">
            <text:p>0</text:p>
          </table:table-cell>
          <table:table-cell office:value-type="float" office:value="0.8043149" calcext:value-type="float">
            <text:p>0.8043149</text:p>
          </table:table-cell>
          <table:table-cell office:value-type="float" office:value="0.04485404" calcext:value-type="float">
            <text:p>0.04485404</text:p>
          </table:table-cell>
          <table:table-cell office:value-type="float" office:value="0.01365991" calcext:value-type="float">
            <text:p>0.01365991</text:p>
          </table:table-cell>
          <table:table-cell office:value-type="float" office:value="0.009637145" calcext:value-type="float">
            <text:p>0.009637145</text:p>
          </table:table-cell>
          <table:table-cell office:value-type="float" office:value="0.0083517" calcext:value-type="float">
            <text:p>0.0083517</text:p>
          </table:table-cell>
          <table:table-cell office:value-type="float" office:value="0.004774116" calcext:value-type="float">
            <text:p>0.004774116</text:p>
          </table:table-cell>
          <table:table-cell office:value-type="float" office:value="0.009138026" calcext:value-type="float">
            <text:p>0.009138026</text:p>
          </table:table-cell>
          <table:table-cell office:value-type="float" office:value="0.04803078" calcext:value-type="float">
            <text:p>0.04803078</text:p>
          </table:table-cell>
          <table:table-cell office:value-type="float" office:value="0.1104501" calcext:value-type="float">
            <text:p>0.1104501</text:p>
          </table:table-cell>
          <table:table-cell office:value-type="float" office:value="0.1128169" calcext:value-type="float">
            <text:p>0.1128169</text:p>
          </table:table-cell>
          <table:table-cell office:value-type="float" office:value="0.1033608" calcext:value-type="float">
            <text:p>0.1033608</text:p>
          </table:table-cell>
          <table:table-cell office:value-type="float" office:value="0.1235562" calcext:value-type="float">
            <text:p>0.1235562</text:p>
          </table:table-cell>
          <table:table-cell office:value-type="float" office:value="0.1255742" calcext:value-type="float">
            <text:p>0.1255742</text:p>
          </table:table-cell>
          <table:table-cell office:value-type="float" office:value="0.1304896" calcext:value-type="float">
            <text:p>0.1304896</text:p>
          </table:table-cell>
          <table:table-cell office:value-type="float" office:value="0" calcext:value-type="float">
            <text:p>0</text:p>
          </table:table-cell>
          <table:table-cell office:value-type="float" office:value="26.43615" calcext:value-type="float">
            <text:p>26.43615</text:p>
          </table:table-cell>
          <table:table-cell office:value-type="float" office:value="21.72258" calcext:value-type="float">
            <text:p>21.72258</text:p>
          </table:table-cell>
          <table:table-cell office:value-type="float" office:value="10.41728" calcext:value-type="float">
            <text:p>10.41728</text:p>
          </table:table-cell>
          <table:table-cell office:value-type="float" office:value="5.845107" calcext:value-type="float">
            <text:p>5.845107</text:p>
          </table:table-cell>
          <table:table-cell office:value-type="float" office:value="4.317046" calcext:value-type="float">
            <text:p>4.317046</text:p>
          </table:table-cell>
          <table:table-cell office:value-type="float" office:value="1.894345" calcext:value-type="float">
            <text:p>1.894345</text:p>
          </table:table-cell>
          <table:table-cell office:value-type="float" office:value="1.608506" calcext:value-type="float">
            <text:p>1.608506</text:p>
          </table:table-cell>
          <table:table-cell office:value-type="float" office:value="3.665061" calcext:value-type="float">
            <text:p>3.665061</text:p>
          </table:table-cell>
          <table:table-cell office:value-type="float" office:value="5.694474" calcext:value-type="float">
            <text:p>5.694474</text:p>
          </table:table-cell>
          <table:table-cell office:value-type="float" office:value="5.698101" calcext:value-type="float">
            <text:p>5.698101</text:p>
          </table:table-cell>
          <table:table-cell office:value-type="float" office:value="5.971674" calcext:value-type="float">
            <text:p>5.971674</text:p>
          </table:table-cell>
          <table:table-cell office:value-type="float" office:value="6.033704" calcext:value-type="float">
            <text:p>6.033704</text:p>
          </table:table-cell>
          <table:table-cell office:value-type="float" office:value="6.239801" calcext:value-type="float">
            <text:p>6.239801</text:p>
          </table:table-cell>
          <table:table-cell office:value-type="float" office:value="6.712118" calcext:value-type="float">
            <text:p>6.712118</text:p>
          </table:table-cell>
          <table:table-cell office:value-type="float" office:value="0" calcext:value-type="float">
            <text:p>0</text:p>
          </table:table-cell>
          <table:table-cell office:value-type="float" office:value="15.98734" calcext:value-type="float">
            <text:p>15.987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9062002" calcext:value-type="float">
            <text:p>19062002</text:p>
          </table:table-cell>
          <table:table-cell office:value-type="float" office:value="1.062196" calcext:value-type="float">
            <text:p>1.062196</text:p>
          </table:table-cell>
          <table:table-cell office:value-type="float" office:value="136.7389" calcext:value-type="float">
            <text:p>136.7389</text:p>
          </table:table-cell>
          <table:table-cell office:value-type="float" office:value="0" calcext:value-type="float">
            <text:p>0</text:p>
          </table:table-cell>
          <table:table-cell office:value-type="float" office:value="-0.5275778" calcext:value-type="float">
            <text:p>-0.5275778</text:p>
          </table:table-cell>
          <table:table-cell office:value-type="float" office:value="23.14367" calcext:value-type="float">
            <text:p>23.14367</text:p>
          </table:table-cell>
          <table:table-cell office:value-type="float" office:value="0.00003514408" calcext:value-type="float">
            <text:p>3.514408E-05</text:p>
          </table:table-cell>
          <table:table-cell office:value-type="float" office:value="0.000002316725" calcext:value-type="float">
            <text:p>2.316725E-06</text:p>
          </table:table-cell>
          <table:table-cell office:value-type="float" office:value="0.0001339922" calcext:value-type="float">
            <text:p>0.0001339922</text:p>
          </table:table-cell>
          <table:table-cell office:value-type="float" office:value="-0.00086919" calcext:value-type="float">
            <text:p>-0.00086919</text:p>
          </table:table-cell>
          <table:table-cell office:value-type="float" office:value="1181.494" calcext:value-type="float">
            <text:p>1181.494</text:p>
          </table:table-cell>
          <table:table-cell office:value-type="float" office:value="1.355471" calcext:value-type="float">
            <text:p>1.355471</text:p>
          </table:table-cell>
          <table:table-cell office:value-type="float" office:value="0" calcext:value-type="float">
            <text:p>0</text:p>
          </table:table-cell>
          <table:table-cell office:value-type="float" office:value="0.7997197" calcext:value-type="float">
            <text:p>0.7997197</text:p>
          </table:table-cell>
          <table:table-cell office:value-type="float" office:value="0.05000397" calcext:value-type="float">
            <text:p>0.05000397</text:p>
          </table:table-cell>
          <table:table-cell office:value-type="float" office:value="0.01505436" calcext:value-type="float">
            <text:p>0.01505436</text:p>
          </table:table-cell>
          <table:table-cell office:value-type="float" office:value="0.01048744" calcext:value-type="float">
            <text:p>0.01048744</text:p>
          </table:table-cell>
          <table:table-cell office:value-type="float" office:value="0.008976299" calcext:value-type="float">
            <text:p>0.008976299</text:p>
          </table:table-cell>
          <table:table-cell office:value-type="float" office:value="0.004961228" calcext:value-type="float">
            <text:p>0.004961228</text:p>
          </table:table-cell>
          <table:table-cell office:value-type="float" office:value="0.008991979" calcext:value-type="float">
            <text:p>0.008991979</text:p>
          </table:table-cell>
          <table:table-cell office:value-type="float" office:value="0.04787702" calcext:value-type="float">
            <text:p>0.04787702</text:p>
          </table:table-cell>
          <table:table-cell office:value-type="float" office:value="0.1101256" calcext:value-type="float">
            <text:p>0.1101256</text:p>
          </table:table-cell>
          <table:table-cell office:value-type="float" office:value="0.1127628" calcext:value-type="float">
            <text:p>0.1127628</text:p>
          </table:table-cell>
          <table:table-cell office:value-type="float" office:value="0.1061824" calcext:value-type="float">
            <text:p>0.1061824</text:p>
          </table:table-cell>
          <table:table-cell office:value-type="float" office:value="0.1213211" calcext:value-type="float">
            <text:p>0.1213211</text:p>
          </table:table-cell>
          <table:table-cell office:value-type="float" office:value="0.1256641" calcext:value-type="float">
            <text:p>0.1256641</text:p>
          </table:table-cell>
          <table:table-cell office:value-type="float" office:value="0.1305835" calcext:value-type="float">
            <text:p>0.1305835</text:p>
          </table:table-cell>
          <table:table-cell office:value-type="float" office:value="0" calcext:value-type="float">
            <text:p>0</text:p>
          </table:table-cell>
          <table:table-cell office:value-type="float" office:value="26.51615" calcext:value-type="float">
            <text:p>26.51615</text:p>
          </table:table-cell>
          <table:table-cell office:value-type="float" office:value="21.67595" calcext:value-type="float">
            <text:p>21.67595</text:p>
          </table:table-cell>
          <table:table-cell office:value-type="float" office:value="10.39339" calcext:value-type="float">
            <text:p>10.39339</text:p>
          </table:table-cell>
          <table:table-cell office:value-type="float" office:value="5.831617" calcext:value-type="float">
            <text:p>5.831617</text:p>
          </table:table-cell>
          <table:table-cell office:value-type="float" office:value="4.307261" calcext:value-type="float">
            <text:p>4.307261</text:p>
          </table:table-cell>
          <table:table-cell office:value-type="float" office:value="1.891575" calcext:value-type="float">
            <text:p>1.891575</text:p>
          </table:table-cell>
          <table:table-cell office:value-type="float" office:value="1.606442" calcext:value-type="float">
            <text:p>1.606442</text:p>
          </table:table-cell>
          <table:table-cell office:value-type="float" office:value="3.665873" calcext:value-type="float">
            <text:p>3.665873</text:p>
          </table:table-cell>
          <table:table-cell office:value-type="float" office:value="5.700228" calcext:value-type="float">
            <text:p>5.700228</text:p>
          </table:table-cell>
          <table:table-cell office:value-type="float" office:value="5.704584" calcext:value-type="float">
            <text:p>5.704584</text:p>
          </table:table-cell>
          <table:table-cell office:value-type="float" office:value="5.975672" calcext:value-type="float">
            <text:p>5.975672</text:p>
          </table:table-cell>
          <table:table-cell office:value-type="float" office:value="6.041836" calcext:value-type="float">
            <text:p>6.041836</text:p>
          </table:table-cell>
          <table:table-cell office:value-type="float" office:value="6.248252" calcext:value-type="float">
            <text:p>6.248252</text:p>
          </table:table-cell>
          <table:table-cell office:value-type="float" office:value="6.720902" calcext:value-type="float">
            <text:p>6.720902</text:p>
          </table:table-cell>
          <table:table-cell office:value-type="float" office:value="0" calcext:value-type="float">
            <text:p>0</text:p>
          </table:table-cell>
          <table:table-cell office:value-type="float" office:value="13.36704" calcext:value-type="float">
            <text:p>13.367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0062002" calcext:value-type="float">
            <text:p>20062002</text:p>
          </table:table-cell>
          <table:table-cell office:value-type="float" office:value="1.057573" calcext:value-type="float">
            <text:p>1.057573</text:p>
          </table:table-cell>
          <table:table-cell office:value-type="float" office:value="136.7289" calcext:value-type="float">
            <text:p>136.7289</text:p>
          </table:table-cell>
          <table:table-cell office:value-type="float" office:value="0" calcext:value-type="float">
            <text:p>0</text:p>
          </table:table-cell>
          <table:table-cell office:value-type="float" office:value="-0.5526617" calcext:value-type="float">
            <text:p>-0.5526617</text:p>
          </table:table-cell>
          <table:table-cell office:value-type="float" office:value="23.16254" calcext:value-type="float">
            <text:p>23.16254</text:p>
          </table:table-cell>
          <table:table-cell office:value-type="float" office:value="0.00003514408" calcext:value-type="float">
            <text:p>3.514408E-05</text:p>
          </table:table-cell>
          <table:table-cell office:value-type="float" office:value="0.000002316725" calcext:value-type="float">
            <text:p>2.316725E-06</text:p>
          </table:table-cell>
          <table:table-cell office:value-type="float" office:value="0.0001339922" calcext:value-type="float">
            <text:p>0.0001339922</text:p>
          </table:table-cell>
          <table:table-cell office:value-type="float" office:value="-0.00086919" calcext:value-type="float">
            <text:p>-0.00086919</text:p>
          </table:table-cell>
          <table:table-cell office:value-type="float" office:value="1181.464" calcext:value-type="float">
            <text:p>1181.464</text:p>
          </table:table-cell>
          <table:table-cell office:value-type="float" office:value="1.348956" calcext:value-type="float">
            <text:p>1.348956</text:p>
          </table:table-cell>
          <table:table-cell office:value-type="float" office:value="0" calcext:value-type="float">
            <text:p>0</text:p>
          </table:table-cell>
          <table:table-cell office:value-type="float" office:value="0.5746824" calcext:value-type="float">
            <text:p>0.5746824</text:p>
          </table:table-cell>
          <table:table-cell office:value-type="float" office:value="0.04657532" calcext:value-type="float">
            <text:p>0.04657532</text:p>
          </table:table-cell>
          <table:table-cell office:value-type="float" office:value="0.01464696" calcext:value-type="float">
            <text:p>0.01464696</text:p>
          </table:table-cell>
          <table:table-cell office:value-type="float" office:value="0.0102515" calcext:value-type="float">
            <text:p>0.0102515</text:p>
          </table:table-cell>
          <table:table-cell office:value-type="float" office:value="0.008882449" calcext:value-type="float">
            <text:p>0.008882449</text:p>
          </table:table-cell>
          <table:table-cell office:value-type="float" office:value="0.004972905" calcext:value-type="float">
            <text:p>0.004972905</text:p>
          </table:table-cell>
          <table:table-cell office:value-type="float" office:value="0.008870154" calcext:value-type="float">
            <text:p>0.008870154</text:p>
          </table:table-cell>
          <table:table-cell office:value-type="float" office:value="0.04796011" calcext:value-type="float">
            <text:p>0.04796011</text:p>
          </table:table-cell>
          <table:table-cell office:value-type="float" office:value="0.1098938" calcext:value-type="float">
            <text:p>0.1098938</text:p>
          </table:table-cell>
          <table:table-cell office:value-type="float" office:value="0.1126728" calcext:value-type="float">
            <text:p>0.1126728</text:p>
          </table:table-cell>
          <table:table-cell office:value-type="float" office:value="0.1093853" calcext:value-type="float">
            <text:p>0.1093853</text:p>
          </table:table-cell>
          <table:table-cell office:value-type="float" office:value="0.1161943" calcext:value-type="float">
            <text:p>0.1161943</text:p>
          </table:table-cell>
          <table:table-cell office:value-type="float" office:value="0.1257497" calcext:value-type="float">
            <text:p>0.1257497</text:p>
          </table:table-cell>
          <table:table-cell office:value-type="float" office:value="0.1306774" calcext:value-type="float">
            <text:p>0.1306774</text:p>
          </table:table-cell>
          <table:table-cell office:value-type="float" office:value="0" calcext:value-type="float">
            <text:p>0</text:p>
          </table:table-cell>
          <table:table-cell office:value-type="float" office:value="26.57952" calcext:value-type="float">
            <text:p>26.57952</text:p>
          </table:table-cell>
          <table:table-cell office:value-type="float" office:value="21.63436" calcext:value-type="float">
            <text:p>21.63436</text:p>
          </table:table-cell>
          <table:table-cell office:value-type="float" office:value="10.37072" calcext:value-type="float">
            <text:p>10.37072</text:p>
          </table:table-cell>
          <table:table-cell office:value-type="float" office:value="5.818629" calcext:value-type="float">
            <text:p>5.818629</text:p>
          </table:table-cell>
          <table:table-cell office:value-type="float" office:value="4.297816" calcext:value-type="float">
            <text:p>4.297816</text:p>
          </table:table-cell>
          <table:table-cell office:value-type="float" office:value="1.888882" calcext:value-type="float">
            <text:p>1.888882</text:p>
          </table:table-cell>
          <table:table-cell office:value-type="float" office:value="1.604374" calcext:value-type="float">
            <text:p>1.604374</text:p>
          </table:table-cell>
          <table:table-cell office:value-type="float" office:value="3.66668" calcext:value-type="float">
            <text:p>3.66668</text:p>
          </table:table-cell>
          <table:table-cell office:value-type="float" office:value="5.705892" calcext:value-type="float">
            <text:p>5.705892</text:p>
          </table:table-cell>
          <table:table-cell office:value-type="float" office:value="5.711029" calcext:value-type="float">
            <text:p>5.711029</text:p>
          </table:table-cell>
          <table:table-cell office:value-type="float" office:value="5.980507" calcext:value-type="float">
            <text:p>5.980507</text:p>
          </table:table-cell>
          <table:table-cell office:value-type="float" office:value="6.04894" calcext:value-type="float">
            <text:p>6.04894</text:p>
          </table:table-cell>
          <table:table-cell office:value-type="float" office:value="6.256702" calcext:value-type="float">
            <text:p>6.256702</text:p>
          </table:table-cell>
          <table:table-cell office:value-type="float" office:value="6.729679" calcext:value-type="float">
            <text:p>6.729679</text:p>
          </table:table-cell>
          <table:table-cell office:value-type="float" office:value="0" calcext:value-type="float">
            <text:p>0</text:p>
          </table:table-cell>
          <table:table-cell office:value-type="float" office:value="8.320445" calcext:value-type="float">
            <text:p>8.3204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1062002" calcext:value-type="float">
            <text:p>21062002</text:p>
          </table:table-cell>
          <table:table-cell office:value-type="float" office:value="1.052585" calcext:value-type="float">
            <text:p>1.052585</text:p>
          </table:table-cell>
          <table:table-cell office:value-type="float" office:value="136.7186" calcext:value-type="float">
            <text:p>136.7186</text:p>
          </table:table-cell>
          <table:table-cell office:value-type="float" office:value="0" calcext:value-type="float">
            <text:p>0</text:p>
          </table:table-cell>
          <table:table-cell office:value-type="float" office:value="-0.5791649" calcext:value-type="float">
            <text:p>-0.5791649</text:p>
          </table:table-cell>
          <table:table-cell office:value-type="float" office:value="23.18094" calcext:value-type="float">
            <text:p>23.18094</text:p>
          </table:table-cell>
          <table:table-cell office:value-type="float" office:value="0.00003514408" calcext:value-type="float">
            <text:p>3.514408E-05</text:p>
          </table:table-cell>
          <table:table-cell office:value-type="float" office:value="0.000002316725" calcext:value-type="float">
            <text:p>2.316725E-06</text:p>
          </table:table-cell>
          <table:table-cell office:value-type="float" office:value="0.0001339922" calcext:value-type="float">
            <text:p>0.0001339922</text:p>
          </table:table-cell>
          <table:table-cell office:value-type="float" office:value="-0.00086919" calcext:value-type="float">
            <text:p>-0.00086919</text:p>
          </table:table-cell>
          <table:table-cell office:value-type="float" office:value="1181.433" calcext:value-type="float">
            <text:p>1181.433</text:p>
          </table:table-cell>
          <table:table-cell office:value-type="float" office:value="1.339908" calcext:value-type="float">
            <text:p>1.339908</text:p>
          </table:table-cell>
          <table:table-cell office:value-type="float" office:value="0" calcext:value-type="float">
            <text:p>0</text:p>
          </table:table-cell>
          <table:table-cell office:value-type="float" office:value="0.5073906" calcext:value-type="float">
            <text:p>0.5073906</text:p>
          </table:table-cell>
          <table:table-cell office:value-type="float" office:value="0.047595" calcext:value-type="float">
            <text:p>0.047595</text:p>
          </table:table-cell>
          <table:table-cell office:value-type="float" office:value="0.01610136" calcext:value-type="float">
            <text:p>0.01610136</text:p>
          </table:table-cell>
          <table:table-cell office:value-type="float" office:value="0.01103893" calcext:value-type="float">
            <text:p>0.01103893</text:p>
          </table:table-cell>
          <table:table-cell office:value-type="float" office:value="0.009477686" calcext:value-type="float">
            <text:p>0.009477686</text:p>
          </table:table-cell>
          <table:table-cell office:value-type="float" office:value="0.00511507" calcext:value-type="float">
            <text:p>0.00511507</text:p>
          </table:table-cell>
          <table:table-cell office:value-type="float" office:value="0.008776479" calcext:value-type="float">
            <text:p>0.008776479</text:p>
          </table:table-cell>
          <table:table-cell office:value-type="float" office:value="0.04809995" calcext:value-type="float">
            <text:p>0.04809995</text:p>
          </table:table-cell>
          <table:table-cell office:value-type="float" office:value="0.1097027" calcext:value-type="float">
            <text:p>0.1097027</text:p>
          </table:table-cell>
          <table:table-cell office:value-type="float" office:value="0.1125689" calcext:value-type="float">
            <text:p>0.1125689</text:p>
          </table:table-cell>
          <table:table-cell office:value-type="float" office:value="0.1110508" calcext:value-type="float">
            <text:p>0.1110508</text:p>
          </table:table-cell>
          <table:table-cell office:value-type="float" office:value="0.110833" calcext:value-type="float">
            <text:p>0.110833</text:p>
          </table:table-cell>
          <table:table-cell office:value-type="float" office:value="0.1258326" calcext:value-type="float">
            <text:p>0.1258326</text:p>
          </table:table-cell>
          <table:table-cell office:value-type="float" office:value="0.130771" calcext:value-type="float">
            <text:p>0.130771</text:p>
          </table:table-cell>
          <table:table-cell office:value-type="float" office:value="0" calcext:value-type="float">
            <text:p>0</text:p>
          </table:table-cell>
          <table:table-cell office:value-type="float" office:value="26.62696" calcext:value-type="float">
            <text:p>26.62696</text:p>
          </table:table-cell>
          <table:table-cell office:value-type="float" office:value="21.59706" calcext:value-type="float">
            <text:p>21.59706</text:p>
          </table:table-cell>
          <table:table-cell office:value-type="float" office:value="10.3498" calcext:value-type="float">
            <text:p>10.3498</text:p>
          </table:table-cell>
          <table:table-cell office:value-type="float" office:value="5.806239" calcext:value-type="float">
            <text:p>5.806239</text:p>
          </table:table-cell>
          <table:table-cell office:value-type="float" office:value="4.28871" calcext:value-type="float">
            <text:p>4.28871</text:p>
          </table:table-cell>
          <table:table-cell office:value-type="float" office:value="1.886245" calcext:value-type="float">
            <text:p>1.886245</text:p>
          </table:table-cell>
          <table:table-cell office:value-type="float" office:value="1.602307" calcext:value-type="float">
            <text:p>1.602307</text:p>
          </table:table-cell>
          <table:table-cell office:value-type="float" office:value="3.667513" calcext:value-type="float">
            <text:p>3.667513</text:p>
          </table:table-cell>
          <table:table-cell office:value-type="float" office:value="5.711497" calcext:value-type="float">
            <text:p>5.711497</text:p>
          </table:table-cell>
          <table:table-cell office:value-type="float" office:value="5.717406" calcext:value-type="float">
            <text:p>5.717406</text:p>
          </table:table-cell>
          <table:table-cell office:value-type="float" office:value="5.985898" calcext:value-type="float">
            <text:p>5.985898</text:p>
          </table:table-cell>
          <table:table-cell office:value-type="float" office:value="6.054706" calcext:value-type="float">
            <text:p>6.054706</text:p>
          </table:table-cell>
          <table:table-cell office:value-type="float" office:value="6.265153" calcext:value-type="float">
            <text:p>6.265153</text:p>
          </table:table-cell>
          <table:table-cell office:value-type="float" office:value="6.738423" calcext:value-type="float">
            <text:p>6.738423</text:p>
          </table:table-cell>
          <table:table-cell office:value-type="float" office:value="0" calcext:value-type="float">
            <text:p>0</text:p>
          </table:table-cell>
          <table:table-cell office:value-type="float" office:value="6.096738" calcext:value-type="float">
            <text:p>6.0967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2062002" calcext:value-type="float">
            <text:p>22062002</text:p>
          </table:table-cell>
          <table:table-cell office:value-type="float" office:value="1.048016" calcext:value-type="float">
            <text:p>1.048016</text:p>
          </table:table-cell>
          <table:table-cell office:value-type="float" office:value="136.7078" calcext:value-type="float">
            <text:p>136.7078</text:p>
          </table:table-cell>
          <table:table-cell office:value-type="float" office:value="0" calcext:value-type="float">
            <text:p>0</text:p>
          </table:table-cell>
          <table:table-cell office:value-type="float" office:value="-0.6064931" calcext:value-type="float">
            <text:p>-0.6064931</text:p>
          </table:table-cell>
          <table:table-cell office:value-type="float" office:value="23.19888" calcext:value-type="float">
            <text:p>23.19888</text:p>
          </table:table-cell>
          <table:table-cell office:value-type="float" office:value="0.00003514408" calcext:value-type="float">
            <text:p>3.514408E-05</text:p>
          </table:table-cell>
          <table:table-cell office:value-type="float" office:value="0.000002316725" calcext:value-type="float">
            <text:p>2.316725E-06</text:p>
          </table:table-cell>
          <table:table-cell office:value-type="float" office:value="0.0001339922" calcext:value-type="float">
            <text:p>0.0001339922</text:p>
          </table:table-cell>
          <table:table-cell office:value-type="float" office:value="-0.00086919" calcext:value-type="float">
            <text:p>-0.00086919</text:p>
          </table:table-cell>
          <table:table-cell office:value-type="float" office:value="1181.401" calcext:value-type="float">
            <text:p>1181.401</text:p>
          </table:table-cell>
          <table:table-cell office:value-type="float" office:value="1.32964" calcext:value-type="float">
            <text:p>1.32964</text:p>
          </table:table-cell>
          <table:table-cell office:value-type="float" office:value="0" calcext:value-type="float">
            <text:p>0</text:p>
          </table:table-cell>
          <table:table-cell office:value-type="float" office:value="0.4500178" calcext:value-type="float">
            <text:p>0.4500178</text:p>
          </table:table-cell>
          <table:table-cell office:value-type="float" office:value="0.04594497" calcext:value-type="float">
            <text:p>0.04594497</text:p>
          </table:table-cell>
          <table:table-cell office:value-type="float" office:value="0.01731756" calcext:value-type="float">
            <text:p>0.01731756</text:p>
          </table:table-cell>
          <table:table-cell office:value-type="float" office:value="0.01160694" calcext:value-type="float">
            <text:p>0.01160694</text:p>
          </table:table-cell>
          <table:table-cell office:value-type="float" office:value="0.009925789" calcext:value-type="float">
            <text:p>0.009925789</text:p>
          </table:table-cell>
          <table:table-cell office:value-type="float" office:value="0.005233829" calcext:value-type="float">
            <text:p>0.005233829</text:p>
          </table:table-cell>
          <table:table-cell office:value-type="float" office:value="0.008703441" calcext:value-type="float">
            <text:p>0.008703441</text:p>
          </table:table-cell>
          <table:table-cell office:value-type="float" office:value="0.04839122" calcext:value-type="float">
            <text:p>0.04839122</text:p>
          </table:table-cell>
          <table:table-cell office:value-type="float" office:value="0.1096076" calcext:value-type="float">
            <text:p>0.1096076</text:p>
          </table:table-cell>
          <table:table-cell office:value-type="float" office:value="0.1125181" calcext:value-type="float">
            <text:p>0.1125181</text:p>
          </table:table-cell>
          <table:table-cell office:value-type="float" office:value="0.1117379" calcext:value-type="float">
            <text:p>0.1117379</text:p>
          </table:table-cell>
          <table:table-cell office:value-type="float" office:value="0.1066032" calcext:value-type="float">
            <text:p>0.1066032</text:p>
          </table:table-cell>
          <table:table-cell office:value-type="float" office:value="0.1259166" calcext:value-type="float">
            <text:p>0.1259166</text:p>
          </table:table-cell>
          <table:table-cell office:value-type="float" office:value="0.1308644" calcext:value-type="float">
            <text:p>0.1308644</text:p>
          </table:table-cell>
          <table:table-cell office:value-type="float" office:value="0" calcext:value-type="float">
            <text:p>0</text:p>
          </table:table-cell>
          <table:table-cell office:value-type="float" office:value="26.66513" calcext:value-type="float">
            <text:p>26.66513</text:p>
          </table:table-cell>
          <table:table-cell office:value-type="float" office:value="21.56216" calcext:value-type="float">
            <text:p>21.56216</text:p>
          </table:table-cell>
          <table:table-cell office:value-type="float" office:value="10.33103" calcext:value-type="float">
            <text:p>10.33103</text:p>
          </table:table-cell>
          <table:table-cell office:value-type="float" office:value="5.794583" calcext:value-type="float">
            <text:p>5.794583</text:p>
          </table:table-cell>
          <table:table-cell office:value-type="float" office:value="4.28005" calcext:value-type="float">
            <text:p>4.28005</text:p>
          </table:table-cell>
          <table:table-cell office:value-type="float" office:value="1.883688" calcext:value-type="float">
            <text:p>1.883688</text:p>
          </table:table-cell>
          <table:table-cell office:value-type="float" office:value="1.60025" calcext:value-type="float">
            <text:p>1.60025</text:p>
          </table:table-cell>
          <table:table-cell office:value-type="float" office:value="3.668391" calcext:value-type="float">
            <text:p>3.668391</text:p>
          </table:table-cell>
          <table:table-cell office:value-type="float" office:value="5.717028" calcext:value-type="float">
            <text:p>5.717028</text:p>
          </table:table-cell>
          <table:table-cell office:value-type="float" office:value="5.723745" calcext:value-type="float">
            <text:p>5.723745</text:p>
          </table:table-cell>
          <table:table-cell office:value-type="float" office:value="5.991519" calcext:value-type="float">
            <text:p>5.991519</text:p>
          </table:table-cell>
          <table:table-cell office:value-type="float" office:value="6.059284" calcext:value-type="float">
            <text:p>6.059284</text:p>
          </table:table-cell>
          <table:table-cell office:value-type="float" office:value="6.273603" calcext:value-type="float">
            <text:p>6.273603</text:p>
          </table:table-cell>
          <table:table-cell office:value-type="float" office:value="6.747161" calcext:value-type="float">
            <text:p>6.747161</text:p>
          </table:table-cell>
          <table:table-cell office:value-type="float" office:value="0" calcext:value-type="float">
            <text:p>0</text:p>
          </table:table-cell>
          <table:table-cell office:value-type="float" office:value="4.42813" calcext:value-type="float">
            <text:p>4.428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3062002" calcext:value-type="float">
            <text:p>23062002</text:p>
          </table:table-cell>
          <table:table-cell office:value-type="float" office:value="1.044755" calcext:value-type="float">
            <text:p>1.044755</text:p>
          </table:table-cell>
          <table:table-cell office:value-type="float" office:value="136.6968" calcext:value-type="float">
            <text:p>136.6968</text:p>
          </table:table-cell>
          <table:table-cell office:value-type="float" office:value="0" calcext:value-type="float">
            <text:p>0</text:p>
          </table:table-cell>
          <table:table-cell office:value-type="float" office:value="-0.6331" calcext:value-type="float">
            <text:p>-0.6331</text:p>
          </table:table-cell>
          <table:table-cell office:value-type="float" office:value="23.21651" calcext:value-type="float">
            <text:p>23.21651</text:p>
          </table:table-cell>
          <table:table-cell office:value-type="float" office:value="0.00003514408" calcext:value-type="float">
            <text:p>3.514408E-05</text:p>
          </table:table-cell>
          <table:table-cell office:value-type="float" office:value="0.000002316725" calcext:value-type="float">
            <text:p>2.316725E-06</text:p>
          </table:table-cell>
          <table:table-cell office:value-type="float" office:value="0.0001339922" calcext:value-type="float">
            <text:p>0.0001339922</text:p>
          </table:table-cell>
          <table:table-cell office:value-type="float" office:value="-0.00086919" calcext:value-type="float">
            <text:p>-0.00086919</text:p>
          </table:table-cell>
          <table:table-cell office:value-type="float" office:value="1181.368" calcext:value-type="float">
            <text:p>1181.368</text:p>
          </table:table-cell>
          <table:table-cell office:value-type="float" office:value="1.318689" calcext:value-type="float">
            <text:p>1.318689</text:p>
          </table:table-cell>
          <table:table-cell office:value-type="float" office:value="0" calcext:value-type="float">
            <text:p>0</text:p>
          </table:table-cell>
          <table:table-cell office:value-type="float" office:value="0.3892876" calcext:value-type="float">
            <text:p>0.3892876</text:p>
          </table:table-cell>
          <table:table-cell office:value-type="float" office:value="0.04298468" calcext:value-type="float">
            <text:p>0.04298468</text:p>
          </table:table-cell>
          <table:table-cell office:value-type="float" office:value="0.01824156" calcext:value-type="float">
            <text:p>0.01824156</text:p>
          </table:table-cell>
          <table:table-cell office:value-type="float" office:value="0.01215408" calcext:value-type="float">
            <text:p>0.01215408</text:p>
          </table:table-cell>
          <table:table-cell office:value-type="float" office:value="0.01030427" calcext:value-type="float">
            <text:p>0.01030427</text:p>
          </table:table-cell>
          <table:table-cell office:value-type="float" office:value="0.005342718" calcext:value-type="float">
            <text:p>0.005342718</text:p>
          </table:table-cell>
          <table:table-cell office:value-type="float" office:value="0.008680284" calcext:value-type="float">
            <text:p>0.008680284</text:p>
          </table:table-cell>
          <table:table-cell office:value-type="float" office:value="0.04901501" calcext:value-type="float">
            <text:p>0.04901501</text:p>
          </table:table-cell>
          <table:table-cell office:value-type="float" office:value="0.1096989" calcext:value-type="float">
            <text:p>0.1096989</text:p>
          </table:table-cell>
          <table:table-cell office:value-type="float" office:value="0.112582" calcext:value-type="float">
            <text:p>0.112582</text:p>
          </table:table-cell>
          <table:table-cell office:value-type="float" office:value="0.1120974" calcext:value-type="float">
            <text:p>0.1120974</text:p>
          </table:table-cell>
          <table:table-cell office:value-type="float" office:value="0.1042628" calcext:value-type="float">
            <text:p>0.1042628</text:p>
          </table:table-cell>
          <table:table-cell office:value-type="float" office:value="0.1260035" calcext:value-type="float">
            <text:p>0.1260035</text:p>
          </table:table-cell>
          <table:table-cell office:value-type="float" office:value="0.1309577" calcext:value-type="float">
            <text:p>0.1309577</text:p>
          </table:table-cell>
          <table:table-cell office:value-type="float" office:value="0" calcext:value-type="float">
            <text:p>0</text:p>
          </table:table-cell>
          <table:table-cell office:value-type="float" office:value="26.69501" calcext:value-type="float">
            <text:p>26.69501</text:p>
          </table:table-cell>
          <table:table-cell office:value-type="float" office:value="21.52813" calcext:value-type="float">
            <text:p>21.52813</text:p>
          </table:table-cell>
          <table:table-cell office:value-type="float" office:value="10.31431" calcext:value-type="float">
            <text:p>10.31431</text:p>
          </table:table-cell>
          <table:table-cell office:value-type="float" office:value="5.783741" calcext:value-type="float">
            <text:p>5.783741</text:p>
          </table:table-cell>
          <table:table-cell office:value-type="float" office:value="4.271829" calcext:value-type="float">
            <text:p>4.271829</text:p>
          </table:table-cell>
          <table:table-cell office:value-type="float" office:value="1.881205" calcext:value-type="float">
            <text:p>1.881205</text:p>
          </table:table-cell>
          <table:table-cell office:value-type="float" office:value="1.598209" calcext:value-type="float">
            <text:p>1.598209</text:p>
          </table:table-cell>
          <table:table-cell office:value-type="float" office:value="3.669374" calcext:value-type="float">
            <text:p>3.669374</text:p>
          </table:table-cell>
          <table:table-cell office:value-type="float" office:value="5.722537" calcext:value-type="float">
            <text:p>5.722537</text:p>
          </table:table-cell>
          <table:table-cell office:value-type="float" office:value="5.730047" calcext:value-type="float">
            <text:p>5.730047</text:p>
          </table:table-cell>
          <table:table-cell office:value-type="float" office:value="5.997221" calcext:value-type="float">
            <text:p>5.997221</text:p>
          </table:table-cell>
          <table:table-cell office:value-type="float" office:value="6.063046" calcext:value-type="float">
            <text:p>6.063046</text:p>
          </table:table-cell>
          <table:table-cell office:value-type="float" office:value="6.282054" calcext:value-type="float">
            <text:p>6.282054</text:p>
          </table:table-cell>
          <table:table-cell office:value-type="float" office:value="6.755907" calcext:value-type="float">
            <text:p>6.755907</text:p>
          </table:table-cell>
          <table:table-cell office:value-type="float" office:value="0" calcext:value-type="float">
            <text:p>0</text:p>
          </table:table-cell>
          <table:table-cell office:value-type="float" office:value="3.09658" calcext:value-type="float">
            <text:p>3.096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4062002" calcext:value-type="float">
            <text:p>24062002</text:p>
          </table:table-cell>
          <table:table-cell office:value-type="float" office:value="1.042036" calcext:value-type="float">
            <text:p>1.042036</text:p>
          </table:table-cell>
          <table:table-cell office:value-type="float" office:value="136.686" calcext:value-type="float">
            <text:p>136.686</text:p>
          </table:table-cell>
          <table:table-cell office:value-type="float" office:value="0" calcext:value-type="float">
            <text:p>0</text:p>
          </table:table-cell>
          <table:table-cell office:value-type="float" office:value="-0.6582081" calcext:value-type="float">
            <text:p>-0.6582081</text:p>
          </table:table-cell>
          <table:table-cell office:value-type="float" office:value="23.23423" calcext:value-type="float">
            <text:p>23.23423</text:p>
          </table:table-cell>
          <table:table-cell office:value-type="float" office:value="0.00003514408" calcext:value-type="float">
            <text:p>3.514408E-05</text:p>
          </table:table-cell>
          <table:table-cell office:value-type="float" office:value="0.000002316725" calcext:value-type="float">
            <text:p>2.316725E-06</text:p>
          </table:table-cell>
          <table:table-cell office:value-type="float" office:value="0.0001339922" calcext:value-type="float">
            <text:p>0.0001339922</text:p>
          </table:table-cell>
          <table:table-cell office:value-type="float" office:value="-0.00086919" calcext:value-type="float">
            <text:p>-0.00086919</text:p>
          </table:table-cell>
          <table:table-cell office:value-type="float" office:value="1181.336" calcext:value-type="float">
            <text:p>1181.336</text:p>
          </table:table-cell>
          <table:table-cell office:value-type="float" office:value="1.30891" calcext:value-type="float">
            <text:p>1.30891</text:p>
          </table:table-cell>
          <table:table-cell office:value-type="float" office:value="0" calcext:value-type="float">
            <text:p>0</text:p>
          </table:table-cell>
          <table:table-cell office:value-type="float" office:value="0.319878" calcext:value-type="float">
            <text:p>0.319878</text:p>
          </table:table-cell>
          <table:table-cell office:value-type="float" office:value="0.03979883" calcext:value-type="float">
            <text:p>0.03979883</text:p>
          </table:table-cell>
          <table:table-cell office:value-type="float" office:value="0.01828433" calcext:value-type="float">
            <text:p>0.01828433</text:p>
          </table:table-cell>
          <table:table-cell office:value-type="float" office:value="0.01242535" calcext:value-type="float">
            <text:p>0.01242535</text:p>
          </table:table-cell>
          <table:table-cell office:value-type="float" office:value="0.01036751" calcext:value-type="float">
            <text:p>0.01036751</text:p>
          </table:table-cell>
          <table:table-cell office:value-type="float" office:value="0.005369635" calcext:value-type="float">
            <text:p>0.005369635</text:p>
          </table:table-cell>
          <table:table-cell office:value-type="float" office:value="0.008437575" calcext:value-type="float">
            <text:p>0.008437575</text:p>
          </table:table-cell>
          <table:table-cell office:value-type="float" office:value="0.04977575" calcext:value-type="float">
            <text:p>0.04977575</text:p>
          </table:table-cell>
          <table:table-cell office:value-type="float" office:value="0.1098798" calcext:value-type="float">
            <text:p>0.1098798</text:p>
          </table:table-cell>
          <table:table-cell office:value-type="float" office:value="0.1127008" calcext:value-type="float">
            <text:p>0.1127008</text:p>
          </table:table-cell>
          <table:table-cell office:value-type="float" office:value="0.1123606" calcext:value-type="float">
            <text:p>0.1123606</text:p>
          </table:table-cell>
          <table:table-cell office:value-type="float" office:value="0.1060996" calcext:value-type="float">
            <text:p>0.1060996</text:p>
          </table:table-cell>
          <table:table-cell office:value-type="float" office:value="0.1260942" calcext:value-type="float">
            <text:p>0.1260942</text:p>
          </table:table-cell>
          <table:table-cell office:value-type="float" office:value="0.131051" calcext:value-type="float">
            <text:p>0.131051</text:p>
          </table:table-cell>
          <table:table-cell office:value-type="float" office:value="0" calcext:value-type="float">
            <text:p>0</text:p>
          </table:table-cell>
          <table:table-cell office:value-type="float" office:value="26.71696" calcext:value-type="float">
            <text:p>26.71696</text:p>
          </table:table-cell>
          <table:table-cell office:value-type="float" office:value="21.49383" calcext:value-type="float">
            <text:p>21.49383</text:p>
          </table:table-cell>
          <table:table-cell office:value-type="float" office:value="10.29888" calcext:value-type="float">
            <text:p>10.29888</text:p>
          </table:table-cell>
          <table:table-cell office:value-type="float" office:value="5.77364" calcext:value-type="float">
            <text:p>5.77364</text:p>
          </table:table-cell>
          <table:table-cell office:value-type="float" office:value="4.263907" calcext:value-type="float">
            <text:p>4.263907</text:p>
          </table:table-cell>
          <table:table-cell office:value-type="float" office:value="1.878778" calcext:value-type="float">
            <text:p>1.878778</text:p>
          </table:table-cell>
          <table:table-cell office:value-type="float" office:value="1.596179" calcext:value-type="float">
            <text:p>1.596179</text:p>
          </table:table-cell>
          <table:table-cell office:value-type="float" office:value="3.670529" calcext:value-type="float">
            <text:p>3.670529</text:p>
          </table:table-cell>
          <table:table-cell office:value-type="float" office:value="5.728055" calcext:value-type="float">
            <text:p>5.728055</text:p>
          </table:table-cell>
          <table:table-cell office:value-type="float" office:value="5.73635" calcext:value-type="float">
            <text:p>5.73635</text:p>
          </table:table-cell>
          <table:table-cell office:value-type="float" office:value="6.002978" calcext:value-type="float">
            <text:p>6.002978</text:p>
          </table:table-cell>
          <table:table-cell office:value-type="float" office:value="6.066762" calcext:value-type="float">
            <text:p>6.066762</text:p>
          </table:table-cell>
          <table:table-cell office:value-type="float" office:value="6.290504" calcext:value-type="float">
            <text:p>6.290504</text:p>
          </table:table-cell>
          <table:table-cell office:value-type="float" office:value="6.764636" calcext:value-type="float">
            <text:p>6.764636</text:p>
          </table:table-cell>
          <table:table-cell office:value-type="float" office:value="0" calcext:value-type="float">
            <text:p>0</text:p>
          </table:table-cell>
          <table:table-cell office:value-type="float" office:value="2.232162" calcext:value-type="float">
            <text:p>2.2321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5062002" calcext:value-type="float">
            <text:p>25062002</text:p>
          </table:table-cell>
          <table:table-cell office:value-type="float" office:value="1.039749" calcext:value-type="float">
            <text:p>1.039749</text:p>
          </table:table-cell>
          <table:table-cell office:value-type="float" office:value="136.6752" calcext:value-type="float">
            <text:p>136.6752</text:p>
          </table:table-cell>
          <table:table-cell office:value-type="float" office:value="0" calcext:value-type="float">
            <text:p>0</text:p>
          </table:table-cell>
          <table:table-cell office:value-type="float" office:value="-0.6819569" calcext:value-type="float">
            <text:p>-0.6819569</text:p>
          </table:table-cell>
          <table:table-cell office:value-type="float" office:value="23.25243" calcext:value-type="float">
            <text:p>23.25243</text:p>
          </table:table-cell>
          <table:table-cell office:value-type="float" office:value="0.00003514408" calcext:value-type="float">
            <text:p>3.514408E-05</text:p>
          </table:table-cell>
          <table:table-cell office:value-type="float" office:value="0.000002316725" calcext:value-type="float">
            <text:p>2.316725E-06</text:p>
          </table:table-cell>
          <table:table-cell office:value-type="float" office:value="0.0001339922" calcext:value-type="float">
            <text:p>0.0001339922</text:p>
          </table:table-cell>
          <table:table-cell office:value-type="float" office:value="-0.00086919" calcext:value-type="float">
            <text:p>-0.00086919</text:p>
          </table:table-cell>
          <table:table-cell office:value-type="float" office:value="1181.303" calcext:value-type="float">
            <text:p>1181.303</text:p>
          </table:table-cell>
          <table:table-cell office:value-type="float" office:value="1.299459" calcext:value-type="float">
            <text:p>1.299459</text:p>
          </table:table-cell>
          <table:table-cell office:value-type="float" office:value="0" calcext:value-type="float">
            <text:p>0</text:p>
          </table:table-cell>
          <table:table-cell office:value-type="float" office:value="0.2946768" calcext:value-type="float">
            <text:p>0.2946768</text:p>
          </table:table-cell>
          <table:table-cell office:value-type="float" office:value="0.0390102" calcext:value-type="float">
            <text:p>0.0390102</text:p>
          </table:table-cell>
          <table:table-cell office:value-type="float" office:value="0.01890655" calcext:value-type="float">
            <text:p>0.01890655</text:p>
          </table:table-cell>
          <table:table-cell office:value-type="float" office:value="0.01313067" calcext:value-type="float">
            <text:p>0.01313067</text:p>
          </table:table-cell>
          <table:table-cell office:value-type="float" office:value="0.01061279" calcext:value-type="float">
            <text:p>0.01061279</text:p>
          </table:table-cell>
          <table:table-cell office:value-type="float" office:value="0.005402917" calcext:value-type="float">
            <text:p>0.005402917</text:p>
          </table:table-cell>
          <table:table-cell office:value-type="float" office:value="0.008246472" calcext:value-type="float">
            <text:p>0.008246472</text:p>
          </table:table-cell>
          <table:table-cell office:value-type="float" office:value="0.0465163" calcext:value-type="float">
            <text:p>0.0465163</text:p>
          </table:table-cell>
          <table:table-cell office:value-type="float" office:value="0.1100483" calcext:value-type="float">
            <text:p>0.1100483</text:p>
          </table:table-cell>
          <table:table-cell office:value-type="float" office:value="0.1128131" calcext:value-type="float">
            <text:p>0.1128131</text:p>
          </table:table-cell>
          <table:table-cell office:value-type="float" office:value="0.112564" calcext:value-type="float">
            <text:p>0.112564</text:p>
          </table:table-cell>
          <table:table-cell office:value-type="float" office:value="0.1099336" calcext:value-type="float">
            <text:p>0.1099336</text:p>
          </table:table-cell>
          <table:table-cell office:value-type="float" office:value="0.1261888" calcext:value-type="float">
            <text:p>0.1261888</text:p>
          </table:table-cell>
          <table:table-cell office:value-type="float" office:value="0.1311439" calcext:value-type="float">
            <text:p>0.1311439</text:p>
          </table:table-cell>
          <table:table-cell office:value-type="float" office:value="0" calcext:value-type="float">
            <text:p>0</text:p>
          </table:table-cell>
          <table:table-cell office:value-type="float" office:value="26.73311" calcext:value-type="float">
            <text:p>26.73311</text:p>
          </table:table-cell>
          <table:table-cell office:value-type="float" office:value="21.4594" calcext:value-type="float">
            <text:p>21.4594</text:p>
          </table:table-cell>
          <table:table-cell office:value-type="float" office:value="10.28425" calcext:value-type="float">
            <text:p>10.28425</text:p>
          </table:table-cell>
          <table:table-cell office:value-type="float" office:value="5.764313" calcext:value-type="float">
            <text:p>5.764313</text:p>
          </table:table-cell>
          <table:table-cell office:value-type="float" office:value="4.256261" calcext:value-type="float">
            <text:p>4.256261</text:p>
          </table:table-cell>
          <table:table-cell office:value-type="float" office:value="1.876399" calcext:value-type="float">
            <text:p>1.876399</text:p>
          </table:table-cell>
          <table:table-cell office:value-type="float" office:value="1.594098" calcext:value-type="float">
            <text:p>1.594098</text:p>
          </table:table-cell>
          <table:table-cell office:value-type="float" office:value="3.671712" calcext:value-type="float">
            <text:p>3.671712</text:p>
          </table:table-cell>
          <table:table-cell office:value-type="float" office:value="5.733585" calcext:value-type="float">
            <text:p>5.733585</text:p>
          </table:table-cell>
          <table:table-cell office:value-type="float" office:value="5.742651" calcext:value-type="float">
            <text:p>5.742651</text:p>
          </table:table-cell>
          <table:table-cell office:value-type="float" office:value="6.00877" calcext:value-type="float">
            <text:p>6.00877</text:p>
          </table:table-cell>
          <table:table-cell office:value-type="float" office:value="6.071252" calcext:value-type="float">
            <text:p>6.071252</text:p>
          </table:table-cell>
          <table:table-cell office:value-type="float" office:value="6.298955" calcext:value-type="float">
            <text:p>6.298955</text:p>
          </table:table-cell>
          <table:table-cell office:value-type="float" office:value="6.773335" calcext:value-type="float">
            <text:p>6.773335</text:p>
          </table:table-cell>
          <table:table-cell office:value-type="float" office:value="0" calcext:value-type="float">
            <text:p>0</text:p>
          </table:table-cell>
          <table:table-cell office:value-type="float" office:value="1.882387" calcext:value-type="float">
            <text:p>1.8823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6062002" calcext:value-type="float">
            <text:p>26062002</text:p>
          </table:table-cell>
          <table:table-cell office:value-type="float" office:value="1.039104" calcext:value-type="float">
            <text:p>1.039104</text:p>
          </table:table-cell>
          <table:table-cell office:value-type="float" office:value="136.6641" calcext:value-type="float">
            <text:p>136.6641</text:p>
          </table:table-cell>
          <table:table-cell office:value-type="float" office:value="0" calcext:value-type="float">
            <text:p>0</text:p>
          </table:table-cell>
          <table:table-cell office:value-type="float" office:value="-0.7045232" calcext:value-type="float">
            <text:p>-0.7045232</text:p>
          </table:table-cell>
          <table:table-cell office:value-type="float" office:value="23.2707" calcext:value-type="float">
            <text:p>23.2707</text:p>
          </table:table-cell>
          <table:table-cell office:value-type="float" office:value="0.00003514408" calcext:value-type="float">
            <text:p>3.514408E-05</text:p>
          </table:table-cell>
          <table:table-cell office:value-type="float" office:value="0.000002316725" calcext:value-type="float">
            <text:p>2.316725E-06</text:p>
          </table:table-cell>
          <table:table-cell office:value-type="float" office:value="0.0001339922" calcext:value-type="float">
            <text:p>0.0001339922</text:p>
          </table:table-cell>
          <table:table-cell office:value-type="float" office:value="-0.00086919" calcext:value-type="float">
            <text:p>-0.00086919</text:p>
          </table:table-cell>
          <table:table-cell office:value-type="float" office:value="1181.272" calcext:value-type="float">
            <text:p>1181.272</text:p>
          </table:table-cell>
          <table:table-cell office:value-type="float" office:value="1.288782" calcext:value-type="float">
            <text:p>1.288782</text:p>
          </table:table-cell>
          <table:table-cell office:value-type="float" office:value="0" calcext:value-type="float">
            <text:p>0</text:p>
          </table:table-cell>
          <table:table-cell office:value-type="float" office:value="0.267114" calcext:value-type="float">
            <text:p>0.267114</text:p>
          </table:table-cell>
          <table:table-cell office:value-type="float" office:value="0.03756722" calcext:value-type="float">
            <text:p>0.03756722</text:p>
          </table:table-cell>
          <table:table-cell office:value-type="float" office:value="0.01857619" calcext:value-type="float">
            <text:p>0.01857619</text:p>
          </table:table-cell>
          <table:table-cell office:value-type="float" office:value="0.01408265" calcext:value-type="float">
            <text:p>0.01408265</text:p>
          </table:table-cell>
          <table:table-cell office:value-type="float" office:value="0.01119281" calcext:value-type="float">
            <text:p>0.01119281</text:p>
          </table:table-cell>
          <table:table-cell office:value-type="float" office:value="0.005515771" calcext:value-type="float">
            <text:p>0.005515771</text:p>
          </table:table-cell>
          <table:table-cell office:value-type="float" office:value="0.008224357" calcext:value-type="float">
            <text:p>0.008224357</text:p>
          </table:table-cell>
          <table:table-cell office:value-type="float" office:value="0.04116729" calcext:value-type="float">
            <text:p>0.04116729</text:p>
          </table:table-cell>
          <table:table-cell office:value-type="float" office:value="0.1104226" calcext:value-type="float">
            <text:p>0.1104226</text:p>
          </table:table-cell>
          <table:table-cell office:value-type="float" office:value="0.1130643" calcext:value-type="float">
            <text:p>0.1130643</text:p>
          </table:table-cell>
          <table:table-cell office:value-type="float" office:value="0.1129034" calcext:value-type="float">
            <text:p>0.1129034</text:p>
          </table:table-cell>
          <table:table-cell office:value-type="float" office:value="0.1131806" calcext:value-type="float">
            <text:p>0.1131806</text:p>
          </table:table-cell>
          <table:table-cell office:value-type="float" office:value="0.1262849" calcext:value-type="float">
            <text:p>0.1262849</text:p>
          </table:table-cell>
          <table:table-cell office:value-type="float" office:value="0.1312368" calcext:value-type="float">
            <text:p>0.1312368</text:p>
          </table:table-cell>
          <table:table-cell office:value-type="float" office:value="0" calcext:value-type="float">
            <text:p>0</text:p>
          </table:table-cell>
          <table:table-cell office:value-type="float" office:value="26.74689" calcext:value-type="float">
            <text:p>26.74689</text:p>
          </table:table-cell>
          <table:table-cell office:value-type="float" office:value="21.42537" calcext:value-type="float">
            <text:p>21.42537</text:p>
          </table:table-cell>
          <table:table-cell office:value-type="float" office:value="10.27031" calcext:value-type="float">
            <text:p>10.27031</text:p>
          </table:table-cell>
          <table:table-cell office:value-type="float" office:value="5.75595" calcext:value-type="float">
            <text:p>5.75595</text:p>
          </table:table-cell>
          <table:table-cell office:value-type="float" office:value="4.24914" calcext:value-type="float">
            <text:p>4.24914</text:p>
          </table:table-cell>
          <table:table-cell office:value-type="float" office:value="1.87408" calcext:value-type="float">
            <text:p>1.87408</text:p>
          </table:table-cell>
          <table:table-cell office:value-type="float" office:value="1.592022" calcext:value-type="float">
            <text:p>1.592022</text:p>
          </table:table-cell>
          <table:table-cell office:value-type="float" office:value="3.671344" calcext:value-type="float">
            <text:p>3.671344</text:p>
          </table:table-cell>
          <table:table-cell office:value-type="float" office:value="5.739141" calcext:value-type="float">
            <text:p>5.739141</text:p>
          </table:table-cell>
          <table:table-cell office:value-type="float" office:value="5.74897" calcext:value-type="float">
            <text:p>5.74897</text:p>
          </table:table-cell>
          <table:table-cell office:value-type="float" office:value="6.01459" calcext:value-type="float">
            <text:p>6.01459</text:p>
          </table:table-cell>
          <table:table-cell office:value-type="float" office:value="6.076616" calcext:value-type="float">
            <text:p>6.076616</text:p>
          </table:table-cell>
          <table:table-cell office:value-type="float" office:value="6.307406" calcext:value-type="float">
            <text:p>6.307406</text:p>
          </table:table-cell>
          <table:table-cell office:value-type="float" office:value="6.782035" calcext:value-type="float">
            <text:p>6.782035</text:p>
          </table:table-cell>
          <table:table-cell office:value-type="float" office:value="0" calcext:value-type="float">
            <text:p>0</text:p>
          </table:table-cell>
          <table:table-cell office:value-type="float" office:value="1.571462" calcext:value-type="float">
            <text:p>1.5714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7062002" calcext:value-type="float">
            <text:p>27062002</text:p>
          </table:table-cell>
          <table:table-cell office:value-type="float" office:value="1.036207" calcext:value-type="float">
            <text:p>1.036207</text:p>
          </table:table-cell>
          <table:table-cell office:value-type="float" office:value="136.6534" calcext:value-type="float">
            <text:p>136.6534</text:p>
          </table:table-cell>
          <table:table-cell office:value-type="float" office:value="0" calcext:value-type="float">
            <text:p>0</text:p>
          </table:table-cell>
          <table:table-cell office:value-type="float" office:value="-0.7283139" calcext:value-type="float">
            <text:p>-0.7283139</text:p>
          </table:table-cell>
          <table:table-cell office:value-type="float" office:value="23.28916" calcext:value-type="float">
            <text:p>23.28916</text:p>
          </table:table-cell>
          <table:table-cell office:value-type="float" office:value="0.00003514408" calcext:value-type="float">
            <text:p>3.514408E-05</text:p>
          </table:table-cell>
          <table:table-cell office:value-type="float" office:value="0.000002316725" calcext:value-type="float">
            <text:p>2.316725E-06</text:p>
          </table:table-cell>
          <table:table-cell office:value-type="float" office:value="0.0001339922" calcext:value-type="float">
            <text:p>0.0001339922</text:p>
          </table:table-cell>
          <table:table-cell office:value-type="float" office:value="-0.00086919" calcext:value-type="float">
            <text:p>-0.00086919</text:p>
          </table:table-cell>
          <table:table-cell office:value-type="float" office:value="1181.24" calcext:value-type="float">
            <text:p>1181.24</text:p>
          </table:table-cell>
          <table:table-cell office:value-type="float" office:value="1.280183" calcext:value-type="float">
            <text:p>1.280183</text:p>
          </table:table-cell>
          <table:table-cell office:value-type="float" office:value="0" calcext:value-type="float">
            <text:p>0</text:p>
          </table:table-cell>
          <table:table-cell office:value-type="float" office:value="0.242603" calcext:value-type="float">
            <text:p>0.242603</text:p>
          </table:table-cell>
          <table:table-cell office:value-type="float" office:value="0.03533174" calcext:value-type="float">
            <text:p>0.03533174</text:p>
          </table:table-cell>
          <table:table-cell office:value-type="float" office:value="0.01695447" calcext:value-type="float">
            <text:p>0.01695447</text:p>
          </table:table-cell>
          <table:table-cell office:value-type="float" office:value="0.01387118" calcext:value-type="float">
            <text:p>0.01387118</text:p>
          </table:table-cell>
          <table:table-cell office:value-type="float" office:value="0.011246" calcext:value-type="float">
            <text:p>0.011246</text:p>
          </table:table-cell>
          <table:table-cell office:value-type="float" office:value="0.005466573" calcext:value-type="float">
            <text:p>0.005466573</text:p>
          </table:table-cell>
          <table:table-cell office:value-type="float" office:value="0.008212164" calcext:value-type="float">
            <text:p>0.008212164</text:p>
          </table:table-cell>
          <table:table-cell office:value-type="float" office:value="0.04031618" calcext:value-type="float">
            <text:p>0.04031618</text:p>
          </table:table-cell>
          <table:table-cell office:value-type="float" office:value="0.1107398" calcext:value-type="float">
            <text:p>0.1107398</text:p>
          </table:table-cell>
          <table:table-cell office:value-type="float" office:value="0.1133409" calcext:value-type="float">
            <text:p>0.1133409</text:p>
          </table:table-cell>
          <table:table-cell office:value-type="float" office:value="0.1132863" calcext:value-type="float">
            <text:p>0.1132863</text:p>
          </table:table-cell>
          <table:table-cell office:value-type="float" office:value="0.1151458" calcext:value-type="float">
            <text:p>0.1151458</text:p>
          </table:table-cell>
          <table:table-cell office:value-type="float" office:value="0.1263799" calcext:value-type="float">
            <text:p>0.1263799</text:p>
          </table:table-cell>
          <table:table-cell office:value-type="float" office:value="0.1313297" calcext:value-type="float">
            <text:p>0.1313297</text:p>
          </table:table-cell>
          <table:table-cell office:value-type="float" office:value="0" calcext:value-type="float">
            <text:p>0</text:p>
          </table:table-cell>
          <table:table-cell office:value-type="float" office:value="26.75721" calcext:value-type="float">
            <text:p>26.75721</text:p>
          </table:table-cell>
          <table:table-cell office:value-type="float" office:value="21.39085" calcext:value-type="float">
            <text:p>21.39085</text:p>
          </table:table-cell>
          <table:table-cell office:value-type="float" office:value="10.25622" calcext:value-type="float">
            <text:p>10.25622</text:p>
          </table:table-cell>
          <table:table-cell office:value-type="float" office:value="5.748115" calcext:value-type="float">
            <text:p>5.748115</text:p>
          </table:table-cell>
          <table:table-cell office:value-type="float" office:value="4.242457" calcext:value-type="float">
            <text:p>4.242457</text:p>
          </table:table-cell>
          <table:table-cell office:value-type="float" office:value="1.871796" calcext:value-type="float">
            <text:p>1.871796</text:p>
          </table:table-cell>
          <table:table-cell office:value-type="float" office:value="1.589972" calcext:value-type="float">
            <text:p>1.589972</text:p>
          </table:table-cell>
          <table:table-cell office:value-type="float" office:value="3.670391" calcext:value-type="float">
            <text:p>3.670391</text:p>
          </table:table-cell>
          <table:table-cell office:value-type="float" office:value="5.74475" calcext:value-type="float">
            <text:p>5.74475</text:p>
          </table:table-cell>
          <table:table-cell office:value-type="float" office:value="5.755329" calcext:value-type="float">
            <text:p>5.755329</text:p>
          </table:table-cell>
          <table:table-cell office:value-type="float" office:value="6.020496" calcext:value-type="float">
            <text:p>6.020496</text:p>
          </table:table-cell>
          <table:table-cell office:value-type="float" office:value="6.082584" calcext:value-type="float">
            <text:p>6.082584</text:p>
          </table:table-cell>
          <table:table-cell office:value-type="float" office:value="6.315856" calcext:value-type="float">
            <text:p>6.315856</text:p>
          </table:table-cell>
          <table:table-cell office:value-type="float" office:value="6.790706" calcext:value-type="float">
            <text:p>6.790706</text:p>
          </table:table-cell>
          <table:table-cell office:value-type="float" office:value="0" calcext:value-type="float">
            <text:p>0</text:p>
          </table:table-cell>
          <table:table-cell office:value-type="float" office:value="1.051869" calcext:value-type="float">
            <text:p>1.0518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8062002" calcext:value-type="float">
            <text:p>28062002</text:p>
          </table:table-cell>
          <table:table-cell office:value-type="float" office:value="1.035499" calcext:value-type="float">
            <text:p>1.035499</text:p>
          </table:table-cell>
          <table:table-cell office:value-type="float" office:value="136.6427" calcext:value-type="float">
            <text:p>136.6427</text:p>
          </table:table-cell>
          <table:table-cell office:value-type="float" office:value="0" calcext:value-type="float">
            <text:p>0</text:p>
          </table:table-cell>
          <table:table-cell office:value-type="float" office:value="-0.7500951" calcext:value-type="float">
            <text:p>-0.7500951</text:p>
          </table:table-cell>
          <table:table-cell office:value-type="float" office:value="23.30766" calcext:value-type="float">
            <text:p>23.30766</text:p>
          </table:table-cell>
          <table:table-cell office:value-type="float" office:value="0.00003514408" calcext:value-type="float">
            <text:p>3.514408E-05</text:p>
          </table:table-cell>
          <table:table-cell office:value-type="float" office:value="0.000002316725" calcext:value-type="float">
            <text:p>2.316725E-06</text:p>
          </table:table-cell>
          <table:table-cell office:value-type="float" office:value="0.0001339922" calcext:value-type="float">
            <text:p>0.0001339922</text:p>
          </table:table-cell>
          <table:table-cell office:value-type="float" office:value="-0.00086919" calcext:value-type="float">
            <text:p>-0.00086919</text:p>
          </table:table-cell>
          <table:table-cell office:value-type="float" office:value="1181.209" calcext:value-type="float">
            <text:p>1181.209</text:p>
          </table:table-cell>
          <table:table-cell office:value-type="float" office:value="1.271103" calcext:value-type="float">
            <text:p>1.271103</text:p>
          </table:table-cell>
          <table:table-cell office:value-type="float" office:value="0" calcext:value-type="float">
            <text:p>0</text:p>
          </table:table-cell>
          <table:table-cell office:value-type="float" office:value="0.2333587" calcext:value-type="float">
            <text:p>0.2333587</text:p>
          </table:table-cell>
          <table:table-cell office:value-type="float" office:value="0.03597787" calcext:value-type="float">
            <text:p>0.03597787</text:p>
          </table:table-cell>
          <table:table-cell office:value-type="float" office:value="0.01756298" calcext:value-type="float">
            <text:p>0.01756298</text:p>
          </table:table-cell>
          <table:table-cell office:value-type="float" office:value="0.01476845" calcext:value-type="float">
            <text:p>0.01476845</text:p>
          </table:table-cell>
          <table:table-cell office:value-type="float" office:value="0.0120287" calcext:value-type="float">
            <text:p>0.0120287</text:p>
          </table:table-cell>
          <table:table-cell office:value-type="float" office:value="0.00549661" calcext:value-type="float">
            <text:p>0.00549661</text:p>
          </table:table-cell>
          <table:table-cell office:value-type="float" office:value="0.007979262" calcext:value-type="float">
            <text:p>0.007979262</text:p>
          </table:table-cell>
          <table:table-cell office:value-type="float" office:value="0.04731439" calcext:value-type="float">
            <text:p>0.04731439</text:p>
          </table:table-cell>
          <table:table-cell office:value-type="float" office:value="0.1030153" calcext:value-type="float">
            <text:p>0.1030153</text:p>
          </table:table-cell>
          <table:table-cell office:value-type="float" office:value="0.1135233" calcext:value-type="float">
            <text:p>0.1135233</text:p>
          </table:table-cell>
          <table:table-cell office:value-type="float" office:value="0.1135649" calcext:value-type="float">
            <text:p>0.1135649</text:p>
          </table:table-cell>
          <table:table-cell office:value-type="float" office:value="0.1161238" calcext:value-type="float">
            <text:p>0.1161238</text:p>
          </table:table-cell>
          <table:table-cell office:value-type="float" office:value="0.1264735" calcext:value-type="float">
            <text:p>0.1264735</text:p>
          </table:table-cell>
          <table:table-cell office:value-type="float" office:value="0.1314223" calcext:value-type="float">
            <text:p>0.1314223</text:p>
          </table:table-cell>
          <table:table-cell office:value-type="float" office:value="0" calcext:value-type="float">
            <text:p>0</text:p>
          </table:table-cell>
          <table:table-cell office:value-type="float" office:value="26.76471" calcext:value-type="float">
            <text:p>26.76471</text:p>
          </table:table-cell>
          <table:table-cell office:value-type="float" office:value="21.35652" calcext:value-type="float">
            <text:p>21.35652</text:p>
          </table:table-cell>
          <table:table-cell office:value-type="float" office:value="10.24219" calcext:value-type="float">
            <text:p>10.24219</text:p>
          </table:table-cell>
          <table:table-cell office:value-type="float" office:value="5.740726" calcext:value-type="float">
            <text:p>5.740726</text:p>
          </table:table-cell>
          <table:table-cell office:value-type="float" office:value="4.236286" calcext:value-type="float">
            <text:p>4.236286</text:p>
          </table:table-cell>
          <table:table-cell office:value-type="float" office:value="1.869531" calcext:value-type="float">
            <text:p>1.869531</text:p>
          </table:table-cell>
          <table:table-cell office:value-type="float" office:value="1.587919" calcext:value-type="float">
            <text:p>1.587919</text:p>
          </table:table-cell>
          <table:table-cell office:value-type="float" office:value="3.670344" calcext:value-type="float">
            <text:p>3.670344</text:p>
          </table:table-cell>
          <table:table-cell office:value-type="float" office:value="5.749332" calcext:value-type="float">
            <text:p>5.749332</text:p>
          </table:table-cell>
          <table:table-cell office:value-type="float" office:value="5.761709" calcext:value-type="float">
            <text:p>5.761709</text:p>
          </table:table-cell>
          <table:table-cell office:value-type="float" office:value="6.026436" calcext:value-type="float">
            <text:p>6.026436</text:p>
          </table:table-cell>
          <table:table-cell office:value-type="float" office:value="6.088857" calcext:value-type="float">
            <text:p>6.088857</text:p>
          </table:table-cell>
          <table:table-cell office:value-type="float" office:value="6.324307" calcext:value-type="float">
            <text:p>6.324307</text:p>
          </table:table-cell>
          <table:table-cell office:value-type="float" office:value="6.799363" calcext:value-type="float">
            <text:p>6.799363</text:p>
          </table:table-cell>
          <table:table-cell office:value-type="float" office:value="0" calcext:value-type="float">
            <text:p>0</text:p>
          </table:table-cell>
          <table:table-cell office:value-type="float" office:value="0.7742003" calcext:value-type="float">
            <text:p>0.77420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9062002" calcext:value-type="float">
            <text:p>29062002</text:p>
          </table:table-cell>
          <table:table-cell office:value-type="float" office:value="1.037259" calcext:value-type="float">
            <text:p>1.037259</text:p>
          </table:table-cell>
          <table:table-cell office:value-type="float" office:value="136.6315" calcext:value-type="float">
            <text:p>136.6315</text:p>
          </table:table-cell>
          <table:table-cell office:value-type="float" office:value="0" calcext:value-type="float">
            <text:p>0</text:p>
          </table:table-cell>
          <table:table-cell office:value-type="float" office:value="-0.7700644" calcext:value-type="float">
            <text:p>-0.7700644</text:p>
          </table:table-cell>
          <table:table-cell office:value-type="float" office:value="23.32621" calcext:value-type="float">
            <text:p>23.32621</text:p>
          </table:table-cell>
          <table:table-cell office:value-type="float" office:value="0.00003514408" calcext:value-type="float">
            <text:p>3.514408E-05</text:p>
          </table:table-cell>
          <table:table-cell office:value-type="float" office:value="0.000002316725" calcext:value-type="float">
            <text:p>2.316725E-06</text:p>
          </table:table-cell>
          <table:table-cell office:value-type="float" office:value="0.0001339922" calcext:value-type="float">
            <text:p>0.0001339922</text:p>
          </table:table-cell>
          <table:table-cell office:value-type="float" office:value="-0.00086919" calcext:value-type="float">
            <text:p>-0.00086919</text:p>
          </table:table-cell>
          <table:table-cell office:value-type="float" office:value="1181.178" calcext:value-type="float">
            <text:p>1181.178</text:p>
          </table:table-cell>
          <table:table-cell office:value-type="float" office:value="1.260117" calcext:value-type="float">
            <text:p>1.260117</text:p>
          </table:table-cell>
          <table:table-cell office:value-type="float" office:value="0" calcext:value-type="float">
            <text:p>0</text:p>
          </table:table-cell>
          <table:table-cell office:value-type="float" office:value="0.2314198" calcext:value-type="float">
            <text:p>0.2314198</text:p>
          </table:table-cell>
          <table:table-cell office:value-type="float" office:value="0.03628113" calcext:value-type="float">
            <text:p>0.03628113</text:p>
          </table:table-cell>
          <table:table-cell office:value-type="float" office:value="0.01803459" calcext:value-type="float">
            <text:p>0.01803459</text:p>
          </table:table-cell>
          <table:table-cell office:value-type="float" office:value="0.01562465" calcext:value-type="float">
            <text:p>0.01562465</text:p>
          </table:table-cell>
          <table:table-cell office:value-type="float" office:value="0.01355725" calcext:value-type="float">
            <text:p>0.01355725</text:p>
          </table:table-cell>
          <table:table-cell office:value-type="float" office:value="0.005667715" calcext:value-type="float">
            <text:p>0.005667715</text:p>
          </table:table-cell>
          <table:table-cell office:value-type="float" office:value="0.007654142" calcext:value-type="float">
            <text:p>0.007654142</text:p>
          </table:table-cell>
          <table:table-cell office:value-type="float" office:value="0.04624942" calcext:value-type="float">
            <text:p>0.04624942</text:p>
          </table:table-cell>
          <table:table-cell office:value-type="float" office:value="0.09972689" calcext:value-type="float">
            <text:p>0.09972689</text:p>
          </table:table-cell>
          <table:table-cell office:value-type="float" office:value="0.1138304" calcext:value-type="float">
            <text:p>0.1138304</text:p>
          </table:table-cell>
          <table:table-cell office:value-type="float" office:value="0.113971" calcext:value-type="float">
            <text:p>0.113971</text:p>
          </table:table-cell>
          <table:table-cell office:value-type="float" office:value="0.11672" calcext:value-type="float">
            <text:p>0.11672</text:p>
          </table:table-cell>
          <table:table-cell office:value-type="float" office:value="0.1265672" calcext:value-type="float">
            <text:p>0.1265672</text:p>
          </table:table-cell>
          <table:table-cell office:value-type="float" office:value="0.131515" calcext:value-type="float">
            <text:p>0.131515</text:p>
          </table:table-cell>
          <table:table-cell office:value-type="float" office:value="0" calcext:value-type="float">
            <text:p>0</text:p>
          </table:table-cell>
          <table:table-cell office:value-type="float" office:value="26.77174" calcext:value-type="float">
            <text:p>26.77174</text:p>
          </table:table-cell>
          <table:table-cell office:value-type="float" office:value="21.32282" calcext:value-type="float">
            <text:p>21.32282</text:p>
          </table:table-cell>
          <table:table-cell office:value-type="float" office:value="10.22854" calcext:value-type="float">
            <text:p>10.22854</text:p>
          </table:table-cell>
          <table:table-cell office:value-type="float" office:value="5.733907" calcext:value-type="float">
            <text:p>5.733907</text:p>
          </table:table-cell>
          <table:table-cell office:value-type="float" office:value="4.230933" calcext:value-type="float">
            <text:p>4.230933</text:p>
          </table:table-cell>
          <table:table-cell office:value-type="float" office:value="1.867325" calcext:value-type="float">
            <text:p>1.867325</text:p>
          </table:table-cell>
          <table:table-cell office:value-type="float" office:value="1.585838" calcext:value-type="float">
            <text:p>1.585838</text:p>
          </table:table-cell>
          <table:table-cell office:value-type="float" office:value="3.671272" calcext:value-type="float">
            <text:p>3.671272</text:p>
          </table:table-cell>
          <table:table-cell office:value-type="float" office:value="5.752822" calcext:value-type="float">
            <text:p>5.752822</text:p>
          </table:table-cell>
          <table:table-cell office:value-type="float" office:value="5.768105" calcext:value-type="float">
            <text:p>5.768105</text:p>
          </table:table-cell>
          <table:table-cell office:value-type="float" office:value="6.032439" calcext:value-type="float">
            <text:p>6.032439</text:p>
          </table:table-cell>
          <table:table-cell office:value-type="float" office:value="6.095283" calcext:value-type="float">
            <text:p>6.095283</text:p>
          </table:table-cell>
          <table:table-cell office:value-type="float" office:value="6.332757" calcext:value-type="float">
            <text:p>6.332757</text:p>
          </table:table-cell>
          <table:table-cell office:value-type="float" office:value="6.80802" calcext:value-type="float">
            <text:p>6.80802</text:p>
          </table:table-cell>
          <table:table-cell office:value-type="float" office:value="0" calcext:value-type="float">
            <text:p>0</text:p>
          </table:table-cell>
          <table:table-cell office:value-type="float" office:value="0.6221349" calcext:value-type="float">
            <text:p>0.62213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30062002" calcext:value-type="float">
            <text:p>30062002</text:p>
          </table:table-cell>
          <table:table-cell office:value-type="float" office:value="1.039913" calcext:value-type="float">
            <text:p>1.039913</text:p>
          </table:table-cell>
          <table:table-cell office:value-type="float" office:value="136.6201" calcext:value-type="float">
            <text:p>136.6201</text:p>
          </table:table-cell>
          <table:table-cell office:value-type="float" office:value="0" calcext:value-type="float">
            <text:p>0</text:p>
          </table:table-cell>
          <table:table-cell office:value-type="float" office:value="-0.7900624" calcext:value-type="float">
            <text:p>-0.7900624</text:p>
          </table:table-cell>
          <table:table-cell office:value-type="float" office:value="23.3443" calcext:value-type="float">
            <text:p>23.3443</text:p>
          </table:table-cell>
          <table:table-cell office:value-type="float" office:value="0.00003514408" calcext:value-type="float">
            <text:p>3.514408E-05</text:p>
          </table:table-cell>
          <table:table-cell office:value-type="float" office:value="0.000002316725" calcext:value-type="float">
            <text:p>2.316725E-06</text:p>
          </table:table-cell>
          <table:table-cell office:value-type="float" office:value="0.0001339922" calcext:value-type="float">
            <text:p>0.0001339922</text:p>
          </table:table-cell>
          <table:table-cell office:value-type="float" office:value="-0.00086919" calcext:value-type="float">
            <text:p>-0.00086919</text:p>
          </table:table-cell>
          <table:table-cell office:value-type="float" office:value="1181.146" calcext:value-type="float">
            <text:p>1181.146</text:p>
          </table:table-cell>
          <table:table-cell office:value-type="float" office:value="1.248473" calcext:value-type="float">
            <text:p>1.248473</text:p>
          </table:table-cell>
          <table:table-cell office:value-type="float" office:value="0" calcext:value-type="float">
            <text:p>0</text:p>
          </table:table-cell>
          <table:table-cell office:value-type="float" office:value="0.2234655" calcext:value-type="float">
            <text:p>0.2234655</text:p>
          </table:table-cell>
          <table:table-cell office:value-type="float" office:value="0.03561741" calcext:value-type="float">
            <text:p>0.03561741</text:p>
          </table:table-cell>
          <table:table-cell office:value-type="float" office:value="0.0176433" calcext:value-type="float">
            <text:p>0.0176433</text:p>
          </table:table-cell>
          <table:table-cell office:value-type="float" office:value="0.01562656" calcext:value-type="float">
            <text:p>0.01562656</text:p>
          </table:table-cell>
          <table:table-cell office:value-type="float" office:value="0.0146304" calcext:value-type="float">
            <text:p>0.0146304</text:p>
          </table:table-cell>
          <table:table-cell office:value-type="float" office:value="0.006218163" calcext:value-type="float">
            <text:p>0.006218163</text:p>
          </table:table-cell>
          <table:table-cell office:value-type="float" office:value="0.007445598" calcext:value-type="float">
            <text:p>0.007445598</text:p>
          </table:table-cell>
          <table:table-cell office:value-type="float" office:value="0.04126706" calcext:value-type="float">
            <text:p>0.04126706</text:p>
          </table:table-cell>
          <table:table-cell office:value-type="float" office:value="0.09847611" calcext:value-type="float">
            <text:p>0.09847611</text:p>
          </table:table-cell>
          <table:table-cell office:value-type="float" office:value="0.1142613" calcext:value-type="float">
            <text:p>0.1142613</text:p>
          </table:table-cell>
          <table:table-cell office:value-type="float" office:value="0.1144912" calcext:value-type="float">
            <text:p>0.1144912</text:p>
          </table:table-cell>
          <table:table-cell office:value-type="float" office:value="0.1172644" calcext:value-type="float">
            <text:p>0.1172644</text:p>
          </table:table-cell>
          <table:table-cell office:value-type="float" office:value="0.1266595" calcext:value-type="float">
            <text:p>0.1266595</text:p>
          </table:table-cell>
          <table:table-cell office:value-type="float" office:value="0.1316077" calcext:value-type="float">
            <text:p>0.1316077</text:p>
          </table:table-cell>
          <table:table-cell office:value-type="float" office:value="0" calcext:value-type="float">
            <text:p>0</text:p>
          </table:table-cell>
          <table:table-cell office:value-type="float" office:value="26.77804" calcext:value-type="float">
            <text:p>26.77804</text:p>
          </table:table-cell>
          <table:table-cell office:value-type="float" office:value="21.28938" calcext:value-type="float">
            <text:p>21.28938</text:p>
          </table:table-cell>
          <table:table-cell office:value-type="float" office:value="10.21501" calcext:value-type="float">
            <text:p>10.21501</text:p>
          </table:table-cell>
          <table:table-cell office:value-type="float" office:value="5.727354" calcext:value-type="float">
            <text:p>5.727354</text:p>
          </table:table-cell>
          <table:table-cell office:value-type="float" office:value="4.226243" calcext:value-type="float">
            <text:p>4.226243</text:p>
          </table:table-cell>
          <table:table-cell office:value-type="float" office:value="1.865212" calcext:value-type="float">
            <text:p>1.865212</text:p>
          </table:table-cell>
          <table:table-cell office:value-type="float" office:value="1.583712" calcext:value-type="float">
            <text:p>1.583712</text:p>
          </table:table-cell>
          <table:table-cell office:value-type="float" office:value="3.671015" calcext:value-type="float">
            <text:p>3.671015</text:p>
          </table:table-cell>
          <table:table-cell office:value-type="float" office:value="5.755864" calcext:value-type="float">
            <text:p>5.755864</text:p>
          </table:table-cell>
          <table:table-cell office:value-type="float" office:value="5.774559" calcext:value-type="float">
            <text:p>5.774559</text:p>
          </table:table-cell>
          <table:table-cell office:value-type="float" office:value="6.038529" calcext:value-type="float">
            <text:p>6.038529</text:p>
          </table:table-cell>
          <table:table-cell office:value-type="float" office:value="6.101815" calcext:value-type="float">
            <text:p>6.101815</text:p>
          </table:table-cell>
          <table:table-cell office:value-type="float" office:value="6.341208" calcext:value-type="float">
            <text:p>6.341208</text:p>
          </table:table-cell>
          <table:table-cell office:value-type="float" office:value="6.816681" calcext:value-type="float">
            <text:p>6.816681</text:p>
          </table:table-cell>
          <table:table-cell office:value-type="float" office:value="0" calcext:value-type="float">
            <text:p>0</text:p>
          </table:table-cell>
          <table:table-cell office:value-type="float" office:value="0.5270678" calcext:value-type="float">
            <text:p>0.52706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072002" calcext:value-type="float">
            <text:p>1072002</text:p>
          </table:table-cell>
          <table:table-cell office:value-type="float" office:value="1.038615" calcext:value-type="float">
            <text:p>1.038615</text:p>
          </table:table-cell>
          <table:table-cell office:value-type="float" office:value="136.6091" calcext:value-type="float">
            <text:p>136.6091</text:p>
          </table:table-cell>
          <table:table-cell office:value-type="float" office:value="0" calcext:value-type="float">
            <text:p>0</text:p>
          </table:table-cell>
          <table:table-cell office:value-type="float" office:value="-0.8140998" calcext:value-type="float">
            <text:p>-0.8140998</text:p>
          </table:table-cell>
          <table:table-cell office:value-type="float" office:value="23.36201" calcext:value-type="float">
            <text:p>23.36201</text:p>
          </table:table-cell>
          <table:table-cell office:value-type="float" office:value="0.00003514408" calcext:value-type="float">
            <text:p>3.514408E-05</text:p>
          </table:table-cell>
          <table:table-cell office:value-type="float" office:value="0.000002316725" calcext:value-type="float">
            <text:p>2.316725E-06</text:p>
          </table:table-cell>
          <table:table-cell office:value-type="float" office:value="0.0001339922" calcext:value-type="float">
            <text:p>0.0001339922</text:p>
          </table:table-cell>
          <table:table-cell office:value-type="float" office:value="-0.00086919" calcext:value-type="float">
            <text:p>-0.00086919</text:p>
          </table:table-cell>
          <table:table-cell office:value-type="float" office:value="1181.115" calcext:value-type="float">
            <text:p>1181.115</text:p>
          </table:table-cell>
          <table:table-cell office:value-type="float" office:value="1.239329" calcext:value-type="float">
            <text:p>1.239329</text:p>
          </table:table-cell>
          <table:table-cell office:value-type="float" office:value="0" calcext:value-type="float">
            <text:p>0</text:p>
          </table:table-cell>
          <table:table-cell office:value-type="float" office:value="0.2046027" calcext:value-type="float">
            <text:p>0.2046027</text:p>
          </table:table-cell>
          <table:table-cell office:value-type="float" office:value="0.03371644" calcext:value-type="float">
            <text:p>0.03371644</text:p>
          </table:table-cell>
          <table:table-cell office:value-type="float" office:value="0.01615399" calcext:value-type="float">
            <text:p>0.01615399</text:p>
          </table:table-cell>
          <table:table-cell office:value-type="float" office:value="0.0142521" calcext:value-type="float">
            <text:p>0.0142521</text:p>
          </table:table-cell>
          <table:table-cell office:value-type="float" office:value="0.01399206" calcext:value-type="float">
            <text:p>0.01399206</text:p>
          </table:table-cell>
          <table:table-cell office:value-type="float" office:value="0.006569906" calcext:value-type="float">
            <text:p>0.006569906</text:p>
          </table:table-cell>
          <table:table-cell office:value-type="float" office:value="0.007470594" calcext:value-type="float">
            <text:p>0.007470594</text:p>
          </table:table-cell>
          <table:table-cell office:value-type="float" office:value="0.03604612" calcext:value-type="float">
            <text:p>0.03604612</text:p>
          </table:table-cell>
          <table:table-cell office:value-type="float" office:value="0.09805666" calcext:value-type="float">
            <text:p>0.09805666</text:p>
          </table:table-cell>
          <table:table-cell office:value-type="float" office:value="0.1146633" calcext:value-type="float">
            <text:p>0.1146633</text:p>
          </table:table-cell>
          <table:table-cell office:value-type="float" office:value="0.1149584" calcext:value-type="float">
            <text:p>0.1149584</text:p>
          </table:table-cell>
          <table:table-cell office:value-type="float" office:value="0.117735" calcext:value-type="float">
            <text:p>0.117735</text:p>
          </table:table-cell>
          <table:table-cell office:value-type="float" office:value="0.1267512" calcext:value-type="float">
            <text:p>0.1267512</text:p>
          </table:table-cell>
          <table:table-cell office:value-type="float" office:value="0.1317003" calcext:value-type="float">
            <text:p>0.1317003</text:p>
          </table:table-cell>
          <table:table-cell office:value-type="float" office:value="0" calcext:value-type="float">
            <text:p>0</text:p>
          </table:table-cell>
          <table:table-cell office:value-type="float" office:value="26.78276" calcext:value-type="float">
            <text:p>26.78276</text:p>
          </table:table-cell>
          <table:table-cell office:value-type="float" office:value="21.25539" calcext:value-type="float">
            <text:p>21.25539</text:p>
          </table:table-cell>
          <table:table-cell office:value-type="float" office:value="10.20117" calcext:value-type="float">
            <text:p>10.20117</text:p>
          </table:table-cell>
          <table:table-cell office:value-type="float" office:value="5.72073" calcext:value-type="float">
            <text:p>5.72073</text:p>
          </table:table-cell>
          <table:table-cell office:value-type="float" office:value="4.221796" calcext:value-type="float">
            <text:p>4.221796</text:p>
          </table:table-cell>
          <table:table-cell office:value-type="float" office:value="1.863277" calcext:value-type="float">
            <text:p>1.863277</text:p>
          </table:table-cell>
          <table:table-cell office:value-type="float" office:value="1.581609" calcext:value-type="float">
            <text:p>1.581609</text:p>
          </table:table-cell>
          <table:table-cell office:value-type="float" office:value="3.669663" calcext:value-type="float">
            <text:p>3.669663</text:p>
          </table:table-cell>
          <table:table-cell office:value-type="float" office:value="5.758735" calcext:value-type="float">
            <text:p>5.758735</text:p>
          </table:table-cell>
          <table:table-cell office:value-type="float" office:value="5.781075" calcext:value-type="float">
            <text:p>5.781075</text:p>
          </table:table-cell>
          <table:table-cell office:value-type="float" office:value="6.044725" calcext:value-type="float">
            <text:p>6.044725</text:p>
          </table:table-cell>
          <table:table-cell office:value-type="float" office:value="6.108453" calcext:value-type="float">
            <text:p>6.108453</text:p>
          </table:table-cell>
          <table:table-cell office:value-type="float" office:value="6.349658" calcext:value-type="float">
            <text:p>6.349658</text:p>
          </table:table-cell>
          <table:table-cell office:value-type="float" office:value="6.825334" calcext:value-type="float">
            <text:p>6.825334</text:p>
          </table:table-cell>
          <table:table-cell office:value-type="float" office:value="0" calcext:value-type="float">
            <text:p>0</text:p>
          </table:table-cell>
          <table:table-cell office:value-type="float" office:value="0.3804789" calcext:value-type="float">
            <text:p>0.38047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072002" calcext:value-type="float">
            <text:p>2072002</text:p>
          </table:table-cell>
          <table:table-cell office:value-type="float" office:value="1.036163" calcext:value-type="float">
            <text:p>1.036163</text:p>
          </table:table-cell>
          <table:table-cell office:value-type="float" office:value="136.599" calcext:value-type="float">
            <text:p>136.599</text:p>
          </table:table-cell>
          <table:table-cell office:value-type="float" office:value="0" calcext:value-type="float">
            <text:p>0</text:p>
          </table:table-cell>
          <table:table-cell office:value-type="float" office:value="-0.8392324" calcext:value-type="float">
            <text:p>-0.8392324</text:p>
          </table:table-cell>
          <table:table-cell office:value-type="float" office:value="23.37924" calcext:value-type="float">
            <text:p>23.37924</text:p>
          </table:table-cell>
          <table:table-cell office:value-type="float" office:value="0.00003514408" calcext:value-type="float">
            <text:p>3.514408E-05</text:p>
          </table:table-cell>
          <table:table-cell office:value-type="float" office:value="0.000002316725" calcext:value-type="float">
            <text:p>2.316725E-06</text:p>
          </table:table-cell>
          <table:table-cell office:value-type="float" office:value="0.0001339922" calcext:value-type="float">
            <text:p>0.0001339922</text:p>
          </table:table-cell>
          <table:table-cell office:value-type="float" office:value="-0.00086919" calcext:value-type="float">
            <text:p>-0.00086919</text:p>
          </table:table-cell>
          <table:table-cell office:value-type="float" office:value="1181.083" calcext:value-type="float">
            <text:p>1181.083</text:p>
          </table:table-cell>
          <table:table-cell office:value-type="float" office:value="1.232838" calcext:value-type="float">
            <text:p>1.232838</text:p>
          </table:table-cell>
          <table:table-cell office:value-type="float" office:value="0" calcext:value-type="float">
            <text:p>0</text:p>
          </table:table-cell>
          <table:table-cell office:value-type="float" office:value="0.1916526" calcext:value-type="float">
            <text:p>0.1916526</text:p>
          </table:table-cell>
          <table:table-cell office:value-type="float" office:value="0.03297052" calcext:value-type="float">
            <text:p>0.03297052</text:p>
          </table:table-cell>
          <table:table-cell office:value-type="float" office:value="0.01529059" calcext:value-type="float">
            <text:p>0.01529059</text:p>
          </table:table-cell>
          <table:table-cell office:value-type="float" office:value="0.01313173" calcext:value-type="float">
            <text:p>0.01313173</text:p>
          </table:table-cell>
          <table:table-cell office:value-type="float" office:value="0.01301777" calcext:value-type="float">
            <text:p>0.01301777</text:p>
          </table:table-cell>
          <table:table-cell office:value-type="float" office:value="0.00623555" calcext:value-type="float">
            <text:p>0.00623555</text:p>
          </table:table-cell>
          <table:table-cell office:value-type="float" office:value="0.007468504" calcext:value-type="float">
            <text:p>0.007468504</text:p>
          </table:table-cell>
          <table:table-cell office:value-type="float" office:value="0.03159009" calcext:value-type="float">
            <text:p>0.03159009</text:p>
          </table:table-cell>
          <table:table-cell office:value-type="float" office:value="0.09810035" calcext:value-type="float">
            <text:p>0.09810035</text:p>
          </table:table-cell>
          <table:table-cell office:value-type="float" office:value="0.1141536" calcext:value-type="float">
            <text:p>0.1141536</text:p>
          </table:table-cell>
          <table:table-cell office:value-type="float" office:value="0.1151982" calcext:value-type="float">
            <text:p>0.1151982</text:p>
          </table:table-cell>
          <table:table-cell office:value-type="float" office:value="0.1180377" calcext:value-type="float">
            <text:p>0.1180377</text:p>
          </table:table-cell>
          <table:table-cell office:value-type="float" office:value="0.1268425" calcext:value-type="float">
            <text:p>0.1268425</text:p>
          </table:table-cell>
          <table:table-cell office:value-type="float" office:value="0.131793" calcext:value-type="float">
            <text:p>0.131793</text:p>
          </table:table-cell>
          <table:table-cell office:value-type="float" office:value="0" calcext:value-type="float">
            <text:p>0</text:p>
          </table:table-cell>
          <table:table-cell office:value-type="float" office:value="26.78467" calcext:value-type="float">
            <text:p>26.78467</text:p>
          </table:table-cell>
          <table:table-cell office:value-type="float" office:value="21.22081" calcext:value-type="float">
            <text:p>21.22081</text:p>
          </table:table-cell>
          <table:table-cell office:value-type="float" office:value="10.18687" calcext:value-type="float">
            <text:p>10.18687</text:p>
          </table:table-cell>
          <table:table-cell office:value-type="float" office:value="5.713808" calcext:value-type="float">
            <text:p>5.713808</text:p>
          </table:table-cell>
          <table:table-cell office:value-type="float" office:value="4.217194" calcext:value-type="float">
            <text:p>4.217194</text:p>
          </table:table-cell>
          <table:table-cell office:value-type="float" office:value="1.861364" calcext:value-type="float">
            <text:p>1.861364</text:p>
          </table:table-cell>
          <table:table-cell office:value-type="float" office:value="1.579534" calcext:value-type="float">
            <text:p>1.579534</text:p>
          </table:table-cell>
          <table:table-cell office:value-type="float" office:value="3.667099" calcext:value-type="float">
            <text:p>3.667099</text:p>
          </table:table-cell>
          <table:table-cell office:value-type="float" office:value="5.761512" calcext:value-type="float">
            <text:p>5.761512</text:p>
          </table:table-cell>
          <table:table-cell office:value-type="float" office:value="5.787627" calcext:value-type="float">
            <text:p>5.787627</text:p>
          </table:table-cell>
          <table:table-cell office:value-type="float" office:value="6.050984" calcext:value-type="float">
            <text:p>6.050984</text:p>
          </table:table-cell>
          <table:table-cell office:value-type="float" office:value="6.115151" calcext:value-type="float">
            <text:p>6.115151</text:p>
          </table:table-cell>
          <table:table-cell office:value-type="float" office:value="6.358109" calcext:value-type="float">
            <text:p>6.358109</text:p>
          </table:table-cell>
          <table:table-cell office:value-type="float" office:value="6.833987" calcext:value-type="float">
            <text:p>6.833987</text:p>
          </table:table-cell>
          <table:table-cell office:value-type="float" office:value="0" calcext:value-type="float">
            <text:p>0</text:p>
          </table:table-cell>
          <table:table-cell office:value-type="float" office:value="0.4773097" calcext:value-type="float">
            <text:p>0.47730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072002" calcext:value-type="float">
            <text:p>3072002</text:p>
          </table:table-cell>
          <table:table-cell office:value-type="float" office:value="1.033872" calcext:value-type="float">
            <text:p>1.033872</text:p>
          </table:table-cell>
          <table:table-cell office:value-type="float" office:value="136.5895" calcext:value-type="float">
            <text:p>136.5895</text:p>
          </table:table-cell>
          <table:table-cell office:value-type="float" office:value="0" calcext:value-type="float">
            <text:p>0</text:p>
          </table:table-cell>
          <table:table-cell office:value-type="float" office:value="-0.8641136" calcext:value-type="float">
            <text:p>-0.8641136</text:p>
          </table:table-cell>
          <table:table-cell office:value-type="float" office:value="23.39602" calcext:value-type="float">
            <text:p>23.39602</text:p>
          </table:table-cell>
          <table:table-cell office:value-type="float" office:value="0.00003514408" calcext:value-type="float">
            <text:p>3.514408E-05</text:p>
          </table:table-cell>
          <table:table-cell office:value-type="float" office:value="0.000002316733" calcext:value-type="float">
            <text:p>2.316733E-06</text:p>
          </table:table-cell>
          <table:table-cell office:value-type="float" office:value="0.0001339922" calcext:value-type="float">
            <text:p>0.0001339922</text:p>
          </table:table-cell>
          <table:table-cell office:value-type="float" office:value="-0.00086919" calcext:value-type="float">
            <text:p>-0.00086919</text:p>
          </table:table-cell>
          <table:table-cell office:value-type="float" office:value="1181.052" calcext:value-type="float">
            <text:p>1181.052</text:p>
          </table:table-cell>
          <table:table-cell office:value-type="float" office:value="1.22793" calcext:value-type="float">
            <text:p>1.22793</text:p>
          </table:table-cell>
          <table:table-cell office:value-type="float" office:value="0" calcext:value-type="float">
            <text:p>0</text:p>
          </table:table-cell>
          <table:table-cell office:value-type="float" office:value="0.1895501" calcext:value-type="float">
            <text:p>0.1895501</text:p>
          </table:table-cell>
          <table:table-cell office:value-type="float" office:value="0.03237971" calcext:value-type="float">
            <text:p>0.03237971</text:p>
          </table:table-cell>
          <table:table-cell office:value-type="float" office:value="0.01419953" calcext:value-type="float">
            <text:p>0.01419953</text:p>
          </table:table-cell>
          <table:table-cell office:value-type="float" office:value="0.01192137" calcext:value-type="float">
            <text:p>0.01192137</text:p>
          </table:table-cell>
          <table:table-cell office:value-type="float" office:value="0.01174914" calcext:value-type="float">
            <text:p>0.01174914</text:p>
          </table:table-cell>
          <table:table-cell office:value-type="float" office:value="0.00568404" calcext:value-type="float">
            <text:p>0.00568404</text:p>
          </table:table-cell>
          <table:table-cell office:value-type="float" office:value="0.007450994" calcext:value-type="float">
            <text:p>0.007450994</text:p>
          </table:table-cell>
          <table:table-cell office:value-type="float" office:value="0.02860294" calcext:value-type="float">
            <text:p>0.02860294</text:p>
          </table:table-cell>
          <table:table-cell office:value-type="float" office:value="0.1041686" calcext:value-type="float">
            <text:p>0.1041686</text:p>
          </table:table-cell>
          <table:table-cell office:value-type="float" office:value="0.1089966" calcext:value-type="float">
            <text:p>0.1089966</text:p>
          </table:table-cell>
          <table:table-cell office:value-type="float" office:value="0.1151589" calcext:value-type="float">
            <text:p>0.1151589</text:p>
          </table:table-cell>
          <table:table-cell office:value-type="float" office:value="0.1181266" calcext:value-type="float">
            <text:p>0.1181266</text:p>
          </table:table-cell>
          <table:table-cell office:value-type="float" office:value="0.1269338" calcext:value-type="float">
            <text:p>0.1269338</text:p>
          </table:table-cell>
          <table:table-cell office:value-type="float" office:value="0.1318856" calcext:value-type="float">
            <text:p>0.1318856</text:p>
          </table:table-cell>
          <table:table-cell office:value-type="float" office:value="0" calcext:value-type="float">
            <text:p>0</text:p>
          </table:table-cell>
          <table:table-cell office:value-type="float" office:value="26.78492" calcext:value-type="float">
            <text:p>26.78492</text:p>
          </table:table-cell>
          <table:table-cell office:value-type="float" office:value="21.18584" calcext:value-type="float">
            <text:p>21.18584</text:p>
          </table:table-cell>
          <table:table-cell office:value-type="float" office:value="10.17224" calcext:value-type="float">
            <text:p>10.17224</text:p>
          </table:table-cell>
          <table:table-cell office:value-type="float" office:value="5.706614" calcext:value-type="float">
            <text:p>5.706614</text:p>
          </table:table-cell>
          <table:table-cell office:value-type="float" office:value="4.212365" calcext:value-type="float">
            <text:p>4.212365</text:p>
          </table:table-cell>
          <table:table-cell office:value-type="float" office:value="1.8594" calcext:value-type="float">
            <text:p>1.8594</text:p>
          </table:table-cell>
          <table:table-cell office:value-type="float" office:value="1.57748" calcext:value-type="float">
            <text:p>1.57748</text:p>
          </table:table-cell>
          <table:table-cell office:value-type="float" office:value="3.663731" calcext:value-type="float">
            <text:p>3.663731</text:p>
          </table:table-cell>
          <table:table-cell office:value-type="float" office:value="5.765148" calcext:value-type="float">
            <text:p>5.765148</text:p>
          </table:table-cell>
          <table:table-cell office:value-type="float" office:value="5.793306" calcext:value-type="float">
            <text:p>5.793306</text:p>
          </table:table-cell>
          <table:table-cell office:value-type="float" office:value="6.057233" calcext:value-type="float">
            <text:p>6.057233</text:p>
          </table:table-cell>
          <table:table-cell office:value-type="float" office:value="6.121874" calcext:value-type="float">
            <text:p>6.121874</text:p>
          </table:table-cell>
          <table:table-cell office:value-type="float" office:value="6.36656" calcext:value-type="float">
            <text:p>6.36656</text:p>
          </table:table-cell>
          <table:table-cell office:value-type="float" office:value="6.842628" calcext:value-type="float">
            <text:p>6.842628</text:p>
          </table:table-cell>
          <table:table-cell office:value-type="float" office:value="0" calcext:value-type="float">
            <text:p>0</text:p>
          </table:table-cell>
          <table:table-cell office:value-type="float" office:value="0.6392497" calcext:value-type="float">
            <text:p>0.63924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4072002" calcext:value-type="float">
            <text:p>4072002</text:p>
          </table:table-cell>
          <table:table-cell office:value-type="float" office:value="1.03283" calcext:value-type="float">
            <text:p>1.03283</text:p>
          </table:table-cell>
          <table:table-cell office:value-type="float" office:value="136.5801" calcext:value-type="float">
            <text:p>136.5801</text:p>
          </table:table-cell>
          <table:table-cell office:value-type="float" office:value="0" calcext:value-type="float">
            <text:p>0</text:p>
          </table:table-cell>
          <table:table-cell office:value-type="float" office:value="-0.8883831" calcext:value-type="float">
            <text:p>-0.8883831</text:p>
          </table:table-cell>
          <table:table-cell office:value-type="float" office:value="23.41234" calcext:value-type="float">
            <text:p>23.41234</text:p>
          </table:table-cell>
          <table:table-cell office:value-type="float" office:value="0.00003514408" calcext:value-type="float">
            <text:p>3.514408E-05</text:p>
          </table:table-cell>
          <table:table-cell office:value-type="float" office:value="0.000002316733" calcext:value-type="float">
            <text:p>2.316733E-06</text:p>
          </table:table-cell>
          <table:table-cell office:value-type="float" office:value="0.0001339922" calcext:value-type="float">
            <text:p>0.0001339922</text:p>
          </table:table-cell>
          <table:table-cell office:value-type="float" office:value="-0.00086919" calcext:value-type="float">
            <text:p>-0.00086919</text:p>
          </table:table-cell>
          <table:table-cell office:value-type="float" office:value="1181.02" calcext:value-type="float">
            <text:p>1181.02</text:p>
          </table:table-cell>
          <table:table-cell office:value-type="float" office:value="1.222778" calcext:value-type="float">
            <text:p>1.222778</text:p>
          </table:table-cell>
          <table:table-cell office:value-type="float" office:value="0" calcext:value-type="float">
            <text:p>0</text:p>
          </table:table-cell>
          <table:table-cell office:value-type="float" office:value="0.1851141" calcext:value-type="float">
            <text:p>0.1851141</text:p>
          </table:table-cell>
          <table:table-cell office:value-type="float" office:value="0.03228451" calcext:value-type="float">
            <text:p>0.03228451</text:p>
          </table:table-cell>
          <table:table-cell office:value-type="float" office:value="0.01419095" calcext:value-type="float">
            <text:p>0.01419095</text:p>
          </table:table-cell>
          <table:table-cell office:value-type="float" office:value="0.01194489" calcext:value-type="float">
            <text:p>0.01194489</text:p>
          </table:table-cell>
          <table:table-cell office:value-type="float" office:value="0.01176049" calcext:value-type="float">
            <text:p>0.01176049</text:p>
          </table:table-cell>
          <table:table-cell office:value-type="float" office:value="0.005547423" calcext:value-type="float">
            <text:p>0.005547423</text:p>
          </table:table-cell>
          <table:table-cell office:value-type="float" office:value="0.007486219" calcext:value-type="float">
            <text:p>0.007486219</text:p>
          </table:table-cell>
          <table:table-cell office:value-type="float" office:value="0.02619287" calcext:value-type="float">
            <text:p>0.02619287</text:p>
          </table:table-cell>
          <table:table-cell office:value-type="float" office:value="0.1046368" calcext:value-type="float">
            <text:p>0.1046368</text:p>
          </table:table-cell>
          <table:table-cell office:value-type="float" office:value="0.1062079" calcext:value-type="float">
            <text:p>0.1062079</text:p>
          </table:table-cell>
          <table:table-cell office:value-type="float" office:value="0.1149999" calcext:value-type="float">
            <text:p>0.1149999</text:p>
          </table:table-cell>
          <table:table-cell office:value-type="float" office:value="0.1181229" calcext:value-type="float">
            <text:p>0.1181229</text:p>
          </table:table-cell>
          <table:table-cell office:value-type="float" office:value="0.1270249" calcext:value-type="float">
            <text:p>0.1270249</text:p>
          </table:table-cell>
          <table:table-cell office:value-type="float" office:value="0.1319775" calcext:value-type="float">
            <text:p>0.1319775</text:p>
          </table:table-cell>
          <table:table-cell office:value-type="float" office:value="0" calcext:value-type="float">
            <text:p>0</text:p>
          </table:table-cell>
          <table:table-cell office:value-type="float" office:value="26.7858" calcext:value-type="float">
            <text:p>26.7858</text:p>
          </table:table-cell>
          <table:table-cell office:value-type="float" office:value="21.15107" calcext:value-type="float">
            <text:p>21.15107</text:p>
          </table:table-cell>
          <table:table-cell office:value-type="float" office:value="10.15762" calcext:value-type="float">
            <text:p>10.15762</text:p>
          </table:table-cell>
          <table:table-cell office:value-type="float" office:value="5.699367" calcext:value-type="float">
            <text:p>5.699367</text:p>
          </table:table-cell>
          <table:table-cell office:value-type="float" office:value="4.207477" calcext:value-type="float">
            <text:p>4.207477</text:p>
          </table:table-cell>
          <table:table-cell office:value-type="float" office:value="1.857378" calcext:value-type="float">
            <text:p>1.857378</text:p>
          </table:table-cell>
          <table:table-cell office:value-type="float" office:value="1.575457" calcext:value-type="float">
            <text:p>1.575457</text:p>
          </table:table-cell>
          <table:table-cell office:value-type="float" office:value="3.659756" calcext:value-type="float">
            <text:p>3.659756</text:p>
          </table:table-cell>
          <table:table-cell office:value-type="float" office:value="5.769466" calcext:value-type="float">
            <text:p>5.769466</text:p>
          </table:table-cell>
          <table:table-cell office:value-type="float" office:value="5.798149" calcext:value-type="float">
            <text:p>5.798149</text:p>
          </table:table-cell>
          <table:table-cell office:value-type="float" office:value="6.063429" calcext:value-type="float">
            <text:p>6.063429</text:p>
          </table:table-cell>
          <table:table-cell office:value-type="float" office:value="6.128577" calcext:value-type="float">
            <text:p>6.128577</text:p>
          </table:table-cell>
          <table:table-cell office:value-type="float" office:value="6.374992" calcext:value-type="float">
            <text:p>6.374992</text:p>
          </table:table-cell>
          <table:table-cell office:value-type="float" office:value="6.851204" calcext:value-type="float">
            <text:p>6.851204</text:p>
          </table:table-cell>
          <table:table-cell office:value-type="float" office:value="0" calcext:value-type="float">
            <text:p>0</text:p>
          </table:table-cell>
          <table:table-cell office:value-type="float" office:value="0.8285617" calcext:value-type="float">
            <text:p>0.82856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5072002" calcext:value-type="float">
            <text:p>5072002</text:p>
          </table:table-cell>
          <table:table-cell office:value-type="float" office:value="1.031085" calcext:value-type="float">
            <text:p>1.031085</text:p>
          </table:table-cell>
          <table:table-cell office:value-type="float" office:value="136.5708" calcext:value-type="float">
            <text:p>136.5708</text:p>
          </table:table-cell>
          <table:table-cell office:value-type="float" office:value="0" calcext:value-type="float">
            <text:p>0</text:p>
          </table:table-cell>
          <table:table-cell office:value-type="float" office:value="-0.9151596" calcext:value-type="float">
            <text:p>-0.9151596</text:p>
          </table:table-cell>
          <table:table-cell office:value-type="float" office:value="23.42768" calcext:value-type="float">
            <text:p>23.42768</text:p>
          </table:table-cell>
          <table:table-cell office:value-type="float" office:value="0.00003514408" calcext:value-type="float">
            <text:p>3.514408E-05</text:p>
          </table:table-cell>
          <table:table-cell office:value-type="float" office:value="0.000002316733" calcext:value-type="float">
            <text:p>2.316733E-06</text:p>
          </table:table-cell>
          <table:table-cell office:value-type="float" office:value="0.0001339922" calcext:value-type="float">
            <text:p>0.0001339922</text:p>
          </table:table-cell>
          <table:table-cell office:value-type="float" office:value="-0.00086919" calcext:value-type="float">
            <text:p>-0.00086919</text:p>
          </table:table-cell>
          <table:table-cell office:value-type="float" office:value="1180.988" calcext:value-type="float">
            <text:p>1180.988</text:p>
          </table:table-cell>
          <table:table-cell office:value-type="float" office:value="1.217555" calcext:value-type="float">
            <text:p>1.217555</text:p>
          </table:table-cell>
          <table:table-cell office:value-type="float" office:value="0" calcext:value-type="float">
            <text:p>0</text:p>
          </table:table-cell>
          <table:table-cell office:value-type="float" office:value="0.1978546" calcext:value-type="float">
            <text:p>0.1978546</text:p>
          </table:table-cell>
          <table:table-cell office:value-type="float" office:value="0.0332699" calcext:value-type="float">
            <text:p>0.0332699</text:p>
          </table:table-cell>
          <table:table-cell office:value-type="float" office:value="0.01468553" calcext:value-type="float">
            <text:p>0.01468553</text:p>
          </table:table-cell>
          <table:table-cell office:value-type="float" office:value="0.01211981" calcext:value-type="float">
            <text:p>0.01211981</text:p>
          </table:table-cell>
          <table:table-cell office:value-type="float" office:value="0.01179777" calcext:value-type="float">
            <text:p>0.01179777</text:p>
          </table:table-cell>
          <table:table-cell office:value-type="float" office:value="0.005592041" calcext:value-type="float">
            <text:p>0.005592041</text:p>
          </table:table-cell>
          <table:table-cell office:value-type="float" office:value="0.007528132" calcext:value-type="float">
            <text:p>0.007528132</text:p>
          </table:table-cell>
          <table:table-cell office:value-type="float" office:value="0.02444399" calcext:value-type="float">
            <text:p>0.02444399</text:p>
          </table:table-cell>
          <table:table-cell office:value-type="float" office:value="0.09789978" calcext:value-type="float">
            <text:p>0.09789978</text:p>
          </table:table-cell>
          <table:table-cell office:value-type="float" office:value="0.1044873" calcext:value-type="float">
            <text:p>0.1044873</text:p>
          </table:table-cell>
          <table:table-cell office:value-type="float" office:value="0.1148308" calcext:value-type="float">
            <text:p>0.1148308</text:p>
          </table:table-cell>
          <table:table-cell office:value-type="float" office:value="0.1181326" calcext:value-type="float">
            <text:p>0.1181326</text:p>
          </table:table-cell>
          <table:table-cell office:value-type="float" office:value="0.1271156" calcext:value-type="float">
            <text:p>0.1271156</text:p>
          </table:table-cell>
          <table:table-cell office:value-type="float" office:value="0.1320693" calcext:value-type="float">
            <text:p>0.1320693</text:p>
          </table:table-cell>
          <table:table-cell office:value-type="float" office:value="0" calcext:value-type="float">
            <text:p>0</text:p>
          </table:table-cell>
          <table:table-cell office:value-type="float" office:value="26.78717" calcext:value-type="float">
            <text:p>26.78717</text:p>
          </table:table-cell>
          <table:table-cell office:value-type="float" office:value="21.11649" calcext:value-type="float">
            <text:p>21.11649</text:p>
          </table:table-cell>
          <table:table-cell office:value-type="float" office:value="10.14303" calcext:value-type="float">
            <text:p>10.14303</text:p>
          </table:table-cell>
          <table:table-cell office:value-type="float" office:value="5.692114" calcext:value-type="float">
            <text:p>5.692114</text:p>
          </table:table-cell>
          <table:table-cell office:value-type="float" office:value="4.202581" calcext:value-type="float">
            <text:p>4.202581</text:p>
          </table:table-cell>
          <table:table-cell office:value-type="float" office:value="1.855354" calcext:value-type="float">
            <text:p>1.855354</text:p>
          </table:table-cell>
          <table:table-cell office:value-type="float" office:value="1.573458" calcext:value-type="float">
            <text:p>1.573458</text:p>
          </table:table-cell>
          <table:table-cell office:value-type="float" office:value="3.655347" calcext:value-type="float">
            <text:p>3.655347</text:p>
          </table:table-cell>
          <table:table-cell office:value-type="float" office:value="5.772767" calcext:value-type="float">
            <text:p>5.772767</text:p>
          </table:table-cell>
          <table:table-cell office:value-type="float" office:value="5.802499" calcext:value-type="float">
            <text:p>5.802499</text:p>
          </table:table-cell>
          <table:table-cell office:value-type="float" office:value="6.069546" calcext:value-type="float">
            <text:p>6.069546</text:p>
          </table:table-cell>
          <table:table-cell office:value-type="float" office:value="6.135244" calcext:value-type="float">
            <text:p>6.135244</text:p>
          </table:table-cell>
          <table:table-cell office:value-type="float" office:value="6.383403" calcext:value-type="float">
            <text:p>6.383403</text:p>
          </table:table-cell>
          <table:table-cell office:value-type="float" office:value="6.85978" calcext:value-type="float">
            <text:p>6.85978</text:p>
          </table:table-cell>
          <table:table-cell office:value-type="float" office:value="0" calcext:value-type="float">
            <text:p>0</text:p>
          </table:table-cell>
          <table:table-cell office:value-type="float" office:value="1.079791" calcext:value-type="float">
            <text:p>1.0797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6072002" calcext:value-type="float">
            <text:p>6072002</text:p>
          </table:table-cell>
          <table:table-cell office:value-type="float" office:value="1.031938" calcext:value-type="float">
            <text:p>1.031938</text:p>
          </table:table-cell>
          <table:table-cell office:value-type="float" office:value="136.5615" calcext:value-type="float">
            <text:p>136.5615</text:p>
          </table:table-cell>
          <table:table-cell office:value-type="float" office:value="0" calcext:value-type="float">
            <text:p>0</text:p>
          </table:table-cell>
          <table:table-cell office:value-type="float" office:value="-0.9407519" calcext:value-type="float">
            <text:p>-0.9407519</text:p>
          </table:table-cell>
          <table:table-cell office:value-type="float" office:value="23.44202" calcext:value-type="float">
            <text:p>23.44202</text:p>
          </table:table-cell>
          <table:table-cell office:value-type="float" office:value="0.00003514408" calcext:value-type="float">
            <text:p>3.514408E-05</text:p>
          </table:table-cell>
          <table:table-cell office:value-type="float" office:value="0.000002316847" calcext:value-type="float">
            <text:p>2.316847E-06</text:p>
          </table:table-cell>
          <table:table-cell office:value-type="float" office:value="0.0001339922" calcext:value-type="float">
            <text:p>0.0001339922</text:p>
          </table:table-cell>
          <table:table-cell office:value-type="float" office:value="-0.0008691898" calcext:value-type="float">
            <text:p>-0.0008691898</text:p>
          </table:table-cell>
          <table:table-cell office:value-type="float" office:value="1180.956" calcext:value-type="float">
            <text:p>1180.956</text:p>
          </table:table-cell>
          <table:table-cell office:value-type="float" office:value="1.212381" calcext:value-type="float">
            <text:p>1.212381</text:p>
          </table:table-cell>
          <table:table-cell office:value-type="float" office:value="0" calcext:value-type="float">
            <text:p>0</text:p>
          </table:table-cell>
          <table:table-cell office:value-type="float" office:value="0.1361154" calcext:value-type="float">
            <text:p>0.1361154</text:p>
          </table:table-cell>
          <table:table-cell office:value-type="float" office:value="0.04380308" calcext:value-type="float">
            <text:p>0.04380308</text:p>
          </table:table-cell>
          <table:table-cell office:value-type="float" office:value="0.01315841" calcext:value-type="float">
            <text:p>0.01315841</text:p>
          </table:table-cell>
          <table:table-cell office:value-type="float" office:value="0.01130095" calcext:value-type="float">
            <text:p>0.01130095</text:p>
          </table:table-cell>
          <table:table-cell office:value-type="float" office:value="0.01127257" calcext:value-type="float">
            <text:p>0.01127257</text:p>
          </table:table-cell>
          <table:table-cell office:value-type="float" office:value="0.005646634" calcext:value-type="float">
            <text:p>0.005646634</text:p>
          </table:table-cell>
          <table:table-cell office:value-type="float" office:value="0.007595425" calcext:value-type="float">
            <text:p>0.007595425</text:p>
          </table:table-cell>
          <table:table-cell office:value-type="float" office:value="0.02458047" calcext:value-type="float">
            <text:p>0.02458047</text:p>
          </table:table-cell>
          <table:table-cell office:value-type="float" office:value="0.08937075" calcext:value-type="float">
            <text:p>0.08937075</text:p>
          </table:table-cell>
          <table:table-cell office:value-type="float" office:value="0.1034566" calcext:value-type="float">
            <text:p>0.1034566</text:p>
          </table:table-cell>
          <table:table-cell office:value-type="float" office:value="0.1148102" calcext:value-type="float">
            <text:p>0.1148102</text:p>
          </table:table-cell>
          <table:table-cell office:value-type="float" office:value="0.1182713" calcext:value-type="float">
            <text:p>0.1182713</text:p>
          </table:table-cell>
          <table:table-cell office:value-type="float" office:value="0.1272065" calcext:value-type="float">
            <text:p>0.1272065</text:p>
          </table:table-cell>
          <table:table-cell office:value-type="float" office:value="0.1321611" calcext:value-type="float">
            <text:p>0.1321611</text:p>
          </table:table-cell>
          <table:table-cell office:value-type="float" office:value="0" calcext:value-type="float">
            <text:p>0</text:p>
          </table:table-cell>
          <table:table-cell office:value-type="float" office:value="26.78404" calcext:value-type="float">
            <text:p>26.78404</text:p>
          </table:table-cell>
          <table:table-cell office:value-type="float" office:value="21.0821" calcext:value-type="float">
            <text:p>21.0821</text:p>
          </table:table-cell>
          <table:table-cell office:value-type="float" office:value="10.12857" calcext:value-type="float">
            <text:p>10.12857</text:p>
          </table:table-cell>
          <table:table-cell office:value-type="float" office:value="5.684924" calcext:value-type="float">
            <text:p>5.684924</text:p>
          </table:table-cell>
          <table:table-cell office:value-type="float" office:value="4.197749" calcext:value-type="float">
            <text:p>4.197749</text:p>
          </table:table-cell>
          <table:table-cell office:value-type="float" office:value="1.853364" calcext:value-type="float">
            <text:p>1.853364</text:p>
          </table:table-cell>
          <table:table-cell office:value-type="float" office:value="1.571501" calcext:value-type="float">
            <text:p>1.571501</text:p>
          </table:table-cell>
          <table:table-cell office:value-type="float" office:value="3.650695" calcext:value-type="float">
            <text:p>3.650695</text:p>
          </table:table-cell>
          <table:table-cell office:value-type="float" office:value="5.774656" calcext:value-type="float">
            <text:p>5.774656</text:p>
          </table:table-cell>
          <table:table-cell office:value-type="float" office:value="5.806538" calcext:value-type="float">
            <text:p>5.806538</text:p>
          </table:table-cell>
          <table:table-cell office:value-type="float" office:value="6.075598" calcext:value-type="float">
            <text:p>6.075598</text:p>
          </table:table-cell>
          <table:table-cell office:value-type="float" office:value="6.141914" calcext:value-type="float">
            <text:p>6.141914</text:p>
          </table:table-cell>
          <table:table-cell office:value-type="float" office:value="6.391815" calcext:value-type="float">
            <text:p>6.391815</text:p>
          </table:table-cell>
          <table:table-cell office:value-type="float" office:value="6.868348" calcext:value-type="float">
            <text:p>6.868348</text:p>
          </table:table-cell>
          <table:table-cell office:value-type="float" office:value="0" calcext:value-type="float">
            <text:p>0</text:p>
          </table:table-cell>
          <table:table-cell office:value-type="float" office:value="0.4945394" calcext:value-type="float">
            <text:p>0.49453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7072002" calcext:value-type="float">
            <text:p>7072002</text:p>
          </table:table-cell>
          <table:table-cell office:value-type="float" office:value="1.029676" calcext:value-type="float">
            <text:p>1.029676</text:p>
          </table:table-cell>
          <table:table-cell office:value-type="float" office:value="136.5551" calcext:value-type="float">
            <text:p>136.5551</text:p>
          </table:table-cell>
          <table:table-cell office:value-type="float" office:value="0" calcext:value-type="float">
            <text:p>0</text:p>
          </table:table-cell>
          <table:table-cell office:value-type="float" office:value="-0.9711837" calcext:value-type="float">
            <text:p>-0.9711837</text:p>
          </table:table-cell>
          <table:table-cell office:value-type="float" office:value="23.45387" calcext:value-type="float">
            <text:p>23.45387</text:p>
          </table:table-cell>
          <table:table-cell office:value-type="float" office:value="0.00003514408" calcext:value-type="float">
            <text:p>3.514408E-05</text:p>
          </table:table-cell>
          <table:table-cell office:value-type="float" office:value="0.000002705141" calcext:value-type="float">
            <text:p>2.705141E-06</text:p>
          </table:table-cell>
          <table:table-cell office:value-type="float" office:value="0.0001339922" calcext:value-type="float">
            <text:p>0.0001339922</text:p>
          </table:table-cell>
          <table:table-cell office:value-type="float" office:value="-0.0008685284" calcext:value-type="float">
            <text:p>-0.0008685284</text:p>
          </table:table-cell>
          <table:table-cell office:value-type="float" office:value="1180.923" calcext:value-type="float">
            <text:p>1180.923</text:p>
          </table:table-cell>
          <table:table-cell office:value-type="float" office:value="1.216225" calcext:value-type="float">
            <text:p>1.216225</text:p>
          </table:table-cell>
          <table:table-cell office:value-type="float" office:value="0" calcext:value-type="float">
            <text:p>0</text:p>
          </table:table-cell>
          <table:table-cell office:value-type="float" office:value="0.02421888" calcext:value-type="float">
            <text:p>0.02421888</text:p>
          </table:table-cell>
          <table:table-cell office:value-type="float" office:value="0.01910601" calcext:value-type="float">
            <text:p>0.01910601</text:p>
          </table:table-cell>
          <table:table-cell office:value-type="float" office:value="0.0122918" calcext:value-type="float">
            <text:p>0.0122918</text:p>
          </table:table-cell>
          <table:table-cell office:value-type="float" office:value="0.009877299" calcext:value-type="float">
            <text:p>0.009877299</text:p>
          </table:table-cell>
          <table:table-cell office:value-type="float" office:value="0.00985378" calcext:value-type="float">
            <text:p>0.00985378</text:p>
          </table:table-cell>
          <table:table-cell office:value-type="float" office:value="0.005356075" calcext:value-type="float">
            <text:p>0.005356075</text:p>
          </table:table-cell>
          <table:table-cell office:value-type="float" office:value="0.007198606" calcext:value-type="float">
            <text:p>0.007198606</text:p>
          </table:table-cell>
          <table:table-cell office:value-type="float" office:value="0.02852842" calcext:value-type="float">
            <text:p>0.02852842</text:p>
          </table:table-cell>
          <table:table-cell office:value-type="float" office:value="0.07660649" calcext:value-type="float">
            <text:p>0.07660649</text:p>
          </table:table-cell>
          <table:table-cell office:value-type="float" office:value="0.1021804" calcext:value-type="float">
            <text:p>0.1021804</text:p>
          </table:table-cell>
          <table:table-cell office:value-type="float" office:value="0.1144997" calcext:value-type="float">
            <text:p>0.1144997</text:p>
          </table:table-cell>
          <table:table-cell office:value-type="float" office:value="0.118252" calcext:value-type="float">
            <text:p>0.118252</text:p>
          </table:table-cell>
          <table:table-cell office:value-type="float" office:value="0.127297" calcext:value-type="float">
            <text:p>0.127297</text:p>
          </table:table-cell>
          <table:table-cell office:value-type="float" office:value="0.1322528" calcext:value-type="float">
            <text:p>0.1322528</text:p>
          </table:table-cell>
          <table:table-cell office:value-type="float" office:value="0" calcext:value-type="float">
            <text:p>0</text:p>
          </table:table-cell>
          <table:table-cell office:value-type="float" office:value="26.72334" calcext:value-type="float">
            <text:p>26.72334</text:p>
          </table:table-cell>
          <table:table-cell office:value-type="float" office:value="21.02692" calcext:value-type="float">
            <text:p>21.02692</text:p>
          </table:table-cell>
          <table:table-cell office:value-type="float" office:value="10.11342" calcext:value-type="float">
            <text:p>10.11342</text:p>
          </table:table-cell>
          <table:table-cell office:value-type="float" office:value="5.677019" calcext:value-type="float">
            <text:p>5.677019</text:p>
          </table:table-cell>
          <table:table-cell office:value-type="float" office:value="4.192493" calcext:value-type="float">
            <text:p>4.192493</text:p>
          </table:table-cell>
          <table:table-cell office:value-type="float" office:value="1.851367" calcext:value-type="float">
            <text:p>1.851367</text:p>
          </table:table-cell>
          <table:table-cell office:value-type="float" office:value="1.56941" calcext:value-type="float">
            <text:p>1.56941</text:p>
          </table:table-cell>
          <table:table-cell office:value-type="float" office:value="3.646886" calcext:value-type="float">
            <text:p>3.646886</text:p>
          </table:table-cell>
          <table:table-cell office:value-type="float" office:value="5.774192" calcext:value-type="float">
            <text:p>5.774192</text:p>
          </table:table-cell>
          <table:table-cell office:value-type="float" office:value="5.810352" calcext:value-type="float">
            <text:p>5.810352</text:p>
          </table:table-cell>
          <table:table-cell office:value-type="float" office:value="6.08163" calcext:value-type="float">
            <text:p>6.08163</text:p>
          </table:table-cell>
          <table:table-cell office:value-type="float" office:value="6.148587" calcext:value-type="float">
            <text:p>6.148587</text:p>
          </table:table-cell>
          <table:table-cell office:value-type="float" office:value="6.400227" calcext:value-type="float">
            <text:p>6.400227</text:p>
          </table:table-cell>
          <table:table-cell office:value-type="float" office:value="6.876915" calcext:value-type="float">
            <text:p>6.876915</text:p>
          </table:table-cell>
          <table:table-cell office:value-type="float" office:value="0" calcext:value-type="float">
            <text:p>0</text:p>
          </table:table-cell>
          <table:table-cell office:value-type="float" office:value="0.00401206" calcext:value-type="float">
            <text:p>0.004012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8072002" calcext:value-type="float">
            <text:p>8072002</text:p>
          </table:table-cell>
          <table:table-cell office:value-type="float" office:value="1.02544" calcext:value-type="float">
            <text:p>1.02544</text:p>
          </table:table-cell>
          <table:table-cell office:value-type="float" office:value="136.5477" calcext:value-type="float">
            <text:p>136.5477</text:p>
          </table:table-cell>
          <table:table-cell office:value-type="float" office:value="0" calcext:value-type="float">
            <text:p>0</text:p>
          </table:table-cell>
          <table:table-cell office:value-type="float" office:value="-1.003299" calcext:value-type="float">
            <text:p>-1.003299</text:p>
          </table:table-cell>
          <table:table-cell office:value-type="float" office:value="23.46485" calcext:value-type="float">
            <text:p>23.46485</text:p>
          </table:table-cell>
          <table:table-cell office:value-type="float" office:value="0.00003514408" calcext:value-type="float">
            <text:p>3.514408E-05</text:p>
          </table:table-cell>
          <table:table-cell office:value-type="float" office:value="0.000002705141" calcext:value-type="float">
            <text:p>2.705141E-06</text:p>
          </table:table-cell>
          <table:table-cell office:value-type="float" office:value="0.0001339922" calcext:value-type="float">
            <text:p>0.0001339922</text:p>
          </table:table-cell>
          <table:table-cell office:value-type="float" office:value="-0.0008685284" calcext:value-type="float">
            <text:p>-0.0008685284</text:p>
          </table:table-cell>
          <table:table-cell office:value-type="float" office:value="1180.89" calcext:value-type="float">
            <text:p>1180.89</text:p>
          </table:table-cell>
          <table:table-cell office:value-type="float" office:value="1.211023" calcext:value-type="float">
            <text:p>1.211023</text:p>
          </table:table-cell>
          <table:table-cell office:value-type="float" office:value="0" calcext:value-type="float">
            <text:p>0</text:p>
          </table:table-cell>
          <table:table-cell office:value-type="float" office:value="0.2843174" calcext:value-type="float">
            <text:p>0.2843174</text:p>
          </table:table-cell>
          <table:table-cell office:value-type="float" office:value="0.0319462" calcext:value-type="float">
            <text:p>0.0319462</text:p>
          </table:table-cell>
          <table:table-cell office:value-type="float" office:value="0.01377122" calcext:value-type="float">
            <text:p>0.01377122</text:p>
          </table:table-cell>
          <table:table-cell office:value-type="float" office:value="0.01090846" calcext:value-type="float">
            <text:p>0.01090846</text:p>
          </table:table-cell>
          <table:table-cell office:value-type="float" office:value="0.01044441" calcext:value-type="float">
            <text:p>0.01044441</text:p>
          </table:table-cell>
          <table:table-cell office:value-type="float" office:value="0.005466374" calcext:value-type="float">
            <text:p>0.005466374</text:p>
          </table:table-cell>
          <table:table-cell office:value-type="float" office:value="0.007276641" calcext:value-type="float">
            <text:p>0.007276641</text:p>
          </table:table-cell>
          <table:table-cell office:value-type="float" office:value="0.02750108" calcext:value-type="float">
            <text:p>0.02750108</text:p>
          </table:table-cell>
          <table:table-cell office:value-type="float" office:value="0.06432267" calcext:value-type="float">
            <text:p>0.06432267</text:p>
          </table:table-cell>
          <table:table-cell office:value-type="float" office:value="0.1002186" calcext:value-type="float">
            <text:p>0.1002186</text:p>
          </table:table-cell>
          <table:table-cell office:value-type="float" office:value="0.1137311" calcext:value-type="float">
            <text:p>0.1137311</text:p>
          </table:table-cell>
          <table:table-cell office:value-type="float" office:value="0.1179632" calcext:value-type="float">
            <text:p>0.1179632</text:p>
          </table:table-cell>
          <table:table-cell office:value-type="float" office:value="0.1273875" calcext:value-type="float">
            <text:p>0.1273875</text:p>
          </table:table-cell>
          <table:table-cell office:value-type="float" office:value="0.1323445" calcext:value-type="float">
            <text:p>0.1323445</text:p>
          </table:table-cell>
          <table:table-cell office:value-type="float" office:value="0" calcext:value-type="float">
            <text:p>0</text:p>
          </table:table-cell>
          <table:table-cell office:value-type="float" office:value="26.70523" calcext:value-type="float">
            <text:p>26.70523</text:p>
          </table:table-cell>
          <table:table-cell office:value-type="float" office:value="20.9797" calcext:value-type="float">
            <text:p>20.9797</text:p>
          </table:table-cell>
          <table:table-cell office:value-type="float" office:value="10.09811" calcext:value-type="float">
            <text:p>10.09811</text:p>
          </table:table-cell>
          <table:table-cell office:value-type="float" office:value="5.669094" calcext:value-type="float">
            <text:p>5.669094</text:p>
          </table:table-cell>
          <table:table-cell office:value-type="float" office:value="4.187079" calcext:value-type="float">
            <text:p>4.187079</text:p>
          </table:table-cell>
          <table:table-cell office:value-type="float" office:value="1.849365" calcext:value-type="float">
            <text:p>1.849365</text:p>
          </table:table-cell>
          <table:table-cell office:value-type="float" office:value="1.567331" calcext:value-type="float">
            <text:p>1.567331</text:p>
          </table:table-cell>
          <table:table-cell office:value-type="float" office:value="3.643204" calcext:value-type="float">
            <text:p>3.643204</text:p>
          </table:table-cell>
          <table:table-cell office:value-type="float" office:value="5.771062" calcext:value-type="float">
            <text:p>5.771062</text:p>
          </table:table-cell>
          <table:table-cell office:value-type="float" office:value="5.813751" calcext:value-type="float">
            <text:p>5.813751</text:p>
          </table:table-cell>
          <table:table-cell office:value-type="float" office:value="6.087476" calcext:value-type="float">
            <text:p>6.087476</text:p>
          </table:table-cell>
          <table:table-cell office:value-type="float" office:value="6.15518" calcext:value-type="float">
            <text:p>6.15518</text:p>
          </table:table-cell>
          <table:table-cell office:value-type="float" office:value="6.408639" calcext:value-type="float">
            <text:p>6.408639</text:p>
          </table:table-cell>
          <table:table-cell office:value-type="float" office:value="6.885483" calcext:value-type="float">
            <text:p>6.885483</text:p>
          </table:table-cell>
          <table:table-cell office:value-type="float" office:value="0" calcext:value-type="float">
            <text:p>0</text:p>
          </table:table-cell>
          <table:table-cell office:value-type="float" office:value="6.613627" calcext:value-type="float">
            <text:p>6.6136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9072002" calcext:value-type="float">
            <text:p>9072002</text:p>
          </table:table-cell>
          <table:table-cell office:value-type="float" office:value="1.022852" calcext:value-type="float">
            <text:p>1.022852</text:p>
          </table:table-cell>
          <table:table-cell office:value-type="float" office:value="136.5388" calcext:value-type="float">
            <text:p>136.5388</text:p>
          </table:table-cell>
          <table:table-cell office:value-type="float" office:value="0" calcext:value-type="float">
            <text:p>0</text:p>
          </table:table-cell>
          <table:table-cell office:value-type="float" office:value="-1.036193" calcext:value-type="float">
            <text:p>-1.036193</text:p>
          </table:table-cell>
          <table:table-cell office:value-type="float" office:value="23.47526" calcext:value-type="float">
            <text:p>23.47526</text:p>
          </table:table-cell>
          <table:table-cell office:value-type="float" office:value="0.00003514408" calcext:value-type="float">
            <text:p>3.514408E-05</text:p>
          </table:table-cell>
          <table:table-cell office:value-type="float" office:value="0.000002705141" calcext:value-type="float">
            <text:p>2.705141E-06</text:p>
          </table:table-cell>
          <table:table-cell office:value-type="float" office:value="0.0001339922" calcext:value-type="float">
            <text:p>0.0001339922</text:p>
          </table:table-cell>
          <table:table-cell office:value-type="float" office:value="-0.0008685284" calcext:value-type="float">
            <text:p>-0.0008685284</text:p>
          </table:table-cell>
          <table:table-cell office:value-type="float" office:value="1180.858" calcext:value-type="float">
            <text:p>1180.858</text:p>
          </table:table-cell>
          <table:table-cell office:value-type="float" office:value="1.20361" calcext:value-type="float">
            <text:p>1.20361</text:p>
          </table:table-cell>
          <table:table-cell office:value-type="float" office:value="0" calcext:value-type="float">
            <text:p>0</text:p>
          </table:table-cell>
          <table:table-cell office:value-type="float" office:value="0.4374114" calcext:value-type="float">
            <text:p>0.4374114</text:p>
          </table:table-cell>
          <table:table-cell office:value-type="float" office:value="0.04173508" calcext:value-type="float">
            <text:p>0.04173508</text:p>
          </table:table-cell>
          <table:table-cell office:value-type="float" office:value="0.01467248" calcext:value-type="float">
            <text:p>0.01467248</text:p>
          </table:table-cell>
          <table:table-cell office:value-type="float" office:value="0.01171974" calcext:value-type="float">
            <text:p>0.01171974</text:p>
          </table:table-cell>
          <table:table-cell office:value-type="float" office:value="0.01118089" calcext:value-type="float">
            <text:p>0.01118089</text:p>
          </table:table-cell>
          <table:table-cell office:value-type="float" office:value="0.005705316" calcext:value-type="float">
            <text:p>0.005705316</text:p>
          </table:table-cell>
          <table:table-cell office:value-type="float" office:value="0.007419236" calcext:value-type="float">
            <text:p>0.007419236</text:p>
          </table:table-cell>
          <table:table-cell office:value-type="float" office:value="0.02698818" calcext:value-type="float">
            <text:p>0.02698818</text:p>
          </table:table-cell>
          <table:table-cell office:value-type="float" office:value="0.05542252" calcext:value-type="float">
            <text:p>0.05542252</text:p>
          </table:table-cell>
          <table:table-cell office:value-type="float" office:value="0.09885262" calcext:value-type="float">
            <text:p>0.09885262</text:p>
          </table:table-cell>
          <table:table-cell office:value-type="float" office:value="0.1133341" calcext:value-type="float">
            <text:p>0.1133341</text:p>
          </table:table-cell>
          <table:table-cell office:value-type="float" office:value="0.1178903" calcext:value-type="float">
            <text:p>0.1178903</text:p>
          </table:table-cell>
          <table:table-cell office:value-type="float" office:value="0.1274782" calcext:value-type="float">
            <text:p>0.1274782</text:p>
          </table:table-cell>
          <table:table-cell office:value-type="float" office:value="0.1324362" calcext:value-type="float">
            <text:p>0.1324362</text:p>
          </table:table-cell>
          <table:table-cell office:value-type="float" office:value="0" calcext:value-type="float">
            <text:p>0</text:p>
          </table:table-cell>
          <table:table-cell office:value-type="float" office:value="26.73006" calcext:value-type="float">
            <text:p>26.73006</text:p>
          </table:table-cell>
          <table:table-cell office:value-type="float" office:value="20.94263" calcext:value-type="float">
            <text:p>20.94263</text:p>
          </table:table-cell>
          <table:table-cell office:value-type="float" office:value="10.08321" calcext:value-type="float">
            <text:p>10.08321</text:p>
          </table:table-cell>
          <table:table-cell office:value-type="float" office:value="5.661516" calcext:value-type="float">
            <text:p>5.661516</text:p>
          </table:table-cell>
          <table:table-cell office:value-type="float" office:value="4.181895" calcext:value-type="float">
            <text:p>4.181895</text:p>
          </table:table-cell>
          <table:table-cell office:value-type="float" office:value="1.847432" calcext:value-type="float">
            <text:p>1.847432</text:p>
          </table:table-cell>
          <table:table-cell office:value-type="float" office:value="1.56532" calcext:value-type="float">
            <text:p>1.56532</text:p>
          </table:table-cell>
          <table:table-cell office:value-type="float" office:value="3.639348" calcext:value-type="float">
            <text:p>3.639348</text:p>
          </table:table-cell>
          <table:table-cell office:value-type="float" office:value="5.765747" calcext:value-type="float">
            <text:p>5.765747</text:p>
          </table:table-cell>
          <table:table-cell office:value-type="float" office:value="5.816759" calcext:value-type="float">
            <text:p>5.816759</text:p>
          </table:table-cell>
          <table:table-cell office:value-type="float" office:value="6.093149" calcext:value-type="float">
            <text:p>6.093149</text:p>
          </table:table-cell>
          <table:table-cell office:value-type="float" office:value="6.161697" calcext:value-type="float">
            <text:p>6.161697</text:p>
          </table:table-cell>
          <table:table-cell office:value-type="float" office:value="6.417026" calcext:value-type="float">
            <text:p>6.417026</text:p>
          </table:table-cell>
          <table:table-cell office:value-type="float" office:value="6.894059" calcext:value-type="float">
            <text:p>6.894059</text:p>
          </table:table-cell>
          <table:table-cell office:value-type="float" office:value="0" calcext:value-type="float">
            <text:p>0</text:p>
          </table:table-cell>
          <table:table-cell office:value-type="float" office:value="7.76442" calcext:value-type="float">
            <text:p>7.764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0072002" calcext:value-type="float">
            <text:p>10072002</text:p>
          </table:table-cell>
          <table:table-cell office:value-type="float" office:value="1.020679" calcext:value-type="float">
            <text:p>1.020679</text:p>
          </table:table-cell>
          <table:table-cell office:value-type="float" office:value="136.5312" calcext:value-type="float">
            <text:p>136.5312</text:p>
          </table:table-cell>
          <table:table-cell office:value-type="float" office:value="0" calcext:value-type="float">
            <text:p>0</text:p>
          </table:table-cell>
          <table:table-cell office:value-type="float" office:value="-1.070814" calcext:value-type="float">
            <text:p>-1.070814</text:p>
          </table:table-cell>
          <table:table-cell office:value-type="float" office:value="23.48477" calcext:value-type="float">
            <text:p>23.48477</text:p>
          </table:table-cell>
          <table:table-cell office:value-type="float" office:value="0.00003514408" calcext:value-type="float">
            <text:p>3.514408E-05</text:p>
          </table:table-cell>
          <table:table-cell office:value-type="float" office:value="0.000002880638" calcext:value-type="float">
            <text:p>2.880638E-06</text:p>
          </table:table-cell>
          <table:table-cell office:value-type="float" office:value="0.0001339922" calcext:value-type="float">
            <text:p>0.0001339922</text:p>
          </table:table-cell>
          <table:table-cell office:value-type="float" office:value="-0.0008682021" calcext:value-type="float">
            <text:p>-0.0008682021</text:p>
          </table:table-cell>
          <table:table-cell office:value-type="float" office:value="1180.825" calcext:value-type="float">
            <text:p>1180.825</text:p>
          </table:table-cell>
          <table:table-cell office:value-type="float" office:value="1.202921" calcext:value-type="float">
            <text:p>1.202921</text:p>
          </table:table-cell>
          <table:table-cell office:value-type="float" office:value="0" calcext:value-type="float">
            <text:p>0</text:p>
          </table:table-cell>
          <table:table-cell office:value-type="float" office:value="0.2710432" calcext:value-type="float">
            <text:p>0.2710432</text:p>
          </table:table-cell>
          <table:table-cell office:value-type="float" office:value="0.03619835" calcext:value-type="float">
            <text:p>0.03619835</text:p>
          </table:table-cell>
          <table:table-cell office:value-type="float" office:value="0.01226498" calcext:value-type="float">
            <text:p>0.01226498</text:p>
          </table:table-cell>
          <table:table-cell office:value-type="float" office:value="0.009934667" calcext:value-type="float">
            <text:p>0.009934667</text:p>
          </table:table-cell>
          <table:table-cell office:value-type="float" office:value="0.009680742" calcext:value-type="float">
            <text:p>0.009680742</text:p>
          </table:table-cell>
          <table:table-cell office:value-type="float" office:value="0.005443466" calcext:value-type="float">
            <text:p>0.005443466</text:p>
          </table:table-cell>
          <table:table-cell office:value-type="float" office:value="0.007424853" calcext:value-type="float">
            <text:p>0.007424853</text:p>
          </table:table-cell>
          <table:table-cell office:value-type="float" office:value="0.02679436" calcext:value-type="float">
            <text:p>0.02679436</text:p>
          </table:table-cell>
          <table:table-cell office:value-type="float" office:value="0.04949604" calcext:value-type="float">
            <text:p>0.04949604</text:p>
          </table:table-cell>
          <table:table-cell office:value-type="float" office:value="0.1011223" calcext:value-type="float">
            <text:p>0.1011223</text:p>
          </table:table-cell>
          <table:table-cell office:value-type="float" office:value="0.1093103" calcext:value-type="float">
            <text:p>0.1093103</text:p>
          </table:table-cell>
          <table:table-cell office:value-type="float" office:value="0.1180425" calcext:value-type="float">
            <text:p>0.1180425</text:p>
          </table:table-cell>
          <table:table-cell office:value-type="float" office:value="0.1275687" calcext:value-type="float">
            <text:p>0.1275687</text:p>
          </table:table-cell>
          <table:table-cell office:value-type="float" office:value="0.132528" calcext:value-type="float">
            <text:p>0.132528</text:p>
          </table:table-cell>
          <table:table-cell office:value-type="float" office:value="0" calcext:value-type="float">
            <text:p>0</text:p>
          </table:table-cell>
          <table:table-cell office:value-type="float" office:value="26.74779" calcext:value-type="float">
            <text:p>26.74779</text:p>
          </table:table-cell>
          <table:table-cell office:value-type="float" office:value="20.90732" calcext:value-type="float">
            <text:p>20.90732</text:p>
          </table:table-cell>
          <table:table-cell office:value-type="float" office:value="10.06814" calcext:value-type="float">
            <text:p>10.06814</text:p>
          </table:table-cell>
          <table:table-cell office:value-type="float" office:value="5.653881" calcext:value-type="float">
            <text:p>5.653881</text:p>
          </table:table-cell>
          <table:table-cell office:value-type="float" office:value="4.176657" calcext:value-type="float">
            <text:p>4.176657</text:p>
          </table:table-cell>
          <table:table-cell office:value-type="float" office:value="1.84554" calcext:value-type="float">
            <text:p>1.84554</text:p>
          </table:table-cell>
          <table:table-cell office:value-type="float" office:value="1.563363" calcext:value-type="float">
            <text:p>1.563363</text:p>
          </table:table-cell>
          <table:table-cell office:value-type="float" office:value="3.635466" calcext:value-type="float">
            <text:p>3.635466</text:p>
          </table:table-cell>
          <table:table-cell office:value-type="float" office:value="5.758966" calcext:value-type="float">
            <text:p>5.758966</text:p>
          </table:table-cell>
          <table:table-cell office:value-type="float" office:value="5.819692" calcext:value-type="float">
            <text:p>5.819692</text:p>
          </table:table-cell>
          <table:table-cell office:value-type="float" office:value="6.098511" calcext:value-type="float">
            <text:p>6.098511</text:p>
          </table:table-cell>
          <table:table-cell office:value-type="float" office:value="6.16821" calcext:value-type="float">
            <text:p>6.16821</text:p>
          </table:table-cell>
          <table:table-cell office:value-type="float" office:value="6.425399" calcext:value-type="float">
            <text:p>6.425399</text:p>
          </table:table-cell>
          <table:table-cell office:value-type="float" office:value="6.902627" calcext:value-type="float">
            <text:p>6.902627</text:p>
          </table:table-cell>
          <table:table-cell office:value-type="float" office:value="0" calcext:value-type="float">
            <text:p>0</text:p>
          </table:table-cell>
          <table:table-cell office:value-type="float" office:value="1.957458" calcext:value-type="float">
            <text:p>1.9574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1072002" calcext:value-type="float">
            <text:p>11072002</text:p>
          </table:table-cell>
          <table:table-cell office:value-type="float" office:value="1.018532" calcext:value-type="float">
            <text:p>1.018532</text:p>
          </table:table-cell>
          <table:table-cell office:value-type="float" office:value="136.5237" calcext:value-type="float">
            <text:p>136.5237</text:p>
          </table:table-cell>
          <table:table-cell office:value-type="float" office:value="0" calcext:value-type="float">
            <text:p>0</text:p>
          </table:table-cell>
          <table:table-cell office:value-type="float" office:value="-1.105614" calcext:value-type="float">
            <text:p>-1.105614</text:p>
          </table:table-cell>
          <table:table-cell office:value-type="float" office:value="23.49333" calcext:value-type="float">
            <text:p>23.49333</text:p>
          </table:table-cell>
          <table:table-cell office:value-type="float" office:value="0.00003514408" calcext:value-type="float">
            <text:p>3.514408E-05</text:p>
          </table:table-cell>
          <table:table-cell office:value-type="float" office:value="0.000002880638" calcext:value-type="float">
            <text:p>2.880638E-06</text:p>
          </table:table-cell>
          <table:table-cell office:value-type="float" office:value="0.0001339922" calcext:value-type="float">
            <text:p>0.0001339922</text:p>
          </table:table-cell>
          <table:table-cell office:value-type="float" office:value="-0.0008682021" calcext:value-type="float">
            <text:p>-0.0008682021</text:p>
          </table:table-cell>
          <table:table-cell office:value-type="float" office:value="1180.791" calcext:value-type="float">
            <text:p>1180.791</text:p>
          </table:table-cell>
          <table:table-cell office:value-type="float" office:value="1.199821" calcext:value-type="float">
            <text:p>1.199821</text:p>
          </table:table-cell>
          <table:table-cell office:value-type="float" office:value="0" calcext:value-type="float">
            <text:p>0</text:p>
          </table:table-cell>
          <table:table-cell office:value-type="float" office:value="0.2475905" calcext:value-type="float">
            <text:p>0.2475905</text:p>
          </table:table-cell>
          <table:table-cell office:value-type="float" office:value="0.03331497" calcext:value-type="float">
            <text:p>0.03331497</text:p>
          </table:table-cell>
          <table:table-cell office:value-type="float" office:value="0.01113614" calcext:value-type="float">
            <text:p>0.01113614</text:p>
          </table:table-cell>
          <table:table-cell office:value-type="float" office:value="0.008912887" calcext:value-type="float">
            <text:p>0.008912887</text:p>
          </table:table-cell>
          <table:table-cell office:value-type="float" office:value="0.008629638" calcext:value-type="float">
            <text:p>0.008629638</text:p>
          </table:table-cell>
          <table:table-cell office:value-type="float" office:value="0.005167264" calcext:value-type="float">
            <text:p>0.005167264</text:p>
          </table:table-cell>
          <table:table-cell office:value-type="float" office:value="0.0073776" calcext:value-type="float">
            <text:p>0.0073776</text:p>
          </table:table-cell>
          <table:table-cell office:value-type="float" office:value="0.02605917" calcext:value-type="float">
            <text:p>0.02605917</text:p>
          </table:table-cell>
          <table:table-cell office:value-type="float" office:value="0.04527588" calcext:value-type="float">
            <text:p>0.04527588</text:p>
          </table:table-cell>
          <table:table-cell office:value-type="float" office:value="0.1003269" calcext:value-type="float">
            <text:p>0.1003269</text:p>
          </table:table-cell>
          <table:table-cell office:value-type="float" office:value="0.1032383" calcext:value-type="float">
            <text:p>0.1032383</text:p>
          </table:table-cell>
          <table:table-cell office:value-type="float" office:value="0.1181318" calcext:value-type="float">
            <text:p>0.1181318</text:p>
          </table:table-cell>
          <table:table-cell office:value-type="float" office:value="0.1276592" calcext:value-type="float">
            <text:p>0.1276592</text:p>
          </table:table-cell>
          <table:table-cell office:value-type="float" office:value="0.1326195" calcext:value-type="float">
            <text:p>0.1326195</text:p>
          </table:table-cell>
          <table:table-cell office:value-type="float" office:value="0" calcext:value-type="float">
            <text:p>0</text:p>
          </table:table-cell>
          <table:table-cell office:value-type="float" office:value="26.75611" calcext:value-type="float">
            <text:p>26.75611</text:p>
          </table:table-cell>
          <table:table-cell office:value-type="float" office:value="20.87175" calcext:value-type="float">
            <text:p>20.87175</text:p>
          </table:table-cell>
          <table:table-cell office:value-type="float" office:value="10.05271" calcext:value-type="float">
            <text:p>10.05271</text:p>
          </table:table-cell>
          <table:table-cell office:value-type="float" office:value="5.64593" calcext:value-type="float">
            <text:p>5.64593</text:p>
          </table:table-cell>
          <table:table-cell office:value-type="float" office:value="4.171084" calcext:value-type="float">
            <text:p>4.171084</text:p>
          </table:table-cell>
          <table:table-cell office:value-type="float" office:value="1.843607" calcext:value-type="float">
            <text:p>1.843607</text:p>
          </table:table-cell>
          <table:table-cell office:value-type="float" office:value="1.561422" calcext:value-type="float">
            <text:p>1.561422</text:p>
          </table:table-cell>
          <table:table-cell office:value-type="float" office:value="3.631513" calcext:value-type="float">
            <text:p>3.631513</text:p>
          </table:table-cell>
          <table:table-cell office:value-type="float" office:value="5.751175" calcext:value-type="float">
            <text:p>5.751175</text:p>
          </table:table-cell>
          <table:table-cell office:value-type="float" office:value="5.823278" calcext:value-type="float">
            <text:p>5.823278</text:p>
          </table:table-cell>
          <table:table-cell office:value-type="float" office:value="6.102273" calcext:value-type="float">
            <text:p>6.102273</text:p>
          </table:table-cell>
          <table:table-cell office:value-type="float" office:value="6.174722" calcext:value-type="float">
            <text:p>6.174722</text:p>
          </table:table-cell>
          <table:table-cell office:value-type="float" office:value="6.433772" calcext:value-type="float">
            <text:p>6.433772</text:p>
          </table:table-cell>
          <table:table-cell office:value-type="float" office:value="6.911131" calcext:value-type="float">
            <text:p>6.911131</text:p>
          </table:table-cell>
          <table:table-cell office:value-type="float" office:value="0" calcext:value-type="float">
            <text:p>0</text:p>
          </table:table-cell>
          <table:table-cell office:value-type="float" office:value="2.185671" calcext:value-type="float">
            <text:p>2.1856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2072002" calcext:value-type="float">
            <text:p>12072002</text:p>
          </table:table-cell>
          <table:table-cell office:value-type="float" office:value="1.016274" calcext:value-type="float">
            <text:p>1.016274</text:p>
          </table:table-cell>
          <table:table-cell office:value-type="float" office:value="136.5171" calcext:value-type="float">
            <text:p>136.5171</text:p>
          </table:table-cell>
          <table:table-cell office:value-type="float" office:value="0" calcext:value-type="float">
            <text:p>0</text:p>
          </table:table-cell>
          <table:table-cell office:value-type="float" office:value="-1.142214" calcext:value-type="float">
            <text:p>-1.142214</text:p>
          </table:table-cell>
          <table:table-cell office:value-type="float" office:value="23.50029" calcext:value-type="float">
            <text:p>23.50029</text:p>
          </table:table-cell>
          <table:table-cell office:value-type="float" office:value="0.00003514408" calcext:value-type="float">
            <text:p>3.514408E-05</text:p>
          </table:table-cell>
          <table:table-cell office:value-type="float" office:value="0.000002880638" calcext:value-type="float">
            <text:p>2.880638E-06</text:p>
          </table:table-cell>
          <table:table-cell office:value-type="float" office:value="0.0001339922" calcext:value-type="float">
            <text:p>0.0001339922</text:p>
          </table:table-cell>
          <table:table-cell office:value-type="float" office:value="-0.0008682021" calcext:value-type="float">
            <text:p>-0.0008682021</text:p>
          </table:table-cell>
          <table:table-cell office:value-type="float" office:value="1180.757" calcext:value-type="float">
            <text:p>1180.757</text:p>
          </table:table-cell>
          <table:table-cell office:value-type="float" office:value="1.197066" calcext:value-type="float">
            <text:p>1.197066</text:p>
          </table:table-cell>
          <table:table-cell office:value-type="float" office:value="0" calcext:value-type="float">
            <text:p>0</text:p>
          </table:table-cell>
          <table:table-cell office:value-type="float" office:value="0.2408262" calcext:value-type="float">
            <text:p>0.2408262</text:p>
          </table:table-cell>
          <table:table-cell office:value-type="float" office:value="0.03194079" calcext:value-type="float">
            <text:p>0.03194079</text:p>
          </table:table-cell>
          <table:table-cell office:value-type="float" office:value="0.01134357" calcext:value-type="float">
            <text:p>0.01134357</text:p>
          </table:table-cell>
          <table:table-cell office:value-type="float" office:value="0.008945451" calcext:value-type="float">
            <text:p>0.008945451</text:p>
          </table:table-cell>
          <table:table-cell office:value-type="float" office:value="0.008533287" calcext:value-type="float">
            <text:p>0.008533287</text:p>
          </table:table-cell>
          <table:table-cell office:value-type="float" office:value="0.005098458" calcext:value-type="float">
            <text:p>0.005098458</text:p>
          </table:table-cell>
          <table:table-cell office:value-type="float" office:value="0.007373935" calcext:value-type="float">
            <text:p>0.007373935</text:p>
          </table:table-cell>
          <table:table-cell office:value-type="float" office:value="0.02500399" calcext:value-type="float">
            <text:p>0.02500399</text:p>
          </table:table-cell>
          <table:table-cell office:value-type="float" office:value="0.05019585" calcext:value-type="float">
            <text:p>0.05019585</text:p>
          </table:table-cell>
          <table:table-cell office:value-type="float" office:value="0.09002447" calcext:value-type="float">
            <text:p>0.09002447</text:p>
          </table:table-cell>
          <table:table-cell office:value-type="float" office:value="0.09893933" calcext:value-type="float">
            <text:p>0.09893933</text:p>
          </table:table-cell>
          <table:table-cell office:value-type="float" office:value="0.1180405" calcext:value-type="float">
            <text:p>0.1180405</text:p>
          </table:table-cell>
          <table:table-cell office:value-type="float" office:value="0.1277494" calcext:value-type="float">
            <text:p>0.1277494</text:p>
          </table:table-cell>
          <table:table-cell office:value-type="float" office:value="0.1327108" calcext:value-type="float">
            <text:p>0.1327108</text:p>
          </table:table-cell>
          <table:table-cell office:value-type="float" office:value="0" calcext:value-type="float">
            <text:p>0</text:p>
          </table:table-cell>
          <table:table-cell office:value-type="float" office:value="26.76138" calcext:value-type="float">
            <text:p>26.76138</text:p>
          </table:table-cell>
          <table:table-cell office:value-type="float" office:value="20.83607" calcext:value-type="float">
            <text:p>20.83607</text:p>
          </table:table-cell>
          <table:table-cell office:value-type="float" office:value="10.03709" calcext:value-type="float">
            <text:p>10.03709</text:p>
          </table:table-cell>
          <table:table-cell office:value-type="float" office:value="5.637817" calcext:value-type="float">
            <text:p>5.637817</text:p>
          </table:table-cell>
          <table:table-cell office:value-type="float" office:value="4.165299" calcext:value-type="float">
            <text:p>4.165299</text:p>
          </table:table-cell>
          <table:table-cell office:value-type="float" office:value="1.84165" calcext:value-type="float">
            <text:p>1.84165</text:p>
          </table:table-cell>
          <table:table-cell office:value-type="float" office:value="1.559497" calcext:value-type="float">
            <text:p>1.559497</text:p>
          </table:table-cell>
          <table:table-cell office:value-type="float" office:value="3.62737" calcext:value-type="float">
            <text:p>3.62737</text:p>
          </table:table-cell>
          <table:table-cell office:value-type="float" office:value="5.743089" calcext:value-type="float">
            <text:p>5.743089</text:p>
          </table:table-cell>
          <table:table-cell office:value-type="float" office:value="5.825435" calcext:value-type="float">
            <text:p>5.825435</text:p>
          </table:table-cell>
          <table:table-cell office:value-type="float" office:value="6.104829" calcext:value-type="float">
            <text:p>6.104829</text:p>
          </table:table-cell>
          <table:table-cell office:value-type="float" office:value="6.181225" calcext:value-type="float">
            <text:p>6.181225</text:p>
          </table:table-cell>
          <table:table-cell office:value-type="float" office:value="6.442145" calcext:value-type="float">
            <text:p>6.442145</text:p>
          </table:table-cell>
          <table:table-cell office:value-type="float" office:value="6.919613" calcext:value-type="float">
            <text:p>6.919613</text:p>
          </table:table-cell>
          <table:table-cell office:value-type="float" office:value="0" calcext:value-type="float">
            <text:p>0</text:p>
          </table:table-cell>
          <table:table-cell office:value-type="float" office:value="2.65535" calcext:value-type="float">
            <text:p>2.655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3072002" calcext:value-type="float">
            <text:p>13072002</text:p>
          </table:table-cell>
          <table:table-cell office:value-type="float" office:value="1.01367" calcext:value-type="float">
            <text:p>1.01367</text:p>
          </table:table-cell>
          <table:table-cell office:value-type="float" office:value="136.5101" calcext:value-type="float">
            <text:p>136.5101</text:p>
          </table:table-cell>
          <table:table-cell office:value-type="float" office:value="0" calcext:value-type="float">
            <text:p>0</text:p>
          </table:table-cell>
          <table:table-cell office:value-type="float" office:value="-1.18072" calcext:value-type="float">
            <text:p>-1.18072</text:p>
          </table:table-cell>
          <table:table-cell office:value-type="float" office:value="23.50613" calcext:value-type="float">
            <text:p>23.50613</text:p>
          </table:table-cell>
          <table:table-cell office:value-type="float" office:value="0.00003514408" calcext:value-type="float">
            <text:p>3.514408E-05</text:p>
          </table:table-cell>
          <table:table-cell office:value-type="float" office:value="0.000002880638" calcext:value-type="float">
            <text:p>2.880638E-06</text:p>
          </table:table-cell>
          <table:table-cell office:value-type="float" office:value="0.0001339922" calcext:value-type="float">
            <text:p>0.0001339922</text:p>
          </table:table-cell>
          <table:table-cell office:value-type="float" office:value="-0.0008682021" calcext:value-type="float">
            <text:p>-0.0008682021</text:p>
          </table:table-cell>
          <table:table-cell office:value-type="float" office:value="1180.723" calcext:value-type="float">
            <text:p>1180.723</text:p>
          </table:table-cell>
          <table:table-cell office:value-type="float" office:value="1.192966" calcext:value-type="float">
            <text:p>1.192966</text:p>
          </table:table-cell>
          <table:table-cell office:value-type="float" office:value="0" calcext:value-type="float">
            <text:p>0</text:p>
          </table:table-cell>
          <table:table-cell office:value-type="float" office:value="0.2669175" calcext:value-type="float">
            <text:p>0.2669175</text:p>
          </table:table-cell>
          <table:table-cell office:value-type="float" office:value="0.03257415" calcext:value-type="float">
            <text:p>0.03257415</text:p>
          </table:table-cell>
          <table:table-cell office:value-type="float" office:value="0.0116339" calcext:value-type="float">
            <text:p>0.0116339</text:p>
          </table:table-cell>
          <table:table-cell office:value-type="float" office:value="0.009187486" calcext:value-type="float">
            <text:p>0.009187486</text:p>
          </table:table-cell>
          <table:table-cell office:value-type="float" office:value="0.008794458" calcext:value-type="float">
            <text:p>0.008794458</text:p>
          </table:table-cell>
          <table:table-cell office:value-type="float" office:value="0.00517829" calcext:value-type="float">
            <text:p>0.00517829</text:p>
          </table:table-cell>
          <table:table-cell office:value-type="float" office:value="0.00745561" calcext:value-type="float">
            <text:p>0.00745561</text:p>
          </table:table-cell>
          <table:table-cell office:value-type="float" office:value="0.02416481" calcext:value-type="float">
            <text:p>0.02416481</text:p>
          </table:table-cell>
          <table:table-cell office:value-type="float" office:value="0.05812389" calcext:value-type="float">
            <text:p>0.05812389</text:p>
          </table:table-cell>
          <table:table-cell office:value-type="float" office:value="0.07554875" calcext:value-type="float">
            <text:p>0.07554875</text:p>
          </table:table-cell>
          <table:table-cell office:value-type="float" office:value="0.09567757" calcext:value-type="float">
            <text:p>0.09567757</text:p>
          </table:table-cell>
          <table:table-cell office:value-type="float" office:value="0.1179561" calcext:value-type="float">
            <text:p>0.1179561</text:p>
          </table:table-cell>
          <table:table-cell office:value-type="float" office:value="0.1278393" calcext:value-type="float">
            <text:p>0.1278393</text:p>
          </table:table-cell>
          <table:table-cell office:value-type="float" office:value="0.1328017" calcext:value-type="float">
            <text:p>0.1328017</text:p>
          </table:table-cell>
          <table:table-cell office:value-type="float" office:value="0" calcext:value-type="float">
            <text:p>0</text:p>
          </table:table-cell>
          <table:table-cell office:value-type="float" office:value="26.76954" calcext:value-type="float">
            <text:p>26.76954</text:p>
          </table:table-cell>
          <table:table-cell office:value-type="float" office:value="20.80088" calcext:value-type="float">
            <text:p>20.80088</text:p>
          </table:table-cell>
          <table:table-cell office:value-type="float" office:value="10.02168" calcext:value-type="float">
            <text:p>10.02168</text:p>
          </table:table-cell>
          <table:table-cell office:value-type="float" office:value="5.629829" calcext:value-type="float">
            <text:p>5.629829</text:p>
          </table:table-cell>
          <table:table-cell office:value-type="float" office:value="4.15962" calcext:value-type="float">
            <text:p>4.15962</text:p>
          </table:table-cell>
          <table:table-cell office:value-type="float" office:value="1.839727" calcext:value-type="float">
            <text:p>1.839727</text:p>
          </table:table-cell>
          <table:table-cell office:value-type="float" office:value="1.557609" calcext:value-type="float">
            <text:p>1.557609</text:p>
          </table:table-cell>
          <table:table-cell office:value-type="float" office:value="3.623034" calcext:value-type="float">
            <text:p>3.623034</text:p>
          </table:table-cell>
          <table:table-cell office:value-type="float" office:value="5.737069" calcext:value-type="float">
            <text:p>5.737069</text:p>
          </table:table-cell>
          <table:table-cell office:value-type="float" office:value="5.824639" calcext:value-type="float">
            <text:p>5.824639</text:p>
          </table:table-cell>
          <table:table-cell office:value-type="float" office:value="6.106481" calcext:value-type="float">
            <text:p>6.106481</text:p>
          </table:table-cell>
          <table:table-cell office:value-type="float" office:value="6.187662" calcext:value-type="float">
            <text:p>6.187662</text:p>
          </table:table-cell>
          <table:table-cell office:value-type="float" office:value="6.450497" calcext:value-type="float">
            <text:p>6.450497</text:p>
          </table:table-cell>
          <table:table-cell office:value-type="float" office:value="6.928103" calcext:value-type="float">
            <text:p>6.928103</text:p>
          </table:table-cell>
          <table:table-cell office:value-type="float" office:value="0" calcext:value-type="float">
            <text:p>0</text:p>
          </table:table-cell>
          <table:table-cell office:value-type="float" office:value="3.973793" calcext:value-type="float">
            <text:p>3.9737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4072002" calcext:value-type="float">
            <text:p>14072002</text:p>
          </table:table-cell>
          <table:table-cell office:value-type="float" office:value="1.010971" calcext:value-type="float">
            <text:p>1.010971</text:p>
          </table:table-cell>
          <table:table-cell office:value-type="float" office:value="136.5028" calcext:value-type="float">
            <text:p>136.5028</text:p>
          </table:table-cell>
          <table:table-cell office:value-type="float" office:value="0" calcext:value-type="float">
            <text:p>0</text:p>
          </table:table-cell>
          <table:table-cell office:value-type="float" office:value="-1.221661" calcext:value-type="float">
            <text:p>-1.221661</text:p>
          </table:table-cell>
          <table:table-cell office:value-type="float" office:value="23.51048" calcext:value-type="float">
            <text:p>23.51048</text:p>
          </table:table-cell>
          <table:table-cell office:value-type="float" office:value="0.00003514408" calcext:value-type="float">
            <text:p>3.514408E-05</text:p>
          </table:table-cell>
          <table:table-cell office:value-type="float" office:value="0.000002880638" calcext:value-type="float">
            <text:p>2.880638E-06</text:p>
          </table:table-cell>
          <table:table-cell office:value-type="float" office:value="0.0001339922" calcext:value-type="float">
            <text:p>0.0001339922</text:p>
          </table:table-cell>
          <table:table-cell office:value-type="float" office:value="-0.0008682021" calcext:value-type="float">
            <text:p>-0.0008682021</text:p>
          </table:table-cell>
          <table:table-cell office:value-type="float" office:value="1180.688" calcext:value-type="float">
            <text:p>1180.688</text:p>
          </table:table-cell>
          <table:table-cell office:value-type="float" office:value="1.188284" calcext:value-type="float">
            <text:p>1.188284</text:p>
          </table:table-cell>
          <table:table-cell office:value-type="float" office:value="0" calcext:value-type="float">
            <text:p>0</text:p>
          </table:table-cell>
          <table:table-cell office:value-type="float" office:value="0.3121864" calcext:value-type="float">
            <text:p>0.3121864</text:p>
          </table:table-cell>
          <table:table-cell office:value-type="float" office:value="0.03507864" calcext:value-type="float">
            <text:p>0.03507864</text:p>
          </table:table-cell>
          <table:table-cell office:value-type="float" office:value="0.01236807" calcext:value-type="float">
            <text:p>0.01236807</text:p>
          </table:table-cell>
          <table:table-cell office:value-type="float" office:value="0.009751435" calcext:value-type="float">
            <text:p>0.009751435</text:p>
          </table:table-cell>
          <table:table-cell office:value-type="float" office:value="0.00931014" calcext:value-type="float">
            <text:p>0.00931014</text:p>
          </table:table-cell>
          <table:table-cell office:value-type="float" office:value="0.00531149" calcext:value-type="float">
            <text:p>0.00531149</text:p>
          </table:table-cell>
          <table:table-cell office:value-type="float" office:value="0.007565926" calcext:value-type="float">
            <text:p>0.007565926</text:p>
          </table:table-cell>
          <table:table-cell office:value-type="float" office:value="0.02358426" calcext:value-type="float">
            <text:p>0.02358426</text:p>
          </table:table-cell>
          <table:table-cell office:value-type="float" office:value="0.05956636" calcext:value-type="float">
            <text:p>0.05956636</text:p>
          </table:table-cell>
          <table:table-cell office:value-type="float" office:value="0.06403735" calcext:value-type="float">
            <text:p>0.06403735</text:p>
          </table:table-cell>
          <table:table-cell office:value-type="float" office:value="0.09342039" calcext:value-type="float">
            <text:p>0.09342039</text:p>
          </table:table-cell>
          <table:table-cell office:value-type="float" office:value="0.1180056" calcext:value-type="float">
            <text:p>0.1180056</text:p>
          </table:table-cell>
          <table:table-cell office:value-type="float" office:value="0.127929" calcext:value-type="float">
            <text:p>0.127929</text:p>
          </table:table-cell>
          <table:table-cell office:value-type="float" office:value="0.1328927" calcext:value-type="float">
            <text:p>0.1328927</text:p>
          </table:table-cell>
          <table:table-cell office:value-type="float" office:value="0" calcext:value-type="float">
            <text:p>0</text:p>
          </table:table-cell>
          <table:table-cell office:value-type="float" office:value="26.78249" calcext:value-type="float">
            <text:p>26.78249</text:p>
          </table:table-cell>
          <table:table-cell office:value-type="float" office:value="20.76618" calcext:value-type="float">
            <text:p>20.76618</text:p>
          </table:table-cell>
          <table:table-cell office:value-type="float" office:value="10.0065" calcext:value-type="float">
            <text:p>10.0065</text:p>
          </table:table-cell>
          <table:table-cell office:value-type="float" office:value="5.621966" calcext:value-type="float">
            <text:p>5.621966</text:p>
          </table:table-cell>
          <table:table-cell office:value-type="float" office:value="4.154086" calcext:value-type="float">
            <text:p>4.154086</text:p>
          </table:table-cell>
          <table:table-cell office:value-type="float" office:value="1.837849" calcext:value-type="float">
            <text:p>1.837849</text:p>
          </table:table-cell>
          <table:table-cell office:value-type="float" office:value="1.555773" calcext:value-type="float">
            <text:p>1.555773</text:p>
          </table:table-cell>
          <table:table-cell office:value-type="float" office:value="3.618593" calcext:value-type="float">
            <text:p>3.618593</text:p>
          </table:table-cell>
          <table:table-cell office:value-type="float" office:value="5.731896" calcext:value-type="float">
            <text:p>5.731896</text:p>
          </table:table-cell>
          <table:table-cell office:value-type="float" office:value="5.820954" calcext:value-type="float">
            <text:p>5.820954</text:p>
          </table:table-cell>
          <table:table-cell office:value-type="float" office:value="6.107482" calcext:value-type="float">
            <text:p>6.107482</text:p>
          </table:table-cell>
          <table:table-cell office:value-type="float" office:value="6.194068" calcext:value-type="float">
            <text:p>6.194068</text:p>
          </table:table-cell>
          <table:table-cell office:value-type="float" office:value="6.458831" calcext:value-type="float">
            <text:p>6.458831</text:p>
          </table:table-cell>
          <table:table-cell office:value-type="float" office:value="6.936594" calcext:value-type="float">
            <text:p>6.936594</text:p>
          </table:table-cell>
          <table:table-cell office:value-type="float" office:value="0" calcext:value-type="float">
            <text:p>0</text:p>
          </table:table-cell>
          <table:table-cell office:value-type="float" office:value="4.73492" calcext:value-type="float">
            <text:p>4.734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5072002" calcext:value-type="float">
            <text:p>15072002</text:p>
          </table:table-cell>
          <table:table-cell office:value-type="float" office:value="1.009299" calcext:value-type="float">
            <text:p>1.009299</text:p>
          </table:table-cell>
          <table:table-cell office:value-type="float" office:value="136.4951" calcext:value-type="float">
            <text:p>136.4951</text:p>
          </table:table-cell>
          <table:table-cell office:value-type="float" office:value="0" calcext:value-type="float">
            <text:p>0</text:p>
          </table:table-cell>
          <table:table-cell office:value-type="float" office:value="-1.262515" calcext:value-type="float">
            <text:p>-1.262515</text:p>
          </table:table-cell>
          <table:table-cell office:value-type="float" office:value="23.51382" calcext:value-type="float">
            <text:p>23.51382</text:p>
          </table:table-cell>
          <table:table-cell office:value-type="float" office:value="0.00003514408" calcext:value-type="float">
            <text:p>3.514408E-05</text:p>
          </table:table-cell>
          <table:table-cell office:value-type="float" office:value="0.000002880638" calcext:value-type="float">
            <text:p>2.880638E-06</text:p>
          </table:table-cell>
          <table:table-cell office:value-type="float" office:value="0.0001339922" calcext:value-type="float">
            <text:p>0.0001339922</text:p>
          </table:table-cell>
          <table:table-cell office:value-type="float" office:value="-0.0008682021" calcext:value-type="float">
            <text:p>-0.0008682021</text:p>
          </table:table-cell>
          <table:table-cell office:value-type="float" office:value="1180.654" calcext:value-type="float">
            <text:p>1180.654</text:p>
          </table:table-cell>
          <table:table-cell office:value-type="float" office:value="1.183516" calcext:value-type="float">
            <text:p>1.183516</text:p>
          </table:table-cell>
          <table:table-cell office:value-type="float" office:value="0" calcext:value-type="float">
            <text:p>0</text:p>
          </table:table-cell>
          <table:table-cell office:value-type="float" office:value="0.3208411" calcext:value-type="float">
            <text:p>0.3208411</text:p>
          </table:table-cell>
          <table:table-cell office:value-type="float" office:value="0.03540656" calcext:value-type="float">
            <text:p>0.03540656</text:p>
          </table:table-cell>
          <table:table-cell office:value-type="float" office:value="0.01255479" calcext:value-type="float">
            <text:p>0.01255479</text:p>
          </table:table-cell>
          <table:table-cell office:value-type="float" office:value="0.009966977" calcext:value-type="float">
            <text:p>0.009966977</text:p>
          </table:table-cell>
          <table:table-cell office:value-type="float" office:value="0.009572505" calcext:value-type="float">
            <text:p>0.009572505</text:p>
          </table:table-cell>
          <table:table-cell office:value-type="float" office:value="0.005442579" calcext:value-type="float">
            <text:p>0.005442579</text:p>
          </table:table-cell>
          <table:table-cell office:value-type="float" office:value="0.007704035" calcext:value-type="float">
            <text:p>0.007704035</text:p>
          </table:table-cell>
          <table:table-cell office:value-type="float" office:value="0.02315275" calcext:value-type="float">
            <text:p>0.02315275</text:p>
          </table:table-cell>
          <table:table-cell office:value-type="float" office:value="0.05981694" calcext:value-type="float">
            <text:p>0.05981694</text:p>
          </table:table-cell>
          <table:table-cell office:value-type="float" office:value="0.05684983" calcext:value-type="float">
            <text:p>0.05684983</text:p>
          </table:table-cell>
          <table:table-cell office:value-type="float" office:value="0.09945416" calcext:value-type="float">
            <text:p>0.09945416</text:p>
          </table:table-cell>
          <table:table-cell office:value-type="float" office:value="0.1154079" calcext:value-type="float">
            <text:p>0.1154079</text:p>
          </table:table-cell>
          <table:table-cell office:value-type="float" office:value="0.1280184" calcext:value-type="float">
            <text:p>0.1280184</text:p>
          </table:table-cell>
          <table:table-cell office:value-type="float" office:value="0.1329836" calcext:value-type="float">
            <text:p>0.1329836</text:p>
          </table:table-cell>
          <table:table-cell office:value-type="float" office:value="0" calcext:value-type="float">
            <text:p>0</text:p>
          </table:table-cell>
          <table:table-cell office:value-type="float" office:value="26.79892" calcext:value-type="float">
            <text:p>26.79892</text:p>
          </table:table-cell>
          <table:table-cell office:value-type="float" office:value="20.73183" calcext:value-type="float">
            <text:p>20.73183</text:p>
          </table:table-cell>
          <table:table-cell office:value-type="float" office:value="9.991584" calcext:value-type="float">
            <text:p>9.991584</text:p>
          </table:table-cell>
          <table:table-cell office:value-type="float" office:value="5.614256" calcext:value-type="float">
            <text:p>5.614256</text:p>
          </table:table-cell>
          <table:table-cell office:value-type="float" office:value="4.148726" calcext:value-type="float">
            <text:p>4.148726</text:p>
          </table:table-cell>
          <table:table-cell office:value-type="float" office:value="1.836036" calcext:value-type="float">
            <text:p>1.836036</text:p>
          </table:table-cell>
          <table:table-cell office:value-type="float" office:value="1.553995" calcext:value-type="float">
            <text:p>1.553995</text:p>
          </table:table-cell>
          <table:table-cell office:value-type="float" office:value="3.614091" calcext:value-type="float">
            <text:p>3.614091</text:p>
          </table:table-cell>
          <table:table-cell office:value-type="float" office:value="5.726887" calcext:value-type="float">
            <text:p>5.726887</text:p>
          </table:table-cell>
          <table:table-cell office:value-type="float" office:value="5.815297" calcext:value-type="float">
            <text:p>5.815297</text:p>
          </table:table-cell>
          <table:table-cell office:value-type="float" office:value="6.108944" calcext:value-type="float">
            <text:p>6.108944</text:p>
          </table:table-cell>
          <table:table-cell office:value-type="float" office:value="6.200145" calcext:value-type="float">
            <text:p>6.200145</text:p>
          </table:table-cell>
          <table:table-cell office:value-type="float" office:value="6.467165" calcext:value-type="float">
            <text:p>6.467165</text:p>
          </table:table-cell>
          <table:table-cell office:value-type="float" office:value="6.945085" calcext:value-type="float">
            <text:p>6.945085</text:p>
          </table:table-cell>
          <table:table-cell office:value-type="float" office:value="0" calcext:value-type="float">
            <text:p>0</text:p>
          </table:table-cell>
          <table:table-cell office:value-type="float" office:value="4.491189" calcext:value-type="float">
            <text:p>4.4911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6072002" calcext:value-type="float">
            <text:p>16072002</text:p>
          </table:table-cell>
          <table:table-cell office:value-type="float" office:value="1.00781" calcext:value-type="float">
            <text:p>1.00781</text:p>
          </table:table-cell>
          <table:table-cell office:value-type="float" office:value="136.4873" calcext:value-type="float">
            <text:p>136.4873</text:p>
          </table:table-cell>
          <table:table-cell office:value-type="float" office:value="0" calcext:value-type="float">
            <text:p>0</text:p>
          </table:table-cell>
          <table:table-cell office:value-type="float" office:value="-1.304139" calcext:value-type="float">
            <text:p>-1.304139</text:p>
          </table:table-cell>
          <table:table-cell office:value-type="float" office:value="23.51662" calcext:value-type="float">
            <text:p>23.51662</text:p>
          </table:table-cell>
          <table:table-cell office:value-type="float" office:value="0.00003514408" calcext:value-type="float">
            <text:p>3.514408E-05</text:p>
          </table:table-cell>
          <table:table-cell office:value-type="float" office:value="0.000002880638" calcext:value-type="float">
            <text:p>2.880638E-06</text:p>
          </table:table-cell>
          <table:table-cell office:value-type="float" office:value="0.0001339922" calcext:value-type="float">
            <text:p>0.0001339922</text:p>
          </table:table-cell>
          <table:table-cell office:value-type="float" office:value="-0.0008682021" calcext:value-type="float">
            <text:p>-0.0008682021</text:p>
          </table:table-cell>
          <table:table-cell office:value-type="float" office:value="1180.619" calcext:value-type="float">
            <text:p>1180.619</text:p>
          </table:table-cell>
          <table:table-cell office:value-type="float" office:value="1.179049" calcext:value-type="float">
            <text:p>1.179049</text:p>
          </table:table-cell>
          <table:table-cell office:value-type="float" office:value="0" calcext:value-type="float">
            <text:p>0</text:p>
          </table:table-cell>
          <table:table-cell office:value-type="float" office:value="0.3041381" calcext:value-type="float">
            <text:p>0.3041381</text:p>
          </table:table-cell>
          <table:table-cell office:value-type="float" office:value="0.03493337" calcext:value-type="float">
            <text:p>0.03493337</text:p>
          </table:table-cell>
          <table:table-cell office:value-type="float" office:value="0.01278918" calcext:value-type="float">
            <text:p>0.01278918</text:p>
          </table:table-cell>
          <table:table-cell office:value-type="float" office:value="0.01012086" calcext:value-type="float">
            <text:p>0.01012086</text:p>
          </table:table-cell>
          <table:table-cell office:value-type="float" office:value="0.009708123" calcext:value-type="float">
            <text:p>0.009708123</text:p>
          </table:table-cell>
          <table:table-cell office:value-type="float" office:value="0.005528394" calcext:value-type="float">
            <text:p>0.005528394</text:p>
          </table:table-cell>
          <table:table-cell office:value-type="float" office:value="0.007850194" calcext:value-type="float">
            <text:p>0.007850194</text:p>
          </table:table-cell>
          <table:table-cell office:value-type="float" office:value="0.02278104" calcext:value-type="float">
            <text:p>0.02278104</text:p>
          </table:table-cell>
          <table:table-cell office:value-type="float" office:value="0.05977781" calcext:value-type="float">
            <text:p>0.05977781</text:p>
          </table:table-cell>
          <table:table-cell office:value-type="float" office:value="0.0523347" calcext:value-type="float">
            <text:p>0.0523347</text:p>
          </table:table-cell>
          <table:table-cell office:value-type="float" office:value="0.1033264" calcext:value-type="float">
            <text:p>0.1033264</text:p>
          </table:table-cell>
          <table:table-cell office:value-type="float" office:value="0.1127341" calcext:value-type="float">
            <text:p>0.1127341</text:p>
          </table:table-cell>
          <table:table-cell office:value-type="float" office:value="0.1281075" calcext:value-type="float">
            <text:p>0.1281075</text:p>
          </table:table-cell>
          <table:table-cell office:value-type="float" office:value="0.1330745" calcext:value-type="float">
            <text:p>0.1330745</text:p>
          </table:table-cell>
          <table:table-cell office:value-type="float" office:value="0" calcext:value-type="float">
            <text:p>0</text:p>
          </table:table-cell>
          <table:table-cell office:value-type="float" office:value="26.81457" calcext:value-type="float">
            <text:p>26.81457</text:p>
          </table:table-cell>
          <table:table-cell office:value-type="float" office:value="20.69758" calcext:value-type="float">
            <text:p>20.69758</text:p>
          </table:table-cell>
          <table:table-cell office:value-type="float" office:value="9.976767" calcext:value-type="float">
            <text:p>9.976767</text:p>
          </table:table-cell>
          <table:table-cell office:value-type="float" office:value="5.606621" calcext:value-type="float">
            <text:p>5.606621</text:p>
          </table:table-cell>
          <table:table-cell office:value-type="float" office:value="4.143451" calcext:value-type="float">
            <text:p>4.143451</text:p>
          </table:table-cell>
          <table:table-cell office:value-type="float" office:value="1.834279" calcext:value-type="float">
            <text:p>1.834279</text:p>
          </table:table-cell>
          <table:table-cell office:value-type="float" office:value="1.552278" calcext:value-type="float">
            <text:p>1.552278</text:p>
          </table:table-cell>
          <table:table-cell office:value-type="float" office:value="3.609551" calcext:value-type="float">
            <text:p>3.609551</text:p>
          </table:table-cell>
          <table:table-cell office:value-type="float" office:value="5.721932" calcext:value-type="float">
            <text:p>5.721932</text:p>
          </table:table-cell>
          <table:table-cell office:value-type="float" office:value="5.808443" calcext:value-type="float">
            <text:p>5.808443</text:p>
          </table:table-cell>
          <table:table-cell office:value-type="float" office:value="6.111741" calcext:value-type="float">
            <text:p>6.111741</text:p>
          </table:table-cell>
          <table:table-cell office:value-type="float" office:value="6.205526" calcext:value-type="float">
            <text:p>6.205526</text:p>
          </table:table-cell>
          <table:table-cell office:value-type="float" office:value="6.475495" calcext:value-type="float">
            <text:p>6.475495</text:p>
          </table:table-cell>
          <table:table-cell office:value-type="float" office:value="6.953575" calcext:value-type="float">
            <text:p>6.953575</text:p>
          </table:table-cell>
          <table:table-cell office:value-type="float" office:value="0" calcext:value-type="float">
            <text:p>0</text:p>
          </table:table-cell>
          <table:table-cell office:value-type="float" office:value="3.728866" calcext:value-type="float">
            <text:p>3.7288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7072002" calcext:value-type="float">
            <text:p>17072002</text:p>
          </table:table-cell>
          <table:table-cell office:value-type="float" office:value="1.008243" calcext:value-type="float">
            <text:p>1.008243</text:p>
          </table:table-cell>
          <table:table-cell office:value-type="float" office:value="136.4791" calcext:value-type="float">
            <text:p>136.4791</text:p>
          </table:table-cell>
          <table:table-cell office:value-type="float" office:value="0" calcext:value-type="float">
            <text:p>0</text:p>
          </table:table-cell>
          <table:table-cell office:value-type="float" office:value="-1.344769" calcext:value-type="float">
            <text:p>-1.344769</text:p>
          </table:table-cell>
          <table:table-cell office:value-type="float" office:value="23.51887" calcext:value-type="float">
            <text:p>23.51887</text:p>
          </table:table-cell>
          <table:table-cell office:value-type="float" office:value="0.00003514408" calcext:value-type="float">
            <text:p>3.514408E-05</text:p>
          </table:table-cell>
          <table:table-cell office:value-type="float" office:value="0.000002880638" calcext:value-type="float">
            <text:p>2.880638E-06</text:p>
          </table:table-cell>
          <table:table-cell office:value-type="float" office:value="0.0001339922" calcext:value-type="float">
            <text:p>0.0001339922</text:p>
          </table:table-cell>
          <table:table-cell office:value-type="float" office:value="-0.0008682021" calcext:value-type="float">
            <text:p>-0.0008682021</text:p>
          </table:table-cell>
          <table:table-cell office:value-type="float" office:value="1180.583" calcext:value-type="float">
            <text:p>1180.583</text:p>
          </table:table-cell>
          <table:table-cell office:value-type="float" office:value="1.174472" calcext:value-type="float">
            <text:p>1.174472</text:p>
          </table:table-cell>
          <table:table-cell office:value-type="float" office:value="0" calcext:value-type="float">
            <text:p>0</text:p>
          </table:table-cell>
          <table:table-cell office:value-type="float" office:value="0.2843534" calcext:value-type="float">
            <text:p>0.2843534</text:p>
          </table:table-cell>
          <table:table-cell office:value-type="float" office:value="0.03480352" calcext:value-type="float">
            <text:p>0.03480352</text:p>
          </table:table-cell>
          <table:table-cell office:value-type="float" office:value="0.01324187" calcext:value-type="float">
            <text:p>0.01324187</text:p>
          </table:table-cell>
          <table:table-cell office:value-type="float" office:value="0.01046938" calcext:value-type="float">
            <text:p>0.01046938</text:p>
          </table:table-cell>
          <table:table-cell office:value-type="float" office:value="0.01002098" calcext:value-type="float">
            <text:p>0.01002098</text:p>
          </table:table-cell>
          <table:table-cell office:value-type="float" office:value="0.00567258" calcext:value-type="float">
            <text:p>0.00567258</text:p>
          </table:table-cell>
          <table:table-cell office:value-type="float" office:value="0.008025432" calcext:value-type="float">
            <text:p>0.008025432</text:p>
          </table:table-cell>
          <table:table-cell office:value-type="float" office:value="0.02251034" calcext:value-type="float">
            <text:p>0.02251034</text:p>
          </table:table-cell>
          <table:table-cell office:value-type="float" office:value="0.05987604" calcext:value-type="float">
            <text:p>0.05987604</text:p>
          </table:table-cell>
          <table:table-cell office:value-type="float" office:value="0.04931811" calcext:value-type="float">
            <text:p>0.04931811</text:p>
          </table:table-cell>
          <table:table-cell office:value-type="float" office:value="0.1049817" calcext:value-type="float">
            <text:p>0.1049817</text:p>
          </table:table-cell>
          <table:table-cell office:value-type="float" office:value="0.1107045" calcext:value-type="float">
            <text:p>0.1107045</text:p>
          </table:table-cell>
          <table:table-cell office:value-type="float" office:value="0.1281963" calcext:value-type="float">
            <text:p>0.1281963</text:p>
          </table:table-cell>
          <table:table-cell office:value-type="float" office:value="0.1331654" calcext:value-type="float">
            <text:p>0.1331654</text:p>
          </table:table-cell>
          <table:table-cell office:value-type="float" office:value="0" calcext:value-type="float">
            <text:p>0</text:p>
          </table:table-cell>
          <table:table-cell office:value-type="float" office:value="26.82763" calcext:value-type="float">
            <text:p>26.82763</text:p>
          </table:table-cell>
          <table:table-cell office:value-type="float" office:value="20.66357" calcext:value-type="float">
            <text:p>20.66357</text:p>
          </table:table-cell>
          <table:table-cell office:value-type="float" office:value="9.96209" calcext:value-type="float">
            <text:p>9.96209</text:p>
          </table:table-cell>
          <table:table-cell office:value-type="float" office:value="5.599091" calcext:value-type="float">
            <text:p>5.599091</text:p>
          </table:table-cell>
          <table:table-cell office:value-type="float" office:value="4.138278" calcext:value-type="float">
            <text:p>4.138278</text:p>
          </table:table-cell>
          <table:table-cell office:value-type="float" office:value="1.832577" calcext:value-type="float">
            <text:p>1.832577</text:p>
          </table:table-cell>
          <table:table-cell office:value-type="float" office:value="1.550628" calcext:value-type="float">
            <text:p>1.550628</text:p>
          </table:table-cell>
          <table:table-cell office:value-type="float" office:value="3.604998" calcext:value-type="float">
            <text:p>3.604998</text:p>
          </table:table-cell>
          <table:table-cell office:value-type="float" office:value="5.717021" calcext:value-type="float">
            <text:p>5.717021</text:p>
          </table:table-cell>
          <table:table-cell office:value-type="float" office:value="5.800828" calcext:value-type="float">
            <text:p>5.800828</text:p>
          </table:table-cell>
          <table:table-cell office:value-type="float" office:value="6.115121" calcext:value-type="float">
            <text:p>6.115121</text:p>
          </table:table-cell>
          <table:table-cell office:value-type="float" office:value="6.210318" calcext:value-type="float">
            <text:p>6.210318</text:p>
          </table:table-cell>
          <table:table-cell office:value-type="float" office:value="6.48379" calcext:value-type="float">
            <text:p>6.48379</text:p>
          </table:table-cell>
          <table:table-cell office:value-type="float" office:value="6.962066" calcext:value-type="float">
            <text:p>6.962066</text:p>
          </table:table-cell>
          <table:table-cell office:value-type="float" office:value="0" calcext:value-type="float">
            <text:p>0</text:p>
          </table:table-cell>
          <table:table-cell office:value-type="float" office:value="2.974874" calcext:value-type="float">
            <text:p>2.9748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8072002" calcext:value-type="float">
            <text:p>18072002</text:p>
          </table:table-cell>
          <table:table-cell office:value-type="float" office:value="1.010354" calcext:value-type="float">
            <text:p>1.010354</text:p>
          </table:table-cell>
          <table:table-cell office:value-type="float" office:value="136.4707" calcext:value-type="float">
            <text:p>136.4707</text:p>
          </table:table-cell>
          <table:table-cell office:value-type="float" office:value="0" calcext:value-type="float">
            <text:p>0</text:p>
          </table:table-cell>
          <table:table-cell office:value-type="float" office:value="-1.384276" calcext:value-type="float">
            <text:p>-1.384276</text:p>
          </table:table-cell>
          <table:table-cell office:value-type="float" office:value="23.52075" calcext:value-type="float">
            <text:p>23.52075</text:p>
          </table:table-cell>
          <table:table-cell office:value-type="float" office:value="0.00003514408" calcext:value-type="float">
            <text:p>3.514408E-05</text:p>
          </table:table-cell>
          <table:table-cell office:value-type="float" office:value="0.000002880638" calcext:value-type="float">
            <text:p>2.880638E-06</text:p>
          </table:table-cell>
          <table:table-cell office:value-type="float" office:value="0.0001339922" calcext:value-type="float">
            <text:p>0.0001339922</text:p>
          </table:table-cell>
          <table:table-cell office:value-type="float" office:value="-0.0008682021" calcext:value-type="float">
            <text:p>-0.0008682021</text:p>
          </table:table-cell>
          <table:table-cell office:value-type="float" office:value="1180.547" calcext:value-type="float">
            <text:p>1180.547</text:p>
          </table:table-cell>
          <table:table-cell office:value-type="float" office:value="1.169875" calcext:value-type="float">
            <text:p>1.169875</text:p>
          </table:table-cell>
          <table:table-cell office:value-type="float" office:value="0" calcext:value-type="float">
            <text:p>0</text:p>
          </table:table-cell>
          <table:table-cell office:value-type="float" office:value="0.2630776" calcext:value-type="float">
            <text:p>0.2630776</text:p>
          </table:table-cell>
          <table:table-cell office:value-type="float" office:value="0.03435249" calcext:value-type="float">
            <text:p>0.03435249</text:p>
          </table:table-cell>
          <table:table-cell office:value-type="float" office:value="0.01347667" calcext:value-type="float">
            <text:p>0.01347667</text:p>
          </table:table-cell>
          <table:table-cell office:value-type="float" office:value="0.01064364" calcext:value-type="float">
            <text:p>0.01064364</text:p>
          </table:table-cell>
          <table:table-cell office:value-type="float" office:value="0.01019566" calcext:value-type="float">
            <text:p>0.01019566</text:p>
          </table:table-cell>
          <table:table-cell office:value-type="float" office:value="0.005793449" calcext:value-type="float">
            <text:p>0.005793449</text:p>
          </table:table-cell>
          <table:table-cell office:value-type="float" office:value="0.008227021" calcext:value-type="float">
            <text:p>0.008227021</text:p>
          </table:table-cell>
          <table:table-cell office:value-type="float" office:value="0.02234293" calcext:value-type="float">
            <text:p>0.02234293</text:p>
          </table:table-cell>
          <table:table-cell office:value-type="float" office:value="0.0601946" calcext:value-type="float">
            <text:p>0.0601946</text:p>
          </table:table-cell>
          <table:table-cell office:value-type="float" office:value="0.04725451" calcext:value-type="float">
            <text:p>0.04725451</text:p>
          </table:table-cell>
          <table:table-cell office:value-type="float" office:value="0.1058125" calcext:value-type="float">
            <text:p>0.1058125</text:p>
          </table:table-cell>
          <table:table-cell office:value-type="float" office:value="0.1095029" calcext:value-type="float">
            <text:p>0.1095029</text:p>
          </table:table-cell>
          <table:table-cell office:value-type="float" office:value="0.1282851" calcext:value-type="float">
            <text:p>0.1282851</text:p>
          </table:table-cell>
          <table:table-cell office:value-type="float" office:value="0.1332562" calcext:value-type="float">
            <text:p>0.1332562</text:p>
          </table:table-cell>
          <table:table-cell office:value-type="float" office:value="0" calcext:value-type="float">
            <text:p>0</text:p>
          </table:table-cell>
          <table:table-cell office:value-type="float" office:value="26.83842" calcext:value-type="float">
            <text:p>26.83842</text:p>
          </table:table-cell>
          <table:table-cell office:value-type="float" office:value="20.62974" calcext:value-type="float">
            <text:p>20.62974</text:p>
          </table:table-cell>
          <table:table-cell office:value-type="float" office:value="9.947539" calcext:value-type="float">
            <text:p>9.947539</text:p>
          </table:table-cell>
          <table:table-cell office:value-type="float" office:value="5.591636" calcext:value-type="float">
            <text:p>5.591636</text:p>
          </table:table-cell>
          <table:table-cell office:value-type="float" office:value="4.133197" calcext:value-type="float">
            <text:p>4.133197</text:p>
          </table:table-cell>
          <table:table-cell office:value-type="float" office:value="1.830937" calcext:value-type="float">
            <text:p>1.830937</text:p>
          </table:table-cell>
          <table:table-cell office:value-type="float" office:value="1.549045" calcext:value-type="float">
            <text:p>1.549045</text:p>
          </table:table-cell>
          <table:table-cell office:value-type="float" office:value="3.600449" calcext:value-type="float">
            <text:p>3.600449</text:p>
          </table:table-cell>
          <table:table-cell office:value-type="float" office:value="5.712196" calcext:value-type="float">
            <text:p>5.712196</text:p>
          </table:table-cell>
          <table:table-cell office:value-type="float" office:value="5.792718" calcext:value-type="float">
            <text:p>5.792718</text:p>
          </table:table-cell>
          <table:table-cell office:value-type="float" office:value="6.118748" calcext:value-type="float">
            <text:p>6.118748</text:p>
          </table:table-cell>
          <table:table-cell office:value-type="float" office:value="6.214715" calcext:value-type="float">
            <text:p>6.214715</text:p>
          </table:table-cell>
          <table:table-cell office:value-type="float" office:value="6.492086" calcext:value-type="float">
            <text:p>6.492086</text:p>
          </table:table-cell>
          <table:table-cell office:value-type="float" office:value="6.970526" calcext:value-type="float">
            <text:p>6.970526</text:p>
          </table:table-cell>
          <table:table-cell office:value-type="float" office:value="0" calcext:value-type="float">
            <text:p>0</text:p>
          </table:table-cell>
          <table:table-cell office:value-type="float" office:value="2.251255" calcext:value-type="float">
            <text:p>2.2512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9072002" calcext:value-type="float">
            <text:p>19072002</text:p>
          </table:table-cell>
          <table:table-cell office:value-type="float" office:value="1.012933" calcext:value-type="float">
            <text:p>1.012933</text:p>
          </table:table-cell>
          <table:table-cell office:value-type="float" office:value="136.4619" calcext:value-type="float">
            <text:p>136.4619</text:p>
          </table:table-cell>
          <table:table-cell office:value-type="float" office:value="0" calcext:value-type="float">
            <text:p>0</text:p>
          </table:table-cell>
          <table:table-cell office:value-type="float" office:value="-1.424536" calcext:value-type="float">
            <text:p>-1.424536</text:p>
          </table:table-cell>
          <table:table-cell office:value-type="float" office:value="23.52217" calcext:value-type="float">
            <text:p>23.52217</text:p>
          </table:table-cell>
          <table:table-cell office:value-type="float" office:value="0.00003514408" calcext:value-type="float">
            <text:p>3.514408E-05</text:p>
          </table:table-cell>
          <table:table-cell office:value-type="float" office:value="0.000002880638" calcext:value-type="float">
            <text:p>2.880638E-06</text:p>
          </table:table-cell>
          <table:table-cell office:value-type="float" office:value="0.0001339922" calcext:value-type="float">
            <text:p>0.0001339922</text:p>
          </table:table-cell>
          <table:table-cell office:value-type="float" office:value="-0.0008682021" calcext:value-type="float">
            <text:p>-0.0008682021</text:p>
          </table:table-cell>
          <table:table-cell office:value-type="float" office:value="1180.512" calcext:value-type="float">
            <text:p>1180.512</text:p>
          </table:table-cell>
          <table:table-cell office:value-type="float" office:value="1.165086" calcext:value-type="float">
            <text:p>1.165086</text:p>
          </table:table-cell>
          <table:table-cell office:value-type="float" office:value="0" calcext:value-type="float">
            <text:p>0</text:p>
          </table:table-cell>
          <table:table-cell office:value-type="float" office:value="0.2480377" calcext:value-type="float">
            <text:p>0.2480377</text:p>
          </table:table-cell>
          <table:table-cell office:value-type="float" office:value="0.0339874" calcext:value-type="float">
            <text:p>0.0339874</text:p>
          </table:table-cell>
          <table:table-cell office:value-type="float" office:value="0.01383649" calcext:value-type="float">
            <text:p>0.01383649</text:p>
          </table:table-cell>
          <table:table-cell office:value-type="float" office:value="0.01088788" calcext:value-type="float">
            <text:p>0.01088788</text:p>
          </table:table-cell>
          <table:table-cell office:value-type="float" office:value="0.01040618" calcext:value-type="float">
            <text:p>0.01040618</text:p>
          </table:table-cell>
          <table:table-cell office:value-type="float" office:value="0.005917918" calcext:value-type="float">
            <text:p>0.005917918</text:p>
          </table:table-cell>
          <table:table-cell office:value-type="float" office:value="0.008447003" calcext:value-type="float">
            <text:p>0.008447003</text:p>
          </table:table-cell>
          <table:table-cell office:value-type="float" office:value="0.02226021" calcext:value-type="float">
            <text:p>0.02226021</text:p>
          </table:table-cell>
          <table:table-cell office:value-type="float" office:value="0.06066803" calcext:value-type="float">
            <text:p>0.06066803</text:p>
          </table:table-cell>
          <table:table-cell office:value-type="float" office:value="0.04662828" calcext:value-type="float">
            <text:p>0.04662828</text:p>
          </table:table-cell>
          <table:table-cell office:value-type="float" office:value="0.09927765" calcext:value-type="float">
            <text:p>0.09927765</text:p>
          </table:table-cell>
          <table:table-cell office:value-type="float" office:value="0.1089541" calcext:value-type="float">
            <text:p>0.1089541</text:p>
          </table:table-cell>
          <table:table-cell office:value-type="float" office:value="0.1283739" calcext:value-type="float">
            <text:p>0.1283739</text:p>
          </table:table-cell>
          <table:table-cell office:value-type="float" office:value="0.1333465" calcext:value-type="float">
            <text:p>0.1333465</text:p>
          </table:table-cell>
          <table:table-cell office:value-type="float" office:value="0" calcext:value-type="float">
            <text:p>0</text:p>
          </table:table-cell>
          <table:table-cell office:value-type="float" office:value="26.84661" calcext:value-type="float">
            <text:p>26.84661</text:p>
          </table:table-cell>
          <table:table-cell office:value-type="float" office:value="20.59607" calcext:value-type="float">
            <text:p>20.59607</text:p>
          </table:table-cell>
          <table:table-cell office:value-type="float" office:value="9.933089" calcext:value-type="float">
            <text:p>9.933089</text:p>
          </table:table-cell>
          <table:table-cell office:value-type="float" office:value="5.584249" calcext:value-type="float">
            <text:p>5.584249</text:p>
          </table:table-cell>
          <table:table-cell office:value-type="float" office:value="4.128182" calcext:value-type="float">
            <text:p>4.128182</text:p>
          </table:table-cell>
          <table:table-cell office:value-type="float" office:value="1.829351" calcext:value-type="float">
            <text:p>1.829351</text:p>
          </table:table-cell>
          <table:table-cell office:value-type="float" office:value="1.547531" calcext:value-type="float">
            <text:p>1.547531</text:p>
          </table:table-cell>
          <table:table-cell office:value-type="float" office:value="3.595931" calcext:value-type="float">
            <text:p>3.595931</text:p>
          </table:table-cell>
          <table:table-cell office:value-type="float" office:value="5.707502" calcext:value-type="float">
            <text:p>5.707502</text:p>
          </table:table-cell>
          <table:table-cell office:value-type="float" office:value="5.784357" calcext:value-type="float">
            <text:p>5.784357</text:p>
          </table:table-cell>
          <table:table-cell office:value-type="float" office:value="6.121803" calcext:value-type="float">
            <text:p>6.121803</text:p>
          </table:table-cell>
          <table:table-cell office:value-type="float" office:value="6.218889" calcext:value-type="float">
            <text:p>6.218889</text:p>
          </table:table-cell>
          <table:table-cell office:value-type="float" office:value="6.500374" calcext:value-type="float">
            <text:p>6.500374</text:p>
          </table:table-cell>
          <table:table-cell office:value-type="float" office:value="6.978947" calcext:value-type="float">
            <text:p>6.978947</text:p>
          </table:table-cell>
          <table:table-cell office:value-type="float" office:value="0" calcext:value-type="float">
            <text:p>0</text:p>
          </table:table-cell>
          <table:table-cell office:value-type="float" office:value="1.730225" calcext:value-type="float">
            <text:p>1.7302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0072002" calcext:value-type="float">
            <text:p>20072002</text:p>
          </table:table-cell>
          <table:table-cell office:value-type="float" office:value="1.019389" calcext:value-type="float">
            <text:p>1.019389</text:p>
          </table:table-cell>
          <table:table-cell office:value-type="float" office:value="136.4527" calcext:value-type="float">
            <text:p>136.4527</text:p>
          </table:table-cell>
          <table:table-cell office:value-type="float" office:value="0" calcext:value-type="float">
            <text:p>0</text:p>
          </table:table-cell>
          <table:table-cell office:value-type="float" office:value="-1.459904" calcext:value-type="float">
            <text:p>-1.459904</text:p>
          </table:table-cell>
          <table:table-cell office:value-type="float" office:value="23.52335" calcext:value-type="float">
            <text:p>23.52335</text:p>
          </table:table-cell>
          <table:table-cell office:value-type="float" office:value="0.00003514408" calcext:value-type="float">
            <text:p>3.514408E-05</text:p>
          </table:table-cell>
          <table:table-cell office:value-type="float" office:value="0.000002880638" calcext:value-type="float">
            <text:p>2.880638E-06</text:p>
          </table:table-cell>
          <table:table-cell office:value-type="float" office:value="0.0001339922" calcext:value-type="float">
            <text:p>0.0001339922</text:p>
          </table:table-cell>
          <table:table-cell office:value-type="float" office:value="-0.0008682021" calcext:value-type="float">
            <text:p>-0.0008682021</text:p>
          </table:table-cell>
          <table:table-cell office:value-type="float" office:value="1180.475" calcext:value-type="float">
            <text:p>1180.475</text:p>
          </table:table-cell>
          <table:table-cell office:value-type="float" office:value="1.159619" calcext:value-type="float">
            <text:p>1.159619</text:p>
          </table:table-cell>
          <table:table-cell office:value-type="float" office:value="0" calcext:value-type="float">
            <text:p>0</text:p>
          </table:table-cell>
          <table:table-cell office:value-type="float" office:value="0.2387341" calcext:value-type="float">
            <text:p>0.2387341</text:p>
          </table:table-cell>
          <table:table-cell office:value-type="float" office:value="0.03392798" calcext:value-type="float">
            <text:p>0.03392798</text:p>
          </table:table-cell>
          <table:table-cell office:value-type="float" office:value="0.01428006" calcext:value-type="float">
            <text:p>0.01428006</text:p>
          </table:table-cell>
          <table:table-cell office:value-type="float" office:value="0.01123541" calcext:value-type="float">
            <text:p>0.01123541</text:p>
          </table:table-cell>
          <table:table-cell office:value-type="float" office:value="0.01075209" calcext:value-type="float">
            <text:p>0.01075209</text:p>
          </table:table-cell>
          <table:table-cell office:value-type="float" office:value="0.006112244" calcext:value-type="float">
            <text:p>0.006112244</text:p>
          </table:table-cell>
          <table:table-cell office:value-type="float" office:value="0.008685645" calcext:value-type="float">
            <text:p>0.008685645</text:p>
          </table:table-cell>
          <table:table-cell office:value-type="float" office:value="0.02235073" calcext:value-type="float">
            <text:p>0.02235073</text:p>
          </table:table-cell>
          <table:table-cell office:value-type="float" office:value="0.0615959" calcext:value-type="float">
            <text:p>0.0615959</text:p>
          </table:table-cell>
          <table:table-cell office:value-type="float" office:value="0.06118665" calcext:value-type="float">
            <text:p>0.06118665</text:p>
          </table:table-cell>
          <table:table-cell office:value-type="float" office:value="0.08667848" calcext:value-type="float">
            <text:p>0.08667848</text:p>
          </table:table-cell>
          <table:table-cell office:value-type="float" office:value="0.1088932" calcext:value-type="float">
            <text:p>0.1088932</text:p>
          </table:table-cell>
          <table:table-cell office:value-type="float" office:value="0.1284623" calcext:value-type="float">
            <text:p>0.1284623</text:p>
          </table:table-cell>
          <table:table-cell office:value-type="float" office:value="0.1334366" calcext:value-type="float">
            <text:p>0.1334366</text:p>
          </table:table-cell>
          <table:table-cell office:value-type="float" office:value="0" calcext:value-type="float">
            <text:p>0</text:p>
          </table:table-cell>
          <table:table-cell office:value-type="float" office:value="26.85348" calcext:value-type="float">
            <text:p>26.85348</text:p>
          </table:table-cell>
          <table:table-cell office:value-type="float" office:value="20.56273" calcext:value-type="float">
            <text:p>20.56273</text:p>
          </table:table-cell>
          <table:table-cell office:value-type="float" office:value="9.918818" calcext:value-type="float">
            <text:p>9.918818</text:p>
          </table:table-cell>
          <table:table-cell office:value-type="float" office:value="5.576982" calcext:value-type="float">
            <text:p>5.576982</text:p>
          </table:table-cell>
          <table:table-cell office:value-type="float" office:value="4.123276" calcext:value-type="float">
            <text:p>4.123276</text:p>
          </table:table-cell>
          <table:table-cell office:value-type="float" office:value="1.827826" calcext:value-type="float">
            <text:p>1.827826</text:p>
          </table:table-cell>
          <table:table-cell office:value-type="float" office:value="1.546088" calcext:value-type="float">
            <text:p>1.546088</text:p>
          </table:table-cell>
          <table:table-cell office:value-type="float" office:value="3.591468" calcext:value-type="float">
            <text:p>3.591468</text:p>
          </table:table-cell>
          <table:table-cell office:value-type="float" office:value="5.70298" calcext:value-type="float">
            <text:p>5.70298</text:p>
          </table:table-cell>
          <table:table-cell office:value-type="float" office:value="5.777142" calcext:value-type="float">
            <text:p>5.777142</text:p>
          </table:table-cell>
          <table:table-cell office:value-type="float" office:value="6.12232" calcext:value-type="float">
            <text:p>6.12232</text:p>
          </table:table-cell>
          <table:table-cell office:value-type="float" office:value="6.222991" calcext:value-type="float">
            <text:p>6.222991</text:p>
          </table:table-cell>
          <table:table-cell office:value-type="float" office:value="6.508631" calcext:value-type="float">
            <text:p>6.508631</text:p>
          </table:table-cell>
          <table:table-cell office:value-type="float" office:value="6.98736" calcext:value-type="float">
            <text:p>6.98736</text:p>
          </table:table-cell>
          <table:table-cell office:value-type="float" office:value="0" calcext:value-type="float">
            <text:p>0</text:p>
          </table:table-cell>
          <table:table-cell office:value-type="float" office:value="1.269407" calcext:value-type="float">
            <text:p>1.2694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1072002" calcext:value-type="float">
            <text:p>21072002</text:p>
          </table:table-cell>
          <table:table-cell office:value-type="float" office:value="1.024488" calcext:value-type="float">
            <text:p>1.024488</text:p>
          </table:table-cell>
          <table:table-cell office:value-type="float" office:value="136.4434" calcext:value-type="float">
            <text:p>136.4434</text:p>
          </table:table-cell>
          <table:table-cell office:value-type="float" office:value="0" calcext:value-type="float">
            <text:p>0</text:p>
          </table:table-cell>
          <table:table-cell office:value-type="float" office:value="-1.493277" calcext:value-type="float">
            <text:p>-1.493277</text:p>
          </table:table-cell>
          <table:table-cell office:value-type="float" office:value="23.52629" calcext:value-type="float">
            <text:p>23.52629</text:p>
          </table:table-cell>
          <table:table-cell office:value-type="float" office:value="0.00003514408" calcext:value-type="float">
            <text:p>3.514408E-05</text:p>
          </table:table-cell>
          <table:table-cell office:value-type="float" office:value="0.000002884248" calcext:value-type="float">
            <text:p>2.884248E-06</text:p>
          </table:table-cell>
          <table:table-cell office:value-type="float" office:value="0.0001339922" calcext:value-type="float">
            <text:p>0.0001339922</text:p>
          </table:table-cell>
          <table:table-cell office:value-type="float" office:value="-0.0008681969" calcext:value-type="float">
            <text:p>-0.0008681969</text:p>
          </table:table-cell>
          <table:table-cell office:value-type="float" office:value="1180.439" calcext:value-type="float">
            <text:p>1180.439</text:p>
          </table:table-cell>
          <table:table-cell office:value-type="float" office:value="1.15412" calcext:value-type="float">
            <text:p>1.15412</text:p>
          </table:table-cell>
          <table:table-cell office:value-type="float" office:value="0" calcext:value-type="float">
            <text:p>0</text:p>
          </table:table-cell>
          <table:table-cell office:value-type="float" office:value="0.1276257" calcext:value-type="float">
            <text:p>0.1276257</text:p>
          </table:table-cell>
          <table:table-cell office:value-type="float" office:value="0.06029505" calcext:value-type="float">
            <text:p>0.06029505</text:p>
          </table:table-cell>
          <table:table-cell office:value-type="float" office:value="0.01350854" calcext:value-type="float">
            <text:p>0.01350854</text:p>
          </table:table-cell>
          <table:table-cell office:value-type="float" office:value="0.01087198" calcext:value-type="float">
            <text:p>0.01087198</text:p>
          </table:table-cell>
          <table:table-cell office:value-type="float" office:value="0.01061039" calcext:value-type="float">
            <text:p>0.01061039</text:p>
          </table:table-cell>
          <table:table-cell office:value-type="float" office:value="0.00620789" calcext:value-type="float">
            <text:p>0.00620789</text:p>
          </table:table-cell>
          <table:table-cell office:value-type="float" office:value="0.008665707" calcext:value-type="float">
            <text:p>0.008665707</text:p>
          </table:table-cell>
          <table:table-cell office:value-type="float" office:value="0.02256676" calcext:value-type="float">
            <text:p>0.02256676</text:p>
          </table:table-cell>
          <table:table-cell office:value-type="float" office:value="0.0629421" calcext:value-type="float">
            <text:p>0.0629421</text:p>
          </table:table-cell>
          <table:table-cell office:value-type="float" office:value="0.08165935" calcext:value-type="float">
            <text:p>0.08165935</text:p>
          </table:table-cell>
          <table:table-cell office:value-type="float" office:value="0.07395385" calcext:value-type="float">
            <text:p>0.07395385</text:p>
          </table:table-cell>
          <table:table-cell office:value-type="float" office:value="0.1092842" calcext:value-type="float">
            <text:p>0.1092842</text:p>
          </table:table-cell>
          <table:table-cell office:value-type="float" office:value="0.1285504" calcext:value-type="float">
            <text:p>0.1285504</text:p>
          </table:table-cell>
          <table:table-cell office:value-type="float" office:value="0.1335268" calcext:value-type="float">
            <text:p>0.1335268</text:p>
          </table:table-cell>
          <table:table-cell office:value-type="float" office:value="0" calcext:value-type="float">
            <text:p>0</text:p>
          </table:table-cell>
          <table:table-cell office:value-type="float" office:value="26.85583" calcext:value-type="float">
            <text:p>26.85583</text:p>
          </table:table-cell>
          <table:table-cell office:value-type="float" office:value="20.52934" calcext:value-type="float">
            <text:p>20.52934</text:p>
          </table:table-cell>
          <table:table-cell office:value-type="float" office:value="9.904605" calcext:value-type="float">
            <text:p>9.904605</text:p>
          </table:table-cell>
          <table:table-cell office:value-type="float" office:value="5.569773" calcext:value-type="float">
            <text:p>5.569773</text:p>
          </table:table-cell>
          <table:table-cell office:value-type="float" office:value="4.11845" calcext:value-type="float">
            <text:p>4.11845</text:p>
          </table:table-cell>
          <table:table-cell office:value-type="float" office:value="1.826358" calcext:value-type="float">
            <text:p>1.826358</text:p>
          </table:table-cell>
          <table:table-cell office:value-type="float" office:value="1.544715" calcext:value-type="float">
            <text:p>1.544715</text:p>
          </table:table-cell>
          <table:table-cell office:value-type="float" office:value="3.587104" calcext:value-type="float">
            <text:p>3.587104</text:p>
          </table:table-cell>
          <table:table-cell office:value-type="float" office:value="5.698741" calcext:value-type="float">
            <text:p>5.698741</text:p>
          </table:table-cell>
          <table:table-cell office:value-type="float" office:value="5.774743" calcext:value-type="float">
            <text:p>5.774743</text:p>
          </table:table-cell>
          <table:table-cell office:value-type="float" office:value="6.119755" calcext:value-type="float">
            <text:p>6.119755</text:p>
          </table:table-cell>
          <table:table-cell office:value-type="float" office:value="6.227105" calcext:value-type="float">
            <text:p>6.227105</text:p>
          </table:table-cell>
          <table:table-cell office:value-type="float" office:value="6.516888" calcext:value-type="float">
            <text:p>6.516888</text:p>
          </table:table-cell>
          <table:table-cell office:value-type="float" office:value="6.995782" calcext:value-type="float">
            <text:p>6.995782</text:p>
          </table:table-cell>
          <table:table-cell office:value-type="float" office:value="0" calcext:value-type="float">
            <text:p>0</text:p>
          </table:table-cell>
          <table:table-cell office:value-type="float" office:value="0.5193258" calcext:value-type="float">
            <text:p>0.51932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2072002" calcext:value-type="float">
            <text:p>22072002</text:p>
          </table:table-cell>
          <table:table-cell office:value-type="float" office:value="1.022966" calcext:value-type="float">
            <text:p>1.022966</text:p>
          </table:table-cell>
          <table:table-cell office:value-type="float" office:value="136.437" calcext:value-type="float">
            <text:p>136.437</text:p>
          </table:table-cell>
          <table:table-cell office:value-type="float" office:value="0" calcext:value-type="float">
            <text:p>0</text:p>
          </table:table-cell>
          <table:table-cell office:value-type="float" office:value="-1.535155" calcext:value-type="float">
            <text:p>-1.535155</text:p>
          </table:table-cell>
          <table:table-cell office:value-type="float" office:value="23.52817" calcext:value-type="float">
            <text:p>23.52817</text:p>
          </table:table-cell>
          <table:table-cell office:value-type="float" office:value="0.00003514408" calcext:value-type="float">
            <text:p>3.514408E-05</text:p>
          </table:table-cell>
          <table:table-cell office:value-type="float" office:value="0.000003010548" calcext:value-type="float">
            <text:p>3.010548E-06</text:p>
          </table:table-cell>
          <table:table-cell office:value-type="float" office:value="0.0001339922" calcext:value-type="float">
            <text:p>0.0001339922</text:p>
          </table:table-cell>
          <table:table-cell office:value-type="float" office:value="-0.0008675919" calcext:value-type="float">
            <text:p>-0.0008675919</text:p>
          </table:table-cell>
          <table:table-cell office:value-type="float" office:value="1180.404" calcext:value-type="float">
            <text:p>1180.404</text:p>
          </table:table-cell>
          <table:table-cell office:value-type="float" office:value="1.156724" calcext:value-type="float">
            <text:p>1.156724</text:p>
          </table:table-cell>
          <table:table-cell office:value-type="float" office:value="0" calcext:value-type="float">
            <text:p>0</text:p>
          </table:table-cell>
          <table:table-cell office:value-type="float" office:value="0.02822981" calcext:value-type="float">
            <text:p>0.02822981</text:p>
          </table:table-cell>
          <table:table-cell office:value-type="float" office:value="0.02033941" calcext:value-type="float">
            <text:p>0.02033941</text:p>
          </table:table-cell>
          <table:table-cell office:value-type="float" office:value="0.01086358" calcext:value-type="float">
            <text:p>0.01086358</text:p>
          </table:table-cell>
          <table:table-cell office:value-type="float" office:value="0.008664195" calcext:value-type="float">
            <text:p>0.008664195</text:p>
          </table:table-cell>
          <table:table-cell office:value-type="float" office:value="0.008406287" calcext:value-type="float">
            <text:p>0.008406287</text:p>
          </table:table-cell>
          <table:table-cell office:value-type="float" office:value="0.005530292" calcext:value-type="float">
            <text:p>0.005530292</text:p>
          </table:table-cell>
          <table:table-cell office:value-type="float" office:value="0.008462918" calcext:value-type="float">
            <text:p>0.008462918</text:p>
          </table:table-cell>
          <table:table-cell office:value-type="float" office:value="0.0219593" calcext:value-type="float">
            <text:p>0.0219593</text:p>
          </table:table-cell>
          <table:table-cell office:value-type="float" office:value="0.06161163" calcext:value-type="float">
            <text:p>0.06161163</text:p>
          </table:table-cell>
          <table:table-cell office:value-type="float" office:value="0.08586136" calcext:value-type="float">
            <text:p>0.08586136</text:p>
          </table:table-cell>
          <table:table-cell office:value-type="float" office:value="0.06380043" calcext:value-type="float">
            <text:p>0.06380043</text:p>
          </table:table-cell>
          <table:table-cell office:value-type="float" office:value="0.109036" calcext:value-type="float">
            <text:p>0.109036</text:p>
          </table:table-cell>
          <table:table-cell office:value-type="float" office:value="0.1286387" calcext:value-type="float">
            <text:p>0.1286387</text:p>
          </table:table-cell>
          <table:table-cell office:value-type="float" office:value="0.1336169" calcext:value-type="float">
            <text:p>0.1336169</text:p>
          </table:table-cell>
          <table:table-cell office:value-type="float" office:value="0" calcext:value-type="float">
            <text:p>0</text:p>
          </table:table-cell>
          <table:table-cell office:value-type="float" office:value="26.79012" calcext:value-type="float">
            <text:p>26.79012</text:p>
          </table:table-cell>
          <table:table-cell office:value-type="float" office:value="20.47778" calcext:value-type="float">
            <text:p>20.47778</text:p>
          </table:table-cell>
          <table:table-cell office:value-type="float" office:value="9.889505" calcext:value-type="float">
            <text:p>9.889505</text:p>
          </table:table-cell>
          <table:table-cell office:value-type="float" office:value="5.562005" calcext:value-type="float">
            <text:p>5.562005</text:p>
          </table:table-cell>
          <table:table-cell office:value-type="float" office:value="4.113189" calcext:value-type="float">
            <text:p>4.113189</text:p>
          </table:table-cell>
          <table:table-cell office:value-type="float" office:value="1.824853" calcext:value-type="float">
            <text:p>1.824853</text:p>
          </table:table-cell>
          <table:table-cell office:value-type="float" office:value="1.543289" calcext:value-type="float">
            <text:p>1.543289</text:p>
          </table:table-cell>
          <table:table-cell office:value-type="float" office:value="3.582773" calcext:value-type="float">
            <text:p>3.582773</text:p>
          </table:table-cell>
          <table:table-cell office:value-type="float" office:value="5.69464" calcext:value-type="float">
            <text:p>5.69464</text:p>
          </table:table-cell>
          <table:table-cell office:value-type="float" office:value="5.774777" calcext:value-type="float">
            <text:p>5.774777</text:p>
          </table:table-cell>
          <table:table-cell office:value-type="float" office:value="6.114535" calcext:value-type="float">
            <text:p>6.114535</text:p>
          </table:table-cell>
          <table:table-cell office:value-type="float" office:value="6.231255" calcext:value-type="float">
            <text:p>6.231255</text:p>
          </table:table-cell>
          <table:table-cell office:value-type="float" office:value="6.525121" calcext:value-type="float">
            <text:p>6.525121</text:p>
          </table:table-cell>
          <table:table-cell office:value-type="float" office:value="7.004196" calcext:value-type="float">
            <text:p>7.004196</text:p>
          </table:table-cell>
          <table:table-cell office:value-type="float" office:value="0" calcext:value-type="float">
            <text:p>0</text:p>
          </table:table-cell>
          <table:table-cell office:value-type="float" office:value="0.005058152" calcext:value-type="float">
            <text:p>0.0050581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3072002" calcext:value-type="float">
            <text:p>23072002</text:p>
          </table:table-cell>
          <table:table-cell office:value-type="float" office:value="1.021038" calcext:value-type="float">
            <text:p>1.021038</text:p>
          </table:table-cell>
          <table:table-cell office:value-type="float" office:value="136.4308" calcext:value-type="float">
            <text:p>136.4308</text:p>
          </table:table-cell>
          <table:table-cell office:value-type="float" office:value="0" calcext:value-type="float">
            <text:p>0</text:p>
          </table:table-cell>
          <table:table-cell office:value-type="float" office:value="-1.578316" calcext:value-type="float">
            <text:p>-1.578316</text:p>
          </table:table-cell>
          <table:table-cell office:value-type="float" office:value="23.52933" calcext:value-type="float">
            <text:p>23.52933</text:p>
          </table:table-cell>
          <table:table-cell office:value-type="float" office:value="0.00003514408" calcext:value-type="float">
            <text:p>3.514408E-05</text:p>
          </table:table-cell>
          <table:table-cell office:value-type="float" office:value="0.000003010548" calcext:value-type="float">
            <text:p>3.010548E-06</text:p>
          </table:table-cell>
          <table:table-cell office:value-type="float" office:value="0.0001339922" calcext:value-type="float">
            <text:p>0.0001339922</text:p>
          </table:table-cell>
          <table:table-cell office:value-type="float" office:value="-0.0008675919" calcext:value-type="float">
            <text:p>-0.0008675919</text:p>
          </table:table-cell>
          <table:table-cell office:value-type="float" office:value="1180.368" calcext:value-type="float">
            <text:p>1180.368</text:p>
          </table:table-cell>
          <table:table-cell office:value-type="float" office:value="1.155526" calcext:value-type="float">
            <text:p>1.155526</text:p>
          </table:table-cell>
          <table:table-cell office:value-type="float" office:value="0" calcext:value-type="float">
            <text:p>0</text:p>
          </table:table-cell>
          <table:table-cell office:value-type="float" office:value="0.148378" calcext:value-type="float">
            <text:p>0.148378</text:p>
          </table:table-cell>
          <table:table-cell office:value-type="float" office:value="0.02513184" calcext:value-type="float">
            <text:p>0.02513184</text:p>
          </table:table-cell>
          <table:table-cell office:value-type="float" office:value="0.0107126" calcext:value-type="float">
            <text:p>0.0107126</text:p>
          </table:table-cell>
          <table:table-cell office:value-type="float" office:value="0.008344566" calcext:value-type="float">
            <text:p>0.008344566</text:p>
          </table:table-cell>
          <table:table-cell office:value-type="float" office:value="0.007937558" calcext:value-type="float">
            <text:p>0.007937558</text:p>
          </table:table-cell>
          <table:table-cell office:value-type="float" office:value="0.005279104" calcext:value-type="float">
            <text:p>0.005279104</text:p>
          </table:table-cell>
          <table:table-cell office:value-type="float" office:value="0.008408794" calcext:value-type="float">
            <text:p>0.008408794</text:p>
          </table:table-cell>
          <table:table-cell office:value-type="float" office:value="0.02105965" calcext:value-type="float">
            <text:p>0.02105965</text:p>
          </table:table-cell>
          <table:table-cell office:value-type="float" office:value="0.05784595" calcext:value-type="float">
            <text:p>0.05784595</text:p>
          </table:table-cell>
          <table:table-cell office:value-type="float" office:value="0.08245708" calcext:value-type="float">
            <text:p>0.08245708</text:p>
          </table:table-cell>
          <table:table-cell office:value-type="float" office:value="0.05489433" calcext:value-type="float">
            <text:p>0.05489433</text:p>
          </table:table-cell>
          <table:table-cell office:value-type="float" office:value="0.1085818" calcext:value-type="float">
            <text:p>0.1085818</text:p>
          </table:table-cell>
          <table:table-cell office:value-type="float" office:value="0.1287269" calcext:value-type="float">
            <text:p>0.1287269</text:p>
          </table:table-cell>
          <table:table-cell office:value-type="float" office:value="0.133707" calcext:value-type="float">
            <text:p>0.133707</text:p>
          </table:table-cell>
          <table:table-cell office:value-type="float" office:value="0" calcext:value-type="float">
            <text:p>0</text:p>
          </table:table-cell>
          <table:table-cell office:value-type="float" office:value="26.76038" calcext:value-type="float">
            <text:p>26.76038</text:p>
          </table:table-cell>
          <table:table-cell office:value-type="float" office:value="20.43581" calcext:value-type="float">
            <text:p>20.43581</text:p>
          </table:table-cell>
          <table:table-cell office:value-type="float" office:value="9.873841" calcext:value-type="float">
            <text:p>9.873841</text:p>
          </table:table-cell>
          <table:table-cell office:value-type="float" office:value="5.553946" calcext:value-type="float">
            <text:p>5.553946</text:p>
          </table:table-cell>
          <table:table-cell office:value-type="float" office:value="4.107563" calcext:value-type="float">
            <text:p>4.107563</text:p>
          </table:table-cell>
          <table:table-cell office:value-type="float" office:value="1.823277" calcext:value-type="float">
            <text:p>1.823277</text:p>
          </table:table-cell>
          <table:table-cell office:value-type="float" office:value="1.541855" calcext:value-type="float">
            <text:p>1.541855</text:p>
          </table:table-cell>
          <table:table-cell office:value-type="float" office:value="3.578267" calcext:value-type="float">
            <text:p>3.578267</text:p>
          </table:table-cell>
          <table:table-cell office:value-type="float" office:value="5.68991" calcext:value-type="float">
            <text:p>5.68991</text:p>
          </table:table-cell>
          <table:table-cell office:value-type="float" office:value="5.774733" calcext:value-type="float">
            <text:p>5.774733</text:p>
          </table:table-cell>
          <table:table-cell office:value-type="float" office:value="6.107073" calcext:value-type="float">
            <text:p>6.107073</text:p>
          </table:table-cell>
          <table:table-cell office:value-type="float" office:value="6.23522" calcext:value-type="float">
            <text:p>6.23522</text:p>
          </table:table-cell>
          <table:table-cell office:value-type="float" office:value="6.533339" calcext:value-type="float">
            <text:p>6.533339</text:p>
          </table:table-cell>
          <table:table-cell office:value-type="float" office:value="7.012601" calcext:value-type="float">
            <text:p>7.012601</text:p>
          </table:table-cell>
          <table:table-cell office:value-type="float" office:value="0" calcext:value-type="float">
            <text:p>0</text:p>
          </table:table-cell>
          <table:table-cell office:value-type="float" office:value="1.725518" calcext:value-type="float">
            <text:p>1.7255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4072002" calcext:value-type="float">
            <text:p>24072002</text:p>
          </table:table-cell>
          <table:table-cell office:value-type="float" office:value="1.018351" calcext:value-type="float">
            <text:p>1.018351</text:p>
          </table:table-cell>
          <table:table-cell office:value-type="float" office:value="136.4241" calcext:value-type="float">
            <text:p>136.4241</text:p>
          </table:table-cell>
          <table:table-cell office:value-type="float" office:value="0" calcext:value-type="float">
            <text:p>0</text:p>
          </table:table-cell>
          <table:table-cell office:value-type="float" office:value="-1.622508" calcext:value-type="float">
            <text:p>-1.622508</text:p>
          </table:table-cell>
          <table:table-cell office:value-type="float" office:value="23.52969" calcext:value-type="float">
            <text:p>23.52969</text:p>
          </table:table-cell>
          <table:table-cell office:value-type="float" office:value="0.00003514408" calcext:value-type="float">
            <text:p>3.514408E-05</text:p>
          </table:table-cell>
          <table:table-cell office:value-type="float" office:value="0.000003010619" calcext:value-type="float">
            <text:p>3.010619E-06</text:p>
          </table:table-cell>
          <table:table-cell office:value-type="float" office:value="0.0001339922" calcext:value-type="float">
            <text:p>0.0001339922</text:p>
          </table:table-cell>
          <table:table-cell office:value-type="float" office:value="-0.0008675918" calcext:value-type="float">
            <text:p>-0.0008675918</text:p>
          </table:table-cell>
          <table:table-cell office:value-type="float" office:value="1180.331" calcext:value-type="float">
            <text:p>1180.331</text:p>
          </table:table-cell>
          <table:table-cell office:value-type="float" office:value="1.150929" calcext:value-type="float">
            <text:p>1.150929</text:p>
          </table:table-cell>
          <table:table-cell office:value-type="float" office:value="0" calcext:value-type="float">
            <text:p>0</text:p>
          </table:table-cell>
          <table:table-cell office:value-type="float" office:value="0.2146206" calcext:value-type="float">
            <text:p>0.2146206</text:p>
          </table:table-cell>
          <table:table-cell office:value-type="float" office:value="0.03707771" calcext:value-type="float">
            <text:p>0.03707771</text:p>
          </table:table-cell>
          <table:table-cell office:value-type="float" office:value="0.01177621" calcext:value-type="float">
            <text:p>0.01177621</text:p>
          </table:table-cell>
          <table:table-cell office:value-type="float" office:value="0.009074704" calcext:value-type="float">
            <text:p>0.009074704</text:p>
          </table:table-cell>
          <table:table-cell office:value-type="float" office:value="0.008570382" calcext:value-type="float">
            <text:p>0.008570382</text:p>
          </table:table-cell>
          <table:table-cell office:value-type="float" office:value="0.005461754" calcext:value-type="float">
            <text:p>0.005461754</text:p>
          </table:table-cell>
          <table:table-cell office:value-type="float" office:value="0.008556396" calcext:value-type="float">
            <text:p>0.008556396</text:p>
          </table:table-cell>
          <table:table-cell office:value-type="float" office:value="0.02061722" calcext:value-type="float">
            <text:p>0.02061722</text:p>
          </table:table-cell>
          <table:table-cell office:value-type="float" office:value="0.05623954" calcext:value-type="float">
            <text:p>0.05623954</text:p>
          </table:table-cell>
          <table:table-cell office:value-type="float" office:value="0.07841285" calcext:value-type="float">
            <text:p>0.07841285</text:p>
          </table:table-cell>
          <table:table-cell office:value-type="float" office:value="0.04859198" calcext:value-type="float">
            <text:p>0.04859198</text:p>
          </table:table-cell>
          <table:table-cell office:value-type="float" office:value="0.1111532" calcext:value-type="float">
            <text:p>0.1111532</text:p>
          </table:table-cell>
          <table:table-cell office:value-type="float" office:value="0.1288151" calcext:value-type="float">
            <text:p>0.1288151</text:p>
          </table:table-cell>
          <table:table-cell office:value-type="float" office:value="0.1337971" calcext:value-type="float">
            <text:p>0.1337971</text:p>
          </table:table-cell>
          <table:table-cell office:value-type="float" office:value="0" calcext:value-type="float">
            <text:p>0</text:p>
          </table:table-cell>
          <table:table-cell office:value-type="float" office:value="26.76299" calcext:value-type="float">
            <text:p>26.76299</text:p>
          </table:table-cell>
          <table:table-cell office:value-type="float" office:value="20.40015" calcext:value-type="float">
            <text:p>20.40015</text:p>
          </table:table-cell>
          <table:table-cell office:value-type="float" office:value="9.858474" calcext:value-type="float">
            <text:p>9.858474</text:p>
          </table:table-cell>
          <table:table-cell office:value-type="float" office:value="5.545967" calcext:value-type="float">
            <text:p>5.545967</text:p>
          </table:table-cell>
          <table:table-cell office:value-type="float" office:value="4.102001" calcext:value-type="float">
            <text:p>4.102001</text:p>
          </table:table-cell>
          <table:table-cell office:value-type="float" office:value="1.821712" calcext:value-type="float">
            <text:p>1.821712</text:p>
          </table:table-cell>
          <table:table-cell office:value-type="float" office:value="1.540447" calcext:value-type="float">
            <text:p>1.540447</text:p>
          </table:table-cell>
          <table:table-cell office:value-type="float" office:value="3.573662" calcext:value-type="float">
            <text:p>3.573662</text:p>
          </table:table-cell>
          <table:table-cell office:value-type="float" office:value="5.684649" calcext:value-type="float">
            <text:p>5.684649</text:p>
          </table:table-cell>
          <table:table-cell office:value-type="float" office:value="5.773676" calcext:value-type="float">
            <text:p>5.773676</text:p>
          </table:table-cell>
          <table:table-cell office:value-type="float" office:value="6.097828" calcext:value-type="float">
            <text:p>6.097828</text:p>
          </table:table-cell>
          <table:table-cell office:value-type="float" office:value="6.239488" calcext:value-type="float">
            <text:p>6.239488</text:p>
          </table:table-cell>
          <table:table-cell office:value-type="float" office:value="6.541549" calcext:value-type="float">
            <text:p>6.541549</text:p>
          </table:table-cell>
          <table:table-cell office:value-type="float" office:value="7.021014" calcext:value-type="float">
            <text:p>7.021014</text:p>
          </table:table-cell>
          <table:table-cell office:value-type="float" office:value="0" calcext:value-type="float">
            <text:p>0</text:p>
          </table:table-cell>
          <table:table-cell office:value-type="float" office:value="4.495179" calcext:value-type="float">
            <text:p>4.4951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5072002" calcext:value-type="float">
            <text:p>25072002</text:p>
          </table:table-cell>
          <table:table-cell office:value-type="float" office:value="1.016328" calcext:value-type="float">
            <text:p>1.016328</text:p>
          </table:table-cell>
          <table:table-cell office:value-type="float" office:value="136.4198" calcext:value-type="float">
            <text:p>136.4198</text:p>
          </table:table-cell>
          <table:table-cell office:value-type="float" office:value="0" calcext:value-type="float">
            <text:p>0</text:p>
          </table:table-cell>
          <table:table-cell office:value-type="float" office:value="-1.665965" calcext:value-type="float">
            <text:p>-1.665965</text:p>
          </table:table-cell>
          <table:table-cell office:value-type="float" office:value="23.52928" calcext:value-type="float">
            <text:p>23.52928</text:p>
          </table:table-cell>
          <table:table-cell office:value-type="float" office:value="0.00003514408" calcext:value-type="float">
            <text:p>3.514408E-05</text:p>
          </table:table-cell>
          <table:table-cell office:value-type="float" office:value="0.000003010868" calcext:value-type="float">
            <text:p>3.010868E-06</text:p>
          </table:table-cell>
          <table:table-cell office:value-type="float" office:value="0.0001339922" calcext:value-type="float">
            <text:p>0.0001339922</text:p>
          </table:table-cell>
          <table:table-cell office:value-type="float" office:value="-0.0008675914" calcext:value-type="float">
            <text:p>-0.0008675914</text:p>
          </table:table-cell>
          <table:table-cell office:value-type="float" office:value="1180.295" calcext:value-type="float">
            <text:p>1180.295</text:p>
          </table:table-cell>
          <table:table-cell office:value-type="float" office:value="1.159463" calcext:value-type="float">
            <text:p>1.159463</text:p>
          </table:table-cell>
          <table:table-cell office:value-type="float" office:value="0" calcext:value-type="float">
            <text:p>0</text:p>
          </table:table-cell>
          <table:table-cell office:value-type="float" office:value="0.02706597" calcext:value-type="float">
            <text:p>0.02706597</text:p>
          </table:table-cell>
          <table:table-cell office:value-type="float" office:value="0.02521381" calcext:value-type="float">
            <text:p>0.02521381</text:p>
          </table:table-cell>
          <table:table-cell office:value-type="float" office:value="0.01108179" calcext:value-type="float">
            <text:p>0.01108179</text:p>
          </table:table-cell>
          <table:table-cell office:value-type="float" office:value="0.008564917" calcext:value-type="float">
            <text:p>0.008564917</text:p>
          </table:table-cell>
          <table:table-cell office:value-type="float" office:value="0.008146864" calcext:value-type="float">
            <text:p>0.008146864</text:p>
          </table:table-cell>
          <table:table-cell office:value-type="float" office:value="0.00534107" calcext:value-type="float">
            <text:p>0.00534107</text:p>
          </table:table-cell>
          <table:table-cell office:value-type="float" office:value="0.008621182" calcext:value-type="float">
            <text:p>0.008621182</text:p>
          </table:table-cell>
          <table:table-cell office:value-type="float" office:value="0.0204874" calcext:value-type="float">
            <text:p>0.0204874</text:p>
          </table:table-cell>
          <table:table-cell office:value-type="float" office:value="0.05664045" calcext:value-type="float">
            <text:p>0.05664045</text:p>
          </table:table-cell>
          <table:table-cell office:value-type="float" office:value="0.07871645" calcext:value-type="float">
            <text:p>0.07871645</text:p>
          </table:table-cell>
          <table:table-cell office:value-type="float" office:value="0.04525398" calcext:value-type="float">
            <text:p>0.04525398</text:p>
          </table:table-cell>
          <table:table-cell office:value-type="float" office:value="0.1132742" calcext:value-type="float">
            <text:p>0.1132742</text:p>
          </table:table-cell>
          <table:table-cell office:value-type="float" office:value="0.1289034" calcext:value-type="float">
            <text:p>0.1289034</text:p>
          </table:table-cell>
          <table:table-cell office:value-type="float" office:value="0.1338873" calcext:value-type="float">
            <text:p>0.1338873</text:p>
          </table:table-cell>
          <table:table-cell office:value-type="float" office:value="0" calcext:value-type="float">
            <text:p>0</text:p>
          </table:table-cell>
          <table:table-cell office:value-type="float" office:value="26.71107" calcext:value-type="float">
            <text:p>26.71107</text:p>
          </table:table-cell>
          <table:table-cell office:value-type="float" office:value="20.36522" calcext:value-type="float">
            <text:p>20.36522</text:p>
          </table:table-cell>
          <table:table-cell office:value-type="float" office:value="9.843225" calcext:value-type="float">
            <text:p>9.843225</text:p>
          </table:table-cell>
          <table:table-cell office:value-type="float" office:value="5.538052" calcext:value-type="float">
            <text:p>5.538052</text:p>
          </table:table-cell>
          <table:table-cell office:value-type="float" office:value="4.096514" calcext:value-type="float">
            <text:p>4.096514</text:p>
          </table:table-cell>
          <table:table-cell office:value-type="float" office:value="1.820174" calcext:value-type="float">
            <text:p>1.820174</text:p>
          </table:table-cell>
          <table:table-cell office:value-type="float" office:value="1.539079" calcext:value-type="float">
            <text:p>1.539079</text:p>
          </table:table-cell>
          <table:table-cell office:value-type="float" office:value="3.569061" calcext:value-type="float">
            <text:p>3.569061</text:p>
          </table:table-cell>
          <table:table-cell office:value-type="float" office:value="5.679377" calcext:value-type="float">
            <text:p>5.679377</text:p>
          </table:table-cell>
          <table:table-cell office:value-type="float" office:value="5.772329" calcext:value-type="float">
            <text:p>5.772329</text:p>
          </table:table-cell>
          <table:table-cell office:value-type="float" office:value="6.08754" calcext:value-type="float">
            <text:p>6.08754</text:p>
          </table:table-cell>
          <table:table-cell office:value-type="float" office:value="6.244341" calcext:value-type="float">
            <text:p>6.244341</text:p>
          </table:table-cell>
          <table:table-cell office:value-type="float" office:value="6.549728" calcext:value-type="float">
            <text:p>6.549728</text:p>
          </table:table-cell>
          <table:table-cell office:value-type="float" office:value="7.02941" calcext:value-type="float">
            <text:p>7.02941</text:p>
          </table:table-cell>
          <table:table-cell office:value-type="float" office:value="0" calcext:value-type="float">
            <text:p>0</text:p>
          </table:table-cell>
          <table:table-cell office:value-type="float" office:value="0.03522455" calcext:value-type="float">
            <text:p>0.035224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6072002" calcext:value-type="float">
            <text:p>26072002</text:p>
          </table:table-cell>
          <table:table-cell office:value-type="float" office:value="1.012791" calcext:value-type="float">
            <text:p>1.012791</text:p>
          </table:table-cell>
          <table:table-cell office:value-type="float" office:value="136.4171" calcext:value-type="float">
            <text:p>136.4171</text:p>
          </table:table-cell>
          <table:table-cell office:value-type="float" office:value="0" calcext:value-type="float">
            <text:p>0</text:p>
          </table:table-cell>
          <table:table-cell office:value-type="float" office:value="-1.707494" calcext:value-type="float">
            <text:p>-1.707494</text:p>
          </table:table-cell>
          <table:table-cell office:value-type="float" office:value="23.52844" calcext:value-type="float">
            <text:p>23.52844</text:p>
          </table:table-cell>
          <table:table-cell office:value-type="float" office:value="0.00003514408" calcext:value-type="float">
            <text:p>3.514408E-05</text:p>
          </table:table-cell>
          <table:table-cell office:value-type="float" office:value="0.000003011854" calcext:value-type="float">
            <text:p>3.011854E-06</text:p>
          </table:table-cell>
          <table:table-cell office:value-type="float" office:value="0.0001339922" calcext:value-type="float">
            <text:p>0.0001339922</text:p>
          </table:table-cell>
          <table:table-cell office:value-type="float" office:value="-0.0008675891" calcext:value-type="float">
            <text:p>-0.0008675891</text:p>
          </table:table-cell>
          <table:table-cell office:value-type="float" office:value="1180.259" calcext:value-type="float">
            <text:p>1180.259</text:p>
          </table:table-cell>
          <table:table-cell office:value-type="float" office:value="1.171232" calcext:value-type="float">
            <text:p>1.171232</text:p>
          </table:table-cell>
          <table:table-cell office:value-type="float" office:value="0" calcext:value-type="float">
            <text:p>0</text:p>
          </table:table-cell>
          <table:table-cell office:value-type="float" office:value="0.03429244" calcext:value-type="float">
            <text:p>0.03429244</text:p>
          </table:table-cell>
          <table:table-cell office:value-type="float" office:value="0.03337074" calcext:value-type="float">
            <text:p>0.03337074</text:p>
          </table:table-cell>
          <table:table-cell office:value-type="float" office:value="0.01026257" calcext:value-type="float">
            <text:p>0.01026257</text:p>
          </table:table-cell>
          <table:table-cell office:value-type="float" office:value="0.007941734" calcext:value-type="float">
            <text:p>0.007941734</text:p>
          </table:table-cell>
          <table:table-cell office:value-type="float" office:value="0.007500031" calcext:value-type="float">
            <text:p>0.007500031</text:p>
          </table:table-cell>
          <table:table-cell office:value-type="float" office:value="0.005099802" calcext:value-type="float">
            <text:p>0.005099802</text:p>
          </table:table-cell>
          <table:table-cell office:value-type="float" office:value="0.00850954" calcext:value-type="float">
            <text:p>0.00850954</text:p>
          </table:table-cell>
          <table:table-cell office:value-type="float" office:value="0.02074687" calcext:value-type="float">
            <text:p>0.02074687</text:p>
          </table:table-cell>
          <table:table-cell office:value-type="float" office:value="0.05845393" calcext:value-type="float">
            <text:p>0.05845393</text:p>
          </table:table-cell>
          <table:table-cell office:value-type="float" office:value="0.0819096" calcext:value-type="float">
            <text:p>0.0819096</text:p>
          </table:table-cell>
          <table:table-cell office:value-type="float" office:value="0.04413969" calcext:value-type="float">
            <text:p>0.04413969</text:p>
          </table:table-cell>
          <table:table-cell office:value-type="float" office:value="0.1148099" calcext:value-type="float">
            <text:p>0.1148099</text:p>
          </table:table-cell>
          <table:table-cell office:value-type="float" office:value="0.1289916" calcext:value-type="float">
            <text:p>0.1289916</text:p>
          </table:table-cell>
          <table:table-cell office:value-type="float" office:value="0.1339774" calcext:value-type="float">
            <text:p>0.1339774</text:p>
          </table:table-cell>
          <table:table-cell office:value-type="float" office:value="0" calcext:value-type="float">
            <text:p>0</text:p>
          </table:table-cell>
          <table:table-cell office:value-type="float" office:value="26.6017" calcext:value-type="float">
            <text:p>26.6017</text:p>
          </table:table-cell>
          <table:table-cell office:value-type="float" office:value="20.32835" calcext:value-type="float">
            <text:p>20.32835</text:p>
          </table:table-cell>
          <table:table-cell office:value-type="float" office:value="9.827742" calcext:value-type="float">
            <text:p>9.827742</text:p>
          </table:table-cell>
          <table:table-cell office:value-type="float" office:value="5.530004" calcext:value-type="float">
            <text:p>5.530004</text:p>
          </table:table-cell>
          <table:table-cell office:value-type="float" office:value="4.09086" calcext:value-type="float">
            <text:p>4.09086</text:p>
          </table:table-cell>
          <table:table-cell office:value-type="float" office:value="1.818626" calcext:value-type="float">
            <text:p>1.818626</text:p>
          </table:table-cell>
          <table:table-cell office:value-type="float" office:value="1.53772" calcext:value-type="float">
            <text:p>1.53772</text:p>
          </table:table-cell>
          <table:table-cell office:value-type="float" office:value="3.564492" calcext:value-type="float">
            <text:p>3.564492</text:p>
          </table:table-cell>
          <table:table-cell office:value-type="float" office:value="5.674306" calcext:value-type="float">
            <text:p>5.674306</text:p>
          </table:table-cell>
          <table:table-cell office:value-type="float" office:value="5.771265" calcext:value-type="float">
            <text:p>5.771265</text:p>
          </table:table-cell>
          <table:table-cell office:value-type="float" office:value="6.076751" calcext:value-type="float">
            <text:p>6.076751</text:p>
          </table:table-cell>
          <table:table-cell office:value-type="float" office:value="6.24958" calcext:value-type="float">
            <text:p>6.24958</text:p>
          </table:table-cell>
          <table:table-cell office:value-type="float" office:value="6.557907" calcext:value-type="float">
            <text:p>6.557907</text:p>
          </table:table-cell>
          <table:table-cell office:value-type="float" office:value="7.037727" calcext:value-type="float">
            <text:p>7.037727</text:p>
          </table:table-cell>
          <table:table-cell office:value-type="float" office:value="0" calcext:value-type="float">
            <text:p>0</text:p>
          </table:table-cell>
          <table:table-cell office:value-type="float" office:value="0.01758263" calcext:value-type="float">
            <text:p>0.017582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7072002" calcext:value-type="float">
            <text:p>27072002</text:p>
          </table:table-cell>
          <table:table-cell office:value-type="float" office:value="1.006245" calcext:value-type="float">
            <text:p>1.006245</text:p>
          </table:table-cell>
          <table:table-cell office:value-type="float" office:value="136.4169" calcext:value-type="float">
            <text:p>136.4169</text:p>
          </table:table-cell>
          <table:table-cell office:value-type="float" office:value="0" calcext:value-type="float">
            <text:p>0</text:p>
          </table:table-cell>
          <table:table-cell office:value-type="float" office:value="-1.748902" calcext:value-type="float">
            <text:p>-1.748902</text:p>
          </table:table-cell>
          <table:table-cell office:value-type="float" office:value="23.52846" calcext:value-type="float">
            <text:p>23.52846</text:p>
          </table:table-cell>
          <table:table-cell office:value-type="float" office:value="0.00003514408" calcext:value-type="float">
            <text:p>3.514408E-05</text:p>
          </table:table-cell>
          <table:table-cell office:value-type="float" office:value="0.000003011854" calcext:value-type="float">
            <text:p>3.011854E-06</text:p>
          </table:table-cell>
          <table:table-cell office:value-type="float" office:value="0.0001339922" calcext:value-type="float">
            <text:p>0.0001339922</text:p>
          </table:table-cell>
          <table:table-cell office:value-type="float" office:value="-0.0008675891" calcext:value-type="float">
            <text:p>-0.0008675891</text:p>
          </table:table-cell>
          <table:table-cell office:value-type="float" office:value="1180.224" calcext:value-type="float">
            <text:p>1180.224</text:p>
          </table:table-cell>
          <table:table-cell office:value-type="float" office:value="1.189326" calcext:value-type="float">
            <text:p>1.189326</text:p>
          </table:table-cell>
          <table:table-cell office:value-type="float" office:value="0" calcext:value-type="float">
            <text:p>0</text:p>
          </table:table-cell>
          <table:table-cell office:value-type="float" office:value="0.01247077" calcext:value-type="float">
            <text:p>0.01247077</text:p>
          </table:table-cell>
          <table:table-cell office:value-type="float" office:value="0.01966372" calcext:value-type="float">
            <text:p>0.01966372</text:p>
          </table:table-cell>
          <table:table-cell office:value-type="float" office:value="0.01092969" calcext:value-type="float">
            <text:p>0.01092969</text:p>
          </table:table-cell>
          <table:table-cell office:value-type="float" office:value="0.008412731" calcext:value-type="float">
            <text:p>0.008412731</text:p>
          </table:table-cell>
          <table:table-cell office:value-type="float" office:value="0.007885228" calcext:value-type="float">
            <text:p>0.007885228</text:p>
          </table:table-cell>
          <table:table-cell office:value-type="float" office:value="0.005238999" calcext:value-type="float">
            <text:p>0.005238999</text:p>
          </table:table-cell>
          <table:table-cell office:value-type="float" office:value="0.008599631" calcext:value-type="float">
            <text:p>0.008599631</text:p>
          </table:table-cell>
          <table:table-cell office:value-type="float" office:value="0.02047815" calcext:value-type="float">
            <text:p>0.02047815</text:p>
          </table:table-cell>
          <table:table-cell office:value-type="float" office:value="0.05874307" calcext:value-type="float">
            <text:p>0.05874307</text:p>
          </table:table-cell>
          <table:table-cell office:value-type="float" office:value="0.08320006" calcext:value-type="float">
            <text:p>0.08320006</text:p>
          </table:table-cell>
          <table:table-cell office:value-type="float" office:value="0.04306298" calcext:value-type="float">
            <text:p>0.04306298</text:p>
          </table:table-cell>
          <table:table-cell office:value-type="float" office:value="0.1146874" calcext:value-type="float">
            <text:p>0.1146874</text:p>
          </table:table-cell>
          <table:table-cell office:value-type="float" office:value="0.1290793" calcext:value-type="float">
            <text:p>0.1290793</text:p>
          </table:table-cell>
          <table:table-cell office:value-type="float" office:value="0.1340671" calcext:value-type="float">
            <text:p>0.1340671</text:p>
          </table:table-cell>
          <table:table-cell office:value-type="float" office:value="0" calcext:value-type="float">
            <text:p>0</text:p>
          </table:table-cell>
          <table:table-cell office:value-type="float" office:value="26.51325" calcext:value-type="float">
            <text:p>26.51325</text:p>
          </table:table-cell>
          <table:table-cell office:value-type="float" office:value="20.28924" calcext:value-type="float">
            <text:p>20.28924</text:p>
          </table:table-cell>
          <table:table-cell office:value-type="float" office:value="9.812115" calcext:value-type="float">
            <text:p>9.812115</text:p>
          </table:table-cell>
          <table:table-cell office:value-type="float" office:value="5.521868" calcext:value-type="float">
            <text:p>5.521868</text:p>
          </table:table-cell>
          <table:table-cell office:value-type="float" office:value="4.085173" calcext:value-type="float">
            <text:p>4.085173</text:p>
          </table:table-cell>
          <table:table-cell office:value-type="float" office:value="1.81707" calcext:value-type="float">
            <text:p>1.81707</text:p>
          </table:table-cell>
          <table:table-cell office:value-type="float" office:value="1.536356" calcext:value-type="float">
            <text:p>1.536356</text:p>
          </table:table-cell>
          <table:table-cell office:value-type="float" office:value="3.559991" calcext:value-type="float">
            <text:p>3.559991</text:p>
          </table:table-cell>
          <table:table-cell office:value-type="float" office:value="5.669611" calcext:value-type="float">
            <text:p>5.669611</text:p>
          </table:table-cell>
          <table:table-cell office:value-type="float" office:value="5.770974" calcext:value-type="float">
            <text:p>5.770974</text:p>
          </table:table-cell>
          <table:table-cell office:value-type="float" office:value="6.065856" calcext:value-type="float">
            <text:p>6.065856</text:p>
          </table:table-cell>
          <table:table-cell office:value-type="float" office:value="6.255089" calcext:value-type="float">
            <text:p>6.255089</text:p>
          </table:table-cell>
          <table:table-cell office:value-type="float" office:value="6.566047" calcext:value-type="float">
            <text:p>6.566047</text:p>
          </table:table-cell>
          <table:table-cell office:value-type="float" office:value="7.046021" calcext:value-type="float">
            <text:p>7.046021</text:p>
          </table:table-cell>
          <table:table-cell office:value-type="float" office:value="0" calcext:value-type="float">
            <text:p>0</text:p>
          </table:table-cell>
          <table:table-cell office:value-type="float" office:value="0.009055824" calcext:value-type="float">
            <text:p>0.0090558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8072002" calcext:value-type="float">
            <text:p>28072002</text:p>
          </table:table-cell>
          <table:table-cell office:value-type="float" office:value="1.001354" calcext:value-type="float">
            <text:p>1.001354</text:p>
          </table:table-cell>
          <table:table-cell office:value-type="float" office:value="136.4146" calcext:value-type="float">
            <text:p>136.4146</text:p>
          </table:table-cell>
          <table:table-cell office:value-type="float" office:value="0" calcext:value-type="float">
            <text:p>0</text:p>
          </table:table-cell>
          <table:table-cell office:value-type="float" office:value="-1.791976" calcext:value-type="float">
            <text:p>-1.791976</text:p>
          </table:table-cell>
          <table:table-cell office:value-type="float" office:value="23.52823" calcext:value-type="float">
            <text:p>23.52823</text:p>
          </table:table-cell>
          <table:table-cell office:value-type="float" office:value="0.00003514408" calcext:value-type="float">
            <text:p>3.514408E-05</text:p>
          </table:table-cell>
          <table:table-cell office:value-type="float" office:value="0.000003011881" calcext:value-type="float">
            <text:p>3.011881E-06</text:p>
          </table:table-cell>
          <table:table-cell office:value-type="float" office:value="0.0001339922" calcext:value-type="float">
            <text:p>0.0001339922</text:p>
          </table:table-cell>
          <table:table-cell office:value-type="float" office:value="-0.0008675891" calcext:value-type="float">
            <text:p>-0.0008675891</text:p>
          </table:table-cell>
          <table:table-cell office:value-type="float" office:value="1180.188" calcext:value-type="float">
            <text:p>1180.188</text:p>
          </table:table-cell>
          <table:table-cell office:value-type="float" office:value="1.196889" calcext:value-type="float">
            <text:p>1.196889</text:p>
          </table:table-cell>
          <table:table-cell office:value-type="float" office:value="0" calcext:value-type="float">
            <text:p>0</text:p>
          </table:table-cell>
          <table:table-cell office:value-type="float" office:value="0.03993912" calcext:value-type="float">
            <text:p>0.03993912</text:p>
          </table:table-cell>
          <table:table-cell office:value-type="float" office:value="0.02107519" calcext:value-type="float">
            <text:p>0.02107519</text:p>
          </table:table-cell>
          <table:table-cell office:value-type="float" office:value="0.01052712" calcext:value-type="float">
            <text:p>0.01052712</text:p>
          </table:table-cell>
          <table:table-cell office:value-type="float" office:value="0.008150423" calcext:value-type="float">
            <text:p>0.008150423</text:p>
          </table:table-cell>
          <table:table-cell office:value-type="float" office:value="0.007704274" calcext:value-type="float">
            <text:p>0.007704274</text:p>
          </table:table-cell>
          <table:table-cell office:value-type="float" office:value="0.005183313" calcext:value-type="float">
            <text:p>0.005183313</text:p>
          </table:table-cell>
          <table:table-cell office:value-type="float" office:value="0.008661446" calcext:value-type="float">
            <text:p>0.008661446</text:p>
          </table:table-cell>
          <table:table-cell office:value-type="float" office:value="0.02019429" calcext:value-type="float">
            <text:p>0.02019429</text:p>
          </table:table-cell>
          <table:table-cell office:value-type="float" office:value="0.05795045" calcext:value-type="float">
            <text:p>0.05795045</text:p>
          </table:table-cell>
          <table:table-cell office:value-type="float" office:value="0.08104458" calcext:value-type="float">
            <text:p>0.08104458</text:p>
          </table:table-cell>
          <table:table-cell office:value-type="float" office:value="0.04485475" calcext:value-type="float">
            <text:p>0.04485475</text:p>
          </table:table-cell>
          <table:table-cell office:value-type="float" office:value="0.1105367" calcext:value-type="float">
            <text:p>0.1105367</text:p>
          </table:table-cell>
          <table:table-cell office:value-type="float" office:value="0.1291668" calcext:value-type="float">
            <text:p>0.1291668</text:p>
          </table:table-cell>
          <table:table-cell office:value-type="float" office:value="0.1341564" calcext:value-type="float">
            <text:p>0.1341564</text:p>
          </table:table-cell>
          <table:table-cell office:value-type="float" office:value="0" calcext:value-type="float">
            <text:p>0</text:p>
          </table:table-cell>
          <table:table-cell office:value-type="float" office:value="26.4582" calcext:value-type="float">
            <text:p>26.4582</text:p>
          </table:table-cell>
          <table:table-cell office:value-type="float" office:value="20.25351" calcext:value-type="float">
            <text:p>20.25351</text:p>
          </table:table-cell>
          <table:table-cell office:value-type="float" office:value="9.79662" calcext:value-type="float">
            <text:p>9.79662</text:p>
          </table:table-cell>
          <table:table-cell office:value-type="float" office:value="5.513807" calcext:value-type="float">
            <text:p>5.513807</text:p>
          </table:table-cell>
          <table:table-cell office:value-type="float" office:value="4.07954" calcext:value-type="float">
            <text:p>4.07954</text:p>
          </table:table-cell>
          <table:table-cell office:value-type="float" office:value="1.815538" calcext:value-type="float">
            <text:p>1.815538</text:p>
          </table:table-cell>
          <table:table-cell office:value-type="float" office:value="1.535022" calcext:value-type="float">
            <text:p>1.535022</text:p>
          </table:table-cell>
          <table:table-cell office:value-type="float" office:value="3.555443" calcext:value-type="float">
            <text:p>3.555443</text:p>
          </table:table-cell>
          <table:table-cell office:value-type="float" office:value="5.664772" calcext:value-type="float">
            <text:p>5.664772</text:p>
          </table:table-cell>
          <table:table-cell office:value-type="float" office:value="5.770338" calcext:value-type="float">
            <text:p>5.770338</text:p>
          </table:table-cell>
          <table:table-cell office:value-type="float" office:value="6.054828" calcext:value-type="float">
            <text:p>6.054828</text:p>
          </table:table-cell>
          <table:table-cell office:value-type="float" office:value="6.259914" calcext:value-type="float">
            <text:p>6.259914</text:p>
          </table:table-cell>
          <table:table-cell office:value-type="float" office:value="6.574187" calcext:value-type="float">
            <text:p>6.574187</text:p>
          </table:table-cell>
          <table:table-cell office:value-type="float" office:value="7.054332" calcext:value-type="float">
            <text:p>7.054332</text:p>
          </table:table-cell>
          <table:table-cell office:value-type="float" office:value="0" calcext:value-type="float">
            <text:p>0</text:p>
          </table:table-cell>
          <table:table-cell office:value-type="float" office:value="0.3728728" calcext:value-type="float">
            <text:p>0.37287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9072002" calcext:value-type="float">
            <text:p>29072002</text:p>
          </table:table-cell>
          <table:table-cell office:value-type="float" office:value="0.9895939" calcext:value-type="float">
            <text:p>0.9895939</text:p>
          </table:table-cell>
          <table:table-cell office:value-type="float" office:value="136.4103" calcext:value-type="float">
            <text:p>136.4103</text:p>
          </table:table-cell>
          <table:table-cell office:value-type="float" office:value="0" calcext:value-type="float">
            <text:p>0</text:p>
          </table:table-cell>
          <table:table-cell office:value-type="float" office:value="-1.83167" calcext:value-type="float">
            <text:p>-1.83167</text:p>
          </table:table-cell>
          <table:table-cell office:value-type="float" office:value="23.52936" calcext:value-type="float">
            <text:p>23.52936</text:p>
          </table:table-cell>
          <table:table-cell office:value-type="float" office:value="0.00003514408" calcext:value-type="float">
            <text:p>3.514408E-05</text:p>
          </table:table-cell>
          <table:table-cell office:value-type="float" office:value="0.000003011881" calcext:value-type="float">
            <text:p>3.011881E-06</text:p>
          </table:table-cell>
          <table:table-cell office:value-type="float" office:value="0.0001339922" calcext:value-type="float">
            <text:p>0.0001339922</text:p>
          </table:table-cell>
          <table:table-cell office:value-type="float" office:value="-0.0008675891" calcext:value-type="float">
            <text:p>-0.0008675891</text:p>
          </table:table-cell>
          <table:table-cell office:value-type="float" office:value="1180.154" calcext:value-type="float">
            <text:p>1180.154</text:p>
          </table:table-cell>
          <table:table-cell office:value-type="float" office:value="1.177091" calcext:value-type="float">
            <text:p>1.177091</text:p>
          </table:table-cell>
          <table:table-cell office:value-type="float" office:value="0" calcext:value-type="float">
            <text:p>0</text:p>
          </table:table-cell>
          <table:table-cell office:value-type="float" office:value="0.765548" calcext:value-type="float">
            <text:p>0.765548</text:p>
          </table:table-cell>
          <table:table-cell office:value-type="float" office:value="0.04948693" calcext:value-type="float">
            <text:p>0.04948693</text:p>
          </table:table-cell>
          <table:table-cell office:value-type="float" office:value="0.01162912" calcext:value-type="float">
            <text:p>0.01162912</text:p>
          </table:table-cell>
          <table:table-cell office:value-type="float" office:value="0.008829154" calcext:value-type="float">
            <text:p>0.008829154</text:p>
          </table:table-cell>
          <table:table-cell office:value-type="float" office:value="0.008262035" calcext:value-type="float">
            <text:p>0.008262035</text:p>
          </table:table-cell>
          <table:table-cell office:value-type="float" office:value="0.005328785" calcext:value-type="float">
            <text:p>0.005328785</text:p>
          </table:table-cell>
          <table:table-cell office:value-type="float" office:value="0.008785923" calcext:value-type="float">
            <text:p>0.008785923</text:p>
          </table:table-cell>
          <table:table-cell office:value-type="float" office:value="0.02019587" calcext:value-type="float">
            <text:p>0.02019587</text:p>
          </table:table-cell>
          <table:table-cell office:value-type="float" office:value="0.05840026" calcext:value-type="float">
            <text:p>0.05840026</text:p>
          </table:table-cell>
          <table:table-cell office:value-type="float" office:value="0.08121151" calcext:value-type="float">
            <text:p>0.08121151</text:p>
          </table:table-cell>
          <table:table-cell office:value-type="float" office:value="0.06955349" calcext:value-type="float">
            <text:p>0.06955349</text:p>
          </table:table-cell>
          <table:table-cell office:value-type="float" office:value="0.1039786" calcext:value-type="float">
            <text:p>0.1039786</text:p>
          </table:table-cell>
          <table:table-cell office:value-type="float" office:value="0.1292534" calcext:value-type="float">
            <text:p>0.1292534</text:p>
          </table:table-cell>
          <table:table-cell office:value-type="float" office:value="0.1342457" calcext:value-type="float">
            <text:p>0.1342457</text:p>
          </table:table-cell>
          <table:table-cell office:value-type="float" office:value="0" calcext:value-type="float">
            <text:p>0</text:p>
          </table:table-cell>
          <table:table-cell office:value-type="float" office:value="26.47448" calcext:value-type="float">
            <text:p>26.47448</text:p>
          </table:table-cell>
          <table:table-cell office:value-type="float" office:value="20.21922" calcext:value-type="float">
            <text:p>20.21922</text:p>
          </table:table-cell>
          <table:table-cell office:value-type="float" office:value="9.781385" calcext:value-type="float">
            <text:p>9.781385</text:p>
          </table:table-cell>
          <table:table-cell office:value-type="float" office:value="5.505826" calcext:value-type="float">
            <text:p>5.505826</text:p>
          </table:table-cell>
          <table:table-cell office:value-type="float" office:value="4.073967" calcext:value-type="float">
            <text:p>4.073967</text:p>
          </table:table-cell>
          <table:table-cell office:value-type="float" office:value="1.814014" calcext:value-type="float">
            <text:p>1.814014</text:p>
          </table:table-cell>
          <table:table-cell office:value-type="float" office:value="1.53371" calcext:value-type="float">
            <text:p>1.53371</text:p>
          </table:table-cell>
          <table:table-cell office:value-type="float" office:value="3.550926" calcext:value-type="float">
            <text:p>3.550926</text:p>
          </table:table-cell>
          <table:table-cell office:value-type="float" office:value="5.659977" calcext:value-type="float">
            <text:p>5.659977</text:p>
          </table:table-cell>
          <table:table-cell office:value-type="float" office:value="5.769558" calcext:value-type="float">
            <text:p>5.769558</text:p>
          </table:table-cell>
          <table:table-cell office:value-type="float" office:value="6.04726" calcext:value-type="float">
            <text:p>6.04726</text:p>
          </table:table-cell>
          <table:table-cell office:value-type="float" office:value="6.263456" calcext:value-type="float">
            <text:p>6.263456</text:p>
          </table:table-cell>
          <table:table-cell office:value-type="float" office:value="6.582293" calcext:value-type="float">
            <text:p>6.582293</text:p>
          </table:table-cell>
          <table:table-cell office:value-type="float" office:value="7.062651" calcext:value-type="float">
            <text:p>7.062651</text:p>
          </table:table-cell>
          <table:table-cell office:value-type="float" office:value="0" calcext:value-type="float">
            <text:p>0</text:p>
          </table:table-cell>
          <table:table-cell office:value-type="float" office:value="28.11974" calcext:value-type="float">
            <text:p>28.119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30072002" calcext:value-type="float">
            <text:p>30072002</text:p>
          </table:table-cell>
          <table:table-cell office:value-type="float" office:value="0.9820253" calcext:value-type="float">
            <text:p>0.9820253</text:p>
          </table:table-cell>
          <table:table-cell office:value-type="float" office:value="136.4044" calcext:value-type="float">
            <text:p>136.4044</text:p>
          </table:table-cell>
          <table:table-cell office:value-type="float" office:value="0" calcext:value-type="float">
            <text:p>0</text:p>
          </table:table-cell>
          <table:table-cell office:value-type="float" office:value="-1.872138" calcext:value-type="float">
            <text:p>-1.872138</text:p>
          </table:table-cell>
          <table:table-cell office:value-type="float" office:value="23.53217" calcext:value-type="float">
            <text:p>23.53217</text:p>
          </table:table-cell>
          <table:table-cell office:value-type="float" office:value="0.00003514408" calcext:value-type="float">
            <text:p>3.514408E-05</text:p>
          </table:table-cell>
          <table:table-cell office:value-type="float" office:value="0.000003011881" calcext:value-type="float">
            <text:p>3.011881E-06</text:p>
          </table:table-cell>
          <table:table-cell office:value-type="float" office:value="0.0001339922" calcext:value-type="float">
            <text:p>0.0001339922</text:p>
          </table:table-cell>
          <table:table-cell office:value-type="float" office:value="-0.0008675891" calcext:value-type="float">
            <text:p>-0.0008675891</text:p>
          </table:table-cell>
          <table:table-cell office:value-type="float" office:value="1180.123" calcext:value-type="float">
            <text:p>1180.123</text:p>
          </table:table-cell>
          <table:table-cell office:value-type="float" office:value="1.163705" calcext:value-type="float">
            <text:p>1.163705</text:p>
          </table:table-cell>
          <table:table-cell office:value-type="float" office:value="0" calcext:value-type="float">
            <text:p>0</text:p>
          </table:table-cell>
          <table:table-cell office:value-type="float" office:value="0.8487911" calcext:value-type="float">
            <text:p>0.8487911</text:p>
          </table:table-cell>
          <table:table-cell office:value-type="float" office:value="0.05119078" calcext:value-type="float">
            <text:p>0.05119078</text:p>
          </table:table-cell>
          <table:table-cell office:value-type="float" office:value="0.01157899" calcext:value-type="float">
            <text:p>0.01157899</text:p>
          </table:table-cell>
          <table:table-cell office:value-type="float" office:value="0.008792751" calcext:value-type="float">
            <text:p>0.008792751</text:p>
          </table:table-cell>
          <table:table-cell office:value-type="float" office:value="0.008239117" calcext:value-type="float">
            <text:p>0.008239117</text:p>
          </table:table-cell>
          <table:table-cell office:value-type="float" office:value="0.005366355" calcext:value-type="float">
            <text:p>0.005366355</text:p>
          </table:table-cell>
          <table:table-cell office:value-type="float" office:value="0.00889788" calcext:value-type="float">
            <text:p>0.00889788</text:p>
          </table:table-cell>
          <table:table-cell office:value-type="float" office:value="0.02018148" calcext:value-type="float">
            <text:p>0.02018148</text:p>
          </table:table-cell>
          <table:table-cell office:value-type="float" office:value="0.05894398" calcext:value-type="float">
            <text:p>0.05894398</text:p>
          </table:table-cell>
          <table:table-cell office:value-type="float" office:value="0.08175402" calcext:value-type="float">
            <text:p>0.08175402</text:p>
          </table:table-cell>
          <table:table-cell office:value-type="float" office:value="0.08340423" calcext:value-type="float">
            <text:p>0.08340423</text:p>
          </table:table-cell>
          <table:table-cell office:value-type="float" office:value="0.09572724" calcext:value-type="float">
            <text:p>0.09572724</text:p>
          </table:table-cell>
          <table:table-cell office:value-type="float" office:value="0.1293382" calcext:value-type="float">
            <text:p>0.1293382</text:p>
          </table:table-cell>
          <table:table-cell office:value-type="float" office:value="0.134335" calcext:value-type="float">
            <text:p>0.134335</text:p>
          </table:table-cell>
          <table:table-cell office:value-type="float" office:value="0" calcext:value-type="float">
            <text:p>0</text:p>
          </table:table-cell>
          <table:table-cell office:value-type="float" office:value="26.55683" calcext:value-type="float">
            <text:p>26.55683</text:p>
          </table:table-cell>
          <table:table-cell office:value-type="float" office:value="20.18528" calcext:value-type="float">
            <text:p>20.18528</text:p>
          </table:table-cell>
          <table:table-cell office:value-type="float" office:value="9.766407" calcext:value-type="float">
            <text:p>9.766407</text:p>
          </table:table-cell>
          <table:table-cell office:value-type="float" office:value="5.498021" calcext:value-type="float">
            <text:p>5.498021</text:p>
          </table:table-cell>
          <table:table-cell office:value-type="float" office:value="4.068547" calcext:value-type="float">
            <text:p>4.068547</text:p>
          </table:table-cell>
          <table:table-cell office:value-type="float" office:value="1.812536" calcext:value-type="float">
            <text:p>1.812536</text:p>
          </table:table-cell>
          <table:table-cell office:value-type="float" office:value="1.532431" calcext:value-type="float">
            <text:p>1.532431</text:p>
          </table:table-cell>
          <table:table-cell office:value-type="float" office:value="3.546462" calcext:value-type="float">
            <text:p>3.546462</text:p>
          </table:table-cell>
          <table:table-cell office:value-type="float" office:value="5.655297" calcext:value-type="float">
            <text:p>5.655297</text:p>
          </table:table-cell>
          <table:table-cell office:value-type="float" office:value="5.76881" calcext:value-type="float">
            <text:p>5.76881</text:p>
          </table:table-cell>
          <table:table-cell office:value-type="float" office:value="6.044744" calcext:value-type="float">
            <text:p>6.044744</text:p>
          </table:table-cell>
          <table:table-cell office:value-type="float" office:value="6.265064" calcext:value-type="float">
            <text:p>6.265064</text:p>
          </table:table-cell>
          <table:table-cell office:value-type="float" office:value="6.590395" calcext:value-type="float">
            <text:p>6.590395</text:p>
          </table:table-cell>
          <table:table-cell office:value-type="float" office:value="7.070978" calcext:value-type="float">
            <text:p>7.070978</text:p>
          </table:table-cell>
          <table:table-cell office:value-type="float" office:value="0" calcext:value-type="float">
            <text:p>0</text:p>
          </table:table-cell>
          <table:table-cell office:value-type="float" office:value="27.95554" calcext:value-type="float">
            <text:p>27.955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31072002" calcext:value-type="float">
            <text:p>31072002</text:p>
          </table:table-cell>
          <table:table-cell office:value-type="float" office:value="0.9763601" calcext:value-type="float">
            <text:p>0.9763601</text:p>
          </table:table-cell>
          <table:table-cell office:value-type="float" office:value="136.3981" calcext:value-type="float">
            <text:p>136.3981</text:p>
          </table:table-cell>
          <table:table-cell office:value-type="float" office:value="0" calcext:value-type="float">
            <text:p>0</text:p>
          </table:table-cell>
          <table:table-cell office:value-type="float" office:value="-1.910899" calcext:value-type="float">
            <text:p>-1.910899</text:p>
          </table:table-cell>
          <table:table-cell office:value-type="float" office:value="23.53519" calcext:value-type="float">
            <text:p>23.53519</text:p>
          </table:table-cell>
          <table:table-cell office:value-type="float" office:value="0.00003514408" calcext:value-type="float">
            <text:p>3.514408E-05</text:p>
          </table:table-cell>
          <table:table-cell office:value-type="float" office:value="0.000003011881" calcext:value-type="float">
            <text:p>3.011881E-06</text:p>
          </table:table-cell>
          <table:table-cell office:value-type="float" office:value="0.0001339922" calcext:value-type="float">
            <text:p>0.0001339922</text:p>
          </table:table-cell>
          <table:table-cell office:value-type="float" office:value="-0.0008675891" calcext:value-type="float">
            <text:p>-0.0008675891</text:p>
          </table:table-cell>
          <table:table-cell office:value-type="float" office:value="1180.093" calcext:value-type="float">
            <text:p>1180.093</text:p>
          </table:table-cell>
          <table:table-cell office:value-type="float" office:value="1.149055" calcext:value-type="float">
            <text:p>1.149055</text:p>
          </table:table-cell>
          <table:table-cell office:value-type="float" office:value="0" calcext:value-type="float">
            <text:p>0</text:p>
          </table:table-cell>
          <table:table-cell office:value-type="float" office:value="0.9939247" calcext:value-type="float">
            <text:p>0.9939247</text:p>
          </table:table-cell>
          <table:table-cell office:value-type="float" office:value="0.05753234" calcext:value-type="float">
            <text:p>0.05753234</text:p>
          </table:table-cell>
          <table:table-cell office:value-type="float" office:value="0.01252458" calcext:value-type="float">
            <text:p>0.01252458</text:p>
          </table:table-cell>
          <table:table-cell office:value-type="float" office:value="0.009532862" calcext:value-type="float">
            <text:p>0.009532862</text:p>
          </table:table-cell>
          <table:table-cell office:value-type="float" office:value="0.008966951" calcext:value-type="float">
            <text:p>0.008966951</text:p>
          </table:table-cell>
          <table:table-cell office:value-type="float" office:value="0.005611758" calcext:value-type="float">
            <text:p>0.005611758</text:p>
          </table:table-cell>
          <table:table-cell office:value-type="float" office:value="0.009108048" calcext:value-type="float">
            <text:p>0.009108048</text:p>
          </table:table-cell>
          <table:table-cell office:value-type="float" office:value="0.0201615" calcext:value-type="float">
            <text:p>0.0201615</text:p>
          </table:table-cell>
          <table:table-cell office:value-type="float" office:value="0.05953338" calcext:value-type="float">
            <text:p>0.05953338</text:p>
          </table:table-cell>
          <table:table-cell office:value-type="float" office:value="0.08299772" calcext:value-type="float">
            <text:p>0.08299772</text:p>
          </table:table-cell>
          <table:table-cell office:value-type="float" office:value="0.08742584" calcext:value-type="float">
            <text:p>0.08742584</text:p>
          </table:table-cell>
          <table:table-cell office:value-type="float" office:value="0.09005766" calcext:value-type="float">
            <text:p>0.09005766</text:p>
          </table:table-cell>
          <table:table-cell office:value-type="float" office:value="0.1294222" calcext:value-type="float">
            <text:p>0.1294222</text:p>
          </table:table-cell>
          <table:table-cell office:value-type="float" office:value="0.1344244" calcext:value-type="float">
            <text:p>0.1344244</text:p>
          </table:table-cell>
          <table:table-cell office:value-type="float" office:value="0" calcext:value-type="float">
            <text:p>0</text:p>
          </table:table-cell>
          <table:table-cell office:value-type="float" office:value="26.65" calcext:value-type="float">
            <text:p>26.65</text:p>
          </table:table-cell>
          <table:table-cell office:value-type="float" office:value="20.15181" calcext:value-type="float">
            <text:p>20.15181</text:p>
          </table:table-cell>
          <table:table-cell office:value-type="float" office:value="9.751692" calcext:value-type="float">
            <text:p>9.751692</text:p>
          </table:table-cell>
          <table:table-cell office:value-type="float" office:value="5.490363" calcext:value-type="float">
            <text:p>5.490363</text:p>
          </table:table-cell>
          <table:table-cell office:value-type="float" office:value="4.06325" calcext:value-type="float">
            <text:p>4.06325</text:p>
          </table:table-cell>
          <table:table-cell office:value-type="float" office:value="1.811092" calcext:value-type="float">
            <text:p>1.811092</text:p>
          </table:table-cell>
          <table:table-cell office:value-type="float" office:value="1.531186" calcext:value-type="float">
            <text:p>1.531186</text:p>
          </table:table-cell>
          <table:table-cell office:value-type="float" office:value="3.542066" calcext:value-type="float">
            <text:p>3.542066</text:p>
          </table:table-cell>
          <table:table-cell office:value-type="float" office:value="5.650812" calcext:value-type="float">
            <text:p>5.650812</text:p>
          </table:table-cell>
          <table:table-cell office:value-type="float" office:value="5.768347" calcext:value-type="float">
            <text:p>5.768347</text:p>
          </table:table-cell>
          <table:table-cell office:value-type="float" office:value="6.044072" calcext:value-type="float">
            <text:p>6.044072</text:p>
          </table:table-cell>
          <table:table-cell office:value-type="float" office:value="6.265008" calcext:value-type="float">
            <text:p>6.265008</text:p>
          </table:table-cell>
          <table:table-cell office:value-type="float" office:value="6.598466" calcext:value-type="float">
            <text:p>6.598466</text:p>
          </table:table-cell>
          <table:table-cell office:value-type="float" office:value="7.079314" calcext:value-type="float">
            <text:p>7.079314</text:p>
          </table:table-cell>
          <table:table-cell office:value-type="float" office:value="0" calcext:value-type="float">
            <text:p>0</text:p>
          </table:table-cell>
          <table:table-cell office:value-type="float" office:value="28.1843" calcext:value-type="float">
            <text:p>28.18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082002" calcext:value-type="float">
            <text:p>1082002</text:p>
          </table:table-cell>
          <table:table-cell office:value-type="float" office:value="0.9723119" calcext:value-type="float">
            <text:p>0.9723119</text:p>
          </table:table-cell>
          <table:table-cell office:value-type="float" office:value="136.3912" calcext:value-type="float">
            <text:p>136.3912</text:p>
          </table:table-cell>
          <table:table-cell office:value-type="float" office:value="0" calcext:value-type="float">
            <text:p>0</text:p>
          </table:table-cell>
          <table:table-cell office:value-type="float" office:value="-1.952803" calcext:value-type="float">
            <text:p>-1.952803</text:p>
          </table:table-cell>
          <table:table-cell office:value-type="float" office:value="23.53776" calcext:value-type="float">
            <text:p>23.53776</text:p>
          </table:table-cell>
          <table:table-cell office:value-type="float" office:value="0.00003514408" calcext:value-type="float">
            <text:p>3.514408E-05</text:p>
          </table:table-cell>
          <table:table-cell office:value-type="float" office:value="0.000003011881" calcext:value-type="float">
            <text:p>3.011881E-06</text:p>
          </table:table-cell>
          <table:table-cell office:value-type="float" office:value="0.0001339922" calcext:value-type="float">
            <text:p>0.0001339922</text:p>
          </table:table-cell>
          <table:table-cell office:value-type="float" office:value="-0.0008675891" calcext:value-type="float">
            <text:p>-0.0008675891</text:p>
          </table:table-cell>
          <table:table-cell office:value-type="float" office:value="1180.062" calcext:value-type="float">
            <text:p>1180.062</text:p>
          </table:table-cell>
          <table:table-cell office:value-type="float" office:value="1.141245" calcext:value-type="float">
            <text:p>1.141245</text:p>
          </table:table-cell>
          <table:table-cell office:value-type="float" office:value="0" calcext:value-type="float">
            <text:p>0</text:p>
          </table:table-cell>
          <table:table-cell office:value-type="float" office:value="0.7532752" calcext:value-type="float">
            <text:p>0.7532752</text:p>
          </table:table-cell>
          <table:table-cell office:value-type="float" office:value="0.04732689" calcext:value-type="float">
            <text:p>0.04732689</text:p>
          </table:table-cell>
          <table:table-cell office:value-type="float" office:value="0.01107678" calcext:value-type="float">
            <text:p>0.01107678</text:p>
          </table:table-cell>
          <table:table-cell office:value-type="float" office:value="0.008706664" calcext:value-type="float">
            <text:p>0.008706664</text:p>
          </table:table-cell>
          <table:table-cell office:value-type="float" office:value="0.008325993" calcext:value-type="float">
            <text:p>0.008325993</text:p>
          </table:table-cell>
          <table:table-cell office:value-type="float" office:value="0.005497919" calcext:value-type="float">
            <text:p>0.005497919</text:p>
          </table:table-cell>
          <table:table-cell office:value-type="float" office:value="0.009170354" calcext:value-type="float">
            <text:p>0.009170354</text:p>
          </table:table-cell>
          <table:table-cell office:value-type="float" office:value="0.01999336" calcext:value-type="float">
            <text:p>0.01999336</text:p>
          </table:table-cell>
          <table:table-cell office:value-type="float" office:value="0.05920444" calcext:value-type="float">
            <text:p>0.05920444</text:p>
          </table:table-cell>
          <table:table-cell office:value-type="float" office:value="0.08266766" calcext:value-type="float">
            <text:p>0.08266766</text:p>
          </table:table-cell>
          <table:table-cell office:value-type="float" office:value="0.08800487" calcext:value-type="float">
            <text:p>0.08800487</text:p>
          </table:table-cell>
          <table:table-cell office:value-type="float" office:value="0.08625577" calcext:value-type="float">
            <text:p>0.08625577</text:p>
          </table:table-cell>
          <table:table-cell office:value-type="float" office:value="0.1295063" calcext:value-type="float">
            <text:p>0.1295063</text:p>
          </table:table-cell>
          <table:table-cell office:value-type="float" office:value="0.1345137" calcext:value-type="float">
            <text:p>0.1345137</text:p>
          </table:table-cell>
          <table:table-cell office:value-type="float" office:value="0" calcext:value-type="float">
            <text:p>0</text:p>
          </table:table-cell>
          <table:table-cell office:value-type="float" office:value="26.73717" calcext:value-type="float">
            <text:p>26.73717</text:p>
          </table:table-cell>
          <table:table-cell office:value-type="float" office:value="20.11826" calcext:value-type="float">
            <text:p>20.11826</text:p>
          </table:table-cell>
          <table:table-cell office:value-type="float" office:value="9.73702" calcext:value-type="float">
            <text:p>9.73702</text:p>
          </table:table-cell>
          <table:table-cell office:value-type="float" office:value="5.482777" calcext:value-type="float">
            <text:p>5.482777</text:p>
          </table:table-cell>
          <table:table-cell office:value-type="float" office:value="4.058026" calcext:value-type="float">
            <text:p>4.058026</text:p>
          </table:table-cell>
          <table:table-cell office:value-type="float" office:value="1.809686" calcext:value-type="float">
            <text:p>1.809686</text:p>
          </table:table-cell>
          <table:table-cell office:value-type="float" office:value="1.529978" calcext:value-type="float">
            <text:p>1.529978</text:p>
          </table:table-cell>
          <table:table-cell office:value-type="float" office:value="3.537704" calcext:value-type="float">
            <text:p>3.537704</text:p>
          </table:table-cell>
          <table:table-cell office:value-type="float" office:value="5.646376" calcext:value-type="float">
            <text:p>5.646376</text:p>
          </table:table-cell>
          <table:table-cell office:value-type="float" office:value="5.767954" calcext:value-type="float">
            <text:p>5.767954</text:p>
          </table:table-cell>
          <table:table-cell office:value-type="float" office:value="6.043821" calcext:value-type="float">
            <text:p>6.043821</text:p>
          </table:table-cell>
          <table:table-cell office:value-type="float" office:value="6.263871" calcext:value-type="float">
            <text:p>6.263871</text:p>
          </table:table-cell>
          <table:table-cell office:value-type="float" office:value="6.606529" calcext:value-type="float">
            <text:p>6.606529</text:p>
          </table:table-cell>
          <table:table-cell office:value-type="float" office:value="7.087641" calcext:value-type="float">
            <text:p>7.087641</text:p>
          </table:table-cell>
          <table:table-cell office:value-type="float" office:value="0" calcext:value-type="float">
            <text:p>0</text:p>
          </table:table-cell>
          <table:table-cell office:value-type="float" office:value="18.25793" calcext:value-type="float">
            <text:p>18.257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082002" calcext:value-type="float">
            <text:p>2082002</text:p>
          </table:table-cell>
          <table:table-cell office:value-type="float" office:value="0.9697869" calcext:value-type="float">
            <text:p>0.9697869</text:p>
          </table:table-cell>
          <table:table-cell office:value-type="float" office:value="136.3847" calcext:value-type="float">
            <text:p>136.3847</text:p>
          </table:table-cell>
          <table:table-cell office:value-type="float" office:value="0" calcext:value-type="float">
            <text:p>0</text:p>
          </table:table-cell>
          <table:table-cell office:value-type="float" office:value="-1.995638" calcext:value-type="float">
            <text:p>-1.995638</text:p>
          </table:table-cell>
          <table:table-cell office:value-type="float" office:value="23.53904" calcext:value-type="float">
            <text:p>23.53904</text:p>
          </table:table-cell>
          <table:table-cell office:value-type="float" office:value="0.00003514408" calcext:value-type="float">
            <text:p>3.514408E-05</text:p>
          </table:table-cell>
          <table:table-cell office:value-type="float" office:value="0.000003011881" calcext:value-type="float">
            <text:p>3.011881E-06</text:p>
          </table:table-cell>
          <table:table-cell office:value-type="float" office:value="0.0001339922" calcext:value-type="float">
            <text:p>0.0001339922</text:p>
          </table:table-cell>
          <table:table-cell office:value-type="float" office:value="-0.0008675891" calcext:value-type="float">
            <text:p>-0.0008675891</text:p>
          </table:table-cell>
          <table:table-cell office:value-type="float" office:value="1180.028" calcext:value-type="float">
            <text:p>1180.028</text:p>
          </table:table-cell>
          <table:table-cell office:value-type="float" office:value="1.135989" calcext:value-type="float">
            <text:p>1.135989</text:p>
          </table:table-cell>
          <table:table-cell office:value-type="float" office:value="0" calcext:value-type="float">
            <text:p>0</text:p>
          </table:table-cell>
          <table:table-cell office:value-type="float" office:value="0.5239853" calcext:value-type="float">
            <text:p>0.5239853</text:p>
          </table:table-cell>
          <table:table-cell office:value-type="float" office:value="0.03976429" calcext:value-type="float">
            <text:p>0.03976429</text:p>
          </table:table-cell>
          <table:table-cell office:value-type="float" office:value="0.0108272" calcext:value-type="float">
            <text:p>0.0108272</text:p>
          </table:table-cell>
          <table:table-cell office:value-type="float" office:value="0.008352065" calcext:value-type="float">
            <text:p>0.008352065</text:p>
          </table:table-cell>
          <table:table-cell office:value-type="float" office:value="0.007881073" calcext:value-type="float">
            <text:p>0.007881073</text:p>
          </table:table-cell>
          <table:table-cell office:value-type="float" office:value="0.005253396" calcext:value-type="float">
            <text:p>0.005253396</text:p>
          </table:table-cell>
          <table:table-cell office:value-type="float" office:value="0.009095071" calcext:value-type="float">
            <text:p>0.009095071</text:p>
          </table:table-cell>
          <table:table-cell office:value-type="float" office:value="0.01960401" calcext:value-type="float">
            <text:p>0.01960401</text:p>
          </table:table-cell>
          <table:table-cell office:value-type="float" office:value="0.05742555" calcext:value-type="float">
            <text:p>0.05742555</text:p>
          </table:table-cell>
          <table:table-cell office:value-type="float" office:value="0.07917253" calcext:value-type="float">
            <text:p>0.07917253</text:p>
          </table:table-cell>
          <table:table-cell office:value-type="float" office:value="0.08628865" calcext:value-type="float">
            <text:p>0.08628865</text:p>
          </table:table-cell>
          <table:table-cell office:value-type="float" office:value="0.08253732" calcext:value-type="float">
            <text:p>0.08253732</text:p>
          </table:table-cell>
          <table:table-cell office:value-type="float" office:value="0.1295902" calcext:value-type="float">
            <text:p>0.1295902</text:p>
          </table:table-cell>
          <table:table-cell office:value-type="float" office:value="0.1346029" calcext:value-type="float">
            <text:p>0.1346029</text:p>
          </table:table-cell>
          <table:table-cell office:value-type="float" office:value="0" calcext:value-type="float">
            <text:p>0</text:p>
          </table:table-cell>
          <table:table-cell office:value-type="float" office:value="26.79135" calcext:value-type="float">
            <text:p>26.79135</text:p>
          </table:table-cell>
          <table:table-cell office:value-type="float" office:value="20.08431" calcext:value-type="float">
            <text:p>20.08431</text:p>
          </table:table-cell>
          <table:table-cell office:value-type="float" office:value="9.722005" calcext:value-type="float">
            <text:p>9.722005</text:p>
          </table:table-cell>
          <table:table-cell office:value-type="float" office:value="5.474952" calcext:value-type="float">
            <text:p>5.474952</text:p>
          </table:table-cell>
          <table:table-cell office:value-type="float" office:value="4.052595" calcext:value-type="float">
            <text:p>4.052595</text:p>
          </table:table-cell>
          <table:table-cell office:value-type="float" office:value="1.808242" calcext:value-type="float">
            <text:p>1.808242</text:p>
          </table:table-cell>
          <table:table-cell office:value-type="float" office:value="1.528769" calcext:value-type="float">
            <text:p>1.528769</text:p>
          </table:table-cell>
          <table:table-cell office:value-type="float" office:value="3.533343" calcext:value-type="float">
            <text:p>3.533343</text:p>
          </table:table-cell>
          <table:table-cell office:value-type="float" office:value="5.641759" calcext:value-type="float">
            <text:p>5.641759</text:p>
          </table:table-cell>
          <table:table-cell office:value-type="float" office:value="5.767156" calcext:value-type="float">
            <text:p>5.767156</text:p>
          </table:table-cell>
          <table:table-cell office:value-type="float" office:value="6.043407" calcext:value-type="float">
            <text:p>6.043407</text:p>
          </table:table-cell>
          <table:table-cell office:value-type="float" office:value="6.26186" calcext:value-type="float">
            <text:p>6.26186</text:p>
          </table:table-cell>
          <table:table-cell office:value-type="float" office:value="6.614553" calcext:value-type="float">
            <text:p>6.614553</text:p>
          </table:table-cell>
          <table:table-cell office:value-type="float" office:value="7.09595" calcext:value-type="float">
            <text:p>7.09595</text:p>
          </table:table-cell>
          <table:table-cell office:value-type="float" office:value="0" calcext:value-type="float">
            <text:p>0</text:p>
          </table:table-cell>
          <table:table-cell office:value-type="float" office:value="12.01605" calcext:value-type="float">
            <text:p>12.016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3082002" calcext:value-type="float">
            <text:p>3082002</text:p>
          </table:table-cell>
          <table:table-cell office:value-type="float" office:value="0.968835" calcext:value-type="float">
            <text:p>0.968835</text:p>
          </table:table-cell>
          <table:table-cell office:value-type="float" office:value="136.378" calcext:value-type="float">
            <text:p>136.378</text:p>
          </table:table-cell>
          <table:table-cell office:value-type="float" office:value="0" calcext:value-type="float">
            <text:p>0</text:p>
          </table:table-cell>
          <table:table-cell office:value-type="float" office:value="-2.037679" calcext:value-type="float">
            <text:p>-2.037679</text:p>
          </table:table-cell>
          <table:table-cell office:value-type="float" office:value="23.53895" calcext:value-type="float">
            <text:p>23.53895</text:p>
          </table:table-cell>
          <table:table-cell office:value-type="float" office:value="0.00003514408" calcext:value-type="float">
            <text:p>3.514408E-05</text:p>
          </table:table-cell>
          <table:table-cell office:value-type="float" office:value="0.000003011881" calcext:value-type="float">
            <text:p>3.011881E-06</text:p>
          </table:table-cell>
          <table:table-cell office:value-type="float" office:value="0.0001339922" calcext:value-type="float">
            <text:p>0.0001339922</text:p>
          </table:table-cell>
          <table:table-cell office:value-type="float" office:value="-0.0008675891" calcext:value-type="float">
            <text:p>-0.0008675891</text:p>
          </table:table-cell>
          <table:table-cell office:value-type="float" office:value="1179.995" calcext:value-type="float">
            <text:p>1179.995</text:p>
          </table:table-cell>
          <table:table-cell office:value-type="float" office:value="1.128815" calcext:value-type="float">
            <text:p>1.128815</text:p>
          </table:table-cell>
          <table:table-cell office:value-type="float" office:value="0" calcext:value-type="float">
            <text:p>0</text:p>
          </table:table-cell>
          <table:table-cell office:value-type="float" office:value="0.5188833" calcext:value-type="float">
            <text:p>0.5188833</text:p>
          </table:table-cell>
          <table:table-cell office:value-type="float" office:value="0.04133495" calcext:value-type="float">
            <text:p>0.04133495</text:p>
          </table:table-cell>
          <table:table-cell office:value-type="float" office:value="0.01232003" calcext:value-type="float">
            <text:p>0.01232003</text:p>
          </table:table-cell>
          <table:table-cell office:value-type="float" office:value="0.009300656" calcext:value-type="float">
            <text:p>0.009300656</text:p>
          </table:table-cell>
          <table:table-cell office:value-type="float" office:value="0.008685593" calcext:value-type="float">
            <text:p>0.008685593</text:p>
          </table:table-cell>
          <table:table-cell office:value-type="float" office:value="0.005490795" calcext:value-type="float">
            <text:p>0.005490795</text:p>
          </table:table-cell>
          <table:table-cell office:value-type="float" office:value="0.009216832" calcext:value-type="float">
            <text:p>0.009216832</text:p>
          </table:table-cell>
          <table:table-cell office:value-type="float" office:value="0.01935238" calcext:value-type="float">
            <text:p>0.01935238</text:p>
          </table:table-cell>
          <table:table-cell office:value-type="float" office:value="0.05637939" calcext:value-type="float">
            <text:p>0.05637939</text:p>
          </table:table-cell>
          <table:table-cell office:value-type="float" office:value="0.07607162" calcext:value-type="float">
            <text:p>0.07607162</text:p>
          </table:table-cell>
          <table:table-cell office:value-type="float" office:value="0.08439422" calcext:value-type="float">
            <text:p>0.08439422</text:p>
          </table:table-cell>
          <table:table-cell office:value-type="float" office:value="0.07948429" calcext:value-type="float">
            <text:p>0.07948429</text:p>
          </table:table-cell>
          <table:table-cell office:value-type="float" office:value="0.129674" calcext:value-type="float">
            <text:p>0.129674</text:p>
          </table:table-cell>
          <table:table-cell office:value-type="float" office:value="0.1346917" calcext:value-type="float">
            <text:p>0.1346917</text:p>
          </table:table-cell>
          <table:table-cell office:value-type="float" office:value="0" calcext:value-type="float">
            <text:p>0</text:p>
          </table:table-cell>
          <table:table-cell office:value-type="float" office:value="26.83126" calcext:value-type="float">
            <text:p>26.83126</text:p>
          </table:table-cell>
          <table:table-cell office:value-type="float" office:value="20.05095" calcext:value-type="float">
            <text:p>20.05095</text:p>
          </table:table-cell>
          <table:table-cell office:value-type="float" office:value="9.707277" calcext:value-type="float">
            <text:p>9.707277</text:p>
          </table:table-cell>
          <table:table-cell office:value-type="float" office:value="5.467251" calcext:value-type="float">
            <text:p>5.467251</text:p>
          </table:table-cell>
          <table:table-cell office:value-type="float" office:value="4.04725" calcext:value-type="float">
            <text:p>4.04725</text:p>
          </table:table-cell>
          <table:table-cell office:value-type="float" office:value="1.806811" calcext:value-type="float">
            <text:p>1.806811</text:p>
          </table:table-cell>
          <table:table-cell office:value-type="float" office:value="1.527569" calcext:value-type="float">
            <text:p>1.527569</text:p>
          </table:table-cell>
          <table:table-cell office:value-type="float" office:value="3.528983" calcext:value-type="float">
            <text:p>3.528983</text:p>
          </table:table-cell>
          <table:table-cell office:value-type="float" office:value="5.636898" calcext:value-type="float">
            <text:p>5.636898</text:p>
          </table:table-cell>
          <table:table-cell office:value-type="float" office:value="5.765587" calcext:value-type="float">
            <text:p>5.765587</text:p>
          </table:table-cell>
          <table:table-cell office:value-type="float" office:value="6.042529" calcext:value-type="float">
            <text:p>6.042529</text:p>
          </table:table-cell>
          <table:table-cell office:value-type="float" office:value="6.259032" calcext:value-type="float">
            <text:p>6.259032</text:p>
          </table:table-cell>
          <table:table-cell office:value-type="float" office:value="6.622565" calcext:value-type="float">
            <text:p>6.622565</text:p>
          </table:table-cell>
          <table:table-cell office:value-type="float" office:value="7.1042" calcext:value-type="float">
            <text:p>7.1042</text:p>
          </table:table-cell>
          <table:table-cell office:value-type="float" office:value="0" calcext:value-type="float">
            <text:p>0</text:p>
          </table:table-cell>
          <table:table-cell office:value-type="float" office:value="11.62242" calcext:value-type="float">
            <text:p>11.622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4082002" calcext:value-type="float">
            <text:p>4082002</text:p>
          </table:table-cell>
          <table:table-cell office:value-type="float" office:value="0.9676048" calcext:value-type="float">
            <text:p>0.9676048</text:p>
          </table:table-cell>
          <table:table-cell office:value-type="float" office:value="136.374" calcext:value-type="float">
            <text:p>136.374</text:p>
          </table:table-cell>
          <table:table-cell office:value-type="float" office:value="0" calcext:value-type="float">
            <text:p>0</text:p>
          </table:table-cell>
          <table:table-cell office:value-type="float" office:value="-2.083883" calcext:value-type="float">
            <text:p>-2.083883</text:p>
          </table:table-cell>
          <table:table-cell office:value-type="float" office:value="23.53759" calcext:value-type="float">
            <text:p>23.53759</text:p>
          </table:table-cell>
          <table:table-cell office:value-type="float" office:value="0.00003514408" calcext:value-type="float">
            <text:p>3.514408E-05</text:p>
          </table:table-cell>
          <table:table-cell office:value-type="float" office:value="0.000003013897" calcext:value-type="float">
            <text:p>3.013897E-06</text:p>
          </table:table-cell>
          <table:table-cell office:value-type="float" office:value="0.0001339922" calcext:value-type="float">
            <text:p>0.0001339922</text:p>
          </table:table-cell>
          <table:table-cell office:value-type="float" office:value="-0.0008675846" calcext:value-type="float">
            <text:p>-0.0008675846</text:p>
          </table:table-cell>
          <table:table-cell office:value-type="float" office:value="1179.957" calcext:value-type="float">
            <text:p>1179.957</text:p>
          </table:table-cell>
          <table:table-cell office:value-type="float" office:value="1.139364" calcext:value-type="float">
            <text:p>1.139364</text:p>
          </table:table-cell>
          <table:table-cell office:value-type="float" office:value="0" calcext:value-type="float">
            <text:p>0</text:p>
          </table:table-cell>
          <table:table-cell office:value-type="float" office:value="0.01913923" calcext:value-type="float">
            <text:p>0.01913923</text:p>
          </table:table-cell>
          <table:table-cell office:value-type="float" office:value="0.02285287" calcext:value-type="float">
            <text:p>0.02285287</text:p>
          </table:table-cell>
          <table:table-cell office:value-type="float" office:value="0.01104066" calcext:value-type="float">
            <text:p>0.01104066</text:p>
          </table:table-cell>
          <table:table-cell office:value-type="float" office:value="0.008528627" calcext:value-type="float">
            <text:p>0.008528627</text:p>
          </table:table-cell>
          <table:table-cell office:value-type="float" office:value="0.0080341" calcext:value-type="float">
            <text:p>0.0080341</text:p>
          </table:table-cell>
          <table:table-cell office:value-type="float" office:value="0.005350237" calcext:value-type="float">
            <text:p>0.005350237</text:p>
          </table:table-cell>
          <table:table-cell office:value-type="float" office:value="0.009129772" calcext:value-type="float">
            <text:p>0.009129772</text:p>
          </table:table-cell>
          <table:table-cell office:value-type="float" office:value="0.01914514" calcext:value-type="float">
            <text:p>0.01914514</text:p>
          </table:table-cell>
          <table:table-cell office:value-type="float" office:value="0.05607313" calcext:value-type="float">
            <text:p>0.05607313</text:p>
          </table:table-cell>
          <table:table-cell office:value-type="float" office:value="0.07531715" calcext:value-type="float">
            <text:p>0.07531715</text:p>
          </table:table-cell>
          <table:table-cell office:value-type="float" office:value="0.08380786" calcext:value-type="float">
            <text:p>0.08380786</text:p>
          </table:table-cell>
          <table:table-cell office:value-type="float" office:value="0.07757543" calcext:value-type="float">
            <text:p>0.07757543</text:p>
          </table:table-cell>
          <table:table-cell office:value-type="float" office:value="0.1297582" calcext:value-type="float">
            <text:p>0.1297582</text:p>
          </table:table-cell>
          <table:table-cell office:value-type="float" office:value="0.1347806" calcext:value-type="float">
            <text:p>0.1347806</text:p>
          </table:table-cell>
          <table:table-cell office:value-type="float" office:value="0" calcext:value-type="float">
            <text:p>0</text:p>
          </table:table-cell>
          <table:table-cell office:value-type="float" office:value="26.81603" calcext:value-type="float">
            <text:p>26.81603</text:p>
          </table:table-cell>
          <table:table-cell office:value-type="float" office:value="20.01385" calcext:value-type="float">
            <text:p>20.01385</text:p>
          </table:table-cell>
          <table:table-cell office:value-type="float" office:value="9.692467" calcext:value-type="float">
            <text:p>9.692467</text:p>
          </table:table-cell>
          <table:table-cell office:value-type="float" office:value="5.459587" calcext:value-type="float">
            <text:p>5.459587</text:p>
          </table:table-cell>
          <table:table-cell office:value-type="float" office:value="4.041945" calcext:value-type="float">
            <text:p>4.041945</text:p>
          </table:table-cell>
          <table:table-cell office:value-type="float" office:value="1.805414" calcext:value-type="float">
            <text:p>1.805414</text:p>
          </table:table-cell>
          <table:table-cell office:value-type="float" office:value="1.526374" calcext:value-type="float">
            <text:p>1.526374</text:p>
          </table:table-cell>
          <table:table-cell office:value-type="float" office:value="3.524638" calcext:value-type="float">
            <text:p>3.524638</text:p>
          </table:table-cell>
          <table:table-cell office:value-type="float" office:value="5.632002" calcext:value-type="float">
            <text:p>5.632002</text:p>
          </table:table-cell>
          <table:table-cell office:value-type="float" office:value="5.763724" calcext:value-type="float">
            <text:p>5.763724</text:p>
          </table:table-cell>
          <table:table-cell office:value-type="float" office:value="6.041443" calcext:value-type="float">
            <text:p>6.041443</text:p>
          </table:table-cell>
          <table:table-cell office:value-type="float" office:value="6.255679" calcext:value-type="float">
            <text:p>6.255679</text:p>
          </table:table-cell>
          <table:table-cell office:value-type="float" office:value="6.63055" calcext:value-type="float">
            <text:p>6.63055</text:p>
          </table:table-cell>
          <table:table-cell office:value-type="float" office:value="7.112442" calcext:value-type="float">
            <text:p>7.112442</text:p>
          </table:table-cell>
          <table:table-cell office:value-type="float" office:value="0" calcext:value-type="float">
            <text:p>0</text:p>
          </table:table-cell>
          <table:table-cell office:value-type="float" office:value="0.01254115" calcext:value-type="float">
            <text:p>0.012541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5082002" calcext:value-type="float">
            <text:p>5082002</text:p>
          </table:table-cell>
          <table:table-cell office:value-type="float" office:value="0.9634454" calcext:value-type="float">
            <text:p>0.9634454</text:p>
          </table:table-cell>
          <table:table-cell office:value-type="float" office:value="136.3724" calcext:value-type="float">
            <text:p>136.3724</text:p>
          </table:table-cell>
          <table:table-cell office:value-type="float" office:value="0" calcext:value-type="float">
            <text:p>0</text:p>
          </table:table-cell>
          <table:table-cell office:value-type="float" office:value="-2.130094" calcext:value-type="float">
            <text:p>-2.130094</text:p>
          </table:table-cell>
          <table:table-cell office:value-type="float" office:value="23.53377" calcext:value-type="float">
            <text:p>23.53377</text:p>
          </table:table-cell>
          <table:table-cell office:value-type="float" office:value="0.00003514408" calcext:value-type="float">
            <text:p>3.514408E-05</text:p>
          </table:table-cell>
          <table:table-cell office:value-type="float" office:value="0.000003020122" calcext:value-type="float">
            <text:p>3.020122E-06</text:p>
          </table:table-cell>
          <table:table-cell office:value-type="float" office:value="0.0001339922" calcext:value-type="float">
            <text:p>0.0001339922</text:p>
          </table:table-cell>
          <table:table-cell office:value-type="float" office:value="-0.0008675742" calcext:value-type="float">
            <text:p>-0.0008675742</text:p>
          </table:table-cell>
          <table:table-cell office:value-type="float" office:value="1179.92" calcext:value-type="float">
            <text:p>1179.92</text:p>
          </table:table-cell>
          <table:table-cell office:value-type="float" office:value="1.154379" calcext:value-type="float">
            <text:p>1.154379</text:p>
          </table:table-cell>
          <table:table-cell office:value-type="float" office:value="0" calcext:value-type="float">
            <text:p>0</text:p>
          </table:table-cell>
          <table:table-cell office:value-type="float" office:value="0.008484599" calcext:value-type="float">
            <text:p>0.008484599</text:p>
          </table:table-cell>
          <table:table-cell office:value-type="float" office:value="0.01638504" calcext:value-type="float">
            <text:p>0.01638504</text:p>
          </table:table-cell>
          <table:table-cell office:value-type="float" office:value="0.01079508" calcext:value-type="float">
            <text:p>0.01079508</text:p>
          </table:table-cell>
          <table:table-cell office:value-type="float" office:value="0.008299276" calcext:value-type="float">
            <text:p>0.008299276</text:p>
          </table:table-cell>
          <table:table-cell office:value-type="float" office:value="0.007740768" calcext:value-type="float">
            <text:p>0.007740768</text:p>
          </table:table-cell>
          <table:table-cell office:value-type="float" office:value="0.005198895" calcext:value-type="float">
            <text:p>0.005198895</text:p>
          </table:table-cell>
          <table:table-cell office:value-type="float" office:value="0.008852906" calcext:value-type="float">
            <text:p>0.008852906</text:p>
          </table:table-cell>
          <table:table-cell office:value-type="float" office:value="0.01882585" calcext:value-type="float">
            <text:p>0.01882585</text:p>
          </table:table-cell>
          <table:table-cell office:value-type="float" office:value="0.05505765" calcext:value-type="float">
            <text:p>0.05505765</text:p>
          </table:table-cell>
          <table:table-cell office:value-type="float" office:value="0.0733741" calcext:value-type="float">
            <text:p>0.0733741</text:p>
          </table:table-cell>
          <table:table-cell office:value-type="float" office:value="0.08168245" calcext:value-type="float">
            <text:p>0.08168245</text:p>
          </table:table-cell>
          <table:table-cell office:value-type="float" office:value="0.07543452" calcext:value-type="float">
            <text:p>0.07543452</text:p>
          </table:table-cell>
          <table:table-cell office:value-type="float" office:value="0.1298427" calcext:value-type="float">
            <text:p>0.1298427</text:p>
          </table:table-cell>
          <table:table-cell office:value-type="float" office:value="0.1348694" calcext:value-type="float">
            <text:p>0.1348694</text:p>
          </table:table-cell>
          <table:table-cell office:value-type="float" office:value="0" calcext:value-type="float">
            <text:p>0</text:p>
          </table:table-cell>
          <table:table-cell office:value-type="float" office:value="26.72296" calcext:value-type="float">
            <text:p>26.72296</text:p>
          </table:table-cell>
          <table:table-cell office:value-type="float" office:value="19.95207" calcext:value-type="float">
            <text:p>19.95207</text:p>
          </table:table-cell>
          <table:table-cell office:value-type="float" office:value="9.677161" calcext:value-type="float">
            <text:p>9.677161</text:p>
          </table:table-cell>
          <table:table-cell office:value-type="float" office:value="5.451709" calcext:value-type="float">
            <text:p>5.451709</text:p>
          </table:table-cell>
          <table:table-cell office:value-type="float" office:value="4.036429" calcext:value-type="float">
            <text:p>4.036429</text:p>
          </table:table-cell>
          <table:table-cell office:value-type="float" office:value="1.803988" calcext:value-type="float">
            <text:p>1.803988</text:p>
          </table:table-cell>
          <table:table-cell office:value-type="float" office:value="1.525124" calcext:value-type="float">
            <text:p>1.525124</text:p>
          </table:table-cell>
          <table:table-cell office:value-type="float" office:value="3.520278" calcext:value-type="float">
            <text:p>3.520278</text:p>
          </table:table-cell>
          <table:table-cell office:value-type="float" office:value="5.62701" calcext:value-type="float">
            <text:p>5.62701</text:p>
          </table:table-cell>
          <table:table-cell office:value-type="float" office:value="5.761572" calcext:value-type="float">
            <text:p>5.761572</text:p>
          </table:table-cell>
          <table:table-cell office:value-type="float" office:value="6.040052" calcext:value-type="float">
            <text:p>6.040052</text:p>
          </table:table-cell>
          <table:table-cell office:value-type="float" office:value="6.251862" calcext:value-type="float">
            <text:p>6.251862</text:p>
          </table:table-cell>
          <table:table-cell office:value-type="float" office:value="6.638508" calcext:value-type="float">
            <text:p>6.638508</text:p>
          </table:table-cell>
          <table:table-cell office:value-type="float" office:value="7.120666" calcext:value-type="float">
            <text:p>7.120666</text:p>
          </table:table-cell>
          <table:table-cell office:value-type="float" office:value="0" calcext:value-type="float">
            <text:p>0</text:p>
          </table:table-cell>
          <table:table-cell office:value-type="float" office:value="0.008126872" calcext:value-type="float">
            <text:p>0.0081268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6082002" calcext:value-type="float">
            <text:p>6082002</text:p>
          </table:table-cell>
          <table:table-cell office:value-type="float" office:value="0.959372" calcext:value-type="float">
            <text:p>0.959372</text:p>
          </table:table-cell>
          <table:table-cell office:value-type="float" office:value="136.3694" calcext:value-type="float">
            <text:p>136.3694</text:p>
          </table:table-cell>
          <table:table-cell office:value-type="float" office:value="0" calcext:value-type="float">
            <text:p>0</text:p>
          </table:table-cell>
          <table:table-cell office:value-type="float" office:value="-2.177208" calcext:value-type="float">
            <text:p>-2.177208</text:p>
          </table:table-cell>
          <table:table-cell office:value-type="float" office:value="23.52992" calcext:value-type="float">
            <text:p>23.52992</text:p>
          </table:table-cell>
          <table:table-cell office:value-type="float" office:value="0.00003514408" calcext:value-type="float">
            <text:p>3.514408E-05</text:p>
          </table:table-cell>
          <table:table-cell office:value-type="float" office:value="0.000003020122" calcext:value-type="float">
            <text:p>3.020122E-06</text:p>
          </table:table-cell>
          <table:table-cell office:value-type="float" office:value="0.0001339922" calcext:value-type="float">
            <text:p>0.0001339922</text:p>
          </table:table-cell>
          <table:table-cell office:value-type="float" office:value="-0.0008675742" calcext:value-type="float">
            <text:p>-0.0008675742</text:p>
          </table:table-cell>
          <table:table-cell office:value-type="float" office:value="1179.884" calcext:value-type="float">
            <text:p>1179.884</text:p>
          </table:table-cell>
          <table:table-cell office:value-type="float" office:value="1.162454" calcext:value-type="float">
            <text:p>1.162454</text:p>
          </table:table-cell>
          <table:table-cell office:value-type="float" office:value="0" calcext:value-type="float">
            <text:p>0</text:p>
          </table:table-cell>
          <table:table-cell office:value-type="float" office:value="0.03799552" calcext:value-type="float">
            <text:p>0.03799552</text:p>
          </table:table-cell>
          <table:table-cell office:value-type="float" office:value="0.02085421" calcext:value-type="float">
            <text:p>0.02085421</text:p>
          </table:table-cell>
          <table:table-cell office:value-type="float" office:value="0.01047715" calcext:value-type="float">
            <text:p>0.01047715</text:p>
          </table:table-cell>
          <table:table-cell office:value-type="float" office:value="0.008110461" calcext:value-type="float">
            <text:p>0.008110461</text:p>
          </table:table-cell>
          <table:table-cell office:value-type="float" office:value="0.007601455" calcext:value-type="float">
            <text:p>0.007601455</text:p>
          </table:table-cell>
          <table:table-cell office:value-type="float" office:value="0.005138114" calcext:value-type="float">
            <text:p>0.005138114</text:p>
          </table:table-cell>
          <table:table-cell office:value-type="float" office:value="0.008850947" calcext:value-type="float">
            <text:p>0.008850947</text:p>
          </table:table-cell>
          <table:table-cell office:value-type="float" office:value="0.01853046" calcext:value-type="float">
            <text:p>0.01853046</text:p>
          </table:table-cell>
          <table:table-cell office:value-type="float" office:value="0.05408257" calcext:value-type="float">
            <text:p>0.05408257</text:p>
          </table:table-cell>
          <table:table-cell office:value-type="float" office:value="0.07162328" calcext:value-type="float">
            <text:p>0.07162328</text:p>
          </table:table-cell>
          <table:table-cell office:value-type="float" office:value="0.07897395" calcext:value-type="float">
            <text:p>0.07897395</text:p>
          </table:table-cell>
          <table:table-cell office:value-type="float" office:value="0.07328672" calcext:value-type="float">
            <text:p>0.07328672</text:p>
          </table:table-cell>
          <table:table-cell office:value-type="float" office:value="0.1299275" calcext:value-type="float">
            <text:p>0.1299275</text:p>
          </table:table-cell>
          <table:table-cell office:value-type="float" office:value="0.1349579" calcext:value-type="float">
            <text:p>0.1349579</text:p>
          </table:table-cell>
          <table:table-cell office:value-type="float" office:value="0" calcext:value-type="float">
            <text:p>0</text:p>
          </table:table-cell>
          <table:table-cell office:value-type="float" office:value="26.66953" calcext:value-type="float">
            <text:p>26.66953</text:p>
          </table:table-cell>
          <table:table-cell office:value-type="float" office:value="19.90208" calcext:value-type="float">
            <text:p>19.90208</text:p>
          </table:table-cell>
          <table:table-cell office:value-type="float" office:value="9.661543" calcext:value-type="float">
            <text:p>9.661543</text:p>
          </table:table-cell>
          <table:table-cell office:value-type="float" office:value="5.44371" calcext:value-type="float">
            <text:p>5.44371</text:p>
          </table:table-cell>
          <table:table-cell office:value-type="float" office:value="4.030817" calcext:value-type="float">
            <text:p>4.030817</text:p>
          </table:table-cell>
          <table:table-cell office:value-type="float" office:value="1.802553" calcext:value-type="float">
            <text:p>1.802553</text:p>
          </table:table-cell>
          <table:table-cell office:value-type="float" office:value="1.523869" calcext:value-type="float">
            <text:p>1.523869</text:p>
          </table:table-cell>
          <table:table-cell office:value-type="float" office:value="3.515887" calcext:value-type="float">
            <text:p>3.515887</text:p>
          </table:table-cell>
          <table:table-cell office:value-type="float" office:value="5.621848" calcext:value-type="float">
            <text:p>5.621848</text:p>
          </table:table-cell>
          <table:table-cell office:value-type="float" office:value="5.758995" calcext:value-type="float">
            <text:p>5.758995</text:p>
          </table:table-cell>
          <table:table-cell office:value-type="float" office:value="6.038058" calcext:value-type="float">
            <text:p>6.038058</text:p>
          </table:table-cell>
          <table:table-cell office:value-type="float" office:value="6.247534" calcext:value-type="float">
            <text:p>6.247534</text:p>
          </table:table-cell>
          <table:table-cell office:value-type="float" office:value="6.64645" calcext:value-type="float">
            <text:p>6.64645</text:p>
          </table:table-cell>
          <table:table-cell office:value-type="float" office:value="7.128908" calcext:value-type="float">
            <text:p>7.128908</text:p>
          </table:table-cell>
          <table:table-cell office:value-type="float" office:value="0" calcext:value-type="float">
            <text:p>0</text:p>
          </table:table-cell>
          <table:table-cell office:value-type="float" office:value="0.02188629" calcext:value-type="float">
            <text:p>0.021886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7082002" calcext:value-type="float">
            <text:p>7082002</text:p>
          </table:table-cell>
          <table:table-cell office:value-type="float" office:value="0.9525394" calcext:value-type="float">
            <text:p>0.9525394</text:p>
          </table:table-cell>
          <table:table-cell office:value-type="float" office:value="136.3643" calcext:value-type="float">
            <text:p>136.3643</text:p>
          </table:table-cell>
          <table:table-cell office:value-type="float" office:value="0" calcext:value-type="float">
            <text:p>0</text:p>
          </table:table-cell>
          <table:table-cell office:value-type="float" office:value="-2.225086" calcext:value-type="float">
            <text:p>-2.225086</text:p>
          </table:table-cell>
          <table:table-cell office:value-type="float" office:value="23.5262" calcext:value-type="float">
            <text:p>23.5262</text:p>
          </table:table-cell>
          <table:table-cell office:value-type="float" office:value="0.00003514408" calcext:value-type="float">
            <text:p>3.514408E-05</text:p>
          </table:table-cell>
          <table:table-cell office:value-type="float" office:value="0.000003020122" calcext:value-type="float">
            <text:p>3.020122E-06</text:p>
          </table:table-cell>
          <table:table-cell office:value-type="float" office:value="0.0001339922" calcext:value-type="float">
            <text:p>0.0001339922</text:p>
          </table:table-cell>
          <table:table-cell office:value-type="float" office:value="-0.0008675742" calcext:value-type="float">
            <text:p>-0.0008675742</text:p>
          </table:table-cell>
          <table:table-cell office:value-type="float" office:value="1179.848" calcext:value-type="float">
            <text:p>1179.848</text:p>
          </table:table-cell>
          <table:table-cell office:value-type="float" office:value="1.151752" calcext:value-type="float">
            <text:p>1.151752</text:p>
          </table:table-cell>
          <table:table-cell office:value-type="float" office:value="0" calcext:value-type="float">
            <text:p>0</text:p>
          </table:table-cell>
          <table:table-cell office:value-type="float" office:value="0.4952506" calcext:value-type="float">
            <text:p>0.4952506</text:p>
          </table:table-cell>
          <table:table-cell office:value-type="float" office:value="0.03844336" calcext:value-type="float">
            <text:p>0.03844336</text:p>
          </table:table-cell>
          <table:table-cell office:value-type="float" office:value="0.01082376" calcext:value-type="float">
            <text:p>0.01082376</text:p>
          </table:table-cell>
          <table:table-cell office:value-type="float" office:value="0.008258025" calcext:value-type="float">
            <text:p>0.008258025</text:p>
          </table:table-cell>
          <table:table-cell office:value-type="float" office:value="0.007685214" calcext:value-type="float">
            <text:p>0.007685214</text:p>
          </table:table-cell>
          <table:table-cell office:value-type="float" office:value="0.005106775" calcext:value-type="float">
            <text:p>0.005106775</text:p>
          </table:table-cell>
          <table:table-cell office:value-type="float" office:value="0.008873366" calcext:value-type="float">
            <text:p>0.008873366</text:p>
          </table:table-cell>
          <table:table-cell office:value-type="float" office:value="0.01823871" calcext:value-type="float">
            <text:p>0.01823871</text:p>
          </table:table-cell>
          <table:table-cell office:value-type="float" office:value="0.05292249" calcext:value-type="float">
            <text:p>0.05292249</text:p>
          </table:table-cell>
          <table:table-cell office:value-type="float" office:value="0.070264" calcext:value-type="float">
            <text:p>0.070264</text:p>
          </table:table-cell>
          <table:table-cell office:value-type="float" office:value="0.07547197" calcext:value-type="float">
            <text:p>0.07547197</text:p>
          </table:table-cell>
          <table:table-cell office:value-type="float" office:value="0.07097593" calcext:value-type="float">
            <text:p>0.07097593</text:p>
          </table:table-cell>
          <table:table-cell office:value-type="float" office:value="0.1300146" calcext:value-type="float">
            <text:p>0.1300146</text:p>
          </table:table-cell>
          <table:table-cell office:value-type="float" office:value="0.1350464" calcext:value-type="float">
            <text:p>0.1350464</text:p>
          </table:table-cell>
          <table:table-cell office:value-type="float" office:value="0" calcext:value-type="float">
            <text:p>0</text:p>
          </table:table-cell>
          <table:table-cell office:value-type="float" office:value="26.66865" calcext:value-type="float">
            <text:p>26.66865</text:p>
          </table:table-cell>
          <table:table-cell office:value-type="float" office:value="19.86425" calcext:value-type="float">
            <text:p>19.86425</text:p>
          </table:table-cell>
          <table:table-cell office:value-type="float" office:value="9.645952" calcext:value-type="float">
            <text:p>9.645952</text:p>
          </table:table-cell>
          <table:table-cell office:value-type="float" office:value="5.435665" calcext:value-type="float">
            <text:p>5.435665</text:p>
          </table:table-cell>
          <table:table-cell office:value-type="float" office:value="4.025189" calcext:value-type="float">
            <text:p>4.025189</text:p>
          </table:table-cell>
          <table:table-cell office:value-type="float" office:value="1.801104" calcext:value-type="float">
            <text:p>1.801104</text:p>
          </table:table-cell>
          <table:table-cell office:value-type="float" office:value="1.522619" calcext:value-type="float">
            <text:p>1.522619</text:p>
          </table:table-cell>
          <table:table-cell office:value-type="float" office:value="3.511469" calcext:value-type="float">
            <text:p>3.511469</text:p>
          </table:table-cell>
          <table:table-cell office:value-type="float" office:value="5.616502" calcext:value-type="float">
            <text:p>5.616502</text:p>
          </table:table-cell>
          <table:table-cell office:value-type="float" office:value="5.756112" calcext:value-type="float">
            <text:p>5.756112</text:p>
          </table:table-cell>
          <table:table-cell office:value-type="float" office:value="6.035322" calcext:value-type="float">
            <text:p>6.035322</text:p>
          </table:table-cell>
          <table:table-cell office:value-type="float" office:value="6.242679" calcext:value-type="float">
            <text:p>6.242679</text:p>
          </table:table-cell>
          <table:table-cell office:value-type="float" office:value="6.654357" calcext:value-type="float">
            <text:p>6.654357</text:p>
          </table:table-cell>
          <table:table-cell office:value-type="float" office:value="7.137154" calcext:value-type="float">
            <text:p>7.137154</text:p>
          </table:table-cell>
          <table:table-cell office:value-type="float" office:value="0" calcext:value-type="float">
            <text:p>0</text:p>
          </table:table-cell>
          <table:table-cell office:value-type="float" office:value="16.41831" calcext:value-type="float">
            <text:p>16.418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8082002" calcext:value-type="float">
            <text:p>8082002</text:p>
          </table:table-cell>
          <table:table-cell office:value-type="float" office:value="0.9464527" calcext:value-type="float">
            <text:p>0.9464527</text:p>
          </table:table-cell>
          <table:table-cell office:value-type="float" office:value="136.3587" calcext:value-type="float">
            <text:p>136.3587</text:p>
          </table:table-cell>
          <table:table-cell office:value-type="float" office:value="0" calcext:value-type="float">
            <text:p>0</text:p>
          </table:table-cell>
          <table:table-cell office:value-type="float" office:value="-2.273705" calcext:value-type="float">
            <text:p>-2.273705</text:p>
          </table:table-cell>
          <table:table-cell office:value-type="float" office:value="23.52247" calcext:value-type="float">
            <text:p>23.52247</text:p>
          </table:table-cell>
          <table:table-cell office:value-type="float" office:value="0.00003514408" calcext:value-type="float">
            <text:p>3.514408E-05</text:p>
          </table:table-cell>
          <table:table-cell office:value-type="float" office:value="0.000003020122" calcext:value-type="float">
            <text:p>3.020122E-06</text:p>
          </table:table-cell>
          <table:table-cell office:value-type="float" office:value="0.0001339922" calcext:value-type="float">
            <text:p>0.0001339922</text:p>
          </table:table-cell>
          <table:table-cell office:value-type="float" office:value="-0.0008675742" calcext:value-type="float">
            <text:p>-0.0008675742</text:p>
          </table:table-cell>
          <table:table-cell office:value-type="float" office:value="1179.813" calcext:value-type="float">
            <text:p>1179.813</text:p>
          </table:table-cell>
          <table:table-cell office:value-type="float" office:value="1.140481" calcext:value-type="float">
            <text:p>1.140481</text:p>
          </table:table-cell>
          <table:table-cell office:value-type="float" office:value="0" calcext:value-type="float">
            <text:p>0</text:p>
          </table:table-cell>
          <table:table-cell office:value-type="float" office:value="0.7210763" calcext:value-type="float">
            <text:p>0.7210763</text:p>
          </table:table-cell>
          <table:table-cell office:value-type="float" office:value="0.04638733" calcext:value-type="float">
            <text:p>0.04638733</text:p>
          </table:table-cell>
          <table:table-cell office:value-type="float" office:value="0.01085653" calcext:value-type="float">
            <text:p>0.01085653</text:p>
          </table:table-cell>
          <table:table-cell office:value-type="float" office:value="0.008320139" calcext:value-type="float">
            <text:p>0.008320139</text:p>
          </table:table-cell>
          <table:table-cell office:value-type="float" office:value="0.007769946" calcext:value-type="float">
            <text:p>0.007769946</text:p>
          </table:table-cell>
          <table:table-cell office:value-type="float" office:value="0.005116199" calcext:value-type="float">
            <text:p>0.005116199</text:p>
          </table:table-cell>
          <table:table-cell office:value-type="float" office:value="0.008950716" calcext:value-type="float">
            <text:p>0.008950716</text:p>
          </table:table-cell>
          <table:table-cell office:value-type="float" office:value="0.0180081" calcext:value-type="float">
            <text:p>0.0180081</text:p>
          </table:table-cell>
          <table:table-cell office:value-type="float" office:value="0.05213398" calcext:value-type="float">
            <text:p>0.05213398</text:p>
          </table:table-cell>
          <table:table-cell office:value-type="float" office:value="0.06948026" calcext:value-type="float">
            <text:p>0.06948026</text:p>
          </table:table-cell>
          <table:table-cell office:value-type="float" office:value="0.07281163" calcext:value-type="float">
            <text:p>0.07281163</text:p>
          </table:table-cell>
          <table:table-cell office:value-type="float" office:value="0.06907602" calcext:value-type="float">
            <text:p>0.06907602</text:p>
          </table:table-cell>
          <table:table-cell office:value-type="float" office:value="0.1300998" calcext:value-type="float">
            <text:p>0.1300998</text:p>
          </table:table-cell>
          <table:table-cell office:value-type="float" office:value="0.135135" calcext:value-type="float">
            <text:p>0.135135</text:p>
          </table:table-cell>
          <table:table-cell office:value-type="float" office:value="0" calcext:value-type="float">
            <text:p>0</text:p>
          </table:table-cell>
          <table:table-cell office:value-type="float" office:value="26.7235" calcext:value-type="float">
            <text:p>26.7235</text:p>
          </table:table-cell>
          <table:table-cell office:value-type="float" office:value="19.83031" calcext:value-type="float">
            <text:p>19.83031</text:p>
          </table:table-cell>
          <table:table-cell office:value-type="float" office:value="9.630767" calcext:value-type="float">
            <text:p>9.630767</text:p>
          </table:table-cell>
          <table:table-cell office:value-type="float" office:value="5.427726" calcext:value-type="float">
            <text:p>5.427726</text:p>
          </table:table-cell>
          <table:table-cell office:value-type="float" office:value="4.019676" calcext:value-type="float">
            <text:p>4.019676</text:p>
          </table:table-cell>
          <table:table-cell office:value-type="float" office:value="1.799657" calcext:value-type="float">
            <text:p>1.799657</text:p>
          </table:table-cell>
          <table:table-cell office:value-type="float" office:value="1.521381" calcext:value-type="float">
            <text:p>1.521381</text:p>
          </table:table-cell>
          <table:table-cell office:value-type="float" office:value="3.507053" calcext:value-type="float">
            <text:p>3.507053</text:p>
          </table:table-cell>
          <table:table-cell office:value-type="float" office:value="5.611016" calcext:value-type="float">
            <text:p>5.611016</text:p>
          </table:table-cell>
          <table:table-cell office:value-type="float" office:value="5.753018" calcext:value-type="float">
            <text:p>5.753018</text:p>
          </table:table-cell>
          <table:table-cell office:value-type="float" office:value="6.031871" calcext:value-type="float">
            <text:p>6.031871</text:p>
          </table:table-cell>
          <table:table-cell office:value-type="float" office:value="6.237338" calcext:value-type="float">
            <text:p>6.237338</text:p>
          </table:table-cell>
          <table:table-cell office:value-type="float" office:value="6.662256" calcext:value-type="float">
            <text:p>6.662256</text:p>
          </table:table-cell>
          <table:table-cell office:value-type="float" office:value="7.1454" calcext:value-type="float">
            <text:p>7.1454</text:p>
          </table:table-cell>
          <table:table-cell office:value-type="float" office:value="0" calcext:value-type="float">
            <text:p>0</text:p>
          </table:table-cell>
          <table:table-cell office:value-type="float" office:value="21.12298" calcext:value-type="float">
            <text:p>21.122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9082002" calcext:value-type="float">
            <text:p>9082002</text:p>
          </table:table-cell>
          <table:table-cell office:value-type="float" office:value="0.9423468" calcext:value-type="float">
            <text:p>0.9423468</text:p>
          </table:table-cell>
          <table:table-cell office:value-type="float" office:value="136.3529" calcext:value-type="float">
            <text:p>136.3529</text:p>
          </table:table-cell>
          <table:table-cell office:value-type="float" office:value="0" calcext:value-type="float">
            <text:p>0</text:p>
          </table:table-cell>
          <table:table-cell office:value-type="float" office:value="-2.322687" calcext:value-type="float">
            <text:p>-2.322687</text:p>
          </table:table-cell>
          <table:table-cell office:value-type="float" office:value="23.51831" calcext:value-type="float">
            <text:p>23.51831</text:p>
          </table:table-cell>
          <table:table-cell office:value-type="float" office:value="0.00003514408" calcext:value-type="float">
            <text:p>3.514408E-05</text:p>
          </table:table-cell>
          <table:table-cell office:value-type="float" office:value="0.000003020122" calcext:value-type="float">
            <text:p>3.020122E-06</text:p>
          </table:table-cell>
          <table:table-cell office:value-type="float" office:value="0.0001339922" calcext:value-type="float">
            <text:p>0.0001339922</text:p>
          </table:table-cell>
          <table:table-cell office:value-type="float" office:value="-0.0008675742" calcext:value-type="float">
            <text:p>-0.0008675742</text:p>
          </table:table-cell>
          <table:table-cell office:value-type="float" office:value="1179.778" calcext:value-type="float">
            <text:p>1179.778</text:p>
          </table:table-cell>
          <table:table-cell office:value-type="float" office:value="1.132475" calcext:value-type="float">
            <text:p>1.132475</text:p>
          </table:table-cell>
          <table:table-cell office:value-type="float" office:value="0" calcext:value-type="float">
            <text:p>0</text:p>
          </table:table-cell>
          <table:table-cell office:value-type="float" office:value="0.6010147" calcext:value-type="float">
            <text:p>0.6010147</text:p>
          </table:table-cell>
          <table:table-cell office:value-type="float" office:value="0.04287689" calcext:value-type="float">
            <text:p>0.04287689</text:p>
          </table:table-cell>
          <table:table-cell office:value-type="float" office:value="0.01073426" calcext:value-type="float">
            <text:p>0.01073426</text:p>
          </table:table-cell>
          <table:table-cell office:value-type="float" office:value="0.008174492" calcext:value-type="float">
            <text:p>0.008174492</text:p>
          </table:table-cell>
          <table:table-cell office:value-type="float" office:value="0.007612173" calcext:value-type="float">
            <text:p>0.007612173</text:p>
          </table:table-cell>
          <table:table-cell office:value-type="float" office:value="0.005021866" calcext:value-type="float">
            <text:p>0.005021866</text:p>
          </table:table-cell>
          <table:table-cell office:value-type="float" office:value="0.00897006" calcext:value-type="float">
            <text:p>0.00897006</text:p>
          </table:table-cell>
          <table:table-cell office:value-type="float" office:value="0.01778639" calcext:value-type="float">
            <text:p>0.01778639</text:p>
          </table:table-cell>
          <table:table-cell office:value-type="float" office:value="0.05145561" calcext:value-type="float">
            <text:p>0.05145561</text:p>
          </table:table-cell>
          <table:table-cell office:value-type="float" office:value="0.0689518" calcext:value-type="float">
            <text:p>0.0689518</text:p>
          </table:table-cell>
          <table:table-cell office:value-type="float" office:value="0.07085277" calcext:value-type="float">
            <text:p>0.07085277</text:p>
          </table:table-cell>
          <table:table-cell office:value-type="float" office:value="0.0674608" calcext:value-type="float">
            <text:p>0.0674608</text:p>
          </table:table-cell>
          <table:table-cell office:value-type="float" office:value="0.1301831" calcext:value-type="float">
            <text:p>0.1301831</text:p>
          </table:table-cell>
          <table:table-cell office:value-type="float" office:value="0.1352235" calcext:value-type="float">
            <text:p>0.1352235</text:p>
          </table:table-cell>
          <table:table-cell office:value-type="float" office:value="0" calcext:value-type="float">
            <text:p>0</text:p>
          </table:table-cell>
          <table:table-cell office:value-type="float" office:value="26.78168" calcext:value-type="float">
            <text:p>26.78168</text:p>
          </table:table-cell>
          <table:table-cell office:value-type="float" office:value="19.79685" calcext:value-type="float">
            <text:p>19.79685</text:p>
          </table:table-cell>
          <table:table-cell office:value-type="float" office:value="9.615767" calcext:value-type="float">
            <text:p>9.615767</text:p>
          </table:table-cell>
          <table:table-cell office:value-type="float" office:value="5.419836" calcext:value-type="float">
            <text:p>5.419836</text:p>
          </table:table-cell>
          <table:table-cell office:value-type="float" office:value="4.014198" calcext:value-type="float">
            <text:p>4.014198</text:p>
          </table:table-cell>
          <table:table-cell office:value-type="float" office:value="1.798211" calcext:value-type="float">
            <text:p>1.798211</text:p>
          </table:table-cell>
          <table:table-cell office:value-type="float" office:value="1.52016" calcext:value-type="float">
            <text:p>1.52016</text:p>
          </table:table-cell>
          <table:table-cell office:value-type="float" office:value="3.502658" calcext:value-type="float">
            <text:p>3.502658</text:p>
          </table:table-cell>
          <table:table-cell office:value-type="float" office:value="5.605452" calcext:value-type="float">
            <text:p>5.605452</text:p>
          </table:table-cell>
          <table:table-cell office:value-type="float" office:value="5.749825" calcext:value-type="float">
            <text:p>5.749825</text:p>
          </table:table-cell>
          <table:table-cell office:value-type="float" office:value="6.027937" calcext:value-type="float">
            <text:p>6.027937</text:p>
          </table:table-cell>
          <table:table-cell office:value-type="float" office:value="6.231619" calcext:value-type="float">
            <text:p>6.231619</text:p>
          </table:table-cell>
          <table:table-cell office:value-type="float" office:value="6.670125" calcext:value-type="float">
            <text:p>6.670125</text:p>
          </table:table-cell>
          <table:table-cell office:value-type="float" office:value="7.153655" calcext:value-type="float">
            <text:p>7.153655</text:p>
          </table:table-cell>
          <table:table-cell office:value-type="float" office:value="0" calcext:value-type="float">
            <text:p>0</text:p>
          </table:table-cell>
          <table:table-cell office:value-type="float" office:value="17.7435" calcext:value-type="float">
            <text:p>17.74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0082002" calcext:value-type="float">
            <text:p>10082002</text:p>
          </table:table-cell>
          <table:table-cell office:value-type="float" office:value="0.9383107" calcext:value-type="float">
            <text:p>0.9383107</text:p>
          </table:table-cell>
          <table:table-cell office:value-type="float" office:value="136.347" calcext:value-type="float">
            <text:p>136.347</text:p>
          </table:table-cell>
          <table:table-cell office:value-type="float" office:value="0" calcext:value-type="float">
            <text:p>0</text:p>
          </table:table-cell>
          <table:table-cell office:value-type="float" office:value="-2.372116" calcext:value-type="float">
            <text:p>-2.372116</text:p>
          </table:table-cell>
          <table:table-cell office:value-type="float" office:value="23.51365" calcext:value-type="float">
            <text:p>23.51365</text:p>
          </table:table-cell>
          <table:table-cell office:value-type="float" office:value="0.00003514408" calcext:value-type="float">
            <text:p>3.514408E-05</text:p>
          </table:table-cell>
          <table:table-cell office:value-type="float" office:value="0.000003020124" calcext:value-type="float">
            <text:p>3.020124E-06</text:p>
          </table:table-cell>
          <table:table-cell office:value-type="float" office:value="0.0001339922" calcext:value-type="float">
            <text:p>0.0001339922</text:p>
          </table:table-cell>
          <table:table-cell office:value-type="float" office:value="-0.0008675742" calcext:value-type="float">
            <text:p>-0.0008675742</text:p>
          </table:table-cell>
          <table:table-cell office:value-type="float" office:value="1179.743" calcext:value-type="float">
            <text:p>1179.743</text:p>
          </table:table-cell>
          <table:table-cell office:value-type="float" office:value="1.12473" calcext:value-type="float">
            <text:p>1.12473</text:p>
          </table:table-cell>
          <table:table-cell office:value-type="float" office:value="0" calcext:value-type="float">
            <text:p>0</text:p>
          </table:table-cell>
          <table:table-cell office:value-type="float" office:value="0.5627205" calcext:value-type="float">
            <text:p>0.5627205</text:p>
          </table:table-cell>
          <table:table-cell office:value-type="float" office:value="0.0421568" calcext:value-type="float">
            <text:p>0.0421568</text:p>
          </table:table-cell>
          <table:table-cell office:value-type="float" office:value="0.01121081" calcext:value-type="float">
            <text:p>0.01121081</text:p>
          </table:table-cell>
          <table:table-cell office:value-type="float" office:value="0.008487466" calcext:value-type="float">
            <text:p>0.008487466</text:p>
          </table:table-cell>
          <table:table-cell office:value-type="float" office:value="0.007869336" calcext:value-type="float">
            <text:p>0.007869336</text:p>
          </table:table-cell>
          <table:table-cell office:value-type="float" office:value="0.005105516" calcext:value-type="float">
            <text:p>0.005105516</text:p>
          </table:table-cell>
          <table:table-cell office:value-type="float" office:value="0.009040765" calcext:value-type="float">
            <text:p>0.009040765</text:p>
          </table:table-cell>
          <table:table-cell office:value-type="float" office:value="0.0175928" calcext:value-type="float">
            <text:p>0.0175928</text:p>
          </table:table-cell>
          <table:table-cell office:value-type="float" office:value="0.05096507" calcext:value-type="float">
            <text:p>0.05096507</text:p>
          </table:table-cell>
          <table:table-cell office:value-type="float" office:value="0.06865735" calcext:value-type="float">
            <text:p>0.06865735</text:p>
          </table:table-cell>
          <table:table-cell office:value-type="float" office:value="0.06969151" calcext:value-type="float">
            <text:p>0.06969151</text:p>
          </table:table-cell>
          <table:table-cell office:value-type="float" office:value="0.06610642" calcext:value-type="float">
            <text:p>0.06610642</text:p>
          </table:table-cell>
          <table:table-cell office:value-type="float" office:value="0.1302659" calcext:value-type="float">
            <text:p>0.1302659</text:p>
          </table:table-cell>
          <table:table-cell office:value-type="float" office:value="0.1353116" calcext:value-type="float">
            <text:p>0.1353116</text:p>
          </table:table-cell>
          <table:table-cell office:value-type="float" office:value="0" calcext:value-type="float">
            <text:p>0</text:p>
          </table:table-cell>
          <table:table-cell office:value-type="float" office:value="26.83257" calcext:value-type="float">
            <text:p>26.83257</text:p>
          </table:table-cell>
          <table:table-cell office:value-type="float" office:value="19.7637" calcext:value-type="float">
            <text:p>19.7637</text:p>
          </table:table-cell>
          <table:table-cell office:value-type="float" office:value="9.600933" calcext:value-type="float">
            <text:p>9.600933</text:p>
          </table:table-cell>
          <table:table-cell office:value-type="float" office:value="5.412038" calcext:value-type="float">
            <text:p>5.412038</text:p>
          </table:table-cell>
          <table:table-cell office:value-type="float" office:value="4.008778" calcext:value-type="float">
            <text:p>4.008778</text:p>
          </table:table-cell>
          <table:table-cell office:value-type="float" office:value="1.796772" calcext:value-type="float">
            <text:p>1.796772</text:p>
          </table:table-cell>
          <table:table-cell office:value-type="float" office:value="1.518951" calcext:value-type="float">
            <text:p>1.518951</text:p>
          </table:table-cell>
          <table:table-cell office:value-type="float" office:value="3.498271" calcext:value-type="float">
            <text:p>3.498271</text:p>
          </table:table-cell>
          <table:table-cell office:value-type="float" office:value="5.599825" calcext:value-type="float">
            <text:p>5.599825</text:p>
          </table:table-cell>
          <table:table-cell office:value-type="float" office:value="5.746552" calcext:value-type="float">
            <text:p>5.746552</text:p>
          </table:table-cell>
          <table:table-cell office:value-type="float" office:value="6.023631" calcext:value-type="float">
            <text:p>6.023631</text:p>
          </table:table-cell>
          <table:table-cell office:value-type="float" office:value="6.225572" calcext:value-type="float">
            <text:p>6.225572</text:p>
          </table:table-cell>
          <table:table-cell office:value-type="float" office:value="6.677973" calcext:value-type="float">
            <text:p>6.677973</text:p>
          </table:table-cell>
          <table:table-cell office:value-type="float" office:value="7.161854" calcext:value-type="float">
            <text:p>7.161854</text:p>
          </table:table-cell>
          <table:table-cell office:value-type="float" office:value="0" calcext:value-type="float">
            <text:p>0</text:p>
          </table:table-cell>
          <table:table-cell office:value-type="float" office:value="15.86305" calcext:value-type="float">
            <text:p>15.863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1082002" calcext:value-type="float">
            <text:p>11082002</text:p>
          </table:table-cell>
          <table:table-cell office:value-type="float" office:value="0.9363254" calcext:value-type="float">
            <text:p>0.9363254</text:p>
          </table:table-cell>
          <table:table-cell office:value-type="float" office:value="136.3408" calcext:value-type="float">
            <text:p>136.3408</text:p>
          </table:table-cell>
          <table:table-cell office:value-type="float" office:value="0" calcext:value-type="float">
            <text:p>0</text:p>
          </table:table-cell>
          <table:table-cell office:value-type="float" office:value="-2.41953" calcext:value-type="float">
            <text:p>-2.41953</text:p>
          </table:table-cell>
          <table:table-cell office:value-type="float" office:value="23.5088" calcext:value-type="float">
            <text:p>23.5088</text:p>
          </table:table-cell>
          <table:table-cell office:value-type="float" office:value="0.00003514408" calcext:value-type="float">
            <text:p>3.514408E-05</text:p>
          </table:table-cell>
          <table:table-cell office:value-type="float" office:value="0.000003020124" calcext:value-type="float">
            <text:p>3.020124E-06</text:p>
          </table:table-cell>
          <table:table-cell office:value-type="float" office:value="0.0001339922" calcext:value-type="float">
            <text:p>0.0001339922</text:p>
          </table:table-cell>
          <table:table-cell office:value-type="float" office:value="-0.0008675742" calcext:value-type="float">
            <text:p>-0.0008675742</text:p>
          </table:table-cell>
          <table:table-cell office:value-type="float" office:value="1179.707" calcext:value-type="float">
            <text:p>1179.707</text:p>
          </table:table-cell>
          <table:table-cell office:value-type="float" office:value="1.116441" calcext:value-type="float">
            <text:p>1.116441</text:p>
          </table:table-cell>
          <table:table-cell office:value-type="float" office:value="0" calcext:value-type="float">
            <text:p>0</text:p>
          </table:table-cell>
          <table:table-cell office:value-type="float" office:value="0.5939809" calcext:value-type="float">
            <text:p>0.5939809</text:p>
          </table:table-cell>
          <table:table-cell office:value-type="float" office:value="0.04368591" calcext:value-type="float">
            <text:p>0.04368591</text:p>
          </table:table-cell>
          <table:table-cell office:value-type="float" office:value="0.01184747" calcext:value-type="float">
            <text:p>0.01184747</text:p>
          </table:table-cell>
          <table:table-cell office:value-type="float" office:value="0.008910925" calcext:value-type="float">
            <text:p>0.008910925</text:p>
          </table:table-cell>
          <table:table-cell office:value-type="float" office:value="0.008254183" calcext:value-type="float">
            <text:p>0.008254183</text:p>
          </table:table-cell>
          <table:table-cell office:value-type="float" office:value="0.005233299" calcext:value-type="float">
            <text:p>0.005233299</text:p>
          </table:table-cell>
          <table:table-cell office:value-type="float" office:value="0.009142754" calcext:value-type="float">
            <text:p>0.009142754</text:p>
          </table:table-cell>
          <table:table-cell office:value-type="float" office:value="0.01743034" calcext:value-type="float">
            <text:p>0.01743034</text:p>
          </table:table-cell>
          <table:table-cell office:value-type="float" office:value="0.05065774" calcext:value-type="float">
            <text:p>0.05065774</text:p>
          </table:table-cell>
          <table:table-cell office:value-type="float" office:value="0.06866956" calcext:value-type="float">
            <text:p>0.06866956</text:p>
          </table:table-cell>
          <table:table-cell office:value-type="float" office:value="0.06953415" calcext:value-type="float">
            <text:p>0.06953415</text:p>
          </table:table-cell>
          <table:table-cell office:value-type="float" office:value="0.0649327" calcext:value-type="float">
            <text:p>0.0649327</text:p>
          </table:table-cell>
          <table:table-cell office:value-type="float" office:value="0.1303482" calcext:value-type="float">
            <text:p>0.1303482</text:p>
          </table:table-cell>
          <table:table-cell office:value-type="float" office:value="0.1353995" calcext:value-type="float">
            <text:p>0.1353995</text:p>
          </table:table-cell>
          <table:table-cell office:value-type="float" office:value="0" calcext:value-type="float">
            <text:p>0</text:p>
          </table:table-cell>
          <table:table-cell office:value-type="float" office:value="26.88149" calcext:value-type="float">
            <text:p>26.88149</text:p>
          </table:table-cell>
          <table:table-cell office:value-type="float" office:value="19.73094" calcext:value-type="float">
            <text:p>19.73094</text:p>
          </table:table-cell>
          <table:table-cell office:value-type="float" office:value="9.586329" calcext:value-type="float">
            <text:p>9.586329</text:p>
          </table:table-cell>
          <table:table-cell office:value-type="float" office:value="5.404367" calcext:value-type="float">
            <text:p>5.404367</text:p>
          </table:table-cell>
          <table:table-cell office:value-type="float" office:value="4.003466" calcext:value-type="float">
            <text:p>4.003466</text:p>
          </table:table-cell>
          <table:table-cell office:value-type="float" office:value="1.795355" calcext:value-type="float">
            <text:p>1.795355</text:p>
          </table:table-cell>
          <table:table-cell office:value-type="float" office:value="1.51776" calcext:value-type="float">
            <text:p>1.51776</text:p>
          </table:table-cell>
          <table:table-cell office:value-type="float" office:value="3.493914" calcext:value-type="float">
            <text:p>3.493914</text:p>
          </table:table-cell>
          <table:table-cell office:value-type="float" office:value="5.594182" calcext:value-type="float">
            <text:p>5.594182</text:p>
          </table:table-cell>
          <table:table-cell office:value-type="float" office:value="5.74329" calcext:value-type="float">
            <text:p>5.74329</text:p>
          </table:table-cell>
          <table:table-cell office:value-type="float" office:value="6.019224" calcext:value-type="float">
            <text:p>6.019224</text:p>
          </table:table-cell>
          <table:table-cell office:value-type="float" office:value="6.219264" calcext:value-type="float">
            <text:p>6.219264</text:p>
          </table:table-cell>
          <table:table-cell office:value-type="float" office:value="6.685803" calcext:value-type="float">
            <text:p>6.685803</text:p>
          </table:table-cell>
          <table:table-cell office:value-type="float" office:value="7.170026" calcext:value-type="float">
            <text:p>7.170026</text:p>
          </table:table-cell>
          <table:table-cell office:value-type="float" office:value="0" calcext:value-type="float">
            <text:p>0</text:p>
          </table:table-cell>
          <table:table-cell office:value-type="float" office:value="15.50089" calcext:value-type="float">
            <text:p>15.500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2082002" calcext:value-type="float">
            <text:p>12082002</text:p>
          </table:table-cell>
          <table:table-cell office:value-type="float" office:value="0.9344752" calcext:value-type="float">
            <text:p>0.9344752</text:p>
          </table:table-cell>
          <table:table-cell office:value-type="float" office:value="136.335" calcext:value-type="float">
            <text:p>136.335</text:p>
          </table:table-cell>
          <table:table-cell office:value-type="float" office:value="0" calcext:value-type="float">
            <text:p>0</text:p>
          </table:table-cell>
          <table:table-cell office:value-type="float" office:value="-2.471966" calcext:value-type="float">
            <text:p>-2.471966</text:p>
          </table:table-cell>
          <table:table-cell office:value-type="float" office:value="23.50346" calcext:value-type="float">
            <text:p>23.50346</text:p>
          </table:table-cell>
          <table:table-cell office:value-type="float" office:value="0.00003514408" calcext:value-type="float">
            <text:p>3.514408E-05</text:p>
          </table:table-cell>
          <table:table-cell office:value-type="float" office:value="0.000003902146" calcext:value-type="float">
            <text:p>3.902146E-06</text:p>
          </table:table-cell>
          <table:table-cell office:value-type="float" office:value="0.0001339922" calcext:value-type="float">
            <text:p>0.0001339922</text:p>
          </table:table-cell>
          <table:table-cell office:value-type="float" office:value="-0.0008622567" calcext:value-type="float">
            <text:p>-0.0008622567</text:p>
          </table:table-cell>
          <table:table-cell office:value-type="float" office:value="1179.671" calcext:value-type="float">
            <text:p>1179.671</text:p>
          </table:table-cell>
          <table:table-cell office:value-type="float" office:value="1.11443" calcext:value-type="float">
            <text:p>1.11443</text:p>
          </table:table-cell>
          <table:table-cell office:value-type="float" office:value="0" calcext:value-type="float">
            <text:p>0</text:p>
          </table:table-cell>
          <table:table-cell office:value-type="float" office:value="0.08996114" calcext:value-type="float">
            <text:p>0.08996114</text:p>
          </table:table-cell>
          <table:table-cell office:value-type="float" office:value="0.03097135" calcext:value-type="float">
            <text:p>0.03097135</text:p>
          </table:table-cell>
          <table:table-cell office:value-type="float" office:value="0.009467579" calcext:value-type="float">
            <text:p>0.009467579</text:p>
          </table:table-cell>
          <table:table-cell office:value-type="float" office:value="0.007310987" calcext:value-type="float">
            <text:p>0.007310987</text:p>
          </table:table-cell>
          <table:table-cell office:value-type="float" office:value="0.007212607" calcext:value-type="float">
            <text:p>0.007212607</text:p>
          </table:table-cell>
          <table:table-cell office:value-type="float" office:value="0.004975312" calcext:value-type="float">
            <text:p>0.004975312</text:p>
          </table:table-cell>
          <table:table-cell office:value-type="float" office:value="0.007765801" calcext:value-type="float">
            <text:p>0.007765801</text:p>
          </table:table-cell>
          <table:table-cell office:value-type="float" office:value="0.01730027" calcext:value-type="float">
            <text:p>0.01730027</text:p>
          </table:table-cell>
          <table:table-cell office:value-type="float" office:value="0.05059581" calcext:value-type="float">
            <text:p>0.05059581</text:p>
          </table:table-cell>
          <table:table-cell office:value-type="float" office:value="0.06905928" calcext:value-type="float">
            <text:p>0.06905928</text:p>
          </table:table-cell>
          <table:table-cell office:value-type="float" office:value="0.07009252" calcext:value-type="float">
            <text:p>0.07009252</text:p>
          </table:table-cell>
          <table:table-cell office:value-type="float" office:value="0.06421132" calcext:value-type="float">
            <text:p>0.06421132</text:p>
          </table:table-cell>
          <table:table-cell office:value-type="float" office:value="0.1304307" calcext:value-type="float">
            <text:p>0.1304307</text:p>
          </table:table-cell>
          <table:table-cell office:value-type="float" office:value="0.1354872" calcext:value-type="float">
            <text:p>0.1354872</text:p>
          </table:table-cell>
          <table:table-cell office:value-type="float" office:value="0" calcext:value-type="float">
            <text:p>0</text:p>
          </table:table-cell>
          <table:table-cell office:value-type="float" office:value="26.90847" calcext:value-type="float">
            <text:p>26.90847</text:p>
          </table:table-cell>
          <table:table-cell office:value-type="float" office:value="19.69237" calcext:value-type="float">
            <text:p>19.69237</text:p>
          </table:table-cell>
          <table:table-cell office:value-type="float" office:value="9.571675" calcext:value-type="float">
            <text:p>9.571675</text:p>
          </table:table-cell>
          <table:table-cell office:value-type="float" office:value="5.396626" calcext:value-type="float">
            <text:p>5.396626</text:p>
          </table:table-cell>
          <table:table-cell office:value-type="float" office:value="3.998189" calcext:value-type="float">
            <text:p>3.998189</text:p>
          </table:table-cell>
          <table:table-cell office:value-type="float" office:value="1.793962" calcext:value-type="float">
            <text:p>1.793962</text:p>
          </table:table-cell>
          <table:table-cell office:value-type="float" office:value="1.516523" calcext:value-type="float">
            <text:p>1.516523</text:p>
          </table:table-cell>
          <table:table-cell office:value-type="float" office:value="3.48959" calcext:value-type="float">
            <text:p>3.48959</text:p>
          </table:table-cell>
          <table:table-cell office:value-type="float" office:value="5.588565" calcext:value-type="float">
            <text:p>5.588565</text:p>
          </table:table-cell>
          <table:table-cell office:value-type="float" office:value="5.740086" calcext:value-type="float">
            <text:p>5.740086</text:p>
          </table:table-cell>
          <table:table-cell office:value-type="float" office:value="6.014905" calcext:value-type="float">
            <text:p>6.014905</text:p>
          </table:table-cell>
          <table:table-cell office:value-type="float" office:value="6.212763" calcext:value-type="float">
            <text:p>6.212763</text:p>
          </table:table-cell>
          <table:table-cell office:value-type="float" office:value="6.693599" calcext:value-type="float">
            <text:p>6.693599</text:p>
          </table:table-cell>
          <table:table-cell office:value-type="float" office:value="7.178191" calcext:value-type="float">
            <text:p>7.178191</text:p>
          </table:table-cell>
          <table:table-cell office:value-type="float" office:value="0" calcext:value-type="float">
            <text:p>0</text:p>
          </table:table-cell>
          <table:table-cell office:value-type="float" office:value="0.4067885" calcext:value-type="float">
            <text:p>0.40678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3082002" calcext:value-type="float">
            <text:p>13082002</text:p>
          </table:table-cell>
          <table:table-cell office:value-type="float" office:value="0.9331754" calcext:value-type="float">
            <text:p>0.9331754</text:p>
          </table:table-cell>
          <table:table-cell office:value-type="float" office:value="136.3317" calcext:value-type="float">
            <text:p>136.3317</text:p>
          </table:table-cell>
          <table:table-cell office:value-type="float" office:value="0" calcext:value-type="float">
            <text:p>0</text:p>
          </table:table-cell>
          <table:table-cell office:value-type="float" office:value="-2.523355" calcext:value-type="float">
            <text:p>-2.523355</text:p>
          </table:table-cell>
          <table:table-cell office:value-type="float" office:value="23.4946" calcext:value-type="float">
            <text:p>23.4946</text:p>
          </table:table-cell>
          <table:table-cell office:value-type="float" office:value="0.00003514408" calcext:value-type="float">
            <text:p>3.514408E-05</text:p>
          </table:table-cell>
          <table:table-cell office:value-type="float" office:value="0.000003902146" calcext:value-type="float">
            <text:p>3.902146E-06</text:p>
          </table:table-cell>
          <table:table-cell office:value-type="float" office:value="0.0001339922" calcext:value-type="float">
            <text:p>0.0001339922</text:p>
          </table:table-cell>
          <table:table-cell office:value-type="float" office:value="-0.0008622567" calcext:value-type="float">
            <text:p>-0.0008622567</text:p>
          </table:table-cell>
          <table:table-cell office:value-type="float" office:value="1179.633" calcext:value-type="float">
            <text:p>1179.633</text:p>
          </table:table-cell>
          <table:table-cell office:value-type="float" office:value="1.12176" calcext:value-type="float">
            <text:p>1.12176</text:p>
          </table:table-cell>
          <table:table-cell office:value-type="float" office:value="0" calcext:value-type="float">
            <text:p>0</text:p>
          </table:table-cell>
          <table:table-cell office:value-type="float" office:value="0.02087983" calcext:value-type="float">
            <text:p>0.02087983</text:p>
          </table:table-cell>
          <table:table-cell office:value-type="float" office:value="0.01624036" calcext:value-type="float">
            <text:p>0.01624036</text:p>
          </table:table-cell>
          <table:table-cell office:value-type="float" office:value="0.009061817" calcext:value-type="float">
            <text:p>0.009061817</text:p>
          </table:table-cell>
          <table:table-cell office:value-type="float" office:value="0.006936868" calcext:value-type="float">
            <text:p>0.006936868</text:p>
          </table:table-cell>
          <table:table-cell office:value-type="float" office:value="0.006609297" calcext:value-type="float">
            <text:p>0.006609297</text:p>
          </table:table-cell>
          <table:table-cell office:value-type="float" office:value="0.004610035" calcext:value-type="float">
            <text:p>0.004610035</text:p>
          </table:table-cell>
          <table:table-cell office:value-type="float" office:value="0.007796243" calcext:value-type="float">
            <text:p>0.007796243</text:p>
          </table:table-cell>
          <table:table-cell office:value-type="float" office:value="0.0169217" calcext:value-type="float">
            <text:p>0.0169217</text:p>
          </table:table-cell>
          <table:table-cell office:value-type="float" office:value="0.04876707" calcext:value-type="float">
            <text:p>0.04876707</text:p>
          </table:table-cell>
          <table:table-cell office:value-type="float" office:value="0.06718626" calcext:value-type="float">
            <text:p>0.06718626</text:p>
          </table:table-cell>
          <table:table-cell office:value-type="float" office:value="0.06812117" calcext:value-type="float">
            <text:p>0.06812117</text:p>
          </table:table-cell>
          <table:table-cell office:value-type="float" office:value="0.06145959" calcext:value-type="float">
            <text:p>0.06145959</text:p>
          </table:table-cell>
          <table:table-cell office:value-type="float" office:value="0.1305143" calcext:value-type="float">
            <text:p>0.1305143</text:p>
          </table:table-cell>
          <table:table-cell office:value-type="float" office:value="0.135575" calcext:value-type="float">
            <text:p>0.135575</text:p>
          </table:table-cell>
          <table:table-cell office:value-type="float" office:value="0" calcext:value-type="float">
            <text:p>0</text:p>
          </table:table-cell>
          <table:table-cell office:value-type="float" office:value="26.816" calcext:value-type="float">
            <text:p>26.816</text:p>
          </table:table-cell>
          <table:table-cell office:value-type="float" office:value="19.60765" calcext:value-type="float">
            <text:p>19.60765</text:p>
          </table:table-cell>
          <table:table-cell office:value-type="float" office:value="9.556129" calcext:value-type="float">
            <text:p>9.556129</text:p>
          </table:table-cell>
          <table:table-cell office:value-type="float" office:value="5.387969" calcext:value-type="float">
            <text:p>5.387969</text:p>
          </table:table-cell>
          <table:table-cell office:value-type="float" office:value="3.992464" calcext:value-type="float">
            <text:p>3.992464</text:p>
          </table:table-cell>
          <table:table-cell office:value-type="float" office:value="1.792486" calcext:value-type="float">
            <text:p>1.792486</text:p>
          </table:table-cell>
          <table:table-cell office:value-type="float" office:value="1.514971" calcext:value-type="float">
            <text:p>1.514971</text:p>
          </table:table-cell>
          <table:table-cell office:value-type="float" office:value="3.485242" calcext:value-type="float">
            <text:p>3.485242</text:p>
          </table:table-cell>
          <table:table-cell office:value-type="float" office:value="5.58285" calcext:value-type="float">
            <text:p>5.58285</text:p>
          </table:table-cell>
          <table:table-cell office:value-type="float" office:value="5.736819" calcext:value-type="float">
            <text:p>5.736819</text:p>
          </table:table-cell>
          <table:table-cell office:value-type="float" office:value="6.010537" calcext:value-type="float">
            <text:p>6.010537</text:p>
          </table:table-cell>
          <table:table-cell office:value-type="float" office:value="6.205953" calcext:value-type="float">
            <text:p>6.205953</text:p>
          </table:table-cell>
          <table:table-cell office:value-type="float" office:value="6.701377" calcext:value-type="float">
            <text:p>6.701377</text:p>
          </table:table-cell>
          <table:table-cell office:value-type="float" office:value="7.186363" calcext:value-type="float">
            <text:p>7.186363</text:p>
          </table:table-cell>
          <table:table-cell office:value-type="float" office:value="0" calcext:value-type="float">
            <text:p>0</text:p>
          </table:table-cell>
          <table:table-cell office:value-type="float" office:value="0.0123049" calcext:value-type="float">
            <text:p>0.01230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4082002" calcext:value-type="float">
            <text:p>14082002</text:p>
          </table:table-cell>
          <table:table-cell office:value-type="float" office:value="0.9314414" calcext:value-type="float">
            <text:p>0.9314414</text:p>
          </table:table-cell>
          <table:table-cell office:value-type="float" office:value="136.3295" calcext:value-type="float">
            <text:p>136.3295</text:p>
          </table:table-cell>
          <table:table-cell office:value-type="float" office:value="0" calcext:value-type="float">
            <text:p>0</text:p>
          </table:table-cell>
          <table:table-cell office:value-type="float" office:value="-2.575669" calcext:value-type="float">
            <text:p>-2.575669</text:p>
          </table:table-cell>
          <table:table-cell office:value-type="float" office:value="23.48516" calcext:value-type="float">
            <text:p>23.48516</text:p>
          </table:table-cell>
          <table:table-cell office:value-type="float" office:value="0.00003514408" calcext:value-type="float">
            <text:p>3.514408E-05</text:p>
          </table:table-cell>
          <table:table-cell office:value-type="float" office:value="0.000003902146" calcext:value-type="float">
            <text:p>3.902146E-06</text:p>
          </table:table-cell>
          <table:table-cell office:value-type="float" office:value="0.0001339922" calcext:value-type="float">
            <text:p>0.0001339922</text:p>
          </table:table-cell>
          <table:table-cell office:value-type="float" office:value="-0.0008622567" calcext:value-type="float">
            <text:p>-0.0008622567</text:p>
          </table:table-cell>
          <table:table-cell office:value-type="float" office:value="1179.594" calcext:value-type="float">
            <text:p>1179.594</text:p>
          </table:table-cell>
          <table:table-cell office:value-type="float" office:value="1.130337" calcext:value-type="float">
            <text:p>1.130337</text:p>
          </table:table-cell>
          <table:table-cell office:value-type="float" office:value="0" calcext:value-type="float">
            <text:p>0</text:p>
          </table:table-cell>
          <table:table-cell office:value-type="float" office:value="0.01180246" calcext:value-type="float">
            <text:p>0.01180246</text:p>
          </table:table-cell>
          <table:table-cell office:value-type="float" office:value="0.01532915" calcext:value-type="float">
            <text:p>0.01532915</text:p>
          </table:table-cell>
          <table:table-cell office:value-type="float" office:value="0.009188982" calcext:value-type="float">
            <text:p>0.009188982</text:p>
          </table:table-cell>
          <table:table-cell office:value-type="float" office:value="0.006986002" calcext:value-type="float">
            <text:p>0.006986002</text:p>
          </table:table-cell>
          <table:table-cell office:value-type="float" office:value="0.00651607" calcext:value-type="float">
            <text:p>0.00651607</text:p>
          </table:table-cell>
          <table:table-cell office:value-type="float" office:value="0.004528428" calcext:value-type="float">
            <text:p>0.004528428</text:p>
          </table:table-cell>
          <table:table-cell office:value-type="float" office:value="0.007861672" calcext:value-type="float">
            <text:p>0.007861672</text:p>
          </table:table-cell>
          <table:table-cell office:value-type="float" office:value="0.01643433" calcext:value-type="float">
            <text:p>0.01643433</text:p>
          </table:table-cell>
          <table:table-cell office:value-type="float" office:value="0.04608297" calcext:value-type="float">
            <text:p>0.04608297</text:p>
          </table:table-cell>
          <table:table-cell office:value-type="float" office:value="0.06354015" calcext:value-type="float">
            <text:p>0.06354015</text:p>
          </table:table-cell>
          <table:table-cell office:value-type="float" office:value="0.06396227" calcext:value-type="float">
            <text:p>0.06396227</text:p>
          </table:table-cell>
          <table:table-cell office:value-type="float" office:value="0.05717625" calcext:value-type="float">
            <text:p>0.05717625</text:p>
          </table:table-cell>
          <table:table-cell office:value-type="float" office:value="0.1305973" calcext:value-type="float">
            <text:p>0.1305973</text:p>
          </table:table-cell>
          <table:table-cell office:value-type="float" office:value="0.1356627" calcext:value-type="float">
            <text:p>0.1356627</text:p>
          </table:table-cell>
          <table:table-cell office:value-type="float" office:value="0" calcext:value-type="float">
            <text:p>0</text:p>
          </table:table-cell>
          <table:table-cell office:value-type="float" office:value="26.7384" calcext:value-type="float">
            <text:p>26.7384</text:p>
          </table:table-cell>
          <table:table-cell office:value-type="float" office:value="19.54252" calcext:value-type="float">
            <text:p>19.54252</text:p>
          </table:table-cell>
          <table:table-cell office:value-type="float" office:value="9.54014" calcext:value-type="float">
            <text:p>9.54014</text:p>
          </table:table-cell>
          <table:table-cell office:value-type="float" office:value="5.379329" calcext:value-type="float">
            <text:p>5.379329</text:p>
          </table:table-cell>
          <table:table-cell office:value-type="float" office:value="3.986557" calcext:value-type="float">
            <text:p>3.986557</text:p>
          </table:table-cell>
          <table:table-cell office:value-type="float" office:value="1.790975" calcext:value-type="float">
            <text:p>1.790975</text:p>
          </table:table-cell>
          <table:table-cell office:value-type="float" office:value="1.513447" calcext:value-type="float">
            <text:p>1.513447</text:p>
          </table:table-cell>
          <table:table-cell office:value-type="float" office:value="3.48083" calcext:value-type="float">
            <text:p>3.48083</text:p>
          </table:table-cell>
          <table:table-cell office:value-type="float" office:value="5.576688" calcext:value-type="float">
            <text:p>5.576688</text:p>
          </table:table-cell>
          <table:table-cell office:value-type="float" office:value="5.732888" calcext:value-type="float">
            <text:p>5.732888</text:p>
          </table:table-cell>
          <table:table-cell office:value-type="float" office:value="6.005338" calcext:value-type="float">
            <text:p>6.005338</text:p>
          </table:table-cell>
          <table:table-cell office:value-type="float" office:value="6.198222" calcext:value-type="float">
            <text:p>6.198222</text:p>
          </table:table-cell>
          <table:table-cell office:value-type="float" office:value="6.70913" calcext:value-type="float">
            <text:p>6.70913</text:p>
          </table:table-cell>
          <table:table-cell office:value-type="float" office:value="7.194518" calcext:value-type="float">
            <text:p>7.194518</text:p>
          </table:table-cell>
          <table:table-cell office:value-type="float" office:value="0" calcext:value-type="float">
            <text:p>0</text:p>
          </table:table-cell>
          <table:table-cell office:value-type="float" office:value="0.006164308" calcext:value-type="float">
            <text:p>0.0061643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5082002" calcext:value-type="float">
            <text:p>15082002</text:p>
          </table:table-cell>
          <table:table-cell office:value-type="float" office:value="0.9299215" calcext:value-type="float">
            <text:p>0.9299215</text:p>
          </table:table-cell>
          <table:table-cell office:value-type="float" office:value="136.3258" calcext:value-type="float">
            <text:p>136.3258</text:p>
          </table:table-cell>
          <table:table-cell office:value-type="float" office:value="0" calcext:value-type="float">
            <text:p>0</text:p>
          </table:table-cell>
          <table:table-cell office:value-type="float" office:value="-2.628998" calcext:value-type="float">
            <text:p>-2.628998</text:p>
          </table:table-cell>
          <table:table-cell office:value-type="float" office:value="23.47559" calcext:value-type="float">
            <text:p>23.47559</text:p>
          </table:table-cell>
          <table:table-cell office:value-type="float" office:value="0.00003514408" calcext:value-type="float">
            <text:p>3.514408E-05</text:p>
          </table:table-cell>
          <table:table-cell office:value-type="float" office:value="0.000003902146" calcext:value-type="float">
            <text:p>3.902146E-06</text:p>
          </table:table-cell>
          <table:table-cell office:value-type="float" office:value="0.0001339922" calcext:value-type="float">
            <text:p>0.0001339922</text:p>
          </table:table-cell>
          <table:table-cell office:value-type="float" office:value="-0.0008622567" calcext:value-type="float">
            <text:p>-0.0008622567</text:p>
          </table:table-cell>
          <table:table-cell office:value-type="float" office:value="1179.556" calcext:value-type="float">
            <text:p>1179.556</text:p>
          </table:table-cell>
          <table:table-cell office:value-type="float" office:value="1.133004" calcext:value-type="float">
            <text:p>1.133004</text:p>
          </table:table-cell>
          <table:table-cell office:value-type="float" office:value="0" calcext:value-type="float">
            <text:p>0</text:p>
          </table:table-cell>
          <table:table-cell office:value-type="float" office:value="0.05960614" calcext:value-type="float">
            <text:p>0.05960614</text:p>
          </table:table-cell>
          <table:table-cell office:value-type="float" office:value="0.02082077" calcext:value-type="float">
            <text:p>0.02082077</text:p>
          </table:table-cell>
          <table:table-cell office:value-type="float" office:value="0.009247091" calcext:value-type="float">
            <text:p>0.009247091</text:p>
          </table:table-cell>
          <table:table-cell office:value-type="float" office:value="0.007076174" calcext:value-type="float">
            <text:p>0.007076174</text:p>
          </table:table-cell>
          <table:table-cell office:value-type="float" office:value="0.006574083" calcext:value-type="float">
            <text:p>0.006574083</text:p>
          </table:table-cell>
          <table:table-cell office:value-type="float" office:value="0.004537918" calcext:value-type="float">
            <text:p>0.004537918</text:p>
          </table:table-cell>
          <table:table-cell office:value-type="float" office:value="0.007982434" calcext:value-type="float">
            <text:p>0.007982434</text:p>
          </table:table-cell>
          <table:table-cell office:value-type="float" office:value="0.01596303" calcext:value-type="float">
            <text:p>0.01596303</text:p>
          </table:table-cell>
          <table:table-cell office:value-type="float" office:value="0.04432361" calcext:value-type="float">
            <text:p>0.04432361</text:p>
          </table:table-cell>
          <table:table-cell office:value-type="float" office:value="0.06130826" calcext:value-type="float">
            <text:p>0.06130826</text:p>
          </table:table-cell>
          <table:table-cell office:value-type="float" office:value="0.06149104" calcext:value-type="float">
            <text:p>0.06149104</text:p>
          </table:table-cell>
          <table:table-cell office:value-type="float" office:value="0.05387476" calcext:value-type="float">
            <text:p>0.05387476</text:p>
          </table:table-cell>
          <table:table-cell office:value-type="float" office:value="0.1306798" calcext:value-type="float">
            <text:p>0.1306798</text:p>
          </table:table-cell>
          <table:table-cell office:value-type="float" office:value="0.1357505" calcext:value-type="float">
            <text:p>0.1357505</text:p>
          </table:table-cell>
          <table:table-cell office:value-type="float" office:value="0" calcext:value-type="float">
            <text:p>0</text:p>
          </table:table-cell>
          <table:table-cell office:value-type="float" office:value="26.69389" calcext:value-type="float">
            <text:p>26.69389</text:p>
          </table:table-cell>
          <table:table-cell office:value-type="float" office:value="19.49721" calcext:value-type="float">
            <text:p>19.49721</text:p>
          </table:table-cell>
          <table:table-cell office:value-type="float" office:value="9.524187" calcext:value-type="float">
            <text:p>9.524187</text:p>
          </table:table-cell>
          <table:table-cell office:value-type="float" office:value="5.370847" calcext:value-type="float">
            <text:p>5.370847</text:p>
          </table:table-cell>
          <table:table-cell office:value-type="float" office:value="3.980638" calcext:value-type="float">
            <text:p>3.980638</text:p>
          </table:table-cell>
          <table:table-cell office:value-type="float" office:value="1.789462" calcext:value-type="float">
            <text:p>1.789462</text:p>
          </table:table-cell>
          <table:table-cell office:value-type="float" office:value="1.511968" calcext:value-type="float">
            <text:p>1.511968</text:p>
          </table:table-cell>
          <table:table-cell office:value-type="float" office:value="3.47636" calcext:value-type="float">
            <text:p>3.47636</text:p>
          </table:table-cell>
          <table:table-cell office:value-type="float" office:value="5.570195" calcext:value-type="float">
            <text:p>5.570195</text:p>
          </table:table-cell>
          <table:table-cell office:value-type="float" office:value="5.728395" calcext:value-type="float">
            <text:p>5.728395</text:p>
          </table:table-cell>
          <table:table-cell office:value-type="float" office:value="5.999417" calcext:value-type="float">
            <text:p>5.999417</text:p>
          </table:table-cell>
          <table:table-cell office:value-type="float" office:value="6.189669" calcext:value-type="float">
            <text:p>6.189669</text:p>
          </table:table-cell>
          <table:table-cell office:value-type="float" office:value="6.716857" calcext:value-type="float">
            <text:p>6.716857</text:p>
          </table:table-cell>
          <table:table-cell office:value-type="float" office:value="7.202683" calcext:value-type="float">
            <text:p>7.202683</text:p>
          </table:table-cell>
          <table:table-cell office:value-type="float" office:value="0" calcext:value-type="float">
            <text:p>0</text:p>
          </table:table-cell>
          <table:table-cell office:value-type="float" office:value="0.1572287" calcext:value-type="float">
            <text:p>0.15722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6082002" calcext:value-type="float">
            <text:p>16082002</text:p>
          </table:table-cell>
          <table:table-cell office:value-type="float" office:value="0.9268985" calcext:value-type="float">
            <text:p>0.9268985</text:p>
          </table:table-cell>
          <table:table-cell office:value-type="float" office:value="136.324" calcext:value-type="float">
            <text:p>136.324</text:p>
          </table:table-cell>
          <table:table-cell office:value-type="float" office:value="0" calcext:value-type="float">
            <text:p>0</text:p>
          </table:table-cell>
          <table:table-cell office:value-type="float" office:value="-2.684272" calcext:value-type="float">
            <text:p>-2.684272</text:p>
          </table:table-cell>
          <table:table-cell office:value-type="float" office:value="23.46476" calcext:value-type="float">
            <text:p>23.46476</text:p>
          </table:table-cell>
          <table:table-cell office:value-type="float" office:value="0.00003514408" calcext:value-type="float">
            <text:p>3.514408E-05</text:p>
          </table:table-cell>
          <table:table-cell office:value-type="float" office:value="0.00000405241" calcext:value-type="float">
            <text:p>4.05241E-06</text:p>
          </table:table-cell>
          <table:table-cell office:value-type="float" office:value="0.0001339922" calcext:value-type="float">
            <text:p>0.0001339922</text:p>
          </table:table-cell>
          <table:table-cell office:value-type="float" office:value="-0.0008616859" calcext:value-type="float">
            <text:p>-0.0008616859</text:p>
          </table:table-cell>
          <table:table-cell office:value-type="float" office:value="1179.518" calcext:value-type="float">
            <text:p>1179.518</text:p>
          </table:table-cell>
          <table:table-cell office:value-type="float" office:value="1.140863" calcext:value-type="float">
            <text:p>1.140863</text:p>
          </table:table-cell>
          <table:table-cell office:value-type="float" office:value="0" calcext:value-type="float">
            <text:p>0</text:p>
          </table:table-cell>
          <table:table-cell office:value-type="float" office:value="0.01823315" calcext:value-type="float">
            <text:p>0.01823315</text:p>
          </table:table-cell>
          <table:table-cell office:value-type="float" office:value="0.02190796" calcext:value-type="float">
            <text:p>0.02190796</text:p>
          </table:table-cell>
          <table:table-cell office:value-type="float" office:value="0.009699891" calcext:value-type="float">
            <text:p>0.009699891</text:p>
          </table:table-cell>
          <table:table-cell office:value-type="float" office:value="0.007253818" calcext:value-type="float">
            <text:p>0.007253818</text:p>
          </table:table-cell>
          <table:table-cell office:value-type="float" office:value="0.006623964" calcext:value-type="float">
            <text:p>0.006623964</text:p>
          </table:table-cell>
          <table:table-cell office:value-type="float" office:value="0.004516465" calcext:value-type="float">
            <text:p>0.004516465</text:p>
          </table:table-cell>
          <table:table-cell office:value-type="float" office:value="0.00796315" calcext:value-type="float">
            <text:p>0.00796315</text:p>
          </table:table-cell>
          <table:table-cell office:value-type="float" office:value="0.01551257" calcext:value-type="float">
            <text:p>0.01551257</text:p>
          </table:table-cell>
          <table:table-cell office:value-type="float" office:value="0.04210729" calcext:value-type="float">
            <text:p>0.04210729</text:p>
          </table:table-cell>
          <table:table-cell office:value-type="float" office:value="0.05902606" calcext:value-type="float">
            <text:p>0.05902606</text:p>
          </table:table-cell>
          <table:table-cell office:value-type="float" office:value="0.05931916" calcext:value-type="float">
            <text:p>0.05931916</text:p>
          </table:table-cell>
          <table:table-cell office:value-type="float" office:value="0.04980575" calcext:value-type="float">
            <text:p>0.04980575</text:p>
          </table:table-cell>
          <table:table-cell office:value-type="float" office:value="0.1307625" calcext:value-type="float">
            <text:p>0.1307625</text:p>
          </table:table-cell>
          <table:table-cell office:value-type="float" office:value="0.1358382" calcext:value-type="float">
            <text:p>0.1358382</text:p>
          </table:table-cell>
          <table:table-cell office:value-type="float" office:value="0" calcext:value-type="float">
            <text:p>0</text:p>
          </table:table-cell>
          <table:table-cell office:value-type="float" office:value="26.62858" calcext:value-type="float">
            <text:p>26.62858</text:p>
          </table:table-cell>
          <table:table-cell office:value-type="float" office:value="19.45615" calcext:value-type="float">
            <text:p>19.45615</text:p>
          </table:table-cell>
          <table:table-cell office:value-type="float" office:value="9.508174" calcext:value-type="float">
            <text:p>9.508174</text:p>
          </table:table-cell>
          <table:table-cell office:value-type="float" office:value="5.362401" calcext:value-type="float">
            <text:p>5.362401</text:p>
          </table:table-cell>
          <table:table-cell office:value-type="float" office:value="3.974697" calcext:value-type="float">
            <text:p>3.974697</text:p>
          </table:table-cell>
          <table:table-cell office:value-type="float" office:value="1.787936" calcext:value-type="float">
            <text:p>1.787936</text:p>
          </table:table-cell>
          <table:table-cell office:value-type="float" office:value="1.510506" calcext:value-type="float">
            <text:p>1.510506</text:p>
          </table:table-cell>
          <table:table-cell office:value-type="float" office:value="3.471812" calcext:value-type="float">
            <text:p>3.471812</text:p>
          </table:table-cell>
          <table:table-cell office:value-type="float" office:value="5.563347" calcext:value-type="float">
            <text:p>5.563347</text:p>
          </table:table-cell>
          <table:table-cell office:value-type="float" office:value="5.723432" calcext:value-type="float">
            <text:p>5.723432</text:p>
          </table:table-cell>
          <table:table-cell office:value-type="float" office:value="5.992962" calcext:value-type="float">
            <text:p>5.992962</text:p>
          </table:table-cell>
          <table:table-cell office:value-type="float" office:value="6.180196" calcext:value-type="float">
            <text:p>6.180196</text:p>
          </table:table-cell>
          <table:table-cell office:value-type="float" office:value="6.724572" calcext:value-type="float">
            <text:p>6.724572</text:p>
          </table:table-cell>
          <table:table-cell office:value-type="float" office:value="7.210838" calcext:value-type="float">
            <text:p>7.210838</text:p>
          </table:table-cell>
          <table:table-cell office:value-type="float" office:value="0" calcext:value-type="float">
            <text:p>0</text:p>
          </table:table-cell>
          <table:table-cell office:value-type="float" office:value="0.01300248" calcext:value-type="float">
            <text:p>0.013002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7082002" calcext:value-type="float">
            <text:p>17082002</text:p>
          </table:table-cell>
          <table:table-cell office:value-type="float" office:value="0.9289049" calcext:value-type="float">
            <text:p>0.9289049</text:p>
          </table:table-cell>
          <table:table-cell office:value-type="float" office:value="136.3228" calcext:value-type="float">
            <text:p>136.3228</text:p>
          </table:table-cell>
          <table:table-cell office:value-type="float" office:value="0" calcext:value-type="float">
            <text:p>0</text:p>
          </table:table-cell>
          <table:table-cell office:value-type="float" office:value="-2.735342" calcext:value-type="float">
            <text:p>-2.735342</text:p>
          </table:table-cell>
          <table:table-cell office:value-type="float" office:value="23.45184" calcext:value-type="float">
            <text:p>23.45184</text:p>
          </table:table-cell>
          <table:table-cell office:value-type="float" office:value="0.00003514408" calcext:value-type="float">
            <text:p>3.514408E-05</text:p>
          </table:table-cell>
          <table:table-cell office:value-type="float" office:value="0.000005509742" calcext:value-type="float">
            <text:p>5.509742E-06</text:p>
          </table:table-cell>
          <table:table-cell office:value-type="float" office:value="0.0001339922" calcext:value-type="float">
            <text:p>0.0001339922</text:p>
          </table:table-cell>
          <table:table-cell office:value-type="float" office:value="-0.0008690847" calcext:value-type="float">
            <text:p>-0.0008690847</text:p>
          </table:table-cell>
          <table:table-cell office:value-type="float" office:value="1179.479" calcext:value-type="float">
            <text:p>1179.479</text:p>
          </table:table-cell>
          <table:table-cell office:value-type="float" office:value="1.151288" calcext:value-type="float">
            <text:p>1.151288</text:p>
          </table:table-cell>
          <table:table-cell office:value-type="float" office:value="0" calcext:value-type="float">
            <text:p>0</text:p>
          </table:table-cell>
          <table:table-cell office:value-type="float" office:value="0.01075693" calcext:value-type="float">
            <text:p>0.01075693</text:p>
          </table:table-cell>
          <table:table-cell office:value-type="float" office:value="0.01446172" calcext:value-type="float">
            <text:p>0.01446172</text:p>
          </table:table-cell>
          <table:table-cell office:value-type="float" office:value="0.008649959" calcext:value-type="float">
            <text:p>0.008649959</text:p>
          </table:table-cell>
          <table:table-cell office:value-type="float" office:value="0.0066349" calcext:value-type="float">
            <text:p>0.0066349</text:p>
          </table:table-cell>
          <table:table-cell office:value-type="float" office:value="0.00621567" calcext:value-type="float">
            <text:p>0.00621567</text:p>
          </table:table-cell>
          <table:table-cell office:value-type="float" office:value="0.004420158" calcext:value-type="float">
            <text:p>0.004420158</text:p>
          </table:table-cell>
          <table:table-cell office:value-type="float" office:value="0.007547508" calcext:value-type="float">
            <text:p>0.007547508</text:p>
          </table:table-cell>
          <table:table-cell office:value-type="float" office:value="0.01526194" calcext:value-type="float">
            <text:p>0.01526194</text:p>
          </table:table-cell>
          <table:table-cell office:value-type="float" office:value="0.04173172" calcext:value-type="float">
            <text:p>0.04173172</text:p>
          </table:table-cell>
          <table:table-cell office:value-type="float" office:value="0.0587987" calcext:value-type="float">
            <text:p>0.0587987</text:p>
          </table:table-cell>
          <table:table-cell office:value-type="float" office:value="0.05917654" calcext:value-type="float">
            <text:p>0.05917654</text:p>
          </table:table-cell>
          <table:table-cell office:value-type="float" office:value="0.04858077" calcext:value-type="float">
            <text:p>0.04858077</text:p>
          </table:table-cell>
          <table:table-cell office:value-type="float" office:value="0.1310963" calcext:value-type="float">
            <text:p>0.1310963</text:p>
          </table:table-cell>
          <table:table-cell office:value-type="float" office:value="0.135847" calcext:value-type="float">
            <text:p>0.135847</text:p>
          </table:table-cell>
          <table:table-cell office:value-type="float" office:value="0" calcext:value-type="float">
            <text:p>0</text:p>
          </table:table-cell>
          <table:table-cell office:value-type="float" office:value="26.53052" calcext:value-type="float">
            <text:p>26.53052</text:p>
          </table:table-cell>
          <table:table-cell office:value-type="float" office:value="19.38661" calcext:value-type="float">
            <text:p>19.38661</text:p>
          </table:table-cell>
          <table:table-cell office:value-type="float" office:value="9.491883" calcext:value-type="float">
            <text:p>9.491883</text:p>
          </table:table-cell>
          <table:table-cell office:value-type="float" office:value="5.353637" calcext:value-type="float">
            <text:p>5.353637</text:p>
          </table:table-cell>
          <table:table-cell office:value-type="float" office:value="3.968679" calcext:value-type="float">
            <text:p>3.968679</text:p>
          </table:table-cell>
          <table:table-cell office:value-type="float" office:value="1.786413" calcext:value-type="float">
            <text:p>1.786413</text:p>
          </table:table-cell>
          <table:table-cell office:value-type="float" office:value="1.5089" calcext:value-type="float">
            <text:p>1.5089</text:p>
          </table:table-cell>
          <table:table-cell office:value-type="float" office:value="3.467223" calcext:value-type="float">
            <text:p>3.467223</text:p>
          </table:table-cell>
          <table:table-cell office:value-type="float" office:value="5.556349" calcext:value-type="float">
            <text:p>5.556349</text:p>
          </table:table-cell>
          <table:table-cell office:value-type="float" office:value="5.718295" calcext:value-type="float">
            <text:p>5.718295</text:p>
          </table:table-cell>
          <table:table-cell office:value-type="float" office:value="5.986357" calcext:value-type="float">
            <text:p>5.986357</text:p>
          </table:table-cell>
          <table:table-cell office:value-type="float" office:value="6.170211" calcext:value-type="float">
            <text:p>6.170211</text:p>
          </table:table-cell>
          <table:table-cell office:value-type="float" office:value="6.732257" calcext:value-type="float">
            <text:p>6.732257</text:p>
          </table:table-cell>
          <table:table-cell office:value-type="float" office:value="7.218978" calcext:value-type="float">
            <text:p>7.218978</text:p>
          </table:table-cell>
          <table:table-cell office:value-type="float" office:value="0" calcext:value-type="float">
            <text:p>0</text:p>
          </table:table-cell>
          <table:table-cell office:value-type="float" office:value="0.009572148" calcext:value-type="float">
            <text:p>0.0095721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8082002" calcext:value-type="float">
            <text:p>18082002</text:p>
          </table:table-cell>
          <table:table-cell office:value-type="float" office:value="0.9336523" calcext:value-type="float">
            <text:p>0.9336523</text:p>
          </table:table-cell>
          <table:table-cell office:value-type="float" office:value="136.3213" calcext:value-type="float">
            <text:p>136.3213</text:p>
          </table:table-cell>
          <table:table-cell office:value-type="float" office:value="0" calcext:value-type="float">
            <text:p>0</text:p>
          </table:table-cell>
          <table:table-cell office:value-type="float" office:value="-2.783359" calcext:value-type="float">
            <text:p>-2.783359</text:p>
          </table:table-cell>
          <table:table-cell office:value-type="float" office:value="23.43906" calcext:value-type="float">
            <text:p>23.43906</text:p>
          </table:table-cell>
          <table:table-cell office:value-type="float" office:value="0.00003514408" calcext:value-type="float">
            <text:p>3.514408E-05</text:p>
          </table:table-cell>
          <table:table-cell office:value-type="float" office:value="0.000005509742" calcext:value-type="float">
            <text:p>5.509742E-06</text:p>
          </table:table-cell>
          <table:table-cell office:value-type="float" office:value="0.0001339922" calcext:value-type="float">
            <text:p>0.0001339922</text:p>
          </table:table-cell>
          <table:table-cell office:value-type="float" office:value="-0.0009910349" calcext:value-type="float">
            <text:p>-0.0009910349</text:p>
          </table:table-cell>
          <table:table-cell office:value-type="float" office:value="1179.442" calcext:value-type="float">
            <text:p>1179.442</text:p>
          </table:table-cell>
          <table:table-cell office:value-type="float" office:value="1.158069" calcext:value-type="float">
            <text:p>1.158069</text:p>
          </table:table-cell>
          <table:table-cell office:value-type="float" office:value="0" calcext:value-type="float">
            <text:p>0</text:p>
          </table:table-cell>
          <table:table-cell office:value-type="float" office:value="0.01996386" calcext:value-type="float">
            <text:p>0.01996386</text:p>
          </table:table-cell>
          <table:table-cell office:value-type="float" office:value="0.01635294" calcext:value-type="float">
            <text:p>0.01635294</text:p>
          </table:table-cell>
          <table:table-cell office:value-type="float" office:value="0.008327065" calcext:value-type="float">
            <text:p>0.008327065</text:p>
          </table:table-cell>
          <table:table-cell office:value-type="float" office:value="0.006303009" calcext:value-type="float">
            <text:p>0.006303009</text:p>
          </table:table-cell>
          <table:table-cell office:value-type="float" office:value="0.005818611" calcext:value-type="float">
            <text:p>0.005818611</text:p>
          </table:table-cell>
          <table:table-cell office:value-type="float" office:value="0.004231954" calcext:value-type="float">
            <text:p>0.004231954</text:p>
          </table:table-cell>
          <table:table-cell office:value-type="float" office:value="0.007488855" calcext:value-type="float">
            <text:p>0.007488855</text:p>
          </table:table-cell>
          <table:table-cell office:value-type="float" office:value="0.01498164" calcext:value-type="float">
            <text:p>0.01498164</text:p>
          </table:table-cell>
          <table:table-cell office:value-type="float" office:value="0.04085353" calcext:value-type="float">
            <text:p>0.04085353</text:p>
          </table:table-cell>
          <table:table-cell office:value-type="float" office:value="0.05773977" calcext:value-type="float">
            <text:p>0.05773977</text:p>
          </table:table-cell>
          <table:table-cell office:value-type="float" office:value="0.05793276" calcext:value-type="float">
            <text:p>0.05793276</text:p>
          </table:table-cell>
          <table:table-cell office:value-type="float" office:value="0.04861401" calcext:value-type="float">
            <text:p>0.04861401</text:p>
          </table:table-cell>
          <table:table-cell office:value-type="float" office:value="0.1309967" calcext:value-type="float">
            <text:p>0.1309967</text:p>
          </table:table-cell>
          <table:table-cell office:value-type="float" office:value="0.1359766" calcext:value-type="float">
            <text:p>0.1359766</text:p>
          </table:table-cell>
          <table:table-cell office:value-type="float" office:value="0" calcext:value-type="float">
            <text:p>0</text:p>
          </table:table-cell>
          <table:table-cell office:value-type="float" office:value="26.45673" calcext:value-type="float">
            <text:p>26.45673</text:p>
          </table:table-cell>
          <table:table-cell office:value-type="float" office:value="19.32601" calcext:value-type="float">
            <text:p>19.32601</text:p>
          </table:table-cell>
          <table:table-cell office:value-type="float" office:value="9.474957" calcext:value-type="float">
            <text:p>9.474957</text:p>
          </table:table-cell>
          <table:table-cell office:value-type="float" office:value="5.344684" calcext:value-type="float">
            <text:p>5.344684</text:p>
          </table:table-cell>
          <table:table-cell office:value-type="float" office:value="3.962414" calcext:value-type="float">
            <text:p>3.962414</text:p>
          </table:table-cell>
          <table:table-cell office:value-type="float" office:value="1.78485" calcext:value-type="float">
            <text:p>1.78485</text:p>
          </table:table-cell>
          <table:table-cell office:value-type="float" office:value="1.507308" calcext:value-type="float">
            <text:p>1.507308</text:p>
          </table:table-cell>
          <table:table-cell office:value-type="float" office:value="3.462589" calcext:value-type="float">
            <text:p>3.462589</text:p>
          </table:table-cell>
          <table:table-cell office:value-type="float" office:value="5.54923" calcext:value-type="float">
            <text:p>5.54923</text:p>
          </table:table-cell>
          <table:table-cell office:value-type="float" office:value="5.712991" calcext:value-type="float">
            <text:p>5.712991</text:p>
          </table:table-cell>
          <table:table-cell office:value-type="float" office:value="5.979529" calcext:value-type="float">
            <text:p>5.979529</text:p>
          </table:table-cell>
          <table:table-cell office:value-type="float" office:value="6.159958" calcext:value-type="float">
            <text:p>6.159958</text:p>
          </table:table-cell>
          <table:table-cell office:value-type="float" office:value="6.740214" calcext:value-type="float">
            <text:p>6.740214</text:p>
          </table:table-cell>
          <table:table-cell office:value-type="float" office:value="7.226846" calcext:value-type="float">
            <text:p>7.226846</text:p>
          </table:table-cell>
          <table:table-cell office:value-type="float" office:value="0" calcext:value-type="float">
            <text:p>0</text:p>
          </table:table-cell>
          <table:table-cell office:value-type="float" office:value="0.00887478" calcext:value-type="float">
            <text:p>0.008874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9082002" calcext:value-type="float">
            <text:p>19082002</text:p>
          </table:table-cell>
          <table:table-cell office:value-type="float" office:value="0.931358" calcext:value-type="float">
            <text:p>0.931358</text:p>
          </table:table-cell>
          <table:table-cell office:value-type="float" office:value="136.3199" calcext:value-type="float">
            <text:p>136.3199</text:p>
          </table:table-cell>
          <table:table-cell office:value-type="float" office:value="0" calcext:value-type="float">
            <text:p>0</text:p>
          </table:table-cell>
          <table:table-cell office:value-type="float" office:value="-2.835362" calcext:value-type="float">
            <text:p>-2.835362</text:p>
          </table:table-cell>
          <table:table-cell office:value-type="float" office:value="23.42747" calcext:value-type="float">
            <text:p>23.42747</text:p>
          </table:table-cell>
          <table:table-cell office:value-type="float" office:value="0.00003514408" calcext:value-type="float">
            <text:p>3.514408E-05</text:p>
          </table:table-cell>
          <table:table-cell office:value-type="float" office:value="0.000005509753" calcext:value-type="float">
            <text:p>5.509753E-06</text:p>
          </table:table-cell>
          <table:table-cell office:value-type="float" office:value="0.0001339922" calcext:value-type="float">
            <text:p>0.0001339922</text:p>
          </table:table-cell>
          <table:table-cell office:value-type="float" office:value="-0.001105779" calcext:value-type="float">
            <text:p>-0.001105779</text:p>
          </table:table-cell>
          <table:table-cell office:value-type="float" office:value="1179.403" calcext:value-type="float">
            <text:p>1179.403</text:p>
          </table:table-cell>
          <table:table-cell office:value-type="float" office:value="1.16372" calcext:value-type="float">
            <text:p>1.16372</text:p>
          </table:table-cell>
          <table:table-cell office:value-type="float" office:value="0" calcext:value-type="float">
            <text:p>0</text:p>
          </table:table-cell>
          <table:table-cell office:value-type="float" office:value="0.03196784" calcext:value-type="float">
            <text:p>0.03196784</text:p>
          </table:table-cell>
          <table:table-cell office:value-type="float" office:value="0.0190289" calcext:value-type="float">
            <text:p>0.0190289</text:p>
          </table:table-cell>
          <table:table-cell office:value-type="float" office:value="0.008611481" calcext:value-type="float">
            <text:p>0.008611481</text:p>
          </table:table-cell>
          <table:table-cell office:value-type="float" office:value="0.006512728" calcext:value-type="float">
            <text:p>0.006512728</text:p>
          </table:table-cell>
          <table:table-cell office:value-type="float" office:value="0.005968034" calcext:value-type="float">
            <text:p>0.005968034</text:p>
          </table:table-cell>
          <table:table-cell office:value-type="float" office:value="0.004268928" calcext:value-type="float">
            <text:p>0.004268928</text:p>
          </table:table-cell>
          <table:table-cell office:value-type="float" office:value="0.007564639" calcext:value-type="float">
            <text:p>0.007564639</text:p>
          </table:table-cell>
          <table:table-cell office:value-type="float" office:value="0.01470692" calcext:value-type="float">
            <text:p>0.01470692</text:p>
          </table:table-cell>
          <table:table-cell office:value-type="float" office:value="0.04028911" calcext:value-type="float">
            <text:p>0.04028911</text:p>
          </table:table-cell>
          <table:table-cell office:value-type="float" office:value="0.05723153" calcext:value-type="float">
            <text:p>0.05723153</text:p>
          </table:table-cell>
          <table:table-cell office:value-type="float" office:value="0.05735677" calcext:value-type="float">
            <text:p>0.05735677</text:p>
          </table:table-cell>
          <table:table-cell office:value-type="float" office:value="0.0581258" calcext:value-type="float">
            <text:p>0.0581258</text:p>
          </table:table-cell>
          <table:table-cell office:value-type="float" office:value="0.1310237" calcext:value-type="float">
            <text:p>0.1310237</text:p>
          </table:table-cell>
          <table:table-cell office:value-type="float" office:value="0.1360729" calcext:value-type="float">
            <text:p>0.1360729</text:p>
          </table:table-cell>
          <table:table-cell office:value-type="float" office:value="0" calcext:value-type="float">
            <text:p>0</text:p>
          </table:table-cell>
          <table:table-cell office:value-type="float" office:value="26.39751" calcext:value-type="float">
            <text:p>26.39751</text:p>
          </table:table-cell>
          <table:table-cell office:value-type="float" office:value="19.27488" calcext:value-type="float">
            <text:p>19.27488</text:p>
          </table:table-cell>
          <table:table-cell office:value-type="float" office:value="9.457896" calcext:value-type="float">
            <text:p>9.457896</text:p>
          </table:table-cell>
          <table:table-cell office:value-type="float" office:value="5.335727" calcext:value-type="float">
            <text:p>5.335727</text:p>
          </table:table-cell>
          <table:table-cell office:value-type="float" office:value="3.956097" calcext:value-type="float">
            <text:p>3.956097</text:p>
          </table:table-cell>
          <table:table-cell office:value-type="float" office:value="1.783269" calcext:value-type="float">
            <text:p>1.783269</text:p>
          </table:table-cell>
          <table:table-cell office:value-type="float" office:value="1.505733" calcext:value-type="float">
            <text:p>1.505733</text:p>
          </table:table-cell>
          <table:table-cell office:value-type="float" office:value="3.457914" calcext:value-type="float">
            <text:p>3.457914</text:p>
          </table:table-cell>
          <table:table-cell office:value-type="float" office:value="5.542054" calcext:value-type="float">
            <text:p>5.542054</text:p>
          </table:table-cell>
          <table:table-cell office:value-type="float" office:value="5.707614" calcext:value-type="float">
            <text:p>5.707614</text:p>
          </table:table-cell>
          <table:table-cell office:value-type="float" office:value="5.972606" calcext:value-type="float">
            <text:p>5.972606</text:p>
          </table:table-cell>
          <table:table-cell office:value-type="float" office:value="6.15112" calcext:value-type="float">
            <text:p>6.15112</text:p>
          </table:table-cell>
          <table:table-cell office:value-type="float" office:value="6.748053" calcext:value-type="float">
            <text:p>6.748053</text:p>
          </table:table-cell>
          <table:table-cell office:value-type="float" office:value="7.234801" calcext:value-type="float">
            <text:p>7.234801</text:p>
          </table:table-cell>
          <table:table-cell office:value-type="float" office:value="0" calcext:value-type="float">
            <text:p>0</text:p>
          </table:table-cell>
          <table:table-cell office:value-type="float" office:value="0.01172629" calcext:value-type="float">
            <text:p>0.011726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0082002" calcext:value-type="float">
            <text:p>20082002</text:p>
          </table:table-cell>
          <table:table-cell office:value-type="float" office:value="0.9273649" calcext:value-type="float">
            <text:p>0.9273649</text:p>
          </table:table-cell>
          <table:table-cell office:value-type="float" office:value="136.3208" calcext:value-type="float">
            <text:p>136.3208</text:p>
          </table:table-cell>
          <table:table-cell office:value-type="float" office:value="0" calcext:value-type="float">
            <text:p>0</text:p>
          </table:table-cell>
          <table:table-cell office:value-type="float" office:value="-2.889455" calcext:value-type="float">
            <text:p>-2.889455</text:p>
          </table:table-cell>
          <table:table-cell office:value-type="float" office:value="23.41501" calcext:value-type="float">
            <text:p>23.41501</text:p>
          </table:table-cell>
          <table:table-cell office:value-type="float" office:value="0.00004714049" calcext:value-type="float">
            <text:p>4.714049E-05</text:p>
          </table:table-cell>
          <table:table-cell office:value-type="float" office:value="0.000007135172" calcext:value-type="float">
            <text:p>7.135172E-06</text:p>
          </table:table-cell>
          <table:table-cell office:value-type="float" office:value="0.0001387678" calcext:value-type="float">
            <text:p>0.0001387678</text:p>
          </table:table-cell>
          <table:table-cell office:value-type="float" office:value="-0.00121425" calcext:value-type="float">
            <text:p>-0.00121425</text:p>
          </table:table-cell>
          <table:table-cell office:value-type="float" office:value="1179.363" calcext:value-type="float">
            <text:p>1179.363</text:p>
          </table:table-cell>
          <table:table-cell office:value-type="float" office:value="1.176512" calcext:value-type="float">
            <text:p>1.176512</text:p>
          </table:table-cell>
          <table:table-cell office:value-type="float" office:value="0" calcext:value-type="float">
            <text:p>0</text:p>
          </table:table-cell>
          <table:table-cell office:value-type="float" office:value="0.01397288" calcext:value-type="float">
            <text:p>0.01397288</text:p>
          </table:table-cell>
          <table:table-cell office:value-type="float" office:value="0.0167132" calcext:value-type="float">
            <text:p>0.0167132</text:p>
          </table:table-cell>
          <table:table-cell office:value-type="float" office:value="0.009384366" calcext:value-type="float">
            <text:p>0.009384366</text:p>
          </table:table-cell>
          <table:table-cell office:value-type="float" office:value="0.006851094" calcext:value-type="float">
            <text:p>0.006851094</text:p>
          </table:table-cell>
          <table:table-cell office:value-type="float" office:value="0.006275861" calcext:value-type="float">
            <text:p>0.006275861</text:p>
          </table:table-cell>
          <table:table-cell office:value-type="float" office:value="0.004364289" calcext:value-type="float">
            <text:p>0.004364289</text:p>
          </table:table-cell>
          <table:table-cell office:value-type="float" office:value="0.007005113" calcext:value-type="float">
            <text:p>0.007005113</text:p>
          </table:table-cell>
          <table:table-cell office:value-type="float" office:value="0.01433882" calcext:value-type="float">
            <text:p>0.01433882</text:p>
          </table:table-cell>
          <table:table-cell office:value-type="float" office:value="0.03921882" calcext:value-type="float">
            <text:p>0.03921882</text:p>
          </table:table-cell>
          <table:table-cell office:value-type="float" office:value="0.05595866" calcext:value-type="float">
            <text:p>0.05595866</text:p>
          </table:table-cell>
          <table:table-cell office:value-type="float" office:value="0.05584542" calcext:value-type="float">
            <text:p>0.05584542</text:p>
          </table:table-cell>
          <table:table-cell office:value-type="float" office:value="0.06208945" calcext:value-type="float">
            <text:p>0.06208945</text:p>
          </table:table-cell>
          <table:table-cell office:value-type="float" office:value="0.1310965" calcext:value-type="float">
            <text:p>0.1310965</text:p>
          </table:table-cell>
          <table:table-cell office:value-type="float" office:value="0.1361683" calcext:value-type="float">
            <text:p>0.1361683</text:p>
          </table:table-cell>
          <table:table-cell office:value-type="float" office:value="0" calcext:value-type="float">
            <text:p>0</text:p>
          </table:table-cell>
          <table:table-cell office:value-type="float" office:value="26.29738" calcext:value-type="float">
            <text:p>26.29738</text:p>
          </table:table-cell>
          <table:table-cell office:value-type="float" office:value="19.1975" calcext:value-type="float">
            <text:p>19.1975</text:p>
          </table:table-cell>
          <table:table-cell office:value-type="float" office:value="9.440911" calcext:value-type="float">
            <text:p>9.440911</text:p>
          </table:table-cell>
          <table:table-cell office:value-type="float" office:value="5.326308" calcext:value-type="float">
            <text:p>5.326308</text:p>
          </table:table-cell>
          <table:table-cell office:value-type="float" office:value="3.949801" calcext:value-type="float">
            <text:p>3.949801</text:p>
          </table:table-cell>
          <table:table-cell office:value-type="float" office:value="1.78169" calcext:value-type="float">
            <text:p>1.78169</text:p>
          </table:table-cell>
          <table:table-cell office:value-type="float" office:value="1.503919" calcext:value-type="float">
            <text:p>1.503919</text:p>
          </table:table-cell>
          <table:table-cell office:value-type="float" office:value="3.453192" calcext:value-type="float">
            <text:p>3.453192</text:p>
          </table:table-cell>
          <table:table-cell office:value-type="float" office:value="5.534737" calcext:value-type="float">
            <text:p>5.534737</text:p>
          </table:table-cell>
          <table:table-cell office:value-type="float" office:value="5.702041" calcext:value-type="float">
            <text:p>5.702041</text:p>
          </table:table-cell>
          <table:table-cell office:value-type="float" office:value="5.965419" calcext:value-type="float">
            <text:p>5.965419</text:p>
          </table:table-cell>
          <table:table-cell office:value-type="float" office:value="6.143954" calcext:value-type="float">
            <text:p>6.143954</text:p>
          </table:table-cell>
          <table:table-cell office:value-type="float" office:value="6.755808" calcext:value-type="float">
            <text:p>6.755808</text:p>
          </table:table-cell>
          <table:table-cell office:value-type="float" office:value="7.24281" calcext:value-type="float">
            <text:p>7.24281</text:p>
          </table:table-cell>
          <table:table-cell office:value-type="float" office:value="0" calcext:value-type="float">
            <text:p>0</text:p>
          </table:table-cell>
          <table:table-cell office:value-type="float" office:value="0.01335382" calcext:value-type="float">
            <text:p>0.013353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1082002" calcext:value-type="float">
            <text:p>21082002</text:p>
          </table:table-cell>
          <table:table-cell office:value-type="float" office:value="0.9395683" calcext:value-type="float">
            <text:p>0.9395683</text:p>
          </table:table-cell>
          <table:table-cell office:value-type="float" office:value="136.3222" calcext:value-type="float">
            <text:p>136.3222</text:p>
          </table:table-cell>
          <table:table-cell office:value-type="float" office:value="0" calcext:value-type="float">
            <text:p>0</text:p>
          </table:table-cell>
          <table:table-cell office:value-type="float" office:value="-2.926863" calcext:value-type="float">
            <text:p>-2.926863</text:p>
          </table:table-cell>
          <table:table-cell office:value-type="float" office:value="23.40213" calcext:value-type="float">
            <text:p>23.40213</text:p>
          </table:table-cell>
          <table:table-cell office:value-type="float" office:value="0.00004714049" calcext:value-type="float">
            <text:p>4.714049E-05</text:p>
          </table:table-cell>
          <table:table-cell office:value-type="float" office:value="0.000007139611" calcext:value-type="float">
            <text:p>7.139611E-06</text:p>
          </table:table-cell>
          <table:table-cell office:value-type="float" office:value="0.0001387678" calcext:value-type="float">
            <text:p>0.0001387678</text:p>
          </table:table-cell>
          <table:table-cell office:value-type="float" office:value="-0.001228234" calcext:value-type="float">
            <text:p>-0.001228234</text:p>
          </table:table-cell>
          <table:table-cell office:value-type="float" office:value="1179.324" calcext:value-type="float">
            <text:p>1179.324</text:p>
          </table:table-cell>
          <table:table-cell office:value-type="float" office:value="1.187492" calcext:value-type="float">
            <text:p>1.187492</text:p>
          </table:table-cell>
          <table:table-cell office:value-type="float" office:value="0" calcext:value-type="float">
            <text:p>0</text:p>
          </table:table-cell>
          <table:table-cell office:value-type="float" office:value="0.01797394" calcext:value-type="float">
            <text:p>0.01797394</text:p>
          </table:table-cell>
          <table:table-cell office:value-type="float" office:value="0.01739731" calcext:value-type="float">
            <text:p>0.01739731</text:p>
          </table:table-cell>
          <table:table-cell office:value-type="float" office:value="0.009390122" calcext:value-type="float">
            <text:p>0.009390122</text:p>
          </table:table-cell>
          <table:table-cell office:value-type="float" office:value="0.007135082" calcext:value-type="float">
            <text:p>0.007135082</text:p>
          </table:table-cell>
          <table:table-cell office:value-type="float" office:value="0.006523327" calcext:value-type="float">
            <text:p>0.006523327</text:p>
          </table:table-cell>
          <table:table-cell office:value-type="float" office:value="0.00449255" calcext:value-type="float">
            <text:p>0.00449255</text:p>
          </table:table-cell>
          <table:table-cell office:value-type="float" office:value="0.007073294" calcext:value-type="float">
            <text:p>0.007073294</text:p>
          </table:table-cell>
          <table:table-cell office:value-type="float" office:value="0.01397476" calcext:value-type="float">
            <text:p>0.01397476</text:p>
          </table:table-cell>
          <table:table-cell office:value-type="float" office:value="0.03857005" calcext:value-type="float">
            <text:p>0.03857005</text:p>
          </table:table-cell>
          <table:table-cell office:value-type="float" office:value="0.0555489" calcext:value-type="float">
            <text:p>0.0555489</text:p>
          </table:table-cell>
          <table:table-cell office:value-type="float" office:value="0.05536478" calcext:value-type="float">
            <text:p>0.05536478</text:p>
          </table:table-cell>
          <table:table-cell office:value-type="float" office:value="0.06387516" calcext:value-type="float">
            <text:p>0.06387516</text:p>
          </table:table-cell>
          <table:table-cell office:value-type="float" office:value="0.1311809" calcext:value-type="float">
            <text:p>0.1311809</text:p>
          </table:table-cell>
          <table:table-cell office:value-type="float" office:value="0.1362628" calcext:value-type="float">
            <text:p>0.1362628</text:p>
          </table:table-cell>
          <table:table-cell office:value-type="float" office:value="0" calcext:value-type="float">
            <text:p>0</text:p>
          </table:table-cell>
          <table:table-cell office:value-type="float" office:value="26.18943" calcext:value-type="float">
            <text:p>26.18943</text:p>
          </table:table-cell>
          <table:table-cell office:value-type="float" office:value="19.11032" calcext:value-type="float">
            <text:p>19.11032</text:p>
          </table:table-cell>
          <table:table-cell office:value-type="float" office:value="9.422817" calcext:value-type="float">
            <text:p>9.422817</text:p>
          </table:table-cell>
          <table:table-cell office:value-type="float" office:value="5.317112" calcext:value-type="float">
            <text:p>5.317112</text:p>
          </table:table-cell>
          <table:table-cell office:value-type="float" office:value="3.943531" calcext:value-type="float">
            <text:p>3.943531</text:p>
          </table:table-cell>
          <table:table-cell office:value-type="float" office:value="1.780128" calcext:value-type="float">
            <text:p>1.780128</text:p>
          </table:table-cell>
          <table:table-cell office:value-type="float" office:value="1.502125" calcext:value-type="float">
            <text:p>1.502125</text:p>
          </table:table-cell>
          <table:table-cell office:value-type="float" office:value="3.448408" calcext:value-type="float">
            <text:p>3.448408</text:p>
          </table:table-cell>
          <table:table-cell office:value-type="float" office:value="5.527302" calcext:value-type="float">
            <text:p>5.527302</text:p>
          </table:table-cell>
          <table:table-cell office:value-type="float" office:value="5.696316" calcext:value-type="float">
            <text:p>5.696316</text:p>
          </table:table-cell>
          <table:table-cell office:value-type="float" office:value="5.958026" calcext:value-type="float">
            <text:p>5.958026</text:p>
          </table:table-cell>
          <table:table-cell office:value-type="float" office:value="6.137404" calcext:value-type="float">
            <text:p>6.137404</text:p>
          </table:table-cell>
          <table:table-cell office:value-type="float" office:value="6.763509" calcext:value-type="float">
            <text:p>6.763509</text:p>
          </table:table-cell>
          <table:table-cell office:value-type="float" office:value="7.250845" calcext:value-type="float">
            <text:p>7.250845</text:p>
          </table:table-cell>
          <table:table-cell office:value-type="float" office:value="0" calcext:value-type="float">
            <text:p>0</text:p>
          </table:table-cell>
          <table:table-cell office:value-type="float" office:value="0.05080652" calcext:value-type="float">
            <text:p>0.050806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2082002" calcext:value-type="float">
            <text:p>22082002</text:p>
          </table:table-cell>
          <table:table-cell office:value-type="float" office:value="0.9413479" calcext:value-type="float">
            <text:p>0.9413479</text:p>
          </table:table-cell>
          <table:table-cell office:value-type="float" office:value="136.3231" calcext:value-type="float">
            <text:p>136.3231</text:p>
          </table:table-cell>
          <table:table-cell office:value-type="float" office:value="0" calcext:value-type="float">
            <text:p>0</text:p>
          </table:table-cell>
          <table:table-cell office:value-type="float" office:value="-2.978986" calcext:value-type="float">
            <text:p>-2.978986</text:p>
          </table:table-cell>
          <table:table-cell office:value-type="float" office:value="23.38741" calcext:value-type="float">
            <text:p>23.38741</text:p>
          </table:table-cell>
          <table:table-cell office:value-type="float" office:value="0.001543732" calcext:value-type="float">
            <text:p>0.001543732</text:p>
          </table:table-cell>
          <table:table-cell office:value-type="float" office:value="0.000009210477" calcext:value-type="float">
            <text:p>9.210477E-06</text:p>
          </table:table-cell>
          <table:table-cell office:value-type="float" office:value="0.001271734" calcext:value-type="float">
            <text:p>0.001271734</text:p>
          </table:table-cell>
          <table:table-cell office:value-type="float" office:value="-0.001226793" calcext:value-type="float">
            <text:p>-0.001226793</text:p>
          </table:table-cell>
          <table:table-cell office:value-type="float" office:value="1179.283" calcext:value-type="float">
            <text:p>1179.283</text:p>
          </table:table-cell>
          <table:table-cell office:value-type="float" office:value="1.198556" calcext:value-type="float">
            <text:p>1.198556</text:p>
          </table:table-cell>
          <table:table-cell office:value-type="float" office:value="0" calcext:value-type="float">
            <text:p>0</text:p>
          </table:table-cell>
          <table:table-cell office:value-type="float" office:value="0.0582766" calcext:value-type="float">
            <text:p>0.0582766</text:p>
          </table:table-cell>
          <table:table-cell office:value-type="float" office:value="0.02921002" calcext:value-type="float">
            <text:p>0.02921002</text:p>
          </table:table-cell>
          <table:table-cell office:value-type="float" office:value="0.01288718" calcext:value-type="float">
            <text:p>0.01288718</text:p>
          </table:table-cell>
          <table:table-cell office:value-type="float" office:value="0.007266766" calcext:value-type="float">
            <text:p>0.007266766</text:p>
          </table:table-cell>
          <table:table-cell office:value-type="float" office:value="0.005346117" calcext:value-type="float">
            <text:p>0.005346117</text:p>
          </table:table-cell>
          <table:table-cell office:value-type="float" office:value="0.004605763" calcext:value-type="float">
            <text:p>0.004605763</text:p>
          </table:table-cell>
          <table:table-cell office:value-type="float" office:value="0.006276137" calcext:value-type="float">
            <text:p>0.006276137</text:p>
          </table:table-cell>
          <table:table-cell office:value-type="float" office:value="0.01352844" calcext:value-type="float">
            <text:p>0.01352844</text:p>
          </table:table-cell>
          <table:table-cell office:value-type="float" office:value="0.03670808" calcext:value-type="float">
            <text:p>0.03670808</text:p>
          </table:table-cell>
          <table:table-cell office:value-type="float" office:value="0.05421528" calcext:value-type="float">
            <text:p>0.05421528</text:p>
          </table:table-cell>
          <table:table-cell office:value-type="float" office:value="0.05402961" calcext:value-type="float">
            <text:p>0.05402961</text:p>
          </table:table-cell>
          <table:table-cell office:value-type="float" office:value="0.06223273" calcext:value-type="float">
            <text:p>0.06223273</text:p>
          </table:table-cell>
          <table:table-cell office:value-type="float" office:value="0.1312658" calcext:value-type="float">
            <text:p>0.1312658</text:p>
          </table:table-cell>
          <table:table-cell office:value-type="float" office:value="0.1363548" calcext:value-type="float">
            <text:p>0.1363548</text:p>
          </table:table-cell>
          <table:table-cell office:value-type="float" office:value="0" calcext:value-type="float">
            <text:p>0</text:p>
          </table:table-cell>
          <table:table-cell office:value-type="float" office:value="26.08289" calcext:value-type="float">
            <text:p>26.08289</text:p>
          </table:table-cell>
          <table:table-cell office:value-type="float" office:value="19.02253" calcext:value-type="float">
            <text:p>19.02253</text:p>
          </table:table-cell>
          <table:table-cell office:value-type="float" office:value="9.383915" calcext:value-type="float">
            <text:p>9.383915</text:p>
          </table:table-cell>
          <table:table-cell office:value-type="float" office:value="5.297952" calcext:value-type="float">
            <text:p>5.297952</text:p>
          </table:table-cell>
          <table:table-cell office:value-type="float" office:value="3.935846" calcext:value-type="float">
            <text:p>3.935846</text:p>
          </table:table-cell>
          <table:table-cell office:value-type="float" office:value="1.77854" calcext:value-type="float">
            <text:p>1.77854</text:p>
          </table:table-cell>
          <table:table-cell office:value-type="float" office:value="1.500202" calcext:value-type="float">
            <text:p>1.500202</text:p>
          </table:table-cell>
          <table:table-cell office:value-type="float" office:value="3.443593" calcext:value-type="float">
            <text:p>3.443593</text:p>
          </table:table-cell>
          <table:table-cell office:value-type="float" office:value="5.519699" calcext:value-type="float">
            <text:p>5.519699</text:p>
          </table:table-cell>
          <table:table-cell office:value-type="float" office:value="5.690459" calcext:value-type="float">
            <text:p>5.690459</text:p>
          </table:table-cell>
          <table:table-cell office:value-type="float" office:value="5.950493" calcext:value-type="float">
            <text:p>5.950493</text:p>
          </table:table-cell>
          <table:table-cell office:value-type="float" office:value="6.130979" calcext:value-type="float">
            <text:p>6.130979</text:p>
          </table:table-cell>
          <table:table-cell office:value-type="float" office:value="6.771191" calcext:value-type="float">
            <text:p>6.771191</text:p>
          </table:table-cell>
          <table:table-cell office:value-type="float" office:value="7.258671" calcext:value-type="float">
            <text:p>7.258671</text:p>
          </table:table-cell>
          <table:table-cell office:value-type="float" office:value="0" calcext:value-type="float">
            <text:p>0</text:p>
          </table:table-cell>
          <table:table-cell office:value-type="float" office:value="0.4684562" calcext:value-type="float">
            <text:p>0.46845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3082002" calcext:value-type="float">
            <text:p>23082002</text:p>
          </table:table-cell>
          <table:table-cell office:value-type="float" office:value="0.9387615" calcext:value-type="float">
            <text:p>0.9387615</text:p>
          </table:table-cell>
          <table:table-cell office:value-type="float" office:value="136.3244" calcext:value-type="float">
            <text:p>136.3244</text:p>
          </table:table-cell>
          <table:table-cell office:value-type="float" office:value="0" calcext:value-type="float">
            <text:p>0</text:p>
          </table:table-cell>
          <table:table-cell office:value-type="float" office:value="-3.035464" calcext:value-type="float">
            <text:p>-3.035464</text:p>
          </table:table-cell>
          <table:table-cell office:value-type="float" office:value="23.37162" calcext:value-type="float">
            <text:p>23.37162</text:p>
          </table:table-cell>
          <table:table-cell office:value-type="float" office:value="0.001543732" calcext:value-type="float">
            <text:p>0.001543732</text:p>
          </table:table-cell>
          <table:table-cell office:value-type="float" office:value="0.000009211196" calcext:value-type="float">
            <text:p>9.211196E-06</text:p>
          </table:table-cell>
          <table:table-cell office:value-type="float" office:value="0.001271734" calcext:value-type="float">
            <text:p>0.001271734</text:p>
          </table:table-cell>
          <table:table-cell office:value-type="float" office:value="-0.001226791" calcext:value-type="float">
            <text:p>-0.001226791</text:p>
          </table:table-cell>
          <table:table-cell office:value-type="float" office:value="1179.243" calcext:value-type="float">
            <text:p>1179.243</text:p>
          </table:table-cell>
          <table:table-cell office:value-type="float" office:value="1.210944" calcext:value-type="float">
            <text:p>1.210944</text:p>
          </table:table-cell>
          <table:table-cell office:value-type="float" office:value="0" calcext:value-type="float">
            <text:p>0</text:p>
          </table:table-cell>
          <table:table-cell office:value-type="float" office:value="0.02365488" calcext:value-type="float">
            <text:p>0.02365488</text:p>
          </table:table-cell>
          <table:table-cell office:value-type="float" office:value="0.0177117" calcext:value-type="float">
            <text:p>0.0177117</text:p>
          </table:table-cell>
          <table:table-cell office:value-type="float" office:value="0.007609085" calcext:value-type="float">
            <text:p>0.007609085</text:p>
          </table:table-cell>
          <table:table-cell office:value-type="float" office:value="0.005539767" calcext:value-type="float">
            <text:p>0.005539767</text:p>
          </table:table-cell>
          <table:table-cell office:value-type="float" office:value="0.004852344" calcext:value-type="float">
            <text:p>0.004852344</text:p>
          </table:table-cell>
          <table:table-cell office:value-type="float" office:value="0.003719362" calcext:value-type="float">
            <text:p>0.003719362</text:p>
          </table:table-cell>
          <table:table-cell office:value-type="float" office:value="0.00581589" calcext:value-type="float">
            <text:p>0.00581589</text:p>
          </table:table-cell>
          <table:table-cell office:value-type="float" office:value="0.01329202" calcext:value-type="float">
            <text:p>0.01329202</text:p>
          </table:table-cell>
          <table:table-cell office:value-type="float" office:value="0.03578126" calcext:value-type="float">
            <text:p>0.03578126</text:p>
          </table:table-cell>
          <table:table-cell office:value-type="float" office:value="0.05357589" calcext:value-type="float">
            <text:p>0.05357589</text:p>
          </table:table-cell>
          <table:table-cell office:value-type="float" office:value="0.05322716" calcext:value-type="float">
            <text:p>0.05322716</text:p>
          </table:table-cell>
          <table:table-cell office:value-type="float" office:value="0.06117218" calcext:value-type="float">
            <text:p>0.06117218</text:p>
          </table:table-cell>
          <table:table-cell office:value-type="float" office:value="0.1313496" calcext:value-type="float">
            <text:p>0.1313496</text:p>
          </table:table-cell>
          <table:table-cell office:value-type="float" office:value="0.1364435" calcext:value-type="float">
            <text:p>0.1364435</text:p>
          </table:table-cell>
          <table:table-cell office:value-type="float" office:value="0" calcext:value-type="float">
            <text:p>0</text:p>
          </table:table-cell>
          <table:table-cell office:value-type="float" office:value="25.9882" calcext:value-type="float">
            <text:p>25.9882</text:p>
          </table:table-cell>
          <table:table-cell office:value-type="float" office:value="18.94009" calcext:value-type="float">
            <text:p>18.94009</text:p>
          </table:table-cell>
          <table:table-cell office:value-type="float" office:value="9.344528" calcext:value-type="float">
            <text:p>9.344528</text:p>
          </table:table-cell>
          <table:table-cell office:value-type="float" office:value="5.275964" calcext:value-type="float">
            <text:p>5.275964</text:p>
          </table:table-cell>
          <table:table-cell office:value-type="float" office:value="3.919537" calcext:value-type="float">
            <text:p>3.919537</text:p>
          </table:table-cell>
          <table:table-cell office:value-type="float" office:value="1.774871" calcext:value-type="float">
            <text:p>1.774871</text:p>
          </table:table-cell>
          <table:table-cell office:value-type="float" office:value="1.497654" calcext:value-type="float">
            <text:p>1.497654</text:p>
          </table:table-cell>
          <table:table-cell office:value-type="float" office:value="3.438666" calcext:value-type="float">
            <text:p>3.438666</text:p>
          </table:table-cell>
          <table:table-cell office:value-type="float" office:value="5.511827" calcext:value-type="float">
            <text:p>5.511827</text:p>
          </table:table-cell>
          <table:table-cell office:value-type="float" office:value="5.684387" calcext:value-type="float">
            <text:p>5.684387</text:p>
          </table:table-cell>
          <table:table-cell office:value-type="float" office:value="5.942681" calcext:value-type="float">
            <text:p>5.942681</text:p>
          </table:table-cell>
          <table:table-cell office:value-type="float" office:value="6.124078" calcext:value-type="float">
            <text:p>6.124078</text:p>
          </table:table-cell>
          <table:table-cell office:value-type="float" office:value="6.778862" calcext:value-type="float">
            <text:p>6.778862</text:p>
          </table:table-cell>
          <table:table-cell office:value-type="float" office:value="7.266723" calcext:value-type="float">
            <text:p>7.266723</text:p>
          </table:table-cell>
          <table:table-cell office:value-type="float" office:value="0" calcext:value-type="float">
            <text:p>0</text:p>
          </table:table-cell>
          <table:table-cell office:value-type="float" office:value="0.01474373" calcext:value-type="float">
            <text:p>0.014743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4082002" calcext:value-type="float">
            <text:p>24082002</text:p>
          </table:table-cell>
          <table:table-cell office:value-type="float" office:value="0.9552829" calcext:value-type="float">
            <text:p>0.9552829</text:p>
          </table:table-cell>
          <table:table-cell office:value-type="float" office:value="136.3248" calcext:value-type="float">
            <text:p>136.3248</text:p>
          </table:table-cell>
          <table:table-cell office:value-type="float" office:value="0" calcext:value-type="float">
            <text:p>0</text:p>
          </table:table-cell>
          <table:table-cell office:value-type="float" office:value="-3.071851" calcext:value-type="float">
            <text:p>-3.071851</text:p>
          </table:table-cell>
          <table:table-cell office:value-type="float" office:value="23.35637" calcext:value-type="float">
            <text:p>23.35637</text:p>
          </table:table-cell>
          <table:table-cell office:value-type="float" office:value="0.001543732" calcext:value-type="float">
            <text:p>0.001543732</text:p>
          </table:table-cell>
          <table:table-cell office:value-type="float" office:value="0.000009211196" calcext:value-type="float">
            <text:p>9.211196E-06</text:p>
          </table:table-cell>
          <table:table-cell office:value-type="float" office:value="0.001271734" calcext:value-type="float">
            <text:p>0.001271734</text:p>
          </table:table-cell>
          <table:table-cell office:value-type="float" office:value="-0.001226791" calcext:value-type="float">
            <text:p>-0.001226791</text:p>
          </table:table-cell>
          <table:table-cell office:value-type="float" office:value="1179.202" calcext:value-type="float">
            <text:p>1179.202</text:p>
          </table:table-cell>
          <table:table-cell office:value-type="float" office:value="1.223017" calcext:value-type="float">
            <text:p>1.223017</text:p>
          </table:table-cell>
          <table:table-cell office:value-type="float" office:value="0" calcext:value-type="float">
            <text:p>0</text:p>
          </table:table-cell>
          <table:table-cell office:value-type="float" office:value="0.01992197" calcext:value-type="float">
            <text:p>0.01992197</text:p>
          </table:table-cell>
          <table:table-cell office:value-type="float" office:value="0.01637844" calcext:value-type="float">
            <text:p>0.01637844</text:p>
          </table:table-cell>
          <table:table-cell office:value-type="float" office:value="0.007569969" calcext:value-type="float">
            <text:p>0.007569969</text:p>
          </table:table-cell>
          <table:table-cell office:value-type="float" office:value="0.005512524" calcext:value-type="float">
            <text:p>0.005512524</text:p>
          </table:table-cell>
          <table:table-cell office:value-type="float" office:value="0.004831827" calcext:value-type="float">
            <text:p>0.004831827</text:p>
          </table:table-cell>
          <table:table-cell office:value-type="float" office:value="0.003708446" calcext:value-type="float">
            <text:p>0.003708446</text:p>
          </table:table-cell>
          <table:table-cell office:value-type="float" office:value="0.00579257" calcext:value-type="float">
            <text:p>0.00579257</text:p>
          </table:table-cell>
          <table:table-cell office:value-type="float" office:value="0.01315798" calcext:value-type="float">
            <text:p>0.01315798</text:p>
          </table:table-cell>
          <table:table-cell office:value-type="float" office:value="0.03574681" calcext:value-type="float">
            <text:p>0.03574681</text:p>
          </table:table-cell>
          <table:table-cell office:value-type="float" office:value="0.0539595" calcext:value-type="float">
            <text:p>0.0539595</text:p>
          </table:table-cell>
          <table:table-cell office:value-type="float" office:value="0.05339286" calcext:value-type="float">
            <text:p>0.05339286</text:p>
          </table:table-cell>
          <table:table-cell office:value-type="float" office:value="0.0620805" calcext:value-type="float">
            <text:p>0.0620805</text:p>
          </table:table-cell>
          <table:table-cell office:value-type="float" office:value="0.1314334" calcext:value-type="float">
            <text:p>0.1314334</text:p>
          </table:table-cell>
          <table:table-cell office:value-type="float" office:value="0.136531" calcext:value-type="float">
            <text:p>0.136531</text:p>
          </table:table-cell>
          <table:table-cell office:value-type="float" office:value="0" calcext:value-type="float">
            <text:p>0</text:p>
          </table:table-cell>
          <table:table-cell office:value-type="float" office:value="25.89811" calcext:value-type="float">
            <text:p>25.89811</text:p>
          </table:table-cell>
          <table:table-cell office:value-type="float" office:value="18.86451" calcext:value-type="float">
            <text:p>18.86451</text:p>
          </table:table-cell>
          <table:table-cell office:value-type="float" office:value="9.308852" calcext:value-type="float">
            <text:p>9.308852</text:p>
          </table:table-cell>
          <table:table-cell office:value-type="float" office:value="5.25623" calcext:value-type="float">
            <text:p>5.25623</text:p>
          </table:table-cell>
          <table:table-cell office:value-type="float" office:value="3.905036" calcext:value-type="float">
            <text:p>3.905036</text:p>
          </table:table-cell>
          <table:table-cell office:value-type="float" office:value="1.771139" calcext:value-type="float">
            <text:p>1.771139</text:p>
          </table:table-cell>
          <table:table-cell office:value-type="float" office:value="1.494622" calcext:value-type="float">
            <text:p>1.494622</text:p>
          </table:table-cell>
          <table:table-cell office:value-type="float" office:value="3.4337" calcext:value-type="float">
            <text:p>3.4337</text:p>
          </table:table-cell>
          <table:table-cell office:value-type="float" office:value="5.503897" calcext:value-type="float">
            <text:p>5.503897</text:p>
          </table:table-cell>
          <table:table-cell office:value-type="float" office:value="5.678299" calcext:value-type="float">
            <text:p>5.678299</text:p>
          </table:table-cell>
          <table:table-cell office:value-type="float" office:value="5.934818" calcext:value-type="float">
            <text:p>5.934818</text:p>
          </table:table-cell>
          <table:table-cell office:value-type="float" office:value="6.117219" calcext:value-type="float">
            <text:p>6.117219</text:p>
          </table:table-cell>
          <table:table-cell office:value-type="float" office:value="6.786476" calcext:value-type="float">
            <text:p>6.786476</text:p>
          </table:table-cell>
          <table:table-cell office:value-type="float" office:value="7.274783" calcext:value-type="float">
            <text:p>7.274783</text:p>
          </table:table-cell>
          <table:table-cell office:value-type="float" office:value="0" calcext:value-type="float">
            <text:p>0</text:p>
          </table:table-cell>
          <table:table-cell office:value-type="float" office:value="0.01340779" calcext:value-type="float">
            <text:p>0.013407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5082002" calcext:value-type="float">
            <text:p>25082002</text:p>
          </table:table-cell>
          <table:table-cell office:value-type="float" office:value="0.9562358" calcext:value-type="float">
            <text:p>0.9562358</text:p>
          </table:table-cell>
          <table:table-cell office:value-type="float" office:value="136.3254" calcext:value-type="float">
            <text:p>136.3254</text:p>
          </table:table-cell>
          <table:table-cell office:value-type="float" office:value="0" calcext:value-type="float">
            <text:p>0</text:p>
          </table:table-cell>
          <table:table-cell office:value-type="float" office:value="-3.121943" calcext:value-type="float">
            <text:p>-3.121943</text:p>
          </table:table-cell>
          <table:table-cell office:value-type="float" office:value="23.34196" calcext:value-type="float">
            <text:p>23.34196</text:p>
          </table:table-cell>
          <table:table-cell office:value-type="float" office:value="0.001543732" calcext:value-type="float">
            <text:p>0.001543732</text:p>
          </table:table-cell>
          <table:table-cell office:value-type="float" office:value="0.000009211196" calcext:value-type="float">
            <text:p>9.211196E-06</text:p>
          </table:table-cell>
          <table:table-cell office:value-type="float" office:value="0.001271734" calcext:value-type="float">
            <text:p>0.001271734</text:p>
          </table:table-cell>
          <table:table-cell office:value-type="float" office:value="-0.001333757" calcext:value-type="float">
            <text:p>-0.001333757</text:p>
          </table:table-cell>
          <table:table-cell office:value-type="float" office:value="1179.164" calcext:value-type="float">
            <text:p>1179.164</text:p>
          </table:table-cell>
          <table:table-cell office:value-type="float" office:value="1.235957" calcext:value-type="float">
            <text:p>1.235957</text:p>
          </table:table-cell>
          <table:table-cell office:value-type="float" office:value="0" calcext:value-type="float">
            <text:p>0</text:p>
          </table:table-cell>
          <table:table-cell office:value-type="float" office:value="0.02096127" calcext:value-type="float">
            <text:p>0.02096127</text:p>
          </table:table-cell>
          <table:table-cell office:value-type="float" office:value="0.01687733" calcext:value-type="float">
            <text:p>0.01687733</text:p>
          </table:table-cell>
          <table:table-cell office:value-type="float" office:value="0.007749815" calcext:value-type="float">
            <text:p>0.007749815</text:p>
          </table:table-cell>
          <table:table-cell office:value-type="float" office:value="0.005642428" calcext:value-type="float">
            <text:p>0.005642428</text:p>
          </table:table-cell>
          <table:table-cell office:value-type="float" office:value="0.00492836" calcext:value-type="float">
            <text:p>0.00492836</text:p>
          </table:table-cell>
          <table:table-cell office:value-type="float" office:value="0.003743467" calcext:value-type="float">
            <text:p>0.003743467</text:p>
          </table:table-cell>
          <table:table-cell office:value-type="float" office:value="0.00582582" calcext:value-type="float">
            <text:p>0.00582582</text:p>
          </table:table-cell>
          <table:table-cell office:value-type="float" office:value="0.01309135" calcext:value-type="float">
            <text:p>0.01309135</text:p>
          </table:table-cell>
          <table:table-cell office:value-type="float" office:value="0.03634143" calcext:value-type="float">
            <text:p>0.03634143</text:p>
          </table:table-cell>
          <table:table-cell office:value-type="float" office:value="0.05534748" calcext:value-type="float">
            <text:p>0.05534748</text:p>
          </table:table-cell>
          <table:table-cell office:value-type="float" office:value="0.05436793" calcext:value-type="float">
            <text:p>0.05436793</text:p>
          </table:table-cell>
          <table:table-cell office:value-type="float" office:value="0.06465767" calcext:value-type="float">
            <text:p>0.06465767</text:p>
          </table:table-cell>
          <table:table-cell office:value-type="float" office:value="0.1315913" calcext:value-type="float">
            <text:p>0.1315913</text:p>
          </table:table-cell>
          <table:table-cell office:value-type="float" office:value="0.1365836" calcext:value-type="float">
            <text:p>0.1365836</text:p>
          </table:table-cell>
          <table:table-cell office:value-type="float" office:value="0" calcext:value-type="float">
            <text:p>0</text:p>
          </table:table-cell>
          <table:table-cell office:value-type="float" office:value="25.812" calcext:value-type="float">
            <text:p>25.812</text:p>
          </table:table-cell>
          <table:table-cell office:value-type="float" office:value="18.79214" calcext:value-type="float">
            <text:p>18.79214</text:p>
          </table:table-cell>
          <table:table-cell office:value-type="float" office:value="9.27459" calcext:value-type="float">
            <text:p>9.27459</text:p>
          </table:table-cell>
          <table:table-cell office:value-type="float" office:value="5.237238" calcext:value-type="float">
            <text:p>5.237238</text:p>
          </table:table-cell>
          <table:table-cell office:value-type="float" office:value="3.891032" calcext:value-type="float">
            <text:p>3.891032</text:p>
          </table:table-cell>
          <table:table-cell office:value-type="float" office:value="1.7675" calcext:value-type="float">
            <text:p>1.7675</text:p>
          </table:table-cell>
          <table:table-cell office:value-type="float" office:value="1.491661" calcext:value-type="float">
            <text:p>1.491661</text:p>
          </table:table-cell>
          <table:table-cell office:value-type="float" office:value="3.42871" calcext:value-type="float">
            <text:p>3.42871</text:p>
          </table:table-cell>
          <table:table-cell office:value-type="float" office:value="5.496053" calcext:value-type="float">
            <text:p>5.496053</text:p>
          </table:table-cell>
          <table:table-cell office:value-type="float" office:value="5.672452" calcext:value-type="float">
            <text:p>5.672452</text:p>
          </table:table-cell>
          <table:table-cell office:value-type="float" office:value="5.927155" calcext:value-type="float">
            <text:p>5.927155</text:p>
          </table:table-cell>
          <table:table-cell office:value-type="float" office:value="6.110824" calcext:value-type="float">
            <text:p>6.110824</text:p>
          </table:table-cell>
          <table:table-cell office:value-type="float" office:value="6.794306" calcext:value-type="float">
            <text:p>6.794306</text:p>
          </table:table-cell>
          <table:table-cell office:value-type="float" office:value="7.282629" calcext:value-type="float">
            <text:p>7.282629</text:p>
          </table:table-cell>
          <table:table-cell office:value-type="float" office:value="0" calcext:value-type="float">
            <text:p>0</text:p>
          </table:table-cell>
          <table:table-cell office:value-type="float" office:value="0.01323768" calcext:value-type="float">
            <text:p>0.013237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6082002" calcext:value-type="float">
            <text:p>26082002</text:p>
          </table:table-cell>
          <table:table-cell office:value-type="float" office:value="0.9516101" calcext:value-type="float">
            <text:p>0.9516101</text:p>
          </table:table-cell>
          <table:table-cell office:value-type="float" office:value="136.3253" calcext:value-type="float">
            <text:p>136.3253</text:p>
          </table:table-cell>
          <table:table-cell office:value-type="float" office:value="0" calcext:value-type="float">
            <text:p>0</text:p>
          </table:table-cell>
          <table:table-cell office:value-type="float" office:value="-3.177133" calcext:value-type="float">
            <text:p>-3.177133</text:p>
          </table:table-cell>
          <table:table-cell office:value-type="float" office:value="23.32843" calcext:value-type="float">
            <text:p>23.32843</text:p>
          </table:table-cell>
          <table:table-cell office:value-type="float" office:value="0.001543732" calcext:value-type="float">
            <text:p>0.001543732</text:p>
          </table:table-cell>
          <table:table-cell office:value-type="float" office:value="0.000009211196" calcext:value-type="float">
            <text:p>9.211196E-06</text:p>
          </table:table-cell>
          <table:table-cell office:value-type="float" office:value="0.001271734" calcext:value-type="float">
            <text:p>0.001271734</text:p>
          </table:table-cell>
          <table:table-cell office:value-type="float" office:value="-0.001448904" calcext:value-type="float">
            <text:p>-0.001448904</text:p>
          </table:table-cell>
          <table:table-cell office:value-type="float" office:value="1179.125" calcext:value-type="float">
            <text:p>1179.125</text:p>
          </table:table-cell>
          <table:table-cell office:value-type="float" office:value="1.246981" calcext:value-type="float">
            <text:p>1.246981</text:p>
          </table:table-cell>
          <table:table-cell office:value-type="float" office:value="0" calcext:value-type="float">
            <text:p>0</text:p>
          </table:table-cell>
          <table:table-cell office:value-type="float" office:value="0.02034303" calcext:value-type="float">
            <text:p>0.02034303</text:p>
          </table:table-cell>
          <table:table-cell office:value-type="float" office:value="0.01662752" calcext:value-type="float">
            <text:p>0.01662752</text:p>
          </table:table-cell>
          <table:table-cell office:value-type="float" office:value="0.007678275" calcext:value-type="float">
            <text:p>0.007678275</text:p>
          </table:table-cell>
          <table:table-cell office:value-type="float" office:value="0.005609761" calcext:value-type="float">
            <text:p>0.005609761</text:p>
          </table:table-cell>
          <table:table-cell office:value-type="float" office:value="0.004919882" calcext:value-type="float">
            <text:p>0.004919882</text:p>
          </table:table-cell>
          <table:table-cell office:value-type="float" office:value="0.003744391" calcext:value-type="float">
            <text:p>0.003744391</text:p>
          </table:table-cell>
          <table:table-cell office:value-type="float" office:value="0.005842817" calcext:value-type="float">
            <text:p>0.005842817</text:p>
          </table:table-cell>
          <table:table-cell office:value-type="float" office:value="0.01302301" calcext:value-type="float">
            <text:p>0.01302301</text:p>
          </table:table-cell>
          <table:table-cell office:value-type="float" office:value="0.0369097" calcext:value-type="float">
            <text:p>0.0369097</text:p>
          </table:table-cell>
          <table:table-cell office:value-type="float" office:value="0.0561809" calcext:value-type="float">
            <text:p>0.0561809</text:p>
          </table:table-cell>
          <table:table-cell office:value-type="float" office:value="0.0547194" calcext:value-type="float">
            <text:p>0.0547194</text:p>
          </table:table-cell>
          <table:table-cell office:value-type="float" office:value="0.06774985" calcext:value-type="float">
            <text:p>0.06774985</text:p>
          </table:table-cell>
          <table:table-cell office:value-type="float" office:value="0.1316183" calcext:value-type="float">
            <text:p>0.1316183</text:p>
          </table:table-cell>
          <table:table-cell office:value-type="float" office:value="0.1366795" calcext:value-type="float">
            <text:p>0.1366795</text:p>
          </table:table-cell>
          <table:table-cell office:value-type="float" office:value="0" calcext:value-type="float">
            <text:p>0</text:p>
          </table:table-cell>
          <table:table-cell office:value-type="float" office:value="25.72817" calcext:value-type="float">
            <text:p>25.72817</text:p>
          </table:table-cell>
          <table:table-cell office:value-type="float" office:value="18.72188" calcext:value-type="float">
            <text:p>18.72188</text:p>
          </table:table-cell>
          <table:table-cell office:value-type="float" office:value="9.241451" calcext:value-type="float">
            <text:p>9.241451</text:p>
          </table:table-cell>
          <table:table-cell office:value-type="float" office:value="5.218937" calcext:value-type="float">
            <text:p>5.218937</text:p>
          </table:table-cell>
          <table:table-cell office:value-type="float" office:value="3.877586" calcext:value-type="float">
            <text:p>3.877586</text:p>
          </table:table-cell>
          <table:table-cell office:value-type="float" office:value="1.763994" calcext:value-type="float">
            <text:p>1.763994</text:p>
          </table:table-cell>
          <table:table-cell office:value-type="float" office:value="1.488817" calcext:value-type="float">
            <text:p>1.488817</text:p>
          </table:table-cell>
          <table:table-cell office:value-type="float" office:value="3.423703" calcext:value-type="float">
            <text:p>3.423703</text:p>
          </table:table-cell>
          <table:table-cell office:value-type="float" office:value="5.488333" calcext:value-type="float">
            <text:p>5.488333</text:p>
          </table:table-cell>
          <table:table-cell office:value-type="float" office:value="5.666839" calcext:value-type="float">
            <text:p>5.666839</text:p>
          </table:table-cell>
          <table:table-cell office:value-type="float" office:value="5.919647" calcext:value-type="float">
            <text:p>5.919647</text:p>
          </table:table-cell>
          <table:table-cell office:value-type="float" office:value="6.105145" calcext:value-type="float">
            <text:p>6.105145</text:p>
          </table:table-cell>
          <table:table-cell office:value-type="float" office:value="6.802083" calcext:value-type="float">
            <text:p>6.802083</text:p>
          </table:table-cell>
          <table:table-cell office:value-type="float" office:value="7.290509" calcext:value-type="float">
            <text:p>7.290509</text:p>
          </table:table-cell>
          <table:table-cell office:value-type="float" office:value="0" calcext:value-type="float">
            <text:p>0</text:p>
          </table:table-cell>
          <table:table-cell office:value-type="float" office:value="0.01288691" calcext:value-type="float">
            <text:p>0.012886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7082002" calcext:value-type="float">
            <text:p>27082002</text:p>
          </table:table-cell>
          <table:table-cell office:value-type="float" office:value="0.9467479" calcext:value-type="float">
            <text:p>0.9467479</text:p>
          </table:table-cell>
          <table:table-cell office:value-type="float" office:value="136.3255" calcext:value-type="float">
            <text:p>136.3255</text:p>
          </table:table-cell>
          <table:table-cell office:value-type="float" office:value="0" calcext:value-type="float">
            <text:p>0</text:p>
          </table:table-cell>
          <table:table-cell office:value-type="float" office:value="-3.231687" calcext:value-type="float">
            <text:p>-3.231687</text:p>
          </table:table-cell>
          <table:table-cell office:value-type="float" office:value="23.31572" calcext:value-type="float">
            <text:p>23.31572</text:p>
          </table:table-cell>
          <table:table-cell office:value-type="float" office:value="0.001543732" calcext:value-type="float">
            <text:p>0.001543732</text:p>
          </table:table-cell>
          <table:table-cell office:value-type="float" office:value="0.000009211196" calcext:value-type="float">
            <text:p>9.211196E-06</text:p>
          </table:table-cell>
          <table:table-cell office:value-type="float" office:value="0.001271734" calcext:value-type="float">
            <text:p>0.001271734</text:p>
          </table:table-cell>
          <table:table-cell office:value-type="float" office:value="-0.00155901" calcext:value-type="float">
            <text:p>-0.00155901</text:p>
          </table:table-cell>
          <table:table-cell office:value-type="float" office:value="1179.085" calcext:value-type="float">
            <text:p>1179.085</text:p>
          </table:table-cell>
          <table:table-cell office:value-type="float" office:value="1.257729" calcext:value-type="float">
            <text:p>1.257729</text:p>
          </table:table-cell>
          <table:table-cell office:value-type="float" office:value="0" calcext:value-type="float">
            <text:p>0</text:p>
          </table:table-cell>
          <table:table-cell office:value-type="float" office:value="0.02000823" calcext:value-type="float">
            <text:p>0.02000823</text:p>
          </table:table-cell>
          <table:table-cell office:value-type="float" office:value="0.01659357" calcext:value-type="float">
            <text:p>0.01659357</text:p>
          </table:table-cell>
          <table:table-cell office:value-type="float" office:value="0.007857388" calcext:value-type="float">
            <text:p>0.007857388</text:p>
          </table:table-cell>
          <table:table-cell office:value-type="float" office:value="0.005729092" calcext:value-type="float">
            <text:p>0.005729092</text:p>
          </table:table-cell>
          <table:table-cell office:value-type="float" office:value="0.005018696" calcext:value-type="float">
            <text:p>0.005018696</text:p>
          </table:table-cell>
          <table:table-cell office:value-type="float" office:value="0.003777179" calcext:value-type="float">
            <text:p>0.003777179</text:p>
          </table:table-cell>
          <table:table-cell office:value-type="float" office:value="0.005873893" calcext:value-type="float">
            <text:p>0.005873893</text:p>
          </table:table-cell>
          <table:table-cell office:value-type="float" office:value="0.01293554" calcext:value-type="float">
            <text:p>0.01293554</text:p>
          </table:table-cell>
          <table:table-cell office:value-type="float" office:value="0.0369915" calcext:value-type="float">
            <text:p>0.0369915</text:p>
          </table:table-cell>
          <table:table-cell office:value-type="float" office:value="0.0564449" calcext:value-type="float">
            <text:p>0.0564449</text:p>
          </table:table-cell>
          <table:table-cell office:value-type="float" office:value="0.05424167" calcext:value-type="float">
            <text:p>0.05424167</text:p>
          </table:table-cell>
          <table:table-cell office:value-type="float" office:value="0.07020979" calcext:value-type="float">
            <text:p>0.07020979</text:p>
          </table:table-cell>
          <table:table-cell office:value-type="float" office:value="0.1316883" calcext:value-type="float">
            <text:p>0.1316883</text:p>
          </table:table-cell>
          <table:table-cell office:value-type="float" office:value="0.1367732" calcext:value-type="float">
            <text:p>0.1367732</text:p>
          </table:table-cell>
          <table:table-cell office:value-type="float" office:value="0" calcext:value-type="float">
            <text:p>0</text:p>
          </table:table-cell>
          <table:table-cell office:value-type="float" office:value="25.64742" calcext:value-type="float">
            <text:p>25.64742</text:p>
          </table:table-cell>
          <table:table-cell office:value-type="float" office:value="18.65441" calcext:value-type="float">
            <text:p>18.65441</text:p>
          </table:table-cell>
          <table:table-cell office:value-type="float" office:value="9.209538" calcext:value-type="float">
            <text:p>9.209538</text:p>
          </table:table-cell>
          <table:table-cell office:value-type="float" office:value="5.201288" calcext:value-type="float">
            <text:p>5.201288</text:p>
          </table:table-cell>
          <table:table-cell office:value-type="float" office:value="3.864646" calcext:value-type="float">
            <text:p>3.864646</text:p>
          </table:table-cell>
          <table:table-cell office:value-type="float" office:value="1.760595" calcext:value-type="float">
            <text:p>1.760595</text:p>
          </table:table-cell>
          <table:table-cell office:value-type="float" office:value="1.486065" calcext:value-type="float">
            <text:p>1.486065</text:p>
          </table:table-cell>
          <table:table-cell office:value-type="float" office:value="3.418681" calcext:value-type="float">
            <text:p>3.418681</text:p>
          </table:table-cell>
          <table:table-cell office:value-type="float" office:value="5.480704" calcext:value-type="float">
            <text:p>5.480704</text:p>
          </table:table-cell>
          <table:table-cell office:value-type="float" office:value="5.66137" calcext:value-type="float">
            <text:p>5.66137</text:p>
          </table:table-cell>
          <table:table-cell office:value-type="float" office:value="5.91218" calcext:value-type="float">
            <text:p>5.91218</text:p>
          </table:table-cell>
          <table:table-cell office:value-type="float" office:value="6.100163" calcext:value-type="float">
            <text:p>6.100163</text:p>
          </table:table-cell>
          <table:table-cell office:value-type="float" office:value="6.809776" calcext:value-type="float">
            <text:p>6.809776</text:p>
          </table:table-cell>
          <table:table-cell office:value-type="float" office:value="7.29846" calcext:value-type="float">
            <text:p>7.29846</text:p>
          </table:table-cell>
          <table:table-cell office:value-type="float" office:value="0" calcext:value-type="float">
            <text:p>0</text:p>
          </table:table-cell>
          <table:table-cell office:value-type="float" office:value="0.01240167" calcext:value-type="float">
            <text:p>0.012401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8082002" calcext:value-type="float">
            <text:p>28082002</text:p>
          </table:table-cell>
          <table:table-cell office:value-type="float" office:value="0.9428404" calcext:value-type="float">
            <text:p>0.9428404</text:p>
          </table:table-cell>
          <table:table-cell office:value-type="float" office:value="136.3254" calcext:value-type="float">
            <text:p>136.3254</text:p>
          </table:table-cell>
          <table:table-cell office:value-type="float" office:value="0" calcext:value-type="float">
            <text:p>0</text:p>
          </table:table-cell>
          <table:table-cell office:value-type="float" office:value="-3.286457" calcext:value-type="float">
            <text:p>-3.286457</text:p>
          </table:table-cell>
          <table:table-cell office:value-type="float" office:value="23.30303" calcext:value-type="float">
            <text:p>23.30303</text:p>
          </table:table-cell>
          <table:table-cell office:value-type="float" office:value="0.001543732" calcext:value-type="float">
            <text:p>0.001543732</text:p>
          </table:table-cell>
          <table:table-cell office:value-type="float" office:value="0.000009240353" calcext:value-type="float">
            <text:p>9.240353E-06</text:p>
          </table:table-cell>
          <table:table-cell office:value-type="float" office:value="0.001271734" calcext:value-type="float">
            <text:p>0.001271734</text:p>
          </table:table-cell>
          <table:table-cell office:value-type="float" office:value="-0.00157676" calcext:value-type="float">
            <text:p>-0.00157676</text:p>
          </table:table-cell>
          <table:table-cell office:value-type="float" office:value="1179.046" calcext:value-type="float">
            <text:p>1179.046</text:p>
          </table:table-cell>
          <table:table-cell office:value-type="float" office:value="1.26676" calcext:value-type="float">
            <text:p>1.26676</text:p>
          </table:table-cell>
          <table:table-cell office:value-type="float" office:value="0" calcext:value-type="float">
            <text:p>0</text:p>
          </table:table-cell>
          <table:table-cell office:value-type="float" office:value="0.01697595" calcext:value-type="float">
            <text:p>0.01697595</text:p>
          </table:table-cell>
          <table:table-cell office:value-type="float" office:value="0.01447437" calcext:value-type="float">
            <text:p>0.01447437</text:p>
          </table:table-cell>
          <table:table-cell office:value-type="float" office:value="0.007226996" calcext:value-type="float">
            <text:p>0.007226996</text:p>
          </table:table-cell>
          <table:table-cell office:value-type="float" office:value="0.005439239" calcext:value-type="float">
            <text:p>0.005439239</text:p>
          </table:table-cell>
          <table:table-cell office:value-type="float" office:value="0.004820459" calcext:value-type="float">
            <text:p>0.004820459</text:p>
          </table:table-cell>
          <table:table-cell office:value-type="float" office:value="0.003768687" calcext:value-type="float">
            <text:p>0.003768687</text:p>
          </table:table-cell>
          <table:table-cell office:value-type="float" office:value="0.005827964" calcext:value-type="float">
            <text:p>0.005827964</text:p>
          </table:table-cell>
          <table:table-cell office:value-type="float" office:value="0.01285019" calcext:value-type="float">
            <text:p>0.01285019</text:p>
          </table:table-cell>
          <table:table-cell office:value-type="float" office:value="0.03697402" calcext:value-type="float">
            <text:p>0.03697402</text:p>
          </table:table-cell>
          <table:table-cell office:value-type="float" office:value="0.05655989" calcext:value-type="float">
            <text:p>0.05655989</text:p>
          </table:table-cell>
          <table:table-cell office:value-type="float" office:value="0.05323935" calcext:value-type="float">
            <text:p>0.05323935</text:p>
          </table:table-cell>
          <table:table-cell office:value-type="float" office:value="0.07218345" calcext:value-type="float">
            <text:p>0.07218345</text:p>
          </table:table-cell>
          <table:table-cell office:value-type="float" office:value="0.1317707" calcext:value-type="float">
            <text:p>0.1317707</text:p>
          </table:table-cell>
          <table:table-cell office:value-type="float" office:value="0.1368662" calcext:value-type="float">
            <text:p>0.1368662</text:p>
          </table:table-cell>
          <table:table-cell office:value-type="float" office:value="0" calcext:value-type="float">
            <text:p>0</text:p>
          </table:table-cell>
          <table:table-cell office:value-type="float" office:value="25.5597" calcext:value-type="float">
            <text:p>25.5597</text:p>
          </table:table-cell>
          <table:table-cell office:value-type="float" office:value="18.58391" calcext:value-type="float">
            <text:p>18.58391</text:p>
          </table:table-cell>
          <table:table-cell office:value-type="float" office:value="9.176903" calcext:value-type="float">
            <text:p>9.176903</text:p>
          </table:table-cell>
          <table:table-cell office:value-type="float" office:value="5.183615" calcext:value-type="float">
            <text:p>5.183615</text:p>
          </table:table-cell>
          <table:table-cell office:value-type="float" office:value="3.851863" calcext:value-type="float">
            <text:p>3.851863</text:p>
          </table:table-cell>
          <table:table-cell office:value-type="float" office:value="1.75729" calcext:value-type="float">
            <text:p>1.75729</text:p>
          </table:table-cell>
          <table:table-cell office:value-type="float" office:value="1.483383" calcext:value-type="float">
            <text:p>1.483383</text:p>
          </table:table-cell>
          <table:table-cell office:value-type="float" office:value="3.413631" calcext:value-type="float">
            <text:p>3.413631</text:p>
          </table:table-cell>
          <table:table-cell office:value-type="float" office:value="5.473084" calcext:value-type="float">
            <text:p>5.473084</text:p>
          </table:table-cell>
          <table:table-cell office:value-type="float" office:value="5.655923" calcext:value-type="float">
            <text:p>5.655923</text:p>
          </table:table-cell>
          <table:table-cell office:value-type="float" office:value="5.904513" calcext:value-type="float">
            <text:p>5.904513</text:p>
          </table:table-cell>
          <table:table-cell office:value-type="float" office:value="6.095695" calcext:value-type="float">
            <text:p>6.095695</text:p>
          </table:table-cell>
          <table:table-cell office:value-type="float" office:value="6.817435" calcext:value-type="float">
            <text:p>6.817435</text:p>
          </table:table-cell>
          <table:table-cell office:value-type="float" office:value="7.306434" calcext:value-type="float">
            <text:p>7.306434</text:p>
          </table:table-cell>
          <table:table-cell office:value-type="float" office:value="0" calcext:value-type="float">
            <text:p>0</text:p>
          </table:table-cell>
          <table:table-cell office:value-type="float" office:value="0.01590442" calcext:value-type="float">
            <text:p>0.015904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9082002" calcext:value-type="float">
            <text:p>29082002</text:p>
          </table:table-cell>
          <table:table-cell office:value-type="float" office:value="0.9389805" calcext:value-type="float">
            <text:p>0.9389805</text:p>
          </table:table-cell>
          <table:table-cell office:value-type="float" office:value="136.325" calcext:value-type="float">
            <text:p>136.325</text:p>
          </table:table-cell>
          <table:table-cell office:value-type="float" office:value="0" calcext:value-type="float">
            <text:p>0</text:p>
          </table:table-cell>
          <table:table-cell office:value-type="float" office:value="-3.340614" calcext:value-type="float">
            <text:p>-3.340614</text:p>
          </table:table-cell>
          <table:table-cell office:value-type="float" office:value="23.29029" calcext:value-type="float">
            <text:p>23.29029</text:p>
          </table:table-cell>
          <table:table-cell office:value-type="float" office:value="0.001543732" calcext:value-type="float">
            <text:p>0.001543732</text:p>
          </table:table-cell>
          <table:table-cell office:value-type="float" office:value="0.000009240355" calcext:value-type="float">
            <text:p>9.240355E-06</text:p>
          </table:table-cell>
          <table:table-cell office:value-type="float" office:value="0.001271734" calcext:value-type="float">
            <text:p>0.001271734</text:p>
          </table:table-cell>
          <table:table-cell office:value-type="float" office:value="-0.00157676" calcext:value-type="float">
            <text:p>-0.00157676</text:p>
          </table:table-cell>
          <table:table-cell office:value-type="float" office:value="1179.007" calcext:value-type="float">
            <text:p>1179.007</text:p>
          </table:table-cell>
          <table:table-cell office:value-type="float" office:value="1.274648" calcext:value-type="float">
            <text:p>1.274648</text:p>
          </table:table-cell>
          <table:table-cell office:value-type="float" office:value="0" calcext:value-type="float">
            <text:p>0</text:p>
          </table:table-cell>
          <table:table-cell office:value-type="float" office:value="0.01968644" calcext:value-type="float">
            <text:p>0.01968644</text:p>
          </table:table-cell>
          <table:table-cell office:value-type="float" office:value="0.01624936" calcext:value-type="float">
            <text:p>0.01624936</text:p>
          </table:table-cell>
          <table:table-cell office:value-type="float" office:value="0.007619661" calcext:value-type="float">
            <text:p>0.007619661</text:p>
          </table:table-cell>
          <table:table-cell office:value-type="float" office:value="0.005565341" calcext:value-type="float">
            <text:p>0.005565341</text:p>
          </table:table-cell>
          <table:table-cell office:value-type="float" office:value="0.004882257" calcext:value-type="float">
            <text:p>0.004882257</text:p>
          </table:table-cell>
          <table:table-cell office:value-type="float" office:value="0.003726647" calcext:value-type="float">
            <text:p>0.003726647</text:p>
          </table:table-cell>
          <table:table-cell office:value-type="float" office:value="0.005746723" calcext:value-type="float">
            <text:p>0.005746723</text:p>
          </table:table-cell>
          <table:table-cell office:value-type="float" office:value="0.01277787" calcext:value-type="float">
            <text:p>0.01277787</text:p>
          </table:table-cell>
          <table:table-cell office:value-type="float" office:value="0.03691934" calcext:value-type="float">
            <text:p>0.03691934</text:p>
          </table:table-cell>
          <table:table-cell office:value-type="float" office:value="0.05670543" calcext:value-type="float">
            <text:p>0.05670543</text:p>
          </table:table-cell>
          <table:table-cell office:value-type="float" office:value="0.05205438" calcext:value-type="float">
            <text:p>0.05205438</text:p>
          </table:table-cell>
          <table:table-cell office:value-type="float" office:value="0.07412989" calcext:value-type="float">
            <text:p>0.07412989</text:p>
          </table:table-cell>
          <table:table-cell office:value-type="float" office:value="0.1318546" calcext:value-type="float">
            <text:p>0.1318546</text:p>
          </table:table-cell>
          <table:table-cell office:value-type="float" office:value="0.1369573" calcext:value-type="float">
            <text:p>0.1369573</text:p>
          </table:table-cell>
          <table:table-cell office:value-type="float" office:value="0" calcext:value-type="float">
            <text:p>0</text:p>
          </table:table-cell>
          <table:table-cell office:value-type="float" office:value="25.47156" calcext:value-type="float">
            <text:p>25.47156</text:p>
          </table:table-cell>
          <table:table-cell office:value-type="float" office:value="18.51137" calcext:value-type="float">
            <text:p>18.51137</text:p>
          </table:table-cell>
          <table:table-cell office:value-type="float" office:value="9.142683" calcext:value-type="float">
            <text:p>9.142683</text:p>
          </table:table-cell>
          <table:table-cell office:value-type="float" office:value="5.164775" calcext:value-type="float">
            <text:p>5.164775</text:p>
          </table:table-cell>
          <table:table-cell office:value-type="float" office:value="3.838144" calcext:value-type="float">
            <text:p>3.838144</text:p>
          </table:table-cell>
          <table:table-cell office:value-type="float" office:value="1.75378" calcext:value-type="float">
            <text:p>1.75378</text:p>
          </table:table-cell>
          <table:table-cell office:value-type="float" office:value="1.480584" calcext:value-type="float">
            <text:p>1.480584</text:p>
          </table:table-cell>
          <table:table-cell office:value-type="float" office:value="3.408571" calcext:value-type="float">
            <text:p>3.408571</text:p>
          </table:table-cell>
          <table:table-cell office:value-type="float" office:value="5.465501" calcext:value-type="float">
            <text:p>5.465501</text:p>
          </table:table-cell>
          <table:table-cell office:value-type="float" office:value="5.650561" calcext:value-type="float">
            <text:p>5.650561</text:p>
          </table:table-cell>
          <table:table-cell office:value-type="float" office:value="5.896663" calcext:value-type="float">
            <text:p>5.896663</text:p>
          </table:table-cell>
          <table:table-cell office:value-type="float" office:value="6.091742" calcext:value-type="float">
            <text:p>6.091742</text:p>
          </table:table-cell>
          <table:table-cell office:value-type="float" office:value="6.825033" calcext:value-type="float">
            <text:p>6.825033</text:p>
          </table:table-cell>
          <table:table-cell office:value-type="float" office:value="7.314416" calcext:value-type="float">
            <text:p>7.314416</text:p>
          </table:table-cell>
          <table:table-cell office:value-type="float" office:value="0" calcext:value-type="float">
            <text:p>0</text:p>
          </table:table-cell>
          <table:table-cell office:value-type="float" office:value="0.01347362" calcext:value-type="float">
            <text:p>0.013473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30082002" calcext:value-type="float">
            <text:p>30082002</text:p>
          </table:table-cell>
          <table:table-cell office:value-type="float" office:value="0.9352936" calcext:value-type="float">
            <text:p>0.9352936</text:p>
          </table:table-cell>
          <table:table-cell office:value-type="float" office:value="136.3241" calcext:value-type="float">
            <text:p>136.3241</text:p>
          </table:table-cell>
          <table:table-cell office:value-type="float" office:value="0" calcext:value-type="float">
            <text:p>0</text:p>
          </table:table-cell>
          <table:table-cell office:value-type="float" office:value="-3.395025" calcext:value-type="float">
            <text:p>-3.395025</text:p>
          </table:table-cell>
          <table:table-cell office:value-type="float" office:value="23.27792" calcext:value-type="float">
            <text:p>23.27792</text:p>
          </table:table-cell>
          <table:table-cell office:value-type="float" office:value="0.001543732" calcext:value-type="float">
            <text:p>0.001543732</text:p>
          </table:table-cell>
          <table:table-cell office:value-type="float" office:value="0.000009240355" calcext:value-type="float">
            <text:p>9.240355E-06</text:p>
          </table:table-cell>
          <table:table-cell office:value-type="float" office:value="0.001271734" calcext:value-type="float">
            <text:p>0.001271734</text:p>
          </table:table-cell>
          <table:table-cell office:value-type="float" office:value="-0.00157676" calcext:value-type="float">
            <text:p>-0.00157676</text:p>
          </table:table-cell>
          <table:table-cell office:value-type="float" office:value="1178.967" calcext:value-type="float">
            <text:p>1178.967</text:p>
          </table:table-cell>
          <table:table-cell office:value-type="float" office:value="1.280841" calcext:value-type="float">
            <text:p>1.280841</text:p>
          </table:table-cell>
          <table:table-cell office:value-type="float" office:value="0" calcext:value-type="float">
            <text:p>0</text:p>
          </table:table-cell>
          <table:table-cell office:value-type="float" office:value="0.01620663" calcext:value-type="float">
            <text:p>0.01620663</text:p>
          </table:table-cell>
          <table:table-cell office:value-type="float" office:value="0.0155486" calcext:value-type="float">
            <text:p>0.0155486</text:p>
          </table:table-cell>
          <table:table-cell office:value-type="float" office:value="0.007691941" calcext:value-type="float">
            <text:p>0.007691941</text:p>
          </table:table-cell>
          <table:table-cell office:value-type="float" office:value="0.005616318" calcext:value-type="float">
            <text:p>0.005616318</text:p>
          </table:table-cell>
          <table:table-cell office:value-type="float" office:value="0.004927714" calcext:value-type="float">
            <text:p>0.004927714</text:p>
          </table:table-cell>
          <table:table-cell office:value-type="float" office:value="0.003743561" calcext:value-type="float">
            <text:p>0.003743561</text:p>
          </table:table-cell>
          <table:table-cell office:value-type="float" office:value="0.005769514" calcext:value-type="float">
            <text:p>0.005769514</text:p>
          </table:table-cell>
          <table:table-cell office:value-type="float" office:value="0.01265305" calcext:value-type="float">
            <text:p>0.01265305</text:p>
          </table:table-cell>
          <table:table-cell office:value-type="float" office:value="0.03640585" calcext:value-type="float">
            <text:p>0.03640585</text:p>
          </table:table-cell>
          <table:table-cell office:value-type="float" office:value="0.05602761" calcext:value-type="float">
            <text:p>0.05602761</text:p>
          </table:table-cell>
          <table:table-cell office:value-type="float" office:value="0.04991999" calcext:value-type="float">
            <text:p>0.04991999</text:p>
          </table:table-cell>
          <table:table-cell office:value-type="float" office:value="0.07531838" calcext:value-type="float">
            <text:p>0.07531838</text:p>
          </table:table-cell>
          <table:table-cell office:value-type="float" office:value="0.1319378" calcext:value-type="float">
            <text:p>0.1319378</text:p>
          </table:table-cell>
          <table:table-cell office:value-type="float" office:value="0.1370452" calcext:value-type="float">
            <text:p>0.1370452</text:p>
          </table:table-cell>
          <table:table-cell office:value-type="float" office:value="0" calcext:value-type="float">
            <text:p>0</text:p>
          </table:table-cell>
          <table:table-cell office:value-type="float" office:value="25.38866" calcext:value-type="float">
            <text:p>25.38866</text:p>
          </table:table-cell>
          <table:table-cell office:value-type="float" office:value="18.44324" calcext:value-type="float">
            <text:p>18.44324</text:p>
          </table:table-cell>
          <table:table-cell office:value-type="float" office:value="9.110409" calcext:value-type="float">
            <text:p>9.110409</text:p>
          </table:table-cell>
          <table:table-cell office:value-type="float" office:value="5.146879" calcext:value-type="float">
            <text:p>5.146879</text:p>
          </table:table-cell>
          <table:table-cell office:value-type="float" office:value="3.825103" calcext:value-type="float">
            <text:p>3.825103</text:p>
          </table:table-cell>
          <table:table-cell office:value-type="float" office:value="1.750339" calcext:value-type="float">
            <text:p>1.750339</text:p>
          </table:table-cell>
          <table:table-cell office:value-type="float" office:value="1.477798" calcext:value-type="float">
            <text:p>1.477798</text:p>
          </table:table-cell>
          <table:table-cell office:value-type="float" office:value="3.403482" calcext:value-type="float">
            <text:p>3.403482</text:p>
          </table:table-cell>
          <table:table-cell office:value-type="float" office:value="5.457861" calcext:value-type="float">
            <text:p>5.457861</text:p>
          </table:table-cell>
          <table:table-cell office:value-type="float" office:value="5.64513" calcext:value-type="float">
            <text:p>5.64513</text:p>
          </table:table-cell>
          <table:table-cell office:value-type="float" office:value="5.888404" calcext:value-type="float">
            <text:p>5.888404</text:p>
          </table:table-cell>
          <table:table-cell office:value-type="float" office:value="6.08815" calcext:value-type="float">
            <text:p>6.08815</text:p>
          </table:table-cell>
          <table:table-cell office:value-type="float" office:value="6.832631" calcext:value-type="float">
            <text:p>6.832631</text:p>
          </table:table-cell>
          <table:table-cell office:value-type="float" office:value="7.322399" calcext:value-type="float">
            <text:p>7.322399</text:p>
          </table:table-cell>
          <table:table-cell office:value-type="float" office:value="0" calcext:value-type="float">
            <text:p>0</text:p>
          </table:table-cell>
          <table:table-cell office:value-type="float" office:value="0.0126872" calcext:value-type="float">
            <text:p>0.01268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31082002" calcext:value-type="float">
            <text:p>31082002</text:p>
          </table:table-cell>
          <table:table-cell office:value-type="float" office:value="0.9316028" calcext:value-type="float">
            <text:p>0.9316028</text:p>
          </table:table-cell>
          <table:table-cell office:value-type="float" office:value="136.3232" calcext:value-type="float">
            <text:p>136.3232</text:p>
          </table:table-cell>
          <table:table-cell office:value-type="float" office:value="0" calcext:value-type="float">
            <text:p>0</text:p>
          </table:table-cell>
          <table:table-cell office:value-type="float" office:value="-3.449285" calcext:value-type="float">
            <text:p>-3.449285</text:p>
          </table:table-cell>
          <table:table-cell office:value-type="float" office:value="23.26583" calcext:value-type="float">
            <text:p>23.26583</text:p>
          </table:table-cell>
          <table:table-cell office:value-type="float" office:value="0.001543732" calcext:value-type="float">
            <text:p>0.001543732</text:p>
          </table:table-cell>
          <table:table-cell office:value-type="float" office:value="0.000009240355" calcext:value-type="float">
            <text:p>9.240355E-06</text:p>
          </table:table-cell>
          <table:table-cell office:value-type="float" office:value="0.001271734" calcext:value-type="float">
            <text:p>0.001271734</text:p>
          </table:table-cell>
          <table:table-cell office:value-type="float" office:value="-0.00157676" calcext:value-type="float">
            <text:p>-0.00157676</text:p>
          </table:table-cell>
          <table:table-cell office:value-type="float" office:value="1178.928" calcext:value-type="float">
            <text:p>1178.928</text:p>
          </table:table-cell>
          <table:table-cell office:value-type="float" office:value="1.285942" calcext:value-type="float">
            <text:p>1.285942</text:p>
          </table:table-cell>
          <table:table-cell office:value-type="float" office:value="0" calcext:value-type="float">
            <text:p>0</text:p>
          </table:table-cell>
          <table:table-cell office:value-type="float" office:value="0.01500624" calcext:value-type="float">
            <text:p>0.01500624</text:p>
          </table:table-cell>
          <table:table-cell office:value-type="float" office:value="0.01503659" calcext:value-type="float">
            <text:p>0.01503659</text:p>
          </table:table-cell>
          <table:table-cell office:value-type="float" office:value="0.007869796" calcext:value-type="float">
            <text:p>0.007869796</text:p>
          </table:table-cell>
          <table:table-cell office:value-type="float" office:value="0.005746772" calcext:value-type="float">
            <text:p>0.005746772</text:p>
          </table:table-cell>
          <table:table-cell office:value-type="float" office:value="0.005035336" calcext:value-type="float">
            <text:p>0.005035336</text:p>
          </table:table-cell>
          <table:table-cell office:value-type="float" office:value="0.003778675" calcext:value-type="float">
            <text:p>0.003778675</text:p>
          </table:table-cell>
          <table:table-cell office:value-type="float" office:value="0.00580621" calcext:value-type="float">
            <text:p>0.00580621</text:p>
          </table:table-cell>
          <table:table-cell office:value-type="float" office:value="0.01253135" calcext:value-type="float">
            <text:p>0.01253135</text:p>
          </table:table-cell>
          <table:table-cell office:value-type="float" office:value="0.03593243" calcext:value-type="float">
            <text:p>0.03593243</text:p>
          </table:table-cell>
          <table:table-cell office:value-type="float" office:value="0.05538883" calcext:value-type="float">
            <text:p>0.05538883</text:p>
          </table:table-cell>
          <table:table-cell office:value-type="float" office:value="0.04810502" calcext:value-type="float">
            <text:p>0.04810502</text:p>
          </table:table-cell>
          <table:table-cell office:value-type="float" office:value="0.07644138" calcext:value-type="float">
            <text:p>0.07644138</text:p>
          </table:table-cell>
          <table:table-cell office:value-type="float" office:value="0.1320208" calcext:value-type="float">
            <text:p>0.1320208</text:p>
          </table:table-cell>
          <table:table-cell office:value-type="float" office:value="0.1371318" calcext:value-type="float">
            <text:p>0.1371318</text:p>
          </table:table-cell>
          <table:table-cell office:value-type="float" office:value="0" calcext:value-type="float">
            <text:p>0</text:p>
          </table:table-cell>
          <table:table-cell office:value-type="float" office:value="25.3098" calcext:value-type="float">
            <text:p>25.3098</text:p>
          </table:table-cell>
          <table:table-cell office:value-type="float" office:value="18.37903" calcext:value-type="float">
            <text:p>18.37903</text:p>
          </table:table-cell>
          <table:table-cell office:value-type="float" office:value="9.079763" calcext:value-type="float">
            <text:p>9.079763</text:p>
          </table:table-cell>
          <table:table-cell office:value-type="float" office:value="5.129862" calcext:value-type="float">
            <text:p>5.129862</text:p>
          </table:table-cell>
          <table:table-cell office:value-type="float" office:value="3.812681" calcext:value-type="float">
            <text:p>3.812681</text:p>
          </table:table-cell>
          <table:table-cell office:value-type="float" office:value="1.747023" calcext:value-type="float">
            <text:p>1.747023</text:p>
          </table:table-cell>
          <table:table-cell office:value-type="float" office:value="1.475109" calcext:value-type="float">
            <text:p>1.475109</text:p>
          </table:table-cell>
          <table:table-cell office:value-type="float" office:value="3.398368" calcext:value-type="float">
            <text:p>3.398368</text:p>
          </table:table-cell>
          <table:table-cell office:value-type="float" office:value="5.450174" calcext:value-type="float">
            <text:p>5.450174</text:p>
          </table:table-cell>
          <table:table-cell office:value-type="float" office:value="5.639585" calcext:value-type="float">
            <text:p>5.639585</text:p>
          </table:table-cell>
          <table:table-cell office:value-type="float" office:value="5.879708" calcext:value-type="float">
            <text:p>5.879708</text:p>
          </table:table-cell>
          <table:table-cell office:value-type="float" office:value="6.084847" calcext:value-type="float">
            <text:p>6.084847</text:p>
          </table:table-cell>
          <table:table-cell office:value-type="float" office:value="6.840229" calcext:value-type="float">
            <text:p>6.840229</text:p>
          </table:table-cell>
          <table:table-cell office:value-type="float" office:value="7.33038" calcext:value-type="float">
            <text:p>7.33038</text:p>
          </table:table-cell>
          <table:table-cell office:value-type="float" office:value="0" calcext:value-type="float">
            <text:p>0</text:p>
          </table:table-cell>
          <table:table-cell office:value-type="float" office:value="0.01147738" calcext:value-type="float">
            <text:p>0.011477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092002" calcext:value-type="float">
            <text:p>1092002</text:p>
          </table:table-cell>
          <table:table-cell office:value-type="float" office:value="0.9279733" calcext:value-type="float">
            <text:p>0.9279733</text:p>
          </table:table-cell>
          <table:table-cell office:value-type="float" office:value="136.3219" calcext:value-type="float">
            <text:p>136.3219</text:p>
          </table:table-cell>
          <table:table-cell office:value-type="float" office:value="0" calcext:value-type="float">
            <text:p>0</text:p>
          </table:table-cell>
          <table:table-cell office:value-type="float" office:value="-3.50328" calcext:value-type="float">
            <text:p>-3.50328</text:p>
          </table:table-cell>
          <table:table-cell office:value-type="float" office:value="23.25407" calcext:value-type="float">
            <text:p>23.25407</text:p>
          </table:table-cell>
          <table:table-cell office:value-type="float" office:value="0.001543732" calcext:value-type="float">
            <text:p>0.001543732</text:p>
          </table:table-cell>
          <table:table-cell office:value-type="float" office:value="0.000009240355" calcext:value-type="float">
            <text:p>9.240355E-06</text:p>
          </table:table-cell>
          <table:table-cell office:value-type="float" office:value="0.001271734" calcext:value-type="float">
            <text:p>0.001271734</text:p>
          </table:table-cell>
          <table:table-cell office:value-type="float" office:value="-0.00157676" calcext:value-type="float">
            <text:p>-0.00157676</text:p>
          </table:table-cell>
          <table:table-cell office:value-type="float" office:value="1178.889" calcext:value-type="float">
            <text:p>1178.889</text:p>
          </table:table-cell>
          <table:table-cell office:value-type="float" office:value="1.289599" calcext:value-type="float">
            <text:p>1.289599</text:p>
          </table:table-cell>
          <table:table-cell office:value-type="float" office:value="0" calcext:value-type="float">
            <text:p>0</text:p>
          </table:table-cell>
          <table:table-cell office:value-type="float" office:value="0.01446871" calcext:value-type="float">
            <text:p>0.01446871</text:p>
          </table:table-cell>
          <table:table-cell office:value-type="float" office:value="0.01496708" calcext:value-type="float">
            <text:p>0.01496708</text:p>
          </table:table-cell>
          <table:table-cell office:value-type="float" office:value="0.008127676" calcext:value-type="float">
            <text:p>0.008127676</text:p>
          </table:table-cell>
          <table:table-cell office:value-type="float" office:value="0.005913462" calcext:value-type="float">
            <text:p>0.005913462</text:p>
          </table:table-cell>
          <table:table-cell office:value-type="float" office:value="0.005167764" calcext:value-type="float">
            <text:p>0.005167764</text:p>
          </table:table-cell>
          <table:table-cell office:value-type="float" office:value="0.003821879" calcext:value-type="float">
            <text:p>0.003821879</text:p>
          </table:table-cell>
          <table:table-cell office:value-type="float" office:value="0.005849285" calcext:value-type="float">
            <text:p>0.005849285</text:p>
          </table:table-cell>
          <table:table-cell office:value-type="float" office:value="0.01241055" calcext:value-type="float">
            <text:p>0.01241055</text:p>
          </table:table-cell>
          <table:table-cell office:value-type="float" office:value="0.03550678" calcext:value-type="float">
            <text:p>0.03550678</text:p>
          </table:table-cell>
          <table:table-cell office:value-type="float" office:value="0.05485353" calcext:value-type="float">
            <text:p>0.05485353</text:p>
          </table:table-cell>
          <table:table-cell office:value-type="float" office:value="0.04683256" calcext:value-type="float">
            <text:p>0.04683256</text:p>
          </table:table-cell>
          <table:table-cell office:value-type="float" office:value="0.07756907" calcext:value-type="float">
            <text:p>0.07756907</text:p>
          </table:table-cell>
          <table:table-cell office:value-type="float" office:value="0.1321035" calcext:value-type="float">
            <text:p>0.1321035</text:p>
          </table:table-cell>
          <table:table-cell office:value-type="float" office:value="0.1372179" calcext:value-type="float">
            <text:p>0.1372179</text:p>
          </table:table-cell>
          <table:table-cell office:value-type="float" office:value="0" calcext:value-type="float">
            <text:p>0</text:p>
          </table:table-cell>
          <table:table-cell office:value-type="float" office:value="25.23691" calcext:value-type="float">
            <text:p>25.23691</text:p>
          </table:table-cell>
          <table:table-cell office:value-type="float" office:value="18.31926" calcext:value-type="float">
            <text:p>18.31926</text:p>
          </table:table-cell>
          <table:table-cell office:value-type="float" office:value="9.050932" calcext:value-type="float">
            <text:p>9.050932</text:p>
          </table:table-cell>
          <table:table-cell office:value-type="float" office:value="5.113818" calcext:value-type="float">
            <text:p>5.113818</text:p>
          </table:table-cell>
          <table:table-cell office:value-type="float" office:value="3.80095" calcext:value-type="float">
            <text:p>3.80095</text:p>
          </table:table-cell>
          <table:table-cell office:value-type="float" office:value="1.743848" calcext:value-type="float">
            <text:p>1.743848</text:p>
          </table:table-cell>
          <table:table-cell office:value-type="float" office:value="1.472524" calcext:value-type="float">
            <text:p>1.472524</text:p>
          </table:table-cell>
          <table:table-cell office:value-type="float" office:value="3.393225" calcext:value-type="float">
            <text:p>3.393225</text:p>
          </table:table-cell>
          <table:table-cell office:value-type="float" office:value="5.442424" calcext:value-type="float">
            <text:p>5.442424</text:p>
          </table:table-cell>
          <table:table-cell office:value-type="float" office:value="5.633927" calcext:value-type="float">
            <text:p>5.633927</text:p>
          </table:table-cell>
          <table:table-cell office:value-type="float" office:value="5.87068" calcext:value-type="float">
            <text:p>5.87068</text:p>
          </table:table-cell>
          <table:table-cell office:value-type="float" office:value="6.081822" calcext:value-type="float">
            <text:p>6.081822</text:p>
          </table:table-cell>
          <table:table-cell office:value-type="float" office:value="6.847806" calcext:value-type="float">
            <text:p>6.847806</text:p>
          </table:table-cell>
          <table:table-cell office:value-type="float" office:value="7.338363" calcext:value-type="float">
            <text:p>7.338363</text:p>
          </table:table-cell>
          <table:table-cell office:value-type="float" office:value="0" calcext:value-type="float">
            <text:p>0</text:p>
          </table:table-cell>
          <table:table-cell office:value-type="float" office:value="0.01090213" calcext:value-type="float">
            <text:p>0.010902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092002" calcext:value-type="float">
            <text:p>2092002</text:p>
          </table:table-cell>
          <table:table-cell office:value-type="float" office:value="0.9237157" calcext:value-type="float">
            <text:p>0.9237157</text:p>
          </table:table-cell>
          <table:table-cell office:value-type="float" office:value="136.3196" calcext:value-type="float">
            <text:p>136.3196</text:p>
          </table:table-cell>
          <table:table-cell office:value-type="float" office:value="0" calcext:value-type="float">
            <text:p>0</text:p>
          </table:table-cell>
          <table:table-cell office:value-type="float" office:value="-3.557122" calcext:value-type="float">
            <text:p>-3.557122</text:p>
          </table:table-cell>
          <table:table-cell office:value-type="float" office:value="23.24296" calcext:value-type="float">
            <text:p>23.24296</text:p>
          </table:table-cell>
          <table:table-cell office:value-type="float" office:value="0.001543732" calcext:value-type="float">
            <text:p>0.001543732</text:p>
          </table:table-cell>
          <table:table-cell office:value-type="float" office:value="0.000009240355" calcext:value-type="float">
            <text:p>9.240355E-06</text:p>
          </table:table-cell>
          <table:table-cell office:value-type="float" office:value="0.001271734" calcext:value-type="float">
            <text:p>0.001271734</text:p>
          </table:table-cell>
          <table:table-cell office:value-type="float" office:value="-0.001683458" calcext:value-type="float">
            <text:p>-0.001683458</text:p>
          </table:table-cell>
          <table:table-cell office:value-type="float" office:value="1178.851" calcext:value-type="float">
            <text:p>1178.851</text:p>
          </table:table-cell>
          <table:table-cell office:value-type="float" office:value="1.288518" calcext:value-type="float">
            <text:p>1.288518</text:p>
          </table:table-cell>
          <table:table-cell office:value-type="float" office:value="0" calcext:value-type="float">
            <text:p>0</text:p>
          </table:table-cell>
          <table:table-cell office:value-type="float" office:value="0.04933797" calcext:value-type="float">
            <text:p>0.04933797</text:p>
          </table:table-cell>
          <table:table-cell office:value-type="float" office:value="0.01515286" calcext:value-type="float">
            <text:p>0.01515286</text:p>
          </table:table-cell>
          <table:table-cell office:value-type="float" office:value="0.007987199" calcext:value-type="float">
            <text:p>0.007987199</text:p>
          </table:table-cell>
          <table:table-cell office:value-type="float" office:value="0.005912946" calcext:value-type="float">
            <text:p>0.005912946</text:p>
          </table:table-cell>
          <table:table-cell office:value-type="float" office:value="0.005220188" calcext:value-type="float">
            <text:p>0.005220188</text:p>
          </table:table-cell>
          <table:table-cell office:value-type="float" office:value="0.003859837" calcext:value-type="float">
            <text:p>0.003859837</text:p>
          </table:table-cell>
          <table:table-cell office:value-type="float" office:value="0.005900633" calcext:value-type="float">
            <text:p>0.005900633</text:p>
          </table:table-cell>
          <table:table-cell office:value-type="float" office:value="0.01230052" calcext:value-type="float">
            <text:p>0.01230052</text:p>
          </table:table-cell>
          <table:table-cell office:value-type="float" office:value="0.03527126" calcext:value-type="float">
            <text:p>0.03527126</text:p>
          </table:table-cell>
          <table:table-cell office:value-type="float" office:value="0.05470278" calcext:value-type="float">
            <text:p>0.05470278</text:p>
          </table:table-cell>
          <table:table-cell office:value-type="float" office:value="0.04628876" calcext:value-type="float">
            <text:p>0.04628876</text:p>
          </table:table-cell>
          <table:table-cell office:value-type="float" office:value="0.07894587" calcext:value-type="float">
            <text:p>0.07894587</text:p>
          </table:table-cell>
          <table:table-cell office:value-type="float" office:value="0.1322209" calcext:value-type="float">
            <text:p>0.1322209</text:p>
          </table:table-cell>
          <table:table-cell office:value-type="float" office:value="0.137292" calcext:value-type="float">
            <text:p>0.137292</text:p>
          </table:table-cell>
          <table:table-cell office:value-type="float" office:value="0" calcext:value-type="float">
            <text:p>0</text:p>
          </table:table-cell>
          <table:table-cell office:value-type="float" office:value="25.18129" calcext:value-type="float">
            <text:p>25.18129</text:p>
          </table:table-cell>
          <table:table-cell office:value-type="float" office:value="18.26521" calcext:value-type="float">
            <text:p>18.26521</text:p>
          </table:table-cell>
          <table:table-cell office:value-type="float" office:value="9.024151" calcext:value-type="float">
            <text:p>9.024151</text:p>
          </table:table-cell>
          <table:table-cell office:value-type="float" office:value="5.098763" calcext:value-type="float">
            <text:p>5.098763</text:p>
          </table:table-cell>
          <table:table-cell office:value-type="float" office:value="3.789912" calcext:value-type="float">
            <text:p>3.789912</text:p>
          </table:table-cell>
          <table:table-cell office:value-type="float" office:value="1.740813" calcext:value-type="float">
            <text:p>1.740813</text:p>
          </table:table-cell>
          <table:table-cell office:value-type="float" office:value="1.470043" calcext:value-type="float">
            <text:p>1.470043</text:p>
          </table:table-cell>
          <table:table-cell office:value-type="float" office:value="3.388066" calcext:value-type="float">
            <text:p>3.388066</text:p>
          </table:table-cell>
          <table:table-cell office:value-type="float" office:value="5.434647" calcext:value-type="float">
            <text:p>5.434647</text:p>
          </table:table-cell>
          <table:table-cell office:value-type="float" office:value="5.628225" calcext:value-type="float">
            <text:p>5.628225</text:p>
          </table:table-cell>
          <table:table-cell office:value-type="float" office:value="5.861477" calcext:value-type="float">
            <text:p>5.861477</text:p>
          </table:table-cell>
          <table:table-cell office:value-type="float" office:value="6.079111" calcext:value-type="float">
            <text:p>6.079111</text:p>
          </table:table-cell>
          <table:table-cell office:value-type="float" office:value="6.855468" calcext:value-type="float">
            <text:p>6.855468</text:p>
          </table:table-cell>
          <table:table-cell office:value-type="float" office:value="7.346203" calcext:value-type="float">
            <text:p>7.346203</text:p>
          </table:table-cell>
          <table:table-cell office:value-type="float" office:value="0" calcext:value-type="float">
            <text:p>0</text:p>
          </table:table-cell>
          <table:table-cell office:value-type="float" office:value="8.440605" calcext:value-type="float">
            <text:p>8.4406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3092002" calcext:value-type="float">
            <text:p>3092002</text:p>
          </table:table-cell>
          <table:table-cell office:value-type="float" office:value="0.9171889" calcext:value-type="float">
            <text:p>0.9171889</text:p>
          </table:table-cell>
          <table:table-cell office:value-type="float" office:value="136.3157" calcext:value-type="float">
            <text:p>136.3157</text:p>
          </table:table-cell>
          <table:table-cell office:value-type="float" office:value="0" calcext:value-type="float">
            <text:p>0</text:p>
          </table:table-cell>
          <table:table-cell office:value-type="float" office:value="-3.611317" calcext:value-type="float">
            <text:p>-3.611317</text:p>
          </table:table-cell>
          <table:table-cell office:value-type="float" office:value="23.23256" calcext:value-type="float">
            <text:p>23.23256</text:p>
          </table:table-cell>
          <table:table-cell office:value-type="float" office:value="0.001543732" calcext:value-type="float">
            <text:p>0.001543732</text:p>
          </table:table-cell>
          <table:table-cell office:value-type="float" office:value="0.000009240355" calcext:value-type="float">
            <text:p>9.240355E-06</text:p>
          </table:table-cell>
          <table:table-cell office:value-type="float" office:value="0.001271734" calcext:value-type="float">
            <text:p>0.001271734</text:p>
          </table:table-cell>
          <table:table-cell office:value-type="float" office:value="-0.001793862" calcext:value-type="float">
            <text:p>-0.001793862</text:p>
          </table:table-cell>
          <table:table-cell office:value-type="float" office:value="1178.813" calcext:value-type="float">
            <text:p>1178.813</text:p>
          </table:table-cell>
          <table:table-cell office:value-type="float" office:value="1.277263" calcext:value-type="float">
            <text:p>1.277263</text:p>
          </table:table-cell>
          <table:table-cell office:value-type="float" office:value="0" calcext:value-type="float">
            <text:p>0</text:p>
          </table:table-cell>
          <table:table-cell office:value-type="float" office:value="0.2340622" calcext:value-type="float">
            <text:p>0.2340622</text:p>
          </table:table-cell>
          <table:table-cell office:value-type="float" office:value="0.01900124" calcext:value-type="float">
            <text:p>0.01900124</text:p>
          </table:table-cell>
          <table:table-cell office:value-type="float" office:value="0.008044748" calcext:value-type="float">
            <text:p>0.008044748</text:p>
          </table:table-cell>
          <table:table-cell office:value-type="float" office:value="0.005872087" calcext:value-type="float">
            <text:p>0.005872087</text:p>
          </table:table-cell>
          <table:table-cell office:value-type="float" office:value="0.005149764" calcext:value-type="float">
            <text:p>0.005149764</text:p>
          </table:table-cell>
          <table:table-cell office:value-type="float" office:value="0.00382041" calcext:value-type="float">
            <text:p>0.00382041</text:p>
          </table:table-cell>
          <table:table-cell office:value-type="float" office:value="0.005916069" calcext:value-type="float">
            <text:p>0.005916069</text:p>
          </table:table-cell>
          <table:table-cell office:value-type="float" office:value="0.01217336" calcext:value-type="float">
            <text:p>0.01217336</text:p>
          </table:table-cell>
          <table:table-cell office:value-type="float" office:value="0.03452442" calcext:value-type="float">
            <text:p>0.03452442</text:p>
          </table:table-cell>
          <table:table-cell office:value-type="float" office:value="0.05379671" calcext:value-type="float">
            <text:p>0.05379671</text:p>
          </table:table-cell>
          <table:table-cell office:value-type="float" office:value="0.04518359" calcext:value-type="float">
            <text:p>0.04518359</text:p>
          </table:table-cell>
          <table:table-cell office:value-type="float" office:value="0.07963049" calcext:value-type="float">
            <text:p>0.07963049</text:p>
          </table:table-cell>
          <table:table-cell office:value-type="float" office:value="0.1322761" calcext:value-type="float">
            <text:p>0.1322761</text:p>
          </table:table-cell>
          <table:table-cell office:value-type="float" office:value="0.1373832" calcext:value-type="float">
            <text:p>0.1373832</text:p>
          </table:table-cell>
          <table:table-cell office:value-type="float" office:value="0" calcext:value-type="float">
            <text:p>0</text:p>
          </table:table-cell>
          <table:table-cell office:value-type="float" office:value="25.16371" calcext:value-type="float">
            <text:p>25.16371</text:p>
          </table:table-cell>
          <table:table-cell office:value-type="float" office:value="18.21462" calcext:value-type="float">
            <text:p>18.21462</text:p>
          </table:table-cell>
          <table:table-cell office:value-type="float" office:value="8.998861" calcext:value-type="float">
            <text:p>8.998861</text:p>
          </table:table-cell>
          <table:table-cell office:value-type="float" office:value="5.084393" calcext:value-type="float">
            <text:p>5.084393</text:p>
          </table:table-cell>
          <table:table-cell office:value-type="float" office:value="3.779346" calcext:value-type="float">
            <text:p>3.779346</text:p>
          </table:table-cell>
          <table:table-cell office:value-type="float" office:value="1.737884" calcext:value-type="float">
            <text:p>1.737884</text:p>
          </table:table-cell>
          <table:table-cell office:value-type="float" office:value="1.467649" calcext:value-type="float">
            <text:p>1.467649</text:p>
          </table:table-cell>
          <table:table-cell office:value-type="float" office:value="3.382888" calcext:value-type="float">
            <text:p>3.382888</text:p>
          </table:table-cell>
          <table:table-cell office:value-type="float" office:value="5.426816" calcext:value-type="float">
            <text:p>5.426816</text:p>
          </table:table-cell>
          <table:table-cell office:value-type="float" office:value="5.622437" calcext:value-type="float">
            <text:p>5.622437</text:p>
          </table:table-cell>
          <table:table-cell office:value-type="float" office:value="5.852154" calcext:value-type="float">
            <text:p>5.852154</text:p>
          </table:table-cell>
          <table:table-cell office:value-type="float" office:value="6.07668" calcext:value-type="float">
            <text:p>6.07668</text:p>
          </table:table-cell>
          <table:table-cell office:value-type="float" office:value="6.863084" calcext:value-type="float">
            <text:p>6.863084</text:p>
          </table:table-cell>
          <table:table-cell office:value-type="float" office:value="7.354115" calcext:value-type="float">
            <text:p>7.354115</text:p>
          </table:table-cell>
          <table:table-cell office:value-type="float" office:value="0" calcext:value-type="float">
            <text:p>0</text:p>
          </table:table-cell>
          <table:table-cell office:value-type="float" office:value="32.78374" calcext:value-type="float">
            <text:p>32.783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4092002" calcext:value-type="float">
            <text:p>4092002</text:p>
          </table:table-cell>
          <table:table-cell office:value-type="float" office:value="0.9062498" calcext:value-type="float">
            <text:p>0.9062498</text:p>
          </table:table-cell>
          <table:table-cell office:value-type="float" office:value="136.3115" calcext:value-type="float">
            <text:p>136.3115</text:p>
          </table:table-cell>
          <table:table-cell office:value-type="float" office:value="0" calcext:value-type="float">
            <text:p>0</text:p>
          </table:table-cell>
          <table:table-cell office:value-type="float" office:value="-3.668354" calcext:value-type="float">
            <text:p>-3.668354</text:p>
          </table:table-cell>
          <table:table-cell office:value-type="float" office:value="23.22248" calcext:value-type="float">
            <text:p>23.22248</text:p>
          </table:table-cell>
          <table:table-cell office:value-type="float" office:value="0.001543732" calcext:value-type="float">
            <text:p>0.001543732</text:p>
          </table:table-cell>
          <table:table-cell office:value-type="float" office:value="0.000009240355" calcext:value-type="float">
            <text:p>9.240355E-06</text:p>
          </table:table-cell>
          <table:table-cell office:value-type="float" office:value="0.001271734" calcext:value-type="float">
            <text:p>0.001271734</text:p>
          </table:table-cell>
          <table:table-cell office:value-type="float" office:value="-0.001822048" calcext:value-type="float">
            <text:p>-0.001822048</text:p>
          </table:table-cell>
          <table:table-cell office:value-type="float" office:value="1178.777" calcext:value-type="float">
            <text:p>1178.777</text:p>
          </table:table-cell>
          <table:table-cell office:value-type="float" office:value="1.256233" calcext:value-type="float">
            <text:p>1.256233</text:p>
          </table:table-cell>
          <table:table-cell office:value-type="float" office:value="0" calcext:value-type="float">
            <text:p>0</text:p>
          </table:table-cell>
          <table:table-cell office:value-type="float" office:value="0.4068622" calcext:value-type="float">
            <text:p>0.4068622</text:p>
          </table:table-cell>
          <table:table-cell office:value-type="float" office:value="0.02547126" calcext:value-type="float">
            <text:p>0.02547126</text:p>
          </table:table-cell>
          <table:table-cell office:value-type="float" office:value="0.008973526" calcext:value-type="float">
            <text:p>0.008973526</text:p>
          </table:table-cell>
          <table:table-cell office:value-type="float" office:value="0.006378734" calcext:value-type="float">
            <text:p>0.006378734</text:p>
          </table:table-cell>
          <table:table-cell office:value-type="float" office:value="0.005496398" calcext:value-type="float">
            <text:p>0.005496398</text:p>
          </table:table-cell>
          <table:table-cell office:value-type="float" office:value="0.003914238" calcext:value-type="float">
            <text:p>0.003914238</text:p>
          </table:table-cell>
          <table:table-cell office:value-type="float" office:value="0.005978763" calcext:value-type="float">
            <text:p>0.005978763</text:p>
          </table:table-cell>
          <table:table-cell office:value-type="float" office:value="0.01197012" calcext:value-type="float">
            <text:p>0.01197012</text:p>
          </table:table-cell>
          <table:table-cell office:value-type="float" office:value="0.03334451" calcext:value-type="float">
            <text:p>0.03334451</text:p>
          </table:table-cell>
          <table:table-cell office:value-type="float" office:value="0.05220977" calcext:value-type="float">
            <text:p>0.05220977</text:p>
          </table:table-cell>
          <table:table-cell office:value-type="float" office:value="0.0434277" calcext:value-type="float">
            <text:p>0.0434277</text:p>
          </table:table-cell>
          <table:table-cell office:value-type="float" office:value="0.07926998" calcext:value-type="float">
            <text:p>0.07926998</text:p>
          </table:table-cell>
          <table:table-cell office:value-type="float" office:value="0.1323514" calcext:value-type="float">
            <text:p>0.1323514</text:p>
          </table:table-cell>
          <table:table-cell office:value-type="float" office:value="0.1374691" calcext:value-type="float">
            <text:p>0.1374691</text:p>
          </table:table-cell>
          <table:table-cell office:value-type="float" office:value="0" calcext:value-type="float">
            <text:p>0</text:p>
          </table:table-cell>
          <table:table-cell office:value-type="float" office:value="25.1826" calcext:value-type="float">
            <text:p>25.1826</text:p>
          </table:table-cell>
          <table:table-cell office:value-type="float" office:value="18.16792" calcext:value-type="float">
            <text:p>18.16792</text:p>
          </table:table-cell>
          <table:table-cell office:value-type="float" office:value="8.975302" calcext:value-type="float">
            <text:p>8.975302</text:p>
          </table:table-cell>
          <table:table-cell office:value-type="float" office:value="5.070843" calcext:value-type="float">
            <text:p>5.070843</text:p>
          </table:table-cell>
          <table:table-cell office:value-type="float" office:value="3.769332" calcext:value-type="float">
            <text:p>3.769332</text:p>
          </table:table-cell>
          <table:table-cell office:value-type="float" office:value="1.73506" calcext:value-type="float">
            <text:p>1.73506</text:p>
          </table:table-cell>
          <table:table-cell office:value-type="float" office:value="1.465335" calcext:value-type="float">
            <text:p>1.465335</text:p>
          </table:table-cell>
          <table:table-cell office:value-type="float" office:value="3.377679" calcext:value-type="float">
            <text:p>3.377679</text:p>
          </table:table-cell>
          <table:table-cell office:value-type="float" office:value="5.418835" calcext:value-type="float">
            <text:p>5.418835</text:p>
          </table:table-cell>
          <table:table-cell office:value-type="float" office:value="5.616394" calcext:value-type="float">
            <text:p>5.616394</text:p>
          </table:table-cell>
          <table:table-cell office:value-type="float" office:value="5.842482" calcext:value-type="float">
            <text:p>5.842482</text:p>
          </table:table-cell>
          <table:table-cell office:value-type="float" office:value="6.074249" calcext:value-type="float">
            <text:p>6.074249</text:p>
          </table:table-cell>
          <table:table-cell office:value-type="float" office:value="6.870682" calcext:value-type="float">
            <text:p>6.870682</text:p>
          </table:table-cell>
          <table:table-cell office:value-type="float" office:value="7.362029" calcext:value-type="float">
            <text:p>7.362029</text:p>
          </table:table-cell>
          <table:table-cell office:value-type="float" office:value="0" calcext:value-type="float">
            <text:p>0</text:p>
          </table:table-cell>
          <table:table-cell office:value-type="float" office:value="58.93362" calcext:value-type="float">
            <text:p>58.933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5092002" calcext:value-type="float">
            <text:p>5092002</text:p>
          </table:table-cell>
          <table:table-cell office:value-type="float" office:value="0.8978757" calcext:value-type="float">
            <text:p>0.8978757</text:p>
          </table:table-cell>
          <table:table-cell office:value-type="float" office:value="136.3064" calcext:value-type="float">
            <text:p>136.3064</text:p>
          </table:table-cell>
          <table:table-cell office:value-type="float" office:value="0" calcext:value-type="float">
            <text:p>0</text:p>
          </table:table-cell>
          <table:table-cell office:value-type="float" office:value="-3.725788" calcext:value-type="float">
            <text:p>-3.725788</text:p>
          </table:table-cell>
          <table:table-cell office:value-type="float" office:value="23.21252" calcext:value-type="float">
            <text:p>23.21252</text:p>
          </table:table-cell>
          <table:table-cell office:value-type="float" office:value="0.001543732" calcext:value-type="float">
            <text:p>0.001543732</text:p>
          </table:table-cell>
          <table:table-cell office:value-type="float" office:value="0.000009240355" calcext:value-type="float">
            <text:p>9.240355E-06</text:p>
          </table:table-cell>
          <table:table-cell office:value-type="float" office:value="0.001271734" calcext:value-type="float">
            <text:p>0.001271734</text:p>
          </table:table-cell>
          <table:table-cell office:value-type="float" office:value="-0.001822048" calcext:value-type="float">
            <text:p>-0.001822048</text:p>
          </table:table-cell>
          <table:table-cell office:value-type="float" office:value="1178.742" calcext:value-type="float">
            <text:p>1178.742</text:p>
          </table:table-cell>
          <table:table-cell office:value-type="float" office:value="1.239273" calcext:value-type="float">
            <text:p>1.239273</text:p>
          </table:table-cell>
          <table:table-cell office:value-type="float" office:value="0" calcext:value-type="float">
            <text:p>0</text:p>
          </table:table-cell>
          <table:table-cell office:value-type="float" office:value="0.3820353" calcext:value-type="float">
            <text:p>0.3820353</text:p>
          </table:table-cell>
          <table:table-cell office:value-type="float" office:value="0.0267146" calcext:value-type="float">
            <text:p>0.0267146</text:p>
          </table:table-cell>
          <table:table-cell office:value-type="float" office:value="0.00947303" calcext:value-type="float">
            <text:p>0.00947303</text:p>
          </table:table-cell>
          <table:table-cell office:value-type="float" office:value="0.006723845" calcext:value-type="float">
            <text:p>0.006723845</text:p>
          </table:table-cell>
          <table:table-cell office:value-type="float" office:value="0.005801062" calcext:value-type="float">
            <text:p>0.005801062</text:p>
          </table:table-cell>
          <table:table-cell office:value-type="float" office:value="0.004037898" calcext:value-type="float">
            <text:p>0.004037898</text:p>
          </table:table-cell>
          <table:table-cell office:value-type="float" office:value="0.006066829" calcext:value-type="float">
            <text:p>0.006066829</text:p>
          </table:table-cell>
          <table:table-cell office:value-type="float" office:value="0.01177227" calcext:value-type="float">
            <text:p>0.01177227</text:p>
          </table:table-cell>
          <table:table-cell office:value-type="float" office:value="0.03264699" calcext:value-type="float">
            <text:p>0.03264699</text:p>
          </table:table-cell>
          <table:table-cell office:value-type="float" office:value="0.05141022" calcext:value-type="float">
            <text:p>0.05141022</text:p>
          </table:table-cell>
          <table:table-cell office:value-type="float" office:value="0.04255324" calcext:value-type="float">
            <text:p>0.04255324</text:p>
          </table:table-cell>
          <table:table-cell office:value-type="float" office:value="0.07974273" calcext:value-type="float">
            <text:p>0.07974273</text:p>
          </table:table-cell>
          <table:table-cell office:value-type="float" office:value="0.1324318" calcext:value-type="float">
            <text:p>0.1324318</text:p>
          </table:table-cell>
          <table:table-cell office:value-type="float" office:value="0.1375579" calcext:value-type="float">
            <text:p>0.1375579</text:p>
          </table:table-cell>
          <table:table-cell office:value-type="float" office:value="0" calcext:value-type="float">
            <text:p>0</text:p>
          </table:table-cell>
          <table:table-cell office:value-type="float" office:value="25.21025" calcext:value-type="float">
            <text:p>25.21025</text:p>
          </table:table-cell>
          <table:table-cell office:value-type="float" office:value="18.12573" calcext:value-type="float">
            <text:p>18.12573</text:p>
          </table:table-cell>
          <table:table-cell office:value-type="float" office:value="8.953432" calcext:value-type="float">
            <text:p>8.953432</text:p>
          </table:table-cell>
          <table:table-cell office:value-type="float" office:value="5.058218" calcext:value-type="float">
            <text:p>5.058218</text:p>
          </table:table-cell>
          <table:table-cell office:value-type="float" office:value="3.759953" calcext:value-type="float">
            <text:p>3.759953</text:p>
          </table:table-cell>
          <table:table-cell office:value-type="float" office:value="1.732364" calcext:value-type="float">
            <text:p>1.732364</text:p>
          </table:table-cell>
          <table:table-cell office:value-type="float" office:value="1.463107" calcext:value-type="float">
            <text:p>1.463107</text:p>
          </table:table-cell>
          <table:table-cell office:value-type="float" office:value="3.372439" calcext:value-type="float">
            <text:p>3.372439</text:p>
          </table:table-cell>
          <table:table-cell office:value-type="float" office:value="5.410729" calcext:value-type="float">
            <text:p>5.410729</text:p>
          </table:table-cell>
          <table:table-cell office:value-type="float" office:value="5.610122" calcext:value-type="float">
            <text:p>5.610122</text:p>
          </table:table-cell>
          <table:table-cell office:value-type="float" office:value="5.832556" calcext:value-type="float">
            <text:p>5.832556</text:p>
          </table:table-cell>
          <table:table-cell office:value-type="float" office:value="6.071846" calcext:value-type="float">
            <text:p>6.071846</text:p>
          </table:table-cell>
          <table:table-cell office:value-type="float" office:value="6.878228" calcext:value-type="float">
            <text:p>6.878228</text:p>
          </table:table-cell>
          <table:table-cell office:value-type="float" office:value="7.369951" calcext:value-type="float">
            <text:p>7.369951</text:p>
          </table:table-cell>
          <table:table-cell office:value-type="float" office:value="0" calcext:value-type="float">
            <text:p>0</text:p>
          </table:table-cell>
          <table:table-cell office:value-type="float" office:value="55.51471" calcext:value-type="float">
            <text:p>55.514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6092002" calcext:value-type="float">
            <text:p>6092002</text:p>
          </table:table-cell>
          <table:table-cell office:value-type="float" office:value="0.8934029" calcext:value-type="float">
            <text:p>0.8934029</text:p>
          </table:table-cell>
          <table:table-cell office:value-type="float" office:value="136.3007" calcext:value-type="float">
            <text:p>136.3007</text:p>
          </table:table-cell>
          <table:table-cell office:value-type="float" office:value="0" calcext:value-type="float">
            <text:p>0</text:p>
          </table:table-cell>
          <table:table-cell office:value-type="float" office:value="-3.780482" calcext:value-type="float">
            <text:p>-3.780482</text:p>
          </table:table-cell>
          <table:table-cell office:value-type="float" office:value="23.20273" calcext:value-type="float">
            <text:p>23.20273</text:p>
          </table:table-cell>
          <table:table-cell office:value-type="float" office:value="0.001543732" calcext:value-type="float">
            <text:p>0.001543732</text:p>
          </table:table-cell>
          <table:table-cell office:value-type="float" office:value="0.000009240355" calcext:value-type="float">
            <text:p>9.240355E-06</text:p>
          </table:table-cell>
          <table:table-cell office:value-type="float" office:value="0.001271734" calcext:value-type="float">
            <text:p>0.001271734</text:p>
          </table:table-cell>
          <table:table-cell office:value-type="float" office:value="-0.001822048" calcext:value-type="float">
            <text:p>-0.001822048</text:p>
          </table:table-cell>
          <table:table-cell office:value-type="float" office:value="1178.706" calcext:value-type="float">
            <text:p>1178.706</text:p>
          </table:table-cell>
          <table:table-cell office:value-type="float" office:value="1.224476" calcext:value-type="float">
            <text:p>1.224476</text:p>
          </table:table-cell>
          <table:table-cell office:value-type="float" office:value="0" calcext:value-type="float">
            <text:p>0</text:p>
          </table:table-cell>
          <table:table-cell office:value-type="float" office:value="0.3164459" calcext:value-type="float">
            <text:p>0.3164459</text:p>
          </table:table-cell>
          <table:table-cell office:value-type="float" office:value="0.0260322" calcext:value-type="float">
            <text:p>0.0260322</text:p>
          </table:table-cell>
          <table:table-cell office:value-type="float" office:value="0.009978568" calcext:value-type="float">
            <text:p>0.009978568</text:p>
          </table:table-cell>
          <table:table-cell office:value-type="float" office:value="0.007081788" calcext:value-type="float">
            <text:p>0.007081788</text:p>
          </table:table-cell>
          <table:table-cell office:value-type="float" office:value="0.006110749" calcext:value-type="float">
            <text:p>0.006110749</text:p>
          </table:table-cell>
          <table:table-cell office:value-type="float" office:value="0.004159855" calcext:value-type="float">
            <text:p>0.004159855</text:p>
          </table:table-cell>
          <table:table-cell office:value-type="float" office:value="0.006166497" calcext:value-type="float">
            <text:p>0.006166497</text:p>
          </table:table-cell>
          <table:table-cell office:value-type="float" office:value="0.01160657" calcext:value-type="float">
            <text:p>0.01160657</text:p>
          </table:table-cell>
          <table:table-cell office:value-type="float" office:value="0.0318758" calcext:value-type="float">
            <text:p>0.0318758</text:p>
          </table:table-cell>
          <table:table-cell office:value-type="float" office:value="0.05038063" calcext:value-type="float">
            <text:p>0.05038063</text:p>
          </table:table-cell>
          <table:table-cell office:value-type="float" office:value="0.04157491" calcext:value-type="float">
            <text:p>0.04157491</text:p>
          </table:table-cell>
          <table:table-cell office:value-type="float" office:value="0.08047013" calcext:value-type="float">
            <text:p>0.08047013</text:p>
          </table:table-cell>
          <table:table-cell office:value-type="float" office:value="0.132513" calcext:value-type="float">
            <text:p>0.132513</text:p>
          </table:table-cell>
          <table:table-cell office:value-type="float" office:value="0.1376444" calcext:value-type="float">
            <text:p>0.1376444</text:p>
          </table:table-cell>
          <table:table-cell office:value-type="float" office:value="0" calcext:value-type="float">
            <text:p>0</text:p>
          </table:table-cell>
          <table:table-cell office:value-type="float" office:value="25.232" calcext:value-type="float">
            <text:p>25.232</text:p>
          </table:table-cell>
          <table:table-cell office:value-type="float" office:value="18.08791" calcext:value-type="float">
            <text:p>18.08791</text:p>
          </table:table-cell>
          <table:table-cell office:value-type="float" office:value="8.933271" calcext:value-type="float">
            <text:p>8.933271</text:p>
          </table:table-cell>
          <table:table-cell office:value-type="float" office:value="5.046424" calcext:value-type="float">
            <text:p>5.046424</text:p>
          </table:table-cell>
          <table:table-cell office:value-type="float" office:value="3.751205" calcext:value-type="float">
            <text:p>3.751205</text:p>
          </table:table-cell>
          <table:table-cell office:value-type="float" office:value="1.729794" calcext:value-type="float">
            <text:p>1.729794</text:p>
          </table:table-cell>
          <table:table-cell office:value-type="float" office:value="1.460966" calcext:value-type="float">
            <text:p>1.460966</text:p>
          </table:table-cell>
          <table:table-cell office:value-type="float" office:value="3.367173" calcext:value-type="float">
            <text:p>3.367173</text:p>
          </table:table-cell>
          <table:table-cell office:value-type="float" office:value="5.402529" calcext:value-type="float">
            <text:p>5.402529</text:p>
          </table:table-cell>
          <table:table-cell office:value-type="float" office:value="5.603696" calcext:value-type="float">
            <text:p>5.603696</text:p>
          </table:table-cell>
          <table:table-cell office:value-type="float" office:value="5.82246" calcext:value-type="float">
            <text:p>5.82246</text:p>
          </table:table-cell>
          <table:table-cell office:value-type="float" office:value="6.069612" calcext:value-type="float">
            <text:p>6.069612</text:p>
          </table:table-cell>
          <table:table-cell office:value-type="float" office:value="6.885748" calcext:value-type="float">
            <text:p>6.885748</text:p>
          </table:table-cell>
          <table:table-cell office:value-type="float" office:value="7.377873" calcext:value-type="float">
            <text:p>7.377873</text:p>
          </table:table-cell>
          <table:table-cell office:value-type="float" office:value="0" calcext:value-type="float">
            <text:p>0</text:p>
          </table:table-cell>
          <table:table-cell office:value-type="float" office:value="48.75567" calcext:value-type="float">
            <text:p>48.755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7092002" calcext:value-type="float">
            <text:p>7092002</text:p>
          </table:table-cell>
          <table:table-cell office:value-type="float" office:value="0.8935481" calcext:value-type="float">
            <text:p>0.8935481</text:p>
          </table:table-cell>
          <table:table-cell office:value-type="float" office:value="136.2945" calcext:value-type="float">
            <text:p>136.2945</text:p>
          </table:table-cell>
          <table:table-cell office:value-type="float" office:value="0" calcext:value-type="float">
            <text:p>0</text:p>
          </table:table-cell>
          <table:table-cell office:value-type="float" office:value="-3.832039" calcext:value-type="float">
            <text:p>-3.832039</text:p>
          </table:table-cell>
          <table:table-cell office:value-type="float" office:value="23.19298" calcext:value-type="float">
            <text:p>23.19298</text:p>
          </table:table-cell>
          <table:table-cell office:value-type="float" office:value="0.001543732" calcext:value-type="float">
            <text:p>0.001543732</text:p>
          </table:table-cell>
          <table:table-cell office:value-type="float" office:value="0.000009240355" calcext:value-type="float">
            <text:p>9.240355E-06</text:p>
          </table:table-cell>
          <table:table-cell office:value-type="float" office:value="0.001271734" calcext:value-type="float">
            <text:p>0.001271734</text:p>
          </table:table-cell>
          <table:table-cell office:value-type="float" office:value="-0.001822048" calcext:value-type="float">
            <text:p>-0.001822048</text:p>
          </table:table-cell>
          <table:table-cell office:value-type="float" office:value="1178.67" calcext:value-type="float">
            <text:p>1178.67</text:p>
          </table:table-cell>
          <table:table-cell office:value-type="float" office:value="1.213341" calcext:value-type="float">
            <text:p>1.213341</text:p>
          </table:table-cell>
          <table:table-cell office:value-type="float" office:value="0" calcext:value-type="float">
            <text:p>0</text:p>
          </table:table-cell>
          <table:table-cell office:value-type="float" office:value="0.2521248" calcext:value-type="float">
            <text:p>0.2521248</text:p>
          </table:table-cell>
          <table:table-cell office:value-type="float" office:value="0.02436371" calcext:value-type="float">
            <text:p>0.02436371</text:p>
          </table:table-cell>
          <table:table-cell office:value-type="float" office:value="0.0102256" calcext:value-type="float">
            <text:p>0.0102256</text:p>
          </table:table-cell>
          <table:table-cell office:value-type="float" office:value="0.007280012" calcext:value-type="float">
            <text:p>0.007280012</text:p>
          </table:table-cell>
          <table:table-cell office:value-type="float" office:value="0.006309242" calcext:value-type="float">
            <text:p>0.006309242</text:p>
          </table:table-cell>
          <table:table-cell office:value-type="float" office:value="0.004232507" calcext:value-type="float">
            <text:p>0.004232507</text:p>
          </table:table-cell>
          <table:table-cell office:value-type="float" office:value="0.006267313" calcext:value-type="float">
            <text:p>0.006267313</text:p>
          </table:table-cell>
          <table:table-cell office:value-type="float" office:value="0.01145712" calcext:value-type="float">
            <text:p>0.01145712</text:p>
          </table:table-cell>
          <table:table-cell office:value-type="float" office:value="0.03101113" calcext:value-type="float">
            <text:p>0.03101113</text:p>
          </table:table-cell>
          <table:table-cell office:value-type="float" office:value="0.0489611" calcext:value-type="float">
            <text:p>0.0489611</text:p>
          </table:table-cell>
          <table:table-cell office:value-type="float" office:value="0.04049698" calcext:value-type="float">
            <text:p>0.04049698</text:p>
          </table:table-cell>
          <table:table-cell office:value-type="float" office:value="0.08134578" calcext:value-type="float">
            <text:p>0.08134578</text:p>
          </table:table-cell>
          <table:table-cell office:value-type="float" office:value="0.1325937" calcext:value-type="float">
            <text:p>0.1325937</text:p>
          </table:table-cell>
          <table:table-cell office:value-type="float" office:value="0.1377302" calcext:value-type="float">
            <text:p>0.1377302</text:p>
          </table:table-cell>
          <table:table-cell office:value-type="float" office:value="0" calcext:value-type="float">
            <text:p>0</text:p>
          </table:table-cell>
          <table:table-cell office:value-type="float" office:value="25.24461" calcext:value-type="float">
            <text:p>25.24461</text:p>
          </table:table-cell>
          <table:table-cell office:value-type="float" office:value="18.05322" calcext:value-type="float">
            <text:p>18.05322</text:p>
          </table:table-cell>
          <table:table-cell office:value-type="float" office:value="8.914813" calcext:value-type="float">
            <text:p>8.914813</text:p>
          </table:table-cell>
          <table:table-cell office:value-type="float" office:value="5.035496" calcext:value-type="float">
            <text:p>5.035496</text:p>
          </table:table-cell>
          <table:table-cell office:value-type="float" office:value="3.743032" calcext:value-type="float">
            <text:p>3.743032</text:p>
          </table:table-cell>
          <table:table-cell office:value-type="float" office:value="1.727342" calcext:value-type="float">
            <text:p>1.727342</text:p>
          </table:table-cell>
          <table:table-cell office:value-type="float" office:value="1.458912" calcext:value-type="float">
            <text:p>1.458912</text:p>
          </table:table-cell>
          <table:table-cell office:value-type="float" office:value="3.361888" calcext:value-type="float">
            <text:p>3.361888</text:p>
          </table:table-cell>
          <table:table-cell office:value-type="float" office:value="5.394212" calcext:value-type="float">
            <text:p>5.394212</text:p>
          </table:table-cell>
          <table:table-cell office:value-type="float" office:value="5.597042" calcext:value-type="float">
            <text:p>5.597042</text:p>
          </table:table-cell>
          <table:table-cell office:value-type="float" office:value="5.812159" calcext:value-type="float">
            <text:p>5.812159</text:p>
          </table:table-cell>
          <table:table-cell office:value-type="float" office:value="6.067582" calcext:value-type="float">
            <text:p>6.067582</text:p>
          </table:table-cell>
          <table:table-cell office:value-type="float" office:value="6.893269" calcext:value-type="float">
            <text:p>6.893269</text:p>
          </table:table-cell>
          <table:table-cell office:value-type="float" office:value="7.38579" calcext:value-type="float">
            <text:p>7.38579</text:p>
          </table:table-cell>
          <table:table-cell office:value-type="float" office:value="0" calcext:value-type="float">
            <text:p>0</text:p>
          </table:table-cell>
          <table:table-cell office:value-type="float" office:value="38.40857" calcext:value-type="float">
            <text:p>38.408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8092002" calcext:value-type="float">
            <text:p>8092002</text:p>
          </table:table-cell>
          <table:table-cell office:value-type="float" office:value="0.8982494" calcext:value-type="float">
            <text:p>0.8982494</text:p>
          </table:table-cell>
          <table:table-cell office:value-type="float" office:value="136.2881" calcext:value-type="float">
            <text:p>136.2881</text:p>
          </table:table-cell>
          <table:table-cell office:value-type="float" office:value="0" calcext:value-type="float">
            <text:p>0</text:p>
          </table:table-cell>
          <table:table-cell office:value-type="float" office:value="-3.879784" calcext:value-type="float">
            <text:p>-3.879784</text:p>
          </table:table-cell>
          <table:table-cell office:value-type="float" office:value="23.18322" calcext:value-type="float">
            <text:p>23.18322</text:p>
          </table:table-cell>
          <table:table-cell office:value-type="float" office:value="0.001543732" calcext:value-type="float">
            <text:p>0.001543732</text:p>
          </table:table-cell>
          <table:table-cell office:value-type="float" office:value="0.000009240355" calcext:value-type="float">
            <text:p>9.240355E-06</text:p>
          </table:table-cell>
          <table:table-cell office:value-type="float" office:value="0.001271734" calcext:value-type="float">
            <text:p>0.001271734</text:p>
          </table:table-cell>
          <table:table-cell office:value-type="float" office:value="-0.001921774" calcext:value-type="float">
            <text:p>-0.001921774</text:p>
          </table:table-cell>
          <table:table-cell office:value-type="float" office:value="1178.634" calcext:value-type="float">
            <text:p>1178.634</text:p>
          </table:table-cell>
          <table:table-cell office:value-type="float" office:value="1.204039" calcext:value-type="float">
            <text:p>1.204039</text:p>
          </table:table-cell>
          <table:table-cell office:value-type="float" office:value="0" calcext:value-type="float">
            <text:p>0</text:p>
          </table:table-cell>
          <table:table-cell office:value-type="float" office:value="0.2152225" calcext:value-type="float">
            <text:p>0.2152225</text:p>
          </table:table-cell>
          <table:table-cell office:value-type="float" office:value="0.02411243" calcext:value-type="float">
            <text:p>0.02411243</text:p>
          </table:table-cell>
          <table:table-cell office:value-type="float" office:value="0.01072835" calcext:value-type="float">
            <text:p>0.01072835</text:p>
          </table:table-cell>
          <table:table-cell office:value-type="float" office:value="0.007615021" calcext:value-type="float">
            <text:p>0.007615021</text:p>
          </table:table-cell>
          <table:table-cell office:value-type="float" office:value="0.006582332" calcext:value-type="float">
            <text:p>0.006582332</text:p>
          </table:table-cell>
          <table:table-cell office:value-type="float" office:value="0.004295867" calcext:value-type="float">
            <text:p>0.004295867</text:p>
          </table:table-cell>
          <table:table-cell office:value-type="float" office:value="0.006379305" calcext:value-type="float">
            <text:p>0.006379305</text:p>
          </table:table-cell>
          <table:table-cell office:value-type="float" office:value="0.01131267" calcext:value-type="float">
            <text:p>0.01131267</text:p>
          </table:table-cell>
          <table:table-cell office:value-type="float" office:value="0.03007383" calcext:value-type="float">
            <text:p>0.03007383</text:p>
          </table:table-cell>
          <table:table-cell office:value-type="float" office:value="0.04721431" calcext:value-type="float">
            <text:p>0.04721431</text:p>
          </table:table-cell>
          <table:table-cell office:value-type="float" office:value="0.03935296" calcext:value-type="float">
            <text:p>0.03935296</text:p>
          </table:table-cell>
          <table:table-cell office:value-type="float" office:value="0.08224496" calcext:value-type="float">
            <text:p>0.08224496</text:p>
          </table:table-cell>
          <table:table-cell office:value-type="float" office:value="0.1327038" calcext:value-type="float">
            <text:p>0.1327038</text:p>
          </table:table-cell>
          <table:table-cell office:value-type="float" office:value="0.1378072" calcext:value-type="float">
            <text:p>0.1378072</text:p>
          </table:table-cell>
          <table:table-cell office:value-type="float" office:value="0" calcext:value-type="float">
            <text:p>0</text:p>
          </table:table-cell>
          <table:table-cell office:value-type="float" office:value="25.25154" calcext:value-type="float">
            <text:p>25.25154</text:p>
          </table:table-cell>
          <table:table-cell office:value-type="float" office:value="18.02028" calcext:value-type="float">
            <text:p>18.02028</text:p>
          </table:table-cell>
          <table:table-cell office:value-type="float" office:value="8.897963" calcext:value-type="float">
            <text:p>8.897963</text:p>
          </table:table-cell>
          <table:table-cell office:value-type="float" office:value="5.025437" calcext:value-type="float">
            <text:p>5.025437</text:p>
          </table:table-cell>
          <table:table-cell office:value-type="float" office:value="3.735451" calcext:value-type="float">
            <text:p>3.735451</text:p>
          </table:table-cell>
          <table:table-cell office:value-type="float" office:value="1.724998" calcext:value-type="float">
            <text:p>1.724998</text:p>
          </table:table-cell>
          <table:table-cell office:value-type="float" office:value="1.45695" calcext:value-type="float">
            <text:p>1.45695</text:p>
          </table:table-cell>
          <table:table-cell office:value-type="float" office:value="3.356591" calcext:value-type="float">
            <text:p>3.356591</text:p>
          </table:table-cell>
          <table:table-cell office:value-type="float" office:value="5.385783" calcext:value-type="float">
            <text:p>5.385783</text:p>
          </table:table-cell>
          <table:table-cell office:value-type="float" office:value="5.590086" calcext:value-type="float">
            <text:p>5.590086</text:p>
          </table:table-cell>
          <table:table-cell office:value-type="float" office:value="5.80164" calcext:value-type="float">
            <text:p>5.80164</text:p>
          </table:table-cell>
          <table:table-cell office:value-type="float" office:value="6.065776" calcext:value-type="float">
            <text:p>6.065776</text:p>
          </table:table-cell>
          <table:table-cell office:value-type="float" office:value="6.900855" calcext:value-type="float">
            <text:p>6.900855</text:p>
          </table:table-cell>
          <table:table-cell office:value-type="float" office:value="7.393641" calcext:value-type="float">
            <text:p>7.393641</text:p>
          </table:table-cell>
          <table:table-cell office:value-type="float" office:value="0" calcext:value-type="float">
            <text:p>0</text:p>
          </table:table-cell>
          <table:table-cell office:value-type="float" office:value="29.48221" calcext:value-type="float">
            <text:p>29.482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9092002" calcext:value-type="float">
            <text:p>9092002</text:p>
          </table:table-cell>
          <table:table-cell office:value-type="float" office:value="0.906979" calcext:value-type="float">
            <text:p>0.906979</text:p>
          </table:table-cell>
          <table:table-cell office:value-type="float" office:value="136.2816" calcext:value-type="float">
            <text:p>136.2816</text:p>
          </table:table-cell>
          <table:table-cell office:value-type="float" office:value="0" calcext:value-type="float">
            <text:p>0</text:p>
          </table:table-cell>
          <table:table-cell office:value-type="float" office:value="-3.924261" calcext:value-type="float">
            <text:p>-3.924261</text:p>
          </table:table-cell>
          <table:table-cell office:value-type="float" office:value="23.17335" calcext:value-type="float">
            <text:p>23.17335</text:p>
          </table:table-cell>
          <table:table-cell office:value-type="float" office:value="0.001543732" calcext:value-type="float">
            <text:p>0.001543732</text:p>
          </table:table-cell>
          <table:table-cell office:value-type="float" office:value="0.000009240355" calcext:value-type="float">
            <text:p>9.240355E-06</text:p>
          </table:table-cell>
          <table:table-cell office:value-type="float" office:value="0.001271734" calcext:value-type="float">
            <text:p>0.001271734</text:p>
          </table:table-cell>
          <table:table-cell office:value-type="float" office:value="-0.002027059" calcext:value-type="float">
            <text:p>-0.002027059</text:p>
          </table:table-cell>
          <table:table-cell office:value-type="float" office:value="1178.596" calcext:value-type="float">
            <text:p>1178.596</text:p>
          </table:table-cell>
          <table:table-cell office:value-type="float" office:value="1.197289" calcext:value-type="float">
            <text:p>1.197289</text:p>
          </table:table-cell>
          <table:table-cell office:value-type="float" office:value="0" calcext:value-type="float">
            <text:p>0</text:p>
          </table:table-cell>
          <table:table-cell office:value-type="float" office:value="0.1586702" calcext:value-type="float">
            <text:p>0.1586702</text:p>
          </table:table-cell>
          <table:table-cell office:value-type="float" office:value="0.02198502" calcext:value-type="float">
            <text:p>0.02198502</text:p>
          </table:table-cell>
          <table:table-cell office:value-type="float" office:value="0.01070946" calcext:value-type="float">
            <text:p>0.01070946</text:p>
          </table:table-cell>
          <table:table-cell office:value-type="float" office:value="0.007729232" calcext:value-type="float">
            <text:p>0.007729232</text:p>
          </table:table-cell>
          <table:table-cell office:value-type="float" office:value="0.006719498" calcext:value-type="float">
            <text:p>0.006719498</text:p>
          </table:table-cell>
          <table:table-cell office:value-type="float" office:value="0.004330109" calcext:value-type="float">
            <text:p>0.004330109</text:p>
          </table:table-cell>
          <table:table-cell office:value-type="float" office:value="0.006489836" calcext:value-type="float">
            <text:p>0.006489836</text:p>
          </table:table-cell>
          <table:table-cell office:value-type="float" office:value="0.01118816" calcext:value-type="float">
            <text:p>0.01118816</text:p>
          </table:table-cell>
          <table:table-cell office:value-type="float" office:value="0.02934052" calcext:value-type="float">
            <text:p>0.02934052</text:p>
          </table:table-cell>
          <table:table-cell office:value-type="float" office:value="0.04576362" calcext:value-type="float">
            <text:p>0.04576362</text:p>
          </table:table-cell>
          <table:table-cell office:value-type="float" office:value="0.038564" calcext:value-type="float">
            <text:p>0.038564</text:p>
          </table:table-cell>
          <table:table-cell office:value-type="float" office:value="0.08353525" calcext:value-type="float">
            <text:p>0.08353525</text:p>
          </table:table-cell>
          <table:table-cell office:value-type="float" office:value="0.1327632" calcext:value-type="float">
            <text:p>0.1327632</text:p>
          </table:table-cell>
          <table:table-cell office:value-type="float" office:value="0.1378969" calcext:value-type="float">
            <text:p>0.1378969</text:p>
          </table:table-cell>
          <table:table-cell office:value-type="float" office:value="0" calcext:value-type="float">
            <text:p>0</text:p>
          </table:table-cell>
          <table:table-cell office:value-type="float" office:value="25.2495" calcext:value-type="float">
            <text:p>25.2495</text:p>
          </table:table-cell>
          <table:table-cell office:value-type="float" office:value="17.98799" calcext:value-type="float">
            <text:p>17.98799</text:p>
          </table:table-cell>
          <table:table-cell office:value-type="float" office:value="8.882267" calcext:value-type="float">
            <text:p>8.882267</text:p>
          </table:table-cell>
          <table:table-cell office:value-type="float" office:value="5.016164" calcext:value-type="float">
            <text:p>5.016164</text:p>
          </table:table-cell>
          <table:table-cell office:value-type="float" office:value="3.728454" calcext:value-type="float">
            <text:p>3.728454</text:p>
          </table:table-cell>
          <table:table-cell office:value-type="float" office:value="1.722752" calcext:value-type="float">
            <text:p>1.722752</text:p>
          </table:table-cell>
          <table:table-cell office:value-type="float" office:value="1.455081" calcext:value-type="float">
            <text:p>1.455081</text:p>
          </table:table-cell>
          <table:table-cell office:value-type="float" office:value="3.351294" calcext:value-type="float">
            <text:p>3.351294</text:p>
          </table:table-cell>
          <table:table-cell office:value-type="float" office:value="5.377245" calcext:value-type="float">
            <text:p>5.377245</text:p>
          </table:table-cell>
          <table:table-cell office:value-type="float" office:value="5.582822" calcext:value-type="float">
            <text:p>5.582822</text:p>
          </table:table-cell>
          <table:table-cell office:value-type="float" office:value="5.790946" calcext:value-type="float">
            <text:p>5.790946</text:p>
          </table:table-cell>
          <table:table-cell office:value-type="float" office:value="6.064233" calcext:value-type="float">
            <text:p>6.064233</text:p>
          </table:table-cell>
          <table:table-cell office:value-type="float" office:value="6.908403" calcext:value-type="float">
            <text:p>6.908403</text:p>
          </table:table-cell>
          <table:table-cell office:value-type="float" office:value="7.401485" calcext:value-type="float">
            <text:p>7.401485</text:p>
          </table:table-cell>
          <table:table-cell office:value-type="float" office:value="0" calcext:value-type="float">
            <text:p>0</text:p>
          </table:table-cell>
          <table:table-cell office:value-type="float" office:value="20.98606" calcext:value-type="float">
            <text:p>20.986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0092002" calcext:value-type="float">
            <text:p>10092002</text:p>
          </table:table-cell>
          <table:table-cell office:value-type="float" office:value="0.9094547" calcext:value-type="float">
            <text:p>0.9094547</text:p>
          </table:table-cell>
          <table:table-cell office:value-type="float" office:value="136.2753" calcext:value-type="float">
            <text:p>136.2753</text:p>
          </table:table-cell>
          <table:table-cell office:value-type="float" office:value="0" calcext:value-type="float">
            <text:p>0</text:p>
          </table:table-cell>
          <table:table-cell office:value-type="float" office:value="-3.975613" calcext:value-type="float">
            <text:p>-3.975613</text:p>
          </table:table-cell>
          <table:table-cell office:value-type="float" office:value="23.1634" calcext:value-type="float">
            <text:p>23.1634</text:p>
          </table:table-cell>
          <table:table-cell office:value-type="float" office:value="0.001543732" calcext:value-type="float">
            <text:p>0.001543732</text:p>
          </table:table-cell>
          <table:table-cell office:value-type="float" office:value="0.000009240359" calcext:value-type="float">
            <text:p>9.240359E-06</text:p>
          </table:table-cell>
          <table:table-cell office:value-type="float" office:value="0.001271734" calcext:value-type="float">
            <text:p>0.001271734</text:p>
          </table:table-cell>
          <table:table-cell office:value-type="float" office:value="-0.002027059" calcext:value-type="float">
            <text:p>-0.002027059</text:p>
          </table:table-cell>
          <table:table-cell office:value-type="float" office:value="1178.558" calcext:value-type="float">
            <text:p>1178.558</text:p>
          </table:table-cell>
          <table:table-cell office:value-type="float" office:value="1.193519" calcext:value-type="float">
            <text:p>1.193519</text:p>
          </table:table-cell>
          <table:table-cell office:value-type="float" office:value="0" calcext:value-type="float">
            <text:p>0</text:p>
          </table:table-cell>
          <table:table-cell office:value-type="float" office:value="0.1097876" calcext:value-type="float">
            <text:p>0.1097876</text:p>
          </table:table-cell>
          <table:table-cell office:value-type="float" office:value="0.01831617" calcext:value-type="float">
            <text:p>0.01831617</text:p>
          </table:table-cell>
          <table:table-cell office:value-type="float" office:value="0.009520475" calcext:value-type="float">
            <text:p>0.009520475</text:p>
          </table:table-cell>
          <table:table-cell office:value-type="float" office:value="0.007185122" calcext:value-type="float">
            <text:p>0.007185122</text:p>
          </table:table-cell>
          <table:table-cell office:value-type="float" office:value="0.006385789" calcext:value-type="float">
            <text:p>0.006385789</text:p>
          </table:table-cell>
          <table:table-cell office:value-type="float" office:value="0.004255799" calcext:value-type="float">
            <text:p>0.004255799</text:p>
          </table:table-cell>
          <table:table-cell office:value-type="float" office:value="0.006551624" calcext:value-type="float">
            <text:p>0.006551624</text:p>
          </table:table-cell>
          <table:table-cell office:value-type="float" office:value="0.01112955" calcext:value-type="float">
            <text:p>0.01112955</text:p>
          </table:table-cell>
          <table:table-cell office:value-type="float" office:value="0.02861259" calcext:value-type="float">
            <text:p>0.02861259</text:p>
          </table:table-cell>
          <table:table-cell office:value-type="float" office:value="0.04414937" calcext:value-type="float">
            <text:p>0.04414937</text:p>
          </table:table-cell>
          <table:table-cell office:value-type="float" office:value="0.03747693" calcext:value-type="float">
            <text:p>0.03747693</text:p>
          </table:table-cell>
          <table:table-cell office:value-type="float" office:value="0.08442403" calcext:value-type="float">
            <text:p>0.08442403</text:p>
          </table:table-cell>
          <table:table-cell office:value-type="float" office:value="0.1328386" calcext:value-type="float">
            <text:p>0.1328386</text:p>
          </table:table-cell>
          <table:table-cell office:value-type="float" office:value="0.1379809" calcext:value-type="float">
            <text:p>0.1379809</text:p>
          </table:table-cell>
          <table:table-cell office:value-type="float" office:value="0" calcext:value-type="float">
            <text:p>0</text:p>
          </table:table-cell>
          <table:table-cell office:value-type="float" office:value="25.24013" calcext:value-type="float">
            <text:p>25.24013</text:p>
          </table:table-cell>
          <table:table-cell office:value-type="float" office:value="17.95533" calcext:value-type="float">
            <text:p>17.95533</text:p>
          </table:table-cell>
          <table:table-cell office:value-type="float" office:value="8.866894" calcext:value-type="float">
            <text:p>8.866894</text:p>
          </table:table-cell>
          <table:table-cell office:value-type="float" office:value="5.007311" calcext:value-type="float">
            <text:p>5.007311</text:p>
          </table:table-cell>
          <table:table-cell office:value-type="float" office:value="3.721772" calcext:value-type="float">
            <text:p>3.721772</text:p>
          </table:table-cell>
          <table:table-cell office:value-type="float" office:value="1.720575" calcext:value-type="float">
            <text:p>1.720575</text:p>
          </table:table-cell>
          <table:table-cell office:value-type="float" office:value="1.453289" calcext:value-type="float">
            <text:p>1.453289</text:p>
          </table:table-cell>
          <table:table-cell office:value-type="float" office:value="3.345997" calcext:value-type="float">
            <text:p>3.345997</text:p>
          </table:table-cell>
          <table:table-cell office:value-type="float" office:value="5.368639" calcext:value-type="float">
            <text:p>5.368639</text:p>
          </table:table-cell>
          <table:table-cell office:value-type="float" office:value="5.575316" calcext:value-type="float">
            <text:p>5.575316</text:p>
          </table:table-cell>
          <table:table-cell office:value-type="float" office:value="5.780116" calcext:value-type="float">
            <text:p>5.780116</text:p>
          </table:table-cell>
          <table:table-cell office:value-type="float" office:value="6.063009" calcext:value-type="float">
            <text:p>6.063009</text:p>
          </table:table-cell>
          <table:table-cell office:value-type="float" office:value="6.915924" calcext:value-type="float">
            <text:p>6.915924</text:p>
          </table:table-cell>
          <table:table-cell office:value-type="float" office:value="7.409329" calcext:value-type="float">
            <text:p>7.409329</text:p>
          </table:table-cell>
          <table:table-cell office:value-type="float" office:value="0" calcext:value-type="float">
            <text:p>0</text:p>
          </table:table-cell>
          <table:table-cell office:value-type="float" office:value="13.04599" calcext:value-type="float">
            <text:p>13.045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1092002" calcext:value-type="float">
            <text:p>11092002</text:p>
          </table:table-cell>
          <table:table-cell office:value-type="float" office:value="0.9103264" calcext:value-type="float">
            <text:p>0.9103264</text:p>
          </table:table-cell>
          <table:table-cell office:value-type="float" office:value="136.2697" calcext:value-type="float">
            <text:p>136.2697</text:p>
          </table:table-cell>
          <table:table-cell office:value-type="float" office:value="0" calcext:value-type="float">
            <text:p>0</text:p>
          </table:table-cell>
          <table:table-cell office:value-type="float" office:value="-4.028439" calcext:value-type="float">
            <text:p>-4.028439</text:p>
          </table:table-cell>
          <table:table-cell office:value-type="float" office:value="23.15309" calcext:value-type="float">
            <text:p>23.15309</text:p>
          </table:table-cell>
          <table:table-cell office:value-type="float" office:value="0.001543732" calcext:value-type="float">
            <text:p>0.001543732</text:p>
          </table:table-cell>
          <table:table-cell office:value-type="float" office:value="0.000009240359" calcext:value-type="float">
            <text:p>9.240359E-06</text:p>
          </table:table-cell>
          <table:table-cell office:value-type="float" office:value="0.001271734" calcext:value-type="float">
            <text:p>0.001271734</text:p>
          </table:table-cell>
          <table:table-cell office:value-type="float" office:value="-0.002027059" calcext:value-type="float">
            <text:p>-0.002027059</text:p>
          </table:table-cell>
          <table:table-cell office:value-type="float" office:value="1178.519" calcext:value-type="float">
            <text:p>1178.519</text:p>
          </table:table-cell>
          <table:table-cell office:value-type="float" office:value="1.189919" calcext:value-type="float">
            <text:p>1.189919</text:p>
          </table:table-cell>
          <table:table-cell office:value-type="float" office:value="0" calcext:value-type="float">
            <text:p>0</text:p>
          </table:table-cell>
          <table:table-cell office:value-type="float" office:value="0.09497976" calcext:value-type="float">
            <text:p>0.09497976</text:p>
          </table:table-cell>
          <table:table-cell office:value-type="float" office:value="0.01790251" calcext:value-type="float">
            <text:p>0.01790251</text:p>
          </table:table-cell>
          <table:table-cell office:value-type="float" office:value="0.00946303" calcext:value-type="float">
            <text:p>0.00946303</text:p>
          </table:table-cell>
          <table:table-cell office:value-type="float" office:value="0.007112631" calcext:value-type="float">
            <text:p>0.007112631</text:p>
          </table:table-cell>
          <table:table-cell office:value-type="float" office:value="0.006300403" calcext:value-type="float">
            <text:p>0.006300403</text:p>
          </table:table-cell>
          <table:table-cell office:value-type="float" office:value="0.004187638" calcext:value-type="float">
            <text:p>0.004187638</text:p>
          </table:table-cell>
          <table:table-cell office:value-type="float" office:value="0.006611452" calcext:value-type="float">
            <text:p>0.006611452</text:p>
          </table:table-cell>
          <table:table-cell office:value-type="float" office:value="0.01122712" calcext:value-type="float">
            <text:p>0.01122712</text:p>
          </table:table-cell>
          <table:table-cell office:value-type="float" office:value="0.02819288" calcext:value-type="float">
            <text:p>0.02819288</text:p>
          </table:table-cell>
          <table:table-cell office:value-type="float" office:value="0.04234167" calcext:value-type="float">
            <text:p>0.04234167</text:p>
          </table:table-cell>
          <table:table-cell office:value-type="float" office:value="0.03644939" calcext:value-type="float">
            <text:p>0.03644939</text:p>
          </table:table-cell>
          <table:table-cell office:value-type="float" office:value="0.08417555" calcext:value-type="float">
            <text:p>0.08417555</text:p>
          </table:table-cell>
          <table:table-cell office:value-type="float" office:value="0.1329183" calcext:value-type="float">
            <text:p>0.1329183</text:p>
          </table:table-cell>
          <table:table-cell office:value-type="float" office:value="0.138068" calcext:value-type="float">
            <text:p>0.138068</text:p>
          </table:table-cell>
          <table:table-cell office:value-type="float" office:value="0" calcext:value-type="float">
            <text:p>0</text:p>
          </table:table-cell>
          <table:table-cell office:value-type="float" office:value="25.22624" calcext:value-type="float">
            <text:p>25.22624</text:p>
          </table:table-cell>
          <table:table-cell office:value-type="float" office:value="17.92249" calcext:value-type="float">
            <text:p>17.92249</text:p>
          </table:table-cell>
          <table:table-cell office:value-type="float" office:value="8.851543" calcext:value-type="float">
            <text:p>8.851543</text:p>
          </table:table-cell>
          <table:table-cell office:value-type="float" office:value="4.998641" calcext:value-type="float">
            <text:p>4.998641</text:p>
          </table:table-cell>
          <table:table-cell office:value-type="float" office:value="3.715245" calcext:value-type="float">
            <text:p>3.715245</text:p>
          </table:table-cell>
          <table:table-cell office:value-type="float" office:value="1.718435" calcext:value-type="float">
            <text:p>1.718435</text:p>
          </table:table-cell>
          <table:table-cell office:value-type="float" office:value="1.451559" calcext:value-type="float">
            <text:p>1.451559</text:p>
          </table:table-cell>
          <table:table-cell office:value-type="float" office:value="3.340716" calcext:value-type="float">
            <text:p>3.340716</text:p>
          </table:table-cell>
          <table:table-cell office:value-type="float" office:value="5.359958" calcext:value-type="float">
            <text:p>5.359958</text:p>
          </table:table-cell>
          <table:table-cell office:value-type="float" office:value="5.567441" calcext:value-type="float">
            <text:p>5.567441</text:p>
          </table:table-cell>
          <table:table-cell office:value-type="float" office:value="5.769039" calcext:value-type="float">
            <text:p>5.769039</text:p>
          </table:table-cell>
          <table:table-cell office:value-type="float" office:value="6.061814" calcext:value-type="float">
            <text:p>6.061814</text:p>
          </table:table-cell>
          <table:table-cell office:value-type="float" office:value="6.923437" calcext:value-type="float">
            <text:p>6.923437</text:p>
          </table:table-cell>
          <table:table-cell office:value-type="float" office:value="7.417165" calcext:value-type="float">
            <text:p>7.417165</text:p>
          </table:table-cell>
          <table:table-cell office:value-type="float" office:value="0" calcext:value-type="float">
            <text:p>0</text:p>
          </table:table-cell>
          <table:table-cell office:value-type="float" office:value="10.27178" calcext:value-type="float">
            <text:p>10.271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2092002" calcext:value-type="float">
            <text:p>12092002</text:p>
          </table:table-cell>
          <table:table-cell office:value-type="float" office:value="0.9121571" calcext:value-type="float">
            <text:p>0.9121571</text:p>
          </table:table-cell>
          <table:table-cell office:value-type="float" office:value="136.2641" calcext:value-type="float">
            <text:p>136.2641</text:p>
          </table:table-cell>
          <table:table-cell office:value-type="float" office:value="0" calcext:value-type="float">
            <text:p>0</text:p>
          </table:table-cell>
          <table:table-cell office:value-type="float" office:value="-4.080289" calcext:value-type="float">
            <text:p>-4.080289</text:p>
          </table:table-cell>
          <table:table-cell office:value-type="float" office:value="23.14262" calcext:value-type="float">
            <text:p>23.14262</text:p>
          </table:table-cell>
          <table:table-cell office:value-type="float" office:value="0.001543732" calcext:value-type="float">
            <text:p>0.001543732</text:p>
          </table:table-cell>
          <table:table-cell office:value-type="float" office:value="0.000009240359" calcext:value-type="float">
            <text:p>9.240359E-06</text:p>
          </table:table-cell>
          <table:table-cell office:value-type="float" office:value="0.001271734" calcext:value-type="float">
            <text:p>0.001271734</text:p>
          </table:table-cell>
          <table:table-cell office:value-type="float" office:value="-0.002076865" calcext:value-type="float">
            <text:p>-0.002076865</text:p>
          </table:table-cell>
          <table:table-cell office:value-type="float" office:value="1178.48" calcext:value-type="float">
            <text:p>1178.48</text:p>
          </table:table-cell>
          <table:table-cell office:value-type="float" office:value="1.187317" calcext:value-type="float">
            <text:p>1.187317</text:p>
          </table:table-cell>
          <table:table-cell office:value-type="float" office:value="0" calcext:value-type="float">
            <text:p>0</text:p>
          </table:table-cell>
          <table:table-cell office:value-type="float" office:value="0.07886729" calcext:value-type="float">
            <text:p>0.07886729</text:p>
          </table:table-cell>
          <table:table-cell office:value-type="float" office:value="0.01707213" calcext:value-type="float">
            <text:p>0.01707213</text:p>
          </table:table-cell>
          <table:table-cell office:value-type="float" office:value="0.009127509" calcext:value-type="float">
            <text:p>0.009127509</text:p>
          </table:table-cell>
          <table:table-cell office:value-type="float" office:value="0.006888186" calcext:value-type="float">
            <text:p>0.006888186</text:p>
          </table:table-cell>
          <table:table-cell office:value-type="float" office:value="0.006117069" calcext:value-type="float">
            <text:p>0.006117069</text:p>
          </table:table-cell>
          <table:table-cell office:value-type="float" office:value="0.004144484" calcext:value-type="float">
            <text:p>0.004144484</text:p>
          </table:table-cell>
          <table:table-cell office:value-type="float" office:value="0.006660101" calcext:value-type="float">
            <text:p>0.006660101</text:p>
          </table:table-cell>
          <table:table-cell office:value-type="float" office:value="0.01132849" calcext:value-type="float">
            <text:p>0.01132849</text:p>
          </table:table-cell>
          <table:table-cell office:value-type="float" office:value="0.02819142" calcext:value-type="float">
            <text:p>0.02819142</text:p>
          </table:table-cell>
          <table:table-cell office:value-type="float" office:value="0.04161217" calcext:value-type="float">
            <text:p>0.04161217</text:p>
          </table:table-cell>
          <table:table-cell office:value-type="float" office:value="0.03618685" calcext:value-type="float">
            <text:p>0.03618685</text:p>
          </table:table-cell>
          <table:table-cell office:value-type="float" office:value="0.08435357" calcext:value-type="float">
            <text:p>0.08435357</text:p>
          </table:table-cell>
          <table:table-cell office:value-type="float" office:value="0.1330962" calcext:value-type="float">
            <text:p>0.1330962</text:p>
          </table:table-cell>
          <table:table-cell office:value-type="float" office:value="0.1381235" calcext:value-type="float">
            <text:p>0.1381235</text:p>
          </table:table-cell>
          <table:table-cell office:value-type="float" office:value="0" calcext:value-type="float">
            <text:p>0</text:p>
          </table:table-cell>
          <table:table-cell office:value-type="float" office:value="25.20928" calcext:value-type="float">
            <text:p>25.20928</text:p>
          </table:table-cell>
          <table:table-cell office:value-type="float" office:value="17.88942" calcext:value-type="float">
            <text:p>17.88942</text:p>
          </table:table-cell>
          <table:table-cell office:value-type="float" office:value="8.836244" calcext:value-type="float">
            <text:p>8.836244</text:p>
          </table:table-cell>
          <table:table-cell office:value-type="float" office:value="4.990148" calcext:value-type="float">
            <text:p>4.990148</text:p>
          </table:table-cell>
          <table:table-cell office:value-type="float" office:value="3.708886" calcext:value-type="float">
            <text:p>3.708886</text:p>
          </table:table-cell>
          <table:table-cell office:value-type="float" office:value="1.716348" calcext:value-type="float">
            <text:p>1.716348</text:p>
          </table:table-cell>
          <table:table-cell office:value-type="float" office:value="1.44989" calcext:value-type="float">
            <text:p>1.44989</text:p>
          </table:table-cell>
          <table:table-cell office:value-type="float" office:value="3.335465" calcext:value-type="float">
            <text:p>3.335465</text:p>
          </table:table-cell>
          <table:table-cell office:value-type="float" office:value="5.351296" calcext:value-type="float">
            <text:p>5.351296</text:p>
          </table:table-cell>
          <table:table-cell office:value-type="float" office:value="5.559356" calcext:value-type="float">
            <text:p>5.559356</text:p>
          </table:table-cell>
          <table:table-cell office:value-type="float" office:value="5.757895" calcext:value-type="float">
            <text:p>5.757895</text:p>
          </table:table-cell>
          <table:table-cell office:value-type="float" office:value="6.060618" calcext:value-type="float">
            <text:p>6.060618</text:p>
          </table:table-cell>
          <table:table-cell office:value-type="float" office:value="6.930971" calcext:value-type="float">
            <text:p>6.930971</text:p>
          </table:table-cell>
          <table:table-cell office:value-type="float" office:value="7.424942" calcext:value-type="float">
            <text:p>7.424942</text:p>
          </table:table-cell>
          <table:table-cell office:value-type="float" office:value="0" calcext:value-type="float">
            <text:p>0</text:p>
          </table:table-cell>
          <table:table-cell office:value-type="float" office:value="7.371971" calcext:value-type="float">
            <text:p>7.3719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3092002" calcext:value-type="float">
            <text:p>13092002</text:p>
          </table:table-cell>
          <table:table-cell office:value-type="float" office:value="0.9129876" calcext:value-type="float">
            <text:p>0.9129876</text:p>
          </table:table-cell>
          <table:table-cell office:value-type="float" office:value="136.2601" calcext:value-type="float">
            <text:p>136.2601</text:p>
          </table:table-cell>
          <table:table-cell office:value-type="float" office:value="0" calcext:value-type="float">
            <text:p>0</text:p>
          </table:table-cell>
          <table:table-cell office:value-type="float" office:value="-4.133595" calcext:value-type="float">
            <text:p>-4.133595</text:p>
          </table:table-cell>
          <table:table-cell office:value-type="float" office:value="23.13159" calcext:value-type="float">
            <text:p>23.13159</text:p>
          </table:table-cell>
          <table:table-cell office:value-type="float" office:value="0.001543732" calcext:value-type="float">
            <text:p>0.001543732</text:p>
          </table:table-cell>
          <table:table-cell office:value-type="float" office:value="0.000009244513" calcext:value-type="float">
            <text:p>9.244513E-06</text:p>
          </table:table-cell>
          <table:table-cell office:value-type="float" office:value="0.001271734" calcext:value-type="float">
            <text:p>0.001271734</text:p>
          </table:table-cell>
          <table:table-cell office:value-type="float" office:value="-0.002192126" calcext:value-type="float">
            <text:p>-0.002192126</text:p>
          </table:table-cell>
          <table:table-cell office:value-type="float" office:value="1178.44" calcext:value-type="float">
            <text:p>1178.44</text:p>
          </table:table-cell>
          <table:table-cell office:value-type="float" office:value="1.191343" calcext:value-type="float">
            <text:p>1.191343</text:p>
          </table:table-cell>
          <table:table-cell office:value-type="float" office:value="0" calcext:value-type="float">
            <text:p>0</text:p>
          </table:table-cell>
          <table:table-cell office:value-type="float" office:value="0.0955871" calcext:value-type="float">
            <text:p>0.0955871</text:p>
          </table:table-cell>
          <table:table-cell office:value-type="float" office:value="0.03730676" calcext:value-type="float">
            <text:p>0.03730676</text:p>
          </table:table-cell>
          <table:table-cell office:value-type="float" office:value="0.008715471" calcext:value-type="float">
            <text:p>0.008715471</text:p>
          </table:table-cell>
          <table:table-cell office:value-type="float" office:value="0.006595471" calcext:value-type="float">
            <text:p>0.006595471</text:p>
          </table:table-cell>
          <table:table-cell office:value-type="float" office:value="0.005843633" calcext:value-type="float">
            <text:p>0.005843633</text:p>
          </table:table-cell>
          <table:table-cell office:value-type="float" office:value="0.004080328" calcext:value-type="float">
            <text:p>0.004080328</text:p>
          </table:table-cell>
          <table:table-cell office:value-type="float" office:value="0.006589321" calcext:value-type="float">
            <text:p>0.006589321</text:p>
          </table:table-cell>
          <table:table-cell office:value-type="float" office:value="0.01143108" calcext:value-type="float">
            <text:p>0.01143108</text:p>
          </table:table-cell>
          <table:table-cell office:value-type="float" office:value="0.0283667" calcext:value-type="float">
            <text:p>0.0283667</text:p>
          </table:table-cell>
          <table:table-cell office:value-type="float" office:value="0.04144183" calcext:value-type="float">
            <text:p>0.04144183</text:p>
          </table:table-cell>
          <table:table-cell office:value-type="float" office:value="0.03623449" calcext:value-type="float">
            <text:p>0.03623449</text:p>
          </table:table-cell>
          <table:table-cell office:value-type="float" office:value="0.08480574" calcext:value-type="float">
            <text:p>0.08480574</text:p>
          </table:table-cell>
          <table:table-cell office:value-type="float" office:value="0.1331058" calcext:value-type="float">
            <text:p>0.1331058</text:p>
          </table:table-cell>
          <table:table-cell office:value-type="float" office:value="0.1382207" calcext:value-type="float">
            <text:p>0.1382207</text:p>
          </table:table-cell>
          <table:table-cell office:value-type="float" office:value="0" calcext:value-type="float">
            <text:p>0</text:p>
          </table:table-cell>
          <table:table-cell office:value-type="float" office:value="25.15283" calcext:value-type="float">
            <text:p>25.15283</text:p>
          </table:table-cell>
          <table:table-cell office:value-type="float" office:value="17.85079" calcext:value-type="float">
            <text:p>17.85079</text:p>
          </table:table-cell>
          <table:table-cell office:value-type="float" office:value="8.820662" calcext:value-type="float">
            <text:p>8.820662</text:p>
          </table:table-cell>
          <table:table-cell office:value-type="float" office:value="4.981596" calcext:value-type="float">
            <text:p>4.981596</text:p>
          </table:table-cell>
          <table:table-cell office:value-type="float" office:value="3.702445" calcext:value-type="float">
            <text:p>3.702445</text:p>
          </table:table-cell>
          <table:table-cell office:value-type="float" office:value="1.714292" calcext:value-type="float">
            <text:p>1.714292</text:p>
          </table:table-cell>
          <table:table-cell office:value-type="float" office:value="1.448251" calcext:value-type="float">
            <text:p>1.448251</text:p>
          </table:table-cell>
          <table:table-cell office:value-type="float" office:value="3.330237" calcext:value-type="float">
            <text:p>3.330237</text:p>
          </table:table-cell>
          <table:table-cell office:value-type="float" office:value="5.342685" calcext:value-type="float">
            <text:p>5.342685</text:p>
          </table:table-cell>
          <table:table-cell office:value-type="float" office:value="5.551229" calcext:value-type="float">
            <text:p>5.551229</text:p>
          </table:table-cell>
          <table:table-cell office:value-type="float" office:value="5.746758" calcext:value-type="float">
            <text:p>5.746758</text:p>
          </table:table-cell>
          <table:table-cell office:value-type="float" office:value="6.059498" calcext:value-type="float">
            <text:p>6.059498</text:p>
          </table:table-cell>
          <table:table-cell office:value-type="float" office:value="6.938575" calcext:value-type="float">
            <text:p>6.938575</text:p>
          </table:table-cell>
          <table:table-cell office:value-type="float" office:value="7.432669" calcext:value-type="float">
            <text:p>7.432669</text:p>
          </table:table-cell>
          <table:table-cell office:value-type="float" office:value="0" calcext:value-type="float">
            <text:p>0</text:p>
          </table:table-cell>
          <table:table-cell office:value-type="float" office:value="1.096855" calcext:value-type="float">
            <text:p>1.0968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4092002" calcext:value-type="float">
            <text:p>14092002</text:p>
          </table:table-cell>
          <table:table-cell office:value-type="float" office:value="0.9140456" calcext:value-type="float">
            <text:p>0.9140456</text:p>
          </table:table-cell>
          <table:table-cell office:value-type="float" office:value="136.2569" calcext:value-type="float">
            <text:p>136.2569</text:p>
          </table:table-cell>
          <table:table-cell office:value-type="float" office:value="0" calcext:value-type="float">
            <text:p>0</text:p>
          </table:table-cell>
          <table:table-cell office:value-type="float" office:value="-4.186406" calcext:value-type="float">
            <text:p>-4.186406</text:p>
          </table:table-cell>
          <table:table-cell office:value-type="float" office:value="23.11931" calcext:value-type="float">
            <text:p>23.11931</text:p>
          </table:table-cell>
          <table:table-cell office:value-type="float" office:value="0.001543732" calcext:value-type="float">
            <text:p>0.001543732</text:p>
          </table:table-cell>
          <table:table-cell office:value-type="float" office:value="0.000009244513" calcext:value-type="float">
            <text:p>9.244513E-06</text:p>
          </table:table-cell>
          <table:table-cell office:value-type="float" office:value="0.001271734" calcext:value-type="float">
            <text:p>0.001271734</text:p>
          </table:table-cell>
          <table:table-cell office:value-type="float" office:value="-0.002303297" calcext:value-type="float">
            <text:p>-0.002303297</text:p>
          </table:table-cell>
          <table:table-cell office:value-type="float" office:value="1178.4" calcext:value-type="float">
            <text:p>1178.4</text:p>
          </table:table-cell>
          <table:table-cell office:value-type="float" office:value="1.198229" calcext:value-type="float">
            <text:p>1.198229</text:p>
          </table:table-cell>
          <table:table-cell office:value-type="float" office:value="0" calcext:value-type="float">
            <text:p>0</text:p>
          </table:table-cell>
          <table:table-cell office:value-type="float" office:value="0.02855194" calcext:value-type="float">
            <text:p>0.02855194</text:p>
          </table:table-cell>
          <table:table-cell office:value-type="float" office:value="0.01339637" calcext:value-type="float">
            <text:p>0.01339637</text:p>
          </table:table-cell>
          <table:table-cell office:value-type="float" office:value="0.008162217" calcext:value-type="float">
            <text:p>0.008162217</text:p>
          </table:table-cell>
          <table:table-cell office:value-type="float" office:value="0.006342253" calcext:value-type="float">
            <text:p>0.006342253</text:p>
          </table:table-cell>
          <table:table-cell office:value-type="float" office:value="0.005651931" calcext:value-type="float">
            <text:p>0.005651931</text:p>
          </table:table-cell>
          <table:table-cell office:value-type="float" office:value="0.004044481" calcext:value-type="float">
            <text:p>0.004044481</text:p>
          </table:table-cell>
          <table:table-cell office:value-type="float" office:value="0.006588045" calcext:value-type="float">
            <text:p>0.006588045</text:p>
          </table:table-cell>
          <table:table-cell office:value-type="float" office:value="0.01153696" calcext:value-type="float">
            <text:p>0.01153696</text:p>
          </table:table-cell>
          <table:table-cell office:value-type="float" office:value="0.02862694" calcext:value-type="float">
            <text:p>0.02862694</text:p>
          </table:table-cell>
          <table:table-cell office:value-type="float" office:value="0.04151032" calcext:value-type="float">
            <text:p>0.04151032</text:p>
          </table:table-cell>
          <table:table-cell office:value-type="float" office:value="0.03639808" calcext:value-type="float">
            <text:p>0.03639808</text:p>
          </table:table-cell>
          <table:table-cell office:value-type="float" office:value="0.08527428" calcext:value-type="float">
            <text:p>0.08527428</text:p>
          </table:table-cell>
          <table:table-cell office:value-type="float" office:value="0.1331671" calcext:value-type="float">
            <text:p>0.1331671</text:p>
          </table:table-cell>
          <table:table-cell office:value-type="float" office:value="0.1383125" calcext:value-type="float">
            <text:p>0.1383125</text:p>
          </table:table-cell>
          <table:table-cell office:value-type="float" office:value="0" calcext:value-type="float">
            <text:p>0</text:p>
          </table:table-cell>
          <table:table-cell office:value-type="float" office:value="25.07461" calcext:value-type="float">
            <text:p>25.07461</text:p>
          </table:table-cell>
          <table:table-cell office:value-type="float" office:value="17.78485" calcext:value-type="float">
            <text:p>17.78485</text:p>
          </table:table-cell>
          <table:table-cell office:value-type="float" office:value="8.804564" calcext:value-type="float">
            <text:p>8.804564</text:p>
          </table:table-cell>
          <table:table-cell office:value-type="float" office:value="4.972909" calcext:value-type="float">
            <text:p>4.972909</text:p>
          </table:table-cell>
          <table:table-cell office:value-type="float" office:value="3.695845" calcext:value-type="float">
            <text:p>3.695845</text:p>
          </table:table-cell>
          <table:table-cell office:value-type="float" office:value="1.712248" calcext:value-type="float">
            <text:p>1.712248</text:p>
          </table:table-cell>
          <table:table-cell office:value-type="float" office:value="1.446597" calcext:value-type="float">
            <text:p>1.446597</text:p>
          </table:table-cell>
          <table:table-cell office:value-type="float" office:value="3.325032" calcext:value-type="float">
            <text:p>3.325032</text:p>
          </table:table-cell>
          <table:table-cell office:value-type="float" office:value="5.334136" calcext:value-type="float">
            <text:p>5.334136</text:p>
          </table:table-cell>
          <table:table-cell office:value-type="float" office:value="5.543108" calcext:value-type="float">
            <text:p>5.543108</text:p>
          </table:table-cell>
          <table:table-cell office:value-type="float" office:value="5.735686" calcext:value-type="float">
            <text:p>5.735686</text:p>
          </table:table-cell>
          <table:table-cell office:value-type="float" office:value="6.058488" calcext:value-type="float">
            <text:p>6.058488</text:p>
          </table:table-cell>
          <table:table-cell office:value-type="float" office:value="6.946102" calcext:value-type="float">
            <text:p>6.946102</text:p>
          </table:table-cell>
          <table:table-cell office:value-type="float" office:value="7.440452" calcext:value-type="float">
            <text:p>7.440452</text:p>
          </table:table-cell>
          <table:table-cell office:value-type="float" office:value="0" calcext:value-type="float">
            <text:p>0</text:p>
          </table:table-cell>
          <table:table-cell office:value-type="float" office:value="7.557796" calcext:value-type="float">
            <text:p>7.5577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5092002" calcext:value-type="float">
            <text:p>15092002</text:p>
          </table:table-cell>
          <table:table-cell office:value-type="float" office:value="0.9136299" calcext:value-type="float">
            <text:p>0.9136299</text:p>
          </table:table-cell>
          <table:table-cell office:value-type="float" office:value="136.2541" calcext:value-type="float">
            <text:p>136.2541</text:p>
          </table:table-cell>
          <table:table-cell office:value-type="float" office:value="0" calcext:value-type="float">
            <text:p>0</text:p>
          </table:table-cell>
          <table:table-cell office:value-type="float" office:value="-4.239649" calcext:value-type="float">
            <text:p>-4.239649</text:p>
          </table:table-cell>
          <table:table-cell office:value-type="float" office:value="23.10756" calcext:value-type="float">
            <text:p>23.10756</text:p>
          </table:table-cell>
          <table:table-cell office:value-type="float" office:value="0.001543732" calcext:value-type="float">
            <text:p>0.001543732</text:p>
          </table:table-cell>
          <table:table-cell office:value-type="float" office:value="0.000009244513" calcext:value-type="float">
            <text:p>9.244513E-06</text:p>
          </table:table-cell>
          <table:table-cell office:value-type="float" office:value="0.001271734" calcext:value-type="float">
            <text:p>0.001271734</text:p>
          </table:table-cell>
          <table:table-cell office:value-type="float" office:value="-0.00232882" calcext:value-type="float">
            <text:p>-0.00232882</text:p>
          </table:table-cell>
          <table:table-cell office:value-type="float" office:value="1178.359" calcext:value-type="float">
            <text:p>1178.359</text:p>
          </table:table-cell>
          <table:table-cell office:value-type="float" office:value="1.203384" calcext:value-type="float">
            <text:p>1.203384</text:p>
          </table:table-cell>
          <table:table-cell office:value-type="float" office:value="0" calcext:value-type="float">
            <text:p>0</text:p>
          </table:table-cell>
          <table:table-cell office:value-type="float" office:value="0.022809" calcext:value-type="float">
            <text:p>0.022809</text:p>
          </table:table-cell>
          <table:table-cell office:value-type="float" office:value="0.01319262" calcext:value-type="float">
            <text:p>0.01319262</text:p>
          </table:table-cell>
          <table:table-cell office:value-type="float" office:value="0.007873273" calcext:value-type="float">
            <text:p>0.007873273</text:p>
          </table:table-cell>
          <table:table-cell office:value-type="float" office:value="0.00610296" calcext:value-type="float">
            <text:p>0.00610296</text:p>
          </table:table-cell>
          <table:table-cell office:value-type="float" office:value="0.005439613" calcext:value-type="float">
            <text:p>0.005439613</text:p>
          </table:table-cell>
          <table:table-cell office:value-type="float" office:value="0.003950374" calcext:value-type="float">
            <text:p>0.003950374</text:p>
          </table:table-cell>
          <table:table-cell office:value-type="float" office:value="0.006565608" calcext:value-type="float">
            <text:p>0.006565608</text:p>
          </table:table-cell>
          <table:table-cell office:value-type="float" office:value="0.01168448" calcext:value-type="float">
            <text:p>0.01168448</text:p>
          </table:table-cell>
          <table:table-cell office:value-type="float" office:value="0.02894703" calcext:value-type="float">
            <text:p>0.02894703</text:p>
          </table:table-cell>
          <table:table-cell office:value-type="float" office:value="0.04169849" calcext:value-type="float">
            <text:p>0.04169849</text:p>
          </table:table-cell>
          <table:table-cell office:value-type="float" office:value="0.03661573" calcext:value-type="float">
            <text:p>0.03661573</text:p>
          </table:table-cell>
          <table:table-cell office:value-type="float" office:value="0.08582524" calcext:value-type="float">
            <text:p>0.08582524</text:p>
          </table:table-cell>
          <table:table-cell office:value-type="float" office:value="0.1332442" calcext:value-type="float">
            <text:p>0.1332442</text:p>
          </table:table-cell>
          <table:table-cell office:value-type="float" office:value="0.1383992" calcext:value-type="float">
            <text:p>0.1383992</text:p>
          </table:table-cell>
          <table:table-cell office:value-type="float" office:value="0" calcext:value-type="float">
            <text:p>0</text:p>
          </table:table-cell>
          <table:table-cell office:value-type="float" office:value="25.00483" calcext:value-type="float">
            <text:p>25.00483</text:p>
          </table:table-cell>
          <table:table-cell office:value-type="float" office:value="17.72633" calcext:value-type="float">
            <text:p>17.72633</text:p>
          </table:table-cell>
          <table:table-cell office:value-type="float" office:value="8.787905" calcext:value-type="float">
            <text:p>8.787905</text:p>
          </table:table-cell>
          <table:table-cell office:value-type="float" office:value="4.963996" calcext:value-type="float">
            <text:p>4.963996</text:p>
          </table:table-cell>
          <table:table-cell office:value-type="float" office:value="3.689079" calcext:value-type="float">
            <text:p>3.689079</text:p>
          </table:table-cell>
          <table:table-cell office:value-type="float" office:value="1.710197" calcext:value-type="float">
            <text:p>1.710197</text:p>
          </table:table-cell>
          <table:table-cell office:value-type="float" office:value="1.444954" calcext:value-type="float">
            <text:p>1.444954</text:p>
          </table:table-cell>
          <table:table-cell office:value-type="float" office:value="3.319844" calcext:value-type="float">
            <text:p>3.319844</text:p>
          </table:table-cell>
          <table:table-cell office:value-type="float" office:value="5.325658" calcext:value-type="float">
            <text:p>5.325658</text:p>
          </table:table-cell>
          <table:table-cell office:value-type="float" office:value="5.535038" calcext:value-type="float">
            <text:p>5.535038</text:p>
          </table:table-cell>
          <table:table-cell office:value-type="float" office:value="5.724686" calcext:value-type="float">
            <text:p>5.724686</text:p>
          </table:table-cell>
          <table:table-cell office:value-type="float" office:value="6.057613" calcext:value-type="float">
            <text:p>6.057613</text:p>
          </table:table-cell>
          <table:table-cell office:value-type="float" office:value="6.953605" calcext:value-type="float">
            <text:p>6.953605</text:p>
          </table:table-cell>
          <table:table-cell office:value-type="float" office:value="7.448278" calcext:value-type="float">
            <text:p>7.448278</text:p>
          </table:table-cell>
          <table:table-cell office:value-type="float" office:value="0" calcext:value-type="float">
            <text:p>0</text:p>
          </table:table-cell>
          <table:table-cell office:value-type="float" office:value="3.276852" calcext:value-type="float">
            <text:p>3.2768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6092002" calcext:value-type="float">
            <text:p>16092002</text:p>
          </table:table-cell>
          <table:table-cell office:value-type="float" office:value="0.9128209" calcext:value-type="float">
            <text:p>0.9128209</text:p>
          </table:table-cell>
          <table:table-cell office:value-type="float" office:value="136.251" calcext:value-type="float">
            <text:p>136.251</text:p>
          </table:table-cell>
          <table:table-cell office:value-type="float" office:value="0" calcext:value-type="float">
            <text:p>0</text:p>
          </table:table-cell>
          <table:table-cell office:value-type="float" office:value="-4.29178" calcext:value-type="float">
            <text:p>-4.29178</text:p>
          </table:table-cell>
          <table:table-cell office:value-type="float" office:value="23.09649" calcext:value-type="float">
            <text:p>23.09649</text:p>
          </table:table-cell>
          <table:table-cell office:value-type="float" office:value="0.001543732" calcext:value-type="float">
            <text:p>0.001543732</text:p>
          </table:table-cell>
          <table:table-cell office:value-type="float" office:value="0.000009244513" calcext:value-type="float">
            <text:p>9.244513E-06</text:p>
          </table:table-cell>
          <table:table-cell office:value-type="float" office:value="0.001271734" calcext:value-type="float">
            <text:p>0.001271734</text:p>
          </table:table-cell>
          <table:table-cell office:value-type="float" office:value="-0.00232882" calcext:value-type="float">
            <text:p>-0.00232882</text:p>
          </table:table-cell>
          <table:table-cell office:value-type="float" office:value="1178.319" calcext:value-type="float">
            <text:p>1178.319</text:p>
          </table:table-cell>
          <table:table-cell office:value-type="float" office:value="1.205267" calcext:value-type="float">
            <text:p>1.205267</text:p>
          </table:table-cell>
          <table:table-cell office:value-type="float" office:value="0" calcext:value-type="float">
            <text:p>0</text:p>
          </table:table-cell>
          <table:table-cell office:value-type="float" office:value="0.03539497" calcext:value-type="float">
            <text:p>0.03539497</text:p>
          </table:table-cell>
          <table:table-cell office:value-type="float" office:value="0.01377972" calcext:value-type="float">
            <text:p>0.01377972</text:p>
          </table:table-cell>
          <table:table-cell office:value-type="float" office:value="0.007968448" calcext:value-type="float">
            <text:p>0.007968448</text:p>
          </table:table-cell>
          <table:table-cell office:value-type="float" office:value="0.006135781" calcext:value-type="float">
            <text:p>0.006135781</text:p>
          </table:table-cell>
          <table:table-cell office:value-type="float" office:value="0.005451188" calcext:value-type="float">
            <text:p>0.005451188</text:p>
          </table:table-cell>
          <table:table-cell office:value-type="float" office:value="0.003942195" calcext:value-type="float">
            <text:p>0.003942195</text:p>
          </table:table-cell>
          <table:table-cell office:value-type="float" office:value="0.006573557" calcext:value-type="float">
            <text:p>0.006573557</text:p>
          </table:table-cell>
          <table:table-cell office:value-type="float" office:value="0.01182578" calcext:value-type="float">
            <text:p>0.01182578</text:p>
          </table:table-cell>
          <table:table-cell office:value-type="float" office:value="0.02932429" calcext:value-type="float">
            <text:p>0.02932429</text:p>
          </table:table-cell>
          <table:table-cell office:value-type="float" office:value="0.04194967" calcext:value-type="float">
            <text:p>0.04194967</text:p>
          </table:table-cell>
          <table:table-cell office:value-type="float" office:value="0.03685366" calcext:value-type="float">
            <text:p>0.03685366</text:p>
          </table:table-cell>
          <table:table-cell office:value-type="float" office:value="0.08637396" calcext:value-type="float">
            <text:p>0.08637396</text:p>
          </table:table-cell>
          <table:table-cell office:value-type="float" office:value="0.1333247" calcext:value-type="float">
            <text:p>0.1333247</text:p>
          </table:table-cell>
          <table:table-cell office:value-type="float" office:value="0.1384877" calcext:value-type="float">
            <text:p>0.1384877</text:p>
          </table:table-cell>
          <table:table-cell office:value-type="float" office:value="0" calcext:value-type="float">
            <text:p>0</text:p>
          </table:table-cell>
          <table:table-cell office:value-type="float" office:value="24.95086" calcext:value-type="float">
            <text:p>24.95086</text:p>
          </table:table-cell>
          <table:table-cell office:value-type="float" office:value="17.67702" calcext:value-type="float">
            <text:p>17.67702</text:p>
          </table:table-cell>
          <table:table-cell office:value-type="float" office:value="8.77094" calcext:value-type="float">
            <text:p>8.77094</text:p>
          </table:table-cell>
          <table:table-cell office:value-type="float" office:value="4.954996" calcext:value-type="float">
            <text:p>4.954996</text:p>
          </table:table-cell>
          <table:table-cell office:value-type="float" office:value="3.682305" calcext:value-type="float">
            <text:p>3.682305</text:p>
          </table:table-cell>
          <table:table-cell office:value-type="float" office:value="1.708155" calcext:value-type="float">
            <text:p>1.708155</text:p>
          </table:table-cell>
          <table:table-cell office:value-type="float" office:value="1.443327" calcext:value-type="float">
            <text:p>1.443327</text:p>
          </table:table-cell>
          <table:table-cell office:value-type="float" office:value="3.314686" calcext:value-type="float">
            <text:p>3.314686</text:p>
          </table:table-cell>
          <table:table-cell office:value-type="float" office:value="5.317267" calcext:value-type="float">
            <text:p>5.317267</text:p>
          </table:table-cell>
          <table:table-cell office:value-type="float" office:value="5.527036" calcext:value-type="float">
            <text:p>5.527036</text:p>
          </table:table-cell>
          <table:table-cell office:value-type="float" office:value="5.713777" calcext:value-type="float">
            <text:p>5.713777</text:p>
          </table:table-cell>
          <table:table-cell office:value-type="float" office:value="6.056863" calcext:value-type="float">
            <text:p>6.056863</text:p>
          </table:table-cell>
          <table:table-cell office:value-type="float" office:value="6.961048" calcext:value-type="float">
            <text:p>6.961048</text:p>
          </table:table-cell>
          <table:table-cell office:value-type="float" office:value="7.456114" calcext:value-type="float">
            <text:p>7.456114</text:p>
          </table:table-cell>
          <table:table-cell office:value-type="float" office:value="0" calcext:value-type="float">
            <text:p>0</text:p>
          </table:table-cell>
          <table:table-cell office:value-type="float" office:value="4.910215" calcext:value-type="float">
            <text:p>4.9102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7092002" calcext:value-type="float">
            <text:p>17092002</text:p>
          </table:table-cell>
          <table:table-cell office:value-type="float" office:value="0.9111992" calcext:value-type="float">
            <text:p>0.9111992</text:p>
          </table:table-cell>
          <table:table-cell office:value-type="float" office:value="136.247" calcext:value-type="float">
            <text:p>136.247</text:p>
          </table:table-cell>
          <table:table-cell office:value-type="float" office:value="0" calcext:value-type="float">
            <text:p>0</text:p>
          </table:table-cell>
          <table:table-cell office:value-type="float" office:value="-4.343652" calcext:value-type="float">
            <text:p>-4.343652</text:p>
          </table:table-cell>
          <table:table-cell office:value-type="float" office:value="23.08614" calcext:value-type="float">
            <text:p>23.08614</text:p>
          </table:table-cell>
          <table:table-cell office:value-type="float" office:value="0.001543732" calcext:value-type="float">
            <text:p>0.001543732</text:p>
          </table:table-cell>
          <table:table-cell office:value-type="float" office:value="0.000009244513" calcext:value-type="float">
            <text:p>9.244513E-06</text:p>
          </table:table-cell>
          <table:table-cell office:value-type="float" office:value="0.001271734" calcext:value-type="float">
            <text:p>0.001271734</text:p>
          </table:table-cell>
          <table:table-cell office:value-type="float" office:value="-0.00232882" calcext:value-type="float">
            <text:p>-0.00232882</text:p>
          </table:table-cell>
          <table:table-cell office:value-type="float" office:value="1178.279" calcext:value-type="float">
            <text:p>1178.279</text:p>
          </table:table-cell>
          <table:table-cell office:value-type="float" office:value="1.201384" calcext:value-type="float">
            <text:p>1.201384</text:p>
          </table:table-cell>
          <table:table-cell office:value-type="float" office:value="0" calcext:value-type="float">
            <text:p>0</text:p>
          </table:table-cell>
          <table:table-cell office:value-type="float" office:value="0.1107915" calcext:value-type="float">
            <text:p>0.1107915</text:p>
          </table:table-cell>
          <table:table-cell office:value-type="float" office:value="0.01641217" calcext:value-type="float">
            <text:p>0.01641217</text:p>
          </table:table-cell>
          <table:table-cell office:value-type="float" office:value="0.008457705" calcext:value-type="float">
            <text:p>0.008457705</text:p>
          </table:table-cell>
          <table:table-cell office:value-type="float" office:value="0.006357506" calcext:value-type="float">
            <text:p>0.006357506</text:p>
          </table:table-cell>
          <table:table-cell office:value-type="float" office:value="0.005575598" calcext:value-type="float">
            <text:p>0.005575598</text:p>
          </table:table-cell>
          <table:table-cell office:value-type="float" office:value="0.003970269" calcext:value-type="float">
            <text:p>0.003970269</text:p>
          </table:table-cell>
          <table:table-cell office:value-type="float" office:value="0.006586658" calcext:value-type="float">
            <text:p>0.006586658</text:p>
          </table:table-cell>
          <table:table-cell office:value-type="float" office:value="0.01193035" calcext:value-type="float">
            <text:p>0.01193035</text:p>
          </table:table-cell>
          <table:table-cell office:value-type="float" office:value="0.02969906" calcext:value-type="float">
            <text:p>0.02969906</text:p>
          </table:table-cell>
          <table:table-cell office:value-type="float" office:value="0.0422736" calcext:value-type="float">
            <text:p>0.0422736</text:p>
          </table:table-cell>
          <table:table-cell office:value-type="float" office:value="0.03713976" calcext:value-type="float">
            <text:p>0.03713976</text:p>
          </table:table-cell>
          <table:table-cell office:value-type="float" office:value="0.08693162" calcext:value-type="float">
            <text:p>0.08693162</text:p>
          </table:table-cell>
          <table:table-cell office:value-type="float" office:value="0.1334058" calcext:value-type="float">
            <text:p>0.1334058</text:p>
          </table:table-cell>
          <table:table-cell office:value-type="float" office:value="0.1385735" calcext:value-type="float">
            <text:p>0.1385735</text:p>
          </table:table-cell>
          <table:table-cell office:value-type="float" office:value="0" calcext:value-type="float">
            <text:p>0</text:p>
          </table:table-cell>
          <table:table-cell office:value-type="float" office:value="24.92433" calcext:value-type="float">
            <text:p>24.92433</text:p>
          </table:table-cell>
          <table:table-cell office:value-type="float" office:value="17.63361" calcext:value-type="float">
            <text:p>17.63361</text:p>
          </table:table-cell>
          <table:table-cell office:value-type="float" office:value="8.753776" calcext:value-type="float">
            <text:p>8.753776</text:p>
          </table:table-cell>
          <table:table-cell office:value-type="float" office:value="4.945968" calcext:value-type="float">
            <text:p>4.945968</text:p>
          </table:table-cell>
          <table:table-cell office:value-type="float" office:value="3.675556" calcext:value-type="float">
            <text:p>3.675556</text:p>
          </table:table-cell>
          <table:table-cell office:value-type="float" office:value="1.706134" calcext:value-type="float">
            <text:p>1.706134</text:p>
          </table:table-cell>
          <table:table-cell office:value-type="float" office:value="1.441713" calcext:value-type="float">
            <text:p>1.441713</text:p>
          </table:table-cell>
          <table:table-cell office:value-type="float" office:value="3.309551" calcext:value-type="float">
            <text:p>3.309551</text:p>
          </table:table-cell>
          <table:table-cell office:value-type="float" office:value="5.308964" calcext:value-type="float">
            <text:p>5.308964</text:p>
          </table:table-cell>
          <table:table-cell office:value-type="float" office:value="5.519117" calcext:value-type="float">
            <text:p>5.519117</text:p>
          </table:table-cell>
          <table:table-cell office:value-type="float" office:value="5.702959" calcext:value-type="float">
            <text:p>5.702959</text:p>
          </table:table-cell>
          <table:table-cell office:value-type="float" office:value="6.05625" calcext:value-type="float">
            <text:p>6.05625</text:p>
          </table:table-cell>
          <table:table-cell office:value-type="float" office:value="6.96849" calcext:value-type="float">
            <text:p>6.96849</text:p>
          </table:table-cell>
          <table:table-cell office:value-type="float" office:value="7.463949" calcext:value-type="float">
            <text:p>7.463949</text:p>
          </table:table-cell>
          <table:table-cell office:value-type="float" office:value="0" calcext:value-type="float">
            <text:p>0</text:p>
          </table:table-cell>
          <table:table-cell office:value-type="float" office:value="12.97019" calcext:value-type="float">
            <text:p>12.970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8092002" calcext:value-type="float">
            <text:p>18092002</text:p>
          </table:table-cell>
          <table:table-cell office:value-type="float" office:value="0.9089137" calcext:value-type="float">
            <text:p>0.9089137</text:p>
          </table:table-cell>
          <table:table-cell office:value-type="float" office:value="136.2421" calcext:value-type="float">
            <text:p>136.2421</text:p>
          </table:table-cell>
          <table:table-cell office:value-type="float" office:value="0" calcext:value-type="float">
            <text:p>0</text:p>
          </table:table-cell>
          <table:table-cell office:value-type="float" office:value="-4.3962" calcext:value-type="float">
            <text:p>-4.3962</text:p>
          </table:table-cell>
          <table:table-cell office:value-type="float" office:value="23.07632" calcext:value-type="float">
            <text:p>23.07632</text:p>
          </table:table-cell>
          <table:table-cell office:value-type="float" office:value="0.001543732" calcext:value-type="float">
            <text:p>0.001543732</text:p>
          </table:table-cell>
          <table:table-cell office:value-type="float" office:value="0.000009244513" calcext:value-type="float">
            <text:p>9.244513E-06</text:p>
          </table:table-cell>
          <table:table-cell office:value-type="float" office:value="0.001271734" calcext:value-type="float">
            <text:p>0.001271734</text:p>
          </table:table-cell>
          <table:table-cell office:value-type="float" office:value="-0.002338785" calcext:value-type="float">
            <text:p>-0.002338785</text:p>
          </table:table-cell>
          <table:table-cell office:value-type="float" office:value="1178.24" calcext:value-type="float">
            <text:p>1178.24</text:p>
          </table:table-cell>
          <table:table-cell office:value-type="float" office:value="1.19542" calcext:value-type="float">
            <text:p>1.19542</text:p>
          </table:table-cell>
          <table:table-cell office:value-type="float" office:value="0" calcext:value-type="float">
            <text:p>0</text:p>
          </table:table-cell>
          <table:table-cell office:value-type="float" office:value="0.1536618" calcext:value-type="float">
            <text:p>0.1536618</text:p>
          </table:table-cell>
          <table:table-cell office:value-type="float" office:value="0.01793867" calcext:value-type="float">
            <text:p>0.01793867</text:p>
          </table:table-cell>
          <table:table-cell office:value-type="float" office:value="0.008833921" calcext:value-type="float">
            <text:p>0.008833921</text:p>
          </table:table-cell>
          <table:table-cell office:value-type="float" office:value="0.006712447" calcext:value-type="float">
            <text:p>0.006712447</text:p>
          </table:table-cell>
          <table:table-cell office:value-type="float" office:value="0.005901311" calcext:value-type="float">
            <text:p>0.005901311</text:p>
          </table:table-cell>
          <table:table-cell office:value-type="float" office:value="0.004122644" calcext:value-type="float">
            <text:p>0.004122644</text:p>
          </table:table-cell>
          <table:table-cell office:value-type="float" office:value="0.006644861" calcext:value-type="float">
            <text:p>0.006644861</text:p>
          </table:table-cell>
          <table:table-cell office:value-type="float" office:value="0.01196354" calcext:value-type="float">
            <text:p>0.01196354</text:p>
          </table:table-cell>
          <table:table-cell office:value-type="float" office:value="0.0300164" calcext:value-type="float">
            <text:p>0.0300164</text:p>
          </table:table-cell>
          <table:table-cell office:value-type="float" office:value="0.04265288" calcext:value-type="float">
            <text:p>0.04265288</text:p>
          </table:table-cell>
          <table:table-cell office:value-type="float" office:value="0.03747873" calcext:value-type="float">
            <text:p>0.03747873</text:p>
          </table:table-cell>
          <table:table-cell office:value-type="float" office:value="0.08752394" calcext:value-type="float">
            <text:p>0.08752394</text:p>
          </table:table-cell>
          <table:table-cell office:value-type="float" office:value="0.1335952" calcext:value-type="float">
            <text:p>0.1335952</text:p>
          </table:table-cell>
          <table:table-cell office:value-type="float" office:value="0.138628" calcext:value-type="float">
            <text:p>0.138628</text:p>
          </table:table-cell>
          <table:table-cell office:value-type="float" office:value="0" calcext:value-type="float">
            <text:p>0</text:p>
          </table:table-cell>
          <table:table-cell office:value-type="float" office:value="24.91426" calcext:value-type="float">
            <text:p>24.91426</text:p>
          </table:table-cell>
          <table:table-cell office:value-type="float" office:value="17.59337" calcext:value-type="float">
            <text:p>17.59337</text:p>
          </table:table-cell>
          <table:table-cell office:value-type="float" office:value="8.736667" calcext:value-type="float">
            <text:p>8.736667</text:p>
          </table:table-cell>
          <table:table-cell office:value-type="float" office:value="4.937019" calcext:value-type="float">
            <text:p>4.937019</text:p>
          </table:table-cell>
          <table:table-cell office:value-type="float" office:value="3.668913" calcext:value-type="float">
            <text:p>3.668913</text:p>
          </table:table-cell>
          <table:table-cell office:value-type="float" office:value="1.704155" calcext:value-type="float">
            <text:p>1.704155</text:p>
          </table:table-cell>
          <table:table-cell office:value-type="float" office:value="1.440123" calcext:value-type="float">
            <text:p>1.440123</text:p>
          </table:table-cell>
          <table:table-cell office:value-type="float" office:value="3.304439" calcext:value-type="float">
            <text:p>3.304439</text:p>
          </table:table-cell>
          <table:table-cell office:value-type="float" office:value="5.300745" calcext:value-type="float">
            <text:p>5.300745</text:p>
          </table:table-cell>
          <table:table-cell office:value-type="float" office:value="5.51129" calcext:value-type="float">
            <text:p>5.51129</text:p>
          </table:table-cell>
          <table:table-cell office:value-type="float" office:value="5.692251" calcext:value-type="float">
            <text:p>5.692251</text:p>
          </table:table-cell>
          <table:table-cell office:value-type="float" office:value="6.05577" calcext:value-type="float">
            <text:p>6.05577</text:p>
          </table:table-cell>
          <table:table-cell office:value-type="float" office:value="6.975942" calcext:value-type="float">
            <text:p>6.975942</text:p>
          </table:table-cell>
          <table:table-cell office:value-type="float" office:value="7.47177" calcext:value-type="float">
            <text:p>7.47177</text:p>
          </table:table-cell>
          <table:table-cell office:value-type="float" office:value="0" calcext:value-type="float">
            <text:p>0</text:p>
          </table:table-cell>
          <table:table-cell office:value-type="float" office:value="18.14602" calcext:value-type="float">
            <text:p>18.146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9092002" calcext:value-type="float">
            <text:p>19092002</text:p>
          </table:table-cell>
          <table:table-cell office:value-type="float" office:value="0.9089222" calcext:value-type="float">
            <text:p>0.9089222</text:p>
          </table:table-cell>
          <table:table-cell office:value-type="float" office:value="136.2372" calcext:value-type="float">
            <text:p>136.2372</text:p>
          </table:table-cell>
          <table:table-cell office:value-type="float" office:value="0" calcext:value-type="float">
            <text:p>0</text:p>
          </table:table-cell>
          <table:table-cell office:value-type="float" office:value="-4.44798" calcext:value-type="float">
            <text:p>-4.44798</text:p>
          </table:table-cell>
          <table:table-cell office:value-type="float" office:value="23.06669" calcext:value-type="float">
            <text:p>23.06669</text:p>
          </table:table-cell>
          <table:table-cell office:value-type="float" office:value="0.001543732" calcext:value-type="float">
            <text:p>0.001543732</text:p>
          </table:table-cell>
          <table:table-cell office:value-type="float" office:value="0.000009244513" calcext:value-type="float">
            <text:p>9.244513E-06</text:p>
          </table:table-cell>
          <table:table-cell office:value-type="float" office:value="0.001271734" calcext:value-type="float">
            <text:p>0.001271734</text:p>
          </table:table-cell>
          <table:table-cell office:value-type="float" office:value="-0.002453096" calcext:value-type="float">
            <text:p>-0.002453096</text:p>
          </table:table-cell>
          <table:table-cell office:value-type="float" office:value="1178.202" calcext:value-type="float">
            <text:p>1178.202</text:p>
          </table:table-cell>
          <table:table-cell office:value-type="float" office:value="1.193515" calcext:value-type="float">
            <text:p>1.193515</text:p>
          </table:table-cell>
          <table:table-cell office:value-type="float" office:value="0" calcext:value-type="float">
            <text:p>0</text:p>
          </table:table-cell>
          <table:table-cell office:value-type="float" office:value="0.09855282" calcext:value-type="float">
            <text:p>0.09855282</text:p>
          </table:table-cell>
          <table:table-cell office:value-type="float" office:value="0.01586359" calcext:value-type="float">
            <text:p>0.01586359</text:p>
          </table:table-cell>
          <table:table-cell office:value-type="float" office:value="0.007959332" calcext:value-type="float">
            <text:p>0.007959332</text:p>
          </table:table-cell>
          <table:table-cell office:value-type="float" office:value="0.006128274" calcext:value-type="float">
            <text:p>0.006128274</text:p>
          </table:table-cell>
          <table:table-cell office:value-type="float" office:value="0.00549225" calcext:value-type="float">
            <text:p>0.00549225</text:p>
          </table:table-cell>
          <table:table-cell office:value-type="float" office:value="0.004012854" calcext:value-type="float">
            <text:p>0.004012854</text:p>
          </table:table-cell>
          <table:table-cell office:value-type="float" office:value="0.006626247" calcext:value-type="float">
            <text:p>0.006626247</text:p>
          </table:table-cell>
          <table:table-cell office:value-type="float" office:value="0.01201772" calcext:value-type="float">
            <text:p>0.01201772</text:p>
          </table:table-cell>
          <table:table-cell office:value-type="float" office:value="0.03023937" calcext:value-type="float">
            <text:p>0.03023937</text:p>
          </table:table-cell>
          <table:table-cell office:value-type="float" office:value="0.0430423" calcext:value-type="float">
            <text:p>0.0430423</text:p>
          </table:table-cell>
          <table:table-cell office:value-type="float" office:value="0.03785361" calcext:value-type="float">
            <text:p>0.03785361</text:p>
          </table:table-cell>
          <table:table-cell office:value-type="float" office:value="0.08816256" calcext:value-type="float">
            <text:p>0.08816256</text:p>
          </table:table-cell>
          <table:table-cell office:value-type="float" office:value="0.1335975" calcext:value-type="float">
            <text:p>0.1335975</text:p>
          </table:table-cell>
          <table:table-cell office:value-type="float" office:value="0.1387319" calcext:value-type="float">
            <text:p>0.1387319</text:p>
          </table:table-cell>
          <table:table-cell office:value-type="float" office:value="0" calcext:value-type="float">
            <text:p>0</text:p>
          </table:table-cell>
          <table:table-cell office:value-type="float" office:value="24.90226" calcext:value-type="float">
            <text:p>24.90226</text:p>
          </table:table-cell>
          <table:table-cell office:value-type="float" office:value="17.55401" calcext:value-type="float">
            <text:p>17.55401</text:p>
          </table:table-cell>
          <table:table-cell office:value-type="float" office:value="8.719312" calcext:value-type="float">
            <text:p>8.719312</text:p>
          </table:table-cell>
          <table:table-cell office:value-type="float" office:value="4.927964" calcext:value-type="float">
            <text:p>4.927964</text:p>
          </table:table-cell>
          <table:table-cell office:value-type="float" office:value="3.662246" calcext:value-type="float">
            <text:p>3.662246</text:p>
          </table:table-cell>
          <table:table-cell office:value-type="float" office:value="1.7022" calcext:value-type="float">
            <text:p>1.7022</text:p>
          </table:table-cell>
          <table:table-cell office:value-type="float" office:value="1.438545" calcext:value-type="float">
            <text:p>1.438545</text:p>
          </table:table-cell>
          <table:table-cell office:value-type="float" office:value="3.299327" calcext:value-type="float">
            <text:p>3.299327</text:p>
          </table:table-cell>
          <table:table-cell office:value-type="float" office:value="5.292591" calcext:value-type="float">
            <text:p>5.292591</text:p>
          </table:table-cell>
          <table:table-cell office:value-type="float" office:value="5.503568" calcext:value-type="float">
            <text:p>5.503568</text:p>
          </table:table-cell>
          <table:table-cell office:value-type="float" office:value="5.681662" calcext:value-type="float">
            <text:p>5.681662</text:p>
          </table:table-cell>
          <table:table-cell office:value-type="float" office:value="6.055443" calcext:value-type="float">
            <text:p>6.055443</text:p>
          </table:table-cell>
          <table:table-cell office:value-type="float" office:value="6.983467" calcext:value-type="float">
            <text:p>6.983467</text:p>
          </table:table-cell>
          <table:table-cell office:value-type="float" office:value="7.479451" calcext:value-type="float">
            <text:p>7.479451</text:p>
          </table:table-cell>
          <table:table-cell office:value-type="float" office:value="0" calcext:value-type="float">
            <text:p>0</text:p>
          </table:table-cell>
          <table:table-cell office:value-type="float" office:value="9.982565" calcext:value-type="float">
            <text:p>9.9825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0092002" calcext:value-type="float">
            <text:p>20092002</text:p>
          </table:table-cell>
          <table:table-cell office:value-type="float" office:value="0.9071317" calcext:value-type="float">
            <text:p>0.9071317</text:p>
          </table:table-cell>
          <table:table-cell office:value-type="float" office:value="136.2326" calcext:value-type="float">
            <text:p>136.2326</text:p>
          </table:table-cell>
          <table:table-cell office:value-type="float" office:value="0" calcext:value-type="float">
            <text:p>0</text:p>
          </table:table-cell>
          <table:table-cell office:value-type="float" office:value="-4.499202" calcext:value-type="float">
            <text:p>-4.499202</text:p>
          </table:table-cell>
          <table:table-cell office:value-type="float" office:value="23.0574" calcext:value-type="float">
            <text:p>23.0574</text:p>
          </table:table-cell>
          <table:table-cell office:value-type="float" office:value="0.001543732" calcext:value-type="float">
            <text:p>0.001543732</text:p>
          </table:table-cell>
          <table:table-cell office:value-type="float" office:value="0.000009244513" calcext:value-type="float">
            <text:p>9.244513E-06</text:p>
          </table:table-cell>
          <table:table-cell office:value-type="float" office:value="0.001271734" calcext:value-type="float">
            <text:p>0.001271734</text:p>
          </table:table-cell>
          <table:table-cell office:value-type="float" office:value="-0.00256423" calcext:value-type="float">
            <text:p>-0.00256423</text:p>
          </table:table-cell>
          <table:table-cell office:value-type="float" office:value="1178.164" calcext:value-type="float">
            <text:p>1178.164</text:p>
          </table:table-cell>
          <table:table-cell office:value-type="float" office:value="1.188438" calcext:value-type="float">
            <text:p>1.188438</text:p>
          </table:table-cell>
          <table:table-cell office:value-type="float" office:value="0" calcext:value-type="float">
            <text:p>0</text:p>
          </table:table-cell>
          <table:table-cell office:value-type="float" office:value="0.1576497" calcext:value-type="float">
            <text:p>0.1576497</text:p>
          </table:table-cell>
          <table:table-cell office:value-type="float" office:value="0.01789054" calcext:value-type="float">
            <text:p>0.01789054</text:p>
          </table:table-cell>
          <table:table-cell office:value-type="float" office:value="0.008461976" calcext:value-type="float">
            <text:p>0.008461976</text:p>
          </table:table-cell>
          <table:table-cell office:value-type="float" office:value="0.006455908" calcext:value-type="float">
            <text:p>0.006455908</text:p>
          </table:table-cell>
          <table:table-cell office:value-type="float" office:value="0.005714594" calcext:value-type="float">
            <text:p>0.005714594</text:p>
          </table:table-cell>
          <table:table-cell office:value-type="float" office:value="0.004069971" calcext:value-type="float">
            <text:p>0.004069971</text:p>
          </table:table-cell>
          <table:table-cell office:value-type="float" office:value="0.006638278" calcext:value-type="float">
            <text:p>0.006638278</text:p>
          </table:table-cell>
          <table:table-cell office:value-type="float" office:value="0.01214577" calcext:value-type="float">
            <text:p>0.01214577</text:p>
          </table:table-cell>
          <table:table-cell office:value-type="float" office:value="0.03053018" calcext:value-type="float">
            <text:p>0.03053018</text:p>
          </table:table-cell>
          <table:table-cell office:value-type="float" office:value="0.04343823" calcext:value-type="float">
            <text:p>0.04343823</text:p>
          </table:table-cell>
          <table:table-cell office:value-type="float" office:value="0.03824779" calcext:value-type="float">
            <text:p>0.03824779</text:p>
          </table:table-cell>
          <table:table-cell office:value-type="float" office:value="0.08879814" calcext:value-type="float">
            <text:p>0.08879814</text:p>
          </table:table-cell>
          <table:table-cell office:value-type="float" office:value="0.1336556" calcext:value-type="float">
            <text:p>0.1336556</text:p>
          </table:table-cell>
          <table:table-cell office:value-type="float" office:value="0.1388209" calcext:value-type="float">
            <text:p>0.1388209</text:p>
          </table:table-cell>
          <table:table-cell office:value-type="float" office:value="0" calcext:value-type="float">
            <text:p>0</text:p>
          </table:table-cell>
          <table:table-cell office:value-type="float" office:value="24.89764" calcext:value-type="float">
            <text:p>24.89764</text:p>
          </table:table-cell>
          <table:table-cell office:value-type="float" office:value="17.51538" calcext:value-type="float">
            <text:p>17.51538</text:p>
          </table:table-cell>
          <table:table-cell office:value-type="float" office:value="8.701898" calcext:value-type="float">
            <text:p>8.701898</text:p>
          </table:table-cell>
          <table:table-cell office:value-type="float" office:value="4.918809" calcext:value-type="float">
            <text:p>4.918809</text:p>
          </table:table-cell>
          <table:table-cell office:value-type="float" office:value="3.65551" calcext:value-type="float">
            <text:p>3.65551</text:p>
          </table:table-cell>
          <table:table-cell office:value-type="float" office:value="1.700237" calcext:value-type="float">
            <text:p>1.700237</text:p>
          </table:table-cell>
          <table:table-cell office:value-type="float" office:value="1.436971" calcext:value-type="float">
            <text:p>1.436971</text:p>
          </table:table-cell>
          <table:table-cell office:value-type="float" office:value="3.29424" calcext:value-type="float">
            <text:p>3.29424</text:p>
          </table:table-cell>
          <table:table-cell office:value-type="float" office:value="5.2845" calcext:value-type="float">
            <text:p>5.2845</text:p>
          </table:table-cell>
          <table:table-cell office:value-type="float" office:value="5.495943" calcext:value-type="float">
            <text:p>5.495943</text:p>
          </table:table-cell>
          <table:table-cell office:value-type="float" office:value="5.671196" calcext:value-type="float">
            <text:p>5.671196</text:p>
          </table:table-cell>
          <table:table-cell office:value-type="float" office:value="6.055263" calcext:value-type="float">
            <text:p>6.055263</text:p>
          </table:table-cell>
          <table:table-cell office:value-type="float" office:value="6.990939" calcext:value-type="float">
            <text:p>6.990939</text:p>
          </table:table-cell>
          <table:table-cell office:value-type="float" office:value="7.487215" calcext:value-type="float">
            <text:p>7.487215</text:p>
          </table:table-cell>
          <table:table-cell office:value-type="float" office:value="0" calcext:value-type="float">
            <text:p>0</text:p>
          </table:table-cell>
          <table:table-cell office:value-type="float" office:value="15.33155" calcext:value-type="float">
            <text:p>15.331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1092002" calcext:value-type="float">
            <text:p>21092002</text:p>
          </table:table-cell>
          <table:table-cell office:value-type="float" office:value="0.906694" calcext:value-type="float">
            <text:p>0.906694</text:p>
          </table:table-cell>
          <table:table-cell office:value-type="float" office:value="136.2278" calcext:value-type="float">
            <text:p>136.2278</text:p>
          </table:table-cell>
          <table:table-cell office:value-type="float" office:value="0" calcext:value-type="float">
            <text:p>0</text:p>
          </table:table-cell>
          <table:table-cell office:value-type="float" office:value="-4.550136" calcext:value-type="float">
            <text:p>-4.550136</text:p>
          </table:table-cell>
          <table:table-cell office:value-type="float" office:value="23.04829" calcext:value-type="float">
            <text:p>23.04829</text:p>
          </table:table-cell>
          <table:table-cell office:value-type="float" office:value="0.001543732" calcext:value-type="float">
            <text:p>0.001543732</text:p>
          </table:table-cell>
          <table:table-cell office:value-type="float" office:value="0.000009244513" calcext:value-type="float">
            <text:p>9.244513E-06</text:p>
          </table:table-cell>
          <table:table-cell office:value-type="float" office:value="0.001271734" calcext:value-type="float">
            <text:p>0.001271734</text:p>
          </table:table-cell>
          <table:table-cell office:value-type="float" office:value="-0.002578304" calcext:value-type="float">
            <text:p>-0.002578304</text:p>
          </table:table-cell>
          <table:table-cell office:value-type="float" office:value="1178.127" calcext:value-type="float">
            <text:p>1178.127</text:p>
          </table:table-cell>
          <table:table-cell office:value-type="float" office:value="1.18558" calcext:value-type="float">
            <text:p>1.18558</text:p>
          </table:table-cell>
          <table:table-cell office:value-type="float" office:value="0" calcext:value-type="float">
            <text:p>0</text:p>
          </table:table-cell>
          <table:table-cell office:value-type="float" office:value="0.1082929" calcext:value-type="float">
            <text:p>0.1082929</text:p>
          </table:table-cell>
          <table:table-cell office:value-type="float" office:value="0.01571769" calcext:value-type="float">
            <text:p>0.01571769</text:p>
          </table:table-cell>
          <table:table-cell office:value-type="float" office:value="0.007894911" calcext:value-type="float">
            <text:p>0.007894911</text:p>
          </table:table-cell>
          <table:table-cell office:value-type="float" office:value="0.006091895" calcext:value-type="float">
            <text:p>0.006091895</text:p>
          </table:table-cell>
          <table:table-cell office:value-type="float" office:value="0.005473641" calcext:value-type="float">
            <text:p>0.005473641</text:p>
          </table:table-cell>
          <table:table-cell office:value-type="float" office:value="0.004013358" calcext:value-type="float">
            <text:p>0.004013358</text:p>
          </table:table-cell>
          <table:table-cell office:value-type="float" office:value="0.006632202" calcext:value-type="float">
            <text:p>0.006632202</text:p>
          </table:table-cell>
          <table:table-cell office:value-type="float" office:value="0.01223686" calcext:value-type="float">
            <text:p>0.01223686</text:p>
          </table:table-cell>
          <table:table-cell office:value-type="float" office:value="0.03083482" calcext:value-type="float">
            <text:p>0.03083482</text:p>
          </table:table-cell>
          <table:table-cell office:value-type="float" office:value="0.04383729" calcext:value-type="float">
            <text:p>0.04383729</text:p>
          </table:table-cell>
          <table:table-cell office:value-type="float" office:value="0.03864363" calcext:value-type="float">
            <text:p>0.03864363</text:p>
          </table:table-cell>
          <table:table-cell office:value-type="float" office:value="0.08941267" calcext:value-type="float">
            <text:p>0.08941267</text:p>
          </table:table-cell>
          <table:table-cell office:value-type="float" office:value="0.1337308" calcext:value-type="float">
            <text:p>0.1337308</text:p>
          </table:table-cell>
          <table:table-cell office:value-type="float" office:value="0.1389051" calcext:value-type="float">
            <text:p>0.1389051</text:p>
          </table:table-cell>
          <table:table-cell office:value-type="float" office:value="0" calcext:value-type="float">
            <text:p>0</text:p>
          </table:table-cell>
          <table:table-cell office:value-type="float" office:value="24.88764" calcext:value-type="float">
            <text:p>24.88764</text:p>
          </table:table-cell>
          <table:table-cell office:value-type="float" office:value="17.47711" calcext:value-type="float">
            <text:p>17.47711</text:p>
          </table:table-cell>
          <table:table-cell office:value-type="float" office:value="8.684449" calcext:value-type="float">
            <text:p>8.684449</text:p>
          </table:table-cell>
          <table:table-cell office:value-type="float" office:value="4.909616" calcext:value-type="float">
            <text:p>4.909616</text:p>
          </table:table-cell>
          <table:table-cell office:value-type="float" office:value="3.648787" calcext:value-type="float">
            <text:p>3.648787</text:p>
          </table:table-cell>
          <table:table-cell office:value-type="float" office:value="1.698292" calcext:value-type="float">
            <text:p>1.698292</text:p>
          </table:table-cell>
          <table:table-cell office:value-type="float" office:value="1.43541" calcext:value-type="float">
            <text:p>1.43541</text:p>
          </table:table-cell>
          <table:table-cell office:value-type="float" office:value="3.289175" calcext:value-type="float">
            <text:p>3.289175</text:p>
          </table:table-cell>
          <table:table-cell office:value-type="float" office:value="5.27648" calcext:value-type="float">
            <text:p>5.27648</text:p>
          </table:table-cell>
          <table:table-cell office:value-type="float" office:value="5.488426" calcext:value-type="float">
            <text:p>5.488426</text:p>
          </table:table-cell>
          <table:table-cell office:value-type="float" office:value="5.660854" calcext:value-type="float">
            <text:p>5.660854</text:p>
          </table:table-cell>
          <table:table-cell office:value-type="float" office:value="6.055226" calcext:value-type="float">
            <text:p>6.055226</text:p>
          </table:table-cell>
          <table:table-cell office:value-type="float" office:value="6.998382" calcext:value-type="float">
            <text:p>6.998382</text:p>
          </table:table-cell>
          <table:table-cell office:value-type="float" office:value="7.494981" calcext:value-type="float">
            <text:p>7.494981</text:p>
          </table:table-cell>
          <table:table-cell office:value-type="float" office:value="0" calcext:value-type="float">
            <text:p>0</text:p>
          </table:table-cell>
          <table:table-cell office:value-type="float" office:value="11.26999" calcext:value-type="float">
            <text:p>11.269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2092002" calcext:value-type="float">
            <text:p>22092002</text:p>
          </table:table-cell>
          <table:table-cell office:value-type="float" office:value="0.9063515" calcext:value-type="float">
            <text:p>0.9063515</text:p>
          </table:table-cell>
          <table:table-cell office:value-type="float" office:value="136.2234" calcext:value-type="float">
            <text:p>136.2234</text:p>
          </table:table-cell>
          <table:table-cell office:value-type="float" office:value="0" calcext:value-type="float">
            <text:p>0</text:p>
          </table:table-cell>
          <table:table-cell office:value-type="float" office:value="-4.600202" calcext:value-type="float">
            <text:p>-4.600202</text:p>
          </table:table-cell>
          <table:table-cell office:value-type="float" office:value="23.03942" calcext:value-type="float">
            <text:p>23.03942</text:p>
          </table:table-cell>
          <table:table-cell office:value-type="float" office:value="0.001543732" calcext:value-type="float">
            <text:p>0.001543732</text:p>
          </table:table-cell>
          <table:table-cell office:value-type="float" office:value="0.000009244513" calcext:value-type="float">
            <text:p>9.244513E-06</text:p>
          </table:table-cell>
          <table:table-cell office:value-type="float" office:value="0.001271734" calcext:value-type="float">
            <text:p>0.001271734</text:p>
          </table:table-cell>
          <table:table-cell office:value-type="float" office:value="-0.002578304" calcext:value-type="float">
            <text:p>-0.002578304</text:p>
          </table:table-cell>
          <table:table-cell office:value-type="float" office:value="1178.09" calcext:value-type="float">
            <text:p>1178.09</text:p>
          </table:table-cell>
          <table:table-cell office:value-type="float" office:value="1.182886" calcext:value-type="float">
            <text:p>1.182886</text:p>
          </table:table-cell>
          <table:table-cell office:value-type="float" office:value="0" calcext:value-type="float">
            <text:p>0</text:p>
          </table:table-cell>
          <table:table-cell office:value-type="float" office:value="0.1147686" calcext:value-type="float">
            <text:p>0.1147686</text:p>
          </table:table-cell>
          <table:table-cell office:value-type="float" office:value="0.01582203" calcext:value-type="float">
            <text:p>0.01582203</text:p>
          </table:table-cell>
          <table:table-cell office:value-type="float" office:value="0.007794373" calcext:value-type="float">
            <text:p>0.007794373</text:p>
          </table:table-cell>
          <table:table-cell office:value-type="float" office:value="0.006002006" calcext:value-type="float">
            <text:p>0.006002006</text:p>
          </table:table-cell>
          <table:table-cell office:value-type="float" office:value="0.00538113" calcext:value-type="float">
            <text:p>0.00538113</text:p>
          </table:table-cell>
          <table:table-cell office:value-type="float" office:value="0.003961721" calcext:value-type="float">
            <text:p>0.003961721</text:p>
          </table:table-cell>
          <table:table-cell office:value-type="float" office:value="0.006613541" calcext:value-type="float">
            <text:p>0.006613541</text:p>
          </table:table-cell>
          <table:table-cell office:value-type="float" office:value="0.01238288" calcext:value-type="float">
            <text:p>0.01238288</text:p>
          </table:table-cell>
          <table:table-cell office:value-type="float" office:value="0.0311777" calcext:value-type="float">
            <text:p>0.0311777</text:p>
          </table:table-cell>
          <table:table-cell office:value-type="float" office:value="0.04423191" calcext:value-type="float">
            <text:p>0.04423191</text:p>
          </table:table-cell>
          <table:table-cell office:value-type="float" office:value="0.03904686" calcext:value-type="float">
            <text:p>0.03904686</text:p>
          </table:table-cell>
          <table:table-cell office:value-type="float" office:value="0.09002323" calcext:value-type="float">
            <text:p>0.09002323</text:p>
          </table:table-cell>
          <table:table-cell office:value-type="float" office:value="0.1338103" calcext:value-type="float">
            <text:p>0.1338103</text:p>
          </table:table-cell>
          <table:table-cell office:value-type="float" office:value="0.1389918" calcext:value-type="float">
            <text:p>0.1389918</text:p>
          </table:table-cell>
          <table:table-cell office:value-type="float" office:value="0" calcext:value-type="float">
            <text:p>0</text:p>
          </table:table-cell>
          <table:table-cell office:value-type="float" office:value="24.87913" calcext:value-type="float">
            <text:p>24.87913</text:p>
          </table:table-cell>
          <table:table-cell office:value-type="float" office:value="17.43899" calcext:value-type="float">
            <text:p>17.43899</text:p>
          </table:table-cell>
          <table:table-cell office:value-type="float" office:value="8.666894" calcext:value-type="float">
            <text:p>8.666894</text:p>
          </table:table-cell>
          <table:table-cell office:value-type="float" office:value="4.900299" calcext:value-type="float">
            <text:p>4.900299</text:p>
          </table:table-cell>
          <table:table-cell office:value-type="float" office:value="3.641992" calcext:value-type="float">
            <text:p>3.641992</text:p>
          </table:table-cell>
          <table:table-cell office:value-type="float" office:value="1.69634" calcext:value-type="float">
            <text:p>1.69634</text:p>
          </table:table-cell>
          <table:table-cell office:value-type="float" office:value="1.433856" calcext:value-type="float">
            <text:p>1.433856</text:p>
          </table:table-cell>
          <table:table-cell office:value-type="float" office:value="3.284135" calcext:value-type="float">
            <text:p>3.284135</text:p>
          </table:table-cell>
          <table:table-cell office:value-type="float" office:value="5.26854" calcext:value-type="float">
            <text:p>5.26854</text:p>
          </table:table-cell>
          <table:table-cell office:value-type="float" office:value="5.481009" calcext:value-type="float">
            <text:p>5.481009</text:p>
          </table:table-cell>
          <table:table-cell office:value-type="float" office:value="5.650638" calcext:value-type="float">
            <text:p>5.650638</text:p>
          </table:table-cell>
          <table:table-cell office:value-type="float" office:value="6.055336" calcext:value-type="float">
            <text:p>6.055336</text:p>
          </table:table-cell>
          <table:table-cell office:value-type="float" office:value="7.005811" calcext:value-type="float">
            <text:p>7.005811</text:p>
          </table:table-cell>
          <table:table-cell office:value-type="float" office:value="7.502748" calcext:value-type="float">
            <text:p>7.502748</text:p>
          </table:table-cell>
          <table:table-cell office:value-type="float" office:value="0" calcext:value-type="float">
            <text:p>0</text:p>
          </table:table-cell>
          <table:table-cell office:value-type="float" office:value="9.950821" calcext:value-type="float">
            <text:p>9.9508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3092002" calcext:value-type="float">
            <text:p>23092002</text:p>
          </table:table-cell>
          <table:table-cell office:value-type="float" office:value="0.9062713" calcext:value-type="float">
            <text:p>0.9062713</text:p>
          </table:table-cell>
          <table:table-cell office:value-type="float" office:value="136.2192" calcext:value-type="float">
            <text:p>136.2192</text:p>
          </table:table-cell>
          <table:table-cell office:value-type="float" office:value="0" calcext:value-type="float">
            <text:p>0</text:p>
          </table:table-cell>
          <table:table-cell office:value-type="float" office:value="-4.649855" calcext:value-type="float">
            <text:p>-4.649855</text:p>
          </table:table-cell>
          <table:table-cell office:value-type="float" office:value="23.03073" calcext:value-type="float">
            <text:p>23.03073</text:p>
          </table:table-cell>
          <table:table-cell office:value-type="float" office:value="0.001543732" calcext:value-type="float">
            <text:p>0.001543732</text:p>
          </table:table-cell>
          <table:table-cell office:value-type="float" office:value="0.000009244513" calcext:value-type="float">
            <text:p>9.244513E-06</text:p>
          </table:table-cell>
          <table:table-cell office:value-type="float" office:value="0.001271734" calcext:value-type="float">
            <text:p>0.001271734</text:p>
          </table:table-cell>
          <table:table-cell office:value-type="float" office:value="-0.002578304" calcext:value-type="float">
            <text:p>-0.002578304</text:p>
          </table:table-cell>
          <table:table-cell office:value-type="float" office:value="1178.053" calcext:value-type="float">
            <text:p>1178.053</text:p>
          </table:table-cell>
          <table:table-cell office:value-type="float" office:value="1.180672" calcext:value-type="float">
            <text:p>1.180672</text:p>
          </table:table-cell>
          <table:table-cell office:value-type="float" office:value="0" calcext:value-type="float">
            <text:p>0</text:p>
          </table:table-cell>
          <table:table-cell office:value-type="float" office:value="0.09481092" calcext:value-type="float">
            <text:p>0.09481092</text:p>
          </table:table-cell>
          <table:table-cell office:value-type="float" office:value="0.01496248" calcext:value-type="float">
            <text:p>0.01496248</text:p>
          </table:table-cell>
          <table:table-cell office:value-type="float" office:value="0.007566383" calcext:value-type="float">
            <text:p>0.007566383</text:p>
          </table:table-cell>
          <table:table-cell office:value-type="float" office:value="0.005852211" calcext:value-type="float">
            <text:p>0.005852211</text:p>
          </table:table-cell>
          <table:table-cell office:value-type="float" office:value="0.005274392" calcext:value-type="float">
            <text:p>0.005274392</text:p>
          </table:table-cell>
          <table:table-cell office:value-type="float" office:value="0.003931334" calcext:value-type="float">
            <text:p>0.003931334</text:p>
          </table:table-cell>
          <table:table-cell office:value-type="float" office:value="0.006605078" calcext:value-type="float">
            <text:p>0.006605078</text:p>
          </table:table-cell>
          <table:table-cell office:value-type="float" office:value="0.01251089" calcext:value-type="float">
            <text:p>0.01251089</text:p>
          </table:table-cell>
          <table:table-cell office:value-type="float" office:value="0.03156956" calcext:value-type="float">
            <text:p>0.03156956</text:p>
          </table:table-cell>
          <table:table-cell office:value-type="float" office:value="0.04461606" calcext:value-type="float">
            <text:p>0.04461606</text:p>
          </table:table-cell>
          <table:table-cell office:value-type="float" office:value="0.0394563" calcext:value-type="float">
            <text:p>0.0394563</text:p>
          </table:table-cell>
          <table:table-cell office:value-type="float" office:value="0.09061969" calcext:value-type="float">
            <text:p>0.09061969</text:p>
          </table:table-cell>
          <table:table-cell office:value-type="float" office:value="0.1338906" calcext:value-type="float">
            <text:p>0.1338906</text:p>
          </table:table-cell>
          <table:table-cell office:value-type="float" office:value="0.1390767" calcext:value-type="float">
            <text:p>0.1390767</text:p>
          </table:table-cell>
          <table:table-cell office:value-type="float" office:value="0" calcext:value-type="float">
            <text:p>0</text:p>
          </table:table-cell>
          <table:table-cell office:value-type="float" office:value="24.86769" calcext:value-type="float">
            <text:p>24.86769</text:p>
          </table:table-cell>
          <table:table-cell office:value-type="float" office:value="17.401" calcext:value-type="float">
            <text:p>17.401</text:p>
          </table:table-cell>
          <table:table-cell office:value-type="float" office:value="8.649331" calcext:value-type="float">
            <text:p>8.649331</text:p>
          </table:table-cell>
          <table:table-cell office:value-type="float" office:value="4.890943" calcext:value-type="float">
            <text:p>4.890943</text:p>
          </table:table-cell>
          <table:table-cell office:value-type="float" office:value="3.635186" calcext:value-type="float">
            <text:p>3.635186</text:p>
          </table:table-cell>
          <table:table-cell office:value-type="float" office:value="1.694393" calcext:value-type="float">
            <text:p>1.694393</text:p>
          </table:table-cell>
          <table:table-cell office:value-type="float" office:value="1.432305" calcext:value-type="float">
            <text:p>1.432305</text:p>
          </table:table-cell>
          <table:table-cell office:value-type="float" office:value="3.279124" calcext:value-type="float">
            <text:p>3.279124</text:p>
          </table:table-cell>
          <table:table-cell office:value-type="float" office:value="5.260683" calcext:value-type="float">
            <text:p>5.260683</text:p>
          </table:table-cell>
          <table:table-cell office:value-type="float" office:value="5.473694" calcext:value-type="float">
            <text:p>5.473694</text:p>
          </table:table-cell>
          <table:table-cell office:value-type="float" office:value="5.640553" calcext:value-type="float">
            <text:p>5.640553</text:p>
          </table:table-cell>
          <table:table-cell office:value-type="float" office:value="6.055591" calcext:value-type="float">
            <text:p>6.055591</text:p>
          </table:table-cell>
          <table:table-cell office:value-type="float" office:value="7.013175" calcext:value-type="float">
            <text:p>7.013175</text:p>
          </table:table-cell>
          <table:table-cell office:value-type="float" office:value="7.510505" calcext:value-type="float">
            <text:p>7.510505</text:p>
          </table:table-cell>
          <table:table-cell office:value-type="float" office:value="0" calcext:value-type="float">
            <text:p>0</text:p>
          </table:table-cell>
          <table:table-cell office:value-type="float" office:value="8.253328" calcext:value-type="float">
            <text:p>8.2533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4092002" calcext:value-type="float">
            <text:p>24092002</text:p>
          </table:table-cell>
          <table:table-cell office:value-type="float" office:value="0.9060605" calcext:value-type="float">
            <text:p>0.9060605</text:p>
          </table:table-cell>
          <table:table-cell office:value-type="float" office:value="136.2151" calcext:value-type="float">
            <text:p>136.2151</text:p>
          </table:table-cell>
          <table:table-cell office:value-type="float" office:value="0" calcext:value-type="float">
            <text:p>0</text:p>
          </table:table-cell>
          <table:table-cell office:value-type="float" office:value="-4.69903" calcext:value-type="float">
            <text:p>-4.69903</text:p>
          </table:table-cell>
          <table:table-cell office:value-type="float" office:value="23.02227" calcext:value-type="float">
            <text:p>23.02227</text:p>
          </table:table-cell>
          <table:table-cell office:value-type="float" office:value="0.001543732" calcext:value-type="float">
            <text:p>0.001543732</text:p>
          </table:table-cell>
          <table:table-cell office:value-type="float" office:value="0.000009244513" calcext:value-type="float">
            <text:p>9.244513E-06</text:p>
          </table:table-cell>
          <table:table-cell office:value-type="float" office:value="0.001271734" calcext:value-type="float">
            <text:p>0.001271734</text:p>
          </table:table-cell>
          <table:table-cell office:value-type="float" office:value="-0.002628725" calcext:value-type="float">
            <text:p>-0.002628725</text:p>
          </table:table-cell>
          <table:table-cell office:value-type="float" office:value="1178.015" calcext:value-type="float">
            <text:p>1178.015</text:p>
          </table:table-cell>
          <table:table-cell office:value-type="float" office:value="1.178263" calcext:value-type="float">
            <text:p>1.178263</text:p>
          </table:table-cell>
          <table:table-cell office:value-type="float" office:value="0" calcext:value-type="float">
            <text:p>0</text:p>
          </table:table-cell>
          <table:table-cell office:value-type="float" office:value="0.09273333" calcext:value-type="float">
            <text:p>0.09273333</text:p>
          </table:table-cell>
          <table:table-cell office:value-type="float" office:value="0.01558675" calcext:value-type="float">
            <text:p>0.01558675</text:p>
          </table:table-cell>
          <table:table-cell office:value-type="float" office:value="0.00800756" calcext:value-type="float">
            <text:p>0.00800756</text:p>
          </table:table-cell>
          <table:table-cell office:value-type="float" office:value="0.006017844" calcext:value-type="float">
            <text:p>0.006017844</text:p>
          </table:table-cell>
          <table:table-cell office:value-type="float" office:value="0.005338222" calcext:value-type="float">
            <text:p>0.005338222</text:p>
          </table:table-cell>
          <table:table-cell office:value-type="float" office:value="0.003916366" calcext:value-type="float">
            <text:p>0.003916366</text:p>
          </table:table-cell>
          <table:table-cell office:value-type="float" office:value="0.00659293" calcext:value-type="float">
            <text:p>0.00659293</text:p>
          </table:table-cell>
          <table:table-cell office:value-type="float" office:value="0.01265025" calcext:value-type="float">
            <text:p>0.01265025</text:p>
          </table:table-cell>
          <table:table-cell office:value-type="float" office:value="0.03198519" calcext:value-type="float">
            <text:p>0.03198519</text:p>
          </table:table-cell>
          <table:table-cell office:value-type="float" office:value="0.04498024" calcext:value-type="float">
            <text:p>0.04498024</text:p>
          </table:table-cell>
          <table:table-cell office:value-type="float" office:value="0.03987556" calcext:value-type="float">
            <text:p>0.03987556</text:p>
          </table:table-cell>
          <table:table-cell office:value-type="float" office:value="0.09123223" calcext:value-type="float">
            <text:p>0.09123223</text:p>
          </table:table-cell>
          <table:table-cell office:value-type="float" office:value="0.1341162" calcext:value-type="float">
            <text:p>0.1341162</text:p>
          </table:table-cell>
          <table:table-cell office:value-type="float" office:value="0.1391134" calcext:value-type="float">
            <text:p>0.1391134</text:p>
          </table:table-cell>
          <table:table-cell office:value-type="float" office:value="0" calcext:value-type="float">
            <text:p>0</text:p>
          </table:table-cell>
          <table:table-cell office:value-type="float" office:value="24.85321" calcext:value-type="float">
            <text:p>24.85321</text:p>
          </table:table-cell>
          <table:table-cell office:value-type="float" office:value="17.36319" calcext:value-type="float">
            <text:p>17.36319</text:p>
          </table:table-cell>
          <table:table-cell office:value-type="float" office:value="8.631731" calcext:value-type="float">
            <text:p>8.631731</text:p>
          </table:table-cell>
          <table:table-cell office:value-type="float" office:value="4.881526" calcext:value-type="float">
            <text:p>4.881526</text:p>
          </table:table-cell>
          <table:table-cell office:value-type="float" office:value="3.628351" calcext:value-type="float">
            <text:p>3.628351</text:p>
          </table:table-cell>
          <table:table-cell office:value-type="float" office:value="1.692444" calcext:value-type="float">
            <text:p>1.692444</text:p>
          </table:table-cell>
          <table:table-cell office:value-type="float" office:value="1.430757" calcext:value-type="float">
            <text:p>1.430757</text:p>
          </table:table-cell>
          <table:table-cell office:value-type="float" office:value="3.274143" calcext:value-type="float">
            <text:p>3.274143</text:p>
          </table:table-cell>
          <table:table-cell office:value-type="float" office:value="5.252913" calcext:value-type="float">
            <text:p>5.252913</text:p>
          </table:table-cell>
          <table:table-cell office:value-type="float" office:value="5.466475" calcext:value-type="float">
            <text:p>5.466475</text:p>
          </table:table-cell>
          <table:table-cell office:value-type="float" office:value="5.630596" calcext:value-type="float">
            <text:p>5.630596</text:p>
          </table:table-cell>
          <table:table-cell office:value-type="float" office:value="6.055981" calcext:value-type="float">
            <text:p>6.055981</text:p>
          </table:table-cell>
          <table:table-cell office:value-type="float" office:value="7.020648" calcext:value-type="float">
            <text:p>7.020648</text:p>
          </table:table-cell>
          <table:table-cell office:value-type="float" office:value="7.518189" calcext:value-type="float">
            <text:p>7.518189</text:p>
          </table:table-cell>
          <table:table-cell office:value-type="float" office:value="0" calcext:value-type="float">
            <text:p>0</text:p>
          </table:table-cell>
          <table:table-cell office:value-type="float" office:value="8.574658" calcext:value-type="float">
            <text:p>8.5746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5092002" calcext:value-type="float">
            <text:p>25092002</text:p>
          </table:table-cell>
          <table:table-cell office:value-type="float" office:value="0.9060162" calcext:value-type="float">
            <text:p>0.9060162</text:p>
          </table:table-cell>
          <table:table-cell office:value-type="float" office:value="136.2115" calcext:value-type="float">
            <text:p>136.2115</text:p>
          </table:table-cell>
          <table:table-cell office:value-type="float" office:value="0" calcext:value-type="float">
            <text:p>0</text:p>
          </table:table-cell>
          <table:table-cell office:value-type="float" office:value="-4.748949" calcext:value-type="float">
            <text:p>-4.748949</text:p>
          </table:table-cell>
          <table:table-cell office:value-type="float" office:value="23.01374" calcext:value-type="float">
            <text:p>23.01374</text:p>
          </table:table-cell>
          <table:table-cell office:value-type="float" office:value="0.001543732" calcext:value-type="float">
            <text:p>0.001543732</text:p>
          </table:table-cell>
          <table:table-cell office:value-type="float" office:value="0.000009244656" calcext:value-type="float">
            <text:p>9.244656E-06</text:p>
          </table:table-cell>
          <table:table-cell office:value-type="float" office:value="0.001271734" calcext:value-type="float">
            <text:p>0.001271734</text:p>
          </table:table-cell>
          <table:table-cell office:value-type="float" office:value="-0.002749147" calcext:value-type="float">
            <text:p>-0.002749147</text:p>
          </table:table-cell>
          <table:table-cell office:value-type="float" office:value="1177.978" calcext:value-type="float">
            <text:p>1177.978</text:p>
          </table:table-cell>
          <table:table-cell office:value-type="float" office:value="1.180345" calcext:value-type="float">
            <text:p>1.180345</text:p>
          </table:table-cell>
          <table:table-cell office:value-type="float" office:value="0" calcext:value-type="float">
            <text:p>0</text:p>
          </table:table-cell>
          <table:table-cell office:value-type="float" office:value="0.02179272" calcext:value-type="float">
            <text:p>0.02179272</text:p>
          </table:table-cell>
          <table:table-cell office:value-type="float" office:value="0.01541829" calcext:value-type="float">
            <text:p>0.01541829</text:p>
          </table:table-cell>
          <table:table-cell office:value-type="float" office:value="0.007647519" calcext:value-type="float">
            <text:p>0.007647519</text:p>
          </table:table-cell>
          <table:table-cell office:value-type="float" office:value="0.005850031" calcext:value-type="float">
            <text:p>0.005850031</text:p>
          </table:table-cell>
          <table:table-cell office:value-type="float" office:value="0.005255943" calcext:value-type="float">
            <text:p>0.005255943</text:p>
          </table:table-cell>
          <table:table-cell office:value-type="float" office:value="0.003919139" calcext:value-type="float">
            <text:p>0.003919139</text:p>
          </table:table-cell>
          <table:table-cell office:value-type="float" office:value="0.006597988" calcext:value-type="float">
            <text:p>0.006597988</text:p>
          </table:table-cell>
          <table:table-cell office:value-type="float" office:value="0.01272791" calcext:value-type="float">
            <text:p>0.01272791</text:p>
          </table:table-cell>
          <table:table-cell office:value-type="float" office:value="0.03237848" calcext:value-type="float">
            <text:p>0.03237848</text:p>
          </table:table-cell>
          <table:table-cell office:value-type="float" office:value="0.04532991" calcext:value-type="float">
            <text:p>0.04532991</text:p>
          </table:table-cell>
          <table:table-cell office:value-type="float" office:value="0.04030445" calcext:value-type="float">
            <text:p>0.04030445</text:p>
          </table:table-cell>
          <table:table-cell office:value-type="float" office:value="0.09181786" calcext:value-type="float">
            <text:p>0.09181786</text:p>
          </table:table-cell>
          <table:table-cell office:value-type="float" office:value="0.1340915" calcext:value-type="float">
            <text:p>0.1340915</text:p>
          </table:table-cell>
          <table:table-cell office:value-type="float" office:value="0.139215" calcext:value-type="float">
            <text:p>0.139215</text:p>
          </table:table-cell>
          <table:table-cell office:value-type="float" office:value="0" calcext:value-type="float">
            <text:p>0</text:p>
          </table:table-cell>
          <table:table-cell office:value-type="float" office:value="24.80981" calcext:value-type="float">
            <text:p>24.80981</text:p>
          </table:table-cell>
          <table:table-cell office:value-type="float" office:value="17.32536" calcext:value-type="float">
            <text:p>17.32536</text:p>
          </table:table-cell>
          <table:table-cell office:value-type="float" office:value="8.61423" calcext:value-type="float">
            <text:p>8.61423</text:p>
          </table:table-cell>
          <table:table-cell office:value-type="float" office:value="4.872163" calcext:value-type="float">
            <text:p>4.872163</text:p>
          </table:table-cell>
          <table:table-cell office:value-type="float" office:value="3.621577" calcext:value-type="float">
            <text:p>3.621577</text:p>
          </table:table-cell>
          <table:table-cell office:value-type="float" office:value="1.690514" calcext:value-type="float">
            <text:p>1.690514</text:p>
          </table:table-cell>
          <table:table-cell office:value-type="float" office:value="1.42922" calcext:value-type="float">
            <text:p>1.42922</text:p>
          </table:table-cell>
          <table:table-cell office:value-type="float" office:value="3.269185" calcext:value-type="float">
            <text:p>3.269185</text:p>
          </table:table-cell>
          <table:table-cell office:value-type="float" office:value="5.245234" calcext:value-type="float">
            <text:p>5.245234</text:p>
          </table:table-cell>
          <table:table-cell office:value-type="float" office:value="5.45935" calcext:value-type="float">
            <text:p>5.45935</text:p>
          </table:table-cell>
          <table:table-cell office:value-type="float" office:value="5.620767" calcext:value-type="float">
            <text:p>5.620767</text:p>
          </table:table-cell>
          <table:table-cell office:value-type="float" office:value="6.056509" calcext:value-type="float">
            <text:p>6.056509</text:p>
          </table:table-cell>
          <table:table-cell office:value-type="float" office:value="7.028214" calcext:value-type="float">
            <text:p>7.028214</text:p>
          </table:table-cell>
          <table:table-cell office:value-type="float" office:value="7.525756" calcext:value-type="float">
            <text:p>7.525756</text:p>
          </table:table-cell>
          <table:table-cell office:value-type="float" office:value="0" calcext:value-type="float">
            <text:p>0</text:p>
          </table:table-cell>
          <table:table-cell office:value-type="float" office:value="1.796023" calcext:value-type="float">
            <text:p>1.7960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6092002" calcext:value-type="float">
            <text:p>26092002</text:p>
          </table:table-cell>
          <table:table-cell office:value-type="float" office:value="0.906271" calcext:value-type="float">
            <text:p>0.906271</text:p>
          </table:table-cell>
          <table:table-cell office:value-type="float" office:value="136.2085" calcext:value-type="float">
            <text:p>136.2085</text:p>
          </table:table-cell>
          <table:table-cell office:value-type="float" office:value="0" calcext:value-type="float">
            <text:p>0</text:p>
          </table:table-cell>
          <table:table-cell office:value-type="float" office:value="-4.797216" calcext:value-type="float">
            <text:p>-4.797216</text:p>
          </table:table-cell>
          <table:table-cell office:value-type="float" office:value="23.00508" calcext:value-type="float">
            <text:p>23.00508</text:p>
          </table:table-cell>
          <table:table-cell office:value-type="float" office:value="0.001543732" calcext:value-type="float">
            <text:p>0.001543732</text:p>
          </table:table-cell>
          <table:table-cell office:value-type="float" office:value="0.000009244656" calcext:value-type="float">
            <text:p>9.244656E-06</text:p>
          </table:table-cell>
          <table:table-cell office:value-type="float" office:value="0.001271734" calcext:value-type="float">
            <text:p>0.001271734</text:p>
          </table:table-cell>
          <table:table-cell office:value-type="float" office:value="-0.002863518" calcext:value-type="float">
            <text:p>-0.002863518</text:p>
          </table:table-cell>
          <table:table-cell office:value-type="float" office:value="1177.941" calcext:value-type="float">
            <text:p>1177.941</text:p>
          </table:table-cell>
          <table:table-cell office:value-type="float" office:value="1.183343" calcext:value-type="float">
            <text:p>1.183343</text:p>
          </table:table-cell>
          <table:table-cell office:value-type="float" office:value="0" calcext:value-type="float">
            <text:p>0</text:p>
          </table:table-cell>
          <table:table-cell office:value-type="float" office:value="0.01836913" calcext:value-type="float">
            <text:p>0.01836913</text:p>
          </table:table-cell>
          <table:table-cell office:value-type="float" office:value="0.01326807" calcext:value-type="float">
            <text:p>0.01326807</text:p>
          </table:table-cell>
          <table:table-cell office:value-type="float" office:value="0.006972706" calcext:value-type="float">
            <text:p>0.006972706</text:p>
          </table:table-cell>
          <table:table-cell office:value-type="float" office:value="0.00533758" calcext:value-type="float">
            <text:p>0.00533758</text:p>
          </table:table-cell>
          <table:table-cell office:value-type="float" office:value="0.004829938" calcext:value-type="float">
            <text:p>0.004829938</text:p>
          </table:table-cell>
          <table:table-cell office:value-type="float" office:value="0.003777267" calcext:value-type="float">
            <text:p>0.003777267</text:p>
          </table:table-cell>
          <table:table-cell office:value-type="float" office:value="0.006547844" calcext:value-type="float">
            <text:p>0.006547844</text:p>
          </table:table-cell>
          <table:table-cell office:value-type="float" office:value="0.01287383" calcext:value-type="float">
            <text:p>0.01287383</text:p>
          </table:table-cell>
          <table:table-cell office:value-type="float" office:value="0.03275066" calcext:value-type="float">
            <text:p>0.03275066</text:p>
          </table:table-cell>
          <table:table-cell office:value-type="float" office:value="0.04568262" calcext:value-type="float">
            <text:p>0.04568262</text:p>
          </table:table-cell>
          <table:table-cell office:value-type="float" office:value="0.04074059" calcext:value-type="float">
            <text:p>0.04074059</text:p>
          </table:table-cell>
          <table:table-cell office:value-type="float" office:value="0.09236448" calcext:value-type="float">
            <text:p>0.09236448</text:p>
          </table:table-cell>
          <table:table-cell office:value-type="float" office:value="0.1341418" calcext:value-type="float">
            <text:p>0.1341418</text:p>
          </table:table-cell>
          <table:table-cell office:value-type="float" office:value="0.1393056" calcext:value-type="float">
            <text:p>0.1393056</text:p>
          </table:table-cell>
          <table:table-cell office:value-type="float" office:value="0" calcext:value-type="float">
            <text:p>0</text:p>
          </table:table-cell>
          <table:table-cell office:value-type="float" office:value="24.73934" calcext:value-type="float">
            <text:p>24.73934</text:p>
          </table:table-cell>
          <table:table-cell office:value-type="float" office:value="17.28588" calcext:value-type="float">
            <text:p>17.28588</text:p>
          </table:table-cell>
          <table:table-cell office:value-type="float" office:value="8.596476" calcext:value-type="float">
            <text:p>8.596476</text:p>
          </table:table-cell>
          <table:table-cell office:value-type="float" office:value="4.862657" calcext:value-type="float">
            <text:p>4.862657</text:p>
          </table:table-cell>
          <table:table-cell office:value-type="float" office:value="3.614705" calcext:value-type="float">
            <text:p>3.614705</text:p>
          </table:table-cell>
          <table:table-cell office:value-type="float" office:value="1.688572" calcext:value-type="float">
            <text:p>1.688572</text:p>
          </table:table-cell>
          <table:table-cell office:value-type="float" office:value="1.427683" calcext:value-type="float">
            <text:p>1.427683</text:p>
          </table:table-cell>
          <table:table-cell office:value-type="float" office:value="3.264249" calcext:value-type="float">
            <text:p>3.264249</text:p>
          </table:table-cell>
          <table:table-cell office:value-type="float" office:value="5.237636" calcext:value-type="float">
            <text:p>5.237636</text:p>
          </table:table-cell>
          <table:table-cell office:value-type="float" office:value="5.452317" calcext:value-type="float">
            <text:p>5.452317</text:p>
          </table:table-cell>
          <table:table-cell office:value-type="float" office:value="5.611073" calcext:value-type="float">
            <text:p>5.611073</text:p>
          </table:table-cell>
          <table:table-cell office:value-type="float" office:value="6.057174" calcext:value-type="float">
            <text:p>6.057174</text:p>
          </table:table-cell>
          <table:table-cell office:value-type="float" office:value="7.035692" calcext:value-type="float">
            <text:p>7.035692</text:p>
          </table:table-cell>
          <table:table-cell office:value-type="float" office:value="7.53339" calcext:value-type="float">
            <text:p>7.53339</text:p>
          </table:table-cell>
          <table:table-cell office:value-type="float" office:value="0" calcext:value-type="float">
            <text:p>0</text:p>
          </table:table-cell>
          <table:table-cell office:value-type="float" office:value="0.237885" calcext:value-type="float">
            <text:p>0.2378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7092002" calcext:value-type="float">
            <text:p>27092002</text:p>
          </table:table-cell>
          <table:table-cell office:value-type="float" office:value="0.9059943" calcext:value-type="float">
            <text:p>0.9059943</text:p>
          </table:table-cell>
          <table:table-cell office:value-type="float" office:value="136.2056" calcext:value-type="float">
            <text:p>136.2056</text:p>
          </table:table-cell>
          <table:table-cell office:value-type="float" office:value="0" calcext:value-type="float">
            <text:p>0</text:p>
          </table:table-cell>
          <table:table-cell office:value-type="float" office:value="-4.844892" calcext:value-type="float">
            <text:p>-4.844892</text:p>
          </table:table-cell>
          <table:table-cell office:value-type="float" office:value="22.99683" calcext:value-type="float">
            <text:p>22.99683</text:p>
          </table:table-cell>
          <table:table-cell office:value-type="float" office:value="0.001543732" calcext:value-type="float">
            <text:p>0.001543732</text:p>
          </table:table-cell>
          <table:table-cell office:value-type="float" office:value="0.000009244656" calcext:value-type="float">
            <text:p>9.244656E-06</text:p>
          </table:table-cell>
          <table:table-cell office:value-type="float" office:value="0.001271734" calcext:value-type="float">
            <text:p>0.001271734</text:p>
          </table:table-cell>
          <table:table-cell office:value-type="float" office:value="-0.002932196" calcext:value-type="float">
            <text:p>-0.002932196</text:p>
          </table:table-cell>
          <table:table-cell office:value-type="float" office:value="1177.904" calcext:value-type="float">
            <text:p>1177.904</text:p>
          </table:table-cell>
          <table:table-cell office:value-type="float" office:value="1.184292" calcext:value-type="float">
            <text:p>1.184292</text:p>
          </table:table-cell>
          <table:table-cell office:value-type="float" office:value="0" calcext:value-type="float">
            <text:p>0</text:p>
          </table:table-cell>
          <table:table-cell office:value-type="float" office:value="0.03526341" calcext:value-type="float">
            <text:p>0.03526341</text:p>
          </table:table-cell>
          <table:table-cell office:value-type="float" office:value="0.01366493" calcext:value-type="float">
            <text:p>0.01366493</text:p>
          </table:table-cell>
          <table:table-cell office:value-type="float" office:value="0.007176609" calcext:value-type="float">
            <text:p>0.007176609</text:p>
          </table:table-cell>
          <table:table-cell office:value-type="float" office:value="0.005459638" calcext:value-type="float">
            <text:p>0.005459638</text:p>
          </table:table-cell>
          <table:table-cell office:value-type="float" office:value="0.004894838" calcext:value-type="float">
            <text:p>0.004894838</text:p>
          </table:table-cell>
          <table:table-cell office:value-type="float" office:value="0.003774955" calcext:value-type="float">
            <text:p>0.003774955</text:p>
          </table:table-cell>
          <table:table-cell office:value-type="float" office:value="0.00653148" calcext:value-type="float">
            <text:p>0.00653148</text:p>
          </table:table-cell>
          <table:table-cell office:value-type="float" office:value="0.01306887" calcext:value-type="float">
            <text:p>0.01306887</text:p>
          </table:table-cell>
          <table:table-cell office:value-type="float" office:value="0.0332315" calcext:value-type="float">
            <text:p>0.0332315</text:p>
          </table:table-cell>
          <table:table-cell office:value-type="float" office:value="0.04607764" calcext:value-type="float">
            <text:p>0.04607764</text:p>
          </table:table-cell>
          <table:table-cell office:value-type="float" office:value="0.04118364" calcext:value-type="float">
            <text:p>0.04118364</text:p>
          </table:table-cell>
          <table:table-cell office:value-type="float" office:value="0.0929037" calcext:value-type="float">
            <text:p>0.0929037</text:p>
          </table:table-cell>
          <table:table-cell office:value-type="float" office:value="0.134215" calcext:value-type="float">
            <text:p>0.134215</text:p>
          </table:table-cell>
          <table:table-cell office:value-type="float" office:value="0.1393958" calcext:value-type="float">
            <text:p>0.1393958</text:p>
          </table:table-cell>
          <table:table-cell office:value-type="float" office:value="0" calcext:value-type="float">
            <text:p>0</text:p>
          </table:table-cell>
          <table:table-cell office:value-type="float" office:value="24.69102" calcext:value-type="float">
            <text:p>24.69102</text:p>
          </table:table-cell>
          <table:table-cell office:value-type="float" office:value="17.24573" calcext:value-type="float">
            <text:p>17.24573</text:p>
          </table:table-cell>
          <table:table-cell office:value-type="float" office:value="8.578583" calcext:value-type="float">
            <text:p>8.578583</text:p>
          </table:table-cell>
          <table:table-cell office:value-type="float" office:value="4.853076" calcext:value-type="float">
            <text:p>4.853076</text:p>
          </table:table-cell>
          <table:table-cell office:value-type="float" office:value="3.607769" calcext:value-type="float">
            <text:p>3.607769</text:p>
          </table:table-cell>
          <table:table-cell office:value-type="float" office:value="1.686615" calcext:value-type="float">
            <text:p>1.686615</text:p>
          </table:table-cell>
          <table:table-cell office:value-type="float" office:value="1.426146" calcext:value-type="float">
            <text:p>1.426146</text:p>
          </table:table-cell>
          <table:table-cell office:value-type="float" office:value="3.259353" calcext:value-type="float">
            <text:p>3.259353</text:p>
          </table:table-cell>
          <table:table-cell office:value-type="float" office:value="5.230128" calcext:value-type="float">
            <text:p>5.230128</text:p>
          </table:table-cell>
          <table:table-cell office:value-type="float" office:value="5.445377" calcext:value-type="float">
            <text:p>5.445377</text:p>
          </table:table-cell>
          <table:table-cell office:value-type="float" office:value="5.601508" calcext:value-type="float">
            <text:p>5.601508</text:p>
          </table:table-cell>
          <table:table-cell office:value-type="float" office:value="6.057962" calcext:value-type="float">
            <text:p>6.057962</text:p>
          </table:table-cell>
          <table:table-cell office:value-type="float" office:value="7.043118" calcext:value-type="float">
            <text:p>7.043118</text:p>
          </table:table-cell>
          <table:table-cell office:value-type="float" office:value="7.54107" calcext:value-type="float">
            <text:p>7.54107</text:p>
          </table:table-cell>
          <table:table-cell office:value-type="float" office:value="0" calcext:value-type="float">
            <text:p>0</text:p>
          </table:table-cell>
          <table:table-cell office:value-type="float" office:value="3.284505" calcext:value-type="float">
            <text:p>3.2845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8092002" calcext:value-type="float">
            <text:p>28092002</text:p>
          </table:table-cell>
          <table:table-cell office:value-type="float" office:value="0.9055645" calcext:value-type="float">
            <text:p>0.9055645</text:p>
          </table:table-cell>
          <table:table-cell office:value-type="float" office:value="136.2023" calcext:value-type="float">
            <text:p>136.2023</text:p>
          </table:table-cell>
          <table:table-cell office:value-type="float" office:value="0" calcext:value-type="float">
            <text:p>0</text:p>
          </table:table-cell>
          <table:table-cell office:value-type="float" office:value="-4.89246" calcext:value-type="float">
            <text:p>-4.89246</text:p>
          </table:table-cell>
          <table:table-cell office:value-type="float" office:value="22.98901" calcext:value-type="float">
            <text:p>22.98901</text:p>
          </table:table-cell>
          <table:table-cell office:value-type="float" office:value="0.001543732" calcext:value-type="float">
            <text:p>0.001543732</text:p>
          </table:table-cell>
          <table:table-cell office:value-type="float" office:value="0.00000924466" calcext:value-type="float">
            <text:p>9.24466E-06</text:p>
          </table:table-cell>
          <table:table-cell office:value-type="float" office:value="0.001271734" calcext:value-type="float">
            <text:p>0.001271734</text:p>
          </table:table-cell>
          <table:table-cell office:value-type="float" office:value="-0.002932196" calcext:value-type="float">
            <text:p>-0.002932196</text:p>
          </table:table-cell>
          <table:table-cell office:value-type="float" office:value="1177.866" calcext:value-type="float">
            <text:p>1177.866</text:p>
          </table:table-cell>
          <table:table-cell office:value-type="float" office:value="1.183584" calcext:value-type="float">
            <text:p>1.183584</text:p>
          </table:table-cell>
          <table:table-cell office:value-type="float" office:value="0" calcext:value-type="float">
            <text:p>0</text:p>
          </table:table-cell>
          <table:table-cell office:value-type="float" office:value="0.05998826" calcext:value-type="float">
            <text:p>0.05998826</text:p>
          </table:table-cell>
          <table:table-cell office:value-type="float" office:value="0.01497742" calcext:value-type="float">
            <text:p>0.01497742</text:p>
          </table:table-cell>
          <table:table-cell office:value-type="float" office:value="0.007505027" calcext:value-type="float">
            <text:p>0.007505027</text:p>
          </table:table-cell>
          <table:table-cell office:value-type="float" office:value="0.00564556" calcext:value-type="float">
            <text:p>0.00564556</text:p>
          </table:table-cell>
          <table:table-cell office:value-type="float" office:value="0.005018409" calcext:value-type="float">
            <text:p>0.005018409</text:p>
          </table:table-cell>
          <table:table-cell office:value-type="float" office:value="0.003801106" calcext:value-type="float">
            <text:p>0.003801106</text:p>
          </table:table-cell>
          <table:table-cell office:value-type="float" office:value="0.006533062" calcext:value-type="float">
            <text:p>0.006533062</text:p>
          </table:table-cell>
          <table:table-cell office:value-type="float" office:value="0.01319378" calcext:value-type="float">
            <text:p>0.01319378</text:p>
          </table:table-cell>
          <table:table-cell office:value-type="float" office:value="0.03372541" calcext:value-type="float">
            <text:p>0.03372541</text:p>
          </table:table-cell>
          <table:table-cell office:value-type="float" office:value="0.04653088" calcext:value-type="float">
            <text:p>0.04653088</text:p>
          </table:table-cell>
          <table:table-cell office:value-type="float" office:value="0.04163921" calcext:value-type="float">
            <text:p>0.04163921</text:p>
          </table:table-cell>
          <table:table-cell office:value-type="float" office:value="0.09343825" calcext:value-type="float">
            <text:p>0.09343825</text:p>
          </table:table-cell>
          <table:table-cell office:value-type="float" office:value="0.1342946" calcext:value-type="float">
            <text:p>0.1342946</text:p>
          </table:table-cell>
          <table:table-cell office:value-type="float" office:value="0.1394862" calcext:value-type="float">
            <text:p>0.1394862</text:p>
          </table:table-cell>
          <table:table-cell office:value-type="float" office:value="0" calcext:value-type="float">
            <text:p>0</text:p>
          </table:table-cell>
          <table:table-cell office:value-type="float" office:value="24.65918" calcext:value-type="float">
            <text:p>24.65918</text:p>
          </table:table-cell>
          <table:table-cell office:value-type="float" office:value="17.20678" calcext:value-type="float">
            <text:p>17.20678</text:p>
          </table:table-cell>
          <table:table-cell office:value-type="float" office:value="8.560706" calcext:value-type="float">
            <text:p>8.560706</text:p>
          </table:table-cell>
          <table:table-cell office:value-type="float" office:value="4.843514" calcext:value-type="float">
            <text:p>4.843514</text:p>
          </table:table-cell>
          <table:table-cell office:value-type="float" office:value="3.600862" calcext:value-type="float">
            <text:p>3.600862</text:p>
          </table:table-cell>
          <table:table-cell office:value-type="float" office:value="1.684667" calcext:value-type="float">
            <text:p>1.684667</text:p>
          </table:table-cell>
          <table:table-cell office:value-type="float" office:value="1.424609" calcext:value-type="float">
            <text:p>1.424609</text:p>
          </table:table-cell>
          <table:table-cell office:value-type="float" office:value="3.25449" calcext:value-type="float">
            <text:p>3.25449</text:p>
          </table:table-cell>
          <table:table-cell office:value-type="float" office:value="5.222723" calcext:value-type="float">
            <text:p>5.222723</text:p>
          </table:table-cell>
          <table:table-cell office:value-type="float" office:value="5.438542" calcext:value-type="float">
            <text:p>5.438542</text:p>
          </table:table-cell>
          <table:table-cell office:value-type="float" office:value="5.592073" calcext:value-type="float">
            <text:p>5.592073</text:p>
          </table:table-cell>
          <table:table-cell office:value-type="float" office:value="6.058871" calcext:value-type="float">
            <text:p>6.058871</text:p>
          </table:table-cell>
          <table:table-cell office:value-type="float" office:value="7.050483" calcext:value-type="float">
            <text:p>7.050483</text:p>
          </table:table-cell>
          <table:table-cell office:value-type="float" office:value="7.548759" calcext:value-type="float">
            <text:p>7.548759</text:p>
          </table:table-cell>
          <table:table-cell office:value-type="float" office:value="0" calcext:value-type="float">
            <text:p>0</text:p>
          </table:table-cell>
          <table:table-cell office:value-type="float" office:value="5.622372" calcext:value-type="float">
            <text:p>5.6223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9092002" calcext:value-type="float">
            <text:p>29092002</text:p>
          </table:table-cell>
          <table:table-cell office:value-type="float" office:value="0.9049226" calcext:value-type="float">
            <text:p>0.9049226</text:p>
          </table:table-cell>
          <table:table-cell office:value-type="float" office:value="136.1999" calcext:value-type="float">
            <text:p>136.1999</text:p>
          </table:table-cell>
          <table:table-cell office:value-type="float" office:value="0" calcext:value-type="float">
            <text:p>0</text:p>
          </table:table-cell>
          <table:table-cell office:value-type="float" office:value="-4.940696" calcext:value-type="float">
            <text:p>-4.940696</text:p>
          </table:table-cell>
          <table:table-cell office:value-type="float" office:value="22.98094" calcext:value-type="float">
            <text:p>22.98094</text:p>
          </table:table-cell>
          <table:table-cell office:value-type="float" office:value="0.001543732" calcext:value-type="float">
            <text:p>0.001543732</text:p>
          </table:table-cell>
          <table:table-cell office:value-type="float" office:value="0.000009245151" calcext:value-type="float">
            <text:p>9.245151E-06</text:p>
          </table:table-cell>
          <table:table-cell office:value-type="float" office:value="0.001271734" calcext:value-type="float">
            <text:p>0.001271734</text:p>
          </table:table-cell>
          <table:table-cell office:value-type="float" office:value="-0.002932196" calcext:value-type="float">
            <text:p>-0.002932196</text:p>
          </table:table-cell>
          <table:table-cell office:value-type="float" office:value="1177.829" calcext:value-type="float">
            <text:p>1177.829</text:p>
          </table:table-cell>
          <table:table-cell office:value-type="float" office:value="1.190396" calcext:value-type="float">
            <text:p>1.190396</text:p>
          </table:table-cell>
          <table:table-cell office:value-type="float" office:value="0" calcext:value-type="float">
            <text:p>0</text:p>
          </table:table-cell>
          <table:table-cell office:value-type="float" office:value="0.01267812" calcext:value-type="float">
            <text:p>0.01267812</text:p>
          </table:table-cell>
          <table:table-cell office:value-type="float" office:value="0.0137943" calcext:value-type="float">
            <text:p>0.0137943</text:p>
          </table:table-cell>
          <table:table-cell office:value-type="float" office:value="0.007859473" calcext:value-type="float">
            <text:p>0.007859473</text:p>
          </table:table-cell>
          <table:table-cell office:value-type="float" office:value="0.005912009" calcext:value-type="float">
            <text:p>0.005912009</text:p>
          </table:table-cell>
          <table:table-cell office:value-type="float" office:value="0.005242485" calcext:value-type="float">
            <text:p>0.005242485</text:p>
          </table:table-cell>
          <table:table-cell office:value-type="float" office:value="0.003880556" calcext:value-type="float">
            <text:p>0.003880556</text:p>
          </table:table-cell>
          <table:table-cell office:value-type="float" office:value="0.006554984" calcext:value-type="float">
            <text:p>0.006554984</text:p>
          </table:table-cell>
          <table:table-cell office:value-type="float" office:value="0.0132609" calcext:value-type="float">
            <text:p>0.0132609</text:p>
          </table:table-cell>
          <table:table-cell office:value-type="float" office:value="0.034141" calcext:value-type="float">
            <text:p>0.034141</text:p>
          </table:table-cell>
          <table:table-cell office:value-type="float" office:value="0.04701005" calcext:value-type="float">
            <text:p>0.04701005</text:p>
          </table:table-cell>
          <table:table-cell office:value-type="float" office:value="0.04210806" calcext:value-type="float">
            <text:p>0.04210806</text:p>
          </table:table-cell>
          <table:table-cell office:value-type="float" office:value="0.09396365" calcext:value-type="float">
            <text:p>0.09396365</text:p>
          </table:table-cell>
          <table:table-cell office:value-type="float" office:value="0.1343746" calcext:value-type="float">
            <text:p>0.1343746</text:p>
          </table:table-cell>
          <table:table-cell office:value-type="float" office:value="0.1395721" calcext:value-type="float">
            <text:p>0.1395721</text:p>
          </table:table-cell>
          <table:table-cell office:value-type="float" office:value="0" calcext:value-type="float">
            <text:p>0</text:p>
          </table:table-cell>
          <table:table-cell office:value-type="float" office:value="24.58264" calcext:value-type="float">
            <text:p>24.58264</text:p>
          </table:table-cell>
          <table:table-cell office:value-type="float" office:value="17.16653" calcext:value-type="float">
            <text:p>17.16653</text:p>
          </table:table-cell>
          <table:table-cell office:value-type="float" office:value="8.542902" calcext:value-type="float">
            <text:p>8.542902</text:p>
          </table:table-cell>
          <table:table-cell office:value-type="float" office:value="4.834023" calcext:value-type="float">
            <text:p>4.834023</text:p>
          </table:table-cell>
          <table:table-cell office:value-type="float" office:value="3.594023" calcext:value-type="float">
            <text:p>3.594023</text:p>
          </table:table-cell>
          <table:table-cell office:value-type="float" office:value="1.682735" calcext:value-type="float">
            <text:p>1.682735</text:p>
          </table:table-cell>
          <table:table-cell office:value-type="float" office:value="1.423075" calcext:value-type="float">
            <text:p>1.423075</text:p>
          </table:table-cell>
          <table:table-cell office:value-type="float" office:value="3.249655" calcext:value-type="float">
            <text:p>3.249655</text:p>
          </table:table-cell>
          <table:table-cell office:value-type="float" office:value="5.215413" calcext:value-type="float">
            <text:p>5.215413</text:p>
          </table:table-cell>
          <table:table-cell office:value-type="float" office:value="5.43182" calcext:value-type="float">
            <text:p>5.43182</text:p>
          </table:table-cell>
          <table:table-cell office:value-type="float" office:value="5.582781" calcext:value-type="float">
            <text:p>5.582781</text:p>
          </table:table-cell>
          <table:table-cell office:value-type="float" office:value="6.059905" calcext:value-type="float">
            <text:p>6.059905</text:p>
          </table:table-cell>
          <table:table-cell office:value-type="float" office:value="7.057848" calcext:value-type="float">
            <text:p>7.057848</text:p>
          </table:table-cell>
          <table:table-cell office:value-type="float" office:value="7.556438" calcext:value-type="float">
            <text:p>7.556438</text:p>
          </table:table-cell>
          <table:table-cell office:value-type="float" office:value="0" calcext:value-type="float">
            <text:p>0</text:p>
          </table:table-cell>
          <table:table-cell office:value-type="float" office:value="0.0100393" calcext:value-type="float">
            <text:p>0.01003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30092002" calcext:value-type="float">
            <text:p>30092002</text:p>
          </table:table-cell>
          <table:table-cell office:value-type="float" office:value="0.9025972" calcext:value-type="float">
            <text:p>0.9025972</text:p>
          </table:table-cell>
          <table:table-cell office:value-type="float" office:value="136.1964" calcext:value-type="float">
            <text:p>136.1964</text:p>
          </table:table-cell>
          <table:table-cell office:value-type="float" office:value="0" calcext:value-type="float">
            <text:p>0</text:p>
          </table:table-cell>
          <table:table-cell office:value-type="float" office:value="-4.988528" calcext:value-type="float">
            <text:p>-4.988528</text:p>
          </table:table-cell>
          <table:table-cell office:value-type="float" office:value="22.97354" calcext:value-type="float">
            <text:p>22.97354</text:p>
          </table:table-cell>
          <table:table-cell office:value-type="float" office:value="0.001543732" calcext:value-type="float">
            <text:p>0.001543732</text:p>
          </table:table-cell>
          <table:table-cell office:value-type="float" office:value="0.000009245151" calcext:value-type="float">
            <text:p>9.245151E-06</text:p>
          </table:table-cell>
          <table:table-cell office:value-type="float" office:value="0.001271734" calcext:value-type="float">
            <text:p>0.001271734</text:p>
          </table:table-cell>
          <table:table-cell office:value-type="float" office:value="-0.002932196" calcext:value-type="float">
            <text:p>-0.002932196</text:p>
          </table:table-cell>
          <table:table-cell office:value-type="float" office:value="1177.792" calcext:value-type="float">
            <text:p>1177.792</text:p>
          </table:table-cell>
          <table:table-cell office:value-type="float" office:value="1.188997" calcext:value-type="float">
            <text:p>1.188997</text:p>
          </table:table-cell>
          <table:table-cell office:value-type="float" office:value="0" calcext:value-type="float">
            <text:p>0</text:p>
          </table:table-cell>
          <table:table-cell office:value-type="float" office:value="0.1316981" calcext:value-type="float">
            <text:p>0.1316981</text:p>
          </table:table-cell>
          <table:table-cell office:value-type="float" office:value="0.01645463" calcext:value-type="float">
            <text:p>0.01645463</text:p>
          </table:table-cell>
          <table:table-cell office:value-type="float" office:value="0.008115513" calcext:value-type="float">
            <text:p>0.008115513</text:p>
          </table:table-cell>
          <table:table-cell office:value-type="float" office:value="0.00615473" calcext:value-type="float">
            <text:p>0.00615473</text:p>
          </table:table-cell>
          <table:table-cell office:value-type="float" office:value="0.005470047" calcext:value-type="float">
            <text:p>0.005470047</text:p>
          </table:table-cell>
          <table:table-cell office:value-type="float" office:value="0.003981161" calcext:value-type="float">
            <text:p>0.003981161</text:p>
          </table:table-cell>
          <table:table-cell office:value-type="float" office:value="0.006591869" calcext:value-type="float">
            <text:p>0.006591869</text:p>
          </table:table-cell>
          <table:table-cell office:value-type="float" office:value="0.01326369" calcext:value-type="float">
            <text:p>0.01326369</text:p>
          </table:table-cell>
          <table:table-cell office:value-type="float" office:value="0.03443071" calcext:value-type="float">
            <text:p>0.03443071</text:p>
          </table:table-cell>
          <table:table-cell office:value-type="float" office:value="0.04747959" calcext:value-type="float">
            <text:p>0.04747959</text:p>
          </table:table-cell>
          <table:table-cell office:value-type="float" office:value="0.04258395" calcext:value-type="float">
            <text:p>0.04258395</text:p>
          </table:table-cell>
          <table:table-cell office:value-type="float" office:value="0.09449612" calcext:value-type="float">
            <text:p>0.09449612</text:p>
          </table:table-cell>
          <table:table-cell office:value-type="float" office:value="0.1344545" calcext:value-type="float">
            <text:p>0.1344545</text:p>
          </table:table-cell>
          <table:table-cell office:value-type="float" office:value="0.1396559" calcext:value-type="float">
            <text:p>0.1396559</text:p>
          </table:table-cell>
          <table:table-cell office:value-type="float" office:value="0" calcext:value-type="float">
            <text:p>0</text:p>
          </table:table-cell>
          <table:table-cell office:value-type="float" office:value="24.54816" calcext:value-type="float">
            <text:p>24.54816</text:p>
          </table:table-cell>
          <table:table-cell office:value-type="float" office:value="17.12619" calcext:value-type="float">
            <text:p>17.12619</text:p>
          </table:table-cell>
          <table:table-cell office:value-type="float" office:value="8.52516" calcext:value-type="float">
            <text:p>8.52516</text:p>
          </table:table-cell>
          <table:table-cell office:value-type="float" office:value="4.824618" calcext:value-type="float">
            <text:p>4.824618</text:p>
          </table:table-cell>
          <table:table-cell office:value-type="float" office:value="3.587283" calcext:value-type="float">
            <text:p>3.587283</text:p>
          </table:table-cell>
          <table:table-cell office:value-type="float" office:value="1.680831" calcext:value-type="float">
            <text:p>1.680831</text:p>
          </table:table-cell>
          <table:table-cell office:value-type="float" office:value="1.421555" calcext:value-type="float">
            <text:p>1.421555</text:p>
          </table:table-cell>
          <table:table-cell office:value-type="float" office:value="3.24482" calcext:value-type="float">
            <text:p>3.24482</text:p>
          </table:table-cell>
          <table:table-cell office:value-type="float" office:value="5.208176" calcext:value-type="float">
            <text:p>5.208176</text:p>
          </table:table-cell>
          <table:table-cell office:value-type="float" office:value="5.425217" calcext:value-type="float">
            <text:p>5.425217</text:p>
          </table:table-cell>
          <table:table-cell office:value-type="float" office:value="5.573624" calcext:value-type="float">
            <text:p>5.573624</text:p>
          </table:table-cell>
          <table:table-cell office:value-type="float" office:value="6.061057" calcext:value-type="float">
            <text:p>6.061057</text:p>
          </table:table-cell>
          <table:table-cell office:value-type="float" office:value="7.065213" calcext:value-type="float">
            <text:p>7.065213</text:p>
          </table:table-cell>
          <table:table-cell office:value-type="float" office:value="7.564127" calcext:value-type="float">
            <text:p>7.564127</text:p>
          </table:table-cell>
          <table:table-cell office:value-type="float" office:value="0" calcext:value-type="float">
            <text:p>0</text:p>
          </table:table-cell>
          <table:table-cell office:value-type="float" office:value="12.46784" calcext:value-type="float">
            <text:p>12.467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102002" calcext:value-type="float">
            <text:p>1102002</text:p>
          </table:table-cell>
          <table:table-cell office:value-type="float" office:value="0.9009379" calcext:value-type="float">
            <text:p>0.9009379</text:p>
          </table:table-cell>
          <table:table-cell office:value-type="float" office:value="136.1928" calcext:value-type="float">
            <text:p>136.1928</text:p>
          </table:table-cell>
          <table:table-cell office:value-type="float" office:value="0" calcext:value-type="float">
            <text:p>0</text:p>
          </table:table-cell>
          <table:table-cell office:value-type="float" office:value="-5.037488" calcext:value-type="float">
            <text:p>-5.037488</text:p>
          </table:table-cell>
          <table:table-cell office:value-type="float" office:value="22.96652" calcext:value-type="float">
            <text:p>22.96652</text:p>
          </table:table-cell>
          <table:table-cell office:value-type="float" office:value="0.001543732" calcext:value-type="float">
            <text:p>0.001543732</text:p>
          </table:table-cell>
          <table:table-cell office:value-type="float" office:value="0.0000092453" calcext:value-type="float">
            <text:p>9.2453E-06</text:p>
          </table:table-cell>
          <table:table-cell office:value-type="float" office:value="0.001271734" calcext:value-type="float">
            <text:p>0.001271734</text:p>
          </table:table-cell>
          <table:table-cell office:value-type="float" office:value="-0.002932196" calcext:value-type="float">
            <text:p>-0.002932196</text:p>
          </table:table-cell>
          <table:table-cell office:value-type="float" office:value="1177.756" calcext:value-type="float">
            <text:p>1177.756</text:p>
          </table:table-cell>
          <table:table-cell office:value-type="float" office:value="1.189461" calcext:value-type="float">
            <text:p>1.189461</text:p>
          </table:table-cell>
          <table:table-cell office:value-type="float" office:value="0" calcext:value-type="float">
            <text:p>0</text:p>
          </table:table-cell>
          <table:table-cell office:value-type="float" office:value="0.0577283" calcext:value-type="float">
            <text:p>0.0577283</text:p>
          </table:table-cell>
          <table:table-cell office:value-type="float" office:value="0.01813901" calcext:value-type="float">
            <text:p>0.01813901</text:p>
          </table:table-cell>
          <table:table-cell office:value-type="float" office:value="0.007950096" calcext:value-type="float">
            <text:p>0.007950096</text:p>
          </table:table-cell>
          <table:table-cell office:value-type="float" office:value="0.006129734" calcext:value-type="float">
            <text:p>0.006129734</text:p>
          </table:table-cell>
          <table:table-cell office:value-type="float" office:value="0.005496783" calcext:value-type="float">
            <text:p>0.005496783</text:p>
          </table:table-cell>
          <table:table-cell office:value-type="float" office:value="0.004017041" calcext:value-type="float">
            <text:p>0.004017041</text:p>
          </table:table-cell>
          <table:table-cell office:value-type="float" office:value="0.006607822" calcext:value-type="float">
            <text:p>0.006607822</text:p>
          </table:table-cell>
          <table:table-cell office:value-type="float" office:value="0.01328579" calcext:value-type="float">
            <text:p>0.01328579</text:p>
          </table:table-cell>
          <table:table-cell office:value-type="float" office:value="0.03460993" calcext:value-type="float">
            <text:p>0.03460993</text:p>
          </table:table-cell>
          <table:table-cell office:value-type="float" office:value="0.04790292" calcext:value-type="float">
            <text:p>0.04790292</text:p>
          </table:table-cell>
          <table:table-cell office:value-type="float" office:value="0.04304814" calcext:value-type="float">
            <text:p>0.04304814</text:p>
          </table:table-cell>
          <table:table-cell office:value-type="float" office:value="0.09503199" calcext:value-type="float">
            <text:p>0.09503199</text:p>
          </table:table-cell>
          <table:table-cell office:value-type="float" office:value="0.1345344" calcext:value-type="float">
            <text:p>0.1345344</text:p>
          </table:table-cell>
          <table:table-cell office:value-type="float" office:value="0.1397393" calcext:value-type="float">
            <text:p>0.1397393</text:p>
          </table:table-cell>
          <table:table-cell office:value-type="float" office:value="0" calcext:value-type="float">
            <text:p>0</text:p>
          </table:table-cell>
          <table:table-cell office:value-type="float" office:value="24.52734" calcext:value-type="float">
            <text:p>24.52734</text:p>
          </table:table-cell>
          <table:table-cell office:value-type="float" office:value="17.08708" calcext:value-type="float">
            <text:p>17.08708</text:p>
          </table:table-cell>
          <table:table-cell office:value-type="float" office:value="8.507413" calcext:value-type="float">
            <text:p>8.507413</text:p>
          </table:table-cell>
          <table:table-cell office:value-type="float" office:value="4.815239" calcext:value-type="float">
            <text:p>4.815239</text:p>
          </table:table-cell>
          <table:table-cell office:value-type="float" office:value="3.58056" calcext:value-type="float">
            <text:p>3.58056</text:p>
          </table:table-cell>
          <table:table-cell office:value-type="float" office:value="1.678945" calcext:value-type="float">
            <text:p>1.678945</text:p>
          </table:table-cell>
          <table:table-cell office:value-type="float" office:value="1.420045" calcext:value-type="float">
            <text:p>1.420045</text:p>
          </table:table-cell>
          <table:table-cell office:value-type="float" office:value="3.240002" calcext:value-type="float">
            <text:p>3.240002</text:p>
          </table:table-cell>
          <table:table-cell office:value-type="float" office:value="5.201" calcext:value-type="float">
            <text:p>5.201</text:p>
          </table:table-cell>
          <table:table-cell office:value-type="float" office:value="5.418723" calcext:value-type="float">
            <text:p>5.418723</text:p>
          </table:table-cell>
          <table:table-cell office:value-type="float" office:value="5.564608" calcext:value-type="float">
            <text:p>5.564608</text:p>
          </table:table-cell>
          <table:table-cell office:value-type="float" office:value="6.062328" calcext:value-type="float">
            <text:p>6.062328</text:p>
          </table:table-cell>
          <table:table-cell office:value-type="float" office:value="7.072535" calcext:value-type="float">
            <text:p>7.072535</text:p>
          </table:table-cell>
          <table:table-cell office:value-type="float" office:value="7.571817" calcext:value-type="float">
            <text:p>7.571817</text:p>
          </table:table-cell>
          <table:table-cell office:value-type="float" office:value="0" calcext:value-type="float">
            <text:p>0</text:p>
          </table:table-cell>
          <table:table-cell office:value-type="float" office:value="3.911846" calcext:value-type="float">
            <text:p>3.9118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102002" calcext:value-type="float">
            <text:p>2102002</text:p>
          </table:table-cell>
          <table:table-cell office:value-type="float" office:value="0.9013139" calcext:value-type="float">
            <text:p>0.9013139</text:p>
          </table:table-cell>
          <table:table-cell office:value-type="float" office:value="136.1902" calcext:value-type="float">
            <text:p>136.1902</text:p>
          </table:table-cell>
          <table:table-cell office:value-type="float" office:value="0" calcext:value-type="float">
            <text:p>0</text:p>
          </table:table-cell>
          <table:table-cell office:value-type="float" office:value="-5.087006" calcext:value-type="float">
            <text:p>-5.087006</text:p>
          </table:table-cell>
          <table:table-cell office:value-type="float" office:value="22.95717" calcext:value-type="float">
            <text:p>22.95717</text:p>
          </table:table-cell>
          <table:table-cell office:value-type="float" office:value="0.001543732" calcext:value-type="float">
            <text:p>0.001543732</text:p>
          </table:table-cell>
          <table:table-cell office:value-type="float" office:value="0.000009575942" calcext:value-type="float">
            <text:p>9.575942E-06</text:p>
          </table:table-cell>
          <table:table-cell office:value-type="float" office:value="0.001271734" calcext:value-type="float">
            <text:p>0.001271734</text:p>
          </table:table-cell>
          <table:table-cell office:value-type="float" office:value="-0.002958541" calcext:value-type="float">
            <text:p>-0.002958541</text:p>
          </table:table-cell>
          <table:table-cell office:value-type="float" office:value="1177.719" calcext:value-type="float">
            <text:p>1177.719</text:p>
          </table:table-cell>
          <table:table-cell office:value-type="float" office:value="1.193095" calcext:value-type="float">
            <text:p>1.193095</text:p>
          </table:table-cell>
          <table:table-cell office:value-type="float" office:value="0" calcext:value-type="float">
            <text:p>0</text:p>
          </table:table-cell>
          <table:table-cell office:value-type="float" office:value="0.01902607" calcext:value-type="float">
            <text:p>0.01902607</text:p>
          </table:table-cell>
          <table:table-cell office:value-type="float" office:value="0.01247752" calcext:value-type="float">
            <text:p>0.01247752</text:p>
          </table:table-cell>
          <table:table-cell office:value-type="float" office:value="0.006164308" calcext:value-type="float">
            <text:p>0.006164308</text:p>
          </table:table-cell>
          <table:table-cell office:value-type="float" office:value="0.005058253" calcext:value-type="float">
            <text:p>0.005058253</text:p>
          </table:table-cell>
          <table:table-cell office:value-type="float" office:value="0.004653945" calcext:value-type="float">
            <text:p>0.004653945</text:p>
          </table:table-cell>
          <table:table-cell office:value-type="float" office:value="0.003728347" calcext:value-type="float">
            <text:p>0.003728347</text:p>
          </table:table-cell>
          <table:table-cell office:value-type="float" office:value="0.006214341" calcext:value-type="float">
            <text:p>0.006214341</text:p>
          </table:table-cell>
          <table:table-cell office:value-type="float" office:value="0.01343619" calcext:value-type="float">
            <text:p>0.01343619</text:p>
          </table:table-cell>
          <table:table-cell office:value-type="float" office:value="0.03480529" calcext:value-type="float">
            <text:p>0.03480529</text:p>
          </table:table-cell>
          <table:table-cell office:value-type="float" office:value="0.04827677" calcext:value-type="float">
            <text:p>0.04827677</text:p>
          </table:table-cell>
          <table:table-cell office:value-type="float" office:value="0.04348763" calcext:value-type="float">
            <text:p>0.04348763</text:p>
          </table:table-cell>
          <table:table-cell office:value-type="float" office:value="0.09553633" calcext:value-type="float">
            <text:p>0.09553633</text:p>
          </table:table-cell>
          <table:table-cell office:value-type="float" office:value="0.1347042" calcext:value-type="float">
            <text:p>0.1347042</text:p>
          </table:table-cell>
          <table:table-cell office:value-type="float" office:value="0.1397974" calcext:value-type="float">
            <text:p>0.1397974</text:p>
          </table:table-cell>
          <table:table-cell office:value-type="float" office:value="0" calcext:value-type="float">
            <text:p>0</text:p>
          </table:table-cell>
          <table:table-cell office:value-type="float" office:value="24.43361" calcext:value-type="float">
            <text:p>24.43361</text:p>
          </table:table-cell>
          <table:table-cell office:value-type="float" office:value="17.01326" calcext:value-type="float">
            <text:p>17.01326</text:p>
          </table:table-cell>
          <table:table-cell office:value-type="float" office:value="8.483175" calcext:value-type="float">
            <text:p>8.483175</text:p>
          </table:table-cell>
          <table:table-cell office:value-type="float" office:value="4.805301" calcext:value-type="float">
            <text:p>4.805301</text:p>
          </table:table-cell>
          <table:table-cell office:value-type="float" office:value="3.573686" calcext:value-type="float">
            <text:p>3.573686</text:p>
          </table:table-cell>
          <table:table-cell office:value-type="float" office:value="1.677035" calcext:value-type="float">
            <text:p>1.677035</text:p>
          </table:table-cell>
          <table:table-cell office:value-type="float" office:value="1.418372" calcext:value-type="float">
            <text:p>1.418372</text:p>
          </table:table-cell>
          <table:table-cell office:value-type="float" office:value="3.2352" calcext:value-type="float">
            <text:p>3.2352</text:p>
          </table:table-cell>
          <table:table-cell office:value-type="float" office:value="5.193873" calcext:value-type="float">
            <text:p>5.193873</text:p>
          </table:table-cell>
          <table:table-cell office:value-type="float" office:value="5.412323" calcext:value-type="float">
            <text:p>5.412323</text:p>
          </table:table-cell>
          <table:table-cell office:value-type="float" office:value="5.555724" calcext:value-type="float">
            <text:p>5.555724</text:p>
          </table:table-cell>
          <table:table-cell office:value-type="float" office:value="6.063714" calcext:value-type="float">
            <text:p>6.063714</text:p>
          </table:table-cell>
          <table:table-cell office:value-type="float" office:value="7.079854" calcext:value-type="float">
            <text:p>7.079854</text:p>
          </table:table-cell>
          <table:table-cell office:value-type="float" office:value="7.579474" calcext:value-type="float">
            <text:p>7.579474</text:p>
          </table:table-cell>
          <table:table-cell office:value-type="float" office:value="0" calcext:value-type="float">
            <text:p>0</text:p>
          </table:table-cell>
          <table:table-cell office:value-type="float" office:value="0.02336806" calcext:value-type="float">
            <text:p>0.023368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3102002" calcext:value-type="float">
            <text:p>3102002</text:p>
          </table:table-cell>
          <table:table-cell office:value-type="float" office:value="0.9005024" calcext:value-type="float">
            <text:p>0.9005024</text:p>
          </table:table-cell>
          <table:table-cell office:value-type="float" office:value="136.1651" calcext:value-type="float">
            <text:p>136.1651</text:p>
          </table:table-cell>
          <table:table-cell office:value-type="float" office:value="0" calcext:value-type="float">
            <text:p>0</text:p>
          </table:table-cell>
          <table:table-cell office:value-type="float" office:value="-5.136372" calcext:value-type="float">
            <text:p>-5.136372</text:p>
          </table:table-cell>
          <table:table-cell office:value-type="float" office:value="22.94612" calcext:value-type="float">
            <text:p>22.94612</text:p>
          </table:table-cell>
          <table:table-cell office:value-type="float" office:value="0.02564156" calcext:value-type="float">
            <text:p>0.02564156</text:p>
          </table:table-cell>
          <table:table-cell office:value-type="float" office:value="0.00001008666" calcext:value-type="float">
            <text:p>1.008666E-05</text:p>
          </table:table-cell>
          <table:table-cell office:value-type="float" office:value="0.02209847" calcext:value-type="float">
            <text:p>0.02209847</text:p>
          </table:table-cell>
          <table:table-cell office:value-type="float" office:value="-0.00307172" calcext:value-type="float">
            <text:p>-0.00307172</text:p>
          </table:table-cell>
          <table:table-cell office:value-type="float" office:value="1177.664" calcext:value-type="float">
            <text:p>1177.664</text:p>
          </table:table-cell>
          <table:table-cell office:value-type="float" office:value="1.196939" calcext:value-type="float">
            <text:p>1.196939</text:p>
          </table:table-cell>
          <table:table-cell office:value-type="float" office:value="0" calcext:value-type="float">
            <text:p>0</text:p>
          </table:table-cell>
          <table:table-cell office:value-type="float" office:value="0.03212173" calcext:value-type="float">
            <text:p>0.03212173</text:p>
          </table:table-cell>
          <table:table-cell office:value-type="float" office:value="0.01560286" calcext:value-type="float">
            <text:p>0.01560286</text:p>
          </table:table-cell>
          <table:table-cell office:value-type="float" office:value="0.007960917" calcext:value-type="float">
            <text:p>0.007960917</text:p>
          </table:table-cell>
          <table:table-cell office:value-type="float" office:value="0.005771741" calcext:value-type="float">
            <text:p>0.005771741</text:p>
          </table:table-cell>
          <table:table-cell office:value-type="float" office:value="0.004643606" calcext:value-type="float">
            <text:p>0.004643606</text:p>
          </table:table-cell>
          <table:table-cell office:value-type="float" office:value="0.003688442" calcext:value-type="float">
            <text:p>0.003688442</text:p>
          </table:table-cell>
          <table:table-cell office:value-type="float" office:value="0.005737703" calcext:value-type="float">
            <text:p>0.005737703</text:p>
          </table:table-cell>
          <table:table-cell office:value-type="float" office:value="0.01373333" calcext:value-type="float">
            <text:p>0.01373333</text:p>
          </table:table-cell>
          <table:table-cell office:value-type="float" office:value="0.03526588" calcext:value-type="float">
            <text:p>0.03526588</text:p>
          </table:table-cell>
          <table:table-cell office:value-type="float" office:value="0.0486702" calcext:value-type="float">
            <text:p>0.0486702</text:p>
          </table:table-cell>
          <table:table-cell office:value-type="float" office:value="0.04394085" calcext:value-type="float">
            <text:p>0.04394085</text:p>
          </table:table-cell>
          <table:table-cell office:value-type="float" office:value="0.09606604" calcext:value-type="float">
            <text:p>0.09606604</text:p>
          </table:table-cell>
          <table:table-cell office:value-type="float" office:value="0.1347207" calcext:value-type="float">
            <text:p>0.1347207</text:p>
          </table:table-cell>
          <table:table-cell office:value-type="float" office:value="0.1398949" calcext:value-type="float">
            <text:p>0.1398949</text:p>
          </table:table-cell>
          <table:table-cell office:value-type="float" office:value="0" calcext:value-type="float">
            <text:p>0</text:p>
          </table:table-cell>
          <table:table-cell office:value-type="float" office:value="24.36266" calcext:value-type="float">
            <text:p>24.36266</text:p>
          </table:table-cell>
          <table:table-cell office:value-type="float" office:value="16.92164" calcext:value-type="float">
            <text:p>16.92164</text:p>
          </table:table-cell>
          <table:table-cell office:value-type="float" office:value="8.442588" calcext:value-type="float">
            <text:p>8.442588</text:p>
          </table:table-cell>
          <table:table-cell office:value-type="float" office:value="4.791473" calcext:value-type="float">
            <text:p>4.791473</text:p>
          </table:table-cell>
          <table:table-cell office:value-type="float" office:value="3.561688" calcext:value-type="float">
            <text:p>3.561688</text:p>
          </table:table-cell>
          <table:table-cell office:value-type="float" office:value="1.674885" calcext:value-type="float">
            <text:p>1.674885</text:p>
          </table:table-cell>
          <table:table-cell office:value-type="float" office:value="1.419772" calcext:value-type="float">
            <text:p>1.419772</text:p>
          </table:table-cell>
          <table:table-cell office:value-type="float" office:value="3.231322" calcext:value-type="float">
            <text:p>3.231322</text:p>
          </table:table-cell>
          <table:table-cell office:value-type="float" office:value="5.18688" calcext:value-type="float">
            <text:p>5.18688</text:p>
          </table:table-cell>
          <table:table-cell office:value-type="float" office:value="5.405996" calcext:value-type="float">
            <text:p>5.405996</text:p>
          </table:table-cell>
          <table:table-cell office:value-type="float" office:value="5.547223" calcext:value-type="float">
            <text:p>5.547223</text:p>
          </table:table-cell>
          <table:table-cell office:value-type="float" office:value="6.065509" calcext:value-type="float">
            <text:p>6.065509</text:p>
          </table:table-cell>
          <table:table-cell office:value-type="float" office:value="7.087415" calcext:value-type="float">
            <text:p>7.087415</text:p>
          </table:table-cell>
          <table:table-cell office:value-type="float" office:value="7.582696" calcext:value-type="float">
            <text:p>7.582696</text:p>
          </table:table-cell>
          <table:table-cell office:value-type="float" office:value="0" calcext:value-type="float">
            <text:p>0</text:p>
          </table:table-cell>
          <table:table-cell office:value-type="float" office:value="0.5778764" calcext:value-type="float">
            <text:p>0.57787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4102002" calcext:value-type="float">
            <text:p>4102002</text:p>
          </table:table-cell>
          <table:table-cell office:value-type="float" office:value="0.9006133" calcext:value-type="float">
            <text:p>0.9006133</text:p>
          </table:table-cell>
          <table:table-cell office:value-type="float" office:value="136.1629" calcext:value-type="float">
            <text:p>136.1629</text:p>
          </table:table-cell>
          <table:table-cell office:value-type="float" office:value="0" calcext:value-type="float">
            <text:p>0</text:p>
          </table:table-cell>
          <table:table-cell office:value-type="float" office:value="-5.184975" calcext:value-type="float">
            <text:p>-5.184975</text:p>
          </table:table-cell>
          <table:table-cell office:value-type="float" office:value="22.93589" calcext:value-type="float">
            <text:p>22.93589</text:p>
          </table:table-cell>
          <table:table-cell office:value-type="float" office:value="0.02564156" calcext:value-type="float">
            <text:p>0.02564156</text:p>
          </table:table-cell>
          <table:table-cell office:value-type="float" office:value="0.00001008666" calcext:value-type="float">
            <text:p>1.008666E-05</text:p>
          </table:table-cell>
          <table:table-cell office:value-type="float" office:value="0.02209847" calcext:value-type="float">
            <text:p>0.02209847</text:p>
          </table:table-cell>
          <table:table-cell office:value-type="float" office:value="-0.003183627" calcext:value-type="float">
            <text:p>-0.003183627</text:p>
          </table:table-cell>
          <table:table-cell office:value-type="float" office:value="1177.626" calcext:value-type="float">
            <text:p>1177.626</text:p>
          </table:table-cell>
          <table:table-cell office:value-type="float" office:value="1.201775" calcext:value-type="float">
            <text:p>1.201775</text:p>
          </table:table-cell>
          <table:table-cell office:value-type="float" office:value="0" calcext:value-type="float">
            <text:p>0</text:p>
          </table:table-cell>
          <table:table-cell office:value-type="float" office:value="0.01783491" calcext:value-type="float">
            <text:p>0.01783491</text:p>
          </table:table-cell>
          <table:table-cell office:value-type="float" office:value="0.01248162" calcext:value-type="float">
            <text:p>0.01248162</text:p>
          </table:table-cell>
          <table:table-cell office:value-type="float" office:value="0.006060403" calcext:value-type="float">
            <text:p>0.006060403</text:p>
          </table:table-cell>
          <table:table-cell office:value-type="float" office:value="0.004530556" calcext:value-type="float">
            <text:p>0.004530556</text:p>
          </table:table-cell>
          <table:table-cell office:value-type="float" office:value="0.003995456" calcext:value-type="float">
            <text:p>0.003995456</text:p>
          </table:table-cell>
          <table:table-cell office:value-type="float" office:value="0.003667656" calcext:value-type="float">
            <text:p>0.003667656</text:p>
          </table:table-cell>
          <table:table-cell office:value-type="float" office:value="0.005769649" calcext:value-type="float">
            <text:p>0.005769649</text:p>
          </table:table-cell>
          <table:table-cell office:value-type="float" office:value="0.01389781" calcext:value-type="float">
            <text:p>0.01389781</text:p>
          </table:table-cell>
          <table:table-cell office:value-type="float" office:value="0.0358194" calcext:value-type="float">
            <text:p>0.0358194</text:p>
          </table:table-cell>
          <table:table-cell office:value-type="float" office:value="0.04914544" calcext:value-type="float">
            <text:p>0.04914544</text:p>
          </table:table-cell>
          <table:table-cell office:value-type="float" office:value="0.04437054" calcext:value-type="float">
            <text:p>0.04437054</text:p>
          </table:table-cell>
          <table:table-cell office:value-type="float" office:value="0.09654217" calcext:value-type="float">
            <text:p>0.09654217</text:p>
          </table:table-cell>
          <table:table-cell office:value-type="float" office:value="0.1347805" calcext:value-type="float">
            <text:p>0.1347805</text:p>
          </table:table-cell>
          <table:table-cell office:value-type="float" office:value="0.1399817" calcext:value-type="float">
            <text:p>0.1399817</text:p>
          </table:table-cell>
          <table:table-cell office:value-type="float" office:value="0" calcext:value-type="float">
            <text:p>0</text:p>
          </table:table-cell>
          <table:table-cell office:value-type="float" office:value="24.27161" calcext:value-type="float">
            <text:p>24.27161</text:p>
          </table:table-cell>
          <table:table-cell office:value-type="float" office:value="16.84657" calcext:value-type="float">
            <text:p>16.84657</text:p>
          </table:table-cell>
          <table:table-cell office:value-type="float" office:value="8.40601" calcext:value-type="float">
            <text:p>8.40601</text:p>
          </table:table-cell>
          <table:table-cell office:value-type="float" office:value="4.770701" calcext:value-type="float">
            <text:p>4.770701</text:p>
          </table:table-cell>
          <table:table-cell office:value-type="float" office:value="3.551498" calcext:value-type="float">
            <text:p>3.551498</text:p>
          </table:table-cell>
          <table:table-cell office:value-type="float" office:value="1.672924" calcext:value-type="float">
            <text:p>1.672924</text:p>
          </table:table-cell>
          <table:table-cell office:value-type="float" office:value="1.417795" calcext:value-type="float">
            <text:p>1.417795</text:p>
          </table:table-cell>
          <table:table-cell office:value-type="float" office:value="3.226603" calcext:value-type="float">
            <text:p>3.226603</text:p>
          </table:table-cell>
          <table:table-cell office:value-type="float" office:value="5.179926" calcext:value-type="float">
            <text:p>5.179926</text:p>
          </table:table-cell>
          <table:table-cell office:value-type="float" office:value="5.399791" calcext:value-type="float">
            <text:p>5.399791</text:p>
          </table:table-cell>
          <table:table-cell office:value-type="float" office:value="5.538586" calcext:value-type="float">
            <text:p>5.538586</text:p>
          </table:table-cell>
          <table:table-cell office:value-type="float" office:value="6.06713" calcext:value-type="float">
            <text:p>6.06713</text:p>
          </table:table-cell>
          <table:table-cell office:value-type="float" office:value="7.09478" calcext:value-type="float">
            <text:p>7.09478</text:p>
          </table:table-cell>
          <table:table-cell office:value-type="float" office:value="7.590305" calcext:value-type="float">
            <text:p>7.590305</text:p>
          </table:table-cell>
          <table:table-cell office:value-type="float" office:value="0" calcext:value-type="float">
            <text:p>0</text:p>
          </table:table-cell>
          <table:table-cell office:value-type="float" office:value="0.01368729" calcext:value-type="float">
            <text:p>0.013687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5102002" calcext:value-type="float">
            <text:p>5102002</text:p>
          </table:table-cell>
          <table:table-cell office:value-type="float" office:value="0.9004268" calcext:value-type="float">
            <text:p>0.9004268</text:p>
          </table:table-cell>
          <table:table-cell office:value-type="float" office:value="136.161" calcext:value-type="float">
            <text:p>136.161</text:p>
          </table:table-cell>
          <table:table-cell office:value-type="float" office:value="0" calcext:value-type="float">
            <text:p>0</text:p>
          </table:table-cell>
          <table:table-cell office:value-type="float" office:value="-5.232731" calcext:value-type="float">
            <text:p>-5.232731</text:p>
          </table:table-cell>
          <table:table-cell office:value-type="float" office:value="22.92621" calcext:value-type="float">
            <text:p>22.92621</text:p>
          </table:table-cell>
          <table:table-cell office:value-type="float" office:value="0.02564156" calcext:value-type="float">
            <text:p>0.02564156</text:p>
          </table:table-cell>
          <table:table-cell office:value-type="float" office:value="0.00001008666" calcext:value-type="float">
            <text:p>1.008666E-05</text:p>
          </table:table-cell>
          <table:table-cell office:value-type="float" office:value="0.02209847" calcext:value-type="float">
            <text:p>0.02209847</text:p>
          </table:table-cell>
          <table:table-cell office:value-type="float" office:value="-0.003188994" calcext:value-type="float">
            <text:p>-0.003188994</text:p>
          </table:table-cell>
          <table:table-cell office:value-type="float" office:value="1177.589" calcext:value-type="float">
            <text:p>1177.589</text:p>
          </table:table-cell>
          <table:table-cell office:value-type="float" office:value="1.206293" calcext:value-type="float">
            <text:p>1.206293</text:p>
          </table:table-cell>
          <table:table-cell office:value-type="float" office:value="0" calcext:value-type="float">
            <text:p>0</text:p>
          </table:table-cell>
          <table:table-cell office:value-type="float" office:value="0.01446506" calcext:value-type="float">
            <text:p>0.01446506</text:p>
          </table:table-cell>
          <table:table-cell office:value-type="float" office:value="0.01206732" calcext:value-type="float">
            <text:p>0.01206732</text:p>
          </table:table-cell>
          <table:table-cell office:value-type="float" office:value="0.006219771" calcext:value-type="float">
            <text:p>0.006219771</text:p>
          </table:table-cell>
          <table:table-cell office:value-type="float" office:value="0.004595321" calcext:value-type="float">
            <text:p>0.004595321</text:p>
          </table:table-cell>
          <table:table-cell office:value-type="float" office:value="0.004025477" calcext:value-type="float">
            <text:p>0.004025477</text:p>
          </table:table-cell>
          <table:table-cell office:value-type="float" office:value="0.003640824" calcext:value-type="float">
            <text:p>0.003640824</text:p>
          </table:table-cell>
          <table:table-cell office:value-type="float" office:value="0.005757686" calcext:value-type="float">
            <text:p>0.005757686</text:p>
          </table:table-cell>
          <table:table-cell office:value-type="float" office:value="0.01410839" calcext:value-type="float">
            <text:p>0.01410839</text:p>
          </table:table-cell>
          <table:table-cell office:value-type="float" office:value="0.03634911" calcext:value-type="float">
            <text:p>0.03634911</text:p>
          </table:table-cell>
          <table:table-cell office:value-type="float" office:value="0.04967737" calcext:value-type="float">
            <text:p>0.04967737</text:p>
          </table:table-cell>
          <table:table-cell office:value-type="float" office:value="0.04483449" calcext:value-type="float">
            <text:p>0.04483449</text:p>
          </table:table-cell>
          <table:table-cell office:value-type="float" office:value="0.09701517" calcext:value-type="float">
            <text:p>0.09701517</text:p>
          </table:table-cell>
          <table:table-cell office:value-type="float" office:value="0.1348547" calcext:value-type="float">
            <text:p>0.1348547</text:p>
          </table:table-cell>
          <table:table-cell office:value-type="float" office:value="0.1400646" calcext:value-type="float">
            <text:p>0.1400646</text:p>
          </table:table-cell>
          <table:table-cell office:value-type="float" office:value="0" calcext:value-type="float">
            <text:p>0</text:p>
          </table:table-cell>
          <table:table-cell office:value-type="float" office:value="24.18286" calcext:value-type="float">
            <text:p>24.18286</text:p>
          </table:table-cell>
          <table:table-cell office:value-type="float" office:value="16.77653" calcext:value-type="float">
            <text:p>16.77653</text:p>
          </table:table-cell>
          <table:table-cell office:value-type="float" office:value="8.372101" calcext:value-type="float">
            <text:p>8.372101</text:p>
          </table:table-cell>
          <table:table-cell office:value-type="float" office:value="4.751656" calcext:value-type="float">
            <text:p>4.751656</text:p>
          </table:table-cell>
          <table:table-cell office:value-type="float" office:value="3.537391" calcext:value-type="float">
            <text:p>3.537391</text:p>
          </table:table-cell>
          <table:table-cell office:value-type="float" office:value="1.670927" calcext:value-type="float">
            <text:p>1.670927</text:p>
          </table:table-cell>
          <table:table-cell office:value-type="float" office:value="1.415847" calcext:value-type="float">
            <text:p>1.415847</text:p>
          </table:table-cell>
          <table:table-cell office:value-type="float" office:value="3.221909" calcext:value-type="float">
            <text:p>3.221909</text:p>
          </table:table-cell>
          <table:table-cell office:value-type="float" office:value="5.173076" calcext:value-type="float">
            <text:p>5.173076</text:p>
          </table:table-cell>
          <table:table-cell office:value-type="float" office:value="5.393703" calcext:value-type="float">
            <text:p>5.393703</text:p>
          </table:table-cell>
          <table:table-cell office:value-type="float" office:value="5.530076" calcext:value-type="float">
            <text:p>5.530076</text:p>
          </table:table-cell>
          <table:table-cell office:value-type="float" office:value="6.068852" calcext:value-type="float">
            <text:p>6.068852</text:p>
          </table:table-cell>
          <table:table-cell office:value-type="float" office:value="7.102098" calcext:value-type="float">
            <text:p>7.102098</text:p>
          </table:table-cell>
          <table:table-cell office:value-type="float" office:value="7.597914" calcext:value-type="float">
            <text:p>7.597914</text:p>
          </table:table-cell>
          <table:table-cell office:value-type="float" office:value="0" calcext:value-type="float">
            <text:p>0</text:p>
          </table:table-cell>
          <table:table-cell office:value-type="float" office:value="0.0132564" calcext:value-type="float">
            <text:p>0.01325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6102002" calcext:value-type="float">
            <text:p>6102002</text:p>
          </table:table-cell>
          <table:table-cell office:value-type="float" office:value="0.9003482" calcext:value-type="float">
            <text:p>0.9003482</text:p>
          </table:table-cell>
          <table:table-cell office:value-type="float" office:value="136.1588" calcext:value-type="float">
            <text:p>136.1588</text:p>
          </table:table-cell>
          <table:table-cell office:value-type="float" office:value="0" calcext:value-type="float">
            <text:p>0</text:p>
          </table:table-cell>
          <table:table-cell office:value-type="float" office:value="-5.28013" calcext:value-type="float">
            <text:p>-5.28013</text:p>
          </table:table-cell>
          <table:table-cell office:value-type="float" office:value="22.9169" calcext:value-type="float">
            <text:p>22.9169</text:p>
          </table:table-cell>
          <table:table-cell office:value-type="float" office:value="0.02564156" calcext:value-type="float">
            <text:p>0.02564156</text:p>
          </table:table-cell>
          <table:table-cell office:value-type="float" office:value="0.00001008666" calcext:value-type="float">
            <text:p>1.008666E-05</text:p>
          </table:table-cell>
          <table:table-cell office:value-type="float" office:value="0.02209847" calcext:value-type="float">
            <text:p>0.02209847</text:p>
          </table:table-cell>
          <table:table-cell office:value-type="float" office:value="-0.003188994" calcext:value-type="float">
            <text:p>-0.003188994</text:p>
          </table:table-cell>
          <table:table-cell office:value-type="float" office:value="1177.552" calcext:value-type="float">
            <text:p>1177.552</text:p>
          </table:table-cell>
          <table:table-cell office:value-type="float" office:value="1.210186" calcext:value-type="float">
            <text:p>1.210186</text:p>
          </table:table-cell>
          <table:table-cell office:value-type="float" office:value="0" calcext:value-type="float">
            <text:p>0</text:p>
          </table:table-cell>
          <table:table-cell office:value-type="float" office:value="0.02103937" calcext:value-type="float">
            <text:p>0.02103937</text:p>
          </table:table-cell>
          <table:table-cell office:value-type="float" office:value="0.01291518" calcext:value-type="float">
            <text:p>0.01291518</text:p>
          </table:table-cell>
          <table:table-cell office:value-type="float" office:value="0.005968422" calcext:value-type="float">
            <text:p>0.005968422</text:p>
          </table:table-cell>
          <table:table-cell office:value-type="float" office:value="0.004491372" calcext:value-type="float">
            <text:p>0.004491372</text:p>
          </table:table-cell>
          <table:table-cell office:value-type="float" office:value="0.003976664" calcext:value-type="float">
            <text:p>0.003976664</text:p>
          </table:table-cell>
          <table:table-cell office:value-type="float" office:value="0.003618868" calcext:value-type="float">
            <text:p>0.003618868</text:p>
          </table:table-cell>
          <table:table-cell office:value-type="float" office:value="0.005761746" calcext:value-type="float">
            <text:p>0.005761746</text:p>
          </table:table-cell>
          <table:table-cell office:value-type="float" office:value="0.01421187" calcext:value-type="float">
            <text:p>0.01421187</text:p>
          </table:table-cell>
          <table:table-cell office:value-type="float" office:value="0.0368389" calcext:value-type="float">
            <text:p>0.0368389</text:p>
          </table:table-cell>
          <table:table-cell office:value-type="float" office:value="0.05024521" calcext:value-type="float">
            <text:p>0.05024521</text:p>
          </table:table-cell>
          <table:table-cell office:value-type="float" office:value="0.04532332" calcext:value-type="float">
            <text:p>0.04532332</text:p>
          </table:table-cell>
          <table:table-cell office:value-type="float" office:value="0.0974904" calcext:value-type="float">
            <text:p>0.0974904</text:p>
          </table:table-cell>
          <table:table-cell office:value-type="float" office:value="0.1349324" calcext:value-type="float">
            <text:p>0.1349324</text:p>
          </table:table-cell>
          <table:table-cell office:value-type="float" office:value="0.1401495" calcext:value-type="float">
            <text:p>0.1401495</text:p>
          </table:table-cell>
          <table:table-cell office:value-type="float" office:value="0" calcext:value-type="float">
            <text:p>0</text:p>
          </table:table-cell>
          <table:table-cell office:value-type="float" office:value="24.09583" calcext:value-type="float">
            <text:p>24.09583</text:p>
          </table:table-cell>
          <table:table-cell office:value-type="float" office:value="16.70792" calcext:value-type="float">
            <text:p>16.70792</text:p>
          </table:table-cell>
          <table:table-cell office:value-type="float" office:value="8.338961" calcext:value-type="float">
            <text:p>8.338961</text:p>
          </table:table-cell>
          <table:table-cell office:value-type="float" office:value="4.733115" calcext:value-type="float">
            <text:p>4.733115</text:p>
          </table:table-cell>
          <table:table-cell office:value-type="float" office:value="3.523703" calcext:value-type="float">
            <text:p>3.523703</text:p>
          </table:table-cell>
          <table:table-cell office:value-type="float" office:value="1.668913" calcext:value-type="float">
            <text:p>1.668913</text:p>
          </table:table-cell>
          <table:table-cell office:value-type="float" office:value="1.413932" calcext:value-type="float">
            <text:p>1.413932</text:p>
          </table:table-cell>
          <table:table-cell office:value-type="float" office:value="3.217239" calcext:value-type="float">
            <text:p>3.217239</text:p>
          </table:table-cell>
          <table:table-cell office:value-type="float" office:value="5.166329" calcext:value-type="float">
            <text:p>5.166329</text:p>
          </table:table-cell>
          <table:table-cell office:value-type="float" office:value="5.387743" calcext:value-type="float">
            <text:p>5.387743</text:p>
          </table:table-cell>
          <table:table-cell office:value-type="float" office:value="5.521698" calcext:value-type="float">
            <text:p>5.521698</text:p>
          </table:table-cell>
          <table:table-cell office:value-type="float" office:value="6.070685" calcext:value-type="float">
            <text:p>6.070685</text:p>
          </table:table-cell>
          <table:table-cell office:value-type="float" office:value="7.109385" calcext:value-type="float">
            <text:p>7.109385</text:p>
          </table:table-cell>
          <table:table-cell office:value-type="float" office:value="7.605514" calcext:value-type="float">
            <text:p>7.605514</text:p>
          </table:table-cell>
          <table:table-cell office:value-type="float" office:value="0" calcext:value-type="float">
            <text:p>0</text:p>
          </table:table-cell>
          <table:table-cell office:value-type="float" office:value="0.01397564" calcext:value-type="float">
            <text:p>0.013975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7102002" calcext:value-type="float">
            <text:p>7102002</text:p>
          </table:table-cell>
          <table:table-cell office:value-type="float" office:value="0.9004525" calcext:value-type="float">
            <text:p>0.9004525</text:p>
          </table:table-cell>
          <table:table-cell office:value-type="float" office:value="136.157" calcext:value-type="float">
            <text:p>136.157</text:p>
          </table:table-cell>
          <table:table-cell office:value-type="float" office:value="0" calcext:value-type="float">
            <text:p>0</text:p>
          </table:table-cell>
          <table:table-cell office:value-type="float" office:value="-5.326649" calcext:value-type="float">
            <text:p>-5.326649</text:p>
          </table:table-cell>
          <table:table-cell office:value-type="float" office:value="22.908" calcext:value-type="float">
            <text:p>22.908</text:p>
          </table:table-cell>
          <table:table-cell office:value-type="float" office:value="0.02564156" calcext:value-type="float">
            <text:p>0.02564156</text:p>
          </table:table-cell>
          <table:table-cell office:value-type="float" office:value="0.00001008666" calcext:value-type="float">
            <text:p>1.008666E-05</text:p>
          </table:table-cell>
          <table:table-cell office:value-type="float" office:value="0.02209847" calcext:value-type="float">
            <text:p>0.02209847</text:p>
          </table:table-cell>
          <table:table-cell office:value-type="float" office:value="-0.003188994" calcext:value-type="float">
            <text:p>-0.003188994</text:p>
          </table:table-cell>
          <table:table-cell office:value-type="float" office:value="1177.516" calcext:value-type="float">
            <text:p>1177.516</text:p>
          </table:table-cell>
          <table:table-cell office:value-type="float" office:value="1.213246" calcext:value-type="float">
            <text:p>1.213246</text:p>
          </table:table-cell>
          <table:table-cell office:value-type="float" office:value="0" calcext:value-type="float">
            <text:p>0</text:p>
          </table:table-cell>
          <table:table-cell office:value-type="float" office:value="0.01685062" calcext:value-type="float">
            <text:p>0.01685062</text:p>
          </table:table-cell>
          <table:table-cell office:value-type="float" office:value="0.01226879" calcext:value-type="float">
            <text:p>0.01226879</text:p>
          </table:table-cell>
          <table:table-cell office:value-type="float" office:value="0.006057085" calcext:value-type="float">
            <text:p>0.006057085</text:p>
          </table:table-cell>
          <table:table-cell office:value-type="float" office:value="0.004490152" calcext:value-type="float">
            <text:p>0.004490152</text:p>
          </table:table-cell>
          <table:table-cell office:value-type="float" office:value="0.003943584" calcext:value-type="float">
            <text:p>0.003943584</text:p>
          </table:table-cell>
          <table:table-cell office:value-type="float" office:value="0.003538777" calcext:value-type="float">
            <text:p>0.003538777</text:p>
          </table:table-cell>
          <table:table-cell office:value-type="float" office:value="0.005731376" calcext:value-type="float">
            <text:p>0.005731376</text:p>
          </table:table-cell>
          <table:table-cell office:value-type="float" office:value="0.01448091" calcext:value-type="float">
            <text:p>0.01448091</text:p>
          </table:table-cell>
          <table:table-cell office:value-type="float" office:value="0.03733063" calcext:value-type="float">
            <text:p>0.03733063</text:p>
          </table:table-cell>
          <table:table-cell office:value-type="float" office:value="0.05082041" calcext:value-type="float">
            <text:p>0.05082041</text:p>
          </table:table-cell>
          <table:table-cell office:value-type="float" office:value="0.04582957" calcext:value-type="float">
            <text:p>0.04582957</text:p>
          </table:table-cell>
          <table:table-cell office:value-type="float" office:value="0.09796277" calcext:value-type="float">
            <text:p>0.09796277</text:p>
          </table:table-cell>
          <table:table-cell office:value-type="float" office:value="0.1350108" calcext:value-type="float">
            <text:p>0.1350108</text:p>
          </table:table-cell>
          <table:table-cell office:value-type="float" office:value="0.1402325" calcext:value-type="float">
            <text:p>0.1402325</text:p>
          </table:table-cell>
          <table:table-cell office:value-type="float" office:value="0" calcext:value-type="float">
            <text:p>0</text:p>
          </table:table-cell>
          <table:table-cell office:value-type="float" office:value="24.01225" calcext:value-type="float">
            <text:p>24.01225</text:p>
          </table:table-cell>
          <table:table-cell office:value-type="float" office:value="16.64071" calcext:value-type="float">
            <text:p>16.64071</text:p>
          </table:table-cell>
          <table:table-cell office:value-type="float" office:value="8.306486" calcext:value-type="float">
            <text:p>8.306486</text:p>
          </table:table-cell>
          <table:table-cell office:value-type="float" office:value="4.714952" calcext:value-type="float">
            <text:p>4.714952</text:p>
          </table:table-cell>
          <table:table-cell office:value-type="float" office:value="3.510326" calcext:value-type="float">
            <text:p>3.510326</text:p>
          </table:table-cell>
          <table:table-cell office:value-type="float" office:value="1.66685" calcext:value-type="float">
            <text:p>1.66685</text:p>
          </table:table-cell>
          <table:table-cell office:value-type="float" office:value="1.412044" calcext:value-type="float">
            <text:p>1.412044</text:p>
          </table:table-cell>
          <table:table-cell office:value-type="float" office:value="3.212602" calcext:value-type="float">
            <text:p>3.212602</text:p>
          </table:table-cell>
          <table:table-cell office:value-type="float" office:value="5.159678" calcext:value-type="float">
            <text:p>5.159678</text:p>
          </table:table-cell>
          <table:table-cell office:value-type="float" office:value="5.38191" calcext:value-type="float">
            <text:p>5.38191</text:p>
          </table:table-cell>
          <table:table-cell office:value-type="float" office:value="5.513455" calcext:value-type="float">
            <text:p>5.513455</text:p>
          </table:table-cell>
          <table:table-cell office:value-type="float" office:value="6.072618" calcext:value-type="float">
            <text:p>6.072618</text:p>
          </table:table-cell>
          <table:table-cell office:value-type="float" office:value="7.116673" calcext:value-type="float">
            <text:p>7.116673</text:p>
          </table:table-cell>
          <table:table-cell office:value-type="float" office:value="7.613122" calcext:value-type="float">
            <text:p>7.613122</text:p>
          </table:table-cell>
          <table:table-cell office:value-type="float" office:value="0" calcext:value-type="float">
            <text:p>0</text:p>
          </table:table-cell>
          <table:table-cell office:value-type="float" office:value="0.01341221" calcext:value-type="float">
            <text:p>0.013412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8102002" calcext:value-type="float">
            <text:p>8102002</text:p>
          </table:table-cell>
          <table:table-cell office:value-type="float" office:value="0.8999342" calcext:value-type="float">
            <text:p>0.8999342</text:p>
          </table:table-cell>
          <table:table-cell office:value-type="float" office:value="136.1556" calcext:value-type="float">
            <text:p>136.1556</text:p>
          </table:table-cell>
          <table:table-cell office:value-type="float" office:value="0" calcext:value-type="float">
            <text:p>0</text:p>
          </table:table-cell>
          <table:table-cell office:value-type="float" office:value="-5.373012" calcext:value-type="float">
            <text:p>-5.373012</text:p>
          </table:table-cell>
          <table:table-cell office:value-type="float" office:value="22.89949" calcext:value-type="float">
            <text:p>22.89949</text:p>
          </table:table-cell>
          <table:table-cell office:value-type="float" office:value="0.02564156" calcext:value-type="float">
            <text:p>0.02564156</text:p>
          </table:table-cell>
          <table:table-cell office:value-type="float" office:value="0.00001008666" calcext:value-type="float">
            <text:p>1.008666E-05</text:p>
          </table:table-cell>
          <table:table-cell office:value-type="float" office:value="0.02209847" calcext:value-type="float">
            <text:p>0.02209847</text:p>
          </table:table-cell>
          <table:table-cell office:value-type="float" office:value="-0.003188994" calcext:value-type="float">
            <text:p>-0.003188994</text:p>
          </table:table-cell>
          <table:table-cell office:value-type="float" office:value="1177.479" calcext:value-type="float">
            <text:p>1177.479</text:p>
          </table:table-cell>
          <table:table-cell office:value-type="float" office:value="1.217445" calcext:value-type="float">
            <text:p>1.217445</text:p>
          </table:table-cell>
          <table:table-cell office:value-type="float" office:value="0" calcext:value-type="float">
            <text:p>0</text:p>
          </table:table-cell>
          <table:table-cell office:value-type="float" office:value="0.01615363" calcext:value-type="float">
            <text:p>0.01615363</text:p>
          </table:table-cell>
          <table:table-cell office:value-type="float" office:value="0.01227745" calcext:value-type="float">
            <text:p>0.01227745</text:p>
          </table:table-cell>
          <table:table-cell office:value-type="float" office:value="0.006221273" calcext:value-type="float">
            <text:p>0.006221273</text:p>
          </table:table-cell>
          <table:table-cell office:value-type="float" office:value="0.004609745" calcext:value-type="float">
            <text:p>0.004609745</text:p>
          </table:table-cell>
          <table:table-cell office:value-type="float" office:value="0.004043007" calcext:value-type="float">
            <text:p>0.004043007</text:p>
          </table:table-cell>
          <table:table-cell office:value-type="float" office:value="0.003585845" calcext:value-type="float">
            <text:p>0.003585845</text:p>
          </table:table-cell>
          <table:table-cell office:value-type="float" office:value="0.005746474" calcext:value-type="float">
            <text:p>0.005746474</text:p>
          </table:table-cell>
          <table:table-cell office:value-type="float" office:value="0.01462816" calcext:value-type="float">
            <text:p>0.01462816</text:p>
          </table:table-cell>
          <table:table-cell office:value-type="float" office:value="0.03790788" calcext:value-type="float">
            <text:p>0.03790788</text:p>
          </table:table-cell>
          <table:table-cell office:value-type="float" office:value="0.0514214" calcext:value-type="float">
            <text:p>0.0514214</text:p>
          </table:table-cell>
          <table:table-cell office:value-type="float" office:value="0.0463513" calcext:value-type="float">
            <text:p>0.0463513</text:p>
          </table:table-cell>
          <table:table-cell office:value-type="float" office:value="0.09843446" calcext:value-type="float">
            <text:p>0.09843446</text:p>
          </table:table-cell>
          <table:table-cell office:value-type="float" office:value="0.1350895" calcext:value-type="float">
            <text:p>0.1350895</text:p>
          </table:table-cell>
          <table:table-cell office:value-type="float" office:value="0.1403149" calcext:value-type="float">
            <text:p>0.1403149</text:p>
          </table:table-cell>
          <table:table-cell office:value-type="float" office:value="0" calcext:value-type="float">
            <text:p>0</text:p>
          </table:table-cell>
          <table:table-cell office:value-type="float" office:value="23.92923" calcext:value-type="float">
            <text:p>23.92923</text:p>
          </table:table-cell>
          <table:table-cell office:value-type="float" office:value="16.57501" calcext:value-type="float">
            <text:p>16.57501</text:p>
          </table:table-cell>
          <table:table-cell office:value-type="float" office:value="8.274806" calcext:value-type="float">
            <text:p>8.274806</text:p>
          </table:table-cell>
          <table:table-cell office:value-type="float" office:value="4.697295" calcext:value-type="float">
            <text:p>4.697295</text:p>
          </table:table-cell>
          <table:table-cell office:value-type="float" office:value="3.497351" calcext:value-type="float">
            <text:p>3.497351</text:p>
          </table:table-cell>
          <table:table-cell office:value-type="float" office:value="1.664762" calcext:value-type="float">
            <text:p>1.664762</text:p>
          </table:table-cell>
          <table:table-cell office:value-type="float" office:value="1.410183" calcext:value-type="float">
            <text:p>1.410183</text:p>
          </table:table-cell>
          <table:table-cell office:value-type="float" office:value="3.208004" calcext:value-type="float">
            <text:p>3.208004</text:p>
          </table:table-cell>
          <table:table-cell office:value-type="float" office:value="5.153137" calcext:value-type="float">
            <text:p>5.153137</text:p>
          </table:table-cell>
          <table:table-cell office:value-type="float" office:value="5.376211" calcext:value-type="float">
            <text:p>5.376211</text:p>
          </table:table-cell>
          <table:table-cell office:value-type="float" office:value="5.505358" calcext:value-type="float">
            <text:p>5.505358</text:p>
          </table:table-cell>
          <table:table-cell office:value-type="float" office:value="6.074661" calcext:value-type="float">
            <text:p>6.074661</text:p>
          </table:table-cell>
          <table:table-cell office:value-type="float" office:value="7.123961" calcext:value-type="float">
            <text:p>7.123961</text:p>
          </table:table-cell>
          <table:table-cell office:value-type="float" office:value="7.620723" calcext:value-type="float">
            <text:p>7.620723</text:p>
          </table:table-cell>
          <table:table-cell office:value-type="float" office:value="0" calcext:value-type="float">
            <text:p>0</text:p>
          </table:table-cell>
          <table:table-cell office:value-type="float" office:value="0.03093534" calcext:value-type="float">
            <text:p>0.030935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9102002" calcext:value-type="float">
            <text:p>9102002</text:p>
          </table:table-cell>
          <table:table-cell office:value-type="float" office:value="0.8992447" calcext:value-type="float">
            <text:p>0.8992447</text:p>
          </table:table-cell>
          <table:table-cell office:value-type="float" office:value="136.1541" calcext:value-type="float">
            <text:p>136.1541</text:p>
          </table:table-cell>
          <table:table-cell office:value-type="float" office:value="0" calcext:value-type="float">
            <text:p>0</text:p>
          </table:table-cell>
          <table:table-cell office:value-type="float" office:value="-5.419141" calcext:value-type="float">
            <text:p>-5.419141</text:p>
          </table:table-cell>
          <table:table-cell office:value-type="float" office:value="22.8914" calcext:value-type="float">
            <text:p>22.8914</text:p>
          </table:table-cell>
          <table:table-cell office:value-type="float" office:value="0.02564156" calcext:value-type="float">
            <text:p>0.02564156</text:p>
          </table:table-cell>
          <table:table-cell office:value-type="float" office:value="0.00001008666" calcext:value-type="float">
            <text:p>1.008666E-05</text:p>
          </table:table-cell>
          <table:table-cell office:value-type="float" office:value="0.02209847" calcext:value-type="float">
            <text:p>0.02209847</text:p>
          </table:table-cell>
          <table:table-cell office:value-type="float" office:value="-0.003283434" calcext:value-type="float">
            <text:p>-0.003283434</text:p>
          </table:table-cell>
          <table:table-cell office:value-type="float" office:value="1177.443" calcext:value-type="float">
            <text:p>1177.443</text:p>
          </table:table-cell>
          <table:table-cell office:value-type="float" office:value="1.221139" calcext:value-type="float">
            <text:p>1.221139</text:p>
          </table:table-cell>
          <table:table-cell office:value-type="float" office:value="0" calcext:value-type="float">
            <text:p>0</text:p>
          </table:table-cell>
          <table:table-cell office:value-type="float" office:value="0.01836212" calcext:value-type="float">
            <text:p>0.01836212</text:p>
          </table:table-cell>
          <table:table-cell office:value-type="float" office:value="0.0124569" calcext:value-type="float">
            <text:p>0.0124569</text:p>
          </table:table-cell>
          <table:table-cell office:value-type="float" office:value="0.006264099" calcext:value-type="float">
            <text:p>0.006264099</text:p>
          </table:table-cell>
          <table:table-cell office:value-type="float" office:value="0.004645403" calcext:value-type="float">
            <text:p>0.004645403</text:p>
          </table:table-cell>
          <table:table-cell office:value-type="float" office:value="0.004079799" calcext:value-type="float">
            <text:p>0.004079799</text:p>
          </table:table-cell>
          <table:table-cell office:value-type="float" office:value="0.003596506" calcext:value-type="float">
            <text:p>0.003596506</text:p>
          </table:table-cell>
          <table:table-cell office:value-type="float" office:value="0.005756609" calcext:value-type="float">
            <text:p>0.005756609</text:p>
          </table:table-cell>
          <table:table-cell office:value-type="float" office:value="0.01468566" calcext:value-type="float">
            <text:p>0.01468566</text:p>
          </table:table-cell>
          <table:table-cell office:value-type="float" office:value="0.03837228" calcext:value-type="float">
            <text:p>0.03837228</text:p>
          </table:table-cell>
          <table:table-cell office:value-type="float" office:value="0.05202866" calcext:value-type="float">
            <text:p>0.05202866</text:p>
          </table:table-cell>
          <table:table-cell office:value-type="float" office:value="0.04688998" calcext:value-type="float">
            <text:p>0.04688998</text:p>
          </table:table-cell>
          <table:table-cell office:value-type="float" office:value="0.09894642" calcext:value-type="float">
            <text:p>0.09894642</text:p>
          </table:table-cell>
          <table:table-cell office:value-type="float" office:value="0.1352701" calcext:value-type="float">
            <text:p>0.1352701</text:p>
          </table:table-cell>
          <table:table-cell office:value-type="float" office:value="0.1403566" calcext:value-type="float">
            <text:p>0.1403566</text:p>
          </table:table-cell>
          <table:table-cell office:value-type="float" office:value="0" calcext:value-type="float">
            <text:p>0</text:p>
          </table:table-cell>
          <table:table-cell office:value-type="float" office:value="23.84845" calcext:value-type="float">
            <text:p>23.84845</text:p>
          </table:table-cell>
          <table:table-cell office:value-type="float" office:value="16.5107" calcext:value-type="float">
            <text:p>16.5107</text:p>
          </table:table-cell>
          <table:table-cell office:value-type="float" office:value="8.243862" calcext:value-type="float">
            <text:p>8.243862</text:p>
          </table:table-cell>
          <table:table-cell office:value-type="float" office:value="4.680112" calcext:value-type="float">
            <text:p>4.680112</text:p>
          </table:table-cell>
          <table:table-cell office:value-type="float" office:value="3.484765" calcext:value-type="float">
            <text:p>3.484765</text:p>
          </table:table-cell>
          <table:table-cell office:value-type="float" office:value="1.662654" calcext:value-type="float">
            <text:p>1.662654</text:p>
          </table:table-cell>
          <table:table-cell office:value-type="float" office:value="1.408354" calcext:value-type="float">
            <text:p>1.408354</text:p>
          </table:table-cell>
          <table:table-cell office:value-type="float" office:value="3.203415" calcext:value-type="float">
            <text:p>3.203415</text:p>
          </table:table-cell>
          <table:table-cell office:value-type="float" office:value="5.146697" calcext:value-type="float">
            <text:p>5.146697</text:p>
          </table:table-cell>
          <table:table-cell office:value-type="float" office:value="5.370651" calcext:value-type="float">
            <text:p>5.370651</text:p>
          </table:table-cell>
          <table:table-cell office:value-type="float" office:value="5.497405" calcext:value-type="float">
            <text:p>5.497405</text:p>
          </table:table-cell>
          <table:table-cell office:value-type="float" office:value="6.076806" calcext:value-type="float">
            <text:p>6.076806</text:p>
          </table:table-cell>
          <table:table-cell office:value-type="float" office:value="7.131418" calcext:value-type="float">
            <text:p>7.131418</text:p>
          </table:table-cell>
          <table:table-cell office:value-type="float" office:value="7.62817" calcext:value-type="float">
            <text:p>7.62817</text:p>
          </table:table-cell>
          <table:table-cell office:value-type="float" office:value="0" calcext:value-type="float">
            <text:p>0</text:p>
          </table:table-cell>
          <table:table-cell office:value-type="float" office:value="0.1352503" calcext:value-type="float">
            <text:p>0.13525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0102002" calcext:value-type="float">
            <text:p>10102002</text:p>
          </table:table-cell>
          <table:table-cell office:value-type="float" office:value="4.609399" calcext:value-type="float">
            <text:p>4.609399</text:p>
          </table:table-cell>
          <table:table-cell office:value-type="float" office:value="136.1525" calcext:value-type="float">
            <text:p>136.1525</text:p>
          </table:table-cell>
          <table:table-cell office:value-type="float" office:value="0" calcext:value-type="float">
            <text:p>0</text:p>
          </table:table-cell>
          <table:table-cell office:value-type="float" office:value="-1.724759" calcext:value-type="float">
            <text:p>-1.724759</text:p>
          </table:table-cell>
          <table:table-cell office:value-type="float" office:value="22.88931" calcext:value-type="float">
            <text:p>22.88931</text:p>
          </table:table-cell>
          <table:table-cell office:value-type="float" office:value="0.02564156" calcext:value-type="float">
            <text:p>0.02564156</text:p>
          </table:table-cell>
          <table:table-cell office:value-type="float" office:value="0.00001008666" calcext:value-type="float">
            <text:p>1.008666E-05</text:p>
          </table:table-cell>
          <table:table-cell office:value-type="float" office:value="0.02209847" calcext:value-type="float">
            <text:p>0.02209847</text:p>
          </table:table-cell>
          <table:table-cell office:value-type="float" office:value="-0.003403522" calcext:value-type="float">
            <text:p>-0.003403522</text:p>
          </table:table-cell>
          <table:table-cell office:value-type="float" office:value="1177.41" calcext:value-type="float">
            <text:p>1177.41</text:p>
          </table:table-cell>
          <table:table-cell office:value-type="float" office:value="1.223429" calcext:value-type="float">
            <text:p>1.223429</text:p>
          </table:table-cell>
          <table:table-cell office:value-type="float" office:value="0" calcext:value-type="float">
            <text:p>0</text:p>
          </table:table-cell>
          <table:table-cell office:value-type="float" office:value="0.1338653" calcext:value-type="float">
            <text:p>0.1338653</text:p>
          </table:table-cell>
          <table:table-cell office:value-type="float" office:value="0.111359" calcext:value-type="float">
            <text:p>0.111359</text:p>
          </table:table-cell>
          <table:table-cell office:value-type="float" office:value="0.05632758" calcext:value-type="float">
            <text:p>0.05632758</text:p>
          </table:table-cell>
          <table:table-cell office:value-type="float" office:value="0.03570486" calcext:value-type="float">
            <text:p>0.03570486</text:p>
          </table:table-cell>
          <table:table-cell office:value-type="float" office:value="0.03127963" calcext:value-type="float">
            <text:p>0.03127963</text:p>
          </table:table-cell>
          <table:table-cell office:value-type="float" office:value="0.01745125" calcext:value-type="float">
            <text:p>0.01745125</text:p>
          </table:table-cell>
          <table:table-cell office:value-type="float" office:value="0.01909414" calcext:value-type="float">
            <text:p>0.01909414</text:p>
          </table:table-cell>
          <table:table-cell office:value-type="float" office:value="0.04092987" calcext:value-type="float">
            <text:p>0.04092987</text:p>
          </table:table-cell>
          <table:table-cell office:value-type="float" office:value="0.07561378" calcext:value-type="float">
            <text:p>0.07561378</text:p>
          </table:table-cell>
          <table:table-cell office:value-type="float" office:value="0.08297572" calcext:value-type="float">
            <text:p>0.08297572</text:p>
          </table:table-cell>
          <table:table-cell office:value-type="float" office:value="0.08036411" calcext:value-type="float">
            <text:p>0.08036411</text:p>
          </table:table-cell>
          <table:table-cell office:value-type="float" office:value="0.1107117" calcext:value-type="float">
            <text:p>0.1107117</text:p>
          </table:table-cell>
          <table:table-cell office:value-type="float" office:value="0.135277" calcext:value-type="float">
            <text:p>0.135277</text:p>
          </table:table-cell>
          <table:table-cell office:value-type="float" office:value="0.1404502" calcext:value-type="float">
            <text:p>0.1404502</text:p>
          </table:table-cell>
          <table:table-cell office:value-type="float" office:value="0" calcext:value-type="float">
            <text:p>0</text:p>
          </table:table-cell>
          <table:table-cell office:value-type="float" office:value="23.46311" calcext:value-type="float">
            <text:p>23.46311</text:p>
          </table:table-cell>
          <table:table-cell office:value-type="float" office:value="16.50094" calcext:value-type="float">
            <text:p>16.50094</text:p>
          </table:table-cell>
          <table:table-cell office:value-type="float" office:value="8.242047" calcext:value-type="float">
            <text:p>8.242047</text:p>
          </table:table-cell>
          <table:table-cell office:value-type="float" office:value="4.674647" calcext:value-type="float">
            <text:p>4.674647</text:p>
          </table:table-cell>
          <table:table-cell office:value-type="float" office:value="3.479859" calcext:value-type="float">
            <text:p>3.479859</text:p>
          </table:table-cell>
          <table:table-cell office:value-type="float" office:value="1.661665" calcext:value-type="float">
            <text:p>1.661665</text:p>
          </table:table-cell>
          <table:table-cell office:value-type="float" office:value="1.40742" calcext:value-type="float">
            <text:p>1.40742</text:p>
          </table:table-cell>
          <table:table-cell office:value-type="float" office:value="3.20022" calcext:value-type="float">
            <text:p>3.20022</text:p>
          </table:table-cell>
          <table:table-cell office:value-type="float" office:value="5.142313" calcext:value-type="float">
            <text:p>5.142313</text:p>
          </table:table-cell>
          <table:table-cell office:value-type="float" office:value="5.367223" calcext:value-type="float">
            <text:p>5.367223</text:p>
          </table:table-cell>
          <table:table-cell office:value-type="float" office:value="5.492065" calcext:value-type="float">
            <text:p>5.492065</text:p>
          </table:table-cell>
          <table:table-cell office:value-type="float" office:value="6.079988" calcext:value-type="float">
            <text:p>6.079988</text:p>
          </table:table-cell>
          <table:table-cell office:value-type="float" office:value="7.138842" calcext:value-type="float">
            <text:p>7.138842</text:p>
          </table:table-cell>
          <table:table-cell office:value-type="float" office:value="7.632947" calcext:value-type="float">
            <text:p>7.632947</text:p>
          </table:table-cell>
          <table:table-cell office:value-type="float" office:value="0" calcext:value-type="float">
            <text:p>0</text:p>
          </table:table-cell>
          <table:table-cell office:value-type="float" office:value="3.516556" calcext:value-type="float">
            <text:p>3.516556</text:p>
          </table:table-cell>
          <table:table-cell office:value-type="float" office:value="0" calcext:value-type="float">
            <text:p>0</text:p>
          </table:table-cell>
          <table:table-cell office:value-type="float" office:value="1.780408" calcext:value-type="float">
            <text:p>1.780408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1102002" calcext:value-type="float">
            <text:p>11102002</text:p>
          </table:table-cell>
          <table:table-cell office:value-type="float" office:value="4.592475" calcext:value-type="float">
            <text:p>4.592475</text:p>
          </table:table-cell>
          <table:table-cell office:value-type="float" office:value="136.1517" calcext:value-type="float">
            <text:p>136.1517</text:p>
          </table:table-cell>
          <table:table-cell office:value-type="float" office:value="0" calcext:value-type="float">
            <text:p>0</text:p>
          </table:table-cell>
          <table:table-cell office:value-type="float" office:value="-1.724759" calcext:value-type="float">
            <text:p>-1.724759</text:p>
          </table:table-cell>
          <table:table-cell office:value-type="float" office:value="22.90833" calcext:value-type="float">
            <text:p>22.90833</text:p>
          </table:table-cell>
          <table:table-cell office:value-type="float" office:value="0.02564156" calcext:value-type="float">
            <text:p>0.02564156</text:p>
          </table:table-cell>
          <table:table-cell office:value-type="float" office:value="0.00001008667" calcext:value-type="float">
            <text:p>1.008667E-05</text:p>
          </table:table-cell>
          <table:table-cell office:value-type="float" office:value="0.02209847" calcext:value-type="float">
            <text:p>0.02209847</text:p>
          </table:table-cell>
          <table:table-cell office:value-type="float" office:value="-0.003517818" calcext:value-type="float">
            <text:p>-0.003517818</text:p>
          </table:table-cell>
          <table:table-cell office:value-type="float" office:value="1177.387" calcext:value-type="float">
            <text:p>1177.387</text:p>
          </table:table-cell>
          <table:table-cell office:value-type="float" office:value="1.233009" calcext:value-type="float">
            <text:p>1.233009</text:p>
          </table:table-cell>
          <table:table-cell office:value-type="float" office:value="0" calcext:value-type="float">
            <text:p>0</text:p>
          </table:table-cell>
          <table:table-cell office:value-type="float" office:value="0.4798687" calcext:value-type="float">
            <text:p>0.4798687</text:p>
          </table:table-cell>
          <table:table-cell office:value-type="float" office:value="0.204328" calcext:value-type="float">
            <text:p>0.204328</text:p>
          </table:table-cell>
          <table:table-cell office:value-type="float" office:value="0.09375594" calcext:value-type="float">
            <text:p>0.09375594</text:p>
          </table:table-cell>
          <table:table-cell office:value-type="float" office:value="0.06043296" calcext:value-type="float">
            <text:p>0.06043296</text:p>
          </table:table-cell>
          <table:table-cell office:value-type="float" office:value="0.05438938" calcext:value-type="float">
            <text:p>0.05438938</text:p>
          </table:table-cell>
          <table:table-cell office:value-type="float" office:value="0.02666113" calcext:value-type="float">
            <text:p>0.02666113</text:p>
          </table:table-cell>
          <table:table-cell office:value-type="float" office:value="0.02817821" calcext:value-type="float">
            <text:p>0.02817821</text:p>
          </table:table-cell>
          <table:table-cell office:value-type="float" office:value="0.05941135" calcext:value-type="float">
            <text:p>0.05941135</text:p>
          </table:table-cell>
          <table:table-cell office:value-type="float" office:value="0.1044324" calcext:value-type="float">
            <text:p>0.1044324</text:p>
          </table:table-cell>
          <table:table-cell office:value-type="float" office:value="0.1069193" calcext:value-type="float">
            <text:p>0.1069193</text:p>
          </table:table-cell>
          <table:table-cell office:value-type="float" office:value="0.1061982" calcext:value-type="float">
            <text:p>0.1061982</text:p>
          </table:table-cell>
          <table:table-cell office:value-type="float" office:value="0.1198949" calcext:value-type="float">
            <text:p>0.1198949</text:p>
          </table:table-cell>
          <table:table-cell office:value-type="float" office:value="0.1353389" calcext:value-type="float">
            <text:p>0.1353389</text:p>
          </table:table-cell>
          <table:table-cell office:value-type="float" office:value="0.1405393" calcext:value-type="float">
            <text:p>0.1405393</text:p>
          </table:table-cell>
          <table:table-cell office:value-type="float" office:value="0" calcext:value-type="float">
            <text:p>0</text:p>
          </table:table-cell>
          <table:table-cell office:value-type="float" office:value="23.46852" calcext:value-type="float">
            <text:p>23.46852</text:p>
          </table:table-cell>
          <table:table-cell office:value-type="float" office:value="16.49594" calcext:value-type="float">
            <text:p>16.49594</text:p>
          </table:table-cell>
          <table:table-cell office:value-type="float" office:value="8.244355" calcext:value-type="float">
            <text:p>8.244355</text:p>
          </table:table-cell>
          <table:table-cell office:value-type="float" office:value="4.67877" calcext:value-type="float">
            <text:p>4.67877</text:p>
          </table:table-cell>
          <table:table-cell office:value-type="float" office:value="3.486444" calcext:value-type="float">
            <text:p>3.486444</text:p>
          </table:table-cell>
          <table:table-cell office:value-type="float" office:value="1.663248" calcext:value-type="float">
            <text:p>1.663248</text:p>
          </table:table-cell>
          <table:table-cell office:value-type="float" office:value="1.408993" calcext:value-type="float">
            <text:p>1.408993</text:p>
          </table:table-cell>
          <table:table-cell office:value-type="float" office:value="3.202617" calcext:value-type="float">
            <text:p>3.202617</text:p>
          </table:table-cell>
          <table:table-cell office:value-type="float" office:value="5.145464" calcext:value-type="float">
            <text:p>5.145464</text:p>
          </table:table-cell>
          <table:table-cell office:value-type="float" office:value="5.37115" calcext:value-type="float">
            <text:p>5.37115</text:p>
          </table:table-cell>
          <table:table-cell office:value-type="float" office:value="5.495747" calcext:value-type="float">
            <text:p>5.495747</text:p>
          </table:table-cell>
          <table:table-cell office:value-type="float" office:value="6.08633" calcext:value-type="float">
            <text:p>6.08633</text:p>
          </table:table-cell>
          <table:table-cell office:value-type="float" office:value="7.14619" calcext:value-type="float">
            <text:p>7.14619</text:p>
          </table:table-cell>
          <table:table-cell office:value-type="float" office:value="7.64048" calcext:value-type="float">
            <text:p>7.64048</text:p>
          </table:table-cell>
          <table:table-cell office:value-type="float" office:value="0" calcext:value-type="float">
            <text:p>0</text:p>
          </table:table-cell>
          <table:table-cell office:value-type="float" office:value="11.76227" calcext:value-type="float">
            <text:p>11.76227</text:p>
          </table:table-cell>
          <table:table-cell office:value-type="float" office:value="0" calcext:value-type="float">
            <text:p>0</text:p>
          </table:table-cell>
          <table:table-cell office:value-type="float" office:value="1.780408" calcext:value-type="float">
            <text:p>1.780408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2102002" calcext:value-type="float">
            <text:p>12102002</text:p>
          </table:table-cell>
          <table:table-cell office:value-type="float" office:value="4.5783" calcext:value-type="float">
            <text:p>4.5783</text:p>
          </table:table-cell>
          <table:table-cell office:value-type="float" office:value="136.15" calcext:value-type="float">
            <text:p>136.15</text:p>
          </table:table-cell>
          <table:table-cell office:value-type="float" office:value="0" calcext:value-type="float">
            <text:p>0</text:p>
          </table:table-cell>
          <table:table-cell office:value-type="float" office:value="-1.724759" calcext:value-type="float">
            <text:p>-1.724759</text:p>
          </table:table-cell>
          <table:table-cell office:value-type="float" office:value="22.93576" calcext:value-type="float">
            <text:p>22.93576</text:p>
          </table:table-cell>
          <table:table-cell office:value-type="float" office:value="0.02564156" calcext:value-type="float">
            <text:p>0.02564156</text:p>
          </table:table-cell>
          <table:table-cell office:value-type="float" office:value="0.00001008667" calcext:value-type="float">
            <text:p>1.008667E-05</text:p>
          </table:table-cell>
          <table:table-cell office:value-type="float" office:value="0.02209847" calcext:value-type="float">
            <text:p>0.02209847</text:p>
          </table:table-cell>
          <table:table-cell office:value-type="float" office:value="-0.003554664" calcext:value-type="float">
            <text:p>-0.003554664</text:p>
          </table:table-cell>
          <table:table-cell office:value-type="float" office:value="1177.37" calcext:value-type="float">
            <text:p>1177.37</text:p>
          </table:table-cell>
          <table:table-cell office:value-type="float" office:value="1.240884" calcext:value-type="float">
            <text:p>1.240884</text:p>
          </table:table-cell>
          <table:table-cell office:value-type="float" office:value="0" calcext:value-type="float">
            <text:p>0</text:p>
          </table:table-cell>
          <table:table-cell office:value-type="float" office:value="0.3507786" calcext:value-type="float">
            <text:p>0.3507786</text:p>
          </table:table-cell>
          <table:table-cell office:value-type="float" office:value="0.2066004" calcext:value-type="float">
            <text:p>0.2066004</text:p>
          </table:table-cell>
          <table:table-cell office:value-type="float" office:value="0.1015856" calcext:value-type="float">
            <text:p>0.1015856</text:p>
          </table:table-cell>
          <table:table-cell office:value-type="float" office:value="0.06745014" calcext:value-type="float">
            <text:p>0.06745014</text:p>
          </table:table-cell>
          <table:table-cell office:value-type="float" office:value="0.06255924" calcext:value-type="float">
            <text:p>0.06255924</text:p>
          </table:table-cell>
          <table:table-cell office:value-type="float" office:value="0.02907009" calcext:value-type="float">
            <text:p>0.02907009</text:p>
          </table:table-cell>
          <table:table-cell office:value-type="float" office:value="0.03060506" calcext:value-type="float">
            <text:p>0.03060506</text:p>
          </table:table-cell>
          <table:table-cell office:value-type="float" office:value="0.06439771" calcext:value-type="float">
            <text:p>0.06439771</text:p>
          </table:table-cell>
          <table:table-cell office:value-type="float" office:value="0.1135629" calcext:value-type="float">
            <text:p>0.1135629</text:p>
          </table:table-cell>
          <table:table-cell office:value-type="float" office:value="0.1145275" calcext:value-type="float">
            <text:p>0.1145275</text:p>
          </table:table-cell>
          <table:table-cell office:value-type="float" office:value="0.1143768" calcext:value-type="float">
            <text:p>0.1143768</text:p>
          </table:table-cell>
          <table:table-cell office:value-type="float" office:value="0.1228984" calcext:value-type="float">
            <text:p>0.1228984</text:p>
          </table:table-cell>
          <table:table-cell office:value-type="float" office:value="0.1354151" calcext:value-type="float">
            <text:p>0.1354151</text:p>
          </table:table-cell>
          <table:table-cell office:value-type="float" office:value="0.1406288" calcext:value-type="float">
            <text:p>0.1406288</text:p>
          </table:table-cell>
          <table:table-cell office:value-type="float" office:value="0" calcext:value-type="float">
            <text:p>0</text:p>
          </table:table-cell>
          <table:table-cell office:value-type="float" office:value="23.56446" calcext:value-type="float">
            <text:p>23.56446</text:p>
          </table:table-cell>
          <table:table-cell office:value-type="float" office:value="16.50846" calcext:value-type="float">
            <text:p>16.50846</text:p>
          </table:table-cell>
          <table:table-cell office:value-type="float" office:value="8.255895" calcext:value-type="float">
            <text:p>8.255895</text:p>
          </table:table-cell>
          <table:table-cell office:value-type="float" office:value="4.689307" calcext:value-type="float">
            <text:p>4.689307</text:p>
          </table:table-cell>
          <table:table-cell office:value-type="float" office:value="3.499258" calcext:value-type="float">
            <text:p>3.499258</text:p>
          </table:table-cell>
          <table:table-cell office:value-type="float" office:value="1.665864" calcext:value-type="float">
            <text:p>1.665864</text:p>
          </table:table-cell>
          <table:table-cell office:value-type="float" office:value="1.41143" calcext:value-type="float">
            <text:p>1.41143</text:p>
          </table:table-cell>
          <table:table-cell office:value-type="float" office:value="3.206889" calcext:value-type="float">
            <text:p>3.206889</text:p>
          </table:table-cell>
          <table:table-cell office:value-type="float" office:value="5.151387" calcext:value-type="float">
            <text:p>5.151387</text:p>
          </table:table-cell>
          <table:table-cell office:value-type="float" office:value="5.377804" calcext:value-type="float">
            <text:p>5.377804</text:p>
          </table:table-cell>
          <table:table-cell office:value-type="float" office:value="5.502752" calcext:value-type="float">
            <text:p>5.502752</text:p>
          </table:table-cell>
          <table:table-cell office:value-type="float" office:value="6.093857" calcext:value-type="float">
            <text:p>6.093857</text:p>
          </table:table-cell>
          <table:table-cell office:value-type="float" office:value="7.153478" calcext:value-type="float">
            <text:p>7.153478</text:p>
          </table:table-cell>
          <table:table-cell office:value-type="float" office:value="7.648072" calcext:value-type="float">
            <text:p>7.648072</text:p>
          </table:table-cell>
          <table:table-cell office:value-type="float" office:value="0" calcext:value-type="float">
            <text:p>0</text:p>
          </table:table-cell>
          <table:table-cell office:value-type="float" office:value="14.46254" calcext:value-type="float">
            <text:p>14.46254</text:p>
          </table:table-cell>
          <table:table-cell office:value-type="float" office:value="0" calcext:value-type="float">
            <text:p>0</text:p>
          </table:table-cell>
          <table:table-cell office:value-type="float" office:value="1.780408" calcext:value-type="float">
            <text:p>1.780408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3102002" calcext:value-type="float">
            <text:p>13102002</text:p>
          </table:table-cell>
          <table:table-cell office:value-type="float" office:value="4.564247" calcext:value-type="float">
            <text:p>4.564247</text:p>
          </table:table-cell>
          <table:table-cell office:value-type="float" office:value="136.1486" calcext:value-type="float">
            <text:p>136.1486</text:p>
          </table:table-cell>
          <table:table-cell office:value-type="float" office:value="0" calcext:value-type="float">
            <text:p>0</text:p>
          </table:table-cell>
          <table:table-cell office:value-type="float" office:value="-1.724759" calcext:value-type="float">
            <text:p>-1.724759</text:p>
          </table:table-cell>
          <table:table-cell office:value-type="float" office:value="22.9645" calcext:value-type="float">
            <text:p>22.9645</text:p>
          </table:table-cell>
          <table:table-cell office:value-type="float" office:value="0.02564156" calcext:value-type="float">
            <text:p>0.02564156</text:p>
          </table:table-cell>
          <table:table-cell office:value-type="float" office:value="0.00001008667" calcext:value-type="float">
            <text:p>1.008667E-05</text:p>
          </table:table-cell>
          <table:table-cell office:value-type="float" office:value="0.02209847" calcext:value-type="float">
            <text:p>0.02209847</text:p>
          </table:table-cell>
          <table:table-cell office:value-type="float" office:value="-0.003554664" calcext:value-type="float">
            <text:p>-0.003554664</text:p>
          </table:table-cell>
          <table:table-cell office:value-type="float" office:value="1177.355" calcext:value-type="float">
            <text:p>1177.355</text:p>
          </table:table-cell>
          <table:table-cell office:value-type="float" office:value="1.249169" calcext:value-type="float">
            <text:p>1.249169</text:p>
          </table:table-cell>
          <table:table-cell office:value-type="float" office:value="0" calcext:value-type="float">
            <text:p>0</text:p>
          </table:table-cell>
          <table:table-cell office:value-type="float" office:value="0.3590062" calcext:value-type="float">
            <text:p>0.3590062</text:p>
          </table:table-cell>
          <table:table-cell office:value-type="float" office:value="0.2045191" calcext:value-type="float">
            <text:p>0.2045191</text:p>
          </table:table-cell>
          <table:table-cell office:value-type="float" office:value="0.0996032" calcext:value-type="float">
            <text:p>0.0996032</text:p>
          </table:table-cell>
          <table:table-cell office:value-type="float" office:value="0.06624328" calcext:value-type="float">
            <text:p>0.06624328</text:p>
          </table:table-cell>
          <table:table-cell office:value-type="float" office:value="0.06207009" calcext:value-type="float">
            <text:p>0.06207009</text:p>
          </table:table-cell>
          <table:table-cell office:value-type="float" office:value="0.02849419" calcext:value-type="float">
            <text:p>0.02849419</text:p>
          </table:table-cell>
          <table:table-cell office:value-type="float" office:value="0.0308662" calcext:value-type="float">
            <text:p>0.0308662</text:p>
          </table:table-cell>
          <table:table-cell office:value-type="float" office:value="0.06572019" calcext:value-type="float">
            <text:p>0.06572019</text:p>
          </table:table-cell>
          <table:table-cell office:value-type="float" office:value="0.1166044" calcext:value-type="float">
            <text:p>0.1166044</text:p>
          </table:table-cell>
          <table:table-cell office:value-type="float" office:value="0.117047" calcext:value-type="float">
            <text:p>0.117047</text:p>
          </table:table-cell>
          <table:table-cell office:value-type="float" office:value="0.1170801" calcext:value-type="float">
            <text:p>0.1170801</text:p>
          </table:table-cell>
          <table:table-cell office:value-type="float" office:value="0.1239434" calcext:value-type="float">
            <text:p>0.1239434</text:p>
          </table:table-cell>
          <table:table-cell office:value-type="float" office:value="0.1354937" calcext:value-type="float">
            <text:p>0.1354937</text:p>
          </table:table-cell>
          <table:table-cell office:value-type="float" office:value="0.1407179" calcext:value-type="float">
            <text:p>0.1407179</text:p>
          </table:table-cell>
          <table:table-cell office:value-type="float" office:value="0" calcext:value-type="float">
            <text:p>0</text:p>
          </table:table-cell>
          <table:table-cell office:value-type="float" office:value="23.63181" calcext:value-type="float">
            <text:p>23.63181</text:p>
          </table:table-cell>
          <table:table-cell office:value-type="float" office:value="16.51792" calcext:value-type="float">
            <text:p>16.51792</text:p>
          </table:table-cell>
          <table:table-cell office:value-type="float" office:value="8.266539" calcext:value-type="float">
            <text:p>8.266539</text:p>
          </table:table-cell>
          <table:table-cell office:value-type="float" office:value="4.699779" calcext:value-type="float">
            <text:p>4.699779</text:p>
          </table:table-cell>
          <table:table-cell office:value-type="float" office:value="3.512513" calcext:value-type="float">
            <text:p>3.512513</text:p>
          </table:table-cell>
          <table:table-cell office:value-type="float" office:value="1.668629" calcext:value-type="float">
            <text:p>1.668629</text:p>
          </table:table-cell>
          <table:table-cell office:value-type="float" office:value="1.414048" calcext:value-type="float">
            <text:p>1.414048</text:p>
          </table:table-cell>
          <table:table-cell office:value-type="float" office:value="3.21167" calcext:value-type="float">
            <text:p>3.21167</text:p>
          </table:table-cell>
          <table:table-cell office:value-type="float" office:value="5.158174" calcext:value-type="float">
            <text:p>5.158174</text:p>
          </table:table-cell>
          <table:table-cell office:value-type="float" office:value="5.385305" calcext:value-type="float">
            <text:p>5.385305</text:p>
          </table:table-cell>
          <table:table-cell office:value-type="float" office:value="5.510783" calcext:value-type="float">
            <text:p>5.510783</text:p>
          </table:table-cell>
          <table:table-cell office:value-type="float" office:value="6.101751" calcext:value-type="float">
            <text:p>6.101751</text:p>
          </table:table-cell>
          <table:table-cell office:value-type="float" office:value="7.160765" calcext:value-type="float">
            <text:p>7.160765</text:p>
          </table:table-cell>
          <table:table-cell office:value-type="float" office:value="7.655679" calcext:value-type="float">
            <text:p>7.655679</text:p>
          </table:table-cell>
          <table:table-cell office:value-type="float" office:value="0" calcext:value-type="float">
            <text:p>0</text:p>
          </table:table-cell>
          <table:table-cell office:value-type="float" office:value="17.01119" calcext:value-type="float">
            <text:p>17.01119</text:p>
          </table:table-cell>
          <table:table-cell office:value-type="float" office:value="0" calcext:value-type="float">
            <text:p>0</text:p>
          </table:table-cell>
          <table:table-cell office:value-type="float" office:value="1.780408" calcext:value-type="float">
            <text:p>1.780408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4102002" calcext:value-type="float">
            <text:p>14102002</text:p>
          </table:table-cell>
          <table:table-cell office:value-type="float" office:value="4.54852" calcext:value-type="float">
            <text:p>4.54852</text:p>
          </table:table-cell>
          <table:table-cell office:value-type="float" office:value="136.1472" calcext:value-type="float">
            <text:p>136.1472</text:p>
          </table:table-cell>
          <table:table-cell office:value-type="float" office:value="0" calcext:value-type="float">
            <text:p>0</text:p>
          </table:table-cell>
          <table:table-cell office:value-type="float" office:value="-1.724759" calcext:value-type="float">
            <text:p>-1.724759</text:p>
          </table:table-cell>
          <table:table-cell office:value-type="float" office:value="22.99378" calcext:value-type="float">
            <text:p>22.99378</text:p>
          </table:table-cell>
          <table:table-cell office:value-type="float" office:value="0.02564156" calcext:value-type="float">
            <text:p>0.02564156</text:p>
          </table:table-cell>
          <table:table-cell office:value-type="float" office:value="0.00001008667" calcext:value-type="float">
            <text:p>1.008667E-05</text:p>
          </table:table-cell>
          <table:table-cell office:value-type="float" office:value="0.02209847" calcext:value-type="float">
            <text:p>0.02209847</text:p>
          </table:table-cell>
          <table:table-cell office:value-type="float" office:value="-0.003554664" calcext:value-type="float">
            <text:p>-0.003554664</text:p>
          </table:table-cell>
          <table:table-cell office:value-type="float" office:value="1177.341" calcext:value-type="float">
            <text:p>1177.341</text:p>
          </table:table-cell>
          <table:table-cell office:value-type="float" office:value="1.257511" calcext:value-type="float">
            <text:p>1.257511</text:p>
          </table:table-cell>
          <table:table-cell office:value-type="float" office:value="0" calcext:value-type="float">
            <text:p>0</text:p>
          </table:table-cell>
          <table:table-cell office:value-type="float" office:value="0.413332" calcext:value-type="float">
            <text:p>0.413332</text:p>
          </table:table-cell>
          <table:table-cell office:value-type="float" office:value="0.2130441" calcext:value-type="float">
            <text:p>0.2130441</text:p>
          </table:table-cell>
          <table:table-cell office:value-type="float" office:value="0.1049519" calcext:value-type="float">
            <text:p>0.1049519</text:p>
          </table:table-cell>
          <table:table-cell office:value-type="float" office:value="0.06958164" calcext:value-type="float">
            <text:p>0.06958164</text:p>
          </table:table-cell>
          <table:table-cell office:value-type="float" office:value="0.06547099" calcext:value-type="float">
            <text:p>0.06547099</text:p>
          </table:table-cell>
          <table:table-cell office:value-type="float" office:value="0.02836143" calcext:value-type="float">
            <text:p>0.02836143</text:p>
          </table:table-cell>
          <table:table-cell office:value-type="float" office:value="0.0309558" calcext:value-type="float">
            <text:p>0.0309558</text:p>
          </table:table-cell>
          <table:table-cell office:value-type="float" office:value="0.06602102" calcext:value-type="float">
            <text:p>0.06602102</text:p>
          </table:table-cell>
          <table:table-cell office:value-type="float" office:value="0.1176501" calcext:value-type="float">
            <text:p>0.1176501</text:p>
          </table:table-cell>
          <table:table-cell office:value-type="float" office:value="0.1179262" calcext:value-type="float">
            <text:p>0.1179262</text:p>
          </table:table-cell>
          <table:table-cell office:value-type="float" office:value="0.1180245" calcext:value-type="float">
            <text:p>0.1180245</text:p>
          </table:table-cell>
          <table:table-cell office:value-type="float" office:value="0.1243448" calcext:value-type="float">
            <text:p>0.1243448</text:p>
          </table:table-cell>
          <table:table-cell office:value-type="float" office:value="0.135572" calcext:value-type="float">
            <text:p>0.135572</text:p>
          </table:table-cell>
          <table:table-cell office:value-type="float" office:value="0.140802" calcext:value-type="float">
            <text:p>0.140802</text:p>
          </table:table-cell>
          <table:table-cell office:value-type="float" office:value="0" calcext:value-type="float">
            <text:p>0</text:p>
          </table:table-cell>
          <table:table-cell office:value-type="float" office:value="23.69658" calcext:value-type="float">
            <text:p>23.69658</text:p>
          </table:table-cell>
          <table:table-cell office:value-type="float" office:value="16.52886" calcext:value-type="float">
            <text:p>16.52886</text:p>
          </table:table-cell>
          <table:table-cell office:value-type="float" office:value="8.277685" calcext:value-type="float">
            <text:p>8.277685</text:p>
          </table:table-cell>
          <table:table-cell office:value-type="float" office:value="4.710345" calcext:value-type="float">
            <text:p>4.710345</text:p>
          </table:table-cell>
          <table:table-cell office:value-type="float" office:value="3.525817" calcext:value-type="float">
            <text:p>3.525817</text:p>
          </table:table-cell>
          <table:table-cell office:value-type="float" office:value="1.671336" calcext:value-type="float">
            <text:p>1.671336</text:p>
          </table:table-cell>
          <table:table-cell office:value-type="float" office:value="1.416668" calcext:value-type="float">
            <text:p>1.416668</text:p>
          </table:table-cell>
          <table:table-cell office:value-type="float" office:value="3.216575" calcext:value-type="float">
            <text:p>3.216575</text:p>
          </table:table-cell>
          <table:table-cell office:value-type="float" office:value="5.165241" calcext:value-type="float">
            <text:p>5.165241</text:p>
          </table:table-cell>
          <table:table-cell office:value-type="float" office:value="5.393078" calcext:value-type="float">
            <text:p>5.393078</text:p>
          </table:table-cell>
          <table:table-cell office:value-type="float" office:value="5.51914" calcext:value-type="float">
            <text:p>5.51914</text:p>
          </table:table-cell>
          <table:table-cell office:value-type="float" office:value="6.109766" calcext:value-type="float">
            <text:p>6.109766</text:p>
          </table:table-cell>
          <table:table-cell office:value-type="float" office:value="7.168017" calcext:value-type="float">
            <text:p>7.168017</text:p>
          </table:table-cell>
          <table:table-cell office:value-type="float" office:value="7.663216" calcext:value-type="float">
            <text:p>7.663216</text:p>
          </table:table-cell>
          <table:table-cell office:value-type="float" office:value="0" calcext:value-type="float">
            <text:p>0</text:p>
          </table:table-cell>
          <table:table-cell office:value-type="float" office:value="19.48063" calcext:value-type="float">
            <text:p>19.48063</text:p>
          </table:table-cell>
          <table:table-cell office:value-type="float" office:value="0" calcext:value-type="float">
            <text:p>0</text:p>
          </table:table-cell>
          <table:table-cell office:value-type="float" office:value="1.780408" calcext:value-type="float">
            <text:p>1.780408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5102002" calcext:value-type="float">
            <text:p>15102002</text:p>
          </table:table-cell>
          <table:table-cell office:value-type="float" office:value="4.53575" calcext:value-type="float">
            <text:p>4.53575</text:p>
          </table:table-cell>
          <table:table-cell office:value-type="float" office:value="136.1454" calcext:value-type="float">
            <text:p>136.1454</text:p>
          </table:table-cell>
          <table:table-cell office:value-type="float" office:value="0" calcext:value-type="float">
            <text:p>0</text:p>
          </table:table-cell>
          <table:table-cell office:value-type="float" office:value="-1.724759" calcext:value-type="float">
            <text:p>-1.724759</text:p>
          </table:table-cell>
          <table:table-cell office:value-type="float" office:value="23.02338" calcext:value-type="float">
            <text:p>23.02338</text:p>
          </table:table-cell>
          <table:table-cell office:value-type="float" office:value="0.02564156" calcext:value-type="float">
            <text:p>0.02564156</text:p>
          </table:table-cell>
          <table:table-cell office:value-type="float" office:value="0.00001008667" calcext:value-type="float">
            <text:p>1.008667E-05</text:p>
          </table:table-cell>
          <table:table-cell office:value-type="float" office:value="0.02209847" calcext:value-type="float">
            <text:p>0.02209847</text:p>
          </table:table-cell>
          <table:table-cell office:value-type="float" office:value="-0.003554664" calcext:value-type="float">
            <text:p>-0.003554664</text:p>
          </table:table-cell>
          <table:table-cell office:value-type="float" office:value="1177.327" calcext:value-type="float">
            <text:p>1177.327</text:p>
          </table:table-cell>
          <table:table-cell office:value-type="float" office:value="1.262759" calcext:value-type="float">
            <text:p>1.262759</text:p>
          </table:table-cell>
          <table:table-cell office:value-type="float" office:value="0" calcext:value-type="float">
            <text:p>0</text:p>
          </table:table-cell>
          <table:table-cell office:value-type="float" office:value="0.4318906" calcext:value-type="float">
            <text:p>0.4318906</text:p>
          </table:table-cell>
          <table:table-cell office:value-type="float" office:value="0.2107673" calcext:value-type="float">
            <text:p>0.2107673</text:p>
          </table:table-cell>
          <table:table-cell office:value-type="float" office:value="0.1059167" calcext:value-type="float">
            <text:p>0.1059167</text:p>
          </table:table-cell>
          <table:table-cell office:value-type="float" office:value="0.07105948" calcext:value-type="float">
            <text:p>0.07105948</text:p>
          </table:table-cell>
          <table:table-cell office:value-type="float" office:value="0.0678388" calcext:value-type="float">
            <text:p>0.0678388</text:p>
          </table:table-cell>
          <table:table-cell office:value-type="float" office:value="0.02819949" calcext:value-type="float">
            <text:p>0.02819949</text:p>
          </table:table-cell>
          <table:table-cell office:value-type="float" office:value="0.03104777" calcext:value-type="float">
            <text:p>0.03104777</text:p>
          </table:table-cell>
          <table:table-cell office:value-type="float" office:value="0.06612003" calcext:value-type="float">
            <text:p>0.06612003</text:p>
          </table:table-cell>
          <table:table-cell office:value-type="float" office:value="0.1180362" calcext:value-type="float">
            <text:p>0.1180362</text:p>
          </table:table-cell>
          <table:table-cell office:value-type="float" office:value="0.1182674" calcext:value-type="float">
            <text:p>0.1182674</text:p>
          </table:table-cell>
          <table:table-cell office:value-type="float" office:value="0.1183954" calcext:value-type="float">
            <text:p>0.1183954</text:p>
          </table:table-cell>
          <table:table-cell office:value-type="float" office:value="0.1245323" calcext:value-type="float">
            <text:p>0.1245323</text:p>
          </table:table-cell>
          <table:table-cell office:value-type="float" office:value="0.1356498" calcext:value-type="float">
            <text:p>0.1356498</text:p>
          </table:table-cell>
          <table:table-cell office:value-type="float" office:value="0.1408843" calcext:value-type="float">
            <text:p>0.1408843</text:p>
          </table:table-cell>
          <table:table-cell office:value-type="float" office:value="0" calcext:value-type="float">
            <text:p>0</text:p>
          </table:table-cell>
          <table:table-cell office:value-type="float" office:value="23.76266" calcext:value-type="float">
            <text:p>23.76266</text:p>
          </table:table-cell>
          <table:table-cell office:value-type="float" office:value="16.54145" calcext:value-type="float">
            <text:p>16.54145</text:p>
          </table:table-cell>
          <table:table-cell office:value-type="float" office:value="8.289854" calcext:value-type="float">
            <text:p>8.289854</text:p>
          </table:table-cell>
          <table:table-cell office:value-type="float" office:value="4.721635" calcext:value-type="float">
            <text:p>4.721635</text:p>
          </table:table-cell>
          <table:table-cell office:value-type="float" office:value="3.539921" calcext:value-type="float">
            <text:p>3.539921</text:p>
          </table:table-cell>
          <table:table-cell office:value-type="float" office:value="1.674069" calcext:value-type="float">
            <text:p>1.674069</text:p>
          </table:table-cell>
          <table:table-cell office:value-type="float" office:value="1.419301" calcext:value-type="float">
            <text:p>1.419301</text:p>
          </table:table-cell>
          <table:table-cell office:value-type="float" office:value="3.221503" calcext:value-type="float">
            <text:p>3.221503</text:p>
          </table:table-cell>
          <table:table-cell office:value-type="float" office:value="5.172397" calcext:value-type="float">
            <text:p>5.172397</text:p>
          </table:table-cell>
          <table:table-cell office:value-type="float" office:value="5.400934" calcext:value-type="float">
            <text:p>5.400934</text:p>
          </table:table-cell>
          <table:table-cell office:value-type="float" office:value="5.527598" calcext:value-type="float">
            <text:p>5.527598</text:p>
          </table:table-cell>
          <table:table-cell office:value-type="float" office:value="6.117807" calcext:value-type="float">
            <text:p>6.117807</text:p>
          </table:table-cell>
          <table:table-cell office:value-type="float" office:value="7.175227" calcext:value-type="float">
            <text:p>7.175227</text:p>
          </table:table-cell>
          <table:table-cell office:value-type="float" office:value="7.670763" calcext:value-type="float">
            <text:p>7.670763</text:p>
          </table:table-cell>
          <table:table-cell office:value-type="float" office:value="0" calcext:value-type="float">
            <text:p>0</text:p>
          </table:table-cell>
          <table:table-cell office:value-type="float" office:value="18.08353" calcext:value-type="float">
            <text:p>18.08353</text:p>
          </table:table-cell>
          <table:table-cell office:value-type="float" office:value="0" calcext:value-type="float">
            <text:p>0</text:p>
          </table:table-cell>
          <table:table-cell office:value-type="float" office:value="1.780408" calcext:value-type="float">
            <text:p>1.780408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6102002" calcext:value-type="float">
            <text:p>16102002</text:p>
          </table:table-cell>
          <table:table-cell office:value-type="float" office:value="4.528409" calcext:value-type="float">
            <text:p>4.528409</text:p>
          </table:table-cell>
          <table:table-cell office:value-type="float" office:value="136.1432" calcext:value-type="float">
            <text:p>136.1432</text:p>
          </table:table-cell>
          <table:table-cell office:value-type="float" office:value="0" calcext:value-type="float">
            <text:p>0</text:p>
          </table:table-cell>
          <table:table-cell office:value-type="float" office:value="-1.724759" calcext:value-type="float">
            <text:p>-1.724759</text:p>
          </table:table-cell>
          <table:table-cell office:value-type="float" office:value="23.05473" calcext:value-type="float">
            <text:p>23.05473</text:p>
          </table:table-cell>
          <table:table-cell office:value-type="float" office:value="0.02564156" calcext:value-type="float">
            <text:p>0.02564156</text:p>
          </table:table-cell>
          <table:table-cell office:value-type="float" office:value="0.00001008695" calcext:value-type="float">
            <text:p>1.008695E-05</text:p>
          </table:table-cell>
          <table:table-cell office:value-type="float" office:value="0.02209847" calcext:value-type="float">
            <text:p>0.02209847</text:p>
          </table:table-cell>
          <table:table-cell office:value-type="float" office:value="-0.003554661" calcext:value-type="float">
            <text:p>-0.003554661</text:p>
          </table:table-cell>
          <table:table-cell office:value-type="float" office:value="1177.312" calcext:value-type="float">
            <text:p>1177.312</text:p>
          </table:table-cell>
          <table:table-cell office:value-type="float" office:value="1.265451" calcext:value-type="float">
            <text:p>1.265451</text:p>
          </table:table-cell>
          <table:table-cell office:value-type="float" office:value="0" calcext:value-type="float">
            <text:p>0</text:p>
          </table:table-cell>
          <table:table-cell office:value-type="float" office:value="0.6548109" calcext:value-type="float">
            <text:p>0.6548109</text:p>
          </table:table-cell>
          <table:table-cell office:value-type="float" office:value="0.2810896" calcext:value-type="float">
            <text:p>0.2810896</text:p>
          </table:table-cell>
          <table:table-cell office:value-type="float" office:value="0.1011354" calcext:value-type="float">
            <text:p>0.1011354</text:p>
          </table:table-cell>
          <table:table-cell office:value-type="float" office:value="0.06555337" calcext:value-type="float">
            <text:p>0.06555337</text:p>
          </table:table-cell>
          <table:table-cell office:value-type="float" office:value="0.06395685" calcext:value-type="float">
            <text:p>0.06395685</text:p>
          </table:table-cell>
          <table:table-cell office:value-type="float" office:value="0.02720026" calcext:value-type="float">
            <text:p>0.02720026</text:p>
          </table:table-cell>
          <table:table-cell office:value-type="float" office:value="0.03080505" calcext:value-type="float">
            <text:p>0.03080505</text:p>
          </table:table-cell>
          <table:table-cell office:value-type="float" office:value="0.06609548" calcext:value-type="float">
            <text:p>0.06609548</text:p>
          </table:table-cell>
          <table:table-cell office:value-type="float" office:value="0.1181991" calcext:value-type="float">
            <text:p>0.1181991</text:p>
          </table:table-cell>
          <table:table-cell office:value-type="float" office:value="0.1184301" calcext:value-type="float">
            <text:p>0.1184301</text:p>
          </table:table-cell>
          <table:table-cell office:value-type="float" office:value="0.1185779" calcext:value-type="float">
            <text:p>0.1185779</text:p>
          </table:table-cell>
          <table:table-cell office:value-type="float" office:value="0.1246781" calcext:value-type="float">
            <text:p>0.1246781</text:p>
          </table:table-cell>
          <table:table-cell office:value-type="float" office:value="0.1357274" calcext:value-type="float">
            <text:p>0.1357274</text:p>
          </table:table-cell>
          <table:table-cell office:value-type="float" office:value="0.1409659" calcext:value-type="float">
            <text:p>0.1409659</text:p>
          </table:table-cell>
          <table:table-cell office:value-type="float" office:value="0" calcext:value-type="float">
            <text:p>0</text:p>
          </table:table-cell>
          <table:table-cell office:value-type="float" office:value="23.95196" calcext:value-type="float">
            <text:p>23.95196</text:p>
          </table:table-cell>
          <table:table-cell office:value-type="float" office:value="16.56715" calcext:value-type="float">
            <text:p>16.56715</text:p>
          </table:table-cell>
          <table:table-cell office:value-type="float" office:value="8.301258" calcext:value-type="float">
            <text:p>8.301258</text:p>
          </table:table-cell>
          <table:table-cell office:value-type="float" office:value="4.732302" calcext:value-type="float">
            <text:p>4.732302</text:p>
          </table:table-cell>
          <table:table-cell office:value-type="float" office:value="3.553693" calcext:value-type="float">
            <text:p>3.553693</text:p>
          </table:table-cell>
          <table:table-cell office:value-type="float" office:value="1.676736" calcext:value-type="float">
            <text:p>1.676736</text:p>
          </table:table-cell>
          <table:table-cell office:value-type="float" office:value="1.421923" calcext:value-type="float">
            <text:p>1.421923</text:p>
          </table:table-cell>
          <table:table-cell office:value-type="float" office:value="3.226431" calcext:value-type="float">
            <text:p>3.226431</text:p>
          </table:table-cell>
          <table:table-cell office:value-type="float" office:value="5.179577" calcext:value-type="float">
            <text:p>5.179577</text:p>
          </table:table-cell>
          <table:table-cell office:value-type="float" office:value="5.408831" calcext:value-type="float">
            <text:p>5.408831</text:p>
          </table:table-cell>
          <table:table-cell office:value-type="float" office:value="5.536086" calcext:value-type="float">
            <text:p>5.536086</text:p>
          </table:table-cell>
          <table:table-cell office:value-type="float" office:value="6.125865" calcext:value-type="float">
            <text:p>6.125865</text:p>
          </table:table-cell>
          <table:table-cell office:value-type="float" office:value="7.182437" calcext:value-type="float">
            <text:p>7.182437</text:p>
          </table:table-cell>
          <table:table-cell office:value-type="float" office:value="7.67831" calcext:value-type="float">
            <text:p>7.67831</text:p>
          </table:table-cell>
          <table:table-cell office:value-type="float" office:value="0" calcext:value-type="float">
            <text:p>0</text:p>
          </table:table-cell>
          <table:table-cell office:value-type="float" office:value="6.389543" calcext:value-type="float">
            <text:p>6.389543</text:p>
          </table:table-cell>
          <table:table-cell office:value-type="float" office:value="0" calcext:value-type="float">
            <text:p>0</text:p>
          </table:table-cell>
          <table:table-cell office:value-type="float" office:value="1.780408" calcext:value-type="float">
            <text:p>1.780408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7102002" calcext:value-type="float">
            <text:p>17102002</text:p>
          </table:table-cell>
          <table:table-cell office:value-type="float" office:value="4.510234" calcext:value-type="float">
            <text:p>4.510234</text:p>
          </table:table-cell>
          <table:table-cell office:value-type="float" office:value="136.1427" calcext:value-type="float">
            <text:p>136.1427</text:p>
          </table:table-cell>
          <table:table-cell office:value-type="float" office:value="0" calcext:value-type="float">
            <text:p>0</text:p>
          </table:table-cell>
          <table:table-cell office:value-type="float" office:value="-1.724759" calcext:value-type="float">
            <text:p>-1.724759</text:p>
          </table:table-cell>
          <table:table-cell office:value-type="float" office:value="23.08472" calcext:value-type="float">
            <text:p>23.08472</text:p>
          </table:table-cell>
          <table:table-cell office:value-type="float" office:value="0.02564156" calcext:value-type="float">
            <text:p>0.02564156</text:p>
          </table:table-cell>
          <table:table-cell office:value-type="float" office:value="0.00001008695" calcext:value-type="float">
            <text:p>1.008695E-05</text:p>
          </table:table-cell>
          <table:table-cell office:value-type="float" office:value="0.02209847" calcext:value-type="float">
            <text:p>0.02209847</text:p>
          </table:table-cell>
          <table:table-cell office:value-type="float" office:value="-0.003554661" calcext:value-type="float">
            <text:p>-0.003554661</text:p>
          </table:table-cell>
          <table:table-cell office:value-type="float" office:value="1177.296" calcext:value-type="float">
            <text:p>1177.296</text:p>
          </table:table-cell>
          <table:table-cell office:value-type="float" office:value="1.278697" calcext:value-type="float">
            <text:p>1.278697</text:p>
          </table:table-cell>
          <table:table-cell office:value-type="float" office:value="0" calcext:value-type="float">
            <text:p>0</text:p>
          </table:table-cell>
          <table:table-cell office:value-type="float" office:value="0.3823508" calcext:value-type="float">
            <text:p>0.3823508</text:p>
          </table:table-cell>
          <table:table-cell office:value-type="float" office:value="0.2198441" calcext:value-type="float">
            <text:p>0.2198441</text:p>
          </table:table-cell>
          <table:table-cell office:value-type="float" office:value="0.1008131" calcext:value-type="float">
            <text:p>0.1008131</text:p>
          </table:table-cell>
          <table:table-cell office:value-type="float" office:value="0.06669258" calcext:value-type="float">
            <text:p>0.06669258</text:p>
          </table:table-cell>
          <table:table-cell office:value-type="float" office:value="0.06374647" calcext:value-type="float">
            <text:p>0.06374647</text:p>
          </table:table-cell>
          <table:table-cell office:value-type="float" office:value="0.02627698" calcext:value-type="float">
            <text:p>0.02627698</text:p>
          </table:table-cell>
          <table:table-cell office:value-type="float" office:value="0.0303457" calcext:value-type="float">
            <text:p>0.0303457</text:p>
          </table:table-cell>
          <table:table-cell office:value-type="float" office:value="0.06586532" calcext:value-type="float">
            <text:p>0.06586532</text:p>
          </table:table-cell>
          <table:table-cell office:value-type="float" office:value="0.1182516" calcext:value-type="float">
            <text:p>0.1182516</text:p>
          </table:table-cell>
          <table:table-cell office:value-type="float" office:value="0.1185309" calcext:value-type="float">
            <text:p>0.1185309</text:p>
          </table:table-cell>
          <table:table-cell office:value-type="float" office:value="0.1186977" calcext:value-type="float">
            <text:p>0.1186977</text:p>
          </table:table-cell>
          <table:table-cell office:value-type="float" office:value="0.1247558" calcext:value-type="float">
            <text:p>0.1247558</text:p>
          </table:table-cell>
          <table:table-cell office:value-type="float" office:value="0.1358048" calcext:value-type="float">
            <text:p>0.1358048</text:p>
          </table:table-cell>
          <table:table-cell office:value-type="float" office:value="0.1410473" calcext:value-type="float">
            <text:p>0.1410473</text:p>
          </table:table-cell>
          <table:table-cell office:value-type="float" office:value="0" calcext:value-type="float">
            <text:p>0</text:p>
          </table:table-cell>
          <table:table-cell office:value-type="float" office:value="24.05231" calcext:value-type="float">
            <text:p>24.05231</text:p>
          </table:table-cell>
          <table:table-cell office:value-type="float" office:value="16.58835" calcext:value-type="float">
            <text:p>16.58835</text:p>
          </table:table-cell>
          <table:table-cell office:value-type="float" office:value="8.311248" calcext:value-type="float">
            <text:p>8.311248</text:p>
          </table:table-cell>
          <table:table-cell office:value-type="float" office:value="4.741341" calcext:value-type="float">
            <text:p>4.741341</text:p>
          </table:table-cell>
          <table:table-cell office:value-type="float" office:value="3.565684" calcext:value-type="float">
            <text:p>3.565684</text:p>
          </table:table-cell>
          <table:table-cell office:value-type="float" office:value="1.679135" calcext:value-type="float">
            <text:p>1.679135</text:p>
          </table:table-cell>
          <table:table-cell office:value-type="float" office:value="1.424451" calcext:value-type="float">
            <text:p>1.424451</text:p>
          </table:table-cell>
          <table:table-cell office:value-type="float" office:value="3.231343" calcext:value-type="float">
            <text:p>3.231343</text:p>
          </table:table-cell>
          <table:table-cell office:value-type="float" office:value="5.186756" calcext:value-type="float">
            <text:p>5.186756</text:p>
          </table:table-cell>
          <table:table-cell office:value-type="float" office:value="5.41673" calcext:value-type="float">
            <text:p>5.41673</text:p>
          </table:table-cell>
          <table:table-cell office:value-type="float" office:value="5.544572" calcext:value-type="float">
            <text:p>5.544572</text:p>
          </table:table-cell>
          <table:table-cell office:value-type="float" office:value="6.13389" calcext:value-type="float">
            <text:p>6.13389</text:p>
          </table:table-cell>
          <table:table-cell office:value-type="float" office:value="7.189647" calcext:value-type="float">
            <text:p>7.189647</text:p>
          </table:table-cell>
          <table:table-cell office:value-type="float" office:value="7.685848" calcext:value-type="float">
            <text:p>7.685848</text:p>
          </table:table-cell>
          <table:table-cell office:value-type="float" office:value="0" calcext:value-type="float">
            <text:p>0</text:p>
          </table:table-cell>
          <table:table-cell office:value-type="float" office:value="17.83307" calcext:value-type="float">
            <text:p>17.83307</text:p>
          </table:table-cell>
          <table:table-cell office:value-type="float" office:value="0" calcext:value-type="float">
            <text:p>0</text:p>
          </table:table-cell>
          <table:table-cell office:value-type="float" office:value="1.780408" calcext:value-type="float">
            <text:p>1.780408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8102002" calcext:value-type="float">
            <text:p>18102002</text:p>
          </table:table-cell>
          <table:table-cell office:value-type="float" office:value="4.48883" calcext:value-type="float">
            <text:p>4.48883</text:p>
          </table:table-cell>
          <table:table-cell office:value-type="float" office:value="136.1422" calcext:value-type="float">
            <text:p>136.1422</text:p>
          </table:table-cell>
          <table:table-cell office:value-type="float" office:value="0" calcext:value-type="float">
            <text:p>0</text:p>
          </table:table-cell>
          <table:table-cell office:value-type="float" office:value="-1.724759" calcext:value-type="float">
            <text:p>-1.724759</text:p>
          </table:table-cell>
          <table:table-cell office:value-type="float" office:value="23.1145" calcext:value-type="float">
            <text:p>23.1145</text:p>
          </table:table-cell>
          <table:table-cell office:value-type="float" office:value="0.02564156" calcext:value-type="float">
            <text:p>0.02564156</text:p>
          </table:table-cell>
          <table:table-cell office:value-type="float" office:value="0.00001008695" calcext:value-type="float">
            <text:p>1.008695E-05</text:p>
          </table:table-cell>
          <table:table-cell office:value-type="float" office:value="0.02209847" calcext:value-type="float">
            <text:p>0.02209847</text:p>
          </table:table-cell>
          <table:table-cell office:value-type="float" office:value="-0.003554661" calcext:value-type="float">
            <text:p>-0.003554661</text:p>
          </table:table-cell>
          <table:table-cell office:value-type="float" office:value="1177.285" calcext:value-type="float">
            <text:p>1177.285</text:p>
          </table:table-cell>
          <table:table-cell office:value-type="float" office:value="1.291638" calcext:value-type="float">
            <text:p>1.291638</text:p>
          </table:table-cell>
          <table:table-cell office:value-type="float" office:value="0" calcext:value-type="float">
            <text:p>0</text:p>
          </table:table-cell>
          <table:table-cell office:value-type="float" office:value="0.5182204" calcext:value-type="float">
            <text:p>0.5182204</text:p>
          </table:table-cell>
          <table:table-cell office:value-type="float" office:value="0.2345428" calcext:value-type="float">
            <text:p>0.2345428</text:p>
          </table:table-cell>
          <table:table-cell office:value-type="float" office:value="0.1136918" calcext:value-type="float">
            <text:p>0.1136918</text:p>
          </table:table-cell>
          <table:table-cell office:value-type="float" office:value="0.07487788" calcext:value-type="float">
            <text:p>0.07487788</text:p>
          </table:table-cell>
          <table:table-cell office:value-type="float" office:value="0.07152002" calcext:value-type="float">
            <text:p>0.07152002</text:p>
          </table:table-cell>
          <table:table-cell office:value-type="float" office:value="0.02705831" calcext:value-type="float">
            <text:p>0.02705831</text:p>
          </table:table-cell>
          <table:table-cell office:value-type="float" office:value="0.03065815" calcext:value-type="float">
            <text:p>0.03065815</text:p>
          </table:table-cell>
          <table:table-cell office:value-type="float" office:value="0.0658048" calcext:value-type="float">
            <text:p>0.0658048</text:p>
          </table:table-cell>
          <table:table-cell office:value-type="float" office:value="0.1182593" calcext:value-type="float">
            <text:p>0.1182593</text:p>
          </table:table-cell>
          <table:table-cell office:value-type="float" office:value="0.1186062" calcext:value-type="float">
            <text:p>0.1186062</text:p>
          </table:table-cell>
          <table:table-cell office:value-type="float" office:value="0.118796" calcext:value-type="float">
            <text:p>0.118796</text:p>
          </table:table-cell>
          <table:table-cell office:value-type="float" office:value="0.1248449" calcext:value-type="float">
            <text:p>0.1248449</text:p>
          </table:table-cell>
          <table:table-cell office:value-type="float" office:value="0.1358821" calcext:value-type="float">
            <text:p>0.1358821</text:p>
          </table:table-cell>
          <table:table-cell office:value-type="float" office:value="0.1411287" calcext:value-type="float">
            <text:p>0.1411287</text:p>
          </table:table-cell>
          <table:table-cell office:value-type="float" office:value="0" calcext:value-type="float">
            <text:p>0</text:p>
          </table:table-cell>
          <table:table-cell office:value-type="float" office:value="24.13007" calcext:value-type="float">
            <text:p>24.13007</text:p>
          </table:table-cell>
          <table:table-cell office:value-type="float" office:value="16.60435" calcext:value-type="float">
            <text:p>16.60435</text:p>
          </table:table-cell>
          <table:table-cell office:value-type="float" office:value="8.323453" calcext:value-type="float">
            <text:p>8.323453</text:p>
          </table:table-cell>
          <table:table-cell office:value-type="float" office:value="4.752109" calcext:value-type="float">
            <text:p>4.752109</text:p>
          </table:table-cell>
          <table:table-cell office:value-type="float" office:value="3.5792" calcext:value-type="float">
            <text:p>3.5792</text:p>
          </table:table-cell>
          <table:table-cell office:value-type="float" office:value="1.681571" calcext:value-type="float">
            <text:p>1.681571</text:p>
          </table:table-cell>
          <table:table-cell office:value-type="float" office:value="1.42697" calcext:value-type="float">
            <text:p>1.42697</text:p>
          </table:table-cell>
          <table:table-cell office:value-type="float" office:value="3.236215" calcext:value-type="float">
            <text:p>3.236215</text:p>
          </table:table-cell>
          <table:table-cell office:value-type="float" office:value="5.193934" calcext:value-type="float">
            <text:p>5.193934</text:p>
          </table:table-cell>
          <table:table-cell office:value-type="float" office:value="5.424627" calcext:value-type="float">
            <text:p>5.424627</text:p>
          </table:table-cell>
          <table:table-cell office:value-type="float" office:value="5.553058" calcext:value-type="float">
            <text:p>5.553058</text:p>
          </table:table-cell>
          <table:table-cell office:value-type="float" office:value="6.141918" calcext:value-type="float">
            <text:p>6.141918</text:p>
          </table:table-cell>
          <table:table-cell office:value-type="float" office:value="7.196857" calcext:value-type="float">
            <text:p>7.196857</text:p>
          </table:table-cell>
          <table:table-cell office:value-type="float" office:value="7.693387" calcext:value-type="float">
            <text:p>7.693387</text:p>
          </table:table-cell>
          <table:table-cell office:value-type="float" office:value="0" calcext:value-type="float">
            <text:p>0</text:p>
          </table:table-cell>
          <table:table-cell office:value-type="float" office:value="24.7922" calcext:value-type="float">
            <text:p>24.7922</text:p>
          </table:table-cell>
          <table:table-cell office:value-type="float" office:value="0" calcext:value-type="float">
            <text:p>0</text:p>
          </table:table-cell>
          <table:table-cell office:value-type="float" office:value="1.780408" calcext:value-type="float">
            <text:p>1.780408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9102002" calcext:value-type="float">
            <text:p>19102002</text:p>
          </table:table-cell>
          <table:table-cell office:value-type="float" office:value="4.477377" calcext:value-type="float">
            <text:p>4.477377</text:p>
          </table:table-cell>
          <table:table-cell office:value-type="float" office:value="136.1403" calcext:value-type="float">
            <text:p>136.1403</text:p>
          </table:table-cell>
          <table:table-cell office:value-type="float" office:value="0" calcext:value-type="float">
            <text:p>0</text:p>
          </table:table-cell>
          <table:table-cell office:value-type="float" office:value="-1.724759" calcext:value-type="float">
            <text:p>-1.724759</text:p>
          </table:table-cell>
          <table:table-cell office:value-type="float" office:value="23.14465" calcext:value-type="float">
            <text:p>23.14465</text:p>
          </table:table-cell>
          <table:table-cell office:value-type="float" office:value="0.02564156" calcext:value-type="float">
            <text:p>0.02564156</text:p>
          </table:table-cell>
          <table:table-cell office:value-type="float" office:value="0.00001008695" calcext:value-type="float">
            <text:p>1.008695E-05</text:p>
          </table:table-cell>
          <table:table-cell office:value-type="float" office:value="0.02209847" calcext:value-type="float">
            <text:p>0.02209847</text:p>
          </table:table-cell>
          <table:table-cell office:value-type="float" office:value="-0.003661583" calcext:value-type="float">
            <text:p>-0.003661583</text:p>
          </table:table-cell>
          <table:table-cell office:value-type="float" office:value="1177.272" calcext:value-type="float">
            <text:p>1177.272</text:p>
          </table:table-cell>
          <table:table-cell office:value-type="float" office:value="1.294857" calcext:value-type="float">
            <text:p>1.294857</text:p>
          </table:table-cell>
          <table:table-cell office:value-type="float" office:value="0" calcext:value-type="float">
            <text:p>0</text:p>
          </table:table-cell>
          <table:table-cell office:value-type="float" office:value="0.4847624" calcext:value-type="float">
            <text:p>0.4847624</text:p>
          </table:table-cell>
          <table:table-cell office:value-type="float" office:value="0.2189658" calcext:value-type="float">
            <text:p>0.2189658</text:p>
          </table:table-cell>
          <table:table-cell office:value-type="float" office:value="0.112619" calcext:value-type="float">
            <text:p>0.112619</text:p>
          </table:table-cell>
          <table:table-cell office:value-type="float" office:value="0.07616467" calcext:value-type="float">
            <text:p>0.07616467</text:p>
          </table:table-cell>
          <table:table-cell office:value-type="float" office:value="0.07429465" calcext:value-type="float">
            <text:p>0.07429465</text:p>
          </table:table-cell>
          <table:table-cell office:value-type="float" office:value="0.02731747" calcext:value-type="float">
            <text:p>0.02731747</text:p>
          </table:table-cell>
          <table:table-cell office:value-type="float" office:value="0.03098428" calcext:value-type="float">
            <text:p>0.03098428</text:p>
          </table:table-cell>
          <table:table-cell office:value-type="float" office:value="0.06591098" calcext:value-type="float">
            <text:p>0.06591098</text:p>
          </table:table-cell>
          <table:table-cell office:value-type="float" office:value="0.1182933" calcext:value-type="float">
            <text:p>0.1182933</text:p>
          </table:table-cell>
          <table:table-cell office:value-type="float" office:value="0.1186725" calcext:value-type="float">
            <text:p>0.1186725</text:p>
          </table:table-cell>
          <table:table-cell office:value-type="float" office:value="0.1188864" calcext:value-type="float">
            <text:p>0.1188864</text:p>
          </table:table-cell>
          <table:table-cell office:value-type="float" office:value="0.1249338" calcext:value-type="float">
            <text:p>0.1249338</text:p>
          </table:table-cell>
          <table:table-cell office:value-type="float" office:value="0.1360344" calcext:value-type="float">
            <text:p>0.1360344</text:p>
          </table:table-cell>
          <table:table-cell office:value-type="float" office:value="0.1411803" calcext:value-type="float">
            <text:p>0.1411803</text:p>
          </table:table-cell>
          <table:table-cell office:value-type="float" office:value="0" calcext:value-type="float">
            <text:p>0</text:p>
          </table:table-cell>
          <table:table-cell office:value-type="float" office:value="24.20891" calcext:value-type="float">
            <text:p>24.20891</text:p>
          </table:table-cell>
          <table:table-cell office:value-type="float" office:value="16.62167" calcext:value-type="float">
            <text:p>16.62167</text:p>
          </table:table-cell>
          <table:table-cell office:value-type="float" office:value="8.337847" calcext:value-type="float">
            <text:p>8.337847</text:p>
          </table:table-cell>
          <table:table-cell office:value-type="float" office:value="4.764747" calcext:value-type="float">
            <text:p>4.764747</text:p>
          </table:table-cell>
          <table:table-cell office:value-type="float" office:value="3.594774" calcext:value-type="float">
            <text:p>3.594774</text:p>
          </table:table-cell>
          <table:table-cell office:value-type="float" office:value="1.684176" calcext:value-type="float">
            <text:p>1.684176</text:p>
          </table:table-cell>
          <table:table-cell office:value-type="float" office:value="1.429564" calcext:value-type="float">
            <text:p>1.429564</text:p>
          </table:table-cell>
          <table:table-cell office:value-type="float" office:value="3.241102" calcext:value-type="float">
            <text:p>3.241102</text:p>
          </table:table-cell>
          <table:table-cell office:value-type="float" office:value="5.201112" calcext:value-type="float">
            <text:p>5.201112</text:p>
          </table:table-cell>
          <table:table-cell office:value-type="float" office:value="5.432528" calcext:value-type="float">
            <text:p>5.432528</text:p>
          </table:table-cell>
          <table:table-cell office:value-type="float" office:value="5.561544" calcext:value-type="float">
            <text:p>5.561544</text:p>
          </table:table-cell>
          <table:table-cell office:value-type="float" office:value="6.149942" calcext:value-type="float">
            <text:p>6.149942</text:p>
          </table:table-cell>
          <table:table-cell office:value-type="float" office:value="7.204215" calcext:value-type="float">
            <text:p>7.204215</text:p>
          </table:table-cell>
          <table:table-cell office:value-type="float" office:value="7.700775" calcext:value-type="float">
            <text:p>7.700775</text:p>
          </table:table-cell>
          <table:table-cell office:value-type="float" office:value="0" calcext:value-type="float">
            <text:p>0</text:p>
          </table:table-cell>
          <table:table-cell office:value-type="float" office:value="19.22415" calcext:value-type="float">
            <text:p>19.22415</text:p>
          </table:table-cell>
          <table:table-cell office:value-type="float" office:value="0" calcext:value-type="float">
            <text:p>0</text:p>
          </table:table-cell>
          <table:table-cell office:value-type="float" office:value="1.780408" calcext:value-type="float">
            <text:p>1.780408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0102002" calcext:value-type="float">
            <text:p>20102002</text:p>
          </table:table-cell>
          <table:table-cell office:value-type="float" office:value="4.465208" calcext:value-type="float">
            <text:p>4.465208</text:p>
          </table:table-cell>
          <table:table-cell office:value-type="float" office:value="136.1389" calcext:value-type="float">
            <text:p>136.1389</text:p>
          </table:table-cell>
          <table:table-cell office:value-type="float" office:value="0" calcext:value-type="float">
            <text:p>0</text:p>
          </table:table-cell>
          <table:table-cell office:value-type="float" office:value="-1.724759" calcext:value-type="float">
            <text:p>-1.724759</text:p>
          </table:table-cell>
          <table:table-cell office:value-type="float" office:value="23.17439" calcext:value-type="float">
            <text:p>23.17439</text:p>
          </table:table-cell>
          <table:table-cell office:value-type="float" office:value="0.02564156" calcext:value-type="float">
            <text:p>0.02564156</text:p>
          </table:table-cell>
          <table:table-cell office:value-type="float" office:value="0.00001008695" calcext:value-type="float">
            <text:p>1.008695E-05</text:p>
          </table:table-cell>
          <table:table-cell office:value-type="float" office:value="0.02209847" calcext:value-type="float">
            <text:p>0.02209847</text:p>
          </table:table-cell>
          <table:table-cell office:value-type="float" office:value="-0.003778995" calcext:value-type="float">
            <text:p>-0.003778995</text:p>
          </table:table-cell>
          <table:table-cell office:value-type="float" office:value="1177.257" calcext:value-type="float">
            <text:p>1177.257</text:p>
          </table:table-cell>
          <table:table-cell office:value-type="float" office:value="1.287571" calcext:value-type="float">
            <text:p>1.287571</text:p>
          </table:table-cell>
          <table:table-cell office:value-type="float" office:value="0" calcext:value-type="float">
            <text:p>0</text:p>
          </table:table-cell>
          <table:table-cell office:value-type="float" office:value="0.4438253" calcext:value-type="float">
            <text:p>0.4438253</text:p>
          </table:table-cell>
          <table:table-cell office:value-type="float" office:value="0.2198377" calcext:value-type="float">
            <text:p>0.2198377</text:p>
          </table:table-cell>
          <table:table-cell office:value-type="float" office:value="0.1148824" calcext:value-type="float">
            <text:p>0.1148824</text:p>
          </table:table-cell>
          <table:table-cell office:value-type="float" office:value="0.07728533" calcext:value-type="float">
            <text:p>0.07728533</text:p>
          </table:table-cell>
          <table:table-cell office:value-type="float" office:value="0.07547415" calcext:value-type="float">
            <text:p>0.07547415</text:p>
          </table:table-cell>
          <table:table-cell office:value-type="float" office:value="0.0270326" calcext:value-type="float">
            <text:p>0.0270326</text:p>
          </table:table-cell>
          <table:table-cell office:value-type="float" office:value="0.03099183" calcext:value-type="float">
            <text:p>0.03099183</text:p>
          </table:table-cell>
          <table:table-cell office:value-type="float" office:value="0.06594376" calcext:value-type="float">
            <text:p>0.06594376</text:p>
          </table:table-cell>
          <table:table-cell office:value-type="float" office:value="0.1183447" calcext:value-type="float">
            <text:p>0.1183447</text:p>
          </table:table-cell>
          <table:table-cell office:value-type="float" office:value="0.1187379" calcext:value-type="float">
            <text:p>0.1187379</text:p>
          </table:table-cell>
          <table:table-cell office:value-type="float" office:value="0.1189741" calcext:value-type="float">
            <text:p>0.1189741</text:p>
          </table:table-cell>
          <table:table-cell office:value-type="float" office:value="0.1250144" calcext:value-type="float">
            <text:p>0.1250144</text:p>
          </table:table-cell>
          <table:table-cell office:value-type="float" office:value="0.1360606" calcext:value-type="float">
            <text:p>0.1360606</text:p>
          </table:table-cell>
          <table:table-cell office:value-type="float" office:value="0.1412692" calcext:value-type="float">
            <text:p>0.1412692</text:p>
          </table:table-cell>
          <table:table-cell office:value-type="float" office:value="0" calcext:value-type="float">
            <text:p>0</text:p>
          </table:table-cell>
          <table:table-cell office:value-type="float" office:value="24.26312" calcext:value-type="float">
            <text:p>24.26312</text:p>
          </table:table-cell>
          <table:table-cell office:value-type="float" office:value="16.63725" calcext:value-type="float">
            <text:p>16.63725</text:p>
          </table:table-cell>
          <table:table-cell office:value-type="float" office:value="8.351465" calcext:value-type="float">
            <text:p>8.351465</text:p>
          </table:table-cell>
          <table:table-cell office:value-type="float" office:value="4.777094" calcext:value-type="float">
            <text:p>4.777094</text:p>
          </table:table-cell>
          <table:table-cell office:value-type="float" office:value="3.610323" calcext:value-type="float">
            <text:p>3.610323</text:p>
          </table:table-cell>
          <table:table-cell office:value-type="float" office:value="1.686749" calcext:value-type="float">
            <text:p>1.686749</text:p>
          </table:table-cell>
          <table:table-cell office:value-type="float" office:value="1.432184" calcext:value-type="float">
            <text:p>1.432184</text:p>
          </table:table-cell>
          <table:table-cell office:value-type="float" office:value="3.246" calcext:value-type="float">
            <text:p>3.246</text:p>
          </table:table-cell>
          <table:table-cell office:value-type="float" office:value="5.208244" calcext:value-type="float">
            <text:p>5.208244</text:p>
          </table:table-cell>
          <table:table-cell office:value-type="float" office:value="5.440424" calcext:value-type="float">
            <text:p>5.440424</text:p>
          </table:table-cell>
          <table:table-cell office:value-type="float" office:value="5.570029" calcext:value-type="float">
            <text:p>5.570029</text:p>
          </table:table-cell>
          <table:table-cell office:value-type="float" office:value="6.157967" calcext:value-type="float">
            <text:p>6.157967</text:p>
          </table:table-cell>
          <table:table-cell office:value-type="float" office:value="7.211521" calcext:value-type="float">
            <text:p>7.211521</text:p>
          </table:table-cell>
          <table:table-cell office:value-type="float" office:value="7.708193" calcext:value-type="float">
            <text:p>7.708193</text:p>
          </table:table-cell>
          <table:table-cell office:value-type="float" office:value="0" calcext:value-type="float">
            <text:p>0</text:p>
          </table:table-cell>
          <table:table-cell office:value-type="float" office:value="16.65881" calcext:value-type="float">
            <text:p>16.65881</text:p>
          </table:table-cell>
          <table:table-cell office:value-type="float" office:value="0" calcext:value-type="float">
            <text:p>0</text:p>
          </table:table-cell>
          <table:table-cell office:value-type="float" office:value="1.780408" calcext:value-type="float">
            <text:p>1.780408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1102002" calcext:value-type="float">
            <text:p>21102002</text:p>
          </table:table-cell>
          <table:table-cell office:value-type="float" office:value="4.456324" calcext:value-type="float">
            <text:p>4.456324</text:p>
          </table:table-cell>
          <table:table-cell office:value-type="float" office:value="136.1367" calcext:value-type="float">
            <text:p>136.1367</text:p>
          </table:table-cell>
          <table:table-cell office:value-type="float" office:value="0" calcext:value-type="float">
            <text:p>0</text:p>
          </table:table-cell>
          <table:table-cell office:value-type="float" office:value="-1.724759" calcext:value-type="float">
            <text:p>-1.724759</text:p>
          </table:table-cell>
          <table:table-cell office:value-type="float" office:value="23.20421" calcext:value-type="float">
            <text:p>23.20421</text:p>
          </table:table-cell>
          <table:table-cell office:value-type="float" office:value="0.02564156" calcext:value-type="float">
            <text:p>0.02564156</text:p>
          </table:table-cell>
          <table:table-cell office:value-type="float" office:value="0.00001008695" calcext:value-type="float">
            <text:p>1.008695E-05</text:p>
          </table:table-cell>
          <table:table-cell office:value-type="float" office:value="0.02209847" calcext:value-type="float">
            <text:p>0.02209847</text:p>
          </table:table-cell>
          <table:table-cell office:value-type="float" office:value="-0.003876542" calcext:value-type="float">
            <text:p>-0.003876542</text:p>
          </table:table-cell>
          <table:table-cell office:value-type="float" office:value="1177.241" calcext:value-type="float">
            <text:p>1177.241</text:p>
          </table:table-cell>
          <table:table-cell office:value-type="float" office:value="1.285549" calcext:value-type="float">
            <text:p>1.285549</text:p>
          </table:table-cell>
          <table:table-cell office:value-type="float" office:value="0" calcext:value-type="float">
            <text:p>0</text:p>
          </table:table-cell>
          <table:table-cell office:value-type="float" office:value="0.4035596" calcext:value-type="float">
            <text:p>0.4035596</text:p>
          </table:table-cell>
          <table:table-cell office:value-type="float" office:value="0.2152964" calcext:value-type="float">
            <text:p>0.2152964</text:p>
          </table:table-cell>
          <table:table-cell office:value-type="float" office:value="0.1159437" calcext:value-type="float">
            <text:p>0.1159437</text:p>
          </table:table-cell>
          <table:table-cell office:value-type="float" office:value="0.07912883" calcext:value-type="float">
            <text:p>0.07912883</text:p>
          </table:table-cell>
          <table:table-cell office:value-type="float" office:value="0.07810561" calcext:value-type="float">
            <text:p>0.07810561</text:p>
          </table:table-cell>
          <table:table-cell office:value-type="float" office:value="0.02714806" calcext:value-type="float">
            <text:p>0.02714806</text:p>
          </table:table-cell>
          <table:table-cell office:value-type="float" office:value="0.03116914" calcext:value-type="float">
            <text:p>0.03116914</text:p>
          </table:table-cell>
          <table:table-cell office:value-type="float" office:value="0.06598481" calcext:value-type="float">
            <text:p>0.06598481</text:p>
          </table:table-cell>
          <table:table-cell office:value-type="float" office:value="0.1183956" calcext:value-type="float">
            <text:p>0.1183956</text:p>
          </table:table-cell>
          <table:table-cell office:value-type="float" office:value="0.1188034" calcext:value-type="float">
            <text:p>0.1188034</text:p>
          </table:table-cell>
          <table:table-cell office:value-type="float" office:value="0.1190605" calcext:value-type="float">
            <text:p>0.1190605</text:p>
          </table:table-cell>
          <table:table-cell office:value-type="float" office:value="0.125093" calcext:value-type="float">
            <text:p>0.125093</text:p>
          </table:table-cell>
          <table:table-cell office:value-type="float" office:value="0.1361227" calcext:value-type="float">
            <text:p>0.1361227</text:p>
          </table:table-cell>
          <table:table-cell office:value-type="float" office:value="0.1413565" calcext:value-type="float">
            <text:p>0.1413565</text:p>
          </table:table-cell>
          <table:table-cell office:value-type="float" office:value="0" calcext:value-type="float">
            <text:p>0</text:p>
          </table:table-cell>
          <table:table-cell office:value-type="float" office:value="24.30645" calcext:value-type="float">
            <text:p>24.30645</text:p>
          </table:table-cell>
          <table:table-cell office:value-type="float" office:value="16.65497" calcext:value-type="float">
            <text:p>16.65497</text:p>
          </table:table-cell>
          <table:table-cell office:value-type="float" office:value="8.366456" calcext:value-type="float">
            <text:p>8.366456</text:p>
          </table:table-cell>
          <table:table-cell office:value-type="float" office:value="4.790313" calcext:value-type="float">
            <text:p>4.790313</text:p>
          </table:table-cell>
          <table:table-cell office:value-type="float" office:value="3.626727" calcext:value-type="float">
            <text:p>3.626727</text:p>
          </table:table-cell>
          <table:table-cell office:value-type="float" office:value="1.689323" calcext:value-type="float">
            <text:p>1.689323</text:p>
          </table:table-cell>
          <table:table-cell office:value-type="float" office:value="1.434823" calcext:value-type="float">
            <text:p>1.434823</text:p>
          </table:table-cell>
          <table:table-cell office:value-type="float" office:value="3.250896" calcext:value-type="float">
            <text:p>3.250896</text:p>
          </table:table-cell>
          <table:table-cell office:value-type="float" office:value="5.215375" calcext:value-type="float">
            <text:p>5.215375</text:p>
          </table:table-cell>
          <table:table-cell office:value-type="float" office:value="5.448284" calcext:value-type="float">
            <text:p>5.448284</text:p>
          </table:table-cell>
          <table:table-cell office:value-type="float" office:value="5.578514" calcext:value-type="float">
            <text:p>5.578514</text:p>
          </table:table-cell>
          <table:table-cell office:value-type="float" office:value="6.165989" calcext:value-type="float">
            <text:p>6.165989</text:p>
          </table:table-cell>
          <table:table-cell office:value-type="float" office:value="7.218758" calcext:value-type="float">
            <text:p>7.218758</text:p>
          </table:table-cell>
          <table:table-cell office:value-type="float" office:value="7.715668" calcext:value-type="float">
            <text:p>7.715668</text:p>
          </table:table-cell>
          <table:table-cell office:value-type="float" office:value="0" calcext:value-type="float">
            <text:p>0</text:p>
          </table:table-cell>
          <table:table-cell office:value-type="float" office:value="12.16094" calcext:value-type="float">
            <text:p>12.16094</text:p>
          </table:table-cell>
          <table:table-cell office:value-type="float" office:value="0" calcext:value-type="float">
            <text:p>0</text:p>
          </table:table-cell>
          <table:table-cell office:value-type="float" office:value="1.780408" calcext:value-type="float">
            <text:p>1.780408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2102002" calcext:value-type="float">
            <text:p>22102002</text:p>
          </table:table-cell>
          <table:table-cell office:value-type="float" office:value="4.450974" calcext:value-type="float">
            <text:p>4.450974</text:p>
          </table:table-cell>
          <table:table-cell office:value-type="float" office:value="136.1346" calcext:value-type="float">
            <text:p>136.1346</text:p>
          </table:table-cell>
          <table:table-cell office:value-type="float" office:value="0" calcext:value-type="float">
            <text:p>0</text:p>
          </table:table-cell>
          <table:table-cell office:value-type="float" office:value="-1.724759" calcext:value-type="float">
            <text:p>-1.724759</text:p>
          </table:table-cell>
          <table:table-cell office:value-type="float" office:value="23.23355" calcext:value-type="float">
            <text:p>23.23355</text:p>
          </table:table-cell>
          <table:table-cell office:value-type="float" office:value="0.02564156" calcext:value-type="float">
            <text:p>0.02564156</text:p>
          </table:table-cell>
          <table:table-cell office:value-type="float" office:value="0.00001008697" calcext:value-type="float">
            <text:p>1.008697E-05</text:p>
          </table:table-cell>
          <table:table-cell office:value-type="float" office:value="0.02209847" calcext:value-type="float">
            <text:p>0.02209847</text:p>
          </table:table-cell>
          <table:table-cell office:value-type="float" office:value="-0.003876542" calcext:value-type="float">
            <text:p>-0.003876542</text:p>
          </table:table-cell>
          <table:table-cell office:value-type="float" office:value="1177.223" calcext:value-type="float">
            <text:p>1177.223</text:p>
          </table:table-cell>
          <table:table-cell office:value-type="float" office:value="1.286816" calcext:value-type="float">
            <text:p>1.286816</text:p>
          </table:table-cell>
          <table:table-cell office:value-type="float" office:value="0" calcext:value-type="float">
            <text:p>0</text:p>
          </table:table-cell>
          <table:table-cell office:value-type="float" office:value="0.4483176" calcext:value-type="float">
            <text:p>0.4483176</text:p>
          </table:table-cell>
          <table:table-cell office:value-type="float" office:value="0.1905514" calcext:value-type="float">
            <text:p>0.1905514</text:p>
          </table:table-cell>
          <table:table-cell office:value-type="float" office:value="0.100387" calcext:value-type="float">
            <text:p>0.100387</text:p>
          </table:table-cell>
          <table:table-cell office:value-type="float" office:value="0.07108682" calcext:value-type="float">
            <text:p>0.07108682</text:p>
          </table:table-cell>
          <table:table-cell office:value-type="float" office:value="0.07185028" calcext:value-type="float">
            <text:p>0.07185028</text:p>
          </table:table-cell>
          <table:table-cell office:value-type="float" office:value="0.02623511" calcext:value-type="float">
            <text:p>0.02623511</text:p>
          </table:table-cell>
          <table:table-cell office:value-type="float" office:value="0.03093774" calcext:value-type="float">
            <text:p>0.03093774</text:p>
          </table:table-cell>
          <table:table-cell office:value-type="float" office:value="0.06597146" calcext:value-type="float">
            <text:p>0.06597146</text:p>
          </table:table-cell>
          <table:table-cell office:value-type="float" office:value="0.1184467" calcext:value-type="float">
            <text:p>0.1184467</text:p>
          </table:table-cell>
          <table:table-cell office:value-type="float" office:value="0.1188695" calcext:value-type="float">
            <text:p>0.1188695</text:p>
          </table:table-cell>
          <table:table-cell office:value-type="float" office:value="0.1191464" calcext:value-type="float">
            <text:p>0.1191464</text:p>
          </table:table-cell>
          <table:table-cell office:value-type="float" office:value="0.1251807" calcext:value-type="float">
            <text:p>0.1251807</text:p>
          </table:table-cell>
          <table:table-cell office:value-type="float" office:value="0.1361962" calcext:value-type="float">
            <text:p>0.1361962</text:p>
          </table:table-cell>
          <table:table-cell office:value-type="float" office:value="0.1414445" calcext:value-type="float">
            <text:p>0.1414445</text:p>
          </table:table-cell>
          <table:table-cell office:value-type="float" office:value="0" calcext:value-type="float">
            <text:p>0</text:p>
          </table:table-cell>
          <table:table-cell office:value-type="float" office:value="24.34589" calcext:value-type="float">
            <text:p>24.34589</text:p>
          </table:table-cell>
          <table:table-cell office:value-type="float" office:value="16.66715" calcext:value-type="float">
            <text:p>16.66715</text:p>
          </table:table-cell>
          <table:table-cell office:value-type="float" office:value="8.379162" calcext:value-type="float">
            <text:p>8.379162</text:p>
          </table:table-cell>
          <table:table-cell office:value-type="float" office:value="4.802578" calcext:value-type="float">
            <text:p>4.802578</text:p>
          </table:table-cell>
          <table:table-cell office:value-type="float" office:value="3.642602" calcext:value-type="float">
            <text:p>3.642602</text:p>
          </table:table-cell>
          <table:table-cell office:value-type="float" office:value="1.691833" calcext:value-type="float">
            <text:p>1.691833</text:p>
          </table:table-cell>
          <table:table-cell office:value-type="float" office:value="1.437471" calcext:value-type="float">
            <text:p>1.437471</text:p>
          </table:table-cell>
          <table:table-cell office:value-type="float" office:value="3.255793" calcext:value-type="float">
            <text:p>3.255793</text:p>
          </table:table-cell>
          <table:table-cell office:value-type="float" office:value="5.222507" calcext:value-type="float">
            <text:p>5.222507</text:p>
          </table:table-cell>
          <table:table-cell office:value-type="float" office:value="5.456144" calcext:value-type="float">
            <text:p>5.456144</text:p>
          </table:table-cell>
          <table:table-cell office:value-type="float" office:value="5.586974" calcext:value-type="float">
            <text:p>5.586974</text:p>
          </table:table-cell>
          <table:table-cell office:value-type="float" office:value="6.174016" calcext:value-type="float">
            <text:p>6.174016</text:p>
          </table:table-cell>
          <table:table-cell office:value-type="float" office:value="7.225967" calcext:value-type="float">
            <text:p>7.225967</text:p>
          </table:table-cell>
          <table:table-cell office:value-type="float" office:value="7.723133" calcext:value-type="float">
            <text:p>7.723133</text:p>
          </table:table-cell>
          <table:table-cell office:value-type="float" office:value="0" calcext:value-type="float">
            <text:p>0</text:p>
          </table:table-cell>
          <table:table-cell office:value-type="float" office:value="7.641763" calcext:value-type="float">
            <text:p>7.641763</text:p>
          </table:table-cell>
          <table:table-cell office:value-type="float" office:value="0" calcext:value-type="float">
            <text:p>0</text:p>
          </table:table-cell>
          <table:table-cell office:value-type="float" office:value="1.780408" calcext:value-type="float">
            <text:p>1.780408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3102002" calcext:value-type="float">
            <text:p>23102002</text:p>
          </table:table-cell>
          <table:table-cell office:value-type="float" office:value="4.44699" calcext:value-type="float">
            <text:p>4.44699</text:p>
          </table:table-cell>
          <table:table-cell office:value-type="float" office:value="136.1326" calcext:value-type="float">
            <text:p>136.1326</text:p>
          </table:table-cell>
          <table:table-cell office:value-type="float" office:value="0" calcext:value-type="float">
            <text:p>0</text:p>
          </table:table-cell>
          <table:table-cell office:value-type="float" office:value="-1.724759" calcext:value-type="float">
            <text:p>-1.724759</text:p>
          </table:table-cell>
          <table:table-cell office:value-type="float" office:value="23.26187" calcext:value-type="float">
            <text:p>23.26187</text:p>
          </table:table-cell>
          <table:table-cell office:value-type="float" office:value="0.02564156" calcext:value-type="float">
            <text:p>0.02564156</text:p>
          </table:table-cell>
          <table:table-cell office:value-type="float" office:value="0.00001008697" calcext:value-type="float">
            <text:p>1.008697E-05</text:p>
          </table:table-cell>
          <table:table-cell office:value-type="float" office:value="0.02209847" calcext:value-type="float">
            <text:p>0.02209847</text:p>
          </table:table-cell>
          <table:table-cell office:value-type="float" office:value="-0.003876542" calcext:value-type="float">
            <text:p>-0.003876542</text:p>
          </table:table-cell>
          <table:table-cell office:value-type="float" office:value="1177.204" calcext:value-type="float">
            <text:p>1177.204</text:p>
          </table:table-cell>
          <table:table-cell office:value-type="float" office:value="1.287622" calcext:value-type="float">
            <text:p>1.287622</text:p>
          </table:table-cell>
          <table:table-cell office:value-type="float" office:value="0" calcext:value-type="float">
            <text:p>0</text:p>
          </table:table-cell>
          <table:table-cell office:value-type="float" office:value="0.2604299" calcext:value-type="float">
            <text:p>0.2604299</text:p>
          </table:table-cell>
          <table:table-cell office:value-type="float" office:value="0.1646264" calcext:value-type="float">
            <text:p>0.1646264</text:p>
          </table:table-cell>
          <table:table-cell office:value-type="float" office:value="0.08726417" calcext:value-type="float">
            <text:p>0.08726417</text:p>
          </table:table-cell>
          <table:table-cell office:value-type="float" office:value="0.06220104" calcext:value-type="float">
            <text:p>0.06220104</text:p>
          </table:table-cell>
          <table:table-cell office:value-type="float" office:value="0.06303038" calcext:value-type="float">
            <text:p>0.06303038</text:p>
          </table:table-cell>
          <table:table-cell office:value-type="float" office:value="0.02465442" calcext:value-type="float">
            <text:p>0.02465442</text:p>
          </table:table-cell>
          <table:table-cell office:value-type="float" office:value="0.030231" calcext:value-type="float">
            <text:p>0.030231</text:p>
          </table:table-cell>
          <table:table-cell office:value-type="float" office:value="0.06573286" calcext:value-type="float">
            <text:p>0.06573286</text:p>
          </table:table-cell>
          <table:table-cell office:value-type="float" office:value="0.1184626" calcext:value-type="float">
            <text:p>0.1184626</text:p>
          </table:table-cell>
          <table:table-cell office:value-type="float" office:value="0.1189342" calcext:value-type="float">
            <text:p>0.1189342</text:p>
          </table:table-cell>
          <table:table-cell office:value-type="float" office:value="0.1192316" calcext:value-type="float">
            <text:p>0.1192316</text:p>
          </table:table-cell>
          <table:table-cell office:value-type="float" office:value="0.1252581" calcext:value-type="float">
            <text:p>0.1252581</text:p>
          </table:table-cell>
          <table:table-cell office:value-type="float" office:value="0.1362721" calcext:value-type="float">
            <text:p>0.1362721</text:p>
          </table:table-cell>
          <table:table-cell office:value-type="float" office:value="0.1415288" calcext:value-type="float">
            <text:p>0.1415288</text:p>
          </table:table-cell>
          <table:table-cell office:value-type="float" office:value="0" calcext:value-type="float">
            <text:p>0</text:p>
          </table:table-cell>
          <table:table-cell office:value-type="float" office:value="24.38189" calcext:value-type="float">
            <text:p>24.38189</text:p>
          </table:table-cell>
          <table:table-cell office:value-type="float" office:value="16.67023" calcext:value-type="float">
            <text:p>16.67023</text:p>
          </table:table-cell>
          <table:table-cell office:value-type="float" office:value="8.386394" calcext:value-type="float">
            <text:p>8.386394</text:p>
          </table:table-cell>
          <table:table-cell office:value-type="float" office:value="4.81146" calcext:value-type="float">
            <text:p>4.81146</text:p>
          </table:table-cell>
          <table:table-cell office:value-type="float" office:value="3.655329" calcext:value-type="float">
            <text:p>3.655329</text:p>
          </table:table-cell>
          <table:table-cell office:value-type="float" office:value="1.694032" calcext:value-type="float">
            <text:p>1.694032</text:p>
          </table:table-cell>
          <table:table-cell office:value-type="float" office:value="1.440021" calcext:value-type="float">
            <text:p>1.440021</text:p>
          </table:table-cell>
          <table:table-cell office:value-type="float" office:value="3.260674" calcext:value-type="float">
            <text:p>3.260674</text:p>
          </table:table-cell>
          <table:table-cell office:value-type="float" office:value="5.229637" calcext:value-type="float">
            <text:p>5.229637</text:p>
          </table:table-cell>
          <table:table-cell office:value-type="float" office:value="5.464004" calcext:value-type="float">
            <text:p>5.464004</text:p>
          </table:table-cell>
          <table:table-cell office:value-type="float" office:value="5.595402" calcext:value-type="float">
            <text:p>5.595402</text:p>
          </table:table-cell>
          <table:table-cell office:value-type="float" office:value="6.182009" calcext:value-type="float">
            <text:p>6.182009</text:p>
          </table:table-cell>
          <table:table-cell office:value-type="float" office:value="7.233178" calcext:value-type="float">
            <text:p>7.233178</text:p>
          </table:table-cell>
          <table:table-cell office:value-type="float" office:value="7.730602" calcext:value-type="float">
            <text:p>7.730602</text:p>
          </table:table-cell>
          <table:table-cell office:value-type="float" office:value="0" calcext:value-type="float">
            <text:p>0</text:p>
          </table:table-cell>
          <table:table-cell office:value-type="float" office:value="4.986396" calcext:value-type="float">
            <text:p>4.986396</text:p>
          </table:table-cell>
          <table:table-cell office:value-type="float" office:value="0" calcext:value-type="float">
            <text:p>0</text:p>
          </table:table-cell>
          <table:table-cell office:value-type="float" office:value="1.780408" calcext:value-type="float">
            <text:p>1.780408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4102002" calcext:value-type="float">
            <text:p>24102002</text:p>
          </table:table-cell>
          <table:table-cell office:value-type="float" office:value="4.442805" calcext:value-type="float">
            <text:p>4.442805</text:p>
          </table:table-cell>
          <table:table-cell office:value-type="float" office:value="136.131" calcext:value-type="float">
            <text:p>136.131</text:p>
          </table:table-cell>
          <table:table-cell office:value-type="float" office:value="0" calcext:value-type="float">
            <text:p>0</text:p>
          </table:table-cell>
          <table:table-cell office:value-type="float" office:value="-1.724759" calcext:value-type="float">
            <text:p>-1.724759</text:p>
          </table:table-cell>
          <table:table-cell office:value-type="float" office:value="23.28923" calcext:value-type="float">
            <text:p>23.28923</text:p>
          </table:table-cell>
          <table:table-cell office:value-type="float" office:value="0.02564156" calcext:value-type="float">
            <text:p>0.02564156</text:p>
          </table:table-cell>
          <table:table-cell office:value-type="float" office:value="0.00001008697" calcext:value-type="float">
            <text:p>1.008697E-05</text:p>
          </table:table-cell>
          <table:table-cell office:value-type="float" office:value="0.02209847" calcext:value-type="float">
            <text:p>0.02209847</text:p>
          </table:table-cell>
          <table:table-cell office:value-type="float" office:value="-0.003876542" calcext:value-type="float">
            <text:p>-0.003876542</text:p>
          </table:table-cell>
          <table:table-cell office:value-type="float" office:value="1177.184" calcext:value-type="float">
            <text:p>1177.184</text:p>
          </table:table-cell>
          <table:table-cell office:value-type="float" office:value="1.288616" calcext:value-type="float">
            <text:p>1.288616</text:p>
          </table:table-cell>
          <table:table-cell office:value-type="float" office:value="0" calcext:value-type="float">
            <text:p>0</text:p>
          </table:table-cell>
          <table:table-cell office:value-type="float" office:value="0.2450084" calcext:value-type="float">
            <text:p>0.2450084</text:p>
          </table:table-cell>
          <table:table-cell office:value-type="float" office:value="0.1582252" calcext:value-type="float">
            <text:p>0.1582252</text:p>
          </table:table-cell>
          <table:table-cell office:value-type="float" office:value="0.08158135" calcext:value-type="float">
            <text:p>0.08158135</text:p>
          </table:table-cell>
          <table:table-cell office:value-type="float" office:value="0.05735452" calcext:value-type="float">
            <text:p>0.05735452</text:p>
          </table:table-cell>
          <table:table-cell office:value-type="float" office:value="0.05747547" calcext:value-type="float">
            <text:p>0.05747547</text:p>
          </table:table-cell>
          <table:table-cell office:value-type="float" office:value="0.02343851" calcext:value-type="float">
            <text:p>0.02343851</text:p>
          </table:table-cell>
          <table:table-cell office:value-type="float" office:value="0.02956743" calcext:value-type="float">
            <text:p>0.02956743</text:p>
          </table:table-cell>
          <table:table-cell office:value-type="float" office:value="0.06539409" calcext:value-type="float">
            <text:p>0.06539409</text:p>
          </table:table-cell>
          <table:table-cell office:value-type="float" office:value="0.118424" calcext:value-type="float">
            <text:p>0.118424</text:p>
          </table:table-cell>
          <table:table-cell office:value-type="float" office:value="0.1189936" calcext:value-type="float">
            <text:p>0.1189936</text:p>
          </table:table-cell>
          <table:table-cell office:value-type="float" office:value="0.1193161" calcext:value-type="float">
            <text:p>0.1193161</text:p>
          </table:table-cell>
          <table:table-cell office:value-type="float" office:value="0.1253423" calcext:value-type="float">
            <text:p>0.1253423</text:p>
          </table:table-cell>
          <table:table-cell office:value-type="float" office:value="0.1363484" calcext:value-type="float">
            <text:p>0.1363484</text:p>
          </table:table-cell>
          <table:table-cell office:value-type="float" office:value="0.1416106" calcext:value-type="float">
            <text:p>0.1416106</text:p>
          </table:table-cell>
          <table:table-cell office:value-type="float" office:value="0" calcext:value-type="float">
            <text:p>0</text:p>
          </table:table-cell>
          <table:table-cell office:value-type="float" office:value="24.39417" calcext:value-type="float">
            <text:p>24.39417</text:p>
          </table:table-cell>
          <table:table-cell office:value-type="float" office:value="16.66832" calcext:value-type="float">
            <text:p>16.66832</text:p>
          </table:table-cell>
          <table:table-cell office:value-type="float" office:value="8.390145" calcext:value-type="float">
            <text:p>8.390145</text:p>
          </table:table-cell>
          <table:table-cell office:value-type="float" office:value="4.817718" calcext:value-type="float">
            <text:p>4.817718</text:p>
          </table:table-cell>
          <table:table-cell office:value-type="float" office:value="3.66525" calcext:value-type="float">
            <text:p>3.66525</text:p>
          </table:table-cell>
          <table:table-cell office:value-type="float" office:value="1.695907" calcext:value-type="float">
            <text:p>1.695907</text:p>
          </table:table-cell>
          <table:table-cell office:value-type="float" office:value="1.442436" calcext:value-type="float">
            <text:p>1.442436</text:p>
          </table:table-cell>
          <table:table-cell office:value-type="float" office:value="3.265494" calcext:value-type="float">
            <text:p>3.265494</text:p>
          </table:table-cell>
          <table:table-cell office:value-type="float" office:value="5.236763" calcext:value-type="float">
            <text:p>5.236763</text:p>
          </table:table-cell>
          <table:table-cell office:value-type="float" office:value="5.471861" calcext:value-type="float">
            <text:p>5.471861</text:p>
          </table:table-cell>
          <table:table-cell office:value-type="float" office:value="5.60383" calcext:value-type="float">
            <text:p>5.60383</text:p>
          </table:table-cell>
          <table:table-cell office:value-type="float" office:value="6.189998" calcext:value-type="float">
            <text:p>6.189998</text:p>
          </table:table-cell>
          <table:table-cell office:value-type="float" office:value="7.240334" calcext:value-type="float">
            <text:p>7.240334</text:p>
          </table:table-cell>
          <table:table-cell office:value-type="float" office:value="7.738062" calcext:value-type="float">
            <text:p>7.738062</text:p>
          </table:table-cell>
          <table:table-cell office:value-type="float" office:value="0" calcext:value-type="float">
            <text:p>0</text:p>
          </table:table-cell>
          <table:table-cell office:value-type="float" office:value="4.167214" calcext:value-type="float">
            <text:p>4.167214</text:p>
          </table:table-cell>
          <table:table-cell office:value-type="float" office:value="0" calcext:value-type="float">
            <text:p>0</text:p>
          </table:table-cell>
          <table:table-cell office:value-type="float" office:value="1.780408" calcext:value-type="float">
            <text:p>1.780408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5102002" calcext:value-type="float">
            <text:p>25102002</text:p>
          </table:table-cell>
          <table:table-cell office:value-type="float" office:value="4.433744" calcext:value-type="float">
            <text:p>4.433744</text:p>
          </table:table-cell>
          <table:table-cell office:value-type="float" office:value="136.1299" calcext:value-type="float">
            <text:p>136.1299</text:p>
          </table:table-cell>
          <table:table-cell office:value-type="float" office:value="0" calcext:value-type="float">
            <text:p>0</text:p>
          </table:table-cell>
          <table:table-cell office:value-type="float" office:value="-1.724759" calcext:value-type="float">
            <text:p>-1.724759</text:p>
          </table:table-cell>
          <table:table-cell office:value-type="float" office:value="23.31643" calcext:value-type="float">
            <text:p>23.31643</text:p>
          </table:table-cell>
          <table:table-cell office:value-type="float" office:value="0.02564156" calcext:value-type="float">
            <text:p>0.02564156</text:p>
          </table:table-cell>
          <table:table-cell office:value-type="float" office:value="0.00001008698" calcext:value-type="float">
            <text:p>1.008698E-05</text:p>
          </table:table-cell>
          <table:table-cell office:value-type="float" office:value="0.02209847" calcext:value-type="float">
            <text:p>0.02209847</text:p>
          </table:table-cell>
          <table:table-cell office:value-type="float" office:value="-0.003876542" calcext:value-type="float">
            <text:p>-0.003876542</text:p>
          </table:table-cell>
          <table:table-cell office:value-type="float" office:value="1177.165" calcext:value-type="float">
            <text:p>1177.165</text:p>
          </table:table-cell>
          <table:table-cell office:value-type="float" office:value="1.294258" calcext:value-type="float">
            <text:p>1.294258</text:p>
          </table:table-cell>
          <table:table-cell office:value-type="float" office:value="0" calcext:value-type="float">
            <text:p>0</text:p>
          </table:table-cell>
          <table:table-cell office:value-type="float" office:value="0.2770846" calcext:value-type="float">
            <text:p>0.2770846</text:p>
          </table:table-cell>
          <table:table-cell office:value-type="float" office:value="0.1740588" calcext:value-type="float">
            <text:p>0.1740588</text:p>
          </table:table-cell>
          <table:table-cell office:value-type="float" office:value="0.08512907" calcext:value-type="float">
            <text:p>0.08512907</text:p>
          </table:table-cell>
          <table:table-cell office:value-type="float" office:value="0.05820138" calcext:value-type="float">
            <text:p>0.05820138</text:p>
          </table:table-cell>
          <table:table-cell office:value-type="float" office:value="0.05715888" calcext:value-type="float">
            <text:p>0.05715888</text:p>
          </table:table-cell>
          <table:table-cell office:value-type="float" office:value="0.02295337" calcext:value-type="float">
            <text:p>0.02295337</text:p>
          </table:table-cell>
          <table:table-cell office:value-type="float" office:value="0.02920904" calcext:value-type="float">
            <text:p>0.02920904</text:p>
          </table:table-cell>
          <table:table-cell office:value-type="float" office:value="0.06510626" calcext:value-type="float">
            <text:p>0.06510626</text:p>
          </table:table-cell>
          <table:table-cell office:value-type="float" office:value="0.1183521" calcext:value-type="float">
            <text:p>0.1183521</text:p>
          </table:table-cell>
          <table:table-cell office:value-type="float" office:value="0.1190455" calcext:value-type="float">
            <text:p>0.1190455</text:p>
          </table:table-cell>
          <table:table-cell office:value-type="float" office:value="0.1193996" calcext:value-type="float">
            <text:p>0.1193996</text:p>
          </table:table-cell>
          <table:table-cell office:value-type="float" office:value="0.1254324" calcext:value-type="float">
            <text:p>0.1254324</text:p>
          </table:table-cell>
          <table:table-cell office:value-type="float" office:value="0.1364251" calcext:value-type="float">
            <text:p>0.1364251</text:p>
          </table:table-cell>
          <table:table-cell office:value-type="float" office:value="0.1416916" calcext:value-type="float">
            <text:p>0.1416916</text:p>
          </table:table-cell>
          <table:table-cell office:value-type="float" office:value="0" calcext:value-type="float">
            <text:p>0</text:p>
          </table:table-cell>
          <table:table-cell office:value-type="float" office:value="24.41262" calcext:value-type="float">
            <text:p>24.41262</text:p>
          </table:table-cell>
          <table:table-cell office:value-type="float" office:value="16.66631" calcext:value-type="float">
            <text:p>16.66631</text:p>
          </table:table-cell>
          <table:table-cell office:value-type="float" office:value="8.393188" calcext:value-type="float">
            <text:p>8.393188</text:p>
          </table:table-cell>
          <table:table-cell office:value-type="float" office:value="4.823024" calcext:value-type="float">
            <text:p>4.823024</text:p>
          </table:table-cell>
          <table:table-cell office:value-type="float" office:value="3.673907" calcext:value-type="float">
            <text:p>3.673907</text:p>
          </table:table-cell>
          <table:table-cell office:value-type="float" office:value="1.697584" calcext:value-type="float">
            <text:p>1.697584</text:p>
          </table:table-cell>
          <table:table-cell office:value-type="float" office:value="1.444749" calcext:value-type="float">
            <text:p>1.444749</text:p>
          </table:table-cell>
          <table:table-cell office:value-type="float" office:value="3.270253" calcext:value-type="float">
            <text:p>3.270253</text:p>
          </table:table-cell>
          <table:table-cell office:value-type="float" office:value="5.243848" calcext:value-type="float">
            <text:p>5.243848</text:p>
          </table:table-cell>
          <table:table-cell office:value-type="float" office:value="5.479721" calcext:value-type="float">
            <text:p>5.479721</text:p>
          </table:table-cell>
          <table:table-cell office:value-type="float" office:value="5.612258" calcext:value-type="float">
            <text:p>5.612258</text:p>
          </table:table-cell>
          <table:table-cell office:value-type="float" office:value="6.197983" calcext:value-type="float">
            <text:p>6.197983</text:p>
          </table:table-cell>
          <table:table-cell office:value-type="float" office:value="7.247466" calcext:value-type="float">
            <text:p>7.247466</text:p>
          </table:table-cell>
          <table:table-cell office:value-type="float" office:value="7.745523" calcext:value-type="float">
            <text:p>7.745523</text:p>
          </table:table-cell>
          <table:table-cell office:value-type="float" office:value="0" calcext:value-type="float">
            <text:p>0</text:p>
          </table:table-cell>
          <table:table-cell office:value-type="float" office:value="8.496602" calcext:value-type="float">
            <text:p>8.496602</text:p>
          </table:table-cell>
          <table:table-cell office:value-type="float" office:value="0" calcext:value-type="float">
            <text:p>0</text:p>
          </table:table-cell>
          <table:table-cell office:value-type="float" office:value="1.780408" calcext:value-type="float">
            <text:p>1.780408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26102002" calcext:value-type="float">
            <text:p>26102002</text:p>
          </table:table-cell>
          <table:table-cell office:value-type="float" office:value="4.41704" calcext:value-type="float">
            <text:p>4.41704</text:p>
          </table:table-cell>
          <table:table-cell office:value-type="float" office:value="136.1293" calcext:value-type="float">
            <text:p>136.1293</text:p>
          </table:table-cell>
          <table:table-cell office:value-type="float" office:value="0" calcext:value-type="float">
            <text:p>0</text:p>
          </table:table-cell>
          <table:table-cell office:value-type="float" office:value="-1.724759" calcext:value-type="float">
            <text:p>-1.724759</text:p>
          </table:table-cell>
          <table:table-cell office:value-type="float" office:value="23.34428" calcext:value-type="float">
            <text:p>23.34428</text:p>
          </table:table-cell>
          <table:table-cell office:value-type="float" office:value="0.02564156" calcext:value-type="float">
            <text:p>0.02564156</text:p>
          </table:table-cell>
          <table:table-cell office:value-type="float" office:value="0.00001008698" calcext:value-type="float">
            <text:p>1.008698E-05</text:p>
          </table:table-cell>
          <table:table-cell office:value-type="float" office:value="0.02209847" calcext:value-type="float">
            <text:p>0.02209847</text:p>
          </table:table-cell>
          <table:table-cell office:value-type="float" office:value="-0.003876542" calcext:value-type="float">
            <text:p>-0.003876542</text:p>
          </table:table-cell>
          <table:table-cell office:value-type="float" office:value="1177.149" calcext:value-type="float">
            <text:p>1177.149</text:p>
          </table:table-cell>
          <table:table-cell office:value-type="float" office:value="1.306305" calcext:value-type="float">
            <text:p>1.306305</text:p>
          </table:table-cell>
          <table:table-cell office:value-type="float" office:value="0" calcext:value-type="float">
            <text:p>0</text:p>
          </table:table-cell>
          <table:table-cell office:value-type="float" office:value="0.3670035" calcext:value-type="float">
            <text:p>0.3670035</text:p>
          </table:table-cell>
          <table:table-cell office:value-type="float" office:value="0.2065763" calcext:value-type="float">
            <text:p>0.2065763</text:p>
          </table:table-cell>
          <table:table-cell office:value-type="float" office:value="0.101473" calcext:value-type="float">
            <text:p>0.101473</text:p>
          </table:table-cell>
          <table:table-cell office:value-type="float" office:value="0.06741116" calcext:value-type="float">
            <text:p>0.06741116</text:p>
          </table:table-cell>
          <table:table-cell office:value-type="float" office:value="0.0649237" calcext:value-type="float">
            <text:p>0.0649237</text:p>
          </table:table-cell>
          <table:table-cell office:value-type="float" office:value="0.02358532" calcext:value-type="float">
            <text:p>0.02358532</text:p>
          </table:table-cell>
          <table:table-cell office:value-type="float" office:value="0.02939832" calcext:value-type="float">
            <text:p>0.02939832</text:p>
          </table:table-cell>
          <table:table-cell office:value-type="float" office:value="0.06498687" calcext:value-type="float">
            <text:p>0.06498687</text:p>
          </table:table-cell>
          <table:table-cell office:value-type="float" office:value="0.1182878" calcext:value-type="float">
            <text:p>0.1182878</text:p>
          </table:table-cell>
          <table:table-cell office:value-type="float" office:value="0.1190914" calcext:value-type="float">
            <text:p>0.1190914</text:p>
          </table:table-cell>
          <table:table-cell office:value-type="float" office:value="0.1194819" calcext:value-type="float">
            <text:p>0.1194819</text:p>
          </table:table-cell>
          <table:table-cell office:value-type="float" office:value="0.1255171" calcext:value-type="float">
            <text:p>0.1255171</text:p>
          </table:table-cell>
          <table:table-cell office:value-type="float" office:value="0.1365018" calcext:value-type="float">
            <text:p>0.1365018</text:p>
          </table:table-cell>
          <table:table-cell office:value-type="float" office:value="0.1417725" calcext:value-type="float">
            <text:p>0.1417725</text:p>
          </table:table-cell>
          <table:table-cell office:value-type="float" office:value="0" calcext:value-type="float">
            <text:p>0</text:p>
          </table:table-cell>
          <table:table-cell office:value-type="float" office:value="24.44597" calcext:value-type="float">
            <text:p>24.44597</text:p>
          </table:table-cell>
          <table:table-cell office:value-type="float" office:value="16.67079" calcext:value-type="float">
            <text:p>16.67079</text:p>
          </table:table-cell>
          <table:table-cell office:value-type="float" office:value="8.399335" calcext:value-type="float">
            <text:p>8.399335</text:p>
          </table:table-cell>
          <table:table-cell office:value-type="float" office:value="4.829834" calcext:value-type="float">
            <text:p>4.829834</text:p>
          </table:table-cell>
          <table:table-cell office:value-type="float" office:value="3.683578" calcext:value-type="float">
            <text:p>3.683578</text:p>
          </table:table-cell>
          <table:table-cell office:value-type="float" office:value="1.699258" calcext:value-type="float">
            <text:p>1.699258</text:p>
          </table:table-cell>
          <table:table-cell office:value-type="float" office:value="1.447038" calcext:value-type="float">
            <text:p>1.447038</text:p>
          </table:table-cell>
          <table:table-cell office:value-type="float" office:value="3.274968" calcext:value-type="float">
            <text:p>3.274968</text:p>
          </table:table-cell>
          <table:table-cell office:value-type="float" office:value="5.250915" calcext:value-type="float">
            <text:p>5.250915</text:p>
          </table:table-cell>
          <table:table-cell office:value-type="float" office:value="5.487577" calcext:value-type="float">
            <text:p>5.487577</text:p>
          </table:table-cell>
          <table:table-cell office:value-type="float" office:value="5.620687" calcext:value-type="float">
            <text:p>5.620687</text:p>
          </table:table-cell>
          <table:table-cell office:value-type="float" office:value="6.205969" calcext:value-type="float">
            <text:p>6.205969</text:p>
          </table:table-cell>
          <table:table-cell office:value-type="float" office:value="7.254599" calcext:value-type="float">
            <text:p>7.254599</text:p>
          </table:table-cell>
          <table:table-cell office:value-type="float" office:value="7.752984" calcext:value-type="float">
            <text:p>7.752984</text:p>
          </table:table-cell>
          <table:table-cell office:value-type="float" office:value="0" calcext:value-type="float">
            <text:p>0</text:p>
          </table:table-cell>
          <table:table-cell office:value-type="float" office:value="17.41945" calcext:value-type="float">
            <text:p>17.41945</text:p>
          </table:table-cell>
          <table:table-cell office:value-type="float" office:value="0" calcext:value-type="float">
            <text:p>0</text:p>
          </table:table-cell>
          <table:table-cell office:value-type="float" office:value="1.780408" calcext:value-type="float">
            <text:p>1.78040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7102002" calcext:value-type="float">
            <text:p>27102002</text:p>
          </table:table-cell>
          <table:table-cell office:value-type="float" office:value="4.40893" calcext:value-type="float">
            <text:p>4.40893</text:p>
          </table:table-cell>
          <table:table-cell office:value-type="float" office:value="136.1282" calcext:value-type="float">
            <text:p>136.1282</text:p>
          </table:table-cell>
          <table:table-cell office:value-type="float" office:value="0" calcext:value-type="float">
            <text:p>0</text:p>
          </table:table-cell>
          <table:table-cell office:value-type="float" office:value="-1.724759" calcext:value-type="float">
            <text:p>-1.724759</text:p>
          </table:table-cell>
          <table:table-cell office:value-type="float" office:value="23.37502" calcext:value-type="float">
            <text:p>23.37502</text:p>
          </table:table-cell>
          <table:table-cell office:value-type="float" office:value="0.02564156" calcext:value-type="float">
            <text:p>0.02564156</text:p>
          </table:table-cell>
          <table:table-cell office:value-type="float" office:value="0.00001009008" calcext:value-type="float">
            <text:p>1.009008E-05</text:p>
          </table:table-cell>
          <table:table-cell office:value-type="float" office:value="0.02209847" calcext:value-type="float">
            <text:p>0.02209847</text:p>
          </table:table-cell>
          <table:table-cell office:value-type="float" office:value="-0.003876508" calcext:value-type="float">
            <text:p>-0.003876508</text:p>
          </table:table-cell>
          <table:table-cell office:value-type="float" office:value="1177.133" calcext:value-type="float">
            <text:p>1177.133</text:p>
          </table:table-cell>
          <table:table-cell office:value-type="float" office:value="1.310794" calcext:value-type="float">
            <text:p>1.310794</text:p>
          </table:table-cell>
          <table:table-cell office:value-type="float" office:value="0" calcext:value-type="float">
            <text:p>0</text:p>
          </table:table-cell>
          <table:table-cell office:value-type="float" office:value="0.6641471" calcext:value-type="float">
            <text:p>0.6641471</text:p>
          </table:table-cell>
          <table:table-cell office:value-type="float" office:value="0.3315556" calcext:value-type="float">
            <text:p>0.3315556</text:p>
          </table:table-cell>
          <table:table-cell office:value-type="float" office:value="0.0977505" calcext:value-type="float">
            <text:p>0.0977505</text:p>
          </table:table-cell>
          <table:table-cell office:value-type="float" office:value="0.06446535" calcext:value-type="float">
            <text:p>0.06446535</text:p>
          </table:table-cell>
          <table:table-cell office:value-type="float" office:value="0.06442599" calcext:value-type="float">
            <text:p>0.06442599</text:p>
          </table:table-cell>
          <table:table-cell office:value-type="float" office:value="0.02381302" calcext:value-type="float">
            <text:p>0.02381302</text:p>
          </table:table-cell>
          <table:table-cell office:value-type="float" office:value="0.0296417" calcext:value-type="float">
            <text:p>0.0296417</text:p>
          </table:table-cell>
          <table:table-cell office:value-type="float" office:value="0.0650565" calcext:value-type="float">
            <text:p>0.0650565</text:p>
          </table:table-cell>
          <table:table-cell office:value-type="float" office:value="0.1182721" calcext:value-type="float">
            <text:p>0.1182721</text:p>
          </table:table-cell>
          <table:table-cell office:value-type="float" office:value="0.119136" calcext:value-type="float">
            <text:p>0.119136</text:p>
          </table:table-cell>
          <table:table-cell office:value-type="float" office:value="0.1195635" calcext:value-type="float">
            <text:p>0.1195635</text:p>
          </table:table-cell>
          <table:table-cell office:value-type="float" office:value="0.1256291" calcext:value-type="float">
            <text:p>0.1256291</text:p>
          </table:table-cell>
          <table:table-cell office:value-type="float" office:value="0.1365784" calcext:value-type="float">
            <text:p>0.1365784</text:p>
          </table:table-cell>
          <table:table-cell office:value-type="float" office:value="0.1418532" calcext:value-type="float">
            <text:p>0.1418532</text:p>
          </table:table-cell>
          <table:table-cell office:value-type="float" office:value="0" calcext:value-type="float">
            <text:p>0</text:p>
          </table:table-cell>
          <table:table-cell office:value-type="float" office:value="24.66008" calcext:value-type="float">
            <text:p>24.66008</text:p>
          </table:table-cell>
          <table:table-cell office:value-type="float" office:value="16.69466" calcext:value-type="float">
            <text:p>16.69466</text:p>
          </table:table-cell>
          <table:table-cell office:value-type="float" office:value="8.408188" calcext:value-type="float">
            <text:p>8.408188</text:p>
          </table:table-cell>
          <table:table-cell office:value-type="float" office:value="4.838647" calcext:value-type="float">
            <text:p>4.838647</text:p>
          </table:table-cell>
          <table:table-cell office:value-type="float" office:value="3.695398" calcext:value-type="float">
            <text:p>3.695398</text:p>
          </table:table-cell>
          <table:table-cell office:value-type="float" office:value="1.701091" calcext:value-type="float">
            <text:p>1.701091</text:p>
          </table:table-cell>
          <table:table-cell office:value-type="float" office:value="1.449388" calcext:value-type="float">
            <text:p>1.449388</text:p>
          </table:table-cell>
          <table:table-cell office:value-type="float" office:value="3.27968" calcext:value-type="float">
            <text:p>3.27968</text:p>
          </table:table-cell>
          <table:table-cell office:value-type="float" office:value="5.257954" calcext:value-type="float">
            <text:p>5.257954</text:p>
          </table:table-cell>
          <table:table-cell office:value-type="float" office:value="5.4954" calcext:value-type="float">
            <text:p>5.4954</text:p>
          </table:table-cell>
          <table:table-cell office:value-type="float" office:value="5.629115" calcext:value-type="float">
            <text:p>5.629115</text:p>
          </table:table-cell>
          <table:table-cell office:value-type="float" office:value="6.213922" calcext:value-type="float">
            <text:p>6.213922</text:p>
          </table:table-cell>
          <table:table-cell office:value-type="float" office:value="7.261732" calcext:value-type="float">
            <text:p>7.261732</text:p>
          </table:table-cell>
          <table:table-cell office:value-type="float" office:value="7.760445" calcext:value-type="float">
            <text:p>7.760445</text:p>
          </table:table-cell>
          <table:table-cell office:value-type="float" office:value="0" calcext:value-type="float">
            <text:p>0</text:p>
          </table:table-cell>
          <table:table-cell office:value-type="float" office:value="4.840418" calcext:value-type="float">
            <text:p>4.840418</text:p>
          </table:table-cell>
          <table:table-cell office:value-type="float" office:value="0" calcext:value-type="float">
            <text:p>0</text:p>
          </table:table-cell>
          <table:table-cell office:value-type="float" office:value="1.780408" calcext:value-type="float">
            <text:p>1.780408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8102002" calcext:value-type="float">
            <text:p>28102002</text:p>
          </table:table-cell>
          <table:table-cell office:value-type="float" office:value="4.399082" calcext:value-type="float">
            <text:p>4.399082</text:p>
          </table:table-cell>
          <table:table-cell office:value-type="float" office:value="136.1273" calcext:value-type="float">
            <text:p>136.1273</text:p>
          </table:table-cell>
          <table:table-cell office:value-type="float" office:value="0" calcext:value-type="float">
            <text:p>0</text:p>
          </table:table-cell>
          <table:table-cell office:value-type="float" office:value="-1.724759" calcext:value-type="float">
            <text:p>-1.724759</text:p>
          </table:table-cell>
          <table:table-cell office:value-type="float" office:value="23.40454" calcext:value-type="float">
            <text:p>23.40454</text:p>
          </table:table-cell>
          <table:table-cell office:value-type="float" office:value="0.02564156" calcext:value-type="float">
            <text:p>0.02564156</text:p>
          </table:table-cell>
          <table:table-cell office:value-type="float" office:value="0.00001009623" calcext:value-type="float">
            <text:p>1.009623E-05</text:p>
          </table:table-cell>
          <table:table-cell office:value-type="float" office:value="0.02209847" calcext:value-type="float">
            <text:p>0.02209847</text:p>
          </table:table-cell>
          <table:table-cell office:value-type="float" office:value="-0.003876437" calcext:value-type="float">
            <text:p>-0.003876437</text:p>
          </table:table-cell>
          <table:table-cell office:value-type="float" office:value="1177.115" calcext:value-type="float">
            <text:p>1177.115</text:p>
          </table:table-cell>
          <table:table-cell office:value-type="float" office:value="1.317677" calcext:value-type="float">
            <text:p>1.317677</text:p>
          </table:table-cell>
          <table:table-cell office:value-type="float" office:value="0" calcext:value-type="float">
            <text:p>0</text:p>
          </table:table-cell>
          <table:table-cell office:value-type="float" office:value="0.3705072" calcext:value-type="float">
            <text:p>0.3705072</text:p>
          </table:table-cell>
          <table:table-cell office:value-type="float" office:value="0.2066454" calcext:value-type="float">
            <text:p>0.2066454</text:p>
          </table:table-cell>
          <table:table-cell office:value-type="float" office:value="0.09339858" calcext:value-type="float">
            <text:p>0.09339858</text:p>
          </table:table-cell>
          <table:table-cell office:value-type="float" office:value="0.06141849" calcext:value-type="float">
            <text:p>0.06141849</text:p>
          </table:table-cell>
          <table:table-cell office:value-type="float" office:value="0.06023875" calcext:value-type="float">
            <text:p>0.06023875</text:p>
          </table:table-cell>
          <table:table-cell office:value-type="float" office:value="0.02310271" calcext:value-type="float">
            <text:p>0.02310271</text:p>
          </table:table-cell>
          <table:table-cell office:value-type="float" office:value="0.02922215" calcext:value-type="float">
            <text:p>0.02922215</text:p>
          </table:table-cell>
          <table:table-cell office:value-type="float" office:value="0.06498461" calcext:value-type="float">
            <text:p>0.06498461</text:p>
          </table:table-cell>
          <table:table-cell office:value-type="float" office:value="0.1182795" calcext:value-type="float">
            <text:p>0.1182795</text:p>
          </table:table-cell>
          <table:table-cell office:value-type="float" office:value="0.1191835" calcext:value-type="float">
            <text:p>0.1191835</text:p>
          </table:table-cell>
          <table:table-cell office:value-type="float" office:value="0.1196449" calcext:value-type="float">
            <text:p>0.1196449</text:p>
          </table:table-cell>
          <table:table-cell office:value-type="float" office:value="0.1256909" calcext:value-type="float">
            <text:p>0.1256909</text:p>
          </table:table-cell>
          <table:table-cell office:value-type="float" office:value="0.136655" calcext:value-type="float">
            <text:p>0.136655</text:p>
          </table:table-cell>
          <table:table-cell office:value-type="float" office:value="0.1419338" calcext:value-type="float">
            <text:p>0.1419338</text:p>
          </table:table-cell>
          <table:table-cell office:value-type="float" office:value="0" calcext:value-type="float">
            <text:p>0</text:p>
          </table:table-cell>
          <table:table-cell office:value-type="float" office:value="24.75974" calcext:value-type="float">
            <text:p>24.75974</text:p>
          </table:table-cell>
          <table:table-cell office:value-type="float" office:value="16.72169" calcext:value-type="float">
            <text:p>16.72169</text:p>
          </table:table-cell>
          <table:table-cell office:value-type="float" office:value="8.416516" calcext:value-type="float">
            <text:p>8.416516</text:p>
          </table:table-cell>
          <table:table-cell office:value-type="float" office:value="4.84566" calcext:value-type="float">
            <text:p>4.84566</text:p>
          </table:table-cell>
          <table:table-cell office:value-type="float" office:value="3.705577" calcext:value-type="float">
            <text:p>3.705577</text:p>
          </table:table-cell>
          <table:table-cell office:value-type="float" office:value="1.702804" calcext:value-type="float">
            <text:p>1.702804</text:p>
          </table:table-cell>
          <table:table-cell office:value-type="float" office:value="1.451705" calcext:value-type="float">
            <text:p>1.451705</text:p>
          </table:table-cell>
          <table:table-cell office:value-type="float" office:value="3.284391" calcext:value-type="float">
            <text:p>3.284391</text:p>
          </table:table-cell>
          <table:table-cell office:value-type="float" office:value="5.264994" calcext:value-type="float">
            <text:p>5.264994</text:p>
          </table:table-cell>
          <table:table-cell office:value-type="float" office:value="5.503221" calcext:value-type="float">
            <text:p>5.503221</text:p>
          </table:table-cell>
          <table:table-cell office:value-type="float" office:value="5.637528" calcext:value-type="float">
            <text:p>5.637528</text:p>
          </table:table-cell>
          <table:table-cell office:value-type="float" office:value="6.221869" calcext:value-type="float">
            <text:p>6.221869</text:p>
          </table:table-cell>
          <table:table-cell office:value-type="float" office:value="7.268865" calcext:value-type="float">
            <text:p>7.268865</text:p>
          </table:table-cell>
          <table:table-cell office:value-type="float" office:value="7.767905" calcext:value-type="float">
            <text:p>7.767905</text:p>
          </table:table-cell>
          <table:table-cell office:value-type="float" office:value="0" calcext:value-type="float">
            <text:p>0</text:p>
          </table:table-cell>
          <table:table-cell office:value-type="float" office:value="9.295054" calcext:value-type="float">
            <text:p>9.295054</text:p>
          </table:table-cell>
          <table:table-cell office:value-type="float" office:value="0" calcext:value-type="float">
            <text:p>0</text:p>
          </table:table-cell>
          <table:table-cell office:value-type="float" office:value="1.780408" calcext:value-type="float">
            <text:p>1.780408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29102002" calcext:value-type="float">
            <text:p>29102002</text:p>
          </table:table-cell>
          <table:table-cell office:value-type="float" office:value="4.387827" calcext:value-type="float">
            <text:p>4.387827</text:p>
          </table:table-cell>
          <table:table-cell office:value-type="float" office:value="136.1265" calcext:value-type="float">
            <text:p>136.1265</text:p>
          </table:table-cell>
          <table:table-cell office:value-type="float" office:value="0" calcext:value-type="float">
            <text:p>0</text:p>
          </table:table-cell>
          <table:table-cell office:value-type="float" office:value="-1.724759" calcext:value-type="float">
            <text:p>-1.724759</text:p>
          </table:table-cell>
          <table:table-cell office:value-type="float" office:value="23.43284" calcext:value-type="float">
            <text:p>23.43284</text:p>
          </table:table-cell>
          <table:table-cell office:value-type="float" office:value="0.02564156" calcext:value-type="float">
            <text:p>0.02564156</text:p>
          </table:table-cell>
          <table:table-cell office:value-type="float" office:value="0.00001009624" calcext:value-type="float">
            <text:p>1.009624E-05</text:p>
          </table:table-cell>
          <table:table-cell office:value-type="float" office:value="0.02209847" calcext:value-type="float">
            <text:p>0.02209847</text:p>
          </table:table-cell>
          <table:table-cell office:value-type="float" office:value="-0.003957119" calcext:value-type="float">
            <text:p>-0.003957119</text:p>
          </table:table-cell>
          <table:table-cell office:value-type="float" office:value="1177.098" calcext:value-type="float">
            <text:p>1177.098</text:p>
          </table:table-cell>
          <table:table-cell office:value-type="float" office:value="1.325483" calcext:value-type="float">
            <text:p>1.325483</text:p>
          </table:table-cell>
          <table:table-cell office:value-type="float" office:value="0" calcext:value-type="float">
            <text:p>0</text:p>
          </table:table-cell>
          <table:table-cell office:value-type="float" office:value="0.4157612" calcext:value-type="float">
            <text:p>0.4157612</text:p>
          </table:table-cell>
          <table:table-cell office:value-type="float" office:value="0.1935284" calcext:value-type="float">
            <text:p>0.1935284</text:p>
          </table:table-cell>
          <table:table-cell office:value-type="float" office:value="0.0902058" calcext:value-type="float">
            <text:p>0.0902058</text:p>
          </table:table-cell>
          <table:table-cell office:value-type="float" office:value="0.06189095" calcext:value-type="float">
            <text:p>0.06189095</text:p>
          </table:table-cell>
          <table:table-cell office:value-type="float" office:value="0.06064112" calcext:value-type="float">
            <text:p>0.06064112</text:p>
          </table:table-cell>
          <table:table-cell office:value-type="float" office:value="0.02306093" calcext:value-type="float">
            <text:p>0.02306093</text:p>
          </table:table-cell>
          <table:table-cell office:value-type="float" office:value="0.02920178" calcext:value-type="float">
            <text:p>0.02920178</text:p>
          </table:table-cell>
          <table:table-cell office:value-type="float" office:value="0.0648903" calcext:value-type="float">
            <text:p>0.0648903</text:p>
          </table:table-cell>
          <table:table-cell office:value-type="float" office:value="0.1182777" calcext:value-type="float">
            <text:p>0.1182777</text:p>
          </table:table-cell>
          <table:table-cell office:value-type="float" office:value="0.1192326" calcext:value-type="float">
            <text:p>0.1192326</text:p>
          </table:table-cell>
          <table:table-cell office:value-type="float" office:value="0.119726" calcext:value-type="float">
            <text:p>0.119726</text:p>
          </table:table-cell>
          <table:table-cell office:value-type="float" office:value="0.1257898" calcext:value-type="float">
            <text:p>0.1257898</text:p>
          </table:table-cell>
          <table:table-cell office:value-type="float" office:value="0.1368618" calcext:value-type="float">
            <text:p>0.1368618</text:p>
          </table:table-cell>
          <table:table-cell office:value-type="float" office:value="0.141967" calcext:value-type="float">
            <text:p>0.141967</text:p>
          </table:table-cell>
          <table:table-cell office:value-type="float" office:value="0" calcext:value-type="float">
            <text:p>0</text:p>
          </table:table-cell>
          <table:table-cell office:value-type="float" office:value="24.83269" calcext:value-type="float">
            <text:p>24.83269</text:p>
          </table:table-cell>
          <table:table-cell office:value-type="float" office:value="16.72884" calcext:value-type="float">
            <text:p>16.72884</text:p>
          </table:table-cell>
          <table:table-cell office:value-type="float" office:value="8.423229" calcext:value-type="float">
            <text:p>8.423229</text:p>
          </table:table-cell>
          <table:table-cell office:value-type="float" office:value="4.852735" calcext:value-type="float">
            <text:p>4.852735</text:p>
          </table:table-cell>
          <table:table-cell office:value-type="float" office:value="3.715524" calcext:value-type="float">
            <text:p>3.715524</text:p>
          </table:table-cell>
          <table:table-cell office:value-type="float" office:value="1.704447" calcext:value-type="float">
            <text:p>1.704447</text:p>
          </table:table-cell>
          <table:table-cell office:value-type="float" office:value="1.453996" calcext:value-type="float">
            <text:p>1.453996</text:p>
          </table:table-cell>
          <table:table-cell office:value-type="float" office:value="3.289088" calcext:value-type="float">
            <text:p>3.289088</text:p>
          </table:table-cell>
          <table:table-cell office:value-type="float" office:value="5.272016" calcext:value-type="float">
            <text:p>5.272016</text:p>
          </table:table-cell>
          <table:table-cell office:value-type="float" office:value="5.511042" calcext:value-type="float">
            <text:p>5.511042</text:p>
          </table:table-cell>
          <table:table-cell office:value-type="float" office:value="5.6459" calcext:value-type="float">
            <text:p>5.6459</text:p>
          </table:table-cell>
          <table:table-cell office:value-type="float" office:value="6.229815" calcext:value-type="float">
            <text:p>6.229815</text:p>
          </table:table-cell>
          <table:table-cell office:value-type="float" office:value="7.276142" calcext:value-type="float">
            <text:p>7.276142</text:p>
          </table:table-cell>
          <table:table-cell office:value-type="float" office:value="7.775209" calcext:value-type="float">
            <text:p>7.775209</text:p>
          </table:table-cell>
          <table:table-cell office:value-type="float" office:value="0" calcext:value-type="float">
            <text:p>0</text:p>
          </table:table-cell>
          <table:table-cell office:value-type="float" office:value="11.91053" calcext:value-type="float">
            <text:p>11.91053</text:p>
          </table:table-cell>
          <table:table-cell office:value-type="float" office:value="0" calcext:value-type="float">
            <text:p>0</text:p>
          </table:table-cell>
          <table:table-cell office:value-type="float" office:value="1.780408" calcext:value-type="float">
            <text:p>1.780408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30102002" calcext:value-type="float">
            <text:p>30102002</text:p>
          </table:table-cell>
          <table:table-cell office:value-type="float" office:value="4.379196" calcext:value-type="float">
            <text:p>4.379196</text:p>
          </table:table-cell>
          <table:table-cell office:value-type="float" office:value="136.1255" calcext:value-type="float">
            <text:p>136.1255</text:p>
          </table:table-cell>
          <table:table-cell office:value-type="float" office:value="0" calcext:value-type="float">
            <text:p>0</text:p>
          </table:table-cell>
          <table:table-cell office:value-type="float" office:value="-1.724759" calcext:value-type="float">
            <text:p>-1.724759</text:p>
          </table:table-cell>
          <table:table-cell office:value-type="float" office:value="23.464" calcext:value-type="float">
            <text:p>23.464</text:p>
          </table:table-cell>
          <table:table-cell office:value-type="float" office:value="0.02564156" calcext:value-type="float">
            <text:p>0.02564156</text:p>
          </table:table-cell>
          <table:table-cell office:value-type="float" office:value="0.00001011135" calcext:value-type="float">
            <text:p>1.011135E-05</text:p>
          </table:table-cell>
          <table:table-cell office:value-type="float" office:value="0.02209847" calcext:value-type="float">
            <text:p>0.02209847</text:p>
          </table:table-cell>
          <table:table-cell office:value-type="float" office:value="-0.004079966" calcext:value-type="float">
            <text:p>-0.004079966</text:p>
          </table:table-cell>
          <table:table-cell office:value-type="float" office:value="1177.079" calcext:value-type="float">
            <text:p>1177.079</text:p>
          </table:table-cell>
          <table:table-cell office:value-type="float" office:value="1.331314" calcext:value-type="float">
            <text:p>1.331314</text:p>
          </table:table-cell>
          <table:table-cell office:value-type="float" office:value="0" calcext:value-type="float">
            <text:p>0</text:p>
          </table:table-cell>
          <table:table-cell office:value-type="float" office:value="0.3020858" calcext:value-type="float">
            <text:p>0.3020858</text:p>
          </table:table-cell>
          <table:table-cell office:value-type="float" office:value="0.2308026" calcext:value-type="float">
            <text:p>0.2308026</text:p>
          </table:table-cell>
          <table:table-cell office:value-type="float" office:value="0.106978" calcext:value-type="float">
            <text:p>0.106978</text:p>
          </table:table-cell>
          <table:table-cell office:value-type="float" office:value="0.06518421" calcext:value-type="float">
            <text:p>0.06518421</text:p>
          </table:table-cell>
          <table:table-cell office:value-type="float" office:value="0.05943963" calcext:value-type="float">
            <text:p>0.05943963</text:p>
          </table:table-cell>
          <table:table-cell office:value-type="float" office:value="0.02299732" calcext:value-type="float">
            <text:p>0.02299732</text:p>
          </table:table-cell>
          <table:table-cell office:value-type="float" office:value="0.02724653" calcext:value-type="float">
            <text:p>0.02724653</text:p>
          </table:table-cell>
          <table:table-cell office:value-type="float" office:value="0.06483091" calcext:value-type="float">
            <text:p>0.06483091</text:p>
          </table:table-cell>
          <table:table-cell office:value-type="float" office:value="0.1182778" calcext:value-type="float">
            <text:p>0.1182778</text:p>
          </table:table-cell>
          <table:table-cell office:value-type="float" office:value="0.1192823" calcext:value-type="float">
            <text:p>0.1192823</text:p>
          </table:table-cell>
          <table:table-cell office:value-type="float" office:value="0.1198072" calcext:value-type="float">
            <text:p>0.1198072</text:p>
          </table:table-cell>
          <table:table-cell office:value-type="float" office:value="0.1258654" calcext:value-type="float">
            <text:p>0.1258654</text:p>
          </table:table-cell>
          <table:table-cell office:value-type="float" office:value="0.1368488" calcext:value-type="float">
            <text:p>0.1368488</text:p>
          </table:table-cell>
          <table:table-cell office:value-type="float" office:value="0.1420612" calcext:value-type="float">
            <text:p>0.1420612</text:p>
          </table:table-cell>
          <table:table-cell office:value-type="float" office:value="0" calcext:value-type="float">
            <text:p>0</text:p>
          </table:table-cell>
          <table:table-cell office:value-type="float" office:value="24.98903" calcext:value-type="float">
            <text:p>24.98903</text:p>
          </table:table-cell>
          <table:table-cell office:value-type="float" office:value="16.77538" calcext:value-type="float">
            <text:p>16.77538</text:p>
          </table:table-cell>
          <table:table-cell office:value-type="float" office:value="8.437855" calcext:value-type="float">
            <text:p>8.437855</text:p>
          </table:table-cell>
          <table:table-cell office:value-type="float" office:value="4.860812" calcext:value-type="float">
            <text:p>4.860812</text:p>
          </table:table-cell>
          <table:table-cell office:value-type="float" office:value="3.725779" calcext:value-type="float">
            <text:p>3.725779</text:p>
          </table:table-cell>
          <table:table-cell office:value-type="float" office:value="1.70609" calcext:value-type="float">
            <text:p>1.70609</text:p>
          </table:table-cell>
          <table:table-cell office:value-type="float" office:value="1.456253" calcext:value-type="float">
            <text:p>1.456253</text:p>
          </table:table-cell>
          <table:table-cell office:value-type="float" office:value="3.293769" calcext:value-type="float">
            <text:p>3.293769</text:p>
          </table:table-cell>
          <table:table-cell office:value-type="float" office:value="5.279009" calcext:value-type="float">
            <text:p>5.279009</text:p>
          </table:table-cell>
          <table:table-cell office:value-type="float" office:value="5.518863" calcext:value-type="float">
            <text:p>5.518863</text:p>
          </table:table-cell>
          <table:table-cell office:value-type="float" office:value="5.654271" calcext:value-type="float">
            <text:p>5.654271</text:p>
          </table:table-cell>
          <table:table-cell office:value-type="float" office:value="6.237762" calcext:value-type="float">
            <text:p>6.237762</text:p>
          </table:table-cell>
          <table:table-cell office:value-type="float" office:value="7.28344" calcext:value-type="float">
            <text:p>7.28344</text:p>
          </table:table-cell>
          <table:table-cell office:value-type="float" office:value="7.782465" calcext:value-type="float">
            <text:p>7.782465</text:p>
          </table:table-cell>
          <table:table-cell office:value-type="float" office:value="0" calcext:value-type="float">
            <text:p>0</text:p>
          </table:table-cell>
          <table:table-cell office:value-type="float" office:value="5.450994" calcext:value-type="float">
            <text:p>5.450994</text:p>
          </table:table-cell>
          <table:table-cell office:value-type="float" office:value="0" calcext:value-type="float">
            <text:p>0</text:p>
          </table:table-cell>
          <table:table-cell office:value-type="float" office:value="1.780408" calcext:value-type="float">
            <text:p>1.780408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31102002" calcext:value-type="float">
            <text:p>31102002</text:p>
          </table:table-cell>
          <table:table-cell office:value-type="float" office:value="4.373672" calcext:value-type="float">
            <text:p>4.373672</text:p>
          </table:table-cell>
          <table:table-cell office:value-type="float" office:value="136.1244" calcext:value-type="float">
            <text:p>136.1244</text:p>
          </table:table-cell>
          <table:table-cell office:value-type="float" office:value="0" calcext:value-type="float">
            <text:p>0</text:p>
          </table:table-cell>
          <table:table-cell office:value-type="float" office:value="-1.724759" calcext:value-type="float">
            <text:p>-1.724759</text:p>
          </table:table-cell>
          <table:table-cell office:value-type="float" office:value="23.49167" calcext:value-type="float">
            <text:p>23.49167</text:p>
          </table:table-cell>
          <table:table-cell office:value-type="float" office:value="0.02564156" calcext:value-type="float">
            <text:p>0.02564156</text:p>
          </table:table-cell>
          <table:table-cell office:value-type="float" office:value="0.00001014081" calcext:value-type="float">
            <text:p>1.014081E-05</text:p>
          </table:table-cell>
          <table:table-cell office:value-type="float" office:value="0.02209847" calcext:value-type="float">
            <text:p>0.02209847</text:p>
          </table:table-cell>
          <table:table-cell office:value-type="float" office:value="-0.004196092" calcext:value-type="float">
            <text:p>-0.004196092</text:p>
          </table:table-cell>
          <table:table-cell office:value-type="float" office:value="1177.06" calcext:value-type="float">
            <text:p>1177.06</text:p>
          </table:table-cell>
          <table:table-cell office:value-type="float" office:value="1.333835" calcext:value-type="float">
            <text:p>1.333835</text:p>
          </table:table-cell>
          <table:table-cell office:value-type="float" office:value="0" calcext:value-type="float">
            <text:p>0</text:p>
          </table:table-cell>
          <table:table-cell office:value-type="float" office:value="0.23838" calcext:value-type="float">
            <text:p>0.23838</text:p>
          </table:table-cell>
          <table:table-cell office:value-type="float" office:value="0.1662878" calcext:value-type="float">
            <text:p>0.1662878</text:p>
          </table:table-cell>
          <table:table-cell office:value-type="float" office:value="0.08210581" calcext:value-type="float">
            <text:p>0.08210581</text:p>
          </table:table-cell>
          <table:table-cell office:value-type="float" office:value="0.05485024" calcext:value-type="float">
            <text:p>0.05485024</text:p>
          </table:table-cell>
          <table:table-cell office:value-type="float" office:value="0.05280389" calcext:value-type="float">
            <text:p>0.05280389</text:p>
          </table:table-cell>
          <table:table-cell office:value-type="float" office:value="0.02246831" calcext:value-type="float">
            <text:p>0.02246831</text:p>
          </table:table-cell>
          <table:table-cell office:value-type="float" office:value="0.02667656" calcext:value-type="float">
            <text:p>0.02667656</text:p>
          </table:table-cell>
          <table:table-cell office:value-type="float" office:value="0.06469027" calcext:value-type="float">
            <text:p>0.06469027</text:p>
          </table:table-cell>
          <table:table-cell office:value-type="float" office:value="0.1182769" calcext:value-type="float">
            <text:p>0.1182769</text:p>
          </table:table-cell>
          <table:table-cell office:value-type="float" office:value="0.1193328" calcext:value-type="float">
            <text:p>0.1193328</text:p>
          </table:table-cell>
          <table:table-cell office:value-type="float" office:value="0.1198881" calcext:value-type="float">
            <text:p>0.1198881</text:p>
          </table:table-cell>
          <table:table-cell office:value-type="float" office:value="0.1259368" calcext:value-type="float">
            <text:p>0.1259368</text:p>
          </table:table-cell>
          <table:table-cell office:value-type="float" office:value="0.1368979" calcext:value-type="float">
            <text:p>0.1368979</text:p>
          </table:table-cell>
          <table:table-cell office:value-type="float" office:value="0.1421482" calcext:value-type="float">
            <text:p>0.1421482</text:p>
          </table:table-cell>
          <table:table-cell office:value-type="float" office:value="0" calcext:value-type="float">
            <text:p>0</text:p>
          </table:table-cell>
          <table:table-cell office:value-type="float" office:value="25.00558" calcext:value-type="float">
            <text:p>25.00558</text:p>
          </table:table-cell>
          <table:table-cell office:value-type="float" office:value="16.78324" calcext:value-type="float">
            <text:p>16.78324</text:p>
          </table:table-cell>
          <table:table-cell office:value-type="float" office:value="8.44495" calcext:value-type="float">
            <text:p>8.44495</text:p>
          </table:table-cell>
          <table:table-cell office:value-type="float" office:value="4.867644" calcext:value-type="float">
            <text:p>4.867644</text:p>
          </table:table-cell>
          <table:table-cell office:value-type="float" office:value="3.735014" calcext:value-type="float">
            <text:p>3.735014</text:p>
          </table:table-cell>
          <table:table-cell office:value-type="float" office:value="1.707696" calcext:value-type="float">
            <text:p>1.707696</text:p>
          </table:table-cell>
          <table:table-cell office:value-type="float" office:value="1.458366" calcext:value-type="float">
            <text:p>1.458366</text:p>
          </table:table-cell>
          <table:table-cell office:value-type="float" office:value="3.298439" calcext:value-type="float">
            <text:p>3.298439</text:p>
          </table:table-cell>
          <table:table-cell office:value-type="float" office:value="5.286003" calcext:value-type="float">
            <text:p>5.286003</text:p>
          </table:table-cell>
          <table:table-cell office:value-type="float" office:value="5.52668" calcext:value-type="float">
            <text:p>5.52668</text:p>
          </table:table-cell>
          <table:table-cell office:value-type="float" office:value="5.662642" calcext:value-type="float">
            <text:p>5.662642</text:p>
          </table:table-cell>
          <table:table-cell office:value-type="float" office:value="6.245708" calcext:value-type="float">
            <text:p>6.245708</text:p>
          </table:table-cell>
          <table:table-cell office:value-type="float" office:value="7.29065" calcext:value-type="float">
            <text:p>7.29065</text:p>
          </table:table-cell>
          <table:table-cell office:value-type="float" office:value="7.789639" calcext:value-type="float">
            <text:p>7.789639</text:p>
          </table:table-cell>
          <table:table-cell office:value-type="float" office:value="0" calcext:value-type="float">
            <text:p>0</text:p>
          </table:table-cell>
          <table:table-cell office:value-type="float" office:value="6.593824" calcext:value-type="float">
            <text:p>6.593824</text:p>
          </table:table-cell>
          <table:table-cell office:value-type="float" office:value="0" calcext:value-type="float">
            <text:p>0</text:p>
          </table:table-cell>
          <table:table-cell office:value-type="float" office:value="1.780408" calcext:value-type="float">
            <text:p>1.780408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112002" calcext:value-type="float">
            <text:p>1112002</text:p>
          </table:table-cell>
          <table:table-cell office:value-type="float" office:value="4.364235" calcext:value-type="float">
            <text:p>4.364235</text:p>
          </table:table-cell>
          <table:table-cell office:value-type="float" office:value="136.1236" calcext:value-type="float">
            <text:p>136.1236</text:p>
          </table:table-cell>
          <table:table-cell office:value-type="float" office:value="0" calcext:value-type="float">
            <text:p>0</text:p>
          </table:table-cell>
          <table:table-cell office:value-type="float" office:value="-1.724759" calcext:value-type="float">
            <text:p>-1.724759</text:p>
          </table:table-cell>
          <table:table-cell office:value-type="float" office:value="23.51859" calcext:value-type="float">
            <text:p>23.51859</text:p>
          </table:table-cell>
          <table:table-cell office:value-type="float" office:value="0.02564156" calcext:value-type="float">
            <text:p>0.02564156</text:p>
          </table:table-cell>
          <table:table-cell office:value-type="float" office:value="0.00001015156" calcext:value-type="float">
            <text:p>1.015156E-05</text:p>
          </table:table-cell>
          <table:table-cell office:value-type="float" office:value="0.02209847" calcext:value-type="float">
            <text:p>0.02209847</text:p>
          </table:table-cell>
          <table:table-cell office:value-type="float" office:value="-0.00424659" calcext:value-type="float">
            <text:p>-0.00424659</text:p>
          </table:table-cell>
          <table:table-cell office:value-type="float" office:value="1177.041" calcext:value-type="float">
            <text:p>1177.041</text:p>
          </table:table-cell>
          <table:table-cell office:value-type="float" office:value="1.339968" calcext:value-type="float">
            <text:p>1.339968</text:p>
          </table:table-cell>
          <table:table-cell office:value-type="float" office:value="0" calcext:value-type="float">
            <text:p>0</text:p>
          </table:table-cell>
          <table:table-cell office:value-type="float" office:value="0.3611766" calcext:value-type="float">
            <text:p>0.3611766</text:p>
          </table:table-cell>
          <table:table-cell office:value-type="float" office:value="0.1739012" calcext:value-type="float">
            <text:p>0.1739012</text:p>
          </table:table-cell>
          <table:table-cell office:value-type="float" office:value="0.08142196" calcext:value-type="float">
            <text:p>0.08142196</text:p>
          </table:table-cell>
          <table:table-cell office:value-type="float" office:value="0.05428034" calcext:value-type="float">
            <text:p>0.05428034</text:p>
          </table:table-cell>
          <table:table-cell office:value-type="float" office:value="0.05235759" calcext:value-type="float">
            <text:p>0.05235759</text:p>
          </table:table-cell>
          <table:table-cell office:value-type="float" office:value="0.0219262" calcext:value-type="float">
            <text:p>0.0219262</text:p>
          </table:table-cell>
          <table:table-cell office:value-type="float" office:value="0.02731392" calcext:value-type="float">
            <text:p>0.02731392</text:p>
          </table:table-cell>
          <table:table-cell office:value-type="float" office:value="0.06454381" calcext:value-type="float">
            <text:p>0.06454381</text:p>
          </table:table-cell>
          <table:table-cell office:value-type="float" office:value="0.1182627" calcext:value-type="float">
            <text:p>0.1182627</text:p>
          </table:table-cell>
          <table:table-cell office:value-type="float" office:value="0.1193827" calcext:value-type="float">
            <text:p>0.1193827</text:p>
          </table:table-cell>
          <table:table-cell office:value-type="float" office:value="0.1199689" calcext:value-type="float">
            <text:p>0.1199689</text:p>
          </table:table-cell>
          <table:table-cell office:value-type="float" office:value="0.126023" calcext:value-type="float">
            <text:p>0.126023</text:p>
          </table:table-cell>
          <table:table-cell office:value-type="float" office:value="0.1369672" calcext:value-type="float">
            <text:p>0.1369672</text:p>
          </table:table-cell>
          <table:table-cell office:value-type="float" office:value="0.1422366" calcext:value-type="float">
            <text:p>0.1422366</text:p>
          </table:table-cell>
          <table:table-cell office:value-type="float" office:value="0" calcext:value-type="float">
            <text:p>0</text:p>
          </table:table-cell>
          <table:table-cell office:value-type="float" office:value="25.0335" calcext:value-type="float">
            <text:p>25.0335</text:p>
          </table:table-cell>
          <table:table-cell office:value-type="float" office:value="16.78088" calcext:value-type="float">
            <text:p>16.78088</text:p>
          </table:table-cell>
          <table:table-cell office:value-type="float" office:value="8.447227" calcext:value-type="float">
            <text:p>8.447227</text:p>
          </table:table-cell>
          <table:table-cell office:value-type="float" office:value="4.871979" calcext:value-type="float">
            <text:p>4.871979</text:p>
          </table:table-cell>
          <table:table-cell office:value-type="float" office:value="3.742492" calcext:value-type="float">
            <text:p>3.742492</text:p>
          </table:table-cell>
          <table:table-cell office:value-type="float" office:value="1.709221" calcext:value-type="float">
            <text:p>1.709221</text:p>
          </table:table-cell>
          <table:table-cell office:value-type="float" office:value="1.46061" calcext:value-type="float">
            <text:p>1.46061</text:p>
          </table:table-cell>
          <table:table-cell office:value-type="float" office:value="3.303084" calcext:value-type="float">
            <text:p>3.303084</text:p>
          </table:table-cell>
          <table:table-cell office:value-type="float" office:value="5.29299" calcext:value-type="float">
            <text:p>5.29299</text:p>
          </table:table-cell>
          <table:table-cell office:value-type="float" office:value="5.534466" calcext:value-type="float">
            <text:p>5.534466</text:p>
          </table:table-cell>
          <table:table-cell office:value-type="float" office:value="5.671014" calcext:value-type="float">
            <text:p>5.671014</text:p>
          </table:table-cell>
          <table:table-cell office:value-type="float" office:value="6.253652" calcext:value-type="float">
            <text:p>6.253652</text:p>
          </table:table-cell>
          <table:table-cell office:value-type="float" office:value="7.297783" calcext:value-type="float">
            <text:p>7.297783</text:p>
          </table:table-cell>
          <table:table-cell office:value-type="float" office:value="7.797161" calcext:value-type="float">
            <text:p>7.797161</text:p>
          </table:table-cell>
          <table:table-cell office:value-type="float" office:value="0" calcext:value-type="float">
            <text:p>0</text:p>
          </table:table-cell>
          <table:table-cell office:value-type="float" office:value="10.114" calcext:value-type="float">
            <text:p>10.114</text:p>
          </table:table-cell>
          <table:table-cell office:value-type="float" office:value="0" calcext:value-type="float">
            <text:p>0</text:p>
          </table:table-cell>
          <table:table-cell office:value-type="float" office:value="1.780408" calcext:value-type="float">
            <text:p>1.780408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2112002" calcext:value-type="float">
            <text:p>2112002</text:p>
          </table:table-cell>
          <table:table-cell office:value-type="float" office:value="4.3581" calcext:value-type="float">
            <text:p>4.3581</text:p>
          </table:table-cell>
          <table:table-cell office:value-type="float" office:value="136.1243" calcext:value-type="float">
            <text:p>136.1243</text:p>
          </table:table-cell>
          <table:table-cell office:value-type="float" office:value="0" calcext:value-type="float">
            <text:p>0</text:p>
          </table:table-cell>
          <table:table-cell office:value-type="float" office:value="-1.724759" calcext:value-type="float">
            <text:p>-1.724759</text:p>
          </table:table-cell>
          <table:table-cell office:value-type="float" office:value="23.57141" calcext:value-type="float">
            <text:p>23.57141</text:p>
          </table:table-cell>
          <table:table-cell office:value-type="float" office:value="0.02564156" calcext:value-type="float">
            <text:p>0.02564156</text:p>
          </table:table-cell>
          <table:table-cell office:value-type="float" office:value="0.00001017851" calcext:value-type="float">
            <text:p>1.017851E-05</text:p>
          </table:table-cell>
          <table:table-cell office:value-type="float" office:value="0.02209847" calcext:value-type="float">
            <text:p>0.02209847</text:p>
          </table:table-cell>
          <table:table-cell office:value-type="float" office:value="-0.004246297" calcext:value-type="float">
            <text:p>-0.004246297</text:p>
          </table:table-cell>
          <table:table-cell office:value-type="float" office:value="1176.971" calcext:value-type="float">
            <text:p>1176.971</text:p>
          </table:table-cell>
          <table:table-cell office:value-type="float" office:value="1.341541" calcext:value-type="float">
            <text:p>1.341541</text:p>
          </table:table-cell>
          <table:table-cell office:value-type="float" office:value="0" calcext:value-type="float">
            <text:p>0</text:p>
          </table:table-cell>
          <table:table-cell office:value-type="float" office:value="1.228858" calcext:value-type="float">
            <text:p>1.228858</text:p>
          </table:table-cell>
          <table:table-cell office:value-type="float" office:value="1.01571" calcext:value-type="float">
            <text:p>1.01571</text:p>
          </table:table-cell>
          <table:table-cell office:value-type="float" office:value="0.9662117" calcext:value-type="float">
            <text:p>0.9662117</text:p>
          </table:table-cell>
          <table:table-cell office:value-type="float" office:value="0.0566166" calcext:value-type="float">
            <text:p>0.0566166</text:p>
          </table:table-cell>
          <table:table-cell office:value-type="float" office:value="0.05209" calcext:value-type="float">
            <text:p>0.05209</text:p>
          </table:table-cell>
          <table:table-cell office:value-type="float" office:value="0.02147276" calcext:value-type="float">
            <text:p>0.02147276</text:p>
          </table:table-cell>
          <table:table-cell office:value-type="float" office:value="0.02571388" calcext:value-type="float">
            <text:p>0.02571388</text:p>
          </table:table-cell>
          <table:table-cell office:value-type="float" office:value="0.0644554" calcext:value-type="float">
            <text:p>0.0644554</text:p>
          </table:table-cell>
          <table:table-cell office:value-type="float" office:value="0.1182482" calcext:value-type="float">
            <text:p>0.1182482</text:p>
          </table:table-cell>
          <table:table-cell office:value-type="float" office:value="0.1194317" calcext:value-type="float">
            <text:p>0.1194317</text:p>
          </table:table-cell>
          <table:table-cell office:value-type="float" office:value="0.1200493" calcext:value-type="float">
            <text:p>0.1200493</text:p>
          </table:table-cell>
          <table:table-cell office:value-type="float" office:value="0.1260879" calcext:value-type="float">
            <text:p>0.1260879</text:p>
          </table:table-cell>
          <table:table-cell office:value-type="float" office:value="0.1370427" calcext:value-type="float">
            <text:p>0.1370427</text:p>
          </table:table-cell>
          <table:table-cell office:value-type="float" office:value="0.1423245" calcext:value-type="float">
            <text:p>0.1423245</text:p>
          </table:table-cell>
          <table:table-cell office:value-type="float" office:value="0" calcext:value-type="float">
            <text:p>0</text:p>
          </table:table-cell>
          <table:table-cell office:value-type="float" office:value="17.12887" calcext:value-type="float">
            <text:p>17.12887</text:p>
          </table:table-cell>
          <table:table-cell office:value-type="float" office:value="14.70484" calcext:value-type="float">
            <text:p>14.70484</text:p>
          </table:table-cell>
          <table:table-cell office:value-type="float" office:value="12.20858" calcext:value-type="float">
            <text:p>12.20858</text:p>
          </table:table-cell>
          <table:table-cell office:value-type="float" office:value="4.876776" calcext:value-type="float">
            <text:p>4.876776</text:p>
          </table:table-cell>
          <table:table-cell office:value-type="float" office:value="3.750052" calcext:value-type="float">
            <text:p>3.750052</text:p>
          </table:table-cell>
          <table:table-cell office:value-type="float" office:value="1.710686" calcext:value-type="float">
            <text:p>1.710686</text:p>
          </table:table-cell>
          <table:table-cell office:value-type="float" office:value="1.46284" calcext:value-type="float">
            <text:p>1.46284</text:p>
          </table:table-cell>
          <table:table-cell office:value-type="float" office:value="3.307703" calcext:value-type="float">
            <text:p>3.307703</text:p>
          </table:table-cell>
          <table:table-cell office:value-type="float" office:value="5.299938" calcext:value-type="float">
            <text:p>5.299938</text:p>
          </table:table-cell>
          <table:table-cell office:value-type="float" office:value="5.542248" calcext:value-type="float">
            <text:p>5.542248</text:p>
          </table:table-cell>
          <table:table-cell office:value-type="float" office:value="5.679386" calcext:value-type="float">
            <text:p>5.679386</text:p>
          </table:table-cell>
          <table:table-cell office:value-type="float" office:value="6.261575" calcext:value-type="float">
            <text:p>6.261575</text:p>
          </table:table-cell>
          <table:table-cell office:value-type="float" office:value="7.304916" calcext:value-type="float">
            <text:p>7.304916</text:p>
          </table:table-cell>
          <table:table-cell office:value-type="float" office:value="7.804563" calcext:value-type="float">
            <text:p>7.804563</text:p>
          </table:table-cell>
          <table:table-cell office:value-type="float" office:value="0" calcext:value-type="float">
            <text:p>0</text:p>
          </table:table-cell>
          <table:table-cell office:value-type="float" office:value="19.98085" calcext:value-type="float">
            <text:p>19.98085</text:p>
          </table:table-cell>
          <table:table-cell office:value-type="float" office:value="0" calcext:value-type="float">
            <text:p>0</text:p>
          </table:table-cell>
          <table:table-cell office:value-type="float" office:value="1.780408" calcext:value-type="float">
            <text:p>1.780408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3112002" calcext:value-type="float">
            <text:p>3112002</text:p>
          </table:table-cell>
          <table:table-cell office:value-type="float" office:value="4.352142" calcext:value-type="float">
            <text:p>4.352142</text:p>
          </table:table-cell>
          <table:table-cell office:value-type="float" office:value="136.1235" calcext:value-type="float">
            <text:p>136.1235</text:p>
          </table:table-cell>
          <table:table-cell office:value-type="float" office:value="0" calcext:value-type="float">
            <text:p>0</text:p>
          </table:table-cell>
          <table:table-cell office:value-type="float" office:value="-1.724759" calcext:value-type="float">
            <text:p>-1.724759</text:p>
          </table:table-cell>
          <table:table-cell office:value-type="float" office:value="23.61354" calcext:value-type="float">
            <text:p>23.61354</text:p>
          </table:table-cell>
          <table:table-cell office:value-type="float" office:value="0.02564156" calcext:value-type="float">
            <text:p>0.02564156</text:p>
          </table:table-cell>
          <table:table-cell office:value-type="float" office:value="0.00001018473" calcext:value-type="float">
            <text:p>1.018473E-05</text:p>
          </table:table-cell>
          <table:table-cell office:value-type="float" office:value="0.02209847" calcext:value-type="float">
            <text:p>0.02209847</text:p>
          </table:table-cell>
          <table:table-cell office:value-type="float" office:value="-0.004246234" calcext:value-type="float">
            <text:p>-0.004246234</text:p>
          </table:table-cell>
          <table:table-cell office:value-type="float" office:value="1176.957" calcext:value-type="float">
            <text:p>1176.957</text:p>
          </table:table-cell>
          <table:table-cell office:value-type="float" office:value="1.344754" calcext:value-type="float">
            <text:p>1.344754</text:p>
          </table:table-cell>
          <table:table-cell office:value-type="float" office:value="0" calcext:value-type="float">
            <text:p>0</text:p>
          </table:table-cell>
          <table:table-cell office:value-type="float" office:value="0.7792981" calcext:value-type="float">
            <text:p>0.7792981</text:p>
          </table:table-cell>
          <table:table-cell office:value-type="float" office:value="0.3359502" calcext:value-type="float">
            <text:p>0.3359502</text:p>
          </table:table-cell>
          <table:table-cell office:value-type="float" office:value="0.2829957" calcext:value-type="float">
            <text:p>0.2829957</text:p>
          </table:table-cell>
          <table:table-cell office:value-type="float" office:value="0.0577624" calcext:value-type="float">
            <text:p>0.0577624</text:p>
          </table:table-cell>
          <table:table-cell office:value-type="float" office:value="0.0536062" calcext:value-type="float">
            <text:p>0.0536062</text:p>
          </table:table-cell>
          <table:table-cell office:value-type="float" office:value="0.02120925" calcext:value-type="float">
            <text:p>0.02120925</text:p>
          </table:table-cell>
          <table:table-cell office:value-type="float" office:value="0.02685505" calcext:value-type="float">
            <text:p>0.02685505</text:p>
          </table:table-cell>
          <table:table-cell office:value-type="float" office:value="0.06436505" calcext:value-type="float">
            <text:p>0.06436505</text:p>
          </table:table-cell>
          <table:table-cell office:value-type="float" office:value="0.1182393" calcext:value-type="float">
            <text:p>0.1182393</text:p>
          </table:table-cell>
          <table:table-cell office:value-type="float" office:value="0.1194806" calcext:value-type="float">
            <text:p>0.1194806</text:p>
          </table:table-cell>
          <table:table-cell office:value-type="float" office:value="0.1201294" calcext:value-type="float">
            <text:p>0.1201294</text:p>
          </table:table-cell>
          <table:table-cell office:value-type="float" office:value="0.1261824" calcext:value-type="float">
            <text:p>0.1261824</text:p>
          </table:table-cell>
          <table:table-cell office:value-type="float" office:value="0.1371186" calcext:value-type="float">
            <text:p>0.1371186</text:p>
          </table:table-cell>
          <table:table-cell office:value-type="float" office:value="0.1424073" calcext:value-type="float">
            <text:p>0.1424073</text:p>
          </table:table-cell>
          <table:table-cell office:value-type="float" office:value="0" calcext:value-type="float">
            <text:p>0</text:p>
          </table:table-cell>
          <table:table-cell office:value-type="float" office:value="17.28673" calcext:value-type="float">
            <text:p>17.28673</text:p>
          </table:table-cell>
          <table:table-cell office:value-type="float" office:value="14.85779" calcext:value-type="float">
            <text:p>14.85779</text:p>
          </table:table-cell>
          <table:table-cell office:value-type="float" office:value="12.36271" calcext:value-type="float">
            <text:p>12.36271</text:p>
          </table:table-cell>
          <table:table-cell office:value-type="float" office:value="4.881998" calcext:value-type="float">
            <text:p>4.881998</text:p>
          </table:table-cell>
          <table:table-cell office:value-type="float" office:value="3.7574" calcext:value-type="float">
            <text:p>3.7574</text:p>
          </table:table-cell>
          <table:table-cell office:value-type="float" office:value="1.71207" calcext:value-type="float">
            <text:p>1.71207</text:p>
          </table:table-cell>
          <table:table-cell office:value-type="float" office:value="1.4651" calcext:value-type="float">
            <text:p>1.4651</text:p>
          </table:table-cell>
          <table:table-cell office:value-type="float" office:value="3.312323" calcext:value-type="float">
            <text:p>3.312323</text:p>
          </table:table-cell>
          <table:table-cell office:value-type="float" office:value="5.306885" calcext:value-type="float">
            <text:p>5.306885</text:p>
          </table:table-cell>
          <table:table-cell office:value-type="float" office:value="5.550032" calcext:value-type="float">
            <text:p>5.550032</text:p>
          </table:table-cell>
          <table:table-cell office:value-type="float" office:value="5.687743" calcext:value-type="float">
            <text:p>5.687743</text:p>
          </table:table-cell>
          <table:table-cell office:value-type="float" office:value="6.269479" calcext:value-type="float">
            <text:p>6.269479</text:p>
          </table:table-cell>
          <table:table-cell office:value-type="float" office:value="7.312048" calcext:value-type="float">
            <text:p>7.312048</text:p>
          </table:table-cell>
          <table:table-cell office:value-type="float" office:value="7.811843" calcext:value-type="float">
            <text:p>7.811843</text:p>
          </table:table-cell>
          <table:table-cell office:value-type="float" office:value="0" calcext:value-type="float">
            <text:p>0</text:p>
          </table:table-cell>
          <table:table-cell office:value-type="float" office:value="12.92501" calcext:value-type="float">
            <text:p>12.92501</text:p>
          </table:table-cell>
          <table:table-cell office:value-type="float" office:value="0" calcext:value-type="float">
            <text:p>0</text:p>
          </table:table-cell>
          <table:table-cell office:value-type="float" office:value="1.780408" calcext:value-type="float">
            <text:p>1.780408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4112002" calcext:value-type="float">
            <text:p>4112002</text:p>
          </table:table-cell>
          <table:table-cell office:value-type="float" office:value="4.34524" calcext:value-type="float">
            <text:p>4.34524</text:p>
          </table:table-cell>
          <table:table-cell office:value-type="float" office:value="136.1228" calcext:value-type="float">
            <text:p>136.1228</text:p>
          </table:table-cell>
          <table:table-cell office:value-type="float" office:value="0" calcext:value-type="float">
            <text:p>0</text:p>
          </table:table-cell>
          <table:table-cell office:value-type="float" office:value="-1.724759" calcext:value-type="float">
            <text:p>-1.724759</text:p>
          </table:table-cell>
          <table:table-cell office:value-type="float" office:value="23.64433" calcext:value-type="float">
            <text:p>23.64433</text:p>
          </table:table-cell>
          <table:table-cell office:value-type="float" office:value="0.02564156" calcext:value-type="float">
            <text:p>0.02564156</text:p>
          </table:table-cell>
          <table:table-cell office:value-type="float" office:value="0.00001018478" calcext:value-type="float">
            <text:p>1.018478E-05</text:p>
          </table:table-cell>
          <table:table-cell office:value-type="float" office:value="0.02209847" calcext:value-type="float">
            <text:p>0.02209847</text:p>
          </table:table-cell>
          <table:table-cell office:value-type="float" office:value="-0.004246234" calcext:value-type="float">
            <text:p>-0.004246234</text:p>
          </table:table-cell>
          <table:table-cell office:value-type="float" office:value="1176.938" calcext:value-type="float">
            <text:p>1176.938</text:p>
          </table:table-cell>
          <table:table-cell office:value-type="float" office:value="1.348392" calcext:value-type="float">
            <text:p>1.348392</text:p>
          </table:table-cell>
          <table:table-cell office:value-type="float" office:value="0" calcext:value-type="float">
            <text:p>0</text:p>
          </table:table-cell>
          <table:table-cell office:value-type="float" office:value="0.4809754" calcext:value-type="float">
            <text:p>0.4809754</text:p>
          </table:table-cell>
          <table:table-cell office:value-type="float" office:value="0.2266164" calcext:value-type="float">
            <text:p>0.2266164</text:p>
          </table:table-cell>
          <table:table-cell office:value-type="float" office:value="0.164387" calcext:value-type="float">
            <text:p>0.164387</text:p>
          </table:table-cell>
          <table:table-cell office:value-type="float" office:value="0.05934171" calcext:value-type="float">
            <text:p>0.05934171</text:p>
          </table:table-cell>
          <table:table-cell office:value-type="float" office:value="0.05585556" calcext:value-type="float">
            <text:p>0.05585556</text:p>
          </table:table-cell>
          <table:table-cell office:value-type="float" office:value="0.0212795" calcext:value-type="float">
            <text:p>0.0212795</text:p>
          </table:table-cell>
          <table:table-cell office:value-type="float" office:value="0.02728572" calcext:value-type="float">
            <text:p>0.02728572</text:p>
          </table:table-cell>
          <table:table-cell office:value-type="float" office:value="0.06435809" calcext:value-type="float">
            <text:p>0.06435809</text:p>
          </table:table-cell>
          <table:table-cell office:value-type="float" office:value="0.118241" calcext:value-type="float">
            <text:p>0.118241</text:p>
          </table:table-cell>
          <table:table-cell office:value-type="float" office:value="0.1195307" calcext:value-type="float">
            <text:p>0.1195307</text:p>
          </table:table-cell>
          <table:table-cell office:value-type="float" office:value="0.1202092" calcext:value-type="float">
            <text:p>0.1202092</text:p>
          </table:table-cell>
          <table:table-cell office:value-type="float" office:value="0.1262717" calcext:value-type="float">
            <text:p>0.1262717</text:p>
          </table:table-cell>
          <table:table-cell office:value-type="float" office:value="0.1371952" calcext:value-type="float">
            <text:p>0.1371952</text:p>
          </table:table-cell>
          <table:table-cell office:value-type="float" office:value="0.1424877" calcext:value-type="float">
            <text:p>0.1424877</text:p>
          </table:table-cell>
          <table:table-cell office:value-type="float" office:value="0" calcext:value-type="float">
            <text:p>0</text:p>
          </table:table-cell>
          <table:table-cell office:value-type="float" office:value="17.4032" calcext:value-type="float">
            <text:p>17.4032</text:p>
          </table:table-cell>
          <table:table-cell office:value-type="float" office:value="14.89149" calcext:value-type="float">
            <text:p>14.89149</text:p>
          </table:table-cell>
          <table:table-cell office:value-type="float" office:value="12.39619" calcext:value-type="float">
            <text:p>12.39619</text:p>
          </table:table-cell>
          <table:table-cell office:value-type="float" office:value="4.887491" calcext:value-type="float">
            <text:p>4.887491</text:p>
          </table:table-cell>
          <table:table-cell office:value-type="float" office:value="3.765403" calcext:value-type="float">
            <text:p>3.765403</text:p>
          </table:table-cell>
          <table:table-cell office:value-type="float" office:value="1.713442" calcext:value-type="float">
            <text:p>1.713442</text:p>
          </table:table-cell>
          <table:table-cell office:value-type="float" office:value="1.467451" calcext:value-type="float">
            <text:p>1.467451</text:p>
          </table:table-cell>
          <table:table-cell office:value-type="float" office:value="3.316942" calcext:value-type="float">
            <text:p>3.316942</text:p>
          </table:table-cell>
          <table:table-cell office:value-type="float" office:value="5.313833" calcext:value-type="float">
            <text:p>5.313833</text:p>
          </table:table-cell>
          <table:table-cell office:value-type="float" office:value="5.557815" calcext:value-type="float">
            <text:p>5.557815</text:p>
          </table:table-cell>
          <table:table-cell office:value-type="float" office:value="5.696058" calcext:value-type="float">
            <text:p>5.696058</text:p>
          </table:table-cell>
          <table:table-cell office:value-type="float" office:value="6.277391" calcext:value-type="float">
            <text:p>6.277391</text:p>
          </table:table-cell>
          <table:table-cell office:value-type="float" office:value="7.319115" calcext:value-type="float">
            <text:p>7.319115</text:p>
          </table:table-cell>
          <table:table-cell office:value-type="float" office:value="7.819339" calcext:value-type="float">
            <text:p>7.819339</text:p>
          </table:table-cell>
          <table:table-cell office:value-type="float" office:value="0" calcext:value-type="float">
            <text:p>0</text:p>
          </table:table-cell>
          <table:table-cell office:value-type="float" office:value="9.18974" calcext:value-type="float">
            <text:p>9.18974</text:p>
          </table:table-cell>
          <table:table-cell office:value-type="float" office:value="0" calcext:value-type="float">
            <text:p>0</text:p>
          </table:table-cell>
          <table:table-cell office:value-type="float" office:value="1.780408" calcext:value-type="float">
            <text:p>1.780408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5112002" calcext:value-type="float">
            <text:p>5112002</text:p>
          </table:table-cell>
          <table:table-cell office:value-type="float" office:value="4.337918" calcext:value-type="float">
            <text:p>4.337918</text:p>
          </table:table-cell>
          <table:table-cell office:value-type="float" office:value="136.1222" calcext:value-type="float">
            <text:p>136.1222</text:p>
          </table:table-cell>
          <table:table-cell office:value-type="float" office:value="0" calcext:value-type="float">
            <text:p>0</text:p>
          </table:table-cell>
          <table:table-cell office:value-type="float" office:value="-1.724759" calcext:value-type="float">
            <text:p>-1.724759</text:p>
          </table:table-cell>
          <table:table-cell office:value-type="float" office:value="23.67318" calcext:value-type="float">
            <text:p>23.67318</text:p>
          </table:table-cell>
          <table:table-cell office:value-type="float" office:value="0.02564156" calcext:value-type="float">
            <text:p>0.02564156</text:p>
          </table:table-cell>
          <table:table-cell office:value-type="float" office:value="0.00001018799" calcext:value-type="float">
            <text:p>1.018799E-05</text:p>
          </table:table-cell>
          <table:table-cell office:value-type="float" office:value="0.02209847" calcext:value-type="float">
            <text:p>0.02209847</text:p>
          </table:table-cell>
          <table:table-cell office:value-type="float" office:value="-0.004246199" calcext:value-type="float">
            <text:p>-0.004246199</text:p>
          </table:table-cell>
          <table:table-cell office:value-type="float" office:value="1176.918" calcext:value-type="float">
            <text:p>1176.918</text:p>
          </table:table-cell>
          <table:table-cell office:value-type="float" office:value="1.353078" calcext:value-type="float">
            <text:p>1.353078</text:p>
          </table:table-cell>
          <table:table-cell office:value-type="float" office:value="0" calcext:value-type="float">
            <text:p>0</text:p>
          </table:table-cell>
          <table:table-cell office:value-type="float" office:value="0.3372996" calcext:value-type="float">
            <text:p>0.3372996</text:p>
          </table:table-cell>
          <table:table-cell office:value-type="float" office:value="0.1837374" calcext:value-type="float">
            <text:p>0.1837374</text:p>
          </table:table-cell>
          <table:table-cell office:value-type="float" office:value="0.1394352" calcext:value-type="float">
            <text:p>0.1394352</text:p>
          </table:table-cell>
          <table:table-cell office:value-type="float" office:value="0.05823" calcext:value-type="float">
            <text:p>0.05823</text:p>
          </table:table-cell>
          <table:table-cell office:value-type="float" office:value="0.05593159" calcext:value-type="float">
            <text:p>0.05593159</text:p>
          </table:table-cell>
          <table:table-cell office:value-type="float" office:value="0.02139891" calcext:value-type="float">
            <text:p>0.02139891</text:p>
          </table:table-cell>
          <table:table-cell office:value-type="float" office:value="0.02750771" calcext:value-type="float">
            <text:p>0.02750771</text:p>
          </table:table-cell>
          <table:table-cell office:value-type="float" office:value="0.06440296" calcext:value-type="float">
            <text:p>0.06440296</text:p>
          </table:table-cell>
          <table:table-cell office:value-type="float" office:value="0.1182526" calcext:value-type="float">
            <text:p>0.1182526</text:p>
          </table:table-cell>
          <table:table-cell office:value-type="float" office:value="0.1195827" calcext:value-type="float">
            <text:p>0.1195827</text:p>
          </table:table-cell>
          <table:table-cell office:value-type="float" office:value="0.1202889" calcext:value-type="float">
            <text:p>0.1202889</text:p>
          </table:table-cell>
          <table:table-cell office:value-type="float" office:value="0.1263424" calcext:value-type="float">
            <text:p>0.1263424</text:p>
          </table:table-cell>
          <table:table-cell office:value-type="float" office:value="0.1372705" calcext:value-type="float">
            <text:p>0.1372705</text:p>
          </table:table-cell>
          <table:table-cell office:value-type="float" office:value="0.1425681" calcext:value-type="float">
            <text:p>0.1425681</text:p>
          </table:table-cell>
          <table:table-cell office:value-type="float" office:value="0" calcext:value-type="float">
            <text:p>0</text:p>
          </table:table-cell>
          <table:table-cell office:value-type="float" office:value="17.49716" calcext:value-type="float">
            <text:p>17.49716</text:p>
          </table:table-cell>
          <table:table-cell office:value-type="float" office:value="14.90731" calcext:value-type="float">
            <text:p>14.90731</text:p>
          </table:table-cell>
          <table:table-cell office:value-type="float" office:value="12.40964" calcext:value-type="float">
            <text:p>12.40964</text:p>
          </table:table-cell>
          <table:table-cell office:value-type="float" office:value="4.893444" calcext:value-type="float">
            <text:p>4.893444</text:p>
          </table:table-cell>
          <table:table-cell office:value-type="float" office:value="3.774134" calcext:value-type="float">
            <text:p>3.774134</text:p>
          </table:table-cell>
          <table:table-cell office:value-type="float" office:value="1.714845" calcext:value-type="float">
            <text:p>1.714845</text:p>
          </table:table-cell>
          <table:table-cell office:value-type="float" office:value="1.469826" calcext:value-type="float">
            <text:p>1.469826</text:p>
          </table:table-cell>
          <table:table-cell office:value-type="float" office:value="3.321562" calcext:value-type="float">
            <text:p>3.321562</text:p>
          </table:table-cell>
          <table:table-cell office:value-type="float" office:value="5.320761" calcext:value-type="float">
            <text:p>5.320761</text:p>
          </table:table-cell>
          <table:table-cell office:value-type="float" office:value="5.565569" calcext:value-type="float">
            <text:p>5.565569</text:p>
          </table:table-cell>
          <table:table-cell office:value-type="float" office:value="5.704373" calcext:value-type="float">
            <text:p>5.704373</text:p>
          </table:table-cell>
          <table:table-cell office:value-type="float" office:value="6.285294" calcext:value-type="float">
            <text:p>6.285294</text:p>
          </table:table-cell>
          <table:table-cell office:value-type="float" office:value="7.32617" calcext:value-type="float">
            <text:p>7.32617</text:p>
          </table:table-cell>
          <table:table-cell office:value-type="float" office:value="7.826721" calcext:value-type="float">
            <text:p>7.826721</text:p>
          </table:table-cell>
          <table:table-cell office:value-type="float" office:value="0" calcext:value-type="float">
            <text:p>0</text:p>
          </table:table-cell>
          <table:table-cell office:value-type="float" office:value="11.73256" calcext:value-type="float">
            <text:p>11.73256</text:p>
          </table:table-cell>
          <table:table-cell office:value-type="float" office:value="0" calcext:value-type="float">
            <text:p>0</text:p>
          </table:table-cell>
          <table:table-cell office:value-type="float" office:value="1.780408" calcext:value-type="float">
            <text:p>1.780408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6112002" calcext:value-type="float">
            <text:p>6112002</text:p>
          </table:table-cell>
          <table:table-cell office:value-type="float" office:value="4.325047" calcext:value-type="float">
            <text:p>4.325047</text:p>
          </table:table-cell>
          <table:table-cell office:value-type="float" office:value="136.1219" calcext:value-type="float">
            <text:p>136.1219</text:p>
          </table:table-cell>
          <table:table-cell office:value-type="float" office:value="0" calcext:value-type="float">
            <text:p>0</text:p>
          </table:table-cell>
          <table:table-cell office:value-type="float" office:value="-1.724759" calcext:value-type="float">
            <text:p>-1.724759</text:p>
          </table:table-cell>
          <table:table-cell office:value-type="float" office:value="23.70169" calcext:value-type="float">
            <text:p>23.70169</text:p>
          </table:table-cell>
          <table:table-cell office:value-type="float" office:value="0.02564156" calcext:value-type="float">
            <text:p>0.02564156</text:p>
          </table:table-cell>
          <table:table-cell office:value-type="float" office:value="0.00001019147" calcext:value-type="float">
            <text:p>1.019147E-05</text:p>
          </table:table-cell>
          <table:table-cell office:value-type="float" office:value="0.02209847" calcext:value-type="float">
            <text:p>0.02209847</text:p>
          </table:table-cell>
          <table:table-cell office:value-type="float" office:value="-0.004246161" calcext:value-type="float">
            <text:p>-0.004246161</text:p>
          </table:table-cell>
          <table:table-cell office:value-type="float" office:value="1176.899" calcext:value-type="float">
            <text:p>1176.899</text:p>
          </table:table-cell>
          <table:table-cell office:value-type="float" office:value="1.363162" calcext:value-type="float">
            <text:p>1.363162</text:p>
          </table:table-cell>
          <table:table-cell office:value-type="float" office:value="0" calcext:value-type="float">
            <text:p>0</text:p>
          </table:table-cell>
          <table:table-cell office:value-type="float" office:value="0.5001756" calcext:value-type="float">
            <text:p>0.5001756</text:p>
          </table:table-cell>
          <table:table-cell office:value-type="float" office:value="0.2292019" calcext:value-type="float">
            <text:p>0.2292019</text:p>
          </table:table-cell>
          <table:table-cell office:value-type="float" office:value="0.1624314" calcext:value-type="float">
            <text:p>0.1624314</text:p>
          </table:table-cell>
          <table:table-cell office:value-type="float" office:value="0.06354909" calcext:value-type="float">
            <text:p>0.06354909</text:p>
          </table:table-cell>
          <table:table-cell office:value-type="float" office:value="0.0597486" calcext:value-type="float">
            <text:p>0.0597486</text:p>
          </table:table-cell>
          <table:table-cell office:value-type="float" office:value="0.02166338" calcext:value-type="float">
            <text:p>0.02166338</text:p>
          </table:table-cell>
          <table:table-cell office:value-type="float" office:value="0.02762426" calcext:value-type="float">
            <text:p>0.02762426</text:p>
          </table:table-cell>
          <table:table-cell office:value-type="float" office:value="0.06440932" calcext:value-type="float">
            <text:p>0.06440932</text:p>
          </table:table-cell>
          <table:table-cell office:value-type="float" office:value="0.1182698" calcext:value-type="float">
            <text:p>0.1182698</text:p>
          </table:table-cell>
          <table:table-cell office:value-type="float" office:value="0.1196369" calcext:value-type="float">
            <text:p>0.1196369</text:p>
          </table:table-cell>
          <table:table-cell office:value-type="float" office:value="0.1203688" calcext:value-type="float">
            <text:p>0.1203688</text:p>
          </table:table-cell>
          <table:table-cell office:value-type="float" office:value="0.1264335" calcext:value-type="float">
            <text:p>0.1264335</text:p>
          </table:table-cell>
          <table:table-cell office:value-type="float" office:value="0.1373468" calcext:value-type="float">
            <text:p>0.1373468</text:p>
          </table:table-cell>
          <table:table-cell office:value-type="float" office:value="0.1426476" calcext:value-type="float">
            <text:p>0.1426476</text:p>
          </table:table-cell>
          <table:table-cell office:value-type="float" office:value="0" calcext:value-type="float">
            <text:p>0</text:p>
          </table:table-cell>
          <table:table-cell office:value-type="float" office:value="17.58503" calcext:value-type="float">
            <text:p>17.58503</text:p>
          </table:table-cell>
          <table:table-cell office:value-type="float" office:value="14.91993" calcext:value-type="float">
            <text:p>14.91993</text:p>
          </table:table-cell>
          <table:table-cell office:value-type="float" office:value="12.42098" calcext:value-type="float">
            <text:p>12.42098</text:p>
          </table:table-cell>
          <table:table-cell office:value-type="float" office:value="4.899308" calcext:value-type="float">
            <text:p>4.899308</text:p>
          </table:table-cell>
          <table:table-cell office:value-type="float" office:value="3.782783" calcext:value-type="float">
            <text:p>3.782783</text:p>
          </table:table-cell>
          <table:table-cell office:value-type="float" office:value="1.716243" calcext:value-type="float">
            <text:p>1.716243</text:p>
          </table:table-cell>
          <table:table-cell office:value-type="float" office:value="1.472192" calcext:value-type="float">
            <text:p>1.472192</text:p>
          </table:table-cell>
          <table:table-cell office:value-type="float" office:value="3.326211" calcext:value-type="float">
            <text:p>3.326211</text:p>
          </table:table-cell>
          <table:table-cell office:value-type="float" office:value="5.327663" calcext:value-type="float">
            <text:p>5.327663</text:p>
          </table:table-cell>
          <table:table-cell office:value-type="float" office:value="5.573313" calcext:value-type="float">
            <text:p>5.573313</text:p>
          </table:table-cell>
          <table:table-cell office:value-type="float" office:value="5.712688" calcext:value-type="float">
            <text:p>5.712688</text:p>
          </table:table-cell>
          <table:table-cell office:value-type="float" office:value="6.293163" calcext:value-type="float">
            <text:p>6.293163</text:p>
          </table:table-cell>
          <table:table-cell office:value-type="float" office:value="7.333225" calcext:value-type="float">
            <text:p>7.333225</text:p>
          </table:table-cell>
          <table:table-cell office:value-type="float" office:value="7.834123" calcext:value-type="float">
            <text:p>7.834123</text:p>
          </table:table-cell>
          <table:table-cell office:value-type="float" office:value="0" calcext:value-type="float">
            <text:p>0</text:p>
          </table:table-cell>
          <table:table-cell office:value-type="float" office:value="25.93835" calcext:value-type="float">
            <text:p>25.93835</text:p>
          </table:table-cell>
          <table:table-cell office:value-type="float" office:value="0" calcext:value-type="float">
            <text:p>0</text:p>
          </table:table-cell>
          <table:table-cell office:value-type="float" office:value="1.780408" calcext:value-type="float">
            <text:p>1.780408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7112002" calcext:value-type="float">
            <text:p>7112002</text:p>
          </table:table-cell>
          <table:table-cell office:value-type="float" office:value="4.306894" calcext:value-type="float">
            <text:p>4.306894</text:p>
          </table:table-cell>
          <table:table-cell office:value-type="float" office:value="136.1221" calcext:value-type="float">
            <text:p>136.1221</text:p>
          </table:table-cell>
          <table:table-cell office:value-type="float" office:value="0" calcext:value-type="float">
            <text:p>0</text:p>
          </table:table-cell>
          <table:table-cell office:value-type="float" office:value="-1.724759" calcext:value-type="float">
            <text:p>-1.724759</text:p>
          </table:table-cell>
          <table:table-cell office:value-type="float" office:value="23.73235" calcext:value-type="float">
            <text:p>23.73235</text:p>
          </table:table-cell>
          <table:table-cell office:value-type="float" office:value="0.02564156" calcext:value-type="float">
            <text:p>0.02564156</text:p>
          </table:table-cell>
          <table:table-cell office:value-type="float" office:value="0.00001019147" calcext:value-type="float">
            <text:p>1.019147E-05</text:p>
          </table:table-cell>
          <table:table-cell office:value-type="float" office:value="0.02209847" calcext:value-type="float">
            <text:p>0.02209847</text:p>
          </table:table-cell>
          <table:table-cell office:value-type="float" office:value="-0.004246161" calcext:value-type="float">
            <text:p>-0.004246161</text:p>
          </table:table-cell>
          <table:table-cell office:value-type="float" office:value="1176.882" calcext:value-type="float">
            <text:p>1176.882</text:p>
          </table:table-cell>
          <table:table-cell office:value-type="float" office:value="1.376527" calcext:value-type="float">
            <text:p>1.376527</text:p>
          </table:table-cell>
          <table:table-cell office:value-type="float" office:value="0" calcext:value-type="float">
            <text:p>0</text:p>
          </table:table-cell>
          <table:table-cell office:value-type="float" office:value="0.8628202" calcext:value-type="float">
            <text:p>0.8628202</text:p>
          </table:table-cell>
          <table:table-cell office:value-type="float" office:value="0.3082857" calcext:value-type="float">
            <text:p>0.3082857</text:p>
          </table:table-cell>
          <table:table-cell office:value-type="float" office:value="0.2082239" calcext:value-type="float">
            <text:p>0.2082239</text:p>
          </table:table-cell>
          <table:table-cell office:value-type="float" office:value="0.07487787" calcext:value-type="float">
            <text:p>0.07487787</text:p>
          </table:table-cell>
          <table:table-cell office:value-type="float" office:value="0.06963677" calcext:value-type="float">
            <text:p>0.06963677</text:p>
          </table:table-cell>
          <table:table-cell office:value-type="float" office:value="0.02274268" calcext:value-type="float">
            <text:p>0.02274268</text:p>
          </table:table-cell>
          <table:table-cell office:value-type="float" office:value="0.02823821" calcext:value-type="float">
            <text:p>0.02823821</text:p>
          </table:table-cell>
          <table:table-cell office:value-type="float" office:value="0.06454066" calcext:value-type="float">
            <text:p>0.06454066</text:p>
          </table:table-cell>
          <table:table-cell office:value-type="float" office:value="0.1183024" calcext:value-type="float">
            <text:p>0.1183024</text:p>
          </table:table-cell>
          <table:table-cell office:value-type="float" office:value="0.1196942" calcext:value-type="float">
            <text:p>0.1196942</text:p>
          </table:table-cell>
          <table:table-cell office:value-type="float" office:value="0.120449" calcext:value-type="float">
            <text:p>0.120449</text:p>
          </table:table-cell>
          <table:table-cell office:value-type="float" office:value="0.1265288" calcext:value-type="float">
            <text:p>0.1265288</text:p>
          </table:table-cell>
          <table:table-cell office:value-type="float" office:value="0.1374219" calcext:value-type="float">
            <text:p>0.1374219</text:p>
          </table:table-cell>
          <table:table-cell office:value-type="float" office:value="0.1427278" calcext:value-type="float">
            <text:p>0.1427278</text:p>
          </table:table-cell>
          <table:table-cell office:value-type="float" office:value="0" calcext:value-type="float">
            <text:p>0</text:p>
          </table:table-cell>
          <table:table-cell office:value-type="float" office:value="17.74915" calcext:value-type="float">
            <text:p>17.74915</text:p>
          </table:table-cell>
          <table:table-cell office:value-type="float" office:value="14.94705" calcext:value-type="float">
            <text:p>14.94705</text:p>
          </table:table-cell>
          <table:table-cell office:value-type="float" office:value="12.44306" calcext:value-type="float">
            <text:p>12.44306</text:p>
          </table:table-cell>
          <table:table-cell office:value-type="float" office:value="4.907987" calcext:value-type="float">
            <text:p>4.907987</text:p>
          </table:table-cell>
          <table:table-cell office:value-type="float" office:value="3.793844" calcext:value-type="float">
            <text:p>3.793844</text:p>
          </table:table-cell>
          <table:table-cell office:value-type="float" office:value="1.717789" calcext:value-type="float">
            <text:p>1.717789</text:p>
          </table:table-cell>
          <table:table-cell office:value-type="float" office:value="1.474605" calcext:value-type="float">
            <text:p>1.474605</text:p>
          </table:table-cell>
          <table:table-cell office:value-type="float" office:value="3.330873" calcext:value-type="float">
            <text:p>3.330873</text:p>
          </table:table-cell>
          <table:table-cell office:value-type="float" office:value="5.334565" calcext:value-type="float">
            <text:p>5.334565</text:p>
          </table:table-cell>
          <table:table-cell office:value-type="float" office:value="5.58106" calcext:value-type="float">
            <text:p>5.58106</text:p>
          </table:table-cell>
          <table:table-cell office:value-type="float" office:value="5.721003" calcext:value-type="float">
            <text:p>5.721003</text:p>
          </table:table-cell>
          <table:table-cell office:value-type="float" office:value="6.301036" calcext:value-type="float">
            <text:p>6.301036</text:p>
          </table:table-cell>
          <table:table-cell office:value-type="float" office:value="7.34028" calcext:value-type="float">
            <text:p>7.34028</text:p>
          </table:table-cell>
          <table:table-cell office:value-type="float" office:value="7.841516" calcext:value-type="float">
            <text:p>7.841516</text:p>
          </table:table-cell>
          <table:table-cell office:value-type="float" office:value="0" calcext:value-type="float">
            <text:p>0</text:p>
          </table:table-cell>
          <table:table-cell office:value-type="float" office:value="37.49627" calcext:value-type="float">
            <text:p>37.49627</text:p>
          </table:table-cell>
          <table:table-cell office:value-type="float" office:value="0" calcext:value-type="float">
            <text:p>0</text:p>
          </table:table-cell>
          <table:table-cell office:value-type="float" office:value="1.780408" calcext:value-type="float">
            <text:p>1.780408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8112002" calcext:value-type="float">
            <text:p>8112002</text:p>
          </table:table-cell>
          <table:table-cell office:value-type="float" office:value="4.288177" calcext:value-type="float">
            <text:p>4.288177</text:p>
          </table:table-cell>
          <table:table-cell office:value-type="float" office:value="136.1222" calcext:value-type="float">
            <text:p>136.1222</text:p>
          </table:table-cell>
          <table:table-cell office:value-type="float" office:value="0" calcext:value-type="float">
            <text:p>0</text:p>
          </table:table-cell>
          <table:table-cell office:value-type="float" office:value="-1.724759" calcext:value-type="float">
            <text:p>-1.724759</text:p>
          </table:table-cell>
          <table:table-cell office:value-type="float" office:value="23.76544" calcext:value-type="float">
            <text:p>23.76544</text:p>
          </table:table-cell>
          <table:table-cell office:value-type="float" office:value="0.02564156" calcext:value-type="float">
            <text:p>0.02564156</text:p>
          </table:table-cell>
          <table:table-cell office:value-type="float" office:value="0.00001019147" calcext:value-type="float">
            <text:p>1.019147E-05</text:p>
          </table:table-cell>
          <table:table-cell office:value-type="float" office:value="0.02209847" calcext:value-type="float">
            <text:p>0.02209847</text:p>
          </table:table-cell>
          <table:table-cell office:value-type="float" office:value="-0.004246161" calcext:value-type="float">
            <text:p>-0.004246161</text:p>
          </table:table-cell>
          <table:table-cell office:value-type="float" office:value="1176.867" calcext:value-type="float">
            <text:p>1176.867</text:p>
          </table:table-cell>
          <table:table-cell office:value-type="float" office:value="1.388244" calcext:value-type="float">
            <text:p>1.388244</text:p>
          </table:table-cell>
          <table:table-cell office:value-type="float" office:value="0" calcext:value-type="float">
            <text:p>0</text:p>
          </table:table-cell>
          <table:table-cell office:value-type="float" office:value="0.9113325" calcext:value-type="float">
            <text:p>0.9113325</text:p>
          </table:table-cell>
          <table:table-cell office:value-type="float" office:value="0.3322863" calcext:value-type="float">
            <text:p>0.3322863</text:p>
          </table:table-cell>
          <table:table-cell office:value-type="float" office:value="0.2351694" calcext:value-type="float">
            <text:p>0.2351694</text:p>
          </table:table-cell>
          <table:table-cell office:value-type="float" office:value="0.08397844" calcext:value-type="float">
            <text:p>0.08397844</text:p>
          </table:table-cell>
          <table:table-cell office:value-type="float" office:value="0.07959603" calcext:value-type="float">
            <text:p>0.07959603</text:p>
          </table:table-cell>
          <table:table-cell office:value-type="float" office:value="0.02423566" calcext:value-type="float">
            <text:p>0.02423566</text:p>
          </table:table-cell>
          <table:table-cell office:value-type="float" office:value="0.02920827" calcext:value-type="float">
            <text:p>0.02920827</text:p>
          </table:table-cell>
          <table:table-cell office:value-type="float" office:value="0.06485292" calcext:value-type="float">
            <text:p>0.06485292</text:p>
          </table:table-cell>
          <table:table-cell office:value-type="float" office:value="0.1183746" calcext:value-type="float">
            <text:p>0.1183746</text:p>
          </table:table-cell>
          <table:table-cell office:value-type="float" office:value="0.1197558" calcext:value-type="float">
            <text:p>0.1197558</text:p>
          </table:table-cell>
          <table:table-cell office:value-type="float" office:value="0.1205298" calcext:value-type="float">
            <text:p>0.1205298</text:p>
          </table:table-cell>
          <table:table-cell office:value-type="float" office:value="0.1266136" calcext:value-type="float">
            <text:p>0.1266136</text:p>
          </table:table-cell>
          <table:table-cell office:value-type="float" office:value="0.1374971" calcext:value-type="float">
            <text:p>0.1374971</text:p>
          </table:table-cell>
          <table:table-cell office:value-type="float" office:value="0.1428074" calcext:value-type="float">
            <text:p>0.1428074</text:p>
          </table:table-cell>
          <table:table-cell office:value-type="float" office:value="0" calcext:value-type="float">
            <text:p>0</text:p>
          </table:table-cell>
          <table:table-cell office:value-type="float" office:value="17.9662" calcext:value-type="float">
            <text:p>17.9662</text:p>
          </table:table-cell>
          <table:table-cell office:value-type="float" office:value="14.99104" calcext:value-type="float">
            <text:p>14.99104</text:p>
          </table:table-cell>
          <table:table-cell office:value-type="float" office:value="12.48118" calcext:value-type="float">
            <text:p>12.48118</text:p>
          </table:table-cell>
          <table:table-cell office:value-type="float" office:value="4.921256" calcext:value-type="float">
            <text:p>4.921256</text:p>
          </table:table-cell>
          <table:table-cell office:value-type="float" office:value="3.809247" calcext:value-type="float">
            <text:p>3.809247</text:p>
          </table:table-cell>
          <table:table-cell office:value-type="float" office:value="1.719663" calcext:value-type="float">
            <text:p>1.719663</text:p>
          </table:table-cell>
          <table:table-cell office:value-type="float" office:value="1.477164" calcext:value-type="float">
            <text:p>1.477164</text:p>
          </table:table-cell>
          <table:table-cell office:value-type="float" office:value="3.335586" calcext:value-type="float">
            <text:p>3.335586</text:p>
          </table:table-cell>
          <table:table-cell office:value-type="float" office:value="5.341467" calcext:value-type="float">
            <text:p>5.341467</text:p>
          </table:table-cell>
          <table:table-cell office:value-type="float" office:value="5.588803" calcext:value-type="float">
            <text:p>5.588803</text:p>
          </table:table-cell>
          <table:table-cell office:value-type="float" office:value="5.729318" calcext:value-type="float">
            <text:p>5.729318</text:p>
          </table:table-cell>
          <table:table-cell office:value-type="float" office:value="6.308905" calcext:value-type="float">
            <text:p>6.308905</text:p>
          </table:table-cell>
          <table:table-cell office:value-type="float" office:value="7.347335" calcext:value-type="float">
            <text:p>7.347335</text:p>
          </table:table-cell>
          <table:table-cell office:value-type="float" office:value="7.84886" calcext:value-type="float">
            <text:p>7.84886</text:p>
          </table:table-cell>
          <table:table-cell office:value-type="float" office:value="0" calcext:value-type="float">
            <text:p>0</text:p>
          </table:table-cell>
          <table:table-cell office:value-type="float" office:value="37.55409" calcext:value-type="float">
            <text:p>37.55409</text:p>
          </table:table-cell>
          <table:table-cell office:value-type="float" office:value="0" calcext:value-type="float">
            <text:p>0</text:p>
          </table:table-cell>
          <table:table-cell office:value-type="float" office:value="1.780408" calcext:value-type="float">
            <text:p>1.780408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9112002" calcext:value-type="float">
            <text:p>9112002</text:p>
          </table:table-cell>
          <table:table-cell office:value-type="float" office:value="4.269081" calcext:value-type="float">
            <text:p>4.269081</text:p>
          </table:table-cell>
          <table:table-cell office:value-type="float" office:value="136.1223" calcext:value-type="float">
            <text:p>136.1223</text:p>
          </table:table-cell>
          <table:table-cell office:value-type="float" office:value="0" calcext:value-type="float">
            <text:p>0</text:p>
          </table:table-cell>
          <table:table-cell office:value-type="float" office:value="-1.724759" calcext:value-type="float">
            <text:p>-1.724759</text:p>
          </table:table-cell>
          <table:table-cell office:value-type="float" office:value="23.7991" calcext:value-type="float">
            <text:p>23.7991</text:p>
          </table:table-cell>
          <table:table-cell office:value-type="float" office:value="0.02564156" calcext:value-type="float">
            <text:p>0.02564156</text:p>
          </table:table-cell>
          <table:table-cell office:value-type="float" office:value="0.00001019147" calcext:value-type="float">
            <text:p>1.019147E-05</text:p>
          </table:table-cell>
          <table:table-cell office:value-type="float" office:value="0.02209847" calcext:value-type="float">
            <text:p>0.02209847</text:p>
          </table:table-cell>
          <table:table-cell office:value-type="float" office:value="-0.004246161" calcext:value-type="float">
            <text:p>-0.004246161</text:p>
          </table:table-cell>
          <table:table-cell office:value-type="float" office:value="1176.853" calcext:value-type="float">
            <text:p>1176.853</text:p>
          </table:table-cell>
          <table:table-cell office:value-type="float" office:value="1.399081" calcext:value-type="float">
            <text:p>1.399081</text:p>
          </table:table-cell>
          <table:table-cell office:value-type="float" office:value="0" calcext:value-type="float">
            <text:p>0</text:p>
          </table:table-cell>
          <table:table-cell office:value-type="float" office:value="1.040404" calcext:value-type="float">
            <text:p>1.040404</text:p>
          </table:table-cell>
          <table:table-cell office:value-type="float" office:value="0.3574448" calcext:value-type="float">
            <text:p>0.3574448</text:p>
          </table:table-cell>
          <table:table-cell office:value-type="float" office:value="0.2573788" calcext:value-type="float">
            <text:p>0.2573788</text:p>
          </table:table-cell>
          <table:table-cell office:value-type="float" office:value="0.08883882" calcext:value-type="float">
            <text:p>0.08883882</text:p>
          </table:table-cell>
          <table:table-cell office:value-type="float" office:value="0.08424277" calcext:value-type="float">
            <text:p>0.08424277</text:p>
          </table:table-cell>
          <table:table-cell office:value-type="float" office:value="0.02498903" calcext:value-type="float">
            <text:p>0.02498903</text:p>
          </table:table-cell>
          <table:table-cell office:value-type="float" office:value="0.029876" calcext:value-type="float">
            <text:p>0.029876</text:p>
          </table:table-cell>
          <table:table-cell office:value-type="float" office:value="0.06515159" calcext:value-type="float">
            <text:p>0.06515159</text:p>
          </table:table-cell>
          <table:table-cell office:value-type="float" office:value="0.1184857" calcext:value-type="float">
            <text:p>0.1184857</text:p>
          </table:table-cell>
          <table:table-cell office:value-type="float" office:value="0.1198239" calcext:value-type="float">
            <text:p>0.1198239</text:p>
          </table:table-cell>
          <table:table-cell office:value-type="float" office:value="0.1206114" calcext:value-type="float">
            <text:p>0.1206114</text:p>
          </table:table-cell>
          <table:table-cell office:value-type="float" office:value="0.1266921" calcext:value-type="float">
            <text:p>0.1266921</text:p>
          </table:table-cell>
          <table:table-cell office:value-type="float" office:value="0.1375723" calcext:value-type="float">
            <text:p>0.1375723</text:p>
          </table:table-cell>
          <table:table-cell office:value-type="float" office:value="0.1428868" calcext:value-type="float">
            <text:p>0.1428868</text:p>
          </table:table-cell>
          <table:table-cell office:value-type="float" office:value="0" calcext:value-type="float">
            <text:p>0</text:p>
          </table:table-cell>
          <table:table-cell office:value-type="float" office:value="18.18642" calcext:value-type="float">
            <text:p>18.18642</text:p>
          </table:table-cell>
          <table:table-cell office:value-type="float" office:value="15.03856" calcext:value-type="float">
            <text:p>15.03856</text:p>
          </table:table-cell>
          <table:table-cell office:value-type="float" office:value="12.52398" calcext:value-type="float">
            <text:p>12.52398</text:p>
          </table:table-cell>
          <table:table-cell office:value-type="float" office:value="4.936034" calcext:value-type="float">
            <text:p>4.936034</text:p>
          </table:table-cell>
          <table:table-cell office:value-type="float" office:value="3.826468" calcext:value-type="float">
            <text:p>3.826468</text:p>
          </table:table-cell>
          <table:table-cell office:value-type="float" office:value="1.721747" calcext:value-type="float">
            <text:p>1.721747</text:p>
          </table:table-cell>
          <table:table-cell office:value-type="float" office:value="1.479856" calcext:value-type="float">
            <text:p>1.479856</text:p>
          </table:table-cell>
          <table:table-cell office:value-type="float" office:value="3.340373" calcext:value-type="float">
            <text:p>3.340373</text:p>
          </table:table-cell>
          <table:table-cell office:value-type="float" office:value="5.348369" calcext:value-type="float">
            <text:p>5.348369</text:p>
          </table:table-cell>
          <table:table-cell office:value-type="float" office:value="5.596551" calcext:value-type="float">
            <text:p>5.596551</text:p>
          </table:table-cell>
          <table:table-cell office:value-type="float" office:value="5.737631" calcext:value-type="float">
            <text:p>5.737631</text:p>
          </table:table-cell>
          <table:table-cell office:value-type="float" office:value="6.316753" calcext:value-type="float">
            <text:p>6.316753</text:p>
          </table:table-cell>
          <table:table-cell office:value-type="float" office:value="7.354346" calcext:value-type="float">
            <text:p>7.354346</text:p>
          </table:table-cell>
          <table:table-cell office:value-type="float" office:value="7.856194" calcext:value-type="float">
            <text:p>7.856194</text:p>
          </table:table-cell>
          <table:table-cell office:value-type="float" office:value="0" calcext:value-type="float">
            <text:p>0</text:p>
          </table:table-cell>
          <table:table-cell office:value-type="float" office:value="36.55306" calcext:value-type="float">
            <text:p>36.55306</text:p>
          </table:table-cell>
          <table:table-cell office:value-type="float" office:value="0" calcext:value-type="float">
            <text:p>0</text:p>
          </table:table-cell>
          <table:table-cell office:value-type="float" office:value="1.780408" calcext:value-type="float">
            <text:p>1.780408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0112002" calcext:value-type="float">
            <text:p>10112002</text:p>
          </table:table-cell>
          <table:table-cell office:value-type="float" office:value="4.255373" calcext:value-type="float">
            <text:p>4.255373</text:p>
          </table:table-cell>
          <table:table-cell office:value-type="float" office:value="136.1218" calcext:value-type="float">
            <text:p>136.1218</text:p>
          </table:table-cell>
          <table:table-cell office:value-type="float" office:value="0" calcext:value-type="float">
            <text:p>0</text:p>
          </table:table-cell>
          <table:table-cell office:value-type="float" office:value="-1.724759" calcext:value-type="float">
            <text:p>-1.724759</text:p>
          </table:table-cell>
          <table:table-cell office:value-type="float" office:value="23.8328" calcext:value-type="float">
            <text:p>23.8328</text:p>
          </table:table-cell>
          <table:table-cell office:value-type="float" office:value="0.02564156" calcext:value-type="float">
            <text:p>0.02564156</text:p>
          </table:table-cell>
          <table:table-cell office:value-type="float" office:value="0.00001019147" calcext:value-type="float">
            <text:p>1.019147E-05</text:p>
          </table:table-cell>
          <table:table-cell office:value-type="float" office:value="0.02209847" calcext:value-type="float">
            <text:p>0.02209847</text:p>
          </table:table-cell>
          <table:table-cell office:value-type="float" office:value="-0.004269905" calcext:value-type="float">
            <text:p>-0.004269905</text:p>
          </table:table-cell>
          <table:table-cell office:value-type="float" office:value="1176.837" calcext:value-type="float">
            <text:p>1176.837</text:p>
          </table:table-cell>
          <table:table-cell office:value-type="float" office:value="1.405227" calcext:value-type="float">
            <text:p>1.405227</text:p>
          </table:table-cell>
          <table:table-cell office:value-type="float" office:value="0" calcext:value-type="float">
            <text:p>0</text:p>
          </table:table-cell>
          <table:table-cell office:value-type="float" office:value="0.8110268" calcext:value-type="float">
            <text:p>0.8110268</text:p>
          </table:table-cell>
          <table:table-cell office:value-type="float" office:value="0.2952763" calcext:value-type="float">
            <text:p>0.2952763</text:p>
          </table:table-cell>
          <table:table-cell office:value-type="float" office:value="0.2324332" calcext:value-type="float">
            <text:p>0.2324332</text:p>
          </table:table-cell>
          <table:table-cell office:value-type="float" office:value="0.08424733" calcext:value-type="float">
            <text:p>0.08424733</text:p>
          </table:table-cell>
          <table:table-cell office:value-type="float" office:value="0.08259482" calcext:value-type="float">
            <text:p>0.08259482</text:p>
          </table:table-cell>
          <table:table-cell office:value-type="float" office:value="0.02533149" calcext:value-type="float">
            <text:p>0.02533149</text:p>
          </table:table-cell>
          <table:table-cell office:value-type="float" office:value="0.03044154" calcext:value-type="float">
            <text:p>0.03044154</text:p>
          </table:table-cell>
          <table:table-cell office:value-type="float" office:value="0.06540374" calcext:value-type="float">
            <text:p>0.06540374</text:p>
          </table:table-cell>
          <table:table-cell office:value-type="float" office:value="0.1186124" calcext:value-type="float">
            <text:p>0.1186124</text:p>
          </table:table-cell>
          <table:table-cell office:value-type="float" office:value="0.1198988" calcext:value-type="float">
            <text:p>0.1198988</text:p>
          </table:table-cell>
          <table:table-cell office:value-type="float" office:value="0.1206941" calcext:value-type="float">
            <text:p>0.1206941</text:p>
          </table:table-cell>
          <table:table-cell office:value-type="float" office:value="0.1267619" calcext:value-type="float">
            <text:p>0.1267619</text:p>
          </table:table-cell>
          <table:table-cell office:value-type="float" office:value="0.1376701" calcext:value-type="float">
            <text:p>0.1376701</text:p>
          </table:table-cell>
          <table:table-cell office:value-type="float" office:value="0.1429636" calcext:value-type="float">
            <text:p>0.1429636</text:p>
          </table:table-cell>
          <table:table-cell office:value-type="float" office:value="0" calcext:value-type="float">
            <text:p>0</text:p>
          </table:table-cell>
          <table:table-cell office:value-type="float" office:value="18.37963" calcext:value-type="float">
            <text:p>18.37963</text:p>
          </table:table-cell>
          <table:table-cell office:value-type="float" office:value="15.08695" calcext:value-type="float">
            <text:p>15.08695</text:p>
          </table:table-cell>
          <table:table-cell office:value-type="float" office:value="12.57033" calcext:value-type="float">
            <text:p>12.57033</text:p>
          </table:table-cell>
          <table:table-cell office:value-type="float" office:value="4.951795" calcext:value-type="float">
            <text:p>4.951795</text:p>
          </table:table-cell>
          <table:table-cell office:value-type="float" office:value="3.844903" calcext:value-type="float">
            <text:p>3.844903</text:p>
          </table:table-cell>
          <table:table-cell office:value-type="float" office:value="1.723982" calcext:value-type="float">
            <text:p>1.723982</text:p>
          </table:table-cell>
          <table:table-cell office:value-type="float" office:value="1.48265" calcext:value-type="float">
            <text:p>1.48265</text:p>
          </table:table-cell>
          <table:table-cell office:value-type="float" office:value="3.345223" calcext:value-type="float">
            <text:p>3.345223</text:p>
          </table:table-cell>
          <table:table-cell office:value-type="float" office:value="5.355304" calcext:value-type="float">
            <text:p>5.355304</text:p>
          </table:table-cell>
          <table:table-cell office:value-type="float" office:value="5.604273" calcext:value-type="float">
            <text:p>5.604273</text:p>
          </table:table-cell>
          <table:table-cell office:value-type="float" office:value="5.74589" calcext:value-type="float">
            <text:p>5.74589</text:p>
          </table:table-cell>
          <table:table-cell office:value-type="float" office:value="6.324587" calcext:value-type="float">
            <text:p>6.324587</text:p>
          </table:table-cell>
          <table:table-cell office:value-type="float" office:value="7.36134" calcext:value-type="float">
            <text:p>7.36134</text:p>
          </table:table-cell>
          <table:table-cell office:value-type="float" office:value="7.863518" calcext:value-type="float">
            <text:p>7.863518</text:p>
          </table:table-cell>
          <table:table-cell office:value-type="float" office:value="0" calcext:value-type="float">
            <text:p>0</text:p>
          </table:table-cell>
          <table:table-cell office:value-type="float" office:value="24.88688" calcext:value-type="float">
            <text:p>24.88688</text:p>
          </table:table-cell>
          <table:table-cell office:value-type="float" office:value="0" calcext:value-type="float">
            <text:p>0</text:p>
          </table:table-cell>
          <table:table-cell office:value-type="float" office:value="1.780408" calcext:value-type="float">
            <text:p>1.780408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1112002" calcext:value-type="float">
            <text:p>11112002</text:p>
          </table:table-cell>
          <table:table-cell office:value-type="float" office:value="4.246964" calcext:value-type="float">
            <text:p>4.246964</text:p>
          </table:table-cell>
          <table:table-cell office:value-type="float" office:value="136.121" calcext:value-type="float">
            <text:p>136.121</text:p>
          </table:table-cell>
          <table:table-cell office:value-type="float" office:value="0" calcext:value-type="float">
            <text:p>0</text:p>
          </table:table-cell>
          <table:table-cell office:value-type="float" office:value="-1.724759" calcext:value-type="float">
            <text:p>-1.724759</text:p>
          </table:table-cell>
          <table:table-cell office:value-type="float" office:value="23.8638" calcext:value-type="float">
            <text:p>23.8638</text:p>
          </table:table-cell>
          <table:table-cell office:value-type="float" office:value="0.02564156" calcext:value-type="float">
            <text:p>0.02564156</text:p>
          </table:table-cell>
          <table:table-cell office:value-type="float" office:value="0.00001019147" calcext:value-type="float">
            <text:p>1.019147E-05</text:p>
          </table:table-cell>
          <table:table-cell office:value-type="float" office:value="0.02209847" calcext:value-type="float">
            <text:p>0.02209847</text:p>
          </table:table-cell>
          <table:table-cell office:value-type="float" office:value="-0.004323729" calcext:value-type="float">
            <text:p>-0.004323729</text:p>
          </table:table-cell>
          <table:table-cell office:value-type="float" office:value="1176.819" calcext:value-type="float">
            <text:p>1176.819</text:p>
          </table:table-cell>
          <table:table-cell office:value-type="float" office:value="1.408246" calcext:value-type="float">
            <text:p>1.408246</text:p>
          </table:table-cell>
          <table:table-cell office:value-type="float" office:value="0" calcext:value-type="float">
            <text:p>0</text:p>
          </table:table-cell>
          <table:table-cell office:value-type="float" office:value="0.5777816" calcext:value-type="float">
            <text:p>0.5777816</text:p>
          </table:table-cell>
          <table:table-cell office:value-type="float" office:value="0.2339166" calcext:value-type="float">
            <text:p>0.2339166</text:p>
          </table:table-cell>
          <table:table-cell office:value-type="float" office:value="0.1915332" calcext:value-type="float">
            <text:p>0.1915332</text:p>
          </table:table-cell>
          <table:table-cell office:value-type="float" office:value="0.07133963" calcext:value-type="float">
            <text:p>0.07133963</text:p>
          </table:table-cell>
          <table:table-cell office:value-type="float" office:value="0.07071095" calcext:value-type="float">
            <text:p>0.07071095</text:p>
          </table:table-cell>
          <table:table-cell office:value-type="float" office:value="0.02408054" calcext:value-type="float">
            <text:p>0.02408054</text:p>
          </table:table-cell>
          <table:table-cell office:value-type="float" office:value="0.03004629" calcext:value-type="float">
            <text:p>0.03004629</text:p>
          </table:table-cell>
          <table:table-cell office:value-type="float" office:value="0.06543133" calcext:value-type="float">
            <text:p>0.06543133</text:p>
          </table:table-cell>
          <table:table-cell office:value-type="float" office:value="0.1187261" calcext:value-type="float">
            <text:p>0.1187261</text:p>
          </table:table-cell>
          <table:table-cell office:value-type="float" office:value="0.1199776" calcext:value-type="float">
            <text:p>0.1199776</text:p>
          </table:table-cell>
          <table:table-cell office:value-type="float" office:value="0.1207776" calcext:value-type="float">
            <text:p>0.1207776</text:p>
          </table:table-cell>
          <table:table-cell office:value-type="float" office:value="0.1268321" calcext:value-type="float">
            <text:p>0.1268321</text:p>
          </table:table-cell>
          <table:table-cell office:value-type="float" office:value="0.1377295" calcext:value-type="float">
            <text:p>0.1377295</text:p>
          </table:table-cell>
          <table:table-cell office:value-type="float" office:value="0.1430438" calcext:value-type="float">
            <text:p>0.1430438</text:p>
          </table:table-cell>
          <table:table-cell office:value-type="float" office:value="0" calcext:value-type="float">
            <text:p>0</text:p>
          </table:table-cell>
          <table:table-cell office:value-type="float" office:value="18.49633" calcext:value-type="float">
            <text:p>18.49633</text:p>
          </table:table-cell>
          <table:table-cell office:value-type="float" office:value="15.11512" calcext:value-type="float">
            <text:p>15.11512</text:p>
          </table:table-cell>
          <table:table-cell office:value-type="float" office:value="12.60101" calcext:value-type="float">
            <text:p>12.60101</text:p>
          </table:table-cell>
          <table:table-cell office:value-type="float" office:value="4.963294" calcext:value-type="float">
            <text:p>4.963294</text:p>
          </table:table-cell>
          <table:table-cell office:value-type="float" office:value="3.859832" calcext:value-type="float">
            <text:p>3.859832</text:p>
          </table:table-cell>
          <table:table-cell office:value-type="float" office:value="1.726049" calcext:value-type="float">
            <text:p>1.726049</text:p>
          </table:table-cell>
          <table:table-cell office:value-type="float" office:value="1.485415" calcext:value-type="float">
            <text:p>1.485415</text:p>
          </table:table-cell>
          <table:table-cell office:value-type="float" office:value="3.350119" calcext:value-type="float">
            <text:p>3.350119</text:p>
          </table:table-cell>
          <table:table-cell office:value-type="float" office:value="5.362252" calcext:value-type="float">
            <text:p>5.362252</text:p>
          </table:table-cell>
          <table:table-cell office:value-type="float" office:value="5.611982" calcext:value-type="float">
            <text:p>5.611982</text:p>
          </table:table-cell>
          <table:table-cell office:value-type="float" office:value="5.754148" calcext:value-type="float">
            <text:p>5.754148</text:p>
          </table:table-cell>
          <table:table-cell office:value-type="float" office:value="6.332417" calcext:value-type="float">
            <text:p>6.332417</text:p>
          </table:table-cell>
          <table:table-cell office:value-type="float" office:value="7.368371" calcext:value-type="float">
            <text:p>7.368371</text:p>
          </table:table-cell>
          <table:table-cell office:value-type="float" office:value="7.870824" calcext:value-type="float">
            <text:p>7.870824</text:p>
          </table:table-cell>
          <table:table-cell office:value-type="float" office:value="0" calcext:value-type="float">
            <text:p>0</text:p>
          </table:table-cell>
          <table:table-cell office:value-type="float" office:value="16.46106" calcext:value-type="float">
            <text:p>16.46106</text:p>
          </table:table-cell>
          <table:table-cell office:value-type="float" office:value="0" calcext:value-type="float">
            <text:p>0</text:p>
          </table:table-cell>
          <table:table-cell office:value-type="float" office:value="1.780408" calcext:value-type="float">
            <text:p>1.780408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2112002" calcext:value-type="float">
            <text:p>12112002</text:p>
          </table:table-cell>
          <table:table-cell office:value-type="float" office:value="4.236909" calcext:value-type="float">
            <text:p>4.236909</text:p>
          </table:table-cell>
          <table:table-cell office:value-type="float" office:value="136.1205" calcext:value-type="float">
            <text:p>136.1205</text:p>
          </table:table-cell>
          <table:table-cell office:value-type="float" office:value="0" calcext:value-type="float">
            <text:p>0</text:p>
          </table:table-cell>
          <table:table-cell office:value-type="float" office:value="-1.724759" calcext:value-type="float">
            <text:p>-1.724759</text:p>
          </table:table-cell>
          <table:table-cell office:value-type="float" office:value="23.8935" calcext:value-type="float">
            <text:p>23.8935</text:p>
          </table:table-cell>
          <table:table-cell office:value-type="float" office:value="0.02564156" calcext:value-type="float">
            <text:p>0.02564156</text:p>
          </table:table-cell>
          <table:table-cell office:value-type="float" office:value="0.00001019147" calcext:value-type="float">
            <text:p>1.019147E-05</text:p>
          </table:table-cell>
          <table:table-cell office:value-type="float" office:value="0.02209847" calcext:value-type="float">
            <text:p>0.02209847</text:p>
          </table:table-cell>
          <table:table-cell office:value-type="float" office:value="-0.004323729" calcext:value-type="float">
            <text:p>-0.004323729</text:p>
          </table:table-cell>
          <table:table-cell office:value-type="float" office:value="1176.8" calcext:value-type="float">
            <text:p>1176.8</text:p>
          </table:table-cell>
          <table:table-cell office:value-type="float" office:value="1.408865" calcext:value-type="float">
            <text:p>1.408865</text:p>
          </table:table-cell>
          <table:table-cell office:value-type="float" office:value="0" calcext:value-type="float">
            <text:p>0</text:p>
          </table:table-cell>
          <table:table-cell office:value-type="float" office:value="0.7114955" calcext:value-type="float">
            <text:p>0.7114955</text:p>
          </table:table-cell>
          <table:table-cell office:value-type="float" office:value="0.2608834" calcext:value-type="float">
            <text:p>0.2608834</text:p>
          </table:table-cell>
          <table:table-cell office:value-type="float" office:value="0.2053393" calcext:value-type="float">
            <text:p>0.2053393</text:p>
          </table:table-cell>
          <table:table-cell office:value-type="float" office:value="0.07000093" calcext:value-type="float">
            <text:p>0.07000093</text:p>
          </table:table-cell>
          <table:table-cell office:value-type="float" office:value="0.06731825" calcext:value-type="float">
            <text:p>0.06731825</text:p>
          </table:table-cell>
          <table:table-cell office:value-type="float" office:value="0.02339352" calcext:value-type="float">
            <text:p>0.02339352</text:p>
          </table:table-cell>
          <table:table-cell office:value-type="float" office:value="0.0296544" calcext:value-type="float">
            <text:p>0.0296544</text:p>
          </table:table-cell>
          <table:table-cell office:value-type="float" office:value="0.06528919" calcext:value-type="float">
            <text:p>0.06528919</text:p>
          </table:table-cell>
          <table:table-cell office:value-type="float" office:value="0.1187899" calcext:value-type="float">
            <text:p>0.1187899</text:p>
          </table:table-cell>
          <table:table-cell office:value-type="float" office:value="0.1200567" calcext:value-type="float">
            <text:p>0.1200567</text:p>
          </table:table-cell>
          <table:table-cell office:value-type="float" office:value="0.1208618" calcext:value-type="float">
            <text:p>0.1208618</text:p>
          </table:table-cell>
          <table:table-cell office:value-type="float" office:value="0.1269119" calcext:value-type="float">
            <text:p>0.1269119</text:p>
          </table:table-cell>
          <table:table-cell office:value-type="float" office:value="0.1377997" calcext:value-type="float">
            <text:p>0.1377997</text:p>
          </table:table-cell>
          <table:table-cell office:value-type="float" office:value="0.1431221" calcext:value-type="float">
            <text:p>0.1431221</text:p>
          </table:table-cell>
          <table:table-cell office:value-type="float" office:value="0" calcext:value-type="float">
            <text:p>0</text:p>
          </table:table-cell>
          <table:table-cell office:value-type="float" office:value="18.57544" calcext:value-type="float">
            <text:p>18.57544</text:p>
          </table:table-cell>
          <table:table-cell office:value-type="float" office:value="15.13795" calcext:value-type="float">
            <text:p>15.13795</text:p>
          </table:table-cell>
          <table:table-cell office:value-type="float" office:value="12.6245" calcext:value-type="float">
            <text:p>12.6245</text:p>
          </table:table-cell>
          <table:table-cell office:value-type="float" office:value="4.971628" calcext:value-type="float">
            <text:p>4.971628</text:p>
          </table:table-cell>
          <table:table-cell office:value-type="float" office:value="3.87137" calcext:value-type="float">
            <text:p>3.87137</text:p>
          </table:table-cell>
          <table:table-cell office:value-type="float" office:value="1.72784" calcext:value-type="float">
            <text:p>1.72784</text:p>
          </table:table-cell>
          <table:table-cell office:value-type="float" office:value="1.488049" calcext:value-type="float">
            <text:p>1.488049</text:p>
          </table:table-cell>
          <table:table-cell office:value-type="float" office:value="3.354999" calcext:value-type="float">
            <text:p>3.354999</text:p>
          </table:table-cell>
          <table:table-cell office:value-type="float" office:value="5.369199" calcext:value-type="float">
            <text:p>5.369199</text:p>
          </table:table-cell>
          <table:table-cell office:value-type="float" office:value="5.619688" calcext:value-type="float">
            <text:p>5.619688</text:p>
          </table:table-cell>
          <table:table-cell office:value-type="float" office:value="5.762406" calcext:value-type="float">
            <text:p>5.762406</text:p>
          </table:table-cell>
          <table:table-cell office:value-type="float" office:value="6.340248" calcext:value-type="float">
            <text:p>6.340248</text:p>
          </table:table-cell>
          <table:table-cell office:value-type="float" office:value="7.375349" calcext:value-type="float">
            <text:p>7.375349</text:p>
          </table:table-cell>
          <table:table-cell office:value-type="float" office:value="7.878149" calcext:value-type="float">
            <text:p>7.878149</text:p>
          </table:table-cell>
          <table:table-cell office:value-type="float" office:value="0" calcext:value-type="float">
            <text:p>0</text:p>
          </table:table-cell>
          <table:table-cell office:value-type="float" office:value="14.58812" calcext:value-type="float">
            <text:p>14.58812</text:p>
          </table:table-cell>
          <table:table-cell office:value-type="float" office:value="0" calcext:value-type="float">
            <text:p>0</text:p>
          </table:table-cell>
          <table:table-cell office:value-type="float" office:value="1.780408" calcext:value-type="float">
            <text:p>1.780408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3112002" calcext:value-type="float">
            <text:p>13112002</text:p>
          </table:table-cell>
          <table:table-cell office:value-type="float" office:value="4.226178" calcext:value-type="float">
            <text:p>4.226178</text:p>
          </table:table-cell>
          <table:table-cell office:value-type="float" office:value="136.1198" calcext:value-type="float">
            <text:p>136.1198</text:p>
          </table:table-cell>
          <table:table-cell office:value-type="float" office:value="0" calcext:value-type="float">
            <text:p>0</text:p>
          </table:table-cell>
          <table:table-cell office:value-type="float" office:value="-1.724759" calcext:value-type="float">
            <text:p>-1.724759</text:p>
          </table:table-cell>
          <table:table-cell office:value-type="float" office:value="23.92399" calcext:value-type="float">
            <text:p>23.92399</text:p>
          </table:table-cell>
          <table:table-cell office:value-type="float" office:value="0.02564156" calcext:value-type="float">
            <text:p>0.02564156</text:p>
          </table:table-cell>
          <table:table-cell office:value-type="float" office:value="0.00001019147" calcext:value-type="float">
            <text:p>1.019147E-05</text:p>
          </table:table-cell>
          <table:table-cell office:value-type="float" office:value="0.02209847" calcext:value-type="float">
            <text:p>0.02209847</text:p>
          </table:table-cell>
          <table:table-cell office:value-type="float" office:value="-0.004323729" calcext:value-type="float">
            <text:p>-0.004323729</text:p>
          </table:table-cell>
          <table:table-cell office:value-type="float" office:value="1176.781" calcext:value-type="float">
            <text:p>1176.781</text:p>
          </table:table-cell>
          <table:table-cell office:value-type="float" office:value="1.409257" calcext:value-type="float">
            <text:p>1.409257</text:p>
          </table:table-cell>
          <table:table-cell office:value-type="float" office:value="0" calcext:value-type="float">
            <text:p>0</text:p>
          </table:table-cell>
          <table:table-cell office:value-type="float" office:value="0.7464026" calcext:value-type="float">
            <text:p>0.7464026</text:p>
          </table:table-cell>
          <table:table-cell office:value-type="float" office:value="0.2777243" calcext:value-type="float">
            <text:p>0.2777243</text:p>
          </table:table-cell>
          <table:table-cell office:value-type="float" office:value="0.2213799" calcext:value-type="float">
            <text:p>0.2213799</text:p>
          </table:table-cell>
          <table:table-cell office:value-type="float" office:value="0.07250558" calcext:value-type="float">
            <text:p>0.07250558</text:p>
          </table:table-cell>
          <table:table-cell office:value-type="float" office:value="0.06945864" calcext:value-type="float">
            <text:p>0.06945864</text:p>
          </table:table-cell>
          <table:table-cell office:value-type="float" office:value="0.02365388" calcext:value-type="float">
            <text:p>0.02365388</text:p>
          </table:table-cell>
          <table:table-cell office:value-type="float" office:value="0.02987445" calcext:value-type="float">
            <text:p>0.02987445</text:p>
          </table:table-cell>
          <table:table-cell office:value-type="float" office:value="0.06522951" calcext:value-type="float">
            <text:p>0.06522951</text:p>
          </table:table-cell>
          <table:table-cell office:value-type="float" office:value="0.1188253" calcext:value-type="float">
            <text:p>0.1188253</text:p>
          </table:table-cell>
          <table:table-cell office:value-type="float" office:value="0.1201321" calcext:value-type="float">
            <text:p>0.1201321</text:p>
          </table:table-cell>
          <table:table-cell office:value-type="float" office:value="0.1209463" calcext:value-type="float">
            <text:p>0.1209463</text:p>
          </table:table-cell>
          <table:table-cell office:value-type="float" office:value="0.1269927" calcext:value-type="float">
            <text:p>0.1269927</text:p>
          </table:table-cell>
          <table:table-cell office:value-type="float" office:value="0.1378732" calcext:value-type="float">
            <text:p>0.1378732</text:p>
          </table:table-cell>
          <table:table-cell office:value-type="float" office:value="0.1432016" calcext:value-type="float">
            <text:p>0.1432016</text:p>
          </table:table-cell>
          <table:table-cell office:value-type="float" office:value="0" calcext:value-type="float">
            <text:p>0</text:p>
          </table:table-cell>
          <table:table-cell office:value-type="float" office:value="18.66775" calcext:value-type="float">
            <text:p>18.66775</text:p>
          </table:table-cell>
          <table:table-cell office:value-type="float" office:value="15.16857" calcext:value-type="float">
            <text:p>15.16857</text:p>
          </table:table-cell>
          <table:table-cell office:value-type="float" office:value="12.65437" calcext:value-type="float">
            <text:p>12.65437</text:p>
          </table:table-cell>
          <table:table-cell office:value-type="float" office:value="4.980723" calcext:value-type="float">
            <text:p>4.980723</text:p>
          </table:table-cell>
          <table:table-cell office:value-type="float" office:value="3.8832" calcext:value-type="float">
            <text:p>3.8832</text:p>
          </table:table-cell>
          <table:table-cell office:value-type="float" office:value="1.729604" calcext:value-type="float">
            <text:p>1.729604</text:p>
          </table:table-cell>
          <table:table-cell office:value-type="float" office:value="1.490645" calcext:value-type="float">
            <text:p>1.490645</text:p>
          </table:table-cell>
          <table:table-cell office:value-type="float" office:value="3.359864" calcext:value-type="float">
            <text:p>3.359864</text:p>
          </table:table-cell>
          <table:table-cell office:value-type="float" office:value="5.376147" calcext:value-type="float">
            <text:p>5.376147</text:p>
          </table:table-cell>
          <table:table-cell office:value-type="float" office:value="5.627396" calcext:value-type="float">
            <text:p>5.627396</text:p>
          </table:table-cell>
          <table:table-cell office:value-type="float" office:value="5.770664" calcext:value-type="float">
            <text:p>5.770664</text:p>
          </table:table-cell>
          <table:table-cell office:value-type="float" office:value="6.348059" calcext:value-type="float">
            <text:p>6.348059</text:p>
          </table:table-cell>
          <table:table-cell office:value-type="float" office:value="7.382326" calcext:value-type="float">
            <text:p>7.382326</text:p>
          </table:table-cell>
          <table:table-cell office:value-type="float" office:value="7.885473" calcext:value-type="float">
            <text:p>7.885473</text:p>
          </table:table-cell>
          <table:table-cell office:value-type="float" office:value="0" calcext:value-type="float">
            <text:p>0</text:p>
          </table:table-cell>
          <table:table-cell office:value-type="float" office:value="11.7721" calcext:value-type="float">
            <text:p>11.7721</text:p>
          </table:table-cell>
          <table:table-cell office:value-type="float" office:value="0" calcext:value-type="float">
            <text:p>0</text:p>
          </table:table-cell>
          <table:table-cell office:value-type="float" office:value="1.780408" calcext:value-type="float">
            <text:p>1.780408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4112002" calcext:value-type="float">
            <text:p>14112002</text:p>
          </table:table-cell>
          <table:table-cell office:value-type="float" office:value="4.216537" calcext:value-type="float">
            <text:p>4.216537</text:p>
          </table:table-cell>
          <table:table-cell office:value-type="float" office:value="136.119" calcext:value-type="float">
            <text:p>136.119</text:p>
          </table:table-cell>
          <table:table-cell office:value-type="float" office:value="0" calcext:value-type="float">
            <text:p>0</text:p>
          </table:table-cell>
          <table:table-cell office:value-type="float" office:value="-1.724759" calcext:value-type="float">
            <text:p>-1.724759</text:p>
          </table:table-cell>
          <table:table-cell office:value-type="float" office:value="23.95493" calcext:value-type="float">
            <text:p>23.95493</text:p>
          </table:table-cell>
          <table:table-cell office:value-type="float" office:value="0.02564156" calcext:value-type="float">
            <text:p>0.02564156</text:p>
          </table:table-cell>
          <table:table-cell office:value-type="float" office:value="0.00001019147" calcext:value-type="float">
            <text:p>1.019147E-05</text:p>
          </table:table-cell>
          <table:table-cell office:value-type="float" office:value="0.02209847" calcext:value-type="float">
            <text:p>0.02209847</text:p>
          </table:table-cell>
          <table:table-cell office:value-type="float" office:value="-0.004406458" calcext:value-type="float">
            <text:p>-0.004406458</text:p>
          </table:table-cell>
          <table:table-cell office:value-type="float" office:value="1176.762" calcext:value-type="float">
            <text:p>1176.762</text:p>
          </table:table-cell>
          <table:table-cell office:value-type="float" office:value="1.412314" calcext:value-type="float">
            <text:p>1.412314</text:p>
          </table:table-cell>
          <table:table-cell office:value-type="float" office:value="0" calcext:value-type="float">
            <text:p>0</text:p>
          </table:table-cell>
          <table:table-cell office:value-type="float" office:value="0.5526169" calcext:value-type="float">
            <text:p>0.5526169</text:p>
          </table:table-cell>
          <table:table-cell office:value-type="float" office:value="0.2529788" calcext:value-type="float">
            <text:p>0.2529788</text:p>
          </table:table-cell>
          <table:table-cell office:value-type="float" office:value="0.2148442" calcext:value-type="float">
            <text:p>0.2148442</text:p>
          </table:table-cell>
          <table:table-cell office:value-type="float" office:value="0.07194" calcext:value-type="float">
            <text:p>0.07194</text:p>
          </table:table-cell>
          <table:table-cell office:value-type="float" office:value="0.07005087" calcext:value-type="float">
            <text:p>0.07005087</text:p>
          </table:table-cell>
          <table:table-cell office:value-type="float" office:value="0.02398447" calcext:value-type="float">
            <text:p>0.02398447</text:p>
          </table:table-cell>
          <table:table-cell office:value-type="float" office:value="0.03025805" calcext:value-type="float">
            <text:p>0.03025805</text:p>
          </table:table-cell>
          <table:table-cell office:value-type="float" office:value="0.06529149" calcext:value-type="float">
            <text:p>0.06529149</text:p>
          </table:table-cell>
          <table:table-cell office:value-type="float" office:value="0.1188695" calcext:value-type="float">
            <text:p>0.1188695</text:p>
          </table:table-cell>
          <table:table-cell office:value-type="float" office:value="0.1202048" calcext:value-type="float">
            <text:p>0.1202048</text:p>
          </table:table-cell>
          <table:table-cell office:value-type="float" office:value="0.1210308" calcext:value-type="float">
            <text:p>0.1210308</text:p>
          </table:table-cell>
          <table:table-cell office:value-type="float" office:value="0.1270736" calcext:value-type="float">
            <text:p>0.1270736</text:p>
          </table:table-cell>
          <table:table-cell office:value-type="float" office:value="0.1379574" calcext:value-type="float">
            <text:p>0.1379574</text:p>
          </table:table-cell>
          <table:table-cell office:value-type="float" office:value="0.1432807" calcext:value-type="float">
            <text:p>0.1432807</text:p>
          </table:table-cell>
          <table:table-cell office:value-type="float" office:value="0" calcext:value-type="float">
            <text:p>0</text:p>
          </table:table-cell>
          <table:table-cell office:value-type="float" office:value="18.75143" calcext:value-type="float">
            <text:p>18.75143</text:p>
          </table:table-cell>
          <table:table-cell office:value-type="float" office:value="15.20396" calcext:value-type="float">
            <text:p>15.20396</text:p>
          </table:table-cell>
          <table:table-cell office:value-type="float" office:value="12.68984" calcext:value-type="float">
            <text:p>12.68984</text:p>
          </table:table-cell>
          <table:table-cell office:value-type="float" office:value="4.990883" calcext:value-type="float">
            <text:p>4.990883</text:p>
          </table:table-cell>
          <table:table-cell office:value-type="float" office:value="3.895995" calcext:value-type="float">
            <text:p>3.895995</text:p>
          </table:table-cell>
          <table:table-cell office:value-type="float" office:value="1.731443" calcext:value-type="float">
            <text:p>1.731443</text:p>
          </table:table-cell>
          <table:table-cell office:value-type="float" office:value="1.49327" calcext:value-type="float">
            <text:p>1.49327</text:p>
          </table:table-cell>
          <table:table-cell office:value-type="float" office:value="3.36473" calcext:value-type="float">
            <text:p>3.36473</text:p>
          </table:table-cell>
          <table:table-cell office:value-type="float" office:value="5.383095" calcext:value-type="float">
            <text:p>5.383095</text:p>
          </table:table-cell>
          <table:table-cell office:value-type="float" office:value="5.635103" calcext:value-type="float">
            <text:p>5.635103</text:p>
          </table:table-cell>
          <table:table-cell office:value-type="float" office:value="5.778923" calcext:value-type="float">
            <text:p>5.778923</text:p>
          </table:table-cell>
          <table:table-cell office:value-type="float" office:value="6.35585" calcext:value-type="float">
            <text:p>6.35585</text:p>
          </table:table-cell>
          <table:table-cell office:value-type="float" office:value="7.389303" calcext:value-type="float">
            <text:p>7.389303</text:p>
          </table:table-cell>
          <table:table-cell office:value-type="float" office:value="7.892766" calcext:value-type="float">
            <text:p>7.892766</text:p>
          </table:table-cell>
          <table:table-cell office:value-type="float" office:value="0" calcext:value-type="float">
            <text:p>0</text:p>
          </table:table-cell>
          <table:table-cell office:value-type="float" office:value="7.822945" calcext:value-type="float">
            <text:p>7.822945</text:p>
          </table:table-cell>
          <table:table-cell office:value-type="float" office:value="0" calcext:value-type="float">
            <text:p>0</text:p>
          </table:table-cell>
          <table:table-cell office:value-type="float" office:value="1.780408" calcext:value-type="float">
            <text:p>1.780408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5112002" calcext:value-type="float">
            <text:p>15112002</text:p>
          </table:table-cell>
          <table:table-cell office:value-type="float" office:value="4.209899" calcext:value-type="float">
            <text:p>4.209899</text:p>
          </table:table-cell>
          <table:table-cell office:value-type="float" office:value="136.1181" calcext:value-type="float">
            <text:p>136.1181</text:p>
          </table:table-cell>
          <table:table-cell office:value-type="float" office:value="0" calcext:value-type="float">
            <text:p>0</text:p>
          </table:table-cell>
          <table:table-cell office:value-type="float" office:value="-1.724759" calcext:value-type="float">
            <text:p>-1.724759</text:p>
          </table:table-cell>
          <table:table-cell office:value-type="float" office:value="23.98451" calcext:value-type="float">
            <text:p>23.98451</text:p>
          </table:table-cell>
          <table:table-cell office:value-type="float" office:value="0.02564156" calcext:value-type="float">
            <text:p>0.02564156</text:p>
          </table:table-cell>
          <table:table-cell office:value-type="float" office:value="0.00001019147" calcext:value-type="float">
            <text:p>1.019147E-05</text:p>
          </table:table-cell>
          <table:table-cell office:value-type="float" office:value="0.02209847" calcext:value-type="float">
            <text:p>0.02209847</text:p>
          </table:table-cell>
          <table:table-cell office:value-type="float" office:value="-0.004406458" calcext:value-type="float">
            <text:p>-0.004406458</text:p>
          </table:table-cell>
          <table:table-cell office:value-type="float" office:value="1176.742" calcext:value-type="float">
            <text:p>1176.742</text:p>
          </table:table-cell>
          <table:table-cell office:value-type="float" office:value="1.414413" calcext:value-type="float">
            <text:p>1.414413</text:p>
          </table:table-cell>
          <table:table-cell office:value-type="float" office:value="0" calcext:value-type="float">
            <text:p>0</text:p>
          </table:table-cell>
          <table:table-cell office:value-type="float" office:value="0.3569539" calcext:value-type="float">
            <text:p>0.3569539</text:p>
          </table:table-cell>
          <table:table-cell office:value-type="float" office:value="0.2070512" calcext:value-type="float">
            <text:p>0.2070512</text:p>
          </table:table-cell>
          <table:table-cell office:value-type="float" office:value="0.1806919" calcext:value-type="float">
            <text:p>0.1806919</text:p>
          </table:table-cell>
          <table:table-cell office:value-type="float" office:value="0.06352431" calcext:value-type="float">
            <text:p>0.06352431</text:p>
          </table:table-cell>
          <table:table-cell office:value-type="float" office:value="0.06252245" calcext:value-type="float">
            <text:p>0.06252245</text:p>
          </table:table-cell>
          <table:table-cell office:value-type="float" office:value="0.02321514" calcext:value-type="float">
            <text:p>0.02321514</text:p>
          </table:table-cell>
          <table:table-cell office:value-type="float" office:value="0.03002044" calcext:value-type="float">
            <text:p>0.03002044</text:p>
          </table:table-cell>
          <table:table-cell office:value-type="float" office:value="0.06528954" calcext:value-type="float">
            <text:p>0.06528954</text:p>
          </table:table-cell>
          <table:table-cell office:value-type="float" office:value="0.1189213" calcext:value-type="float">
            <text:p>0.1189213</text:p>
          </table:table-cell>
          <table:table-cell office:value-type="float" office:value="0.1202773" calcext:value-type="float">
            <text:p>0.1202773</text:p>
          </table:table-cell>
          <table:table-cell office:value-type="float" office:value="0.1211154" calcext:value-type="float">
            <text:p>0.1211154</text:p>
          </table:table-cell>
          <table:table-cell office:value-type="float" office:value="0.1271515" calcext:value-type="float">
            <text:p>0.1271515</text:p>
          </table:table-cell>
          <table:table-cell office:value-type="float" office:value="0.1380251" calcext:value-type="float">
            <text:p>0.1380251</text:p>
          </table:table-cell>
          <table:table-cell office:value-type="float" office:value="0.143358" calcext:value-type="float">
            <text:p>0.143358</text:p>
          </table:table-cell>
          <table:table-cell office:value-type="float" office:value="0" calcext:value-type="float">
            <text:p>0</text:p>
          </table:table-cell>
          <table:table-cell office:value-type="float" office:value="18.80676" calcext:value-type="float">
            <text:p>18.80676</text:p>
          </table:table-cell>
          <table:table-cell office:value-type="float" office:value="15.22692" calcext:value-type="float">
            <text:p>15.22692</text:p>
          </table:table-cell>
          <table:table-cell office:value-type="float" office:value="12.71663" calcext:value-type="float">
            <text:p>12.71663</text:p>
          </table:table-cell>
          <table:table-cell office:value-type="float" office:value="4.999071" calcext:value-type="float">
            <text:p>4.999071</text:p>
          </table:table-cell>
          <table:table-cell office:value-type="float" office:value="3.907167" calcext:value-type="float">
            <text:p>3.907167</text:p>
          </table:table-cell>
          <table:table-cell office:value-type="float" office:value="1.733204" calcext:value-type="float">
            <text:p>1.733204</text:p>
          </table:table-cell>
          <table:table-cell office:value-type="float" office:value="1.495879" calcext:value-type="float">
            <text:p>1.495879</text:p>
          </table:table-cell>
          <table:table-cell office:value-type="float" office:value="3.369603" calcext:value-type="float">
            <text:p>3.369603</text:p>
          </table:table-cell>
          <table:table-cell office:value-type="float" office:value="5.390043" calcext:value-type="float">
            <text:p>5.390043</text:p>
          </table:table-cell>
          <table:table-cell office:value-type="float" office:value="5.642811" calcext:value-type="float">
            <text:p>5.642811</text:p>
          </table:table-cell>
          <table:table-cell office:value-type="float" office:value="5.787178" calcext:value-type="float">
            <text:p>5.787178</text:p>
          </table:table-cell>
          <table:table-cell office:value-type="float" office:value="6.363642" calcext:value-type="float">
            <text:p>6.363642</text:p>
          </table:table-cell>
          <table:table-cell office:value-type="float" office:value="7.396281" calcext:value-type="float">
            <text:p>7.396281</text:p>
          </table:table-cell>
          <table:table-cell office:value-type="float" office:value="7.900081" calcext:value-type="float">
            <text:p>7.900081</text:p>
          </table:table-cell>
          <table:table-cell office:value-type="float" office:value="0" calcext:value-type="float">
            <text:p>0</text:p>
          </table:table-cell>
          <table:table-cell office:value-type="float" office:value="5.784257" calcext:value-type="float">
            <text:p>5.784257</text:p>
          </table:table-cell>
          <table:table-cell office:value-type="float" office:value="0" calcext:value-type="float">
            <text:p>0</text:p>
          </table:table-cell>
          <table:table-cell office:value-type="float" office:value="1.780408" calcext:value-type="float">
            <text:p>1.780408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6112002" calcext:value-type="float">
            <text:p>16112002</text:p>
          </table:table-cell>
          <table:table-cell office:value-type="float" office:value="4.202454" calcext:value-type="float">
            <text:p>4.202454</text:p>
          </table:table-cell>
          <table:table-cell office:value-type="float" office:value="136.1173" calcext:value-type="float">
            <text:p>136.1173</text:p>
          </table:table-cell>
          <table:table-cell office:value-type="float" office:value="0" calcext:value-type="float">
            <text:p>0</text:p>
          </table:table-cell>
          <table:table-cell office:value-type="float" office:value="-1.724759" calcext:value-type="float">
            <text:p>-1.724759</text:p>
          </table:table-cell>
          <table:table-cell office:value-type="float" office:value="24.01317" calcext:value-type="float">
            <text:p>24.01317</text:p>
          </table:table-cell>
          <table:table-cell office:value-type="float" office:value="0.02564156" calcext:value-type="float">
            <text:p>0.02564156</text:p>
          </table:table-cell>
          <table:table-cell office:value-type="float" office:value="0.00001019147" calcext:value-type="float">
            <text:p>1.019147E-05</text:p>
          </table:table-cell>
          <table:table-cell office:value-type="float" office:value="0.02209847" calcext:value-type="float">
            <text:p>0.02209847</text:p>
          </table:table-cell>
          <table:table-cell office:value-type="float" office:value="-0.004406458" calcext:value-type="float">
            <text:p>-0.004406458</text:p>
          </table:table-cell>
          <table:table-cell office:value-type="float" office:value="1176.721" calcext:value-type="float">
            <text:p>1176.721</text:p>
          </table:table-cell>
          <table:table-cell office:value-type="float" office:value="1.416826" calcext:value-type="float">
            <text:p>1.416826</text:p>
          </table:table-cell>
          <table:table-cell office:value-type="float" office:value="0" calcext:value-type="float">
            <text:p>0</text:p>
          </table:table-cell>
          <table:table-cell office:value-type="float" office:value="0.3680807" calcext:value-type="float">
            <text:p>0.3680807</text:p>
          </table:table-cell>
          <table:table-cell office:value-type="float" office:value="0.2190231" calcext:value-type="float">
            <text:p>0.2190231</text:p>
          </table:table-cell>
          <table:table-cell office:value-type="float" office:value="0.1870303" calcext:value-type="float">
            <text:p>0.1870303</text:p>
          </table:table-cell>
          <table:table-cell office:value-type="float" office:value="0.06239493" calcext:value-type="float">
            <text:p>0.06239493</text:p>
          </table:table-cell>
          <table:table-cell office:value-type="float" office:value="0.06022234" calcext:value-type="float">
            <text:p>0.06022234</text:p>
          </table:table-cell>
          <table:table-cell office:value-type="float" office:value="0.02272607" calcext:value-type="float">
            <text:p>0.02272607</text:p>
          </table:table-cell>
          <table:table-cell office:value-type="float" office:value="0.02971901" calcext:value-type="float">
            <text:p>0.02971901</text:p>
          </table:table-cell>
          <table:table-cell office:value-type="float" office:value="0.06517968" calcext:value-type="float">
            <text:p>0.06517968</text:p>
          </table:table-cell>
          <table:table-cell office:value-type="float" office:value="0.1189506" calcext:value-type="float">
            <text:p>0.1189506</text:p>
          </table:table-cell>
          <table:table-cell office:value-type="float" office:value="0.1203487" calcext:value-type="float">
            <text:p>0.1203487</text:p>
          </table:table-cell>
          <table:table-cell office:value-type="float" office:value="0.1211996" calcext:value-type="float">
            <text:p>0.1211996</text:p>
          </table:table-cell>
          <table:table-cell office:value-type="float" office:value="0.1272326" calcext:value-type="float">
            <text:p>0.1272326</text:p>
          </table:table-cell>
          <table:table-cell office:value-type="float" office:value="0.1380977" calcext:value-type="float">
            <text:p>0.1380977</text:p>
          </table:table-cell>
          <table:table-cell office:value-type="float" office:value="0.1434363" calcext:value-type="float">
            <text:p>0.1434363</text:p>
          </table:table-cell>
          <table:table-cell office:value-type="float" office:value="0" calcext:value-type="float">
            <text:p>0</text:p>
          </table:table-cell>
          <table:table-cell office:value-type="float" office:value="18.84453" calcext:value-type="float">
            <text:p>18.84453</text:p>
          </table:table-cell>
          <table:table-cell office:value-type="float" office:value="15.24499" calcext:value-type="float">
            <text:p>15.24499</text:p>
          </table:table-cell>
          <table:table-cell office:value-type="float" office:value="12.73768" calcext:value-type="float">
            <text:p>12.73768</text:p>
          </table:table-cell>
          <table:table-cell office:value-type="float" office:value="5.00522" calcext:value-type="float">
            <text:p>5.00522</text:p>
          </table:table-cell>
          <table:table-cell office:value-type="float" office:value="3.91615" calcext:value-type="float">
            <text:p>3.91615</text:p>
          </table:table-cell>
          <table:table-cell office:value-type="float" office:value="1.734777" calcext:value-type="float">
            <text:p>1.734777</text:p>
          </table:table-cell>
          <table:table-cell office:value-type="float" office:value="1.498389" calcext:value-type="float">
            <text:p>1.498389</text:p>
          </table:table-cell>
          <table:table-cell office:value-type="float" office:value="3.374469" calcext:value-type="float">
            <text:p>3.374469</text:p>
          </table:table-cell>
          <table:table-cell office:value-type="float" office:value="5.39699" calcext:value-type="float">
            <text:p>5.39699</text:p>
          </table:table-cell>
          <table:table-cell office:value-type="float" office:value="5.650519" calcext:value-type="float">
            <text:p>5.650519</text:p>
          </table:table-cell>
          <table:table-cell office:value-type="float" office:value="5.795379" calcext:value-type="float">
            <text:p>5.795379</text:p>
          </table:table-cell>
          <table:table-cell office:value-type="float" office:value="6.371436" calcext:value-type="float">
            <text:p>6.371436</text:p>
          </table:table-cell>
          <table:table-cell office:value-type="float" office:value="7.403259" calcext:value-type="float">
            <text:p>7.403259</text:p>
          </table:table-cell>
          <table:table-cell office:value-type="float" office:value="7.90735" calcext:value-type="float">
            <text:p>7.90735</text:p>
          </table:table-cell>
          <table:table-cell office:value-type="float" office:value="0" calcext:value-type="float">
            <text:p>0</text:p>
          </table:table-cell>
          <table:table-cell office:value-type="float" office:value="5.859419" calcext:value-type="float">
            <text:p>5.859419</text:p>
          </table:table-cell>
          <table:table-cell office:value-type="float" office:value="0" calcext:value-type="float">
            <text:p>0</text:p>
          </table:table-cell>
          <table:table-cell office:value-type="float" office:value="1.780408" calcext:value-type="float">
            <text:p>1.780408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7112002" calcext:value-type="float">
            <text:p>17112002</text:p>
          </table:table-cell>
          <table:table-cell office:value-type="float" office:value="4.194374" calcext:value-type="float">
            <text:p>4.194374</text:p>
          </table:table-cell>
          <table:table-cell office:value-type="float" office:value="136.1165" calcext:value-type="float">
            <text:p>136.1165</text:p>
          </table:table-cell>
          <table:table-cell office:value-type="float" office:value="0" calcext:value-type="float">
            <text:p>0</text:p>
          </table:table-cell>
          <table:table-cell office:value-type="float" office:value="-1.724759" calcext:value-type="float">
            <text:p>-1.724759</text:p>
          </table:table-cell>
          <table:table-cell office:value-type="float" office:value="24.04191" calcext:value-type="float">
            <text:p>24.04191</text:p>
          </table:table-cell>
          <table:table-cell office:value-type="float" office:value="0.02564156" calcext:value-type="float">
            <text:p>0.02564156</text:p>
          </table:table-cell>
          <table:table-cell office:value-type="float" office:value="0.00001019147" calcext:value-type="float">
            <text:p>1.019147E-05</text:p>
          </table:table-cell>
          <table:table-cell office:value-type="float" office:value="0.02209847" calcext:value-type="float">
            <text:p>0.02209847</text:p>
          </table:table-cell>
          <table:table-cell office:value-type="float" office:value="-0.004486311" calcext:value-type="float">
            <text:p>-0.004486311</text:p>
          </table:table-cell>
          <table:table-cell office:value-type="float" office:value="1176.7" calcext:value-type="float">
            <text:p>1176.7</text:p>
          </table:table-cell>
          <table:table-cell office:value-type="float" office:value="1.418031" calcext:value-type="float">
            <text:p>1.418031</text:p>
          </table:table-cell>
          <table:table-cell office:value-type="float" office:value="0" calcext:value-type="float">
            <text:p>0</text:p>
          </table:table-cell>
          <table:table-cell office:value-type="float" office:value="0.4317104" calcext:value-type="float">
            <text:p>0.4317104</text:p>
          </table:table-cell>
          <table:table-cell office:value-type="float" office:value="0.2379272" calcext:value-type="float">
            <text:p>0.2379272</text:p>
          </table:table-cell>
          <table:table-cell office:value-type="float" office:value="0.1968679" calcext:value-type="float">
            <text:p>0.1968679</text:p>
          </table:table-cell>
          <table:table-cell office:value-type="float" office:value="0.06254724" calcext:value-type="float">
            <text:p>0.06254724</text:p>
          </table:table-cell>
          <table:table-cell office:value-type="float" office:value="0.05958377" calcext:value-type="float">
            <text:p>0.05958377</text:p>
          </table:table-cell>
          <table:table-cell office:value-type="float" office:value="0.0225481" calcext:value-type="float">
            <text:p>0.0225481</text:p>
          </table:table-cell>
          <table:table-cell office:value-type="float" office:value="0.02963801" calcext:value-type="float">
            <text:p>0.02963801</text:p>
          </table:table-cell>
          <table:table-cell office:value-type="float" office:value="0.06509215" calcext:value-type="float">
            <text:p>0.06509215</text:p>
          </table:table-cell>
          <table:table-cell office:value-type="float" office:value="0.1189669" calcext:value-type="float">
            <text:p>0.1189669</text:p>
          </table:table-cell>
          <table:table-cell office:value-type="float" office:value="0.1204178" calcext:value-type="float">
            <text:p>0.1204178</text:p>
          </table:table-cell>
          <table:table-cell office:value-type="float" office:value="0.1212836" calcext:value-type="float">
            <text:p>0.1212836</text:p>
          </table:table-cell>
          <table:table-cell office:value-type="float" office:value="0.1273258" calcext:value-type="float">
            <text:p>0.1273258</text:p>
          </table:table-cell>
          <table:table-cell office:value-type="float" office:value="0.1382896" calcext:value-type="float">
            <text:p>0.1382896</text:p>
          </table:table-cell>
          <table:table-cell office:value-type="float" office:value="0.1434732" calcext:value-type="float">
            <text:p>0.1434732</text:p>
          </table:table-cell>
          <table:table-cell office:value-type="float" office:value="0" calcext:value-type="float">
            <text:p>0</text:p>
          </table:table-cell>
          <table:table-cell office:value-type="float" office:value="18.88391" calcext:value-type="float">
            <text:p>18.88391</text:p>
          </table:table-cell>
          <table:table-cell office:value-type="float" office:value="15.26525" calcext:value-type="float">
            <text:p>15.26525</text:p>
          </table:table-cell>
          <table:table-cell office:value-type="float" office:value="12.75957" calcext:value-type="float">
            <text:p>12.75957</text:p>
          </table:table-cell>
          <table:table-cell office:value-type="float" office:value="5.01101" calcext:value-type="float">
            <text:p>5.01101</text:p>
          </table:table-cell>
          <table:table-cell office:value-type="float" office:value="3.924515" calcext:value-type="float">
            <text:p>3.924515</text:p>
          </table:table-cell>
          <table:table-cell office:value-type="float" office:value="1.736271" calcext:value-type="float">
            <text:p>1.736271</text:p>
          </table:table-cell>
          <table:table-cell office:value-type="float" office:value="1.500843" calcext:value-type="float">
            <text:p>1.500843</text:p>
          </table:table-cell>
          <table:table-cell office:value-type="float" office:value="3.37931" calcext:value-type="float">
            <text:p>3.37931</text:p>
          </table:table-cell>
          <table:table-cell office:value-type="float" office:value="5.403938" calcext:value-type="float">
            <text:p>5.403938</text:p>
          </table:table-cell>
          <table:table-cell office:value-type="float" office:value="5.658225" calcext:value-type="float">
            <text:p>5.658225</text:p>
          </table:table-cell>
          <table:table-cell office:value-type="float" office:value="5.803581" calcext:value-type="float">
            <text:p>5.803581</text:p>
          </table:table-cell>
          <table:table-cell office:value-type="float" office:value="6.379224" calcext:value-type="float">
            <text:p>6.379224</text:p>
          </table:table-cell>
          <table:table-cell office:value-type="float" office:value="7.41037" calcext:value-type="float">
            <text:p>7.41037</text:p>
          </table:table-cell>
          <table:table-cell office:value-type="float" office:value="7.9145" calcext:value-type="float">
            <text:p>7.9145</text:p>
          </table:table-cell>
          <table:table-cell office:value-type="float" office:value="0" calcext:value-type="float">
            <text:p>0</text:p>
          </table:table-cell>
          <table:table-cell office:value-type="float" office:value="6.720794" calcext:value-type="float">
            <text:p>6.720794</text:p>
          </table:table-cell>
          <table:table-cell office:value-type="float" office:value="0" calcext:value-type="float">
            <text:p>0</text:p>
          </table:table-cell>
          <table:table-cell office:value-type="float" office:value="1.780408" calcext:value-type="float">
            <text:p>1.780408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8112002" calcext:value-type="float">
            <text:p>18112002</text:p>
          </table:table-cell>
          <table:table-cell office:value-type="float" office:value="4.18308" calcext:value-type="float">
            <text:p>4.18308</text:p>
          </table:table-cell>
          <table:table-cell office:value-type="float" office:value="136.116" calcext:value-type="float">
            <text:p>136.116</text:p>
          </table:table-cell>
          <table:table-cell office:value-type="float" office:value="0" calcext:value-type="float">
            <text:p>0</text:p>
          </table:table-cell>
          <table:table-cell office:value-type="float" office:value="-1.724759" calcext:value-type="float">
            <text:p>-1.724759</text:p>
          </table:table-cell>
          <table:table-cell office:value-type="float" office:value="24.07181" calcext:value-type="float">
            <text:p>24.07181</text:p>
          </table:table-cell>
          <table:table-cell office:value-type="float" office:value="0.02564156" calcext:value-type="float">
            <text:p>0.02564156</text:p>
          </table:table-cell>
          <table:table-cell office:value-type="float" office:value="0.00001019147" calcext:value-type="float">
            <text:p>1.019147E-05</text:p>
          </table:table-cell>
          <table:table-cell office:value-type="float" office:value="0.02209847" calcext:value-type="float">
            <text:p>0.02209847</text:p>
          </table:table-cell>
          <table:table-cell office:value-type="float" office:value="-0.004609007" calcext:value-type="float">
            <text:p>-0.004609007</text:p>
          </table:table-cell>
          <table:table-cell office:value-type="float" office:value="1176.68" calcext:value-type="float">
            <text:p>1176.68</text:p>
          </table:table-cell>
          <table:table-cell office:value-type="float" office:value="1.419323" calcext:value-type="float">
            <text:p>1.419323</text:p>
          </table:table-cell>
          <table:table-cell office:value-type="float" office:value="0" calcext:value-type="float">
            <text:p>0</text:p>
          </table:table-cell>
          <table:table-cell office:value-type="float" office:value="0.5934494" calcext:value-type="float">
            <text:p>0.5934494</text:p>
          </table:table-cell>
          <table:table-cell office:value-type="float" office:value="0.2863625" calcext:value-type="float">
            <text:p>0.2863625</text:p>
          </table:table-cell>
          <table:table-cell office:value-type="float" office:value="0.2359739" calcext:value-type="float">
            <text:p>0.2359739</text:p>
          </table:table-cell>
          <table:table-cell office:value-type="float" office:value="0.06926467" calcext:value-type="float">
            <text:p>0.06926467</text:p>
          </table:table-cell>
          <table:table-cell office:value-type="float" office:value="0.06525549" calcext:value-type="float">
            <text:p>0.06525549</text:p>
          </table:table-cell>
          <table:table-cell office:value-type="float" office:value="0.02317534" calcext:value-type="float">
            <text:p>0.02317534</text:p>
          </table:table-cell>
          <table:table-cell office:value-type="float" office:value="0.03004907" calcext:value-type="float">
            <text:p>0.03004907</text:p>
          </table:table-cell>
          <table:table-cell office:value-type="float" office:value="0.06510208" calcext:value-type="float">
            <text:p>0.06510208</text:p>
          </table:table-cell>
          <table:table-cell office:value-type="float" office:value="0.1189875" calcext:value-type="float">
            <text:p>0.1189875</text:p>
          </table:table-cell>
          <table:table-cell office:value-type="float" office:value="0.1204854" calcext:value-type="float">
            <text:p>0.1204854</text:p>
          </table:table-cell>
          <table:table-cell office:value-type="float" office:value="0.1213674" calcext:value-type="float">
            <text:p>0.1213674</text:p>
          </table:table-cell>
          <table:table-cell office:value-type="float" office:value="0.1274121" calcext:value-type="float">
            <text:p>0.1274121</text:p>
          </table:table-cell>
          <table:table-cell office:value-type="float" office:value="0.1382831" calcext:value-type="float">
            <text:p>0.1382831</text:p>
          </table:table-cell>
          <table:table-cell office:value-type="float" office:value="0.1435639" calcext:value-type="float">
            <text:p>0.1435639</text:p>
          </table:table-cell>
          <table:table-cell office:value-type="float" office:value="0" calcext:value-type="float">
            <text:p>0</text:p>
          </table:table-cell>
          <table:table-cell office:value-type="float" office:value="18.94214" calcext:value-type="float">
            <text:p>18.94214</text:p>
          </table:table-cell>
          <table:table-cell office:value-type="float" office:value="15.29675" calcext:value-type="float">
            <text:p>15.29675</text:p>
          </table:table-cell>
          <table:table-cell office:value-type="float" office:value="12.79006" calcext:value-type="float">
            <text:p>12.79006</text:p>
          </table:table-cell>
          <table:table-cell office:value-type="float" office:value="5.018024" calcext:value-type="float">
            <text:p>5.018024</text:p>
          </table:table-cell>
          <table:table-cell office:value-type="float" office:value="3.933733" calcext:value-type="float">
            <text:p>3.933733</text:p>
          </table:table-cell>
          <table:table-cell office:value-type="float" office:value="1.7378" calcext:value-type="float">
            <text:p>1.7378</text:p>
          </table:table-cell>
          <table:table-cell office:value-type="float" office:value="1.503297" calcext:value-type="float">
            <text:p>1.503297</text:p>
          </table:table-cell>
          <table:table-cell office:value-type="float" office:value="3.384144" calcext:value-type="float">
            <text:p>3.384144</text:p>
          </table:table-cell>
          <table:table-cell office:value-type="float" office:value="5.410871" calcext:value-type="float">
            <text:p>5.410871</text:p>
          </table:table-cell>
          <table:table-cell office:value-type="float" office:value="5.665932" calcext:value-type="float">
            <text:p>5.665932</text:p>
          </table:table-cell>
          <table:table-cell office:value-type="float" office:value="5.811782" calcext:value-type="float">
            <text:p>5.811782</text:p>
          </table:table-cell>
          <table:table-cell office:value-type="float" office:value="6.387015" calcext:value-type="float">
            <text:p>6.387015</text:p>
          </table:table-cell>
          <table:table-cell office:value-type="float" office:value="7.417489" calcext:value-type="float">
            <text:p>7.417489</text:p>
          </table:table-cell>
          <table:table-cell office:value-type="float" office:value="7.921626" calcext:value-type="float">
            <text:p>7.921626</text:p>
          </table:table-cell>
          <table:table-cell office:value-type="float" office:value="0" calcext:value-type="float">
            <text:p>0</text:p>
          </table:table-cell>
          <table:table-cell office:value-type="float" office:value="8.681832" calcext:value-type="float">
            <text:p>8.681832</text:p>
          </table:table-cell>
          <table:table-cell office:value-type="float" office:value="0" calcext:value-type="float">
            <text:p>0</text:p>
          </table:table-cell>
          <table:table-cell office:value-type="float" office:value="1.780408" calcext:value-type="float">
            <text:p>1.780408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9112002" calcext:value-type="float">
            <text:p>19112002</text:p>
          </table:table-cell>
          <table:table-cell office:value-type="float" office:value="4.173557" calcext:value-type="float">
            <text:p>4.173557</text:p>
          </table:table-cell>
          <table:table-cell office:value-type="float" office:value="136.1152" calcext:value-type="float">
            <text:p>136.1152</text:p>
          </table:table-cell>
          <table:table-cell office:value-type="float" office:value="0" calcext:value-type="float">
            <text:p>0</text:p>
          </table:table-cell>
          <table:table-cell office:value-type="float" office:value="-1.724759" calcext:value-type="float">
            <text:p>-1.724759</text:p>
          </table:table-cell>
          <table:table-cell office:value-type="float" office:value="24.10219" calcext:value-type="float">
            <text:p>24.10219</text:p>
          </table:table-cell>
          <table:table-cell office:value-type="float" office:value="0.02564156" calcext:value-type="float">
            <text:p>0.02564156</text:p>
          </table:table-cell>
          <table:table-cell office:value-type="float" office:value="0.00001019147" calcext:value-type="float">
            <text:p>1.019147E-05</text:p>
          </table:table-cell>
          <table:table-cell office:value-type="float" office:value="0.02209847" calcext:value-type="float">
            <text:p>0.02209847</text:p>
          </table:table-cell>
          <table:table-cell office:value-type="float" office:value="-0.004725733" calcext:value-type="float">
            <text:p>-0.004725733</text:p>
          </table:table-cell>
          <table:table-cell office:value-type="float" office:value="1176.661" calcext:value-type="float">
            <text:p>1176.661</text:p>
          </table:table-cell>
          <table:table-cell office:value-type="float" office:value="1.42111" calcext:value-type="float">
            <text:p>1.42111</text:p>
          </table:table-cell>
          <table:table-cell office:value-type="float" office:value="0" calcext:value-type="float">
            <text:p>0</text:p>
          </table:table-cell>
          <table:table-cell office:value-type="float" office:value="0.5450283" calcext:value-type="float">
            <text:p>0.5450283</text:p>
          </table:table-cell>
          <table:table-cell office:value-type="float" office:value="0.2757273" calcext:value-type="float">
            <text:p>0.2757273</text:p>
          </table:table-cell>
          <table:table-cell office:value-type="float" office:value="0.2313425" calcext:value-type="float">
            <text:p>0.2313425</text:p>
          </table:table-cell>
          <table:table-cell office:value-type="float" office:value="0.06835089" calcext:value-type="float">
            <text:p>0.06835089</text:p>
          </table:table-cell>
          <table:table-cell office:value-type="float" office:value="0.06504928" calcext:value-type="float">
            <text:p>0.06504928</text:p>
          </table:table-cell>
          <table:table-cell office:value-type="float" office:value="0.02336277" calcext:value-type="float">
            <text:p>0.02336277</text:p>
          </table:table-cell>
          <table:table-cell office:value-type="float" office:value="0.03038173" calcext:value-type="float">
            <text:p>0.03038173</text:p>
          </table:table-cell>
          <table:table-cell office:value-type="float" office:value="0.06520008" calcext:value-type="float">
            <text:p>0.06520008</text:p>
          </table:table-cell>
          <table:table-cell office:value-type="float" office:value="0.1190319" calcext:value-type="float">
            <text:p>0.1190319</text:p>
          </table:table-cell>
          <table:table-cell office:value-type="float" office:value="0.1205531" calcext:value-type="float">
            <text:p>0.1205531</text:p>
          </table:table-cell>
          <table:table-cell office:value-type="float" office:value="0.1214508" calcext:value-type="float">
            <text:p>0.1214508</text:p>
          </table:table-cell>
          <table:table-cell office:value-type="float" office:value="0.1274887" calcext:value-type="float">
            <text:p>0.1274887</text:p>
          </table:table-cell>
          <table:table-cell office:value-type="float" office:value="0.1383331" calcext:value-type="float">
            <text:p>0.1383331</text:p>
          </table:table-cell>
          <table:table-cell office:value-type="float" office:value="0.1436483" calcext:value-type="float">
            <text:p>0.1436483</text:p>
          </table:table-cell>
          <table:table-cell office:value-type="float" office:value="0" calcext:value-type="float">
            <text:p>0</text:p>
          </table:table-cell>
          <table:table-cell office:value-type="float" office:value="19.00459" calcext:value-type="float">
            <text:p>19.00459</text:p>
          </table:table-cell>
          <table:table-cell office:value-type="float" office:value="15.33175" calcext:value-type="float">
            <text:p>15.33175</text:p>
          </table:table-cell>
          <table:table-cell office:value-type="float" office:value="12.82508" calcext:value-type="float">
            <text:p>12.82508</text:p>
          </table:table-cell>
          <table:table-cell office:value-type="float" office:value="5.026008" calcext:value-type="float">
            <text:p>5.026008</text:p>
          </table:table-cell>
          <table:table-cell office:value-type="float" office:value="3.943979" calcext:value-type="float">
            <text:p>3.943979</text:p>
          </table:table-cell>
          <table:table-cell office:value-type="float" office:value="1.739434" calcext:value-type="float">
            <text:p>1.739434</text:p>
          </table:table-cell>
          <table:table-cell office:value-type="float" office:value="1.505817" calcext:value-type="float">
            <text:p>1.505817</text:p>
          </table:table-cell>
          <table:table-cell office:value-type="float" office:value="3.38899" calcext:value-type="float">
            <text:p>3.38899</text:p>
          </table:table-cell>
          <table:table-cell office:value-type="float" office:value="5.417773" calcext:value-type="float">
            <text:p>5.417773</text:p>
          </table:table-cell>
          <table:table-cell office:value-type="float" office:value="5.673618" calcext:value-type="float">
            <text:p>5.673618</text:p>
          </table:table-cell>
          <table:table-cell office:value-type="float" office:value="5.819984" calcext:value-type="float">
            <text:p>5.819984</text:p>
          </table:table-cell>
          <table:table-cell office:value-type="float" office:value="6.39481" calcext:value-type="float">
            <text:p>6.39481</text:p>
          </table:table-cell>
          <table:table-cell office:value-type="float" office:value="7.42454" calcext:value-type="float">
            <text:p>7.42454</text:p>
          </table:table-cell>
          <table:table-cell office:value-type="float" office:value="7.928809" calcext:value-type="float">
            <text:p>7.928809</text:p>
          </table:table-cell>
          <table:table-cell office:value-type="float" office:value="0" calcext:value-type="float">
            <text:p>0</text:p>
          </table:table-cell>
          <table:table-cell office:value-type="float" office:value="6.847915" calcext:value-type="float">
            <text:p>6.847915</text:p>
          </table:table-cell>
          <table:table-cell office:value-type="float" office:value="0" calcext:value-type="float">
            <text:p>0</text:p>
          </table:table-cell>
          <table:table-cell office:value-type="float" office:value="1.780408" calcext:value-type="float">
            <text:p>1.780408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20112002" calcext:value-type="float">
            <text:p>20112002</text:p>
          </table:table-cell>
          <table:table-cell office:value-type="float" office:value="4.159956" calcext:value-type="float">
            <text:p>4.159956</text:p>
          </table:table-cell>
          <table:table-cell office:value-type="float" office:value="136.1149" calcext:value-type="float">
            <text:p>136.1149</text:p>
          </table:table-cell>
          <table:table-cell office:value-type="float" office:value="0" calcext:value-type="float">
            <text:p>0</text:p>
          </table:table-cell>
          <table:table-cell office:value-type="float" office:value="-1.724759" calcext:value-type="float">
            <text:p>-1.724759</text:p>
          </table:table-cell>
          <table:table-cell office:value-type="float" office:value="24.13329" calcext:value-type="float">
            <text:p>24.13329</text:p>
          </table:table-cell>
          <table:table-cell office:value-type="float" office:value="0.02564156" calcext:value-type="float">
            <text:p>0.02564156</text:p>
          </table:table-cell>
          <table:table-cell office:value-type="float" office:value="0.00001019147" calcext:value-type="float">
            <text:p>1.019147E-05</text:p>
          </table:table-cell>
          <table:table-cell office:value-type="float" office:value="0.02209847" calcext:value-type="float">
            <text:p>0.02209847</text:p>
          </table:table-cell>
          <table:table-cell office:value-type="float" office:value="-0.004759324" calcext:value-type="float">
            <text:p>-0.004759324</text:p>
          </table:table-cell>
          <table:table-cell office:value-type="float" office:value="1176.641" calcext:value-type="float">
            <text:p>1176.641</text:p>
          </table:table-cell>
          <table:table-cell office:value-type="float" office:value="1.422629" calcext:value-type="float">
            <text:p>1.422629</text:p>
          </table:table-cell>
          <table:table-cell office:value-type="float" office:value="0" calcext:value-type="float">
            <text:p>0</text:p>
          </table:table-cell>
          <table:table-cell office:value-type="float" office:value="0.7008376" calcext:value-type="float">
            <text:p>0.7008376</text:p>
          </table:table-cell>
          <table:table-cell office:value-type="float" office:value="0.3361759" calcext:value-type="float">
            <text:p>0.3361759</text:p>
          </table:table-cell>
          <table:table-cell office:value-type="float" office:value="0.2756176" calcext:value-type="float">
            <text:p>0.2756176</text:p>
          </table:table-cell>
          <table:table-cell office:value-type="float" office:value="0.07464336" calcext:value-type="float">
            <text:p>0.07464336</text:p>
          </table:table-cell>
          <table:table-cell office:value-type="float" office:value="0.07011536" calcext:value-type="float">
            <text:p>0.07011536</text:p>
          </table:table-cell>
          <table:table-cell office:value-type="float" office:value="0.02394419" calcext:value-type="float">
            <text:p>0.02394419</text:p>
          </table:table-cell>
          <table:table-cell office:value-type="float" office:value="0.03082045" calcext:value-type="float">
            <text:p>0.03082045</text:p>
          </table:table-cell>
          <table:table-cell office:value-type="float" office:value="0.06529057" calcext:value-type="float">
            <text:p>0.06529057</text:p>
          </table:table-cell>
          <table:table-cell office:value-type="float" office:value="0.1190903" calcext:value-type="float">
            <text:p>0.1190903</text:p>
          </table:table-cell>
          <table:table-cell office:value-type="float" office:value="0.1206225" calcext:value-type="float">
            <text:p>0.1206225</text:p>
          </table:table-cell>
          <table:table-cell office:value-type="float" office:value="0.121534" calcext:value-type="float">
            <text:p>0.121534</text:p>
          </table:table-cell>
          <table:table-cell office:value-type="float" office:value="0.1275696" calcext:value-type="float">
            <text:p>0.1275696</text:p>
          </table:table-cell>
          <table:table-cell office:value-type="float" office:value="0.1384016" calcext:value-type="float">
            <text:p>0.1384016</text:p>
          </table:table-cell>
          <table:table-cell office:value-type="float" office:value="0.1437341" calcext:value-type="float">
            <text:p>0.1437341</text:p>
          </table:table-cell>
          <table:table-cell office:value-type="float" office:value="0" calcext:value-type="float">
            <text:p>0</text:p>
          </table:table-cell>
          <table:table-cell office:value-type="float" office:value="19.07468" calcext:value-type="float">
            <text:p>19.07468</text:p>
          </table:table-cell>
          <table:table-cell office:value-type="float" office:value="15.37493" calcext:value-type="float">
            <text:p>15.37493</text:p>
          </table:table-cell>
          <table:table-cell office:value-type="float" office:value="12.86562" calcext:value-type="float">
            <text:p>12.86562</text:p>
          </table:table-cell>
          <table:table-cell office:value-type="float" office:value="5.034539" calcext:value-type="float">
            <text:p>5.034539</text:p>
          </table:table-cell>
          <table:table-cell office:value-type="float" office:value="3.954627" calcext:value-type="float">
            <text:p>3.954627</text:p>
          </table:table-cell>
          <table:table-cell office:value-type="float" office:value="1.741099" calcext:value-type="float">
            <text:p>1.741099</text:p>
          </table:table-cell>
          <table:table-cell office:value-type="float" office:value="1.508371" calcext:value-type="float">
            <text:p>1.508371</text:p>
          </table:table-cell>
          <table:table-cell office:value-type="float" office:value="3.393856" calcext:value-type="float">
            <text:p>3.393856</text:p>
          </table:table-cell>
          <table:table-cell office:value-type="float" office:value="5.4247" calcext:value-type="float">
            <text:p>5.4247</text:p>
          </table:table-cell>
          <table:table-cell office:value-type="float" office:value="5.681287" calcext:value-type="float">
            <text:p>5.681287</text:p>
          </table:table-cell>
          <table:table-cell office:value-type="float" office:value="5.828186" calcext:value-type="float">
            <text:p>5.828186</text:p>
          </table:table-cell>
          <table:table-cell office:value-type="float" office:value="6.402565" calcext:value-type="float">
            <text:p>6.402565</text:p>
          </table:table-cell>
          <table:table-cell office:value-type="float" office:value="7.431518" calcext:value-type="float">
            <text:p>7.431518</text:p>
          </table:table-cell>
          <table:table-cell office:value-type="float" office:value="7.936066" calcext:value-type="float">
            <text:p>7.936066</text:p>
          </table:table-cell>
          <table:table-cell office:value-type="float" office:value="0" calcext:value-type="float">
            <text:p>0</text:p>
          </table:table-cell>
          <table:table-cell office:value-type="float" office:value="9.474475" calcext:value-type="float">
            <text:p>9.474475</text:p>
          </table:table-cell>
          <table:table-cell office:value-type="float" office:value="0" calcext:value-type="float">
            <text:p>0</text:p>
          </table:table-cell>
          <table:table-cell office:value-type="float" office:value="1.780408" calcext:value-type="float">
            <text:p>1.780408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1112002" calcext:value-type="float">
            <text:p>21112002</text:p>
          </table:table-cell>
          <table:table-cell office:value-type="float" office:value="4.150647" calcext:value-type="float">
            <text:p>4.150647</text:p>
          </table:table-cell>
          <table:table-cell office:value-type="float" office:value="136.114" calcext:value-type="float">
            <text:p>136.114</text:p>
          </table:table-cell>
          <table:table-cell office:value-type="float" office:value="0" calcext:value-type="float">
            <text:p>0</text:p>
          </table:table-cell>
          <table:table-cell office:value-type="float" office:value="-1.724759" calcext:value-type="float">
            <text:p>-1.724759</text:p>
          </table:table-cell>
          <table:table-cell office:value-type="float" office:value="24.16473" calcext:value-type="float">
            <text:p>24.16473</text:p>
          </table:table-cell>
          <table:table-cell office:value-type="float" office:value="0.02564156" calcext:value-type="float">
            <text:p>0.02564156</text:p>
          </table:table-cell>
          <table:table-cell office:value-type="float" office:value="0.00001019147" calcext:value-type="float">
            <text:p>1.019147E-05</text:p>
          </table:table-cell>
          <table:table-cell office:value-type="float" office:value="0.02209847" calcext:value-type="float">
            <text:p>0.02209847</text:p>
          </table:table-cell>
          <table:table-cell office:value-type="float" office:value="-0.004759324" calcext:value-type="float">
            <text:p>-0.004759324</text:p>
          </table:table-cell>
          <table:table-cell office:value-type="float" office:value="1176.622" calcext:value-type="float">
            <text:p>1176.622</text:p>
          </table:table-cell>
          <table:table-cell office:value-type="float" office:value="1.426488" calcext:value-type="float">
            <text:p>1.426488</text:p>
          </table:table-cell>
          <table:table-cell office:value-type="float" office:value="0" calcext:value-type="float">
            <text:p>0</text:p>
          </table:table-cell>
          <table:table-cell office:value-type="float" office:value="0.4584241" calcext:value-type="float">
            <text:p>0.4584241</text:p>
          </table:table-cell>
          <table:table-cell office:value-type="float" office:value="0.2669552" calcext:value-type="float">
            <text:p>0.2669552</text:p>
          </table:table-cell>
          <table:table-cell office:value-type="float" office:value="0.2356327" calcext:value-type="float">
            <text:p>0.2356327</text:p>
          </table:table-cell>
          <table:table-cell office:value-type="float" office:value="0.06920417" calcext:value-type="float">
            <text:p>0.06920417</text:p>
          </table:table-cell>
          <table:table-cell office:value-type="float" office:value="0.06703479" calcext:value-type="float">
            <text:p>0.06703479</text:p>
          </table:table-cell>
          <table:table-cell office:value-type="float" office:value="0.02398644" calcext:value-type="float">
            <text:p>0.02398644</text:p>
          </table:table-cell>
          <table:table-cell office:value-type="float" office:value="0.03119831" calcext:value-type="float">
            <text:p>0.03119831</text:p>
          </table:table-cell>
          <table:table-cell office:value-type="float" office:value="0.06543782" calcext:value-type="float">
            <text:p>0.06543782</text:p>
          </table:table-cell>
          <table:table-cell office:value-type="float" office:value="0.1191659" calcext:value-type="float">
            <text:p>0.1191659</text:p>
          </table:table-cell>
          <table:table-cell office:value-type="float" office:value="0.1206941" calcext:value-type="float">
            <text:p>0.1206941</text:p>
          </table:table-cell>
          <table:table-cell office:value-type="float" office:value="0.1216173" calcext:value-type="float">
            <text:p>0.1216173</text:p>
          </table:table-cell>
          <table:table-cell office:value-type="float" office:value="0.1276458" calcext:value-type="float">
            <text:p>0.1276458</text:p>
          </table:table-cell>
          <table:table-cell office:value-type="float" office:value="0.138475" calcext:value-type="float">
            <text:p>0.138475</text:p>
          </table:table-cell>
          <table:table-cell office:value-type="float" office:value="0.1438185" calcext:value-type="float">
            <text:p>0.1438185</text:p>
          </table:table-cell>
          <table:table-cell office:value-type="float" office:value="0" calcext:value-type="float">
            <text:p>0</text:p>
          </table:table-cell>
          <table:table-cell office:value-type="float" office:value="19.14161" calcext:value-type="float">
            <text:p>19.14161</text:p>
          </table:table-cell>
          <table:table-cell office:value-type="float" office:value="15.41897" calcext:value-type="float">
            <text:p>15.41897</text:p>
          </table:table-cell>
          <table:table-cell office:value-type="float" office:value="12.91032" calcext:value-type="float">
            <text:p>12.91032</text:p>
          </table:table-cell>
          <table:table-cell office:value-type="float" office:value="5.044014" calcext:value-type="float">
            <text:p>5.044014</text:p>
          </table:table-cell>
          <table:table-cell office:value-type="float" office:value="3.966338" calcext:value-type="float">
            <text:p>3.966338</text:p>
          </table:table-cell>
          <table:table-cell office:value-type="float" office:value="1.742884" calcext:value-type="float">
            <text:p>1.742884</text:p>
          </table:table-cell>
          <table:table-cell office:value-type="float" office:value="1.511015" calcext:value-type="float">
            <text:p>1.511015</text:p>
          </table:table-cell>
          <table:table-cell office:value-type="float" office:value="3.39874" calcext:value-type="float">
            <text:p>3.39874</text:p>
          </table:table-cell>
          <table:table-cell office:value-type="float" office:value="5.431648" calcext:value-type="float">
            <text:p>5.431648</text:p>
          </table:table-cell>
          <table:table-cell office:value-type="float" office:value="5.688957" calcext:value-type="float">
            <text:p>5.688957</text:p>
          </table:table-cell>
          <table:table-cell office:value-type="float" office:value="5.836388" calcext:value-type="float">
            <text:p>5.836388</text:p>
          </table:table-cell>
          <table:table-cell office:value-type="float" office:value="6.410318" calcext:value-type="float">
            <text:p>6.410318</text:p>
          </table:table-cell>
          <table:table-cell office:value-type="float" office:value="7.438495" calcext:value-type="float">
            <text:p>7.438495</text:p>
          </table:table-cell>
          <table:table-cell office:value-type="float" office:value="7.943313" calcext:value-type="float">
            <text:p>7.943313</text:p>
          </table:table-cell>
          <table:table-cell office:value-type="float" office:value="0" calcext:value-type="float">
            <text:p>0</text:p>
          </table:table-cell>
          <table:table-cell office:value-type="float" office:value="6.035725" calcext:value-type="float">
            <text:p>6.035725</text:p>
          </table:table-cell>
          <table:table-cell office:value-type="float" office:value="0" calcext:value-type="float">
            <text:p>0</text:p>
          </table:table-cell>
          <table:table-cell office:value-type="float" office:value="1.780408" calcext:value-type="float">
            <text:p>1.780408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22112002" calcext:value-type="float">
            <text:p>22112002</text:p>
          </table:table-cell>
          <table:table-cell office:value-type="float" office:value="4.142118" calcext:value-type="float">
            <text:p>4.142118</text:p>
          </table:table-cell>
          <table:table-cell office:value-type="float" office:value="136.1133" calcext:value-type="float">
            <text:p>136.1133</text:p>
          </table:table-cell>
          <table:table-cell office:value-type="float" office:value="0" calcext:value-type="float">
            <text:p>0</text:p>
          </table:table-cell>
          <table:table-cell office:value-type="float" office:value="-1.724759" calcext:value-type="float">
            <text:p>-1.724759</text:p>
          </table:table-cell>
          <table:table-cell office:value-type="float" office:value="24.19443" calcext:value-type="float">
            <text:p>24.19443</text:p>
          </table:table-cell>
          <table:table-cell office:value-type="float" office:value="0.02564156" calcext:value-type="float">
            <text:p>0.02564156</text:p>
          </table:table-cell>
          <table:table-cell office:value-type="float" office:value="0.00001019147" calcext:value-type="float">
            <text:p>1.019147E-05</text:p>
          </table:table-cell>
          <table:table-cell office:value-type="float" office:value="0.02209847" calcext:value-type="float">
            <text:p>0.02209847</text:p>
          </table:table-cell>
          <table:table-cell office:value-type="float" office:value="-0.004759324" calcext:value-type="float">
            <text:p>-0.004759324</text:p>
          </table:table-cell>
          <table:table-cell office:value-type="float" office:value="1176.602" calcext:value-type="float">
            <text:p>1176.602</text:p>
          </table:table-cell>
          <table:table-cell office:value-type="float" office:value="1.428271" calcext:value-type="float">
            <text:p>1.428271</text:p>
          </table:table-cell>
          <table:table-cell office:value-type="float" office:value="0" calcext:value-type="float">
            <text:p>0</text:p>
          </table:table-cell>
          <table:table-cell office:value-type="float" office:value="0.44854" calcext:value-type="float">
            <text:p>0.44854</text:p>
          </table:table-cell>
          <table:table-cell office:value-type="float" office:value="0.2634333" calcext:value-type="float">
            <text:p>0.2634333</text:p>
          </table:table-cell>
          <table:table-cell office:value-type="float" office:value="0.2236023" calcext:value-type="float">
            <text:p>0.2236023</text:p>
          </table:table-cell>
          <table:table-cell office:value-type="float" office:value="0.06441267" calcext:value-type="float">
            <text:p>0.06441267</text:p>
          </table:table-cell>
          <table:table-cell office:value-type="float" office:value="0.06157086" calcext:value-type="float">
            <text:p>0.06157086</text:p>
          </table:table-cell>
          <table:table-cell office:value-type="float" office:value="0.02315843" calcext:value-type="float">
            <text:p>0.02315843</text:p>
          </table:table-cell>
          <table:table-cell office:value-type="float" office:value="0.03075537" calcext:value-type="float">
            <text:p>0.03075537</text:p>
          </table:table-cell>
          <table:table-cell office:value-type="float" office:value="0.06541669" calcext:value-type="float">
            <text:p>0.06541669</text:p>
          </table:table-cell>
          <table:table-cell office:value-type="float" office:value="0.1192373" calcext:value-type="float">
            <text:p>0.1192373</text:p>
          </table:table-cell>
          <table:table-cell office:value-type="float" office:value="0.1207678" calcext:value-type="float">
            <text:p>0.1207678</text:p>
          </table:table-cell>
          <table:table-cell office:value-type="float" office:value="0.1217006" calcext:value-type="float">
            <text:p>0.1217006</text:p>
          </table:table-cell>
          <table:table-cell office:value-type="float" office:value="0.1277248" calcext:value-type="float">
            <text:p>0.1277248</text:p>
          </table:table-cell>
          <table:table-cell office:value-type="float" office:value="0.1385496" calcext:value-type="float">
            <text:p>0.1385496</text:p>
          </table:table-cell>
          <table:table-cell office:value-type="float" office:value="0.143898" calcext:value-type="float">
            <text:p>0.143898</text:p>
          </table:table-cell>
          <table:table-cell office:value-type="float" office:value="0" calcext:value-type="float">
            <text:p>0</text:p>
          </table:table-cell>
          <table:table-cell office:value-type="float" office:value="19.18764" calcext:value-type="float">
            <text:p>19.18764</text:p>
          </table:table-cell>
          <table:table-cell office:value-type="float" office:value="15.44785" calcext:value-type="float">
            <text:p>15.44785</text:p>
          </table:table-cell>
          <table:table-cell office:value-type="float" office:value="12.94168" calcext:value-type="float">
            <text:p>12.94168</text:p>
          </table:table-cell>
          <table:table-cell office:value-type="float" office:value="5.05084" calcext:value-type="float">
            <text:p>5.05084</text:p>
          </table:table-cell>
          <table:table-cell office:value-type="float" office:value="3.97571" calcext:value-type="float">
            <text:p>3.97571</text:p>
          </table:table-cell>
          <table:table-cell office:value-type="float" office:value="1.744517" calcext:value-type="float">
            <text:p>1.744517</text:p>
          </table:table-cell>
          <table:table-cell office:value-type="float" office:value="1.51361" calcext:value-type="float">
            <text:p>1.51361</text:p>
          </table:table-cell>
          <table:table-cell office:value-type="float" office:value="3.403637" calcext:value-type="float">
            <text:p>3.403637</text:p>
          </table:table-cell>
          <table:table-cell office:value-type="float" office:value="5.438595" calcext:value-type="float">
            <text:p>5.438595</text:p>
          </table:table-cell>
          <table:table-cell office:value-type="float" office:value="5.696626" calcext:value-type="float">
            <text:p>5.696626</text:p>
          </table:table-cell>
          <table:table-cell office:value-type="float" office:value="5.844569" calcext:value-type="float">
            <text:p>5.844569</text:p>
          </table:table-cell>
          <table:table-cell office:value-type="float" office:value="6.418074" calcext:value-type="float">
            <text:p>6.418074</text:p>
          </table:table-cell>
          <table:table-cell office:value-type="float" office:value="7.445473" calcext:value-type="float">
            <text:p>7.445473</text:p>
          </table:table-cell>
          <table:table-cell office:value-type="float" office:value="7.950551" calcext:value-type="float">
            <text:p>7.950551</text:p>
          </table:table-cell>
          <table:table-cell office:value-type="float" office:value="0" calcext:value-type="float">
            <text:p>0</text:p>
          </table:table-cell>
          <table:table-cell office:value-type="float" office:value="6.048653" calcext:value-type="float">
            <text:p>6.048653</text:p>
          </table:table-cell>
          <table:table-cell office:value-type="float" office:value="0" calcext:value-type="float">
            <text:p>0</text:p>
          </table:table-cell>
          <table:table-cell office:value-type="float" office:value="1.780408" calcext:value-type="float">
            <text:p>1.780408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23112002" calcext:value-type="float">
            <text:p>23112002</text:p>
          </table:table-cell>
          <table:table-cell office:value-type="float" office:value="4.1309" calcext:value-type="float">
            <text:p>4.1309</text:p>
          </table:table-cell>
          <table:table-cell office:value-type="float" office:value="136.1127" calcext:value-type="float">
            <text:p>136.1127</text:p>
          </table:table-cell>
          <table:table-cell office:value-type="float" office:value="0" calcext:value-type="float">
            <text:p>0</text:p>
          </table:table-cell>
          <table:table-cell office:value-type="float" office:value="-1.724759" calcext:value-type="float">
            <text:p>-1.724759</text:p>
          </table:table-cell>
          <table:table-cell office:value-type="float" office:value="24.22483" calcext:value-type="float">
            <text:p>24.22483</text:p>
          </table:table-cell>
          <table:table-cell office:value-type="float" office:value="0.02564156" calcext:value-type="float">
            <text:p>0.02564156</text:p>
          </table:table-cell>
          <table:table-cell office:value-type="float" office:value="0.00001019147" calcext:value-type="float">
            <text:p>1.019147E-05</text:p>
          </table:table-cell>
          <table:table-cell office:value-type="float" office:value="0.02209847" calcext:value-type="float">
            <text:p>0.02209847</text:p>
          </table:table-cell>
          <table:table-cell office:value-type="float" office:value="-0.004759324" calcext:value-type="float">
            <text:p>-0.004759324</text:p>
          </table:table-cell>
          <table:table-cell office:value-type="float" office:value="1176.583" calcext:value-type="float">
            <text:p>1176.583</text:p>
          </table:table-cell>
          <table:table-cell office:value-type="float" office:value="1.431296" calcext:value-type="float">
            <text:p>1.431296</text:p>
          </table:table-cell>
          <table:table-cell office:value-type="float" office:value="0" calcext:value-type="float">
            <text:p>0</text:p>
          </table:table-cell>
          <table:table-cell office:value-type="float" office:value="0.5194236" calcext:value-type="float">
            <text:p>0.5194236</text:p>
          </table:table-cell>
          <table:table-cell office:value-type="float" office:value="0.2988032" calcext:value-type="float">
            <text:p>0.2988032</text:p>
          </table:table-cell>
          <table:table-cell office:value-type="float" office:value="0.2545269" calcext:value-type="float">
            <text:p>0.2545269</text:p>
          </table:table-cell>
          <table:table-cell office:value-type="float" office:value="0.06883819" calcext:value-type="float">
            <text:p>0.06883819</text:p>
          </table:table-cell>
          <table:table-cell office:value-type="float" office:value="0.06517547" calcext:value-type="float">
            <text:p>0.06517547</text:p>
          </table:table-cell>
          <table:table-cell office:value-type="float" office:value="0.02354488" calcext:value-type="float">
            <text:p>0.02354488</text:p>
          </table:table-cell>
          <table:table-cell office:value-type="float" office:value="0.03100247" calcext:value-type="float">
            <text:p>0.03100247</text:p>
          </table:table-cell>
          <table:table-cell office:value-type="float" office:value="0.06540202" calcext:value-type="float">
            <text:p>0.06540202</text:p>
          </table:table-cell>
          <table:table-cell office:value-type="float" office:value="0.1192876" calcext:value-type="float">
            <text:p>0.1192876</text:p>
          </table:table-cell>
          <table:table-cell office:value-type="float" office:value="0.1208412" calcext:value-type="float">
            <text:p>0.1208412</text:p>
          </table:table-cell>
          <table:table-cell office:value-type="float" office:value="0.1217842" calcext:value-type="float">
            <text:p>0.1217842</text:p>
          </table:table-cell>
          <table:table-cell office:value-type="float" office:value="0.1278067" calcext:value-type="float">
            <text:p>0.1278067</text:p>
          </table:table-cell>
          <table:table-cell office:value-type="float" office:value="0.138624" calcext:value-type="float">
            <text:p>0.138624</text:p>
          </table:table-cell>
          <table:table-cell office:value-type="float" office:value="0.1439764" calcext:value-type="float">
            <text:p>0.1439764</text:p>
          </table:table-cell>
          <table:table-cell office:value-type="float" office:value="0" calcext:value-type="float">
            <text:p>0</text:p>
          </table:table-cell>
          <table:table-cell office:value-type="float" office:value="19.24207" calcext:value-type="float">
            <text:p>19.24207</text:p>
          </table:table-cell>
          <table:table-cell office:value-type="float" office:value="15.48557" calcext:value-type="float">
            <text:p>15.48557</text:p>
          </table:table-cell>
          <table:table-cell office:value-type="float" office:value="12.97901" calcext:value-type="float">
            <text:p>12.97901</text:p>
          </table:table-cell>
          <table:table-cell office:value-type="float" office:value="5.057997" calcext:value-type="float">
            <text:p>5.057997</text:p>
          </table:table-cell>
          <table:table-cell office:value-type="float" office:value="3.984996" calcext:value-type="float">
            <text:p>3.984996</text:p>
          </table:table-cell>
          <table:table-cell office:value-type="float" office:value="1.746099" calcext:value-type="float">
            <text:p>1.746099</text:p>
          </table:table-cell>
          <table:table-cell office:value-type="float" office:value="1.516164" calcext:value-type="float">
            <text:p>1.516164</text:p>
          </table:table-cell>
          <table:table-cell office:value-type="float" office:value="3.408503" calcext:value-type="float">
            <text:p>3.408503</text:p>
          </table:table-cell>
          <table:table-cell office:value-type="float" office:value="5.445543" calcext:value-type="float">
            <text:p>5.445543</text:p>
          </table:table-cell>
          <table:table-cell office:value-type="float" office:value="5.704294" calcext:value-type="float">
            <text:p>5.704294</text:p>
          </table:table-cell>
          <table:table-cell office:value-type="float" office:value="5.852714" calcext:value-type="float">
            <text:p>5.852714</text:p>
          </table:table-cell>
          <table:table-cell office:value-type="float" office:value="6.425824" calcext:value-type="float">
            <text:p>6.425824</text:p>
          </table:table-cell>
          <table:table-cell office:value-type="float" office:value="7.452415" calcext:value-type="float">
            <text:p>7.452415</text:p>
          </table:table-cell>
          <table:table-cell office:value-type="float" office:value="7.957808" calcext:value-type="float">
            <text:p>7.957808</text:p>
          </table:table-cell>
          <table:table-cell office:value-type="float" office:value="0" calcext:value-type="float">
            <text:p>0</text:p>
          </table:table-cell>
          <table:table-cell office:value-type="float" office:value="6.378403" calcext:value-type="float">
            <text:p>6.378403</text:p>
          </table:table-cell>
          <table:table-cell office:value-type="float" office:value="0" calcext:value-type="float">
            <text:p>0</text:p>
          </table:table-cell>
          <table:table-cell office:value-type="float" office:value="1.780408" calcext:value-type="float">
            <text:p>1.780408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24112002" calcext:value-type="float">
            <text:p>24112002</text:p>
          </table:table-cell>
          <table:table-cell office:value-type="float" office:value="4.124392" calcext:value-type="float">
            <text:p>4.124392</text:p>
          </table:table-cell>
          <table:table-cell office:value-type="float" office:value="136.1117" calcext:value-type="float">
            <text:p>136.1117</text:p>
          </table:table-cell>
          <table:table-cell office:value-type="float" office:value="0" calcext:value-type="float">
            <text:p>0</text:p>
          </table:table-cell>
          <table:table-cell office:value-type="float" office:value="-1.724759" calcext:value-type="float">
            <text:p>-1.724759</text:p>
          </table:table-cell>
          <table:table-cell office:value-type="float" office:value="24.25478" calcext:value-type="float">
            <text:p>24.25478</text:p>
          </table:table-cell>
          <table:table-cell office:value-type="float" office:value="0.02564156" calcext:value-type="float">
            <text:p>0.02564156</text:p>
          </table:table-cell>
          <table:table-cell office:value-type="float" office:value="0.00001019147" calcext:value-type="float">
            <text:p>1.019147E-05</text:p>
          </table:table-cell>
          <table:table-cell office:value-type="float" office:value="0.02209847" calcext:value-type="float">
            <text:p>0.02209847</text:p>
          </table:table-cell>
          <table:table-cell office:value-type="float" office:value="-0.004759324" calcext:value-type="float">
            <text:p>-0.004759324</text:p>
          </table:table-cell>
          <table:table-cell office:value-type="float" office:value="1176.563" calcext:value-type="float">
            <text:p>1176.563</text:p>
          </table:table-cell>
          <table:table-cell office:value-type="float" office:value="1.43353" calcext:value-type="float">
            <text:p>1.43353</text:p>
          </table:table-cell>
          <table:table-cell office:value-type="float" office:value="0" calcext:value-type="float">
            <text:p>0</text:p>
          </table:table-cell>
          <table:table-cell office:value-type="float" office:value="0.3489772" calcext:value-type="float">
            <text:p>0.3489772</text:p>
          </table:table-cell>
          <table:table-cell office:value-type="float" office:value="0.2220249" calcext:value-type="float">
            <text:p>0.2220249</text:p>
          </table:table-cell>
          <table:table-cell office:value-type="float" office:value="0.197494" calcext:value-type="float">
            <text:p>0.197494</text:p>
          </table:table-cell>
          <table:table-cell office:value-type="float" office:value="0.0606448" calcext:value-type="float">
            <text:p>0.0606448</text:p>
          </table:table-cell>
          <table:table-cell office:value-type="float" office:value="0.05911553" calcext:value-type="float">
            <text:p>0.05911553</text:p>
          </table:table-cell>
          <table:table-cell office:value-type="float" office:value="0.02310422" calcext:value-type="float">
            <text:p>0.02310422</text:p>
          </table:table-cell>
          <table:table-cell office:value-type="float" office:value="0.030917" calcext:value-type="float">
            <text:p>0.030917</text:p>
          </table:table-cell>
          <table:table-cell office:value-type="float" office:value="0.06544715" calcext:value-type="float">
            <text:p>0.06544715</text:p>
          </table:table-cell>
          <table:table-cell office:value-type="float" office:value="0.1193426" calcext:value-type="float">
            <text:p>0.1193426</text:p>
          </table:table-cell>
          <table:table-cell office:value-type="float" office:value="0.1209144" calcext:value-type="float">
            <text:p>0.1209144</text:p>
          </table:table-cell>
          <table:table-cell office:value-type="float" office:value="0.1218675" calcext:value-type="float">
            <text:p>0.1218675</text:p>
          </table:table-cell>
          <table:table-cell office:value-type="float" office:value="0.1278842" calcext:value-type="float">
            <text:p>0.1278842</text:p>
          </table:table-cell>
          <table:table-cell office:value-type="float" office:value="0.138698" calcext:value-type="float">
            <text:p>0.138698</text:p>
          </table:table-cell>
          <table:table-cell office:value-type="float" office:value="0.1440538" calcext:value-type="float">
            <text:p>0.1440538</text:p>
          </table:table-cell>
          <table:table-cell office:value-type="float" office:value="0" calcext:value-type="float">
            <text:p>0</text:p>
          </table:table-cell>
          <table:table-cell office:value-type="float" office:value="19.28692" calcext:value-type="float">
            <text:p>19.28692</text:p>
          </table:table-cell>
          <table:table-cell office:value-type="float" office:value="15.51751" calcext:value-type="float">
            <text:p>15.51751</text:p>
          </table:table-cell>
          <table:table-cell office:value-type="float" office:value="13.01456" calcext:value-type="float">
            <text:p>13.01456</text:p>
          </table:table-cell>
          <table:table-cell office:value-type="float" office:value="5.065084" calcext:value-type="float">
            <text:p>5.065084</text:p>
          </table:table-cell>
          <table:table-cell office:value-type="float" office:value="3.994407" calcext:value-type="float">
            <text:p>3.994407</text:p>
          </table:table-cell>
          <table:table-cell office:value-type="float" office:value="1.747716" calcext:value-type="float">
            <text:p>1.747716</text:p>
          </table:table-cell>
          <table:table-cell office:value-type="float" office:value="1.518748" calcext:value-type="float">
            <text:p>1.518748</text:p>
          </table:table-cell>
          <table:table-cell office:value-type="float" office:value="3.413369" calcext:value-type="float">
            <text:p>3.413369</text:p>
          </table:table-cell>
          <table:table-cell office:value-type="float" office:value="5.452491" calcext:value-type="float">
            <text:p>5.452491</text:p>
          </table:table-cell>
          <table:table-cell office:value-type="float" office:value="5.711965" calcext:value-type="float">
            <text:p>5.711965</text:p>
          </table:table-cell>
          <table:table-cell office:value-type="float" office:value="5.860859" calcext:value-type="float">
            <text:p>5.860859</text:p>
          </table:table-cell>
          <table:table-cell office:value-type="float" office:value="6.433548" calcext:value-type="float">
            <text:p>6.433548</text:p>
          </table:table-cell>
          <table:table-cell office:value-type="float" office:value="7.459316" calcext:value-type="float">
            <text:p>7.459316</text:p>
          </table:table-cell>
          <table:table-cell office:value-type="float" office:value="7.964561" calcext:value-type="float">
            <text:p>7.964561</text:p>
          </table:table-cell>
          <table:table-cell office:value-type="float" office:value="0" calcext:value-type="float">
            <text:p>0</text:p>
          </table:table-cell>
          <table:table-cell office:value-type="float" office:value="3.283333" calcext:value-type="float">
            <text:p>3.283333</text:p>
          </table:table-cell>
          <table:table-cell office:value-type="float" office:value="0" calcext:value-type="float">
            <text:p>0</text:p>
          </table:table-cell>
          <table:table-cell office:value-type="float" office:value="1.780408" calcext:value-type="float">
            <text:p>1.780408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25112002" calcext:value-type="float">
            <text:p>25112002</text:p>
          </table:table-cell>
          <table:table-cell office:value-type="float" office:value="4.121342" calcext:value-type="float">
            <text:p>4.121342</text:p>
          </table:table-cell>
          <table:table-cell office:value-type="float" office:value="136.1107" calcext:value-type="float">
            <text:p>136.1107</text:p>
          </table:table-cell>
          <table:table-cell office:value-type="float" office:value="0" calcext:value-type="float">
            <text:p>0</text:p>
          </table:table-cell>
          <table:table-cell office:value-type="float" office:value="-1.724759" calcext:value-type="float">
            <text:p>-1.724759</text:p>
          </table:table-cell>
          <table:table-cell office:value-type="float" office:value="24.28231" calcext:value-type="float">
            <text:p>24.28231</text:p>
          </table:table-cell>
          <table:table-cell office:value-type="float" office:value="0.02564156" calcext:value-type="float">
            <text:p>0.02564156</text:p>
          </table:table-cell>
          <table:table-cell office:value-type="float" office:value="0.00001019147" calcext:value-type="float">
            <text:p>1.019147E-05</text:p>
          </table:table-cell>
          <table:table-cell office:value-type="float" office:value="0.02209847" calcext:value-type="float">
            <text:p>0.02209847</text:p>
          </table:table-cell>
          <table:table-cell office:value-type="float" office:value="-0.004759324" calcext:value-type="float">
            <text:p>-0.004759324</text:p>
          </table:table-cell>
          <table:table-cell office:value-type="float" office:value="1176.541" calcext:value-type="float">
            <text:p>1176.541</text:p>
          </table:table-cell>
          <table:table-cell office:value-type="float" office:value="1.434005" calcext:value-type="float">
            <text:p>1.434005</text:p>
          </table:table-cell>
          <table:table-cell office:value-type="float" office:value="0" calcext:value-type="float">
            <text:p>0</text:p>
          </table:table-cell>
          <table:table-cell office:value-type="float" office:value="0.2231771" calcext:value-type="float">
            <text:p>0.2231771</text:p>
          </table:table-cell>
          <table:table-cell office:value-type="float" office:value="0.1641741" calcext:value-type="float">
            <text:p>0.1641741</text:p>
          </table:table-cell>
          <table:table-cell office:value-type="float" office:value="0.1427085" calcext:value-type="float">
            <text:p>0.1427085</text:p>
          </table:table-cell>
          <table:table-cell office:value-type="float" office:value="0.04953252" calcext:value-type="float">
            <text:p>0.04953252</text:p>
          </table:table-cell>
          <table:table-cell office:value-type="float" office:value="0.04801481" calcext:value-type="float">
            <text:p>0.04801481</text:p>
          </table:table-cell>
          <table:table-cell office:value-type="float" office:value="0.02153774" calcext:value-type="float">
            <text:p>0.02153774</text:p>
          </table:table-cell>
          <table:table-cell office:value-type="float" office:value="0.02983252" calcext:value-type="float">
            <text:p>0.02983252</text:p>
          </table:table-cell>
          <table:table-cell office:value-type="float" office:value="0.06530282" calcext:value-type="float">
            <text:p>0.06530282</text:p>
          </table:table-cell>
          <table:table-cell office:value-type="float" office:value="0.119382" calcext:value-type="float">
            <text:p>0.119382</text:p>
          </table:table-cell>
          <table:table-cell office:value-type="float" office:value="0.1209868" calcext:value-type="float">
            <text:p>0.1209868</text:p>
          </table:table-cell>
          <table:table-cell office:value-type="float" office:value="0.1219514" calcext:value-type="float">
            <text:p>0.1219514</text:p>
          </table:table-cell>
          <table:table-cell office:value-type="float" office:value="0.127962" calcext:value-type="float">
            <text:p>0.127962</text:p>
          </table:table-cell>
          <table:table-cell office:value-type="float" office:value="0.1387733" calcext:value-type="float">
            <text:p>0.1387733</text:p>
          </table:table-cell>
          <table:table-cell office:value-type="float" office:value="0.1441296" calcext:value-type="float">
            <text:p>0.1441296</text:p>
          </table:table-cell>
          <table:table-cell office:value-type="float" office:value="0" calcext:value-type="float">
            <text:p>0</text:p>
          </table:table-cell>
          <table:table-cell office:value-type="float" office:value="19.30712" calcext:value-type="float">
            <text:p>19.30712</text:p>
          </table:table-cell>
          <table:table-cell office:value-type="float" office:value="15.5291" calcext:value-type="float">
            <text:p>15.5291</text:p>
          </table:table-cell>
          <table:table-cell office:value-type="float" office:value="13.03041" calcext:value-type="float">
            <text:p>13.03041</text:p>
          </table:table-cell>
          <table:table-cell office:value-type="float" office:value="5.068575" calcext:value-type="float">
            <text:p>5.068575</text:p>
          </table:table-cell>
          <table:table-cell office:value-type="float" office:value="4.000575" calcext:value-type="float">
            <text:p>4.000575</text:p>
          </table:table-cell>
          <table:table-cell office:value-type="float" office:value="1.749084" calcext:value-type="float">
            <text:p>1.749084</text:p>
          </table:table-cell>
          <table:table-cell office:value-type="float" office:value="1.521197" calcext:value-type="float">
            <text:p>1.521197</text:p>
          </table:table-cell>
          <table:table-cell office:value-type="float" office:value="3.418226" calcext:value-type="float">
            <text:p>3.418226</text:p>
          </table:table-cell>
          <table:table-cell office:value-type="float" office:value="5.459438" calcext:value-type="float">
            <text:p>5.459438</text:p>
          </table:table-cell>
          <table:table-cell office:value-type="float" office:value="5.719635" calcext:value-type="float">
            <text:p>5.719635</text:p>
          </table:table-cell>
          <table:table-cell office:value-type="float" office:value="5.869004" calcext:value-type="float">
            <text:p>5.869004</text:p>
          </table:table-cell>
          <table:table-cell office:value-type="float" office:value="6.441263" calcext:value-type="float">
            <text:p>6.441263</text:p>
          </table:table-cell>
          <table:table-cell office:value-type="float" office:value="7.466215" calcext:value-type="float">
            <text:p>7.466215</text:p>
          </table:table-cell>
          <table:table-cell office:value-type="float" office:value="7.970341" calcext:value-type="float">
            <text:p>7.970341</text:p>
          </table:table-cell>
          <table:table-cell office:value-type="float" office:value="0" calcext:value-type="float">
            <text:p>0</text:p>
          </table:table-cell>
          <table:table-cell office:value-type="float" office:value="1.733121" calcext:value-type="float">
            <text:p>1.733121</text:p>
          </table:table-cell>
          <table:table-cell office:value-type="float" office:value="0" calcext:value-type="float">
            <text:p>0</text:p>
          </table:table-cell>
          <table:table-cell office:value-type="float" office:value="1.780408" calcext:value-type="float">
            <text:p>1.780408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6112002" calcext:value-type="float">
            <text:p>26112002</text:p>
          </table:table-cell>
          <table:table-cell office:value-type="float" office:value="4.118558" calcext:value-type="float">
            <text:p>4.118558</text:p>
          </table:table-cell>
          <table:table-cell office:value-type="float" office:value="136.1099" calcext:value-type="float">
            <text:p>136.1099</text:p>
          </table:table-cell>
          <table:table-cell office:value-type="float" office:value="0" calcext:value-type="float">
            <text:p>0</text:p>
          </table:table-cell>
          <table:table-cell office:value-type="float" office:value="-1.724759" calcext:value-type="float">
            <text:p>-1.724759</text:p>
          </table:table-cell>
          <table:table-cell office:value-type="float" office:value="24.30859" calcext:value-type="float">
            <text:p>24.30859</text:p>
          </table:table-cell>
          <table:table-cell office:value-type="float" office:value="0.02564156" calcext:value-type="float">
            <text:p>0.02564156</text:p>
          </table:table-cell>
          <table:table-cell office:value-type="float" office:value="0.00001019147" calcext:value-type="float">
            <text:p>1.019147E-05</text:p>
          </table:table-cell>
          <table:table-cell office:value-type="float" office:value="0.02209847" calcext:value-type="float">
            <text:p>0.02209847</text:p>
          </table:table-cell>
          <table:table-cell office:value-type="float" office:value="-0.004759324" calcext:value-type="float">
            <text:p>-0.004759324</text:p>
          </table:table-cell>
          <table:table-cell office:value-type="float" office:value="1176.519" calcext:value-type="float">
            <text:p>1176.519</text:p>
          </table:table-cell>
          <table:table-cell office:value-type="float" office:value="1.434363" calcext:value-type="float">
            <text:p>1.434363</text:p>
          </table:table-cell>
          <table:table-cell office:value-type="float" office:value="0" calcext:value-type="float">
            <text:p>0</text:p>
          </table:table-cell>
          <table:table-cell office:value-type="float" office:value="0.1752182" calcext:value-type="float">
            <text:p>0.1752182</text:p>
          </table:table-cell>
          <table:table-cell office:value-type="float" office:value="0.1635465" calcext:value-type="float">
            <text:p>0.1635465</text:p>
          </table:table-cell>
          <table:table-cell office:value-type="float" office:value="0.1289932" calcext:value-type="float">
            <text:p>0.1289932</text:p>
          </table:table-cell>
          <table:table-cell office:value-type="float" office:value="0.04576413" calcext:value-type="float">
            <text:p>0.04576413</text:p>
          </table:table-cell>
          <table:table-cell office:value-type="float" office:value="0.04337117" calcext:value-type="float">
            <text:p>0.04337117</text:p>
          </table:table-cell>
          <table:table-cell office:value-type="float" office:value="0.02062824" calcext:value-type="float">
            <text:p>0.02062824</text:p>
          </table:table-cell>
          <table:table-cell office:value-type="float" office:value="0.02896144" calcext:value-type="float">
            <text:p>0.02896144</text:p>
          </table:table-cell>
          <table:table-cell office:value-type="float" office:value="0.06505201" calcext:value-type="float">
            <text:p>0.06505201</text:p>
          </table:table-cell>
          <table:table-cell office:value-type="float" office:value="0.1193754" calcext:value-type="float">
            <text:p>0.1193754</text:p>
          </table:table-cell>
          <table:table-cell office:value-type="float" office:value="0.121056" calcext:value-type="float">
            <text:p>0.121056</text:p>
          </table:table-cell>
          <table:table-cell office:value-type="float" office:value="0.1220362" calcext:value-type="float">
            <text:p>0.1220362</text:p>
          </table:table-cell>
          <table:table-cell office:value-type="float" office:value="0.1280421" calcext:value-type="float">
            <text:p>0.1280421</text:p>
          </table:table-cell>
          <table:table-cell office:value-type="float" office:value="0.1388478" calcext:value-type="float">
            <text:p>0.1388478</text:p>
          </table:table-cell>
          <table:table-cell office:value-type="float" office:value="0.1442059" calcext:value-type="float">
            <text:p>0.1442059</text:p>
          </table:table-cell>
          <table:table-cell office:value-type="float" office:value="0" calcext:value-type="float">
            <text:p>0</text:p>
          </table:table-cell>
          <table:table-cell office:value-type="float" office:value="19.31584" calcext:value-type="float">
            <text:p>19.31584</text:p>
          </table:table-cell>
          <table:table-cell office:value-type="float" office:value="15.53199" calcext:value-type="float">
            <text:p>15.53199</text:p>
          </table:table-cell>
          <table:table-cell office:value-type="float" office:value="13.03701" calcext:value-type="float">
            <text:p>13.03701</text:p>
          </table:table-cell>
          <table:table-cell office:value-type="float" office:value="5.069827" calcext:value-type="float">
            <text:p>5.069827</text:p>
          </table:table-cell>
          <table:table-cell office:value-type="float" office:value="4.004246" calcext:value-type="float">
            <text:p>4.004246</text:p>
          </table:table-cell>
          <table:table-cell office:value-type="float" office:value="1.750177" calcext:value-type="float">
            <text:p>1.750177</text:p>
          </table:table-cell>
          <table:table-cell office:value-type="float" office:value="1.523439" calcext:value-type="float">
            <text:p>1.523439</text:p>
          </table:table-cell>
          <table:table-cell office:value-type="float" office:value="3.423026" calcext:value-type="float">
            <text:p>3.423026</text:p>
          </table:table-cell>
          <table:table-cell office:value-type="float" office:value="5.466384" calcext:value-type="float">
            <text:p>5.466384</text:p>
          </table:table-cell>
          <table:table-cell office:value-type="float" office:value="5.727268" calcext:value-type="float">
            <text:p>5.727268</text:p>
          </table:table-cell>
          <table:table-cell office:value-type="float" office:value="5.877149" calcext:value-type="float">
            <text:p>5.877149</text:p>
          </table:table-cell>
          <table:table-cell office:value-type="float" office:value="6.448973" calcext:value-type="float">
            <text:p>6.448973</text:p>
          </table:table-cell>
          <table:table-cell office:value-type="float" office:value="7.473116" calcext:value-type="float">
            <text:p>7.473116</text:p>
          </table:table-cell>
          <table:table-cell office:value-type="float" office:value="7.975492" calcext:value-type="float">
            <text:p>7.975492</text:p>
          </table:table-cell>
          <table:table-cell office:value-type="float" office:value="0" calcext:value-type="float">
            <text:p>0</text:p>
          </table:table-cell>
          <table:table-cell office:value-type="float" office:value="1.333594" calcext:value-type="float">
            <text:p>1.333594</text:p>
          </table:table-cell>
          <table:table-cell office:value-type="float" office:value="0" calcext:value-type="float">
            <text:p>0</text:p>
          </table:table-cell>
          <table:table-cell office:value-type="float" office:value="1.780408" calcext:value-type="float">
            <text:p>1.780408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27112002" calcext:value-type="float">
            <text:p>27112002</text:p>
          </table:table-cell>
          <table:table-cell office:value-type="float" office:value="4.116348" calcext:value-type="float">
            <text:p>4.116348</text:p>
          </table:table-cell>
          <table:table-cell office:value-type="float" office:value="136.1091" calcext:value-type="float">
            <text:p>136.1091</text:p>
          </table:table-cell>
          <table:table-cell office:value-type="float" office:value="0" calcext:value-type="float">
            <text:p>0</text:p>
          </table:table-cell>
          <table:table-cell office:value-type="float" office:value="-1.724759" calcext:value-type="float">
            <text:p>-1.724759</text:p>
          </table:table-cell>
          <table:table-cell office:value-type="float" office:value="24.33444" calcext:value-type="float">
            <text:p>24.33444</text:p>
          </table:table-cell>
          <table:table-cell office:value-type="float" office:value="0.02564156" calcext:value-type="float">
            <text:p>0.02564156</text:p>
          </table:table-cell>
          <table:table-cell office:value-type="float" office:value="0.00001019149" calcext:value-type="float">
            <text:p>1.019149E-05</text:p>
          </table:table-cell>
          <table:table-cell office:value-type="float" office:value="0.02209847" calcext:value-type="float">
            <text:p>0.02209847</text:p>
          </table:table-cell>
          <table:table-cell office:value-type="float" office:value="-0.004759324" calcext:value-type="float">
            <text:p>-0.004759324</text:p>
          </table:table-cell>
          <table:table-cell office:value-type="float" office:value="1176.497" calcext:value-type="float">
            <text:p>1176.497</text:p>
          </table:table-cell>
          <table:table-cell office:value-type="float" office:value="1.434342" calcext:value-type="float">
            <text:p>1.434342</text:p>
          </table:table-cell>
          <table:table-cell office:value-type="float" office:value="0" calcext:value-type="float">
            <text:p>0</text:p>
          </table:table-cell>
          <table:table-cell office:value-type="float" office:value="0.1602999" calcext:value-type="float">
            <text:p>0.1602999</text:p>
          </table:table-cell>
          <table:table-cell office:value-type="float" office:value="0.1510485" calcext:value-type="float">
            <text:p>0.1510485</text:p>
          </table:table-cell>
          <table:table-cell office:value-type="float" office:value="0.1212542" calcext:value-type="float">
            <text:p>0.1212542</text:p>
          </table:table-cell>
          <table:table-cell office:value-type="float" office:value="0.0433531" calcext:value-type="float">
            <text:p>0.0433531</text:p>
          </table:table-cell>
          <table:table-cell office:value-type="float" office:value="0.04027382" calcext:value-type="float">
            <text:p>0.04027382</text:p>
          </table:table-cell>
          <table:table-cell office:value-type="float" office:value="0.02001783" calcext:value-type="float">
            <text:p>0.02001783</text:p>
          </table:table-cell>
          <table:table-cell office:value-type="float" office:value="0.0283413" calcext:value-type="float">
            <text:p>0.0283413</text:p>
          </table:table-cell>
          <table:table-cell office:value-type="float" office:value="0.06483465" calcext:value-type="float">
            <text:p>0.06483465</text:p>
          </table:table-cell>
          <table:table-cell office:value-type="float" office:value="0.1193459" calcext:value-type="float">
            <text:p>0.1193459</text:p>
          </table:table-cell>
          <table:table-cell office:value-type="float" office:value="0.1211201" calcext:value-type="float">
            <text:p>0.1211201</text:p>
          </table:table-cell>
          <table:table-cell office:value-type="float" office:value="0.122119" calcext:value-type="float">
            <text:p>0.122119</text:p>
          </table:table-cell>
          <table:table-cell office:value-type="float" office:value="0.1281228" calcext:value-type="float">
            <text:p>0.1281228</text:p>
          </table:table-cell>
          <table:table-cell office:value-type="float" office:value="0.1389208" calcext:value-type="float">
            <text:p>0.1389208</text:p>
          </table:table-cell>
          <table:table-cell office:value-type="float" office:value="0.1442831" calcext:value-type="float">
            <text:p>0.1442831</text:p>
          </table:table-cell>
          <table:table-cell office:value-type="float" office:value="0" calcext:value-type="float">
            <text:p>0</text:p>
          </table:table-cell>
          <table:table-cell office:value-type="float" office:value="19.31909" calcext:value-type="float">
            <text:p>19.31909</text:p>
          </table:table-cell>
          <table:table-cell office:value-type="float" office:value="15.5339" calcext:value-type="float">
            <text:p>15.5339</text:p>
          </table:table-cell>
          <table:table-cell office:value-type="float" office:value="13.04052" calcext:value-type="float">
            <text:p>13.04052</text:p>
          </table:table-cell>
          <table:table-cell office:value-type="float" office:value="5.070131" calcext:value-type="float">
            <text:p>5.070131</text:p>
          </table:table-cell>
          <table:table-cell office:value-type="float" office:value="4.006701" calcext:value-type="float">
            <text:p>4.006701</text:p>
          </table:table-cell>
          <table:table-cell office:value-type="float" office:value="1.751116" calcext:value-type="float">
            <text:p>1.751116</text:p>
          </table:table-cell>
          <table:table-cell office:value-type="float" office:value="1.525537" calcext:value-type="float">
            <text:p>1.525537</text:p>
          </table:table-cell>
          <table:table-cell office:value-type="float" office:value="3.427766" calcext:value-type="float">
            <text:p>3.427766</text:p>
          </table:table-cell>
          <table:table-cell office:value-type="float" office:value="5.473286" calcext:value-type="float">
            <text:p>5.473286</text:p>
          </table:table-cell>
          <table:table-cell office:value-type="float" office:value="5.7349" calcext:value-type="float">
            <text:p>5.7349</text:p>
          </table:table-cell>
          <table:table-cell office:value-type="float" office:value="5.885294" calcext:value-type="float">
            <text:p>5.885294</text:p>
          </table:table-cell>
          <table:table-cell office:value-type="float" office:value="6.456676" calcext:value-type="float">
            <text:p>6.456676</text:p>
          </table:table-cell>
          <table:table-cell office:value-type="float" office:value="7.480015" calcext:value-type="float">
            <text:p>7.480015</text:p>
          </table:table-cell>
          <table:table-cell office:value-type="float" office:value="7.980335" calcext:value-type="float">
            <text:p>7.980335</text:p>
          </table:table-cell>
          <table:table-cell office:value-type="float" office:value="0" calcext:value-type="float">
            <text:p>0</text:p>
          </table:table-cell>
          <table:table-cell office:value-type="float" office:value="1.166686" calcext:value-type="float">
            <text:p>1.166686</text:p>
          </table:table-cell>
          <table:table-cell office:value-type="float" office:value="0" calcext:value-type="float">
            <text:p>0</text:p>
          </table:table-cell>
          <table:table-cell office:value-type="float" office:value="1.780408" calcext:value-type="float">
            <text:p>1.780408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28112002" calcext:value-type="float">
            <text:p>28112002</text:p>
          </table:table-cell>
          <table:table-cell office:value-type="float" office:value="4.111741" calcext:value-type="float">
            <text:p>4.111741</text:p>
          </table:table-cell>
          <table:table-cell office:value-type="float" office:value="136.1087" calcext:value-type="float">
            <text:p>136.1087</text:p>
          </table:table-cell>
          <table:table-cell office:value-type="float" office:value="0" calcext:value-type="float">
            <text:p>0</text:p>
          </table:table-cell>
          <table:table-cell office:value-type="float" office:value="-1.724759" calcext:value-type="float">
            <text:p>-1.724759</text:p>
          </table:table-cell>
          <table:table-cell office:value-type="float" office:value="24.35998" calcext:value-type="float">
            <text:p>24.35998</text:p>
          </table:table-cell>
          <table:table-cell office:value-type="float" office:value="0.02564156" calcext:value-type="float">
            <text:p>0.02564156</text:p>
          </table:table-cell>
          <table:table-cell office:value-type="float" office:value="0.00001019153" calcext:value-type="float">
            <text:p>1.019153E-05</text:p>
          </table:table-cell>
          <table:table-cell office:value-type="float" office:value="0.02209847" calcext:value-type="float">
            <text:p>0.02209847</text:p>
          </table:table-cell>
          <table:table-cell office:value-type="float" office:value="-0.004759324" calcext:value-type="float">
            <text:p>-0.004759324</text:p>
          </table:table-cell>
          <table:table-cell office:value-type="float" office:value="1176.475" calcext:value-type="float">
            <text:p>1176.475</text:p>
          </table:table-cell>
          <table:table-cell office:value-type="float" office:value="1.4365" calcext:value-type="float">
            <text:p>1.4365</text:p>
          </table:table-cell>
          <table:table-cell office:value-type="float" office:value="0" calcext:value-type="float">
            <text:p>0</text:p>
          </table:table-cell>
          <table:table-cell office:value-type="float" office:value="0.2509668" calcext:value-type="float">
            <text:p>0.2509668</text:p>
          </table:table-cell>
          <table:table-cell office:value-type="float" office:value="0.1364229" calcext:value-type="float">
            <text:p>0.1364229</text:p>
          </table:table-cell>
          <table:table-cell office:value-type="float" office:value="0.1163535" calcext:value-type="float">
            <text:p>0.1163535</text:p>
          </table:table-cell>
          <table:table-cell office:value-type="float" office:value="0.04262008" calcext:value-type="float">
            <text:p>0.04262008</text:p>
          </table:table-cell>
          <table:table-cell office:value-type="float" office:value="0.03902167" calcext:value-type="float">
            <text:p>0.03902167</text:p>
          </table:table-cell>
          <table:table-cell office:value-type="float" office:value="0.01969547" calcext:value-type="float">
            <text:p>0.01969547</text:p>
          </table:table-cell>
          <table:table-cell office:value-type="float" office:value="0.0279436" calcext:value-type="float">
            <text:p>0.0279436</text:p>
          </table:table-cell>
          <table:table-cell office:value-type="float" office:value="0.06466461" calcext:value-type="float">
            <text:p>0.06466461</text:p>
          </table:table-cell>
          <table:table-cell office:value-type="float" office:value="0.1193107" calcext:value-type="float">
            <text:p>0.1193107</text:p>
          </table:table-cell>
          <table:table-cell office:value-type="float" office:value="0.1211797" calcext:value-type="float">
            <text:p>0.1211797</text:p>
          </table:table-cell>
          <table:table-cell office:value-type="float" office:value="0.1222007" calcext:value-type="float">
            <text:p>0.1222007</text:p>
          </table:table-cell>
          <table:table-cell office:value-type="float" office:value="0.1282108" calcext:value-type="float">
            <text:p>0.1282108</text:p>
          </table:table-cell>
          <table:table-cell office:value-type="float" office:value="0.1389967" calcext:value-type="float">
            <text:p>0.1389967</text:p>
          </table:table-cell>
          <table:table-cell office:value-type="float" office:value="0.14436" calcext:value-type="float">
            <text:p>0.14436</text:p>
          </table:table-cell>
          <table:table-cell office:value-type="float" office:value="0" calcext:value-type="float">
            <text:p>0</text:p>
          </table:table-cell>
          <table:table-cell office:value-type="float" office:value="19.32709" calcext:value-type="float">
            <text:p>19.32709</text:p>
          </table:table-cell>
          <table:table-cell office:value-type="float" office:value="15.53087" calcext:value-type="float">
            <text:p>15.53087</text:p>
          </table:table-cell>
          <table:table-cell office:value-type="float" office:value="13.04271" calcext:value-type="float">
            <text:p>13.04271</text:p>
          </table:table-cell>
          <table:table-cell office:value-type="float" office:value="5.069959" calcext:value-type="float">
            <text:p>5.069959</text:p>
          </table:table-cell>
          <table:table-cell office:value-type="float" office:value="4.00845" calcext:value-type="float">
            <text:p>4.00845</text:p>
          </table:table-cell>
          <table:table-cell office:value-type="float" office:value="1.751952" calcext:value-type="float">
            <text:p>1.751952</text:p>
          </table:table-cell>
          <table:table-cell office:value-type="float" office:value="1.527531" calcext:value-type="float">
            <text:p>1.527531</text:p>
          </table:table-cell>
          <table:table-cell office:value-type="float" office:value="3.432457" calcext:value-type="float">
            <text:p>3.432457</text:p>
          </table:table-cell>
          <table:table-cell office:value-type="float" office:value="5.480188" calcext:value-type="float">
            <text:p>5.480188</text:p>
          </table:table-cell>
          <table:table-cell office:value-type="float" office:value="5.742529" calcext:value-type="float">
            <text:p>5.742529</text:p>
          </table:table-cell>
          <table:table-cell office:value-type="float" office:value="5.89344" calcext:value-type="float">
            <text:p>5.89344</text:p>
          </table:table-cell>
          <table:table-cell office:value-type="float" office:value="6.464355" calcext:value-type="float">
            <text:p>6.464355</text:p>
          </table:table-cell>
          <table:table-cell office:value-type="float" office:value="7.486912" calcext:value-type="float">
            <text:p>7.486912</text:p>
          </table:table-cell>
          <table:table-cell office:value-type="float" office:value="7.991284" calcext:value-type="float">
            <text:p>7.991284</text:p>
          </table:table-cell>
          <table:table-cell office:value-type="float" office:value="0" calcext:value-type="float">
            <text:p>0</text:p>
          </table:table-cell>
          <table:table-cell office:value-type="float" office:value="8.409222" calcext:value-type="float">
            <text:p>8.409222</text:p>
          </table:table-cell>
          <table:table-cell office:value-type="float" office:value="0" calcext:value-type="float">
            <text:p>0</text:p>
          </table:table-cell>
          <table:table-cell office:value-type="float" office:value="1.780408" calcext:value-type="float">
            <text:p>1.780408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29112002" calcext:value-type="float">
            <text:p>29112002</text:p>
          </table:table-cell>
          <table:table-cell office:value-type="float" office:value="4.103692" calcext:value-type="float">
            <text:p>4.103692</text:p>
          </table:table-cell>
          <table:table-cell office:value-type="float" office:value="136.1087" calcext:value-type="float">
            <text:p>136.1087</text:p>
          </table:table-cell>
          <table:table-cell office:value-type="float" office:value="0" calcext:value-type="float">
            <text:p>0</text:p>
          </table:table-cell>
          <table:table-cell office:value-type="float" office:value="-1.724759" calcext:value-type="float">
            <text:p>-1.724759</text:p>
          </table:table-cell>
          <table:table-cell office:value-type="float" office:value="24.38616" calcext:value-type="float">
            <text:p>24.38616</text:p>
          </table:table-cell>
          <table:table-cell office:value-type="float" office:value="0.02564156" calcext:value-type="float">
            <text:p>0.02564156</text:p>
          </table:table-cell>
          <table:table-cell office:value-type="float" office:value="0.00001019153" calcext:value-type="float">
            <text:p>1.019153E-05</text:p>
          </table:table-cell>
          <table:table-cell office:value-type="float" office:value="0.02209847" calcext:value-type="float">
            <text:p>0.02209847</text:p>
          </table:table-cell>
          <table:table-cell office:value-type="float" office:value="-0.00485327" calcext:value-type="float">
            <text:p>-0.00485327</text:p>
          </table:table-cell>
          <table:table-cell office:value-type="float" office:value="1176.454" calcext:value-type="float">
            <text:p>1176.454</text:p>
          </table:table-cell>
          <table:table-cell office:value-type="float" office:value="1.440951" calcext:value-type="float">
            <text:p>1.440951</text:p>
          </table:table-cell>
          <table:table-cell office:value-type="float" office:value="0" calcext:value-type="float">
            <text:p>0</text:p>
          </table:table-cell>
          <table:table-cell office:value-type="float" office:value="0.3752007" calcext:value-type="float">
            <text:p>0.3752007</text:p>
          </table:table-cell>
          <table:table-cell office:value-type="float" office:value="0.2002788" calcext:value-type="float">
            <text:p>0.2002788</text:p>
          </table:table-cell>
          <table:table-cell office:value-type="float" office:value="0.1577108" calcext:value-type="float">
            <text:p>0.1577108</text:p>
          </table:table-cell>
          <table:table-cell office:value-type="float" office:value="0.04747496" calcext:value-type="float">
            <text:p>0.04747496</text:p>
          </table:table-cell>
          <table:table-cell office:value-type="float" office:value="0.04268527" calcext:value-type="float">
            <text:p>0.04268527</text:p>
          </table:table-cell>
          <table:table-cell office:value-type="float" office:value="0.01997427" calcext:value-type="float">
            <text:p>0.01997427</text:p>
          </table:table-cell>
          <table:table-cell office:value-type="float" office:value="0.02793906" calcext:value-type="float">
            <text:p>0.02793906</text:p>
          </table:table-cell>
          <table:table-cell office:value-type="float" office:value="0.06457024" calcext:value-type="float">
            <text:p>0.06457024</text:p>
          </table:table-cell>
          <table:table-cell office:value-type="float" office:value="0.1192829" calcext:value-type="float">
            <text:p>0.1192829</text:p>
          </table:table-cell>
          <table:table-cell office:value-type="float" office:value="0.1212365" calcext:value-type="float">
            <text:p>0.1212365</text:p>
          </table:table-cell>
          <table:table-cell office:value-type="float" office:value="0.1222818" calcext:value-type="float">
            <text:p>0.1222818</text:p>
          </table:table-cell>
          <table:table-cell office:value-type="float" office:value="0.1283088" calcext:value-type="float">
            <text:p>0.1283088</text:p>
          </table:table-cell>
          <table:table-cell office:value-type="float" office:value="0.1391482" calcext:value-type="float">
            <text:p>0.1391482</text:p>
          </table:table-cell>
          <table:table-cell office:value-type="float" office:value="0.1444096" calcext:value-type="float">
            <text:p>0.1444096</text:p>
          </table:table-cell>
          <table:table-cell office:value-type="float" office:value="0" calcext:value-type="float">
            <text:p>0</text:p>
          </table:table-cell>
          <table:table-cell office:value-type="float" office:value="19.36877" calcext:value-type="float">
            <text:p>19.36877</text:p>
          </table:table-cell>
          <table:table-cell office:value-type="float" office:value="15.53278" calcext:value-type="float">
            <text:p>15.53278</text:p>
          </table:table-cell>
          <table:table-cell office:value-type="float" office:value="13.04745" calcext:value-type="float">
            <text:p>13.04745</text:p>
          </table:table-cell>
          <table:table-cell office:value-type="float" office:value="5.070078" calcext:value-type="float">
            <text:p>5.070078</text:p>
          </table:table-cell>
          <table:table-cell office:value-type="float" office:value="4.010269" calcext:value-type="float">
            <text:p>4.010269</text:p>
          </table:table-cell>
          <table:table-cell office:value-type="float" office:value="1.752758" calcext:value-type="float">
            <text:p>1.752758</text:p>
          </table:table-cell>
          <table:table-cell office:value-type="float" office:value="1.52947" calcext:value-type="float">
            <text:p>1.52947</text:p>
          </table:table-cell>
          <table:table-cell office:value-type="float" office:value="3.43711" calcext:value-type="float">
            <text:p>3.43711</text:p>
          </table:table-cell>
          <table:table-cell office:value-type="float" office:value="5.48709" calcext:value-type="float">
            <text:p>5.48709</text:p>
          </table:table-cell>
          <table:table-cell office:value-type="float" office:value="5.750162" calcext:value-type="float">
            <text:p>5.750162</text:p>
          </table:table-cell>
          <table:table-cell office:value-type="float" office:value="5.901586" calcext:value-type="float">
            <text:p>5.901586</text:p>
          </table:table-cell>
          <table:table-cell office:value-type="float" office:value="6.472028" calcext:value-type="float">
            <text:p>6.472028</text:p>
          </table:table-cell>
          <table:table-cell office:value-type="float" office:value="7.493903" calcext:value-type="float">
            <text:p>7.493903</text:p>
          </table:table-cell>
          <table:table-cell office:value-type="float" office:value="8.000739" calcext:value-type="float">
            <text:p>8.000739</text:p>
          </table:table-cell>
          <table:table-cell office:value-type="float" office:value="0" calcext:value-type="float">
            <text:p>0</text:p>
          </table:table-cell>
          <table:table-cell office:value-type="float" office:value="15.0312" calcext:value-type="float">
            <text:p>15.0312</text:p>
          </table:table-cell>
          <table:table-cell office:value-type="float" office:value="0" calcext:value-type="float">
            <text:p>0</text:p>
          </table:table-cell>
          <table:table-cell office:value-type="float" office:value="1.780408" calcext:value-type="float">
            <text:p>1.780408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30112002" calcext:value-type="float">
            <text:p>30112002</text:p>
          </table:table-cell>
          <table:table-cell office:value-type="float" office:value="4.098005" calcext:value-type="float">
            <text:p>4.098005</text:p>
          </table:table-cell>
          <table:table-cell office:value-type="float" office:value="136.1083" calcext:value-type="float">
            <text:p>136.1083</text:p>
          </table:table-cell>
          <table:table-cell office:value-type="float" office:value="0" calcext:value-type="float">
            <text:p>0</text:p>
          </table:table-cell>
          <table:table-cell office:value-type="float" office:value="-1.724759" calcext:value-type="float">
            <text:p>-1.724759</text:p>
          </table:table-cell>
          <table:table-cell office:value-type="float" office:value="24.41336" calcext:value-type="float">
            <text:p>24.41336</text:p>
          </table:table-cell>
          <table:table-cell office:value-type="float" office:value="0.02564156" calcext:value-type="float">
            <text:p>0.02564156</text:p>
          </table:table-cell>
          <table:table-cell office:value-type="float" office:value="0.00001019153" calcext:value-type="float">
            <text:p>1.019153E-05</text:p>
          </table:table-cell>
          <table:table-cell office:value-type="float" office:value="0.02209847" calcext:value-type="float">
            <text:p>0.02209847</text:p>
          </table:table-cell>
          <table:table-cell office:value-type="float" office:value="-0.004972956" calcext:value-type="float">
            <text:p>-0.004972956</text:p>
          </table:table-cell>
          <table:table-cell office:value-type="float" office:value="1176.433" calcext:value-type="float">
            <text:p>1176.433</text:p>
          </table:table-cell>
          <table:table-cell office:value-type="float" office:value="1.443396" calcext:value-type="float">
            <text:p>1.443396</text:p>
          </table:table-cell>
          <table:table-cell office:value-type="float" office:value="0" calcext:value-type="float">
            <text:p>0</text:p>
          </table:table-cell>
          <table:table-cell office:value-type="float" office:value="0.4685895" calcext:value-type="float">
            <text:p>0.4685895</text:p>
          </table:table-cell>
          <table:table-cell office:value-type="float" office:value="0.1994378" calcext:value-type="float">
            <text:p>0.1994378</text:p>
          </table:table-cell>
          <table:table-cell office:value-type="float" office:value="0.1553921" calcext:value-type="float">
            <text:p>0.1553921</text:p>
          </table:table-cell>
          <table:table-cell office:value-type="float" office:value="0.04819092" calcext:value-type="float">
            <text:p>0.04819092</text:p>
          </table:table-cell>
          <table:table-cell office:value-type="float" office:value="0.04416212" calcext:value-type="float">
            <text:p>0.04416212</text:p>
          </table:table-cell>
          <table:table-cell office:value-type="float" office:value="0.02034865" calcext:value-type="float">
            <text:p>0.02034865</text:p>
          </table:table-cell>
          <table:table-cell office:value-type="float" office:value="0.02824383" calcext:value-type="float">
            <text:p>0.02824383</text:p>
          </table:table-cell>
          <table:table-cell office:value-type="float" office:value="0.06461884" calcext:value-type="float">
            <text:p>0.06461884</text:p>
          </table:table-cell>
          <table:table-cell office:value-type="float" office:value="0.1192845" calcext:value-type="float">
            <text:p>0.1192845</text:p>
          </table:table-cell>
          <table:table-cell office:value-type="float" office:value="0.1212929" calcext:value-type="float">
            <text:p>0.1212929</text:p>
          </table:table-cell>
          <table:table-cell office:value-type="float" office:value="0.1223625" calcext:value-type="float">
            <text:p>0.1223625</text:p>
          </table:table-cell>
          <table:table-cell office:value-type="float" office:value="0.1283878" calcext:value-type="float">
            <text:p>0.1283878</text:p>
          </table:table-cell>
          <table:table-cell office:value-type="float" office:value="0.1391664" calcext:value-type="float">
            <text:p>0.1391664</text:p>
          </table:table-cell>
          <table:table-cell office:value-type="float" office:value="0.1444944" calcext:value-type="float">
            <text:p>0.1444944</text:p>
          </table:table-cell>
          <table:table-cell office:value-type="float" office:value="0" calcext:value-type="float">
            <text:p>0</text:p>
          </table:table-cell>
          <table:table-cell office:value-type="float" office:value="19.42691" calcext:value-type="float">
            <text:p>19.42691</text:p>
          </table:table-cell>
          <table:table-cell office:value-type="float" office:value="15.54338" calcext:value-type="float">
            <text:p>15.54338</text:p>
          </table:table-cell>
          <table:table-cell office:value-type="float" office:value="13.06021" calcext:value-type="float">
            <text:p>13.06021</text:p>
          </table:table-cell>
          <table:table-cell office:value-type="float" office:value="5.071433" calcext:value-type="float">
            <text:p>5.071433</text:p>
          </table:table-cell>
          <table:table-cell office:value-type="float" office:value="4.013272" calcext:value-type="float">
            <text:p>4.013272</text:p>
          </table:table-cell>
          <table:table-cell office:value-type="float" office:value="1.753661" calcext:value-type="float">
            <text:p>1.753661</text:p>
          </table:table-cell>
          <table:table-cell office:value-type="float" office:value="1.53145" calcext:value-type="float">
            <text:p>1.53145</text:p>
          </table:table-cell>
          <table:table-cell office:value-type="float" office:value="3.44176" calcext:value-type="float">
            <text:p>3.44176</text:p>
          </table:table-cell>
          <table:table-cell office:value-type="float" office:value="5.493977" calcext:value-type="float">
            <text:p>5.493977</text:p>
          </table:table-cell>
          <table:table-cell office:value-type="float" office:value="5.757769" calcext:value-type="float">
            <text:p>5.757769</text:p>
          </table:table-cell>
          <table:table-cell office:value-type="float" office:value="5.909729" calcext:value-type="float">
            <text:p>5.909729</text:p>
          </table:table-cell>
          <table:table-cell office:value-type="float" office:value="6.479705" calcext:value-type="float">
            <text:p>6.479705</text:p>
          </table:table-cell>
          <table:table-cell office:value-type="float" office:value="7.500883" calcext:value-type="float">
            <text:p>7.500883</text:p>
          </table:table-cell>
          <table:table-cell office:value-type="float" office:value="8.006055" calcext:value-type="float">
            <text:p>8.006055</text:p>
          </table:table-cell>
          <table:table-cell office:value-type="float" office:value="0" calcext:value-type="float">
            <text:p>0</text:p>
          </table:table-cell>
          <table:table-cell office:value-type="float" office:value="12.03184" calcext:value-type="float">
            <text:p>12.03184</text:p>
          </table:table-cell>
          <table:table-cell office:value-type="float" office:value="0" calcext:value-type="float">
            <text:p>0</text:p>
          </table:table-cell>
          <table:table-cell office:value-type="float" office:value="1.780408" calcext:value-type="float">
            <text:p>1.780408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122002" calcext:value-type="float">
            <text:p>1122002</text:p>
          </table:table-cell>
          <table:table-cell office:value-type="float" office:value="4.090896" calcext:value-type="float">
            <text:p>4.090896</text:p>
          </table:table-cell>
          <table:table-cell office:value-type="float" office:value="136.1081" calcext:value-type="float">
            <text:p>136.1081</text:p>
          </table:table-cell>
          <table:table-cell office:value-type="float" office:value="0" calcext:value-type="float">
            <text:p>0</text:p>
          </table:table-cell>
          <table:table-cell office:value-type="float" office:value="-1.724759" calcext:value-type="float">
            <text:p>-1.724759</text:p>
          </table:table-cell>
          <table:table-cell office:value-type="float" office:value="24.44032" calcext:value-type="float">
            <text:p>24.44032</text:p>
          </table:table-cell>
          <table:table-cell office:value-type="float" office:value="0.02564156" calcext:value-type="float">
            <text:p>0.02564156</text:p>
          </table:table-cell>
          <table:table-cell office:value-type="float" office:value="0.00001019153" calcext:value-type="float">
            <text:p>1.019153E-05</text:p>
          </table:table-cell>
          <table:table-cell office:value-type="float" office:value="0.02209847" calcext:value-type="float">
            <text:p>0.02209847</text:p>
          </table:table-cell>
          <table:table-cell office:value-type="float" office:value="-0.005065626" calcext:value-type="float">
            <text:p>-0.005065626</text:p>
          </table:table-cell>
          <table:table-cell office:value-type="float" office:value="1176.413" calcext:value-type="float">
            <text:p>1176.413</text:p>
          </table:table-cell>
          <table:table-cell office:value-type="float" office:value="1.446566" calcext:value-type="float">
            <text:p>1.446566</text:p>
          </table:table-cell>
          <table:table-cell office:value-type="float" office:value="0" calcext:value-type="float">
            <text:p>0</text:p>
          </table:table-cell>
          <table:table-cell office:value-type="float" office:value="0.4047784" calcext:value-type="float">
            <text:p>0.4047784</text:p>
          </table:table-cell>
          <table:table-cell office:value-type="float" office:value="0.2087722" calcext:value-type="float">
            <text:p>0.2087722</text:p>
          </table:table-cell>
          <table:table-cell office:value-type="float" office:value="0.1679426" calcext:value-type="float">
            <text:p>0.1679426</text:p>
          </table:table-cell>
          <table:table-cell office:value-type="float" office:value="0.04918571" calcext:value-type="float">
            <text:p>0.04918571</text:p>
          </table:table-cell>
          <table:table-cell office:value-type="float" office:value="0.04457068" calcext:value-type="float">
            <text:p>0.04457068</text:p>
          </table:table-cell>
          <table:table-cell office:value-type="float" office:value="0.02033519" calcext:value-type="float">
            <text:p>0.02033519</text:p>
          </table:table-cell>
          <table:table-cell office:value-type="float" office:value="0.02822404" calcext:value-type="float">
            <text:p>0.02822404</text:p>
          </table:table-cell>
          <table:table-cell office:value-type="float" office:value="0.06464969" calcext:value-type="float">
            <text:p>0.06464969</text:p>
          </table:table-cell>
          <table:table-cell office:value-type="float" office:value="0.1193116" calcext:value-type="float">
            <text:p>0.1193116</text:p>
          </table:table-cell>
          <table:table-cell office:value-type="float" office:value="0.1213515" calcext:value-type="float">
            <text:p>0.1213515</text:p>
          </table:table-cell>
          <table:table-cell office:value-type="float" office:value="0.1224428" calcext:value-type="float">
            <text:p>0.1224428</text:p>
          </table:table-cell>
          <table:table-cell office:value-type="float" office:value="0.128466" calcext:value-type="float">
            <text:p>0.128466</text:p>
          </table:table-cell>
          <table:table-cell office:value-type="float" office:value="0.1392235" calcext:value-type="float">
            <text:p>0.1392235</text:p>
          </table:table-cell>
          <table:table-cell office:value-type="float" office:value="0.1445766" calcext:value-type="float">
            <text:p>0.1445766</text:p>
          </table:table-cell>
          <table:table-cell office:value-type="float" office:value="0" calcext:value-type="float">
            <text:p>0</text:p>
          </table:table-cell>
          <table:table-cell office:value-type="float" office:value="19.47638" calcext:value-type="float">
            <text:p>19.47638</text:p>
          </table:table-cell>
          <table:table-cell office:value-type="float" office:value="15.55341" calcext:value-type="float">
            <text:p>15.55341</text:p>
          </table:table-cell>
          <table:table-cell office:value-type="float" office:value="13.07151" calcext:value-type="float">
            <text:p>13.07151</text:p>
          </table:table-cell>
          <table:table-cell office:value-type="float" office:value="5.072595" calcext:value-type="float">
            <text:p>5.072595</text:p>
          </table:table-cell>
          <table:table-cell office:value-type="float" office:value="4.016164" calcext:value-type="float">
            <text:p>4.016164</text:p>
          </table:table-cell>
          <table:table-cell office:value-type="float" office:value="1.754571" calcext:value-type="float">
            <text:p>1.754571</text:p>
          </table:table-cell>
          <table:table-cell office:value-type="float" office:value="1.533437" calcext:value-type="float">
            <text:p>1.533437</text:p>
          </table:table-cell>
          <table:table-cell office:value-type="float" office:value="3.446404" calcext:value-type="float">
            <text:p>3.446404</text:p>
          </table:table-cell>
          <table:table-cell office:value-type="float" office:value="5.500833" calcext:value-type="float">
            <text:p>5.500833</text:p>
          </table:table-cell>
          <table:table-cell office:value-type="float" office:value="5.765361" calcext:value-type="float">
            <text:p>5.765361</text:p>
          </table:table-cell>
          <table:table-cell office:value-type="float" office:value="5.917817" calcext:value-type="float">
            <text:p>5.917817</text:p>
          </table:table-cell>
          <table:table-cell office:value-type="float" office:value="6.487377" calcext:value-type="float">
            <text:p>6.487377</text:p>
          </table:table-cell>
          <table:table-cell office:value-type="float" office:value="7.507796" calcext:value-type="float">
            <text:p>7.507796</text:p>
          </table:table-cell>
          <table:table-cell office:value-type="float" office:value="8.01491" calcext:value-type="float">
            <text:p>8.01491</text:p>
          </table:table-cell>
          <table:table-cell office:value-type="float" office:value="0" calcext:value-type="float">
            <text:p>0</text:p>
          </table:table-cell>
          <table:table-cell office:value-type="float" office:value="14.63053" calcext:value-type="float">
            <text:p>14.63053</text:p>
          </table:table-cell>
          <table:table-cell office:value-type="float" office:value="0" calcext:value-type="float">
            <text:p>0</text:p>
          </table:table-cell>
          <table:table-cell office:value-type="float" office:value="1.780408" calcext:value-type="float">
            <text:p>1.780408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2122002" calcext:value-type="float">
            <text:p>2122002</text:p>
          </table:table-cell>
          <table:table-cell office:value-type="float" office:value="4.084656" calcext:value-type="float">
            <text:p>4.084656</text:p>
          </table:table-cell>
          <table:table-cell office:value-type="float" office:value="136.1077" calcext:value-type="float">
            <text:p>136.1077</text:p>
          </table:table-cell>
          <table:table-cell office:value-type="float" office:value="0" calcext:value-type="float">
            <text:p>0</text:p>
          </table:table-cell>
          <table:table-cell office:value-type="float" office:value="-1.724759" calcext:value-type="float">
            <text:p>-1.724759</text:p>
          </table:table-cell>
          <table:table-cell office:value-type="float" office:value="24.46781" calcext:value-type="float">
            <text:p>24.46781</text:p>
          </table:table-cell>
          <table:table-cell office:value-type="float" office:value="0.02564156" calcext:value-type="float">
            <text:p>0.02564156</text:p>
          </table:table-cell>
          <table:table-cell office:value-type="float" office:value="0.00001019153" calcext:value-type="float">
            <text:p>1.019153E-05</text:p>
          </table:table-cell>
          <table:table-cell office:value-type="float" office:value="0.02209847" calcext:value-type="float">
            <text:p>0.02209847</text:p>
          </table:table-cell>
          <table:table-cell office:value-type="float" office:value="-0.005065626" calcext:value-type="float">
            <text:p>-0.005065626</text:p>
          </table:table-cell>
          <table:table-cell office:value-type="float" office:value="1176.392" calcext:value-type="float">
            <text:p>1176.392</text:p>
          </table:table-cell>
          <table:table-cell office:value-type="float" office:value="1.44892" calcext:value-type="float">
            <text:p>1.44892</text:p>
          </table:table-cell>
          <table:table-cell office:value-type="float" office:value="0" calcext:value-type="float">
            <text:p>0</text:p>
          </table:table-cell>
          <table:table-cell office:value-type="float" office:value="0.4399069" calcext:value-type="float">
            <text:p>0.4399069</text:p>
          </table:table-cell>
          <table:table-cell office:value-type="float" office:value="0.2067624" calcext:value-type="float">
            <text:p>0.2067624</text:p>
          </table:table-cell>
          <table:table-cell office:value-type="float" office:value="0.1673342" calcext:value-type="float">
            <text:p>0.1673342</text:p>
          </table:table-cell>
          <table:table-cell office:value-type="float" office:value="0.05016921" calcext:value-type="float">
            <text:p>0.05016921</text:p>
          </table:table-cell>
          <table:table-cell office:value-type="float" office:value="0.04610725" calcext:value-type="float">
            <text:p>0.04610725</text:p>
          </table:table-cell>
          <table:table-cell office:value-type="float" office:value="0.02066913" calcext:value-type="float">
            <text:p>0.02066913</text:p>
          </table:table-cell>
          <table:table-cell office:value-type="float" office:value="0.0284849" calcext:value-type="float">
            <text:p>0.0284849</text:p>
          </table:table-cell>
          <table:table-cell office:value-type="float" office:value="0.06471407" calcext:value-type="float">
            <text:p>0.06471407</text:p>
          </table:table-cell>
          <table:table-cell office:value-type="float" office:value="0.1193514" calcext:value-type="float">
            <text:p>0.1193514</text:p>
          </table:table-cell>
          <table:table-cell office:value-type="float" office:value="0.1214124" calcext:value-type="float">
            <text:p>0.1214124</text:p>
          </table:table-cell>
          <table:table-cell office:value-type="float" office:value="0.122523" calcext:value-type="float">
            <text:p>0.122523</text:p>
          </table:table-cell>
          <table:table-cell office:value-type="float" office:value="0.1285424" calcext:value-type="float">
            <text:p>0.1285424</text:p>
          </table:table-cell>
          <table:table-cell office:value-type="float" office:value="0.1392931" calcext:value-type="float">
            <text:p>0.1392931</text:p>
          </table:table-cell>
          <table:table-cell office:value-type="float" office:value="0.1446598" calcext:value-type="float">
            <text:p>0.1446598</text:p>
          </table:table-cell>
          <table:table-cell office:value-type="float" office:value="0" calcext:value-type="float">
            <text:p>0</text:p>
          </table:table-cell>
          <table:table-cell office:value-type="float" office:value="19.53298" calcext:value-type="float">
            <text:p>19.53298</text:p>
          </table:table-cell>
          <table:table-cell office:value-type="float" office:value="15.56707" calcext:value-type="float">
            <text:p>15.56707</text:p>
          </table:table-cell>
          <table:table-cell office:value-type="float" office:value="13.08767" calcext:value-type="float">
            <text:p>13.08767</text:p>
          </table:table-cell>
          <table:table-cell office:value-type="float" office:value="5.074499" calcext:value-type="float">
            <text:p>5.074499</text:p>
          </table:table-cell>
          <table:table-cell office:value-type="float" office:value="4.0197" calcext:value-type="float">
            <text:p>4.0197</text:p>
          </table:table-cell>
          <table:table-cell office:value-type="float" office:value="1.755529" calcext:value-type="float">
            <text:p>1.755529</text:p>
          </table:table-cell>
          <table:table-cell office:value-type="float" office:value="1.535441" calcext:value-type="float">
            <text:p>1.535441</text:p>
          </table:table-cell>
          <table:table-cell office:value-type="float" office:value="3.451039" calcext:value-type="float">
            <text:p>3.451039</text:p>
          </table:table-cell>
          <table:table-cell office:value-type="float" office:value="5.507689" calcext:value-type="float">
            <text:p>5.507689</text:p>
          </table:table-cell>
          <table:table-cell office:value-type="float" office:value="5.772956" calcext:value-type="float">
            <text:p>5.772956</text:p>
          </table:table-cell>
          <table:table-cell office:value-type="float" office:value="5.925906" calcext:value-type="float">
            <text:p>5.925906</text:p>
          </table:table-cell>
          <table:table-cell office:value-type="float" office:value="6.495053" calcext:value-type="float">
            <text:p>6.495053</text:p>
          </table:table-cell>
          <table:table-cell office:value-type="float" office:value="7.514696" calcext:value-type="float">
            <text:p>7.514696</text:p>
          </table:table-cell>
          <table:table-cell office:value-type="float" office:value="8.021333" calcext:value-type="float">
            <text:p>8.021333</text:p>
          </table:table-cell>
          <table:table-cell office:value-type="float" office:value="0" calcext:value-type="float">
            <text:p>0</text:p>
          </table:table-cell>
          <table:table-cell office:value-type="float" office:value="11.44217" calcext:value-type="float">
            <text:p>11.44217</text:p>
          </table:table-cell>
          <table:table-cell office:value-type="float" office:value="0" calcext:value-type="float">
            <text:p>0</text:p>
          </table:table-cell>
          <table:table-cell office:value-type="float" office:value="1.780408" calcext:value-type="float">
            <text:p>1.780408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3122002" calcext:value-type="float">
            <text:p>3122002</text:p>
          </table:table-cell>
          <table:table-cell office:value-type="float" office:value="4.08203" calcext:value-type="float">
            <text:p>4.08203</text:p>
          </table:table-cell>
          <table:table-cell office:value-type="float" office:value="136.1071" calcext:value-type="float">
            <text:p>136.1071</text:p>
          </table:table-cell>
          <table:table-cell office:value-type="float" office:value="0" calcext:value-type="float">
            <text:p>0</text:p>
          </table:table-cell>
          <table:table-cell office:value-type="float" office:value="-1.724759" calcext:value-type="float">
            <text:p>-1.724759</text:p>
          </table:table-cell>
          <table:table-cell office:value-type="float" office:value="24.49449" calcext:value-type="float">
            <text:p>24.49449</text:p>
          </table:table-cell>
          <table:table-cell office:value-type="float" office:value="0.02564156" calcext:value-type="float">
            <text:p>0.02564156</text:p>
          </table:table-cell>
          <table:table-cell office:value-type="float" office:value="0.00001019153" calcext:value-type="float">
            <text:p>1.019153E-05</text:p>
          </table:table-cell>
          <table:table-cell office:value-type="float" office:value="0.02209847" calcext:value-type="float">
            <text:p>0.02209847</text:p>
          </table:table-cell>
          <table:table-cell office:value-type="float" office:value="-0.005065626" calcext:value-type="float">
            <text:p>-0.005065626</text:p>
          </table:table-cell>
          <table:table-cell office:value-type="float" office:value="1176.371" calcext:value-type="float">
            <text:p>1176.371</text:p>
          </table:table-cell>
          <table:table-cell office:value-type="float" office:value="1.449125" calcext:value-type="float">
            <text:p>1.449125</text:p>
          </table:table-cell>
          <table:table-cell office:value-type="float" office:value="0" calcext:value-type="float">
            <text:p>0</text:p>
          </table:table-cell>
          <table:table-cell office:value-type="float" office:value="0.2935591" calcext:value-type="float">
            <text:p>0.2935591</text:p>
          </table:table-cell>
          <table:table-cell office:value-type="float" office:value="0.175335" calcext:value-type="float">
            <text:p>0.175335</text:p>
          </table:table-cell>
          <table:table-cell office:value-type="float" office:value="0.1321113" calcext:value-type="float">
            <text:p>0.1321113</text:p>
          </table:table-cell>
          <table:table-cell office:value-type="float" office:value="0.04478667" calcext:value-type="float">
            <text:p>0.04478667</text:p>
          </table:table-cell>
          <table:table-cell office:value-type="float" office:value="0.04130174" calcext:value-type="float">
            <text:p>0.04130174</text:p>
          </table:table-cell>
          <table:table-cell office:value-type="float" office:value="0.02011056" calcext:value-type="float">
            <text:p>0.02011056</text:p>
          </table:table-cell>
          <table:table-cell office:value-type="float" office:value="0.02819961" calcext:value-type="float">
            <text:p>0.02819961</text:p>
          </table:table-cell>
          <table:table-cell office:value-type="float" office:value="0.06473896" calcext:value-type="float">
            <text:p>0.06473896</text:p>
          </table:table-cell>
          <table:table-cell office:value-type="float" office:value="0.1194015" calcext:value-type="float">
            <text:p>0.1194015</text:p>
          </table:table-cell>
          <table:table-cell office:value-type="float" office:value="0.1214762" calcext:value-type="float">
            <text:p>0.1214762</text:p>
          </table:table-cell>
          <table:table-cell office:value-type="float" office:value="0.1226033" calcext:value-type="float">
            <text:p>0.1226033</text:p>
          </table:table-cell>
          <table:table-cell office:value-type="float" office:value="0.1286154" calcext:value-type="float">
            <text:p>0.1286154</text:p>
          </table:table-cell>
          <table:table-cell office:value-type="float" office:value="0.1393669" calcext:value-type="float">
            <text:p>0.1393669</text:p>
          </table:table-cell>
          <table:table-cell office:value-type="float" office:value="0.1447382" calcext:value-type="float">
            <text:p>0.1447382</text:p>
          </table:table-cell>
          <table:table-cell office:value-type="float" office:value="0" calcext:value-type="float">
            <text:p>0</text:p>
          </table:table-cell>
          <table:table-cell office:value-type="float" office:value="19.56953" calcext:value-type="float">
            <text:p>19.56953</text:p>
          </table:table-cell>
          <table:table-cell office:value-type="float" office:value="15.57522" calcext:value-type="float">
            <text:p>15.57522</text:p>
          </table:table-cell>
          <table:table-cell office:value-type="float" office:value="13.09745" calcext:value-type="float">
            <text:p>13.09745</text:p>
          </table:table-cell>
          <table:table-cell office:value-type="float" office:value="5.075665" calcext:value-type="float">
            <text:p>5.075665</text:p>
          </table:table-cell>
          <table:table-cell office:value-type="float" office:value="4.022701" calcext:value-type="float">
            <text:p>4.022701</text:p>
          </table:table-cell>
          <table:table-cell office:value-type="float" office:value="1.756467" calcext:value-type="float">
            <text:p>1.756467</text:p>
          </table:table-cell>
          <table:table-cell office:value-type="float" office:value="1.537446" calcext:value-type="float">
            <text:p>1.537446</text:p>
          </table:table-cell>
          <table:table-cell office:value-type="float" office:value="3.455682" calcext:value-type="float">
            <text:p>3.455682</text:p>
          </table:table-cell>
          <table:table-cell office:value-type="float" office:value="5.514545" calcext:value-type="float">
            <text:p>5.514545</text:p>
          </table:table-cell>
          <table:table-cell office:value-type="float" office:value="5.780548" calcext:value-type="float">
            <text:p>5.780548</text:p>
          </table:table-cell>
          <table:table-cell office:value-type="float" office:value="5.933995" calcext:value-type="float">
            <text:p>5.933995</text:p>
          </table:table-cell>
          <table:table-cell office:value-type="float" office:value="6.502701" calcext:value-type="float">
            <text:p>6.502701</text:p>
          </table:table-cell>
          <table:table-cell office:value-type="float" office:value="7.52159" calcext:value-type="float">
            <text:p>7.52159</text:p>
          </table:table-cell>
          <table:table-cell office:value-type="float" office:value="8.025696" calcext:value-type="float">
            <text:p>8.025696</text:p>
          </table:table-cell>
          <table:table-cell office:value-type="float" office:value="0" calcext:value-type="float">
            <text:p>0</text:p>
          </table:table-cell>
          <table:table-cell office:value-type="float" office:value="6.195775" calcext:value-type="float">
            <text:p>6.195775</text:p>
          </table:table-cell>
          <table:table-cell office:value-type="float" office:value="0" calcext:value-type="float">
            <text:p>0</text:p>
          </table:table-cell>
          <table:table-cell office:value-type="float" office:value="1.780408" calcext:value-type="float">
            <text:p>1.780408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4122002" calcext:value-type="float">
            <text:p>4122002</text:p>
          </table:table-cell>
          <table:table-cell office:value-type="float" office:value="4.079957" calcext:value-type="float">
            <text:p>4.079957</text:p>
          </table:table-cell>
          <table:table-cell office:value-type="float" office:value="136.1066" calcext:value-type="float">
            <text:p>136.1066</text:p>
          </table:table-cell>
          <table:table-cell office:value-type="float" office:value="0" calcext:value-type="float">
            <text:p>0</text:p>
          </table:table-cell>
          <table:table-cell office:value-type="float" office:value="-1.724759" calcext:value-type="float">
            <text:p>-1.724759</text:p>
          </table:table-cell>
          <table:table-cell office:value-type="float" office:value="24.52022" calcext:value-type="float">
            <text:p>24.52022</text:p>
          </table:table-cell>
          <table:table-cell office:value-type="float" office:value="0.02564156" calcext:value-type="float">
            <text:p>0.02564156</text:p>
          </table:table-cell>
          <table:table-cell office:value-type="float" office:value="0.00001019153" calcext:value-type="float">
            <text:p>1.019153E-05</text:p>
          </table:table-cell>
          <table:table-cell office:value-type="float" office:value="0.02209847" calcext:value-type="float">
            <text:p>0.02209847</text:p>
          </table:table-cell>
          <table:table-cell office:value-type="float" office:value="-0.005065626" calcext:value-type="float">
            <text:p>-0.005065626</text:p>
          </table:table-cell>
          <table:table-cell office:value-type="float" office:value="1176.349" calcext:value-type="float">
            <text:p>1176.349</text:p>
          </table:table-cell>
          <table:table-cell office:value-type="float" office:value="1.449054" calcext:value-type="float">
            <text:p>1.449054</text:p>
          </table:table-cell>
          <table:table-cell office:value-type="float" office:value="0" calcext:value-type="float">
            <text:p>0</text:p>
          </table:table-cell>
          <table:table-cell office:value-type="float" office:value="0.2183699" calcext:value-type="float">
            <text:p>0.2183699</text:p>
          </table:table-cell>
          <table:table-cell office:value-type="float" office:value="0.1547803" calcext:value-type="float">
            <text:p>0.1547803</text:p>
          </table:table-cell>
          <table:table-cell office:value-type="float" office:value="0.1259832" calcext:value-type="float">
            <text:p>0.1259832</text:p>
          </table:table-cell>
          <table:table-cell office:value-type="float" office:value="0.04248126" calcext:value-type="float">
            <text:p>0.04248126</text:p>
          </table:table-cell>
          <table:table-cell office:value-type="float" office:value="0.03860714" calcext:value-type="float">
            <text:p>0.03860714</text:p>
          </table:table-cell>
          <table:table-cell office:value-type="float" office:value="0.01961377" calcext:value-type="float">
            <text:p>0.01961377</text:p>
          </table:table-cell>
          <table:table-cell office:value-type="float" office:value="0.02777182" calcext:value-type="float">
            <text:p>0.02777182</text:p>
          </table:table-cell>
          <table:table-cell office:value-type="float" office:value="0.06466337" calcext:value-type="float">
            <text:p>0.06466337</text:p>
          </table:table-cell>
          <table:table-cell office:value-type="float" office:value="0.1194374" calcext:value-type="float">
            <text:p>0.1194374</text:p>
          </table:table-cell>
          <table:table-cell office:value-type="float" office:value="0.1215415" calcext:value-type="float">
            <text:p>0.1215415</text:p>
          </table:table-cell>
          <table:table-cell office:value-type="float" office:value="0.1226838" calcext:value-type="float">
            <text:p>0.1226838</text:p>
          </table:table-cell>
          <table:table-cell office:value-type="float" office:value="0.1286914" calcext:value-type="float">
            <text:p>0.1286914</text:p>
          </table:table-cell>
          <table:table-cell office:value-type="float" office:value="0.1394402" calcext:value-type="float">
            <text:p>0.1394402</text:p>
          </table:table-cell>
          <table:table-cell office:value-type="float" office:value="0.1448156" calcext:value-type="float">
            <text:p>0.1448156</text:p>
          </table:table-cell>
          <table:table-cell office:value-type="float" office:value="0" calcext:value-type="float">
            <text:p>0</text:p>
          </table:table-cell>
          <table:table-cell office:value-type="float" office:value="19.58564" calcext:value-type="float">
            <text:p>19.58564</text:p>
          </table:table-cell>
          <table:table-cell office:value-type="float" office:value="15.57711" calcext:value-type="float">
            <text:p>15.57711</text:p>
          </table:table-cell>
          <table:table-cell office:value-type="float" office:value="13.10155" calcext:value-type="float">
            <text:p>13.10155</text:p>
          </table:table-cell>
          <table:table-cell office:value-type="float" office:value="5.075669" calcext:value-type="float">
            <text:p>5.075669</text:p>
          </table:table-cell>
          <table:table-cell office:value-type="float" office:value="4.024456" calcext:value-type="float">
            <text:p>4.024456</text:p>
          </table:table-cell>
          <table:table-cell office:value-type="float" office:value="1.75728" calcext:value-type="float">
            <text:p>1.75728</text:p>
          </table:table-cell>
          <table:table-cell office:value-type="float" office:value="1.539366" calcext:value-type="float">
            <text:p>1.539366</text:p>
          </table:table-cell>
          <table:table-cell office:value-type="float" office:value="3.460299" calcext:value-type="float">
            <text:p>3.460299</text:p>
          </table:table-cell>
          <table:table-cell office:value-type="float" office:value="5.521401" calcext:value-type="float">
            <text:p>5.521401</text:p>
          </table:table-cell>
          <table:table-cell office:value-type="float" office:value="5.788132" calcext:value-type="float">
            <text:p>5.788132</text:p>
          </table:table-cell>
          <table:table-cell office:value-type="float" office:value="5.942083" calcext:value-type="float">
            <text:p>5.942083</text:p>
          </table:table-cell>
          <table:table-cell office:value-type="float" office:value="6.510335" calcext:value-type="float">
            <text:p>6.510335</text:p>
          </table:table-cell>
          <table:table-cell office:value-type="float" office:value="7.528412" calcext:value-type="float">
            <text:p>7.528412</text:p>
          </table:table-cell>
          <table:table-cell office:value-type="float" office:value="8.029858" calcext:value-type="float">
            <text:p>8.029858</text:p>
          </table:table-cell>
          <table:table-cell office:value-type="float" office:value="0" calcext:value-type="float">
            <text:p>0</text:p>
          </table:table-cell>
          <table:table-cell office:value-type="float" office:value="3.527647" calcext:value-type="float">
            <text:p>3.527647</text:p>
          </table:table-cell>
          <table:table-cell office:value-type="float" office:value="0" calcext:value-type="float">
            <text:p>0</text:p>
          </table:table-cell>
          <table:table-cell office:value-type="float" office:value="1.780408" calcext:value-type="float">
            <text:p>1.780408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5122002" calcext:value-type="float">
            <text:p>5122002</text:p>
          </table:table-cell>
          <table:table-cell office:value-type="float" office:value="4.077415" calcext:value-type="float">
            <text:p>4.077415</text:p>
          </table:table-cell>
          <table:table-cell office:value-type="float" office:value="136.106" calcext:value-type="float">
            <text:p>136.106</text:p>
          </table:table-cell>
          <table:table-cell office:value-type="float" office:value="0" calcext:value-type="float">
            <text:p>0</text:p>
          </table:table-cell>
          <table:table-cell office:value-type="float" office:value="-1.724759" calcext:value-type="float">
            <text:p>-1.724759</text:p>
          </table:table-cell>
          <table:table-cell office:value-type="float" office:value="24.54558" calcext:value-type="float">
            <text:p>24.54558</text:p>
          </table:table-cell>
          <table:table-cell office:value-type="float" office:value="0.02564156" calcext:value-type="float">
            <text:p>0.02564156</text:p>
          </table:table-cell>
          <table:table-cell office:value-type="float" office:value="0.00001019153" calcext:value-type="float">
            <text:p>1.019153E-05</text:p>
          </table:table-cell>
          <table:table-cell office:value-type="float" office:value="0.02209847" calcext:value-type="float">
            <text:p>0.02209847</text:p>
          </table:table-cell>
          <table:table-cell office:value-type="float" office:value="-0.005065626" calcext:value-type="float">
            <text:p>-0.005065626</text:p>
          </table:table-cell>
          <table:table-cell office:value-type="float" office:value="1176.327" calcext:value-type="float">
            <text:p>1176.327</text:p>
          </table:table-cell>
          <table:table-cell office:value-type="float" office:value="1.449189" calcext:value-type="float">
            <text:p>1.449189</text:p>
          </table:table-cell>
          <table:table-cell office:value-type="float" office:value="0" calcext:value-type="float">
            <text:p>0</text:p>
          </table:table-cell>
          <table:table-cell office:value-type="float" office:value="0.241144" calcext:value-type="float">
            <text:p>0.241144</text:p>
          </table:table-cell>
          <table:table-cell office:value-type="float" office:value="0.1476723" calcext:value-type="float">
            <text:p>0.1476723</text:p>
          </table:table-cell>
          <table:table-cell office:value-type="float" office:value="0.1228964" calcext:value-type="float">
            <text:p>0.1228964</text:p>
          </table:table-cell>
          <table:table-cell office:value-type="float" office:value="0.04150786" calcext:value-type="float">
            <text:p>0.04150786</text:p>
          </table:table-cell>
          <table:table-cell office:value-type="float" office:value="0.03732992" calcext:value-type="float">
            <text:p>0.03732992</text:p>
          </table:table-cell>
          <table:table-cell office:value-type="float" office:value="0.01933377" calcext:value-type="float">
            <text:p>0.01933377</text:p>
          </table:table-cell>
          <table:table-cell office:value-type="float" office:value="0.02746645" calcext:value-type="float">
            <text:p>0.02746645</text:p>
          </table:table-cell>
          <table:table-cell office:value-type="float" office:value="0.06457809" calcext:value-type="float">
            <text:p>0.06457809</text:p>
          </table:table-cell>
          <table:table-cell office:value-type="float" office:value="0.1194549" calcext:value-type="float">
            <text:p>0.1194549</text:p>
          </table:table-cell>
          <table:table-cell office:value-type="float" office:value="0.1216059" calcext:value-type="float">
            <text:p>0.1216059</text:p>
          </table:table-cell>
          <table:table-cell office:value-type="float" office:value="0.1227645" calcext:value-type="float">
            <text:p>0.1227645</text:p>
          </table:table-cell>
          <table:table-cell office:value-type="float" office:value="0.1287713" calcext:value-type="float">
            <text:p>0.1287713</text:p>
          </table:table-cell>
          <table:table-cell office:value-type="float" office:value="0.1395155" calcext:value-type="float">
            <text:p>0.1395155</text:p>
          </table:table-cell>
          <table:table-cell office:value-type="float" office:value="0.144891" calcext:value-type="float">
            <text:p>0.144891</text:p>
          </table:table-cell>
          <table:table-cell office:value-type="float" office:value="0" calcext:value-type="float">
            <text:p>0</text:p>
          </table:table-cell>
          <table:table-cell office:value-type="float" office:value="19.59702" calcext:value-type="float">
            <text:p>19.59702</text:p>
          </table:table-cell>
          <table:table-cell office:value-type="float" office:value="15.57491" calcext:value-type="float">
            <text:p>15.57491</text:p>
          </table:table-cell>
          <table:table-cell office:value-type="float" office:value="13.10492" calcext:value-type="float">
            <text:p>13.10492</text:p>
          </table:table-cell>
          <table:table-cell office:value-type="float" office:value="5.075191" calcext:value-type="float">
            <text:p>5.075191</text:p>
          </table:table-cell>
          <table:table-cell office:value-type="float" office:value="4.025597" calcext:value-type="float">
            <text:p>4.025597</text:p>
          </table:table-cell>
          <table:table-cell office:value-type="float" office:value="1.758013" calcext:value-type="float">
            <text:p>1.758013</text:p>
          </table:table-cell>
          <table:table-cell office:value-type="float" office:value="1.541214" calcext:value-type="float">
            <text:p>1.541214</text:p>
          </table:table-cell>
          <table:table-cell office:value-type="float" office:value="3.464887" calcext:value-type="float">
            <text:p>3.464887</text:p>
          </table:table-cell>
          <table:table-cell office:value-type="float" office:value="5.528258" calcext:value-type="float">
            <text:p>5.528258</text:p>
          </table:table-cell>
          <table:table-cell office:value-type="float" office:value="5.795686" calcext:value-type="float">
            <text:p>5.795686</text:p>
          </table:table-cell>
          <table:table-cell office:value-type="float" office:value="5.950172" calcext:value-type="float">
            <text:p>5.950172</text:p>
          </table:table-cell>
          <table:table-cell office:value-type="float" office:value="6.517971" calcext:value-type="float">
            <text:p>6.517971</text:p>
          </table:table-cell>
          <table:table-cell office:value-type="float" office:value="7.535235" calcext:value-type="float">
            <text:p>7.535235</text:p>
          </table:table-cell>
          <table:table-cell office:value-type="float" office:value="8.035545" calcext:value-type="float">
            <text:p>8.035545</text:p>
          </table:table-cell>
          <table:table-cell office:value-type="float" office:value="0" calcext:value-type="float">
            <text:p>0</text:p>
          </table:table-cell>
          <table:table-cell office:value-type="float" office:value="4.187153" calcext:value-type="float">
            <text:p>4.187153</text:p>
          </table:table-cell>
          <table:table-cell office:value-type="float" office:value="0" calcext:value-type="float">
            <text:p>0</text:p>
          </table:table-cell>
          <table:table-cell office:value-type="float" office:value="1.780408" calcext:value-type="float">
            <text:p>1.780408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6122002" calcext:value-type="float">
            <text:p>6122002</text:p>
          </table:table-cell>
          <table:table-cell office:value-type="float" office:value="4.074276" calcext:value-type="float">
            <text:p>4.074276</text:p>
          </table:table-cell>
          <table:table-cell office:value-type="float" office:value="136.1056" calcext:value-type="float">
            <text:p>136.1056</text:p>
          </table:table-cell>
          <table:table-cell office:value-type="float" office:value="0" calcext:value-type="float">
            <text:p>0</text:p>
          </table:table-cell>
          <table:table-cell office:value-type="float" office:value="-1.724759" calcext:value-type="float">
            <text:p>-1.724759</text:p>
          </table:table-cell>
          <table:table-cell office:value-type="float" office:value="24.57079" calcext:value-type="float">
            <text:p>24.57079</text:p>
          </table:table-cell>
          <table:table-cell office:value-type="float" office:value="0.02564156" calcext:value-type="float">
            <text:p>0.02564156</text:p>
          </table:table-cell>
          <table:table-cell office:value-type="float" office:value="0.00001019153" calcext:value-type="float">
            <text:p>1.019153E-05</text:p>
          </table:table-cell>
          <table:table-cell office:value-type="float" office:value="0.02209847" calcext:value-type="float">
            <text:p>0.02209847</text:p>
          </table:table-cell>
          <table:table-cell office:value-type="float" office:value="-0.005065626" calcext:value-type="float">
            <text:p>-0.005065626</text:p>
          </table:table-cell>
          <table:table-cell office:value-type="float" office:value="1176.304" calcext:value-type="float">
            <text:p>1176.304</text:p>
          </table:table-cell>
          <table:table-cell office:value-type="float" office:value="1.449326" calcext:value-type="float">
            <text:p>1.449326</text:p>
          </table:table-cell>
          <table:table-cell office:value-type="float" office:value="0" calcext:value-type="float">
            <text:p>0</text:p>
          </table:table-cell>
          <table:table-cell office:value-type="float" office:value="0.2433432" calcext:value-type="float">
            <text:p>0.2433432</text:p>
          </table:table-cell>
          <table:table-cell office:value-type="float" office:value="0.1392891" calcext:value-type="float">
            <text:p>0.1392891</text:p>
          </table:table-cell>
          <table:table-cell office:value-type="float" office:value="0.1145409" calcext:value-type="float">
            <text:p>0.1145409</text:p>
          </table:table-cell>
          <table:table-cell office:value-type="float" office:value="0.04112301" calcext:value-type="float">
            <text:p>0.04112301</text:p>
          </table:table-cell>
          <table:table-cell office:value-type="float" office:value="0.03672696" calcext:value-type="float">
            <text:p>0.03672696</text:p>
          </table:table-cell>
          <table:table-cell office:value-type="float" office:value="0.01917889" calcext:value-type="float">
            <text:p>0.01917889</text:p>
          </table:table-cell>
          <table:table-cell office:value-type="float" office:value="0.02726916" calcext:value-type="float">
            <text:p>0.02726916</text:p>
          </table:table-cell>
          <table:table-cell office:value-type="float" office:value="0.06451293" calcext:value-type="float">
            <text:p>0.06451293</text:p>
          </table:table-cell>
          <table:table-cell office:value-type="float" office:value="0.1194675" calcext:value-type="float">
            <text:p>0.1194675</text:p>
          </table:table-cell>
          <table:table-cell office:value-type="float" office:value="0.1216691" calcext:value-type="float">
            <text:p>0.1216691</text:p>
          </table:table-cell>
          <table:table-cell office:value-type="float" office:value="0.1228452" calcext:value-type="float">
            <text:p>0.1228452</text:p>
          </table:table-cell>
          <table:table-cell office:value-type="float" office:value="0.1288518" calcext:value-type="float">
            <text:p>0.1288518</text:p>
          </table:table-cell>
          <table:table-cell office:value-type="float" office:value="0.139591" calcext:value-type="float">
            <text:p>0.139591</text:p>
          </table:table-cell>
          <table:table-cell office:value-type="float" office:value="0.1449671" calcext:value-type="float">
            <text:p>0.1449671</text:p>
          </table:table-cell>
          <table:table-cell office:value-type="float" office:value="0" calcext:value-type="float">
            <text:p>0</text:p>
          </table:table-cell>
          <table:table-cell office:value-type="float" office:value="19.61184" calcext:value-type="float">
            <text:p>19.61184</text:p>
          </table:table-cell>
          <table:table-cell office:value-type="float" office:value="15.57135" calcext:value-type="float">
            <text:p>15.57135</text:p>
          </table:table-cell>
          <table:table-cell office:value-type="float" office:value="13.10659" calcext:value-type="float">
            <text:p>13.10659</text:p>
          </table:table-cell>
          <table:table-cell office:value-type="float" office:value="5.074504" calcext:value-type="float">
            <text:p>5.074504</text:p>
          </table:table-cell>
          <table:table-cell office:value-type="float" office:value="4.026433" calcext:value-type="float">
            <text:p>4.026433</text:p>
          </table:table-cell>
          <table:table-cell office:value-type="float" office:value="1.758699" calcext:value-type="float">
            <text:p>1.758699</text:p>
          </table:table-cell>
          <table:table-cell office:value-type="float" office:value="1.543011" calcext:value-type="float">
            <text:p>1.543011</text:p>
          </table:table-cell>
          <table:table-cell office:value-type="float" office:value="3.469445" calcext:value-type="float">
            <text:p>3.469445</text:p>
          </table:table-cell>
          <table:table-cell office:value-type="float" office:value="5.535114" calcext:value-type="float">
            <text:p>5.535114</text:p>
          </table:table-cell>
          <table:table-cell office:value-type="float" office:value="5.803243" calcext:value-type="float">
            <text:p>5.803243</text:p>
          </table:table-cell>
          <table:table-cell office:value-type="float" office:value="5.958261" calcext:value-type="float">
            <text:p>5.958261</text:p>
          </table:table-cell>
          <table:table-cell office:value-type="float" office:value="6.525609" calcext:value-type="float">
            <text:p>6.525609</text:p>
          </table:table-cell>
          <table:table-cell office:value-type="float" office:value="7.542057" calcext:value-type="float">
            <text:p>7.542057</text:p>
          </table:table-cell>
          <table:table-cell office:value-type="float" office:value="8.045937" calcext:value-type="float">
            <text:p>8.045937</text:p>
          </table:table-cell>
          <table:table-cell office:value-type="float" office:value="0" calcext:value-type="float">
            <text:p>0</text:p>
          </table:table-cell>
          <table:table-cell office:value-type="float" office:value="6.439604" calcext:value-type="float">
            <text:p>6.439604</text:p>
          </table:table-cell>
          <table:table-cell office:value-type="float" office:value="0" calcext:value-type="float">
            <text:p>0</text:p>
          </table:table-cell>
          <table:table-cell office:value-type="float" office:value="1.780408" calcext:value-type="float">
            <text:p>1.780408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7122002" calcext:value-type="float">
            <text:p>7122002</text:p>
          </table:table-cell>
          <table:table-cell office:value-type="float" office:value="4.071015" calcext:value-type="float">
            <text:p>4.071015</text:p>
          </table:table-cell>
          <table:table-cell office:value-type="float" office:value="136.1051" calcext:value-type="float">
            <text:p>136.1051</text:p>
          </table:table-cell>
          <table:table-cell office:value-type="float" office:value="0" calcext:value-type="float">
            <text:p>0</text:p>
          </table:table-cell>
          <table:table-cell office:value-type="float" office:value="-1.724759" calcext:value-type="float">
            <text:p>-1.724759</text:p>
          </table:table-cell>
          <table:table-cell office:value-type="float" office:value="24.59605" calcext:value-type="float">
            <text:p>24.59605</text:p>
          </table:table-cell>
          <table:table-cell office:value-type="float" office:value="0.02564156" calcext:value-type="float">
            <text:p>0.02564156</text:p>
          </table:table-cell>
          <table:table-cell office:value-type="float" office:value="0.00001019153" calcext:value-type="float">
            <text:p>1.019153E-05</text:p>
          </table:table-cell>
          <table:table-cell office:value-type="float" office:value="0.02209847" calcext:value-type="float">
            <text:p>0.02209847</text:p>
          </table:table-cell>
          <table:table-cell office:value-type="float" office:value="-0.005065626" calcext:value-type="float">
            <text:p>-0.005065626</text:p>
          </table:table-cell>
          <table:table-cell office:value-type="float" office:value="1176.282" calcext:value-type="float">
            <text:p>1176.282</text:p>
          </table:table-cell>
          <table:table-cell office:value-type="float" office:value="1.449265" calcext:value-type="float">
            <text:p>1.449265</text:p>
          </table:table-cell>
          <table:table-cell office:value-type="float" office:value="0" calcext:value-type="float">
            <text:p>0</text:p>
          </table:table-cell>
          <table:table-cell office:value-type="float" office:value="0.2614925" calcext:value-type="float">
            <text:p>0.2614925</text:p>
          </table:table-cell>
          <table:table-cell office:value-type="float" office:value="0.1616404" calcext:value-type="float">
            <text:p>0.1616404</text:p>
          </table:table-cell>
          <table:table-cell office:value-type="float" office:value="0.1113351" calcext:value-type="float">
            <text:p>0.1113351</text:p>
          </table:table-cell>
          <table:table-cell office:value-type="float" office:value="0.0415215" calcext:value-type="float">
            <text:p>0.0415215</text:p>
          </table:table-cell>
          <table:table-cell office:value-type="float" office:value="0.03700213" calcext:value-type="float">
            <text:p>0.03700213</text:p>
          </table:table-cell>
          <table:table-cell office:value-type="float" office:value="0.01918461" calcext:value-type="float">
            <text:p>0.01918461</text:p>
          </table:table-cell>
          <table:table-cell office:value-type="float" office:value="0.02721357" calcext:value-type="float">
            <text:p>0.02721357</text:p>
          </table:table-cell>
          <table:table-cell office:value-type="float" office:value="0.06448077" calcext:value-type="float">
            <text:p>0.06448077</text:p>
          </table:table-cell>
          <table:table-cell office:value-type="float" office:value="0.1194832" calcext:value-type="float">
            <text:p>0.1194832</text:p>
          </table:table-cell>
          <table:table-cell office:value-type="float" office:value="0.1217313" calcext:value-type="float">
            <text:p>0.1217313</text:p>
          </table:table-cell>
          <table:table-cell office:value-type="float" office:value="0.1229258" calcext:value-type="float">
            <text:p>0.1229258</text:p>
          </table:table-cell>
          <table:table-cell office:value-type="float" office:value="0.1289319" calcext:value-type="float">
            <text:p>0.1289319</text:p>
          </table:table-cell>
          <table:table-cell office:value-type="float" office:value="0.1396644" calcext:value-type="float">
            <text:p>0.1396644</text:p>
          </table:table-cell>
          <table:table-cell office:value-type="float" office:value="0.1450431" calcext:value-type="float">
            <text:p>0.1450431</text:p>
          </table:table-cell>
          <table:table-cell office:value-type="float" office:value="0" calcext:value-type="float">
            <text:p>0</text:p>
          </table:table-cell>
          <table:table-cell office:value-type="float" office:value="19.6318" calcext:value-type="float">
            <text:p>19.6318</text:p>
          </table:table-cell>
          <table:table-cell office:value-type="float" office:value="15.57112" calcext:value-type="float">
            <text:p>15.57112</text:p>
          </table:table-cell>
          <table:table-cell office:value-type="float" office:value="13.10616" calcext:value-type="float">
            <text:p>13.10616</text:p>
          </table:table-cell>
          <table:table-cell office:value-type="float" office:value="5.073854" calcext:value-type="float">
            <text:p>5.073854</text:p>
          </table:table-cell>
          <table:table-cell office:value-type="float" office:value="4.027231" calcext:value-type="float">
            <text:p>4.027231</text:p>
          </table:table-cell>
          <table:table-cell office:value-type="float" office:value="1.759367" calcext:value-type="float">
            <text:p>1.759367</text:p>
          </table:table-cell>
          <table:table-cell office:value-type="float" office:value="1.54478" calcext:value-type="float">
            <text:p>1.54478</text:p>
          </table:table-cell>
          <table:table-cell office:value-type="float" office:value="3.473976" calcext:value-type="float">
            <text:p>3.473976</text:p>
          </table:table-cell>
          <table:table-cell office:value-type="float" office:value="5.54197" calcext:value-type="float">
            <text:p>5.54197</text:p>
          </table:table-cell>
          <table:table-cell office:value-type="float" office:value="5.810799" calcext:value-type="float">
            <text:p>5.810799</text:p>
          </table:table-cell>
          <table:table-cell office:value-type="float" office:value="5.966349" calcext:value-type="float">
            <text:p>5.966349</text:p>
          </table:table-cell>
          <table:table-cell office:value-type="float" office:value="6.533214" calcext:value-type="float">
            <text:p>6.533214</text:p>
          </table:table-cell>
          <table:table-cell office:value-type="float" office:value="7.548881" calcext:value-type="float">
            <text:p>7.548881</text:p>
          </table:table-cell>
          <table:table-cell office:value-type="float" office:value="8.055769" calcext:value-type="float">
            <text:p>8.055769</text:p>
          </table:table-cell>
          <table:table-cell office:value-type="float" office:value="0" calcext:value-type="float">
            <text:p>0</text:p>
          </table:table-cell>
          <table:table-cell office:value-type="float" office:value="6.207245" calcext:value-type="float">
            <text:p>6.207245</text:p>
          </table:table-cell>
          <table:table-cell office:value-type="float" office:value="0" calcext:value-type="float">
            <text:p>0</text:p>
          </table:table-cell>
          <table:table-cell office:value-type="float" office:value="1.780408" calcext:value-type="float">
            <text:p>1.780408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8122002" calcext:value-type="float">
            <text:p>8122002</text:p>
          </table:table-cell>
          <table:table-cell office:value-type="float" office:value="4.068374" calcext:value-type="float">
            <text:p>4.068374</text:p>
          </table:table-cell>
          <table:table-cell office:value-type="float" office:value="136.1048" calcext:value-type="float">
            <text:p>136.1048</text:p>
          </table:table-cell>
          <table:table-cell office:value-type="float" office:value="0" calcext:value-type="float">
            <text:p>0</text:p>
          </table:table-cell>
          <table:table-cell office:value-type="float" office:value="-1.724759" calcext:value-type="float">
            <text:p>-1.724759</text:p>
          </table:table-cell>
          <table:table-cell office:value-type="float" office:value="24.62138" calcext:value-type="float">
            <text:p>24.62138</text:p>
          </table:table-cell>
          <table:table-cell office:value-type="float" office:value="0.02564156" calcext:value-type="float">
            <text:p>0.02564156</text:p>
          </table:table-cell>
          <table:table-cell office:value-type="float" office:value="0.00001019153" calcext:value-type="float">
            <text:p>1.019153E-05</text:p>
          </table:table-cell>
          <table:table-cell office:value-type="float" office:value="0.02209847" calcext:value-type="float">
            <text:p>0.02209847</text:p>
          </table:table-cell>
          <table:table-cell office:value-type="float" office:value="-0.005065626" calcext:value-type="float">
            <text:p>-0.005065626</text:p>
          </table:table-cell>
          <table:table-cell office:value-type="float" office:value="1176.26" calcext:value-type="float">
            <text:p>1176.26</text:p>
          </table:table-cell>
          <table:table-cell office:value-type="float" office:value="1.449264" calcext:value-type="float">
            <text:p>1.449264</text:p>
          </table:table-cell>
          <table:table-cell office:value-type="float" office:value="0" calcext:value-type="float">
            <text:p>0</text:p>
          </table:table-cell>
          <table:table-cell office:value-type="float" office:value="0.238353" calcext:value-type="float">
            <text:p>0.238353</text:p>
          </table:table-cell>
          <table:table-cell office:value-type="float" office:value="0.1624507" calcext:value-type="float">
            <text:p>0.1624507</text:p>
          </table:table-cell>
          <table:table-cell office:value-type="float" office:value="0.1167581" calcext:value-type="float">
            <text:p>0.1167581</text:p>
          </table:table-cell>
          <table:table-cell office:value-type="float" office:value="0.04152727" calcext:value-type="float">
            <text:p>0.04152727</text:p>
          </table:table-cell>
          <table:table-cell office:value-type="float" office:value="0.0370089" calcext:value-type="float">
            <text:p>0.0370089</text:p>
          </table:table-cell>
          <table:table-cell office:value-type="float" office:value="0.01918705" calcext:value-type="float">
            <text:p>0.01918705</text:p>
          </table:table-cell>
          <table:table-cell office:value-type="float" office:value="0.02719498" calcext:value-type="float">
            <text:p>0.02719498</text:p>
          </table:table-cell>
          <table:table-cell office:value-type="float" office:value="0.06447915" calcext:value-type="float">
            <text:p>0.06447915</text:p>
          </table:table-cell>
          <table:table-cell office:value-type="float" office:value="0.1195076" calcext:value-type="float">
            <text:p>0.1195076</text:p>
          </table:table-cell>
          <table:table-cell office:value-type="float" office:value="0.1217937" calcext:value-type="float">
            <text:p>0.1217937</text:p>
          </table:table-cell>
          <table:table-cell office:value-type="float" office:value="0.1230064" calcext:value-type="float">
            <text:p>0.1230064</text:p>
          </table:table-cell>
          <table:table-cell office:value-type="float" office:value="0.1290102" calcext:value-type="float">
            <text:p>0.1290102</text:p>
          </table:table-cell>
          <table:table-cell office:value-type="float" office:value="0.1397362" calcext:value-type="float">
            <text:p>0.1397362</text:p>
          </table:table-cell>
          <table:table-cell office:value-type="float" office:value="0.1451196" calcext:value-type="float">
            <text:p>0.1451196</text:p>
          </table:table-cell>
          <table:table-cell office:value-type="float" office:value="0" calcext:value-type="float">
            <text:p>0</text:p>
          </table:table-cell>
          <table:table-cell office:value-type="float" office:value="19.65016" calcext:value-type="float">
            <text:p>19.65016</text:p>
          </table:table-cell>
          <table:table-cell office:value-type="float" office:value="15.5725" calcext:value-type="float">
            <text:p>15.5725</text:p>
          </table:table-cell>
          <table:table-cell office:value-type="float" office:value="13.10637" calcext:value-type="float">
            <text:p>13.10637</text:p>
          </table:table-cell>
          <table:table-cell office:value-type="float" office:value="5.073279" calcext:value-type="float">
            <text:p>5.073279</text:p>
          </table:table-cell>
          <table:table-cell office:value-type="float" office:value="4.028085" calcext:value-type="float">
            <text:p>4.028085</text:p>
          </table:table-cell>
          <table:table-cell office:value-type="float" office:value="1.760034" calcext:value-type="float">
            <text:p>1.760034</text:p>
          </table:table-cell>
          <table:table-cell office:value-type="float" office:value="1.546537" calcext:value-type="float">
            <text:p>1.546537</text:p>
          </table:table-cell>
          <table:table-cell office:value-type="float" office:value="3.478504" calcext:value-type="float">
            <text:p>3.478504</text:p>
          </table:table-cell>
          <table:table-cell office:value-type="float" office:value="5.548826" calcext:value-type="float">
            <text:p>5.548826</text:p>
          </table:table-cell>
          <table:table-cell office:value-type="float" office:value="5.818341" calcext:value-type="float">
            <text:p>5.818341</text:p>
          </table:table-cell>
          <table:table-cell office:value-type="float" office:value="5.974409" calcext:value-type="float">
            <text:p>5.974409</text:p>
          </table:table-cell>
          <table:table-cell office:value-type="float" office:value="6.540812" calcext:value-type="float">
            <text:p>6.540812</text:p>
          </table:table-cell>
          <table:table-cell office:value-type="float" office:value="7.555703" calcext:value-type="float">
            <text:p>7.555703</text:p>
          </table:table-cell>
          <table:table-cell office:value-type="float" office:value="8.062417" calcext:value-type="float">
            <text:p>8.062417</text:p>
          </table:table-cell>
          <table:table-cell office:value-type="float" office:value="0" calcext:value-type="float">
            <text:p>0</text:p>
          </table:table-cell>
          <table:table-cell office:value-type="float" office:value="4.680414" calcext:value-type="float">
            <text:p>4.680414</text:p>
          </table:table-cell>
          <table:table-cell office:value-type="float" office:value="0" calcext:value-type="float">
            <text:p>0</text:p>
          </table:table-cell>
          <table:table-cell office:value-type="float" office:value="1.780408" calcext:value-type="float">
            <text:p>1.780408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9122002" calcext:value-type="float">
            <text:p>9122002</text:p>
          </table:table-cell>
          <table:table-cell office:value-type="float" office:value="4.065592" calcext:value-type="float">
            <text:p>4.065592</text:p>
          </table:table-cell>
          <table:table-cell office:value-type="float" office:value="136.1046" calcext:value-type="float">
            <text:p>136.1046</text:p>
          </table:table-cell>
          <table:table-cell office:value-type="float" office:value="0" calcext:value-type="float">
            <text:p>0</text:p>
          </table:table-cell>
          <table:table-cell office:value-type="float" office:value="-1.724759" calcext:value-type="float">
            <text:p>-1.724759</text:p>
          </table:table-cell>
          <table:table-cell office:value-type="float" office:value="24.64661" calcext:value-type="float">
            <text:p>24.64661</text:p>
          </table:table-cell>
          <table:table-cell office:value-type="float" office:value="0.02564156" calcext:value-type="float">
            <text:p>0.02564156</text:p>
          </table:table-cell>
          <table:table-cell office:value-type="float" office:value="0.00001019153" calcext:value-type="float">
            <text:p>1.019153E-05</text:p>
          </table:table-cell>
          <table:table-cell office:value-type="float" office:value="0.02209847" calcext:value-type="float">
            <text:p>0.02209847</text:p>
          </table:table-cell>
          <table:table-cell office:value-type="float" office:value="-0.005065626" calcext:value-type="float">
            <text:p>-0.005065626</text:p>
          </table:table-cell>
          <table:table-cell office:value-type="float" office:value="1176.238" calcext:value-type="float">
            <text:p>1176.238</text:p>
          </table:table-cell>
          <table:table-cell office:value-type="float" office:value="1.448757" calcext:value-type="float">
            <text:p>1.448757</text:p>
          </table:table-cell>
          <table:table-cell office:value-type="float" office:value="0" calcext:value-type="float">
            <text:p>0</text:p>
          </table:table-cell>
          <table:table-cell office:value-type="float" office:value="0.2427579" calcext:value-type="float">
            <text:p>0.2427579</text:p>
          </table:table-cell>
          <table:table-cell office:value-type="float" office:value="0.1519299" calcext:value-type="float">
            <text:p>0.1519299</text:p>
          </table:table-cell>
          <table:table-cell office:value-type="float" office:value="0.116969" calcext:value-type="float">
            <text:p>0.116969</text:p>
          </table:table-cell>
          <table:table-cell office:value-type="float" office:value="0.04145935" calcext:value-type="float">
            <text:p>0.04145935</text:p>
          </table:table-cell>
          <table:table-cell office:value-type="float" office:value="0.03688101" calcext:value-type="float">
            <text:p>0.03688101</text:p>
          </table:table-cell>
          <table:table-cell office:value-type="float" office:value="0.01915678" calcext:value-type="float">
            <text:p>0.01915678</text:p>
          </table:table-cell>
          <table:table-cell office:value-type="float" office:value="0.02715496" calcext:value-type="float">
            <text:p>0.02715496</text:p>
          </table:table-cell>
          <table:table-cell office:value-type="float" office:value="0.06448352" calcext:value-type="float">
            <text:p>0.06448352</text:p>
          </table:table-cell>
          <table:table-cell office:value-type="float" office:value="0.1195399" calcext:value-type="float">
            <text:p>0.1195399</text:p>
          </table:table-cell>
          <table:table-cell office:value-type="float" office:value="0.1218565" calcext:value-type="float">
            <text:p>0.1218565</text:p>
          </table:table-cell>
          <table:table-cell office:value-type="float" office:value="0.1230866" calcext:value-type="float">
            <text:p>0.1230866</text:p>
          </table:table-cell>
          <table:table-cell office:value-type="float" office:value="0.1290894" calcext:value-type="float">
            <text:p>0.1290894</text:p>
          </table:table-cell>
          <table:table-cell office:value-type="float" office:value="0.1398081" calcext:value-type="float">
            <text:p>0.1398081</text:p>
          </table:table-cell>
          <table:table-cell office:value-type="float" office:value="0.1451963" calcext:value-type="float">
            <text:p>0.1451963</text:p>
          </table:table-cell>
          <table:table-cell office:value-type="float" office:value="0" calcext:value-type="float">
            <text:p>0</text:p>
          </table:table-cell>
          <table:table-cell office:value-type="float" office:value="19.66492" calcext:value-type="float">
            <text:p>19.66492</text:p>
          </table:table-cell>
          <table:table-cell office:value-type="float" office:value="15.57256" calcext:value-type="float">
            <text:p>15.57256</text:p>
          </table:table-cell>
          <table:table-cell office:value-type="float" office:value="13.10777" calcext:value-type="float">
            <text:p>13.10777</text:p>
          </table:table-cell>
          <table:table-cell office:value-type="float" office:value="5.072677" calcext:value-type="float">
            <text:p>5.072677</text:p>
          </table:table-cell>
          <table:table-cell office:value-type="float" office:value="4.028898" calcext:value-type="float">
            <text:p>4.028898</text:p>
          </table:table-cell>
          <table:table-cell office:value-type="float" office:value="1.760695" calcext:value-type="float">
            <text:p>1.760695</text:p>
          </table:table-cell>
          <table:table-cell office:value-type="float" office:value="1.548284" calcext:value-type="float">
            <text:p>1.548284</text:p>
          </table:table-cell>
          <table:table-cell office:value-type="float" office:value="3.48301" calcext:value-type="float">
            <text:p>3.48301</text:p>
          </table:table-cell>
          <table:table-cell office:value-type="float" office:value="5.555683" calcext:value-type="float">
            <text:p>5.555683</text:p>
          </table:table-cell>
          <table:table-cell office:value-type="float" office:value="5.825859" calcext:value-type="float">
            <text:p>5.825859</text:p>
          </table:table-cell>
          <table:table-cell office:value-type="float" office:value="5.982441" calcext:value-type="float">
            <text:p>5.982441</text:p>
          </table:table-cell>
          <table:table-cell office:value-type="float" office:value="6.548406" calcext:value-type="float">
            <text:p>6.548406</text:p>
          </table:table-cell>
          <table:table-cell office:value-type="float" office:value="7.56249" calcext:value-type="float">
            <text:p>7.56249</text:p>
          </table:table-cell>
          <table:table-cell office:value-type="float" office:value="8.070518" calcext:value-type="float">
            <text:p>8.070518</text:p>
          </table:table-cell>
          <table:table-cell office:value-type="float" office:value="0" calcext:value-type="float">
            <text:p>0</text:p>
          </table:table-cell>
          <table:table-cell office:value-type="float" office:value="4.421881" calcext:value-type="float">
            <text:p>4.421881</text:p>
          </table:table-cell>
          <table:table-cell office:value-type="float" office:value="0" calcext:value-type="float">
            <text:p>0</text:p>
          </table:table-cell>
          <table:table-cell office:value-type="float" office:value="1.780408" calcext:value-type="float">
            <text:p>1.780408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0122002" calcext:value-type="float">
            <text:p>10122002</text:p>
          </table:table-cell>
          <table:table-cell office:value-type="float" office:value="4.062796" calcext:value-type="float">
            <text:p>4.062796</text:p>
          </table:table-cell>
          <table:table-cell office:value-type="float" office:value="136.1046" calcext:value-type="float">
            <text:p>136.1046</text:p>
          </table:table-cell>
          <table:table-cell office:value-type="float" office:value="0" calcext:value-type="float">
            <text:p>0</text:p>
          </table:table-cell>
          <table:table-cell office:value-type="float" office:value="-1.724759" calcext:value-type="float">
            <text:p>-1.724759</text:p>
          </table:table-cell>
          <table:table-cell office:value-type="float" office:value="24.67178" calcext:value-type="float">
            <text:p>24.67178</text:p>
          </table:table-cell>
          <table:table-cell office:value-type="float" office:value="0.02564156" calcext:value-type="float">
            <text:p>0.02564156</text:p>
          </table:table-cell>
          <table:table-cell office:value-type="float" office:value="0.00001019153" calcext:value-type="float">
            <text:p>1.019153E-05</text:p>
          </table:table-cell>
          <table:table-cell office:value-type="float" office:value="0.02209847" calcext:value-type="float">
            <text:p>0.02209847</text:p>
          </table:table-cell>
          <table:table-cell office:value-type="float" office:value="-0.005145023" calcext:value-type="float">
            <text:p>-0.005145023</text:p>
          </table:table-cell>
          <table:table-cell office:value-type="float" office:value="1176.216" calcext:value-type="float">
            <text:p>1176.216</text:p>
          </table:table-cell>
          <table:table-cell office:value-type="float" office:value="1.448864" calcext:value-type="float">
            <text:p>1.448864</text:p>
          </table:table-cell>
          <table:table-cell office:value-type="float" office:value="0" calcext:value-type="float">
            <text:p>0</text:p>
          </table:table-cell>
          <table:table-cell office:value-type="float" office:value="0.2197913" calcext:value-type="float">
            <text:p>0.2197913</text:p>
          </table:table-cell>
          <table:table-cell office:value-type="float" office:value="0.1482691" calcext:value-type="float">
            <text:p>0.1482691</text:p>
          </table:table-cell>
          <table:table-cell office:value-type="float" office:value="0.1178839" calcext:value-type="float">
            <text:p>0.1178839</text:p>
          </table:table-cell>
          <table:table-cell office:value-type="float" office:value="0.04144031" calcext:value-type="float">
            <text:p>0.04144031</text:p>
          </table:table-cell>
          <table:table-cell office:value-type="float" office:value="0.03683709" calcext:value-type="float">
            <text:p>0.03683709</text:p>
          </table:table-cell>
          <table:table-cell office:value-type="float" office:value="0.01914383" calcext:value-type="float">
            <text:p>0.01914383</text:p>
          </table:table-cell>
          <table:table-cell office:value-type="float" office:value="0.02713019" calcext:value-type="float">
            <text:p>0.02713019</text:p>
          </table:table-cell>
          <table:table-cell office:value-type="float" office:value="0.06449282" calcext:value-type="float">
            <text:p>0.06449282</text:p>
          </table:table-cell>
          <table:table-cell office:value-type="float" office:value="0.1195775" calcext:value-type="float">
            <text:p>0.1195775</text:p>
          </table:table-cell>
          <table:table-cell office:value-type="float" office:value="0.1219201" calcext:value-type="float">
            <text:p>0.1219201</text:p>
          </table:table-cell>
          <table:table-cell office:value-type="float" office:value="0.1231669" calcext:value-type="float">
            <text:p>0.1231669</text:p>
          </table:table-cell>
          <table:table-cell office:value-type="float" office:value="0.1291723" calcext:value-type="float">
            <text:p>0.1291723</text:p>
          </table:table-cell>
          <table:table-cell office:value-type="float" office:value="0.1399078" calcext:value-type="float">
            <text:p>0.1399078</text:p>
          </table:table-cell>
          <table:table-cell office:value-type="float" office:value="0.1452677" calcext:value-type="float">
            <text:p>0.1452677</text:p>
          </table:table-cell>
          <table:table-cell office:value-type="float" office:value="0" calcext:value-type="float">
            <text:p>0</text:p>
          </table:table-cell>
          <table:table-cell office:value-type="float" office:value="19.67824" calcext:value-type="float">
            <text:p>19.67824</text:p>
          </table:table-cell>
          <table:table-cell office:value-type="float" office:value="15.57229" calcext:value-type="float">
            <text:p>15.57229</text:p>
          </table:table-cell>
          <table:table-cell office:value-type="float" office:value="13.10902" calcext:value-type="float">
            <text:p>13.10902</text:p>
          </table:table-cell>
          <table:table-cell office:value-type="float" office:value="5.072074" calcext:value-type="float">
            <text:p>5.072074</text:p>
          </table:table-cell>
          <table:table-cell office:value-type="float" office:value="4.029689" calcext:value-type="float">
            <text:p>4.029689</text:p>
          </table:table-cell>
          <table:table-cell office:value-type="float" office:value="1.761349" calcext:value-type="float">
            <text:p>1.761349</text:p>
          </table:table-cell>
          <table:table-cell office:value-type="float" office:value="1.55002" calcext:value-type="float">
            <text:p>1.55002</text:p>
          </table:table-cell>
          <table:table-cell office:value-type="float" office:value="3.487507" calcext:value-type="float">
            <text:p>3.487507</text:p>
          </table:table-cell>
          <table:table-cell office:value-type="float" office:value="5.562539" calcext:value-type="float">
            <text:p>5.562539</text:p>
          </table:table-cell>
          <table:table-cell office:value-type="float" office:value="5.833377" calcext:value-type="float">
            <text:p>5.833377</text:p>
          </table:table-cell>
          <table:table-cell office:value-type="float" office:value="5.990473" calcext:value-type="float">
            <text:p>5.990473</text:p>
          </table:table-cell>
          <table:table-cell office:value-type="float" office:value="6.556005" calcext:value-type="float">
            <text:p>6.556005</text:p>
          </table:table-cell>
          <table:table-cell office:value-type="float" office:value="7.569286" calcext:value-type="float">
            <text:p>7.569286</text:p>
          </table:table-cell>
          <table:table-cell office:value-type="float" office:value="8.078182" calcext:value-type="float">
            <text:p>8.078182</text:p>
          </table:table-cell>
          <table:table-cell office:value-type="float" office:value="0" calcext:value-type="float">
            <text:p>0</text:p>
          </table:table-cell>
          <table:table-cell office:value-type="float" office:value="4.523956" calcext:value-type="float">
            <text:p>4.523956</text:p>
          </table:table-cell>
          <table:table-cell office:value-type="float" office:value="0" calcext:value-type="float">
            <text:p>0</text:p>
          </table:table-cell>
          <table:table-cell office:value-type="float" office:value="1.780408" calcext:value-type="float">
            <text:p>1.780408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1122002" calcext:value-type="float">
            <text:p>11122002</text:p>
          </table:table-cell>
          <table:table-cell office:value-type="float" office:value="4.059672" calcext:value-type="float">
            <text:p>4.059672</text:p>
          </table:table-cell>
          <table:table-cell office:value-type="float" office:value="136.1045" calcext:value-type="float">
            <text:p>136.1045</text:p>
          </table:table-cell>
          <table:table-cell office:value-type="float" office:value="0" calcext:value-type="float">
            <text:p>0</text:p>
          </table:table-cell>
          <table:table-cell office:value-type="float" office:value="-1.724759" calcext:value-type="float">
            <text:p>-1.724759</text:p>
          </table:table-cell>
          <table:table-cell office:value-type="float" office:value="24.69699" calcext:value-type="float">
            <text:p>24.69699</text:p>
          </table:table-cell>
          <table:table-cell office:value-type="float" office:value="0.02564156" calcext:value-type="float">
            <text:p>0.02564156</text:p>
          </table:table-cell>
          <table:table-cell office:value-type="float" office:value="0.00001019153" calcext:value-type="float">
            <text:p>1.019153E-05</text:p>
          </table:table-cell>
          <table:table-cell office:value-type="float" office:value="0.02209847" calcext:value-type="float">
            <text:p>0.02209847</text:p>
          </table:table-cell>
          <table:table-cell office:value-type="float" office:value="-0.005218091" calcext:value-type="float">
            <text:p>-0.005218091</text:p>
          </table:table-cell>
          <table:table-cell office:value-type="float" office:value="1176.194" calcext:value-type="float">
            <text:p>1176.194</text:p>
          </table:table-cell>
          <table:table-cell office:value-type="float" office:value="1.449144" calcext:value-type="float">
            <text:p>1.449144</text:p>
          </table:table-cell>
          <table:table-cell office:value-type="float" office:value="0" calcext:value-type="float">
            <text:p>0</text:p>
          </table:table-cell>
          <table:table-cell office:value-type="float" office:value="0.2403474" calcext:value-type="float">
            <text:p>0.2403474</text:p>
          </table:table-cell>
          <table:table-cell office:value-type="float" office:value="0.1535532" calcext:value-type="float">
            <text:p>0.1535532</text:p>
          </table:table-cell>
          <table:table-cell office:value-type="float" office:value="0.1233232" calcext:value-type="float">
            <text:p>0.1233232</text:p>
          </table:table-cell>
          <table:table-cell office:value-type="float" office:value="0.04192546" calcext:value-type="float">
            <text:p>0.04192546</text:p>
          </table:table-cell>
          <table:table-cell office:value-type="float" office:value="0.03722173" calcext:value-type="float">
            <text:p>0.03722173</text:p>
          </table:table-cell>
          <table:table-cell office:value-type="float" office:value="0.01918379" calcext:value-type="float">
            <text:p>0.01918379</text:p>
          </table:table-cell>
          <table:table-cell office:value-type="float" office:value="0.0271381" calcext:value-type="float">
            <text:p>0.0271381</text:p>
          </table:table-cell>
          <table:table-cell office:value-type="float" office:value="0.06450856" calcext:value-type="float">
            <text:p>0.06450856</text:p>
          </table:table-cell>
          <table:table-cell office:value-type="float" office:value="0.1196192" calcext:value-type="float">
            <text:p>0.1196192</text:p>
          </table:table-cell>
          <table:table-cell office:value-type="float" office:value="0.1219848" calcext:value-type="float">
            <text:p>0.1219848</text:p>
          </table:table-cell>
          <table:table-cell office:value-type="float" office:value="0.1232474" calcext:value-type="float">
            <text:p>0.1232474</text:p>
          </table:table-cell>
          <table:table-cell office:value-type="float" office:value="0.1292529" calcext:value-type="float">
            <text:p>0.1292529</text:p>
          </table:table-cell>
          <table:table-cell office:value-type="float" office:value="0.1399604" calcext:value-type="float">
            <text:p>0.1399604</text:p>
          </table:table-cell>
          <table:table-cell office:value-type="float" office:value="0.1453457" calcext:value-type="float">
            <text:p>0.1453457</text:p>
          </table:table-cell>
          <table:table-cell office:value-type="float" office:value="0" calcext:value-type="float">
            <text:p>0</text:p>
          </table:table-cell>
          <table:table-cell office:value-type="float" office:value="19.69206" calcext:value-type="float">
            <text:p>19.69206</text:p>
          </table:table-cell>
          <table:table-cell office:value-type="float" office:value="15.57177" calcext:value-type="float">
            <text:p>15.57177</text:p>
          </table:table-cell>
          <table:table-cell office:value-type="float" office:value="13.11085" calcext:value-type="float">
            <text:p>13.11085</text:p>
          </table:table-cell>
          <table:table-cell office:value-type="float" office:value="5.071508" calcext:value-type="float">
            <text:p>5.071508</text:p>
          </table:table-cell>
          <table:table-cell office:value-type="float" office:value="4.030503" calcext:value-type="float">
            <text:p>4.030503</text:p>
          </table:table-cell>
          <table:table-cell office:value-type="float" office:value="1.762004" calcext:value-type="float">
            <text:p>1.762004</text:p>
          </table:table-cell>
          <table:table-cell office:value-type="float" office:value="1.551748" calcext:value-type="float">
            <text:p>1.551748</text:p>
          </table:table-cell>
          <table:table-cell office:value-type="float" office:value="3.492002" calcext:value-type="float">
            <text:p>3.492002</text:p>
          </table:table-cell>
          <table:table-cell office:value-type="float" office:value="5.569395" calcext:value-type="float">
            <text:p>5.569395</text:p>
          </table:table-cell>
          <table:table-cell office:value-type="float" office:value="5.840896" calcext:value-type="float">
            <text:p>5.840896</text:p>
          </table:table-cell>
          <table:table-cell office:value-type="float" office:value="5.998505" calcext:value-type="float">
            <text:p>5.998505</text:p>
          </table:table-cell>
          <table:table-cell office:value-type="float" office:value="6.563586" calcext:value-type="float">
            <text:p>6.563586</text:p>
          </table:table-cell>
          <table:table-cell office:value-type="float" office:value="7.576108" calcext:value-type="float">
            <text:p>7.576108</text:p>
          </table:table-cell>
          <table:table-cell office:value-type="float" office:value="8.084991" calcext:value-type="float">
            <text:p>8.084991</text:p>
          </table:table-cell>
          <table:table-cell office:value-type="float" office:value="0" calcext:value-type="float">
            <text:p>0</text:p>
          </table:table-cell>
          <table:table-cell office:value-type="float" office:value="4.821383" calcext:value-type="float">
            <text:p>4.821383</text:p>
          </table:table-cell>
          <table:table-cell office:value-type="float" office:value="0" calcext:value-type="float">
            <text:p>0</text:p>
          </table:table-cell>
          <table:table-cell office:value-type="float" office:value="1.780408" calcext:value-type="float">
            <text:p>1.780408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2122002" calcext:value-type="float">
            <text:p>12122002</text:p>
          </table:table-cell>
          <table:table-cell office:value-type="float" office:value="4.055208" calcext:value-type="float">
            <text:p>4.055208</text:p>
          </table:table-cell>
          <table:table-cell office:value-type="float" office:value="136.1046" calcext:value-type="float">
            <text:p>136.1046</text:p>
          </table:table-cell>
          <table:table-cell office:value-type="float" office:value="0" calcext:value-type="float">
            <text:p>0</text:p>
          </table:table-cell>
          <table:table-cell office:value-type="float" office:value="-1.724759" calcext:value-type="float">
            <text:p>-1.724759</text:p>
          </table:table-cell>
          <table:table-cell office:value-type="float" office:value="24.72244" calcext:value-type="float">
            <text:p>24.72244</text:p>
          </table:table-cell>
          <table:table-cell office:value-type="float" office:value="0.02564156" calcext:value-type="float">
            <text:p>0.02564156</text:p>
          </table:table-cell>
          <table:table-cell office:value-type="float" office:value="0.00001019153" calcext:value-type="float">
            <text:p>1.019153E-05</text:p>
          </table:table-cell>
          <table:table-cell office:value-type="float" office:value="0.02209847" calcext:value-type="float">
            <text:p>0.02209847</text:p>
          </table:table-cell>
          <table:table-cell office:value-type="float" office:value="-0.005218091" calcext:value-type="float">
            <text:p>-0.005218091</text:p>
          </table:table-cell>
          <table:table-cell office:value-type="float" office:value="1176.172" calcext:value-type="float">
            <text:p>1176.172</text:p>
          </table:table-cell>
          <table:table-cell office:value-type="float" office:value="1.450352" calcext:value-type="float">
            <text:p>1.450352</text:p>
          </table:table-cell>
          <table:table-cell office:value-type="float" office:value="0" calcext:value-type="float">
            <text:p>0</text:p>
          </table:table-cell>
          <table:table-cell office:value-type="float" office:value="0.288651" calcext:value-type="float">
            <text:p>0.288651</text:p>
          </table:table-cell>
          <table:table-cell office:value-type="float" office:value="0.1710218" calcext:value-type="float">
            <text:p>0.1710218</text:p>
          </table:table-cell>
          <table:table-cell office:value-type="float" office:value="0.1365859" calcext:value-type="float">
            <text:p>0.1365859</text:p>
          </table:table-cell>
          <table:table-cell office:value-type="float" office:value="0.04361974" calcext:value-type="float">
            <text:p>0.04361974</text:p>
          </table:table-cell>
          <table:table-cell office:value-type="float" office:value="0.03856441" calcext:value-type="float">
            <text:p>0.03856441</text:p>
          </table:table-cell>
          <table:table-cell office:value-type="float" office:value="0.01933252" calcext:value-type="float">
            <text:p>0.01933252</text:p>
          </table:table-cell>
          <table:table-cell office:value-type="float" office:value="0.02721402" calcext:value-type="float">
            <text:p>0.02721402</text:p>
          </table:table-cell>
          <table:table-cell office:value-type="float" office:value="0.06453812" calcext:value-type="float">
            <text:p>0.06453812</text:p>
          </table:table-cell>
          <table:table-cell office:value-type="float" office:value="0.1196661" calcext:value-type="float">
            <text:p>0.1196661</text:p>
          </table:table-cell>
          <table:table-cell office:value-type="float" office:value="0.1220504" calcext:value-type="float">
            <text:p>0.1220504</text:p>
          </table:table-cell>
          <table:table-cell office:value-type="float" office:value="0.123328" calcext:value-type="float">
            <text:p>0.123328</text:p>
          </table:table-cell>
          <table:table-cell office:value-type="float" office:value="0.1293327" calcext:value-type="float">
            <text:p>0.1293327</text:p>
          </table:table-cell>
          <table:table-cell office:value-type="float" office:value="0.1400271" calcext:value-type="float">
            <text:p>0.1400271</text:p>
          </table:table-cell>
          <table:table-cell office:value-type="float" office:value="0.1454214" calcext:value-type="float">
            <text:p>0.1454214</text:p>
          </table:table-cell>
          <table:table-cell office:value-type="float" office:value="0" calcext:value-type="float">
            <text:p>0</text:p>
          </table:table-cell>
          <table:table-cell office:value-type="float" office:value="19.71019" calcext:value-type="float">
            <text:p>19.71019</text:p>
          </table:table-cell>
          <table:table-cell office:value-type="float" office:value="15.5736" calcext:value-type="float">
            <text:p>15.5736</text:p>
          </table:table-cell>
          <table:table-cell office:value-type="float" office:value="13.11457" calcext:value-type="float">
            <text:p>13.11457</text:p>
          </table:table-cell>
          <table:table-cell office:value-type="float" office:value="5.071143" calcext:value-type="float">
            <text:p>5.071143</text:p>
          </table:table-cell>
          <table:table-cell office:value-type="float" office:value="4.031471" calcext:value-type="float">
            <text:p>4.031471</text:p>
          </table:table-cell>
          <table:table-cell office:value-type="float" office:value="1.762667" calcext:value-type="float">
            <text:p>1.762667</text:p>
          </table:table-cell>
          <table:table-cell office:value-type="float" office:value="1.553476" calcext:value-type="float">
            <text:p>1.553476</text:p>
          </table:table-cell>
          <table:table-cell office:value-type="float" office:value="3.496495" calcext:value-type="float">
            <text:p>3.496495</text:p>
          </table:table-cell>
          <table:table-cell office:value-type="float" office:value="5.576252" calcext:value-type="float">
            <text:p>5.576252</text:p>
          </table:table-cell>
          <table:table-cell office:value-type="float" office:value="5.848409" calcext:value-type="float">
            <text:p>5.848409</text:p>
          </table:table-cell>
          <table:table-cell office:value-type="float" office:value="6.006537" calcext:value-type="float">
            <text:p>6.006537</text:p>
          </table:table-cell>
          <table:table-cell office:value-type="float" office:value="6.571145" calcext:value-type="float">
            <text:p>6.571145</text:p>
          </table:table-cell>
          <table:table-cell office:value-type="float" office:value="7.582901" calcext:value-type="float">
            <text:p>7.582901</text:p>
          </table:table-cell>
          <table:table-cell office:value-type="float" office:value="8.092431" calcext:value-type="float">
            <text:p>8.092431</text:p>
          </table:table-cell>
          <table:table-cell office:value-type="float" office:value="0" calcext:value-type="float">
            <text:p>0</text:p>
          </table:table-cell>
          <table:table-cell office:value-type="float" office:value="7.834619" calcext:value-type="float">
            <text:p>7.834619</text:p>
          </table:table-cell>
          <table:table-cell office:value-type="float" office:value="0" calcext:value-type="float">
            <text:p>0</text:p>
          </table:table-cell>
          <table:table-cell office:value-type="float" office:value="1.780408" calcext:value-type="float">
            <text:p>1.780408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3122002" calcext:value-type="float">
            <text:p>13122002</text:p>
          </table:table-cell>
          <table:table-cell office:value-type="float" office:value="4.049951" calcext:value-type="float">
            <text:p>4.049951</text:p>
          </table:table-cell>
          <table:table-cell office:value-type="float" office:value="136.1047" calcext:value-type="float">
            <text:p>136.1047</text:p>
          </table:table-cell>
          <table:table-cell office:value-type="float" office:value="0" calcext:value-type="float">
            <text:p>0</text:p>
          </table:table-cell>
          <table:table-cell office:value-type="float" office:value="-1.724759" calcext:value-type="float">
            <text:p>-1.724759</text:p>
          </table:table-cell>
          <table:table-cell office:value-type="float" office:value="24.74833" calcext:value-type="float">
            <text:p>24.74833</text:p>
          </table:table-cell>
          <table:table-cell office:value-type="float" office:value="0.02564156" calcext:value-type="float">
            <text:p>0.02564156</text:p>
          </table:table-cell>
          <table:table-cell office:value-type="float" office:value="0.00001019153" calcext:value-type="float">
            <text:p>1.019153E-05</text:p>
          </table:table-cell>
          <table:table-cell office:value-type="float" office:value="0.02209847" calcext:value-type="float">
            <text:p>0.02209847</text:p>
          </table:table-cell>
          <table:table-cell office:value-type="float" office:value="-0.005218091" calcext:value-type="float">
            <text:p>-0.005218091</text:p>
          </table:table-cell>
          <table:table-cell office:value-type="float" office:value="1176.151" calcext:value-type="float">
            <text:p>1176.151</text:p>
          </table:table-cell>
          <table:table-cell office:value-type="float" office:value="1.45186" calcext:value-type="float">
            <text:p>1.45186</text:p>
          </table:table-cell>
          <table:table-cell office:value-type="float" office:value="0" calcext:value-type="float">
            <text:p>0</text:p>
          </table:table-cell>
          <table:table-cell office:value-type="float" office:value="0.341086" calcext:value-type="float">
            <text:p>0.341086</text:p>
          </table:table-cell>
          <table:table-cell office:value-type="float" office:value="0.1949388" calcext:value-type="float">
            <text:p>0.1949388</text:p>
          </table:table-cell>
          <table:table-cell office:value-type="float" office:value="0.1536497" calcext:value-type="float">
            <text:p>0.1536497</text:p>
          </table:table-cell>
          <table:table-cell office:value-type="float" office:value="0.04600547" calcext:value-type="float">
            <text:p>0.04600547</text:p>
          </table:table-cell>
          <table:table-cell office:value-type="float" office:value="0.04061276" calcext:value-type="float">
            <text:p>0.04061276</text:p>
          </table:table-cell>
          <table:table-cell office:value-type="float" office:value="0.01961151" calcext:value-type="float">
            <text:p>0.01961151</text:p>
          </table:table-cell>
          <table:table-cell office:value-type="float" office:value="0.02740663" calcext:value-type="float">
            <text:p>0.02740663</text:p>
          </table:table-cell>
          <table:table-cell office:value-type="float" office:value="0.06459792" calcext:value-type="float">
            <text:p>0.06459792</text:p>
          </table:table-cell>
          <table:table-cell office:value-type="float" office:value="0.119721" calcext:value-type="float">
            <text:p>0.119721</text:p>
          </table:table-cell>
          <table:table-cell office:value-type="float" office:value="0.1221171" calcext:value-type="float">
            <text:p>0.1221171</text:p>
          </table:table-cell>
          <table:table-cell office:value-type="float" office:value="0.1234087" calcext:value-type="float">
            <text:p>0.1234087</text:p>
          </table:table-cell>
          <table:table-cell office:value-type="float" office:value="0.1294122" calcext:value-type="float">
            <text:p>0.1294122</text:p>
          </table:table-cell>
          <table:table-cell office:value-type="float" office:value="0.1400992" calcext:value-type="float">
            <text:p>0.1400992</text:p>
          </table:table-cell>
          <table:table-cell office:value-type="float" office:value="0.1454977" calcext:value-type="float">
            <text:p>0.1454977</text:p>
          </table:table-cell>
          <table:table-cell office:value-type="float" office:value="0" calcext:value-type="float">
            <text:p>0</text:p>
          </table:table-cell>
          <table:table-cell office:value-type="float" office:value="19.73989" calcext:value-type="float">
            <text:p>19.73989</text:p>
          </table:table-cell>
          <table:table-cell office:value-type="float" office:value="15.57956" calcext:value-type="float">
            <text:p>15.57956</text:p>
          </table:table-cell>
          <table:table-cell office:value-type="float" office:value="13.12186" calcext:value-type="float">
            <text:p>13.12186</text:p>
          </table:table-cell>
          <table:table-cell office:value-type="float" office:value="5.071281" calcext:value-type="float">
            <text:p>5.071281</text:p>
          </table:table-cell>
          <table:table-cell office:value-type="float" office:value="4.032875" calcext:value-type="float">
            <text:p>4.032875</text:p>
          </table:table-cell>
          <table:table-cell office:value-type="float" office:value="1.763368" calcext:value-type="float">
            <text:p>1.763368</text:p>
          </table:table-cell>
          <table:table-cell office:value-type="float" office:value="1.555225" calcext:value-type="float">
            <text:p>1.555225</text:p>
          </table:table-cell>
          <table:table-cell office:value-type="float" office:value="3.500987" calcext:value-type="float">
            <text:p>3.500987</text:p>
          </table:table-cell>
          <table:table-cell office:value-type="float" office:value="5.583108" calcext:value-type="float">
            <text:p>5.583108</text:p>
          </table:table-cell>
          <table:table-cell office:value-type="float" office:value="5.855887" calcext:value-type="float">
            <text:p>5.855887</text:p>
          </table:table-cell>
          <table:table-cell office:value-type="float" office:value="6.01457" calcext:value-type="float">
            <text:p>6.01457</text:p>
          </table:table-cell>
          <table:table-cell office:value-type="float" office:value="6.578704" calcext:value-type="float">
            <text:p>6.578704</text:p>
          </table:table-cell>
          <table:table-cell office:value-type="float" office:value="7.589646" calcext:value-type="float">
            <text:p>7.589646</text:p>
          </table:table-cell>
          <table:table-cell office:value-type="float" office:value="8.099671" calcext:value-type="float">
            <text:p>8.099671</text:p>
          </table:table-cell>
          <table:table-cell office:value-type="float" office:value="0" calcext:value-type="float">
            <text:p>0</text:p>
          </table:table-cell>
          <table:table-cell office:value-type="float" office:value="9.349984" calcext:value-type="float">
            <text:p>9.349984</text:p>
          </table:table-cell>
          <table:table-cell office:value-type="float" office:value="0" calcext:value-type="float">
            <text:p>0</text:p>
          </table:table-cell>
          <table:table-cell office:value-type="float" office:value="1.780408" calcext:value-type="float">
            <text:p>1.780408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4122002" calcext:value-type="float">
            <text:p>14122002</text:p>
          </table:table-cell>
          <table:table-cell office:value-type="float" office:value="4.044874" calcext:value-type="float">
            <text:p>4.044874</text:p>
          </table:table-cell>
          <table:table-cell office:value-type="float" office:value="136.1047" calcext:value-type="float">
            <text:p>136.1047</text:p>
          </table:table-cell>
          <table:table-cell office:value-type="float" office:value="0" calcext:value-type="float">
            <text:p>0</text:p>
          </table:table-cell>
          <table:table-cell office:value-type="float" office:value="-1.724759" calcext:value-type="float">
            <text:p>-1.724759</text:p>
          </table:table-cell>
          <table:table-cell office:value-type="float" office:value="24.77457" calcext:value-type="float">
            <text:p>24.77457</text:p>
          </table:table-cell>
          <table:table-cell office:value-type="float" office:value="0.02564156" calcext:value-type="float">
            <text:p>0.02564156</text:p>
          </table:table-cell>
          <table:table-cell office:value-type="float" office:value="0.00001019153" calcext:value-type="float">
            <text:p>1.019153E-05</text:p>
          </table:table-cell>
          <table:table-cell office:value-type="float" office:value="0.02209847" calcext:value-type="float">
            <text:p>0.02209847</text:p>
          </table:table-cell>
          <table:table-cell office:value-type="float" office:value="-0.005218091" calcext:value-type="float">
            <text:p>-0.005218091</text:p>
          </table:table-cell>
          <table:table-cell office:value-type="float" office:value="1176.13" calcext:value-type="float">
            <text:p>1176.13</text:p>
          </table:table-cell>
          <table:table-cell office:value-type="float" office:value="1.452464" calcext:value-type="float">
            <text:p>1.452464</text:p>
          </table:table-cell>
          <table:table-cell office:value-type="float" office:value="0" calcext:value-type="float">
            <text:p>0</text:p>
          </table:table-cell>
          <table:table-cell office:value-type="float" office:value="0.3774942" calcext:value-type="float">
            <text:p>0.3774942</text:p>
          </table:table-cell>
          <table:table-cell office:value-type="float" office:value="0.2084464" calcext:value-type="float">
            <text:p>0.2084464</text:p>
          </table:table-cell>
          <table:table-cell office:value-type="float" office:value="0.1648716" calcext:value-type="float">
            <text:p>0.1648716</text:p>
          </table:table-cell>
          <table:table-cell office:value-type="float" office:value="0.04758558" calcext:value-type="float">
            <text:p>0.04758558</text:p>
          </table:table-cell>
          <table:table-cell office:value-type="float" office:value="0.04202911" calcext:value-type="float">
            <text:p>0.04202911</text:p>
          </table:table-cell>
          <table:table-cell office:value-type="float" office:value="0.01983892" calcext:value-type="float">
            <text:p>0.01983892</text:p>
          </table:table-cell>
          <table:table-cell office:value-type="float" office:value="0.02759932" calcext:value-type="float">
            <text:p>0.02759932</text:p>
          </table:table-cell>
          <table:table-cell office:value-type="float" office:value="0.06468042" calcext:value-type="float">
            <text:p>0.06468042</text:p>
          </table:table-cell>
          <table:table-cell office:value-type="float" office:value="0.1197865" calcext:value-type="float">
            <text:p>0.1197865</text:p>
          </table:table-cell>
          <table:table-cell office:value-type="float" office:value="0.1221855" calcext:value-type="float">
            <text:p>0.1221855</text:p>
          </table:table-cell>
          <table:table-cell office:value-type="float" office:value="0.1234895" calcext:value-type="float">
            <text:p>0.1234895</text:p>
          </table:table-cell>
          <table:table-cell office:value-type="float" office:value="0.1294912" calcext:value-type="float">
            <text:p>0.1294912</text:p>
          </table:table-cell>
          <table:table-cell office:value-type="float" office:value="0.140171" calcext:value-type="float">
            <text:p>0.140171</text:p>
          </table:table-cell>
          <table:table-cell office:value-type="float" office:value="0.1455734" calcext:value-type="float">
            <text:p>0.1455734</text:p>
          </table:table-cell>
          <table:table-cell office:value-type="float" office:value="0" calcext:value-type="float">
            <text:p>0</text:p>
          </table:table-cell>
          <table:table-cell office:value-type="float" office:value="19.77456" calcext:value-type="float">
            <text:p>19.77456</text:p>
          </table:table-cell>
          <table:table-cell office:value-type="float" office:value="15.58858" calcext:value-type="float">
            <text:p>15.58858</text:p>
          </table:table-cell>
          <table:table-cell office:value-type="float" office:value="13.13218" calcext:value-type="float">
            <text:p>13.13218</text:p>
          </table:table-cell>
          <table:table-cell office:value-type="float" office:value="5.071907" calcext:value-type="float">
            <text:p>5.071907</text:p>
          </table:table-cell>
          <table:table-cell office:value-type="float" office:value="4.034755" calcext:value-type="float">
            <text:p>4.034755</text:p>
          </table:table-cell>
          <table:table-cell office:value-type="float" office:value="1.764119" calcext:value-type="float">
            <text:p>1.764119</text:p>
          </table:table-cell>
          <table:table-cell office:value-type="float" office:value="1.557007" calcext:value-type="float">
            <text:p>1.557007</text:p>
          </table:table-cell>
          <table:table-cell office:value-type="float" office:value="3.505483" calcext:value-type="float">
            <text:p>3.505483</text:p>
          </table:table-cell>
          <table:table-cell office:value-type="float" office:value="5.589964" calcext:value-type="float">
            <text:p>5.589964</text:p>
          </table:table-cell>
          <table:table-cell office:value-type="float" office:value="5.863369" calcext:value-type="float">
            <text:p>5.863369</text:p>
          </table:table-cell>
          <table:table-cell office:value-type="float" office:value="6.022602" calcext:value-type="float">
            <text:p>6.022602</text:p>
          </table:table-cell>
          <table:table-cell office:value-type="float" office:value="6.586265" calcext:value-type="float">
            <text:p>6.586265</text:p>
          </table:table-cell>
          <table:table-cell office:value-type="float" office:value="7.596391" calcext:value-type="float">
            <text:p>7.596391</text:p>
          </table:table-cell>
          <table:table-cell office:value-type="float" office:value="8.106833" calcext:value-type="float">
            <text:p>8.106833</text:p>
          </table:table-cell>
          <table:table-cell office:value-type="float" office:value="0" calcext:value-type="float">
            <text:p>0</text:p>
          </table:table-cell>
          <table:table-cell office:value-type="float" office:value="8.018664" calcext:value-type="float">
            <text:p>8.018664</text:p>
          </table:table-cell>
          <table:table-cell office:value-type="float" office:value="0" calcext:value-type="float">
            <text:p>0</text:p>
          </table:table-cell>
          <table:table-cell office:value-type="float" office:value="1.780408" calcext:value-type="float">
            <text:p>1.780408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5122002" calcext:value-type="float">
            <text:p>15122002</text:p>
          </table:table-cell>
          <table:table-cell office:value-type="float" office:value="4.037713" calcext:value-type="float">
            <text:p>4.037713</text:p>
          </table:table-cell>
          <table:table-cell office:value-type="float" office:value="136.1049" calcext:value-type="float">
            <text:p>136.1049</text:p>
          </table:table-cell>
          <table:table-cell office:value-type="float" office:value="0" calcext:value-type="float">
            <text:p>0</text:p>
          </table:table-cell>
          <table:table-cell office:value-type="float" office:value="-1.724759" calcext:value-type="float">
            <text:p>-1.724759</text:p>
          </table:table-cell>
          <table:table-cell office:value-type="float" office:value="24.80141" calcext:value-type="float">
            <text:p>24.80141</text:p>
          </table:table-cell>
          <table:table-cell office:value-type="float" office:value="0.02564156" calcext:value-type="float">
            <text:p>0.02564156</text:p>
          </table:table-cell>
          <table:table-cell office:value-type="float" office:value="0.00001019153" calcext:value-type="float">
            <text:p>1.019153E-05</text:p>
          </table:table-cell>
          <table:table-cell office:value-type="float" office:value="0.02209847" calcext:value-type="float">
            <text:p>0.02209847</text:p>
          </table:table-cell>
          <table:table-cell office:value-type="float" office:value="-0.005218091" calcext:value-type="float">
            <text:p>-0.005218091</text:p>
          </table:table-cell>
          <table:table-cell office:value-type="float" office:value="1176.109" calcext:value-type="float">
            <text:p>1176.109</text:p>
          </table:table-cell>
          <table:table-cell office:value-type="float" office:value="1.452001" calcext:value-type="float">
            <text:p>1.452001</text:p>
          </table:table-cell>
          <table:table-cell office:value-type="float" office:value="0" calcext:value-type="float">
            <text:p>0</text:p>
          </table:table-cell>
          <table:table-cell office:value-type="float" office:value="0.5114119" calcext:value-type="float">
            <text:p>0.5114119</text:p>
          </table:table-cell>
          <table:table-cell office:value-type="float" office:value="0.2555994" calcext:value-type="float">
            <text:p>0.2555994</text:p>
          </table:table-cell>
          <table:table-cell office:value-type="float" office:value="0.1974884" calcext:value-type="float">
            <text:p>0.1974884</text:p>
          </table:table-cell>
          <table:table-cell office:value-type="float" office:value="0.05189366" calcext:value-type="float">
            <text:p>0.05189366</text:p>
          </table:table-cell>
          <table:table-cell office:value-type="float" office:value="0.04555167" calcext:value-type="float">
            <text:p>0.04555167</text:p>
          </table:table-cell>
          <table:table-cell office:value-type="float" office:value="0.02029185" calcext:value-type="float">
            <text:p>0.02029185</text:p>
          </table:table-cell>
          <table:table-cell office:value-type="float" office:value="0.0279032" calcext:value-type="float">
            <text:p>0.0279032</text:p>
          </table:table-cell>
          <table:table-cell office:value-type="float" office:value="0.06477786" calcext:value-type="float">
            <text:p>0.06477786</text:p>
          </table:table-cell>
          <table:table-cell office:value-type="float" office:value="0.119861" calcext:value-type="float">
            <text:p>0.119861</text:p>
          </table:table-cell>
          <table:table-cell office:value-type="float" office:value="0.1222561" calcext:value-type="float">
            <text:p>0.1222561</text:p>
          </table:table-cell>
          <table:table-cell office:value-type="float" office:value="0.1235707" calcext:value-type="float">
            <text:p>0.1235707</text:p>
          </table:table-cell>
          <table:table-cell office:value-type="float" office:value="0.129572" calcext:value-type="float">
            <text:p>0.129572</text:p>
          </table:table-cell>
          <table:table-cell office:value-type="float" office:value="0.1402423" calcext:value-type="float">
            <text:p>0.1402423</text:p>
          </table:table-cell>
          <table:table-cell office:value-type="float" office:value="0.145649" calcext:value-type="float">
            <text:p>0.145649</text:p>
          </table:table-cell>
          <table:table-cell office:value-type="float" office:value="0" calcext:value-type="float">
            <text:p>0</text:p>
          </table:table-cell>
          <table:table-cell office:value-type="float" office:value="19.81796" calcext:value-type="float">
            <text:p>19.81796</text:p>
          </table:table-cell>
          <table:table-cell office:value-type="float" office:value="15.60286" calcext:value-type="float">
            <text:p>15.60286</text:p>
          </table:table-cell>
          <table:table-cell office:value-type="float" office:value="13.14744" calcext:value-type="float">
            <text:p>13.14744</text:p>
          </table:table-cell>
          <table:table-cell office:value-type="float" office:value="5.073215" calcext:value-type="float">
            <text:p>5.073215</text:p>
          </table:table-cell>
          <table:table-cell office:value-type="float" office:value="4.037243" calcext:value-type="float">
            <text:p>4.037243</text:p>
          </table:table-cell>
          <table:table-cell office:value-type="float" office:value="1.764926" calcext:value-type="float">
            <text:p>1.764926</text:p>
          </table:table-cell>
          <table:table-cell office:value-type="float" office:value="1.558825" calcext:value-type="float">
            <text:p>1.558825</text:p>
          </table:table-cell>
          <table:table-cell office:value-type="float" office:value="3.509978" calcext:value-type="float">
            <text:p>3.509978</text:p>
          </table:table-cell>
          <table:table-cell office:value-type="float" office:value="5.59682" calcext:value-type="float">
            <text:p>5.59682</text:p>
          </table:table-cell>
          <table:table-cell office:value-type="float" office:value="5.870847" calcext:value-type="float">
            <text:p>5.870847</text:p>
          </table:table-cell>
          <table:table-cell office:value-type="float" office:value="6.030593" calcext:value-type="float">
            <text:p>6.030593</text:p>
          </table:table-cell>
          <table:table-cell office:value-type="float" office:value="6.593821" calcext:value-type="float">
            <text:p>6.593821</text:p>
          </table:table-cell>
          <table:table-cell office:value-type="float" office:value="7.603136" calcext:value-type="float">
            <text:p>7.603136</text:p>
          </table:table-cell>
          <table:table-cell office:value-type="float" office:value="8.113838" calcext:value-type="float">
            <text:p>8.113838</text:p>
          </table:table-cell>
          <table:table-cell office:value-type="float" office:value="0" calcext:value-type="float">
            <text:p>0</text:p>
          </table:table-cell>
          <table:table-cell office:value-type="float" office:value="8.920662" calcext:value-type="float">
            <text:p>8.920662</text:p>
          </table:table-cell>
          <table:table-cell office:value-type="float" office:value="0" calcext:value-type="float">
            <text:p>0</text:p>
          </table:table-cell>
          <table:table-cell office:value-type="float" office:value="1.780408" calcext:value-type="float">
            <text:p>1.780408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6122002" calcext:value-type="float">
            <text:p>16122002</text:p>
          </table:table-cell>
          <table:table-cell office:value-type="float" office:value="4.029916" calcext:value-type="float">
            <text:p>4.029916</text:p>
          </table:table-cell>
          <table:table-cell office:value-type="float" office:value="136.105" calcext:value-type="float">
            <text:p>136.105</text:p>
          </table:table-cell>
          <table:table-cell office:value-type="float" office:value="0" calcext:value-type="float">
            <text:p>0</text:p>
          </table:table-cell>
          <table:table-cell office:value-type="float" office:value="-1.724759" calcext:value-type="float">
            <text:p>-1.724759</text:p>
          </table:table-cell>
          <table:table-cell office:value-type="float" office:value="24.82936" calcext:value-type="float">
            <text:p>24.82936</text:p>
          </table:table-cell>
          <table:table-cell office:value-type="float" office:value="0.02564156" calcext:value-type="float">
            <text:p>0.02564156</text:p>
          </table:table-cell>
          <table:table-cell office:value-type="float" office:value="0.00001019153" calcext:value-type="float">
            <text:p>1.019153E-05</text:p>
          </table:table-cell>
          <table:table-cell office:value-type="float" office:value="0.02209847" calcext:value-type="float">
            <text:p>0.02209847</text:p>
          </table:table-cell>
          <table:table-cell office:value-type="float" office:value="-0.005274806" calcext:value-type="float">
            <text:p>-0.005274806</text:p>
          </table:table-cell>
          <table:table-cell office:value-type="float" office:value="1176.088" calcext:value-type="float">
            <text:p>1176.088</text:p>
          </table:table-cell>
          <table:table-cell office:value-type="float" office:value="1.452112" calcext:value-type="float">
            <text:p>1.452112</text:p>
          </table:table-cell>
          <table:table-cell office:value-type="float" office:value="0" calcext:value-type="float">
            <text:p>0</text:p>
          </table:table-cell>
          <table:table-cell office:value-type="float" office:value="0.5478531" calcext:value-type="float">
            <text:p>0.5478531</text:p>
          </table:table-cell>
          <table:table-cell office:value-type="float" office:value="0.2767559" calcext:value-type="float">
            <text:p>0.2767559</text:p>
          </table:table-cell>
          <table:table-cell office:value-type="float" office:value="0.2199722" calcext:value-type="float">
            <text:p>0.2199722</text:p>
          </table:table-cell>
          <table:table-cell office:value-type="float" office:value="0.05612839" calcext:value-type="float">
            <text:p>0.05612839</text:p>
          </table:table-cell>
          <table:table-cell office:value-type="float" office:value="0.0498778" calcext:value-type="float">
            <text:p>0.0498778</text:p>
          </table:table-cell>
          <table:table-cell office:value-type="float" office:value="0.0210274" calcext:value-type="float">
            <text:p>0.0210274</text:p>
          </table:table-cell>
          <table:table-cell office:value-type="float" office:value="0.02846234" calcext:value-type="float">
            <text:p>0.02846234</text:p>
          </table:table-cell>
          <table:table-cell office:value-type="float" office:value="0.06493847" calcext:value-type="float">
            <text:p>0.06493847</text:p>
          </table:table-cell>
          <table:table-cell office:value-type="float" office:value="0.1199495" calcext:value-type="float">
            <text:p>0.1199495</text:p>
          </table:table-cell>
          <table:table-cell office:value-type="float" office:value="0.1223291" calcext:value-type="float">
            <text:p>0.1223291</text:p>
          </table:table-cell>
          <table:table-cell office:value-type="float" office:value="0.1236521" calcext:value-type="float">
            <text:p>0.1236521</text:p>
          </table:table-cell>
          <table:table-cell office:value-type="float" office:value="0.1296524" calcext:value-type="float">
            <text:p>0.1296524</text:p>
          </table:table-cell>
          <table:table-cell office:value-type="float" office:value="0.1403307" calcext:value-type="float">
            <text:p>0.1403307</text:p>
          </table:table-cell>
          <table:table-cell office:value-type="float" office:value="0.1457242" calcext:value-type="float">
            <text:p>0.1457242</text:p>
          </table:table-cell>
          <table:table-cell office:value-type="float" office:value="0" calcext:value-type="float">
            <text:p>0</text:p>
          </table:table-cell>
          <table:table-cell office:value-type="float" office:value="19.87932" calcext:value-type="float">
            <text:p>19.87932</text:p>
          </table:table-cell>
          <table:table-cell office:value-type="float" office:value="15.62545" calcext:value-type="float">
            <text:p>15.62545</text:p>
          </table:table-cell>
          <table:table-cell office:value-type="float" office:value="13.17203" calcext:value-type="float">
            <text:p>13.17203</text:p>
          </table:table-cell>
          <table:table-cell office:value-type="float" office:value="5.076029" calcext:value-type="float">
            <text:p>5.076029</text:p>
          </table:table-cell>
          <table:table-cell office:value-type="float" office:value="4.041107" calcext:value-type="float">
            <text:p>4.041107</text:p>
          </table:table-cell>
          <table:table-cell office:value-type="float" office:value="1.765861" calcext:value-type="float">
            <text:p>1.765861</text:p>
          </table:table-cell>
          <table:table-cell office:value-type="float" office:value="1.560721" calcext:value-type="float">
            <text:p>1.560721</text:p>
          </table:table-cell>
          <table:table-cell office:value-type="float" office:value="3.514485" calcext:value-type="float">
            <text:p>3.514485</text:p>
          </table:table-cell>
          <table:table-cell office:value-type="float" office:value="5.603676" calcext:value-type="float">
            <text:p>5.603676</text:p>
          </table:table-cell>
          <table:table-cell office:value-type="float" office:value="5.878326" calcext:value-type="float">
            <text:p>5.878326</text:p>
          </table:table-cell>
          <table:table-cell office:value-type="float" office:value="6.038568" calcext:value-type="float">
            <text:p>6.038568</text:p>
          </table:table-cell>
          <table:table-cell office:value-type="float" office:value="6.601341" calcext:value-type="float">
            <text:p>6.601341</text:p>
          </table:table-cell>
          <table:table-cell office:value-type="float" office:value="7.60988" calcext:value-type="float">
            <text:p>7.60988</text:p>
          </table:table-cell>
          <table:table-cell office:value-type="float" office:value="8.120844" calcext:value-type="float">
            <text:p>8.120844</text:p>
          </table:table-cell>
          <table:table-cell office:value-type="float" office:value="0" calcext:value-type="float">
            <text:p>0</text:p>
          </table:table-cell>
          <table:table-cell office:value-type="float" office:value="7.242944" calcext:value-type="float">
            <text:p>7.242944</text:p>
          </table:table-cell>
          <table:table-cell office:value-type="float" office:value="0" calcext:value-type="float">
            <text:p>0</text:p>
          </table:table-cell>
          <table:table-cell office:value-type="float" office:value="1.780408" calcext:value-type="float">
            <text:p>1.780408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7122002" calcext:value-type="float">
            <text:p>17122002</text:p>
          </table:table-cell>
          <table:table-cell office:value-type="float" office:value="4.023906" calcext:value-type="float">
            <text:p>4.023906</text:p>
          </table:table-cell>
          <table:table-cell office:value-type="float" office:value="136.105" calcext:value-type="float">
            <text:p>136.105</text:p>
          </table:table-cell>
          <table:table-cell office:value-type="float" office:value="0" calcext:value-type="float">
            <text:p>0</text:p>
          </table:table-cell>
          <table:table-cell office:value-type="float" office:value="-1.724759" calcext:value-type="float">
            <text:p>-1.724759</text:p>
          </table:table-cell>
          <table:table-cell office:value-type="float" office:value="24.85711" calcext:value-type="float">
            <text:p>24.85711</text:p>
          </table:table-cell>
          <table:table-cell office:value-type="float" office:value="0.02564156" calcext:value-type="float">
            <text:p>0.02564156</text:p>
          </table:table-cell>
          <table:table-cell office:value-type="float" office:value="0.00001019153" calcext:value-type="float">
            <text:p>1.019153E-05</text:p>
          </table:table-cell>
          <table:table-cell office:value-type="float" office:value="0.02209847" calcext:value-type="float">
            <text:p>0.02209847</text:p>
          </table:table-cell>
          <table:table-cell office:value-type="float" office:value="-0.005297038" calcext:value-type="float">
            <text:p>-0.005297038</text:p>
          </table:table-cell>
          <table:table-cell office:value-type="float" office:value="1176.066" calcext:value-type="float">
            <text:p>1176.066</text:p>
          </table:table-cell>
          <table:table-cell office:value-type="float" office:value="1.45334" calcext:value-type="float">
            <text:p>1.45334</text:p>
          </table:table-cell>
          <table:table-cell office:value-type="float" office:value="0" calcext:value-type="float">
            <text:p>0</text:p>
          </table:table-cell>
          <table:table-cell office:value-type="float" office:value="0.3647448" calcext:value-type="float">
            <text:p>0.3647448</text:p>
          </table:table-cell>
          <table:table-cell office:value-type="float" office:value="0.227466" calcext:value-type="float">
            <text:p>0.227466</text:p>
          </table:table-cell>
          <table:table-cell office:value-type="float" office:value="0.1869524" calcext:value-type="float">
            <text:p>0.1869524</text:p>
          </table:table-cell>
          <table:table-cell office:value-type="float" office:value="0.05263105" calcext:value-type="float">
            <text:p>0.05263105</text:p>
          </table:table-cell>
          <table:table-cell office:value-type="float" office:value="0.04791654" calcext:value-type="float">
            <text:p>0.04791654</text:p>
          </table:table-cell>
          <table:table-cell office:value-type="float" office:value="0.02105584" calcext:value-type="float">
            <text:p>0.02105584</text:p>
          </table:table-cell>
          <table:table-cell office:value-type="float" office:value="0.02869169" calcext:value-type="float">
            <text:p>0.02869169</text:p>
          </table:table-cell>
          <table:table-cell office:value-type="float" office:value="0.0651044" calcext:value-type="float">
            <text:p>0.0651044</text:p>
          </table:table-cell>
          <table:table-cell office:value-type="float" office:value="0.1200542" calcext:value-type="float">
            <text:p>0.1200542</text:p>
          </table:table-cell>
          <table:table-cell office:value-type="float" office:value="0.1224052" calcext:value-type="float">
            <text:p>0.1224052</text:p>
          </table:table-cell>
          <table:table-cell office:value-type="float" office:value="0.1237341" calcext:value-type="float">
            <text:p>0.1237341</text:p>
          </table:table-cell>
          <table:table-cell office:value-type="float" office:value="0.1297304" calcext:value-type="float">
            <text:p>0.1297304</text:p>
          </table:table-cell>
          <table:table-cell office:value-type="float" office:value="0.1403913" calcext:value-type="float">
            <text:p>0.1403913</text:p>
          </table:table-cell>
          <table:table-cell office:value-type="float" office:value="0.1457986" calcext:value-type="float">
            <text:p>0.1457986</text:p>
          </table:table-cell>
          <table:table-cell office:value-type="float" office:value="0" calcext:value-type="float">
            <text:p>0</text:p>
          </table:table-cell>
          <table:table-cell office:value-type="float" office:value="19.93089" calcext:value-type="float">
            <text:p>19.93089</text:p>
          </table:table-cell>
          <table:table-cell office:value-type="float" office:value="15.6448" calcext:value-type="float">
            <text:p>15.6448</text:p>
          </table:table-cell>
          <table:table-cell office:value-type="float" office:value="13.1963" calcext:value-type="float">
            <text:p>13.1963</text:p>
          </table:table-cell>
          <table:table-cell office:value-type="float" office:value="5.079227" calcext:value-type="float">
            <text:p>5.079227</text:p>
          </table:table-cell>
          <table:table-cell office:value-type="float" office:value="4.045609" calcext:value-type="float">
            <text:p>4.045609</text:p>
          </table:table-cell>
          <table:table-cell office:value-type="float" office:value="1.766894" calcext:value-type="float">
            <text:p>1.766894</text:p>
          </table:table-cell>
          <table:table-cell office:value-type="float" office:value="1.562696" calcext:value-type="float">
            <text:p>1.562696</text:p>
          </table:table-cell>
          <table:table-cell office:value-type="float" office:value="3.519011" calcext:value-type="float">
            <text:p>3.519011</text:p>
          </table:table-cell>
          <table:table-cell office:value-type="float" office:value="5.610533" calcext:value-type="float">
            <text:p>5.610533</text:p>
          </table:table-cell>
          <table:table-cell office:value-type="float" office:value="5.885785" calcext:value-type="float">
            <text:p>5.885785</text:p>
          </table:table-cell>
          <table:table-cell office:value-type="float" office:value="6.046544" calcext:value-type="float">
            <text:p>6.046544</text:p>
          </table:table-cell>
          <table:table-cell office:value-type="float" office:value="6.608865" calcext:value-type="float">
            <text:p>6.608865</text:p>
          </table:table-cell>
          <table:table-cell office:value-type="float" office:value="7.616625" calcext:value-type="float">
            <text:p>7.616625</text:p>
          </table:table-cell>
          <table:table-cell office:value-type="float" office:value="8.12784" calcext:value-type="float">
            <text:p>8.12784</text:p>
          </table:table-cell>
          <table:table-cell office:value-type="float" office:value="0" calcext:value-type="float">
            <text:p>0</text:p>
          </table:table-cell>
          <table:table-cell office:value-type="float" office:value="7.267329" calcext:value-type="float">
            <text:p>7.267329</text:p>
          </table:table-cell>
          <table:table-cell office:value-type="float" office:value="0" calcext:value-type="float">
            <text:p>0</text:p>
          </table:table-cell>
          <table:table-cell office:value-type="float" office:value="1.780408" calcext:value-type="float">
            <text:p>1.780408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8122002" calcext:value-type="float">
            <text:p>18122002</text:p>
          </table:table-cell>
          <table:table-cell office:value-type="float" office:value="4.017392" calcext:value-type="float">
            <text:p>4.017392</text:p>
          </table:table-cell>
          <table:table-cell office:value-type="float" office:value="136.1051" calcext:value-type="float">
            <text:p>136.1051</text:p>
          </table:table-cell>
          <table:table-cell office:value-type="float" office:value="0" calcext:value-type="float">
            <text:p>0</text:p>
          </table:table-cell>
          <table:table-cell office:value-type="float" office:value="-1.724759" calcext:value-type="float">
            <text:p>-1.724759</text:p>
          </table:table-cell>
          <table:table-cell office:value-type="float" office:value="24.88423" calcext:value-type="float">
            <text:p>24.88423</text:p>
          </table:table-cell>
          <table:table-cell office:value-type="float" office:value="0.02564156" calcext:value-type="float">
            <text:p>0.02564156</text:p>
          </table:table-cell>
          <table:table-cell office:value-type="float" office:value="0.00001019154" calcext:value-type="float">
            <text:p>1.019154E-05</text:p>
          </table:table-cell>
          <table:table-cell office:value-type="float" office:value="0.02209847" calcext:value-type="float">
            <text:p>0.02209847</text:p>
          </table:table-cell>
          <table:table-cell office:value-type="float" office:value="-0.005297038" calcext:value-type="float">
            <text:p>-0.005297038</text:p>
          </table:table-cell>
          <table:table-cell office:value-type="float" office:value="1176.045" calcext:value-type="float">
            <text:p>1176.045</text:p>
          </table:table-cell>
          <table:table-cell office:value-type="float" office:value="1.455341" calcext:value-type="float">
            <text:p>1.455341</text:p>
          </table:table-cell>
          <table:table-cell office:value-type="float" office:value="0" calcext:value-type="float">
            <text:p>0</text:p>
          </table:table-cell>
          <table:table-cell office:value-type="float" office:value="0.3591959" calcext:value-type="float">
            <text:p>0.3591959</text:p>
          </table:table-cell>
          <table:table-cell office:value-type="float" office:value="0.2154892" calcext:value-type="float">
            <text:p>0.2154892</text:p>
          </table:table-cell>
          <table:table-cell office:value-type="float" office:value="0.1781032" calcext:value-type="float">
            <text:p>0.1781032</text:p>
          </table:table-cell>
          <table:table-cell office:value-type="float" office:value="0.05136672" calcext:value-type="float">
            <text:p>0.05136672</text:p>
          </table:table-cell>
          <table:table-cell office:value-type="float" office:value="0.04678393" calcext:value-type="float">
            <text:p>0.04678393</text:p>
          </table:table-cell>
          <table:table-cell office:value-type="float" office:value="0.02090601" calcext:value-type="float">
            <text:p>0.02090601</text:p>
          </table:table-cell>
          <table:table-cell office:value-type="float" office:value="0.02862653" calcext:value-type="float">
            <text:p>0.02862653</text:p>
          </table:table-cell>
          <table:table-cell office:value-type="float" office:value="0.06517294" calcext:value-type="float">
            <text:p>0.06517294</text:p>
          </table:table-cell>
          <table:table-cell office:value-type="float" office:value="0.1201549" calcext:value-type="float">
            <text:p>0.1201549</text:p>
          </table:table-cell>
          <table:table-cell office:value-type="float" office:value="0.1224839" calcext:value-type="float">
            <text:p>0.1224839</text:p>
          </table:table-cell>
          <table:table-cell office:value-type="float" office:value="0.1238164" calcext:value-type="float">
            <text:p>0.1238164</text:p>
          </table:table-cell>
          <table:table-cell office:value-type="float" office:value="0.1298094" calcext:value-type="float">
            <text:p>0.1298094</text:p>
          </table:table-cell>
          <table:table-cell office:value-type="float" office:value="0.1404599" calcext:value-type="float">
            <text:p>0.1404599</text:p>
          </table:table-cell>
          <table:table-cell office:value-type="float" office:value="0.1458733" calcext:value-type="float">
            <text:p>0.1458733</text:p>
          </table:table-cell>
          <table:table-cell office:value-type="float" office:value="0" calcext:value-type="float">
            <text:p>0</text:p>
          </table:table-cell>
          <table:table-cell office:value-type="float" office:value="19.97587" calcext:value-type="float">
            <text:p>19.97587</text:p>
          </table:table-cell>
          <table:table-cell office:value-type="float" office:value="15.65851" calcext:value-type="float">
            <text:p>15.65851</text:p>
          </table:table-cell>
          <table:table-cell office:value-type="float" office:value="13.21477" calcext:value-type="float">
            <text:p>13.21477</text:p>
          </table:table-cell>
          <table:table-cell office:value-type="float" office:value="5.081586" calcext:value-type="float">
            <text:p>5.081586</text:p>
          </table:table-cell>
          <table:table-cell office:value-type="float" office:value="4.049428" calcext:value-type="float">
            <text:p>4.049428</text:p>
          </table:table-cell>
          <table:table-cell office:value-type="float" office:value="1.767884" calcext:value-type="float">
            <text:p>1.767884</text:p>
          </table:table-cell>
          <table:table-cell office:value-type="float" office:value="1.564662" calcext:value-type="float">
            <text:p>1.564662</text:p>
          </table:table-cell>
          <table:table-cell office:value-type="float" office:value="3.523568" calcext:value-type="float">
            <text:p>3.523568</text:p>
          </table:table-cell>
          <table:table-cell office:value-type="float" office:value="5.617416" calcext:value-type="float">
            <text:p>5.617416</text:p>
          </table:table-cell>
          <table:table-cell office:value-type="float" office:value="5.893227" calcext:value-type="float">
            <text:p>5.893227</text:p>
          </table:table-cell>
          <table:table-cell office:value-type="float" office:value="6.054519" calcext:value-type="float">
            <text:p>6.054519</text:p>
          </table:table-cell>
          <table:table-cell office:value-type="float" office:value="6.616385" calcext:value-type="float">
            <text:p>6.616385</text:p>
          </table:table-cell>
          <table:table-cell office:value-type="float" office:value="7.62337" calcext:value-type="float">
            <text:p>7.62337</text:p>
          </table:table-cell>
          <table:table-cell office:value-type="float" office:value="8.134828" calcext:value-type="float">
            <text:p>8.134828</text:p>
          </table:table-cell>
          <table:table-cell office:value-type="float" office:value="0" calcext:value-type="float">
            <text:p>0</text:p>
          </table:table-cell>
          <table:table-cell office:value-type="float" office:value="9.534773" calcext:value-type="float">
            <text:p>9.534773</text:p>
          </table:table-cell>
          <table:table-cell office:value-type="float" office:value="0" calcext:value-type="float">
            <text:p>0</text:p>
          </table:table-cell>
          <table:table-cell office:value-type="float" office:value="1.780408" calcext:value-type="float">
            <text:p>1.780408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9122002" calcext:value-type="float">
            <text:p>19122002</text:p>
          </table:table-cell>
          <table:table-cell office:value-type="float" office:value="4.010359" calcext:value-type="float">
            <text:p>4.010359</text:p>
          </table:table-cell>
          <table:table-cell office:value-type="float" office:value="136.1052" calcext:value-type="float">
            <text:p>136.1052</text:p>
          </table:table-cell>
          <table:table-cell office:value-type="float" office:value="0" calcext:value-type="float">
            <text:p>0</text:p>
          </table:table-cell>
          <table:table-cell office:value-type="float" office:value="-1.724759" calcext:value-type="float">
            <text:p>-1.724759</text:p>
          </table:table-cell>
          <table:table-cell office:value-type="float" office:value="24.91115" calcext:value-type="float">
            <text:p>24.91115</text:p>
          </table:table-cell>
          <table:table-cell office:value-type="float" office:value="0.02564156" calcext:value-type="float">
            <text:p>0.02564156</text:p>
          </table:table-cell>
          <table:table-cell office:value-type="float" office:value="0.00001019155" calcext:value-type="float">
            <text:p>1.019155E-05</text:p>
          </table:table-cell>
          <table:table-cell office:value-type="float" office:value="0.02209847" calcext:value-type="float">
            <text:p>0.02209847</text:p>
          </table:table-cell>
          <table:table-cell office:value-type="float" office:value="-0.005302263" calcext:value-type="float">
            <text:p>-0.005302263</text:p>
          </table:table-cell>
          <table:table-cell office:value-type="float" office:value="1176.024" calcext:value-type="float">
            <text:p>1176.024</text:p>
          </table:table-cell>
          <table:table-cell office:value-type="float" office:value="1.45769" calcext:value-type="float">
            <text:p>1.45769</text:p>
          </table:table-cell>
          <table:table-cell office:value-type="float" office:value="0" calcext:value-type="float">
            <text:p>0</text:p>
          </table:table-cell>
          <table:table-cell office:value-type="float" office:value="0.4221127" calcext:value-type="float">
            <text:p>0.4221127</text:p>
          </table:table-cell>
          <table:table-cell office:value-type="float" office:value="0.2332213" calcext:value-type="float">
            <text:p>0.2332213</text:p>
          </table:table-cell>
          <table:table-cell office:value-type="float" office:value="0.1855177" calcext:value-type="float">
            <text:p>0.1855177</text:p>
          </table:table-cell>
          <table:table-cell office:value-type="float" office:value="0.05162902" calcext:value-type="float">
            <text:p>0.05162902</text:p>
          </table:table-cell>
          <table:table-cell office:value-type="float" office:value="0.04648703" calcext:value-type="float">
            <text:p>0.04648703</text:p>
          </table:table-cell>
          <table:table-cell office:value-type="float" office:value="0.02077671" calcext:value-type="float">
            <text:p>0.02077671</text:p>
          </table:table-cell>
          <table:table-cell office:value-type="float" office:value="0.02851248" calcext:value-type="float">
            <text:p>0.02851248</text:p>
          </table:table-cell>
          <table:table-cell office:value-type="float" office:value="0.06519652" calcext:value-type="float">
            <text:p>0.06519652</text:p>
          </table:table-cell>
          <table:table-cell office:value-type="float" office:value="0.1202416" calcext:value-type="float">
            <text:p>0.1202416</text:p>
          </table:table-cell>
          <table:table-cell office:value-type="float" office:value="0.122563" calcext:value-type="float">
            <text:p>0.122563</text:p>
          </table:table-cell>
          <table:table-cell office:value-type="float" office:value="0.1238993" calcext:value-type="float">
            <text:p>0.1238993</text:p>
          </table:table-cell>
          <table:table-cell office:value-type="float" office:value="0.1298904" calcext:value-type="float">
            <text:p>0.1298904</text:p>
          </table:table-cell>
          <table:table-cell office:value-type="float" office:value="0.140624" calcext:value-type="float">
            <text:p>0.140624</text:p>
          </table:table-cell>
          <table:table-cell office:value-type="float" office:value="0.1459241" calcext:value-type="float">
            <text:p>0.1459241</text:p>
          </table:table-cell>
          <table:table-cell office:value-type="float" office:value="0" calcext:value-type="float">
            <text:p>0</text:p>
          </table:table-cell>
          <table:table-cell office:value-type="float" office:value="20.0215" calcext:value-type="float">
            <text:p>20.0215</text:p>
          </table:table-cell>
          <table:table-cell office:value-type="float" office:value="15.67133" calcext:value-type="float">
            <text:p>15.67133</text:p>
          </table:table-cell>
          <table:table-cell office:value-type="float" office:value="13.23097" calcext:value-type="float">
            <text:p>13.23097</text:p>
          </table:table-cell>
          <table:table-cell office:value-type="float" office:value="5.083489" calcext:value-type="float">
            <text:p>5.083489</text:p>
          </table:table-cell>
          <table:table-cell office:value-type="float" office:value="4.052773" calcext:value-type="float">
            <text:p>4.052773</text:p>
          </table:table-cell>
          <table:table-cell office:value-type="float" office:value="1.76883" calcext:value-type="float">
            <text:p>1.76883</text:p>
          </table:table-cell>
          <table:table-cell office:value-type="float" office:value="1.566605" calcext:value-type="float">
            <text:p>1.566605</text:p>
          </table:table-cell>
          <table:table-cell office:value-type="float" office:value="3.52811" calcext:value-type="float">
            <text:p>3.52811</text:p>
          </table:table-cell>
          <table:table-cell office:value-type="float" office:value="5.624318" calcext:value-type="float">
            <text:p>5.624318</text:p>
          </table:table-cell>
          <table:table-cell office:value-type="float" office:value="5.900667" calcext:value-type="float">
            <text:p>5.900667</text:p>
          </table:table-cell>
          <table:table-cell office:value-type="float" office:value="6.062495" calcext:value-type="float">
            <text:p>6.062495</text:p>
          </table:table-cell>
          <table:table-cell office:value-type="float" office:value="6.623905" calcext:value-type="float">
            <text:p>6.623905</text:p>
          </table:table-cell>
          <table:table-cell office:value-type="float" office:value="7.630107" calcext:value-type="float">
            <text:p>7.630107</text:p>
          </table:table-cell>
          <table:table-cell office:value-type="float" office:value="8.141842" calcext:value-type="float">
            <text:p>8.141842</text:p>
          </table:table-cell>
          <table:table-cell office:value-type="float" office:value="0" calcext:value-type="float">
            <text:p>0</text:p>
          </table:table-cell>
          <table:table-cell office:value-type="float" office:value="12.05316" calcext:value-type="float">
            <text:p>12.05316</text:p>
          </table:table-cell>
          <table:table-cell office:value-type="float" office:value="0" calcext:value-type="float">
            <text:p>0</text:p>
          </table:table-cell>
          <table:table-cell office:value-type="float" office:value="1.780408" calcext:value-type="float">
            <text:p>1.780408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20122002" calcext:value-type="float">
            <text:p>20122002</text:p>
          </table:table-cell>
          <table:table-cell office:value-type="float" office:value="4.001127" calcext:value-type="float">
            <text:p>4.001127</text:p>
          </table:table-cell>
          <table:table-cell office:value-type="float" office:value="136.1055" calcext:value-type="float">
            <text:p>136.1055</text:p>
          </table:table-cell>
          <table:table-cell office:value-type="float" office:value="0" calcext:value-type="float">
            <text:p>0</text:p>
          </table:table-cell>
          <table:table-cell office:value-type="float" office:value="-1.724759" calcext:value-type="float">
            <text:p>-1.724759</text:p>
          </table:table-cell>
          <table:table-cell office:value-type="float" office:value="24.93853" calcext:value-type="float">
            <text:p>24.93853</text:p>
          </table:table-cell>
          <table:table-cell office:value-type="float" office:value="0.02564156" calcext:value-type="float">
            <text:p>0.02564156</text:p>
          </table:table-cell>
          <table:table-cell office:value-type="float" office:value="0.00001019158" calcext:value-type="float">
            <text:p>1.019158E-05</text:p>
          </table:table-cell>
          <table:table-cell office:value-type="float" office:value="0.02209847" calcext:value-type="float">
            <text:p>0.02209847</text:p>
          </table:table-cell>
          <table:table-cell office:value-type="float" office:value="-0.005421195" calcext:value-type="float">
            <text:p>-0.005421195</text:p>
          </table:table-cell>
          <table:table-cell office:value-type="float" office:value="1176.004" calcext:value-type="float">
            <text:p>1176.004</text:p>
          </table:table-cell>
          <table:table-cell office:value-type="float" office:value="1.463317" calcext:value-type="float">
            <text:p>1.463317</text:p>
          </table:table-cell>
          <table:table-cell office:value-type="float" office:value="0" calcext:value-type="float">
            <text:p>0</text:p>
          </table:table-cell>
          <table:table-cell office:value-type="float" office:value="0.6677461" calcext:value-type="float">
            <text:p>0.6677461</text:p>
          </table:table-cell>
          <table:table-cell office:value-type="float" office:value="0.2406157" calcext:value-type="float">
            <text:p>0.2406157</text:p>
          </table:table-cell>
          <table:table-cell office:value-type="float" office:value="0.1842353" calcext:value-type="float">
            <text:p>0.1842353</text:p>
          </table:table-cell>
          <table:table-cell office:value-type="float" office:value="0.05174993" calcext:value-type="float">
            <text:p>0.05174993</text:p>
          </table:table-cell>
          <table:table-cell office:value-type="float" office:value="0.04674453" calcext:value-type="float">
            <text:p>0.04674453</text:p>
          </table:table-cell>
          <table:table-cell office:value-type="float" office:value="0.02085262" calcext:value-type="float">
            <text:p>0.02085262</text:p>
          </table:table-cell>
          <table:table-cell office:value-type="float" office:value="0.0285696" calcext:value-type="float">
            <text:p>0.0285696</text:p>
          </table:table-cell>
          <table:table-cell office:value-type="float" office:value="0.06523447" calcext:value-type="float">
            <text:p>0.06523447</text:p>
          </table:table-cell>
          <table:table-cell office:value-type="float" office:value="0.1203187" calcext:value-type="float">
            <text:p>0.1203187</text:p>
          </table:table-cell>
          <table:table-cell office:value-type="float" office:value="0.122642" calcext:value-type="float">
            <text:p>0.122642</text:p>
          </table:table-cell>
          <table:table-cell office:value-type="float" office:value="0.1239825" calcext:value-type="float">
            <text:p>0.1239825</text:p>
          </table:table-cell>
          <table:table-cell office:value-type="float" office:value="0.1299818" calcext:value-type="float">
            <text:p>0.1299818</text:p>
          </table:table-cell>
          <table:table-cell office:value-type="float" office:value="0.1406313" calcext:value-type="float">
            <text:p>0.1406313</text:p>
          </table:table-cell>
          <table:table-cell office:value-type="float" office:value="0.1460165" calcext:value-type="float">
            <text:p>0.1460165</text:p>
          </table:table-cell>
          <table:table-cell office:value-type="float" office:value="0" calcext:value-type="float">
            <text:p>0</text:p>
          </table:table-cell>
          <table:table-cell office:value-type="float" office:value="20.09576" calcext:value-type="float">
            <text:p>20.09576</text:p>
          </table:table-cell>
          <table:table-cell office:value-type="float" office:value="15.68627" calcext:value-type="float">
            <text:p>15.68627</text:p>
          </table:table-cell>
          <table:table-cell office:value-type="float" office:value="13.24883" calcext:value-type="float">
            <text:p>13.24883</text:p>
          </table:table-cell>
          <table:table-cell office:value-type="float" office:value="5.085581" calcext:value-type="float">
            <text:p>5.085581</text:p>
          </table:table-cell>
          <table:table-cell office:value-type="float" office:value="4.056224" calcext:value-type="float">
            <text:p>4.056224</text:p>
          </table:table-cell>
          <table:table-cell office:value-type="float" office:value="1.769779" calcext:value-type="float">
            <text:p>1.769779</text:p>
          </table:table-cell>
          <table:table-cell office:value-type="float" office:value="1.568544" calcext:value-type="float">
            <text:p>1.568544</text:p>
          </table:table-cell>
          <table:table-cell office:value-type="float" office:value="3.532637" calcext:value-type="float">
            <text:p>3.532637</text:p>
          </table:table-cell>
          <table:table-cell office:value-type="float" office:value="5.631219" calcext:value-type="float">
            <text:p>5.631219</text:p>
          </table:table-cell>
          <table:table-cell office:value-type="float" office:value="5.908111" calcext:value-type="float">
            <text:p>5.908111</text:p>
          </table:table-cell>
          <table:table-cell office:value-type="float" office:value="6.07047" calcext:value-type="float">
            <text:p>6.07047</text:p>
          </table:table-cell>
          <table:table-cell office:value-type="float" office:value="6.631422" calcext:value-type="float">
            <text:p>6.631422</text:p>
          </table:table-cell>
          <table:table-cell office:value-type="float" office:value="7.6369" calcext:value-type="float">
            <text:p>7.6369</text:p>
          </table:table-cell>
          <table:table-cell office:value-type="float" office:value="8.148137" calcext:value-type="float">
            <text:p>8.148137</text:p>
          </table:table-cell>
          <table:table-cell office:value-type="float" office:value="0" calcext:value-type="float">
            <text:p>0</text:p>
          </table:table-cell>
          <table:table-cell office:value-type="float" office:value="19.26689" calcext:value-type="float">
            <text:p>19.26689</text:p>
          </table:table-cell>
          <table:table-cell office:value-type="float" office:value="0" calcext:value-type="float">
            <text:p>0</text:p>
          </table:table-cell>
          <table:table-cell office:value-type="float" office:value="1.780408" calcext:value-type="float">
            <text:p>1.780408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1122002" calcext:value-type="float">
            <text:p>21122002</text:p>
          </table:table-cell>
          <table:table-cell office:value-type="float" office:value="3.997963" calcext:value-type="float">
            <text:p>3.997963</text:p>
          </table:table-cell>
          <table:table-cell office:value-type="float" office:value="136.1055" calcext:value-type="float">
            <text:p>136.1055</text:p>
          </table:table-cell>
          <table:table-cell office:value-type="float" office:value="0" calcext:value-type="float">
            <text:p>0</text:p>
          </table:table-cell>
          <table:table-cell office:value-type="float" office:value="-1.724759" calcext:value-type="float">
            <text:p>-1.724759</text:p>
          </table:table-cell>
          <table:table-cell office:value-type="float" office:value="24.96514" calcext:value-type="float">
            <text:p>24.96514</text:p>
          </table:table-cell>
          <table:table-cell office:value-type="float" office:value="0.02564156" calcext:value-type="float">
            <text:p>0.02564156</text:p>
          </table:table-cell>
          <table:table-cell office:value-type="float" office:value="0.00001019158" calcext:value-type="float">
            <text:p>1.019158E-05</text:p>
          </table:table-cell>
          <table:table-cell office:value-type="float" office:value="0.02209847" calcext:value-type="float">
            <text:p>0.02209847</text:p>
          </table:table-cell>
          <table:table-cell office:value-type="float" office:value="-0.005511113" calcext:value-type="float">
            <text:p>-0.005511113</text:p>
          </table:table-cell>
          <table:table-cell office:value-type="float" office:value="1175.983" calcext:value-type="float">
            <text:p>1175.983</text:p>
          </table:table-cell>
          <table:table-cell office:value-type="float" office:value="1.463648" calcext:value-type="float">
            <text:p>1.463648</text:p>
          </table:table-cell>
          <table:table-cell office:value-type="float" office:value="0" calcext:value-type="float">
            <text:p>0</text:p>
          </table:table-cell>
          <table:table-cell office:value-type="float" office:value="0.4778962" calcext:value-type="float">
            <text:p>0.4778962</text:p>
          </table:table-cell>
          <table:table-cell office:value-type="float" office:value="0.1846097" calcext:value-type="float">
            <text:p>0.1846097</text:p>
          </table:table-cell>
          <table:table-cell office:value-type="float" office:value="0.1369512" calcext:value-type="float">
            <text:p>0.1369512</text:p>
          </table:table-cell>
          <table:table-cell office:value-type="float" office:value="0.04480438" calcext:value-type="float">
            <text:p>0.04480438</text:p>
          </table:table-cell>
          <table:table-cell office:value-type="float" office:value="0.04085628" calcext:value-type="float">
            <text:p>0.04085628</text:p>
          </table:table-cell>
          <table:table-cell office:value-type="float" office:value="0.02015092" calcext:value-type="float">
            <text:p>0.02015092</text:p>
          </table:table-cell>
          <table:table-cell office:value-type="float" office:value="0.02821089" calcext:value-type="float">
            <text:p>0.02821089</text:p>
          </table:table-cell>
          <table:table-cell office:value-type="float" office:value="0.06524213" calcext:value-type="float">
            <text:p>0.06524213</text:p>
          </table:table-cell>
          <table:table-cell office:value-type="float" office:value="0.1203911" calcext:value-type="float">
            <text:p>0.1203911</text:p>
          </table:table-cell>
          <table:table-cell office:value-type="float" office:value="0.12272" calcext:value-type="float">
            <text:p>0.12272</text:p>
          </table:table-cell>
          <table:table-cell office:value-type="float" office:value="0.124066" calcext:value-type="float">
            <text:p>0.124066</text:p>
          </table:table-cell>
          <table:table-cell office:value-type="float" office:value="0.130053" calcext:value-type="float">
            <text:p>0.130053</text:p>
          </table:table-cell>
          <table:table-cell office:value-type="float" office:value="0.140684" calcext:value-type="float">
            <text:p>0.140684</text:p>
          </table:table-cell>
          <table:table-cell office:value-type="float" office:value="0.1460938" calcext:value-type="float">
            <text:p>0.1460938</text:p>
          </table:table-cell>
          <table:table-cell office:value-type="float" office:value="0" calcext:value-type="float">
            <text:p>0</text:p>
          </table:table-cell>
          <table:table-cell office:value-type="float" office:value="20.16449" calcext:value-type="float">
            <text:p>20.16449</text:p>
          </table:table-cell>
          <table:table-cell office:value-type="float" office:value="15.69447" calcext:value-type="float">
            <text:p>15.69447</text:p>
          </table:table-cell>
          <table:table-cell office:value-type="float" office:value="13.2601" calcext:value-type="float">
            <text:p>13.2601</text:p>
          </table:table-cell>
          <table:table-cell office:value-type="float" office:value="5.086844" calcext:value-type="float">
            <text:p>5.086844</text:p>
          </table:table-cell>
          <table:table-cell office:value-type="float" office:value="4.059016" calcext:value-type="float">
            <text:p>4.059016</text:p>
          </table:table-cell>
          <table:table-cell office:value-type="float" office:value="1.770686" calcext:value-type="float">
            <text:p>1.770686</text:p>
          </table:table-cell>
          <table:table-cell office:value-type="float" office:value="1.570464" calcext:value-type="float">
            <text:p>1.570464</text:p>
          </table:table-cell>
          <table:table-cell office:value-type="float" office:value="3.537165" calcext:value-type="float">
            <text:p>3.537165</text:p>
          </table:table-cell>
          <table:table-cell office:value-type="float" office:value="5.638122" calcext:value-type="float">
            <text:p>5.638122</text:p>
          </table:table-cell>
          <table:table-cell office:value-type="float" office:value="5.915552" calcext:value-type="float">
            <text:p>5.915552</text:p>
          </table:table-cell>
          <table:table-cell office:value-type="float" office:value="6.078437" calcext:value-type="float">
            <text:p>6.078437</text:p>
          </table:table-cell>
          <table:table-cell office:value-type="float" office:value="6.638922" calcext:value-type="float">
            <text:p>6.638922</text:p>
          </table:table-cell>
          <table:table-cell office:value-type="float" office:value="7.643645" calcext:value-type="float">
            <text:p>7.643645</text:p>
          </table:table-cell>
          <table:table-cell office:value-type="float" office:value="8.1538" calcext:value-type="float">
            <text:p>8.1538</text:p>
          </table:table-cell>
          <table:table-cell office:value-type="float" office:value="0" calcext:value-type="float">
            <text:p>0</text:p>
          </table:table-cell>
          <table:table-cell office:value-type="float" office:value="11.68742" calcext:value-type="float">
            <text:p>11.68742</text:p>
          </table:table-cell>
          <table:table-cell office:value-type="float" office:value="0" calcext:value-type="float">
            <text:p>0</text:p>
          </table:table-cell>
          <table:table-cell office:value-type="float" office:value="1.780408" calcext:value-type="float">
            <text:p>1.780408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22122002" calcext:value-type="float">
            <text:p>22122002</text:p>
          </table:table-cell>
          <table:table-cell office:value-type="float" office:value="3.994834" calcext:value-type="float">
            <text:p>3.994834</text:p>
          </table:table-cell>
          <table:table-cell office:value-type="float" office:value="136.1055" calcext:value-type="float">
            <text:p>136.1055</text:p>
          </table:table-cell>
          <table:table-cell office:value-type="float" office:value="0" calcext:value-type="float">
            <text:p>0</text:p>
          </table:table-cell>
          <table:table-cell office:value-type="float" office:value="-1.724759" calcext:value-type="float">
            <text:p>-1.724759</text:p>
          </table:table-cell>
          <table:table-cell office:value-type="float" office:value="24.99063" calcext:value-type="float">
            <text:p>24.99063</text:p>
          </table:table-cell>
          <table:table-cell office:value-type="float" office:value="0.02564156" calcext:value-type="float">
            <text:p>0.02564156</text:p>
          </table:table-cell>
          <table:table-cell office:value-type="float" office:value="0.00001019158" calcext:value-type="float">
            <text:p>1.019158E-05</text:p>
          </table:table-cell>
          <table:table-cell office:value-type="float" office:value="0.02209847" calcext:value-type="float">
            <text:p>0.02209847</text:p>
          </table:table-cell>
          <table:table-cell office:value-type="float" office:value="-0.005511113" calcext:value-type="float">
            <text:p>-0.005511113</text:p>
          </table:table-cell>
          <table:table-cell office:value-type="float" office:value="1175.961" calcext:value-type="float">
            <text:p>1175.961</text:p>
          </table:table-cell>
          <table:table-cell office:value-type="float" office:value="1.463969" calcext:value-type="float">
            <text:p>1.463969</text:p>
          </table:table-cell>
          <table:table-cell office:value-type="float" office:value="0" calcext:value-type="float">
            <text:p>0</text:p>
          </table:table-cell>
          <table:table-cell office:value-type="float" office:value="0.3579984" calcext:value-type="float">
            <text:p>0.3579984</text:p>
          </table:table-cell>
          <table:table-cell office:value-type="float" office:value="0.1658872" calcext:value-type="float">
            <text:p>0.1658872</text:p>
          </table:table-cell>
          <table:table-cell office:value-type="float" office:value="0.1231841" calcext:value-type="float">
            <text:p>0.1231841</text:p>
          </table:table-cell>
          <table:table-cell office:value-type="float" office:value="0.04210922" calcext:value-type="float">
            <text:p>0.04210922</text:p>
          </table:table-cell>
          <table:table-cell office:value-type="float" office:value="0.03786749" calcext:value-type="float">
            <text:p>0.03786749</text:p>
          </table:table-cell>
          <table:table-cell office:value-type="float" office:value="0.01957117" calcext:value-type="float">
            <text:p>0.01957117</text:p>
          </table:table-cell>
          <table:table-cell office:value-type="float" office:value="0.02772231" calcext:value-type="float">
            <text:p>0.02772231</text:p>
          </table:table-cell>
          <table:table-cell office:value-type="float" office:value="0.0651501" calcext:value-type="float">
            <text:p>0.0651501</text:p>
          </table:table-cell>
          <table:table-cell office:value-type="float" office:value="0.120442" calcext:value-type="float">
            <text:p>0.120442</text:p>
          </table:table-cell>
          <table:table-cell office:value-type="float" office:value="0.1227965" calcext:value-type="float">
            <text:p>0.1227965</text:p>
          </table:table-cell>
          <table:table-cell office:value-type="float" office:value="0.1241493" calcext:value-type="float">
            <text:p>0.1241493</text:p>
          </table:table-cell>
          <table:table-cell office:value-type="float" office:value="0.1301269" calcext:value-type="float">
            <text:p>0.1301269</text:p>
          </table:table-cell>
          <table:table-cell office:value-type="float" office:value="0.1407514" calcext:value-type="float">
            <text:p>0.1407514</text:p>
          </table:table-cell>
          <table:table-cell office:value-type="float" office:value="0.1461682" calcext:value-type="float">
            <text:p>0.1461682</text:p>
          </table:table-cell>
          <table:table-cell office:value-type="float" office:value="0" calcext:value-type="float">
            <text:p>0</text:p>
          </table:table-cell>
          <table:table-cell office:value-type="float" office:value="20.20452" calcext:value-type="float">
            <text:p>20.20452</text:p>
          </table:table-cell>
          <table:table-cell office:value-type="float" office:value="15.69578" calcext:value-type="float">
            <text:p>15.69578</text:p>
          </table:table-cell>
          <table:table-cell office:value-type="float" office:value="13.26414" calcext:value-type="float">
            <text:p>13.26414</text:p>
          </table:table-cell>
          <table:table-cell office:value-type="float" office:value="5.086727" calcext:value-type="float">
            <text:p>5.086727</text:p>
          </table:table-cell>
          <table:table-cell office:value-type="float" office:value="4.060393" calcext:value-type="float">
            <text:p>4.060393</text:p>
          </table:table-cell>
          <table:table-cell office:value-type="float" office:value="1.771445" calcext:value-type="float">
            <text:p>1.771445</text:p>
          </table:table-cell>
          <table:table-cell office:value-type="float" office:value="1.572287" calcext:value-type="float">
            <text:p>1.572287</text:p>
          </table:table-cell>
          <table:table-cell office:value-type="float" office:value="3.541672" calcext:value-type="float">
            <text:p>3.541672</text:p>
          </table:table-cell>
          <table:table-cell office:value-type="float" office:value="5.645023" calcext:value-type="float">
            <text:p>5.645023</text:p>
          </table:table-cell>
          <table:table-cell office:value-type="float" office:value="5.922992" calcext:value-type="float">
            <text:p>5.922992</text:p>
          </table:table-cell>
          <table:table-cell office:value-type="float" office:value="6.086356" calcext:value-type="float">
            <text:p>6.086356</text:p>
          </table:table-cell>
          <table:table-cell office:value-type="float" office:value="6.646399" calcext:value-type="float">
            <text:p>6.646399</text:p>
          </table:table-cell>
          <table:table-cell office:value-type="float" office:value="7.65039" calcext:value-type="float">
            <text:p>7.65039</text:p>
          </table:table-cell>
          <table:table-cell office:value-type="float" office:value="8.160385" calcext:value-type="float">
            <text:p>8.160385</text:p>
          </table:table-cell>
          <table:table-cell office:value-type="float" office:value="0" calcext:value-type="float">
            <text:p>0</text:p>
          </table:table-cell>
          <table:table-cell office:value-type="float" office:value="9.519887" calcext:value-type="float">
            <text:p>9.519887</text:p>
          </table:table-cell>
          <table:table-cell office:value-type="float" office:value="0" calcext:value-type="float">
            <text:p>0</text:p>
          </table:table-cell>
          <table:table-cell office:value-type="float" office:value="1.780408" calcext:value-type="float">
            <text:p>1.780408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23122002" calcext:value-type="float">
            <text:p>23122002</text:p>
          </table:table-cell>
          <table:table-cell office:value-type="float" office:value="3.99286" calcext:value-type="float">
            <text:p>3.99286</text:p>
          </table:table-cell>
          <table:table-cell office:value-type="float" office:value="136.1053" calcext:value-type="float">
            <text:p>136.1053</text:p>
          </table:table-cell>
          <table:table-cell office:value-type="float" office:value="0" calcext:value-type="float">
            <text:p>0</text:p>
          </table:table-cell>
          <table:table-cell office:value-type="float" office:value="-1.724759" calcext:value-type="float">
            <text:p>-1.724759</text:p>
          </table:table-cell>
          <table:table-cell office:value-type="float" office:value="25.01571" calcext:value-type="float">
            <text:p>25.01571</text:p>
          </table:table-cell>
          <table:table-cell office:value-type="float" office:value="0.02564156" calcext:value-type="float">
            <text:p>0.02564156</text:p>
          </table:table-cell>
          <table:table-cell office:value-type="float" office:value="0.00001019158" calcext:value-type="float">
            <text:p>1.019158E-05</text:p>
          </table:table-cell>
          <table:table-cell office:value-type="float" office:value="0.02209847" calcext:value-type="float">
            <text:p>0.02209847</text:p>
          </table:table-cell>
          <table:table-cell office:value-type="float" office:value="-0.005511113" calcext:value-type="float">
            <text:p>-0.005511113</text:p>
          </table:table-cell>
          <table:table-cell office:value-type="float" office:value="1175.939" calcext:value-type="float">
            <text:p>1175.939</text:p>
          </table:table-cell>
          <table:table-cell office:value-type="float" office:value="1.463615" calcext:value-type="float">
            <text:p>1.463615</text:p>
          </table:table-cell>
          <table:table-cell office:value-type="float" office:value="0" calcext:value-type="float">
            <text:p>0</text:p>
          </table:table-cell>
          <table:table-cell office:value-type="float" office:value="0.2618834" calcext:value-type="float">
            <text:p>0.2618834</text:p>
          </table:table-cell>
          <table:table-cell office:value-type="float" office:value="0.1509899" calcext:value-type="float">
            <text:p>0.1509899</text:p>
          </table:table-cell>
          <table:table-cell office:value-type="float" office:value="0.1254464" calcext:value-type="float">
            <text:p>0.1254464</text:p>
          </table:table-cell>
          <table:table-cell office:value-type="float" office:value="0.04102403" calcext:value-type="float">
            <text:p>0.04102403</text:p>
          </table:table-cell>
          <table:table-cell office:value-type="float" office:value="0.03653907" calcext:value-type="float">
            <text:p>0.03653907</text:p>
          </table:table-cell>
          <table:table-cell office:value-type="float" office:value="0.01927651" calcext:value-type="float">
            <text:p>0.01927651</text:p>
          </table:table-cell>
          <table:table-cell office:value-type="float" office:value="0.02741415" calcext:value-type="float">
            <text:p>0.02741415</text:p>
          </table:table-cell>
          <table:table-cell office:value-type="float" office:value="0.06506296" calcext:value-type="float">
            <text:p>0.06506296</text:p>
          </table:table-cell>
          <table:table-cell office:value-type="float" office:value="0.120474" calcext:value-type="float">
            <text:p>0.120474</text:p>
          </table:table-cell>
          <table:table-cell office:value-type="float" office:value="0.1228701" calcext:value-type="float">
            <text:p>0.1228701</text:p>
          </table:table-cell>
          <table:table-cell office:value-type="float" office:value="0.1242321" calcext:value-type="float">
            <text:p>0.1242321</text:p>
          </table:table-cell>
          <table:table-cell office:value-type="float" office:value="0.130202" calcext:value-type="float">
            <text:p>0.130202</text:p>
          </table:table-cell>
          <table:table-cell office:value-type="float" office:value="0.1408225" calcext:value-type="float">
            <text:p>0.1408225</text:p>
          </table:table-cell>
          <table:table-cell office:value-type="float" office:value="0.1462432" calcext:value-type="float">
            <text:p>0.1462432</text:p>
          </table:table-cell>
          <table:table-cell office:value-type="float" office:value="0" calcext:value-type="float">
            <text:p>0</text:p>
          </table:table-cell>
          <table:table-cell office:value-type="float" office:value="20.22889" calcext:value-type="float">
            <text:p>20.22889</text:p>
          </table:table-cell>
          <table:table-cell office:value-type="float" office:value="15.69518" calcext:value-type="float">
            <text:p>15.69518</text:p>
          </table:table-cell>
          <table:table-cell office:value-type="float" office:value="13.26687" calcext:value-type="float">
            <text:p>13.26687</text:p>
          </table:table-cell>
          <table:table-cell office:value-type="float" office:value="5.086123" calcext:value-type="float">
            <text:p>5.086123</text:p>
          </table:table-cell>
          <table:table-cell office:value-type="float" office:value="4.061174" calcext:value-type="float">
            <text:p>4.061174</text:p>
          </table:table-cell>
          <table:table-cell office:value-type="float" office:value="1.772121" calcext:value-type="float">
            <text:p>1.772121</text:p>
          </table:table-cell>
          <table:table-cell office:value-type="float" office:value="1.574037" calcext:value-type="float">
            <text:p>1.574037</text:p>
          </table:table-cell>
          <table:table-cell office:value-type="float" office:value="3.546148" calcext:value-type="float">
            <text:p>3.546148</text:p>
          </table:table-cell>
          <table:table-cell office:value-type="float" office:value="5.651925" calcext:value-type="float">
            <text:p>5.651925</text:p>
          </table:table-cell>
          <table:table-cell office:value-type="float" office:value="5.930429" calcext:value-type="float">
            <text:p>5.930429</text:p>
          </table:table-cell>
          <table:table-cell office:value-type="float" office:value="6.094275" calcext:value-type="float">
            <text:p>6.094275</text:p>
          </table:table-cell>
          <table:table-cell office:value-type="float" office:value="6.653884" calcext:value-type="float">
            <text:p>6.653884</text:p>
          </table:table-cell>
          <table:table-cell office:value-type="float" office:value="7.657082" calcext:value-type="float">
            <text:p>7.657082</text:p>
          </table:table-cell>
          <table:table-cell office:value-type="float" office:value="8.164311" calcext:value-type="float">
            <text:p>8.164311</text:p>
          </table:table-cell>
          <table:table-cell office:value-type="float" office:value="0" calcext:value-type="float">
            <text:p>0</text:p>
          </table:table-cell>
          <table:table-cell office:value-type="float" office:value="5.638979" calcext:value-type="float">
            <text:p>5.638979</text:p>
          </table:table-cell>
          <table:table-cell office:value-type="float" office:value="0" calcext:value-type="float">
            <text:p>0</text:p>
          </table:table-cell>
          <table:table-cell office:value-type="float" office:value="1.780408" calcext:value-type="float">
            <text:p>1.780408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24122002" calcext:value-type="float">
            <text:p>24122002</text:p>
          </table:table-cell>
          <table:table-cell office:value-type="float" office:value="3.991074" calcext:value-type="float">
            <text:p>3.991074</text:p>
          </table:table-cell>
          <table:table-cell office:value-type="float" office:value="136.1052" calcext:value-type="float">
            <text:p>136.1052</text:p>
          </table:table-cell>
          <table:table-cell office:value-type="float" office:value="0" calcext:value-type="float">
            <text:p>0</text:p>
          </table:table-cell>
          <table:table-cell office:value-type="float" office:value="-1.724759" calcext:value-type="float">
            <text:p>-1.724759</text:p>
          </table:table-cell>
          <table:table-cell office:value-type="float" office:value="25.04051" calcext:value-type="float">
            <text:p>25.04051</text:p>
          </table:table-cell>
          <table:table-cell office:value-type="float" office:value="0.02564156" calcext:value-type="float">
            <text:p>0.02564156</text:p>
          </table:table-cell>
          <table:table-cell office:value-type="float" office:value="0.00001019158" calcext:value-type="float">
            <text:p>1.019158E-05</text:p>
          </table:table-cell>
          <table:table-cell office:value-type="float" office:value="0.02209847" calcext:value-type="float">
            <text:p>0.02209847</text:p>
          </table:table-cell>
          <table:table-cell office:value-type="float" office:value="-0.005511113" calcext:value-type="float">
            <text:p>-0.005511113</text:p>
          </table:table-cell>
          <table:table-cell office:value-type="float" office:value="1175.916" calcext:value-type="float">
            <text:p>1175.916</text:p>
          </table:table-cell>
          <table:table-cell office:value-type="float" office:value="1.463174" calcext:value-type="float">
            <text:p>1.463174</text:p>
          </table:table-cell>
          <table:table-cell office:value-type="float" office:value="0" calcext:value-type="float">
            <text:p>0</text:p>
          </table:table-cell>
          <table:table-cell office:value-type="float" office:value="0.2220993" calcext:value-type="float">
            <text:p>0.2220993</text:p>
          </table:table-cell>
          <table:table-cell office:value-type="float" office:value="0.1487556" calcext:value-type="float">
            <text:p>0.1487556</text:p>
          </table:table-cell>
          <table:table-cell office:value-type="float" office:value="0.1226692" calcext:value-type="float">
            <text:p>0.1226692</text:p>
          </table:table-cell>
          <table:table-cell office:value-type="float" office:value="0.04039899" calcext:value-type="float">
            <text:p>0.04039899</text:p>
          </table:table-cell>
          <table:table-cell office:value-type="float" office:value="0.03552722" calcext:value-type="float">
            <text:p>0.03552722</text:p>
          </table:table-cell>
          <table:table-cell office:value-type="float" office:value="0.01906012" calcext:value-type="float">
            <text:p>0.01906012</text:p>
          </table:table-cell>
          <table:table-cell office:value-type="float" office:value="0.02718497" calcext:value-type="float">
            <text:p>0.02718497</text:p>
          </table:table-cell>
          <table:table-cell office:value-type="float" office:value="0.06499894" calcext:value-type="float">
            <text:p>0.06499894</text:p>
          </table:table-cell>
          <table:table-cell office:value-type="float" office:value="0.1204996" calcext:value-type="float">
            <text:p>0.1204996</text:p>
          </table:table-cell>
          <table:table-cell office:value-type="float" office:value="0.1229404" calcext:value-type="float">
            <text:p>0.1229404</text:p>
          </table:table-cell>
          <table:table-cell office:value-type="float" office:value="0.1243146" calcext:value-type="float">
            <text:p>0.1243146</text:p>
          </table:table-cell>
          <table:table-cell office:value-type="float" office:value="0.1302789" calcext:value-type="float">
            <text:p>0.1302789</text:p>
          </table:table-cell>
          <table:table-cell office:value-type="float" office:value="0.1408946" calcext:value-type="float">
            <text:p>0.1408946</text:p>
          </table:table-cell>
          <table:table-cell office:value-type="float" office:value="0.1463177" calcext:value-type="float">
            <text:p>0.1463177</text:p>
          </table:table-cell>
          <table:table-cell office:value-type="float" office:value="0" calcext:value-type="float">
            <text:p>0</text:p>
          </table:table-cell>
          <table:table-cell office:value-type="float" office:value="20.24227" calcext:value-type="float">
            <text:p>20.24227</text:p>
          </table:table-cell>
          <table:table-cell office:value-type="float" office:value="15.69291" calcext:value-type="float">
            <text:p>15.69291</text:p>
          </table:table-cell>
          <table:table-cell office:value-type="float" office:value="13.26908" calcext:value-type="float">
            <text:p>13.26908</text:p>
          </table:table-cell>
          <table:table-cell office:value-type="float" office:value="5.085266" calcext:value-type="float">
            <text:p>5.085266</text:p>
          </table:table-cell>
          <table:table-cell office:value-type="float" office:value="4.061607" calcext:value-type="float">
            <text:p>4.061607</text:p>
          </table:table-cell>
          <table:table-cell office:value-type="float" office:value="1.772746" calcext:value-type="float">
            <text:p>1.772746</text:p>
          </table:table-cell>
          <table:table-cell office:value-type="float" office:value="1.575736" calcext:value-type="float">
            <text:p>1.575736</text:p>
          </table:table-cell>
          <table:table-cell office:value-type="float" office:value="3.550597" calcext:value-type="float">
            <text:p>3.550597</text:p>
          </table:table-cell>
          <table:table-cell office:value-type="float" office:value="5.658827" calcext:value-type="float">
            <text:p>5.658827</text:p>
          </table:table-cell>
          <table:table-cell office:value-type="float" office:value="5.937832" calcext:value-type="float">
            <text:p>5.937832</text:p>
          </table:table-cell>
          <table:table-cell office:value-type="float" office:value="6.102194" calcext:value-type="float">
            <text:p>6.102194</text:p>
          </table:table-cell>
          <table:table-cell office:value-type="float" office:value="6.661366" calcext:value-type="float">
            <text:p>6.661366</text:p>
          </table:table-cell>
          <table:table-cell office:value-type="float" office:value="7.663749" calcext:value-type="float">
            <text:p>7.663749</text:p>
          </table:table-cell>
          <table:table-cell office:value-type="float" office:value="8.168556" calcext:value-type="float">
            <text:p>8.168556</text:p>
          </table:table-cell>
          <table:table-cell office:value-type="float" office:value="0" calcext:value-type="float">
            <text:p>0</text:p>
          </table:table-cell>
          <table:table-cell office:value-type="float" office:value="4.058227" calcext:value-type="float">
            <text:p>4.058227</text:p>
          </table:table-cell>
          <table:table-cell office:value-type="float" office:value="0" calcext:value-type="float">
            <text:p>0</text:p>
          </table:table-cell>
          <table:table-cell office:value-type="float" office:value="1.780408" calcext:value-type="float">
            <text:p>1.780408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25122002" calcext:value-type="float">
            <text:p>25122002</text:p>
          </table:table-cell>
          <table:table-cell office:value-type="float" office:value="3.989532" calcext:value-type="float">
            <text:p>3.989532</text:p>
          </table:table-cell>
          <table:table-cell office:value-type="float" office:value="136.105" calcext:value-type="float">
            <text:p>136.105</text:p>
          </table:table-cell>
          <table:table-cell office:value-type="float" office:value="0" calcext:value-type="float">
            <text:p>0</text:p>
          </table:table-cell>
          <table:table-cell office:value-type="float" office:value="-1.724759" calcext:value-type="float">
            <text:p>-1.724759</text:p>
          </table:table-cell>
          <table:table-cell office:value-type="float" office:value="25.06511" calcext:value-type="float">
            <text:p>25.06511</text:p>
          </table:table-cell>
          <table:table-cell office:value-type="float" office:value="0.02564156" calcext:value-type="float">
            <text:p>0.02564156</text:p>
          </table:table-cell>
          <table:table-cell office:value-type="float" office:value="0.00001019158" calcext:value-type="float">
            <text:p>1.019158E-05</text:p>
          </table:table-cell>
          <table:table-cell office:value-type="float" office:value="0.02209847" calcext:value-type="float">
            <text:p>0.02209847</text:p>
          </table:table-cell>
          <table:table-cell office:value-type="float" office:value="-0.005511113" calcext:value-type="float">
            <text:p>-0.005511113</text:p>
          </table:table-cell>
          <table:table-cell office:value-type="float" office:value="1175.893" calcext:value-type="float">
            <text:p>1175.893</text:p>
          </table:table-cell>
          <table:table-cell office:value-type="float" office:value="1.462556" calcext:value-type="float">
            <text:p>1.462556</text:p>
          </table:table-cell>
          <table:table-cell office:value-type="float" office:value="0" calcext:value-type="float">
            <text:p>0</text:p>
          </table:table-cell>
          <table:table-cell office:value-type="float" office:value="0.1974484" calcext:value-type="float">
            <text:p>0.1974484</text:p>
          </table:table-cell>
          <table:table-cell office:value-type="float" office:value="0.1421744" calcext:value-type="float">
            <text:p>0.1421744</text:p>
          </table:table-cell>
          <table:table-cell office:value-type="float" office:value="0.1126437" calcext:value-type="float">
            <text:p>0.1126437</text:p>
          </table:table-cell>
          <table:table-cell office:value-type="float" office:value="0.04114864" calcext:value-type="float">
            <text:p>0.04114864</text:p>
          </table:table-cell>
          <table:table-cell office:value-type="float" office:value="0.0349654" calcext:value-type="float">
            <text:p>0.0349654</text:p>
          </table:table-cell>
          <table:table-cell office:value-type="float" office:value="0.01891985" calcext:value-type="float">
            <text:p>0.01891985</text:p>
          </table:table-cell>
          <table:table-cell office:value-type="float" office:value="0.02702147" calcext:value-type="float">
            <text:p>0.02702147</text:p>
          </table:table-cell>
          <table:table-cell office:value-type="float" office:value="0.06495237" calcext:value-type="float">
            <text:p>0.06495237</text:p>
          </table:table-cell>
          <table:table-cell office:value-type="float" office:value="0.1205241" calcext:value-type="float">
            <text:p>0.1205241</text:p>
          </table:table-cell>
          <table:table-cell office:value-type="float" office:value="0.1230085" calcext:value-type="float">
            <text:p>0.1230085</text:p>
          </table:table-cell>
          <table:table-cell office:value-type="float" office:value="0.1243962" calcext:value-type="float">
            <text:p>0.1243962</text:p>
          </table:table-cell>
          <table:table-cell office:value-type="float" office:value="0.1303567" calcext:value-type="float">
            <text:p>0.1303567</text:p>
          </table:table-cell>
          <table:table-cell office:value-type="float" office:value="0.1409661" calcext:value-type="float">
            <text:p>0.1409661</text:p>
          </table:table-cell>
          <table:table-cell office:value-type="float" office:value="0.1463925" calcext:value-type="float">
            <text:p>0.1463925</text:p>
          </table:table-cell>
          <table:table-cell office:value-type="float" office:value="0" calcext:value-type="float">
            <text:p>0</text:p>
          </table:table-cell>
          <table:table-cell office:value-type="float" office:value="20.2505" calcext:value-type="float">
            <text:p>20.2505</text:p>
          </table:table-cell>
          <table:table-cell office:value-type="float" office:value="15.6895" calcext:value-type="float">
            <text:p>15.6895</text:p>
          </table:table-cell>
          <table:table-cell office:value-type="float" office:value="13.26963" calcext:value-type="float">
            <text:p>13.26963</text:p>
          </table:table-cell>
          <table:table-cell office:value-type="float" office:value="5.084625" calcext:value-type="float">
            <text:p>5.084625</text:p>
          </table:table-cell>
          <table:table-cell office:value-type="float" office:value="4.061795" calcext:value-type="float">
            <text:p>4.061795</text:p>
          </table:table-cell>
          <table:table-cell office:value-type="float" office:value="1.773335" calcext:value-type="float">
            <text:p>1.773335</text:p>
          </table:table-cell>
          <table:table-cell office:value-type="float" office:value="1.577396" calcext:value-type="float">
            <text:p>1.577396</text:p>
          </table:table-cell>
          <table:table-cell office:value-type="float" office:value="3.555025" calcext:value-type="float">
            <text:p>3.555025</text:p>
          </table:table-cell>
          <table:table-cell office:value-type="float" office:value="5.665729" calcext:value-type="float">
            <text:p>5.665729</text:p>
          </table:table-cell>
          <table:table-cell office:value-type="float" office:value="5.945236" calcext:value-type="float">
            <text:p>5.945236</text:p>
          </table:table-cell>
          <table:table-cell office:value-type="float" office:value="6.110113" calcext:value-type="float">
            <text:p>6.110113</text:p>
          </table:table-cell>
          <table:table-cell office:value-type="float" office:value="6.668841" calcext:value-type="float">
            <text:p>6.668841</text:p>
          </table:table-cell>
          <table:table-cell office:value-type="float" office:value="7.670416" calcext:value-type="float">
            <text:p>7.670416</text:p>
          </table:table-cell>
          <table:table-cell office:value-type="float" office:value="8.17423" calcext:value-type="float">
            <text:p>8.17423</text:p>
          </table:table-cell>
          <table:table-cell office:value-type="float" office:value="0" calcext:value-type="float">
            <text:p>0</text:p>
          </table:table-cell>
          <table:table-cell office:value-type="float" office:value="3.010168" calcext:value-type="float">
            <text:p>3.010168</text:p>
          </table:table-cell>
          <table:table-cell office:value-type="float" office:value="0" calcext:value-type="float">
            <text:p>0</text:p>
          </table:table-cell>
          <table:table-cell office:value-type="float" office:value="1.780408" calcext:value-type="float">
            <text:p>1.780408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6122002" calcext:value-type="float">
            <text:p>26122002</text:p>
          </table:table-cell>
          <table:table-cell office:value-type="float" office:value="3.98752" calcext:value-type="float">
            <text:p>3.98752</text:p>
          </table:table-cell>
          <table:table-cell office:value-type="float" office:value="136.1049" calcext:value-type="float">
            <text:p>136.1049</text:p>
          </table:table-cell>
          <table:table-cell office:value-type="float" office:value="0" calcext:value-type="float">
            <text:p>0</text:p>
          </table:table-cell>
          <table:table-cell office:value-type="float" office:value="-1.724759" calcext:value-type="float">
            <text:p>-1.724759</text:p>
          </table:table-cell>
          <table:table-cell office:value-type="float" office:value="25.08961" calcext:value-type="float">
            <text:p>25.08961</text:p>
          </table:table-cell>
          <table:table-cell office:value-type="float" office:value="0.02564156" calcext:value-type="float">
            <text:p>0.02564156</text:p>
          </table:table-cell>
          <table:table-cell office:value-type="float" office:value="0.00001019158" calcext:value-type="float">
            <text:p>1.019158E-05</text:p>
          </table:table-cell>
          <table:table-cell office:value-type="float" office:value="0.02209847" calcext:value-type="float">
            <text:p>0.02209847</text:p>
          </table:table-cell>
          <table:table-cell office:value-type="float" office:value="-0.005511113" calcext:value-type="float">
            <text:p>-0.005511113</text:p>
          </table:table-cell>
          <table:table-cell office:value-type="float" office:value="1175.87" calcext:value-type="float">
            <text:p>1175.87</text:p>
          </table:table-cell>
          <table:table-cell office:value-type="float" office:value="1.461263" calcext:value-type="float">
            <text:p>1.461263</text:p>
          </table:table-cell>
          <table:table-cell office:value-type="float" office:value="0" calcext:value-type="float">
            <text:p>0</text:p>
          </table:table-cell>
          <table:table-cell office:value-type="float" office:value="0.2339961" calcext:value-type="float">
            <text:p>0.2339961</text:p>
          </table:table-cell>
          <table:table-cell office:value-type="float" office:value="0.143401" calcext:value-type="float">
            <text:p>0.143401</text:p>
          </table:table-cell>
          <table:table-cell office:value-type="float" office:value="0.1092372" calcext:value-type="float">
            <text:p>0.1092372</text:p>
          </table:table-cell>
          <table:table-cell office:value-type="float" office:value="0.04058194" calcext:value-type="float">
            <text:p>0.04058194</text:p>
          </table:table-cell>
          <table:table-cell office:value-type="float" office:value="0.03465215" calcext:value-type="float">
            <text:p>0.03465215</text:p>
          </table:table-cell>
          <table:table-cell office:value-type="float" office:value="0.01883897" calcext:value-type="float">
            <text:p>0.01883897</text:p>
          </table:table-cell>
          <table:table-cell office:value-type="float" office:value="0.02691797" calcext:value-type="float">
            <text:p>0.02691797</text:p>
          </table:table-cell>
          <table:table-cell office:value-type="float" office:value="0.0649247" calcext:value-type="float">
            <text:p>0.0649247</text:p>
          </table:table-cell>
          <table:table-cell office:value-type="float" office:value="0.1205508" calcext:value-type="float">
            <text:p>0.1205508</text:p>
          </table:table-cell>
          <table:table-cell office:value-type="float" office:value="0.1230754" calcext:value-type="float">
            <text:p>0.1230754</text:p>
          </table:table-cell>
          <table:table-cell office:value-type="float" office:value="0.1244778" calcext:value-type="float">
            <text:p>0.1244778</text:p>
          </table:table-cell>
          <table:table-cell office:value-type="float" office:value="0.1304363" calcext:value-type="float">
            <text:p>0.1304363</text:p>
          </table:table-cell>
          <table:table-cell office:value-type="float" office:value="0.1410374" calcext:value-type="float">
            <text:p>0.1410374</text:p>
          </table:table-cell>
          <table:table-cell office:value-type="float" office:value="0.1464676" calcext:value-type="float">
            <text:p>0.1464676</text:p>
          </table:table-cell>
          <table:table-cell office:value-type="float" office:value="0" calcext:value-type="float">
            <text:p>0</text:p>
          </table:table-cell>
          <table:table-cell office:value-type="float" office:value="20.25889" calcext:value-type="float">
            <text:p>20.25889</text:p>
          </table:table-cell>
          <table:table-cell office:value-type="float" office:value="15.68638" calcext:value-type="float">
            <text:p>15.68638</text:p>
          </table:table-cell>
          <table:table-cell office:value-type="float" office:value="13.26872" calcext:value-type="float">
            <text:p>13.26872</text:p>
          </table:table-cell>
          <table:table-cell office:value-type="float" office:value="5.08407" calcext:value-type="float">
            <text:p>5.08407</text:p>
          </table:table-cell>
          <table:table-cell office:value-type="float" office:value="4.061853" calcext:value-type="float">
            <text:p>4.061853</text:p>
          </table:table-cell>
          <table:table-cell office:value-type="float" office:value="1.773898" calcext:value-type="float">
            <text:p>1.773898</text:p>
          </table:table-cell>
          <table:table-cell office:value-type="float" office:value="1.579029" calcext:value-type="float">
            <text:p>1.579029</text:p>
          </table:table-cell>
          <table:table-cell office:value-type="float" office:value="3.559429" calcext:value-type="float">
            <text:p>3.559429</text:p>
          </table:table-cell>
          <table:table-cell office:value-type="float" office:value="5.672596" calcext:value-type="float">
            <text:p>5.672596</text:p>
          </table:table-cell>
          <table:table-cell office:value-type="float" office:value="5.952637" calcext:value-type="float">
            <text:p>5.952637</text:p>
          </table:table-cell>
          <table:table-cell office:value-type="float" office:value="6.118032" calcext:value-type="float">
            <text:p>6.118032</text:p>
          </table:table-cell>
          <table:table-cell office:value-type="float" office:value="6.676284" calcext:value-type="float">
            <text:p>6.676284</text:p>
          </table:table-cell>
          <table:table-cell office:value-type="float" office:value="7.677084" calcext:value-type="float">
            <text:p>7.677084</text:p>
          </table:table-cell>
          <table:table-cell office:value-type="float" office:value="8.181619" calcext:value-type="float">
            <text:p>8.181619</text:p>
          </table:table-cell>
          <table:table-cell office:value-type="float" office:value="0" calcext:value-type="float">
            <text:p>0</text:p>
          </table:table-cell>
          <table:table-cell office:value-type="float" office:value="3.354088" calcext:value-type="float">
            <text:p>3.354088</text:p>
          </table:table-cell>
          <table:table-cell office:value-type="float" office:value="0" calcext:value-type="float">
            <text:p>0</text:p>
          </table:table-cell>
          <table:table-cell office:value-type="float" office:value="1.780408" calcext:value-type="float">
            <text:p>1.780408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27122002" calcext:value-type="float">
            <text:p>27122002</text:p>
          </table:table-cell>
          <table:table-cell office:value-type="float" office:value="3.985183" calcext:value-type="float">
            <text:p>3.985183</text:p>
          </table:table-cell>
          <table:table-cell office:value-type="float" office:value="136.1048" calcext:value-type="float">
            <text:p>136.1048</text:p>
          </table:table-cell>
          <table:table-cell office:value-type="float" office:value="0" calcext:value-type="float">
            <text:p>0</text:p>
          </table:table-cell>
          <table:table-cell office:value-type="float" office:value="-1.724759" calcext:value-type="float">
            <text:p>-1.724759</text:p>
          </table:table-cell>
          <table:table-cell office:value-type="float" office:value="25.1142" calcext:value-type="float">
            <text:p>25.1142</text:p>
          </table:table-cell>
          <table:table-cell office:value-type="float" office:value="0.02564156" calcext:value-type="float">
            <text:p>0.02564156</text:p>
          </table:table-cell>
          <table:table-cell office:value-type="float" office:value="0.00001019158" calcext:value-type="float">
            <text:p>1.019158E-05</text:p>
          </table:table-cell>
          <table:table-cell office:value-type="float" office:value="0.02209847" calcext:value-type="float">
            <text:p>0.02209847</text:p>
          </table:table-cell>
          <table:table-cell office:value-type="float" office:value="-0.005593841" calcext:value-type="float">
            <text:p>-0.005593841</text:p>
          </table:table-cell>
          <table:table-cell office:value-type="float" office:value="1175.848" calcext:value-type="float">
            <text:p>1175.848</text:p>
          </table:table-cell>
          <table:table-cell office:value-type="float" office:value="1.459916" calcext:value-type="float">
            <text:p>1.459916</text:p>
          </table:table-cell>
          <table:table-cell office:value-type="float" office:value="0" calcext:value-type="float">
            <text:p>0</text:p>
          </table:table-cell>
          <table:table-cell office:value-type="float" office:value="0.2605496" calcext:value-type="float">
            <text:p>0.2605496</text:p>
          </table:table-cell>
          <table:table-cell office:value-type="float" office:value="0.1549429" calcext:value-type="float">
            <text:p>0.1549429</text:p>
          </table:table-cell>
          <table:table-cell office:value-type="float" office:value="0.1117874" calcext:value-type="float">
            <text:p>0.1117874</text:p>
          </table:table-cell>
          <table:table-cell office:value-type="float" office:value="0.03935585" calcext:value-type="float">
            <text:p>0.03935585</text:p>
          </table:table-cell>
          <table:table-cell office:value-type="float" office:value="0.03463118" calcext:value-type="float">
            <text:p>0.03463118</text:p>
          </table:table-cell>
          <table:table-cell office:value-type="float" office:value="0.01881708" calcext:value-type="float">
            <text:p>0.01881708</text:p>
          </table:table-cell>
          <table:table-cell office:value-type="float" office:value="0.02686953" calcext:value-type="float">
            <text:p>0.02686953</text:p>
          </table:table-cell>
          <table:table-cell office:value-type="float" office:value="0.06491512" calcext:value-type="float">
            <text:p>0.06491512</text:p>
          </table:table-cell>
          <table:table-cell office:value-type="float" office:value="0.1205822" calcext:value-type="float">
            <text:p>0.1205822</text:p>
          </table:table-cell>
          <table:table-cell office:value-type="float" office:value="0.1231418" calcext:value-type="float">
            <text:p>0.1231418</text:p>
          </table:table-cell>
          <table:table-cell office:value-type="float" office:value="0.124559" calcext:value-type="float">
            <text:p>0.124559</text:p>
          </table:table-cell>
          <table:table-cell office:value-type="float" office:value="0.1305261" calcext:value-type="float">
            <text:p>0.1305261</text:p>
          </table:table-cell>
          <table:table-cell office:value-type="float" office:value="0.1412264" calcext:value-type="float">
            <text:p>0.1412264</text:p>
          </table:table-cell>
          <table:table-cell office:value-type="float" office:value="0.1465011" calcext:value-type="float">
            <text:p>0.1465011</text:p>
          </table:table-cell>
          <table:table-cell office:value-type="float" office:value="0" calcext:value-type="float">
            <text:p>0</text:p>
          </table:table-cell>
          <table:table-cell office:value-type="float" office:value="20.27352" calcext:value-type="float">
            <text:p>20.27352</text:p>
          </table:table-cell>
          <table:table-cell office:value-type="float" office:value="15.68503" calcext:value-type="float">
            <text:p>15.68503</text:p>
          </table:table-cell>
          <table:table-cell office:value-type="float" office:value="13.26748" calcext:value-type="float">
            <text:p>13.26748</text:p>
          </table:table-cell>
          <table:table-cell office:value-type="float" office:value="5.083171" calcext:value-type="float">
            <text:p>5.083171</text:p>
          </table:table-cell>
          <table:table-cell office:value-type="float" office:value="4.061867" calcext:value-type="float">
            <text:p>4.061867</text:p>
          </table:table-cell>
          <table:table-cell office:value-type="float" office:value="1.774453" calcext:value-type="float">
            <text:p>1.774453</text:p>
          </table:table-cell>
          <table:table-cell office:value-type="float" office:value="1.580645" calcext:value-type="float">
            <text:p>1.580645</text:p>
          </table:table-cell>
          <table:table-cell office:value-type="float" office:value="3.563826" calcext:value-type="float">
            <text:p>3.563826</text:p>
          </table:table-cell>
          <table:table-cell office:value-type="float" office:value="5.679453" calcext:value-type="float">
            <text:p>5.679453</text:p>
          </table:table-cell>
          <table:table-cell office:value-type="float" office:value="5.960041" calcext:value-type="float">
            <text:p>5.960041</text:p>
          </table:table-cell>
          <table:table-cell office:value-type="float" office:value="6.125951" calcext:value-type="float">
            <text:p>6.125951</text:p>
          </table:table-cell>
          <table:table-cell office:value-type="float" office:value="6.683723" calcext:value-type="float">
            <text:p>6.683723</text:p>
          </table:table-cell>
          <table:table-cell office:value-type="float" office:value="7.683888" calcext:value-type="float">
            <text:p>7.683888</text:p>
          </table:table-cell>
          <table:table-cell office:value-type="float" office:value="8.190498" calcext:value-type="float">
            <text:p>8.190498</text:p>
          </table:table-cell>
          <table:table-cell office:value-type="float" office:value="0" calcext:value-type="float">
            <text:p>0</text:p>
          </table:table-cell>
          <table:table-cell office:value-type="float" office:value="3.408144" calcext:value-type="float">
            <text:p>3.408144</text:p>
          </table:table-cell>
          <table:table-cell office:value-type="float" office:value="0" calcext:value-type="float">
            <text:p>0</text:p>
          </table:table-cell>
          <table:table-cell office:value-type="float" office:value="1.780408" calcext:value-type="float">
            <text:p>1.780408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28122002" calcext:value-type="float">
            <text:p>28122002</text:p>
          </table:table-cell>
          <table:table-cell office:value-type="float" office:value="3.981688" calcext:value-type="float">
            <text:p>3.981688</text:p>
          </table:table-cell>
          <table:table-cell office:value-type="float" office:value="136.1048" calcext:value-type="float">
            <text:p>136.1048</text:p>
          </table:table-cell>
          <table:table-cell office:value-type="float" office:value="0" calcext:value-type="float">
            <text:p>0</text:p>
          </table:table-cell>
          <table:table-cell office:value-type="float" office:value="-1.724759" calcext:value-type="float">
            <text:p>-1.724759</text:p>
          </table:table-cell>
          <table:table-cell office:value-type="float" office:value="25.13892" calcext:value-type="float">
            <text:p>25.13892</text:p>
          </table:table-cell>
          <table:table-cell office:value-type="float" office:value="0.02564156" calcext:value-type="float">
            <text:p>0.02564156</text:p>
          </table:table-cell>
          <table:table-cell office:value-type="float" office:value="0.00001019158" calcext:value-type="float">
            <text:p>1.019158E-05</text:p>
          </table:table-cell>
          <table:table-cell office:value-type="float" office:value="0.02209847" calcext:value-type="float">
            <text:p>0.02209847</text:p>
          </table:table-cell>
          <table:table-cell office:value-type="float" office:value="-0.005718693" calcext:value-type="float">
            <text:p>-0.005718693</text:p>
          </table:table-cell>
          <table:table-cell office:value-type="float" office:value="1175.825" calcext:value-type="float">
            <text:p>1175.825</text:p>
          </table:table-cell>
          <table:table-cell office:value-type="float" office:value="1.458139" calcext:value-type="float">
            <text:p>1.458139</text:p>
          </table:table-cell>
          <table:table-cell office:value-type="float" office:value="0" calcext:value-type="float">
            <text:p>0</text:p>
          </table:table-cell>
          <table:table-cell office:value-type="float" office:value="0.3235047" calcext:value-type="float">
            <text:p>0.3235047</text:p>
          </table:table-cell>
          <table:table-cell office:value-type="float" office:value="0.1720387" calcext:value-type="float">
            <text:p>0.1720387</text:p>
          </table:table-cell>
          <table:table-cell office:value-type="float" office:value="0.1096056" calcext:value-type="float">
            <text:p>0.1096056</text:p>
          </table:table-cell>
          <table:table-cell office:value-type="float" office:value="0.03850783" calcext:value-type="float">
            <text:p>0.03850783</text:p>
          </table:table-cell>
          <table:table-cell office:value-type="float" office:value="0.03477347" calcext:value-type="float">
            <text:p>0.03477347</text:p>
          </table:table-cell>
          <table:table-cell office:value-type="float" office:value="0.01883122" calcext:value-type="float">
            <text:p>0.01883122</text:p>
          </table:table-cell>
          <table:table-cell office:value-type="float" office:value="0.02686126" calcext:value-type="float">
            <text:p>0.02686126</text:p>
          </table:table-cell>
          <table:table-cell office:value-type="float" office:value="0.06492212" calcext:value-type="float">
            <text:p>0.06492212</text:p>
          </table:table-cell>
          <table:table-cell office:value-type="float" office:value="0.1206195" calcext:value-type="float">
            <text:p>0.1206195</text:p>
          </table:table-cell>
          <table:table-cell office:value-type="float" office:value="0.123208" calcext:value-type="float">
            <text:p>0.123208</text:p>
          </table:table-cell>
          <table:table-cell office:value-type="float" office:value="0.1246401" calcext:value-type="float">
            <text:p>0.1246401</text:p>
          </table:table-cell>
          <table:table-cell office:value-type="float" office:value="0.1306092" calcext:value-type="float">
            <text:p>0.1306092</text:p>
          </table:table-cell>
          <table:table-cell office:value-type="float" office:value="0.141216" calcext:value-type="float">
            <text:p>0.141216</text:p>
          </table:table-cell>
          <table:table-cell office:value-type="float" office:value="0.1465885" calcext:value-type="float">
            <text:p>0.1465885</text:p>
          </table:table-cell>
          <table:table-cell office:value-type="float" office:value="0" calcext:value-type="float">
            <text:p>0</text:p>
          </table:table-cell>
          <table:table-cell office:value-type="float" office:value="20.29658" calcext:value-type="float">
            <text:p>20.29658</text:p>
          </table:table-cell>
          <table:table-cell office:value-type="float" office:value="15.6866" calcext:value-type="float">
            <text:p>15.6866</text:p>
          </table:table-cell>
          <table:table-cell office:value-type="float" office:value="13.26622" calcext:value-type="float">
            <text:p>13.26622</text:p>
          </table:table-cell>
          <table:table-cell office:value-type="float" office:value="5.081941" calcext:value-type="float">
            <text:p>5.081941</text:p>
          </table:table-cell>
          <table:table-cell office:value-type="float" office:value="4.0619" calcext:value-type="float">
            <text:p>4.0619</text:p>
          </table:table-cell>
          <table:table-cell office:value-type="float" office:value="1.774999" calcext:value-type="float">
            <text:p>1.774999</text:p>
          </table:table-cell>
          <table:table-cell office:value-type="float" office:value="1.58225" calcext:value-type="float">
            <text:p>1.58225</text:p>
          </table:table-cell>
          <table:table-cell office:value-type="float" office:value="3.568198" calcext:value-type="float">
            <text:p>3.568198</text:p>
          </table:table-cell>
          <table:table-cell office:value-type="float" office:value="5.686309" calcext:value-type="float">
            <text:p>5.686309</text:p>
          </table:table-cell>
          <table:table-cell office:value-type="float" office:value="5.967414" calcext:value-type="float">
            <text:p>5.967414</text:p>
          </table:table-cell>
          <table:table-cell office:value-type="float" office:value="6.133817" calcext:value-type="float">
            <text:p>6.133817</text:p>
          </table:table-cell>
          <table:table-cell office:value-type="float" office:value="6.691166" calcext:value-type="float">
            <text:p>6.691166</text:p>
          </table:table-cell>
          <table:table-cell office:value-type="float" office:value="7.690704" calcext:value-type="float">
            <text:p>7.690704</text:p>
          </table:table-cell>
          <table:table-cell office:value-type="float" office:value="8.202304" calcext:value-type="float">
            <text:p>8.202304</text:p>
          </table:table-cell>
          <table:table-cell office:value-type="float" office:value="0" calcext:value-type="float">
            <text:p>0</text:p>
          </table:table-cell>
          <table:table-cell office:value-type="float" office:value="5.602453" calcext:value-type="float">
            <text:p>5.602453</text:p>
          </table:table-cell>
          <table:table-cell office:value-type="float" office:value="0" calcext:value-type="float">
            <text:p>0</text:p>
          </table:table-cell>
          <table:table-cell office:value-type="float" office:value="1.780408" calcext:value-type="float">
            <text:p>1.780408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29122002" calcext:value-type="float">
            <text:p>29122002</text:p>
          </table:table-cell>
          <table:table-cell office:value-type="float" office:value="3.97873" calcext:value-type="float">
            <text:p>3.97873</text:p>
          </table:table-cell>
          <table:table-cell office:value-type="float" office:value="136.1048" calcext:value-type="float">
            <text:p>136.1048</text:p>
          </table:table-cell>
          <table:table-cell office:value-type="float" office:value="0" calcext:value-type="float">
            <text:p>0</text:p>
          </table:table-cell>
          <table:table-cell office:value-type="float" office:value="-1.724759" calcext:value-type="float">
            <text:p>-1.724759</text:p>
          </table:table-cell>
          <table:table-cell office:value-type="float" office:value="25.1638" calcext:value-type="float">
            <text:p>25.1638</text:p>
          </table:table-cell>
          <table:table-cell office:value-type="float" office:value="0.02564156" calcext:value-type="float">
            <text:p>0.02564156</text:p>
          </table:table-cell>
          <table:table-cell office:value-type="float" office:value="0.00001019158" calcext:value-type="float">
            <text:p>1.019158E-05</text:p>
          </table:table-cell>
          <table:table-cell office:value-type="float" office:value="0.02209847" calcext:value-type="float">
            <text:p>0.02209847</text:p>
          </table:table-cell>
          <table:table-cell office:value-type="float" office:value="-0.005837297" calcext:value-type="float">
            <text:p>-0.005837297</text:p>
          </table:table-cell>
          <table:table-cell office:value-type="float" office:value="1175.803" calcext:value-type="float">
            <text:p>1175.803</text:p>
          </table:table-cell>
          <table:table-cell office:value-type="float" office:value="1.457757" calcext:value-type="float">
            <text:p>1.457757</text:p>
          </table:table-cell>
          <table:table-cell office:value-type="float" office:value="0" calcext:value-type="float">
            <text:p>0</text:p>
          </table:table-cell>
          <table:table-cell office:value-type="float" office:value="0.2919768" calcext:value-type="float">
            <text:p>0.2919768</text:p>
          </table:table-cell>
          <table:table-cell office:value-type="float" office:value="0.1718419" calcext:value-type="float">
            <text:p>0.1718419</text:p>
          </table:table-cell>
          <table:table-cell office:value-type="float" office:value="0.1225074" calcext:value-type="float">
            <text:p>0.1225074</text:p>
          </table:table-cell>
          <table:table-cell office:value-type="float" office:value="0.03973127" calcext:value-type="float">
            <text:p>0.03973127</text:p>
          </table:table-cell>
          <table:table-cell office:value-type="float" office:value="0.03553258" calcext:value-type="float">
            <text:p>0.03553258</text:p>
          </table:table-cell>
          <table:table-cell office:value-type="float" office:value="0.01891757" calcext:value-type="float">
            <text:p>0.01891757</text:p>
          </table:table-cell>
          <table:table-cell office:value-type="float" office:value="0.02689916" calcext:value-type="float">
            <text:p>0.02689916</text:p>
          </table:table-cell>
          <table:table-cell office:value-type="float" office:value="0.06494261" calcext:value-type="float">
            <text:p>0.06494261</text:p>
          </table:table-cell>
          <table:table-cell office:value-type="float" office:value="0.1206632" calcext:value-type="float">
            <text:p>0.1206632</text:p>
          </table:table-cell>
          <table:table-cell office:value-type="float" office:value="0.1232745" calcext:value-type="float">
            <text:p>0.1232745</text:p>
          </table:table-cell>
          <table:table-cell office:value-type="float" office:value="0.1247208" calcext:value-type="float">
            <text:p>0.1247208</text:p>
          </table:table-cell>
          <table:table-cell office:value-type="float" office:value="0.1306836" calcext:value-type="float">
            <text:p>0.1306836</text:p>
          </table:table-cell>
          <table:table-cell office:value-type="float" office:value="0.1412625" calcext:value-type="float">
            <text:p>0.1412625</text:p>
          </table:table-cell>
          <table:table-cell office:value-type="float" office:value="0.1466696" calcext:value-type="float">
            <text:p>0.1466696</text:p>
          </table:table-cell>
          <table:table-cell office:value-type="float" office:value="0" calcext:value-type="float">
            <text:p>0</text:p>
          </table:table-cell>
          <table:table-cell office:value-type="float" office:value="20.32275" calcext:value-type="float">
            <text:p>20.32275</text:p>
          </table:table-cell>
          <table:table-cell office:value-type="float" office:value="15.68972" calcext:value-type="float">
            <text:p>15.68972</text:p>
          </table:table-cell>
          <table:table-cell office:value-type="float" office:value="13.26654" calcext:value-type="float">
            <text:p>13.26654</text:p>
          </table:table-cell>
          <table:table-cell office:value-type="float" office:value="5.080554" calcext:value-type="float">
            <text:p>5.080554</text:p>
          </table:table-cell>
          <table:table-cell office:value-type="float" office:value="4.062004" calcext:value-type="float">
            <text:p>4.062004</text:p>
          </table:table-cell>
          <table:table-cell office:value-type="float" office:value="1.775554" calcext:value-type="float">
            <text:p>1.775554</text:p>
          </table:table-cell>
          <table:table-cell office:value-type="float" office:value="1.583855" calcext:value-type="float">
            <text:p>1.583855</text:p>
          </table:table-cell>
          <table:table-cell office:value-type="float" office:value="3.572571" calcext:value-type="float">
            <text:p>3.572571</text:p>
          </table:table-cell>
          <table:table-cell office:value-type="float" office:value="5.693166" calcext:value-type="float">
            <text:p>5.693166</text:p>
          </table:table-cell>
          <table:table-cell office:value-type="float" office:value="5.97478" calcext:value-type="float">
            <text:p>5.97478</text:p>
          </table:table-cell>
          <table:table-cell office:value-type="float" office:value="6.14168" calcext:value-type="float">
            <text:p>6.14168</text:p>
          </table:table-cell>
          <table:table-cell office:value-type="float" office:value="6.698609" calcext:value-type="float">
            <text:p>6.698609</text:p>
          </table:table-cell>
          <table:table-cell office:value-type="float" office:value="7.697449" calcext:value-type="float">
            <text:p>7.697449</text:p>
          </table:table-cell>
          <table:table-cell office:value-type="float" office:value="8.210486" calcext:value-type="float">
            <text:p>8.210486</text:p>
          </table:table-cell>
          <table:table-cell office:value-type="float" office:value="0" calcext:value-type="float">
            <text:p>0</text:p>
          </table:table-cell>
          <table:table-cell office:value-type="float" office:value="4.641982" calcext:value-type="float">
            <text:p>4.641982</text:p>
          </table:table-cell>
          <table:table-cell office:value-type="float" office:value="0" calcext:value-type="float">
            <text:p>0</text:p>
          </table:table-cell>
          <table:table-cell office:value-type="float" office:value="1.780408" calcext:value-type="float">
            <text:p>1.780408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30122002" calcext:value-type="float">
            <text:p>30122002</text:p>
          </table:table-cell>
          <table:table-cell office:value-type="float" office:value="3.97425" calcext:value-type="float">
            <text:p>3.97425</text:p>
          </table:table-cell>
          <table:table-cell office:value-type="float" office:value="136.1049" calcext:value-type="float">
            <text:p>136.1049</text:p>
          </table:table-cell>
          <table:table-cell office:value-type="float" office:value="0" calcext:value-type="float">
            <text:p>0</text:p>
          </table:table-cell>
          <table:table-cell office:value-type="float" office:value="-1.724759" calcext:value-type="float">
            <text:p>-1.724759</text:p>
          </table:table-cell>
          <table:table-cell office:value-type="float" office:value="25.18906" calcext:value-type="float">
            <text:p>25.18906</text:p>
          </table:table-cell>
          <table:table-cell office:value-type="float" office:value="0.02564156" calcext:value-type="float">
            <text:p>0.02564156</text:p>
          </table:table-cell>
          <table:table-cell office:value-type="float" office:value="0.00001019158" calcext:value-type="float">
            <text:p>1.019158E-05</text:p>
          </table:table-cell>
          <table:table-cell office:value-type="float" office:value="0.02209847" calcext:value-type="float">
            <text:p>0.02209847</text:p>
          </table:table-cell>
          <table:table-cell office:value-type="float" office:value="-0.005855509" calcext:value-type="float">
            <text:p>-0.005855509</text:p>
          </table:table-cell>
          <table:table-cell office:value-type="float" office:value="1175.78" calcext:value-type="float">
            <text:p>1175.78</text:p>
          </table:table-cell>
          <table:table-cell office:value-type="float" office:value="1.456836" calcext:value-type="float">
            <text:p>1.456836</text:p>
          </table:table-cell>
          <table:table-cell office:value-type="float" office:value="0" calcext:value-type="float">
            <text:p>0</text:p>
          </table:table-cell>
          <table:table-cell office:value-type="float" office:value="0.3818557" calcext:value-type="float">
            <text:p>0.3818557</text:p>
          </table:table-cell>
          <table:table-cell office:value-type="float" office:value="0.1983457" calcext:value-type="float">
            <text:p>0.1983457</text:p>
          </table:table-cell>
          <table:table-cell office:value-type="float" office:value="0.1474059" calcext:value-type="float">
            <text:p>0.1474059</text:p>
          </table:table-cell>
          <table:table-cell office:value-type="float" office:value="0.04415547" calcext:value-type="float">
            <text:p>0.04415547</text:p>
          </table:table-cell>
          <table:table-cell office:value-type="float" office:value="0.03849305" calcext:value-type="float">
            <text:p>0.03849305</text:p>
          </table:table-cell>
          <table:table-cell office:value-type="float" office:value="0.01929609" calcext:value-type="float">
            <text:p>0.01929609</text:p>
          </table:table-cell>
          <table:table-cell office:value-type="float" office:value="0.02712314" calcext:value-type="float">
            <text:p>0.02712314</text:p>
          </table:table-cell>
          <table:table-cell office:value-type="float" office:value="0.06499367" calcext:value-type="float">
            <text:p>0.06499367</text:p>
          </table:table-cell>
          <table:table-cell office:value-type="float" office:value="0.1207151" calcext:value-type="float">
            <text:p>0.1207151</text:p>
          </table:table-cell>
          <table:table-cell office:value-type="float" office:value="0.1233421" calcext:value-type="float">
            <text:p>0.1233421</text:p>
          </table:table-cell>
          <table:table-cell office:value-type="float" office:value="0.1248012" calcext:value-type="float">
            <text:p>0.1248012</text:p>
          </table:table-cell>
          <table:table-cell office:value-type="float" office:value="0.1307597" calcext:value-type="float">
            <text:p>0.1307597</text:p>
          </table:table-cell>
          <table:table-cell office:value-type="float" office:value="0.1413284" calcext:value-type="float">
            <text:p>0.1413284</text:p>
          </table:table-cell>
          <table:table-cell office:value-type="float" office:value="0.1467528" calcext:value-type="float">
            <text:p>0.1467528</text:p>
          </table:table-cell>
          <table:table-cell office:value-type="float" office:value="0" calcext:value-type="float">
            <text:p>0</text:p>
          </table:table-cell>
          <table:table-cell office:value-type="float" office:value="20.35082" calcext:value-type="float">
            <text:p>20.35082</text:p>
          </table:table-cell>
          <table:table-cell office:value-type="float" office:value="15.69515" calcext:value-type="float">
            <text:p>15.69515</text:p>
          </table:table-cell>
          <table:table-cell office:value-type="float" office:value="13.27106" calcext:value-type="float">
            <text:p>13.27106</text:p>
          </table:table-cell>
          <table:table-cell office:value-type="float" office:value="5.079891" calcext:value-type="float">
            <text:p>5.079891</text:p>
          </table:table-cell>
          <table:table-cell office:value-type="float" office:value="4.06252" calcext:value-type="float">
            <text:p>4.06252</text:p>
          </table:table-cell>
          <table:table-cell office:value-type="float" office:value="1.776137" calcext:value-type="float">
            <text:p>1.776137</text:p>
          </table:table-cell>
          <table:table-cell office:value-type="float" office:value="1.585474" calcext:value-type="float">
            <text:p>1.585474</text:p>
          </table:table-cell>
          <table:table-cell office:value-type="float" office:value="3.576945" calcext:value-type="float">
            <text:p>3.576945</text:p>
          </table:table-cell>
          <table:table-cell office:value-type="float" office:value="5.700022" calcext:value-type="float">
            <text:p>5.700022</text:p>
          </table:table-cell>
          <table:table-cell office:value-type="float" office:value="5.982144" calcext:value-type="float">
            <text:p>5.982144</text:p>
          </table:table-cell>
          <table:table-cell office:value-type="float" office:value="6.149542" calcext:value-type="float">
            <text:p>6.149542</text:p>
          </table:table-cell>
          <table:table-cell office:value-type="float" office:value="6.706055" calcext:value-type="float">
            <text:p>6.706055</text:p>
          </table:table-cell>
          <table:table-cell office:value-type="float" office:value="7.704128" calcext:value-type="float">
            <text:p>7.704128</text:p>
          </table:table-cell>
          <table:table-cell office:value-type="float" office:value="8.217447" calcext:value-type="float">
            <text:p>8.217447</text:p>
          </table:table-cell>
          <table:table-cell office:value-type="float" office:value="0" calcext:value-type="float">
            <text:p>0</text:p>
          </table:table-cell>
          <table:table-cell office:value-type="float" office:value="5.620273" calcext:value-type="float">
            <text:p>5.620273</text:p>
          </table:table-cell>
          <table:table-cell office:value-type="float" office:value="0" calcext:value-type="float">
            <text:p>0</text:p>
          </table:table-cell>
          <table:table-cell office:value-type="float" office:value="1.780408" calcext:value-type="float">
            <text:p>1.780408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1122002" calcext:value-type="float">
            <text:p>31122002</text:p>
          </table:table-cell>
          <table:table-cell office:value-type="float" office:value="3.970804" calcext:value-type="float">
            <text:p>3.970804</text:p>
          </table:table-cell>
          <table:table-cell office:value-type="float" office:value="136.1049" calcext:value-type="float">
            <text:p>136.1049</text:p>
          </table:table-cell>
          <table:table-cell office:value-type="float" office:value="0" calcext:value-type="float">
            <text:p>0</text:p>
          </table:table-cell>
          <table:table-cell office:value-type="float" office:value="-1.724759" calcext:value-type="float">
            <text:p>-1.724759</text:p>
          </table:table-cell>
          <table:table-cell office:value-type="float" office:value="25.21454" calcext:value-type="float">
            <text:p>25.21454</text:p>
          </table:table-cell>
          <table:table-cell office:value-type="float" office:value="0.02564156" calcext:value-type="float">
            <text:p>0.02564156</text:p>
          </table:table-cell>
          <table:table-cell office:value-type="float" office:value="0.00001019158" calcext:value-type="float">
            <text:p>1.019158E-05</text:p>
          </table:table-cell>
          <table:table-cell office:value-type="float" office:value="0.02209847" calcext:value-type="float">
            <text:p>0.02209847</text:p>
          </table:table-cell>
          <table:table-cell office:value-type="float" office:value="-0.005855509" calcext:value-type="float">
            <text:p>-0.005855509</text:p>
          </table:table-cell>
          <table:table-cell office:value-type="float" office:value="1175.758" calcext:value-type="float">
            <text:p>1175.758</text:p>
          </table:table-cell>
          <table:table-cell office:value-type="float" office:value="1.455454" calcext:value-type="float">
            <text:p>1.455454</text:p>
          </table:table-cell>
          <table:table-cell office:value-type="float" office:value="0" calcext:value-type="float">
            <text:p>0</text:p>
          </table:table-cell>
          <table:table-cell office:value-type="float" office:value="0.3616856" calcext:value-type="float">
            <text:p>0.3616856</text:p>
          </table:table-cell>
          <table:table-cell office:value-type="float" office:value="0.1839905" calcext:value-type="float">
            <text:p>0.1839905</text:p>
          </table:table-cell>
          <table:table-cell office:value-type="float" office:value="0.1411258" calcext:value-type="float">
            <text:p>0.1411258</text:p>
          </table:table-cell>
          <table:table-cell office:value-type="float" office:value="0.04385678" calcext:value-type="float">
            <text:p>0.04385678</text:p>
          </table:table-cell>
          <table:table-cell office:value-type="float" office:value="0.03846915" calcext:value-type="float">
            <text:p>0.03846915</text:p>
          </table:table-cell>
          <table:table-cell office:value-type="float" office:value="0.01941043" calcext:value-type="float">
            <text:p>0.01941043</text:p>
          </table:table-cell>
          <table:table-cell office:value-type="float" office:value="0.02728819" calcext:value-type="float">
            <text:p>0.02728819</text:p>
          </table:table-cell>
          <table:table-cell office:value-type="float" office:value="0.06508262" calcext:value-type="float">
            <text:p>0.06508262</text:p>
          </table:table-cell>
          <table:table-cell office:value-type="float" office:value="0.120781" calcext:value-type="float">
            <text:p>0.120781</text:p>
          </table:table-cell>
          <table:table-cell office:value-type="float" office:value="0.1234111" calcext:value-type="float">
            <text:p>0.1234111</text:p>
          </table:table-cell>
          <table:table-cell office:value-type="float" office:value="0.1248816" calcext:value-type="float">
            <text:p>0.1248816</text:p>
          </table:table-cell>
          <table:table-cell office:value-type="float" office:value="0.1308355" calcext:value-type="float">
            <text:p>0.1308355</text:p>
          </table:table-cell>
          <table:table-cell office:value-type="float" office:value="0.1413993" calcext:value-type="float">
            <text:p>0.1413993</text:p>
          </table:table-cell>
          <table:table-cell office:value-type="float" office:value="0.1468322" calcext:value-type="float">
            <text:p>0.1468322</text:p>
          </table:table-cell>
          <table:table-cell office:value-type="float" office:value="0" calcext:value-type="float">
            <text:p>0</text:p>
          </table:table-cell>
          <table:table-cell office:value-type="float" office:value="20.38347" calcext:value-type="float">
            <text:p>20.38347</text:p>
          </table:table-cell>
          <table:table-cell office:value-type="float" office:value="15.70124" calcext:value-type="float">
            <text:p>15.70124</text:p>
          </table:table-cell>
          <table:table-cell office:value-type="float" office:value="13.27786" calcext:value-type="float">
            <text:p>13.27786</text:p>
          </table:table-cell>
          <table:table-cell office:value-type="float" office:value="5.079829" calcext:value-type="float">
            <text:p>5.079829</text:p>
          </table:table-cell>
          <table:table-cell office:value-type="float" office:value="4.063546" calcext:value-type="float">
            <text:p>4.063546</text:p>
          </table:table-cell>
          <table:table-cell office:value-type="float" office:value="1.776784" calcext:value-type="float">
            <text:p>1.776784</text:p>
          </table:table-cell>
          <table:table-cell office:value-type="float" office:value="1.587134" calcext:value-type="float">
            <text:p>1.587134</text:p>
          </table:table-cell>
          <table:table-cell office:value-type="float" office:value="3.581318" calcext:value-type="float">
            <text:p>3.581318</text:p>
          </table:table-cell>
          <table:table-cell office:value-type="float" office:value="5.706878" calcext:value-type="float">
            <text:p>5.706878</text:p>
          </table:table-cell>
          <table:table-cell office:value-type="float" office:value="5.989512" calcext:value-type="float">
            <text:p>5.989512</text:p>
          </table:table-cell>
          <table:table-cell office:value-type="float" office:value="6.157404" calcext:value-type="float">
            <text:p>6.157404</text:p>
          </table:table-cell>
          <table:table-cell office:value-type="float" office:value="6.713494" calcext:value-type="float">
            <text:p>6.713494</text:p>
          </table:table-cell>
          <table:table-cell office:value-type="float" office:value="7.710796" calcext:value-type="float">
            <text:p>7.710796</text:p>
          </table:table-cell>
          <table:table-cell office:value-type="float" office:value="8.224421" calcext:value-type="float">
            <text:p>8.224421</text:p>
          </table:table-cell>
          <table:table-cell office:value-type="float" office:value="0" calcext:value-type="float">
            <text:p>0</text:p>
          </table:table-cell>
          <table:table-cell office:value-type="float" office:value="4.500708" calcext:value-type="float">
            <text:p>4.500708</text:p>
          </table:table-cell>
          <table:table-cell office:value-type="float" office:value="0" calcext:value-type="float">
            <text:p>0</text:p>
          </table:table-cell>
          <table:table-cell office:value-type="float" office:value="1.780408" calcext:value-type="float">
            <text:p>1.7804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3-06T17:52:14.663407165</dc:date>
    <meta:editing-duration>PT6S</meta:editing-duration>
    <meta:editing-cycles>1</meta:editing-cycles>
    <meta:document-statistic meta:table-count="1" meta:cell-count="17202" meta:object-count="0"/>
    <meta:generator>LibreOffice/6.4.7.2$Linux_X86_64 LibreOffice_project/40$Build-2</meta:generator>
  </office:meta>
</office:document-meta>
</file>